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" table:style-name="ta1">
        <table:shapes>
          <draw:frame draw:z-index="0" draw:style-name="gr1" draw:text-style-name="P1" svg:width="1257.96pt" svg:height="255.09pt" svg:x="24.92pt" svg:y="54.79pt">
            <draw:object draw:notify-on-update-of-ranges="pid.J1:pid.J1 pid.J2:pid.J9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01.44pt" svg:height="255.09pt" svg:x="15.93pt" svg:y="334.12pt">
            <draw:object draw:notify-on-update-of-ranges="pid.P1:pid.P1 pid.P2:pid.P9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major_axis</text:p>
          </table:table-cell>
          <table:table-cell office:value-type="string" calcext:value-type="string">
            <text:p>field.minor_axis</text:p>
          </table:table-cell>
          <table:table-cell office:value-type="string" calcext:value-type="string">
            <text:p>field.orientation</text:p>
          </table:table-cell>
          <table:table-cell office:value-type="string" calcext:value-type="string">
            <text:p>field.x</text:p>
          </table:table-cell>
          <table:table-cell office:value-type="string" calcext:value-type="string">
            <text:p>field.y</text:p>
          </table:table-cell>
          <table:table-cell office:value-type="string" calcext:value-type="string">
            <text:p>field.minor_axis_average</text:p>
          </table:table-cell>
          <table:table-cell/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value</text:p>
          </table:table-cell>
        </table:table-row>
        <table:table-row table:style-name="ro1">
          <table:table-cell office:value-type="float" office:value="1.591675094362E+018" calcext:value-type="float">
            <text:p>1.591675094362E+018</text:p>
          </table:table-cell>
          <table:table-cell office:value-type="float" office:value="3860" calcext:value-type="float">
            <text:p>3860</text:p>
          </table:table-cell>
          <table:table-cell office:value-type="float" office:value="1.59167509434762E+018" calcext:value-type="float">
            <text:p>1.59167509434762E+018</text:p>
          </table:table-cell>
          <table:table-cell/>
          <table:table-cell office:value-type="float" office:value="65.4923248291" calcext:value-type="float">
            <text:p>65.4923248291</text:p>
          </table:table-cell>
          <table:table-cell office:value-type="float" office:value="60.7147827148" calcext:value-type="float">
            <text:p>60.7147827148</text:p>
          </table:table-cell>
          <table:table-cell office:value-type="float" office:value="0.419801682234" calcext:value-type="float">
            <text:p>0.419801682234</text:p>
          </table:table-cell>
          <table:table-cell office:value-type="float" office:value="390.387786865" calcext:value-type="float">
            <text:p>390.387786865</text:p>
          </table:table-cell>
          <table:table-cell office:value-type="float" office:value="253.402816772" calcext:value-type="float">
            <text:p>253.4028167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9167509436587E+018" calcext:value-type="float">
            <text:p>1.59167509436587E+018</text:p>
          </table:table-cell>
          <table:table-cell office:value-type="float" office:value="3859" calcext:value-type="float">
            <text:p>3859</text:p>
          </table:table-cell>
          <table:table-cell office:value-type="float" office:value="1.59167509434762E+018" calcext:value-type="float">
            <text:p>1.591675094347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39166E+018" calcext:value-type="float">
            <text:p>1.59167509439166E+018</text:p>
          </table:table-cell>
          <table:table-cell office:value-type="float" office:value="3861" calcext:value-type="float">
            <text:p>3861</text:p>
          </table:table-cell>
          <table:table-cell office:value-type="float" office:value="1.59167509437753E+018" calcext:value-type="float">
            <text:p>1.59167509437753E+018</text:p>
          </table:table-cell>
          <table:table-cell/>
          <table:table-cell office:value-type="float" office:value="67.467300415" calcext:value-type="float">
            <text:p>67.467300415</text:p>
          </table:table-cell>
          <table:table-cell office:value-type="float" office:value="65.0166549683" calcext:value-type="float">
            <text:p>65.0166549683</text:p>
          </table:table-cell>
          <table:table-cell office:value-type="float" office:value="-1.19463980198" calcext:value-type="float">
            <text:p>-1.19463980198</text:p>
          </table:table-cell>
          <table:table-cell office:value-type="float" office:value="391.089050293" calcext:value-type="float">
            <text:p>391.089050293</text:p>
          </table:table-cell>
          <table:table-cell office:value-type="float" office:value="253.528366089" calcext:value-type="float">
            <text:p>253.528366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9167509439386E+018" calcext:value-type="float">
            <text:p>1.59167509439386E+018</text:p>
          </table:table-cell>
          <table:table-cell office:value-type="float" office:value="3860" calcext:value-type="float">
            <text:p>3860</text:p>
          </table:table-cell>
          <table:table-cell office:value-type="float" office:value="1.59167509437753E+018" calcext:value-type="float">
            <text:p>1.591675094377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42373E+018" calcext:value-type="float">
            <text:p>1.59167509442373E+018</text:p>
          </table:table-cell>
          <table:table-cell office:value-type="float" office:value="3862" calcext:value-type="float">
            <text:p>3862</text:p>
          </table:table-cell>
          <table:table-cell office:value-type="float" office:value="1.59167509440918E+018" calcext:value-type="float">
            <text:p>1.59167509440918E+018</text:p>
          </table:table-cell>
          <table:table-cell/>
          <table:table-cell office:value-type="float" office:value="71.6751785278" calcext:value-type="float">
            <text:p>71.6751785278</text:p>
          </table:table-cell>
          <table:table-cell office:value-type="float" office:value="65.4246368408" calcext:value-type="float">
            <text:p>65.4246368408</text:p>
          </table:table-cell>
          <table:table-cell office:value-type="float" office:value="0.643159925938" calcext:value-type="float">
            <text:p>0.643159925938</text:p>
          </table:table-cell>
          <table:table-cell office:value-type="float" office:value="392.787994385" calcext:value-type="float">
            <text:p>392.787994385</text:p>
          </table:table-cell>
          <table:table-cell office:value-type="float" office:value="254.240997314" calcext:value-type="float">
            <text:p>254.240997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9167509442512E+018" calcext:value-type="float">
            <text:p>1.59167509442512E+018</text:p>
          </table:table-cell>
          <table:table-cell office:value-type="float" office:value="3861" calcext:value-type="float">
            <text:p>3861</text:p>
          </table:table-cell>
          <table:table-cell office:value-type="float" office:value="1.59167509440918E+018" calcext:value-type="float">
            <text:p>1.591675094409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46264E+018" calcext:value-type="float">
            <text:p>1.59167509446264E+018</text:p>
          </table:table-cell>
          <table:table-cell office:value-type="float" office:value="3863" calcext:value-type="float">
            <text:p>3863</text:p>
          </table:table-cell>
          <table:table-cell office:value-type="float" office:value="1.59167509444765E+018" calcext:value-type="float">
            <text:p>1.59167509444765E+018</text:p>
          </table:table-cell>
          <table:table-cell/>
          <table:table-cell office:value-type="float" office:value="79.0540008545" calcext:value-type="float">
            <text:p>79.0540008545</text:p>
          </table:table-cell>
          <table:table-cell office:value-type="float" office:value="66.2097625732" calcext:value-type="float">
            <text:p>66.2097625732</text:p>
          </table:table-cell>
          <table:table-cell office:value-type="float" office:value="0.125166445971" calcext:value-type="float">
            <text:p>0.125166445971</text:p>
          </table:table-cell>
          <table:table-cell office:value-type="float" office:value="395.410430908" calcext:value-type="float">
            <text:p>395.410430908</text:p>
          </table:table-cell>
          <table:table-cell office:value-type="float" office:value="252.882629395" calcext:value-type="float">
            <text:p>252.882629395</text:p>
          </table:table-cell>
          <table:table-cell office:value-type="float" office:value="59.5372047424" calcext:value-type="float">
            <text:p>59.5372047424</text:p>
          </table:table-cell>
          <table:table-cell/>
          <table:table-cell office:value-type="float" office:value="1.59167509446348E+018" calcext:value-type="float">
            <text:p>1.59167509446348E+018</text:p>
          </table:table-cell>
          <table:table-cell office:value-type="float" office:value="3862" calcext:value-type="float">
            <text:p>3862</text:p>
          </table:table-cell>
          <table:table-cell office:value-type="float" office:value="1.59167509444765E+018" calcext:value-type="float">
            <text:p>1.5916750944476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49925E+018" calcext:value-type="float">
            <text:p>1.59167509449925E+018</text:p>
          </table:table-cell>
          <table:table-cell office:value-type="float" office:value="3864" calcext:value-type="float">
            <text:p>3864</text:p>
          </table:table-cell>
          <table:table-cell office:value-type="float" office:value="1.59167509448381E+018" calcext:value-type="float">
            <text:p>1.59167509448381E+018</text:p>
          </table:table-cell>
          <table:table-cell/>
          <table:table-cell office:value-type="float" office:value="78.4413452148" calcext:value-type="float">
            <text:p>78.4413452148</text:p>
          </table:table-cell>
          <table:table-cell office:value-type="float" office:value="69.5109176636" calcext:value-type="float">
            <text:p>69.5109176636</text:p>
          </table:table-cell>
          <table:table-cell office:value-type="float" office:value="0.189199745655" calcext:value-type="float">
            <text:p>0.189199745655</text:p>
          </table:table-cell>
          <table:table-cell office:value-type="float" office:value="394.312927246" calcext:value-type="float">
            <text:p>394.312927246</text:p>
          </table:table-cell>
          <table:table-cell office:value-type="float" office:value="251.475738525" calcext:value-type="float">
            <text:p>251.475738525</text:p>
          </table:table-cell>
          <table:table-cell office:value-type="float" office:value="59.5372047424" calcext:value-type="float">
            <text:p>59.5372047424</text:p>
          </table:table-cell>
          <table:table-cell/>
          <table:table-cell office:value-type="float" office:value="1.59167509450071E+018" calcext:value-type="float">
            <text:p>1.59167509450071E+018</text:p>
          </table:table-cell>
          <table:table-cell office:value-type="float" office:value="3863" calcext:value-type="float">
            <text:p>3863</text:p>
          </table:table-cell>
          <table:table-cell office:value-type="float" office:value="1.59167509448381E+018" calcext:value-type="float">
            <text:p>1.591675094483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53044E+018" calcext:value-type="float">
            <text:p>1.59167509453044E+018</text:p>
          </table:table-cell>
          <table:table-cell office:value-type="float" office:value="3865" calcext:value-type="float">
            <text:p>3865</text:p>
          </table:table-cell>
          <table:table-cell office:value-type="float" office:value="1.59167509451566E+018" calcext:value-type="float">
            <text:p>1.59167509451566E+018</text:p>
          </table:table-cell>
          <table:table-cell/>
          <table:table-cell office:value-type="float" office:value="75.6259155273" calcext:value-type="float">
            <text:p>75.6259155273</text:p>
          </table:table-cell>
          <table:table-cell office:value-type="float" office:value="61.422164917" calcext:value-type="float">
            <text:p>61.422164917</text:p>
          </table:table-cell>
          <table:table-cell office:value-type="float" office:value="0.0801053568721" calcext:value-type="float">
            <text:p>0.0801053568721</text:p>
          </table:table-cell>
          <table:table-cell office:value-type="float" office:value="393.184051514" calcext:value-type="float">
            <text:p>393.184051514</text:p>
          </table:table-cell>
          <table:table-cell office:value-type="float" office:value="253.492828369" calcext:value-type="float">
            <text:p>253.492828369</text:p>
          </table:table-cell>
          <table:table-cell office:value-type="float" office:value="60.4351005554" calcext:value-type="float">
            <text:p>60.4351005554</text:p>
          </table:table-cell>
          <table:table-cell/>
          <table:table-cell office:value-type="float" office:value="1.59167509453287E+018" calcext:value-type="float">
            <text:p>1.59167509453287E+018</text:p>
          </table:table-cell>
          <table:table-cell office:value-type="float" office:value="3864" calcext:value-type="float">
            <text:p>3864</text:p>
          </table:table-cell>
          <table:table-cell office:value-type="float" office:value="1.59167509451566E+018" calcext:value-type="float">
            <text:p>1.5916750945156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56363E+018" calcext:value-type="float">
            <text:p>1.59167509456363E+018</text:p>
          </table:table-cell>
          <table:table-cell office:value-type="float" office:value="3866" calcext:value-type="float">
            <text:p>3866</text:p>
          </table:table-cell>
          <table:table-cell office:value-type="float" office:value="1.59167509454787E+018" calcext:value-type="float">
            <text:p>1.59167509454787E+018</text:p>
          </table:table-cell>
          <table:table-cell/>
          <table:table-cell office:value-type="float" office:value="75.6409912109" calcext:value-type="float">
            <text:p>75.6409912109</text:p>
          </table:table-cell>
          <table:table-cell office:value-type="float" office:value="68.2820281982" calcext:value-type="float">
            <text:p>68.2820281982</text:p>
          </table:table-cell>
          <table:table-cell office:value-type="float" office:value="0.250765502453" calcext:value-type="float">
            <text:p>0.250765502453</text:p>
          </table:table-cell>
          <table:table-cell office:value-type="float" office:value="392.909606934" calcext:value-type="float">
            <text:p>392.909606934</text:p>
          </table:table-cell>
          <table:table-cell office:value-type="float" office:value="251.050872803" calcext:value-type="float">
            <text:p>251.050872803</text:p>
          </table:table-cell>
          <table:table-cell office:value-type="float" office:value="60.4351005554" calcext:value-type="float">
            <text:p>60.4351005554</text:p>
          </table:table-cell>
          <table:table-cell/>
          <table:table-cell office:value-type="float" office:value="1.59167509456441E+018" calcext:value-type="float">
            <text:p>1.59167509456441E+018</text:p>
          </table:table-cell>
          <table:table-cell office:value-type="float" office:value="3865" calcext:value-type="float">
            <text:p>3865</text:p>
          </table:table-cell>
          <table:table-cell office:value-type="float" office:value="1.59167509454787E+018" calcext:value-type="float">
            <text:p>1.5916750945478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59911E+018" calcext:value-type="float">
            <text:p>1.59167509459911E+018</text:p>
          </table:table-cell>
          <table:table-cell office:value-type="float" office:value="3867" calcext:value-type="float">
            <text:p>3867</text:p>
          </table:table-cell>
          <table:table-cell office:value-type="float" office:value="1.59167509458377E+018" calcext:value-type="float">
            <text:p>1.59167509458377E+018</text:p>
          </table:table-cell>
          <table:table-cell/>
          <table:table-cell office:value-type="float" office:value="77.2427978516" calcext:value-type="float">
            <text:p>77.2427978516</text:p>
          </table:table-cell>
          <table:table-cell office:value-type="float" office:value="68.501449585" calcext:value-type="float">
            <text:p>68.501449585</text:p>
          </table:table-cell>
          <table:table-cell office:value-type="float" office:value="-0.230695262551" calcext:value-type="float">
            <text:p>-0.230695262551</text:p>
          </table:table-cell>
          <table:table-cell office:value-type="float" office:value="394.182922363" calcext:value-type="float">
            <text:p>394.182922363</text:p>
          </table:table-cell>
          <table:table-cell office:value-type="float" office:value="251.125320435" calcext:value-type="float">
            <text:p>251.125320435</text:p>
          </table:table-cell>
          <table:table-cell office:value-type="float" office:value="61.2003898621" calcext:value-type="float">
            <text:p>61.2003898621</text:p>
          </table:table-cell>
          <table:table-cell/>
          <table:table-cell office:value-type="float" office:value="1.59167509460045E+018" calcext:value-type="float">
            <text:p>1.59167509460045E+018</text:p>
          </table:table-cell>
          <table:table-cell office:value-type="float" office:value="3866" calcext:value-type="float">
            <text:p>3866</text:p>
          </table:table-cell>
          <table:table-cell office:value-type="float" office:value="1.59167509458377E+018" calcext:value-type="float">
            <text:p>1.5916750945837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63481E+018" calcext:value-type="float">
            <text:p>1.59167509463481E+018</text:p>
          </table:table-cell>
          <table:table-cell office:value-type="float" office:value="3868" calcext:value-type="float">
            <text:p>3868</text:p>
          </table:table-cell>
          <table:table-cell office:value-type="float" office:value="1.59167509461587E+018" calcext:value-type="float">
            <text:p>1.59167509461587E+018</text:p>
          </table:table-cell>
          <table:table-cell/>
          <table:table-cell office:value-type="float" office:value="74.7559432983" calcext:value-type="float">
            <text:p>74.7559432983</text:p>
          </table:table-cell>
          <table:table-cell office:value-type="float" office:value="65.0121536255" calcext:value-type="float">
            <text:p>65.0121536255</text:p>
          </table:table-cell>
          <table:table-cell office:value-type="float" office:value="0.121610455215" calcext:value-type="float">
            <text:p>0.121610455215</text:p>
          </table:table-cell>
          <table:table-cell office:value-type="float" office:value="393.248352051" calcext:value-type="float">
            <text:p>393.248352051</text:p>
          </table:table-cell>
          <table:table-cell office:value-type="float" office:value="253.411087036" calcext:value-type="float">
            <text:p>253.411087036</text:p>
          </table:table-cell>
          <table:table-cell office:value-type="float" office:value="61.2003898621" calcext:value-type="float">
            <text:p>61.2003898621</text:p>
          </table:table-cell>
          <table:table-cell/>
          <table:table-cell office:value-type="float" office:value="1.59167509463633E+018" calcext:value-type="float">
            <text:p>1.59167509463633E+018</text:p>
          </table:table-cell>
          <table:table-cell office:value-type="float" office:value="3867" calcext:value-type="float">
            <text:p>3867</text:p>
          </table:table-cell>
          <table:table-cell office:value-type="float" office:value="1.59167509461587E+018" calcext:value-type="float">
            <text:p>1.5916750946158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66363E+018" calcext:value-type="float">
            <text:p>1.59167509466363E+018</text:p>
          </table:table-cell>
          <table:table-cell office:value-type="float" office:value="3869" calcext:value-type="float">
            <text:p>3869</text:p>
          </table:table-cell>
          <table:table-cell office:value-type="float" office:value="1.59167509464728E+018" calcext:value-type="float">
            <text:p>1.59167509464728E+018</text:p>
          </table:table-cell>
          <table:table-cell/>
          <table:table-cell office:value-type="float" office:value="73.4116516113" calcext:value-type="float">
            <text:p>73.4116516113</text:p>
          </table:table-cell>
          <table:table-cell office:value-type="float" office:value="63.039150238" calcext:value-type="float">
            <text:p>63.039150238</text:p>
          </table:table-cell>
          <table:table-cell office:value-type="float" office:value="0.325432419777" calcext:value-type="float">
            <text:p>0.325432419777</text:p>
          </table:table-cell>
          <table:table-cell office:value-type="float" office:value="392.446624756" calcext:value-type="float">
            <text:p>392.446624756</text:p>
          </table:table-cell>
          <table:table-cell office:value-type="float" office:value="252.618286133" calcext:value-type="float">
            <text:p>252.618286133</text:p>
          </table:table-cell>
          <table:table-cell office:value-type="float" office:value="61.9275588989" calcext:value-type="float">
            <text:p>61.9275588989</text:p>
          </table:table-cell>
          <table:table-cell/>
          <table:table-cell office:value-type="float" office:value="1.59167509466394E+018" calcext:value-type="float">
            <text:p>1.59167509466394E+018</text:p>
          </table:table-cell>
          <table:table-cell office:value-type="float" office:value="3868" calcext:value-type="float">
            <text:p>3868</text:p>
          </table:table-cell>
          <table:table-cell office:value-type="float" office:value="1.59167509464728E+018" calcext:value-type="float">
            <text:p>1.591675094647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69196E+018" calcext:value-type="float">
            <text:p>1.59167509469196E+018</text:p>
          </table:table-cell>
          <table:table-cell office:value-type="float" office:value="3870" calcext:value-type="float">
            <text:p>3870</text:p>
          </table:table-cell>
          <table:table-cell office:value-type="float" office:value="1.5916750946776E+018" calcext:value-type="float">
            <text:p>1.5916750946776E+018</text:p>
          </table:table-cell>
          <table:table-cell/>
          <table:table-cell office:value-type="float" office:value="74.0649642944" calcext:value-type="float">
            <text:p>74.0649642944</text:p>
          </table:table-cell>
          <table:table-cell office:value-type="float" office:value="65.8152084351" calcext:value-type="float">
            <text:p>65.8152084351</text:p>
          </table:table-cell>
          <table:table-cell office:value-type="float" office:value="0.141394942999" calcext:value-type="float">
            <text:p>0.141394942999</text:p>
          </table:table-cell>
          <table:table-cell office:value-type="float" office:value="391.299102783" calcext:value-type="float">
            <text:p>391.299102783</text:p>
          </table:table-cell>
          <table:table-cell office:value-type="float" office:value="251.911224365" calcext:value-type="float">
            <text:p>251.911224365</text:p>
          </table:table-cell>
          <table:table-cell office:value-type="float" office:value="61.9275588989" calcext:value-type="float">
            <text:p>61.9275588989</text:p>
          </table:table-cell>
          <table:table-cell/>
          <table:table-cell office:value-type="float" office:value="1.59167509469383E+018" calcext:value-type="float">
            <text:p>1.59167509469383E+018</text:p>
          </table:table-cell>
          <table:table-cell office:value-type="float" office:value="3869" calcext:value-type="float">
            <text:p>3869</text:p>
          </table:table-cell>
          <table:table-cell office:value-type="float" office:value="1.5916750946776E+018" calcext:value-type="float">
            <text:p>1.591675094677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73507E+018" calcext:value-type="float">
            <text:p>1.59167509473507E+018</text:p>
          </table:table-cell>
          <table:table-cell office:value-type="float" office:value="3871" calcext:value-type="float">
            <text:p>3871</text:p>
          </table:table-cell>
          <table:table-cell office:value-type="float" office:value="1.59167509471575E+018" calcext:value-type="float">
            <text:p>1.59167509471575E+018</text:p>
          </table:table-cell>
          <table:table-cell/>
          <table:table-cell office:value-type="float" office:value="71.901763916" calcext:value-type="float">
            <text:p>71.901763916</text:p>
          </table:table-cell>
          <table:table-cell office:value-type="float" office:value="66.4413223267" calcext:value-type="float">
            <text:p>66.4413223267</text:p>
          </table:table-cell>
          <table:table-cell office:value-type="float" office:value="-0.0340529084206" calcext:value-type="float">
            <text:p>-0.0340529084206</text:p>
          </table:table-cell>
          <table:table-cell office:value-type="float" office:value="392.92755127" calcext:value-type="float">
            <text:p>392.92755127</text:p>
          </table:table-cell>
          <table:table-cell office:value-type="float" office:value="252.033294678" calcext:value-type="float">
            <text:p>252.033294678</text:p>
          </table:table-cell>
          <table:table-cell office:value-type="float" office:value="62.69972229" calcext:value-type="float">
            <text:p>62.69972229</text:p>
          </table:table-cell>
          <table:table-cell/>
          <table:table-cell office:value-type="float" office:value="1.591675094736E+018" calcext:value-type="float">
            <text:p>1.591675094736E+018</text:p>
          </table:table-cell>
          <table:table-cell office:value-type="float" office:value="3870" calcext:value-type="float">
            <text:p>3870</text:p>
          </table:table-cell>
          <table:table-cell office:value-type="float" office:value="1.59167509471575E+018" calcext:value-type="float">
            <text:p>1.591675094715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77166E+018" calcext:value-type="float">
            <text:p>1.59167509477166E+018</text:p>
          </table:table-cell>
          <table:table-cell office:value-type="float" office:value="3872" calcext:value-type="float">
            <text:p>3872</text:p>
          </table:table-cell>
          <table:table-cell office:value-type="float" office:value="1.59167509474803E+018" calcext:value-type="float">
            <text:p>1.59167509474803E+018</text:p>
          </table:table-cell>
          <table:table-cell/>
          <table:table-cell office:value-type="float" office:value="65.5845031738" calcext:value-type="float">
            <text:p>65.5845031738</text:p>
          </table:table-cell>
          <table:table-cell office:value-type="float" office:value="61.6955528259" calcext:value-type="float">
            <text:p>61.6955528259</text:p>
          </table:table-cell>
          <table:table-cell office:value-type="float" office:value="0.553260266781" calcext:value-type="float">
            <text:p>0.553260266781</text:p>
          </table:table-cell>
          <table:table-cell office:value-type="float" office:value="392.448242188" calcext:value-type="float">
            <text:p>392.448242188</text:p>
          </table:table-cell>
          <table:table-cell office:value-type="float" office:value="253.994750977" calcext:value-type="float">
            <text:p>253.994750977</text:p>
          </table:table-cell>
          <table:table-cell office:value-type="float" office:value="62.69972229" calcext:value-type="float">
            <text:p>62.69972229</text:p>
          </table:table-cell>
          <table:table-cell/>
          <table:table-cell office:value-type="float" office:value="1.59167509477251E+018" calcext:value-type="float">
            <text:p>1.59167509477251E+018</text:p>
          </table:table-cell>
          <table:table-cell office:value-type="float" office:value="3871" calcext:value-type="float">
            <text:p>3871</text:p>
          </table:table-cell>
          <table:table-cell office:value-type="float" office:value="1.59167509474803E+018" calcext:value-type="float">
            <text:p>1.5916750947480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79669E+018" calcext:value-type="float">
            <text:p>1.59167509479669E+018</text:p>
          </table:table-cell>
          <table:table-cell office:value-type="float" office:value="3873" calcext:value-type="float">
            <text:p>3873</text:p>
          </table:table-cell>
          <table:table-cell office:value-type="float" office:value="1.59167509478128E+018" calcext:value-type="float">
            <text:p>1.59167509478128E+018</text:p>
          </table:table-cell>
          <table:table-cell/>
          <table:table-cell office:value-type="float" office:value="70.1927719116" calcext:value-type="float">
            <text:p>70.1927719116</text:p>
          </table:table-cell>
          <table:table-cell office:value-type="float" office:value="63.5571250916" calcext:value-type="float">
            <text:p>63.5571250916</text:p>
          </table:table-cell>
          <table:table-cell office:value-type="float" office:value="0.82466250658" calcext:value-type="float">
            <text:p>0.82466250658</text:p>
          </table:table-cell>
          <table:table-cell office:value-type="float" office:value="392.562713623" calcext:value-type="float">
            <text:p>392.562713623</text:p>
          </table:table-cell>
          <table:table-cell office:value-type="float" office:value="251.808456421" calcext:value-type="float">
            <text:p>251.808456421</text:p>
          </table:table-cell>
          <table:table-cell office:value-type="float" office:value="63.280582428" calcext:value-type="float">
            <text:p>63.280582428</text:p>
          </table:table-cell>
          <table:table-cell/>
          <table:table-cell office:value-type="float" office:value="1.5916750947983E+018" calcext:value-type="float">
            <text:p>1.5916750947983E+018</text:p>
          </table:table-cell>
          <table:table-cell office:value-type="float" office:value="3872" calcext:value-type="float">
            <text:p>3872</text:p>
          </table:table-cell>
          <table:table-cell office:value-type="float" office:value="1.59167509478128E+018" calcext:value-type="float">
            <text:p>1.591675094781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82614E+018" calcext:value-type="float">
            <text:p>1.59167509482614E+018</text:p>
          </table:table-cell>
          <table:table-cell office:value-type="float" office:value="3874" calcext:value-type="float">
            <text:p>3874</text:p>
          </table:table-cell>
          <table:table-cell office:value-type="float" office:value="1.59167509480939E+018" calcext:value-type="float">
            <text:p>1.59167509480939E+018</text:p>
          </table:table-cell>
          <table:table-cell/>
          <table:table-cell office:value-type="float" office:value="71.195930481" calcext:value-type="float">
            <text:p>71.195930481</text:p>
          </table:table-cell>
          <table:table-cell office:value-type="float" office:value="57.0010032654" calcext:value-type="float">
            <text:p>57.0010032654</text:p>
          </table:table-cell>
          <table:table-cell office:value-type="float" office:value="0.955245018005" calcext:value-type="float">
            <text:p>0.955245018005</text:p>
          </table:table-cell>
          <table:table-cell office:value-type="float" office:value="391.5909729" calcext:value-type="float">
            <text:p>391.5909729</text:p>
          </table:table-cell>
          <table:table-cell office:value-type="float" office:value="251.965942383" calcext:value-type="float">
            <text:p>251.965942383</text:p>
          </table:table-cell>
          <table:table-cell office:value-type="float" office:value="63.280582428" calcext:value-type="float">
            <text:p>63.280582428</text:p>
          </table:table-cell>
          <table:table-cell/>
          <table:table-cell office:value-type="float" office:value="1.59167509482798E+018" calcext:value-type="float">
            <text:p>1.59167509482798E+018</text:p>
          </table:table-cell>
          <table:table-cell office:value-type="float" office:value="3873" calcext:value-type="float">
            <text:p>3873</text:p>
          </table:table-cell>
          <table:table-cell office:value-type="float" office:value="1.59167509480939E+018" calcext:value-type="float">
            <text:p>1.591675094809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86171E+018" calcext:value-type="float">
            <text:p>1.59167509486171E+018</text:p>
          </table:table-cell>
          <table:table-cell office:value-type="float" office:value="3875" calcext:value-type="float">
            <text:p>3875</text:p>
          </table:table-cell>
          <table:table-cell office:value-type="float" office:value="1.5916750948462E+018" calcext:value-type="float">
            <text:p>1.5916750948462E+018</text:p>
          </table:table-cell>
          <table:table-cell/>
          <table:table-cell office:value-type="float" office:value="71.6269607544" calcext:value-type="float">
            <text:p>71.6269607544</text:p>
          </table:table-cell>
          <table:table-cell office:value-type="float" office:value="60.3707962036" calcext:value-type="float">
            <text:p>60.3707962036</text:p>
          </table:table-cell>
          <table:table-cell office:value-type="float" office:value="0.180093199015" calcext:value-type="float">
            <text:p>0.180093199015</text:p>
          </table:table-cell>
          <table:table-cell office:value-type="float" office:value="391.01071167" calcext:value-type="float">
            <text:p>391.01071167</text:p>
          </table:table-cell>
          <table:table-cell office:value-type="float" office:value="253.823974609" calcext:value-type="float">
            <text:p>253.823974609</text:p>
          </table:table-cell>
          <table:table-cell office:value-type="float" office:value="63.4899520874" calcext:value-type="float">
            <text:p>63.4899520874</text:p>
          </table:table-cell>
          <table:table-cell/>
          <table:table-cell office:value-type="float" office:value="1.59167509486364E+018" calcext:value-type="float">
            <text:p>1.59167509486364E+018</text:p>
          </table:table-cell>
          <table:table-cell office:value-type="float" office:value="3874" calcext:value-type="float">
            <text:p>3874</text:p>
          </table:table-cell>
          <table:table-cell office:value-type="float" office:value="1.5916750948462E+018" calcext:value-type="float">
            <text:p>1.59167509484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89793E+018" calcext:value-type="float">
            <text:p>1.59167509489793E+018</text:p>
          </table:table-cell>
          <table:table-cell office:value-type="float" office:value="3876" calcext:value-type="float">
            <text:p>3876</text:p>
          </table:table-cell>
          <table:table-cell office:value-type="float" office:value="1.59167509488402E+018" calcext:value-type="float">
            <text:p>1.59167509488402E+018</text:p>
          </table:table-cell>
          <table:table-cell/>
          <table:table-cell office:value-type="float" office:value="70.0043411255" calcext:value-type="float">
            <text:p>70.0043411255</text:p>
          </table:table-cell>
          <table:table-cell office:value-type="float" office:value="60.4944496155" calcext:value-type="float">
            <text:p>60.4944496155</text:p>
          </table:table-cell>
          <table:table-cell office:value-type="float" office:value="0.301483422518" calcext:value-type="float">
            <text:p>0.301483422518</text:p>
          </table:table-cell>
          <table:table-cell office:value-type="float" office:value="390.311889648" calcext:value-type="float">
            <text:p>390.311889648</text:p>
          </table:table-cell>
          <table:table-cell office:value-type="float" office:value="253.652633667" calcext:value-type="float">
            <text:p>253.652633667</text:p>
          </table:table-cell>
          <table:table-cell office:value-type="float" office:value="63.4899520874" calcext:value-type="float">
            <text:p>63.4899520874</text:p>
          </table:table-cell>
          <table:table-cell/>
          <table:table-cell office:value-type="float" office:value="1.5916750948996E+018" calcext:value-type="float">
            <text:p>1.5916750948996E+018</text:p>
          </table:table-cell>
          <table:table-cell office:value-type="float" office:value="3875" calcext:value-type="float">
            <text:p>3875</text:p>
          </table:table-cell>
          <table:table-cell office:value-type="float" office:value="1.59167509488402E+018" calcext:value-type="float">
            <text:p>1.5916750948840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92486E+018" calcext:value-type="float">
            <text:p>1.59167509492486E+018</text:p>
          </table:table-cell>
          <table:table-cell office:value-type="float" office:value="3877" calcext:value-type="float">
            <text:p>3877</text:p>
          </table:table-cell>
          <table:table-cell office:value-type="float" office:value="1.59167509490928E+018" calcext:value-type="float">
            <text:p>1.59167509490928E+018</text:p>
          </table:table-cell>
          <table:table-cell/>
          <table:table-cell office:value-type="float" office:value="70.4095153809" calcext:value-type="float">
            <text:p>70.4095153809</text:p>
          </table:table-cell>
          <table:table-cell office:value-type="float" office:value="64.0316009521" calcext:value-type="float">
            <text:p>64.0316009521</text:p>
          </table:table-cell>
          <table:table-cell office:value-type="float" office:value="0.952630579472" calcext:value-type="float">
            <text:p>0.952630579472</text:p>
          </table:table-cell>
          <table:table-cell office:value-type="float" office:value="390.642181396" calcext:value-type="float">
            <text:p>390.642181396</text:p>
          </table:table-cell>
          <table:table-cell office:value-type="float" office:value="251.455932617" calcext:value-type="float">
            <text:p>251.455932617</text:p>
          </table:table-cell>
          <table:table-cell office:value-type="float" office:value="63.7887878418" calcext:value-type="float">
            <text:p>63.7887878418</text:p>
          </table:table-cell>
          <table:table-cell/>
          <table:table-cell office:value-type="float" office:value="1.59167509492575E+018" calcext:value-type="float">
            <text:p>1.59167509492575E+018</text:p>
          </table:table-cell>
          <table:table-cell office:value-type="float" office:value="3876" calcext:value-type="float">
            <text:p>3876</text:p>
          </table:table-cell>
          <table:table-cell office:value-type="float" office:value="1.59167509490928E+018" calcext:value-type="float">
            <text:p>1.591675094909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96178E+018" calcext:value-type="float">
            <text:p>1.59167509496178E+018</text:p>
          </table:table-cell>
          <table:table-cell office:value-type="float" office:value="3878" calcext:value-type="float">
            <text:p>3878</text:p>
          </table:table-cell>
          <table:table-cell office:value-type="float" office:value="1.59167509494575E+018" calcext:value-type="float">
            <text:p>1.59167509494575E+018</text:p>
          </table:table-cell>
          <table:table-cell/>
          <table:table-cell office:value-type="float" office:value="70.3794631958" calcext:value-type="float">
            <text:p>70.3794631958</text:p>
          </table:table-cell>
          <table:table-cell office:value-type="float" office:value="60.0258216858" calcext:value-type="float">
            <text:p>60.0258216858</text:p>
          </table:table-cell>
          <table:table-cell office:value-type="float" office:value="0.819852828979" calcext:value-type="float">
            <text:p>0.819852828979</text:p>
          </table:table-cell>
          <table:table-cell office:value-type="float" office:value="390.695007324" calcext:value-type="float">
            <text:p>390.695007324</text:p>
          </table:table-cell>
          <table:table-cell office:value-type="float" office:value="252.355895996" calcext:value-type="float">
            <text:p>252.355895996</text:p>
          </table:table-cell>
          <table:table-cell office:value-type="float" office:value="63.7887878418" calcext:value-type="float">
            <text:p>63.7887878418</text:p>
          </table:table-cell>
          <table:table-cell/>
          <table:table-cell office:value-type="float" office:value="1.59167509496322E+018" calcext:value-type="float">
            <text:p>1.59167509496322E+018</text:p>
          </table:table-cell>
          <table:table-cell office:value-type="float" office:value="3877" calcext:value-type="float">
            <text:p>3877</text:p>
          </table:table-cell>
          <table:table-cell office:value-type="float" office:value="1.59167509494575E+018" calcext:value-type="float">
            <text:p>1.591675094945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49998E+018" calcext:value-type="float">
            <text:p>1.5916750949998E+018</text:p>
          </table:table-cell>
          <table:table-cell office:value-type="float" office:value="3879" calcext:value-type="float">
            <text:p>3879</text:p>
          </table:table-cell>
          <table:table-cell office:value-type="float" office:value="1.59167509498481E+018" calcext:value-type="float">
            <text:p>1.59167509498481E+018</text:p>
          </table:table-cell>
          <table:table-cell/>
          <table:table-cell office:value-type="float" office:value="70.4781494141" calcext:value-type="float">
            <text:p>70.4781494141</text:p>
          </table:table-cell>
          <table:table-cell office:value-type="float" office:value="57.3123893738" calcext:value-type="float">
            <text:p>57.3123893738</text:p>
          </table:table-cell>
          <table:table-cell office:value-type="float" office:value="0.732133865356" calcext:value-type="float">
            <text:p>0.732133865356</text:p>
          </table:table-cell>
          <table:table-cell office:value-type="float" office:value="389.906097412" calcext:value-type="float">
            <text:p>389.906097412</text:p>
          </table:table-cell>
          <table:table-cell office:value-type="float" office:value="252.719696045" calcext:value-type="float">
            <text:p>252.719696045</text:p>
          </table:table-cell>
          <table:table-cell office:value-type="float" office:value="63.9696960449" calcext:value-type="float">
            <text:p>63.9696960449</text:p>
          </table:table-cell>
          <table:table-cell/>
          <table:table-cell office:value-type="float" office:value="1.59167509500178E+018" calcext:value-type="float">
            <text:p>1.59167509500178E+018</text:p>
          </table:table-cell>
          <table:table-cell office:value-type="float" office:value="3878" calcext:value-type="float">
            <text:p>3878</text:p>
          </table:table-cell>
          <table:table-cell office:value-type="float" office:value="1.59167509498481E+018" calcext:value-type="float">
            <text:p>1.591675094984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02578E+018" calcext:value-type="float">
            <text:p>1.59167509502578E+018</text:p>
          </table:table-cell>
          <table:table-cell office:value-type="float" office:value="3880" calcext:value-type="float">
            <text:p>3880</text:p>
          </table:table-cell>
          <table:table-cell office:value-type="float" office:value="1.59167509501059E+018" calcext:value-type="float">
            <text:p>1.59167509501059E+018</text:p>
          </table:table-cell>
          <table:table-cell/>
          <table:table-cell office:value-type="float" office:value="71.3969116211" calcext:value-type="float">
            <text:p>71.3969116211</text:p>
          </table:table-cell>
          <table:table-cell office:value-type="float" office:value="61.3676681519" calcext:value-type="float">
            <text:p>61.3676681519</text:p>
          </table:table-cell>
          <table:table-cell office:value-type="float" office:value="0.409157693386" calcext:value-type="float">
            <text:p>0.409157693386</text:p>
          </table:table-cell>
          <table:table-cell office:value-type="float" office:value="390.800323486" calcext:value-type="float">
            <text:p>390.800323486</text:p>
          </table:table-cell>
          <table:table-cell office:value-type="float" office:value="252.254837036" calcext:value-type="float">
            <text:p>252.254837036</text:p>
          </table:table-cell>
          <table:table-cell office:value-type="float" office:value="63.9696960449" calcext:value-type="float">
            <text:p>63.9696960449</text:p>
          </table:table-cell>
          <table:table-cell/>
          <table:table-cell office:value-type="float" office:value="1.59167509502765E+018" calcext:value-type="float">
            <text:p>1.59167509502765E+018</text:p>
          </table:table-cell>
          <table:table-cell office:value-type="float" office:value="3879" calcext:value-type="float">
            <text:p>3879</text:p>
          </table:table-cell>
          <table:table-cell office:value-type="float" office:value="1.59167509501059E+018" calcext:value-type="float">
            <text:p>1.591675095010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06587E+018" calcext:value-type="float">
            <text:p>1.59167509506587E+018</text:p>
          </table:table-cell>
          <table:table-cell office:value-type="float" office:value="3881" calcext:value-type="float">
            <text:p>3881</text:p>
          </table:table-cell>
          <table:table-cell office:value-type="float" office:value="1.59167509504594E+018" calcext:value-type="float">
            <text:p>1.59167509504594E+018</text:p>
          </table:table-cell>
          <table:table-cell/>
          <table:table-cell office:value-type="float" office:value="70.5286254883" calcext:value-type="float">
            <text:p>70.5286254883</text:p>
          </table:table-cell>
          <table:table-cell office:value-type="float" office:value="55.5148773193" calcext:value-type="float">
            <text:p>55.5148773193</text:p>
          </table:table-cell>
          <table:table-cell office:value-type="float" office:value="0.618550181389" calcext:value-type="float">
            <text:p>0.618550181389</text:p>
          </table:table-cell>
          <table:table-cell office:value-type="float" office:value="389.680114746" calcext:value-type="float">
            <text:p>389.680114746</text:p>
          </table:table-cell>
          <table:table-cell office:value-type="float" office:value="253.121154785" calcext:value-type="float">
            <text:p>253.121154785</text:p>
          </table:table-cell>
          <table:table-cell office:value-type="float" office:value="64.1794052124" calcext:value-type="float">
            <text:p>64.1794052124</text:p>
          </table:table-cell>
          <table:table-cell/>
          <table:table-cell office:value-type="float" office:value="1.59167509506703E+018" calcext:value-type="float">
            <text:p>1.59167509506703E+018</text:p>
          </table:table-cell>
          <table:table-cell office:value-type="float" office:value="3880" calcext:value-type="float">
            <text:p>3880</text:p>
          </table:table-cell>
          <table:table-cell office:value-type="float" office:value="1.59167509504594E+018" calcext:value-type="float">
            <text:p>1.5916750950459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09145E+018" calcext:value-type="float">
            <text:p>1.59167509509145E+018</text:p>
          </table:table-cell>
          <table:table-cell office:value-type="float" office:value="3882" calcext:value-type="float">
            <text:p>3882</text:p>
          </table:table-cell>
          <table:table-cell office:value-type="float" office:value="1.59167509507816E+018" calcext:value-type="float">
            <text:p>1.59167509507816E+018</text:p>
          </table:table-cell>
          <table:table-cell/>
          <table:table-cell office:value-type="float" office:value="69.9102172852" calcext:value-type="float">
            <text:p>69.9102172852</text:p>
          </table:table-cell>
          <table:table-cell office:value-type="float" office:value="59.1919746399" calcext:value-type="float">
            <text:p>59.1919746399</text:p>
          </table:table-cell>
          <table:table-cell office:value-type="float" office:value="0.600754976273" calcext:value-type="float">
            <text:p>0.600754976273</text:p>
          </table:table-cell>
          <table:table-cell office:value-type="float" office:value="390.196838379" calcext:value-type="float">
            <text:p>390.196838379</text:p>
          </table:table-cell>
          <table:table-cell office:value-type="float" office:value="252.335205078" calcext:value-type="float">
            <text:p>252.335205078</text:p>
          </table:table-cell>
          <table:table-cell office:value-type="float" office:value="64.1794052124" calcext:value-type="float">
            <text:p>64.1794052124</text:p>
          </table:table-cell>
          <table:table-cell/>
          <table:table-cell office:value-type="float" office:value="1.59167509509338E+018" calcext:value-type="float">
            <text:p>1.59167509509338E+018</text:p>
          </table:table-cell>
          <table:table-cell office:value-type="float" office:value="3881" calcext:value-type="float">
            <text:p>3881</text:p>
          </table:table-cell>
          <table:table-cell office:value-type="float" office:value="1.59167509507816E+018" calcext:value-type="float">
            <text:p>1.5916750950781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12624E+018" calcext:value-type="float">
            <text:p>1.59167509512624E+018</text:p>
          </table:table-cell>
          <table:table-cell office:value-type="float" office:value="3883" calcext:value-type="float">
            <text:p>3883</text:p>
          </table:table-cell>
          <table:table-cell office:value-type="float" office:value="1.59167509511149E+018" calcext:value-type="float">
            <text:p>1.59167509511149E+018</text:p>
          </table:table-cell>
          <table:table-cell/>
          <table:table-cell office:value-type="float" office:value="70.8338928223" calcext:value-type="float">
            <text:p>70.8338928223</text:p>
          </table:table-cell>
          <table:table-cell office:value-type="float" office:value="48.9087562561" calcext:value-type="float">
            <text:p>48.9087562561</text:p>
          </table:table-cell>
          <table:table-cell office:value-type="float" office:value="0.619585216045" calcext:value-type="float">
            <text:p>0.619585216045</text:p>
          </table:table-cell>
          <table:table-cell office:value-type="float" office:value="390.127960205" calcext:value-type="float">
            <text:p>390.127960205</text:p>
          </table:table-cell>
          <table:table-cell office:value-type="float" office:value="253.638031006" calcext:value-type="float">
            <text:p>253.638031006</text:p>
          </table:table-cell>
          <table:table-cell office:value-type="float" office:value="63.8772277832" calcext:value-type="float">
            <text:p>63.8772277832</text:p>
          </table:table-cell>
          <table:table-cell/>
          <table:table-cell office:value-type="float" office:value="1.59167509512764E+018" calcext:value-type="float">
            <text:p>1.59167509512764E+018</text:p>
          </table:table-cell>
          <table:table-cell office:value-type="float" office:value="3882" calcext:value-type="float">
            <text:p>3882</text:p>
          </table:table-cell>
          <table:table-cell office:value-type="float" office:value="1.59167509511149E+018" calcext:value-type="float">
            <text:p>1.591675095111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16936E+018" calcext:value-type="float">
            <text:p>1.59167509516936E+018</text:p>
          </table:table-cell>
          <table:table-cell office:value-type="float" office:value="3884" calcext:value-type="float">
            <text:p>3884</text:p>
          </table:table-cell>
          <table:table-cell office:value-type="float" office:value="1.59167509514761E+018" calcext:value-type="float">
            <text:p>1.59167509514761E+018</text:p>
          </table:table-cell>
          <table:table-cell/>
          <table:table-cell office:value-type="float" office:value="73.7235107422" calcext:value-type="float">
            <text:p>73.7235107422</text:p>
          </table:table-cell>
          <table:table-cell office:value-type="float" office:value="43.5539894104" calcext:value-type="float">
            <text:p>43.5539894104</text:p>
          </table:table-cell>
          <table:table-cell office:value-type="float" office:value="0.690286815166" calcext:value-type="float">
            <text:p>0.690286815166</text:p>
          </table:table-cell>
          <table:table-cell office:value-type="float" office:value="387.511932373" calcext:value-type="float">
            <text:p>387.511932373</text:p>
          </table:table-cell>
          <table:table-cell office:value-type="float" office:value="251.703887939" calcext:value-type="float">
            <text:p>251.703887939</text:p>
          </table:table-cell>
          <table:table-cell office:value-type="float" office:value="63.8772277832" calcext:value-type="float">
            <text:p>63.8772277832</text:p>
          </table:table-cell>
          <table:table-cell/>
          <table:table-cell office:value-type="float" office:value="1.59167509517008E+018" calcext:value-type="float">
            <text:p>1.59167509517008E+018</text:p>
          </table:table-cell>
          <table:table-cell office:value-type="float" office:value="3883" calcext:value-type="float">
            <text:p>3883</text:p>
          </table:table-cell>
          <table:table-cell office:value-type="float" office:value="1.59167509514761E+018" calcext:value-type="float">
            <text:p>1.591675095147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19471E+018" calcext:value-type="float">
            <text:p>1.59167509519471E+018</text:p>
          </table:table-cell>
          <table:table-cell office:value-type="float" office:value="3885" calcext:value-type="float">
            <text:p>3885</text:p>
          </table:table-cell>
          <table:table-cell office:value-type="float" office:value="1.59167509517945E+018" calcext:value-type="float">
            <text:p>1.59167509517945E+018</text:p>
          </table:table-cell>
          <table:table-cell/>
          <table:table-cell office:value-type="float" office:value="70.208656311" calcext:value-type="float">
            <text:p>70.208656311</text:p>
          </table:table-cell>
          <table:table-cell office:value-type="float" office:value="41.6919517517" calcext:value-type="float">
            <text:p>41.6919517517</text:p>
          </table:table-cell>
          <table:table-cell office:value-type="float" office:value="0.316739082336" calcext:value-type="float">
            <text:p>0.316739082336</text:p>
          </table:table-cell>
          <table:table-cell office:value-type="float" office:value="388.377471924" calcext:value-type="float">
            <text:p>388.377471924</text:p>
          </table:table-cell>
          <table:table-cell office:value-type="float" office:value="250.224899292" calcext:value-type="float">
            <text:p>250.224899292</text:p>
          </table:table-cell>
          <table:table-cell office:value-type="float" office:value="63.8772277832" calcext:value-type="float">
            <text:p>63.8772277832</text:p>
          </table:table-cell>
          <table:table-cell/>
          <table:table-cell office:value-type="float" office:value="1.59167509519481E+018" calcext:value-type="float">
            <text:p>1.59167509519481E+018</text:p>
          </table:table-cell>
          <table:table-cell office:value-type="float" office:value="3884" calcext:value-type="float">
            <text:p>3884</text:p>
          </table:table-cell>
          <table:table-cell office:value-type="float" office:value="1.59167509517945E+018" calcext:value-type="float">
            <text:p>1.591675095179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2314E+018" calcext:value-type="float">
            <text:p>1.5916750952314E+018</text:p>
          </table:table-cell>
          <table:table-cell office:value-type="float" office:value="3886" calcext:value-type="float">
            <text:p>3886</text:p>
          </table:table-cell>
          <table:table-cell office:value-type="float" office:value="1.5916750952155E+018" calcext:value-type="float">
            <text:p>1.5916750952155E+018</text:p>
          </table:table-cell>
          <table:table-cell/>
          <table:table-cell office:value-type="float" office:value="72.0504760742" calcext:value-type="float">
            <text:p>72.0504760742</text:p>
          </table:table-cell>
          <table:table-cell office:value-type="float" office:value="53.9220161438" calcext:value-type="float">
            <text:p>53.9220161438</text:p>
          </table:table-cell>
          <table:table-cell office:value-type="float" office:value="0.390911847353" calcext:value-type="float">
            <text:p>0.390911847353</text:p>
          </table:table-cell>
          <table:table-cell office:value-type="float" office:value="389.493469238" calcext:value-type="float">
            <text:p>389.493469238</text:p>
          </table:table-cell>
          <table:table-cell office:value-type="float" office:value="253.271133423" calcext:value-type="float">
            <text:p>253.271133423</text:p>
          </table:table-cell>
          <table:table-cell office:value-type="float" office:value="63.8772277832" calcext:value-type="float">
            <text:p>63.8772277832</text:p>
          </table:table-cell>
          <table:table-cell/>
          <table:table-cell office:value-type="float" office:value="1.5916750952329E+018" calcext:value-type="float">
            <text:p>1.5916750952329E+018</text:p>
          </table:table-cell>
          <table:table-cell office:value-type="float" office:value="3885" calcext:value-type="float">
            <text:p>3885</text:p>
          </table:table-cell>
          <table:table-cell office:value-type="float" office:value="1.5916750952155E+018" calcext:value-type="float">
            <text:p>1.59167509521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26651E+018" calcext:value-type="float">
            <text:p>1.59167509526651E+018</text:p>
          </table:table-cell>
          <table:table-cell office:value-type="float" office:value="3887" calcext:value-type="float">
            <text:p>3887</text:p>
          </table:table-cell>
          <table:table-cell office:value-type="float" office:value="1.59167509525185E+018" calcext:value-type="float">
            <text:p>1.59167509525185E+018</text:p>
          </table:table-cell>
          <table:table-cell/>
          <table:table-cell office:value-type="float" office:value="70.5229415894" calcext:value-type="float">
            <text:p>70.5229415894</text:p>
          </table:table-cell>
          <table:table-cell office:value-type="float" office:value="39.5256347656" calcext:value-type="float">
            <text:p>39.5256347656</text:p>
          </table:table-cell>
          <table:table-cell office:value-type="float" office:value="0.305619448423" calcext:value-type="float">
            <text:p>0.305619448423</text:p>
          </table:table-cell>
          <table:table-cell office:value-type="float" office:value="386.241363525" calcext:value-type="float">
            <text:p>386.241363525</text:p>
          </table:table-cell>
          <table:table-cell office:value-type="float" office:value="250.50668335" calcext:value-type="float">
            <text:p>250.50668335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26779E+018" calcext:value-type="float">
            <text:p>1.59167509526779E+018</text:p>
          </table:table-cell>
          <table:table-cell office:value-type="float" office:value="3886" calcext:value-type="float">
            <text:p>3886</text:p>
          </table:table-cell>
          <table:table-cell office:value-type="float" office:value="1.59167509525185E+018" calcext:value-type="float">
            <text:p>1.5916750952518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2985E+018" calcext:value-type="float">
            <text:p>1.5916750952985E+018</text:p>
          </table:table-cell>
          <table:table-cell office:value-type="float" office:value="3888" calcext:value-type="float">
            <text:p>3888</text:p>
          </table:table-cell>
          <table:table-cell office:value-type="float" office:value="1.5916750952839E+018" calcext:value-type="float">
            <text:p>1.5916750952839E+018</text:p>
          </table:table-cell>
          <table:table-cell/>
          <table:table-cell office:value-type="float" office:value="60.9476928711" calcext:value-type="float">
            <text:p>60.9476928711</text:p>
          </table:table-cell>
          <table:table-cell office:value-type="float" office:value="41.95079422" calcext:value-type="float">
            <text:p>41.95079422</text:p>
          </table:table-cell>
          <table:table-cell office:value-type="float" office:value="0.273267894983" calcext:value-type="float">
            <text:p>0.273267894983</text:p>
          </table:table-cell>
          <table:table-cell office:value-type="float" office:value="382.701873779" calcext:value-type="float">
            <text:p>382.701873779</text:p>
          </table:table-cell>
          <table:table-cell office:value-type="float" office:value="250.126098633" calcext:value-type="float">
            <text:p>250.126098633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30022E+018" calcext:value-type="float">
            <text:p>1.59167509530022E+018</text:p>
          </table:table-cell>
          <table:table-cell office:value-type="float" office:value="3887" calcext:value-type="float">
            <text:p>3887</text:p>
          </table:table-cell>
          <table:table-cell office:value-type="float" office:value="1.5916750952839E+018" calcext:value-type="float">
            <text:p>1.59167509528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33077E+018" calcext:value-type="float">
            <text:p>1.59167509533077E+018</text:p>
          </table:table-cell>
          <table:table-cell office:value-type="float" office:value="3889" calcext:value-type="float">
            <text:p>3889</text:p>
          </table:table-cell>
          <table:table-cell office:value-type="float" office:value="1.59167509531587E+018" calcext:value-type="float">
            <text:p>1.59167509531587E+018</text:p>
          </table:table-cell>
          <table:table-cell/>
          <table:table-cell office:value-type="float" office:value="69.5239105225" calcext:value-type="float">
            <text:p>69.5239105225</text:p>
          </table:table-cell>
          <table:table-cell office:value-type="float" office:value="44.5131416321" calcext:value-type="float">
            <text:p>44.5131416321</text:p>
          </table:table-cell>
          <table:table-cell office:value-type="float" office:value="0.234117299318" calcext:value-type="float">
            <text:p>0.234117299318</text:p>
          </table:table-cell>
          <table:table-cell office:value-type="float" office:value="386.66003418" calcext:value-type="float">
            <text:p>386.66003418</text:p>
          </table:table-cell>
          <table:table-cell office:value-type="float" office:value="248.558166504" calcext:value-type="float">
            <text:p>248.558166504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33317E+018" calcext:value-type="float">
            <text:p>1.59167509533317E+018</text:p>
          </table:table-cell>
          <table:table-cell office:value-type="float" office:value="3888" calcext:value-type="float">
            <text:p>3888</text:p>
          </table:table-cell>
          <table:table-cell office:value-type="float" office:value="1.59167509531587E+018" calcext:value-type="float">
            <text:p>1.5916750953158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36626E+018" calcext:value-type="float">
            <text:p>1.59167509536626E+018</text:p>
          </table:table-cell>
          <table:table-cell office:value-type="float" office:value="3890" calcext:value-type="float">
            <text:p>3890</text:p>
          </table:table-cell>
          <table:table-cell office:value-type="float" office:value="1.59167509535096E+018" calcext:value-type="float">
            <text:p>1.59167509535096E+018</text:p>
          </table:table-cell>
          <table:table-cell/>
          <table:table-cell office:value-type="float" office:value="57.9928092957" calcext:value-type="float">
            <text:p>57.9928092957</text:p>
          </table:table-cell>
          <table:table-cell office:value-type="float" office:value="44.7162628174" calcext:value-type="float">
            <text:p>44.7162628174</text:p>
          </table:table-cell>
          <table:table-cell office:value-type="float" office:value="0.642446219921" calcext:value-type="float">
            <text:p>0.642446219921</text:p>
          </table:table-cell>
          <table:table-cell office:value-type="float" office:value="384.817687988" calcext:value-type="float">
            <text:p>384.817687988</text:p>
          </table:table-cell>
          <table:table-cell office:value-type="float" office:value="252.703857422" calcext:value-type="float">
            <text:p>252.703857422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36798E+018" calcext:value-type="float">
            <text:p>1.59167509536798E+018</text:p>
          </table:table-cell>
          <table:table-cell office:value-type="float" office:value="3889" calcext:value-type="float">
            <text:p>3889</text:p>
          </table:table-cell>
          <table:table-cell office:value-type="float" office:value="1.59167509535096E+018" calcext:value-type="float">
            <text:p>1.5916750953509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39175E+018" calcext:value-type="float">
            <text:p>1.59167509539175E+018</text:p>
          </table:table-cell>
          <table:table-cell office:value-type="float" office:value="3891" calcext:value-type="float">
            <text:p>3891</text:p>
          </table:table-cell>
          <table:table-cell office:value-type="float" office:value="1.5916750953775E+018" calcext:value-type="float">
            <text:p>1.5916750953775E+018</text:p>
          </table:table-cell>
          <table:table-cell/>
          <table:table-cell office:value-type="float" office:value="78.7699966431" calcext:value-type="float">
            <text:p>78.7699966431</text:p>
          </table:table-cell>
          <table:table-cell office:value-type="float" office:value="53.2239341736" calcext:value-type="float">
            <text:p>53.2239341736</text:p>
          </table:table-cell>
          <table:table-cell office:value-type="float" office:value="0.414008617401" calcext:value-type="float">
            <text:p>0.414008617401</text:p>
          </table:table-cell>
          <table:table-cell office:value-type="float" office:value="387.89755249" calcext:value-type="float">
            <text:p>387.89755249</text:p>
          </table:table-cell>
          <table:table-cell office:value-type="float" office:value="250.425033569" calcext:value-type="float">
            <text:p>250.425033569</text:p>
          </table:table-cell>
          <table:table-cell office:value-type="float" office:value="63.3039970398" calcext:value-type="float">
            <text:p>63.3039970398</text:p>
          </table:table-cell>
          <table:table-cell/>
          <table:table-cell office:value-type="float" office:value="1.59167509539353E+018" calcext:value-type="float">
            <text:p>1.59167509539353E+018</text:p>
          </table:table-cell>
          <table:table-cell office:value-type="float" office:value="3890" calcext:value-type="float">
            <text:p>3890</text:p>
          </table:table-cell>
          <table:table-cell office:value-type="float" office:value="1.5916750953775E+018" calcext:value-type="float">
            <text:p>1.59167509537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42316E+018" calcext:value-type="float">
            <text:p>1.59167509542316E+018</text:p>
          </table:table-cell>
          <table:table-cell office:value-type="float" office:value="3892" calcext:value-type="float">
            <text:p>3892</text:p>
          </table:table-cell>
          <table:table-cell office:value-type="float" office:value="1.59167509540918E+018" calcext:value-type="float">
            <text:p>1.59167509540918E+018</text:p>
          </table:table-cell>
          <table:table-cell/>
          <table:table-cell office:value-type="float" office:value="69.861579895" calcext:value-type="float">
            <text:p>69.861579895</text:p>
          </table:table-cell>
          <table:table-cell office:value-type="float" office:value="51.5937347412" calcext:value-type="float">
            <text:p>51.5937347412</text:p>
          </table:table-cell>
          <table:table-cell office:value-type="float" office:value="0.429540455341" calcext:value-type="float">
            <text:p>0.429540455341</text:p>
          </table:table-cell>
          <table:table-cell office:value-type="float" office:value="388.099395752" calcext:value-type="float">
            <text:p>388.099395752</text:p>
          </table:table-cell>
          <table:table-cell office:value-type="float" office:value="251.992996216" calcext:value-type="float">
            <text:p>251.992996216</text:p>
          </table:table-cell>
          <table:table-cell office:value-type="float" office:value="62.3955345154" calcext:value-type="float">
            <text:p>62.3955345154</text:p>
          </table:table-cell>
          <table:table-cell/>
          <table:table-cell office:value-type="float" office:value="1.59167509542436E+018" calcext:value-type="float">
            <text:p>1.59167509542436E+018</text:p>
          </table:table-cell>
          <table:table-cell office:value-type="float" office:value="3891" calcext:value-type="float">
            <text:p>3891</text:p>
          </table:table-cell>
          <table:table-cell office:value-type="float" office:value="1.59167509540918E+018" calcext:value-type="float">
            <text:p>1.591675095409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459E+018" calcext:value-type="float">
            <text:p>1.591675095459E+018</text:p>
          </table:table-cell>
          <table:table-cell office:value-type="float" office:value="3893" calcext:value-type="float">
            <text:p>3893</text:p>
          </table:table-cell>
          <table:table-cell office:value-type="float" office:value="1.59167509544529E+018" calcext:value-type="float">
            <text:p>1.59167509544529E+018</text:p>
          </table:table-cell>
          <table:table-cell/>
          <table:table-cell office:value-type="float" office:value="69.6720352173" calcext:value-type="float">
            <text:p>69.6720352173</text:p>
          </table:table-cell>
          <table:table-cell office:value-type="float" office:value="50.244178772" calcext:value-type="float">
            <text:p>50.244178772</text:p>
          </table:table-cell>
          <table:table-cell office:value-type="float" office:value="0.352907329798" calcext:value-type="float">
            <text:p>0.352907329798</text:p>
          </table:table-cell>
          <table:table-cell office:value-type="float" office:value="388.546417236" calcext:value-type="float">
            <text:p>388.546417236</text:p>
          </table:table-cell>
          <table:table-cell office:value-type="float" office:value="254.954574585" calcext:value-type="float">
            <text:p>254.954574585</text:p>
          </table:table-cell>
          <table:table-cell office:value-type="float" office:value="62.3955345154" calcext:value-type="float">
            <text:p>62.3955345154</text:p>
          </table:table-cell>
          <table:table-cell/>
          <table:table-cell office:value-type="float" office:value="1.59167509546073E+018" calcext:value-type="float">
            <text:p>1.59167509546073E+018</text:p>
          </table:table-cell>
          <table:table-cell office:value-type="float" office:value="3892" calcext:value-type="float">
            <text:p>3892</text:p>
          </table:table-cell>
          <table:table-cell office:value-type="float" office:value="1.59167509544529E+018" calcext:value-type="float">
            <text:p>1.591675095445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49896E+018" calcext:value-type="float">
            <text:p>1.59167509549896E+018</text:p>
          </table:table-cell>
          <table:table-cell office:value-type="float" office:value="3894" calcext:value-type="float">
            <text:p>3894</text:p>
          </table:table-cell>
          <table:table-cell office:value-type="float" office:value="1.59167509548405E+018" calcext:value-type="float">
            <text:p>1.59167509548405E+018</text:p>
          </table:table-cell>
          <table:table-cell/>
          <table:table-cell office:value-type="float" office:value="65.5219039917" calcext:value-type="float">
            <text:p>65.5219039917</text:p>
          </table:table-cell>
          <table:table-cell office:value-type="float" office:value="46.5143089294" calcext:value-type="float">
            <text:p>46.5143089294</text:p>
          </table:table-cell>
          <table:table-cell office:value-type="float" office:value="0.349842429161" calcext:value-type="float">
            <text:p>0.349842429161</text:p>
          </table:table-cell>
          <table:table-cell office:value-type="float" office:value="387.644348145" calcext:value-type="float">
            <text:p>387.644348145</text:p>
          </table:table-cell>
          <table:table-cell office:value-type="float" office:value="250.412368774" calcext:value-type="float">
            <text:p>250.412368774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50073E+018" calcext:value-type="float">
            <text:p>1.59167509550073E+018</text:p>
          </table:table-cell>
          <table:table-cell office:value-type="float" office:value="3893" calcext:value-type="float">
            <text:p>3893</text:p>
          </table:table-cell>
          <table:table-cell office:value-type="float" office:value="1.59167509548405E+018" calcext:value-type="float">
            <text:p>1.591675095484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53107E+018" calcext:value-type="float">
            <text:p>1.59167509553107E+018</text:p>
          </table:table-cell>
          <table:table-cell office:value-type="float" office:value="3895" calcext:value-type="float">
            <text:p>3895</text:p>
          </table:table-cell>
          <table:table-cell office:value-type="float" office:value="1.59167509551534E+018" calcext:value-type="float">
            <text:p>1.59167509551534E+018</text:p>
          </table:table-cell>
          <table:table-cell/>
          <table:table-cell office:value-type="float" office:value="58.0851020813" calcext:value-type="float">
            <text:p>58.0851020813</text:p>
          </table:table-cell>
          <table:table-cell office:value-type="float" office:value="42.4221420288" calcext:value-type="float">
            <text:p>42.4221420288</text:p>
          </table:table-cell>
          <table:table-cell office:value-type="float" office:value="-0.0245946925133" calcext:value-type="float">
            <text:p>-0.0245946925133</text:p>
          </table:table-cell>
          <table:table-cell office:value-type="float" office:value="381.409729004" calcext:value-type="float">
            <text:p>381.409729004</text:p>
          </table:table-cell>
          <table:table-cell office:value-type="float" office:value="254.869537354" calcext:value-type="float">
            <text:p>254.869537354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53141E+018" calcext:value-type="float">
            <text:p>1.59167509553141E+018</text:p>
          </table:table-cell>
          <table:table-cell office:value-type="float" office:value="3894" calcext:value-type="float">
            <text:p>3894</text:p>
          </table:table-cell>
          <table:table-cell office:value-type="float" office:value="1.59167509551534E+018" calcext:value-type="float">
            <text:p>1.591675095515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56144E+018" calcext:value-type="float">
            <text:p>1.59167509556144E+018</text:p>
          </table:table-cell>
          <table:table-cell office:value-type="float" office:value="3896" calcext:value-type="float">
            <text:p>3896</text:p>
          </table:table-cell>
          <table:table-cell office:value-type="float" office:value="1.59167509554528E+018" calcext:value-type="float">
            <text:p>1.59167509554528E+018</text:p>
          </table:table-cell>
          <table:table-cell/>
          <table:table-cell office:value-type="float" office:value="67.2890777588" calcext:value-type="float">
            <text:p>67.2890777588</text:p>
          </table:table-cell>
          <table:table-cell office:value-type="float" office:value="46.0062637329" calcext:value-type="float">
            <text:p>46.0062637329</text:p>
          </table:table-cell>
          <table:table-cell office:value-type="float" office:value="0.129014834762" calcext:value-type="float">
            <text:p>0.129014834762</text:p>
          </table:table-cell>
          <table:table-cell office:value-type="float" office:value="383.224334717" calcext:value-type="float">
            <text:p>383.224334717</text:p>
          </table:table-cell>
          <table:table-cell office:value-type="float" office:value="256.557617188" calcext:value-type="float">
            <text:p>256.557617188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56317E+018" calcext:value-type="float">
            <text:p>1.59167509556317E+018</text:p>
          </table:table-cell>
          <table:table-cell office:value-type="float" office:value="3895" calcext:value-type="float">
            <text:p>3895</text:p>
          </table:table-cell>
          <table:table-cell office:value-type="float" office:value="1.59167509554528E+018" calcext:value-type="float">
            <text:p>1.591675095545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6049E+018" calcext:value-type="float">
            <text:p>1.5916750956049E+018</text:p>
          </table:table-cell>
          <table:table-cell office:value-type="float" office:value="3897" calcext:value-type="float">
            <text:p>3897</text:p>
          </table:table-cell>
          <table:table-cell office:value-type="float" office:value="1.5916750955773E+018" calcext:value-type="float">
            <text:p>1.5916750955773E+018</text:p>
          </table:table-cell>
          <table:table-cell/>
          <table:table-cell office:value-type="float" office:value="66.4864273071" calcext:value-type="float">
            <text:p>66.4864273071</text:p>
          </table:table-cell>
          <table:table-cell office:value-type="float" office:value="45.8173751831" calcext:value-type="float">
            <text:p>45.8173751831</text:p>
          </table:table-cell>
          <table:table-cell office:value-type="float" office:value="0.374389976263" calcext:value-type="float">
            <text:p>0.374389976263</text:p>
          </table:table-cell>
          <table:table-cell office:value-type="float" office:value="387.350128174" calcext:value-type="float">
            <text:p>387.350128174</text:p>
          </table:table-cell>
          <table:table-cell office:value-type="float" office:value="254.66545105" calcext:value-type="float">
            <text:p>254.66545105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6065E+018" calcext:value-type="float">
            <text:p>1.5916750956065E+018</text:p>
          </table:table-cell>
          <table:table-cell office:value-type="float" office:value="3896" calcext:value-type="float">
            <text:p>3896</text:p>
          </table:table-cell>
          <table:table-cell office:value-type="float" office:value="1.5916750955773E+018" calcext:value-type="float">
            <text:p>1.59167509557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63001E+018" calcext:value-type="float">
            <text:p>1.59167509563001E+018</text:p>
          </table:table-cell>
          <table:table-cell office:value-type="float" office:value="3898" calcext:value-type="float">
            <text:p>3898</text:p>
          </table:table-cell>
          <table:table-cell office:value-type="float" office:value="1.59167509560969E+018" calcext:value-type="float">
            <text:p>1.59167509560969E+018</text:p>
          </table:table-cell>
          <table:table-cell/>
          <table:table-cell office:value-type="float" office:value="58.673500061" calcext:value-type="float">
            <text:p>58.673500061</text:p>
          </table:table-cell>
          <table:table-cell office:value-type="float" office:value="50.3653373718" calcext:value-type="float">
            <text:p>50.3653373718</text:p>
          </table:table-cell>
          <table:table-cell office:value-type="float" office:value="0.899266421795" calcext:value-type="float">
            <text:p>0.899266421795</text:p>
          </table:table-cell>
          <table:table-cell office:value-type="float" office:value="384.192840576" calcext:value-type="float">
            <text:p>384.192840576</text:p>
          </table:table-cell>
          <table:table-cell office:value-type="float" office:value="252.78187561" calcext:value-type="float">
            <text:p>252.78187561</text:p>
          </table:table-cell>
          <table:table-cell office:value-type="float" office:value="61.6358947754" calcext:value-type="float">
            <text:p>61.6358947754</text:p>
          </table:table-cell>
          <table:table-cell/>
          <table:table-cell office:value-type="float" office:value="1.5916750956319E+018" calcext:value-type="float">
            <text:p>1.5916750956319E+018</text:p>
          </table:table-cell>
          <table:table-cell office:value-type="float" office:value="3897" calcext:value-type="float">
            <text:p>3897</text:p>
          </table:table-cell>
          <table:table-cell office:value-type="float" office:value="1.59167509560969E+018" calcext:value-type="float">
            <text:p>1.591675095609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66432E+018" calcext:value-type="float">
            <text:p>1.59167509566432E+018</text:p>
          </table:table-cell>
          <table:table-cell office:value-type="float" office:value="3899" calcext:value-type="float">
            <text:p>3899</text:p>
          </table:table-cell>
          <table:table-cell office:value-type="float" office:value="1.5916750956474E+018" calcext:value-type="float">
            <text:p>1.5916750956474E+018</text:p>
          </table:table-cell>
          <table:table-cell/>
          <table:table-cell office:value-type="float" office:value="70.5303649902" calcext:value-type="float">
            <text:p>70.5303649902</text:p>
          </table:table-cell>
          <table:table-cell office:value-type="float" office:value="62.7597923279" calcext:value-type="float">
            <text:p>62.7597923279</text:p>
          </table:table-cell>
          <table:table-cell office:value-type="float" office:value="0.121865056455" calcext:value-type="float">
            <text:p>0.121865056455</text:p>
          </table:table-cell>
          <table:table-cell office:value-type="float" office:value="388.978759766" calcext:value-type="float">
            <text:p>388.978759766</text:p>
          </table:table-cell>
          <table:table-cell office:value-type="float" office:value="254.065063477" calcext:value-type="float">
            <text:p>254.065063477</text:p>
          </table:table-cell>
          <table:table-cell office:value-type="float" office:value="60.978679657" calcext:value-type="float">
            <text:p>60.978679657</text:p>
          </table:table-cell>
          <table:table-cell/>
          <table:table-cell office:value-type="float" office:value="1.59167509566459E+018" calcext:value-type="float">
            <text:p>1.59167509566459E+018</text:p>
          </table:table-cell>
          <table:table-cell office:value-type="float" office:value="3898" calcext:value-type="float">
            <text:p>3898</text:p>
          </table:table-cell>
          <table:table-cell office:value-type="float" office:value="1.5916750956474E+018" calcext:value-type="float">
            <text:p>1.59167509564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70008E+018" calcext:value-type="float">
            <text:p>1.59167509570008E+018</text:p>
          </table:table-cell>
          <table:table-cell office:value-type="float" office:value="3900" calcext:value-type="float">
            <text:p>3900</text:p>
          </table:table-cell>
          <table:table-cell office:value-type="float" office:value="1.59167509567808E+018" calcext:value-type="float">
            <text:p>1.59167509567808E+018</text:p>
          </table:table-cell>
          <table:table-cell/>
          <table:table-cell office:value-type="float" office:value="71.4303436279" calcext:value-type="float">
            <text:p>71.4303436279</text:p>
          </table:table-cell>
          <table:table-cell office:value-type="float" office:value="55.8421058655" calcext:value-type="float">
            <text:p>55.8421058655</text:p>
          </table:table-cell>
          <table:table-cell office:value-type="float" office:value="0.376922130585" calcext:value-type="float">
            <text:p>0.376922130585</text:p>
          </table:table-cell>
          <table:table-cell office:value-type="float" office:value="389.144683838" calcext:value-type="float">
            <text:p>389.144683838</text:p>
          </table:table-cell>
          <table:table-cell office:value-type="float" office:value="252.62298584" calcext:value-type="float">
            <text:p>252.62298584</text:p>
          </table:table-cell>
          <table:table-cell office:value-type="float" office:value="60.978679657" calcext:value-type="float">
            <text:p>60.978679657</text:p>
          </table:table-cell>
          <table:table-cell/>
          <table:table-cell office:value-type="float" office:value="1.59167509570148E+018" calcext:value-type="float">
            <text:p>1.59167509570148E+018</text:p>
          </table:table-cell>
          <table:table-cell office:value-type="float" office:value="3899" calcext:value-type="float">
            <text:p>3899</text:p>
          </table:table-cell>
          <table:table-cell office:value-type="float" office:value="1.59167509567808E+018" calcext:value-type="float">
            <text:p>1.591675095678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72526E+018" calcext:value-type="float">
            <text:p>1.59167509572526E+018</text:p>
          </table:table-cell>
          <table:table-cell office:value-type="float" office:value="3901" calcext:value-type="float">
            <text:p>3901</text:p>
          </table:table-cell>
          <table:table-cell office:value-type="float" office:value="1.59167509571008E+018" calcext:value-type="float">
            <text:p>1.59167509571008E+018</text:p>
          </table:table-cell>
          <table:table-cell/>
          <table:table-cell office:value-type="float" office:value="74.0048522949" calcext:value-type="float">
            <text:p>74.0048522949</text:p>
          </table:table-cell>
          <table:table-cell office:value-type="float" office:value="66.2422790527" calcext:value-type="float">
            <text:p>66.2422790527</text:p>
          </table:table-cell>
          <table:table-cell office:value-type="float" office:value="-0.54866617918" calcext:value-type="float">
            <text:p>-0.54866617918</text:p>
          </table:table-cell>
          <table:table-cell office:value-type="float" office:value="387.193817139" calcext:value-type="float">
            <text:p>387.193817139</text:p>
          </table:table-cell>
          <table:table-cell office:value-type="float" office:value="254.923187256" calcext:value-type="float">
            <text:p>254.923187256</text:p>
          </table:table-cell>
          <table:table-cell office:value-type="float" office:value="60.4341812134" calcext:value-type="float">
            <text:p>60.4341812134</text:p>
          </table:table-cell>
          <table:table-cell/>
          <table:table-cell office:value-type="float" office:value="1.59167509572749E+018" calcext:value-type="float">
            <text:p>1.59167509572749E+018</text:p>
          </table:table-cell>
          <table:table-cell office:value-type="float" office:value="3900" calcext:value-type="float">
            <text:p>3900</text:p>
          </table:table-cell>
          <table:table-cell office:value-type="float" office:value="1.59167509571008E+018" calcext:value-type="float">
            <text:p>1.591675095710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75973E+018" calcext:value-type="float">
            <text:p>1.59167509575973E+018</text:p>
          </table:table-cell>
          <table:table-cell office:value-type="float" office:value="3902" calcext:value-type="float">
            <text:p>3902</text:p>
          </table:table-cell>
          <table:table-cell office:value-type="float" office:value="1.59167509574609E+018" calcext:value-type="float">
            <text:p>1.59167509574609E+018</text:p>
          </table:table-cell>
          <table:table-cell/>
          <table:table-cell office:value-type="float" office:value="85.8441772461" calcext:value-type="float">
            <text:p>85.8441772461</text:p>
          </table:table-cell>
          <table:table-cell office:value-type="float" office:value="68.6809158325" calcext:value-type="float">
            <text:p>68.6809158325</text:p>
          </table:table-cell>
          <table:table-cell office:value-type="float" office:value="-0.147691994905" calcext:value-type="float">
            <text:p>-0.147691994905</text:p>
          </table:table-cell>
          <table:table-cell office:value-type="float" office:value="382.849334717" calcext:value-type="float">
            <text:p>382.849334717</text:p>
          </table:table-cell>
          <table:table-cell office:value-type="float" office:value="254.132492065" calcext:value-type="float">
            <text:p>254.132492065</text:p>
          </table:table-cell>
          <table:table-cell office:value-type="float" office:value="60.4341812134" calcext:value-type="float">
            <text:p>60.4341812134</text:p>
          </table:table-cell>
          <table:table-cell/>
          <table:table-cell office:value-type="float" office:value="1.59167509576205E+018" calcext:value-type="float">
            <text:p>1.59167509576205E+018</text:p>
          </table:table-cell>
          <table:table-cell office:value-type="float" office:value="3901" calcext:value-type="float">
            <text:p>3901</text:p>
          </table:table-cell>
          <table:table-cell office:value-type="float" office:value="1.59167509574609E+018" calcext:value-type="float">
            <text:p>1.591675095746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79334E+018" calcext:value-type="float">
            <text:p>1.59167509579334E+018</text:p>
          </table:table-cell>
          <table:table-cell office:value-type="float" office:value="3903" calcext:value-type="float">
            <text:p>3903</text:p>
          </table:table-cell>
          <table:table-cell office:value-type="float" office:value="1.59167509577936E+018" calcext:value-type="float">
            <text:p>1.59167509577936E+018</text:p>
          </table:table-cell>
          <table:table-cell/>
          <table:table-cell office:value-type="float" office:value="74.9491958618" calcext:value-type="float">
            <text:p>74.9491958618</text:p>
          </table:table-cell>
          <table:table-cell office:value-type="float" office:value="64.6941680908" calcext:value-type="float">
            <text:p>64.6941680908</text:p>
          </table:table-cell>
          <table:table-cell office:value-type="float" office:value="-0.476287394762" calcext:value-type="float">
            <text:p>-0.476287394762</text:p>
          </table:table-cell>
          <table:table-cell office:value-type="float" office:value="386.965393066" calcext:value-type="float">
            <text:p>386.965393066</text:p>
          </table:table-cell>
          <table:table-cell office:value-type="float" office:value="255.157119751" calcext:value-type="float">
            <text:p>255.157119751</text:p>
          </table:table-cell>
          <table:table-cell office:value-type="float" office:value="60.8310203552" calcext:value-type="float">
            <text:p>60.8310203552</text:p>
          </table:table-cell>
          <table:table-cell/>
          <table:table-cell office:value-type="float" office:value="1.59167509579462E+018" calcext:value-type="float">
            <text:p>1.59167509579462E+018</text:p>
          </table:table-cell>
          <table:table-cell office:value-type="float" office:value="3902" calcext:value-type="float">
            <text:p>3902</text:p>
          </table:table-cell>
          <table:table-cell office:value-type="float" office:value="1.59167509577936E+018" calcext:value-type="float">
            <text:p>1.591675095779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8234E+018" calcext:value-type="float">
            <text:p>1.5916750958234E+018</text:p>
          </table:table-cell>
          <table:table-cell office:value-type="float" office:value="3904" calcext:value-type="float">
            <text:p>3904</text:p>
          </table:table-cell>
          <table:table-cell office:value-type="float" office:value="1.59167509580944E+018" calcext:value-type="float">
            <text:p>1.59167509580944E+018</text:p>
          </table:table-cell>
          <table:table-cell/>
          <table:table-cell office:value-type="float" office:value="68.7264022827" calcext:value-type="float">
            <text:p>68.7264022827</text:p>
          </table:table-cell>
          <table:table-cell office:value-type="float" office:value="66.8889541626" calcext:value-type="float">
            <text:p>66.8889541626</text:p>
          </table:table-cell>
          <table:table-cell office:value-type="float" office:value="0.620833337307" calcext:value-type="float">
            <text:p>0.620833337307</text:p>
          </table:table-cell>
          <table:table-cell office:value-type="float" office:value="388.718139648" calcext:value-type="float">
            <text:p>388.718139648</text:p>
          </table:table-cell>
          <table:table-cell office:value-type="float" office:value="253.004486084" calcext:value-type="float">
            <text:p>253.004486084</text:p>
          </table:table-cell>
          <table:table-cell office:value-type="float" office:value="60.8310203552" calcext:value-type="float">
            <text:p>60.8310203552</text:p>
          </table:table-cell>
          <table:table-cell/>
          <table:table-cell office:value-type="float" office:value="1.59167509582486E+018" calcext:value-type="float">
            <text:p>1.59167509582486E+018</text:p>
          </table:table-cell>
          <table:table-cell office:value-type="float" office:value="3903" calcext:value-type="float">
            <text:p>3903</text:p>
          </table:table-cell>
          <table:table-cell office:value-type="float" office:value="1.59167509580944E+018" calcext:value-type="float">
            <text:p>1.591675095809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86789E+018" calcext:value-type="float">
            <text:p>1.59167509586789E+018</text:p>
          </table:table-cell>
          <table:table-cell office:value-type="float" office:value="3905" calcext:value-type="float">
            <text:p>3905</text:p>
          </table:table-cell>
          <table:table-cell office:value-type="float" office:value="1.59167509585086E+018" calcext:value-type="float">
            <text:p>1.59167509585086E+018</text:p>
          </table:table-cell>
          <table:table-cell/>
          <table:table-cell office:value-type="float" office:value="71.3660049438" calcext:value-type="float">
            <text:p>71.3660049438</text:p>
          </table:table-cell>
          <table:table-cell office:value-type="float" office:value="54.7977752686" calcext:value-type="float">
            <text:p>54.7977752686</text:p>
          </table:table-cell>
          <table:table-cell office:value-type="float" office:value="0.218624353409" calcext:value-type="float">
            <text:p>0.218624353409</text:p>
          </table:table-cell>
          <table:table-cell office:value-type="float" office:value="388.837188721" calcext:value-type="float">
            <text:p>388.837188721</text:p>
          </table:table-cell>
          <table:table-cell office:value-type="float" office:value="253.545043945" calcext:value-type="float">
            <text:p>253.545043945</text:p>
          </table:table-cell>
          <table:table-cell office:value-type="float" office:value="60.9360160828" calcext:value-type="float">
            <text:p>60.9360160828</text:p>
          </table:table-cell>
          <table:table-cell/>
          <table:table-cell office:value-type="float" office:value="1.59167509586909E+018" calcext:value-type="float">
            <text:p>1.59167509586909E+018</text:p>
          </table:table-cell>
          <table:table-cell office:value-type="float" office:value="3904" calcext:value-type="float">
            <text:p>3904</text:p>
          </table:table-cell>
          <table:table-cell office:value-type="float" office:value="1.59167509585086E+018" calcext:value-type="float">
            <text:p>1.591675095850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90536E+018" calcext:value-type="float">
            <text:p>1.59167509590536E+018</text:p>
          </table:table-cell>
          <table:table-cell office:value-type="float" office:value="3906" calcext:value-type="float">
            <text:p>3906</text:p>
          </table:table-cell>
          <table:table-cell office:value-type="float" office:value="1.59167509588274E+018" calcext:value-type="float">
            <text:p>1.59167509588274E+018</text:p>
          </table:table-cell>
          <table:table-cell/>
          <table:table-cell office:value-type="float" office:value="72.9007644653" calcext:value-type="float">
            <text:p>72.9007644653</text:p>
          </table:table-cell>
          <table:table-cell office:value-type="float" office:value="56.0509529114" calcext:value-type="float">
            <text:p>56.0509529114</text:p>
          </table:table-cell>
          <table:table-cell office:value-type="float" office:value="0.303287446499" calcext:value-type="float">
            <text:p>0.303287446499</text:p>
          </table:table-cell>
          <table:table-cell office:value-type="float" office:value="385.247955322" calcext:value-type="float">
            <text:p>385.247955322</text:p>
          </table:table-cell>
          <table:table-cell office:value-type="float" office:value="253.039886475" calcext:value-type="float">
            <text:p>253.039886475</text:p>
          </table:table-cell>
          <table:table-cell office:value-type="float" office:value="60.9360160828" calcext:value-type="float">
            <text:p>60.9360160828</text:p>
          </table:table-cell>
          <table:table-cell/>
          <table:table-cell office:value-type="float" office:value="1.59167509590714E+018" calcext:value-type="float">
            <text:p>1.59167509590714E+018</text:p>
          </table:table-cell>
          <table:table-cell office:value-type="float" office:value="3905" calcext:value-type="float">
            <text:p>3905</text:p>
          </table:table-cell>
          <table:table-cell office:value-type="float" office:value="1.59167509588274E+018" calcext:value-type="float">
            <text:p>1.591675095882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93202E+018" calcext:value-type="float">
            <text:p>1.59167509593202E+018</text:p>
          </table:table-cell>
          <table:table-cell office:value-type="float" office:value="3907" calcext:value-type="float">
            <text:p>3907</text:p>
          </table:table-cell>
          <table:table-cell office:value-type="float" office:value="1.59167509590986E+018" calcext:value-type="float">
            <text:p>1.59167509590986E+018</text:p>
          </table:table-cell>
          <table:table-cell/>
          <table:table-cell office:value-type="float" office:value="67.4336776733" calcext:value-type="float">
            <text:p>67.4336776733</text:p>
          </table:table-cell>
          <table:table-cell office:value-type="float" office:value="62.88514328" calcext:value-type="float">
            <text:p>62.88514328</text:p>
          </table:table-cell>
          <table:table-cell office:value-type="float" office:value="0.0683419033885" calcext:value-type="float">
            <text:p>0.0683419033885</text:p>
          </table:table-cell>
          <table:table-cell office:value-type="float" office:value="388.94418335" calcext:value-type="float">
            <text:p>388.94418335</text:p>
          </table:table-cell>
          <table:table-cell office:value-type="float" office:value="253.813446045" calcext:value-type="float">
            <text:p>253.813446045</text:p>
          </table:table-cell>
          <table:table-cell office:value-type="float" office:value="60.7028236389" calcext:value-type="float">
            <text:p>60.7028236389</text:p>
          </table:table-cell>
          <table:table-cell/>
          <table:table-cell office:value-type="float" office:value="1.59167509593361E+018" calcext:value-type="float">
            <text:p>1.59167509593361E+018</text:p>
          </table:table-cell>
          <table:table-cell office:value-type="float" office:value="3906" calcext:value-type="float">
            <text:p>3906</text:p>
          </table:table-cell>
          <table:table-cell office:value-type="float" office:value="1.59167509590986E+018" calcext:value-type="float">
            <text:p>1.591675095909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95934E+018" calcext:value-type="float">
            <text:p>1.59167509595934E+018</text:p>
          </table:table-cell>
          <table:table-cell office:value-type="float" office:value="3908" calcext:value-type="float">
            <text:p>3908</text:p>
          </table:table-cell>
          <table:table-cell office:value-type="float" office:value="1.59167509594541E+018" calcext:value-type="float">
            <text:p>1.59167509594541E+018</text:p>
          </table:table-cell>
          <table:table-cell/>
          <table:table-cell office:value-type="float" office:value="71.0297393799" calcext:value-type="float">
            <text:p>71.0297393799</text:p>
          </table:table-cell>
          <table:table-cell office:value-type="float" office:value="57.4934883118" calcext:value-type="float">
            <text:p>57.4934883118</text:p>
          </table:table-cell>
          <table:table-cell office:value-type="float" office:value="0.191866770387" calcext:value-type="float">
            <text:p>0.191866770387</text:p>
          </table:table-cell>
          <table:table-cell office:value-type="float" office:value="389.612335205" calcext:value-type="float">
            <text:p>389.612335205</text:p>
          </table:table-cell>
          <table:table-cell office:value-type="float" office:value="253.43536377" calcext:value-type="float">
            <text:p>253.43536377</text:p>
          </table:table-cell>
          <table:table-cell office:value-type="float" office:value="60.7028236389" calcext:value-type="float">
            <text:p>60.7028236389</text:p>
          </table:table-cell>
          <table:table-cell/>
          <table:table-cell office:value-type="float" office:value="1.59167509596107E+018" calcext:value-type="float">
            <text:p>1.59167509596107E+018</text:p>
          </table:table-cell>
          <table:table-cell office:value-type="float" office:value="3907" calcext:value-type="float">
            <text:p>3907</text:p>
          </table:table-cell>
          <table:table-cell office:value-type="float" office:value="1.59167509594541E+018" calcext:value-type="float">
            <text:p>1.591675095945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599831E+018" calcext:value-type="float">
            <text:p>1.59167509599831E+018</text:p>
          </table:table-cell>
          <table:table-cell office:value-type="float" office:value="3909" calcext:value-type="float">
            <text:p>3909</text:p>
          </table:table-cell>
          <table:table-cell office:value-type="float" office:value="1.5916750959831E+018" calcext:value-type="float">
            <text:p>1.5916750959831E+018</text:p>
          </table:table-cell>
          <table:table-cell/>
          <table:table-cell office:value-type="float" office:value="71.6479721069" calcext:value-type="float">
            <text:p>71.6479721069</text:p>
          </table:table-cell>
          <table:table-cell office:value-type="float" office:value="57.2524185181" calcext:value-type="float">
            <text:p>57.2524185181</text:p>
          </table:table-cell>
          <table:table-cell office:value-type="float" office:value="0.275402277708" calcext:value-type="float">
            <text:p>0.275402277708</text:p>
          </table:table-cell>
          <table:table-cell office:value-type="float" office:value="386.598754883" calcext:value-type="float">
            <text:p>386.598754883</text:p>
          </table:table-cell>
          <table:table-cell office:value-type="float" office:value="253.628173828" calcext:value-type="float">
            <text:p>253.628173828</text:p>
          </table:table-cell>
          <table:table-cell office:value-type="float" office:value="60.3266639709" calcext:value-type="float">
            <text:p>60.3266639709</text:p>
          </table:table-cell>
          <table:table-cell/>
          <table:table-cell office:value-type="float" office:value="1.59167509599897E+018" calcext:value-type="float">
            <text:p>1.59167509599897E+018</text:p>
          </table:table-cell>
          <table:table-cell office:value-type="float" office:value="3908" calcext:value-type="float">
            <text:p>3908</text:p>
          </table:table-cell>
          <table:table-cell office:value-type="float" office:value="1.5916750959831E+018" calcext:value-type="float">
            <text:p>1.59167509598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03356E+018" calcext:value-type="float">
            <text:p>1.59167509603356E+018</text:p>
          </table:table-cell>
          <table:table-cell office:value-type="float" office:value="3910" calcext:value-type="float">
            <text:p>3910</text:p>
          </table:table-cell>
          <table:table-cell office:value-type="float" office:value="1.59167509601508E+018" calcext:value-type="float">
            <text:p>1.59167509601508E+018</text:p>
          </table:table-cell>
          <table:table-cell/>
          <table:table-cell office:value-type="float" office:value="76.7963027954" calcext:value-type="float">
            <text:p>76.7963027954</text:p>
          </table:table-cell>
          <table:table-cell office:value-type="float" office:value="63.2130508423" calcext:value-type="float">
            <text:p>63.2130508423</text:p>
          </table:table-cell>
          <table:table-cell office:value-type="float" office:value="-0.164402931929" calcext:value-type="float">
            <text:p>-0.164402931929</text:p>
          </table:table-cell>
          <table:table-cell office:value-type="float" office:value="387.676879883" calcext:value-type="float">
            <text:p>387.676879883</text:p>
          </table:table-cell>
          <table:table-cell office:value-type="float" office:value="254.206756592" calcext:value-type="float">
            <text:p>254.206756592</text:p>
          </table:table-cell>
          <table:table-cell office:value-type="float" office:value="60.3266639709" calcext:value-type="float">
            <text:p>60.3266639709</text:p>
          </table:table-cell>
          <table:table-cell/>
          <table:table-cell office:value-type="float" office:value="1.59167509603492E+018" calcext:value-type="float">
            <text:p>1.59167509603492E+018</text:p>
          </table:table-cell>
          <table:table-cell office:value-type="float" office:value="3909" calcext:value-type="float">
            <text:p>3909</text:p>
          </table:table-cell>
          <table:table-cell office:value-type="float" office:value="1.59167509601508E+018" calcext:value-type="float">
            <text:p>1.591675096015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07966E+018" calcext:value-type="float">
            <text:p>1.59167509607966E+018</text:p>
          </table:table-cell>
          <table:table-cell office:value-type="float" office:value="3911" calcext:value-type="float">
            <text:p>3911</text:p>
          </table:table-cell>
          <table:table-cell office:value-type="float" office:value="1.59167509605101E+018" calcext:value-type="float">
            <text:p>1.59167509605101E+018</text:p>
          </table:table-cell>
          <table:table-cell/>
          <table:table-cell office:value-type="float" office:value="73.0765838623" calcext:value-type="float">
            <text:p>73.0765838623</text:p>
          </table:table-cell>
          <table:table-cell office:value-type="float" office:value="54.4770507812" calcext:value-type="float">
            <text:p>54.4770507812</text:p>
          </table:table-cell>
          <table:table-cell office:value-type="float" office:value="0.0233934726566" calcext:value-type="float">
            <text:p>0.0233934726566</text:p>
          </table:table-cell>
          <table:table-cell office:value-type="float" office:value="385.626861572" calcext:value-type="float">
            <text:p>385.626861572</text:p>
          </table:table-cell>
          <table:table-cell office:value-type="float" office:value="255.693817139" calcext:value-type="float">
            <text:p>255.693817139</text:p>
          </table:table-cell>
          <table:table-cell office:value-type="float" office:value="60.2160873413" calcext:value-type="float">
            <text:p>60.2160873413</text:p>
          </table:table-cell>
          <table:table-cell/>
          <table:table-cell office:value-type="float" office:value="1.5916750960812E+018" calcext:value-type="float">
            <text:p>1.5916750960812E+018</text:p>
          </table:table-cell>
          <table:table-cell office:value-type="float" office:value="3910" calcext:value-type="float">
            <text:p>3910</text:p>
          </table:table-cell>
          <table:table-cell office:value-type="float" office:value="1.59167509605101E+018" calcext:value-type="float">
            <text:p>1.5916750960510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09955E+018" calcext:value-type="float">
            <text:p>1.59167509609955E+018</text:p>
          </table:table-cell>
          <table:table-cell office:value-type="float" office:value="3912" calcext:value-type="float">
            <text:p>3912</text:p>
          </table:table-cell>
          <table:table-cell office:value-type="float" office:value="1.59167509608323E+018" calcext:value-type="float">
            <text:p>1.59167509608323E+018</text:p>
          </table:table-cell>
          <table:table-cell/>
          <table:table-cell office:value-type="float" office:value="77.5877990723" calcext:value-type="float">
            <text:p>77.5877990723</text:p>
          </table:table-cell>
          <table:table-cell office:value-type="float" office:value="63.604850769" calcext:value-type="float">
            <text:p>63.604850769</text:p>
          </table:table-cell>
          <table:table-cell office:value-type="float" office:value="0.112186990678" calcext:value-type="float">
            <text:p>0.112186990678</text:p>
          </table:table-cell>
          <table:table-cell office:value-type="float" office:value="385.815673828" calcext:value-type="float">
            <text:p>385.815673828</text:p>
          </table:table-cell>
          <table:table-cell office:value-type="float" office:value="254.386672974" calcext:value-type="float">
            <text:p>254.386672974</text:p>
          </table:table-cell>
          <table:table-cell office:value-type="float" office:value="60.2160873413" calcext:value-type="float">
            <text:p>60.2160873413</text:p>
          </table:table-cell>
          <table:table-cell/>
          <table:table-cell office:value-type="float" office:value="1.59167509610098E+018" calcext:value-type="float">
            <text:p>1.59167509610098E+018</text:p>
          </table:table-cell>
          <table:table-cell office:value-type="float" office:value="3911" calcext:value-type="float">
            <text:p>3911</text:p>
          </table:table-cell>
          <table:table-cell office:value-type="float" office:value="1.59167509608323E+018" calcext:value-type="float">
            <text:p>1.591675096083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13136E+018" calcext:value-type="float">
            <text:p>1.59167509613136E+018</text:p>
          </table:table-cell>
          <table:table-cell office:value-type="float" office:value="3913" calcext:value-type="float">
            <text:p>3913</text:p>
          </table:table-cell>
          <table:table-cell office:value-type="float" office:value="1.59167509611521E+018" calcext:value-type="float">
            <text:p>1.59167509611521E+018</text:p>
          </table:table-cell>
          <table:table-cell/>
          <table:table-cell office:value-type="float" office:value="84.5658569336" calcext:value-type="float">
            <text:p>84.5658569336</text:p>
          </table:table-cell>
          <table:table-cell office:value-type="float" office:value="68.7802124023" calcext:value-type="float">
            <text:p>68.7802124023</text:p>
          </table:table-cell>
          <table:table-cell office:value-type="float" office:value="-0.0200000740588" calcext:value-type="float">
            <text:p>-0.0200000740588</text:p>
          </table:table-cell>
          <table:table-cell office:value-type="float" office:value="383.710540771" calcext:value-type="float">
            <text:p>383.710540771</text:p>
          </table:table-cell>
          <table:table-cell office:value-type="float" office:value="256.768371582" calcext:value-type="float">
            <text:p>256.768371582</text:p>
          </table:table-cell>
          <table:table-cell office:value-type="float" office:value="59.9207839966" calcext:value-type="float">
            <text:p>59.9207839966</text:p>
          </table:table-cell>
          <table:table-cell/>
          <table:table-cell office:value-type="float" office:value="1.59167509613264E+018" calcext:value-type="float">
            <text:p>1.59167509613264E+018</text:p>
          </table:table-cell>
          <table:table-cell office:value-type="float" office:value="3912" calcext:value-type="float">
            <text:p>3912</text:p>
          </table:table-cell>
          <table:table-cell office:value-type="float" office:value="1.59167509611521E+018" calcext:value-type="float">
            <text:p>1.591675096115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16694E+018" calcext:value-type="float">
            <text:p>1.59167509616694E+018</text:p>
          </table:table-cell>
          <table:table-cell office:value-type="float" office:value="3914" calcext:value-type="float">
            <text:p>3914</text:p>
          </table:table-cell>
          <table:table-cell office:value-type="float" office:value="1.59167509615132E+018" calcext:value-type="float">
            <text:p>1.59167509615132E+018</text:p>
          </table:table-cell>
          <table:table-cell/>
          <table:table-cell office:value-type="float" office:value="77.9286804199" calcext:value-type="float">
            <text:p>77.9286804199</text:p>
          </table:table-cell>
          <table:table-cell office:value-type="float" office:value="60.717048645" calcext:value-type="float">
            <text:p>60.717048645</text:p>
          </table:table-cell>
          <table:table-cell office:value-type="float" office:value="-0.0612325966358" calcext:value-type="float">
            <text:p>-0.0612325966358</text:p>
          </table:table-cell>
          <table:table-cell office:value-type="float" office:value="386.96572876" calcext:value-type="float">
            <text:p>386.96572876</text:p>
          </table:table-cell>
          <table:table-cell office:value-type="float" office:value="256.975738525" calcext:value-type="float">
            <text:p>256.975738525</text:p>
          </table:table-cell>
          <table:table-cell office:value-type="float" office:value="59.9207839966" calcext:value-type="float">
            <text:p>59.9207839966</text:p>
          </table:table-cell>
          <table:table-cell/>
          <table:table-cell office:value-type="float" office:value="1.59167509616919E+018" calcext:value-type="float">
            <text:p>1.59167509616919E+018</text:p>
          </table:table-cell>
          <table:table-cell office:value-type="float" office:value="3913" calcext:value-type="float">
            <text:p>3913</text:p>
          </table:table-cell>
          <table:table-cell office:value-type="float" office:value="1.59167509615132E+018" calcext:value-type="float">
            <text:p>1.5916750961513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19815E+018" calcext:value-type="float">
            <text:p>1.59167509619815E+018</text:p>
          </table:table-cell>
          <table:table-cell office:value-type="float" office:value="3915" calcext:value-type="float">
            <text:p>3915</text:p>
          </table:table-cell>
          <table:table-cell office:value-type="float" office:value="1.59167509618319E+018" calcext:value-type="float">
            <text:p>1.59167509618319E+018</text:p>
          </table:table-cell>
          <table:table-cell/>
          <table:table-cell office:value-type="float" office:value="78.1248931885" calcext:value-type="float">
            <text:p>78.1248931885</text:p>
          </table:table-cell>
          <table:table-cell office:value-type="float" office:value="60.5437965393" calcext:value-type="float">
            <text:p>60.5437965393</text:p>
          </table:table-cell>
          <table:table-cell office:value-type="float" office:value="-0.130045622587" calcext:value-type="float">
            <text:p>-0.130045622587</text:p>
          </table:table-cell>
          <table:table-cell office:value-type="float" office:value="388.048095703" calcext:value-type="float">
            <text:p>388.048095703</text:p>
          </table:table-cell>
          <table:table-cell office:value-type="float" office:value="255.478088379" calcext:value-type="float">
            <text:p>255.478088379</text:p>
          </table:table-cell>
          <table:table-cell office:value-type="float" office:value="59.5425338745" calcext:value-type="float">
            <text:p>59.5425338745</text:p>
          </table:table-cell>
          <table:table-cell/>
          <table:table-cell office:value-type="float" office:value="1.5916750961996E+018" calcext:value-type="float">
            <text:p>1.5916750961996E+018</text:p>
          </table:table-cell>
          <table:table-cell office:value-type="float" office:value="3914" calcext:value-type="float">
            <text:p>3914</text:p>
          </table:table-cell>
          <table:table-cell office:value-type="float" office:value="1.59167509618319E+018" calcext:value-type="float">
            <text:p>1.591675096183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23072E+018" calcext:value-type="float">
            <text:p>1.59167509623072E+018</text:p>
          </table:table-cell>
          <table:table-cell office:value-type="float" office:value="3916" calcext:value-type="float">
            <text:p>3916</text:p>
          </table:table-cell>
          <table:table-cell office:value-type="float" office:value="1.59167509621568E+018" calcext:value-type="float">
            <text:p>1.59167509621568E+018</text:p>
          </table:table-cell>
          <table:table-cell/>
          <table:table-cell office:value-type="float" office:value="78.7640380859" calcext:value-type="float">
            <text:p>78.7640380859</text:p>
          </table:table-cell>
          <table:table-cell office:value-type="float" office:value="63.3102340698" calcext:value-type="float">
            <text:p>63.3102340698</text:p>
          </table:table-cell>
          <table:table-cell office:value-type="float" office:value="0.0121177826077" calcext:value-type="float">
            <text:p>0.0121177826077</text:p>
          </table:table-cell>
          <table:table-cell office:value-type="float" office:value="387.606201172" calcext:value-type="float">
            <text:p>387.606201172</text:p>
          </table:table-cell>
          <table:table-cell office:value-type="float" office:value="255.269790649" calcext:value-type="float">
            <text:p>255.269790649</text:p>
          </table:table-cell>
          <table:table-cell office:value-type="float" office:value="59.5425338745" calcext:value-type="float">
            <text:p>59.5425338745</text:p>
          </table:table-cell>
          <table:table-cell/>
          <table:table-cell office:value-type="float" office:value="1.59167509623213E+018" calcext:value-type="float">
            <text:p>1.59167509623213E+018</text:p>
          </table:table-cell>
          <table:table-cell office:value-type="float" office:value="3915" calcext:value-type="float">
            <text:p>3915</text:p>
          </table:table-cell>
          <table:table-cell office:value-type="float" office:value="1.59167509621568E+018" calcext:value-type="float">
            <text:p>1.5916750962156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26153E+018" calcext:value-type="float">
            <text:p>1.59167509626153E+018</text:p>
          </table:table-cell>
          <table:table-cell office:value-type="float" office:value="3917" calcext:value-type="float">
            <text:p>3917</text:p>
          </table:table-cell>
          <table:table-cell office:value-type="float" office:value="1.59167509624728E+018" calcext:value-type="float">
            <text:p>1.59167509624728E+018</text:p>
          </table:table-cell>
          <table:table-cell/>
          <table:table-cell office:value-type="float" office:value="76.2636260986" calcext:value-type="float">
            <text:p>76.2636260986</text:p>
          </table:table-cell>
          <table:table-cell office:value-type="float" office:value="61.7702140808" calcext:value-type="float">
            <text:p>61.7702140808</text:p>
          </table:table-cell>
          <table:table-cell office:value-type="float" office:value="-0.337129294872" calcext:value-type="float">
            <text:p>-0.337129294872</text:p>
          </table:table-cell>
          <table:table-cell office:value-type="float" office:value="388.786956787" calcext:value-type="float">
            <text:p>388.786956787</text:p>
          </table:table-cell>
          <table:table-cell office:value-type="float" office:value="256.389709473" calcext:value-type="float">
            <text:p>256.389709473</text:p>
          </table:table-cell>
          <table:table-cell office:value-type="float" office:value="59.4574356079" calcext:value-type="float">
            <text:p>59.4574356079</text:p>
          </table:table-cell>
          <table:table-cell/>
          <table:table-cell office:value-type="float" office:value="1.59167509626337E+018" calcext:value-type="float">
            <text:p>1.59167509626337E+018</text:p>
          </table:table-cell>
          <table:table-cell office:value-type="float" office:value="3916" calcext:value-type="float">
            <text:p>3916</text:p>
          </table:table-cell>
          <table:table-cell office:value-type="float" office:value="1.59167509624728E+018" calcext:value-type="float">
            <text:p>1.591675096247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30293E+018" calcext:value-type="float">
            <text:p>1.59167509630293E+018</text:p>
          </table:table-cell>
          <table:table-cell office:value-type="float" office:value="3918" calcext:value-type="float">
            <text:p>3918</text:p>
          </table:table-cell>
          <table:table-cell office:value-type="float" office:value="1.59167509628366E+018" calcext:value-type="float">
            <text:p>1.59167509628366E+018</text:p>
          </table:table-cell>
          <table:table-cell/>
          <table:table-cell office:value-type="float" office:value="71.1838989258" calcext:value-type="float">
            <text:p>71.1838989258</text:p>
          </table:table-cell>
          <table:table-cell office:value-type="float" office:value="61.5610122681" calcext:value-type="float">
            <text:p>61.5610122681</text:p>
          </table:table-cell>
          <table:table-cell office:value-type="float" office:value="0.254351854324" calcext:value-type="float">
            <text:p>0.254351854324</text:p>
          </table:table-cell>
          <table:table-cell office:value-type="float" office:value="389.867919922" calcext:value-type="float">
            <text:p>389.867919922</text:p>
          </table:table-cell>
          <table:table-cell office:value-type="float" office:value="255.032089233" calcext:value-type="float">
            <text:p>255.032089233</text:p>
          </table:table-cell>
          <table:table-cell office:value-type="float" office:value="59.4574356079" calcext:value-type="float">
            <text:p>59.4574356079</text:p>
          </table:table-cell>
          <table:table-cell/>
          <table:table-cell office:value-type="float" office:value="1.59167509630492E+018" calcext:value-type="float">
            <text:p>1.59167509630492E+018</text:p>
          </table:table-cell>
          <table:table-cell office:value-type="float" office:value="3917" calcext:value-type="float">
            <text:p>3917</text:p>
          </table:table-cell>
          <table:table-cell office:value-type="float" office:value="1.59167509628366E+018" calcext:value-type="float">
            <text:p>1.5916750962836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3348E+018" calcext:value-type="float">
            <text:p>1.5916750963348E+018</text:p>
          </table:table-cell>
          <table:table-cell office:value-type="float" office:value="3919" calcext:value-type="float">
            <text:p>3919</text:p>
          </table:table-cell>
          <table:table-cell office:value-type="float" office:value="1.59167509631943E+018" calcext:value-type="float">
            <text:p>1.59167509631943E+018</text:p>
          </table:table-cell>
          <table:table-cell/>
          <table:table-cell office:value-type="float" office:value="79.6343917847" calcext:value-type="float">
            <text:p>79.6343917847</text:p>
          </table:table-cell>
          <table:table-cell office:value-type="float" office:value="69.1290664673" calcext:value-type="float">
            <text:p>69.1290664673</text:p>
          </table:table-cell>
          <table:table-cell office:value-type="float" office:value="-0.159357562661" calcext:value-type="float">
            <text:p>-0.159357562661</text:p>
          </table:table-cell>
          <table:table-cell office:value-type="float" office:value="386.722229004" calcext:value-type="float">
            <text:p>386.722229004</text:p>
          </table:table-cell>
          <table:table-cell office:value-type="float" office:value="257.676849365" calcext:value-type="float">
            <text:p>257.676849365</text:p>
          </table:table-cell>
          <table:table-cell office:value-type="float" office:value="59.2447280884" calcext:value-type="float">
            <text:p>59.2447280884</text:p>
          </table:table-cell>
          <table:table-cell/>
          <table:table-cell office:value-type="float" office:value="1.59167509633705E+018" calcext:value-type="float">
            <text:p>1.59167509633705E+018</text:p>
          </table:table-cell>
          <table:table-cell office:value-type="float" office:value="3918" calcext:value-type="float">
            <text:p>3918</text:p>
          </table:table-cell>
          <table:table-cell office:value-type="float" office:value="1.59167509631943E+018" calcext:value-type="float">
            <text:p>1.591675096319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36957E+018" calcext:value-type="float">
            <text:p>1.59167509636957E+018</text:p>
          </table:table-cell>
          <table:table-cell office:value-type="float" office:value="3920" calcext:value-type="float">
            <text:p>3920</text:p>
          </table:table-cell>
          <table:table-cell office:value-type="float" office:value="1.59167509635147E+018" calcext:value-type="float">
            <text:p>1.59167509635147E+018</text:p>
          </table:table-cell>
          <table:table-cell/>
          <table:table-cell office:value-type="float" office:value="76.7603759766" calcext:value-type="float">
            <text:p>76.7603759766</text:p>
          </table:table-cell>
          <table:table-cell office:value-type="float" office:value="65.646232605" calcext:value-type="float">
            <text:p>65.646232605</text:p>
          </table:table-cell>
          <table:table-cell office:value-type="float" office:value="-0.276415884495" calcext:value-type="float">
            <text:p>-0.276415884495</text:p>
          </table:table-cell>
          <table:table-cell office:value-type="float" office:value="387.657073975" calcext:value-type="float">
            <text:p>387.657073975</text:p>
          </table:table-cell>
          <table:table-cell office:value-type="float" office:value="257.658935547" calcext:value-type="float">
            <text:p>257.658935547</text:p>
          </table:table-cell>
          <table:table-cell office:value-type="float" office:value="59.2447280884" calcext:value-type="float">
            <text:p>59.2447280884</text:p>
          </table:table-cell>
          <table:table-cell/>
          <table:table-cell office:value-type="float" office:value="1.59167509637193E+018" calcext:value-type="float">
            <text:p>1.59167509637193E+018</text:p>
          </table:table-cell>
          <table:table-cell office:value-type="float" office:value="3919" calcext:value-type="float">
            <text:p>3919</text:p>
          </table:table-cell>
          <table:table-cell office:value-type="float" office:value="1.59167509635147E+018" calcext:value-type="float">
            <text:p>1.591675096351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39736E+018" calcext:value-type="float">
            <text:p>1.59167509639736E+018</text:p>
          </table:table-cell>
          <table:table-cell office:value-type="float" office:value="3921" calcext:value-type="float">
            <text:p>3921</text:p>
          </table:table-cell>
          <table:table-cell office:value-type="float" office:value="1.59167509638348E+018" calcext:value-type="float">
            <text:p>1.59167509638348E+018</text:p>
          </table:table-cell>
          <table:table-cell/>
          <table:table-cell office:value-type="float" office:value="74.536315918" calcext:value-type="float">
            <text:p>74.536315918</text:p>
          </table:table-cell>
          <table:table-cell office:value-type="float" office:value="69.3458938599" calcext:value-type="float">
            <text:p>69.3458938599</text:p>
          </table:table-cell>
          <table:table-cell office:value-type="float" office:value="-0.0606471039355" calcext:value-type="float">
            <text:p>-0.0606471039355</text:p>
          </table:table-cell>
          <table:table-cell office:value-type="float" office:value="388.348266602" calcext:value-type="float">
            <text:p>388.348266602</text:p>
          </table:table-cell>
          <table:table-cell office:value-type="float" office:value="256.739562988" calcext:value-type="float">
            <text:p>256.739562988</text:p>
          </table:table-cell>
          <table:table-cell office:value-type="float" office:value="59.4422607422" calcext:value-type="float">
            <text:p>59.4422607422</text:p>
          </table:table-cell>
          <table:table-cell/>
          <table:table-cell office:value-type="float" office:value="1.59167509639906E+018" calcext:value-type="float">
            <text:p>1.59167509639906E+018</text:p>
          </table:table-cell>
          <table:table-cell office:value-type="float" office:value="3920" calcext:value-type="float">
            <text:p>3920</text:p>
          </table:table-cell>
          <table:table-cell office:value-type="float" office:value="1.59167509638348E+018" calcext:value-type="float">
            <text:p>1.591675096383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43643E+018" calcext:value-type="float">
            <text:p>1.59167509643643E+018</text:p>
          </table:table-cell>
          <table:table-cell office:value-type="float" office:value="3922" calcext:value-type="float">
            <text:p>3922</text:p>
          </table:table-cell>
          <table:table-cell office:value-type="float" office:value="1.59167509641919E+018" calcext:value-type="float">
            <text:p>1.59167509641919E+018</text:p>
          </table:table-cell>
          <table:table-cell/>
          <table:table-cell office:value-type="float" office:value="78.5966033936" calcext:value-type="float">
            <text:p>78.5966033936</text:p>
          </table:table-cell>
          <table:table-cell office:value-type="float" office:value="69.2660980225" calcext:value-type="float">
            <text:p>69.2660980225</text:p>
          </table:table-cell>
          <table:table-cell office:value-type="float" office:value="-0.467830181122" calcext:value-type="float">
            <text:p>-0.467830181122</text:p>
          </table:table-cell>
          <table:table-cell office:value-type="float" office:value="387.807861328" calcext:value-type="float">
            <text:p>387.807861328</text:p>
          </table:table-cell>
          <table:table-cell office:value-type="float" office:value="258.863433838" calcext:value-type="float">
            <text:p>258.863433838</text:p>
          </table:table-cell>
          <table:table-cell office:value-type="float" office:value="59.4422607422" calcext:value-type="float">
            <text:p>59.4422607422</text:p>
          </table:table-cell>
          <table:table-cell/>
          <table:table-cell office:value-type="float" office:value="1.59167509643756E+018" calcext:value-type="float">
            <text:p>1.59167509643756E+018</text:p>
          </table:table-cell>
          <table:table-cell office:value-type="float" office:value="3921" calcext:value-type="float">
            <text:p>3921</text:p>
          </table:table-cell>
          <table:table-cell office:value-type="float" office:value="1.59167509641919E+018" calcext:value-type="float">
            <text:p>1.591675096419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46037E+018" calcext:value-type="float">
            <text:p>1.59167509646037E+018</text:p>
          </table:table-cell>
          <table:table-cell office:value-type="float" office:value="3923" calcext:value-type="float">
            <text:p>3923</text:p>
          </table:table-cell>
          <table:table-cell office:value-type="float" office:value="1.59167509644612E+018" calcext:value-type="float">
            <text:p>1.59167509644612E+018</text:p>
          </table:table-cell>
          <table:table-cell/>
          <table:table-cell office:value-type="float" office:value="77.182800293" calcext:value-type="float">
            <text:p>77.182800293</text:p>
          </table:table-cell>
          <table:table-cell office:value-type="float" office:value="68.3656997681" calcext:value-type="float">
            <text:p>68.3656997681</text:p>
          </table:table-cell>
          <table:table-cell office:value-type="float" office:value="0.0499569065869" calcext:value-type="float">
            <text:p>0.0499569065869</text:p>
          </table:table-cell>
          <table:table-cell office:value-type="float" office:value="389.184570312" calcext:value-type="float">
            <text:p>389.184570312</text:p>
          </table:table-cell>
          <table:table-cell office:value-type="float" office:value="257.62979126" calcext:value-type="float">
            <text:p>257.62979126</text:p>
          </table:table-cell>
          <table:table-cell office:value-type="float" office:value="60.0555152893" calcext:value-type="float">
            <text:p>60.0555152893</text:p>
          </table:table-cell>
          <table:table-cell/>
          <table:table-cell office:value-type="float" office:value="1.59167509646215E+018" calcext:value-type="float">
            <text:p>1.59167509646215E+018</text:p>
          </table:table-cell>
          <table:table-cell office:value-type="float" office:value="3922" calcext:value-type="float">
            <text:p>3922</text:p>
          </table:table-cell>
          <table:table-cell office:value-type="float" office:value="1.59167509644612E+018" calcext:value-type="float">
            <text:p>1.591675096446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49461E+018" calcext:value-type="float">
            <text:p>1.59167509649461E+018</text:p>
          </table:table-cell>
          <table:table-cell office:value-type="float" office:value="3924" calcext:value-type="float">
            <text:p>3924</text:p>
          </table:table-cell>
          <table:table-cell office:value-type="float" office:value="1.59167509647937E+018" calcext:value-type="float">
            <text:p>1.59167509647937E+018</text:p>
          </table:table-cell>
          <table:table-cell/>
          <table:table-cell office:value-type="float" office:value="76.865272522" calcext:value-type="float">
            <text:p>76.865272522</text:p>
          </table:table-cell>
          <table:table-cell office:value-type="float" office:value="68.5779647827" calcext:value-type="float">
            <text:p>68.5779647827</text:p>
          </table:table-cell>
          <table:table-cell office:value-type="float" office:value="0.110586166382" calcext:value-type="float">
            <text:p>0.110586166382</text:p>
          </table:table-cell>
          <table:table-cell office:value-type="float" office:value="388.943664551" calcext:value-type="float">
            <text:p>388.943664551</text:p>
          </table:table-cell>
          <table:table-cell office:value-type="float" office:value="257.80682373" calcext:value-type="float">
            <text:p>257.80682373</text:p>
          </table:table-cell>
          <table:table-cell office:value-type="float" office:value="60.0555152893" calcext:value-type="float">
            <text:p>60.0555152893</text:p>
          </table:table-cell>
          <table:table-cell/>
          <table:table-cell office:value-type="float" office:value="1.59167509649598E+018" calcext:value-type="float">
            <text:p>1.59167509649598E+018</text:p>
          </table:table-cell>
          <table:table-cell office:value-type="float" office:value="3923" calcext:value-type="float">
            <text:p>3923</text:p>
          </table:table-cell>
          <table:table-cell office:value-type="float" office:value="1.59167509647937E+018" calcext:value-type="float">
            <text:p>1.5916750964793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52892E+018" calcext:value-type="float">
            <text:p>1.59167509652892E+018</text:p>
          </table:table-cell>
          <table:table-cell office:value-type="float" office:value="3925" calcext:value-type="float">
            <text:p>3925</text:p>
          </table:table-cell>
          <table:table-cell office:value-type="float" office:value="1.59167509651438E+018" calcext:value-type="float">
            <text:p>1.59167509651438E+018</text:p>
          </table:table-cell>
          <table:table-cell/>
          <table:table-cell office:value-type="float" office:value="75.8413619995" calcext:value-type="float">
            <text:p>75.8413619995</text:p>
          </table:table-cell>
          <table:table-cell office:value-type="float" office:value="67.3583908081" calcext:value-type="float">
            <text:p>67.3583908081</text:p>
          </table:table-cell>
          <table:table-cell office:value-type="float" office:value="-0.0603939704597" calcext:value-type="float">
            <text:p>-0.0603939704597</text:p>
          </table:table-cell>
          <table:table-cell office:value-type="float" office:value="389.988311768" calcext:value-type="float">
            <text:p>389.988311768</text:p>
          </table:table-cell>
          <table:table-cell office:value-type="float" office:value="256.950958252" calcext:value-type="float">
            <text:p>256.950958252</text:p>
          </table:table-cell>
          <table:table-cell office:value-type="float" office:value="60.4596939087" calcext:value-type="float">
            <text:p>60.4596939087</text:p>
          </table:table-cell>
          <table:table-cell/>
          <table:table-cell office:value-type="float" office:value="1.5916750965304E+018" calcext:value-type="float">
            <text:p>1.5916750965304E+018</text:p>
          </table:table-cell>
          <table:table-cell office:value-type="float" office:value="3924" calcext:value-type="float">
            <text:p>3924</text:p>
          </table:table-cell>
          <table:table-cell office:value-type="float" office:value="1.59167509651438E+018" calcext:value-type="float">
            <text:p>1.5916750965143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5704E+018" calcext:value-type="float">
            <text:p>1.5916750965704E+018</text:p>
          </table:table-cell>
          <table:table-cell office:value-type="float" office:value="3926" calcext:value-type="float">
            <text:p>3926</text:p>
          </table:table-cell>
          <table:table-cell office:value-type="float" office:value="1.59167509654644E+018" calcext:value-type="float">
            <text:p>1.59167509654644E+018</text:p>
          </table:table-cell>
          <table:table-cell/>
          <table:table-cell office:value-type="float" office:value="72.133605957" calcext:value-type="float">
            <text:p>72.133605957</text:p>
          </table:table-cell>
          <table:table-cell office:value-type="float" office:value="64.5283432007" calcext:value-type="float">
            <text:p>64.5283432007</text:p>
          </table:table-cell>
          <table:table-cell office:value-type="float" office:value="-0.740198850632" calcext:value-type="float">
            <text:p>-0.740198850632</text:p>
          </table:table-cell>
          <table:table-cell office:value-type="float" office:value="392.356414795" calcext:value-type="float">
            <text:p>392.356414795</text:p>
          </table:table-cell>
          <table:table-cell office:value-type="float" office:value="257.501647949" calcext:value-type="float">
            <text:p>257.501647949</text:p>
          </table:table-cell>
          <table:table-cell office:value-type="float" office:value="60.4596939087" calcext:value-type="float">
            <text:p>60.4596939087</text:p>
          </table:table-cell>
          <table:table-cell/>
          <table:table-cell office:value-type="float" office:value="1.59167509657198E+018" calcext:value-type="float">
            <text:p>1.59167509657198E+018</text:p>
          </table:table-cell>
          <table:table-cell office:value-type="float" office:value="3925" calcext:value-type="float">
            <text:p>3925</text:p>
          </table:table-cell>
          <table:table-cell office:value-type="float" office:value="1.59167509654644E+018" calcext:value-type="float">
            <text:p>1.591675096546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60202E+018" calcext:value-type="float">
            <text:p>1.59167509660202E+018</text:p>
          </table:table-cell>
          <table:table-cell office:value-type="float" office:value="3927" calcext:value-type="float">
            <text:p>3927</text:p>
          </table:table-cell>
          <table:table-cell office:value-type="float" office:value="1.59167509657734E+018" calcext:value-type="float">
            <text:p>1.59167509657734E+018</text:p>
          </table:table-cell>
          <table:table-cell/>
          <table:table-cell office:value-type="float" office:value="77.0025787354" calcext:value-type="float">
            <text:p>77.0025787354</text:p>
          </table:table-cell>
          <table:table-cell office:value-type="float" office:value="71.5915374756" calcext:value-type="float">
            <text:p>71.5915374756</text:p>
          </table:table-cell>
          <table:table-cell office:value-type="float" office:value="0.138634577394" calcext:value-type="float">
            <text:p>0.138634577394</text:p>
          </table:table-cell>
          <table:table-cell office:value-type="float" office:value="390.051422119" calcext:value-type="float">
            <text:p>390.051422119</text:p>
          </table:table-cell>
          <table:table-cell office:value-type="float" office:value="258.73638916" calcext:value-type="float">
            <text:p>258.73638916</text:p>
          </table:table-cell>
          <table:table-cell office:value-type="float" office:value="60.6848182678" calcext:value-type="float">
            <text:p>60.6848182678</text:p>
          </table:table-cell>
          <table:table-cell/>
          <table:table-cell office:value-type="float" office:value="1.59167509660345E+018" calcext:value-type="float">
            <text:p>1.59167509660345E+018</text:p>
          </table:table-cell>
          <table:table-cell office:value-type="float" office:value="3926" calcext:value-type="float">
            <text:p>3926</text:p>
          </table:table-cell>
          <table:table-cell office:value-type="float" office:value="1.59167509657734E+018" calcext:value-type="float">
            <text:p>1.591675096577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63301E+018" calcext:value-type="float">
            <text:p>1.59167509663301E+018</text:p>
          </table:table-cell>
          <table:table-cell office:value-type="float" office:value="3928" calcext:value-type="float">
            <text:p>3928</text:p>
          </table:table-cell>
          <table:table-cell office:value-type="float" office:value="1.59167509661905E+018" calcext:value-type="float">
            <text:p>1.59167509661905E+018</text:p>
          </table:table-cell>
          <table:table-cell/>
          <table:table-cell office:value-type="float" office:value="76.3227462769" calcext:value-type="float">
            <text:p>76.3227462769</text:p>
          </table:table-cell>
          <table:table-cell office:value-type="float" office:value="72.5141372681" calcext:value-type="float">
            <text:p>72.5141372681</text:p>
          </table:table-cell>
          <table:table-cell office:value-type="float" office:value="-0.333300322294" calcext:value-type="float">
            <text:p>-0.333300322294</text:p>
          </table:table-cell>
          <table:table-cell office:value-type="float" office:value="390.395751953" calcext:value-type="float">
            <text:p>390.395751953</text:p>
          </table:table-cell>
          <table:table-cell office:value-type="float" office:value="259.140258789" calcext:value-type="float">
            <text:p>259.140258789</text:p>
          </table:table-cell>
          <table:table-cell office:value-type="float" office:value="60.6848182678" calcext:value-type="float">
            <text:p>60.6848182678</text:p>
          </table:table-cell>
          <table:table-cell/>
          <table:table-cell office:value-type="float" office:value="1.59167509663448E+018" calcext:value-type="float">
            <text:p>1.59167509663448E+018</text:p>
          </table:table-cell>
          <table:table-cell office:value-type="float" office:value="3927" calcext:value-type="float">
            <text:p>3927</text:p>
          </table:table-cell>
          <table:table-cell office:value-type="float" office:value="1.59167509661905E+018" calcext:value-type="float">
            <text:p>1.591675096619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66553E+018" calcext:value-type="float">
            <text:p>1.59167509666553E+018</text:p>
          </table:table-cell>
          <table:table-cell office:value-type="float" office:value="3929" calcext:value-type="float">
            <text:p>3929</text:p>
          </table:table-cell>
          <table:table-cell office:value-type="float" office:value="1.59167509665121E+018" calcext:value-type="float">
            <text:p>1.59167509665121E+018</text:p>
          </table:table-cell>
          <table:table-cell/>
          <table:table-cell office:value-type="float" office:value="75.9252090454" calcext:value-type="float">
            <text:p>75.9252090454</text:p>
          </table:table-cell>
          <table:table-cell office:value-type="float" office:value="70.1692428589" calcext:value-type="float">
            <text:p>70.1692428589</text:p>
          </table:table-cell>
          <table:table-cell office:value-type="float" office:value="-0.264724612236" calcext:value-type="float">
            <text:p>-0.264724612236</text:p>
          </table:table-cell>
          <table:table-cell office:value-type="float" office:value="390.068756104" calcext:value-type="float">
            <text:p>390.068756104</text:p>
          </table:table-cell>
          <table:table-cell office:value-type="float" office:value="257.881011963" calcext:value-type="float">
            <text:p>257.881011963</text:p>
          </table:table-cell>
          <table:table-cell office:value-type="float" office:value="61.2421417236" calcext:value-type="float">
            <text:p>61.2421417236</text:p>
          </table:table-cell>
          <table:table-cell/>
          <table:table-cell office:value-type="float" office:value="1.59167509666799E+018" calcext:value-type="float">
            <text:p>1.59167509666799E+018</text:p>
          </table:table-cell>
          <table:table-cell office:value-type="float" office:value="3928" calcext:value-type="float">
            <text:p>3928</text:p>
          </table:table-cell>
          <table:table-cell office:value-type="float" office:value="1.59167509665121E+018" calcext:value-type="float">
            <text:p>1.591675096651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69979E+018" calcext:value-type="float">
            <text:p>1.59167509669979E+018</text:p>
          </table:table-cell>
          <table:table-cell office:value-type="float" office:value="3930" calcext:value-type="float">
            <text:p>3930</text:p>
          </table:table-cell>
          <table:table-cell office:value-type="float" office:value="1.59167509668325E+018" calcext:value-type="float">
            <text:p>1.59167509668325E+018</text:p>
          </table:table-cell>
          <table:table-cell/>
          <table:table-cell office:value-type="float" office:value="76.2343826294" calcext:value-type="float">
            <text:p>76.2343826294</text:p>
          </table:table-cell>
          <table:table-cell office:value-type="float" office:value="68.1129455566" calcext:value-type="float">
            <text:p>68.1129455566</text:p>
          </table:table-cell>
          <table:table-cell office:value-type="float" office:value="0.225001558661" calcext:value-type="float">
            <text:p>0.225001558661</text:p>
          </table:table-cell>
          <table:table-cell office:value-type="float" office:value="391.142059326" calcext:value-type="float">
            <text:p>391.142059326</text:p>
          </table:table-cell>
          <table:table-cell office:value-type="float" office:value="257.048522949" calcext:value-type="float">
            <text:p>257.048522949</text:p>
          </table:table-cell>
          <table:table-cell office:value-type="float" office:value="61.2421417236" calcext:value-type="float">
            <text:p>61.2421417236</text:p>
          </table:table-cell>
          <table:table-cell/>
          <table:table-cell office:value-type="float" office:value="1.59167509670047E+018" calcext:value-type="float">
            <text:p>1.59167509670047E+018</text:p>
          </table:table-cell>
          <table:table-cell office:value-type="float" office:value="3929" calcext:value-type="float">
            <text:p>3929</text:p>
          </table:table-cell>
          <table:table-cell office:value-type="float" office:value="1.59167509668325E+018" calcext:value-type="float">
            <text:p>1.591675096683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73376E+018" calcext:value-type="float">
            <text:p>1.59167509673376E+018</text:p>
          </table:table-cell>
          <table:table-cell office:value-type="float" office:value="3931" calcext:value-type="float">
            <text:p>3931</text:p>
          </table:table-cell>
          <table:table-cell office:value-type="float" office:value="1.59167509671925E+018" calcext:value-type="float">
            <text:p>1.59167509671925E+018</text:p>
          </table:table-cell>
          <table:table-cell/>
          <table:table-cell office:value-type="float" office:value="77.4011230469" calcext:value-type="float">
            <text:p>77.4011230469</text:p>
          </table:table-cell>
          <table:table-cell office:value-type="float" office:value="64.3317489624" calcext:value-type="float">
            <text:p>64.3317489624</text:p>
          </table:table-cell>
          <table:table-cell office:value-type="float" office:value="0.222529739141" calcext:value-type="float">
            <text:p>0.222529739141</text:p>
          </table:table-cell>
          <table:table-cell office:value-type="float" office:value="392.051208496" calcext:value-type="float">
            <text:p>392.051208496</text:p>
          </table:table-cell>
          <table:table-cell office:value-type="float" office:value="255.851516724" calcext:value-type="float">
            <text:p>255.851516724</text:p>
          </table:table-cell>
          <table:table-cell office:value-type="float" office:value="61.6881904602" calcext:value-type="float">
            <text:p>61.6881904602</text:p>
          </table:table-cell>
          <table:table-cell/>
          <table:table-cell office:value-type="float" office:value="1.59167509673535E+018" calcext:value-type="float">
            <text:p>1.59167509673535E+018</text:p>
          </table:table-cell>
          <table:table-cell office:value-type="float" office:value="3930" calcext:value-type="float">
            <text:p>3930</text:p>
          </table:table-cell>
          <table:table-cell office:value-type="float" office:value="1.59167509671925E+018" calcext:value-type="float">
            <text:p>1.591675096719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76656E+018" calcext:value-type="float">
            <text:p>1.59167509676656E+018</text:p>
          </table:table-cell>
          <table:table-cell office:value-type="float" office:value="3932" calcext:value-type="float">
            <text:p>3932</text:p>
          </table:table-cell>
          <table:table-cell office:value-type="float" office:value="1.59167509675112E+018" calcext:value-type="float">
            <text:p>1.59167509675112E+018</text:p>
          </table:table-cell>
          <table:table-cell/>
          <table:table-cell office:value-type="float" office:value="75.2818145752" calcext:value-type="float">
            <text:p>75.2818145752</text:p>
          </table:table-cell>
          <table:table-cell office:value-type="float" office:value="62.2835083008" calcext:value-type="float">
            <text:p>62.2835083008</text:p>
          </table:table-cell>
          <table:table-cell office:value-type="float" office:value="0.262470513582" calcext:value-type="float">
            <text:p>0.262470513582</text:p>
          </table:table-cell>
          <table:table-cell office:value-type="float" office:value="393.721588135" calcext:value-type="float">
            <text:p>393.721588135</text:p>
          </table:table-cell>
          <table:table-cell office:value-type="float" office:value="255.803970337" calcext:value-type="float">
            <text:p>255.803970337</text:p>
          </table:table-cell>
          <table:table-cell office:value-type="float" office:value="61.6881904602" calcext:value-type="float">
            <text:p>61.6881904602</text:p>
          </table:table-cell>
          <table:table-cell/>
          <table:table-cell office:value-type="float" office:value="1.59167509676705E+018" calcext:value-type="float">
            <text:p>1.59167509676705E+018</text:p>
          </table:table-cell>
          <table:table-cell office:value-type="float" office:value="3931" calcext:value-type="float">
            <text:p>3931</text:p>
          </table:table-cell>
          <table:table-cell office:value-type="float" office:value="1.59167509675112E+018" calcext:value-type="float">
            <text:p>1.591675096751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80053E+018" calcext:value-type="float">
            <text:p>1.59167509680053E+018</text:p>
          </table:table-cell>
          <table:table-cell office:value-type="float" office:value="3933" calcext:value-type="float">
            <text:p>3933</text:p>
          </table:table-cell>
          <table:table-cell office:value-type="float" office:value="1.59167509678317E+018" calcext:value-type="float">
            <text:p>1.59167509678317E+018</text:p>
          </table:table-cell>
          <table:table-cell/>
          <table:table-cell office:value-type="float" office:value="75.17943573" calcext:value-type="float">
            <text:p>75.17943573</text:p>
          </table:table-cell>
          <table:table-cell office:value-type="float" office:value="68.2736053467" calcext:value-type="float">
            <text:p>68.2736053467</text:p>
          </table:table-cell>
          <table:table-cell office:value-type="float" office:value="-0.0393016003072" calcext:value-type="float">
            <text:p>-0.0393016003072</text:p>
          </table:table-cell>
          <table:table-cell office:value-type="float" office:value="391.247314453" calcext:value-type="float">
            <text:p>391.247314453</text:p>
          </table:table-cell>
          <table:table-cell office:value-type="float" office:value="256.904083252" calcext:value-type="float">
            <text:p>256.904083252</text:p>
          </table:table-cell>
          <table:table-cell office:value-type="float" office:value="62.1062660217" calcext:value-type="float">
            <text:p>62.1062660217</text:p>
          </table:table-cell>
          <table:table-cell/>
          <table:table-cell office:value-type="float" office:value="1.59167509680176E+018" calcext:value-type="float">
            <text:p>1.59167509680176E+018</text:p>
          </table:table-cell>
          <table:table-cell office:value-type="float" office:value="3932" calcext:value-type="float">
            <text:p>3932</text:p>
          </table:table-cell>
          <table:table-cell office:value-type="float" office:value="1.59167509678317E+018" calcext:value-type="float">
            <text:p>1.591675096783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83429E+018" calcext:value-type="float">
            <text:p>1.59167509683429E+018</text:p>
          </table:table-cell>
          <table:table-cell office:value-type="float" office:value="3934" calcext:value-type="float">
            <text:p>3934</text:p>
          </table:table-cell>
          <table:table-cell office:value-type="float" office:value="1.59167509681938E+018" calcext:value-type="float">
            <text:p>1.59167509681938E+018</text:p>
          </table:table-cell>
          <table:table-cell/>
          <table:table-cell office:value-type="float" office:value="74.5120620728" calcext:value-type="float">
            <text:p>74.5120620728</text:p>
          </table:table-cell>
          <table:table-cell office:value-type="float" office:value="60.1628799438" calcext:value-type="float">
            <text:p>60.1628799438</text:p>
          </table:table-cell>
          <table:table-cell office:value-type="float" office:value="0.0633966848254" calcext:value-type="float">
            <text:p>0.0633966848254</text:p>
          </table:table-cell>
          <table:table-cell office:value-type="float" office:value="392.571868896" calcext:value-type="float">
            <text:p>392.571868896</text:p>
          </table:table-cell>
          <table:table-cell office:value-type="float" office:value="255.657241821" calcext:value-type="float">
            <text:p>255.657241821</text:p>
          </table:table-cell>
          <table:table-cell office:value-type="float" office:value="62.1062660217" calcext:value-type="float">
            <text:p>62.1062660217</text:p>
          </table:table-cell>
          <table:table-cell/>
          <table:table-cell office:value-type="float" office:value="1.59167509683492E+018" calcext:value-type="float">
            <text:p>1.59167509683492E+018</text:p>
          </table:table-cell>
          <table:table-cell office:value-type="float" office:value="3933" calcext:value-type="float">
            <text:p>3933</text:p>
          </table:table-cell>
          <table:table-cell office:value-type="float" office:value="1.59167509681938E+018" calcext:value-type="float">
            <text:p>1.5916750968193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8667E+018" calcext:value-type="float">
            <text:p>1.5916750968667E+018</text:p>
          </table:table-cell>
          <table:table-cell office:value-type="float" office:value="3935" calcext:value-type="float">
            <text:p>3935</text:p>
          </table:table-cell>
          <table:table-cell office:value-type="float" office:value="1.59167509685119E+018" calcext:value-type="float">
            <text:p>1.59167509685119E+018</text:p>
          </table:table-cell>
          <table:table-cell/>
          <table:table-cell office:value-type="float" office:value="64.9174194336" calcext:value-type="float">
            <text:p>64.9174194336</text:p>
          </table:table-cell>
          <table:table-cell office:value-type="float" office:value="60.8200950623" calcext:value-type="float">
            <text:p>60.8200950623</text:p>
          </table:table-cell>
          <table:table-cell office:value-type="float" office:value="1.36467432976" calcext:value-type="float">
            <text:p>1.36467432976</text:p>
          </table:table-cell>
          <table:table-cell office:value-type="float" office:value="390.163787842" calcext:value-type="float">
            <text:p>390.163787842</text:p>
          </table:table-cell>
          <table:table-cell office:value-type="float" office:value="255.683227539" calcext:value-type="float">
            <text:p>255.683227539</text:p>
          </table:table-cell>
          <table:table-cell office:value-type="float" office:value="62.453212738" calcext:value-type="float">
            <text:p>62.453212738</text:p>
          </table:table-cell>
          <table:table-cell/>
          <table:table-cell office:value-type="float" office:value="1.59167509686789E+018" calcext:value-type="float">
            <text:p>1.59167509686789E+018</text:p>
          </table:table-cell>
          <table:table-cell office:value-type="float" office:value="3934" calcext:value-type="float">
            <text:p>3934</text:p>
          </table:table-cell>
          <table:table-cell office:value-type="float" office:value="1.59167509685119E+018" calcext:value-type="float">
            <text:p>1.591675096851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89859E+018" calcext:value-type="float">
            <text:p>1.59167509689859E+018</text:p>
          </table:table-cell>
          <table:table-cell office:value-type="float" office:value="3936" calcext:value-type="float">
            <text:p>3936</text:p>
          </table:table-cell>
          <table:table-cell office:value-type="float" office:value="1.5916750968835E+018" calcext:value-type="float">
            <text:p>1.5916750968835E+018</text:p>
          </table:table-cell>
          <table:table-cell/>
          <table:table-cell office:value-type="float" office:value="63.8721847534" calcext:value-type="float">
            <text:p>63.8721847534</text:p>
          </table:table-cell>
          <table:table-cell office:value-type="float" office:value="58.1636009216" calcext:value-type="float">
            <text:p>58.1636009216</text:p>
          </table:table-cell>
          <table:table-cell office:value-type="float" office:value="0.351487994194" calcext:value-type="float">
            <text:p>0.351487994194</text:p>
          </table:table-cell>
          <table:table-cell office:value-type="float" office:value="390.401031494" calcext:value-type="float">
            <text:p>390.401031494</text:p>
          </table:table-cell>
          <table:table-cell office:value-type="float" office:value="257.242614746" calcext:value-type="float">
            <text:p>257.242614746</text:p>
          </table:table-cell>
          <table:table-cell office:value-type="float" office:value="62.453212738" calcext:value-type="float">
            <text:p>62.453212738</text:p>
          </table:table-cell>
          <table:table-cell/>
          <table:table-cell office:value-type="float" office:value="1.59167509690054E+018" calcext:value-type="float">
            <text:p>1.59167509690054E+018</text:p>
          </table:table-cell>
          <table:table-cell office:value-type="float" office:value="3935" calcext:value-type="float">
            <text:p>3935</text:p>
          </table:table-cell>
          <table:table-cell office:value-type="float" office:value="1.5916750968835E+018" calcext:value-type="float">
            <text:p>1.591675096883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93462E+018" calcext:value-type="float">
            <text:p>1.59167509693462E+018</text:p>
          </table:table-cell>
          <table:table-cell office:value-type="float" office:value="3937" calcext:value-type="float">
            <text:p>3937</text:p>
          </table:table-cell>
          <table:table-cell office:value-type="float" office:value="1.59167509691965E+018" calcext:value-type="float">
            <text:p>1.59167509691965E+018</text:p>
          </table:table-cell>
          <table:table-cell/>
          <table:table-cell office:value-type="float" office:value="67.1250610352" calcext:value-type="float">
            <text:p>67.1250610352</text:p>
          </table:table-cell>
          <table:table-cell office:value-type="float" office:value="57.2459907532" calcext:value-type="float">
            <text:p>57.2459907532</text:p>
          </table:table-cell>
          <table:table-cell office:value-type="float" office:value="0.379507780075" calcext:value-type="float">
            <text:p>0.379507780075</text:p>
          </table:table-cell>
          <table:table-cell office:value-type="float" office:value="390.006500244" calcext:value-type="float">
            <text:p>390.006500244</text:p>
          </table:table-cell>
          <table:table-cell office:value-type="float" office:value="254.063659668" calcext:value-type="float">
            <text:p>254.063659668</text:p>
          </table:table-cell>
          <table:table-cell office:value-type="float" office:value="62.8491821289" calcext:value-type="float">
            <text:p>62.8491821289</text:p>
          </table:table-cell>
          <table:table-cell/>
          <table:table-cell office:value-type="float" office:value="1.59167509693629E+018" calcext:value-type="float">
            <text:p>1.59167509693629E+018</text:p>
          </table:table-cell>
          <table:table-cell office:value-type="float" office:value="3936" calcext:value-type="float">
            <text:p>3936</text:p>
          </table:table-cell>
          <table:table-cell office:value-type="float" office:value="1.59167509691965E+018" calcext:value-type="float">
            <text:p>1.5916750969196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96645E+018" calcext:value-type="float">
            <text:p>1.59167509696645E+018</text:p>
          </table:table-cell>
          <table:table-cell office:value-type="float" office:value="3938" calcext:value-type="float">
            <text:p>3938</text:p>
          </table:table-cell>
          <table:table-cell office:value-type="float" office:value="1.59167509695163E+018" calcext:value-type="float">
            <text:p>1.59167509695163E+018</text:p>
          </table:table-cell>
          <table:table-cell/>
          <table:table-cell office:value-type="float" office:value="67.8707275391" calcext:value-type="float">
            <text:p>67.8707275391</text:p>
          </table:table-cell>
          <table:table-cell office:value-type="float" office:value="58.9225578308" calcext:value-type="float">
            <text:p>58.9225578308</text:p>
          </table:table-cell>
          <table:table-cell office:value-type="float" office:value="0.176324695349" calcext:value-type="float">
            <text:p>0.176324695349</text:p>
          </table:table-cell>
          <table:table-cell office:value-type="float" office:value="389.897857666" calcext:value-type="float">
            <text:p>389.897857666</text:p>
          </table:table-cell>
          <table:table-cell office:value-type="float" office:value="255.408752441" calcext:value-type="float">
            <text:p>255.408752441</text:p>
          </table:table-cell>
          <table:table-cell office:value-type="float" office:value="62.8491821289" calcext:value-type="float">
            <text:p>62.8491821289</text:p>
          </table:table-cell>
          <table:table-cell/>
          <table:table-cell office:value-type="float" office:value="1.59167509696721E+018" calcext:value-type="float">
            <text:p>1.59167509696721E+018</text:p>
          </table:table-cell>
          <table:table-cell office:value-type="float" office:value="3937" calcext:value-type="float">
            <text:p>3937</text:p>
          </table:table-cell>
          <table:table-cell office:value-type="float" office:value="1.59167509695163E+018" calcext:value-type="float">
            <text:p>1.5916750969516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699778E+018" calcext:value-type="float">
            <text:p>1.59167509699778E+018</text:p>
          </table:table-cell>
          <table:table-cell office:value-type="float" office:value="3939" calcext:value-type="float">
            <text:p>3939</text:p>
          </table:table-cell>
          <table:table-cell office:value-type="float" office:value="1.59167509698305E+018" calcext:value-type="float">
            <text:p>1.59167509698305E+018</text:p>
          </table:table-cell>
          <table:table-cell/>
          <table:table-cell office:value-type="float" office:value="65.0738601685" calcext:value-type="float">
            <text:p>65.0738601685</text:p>
          </table:table-cell>
          <table:table-cell office:value-type="float" office:value="56.9098014832" calcext:value-type="float">
            <text:p>56.9098014832</text:p>
          </table:table-cell>
          <table:table-cell office:value-type="float" office:value="0.115923538804" calcext:value-type="float">
            <text:p>0.115923538804</text:p>
          </table:table-cell>
          <table:table-cell office:value-type="float" office:value="391.753509521" calcext:value-type="float">
            <text:p>391.753509521</text:p>
          </table:table-cell>
          <table:table-cell office:value-type="float" office:value="255.309249878" calcext:value-type="float">
            <text:p>255.309249878</text:p>
          </table:table-cell>
          <table:table-cell office:value-type="float" office:value="63.2770423889" calcext:value-type="float">
            <text:p>63.2770423889</text:p>
          </table:table-cell>
          <table:table-cell/>
          <table:table-cell office:value-type="float" office:value="1.59167509699908E+018" calcext:value-type="float">
            <text:p>1.59167509699908E+018</text:p>
          </table:table-cell>
          <table:table-cell office:value-type="float" office:value="3938" calcext:value-type="float">
            <text:p>3938</text:p>
          </table:table-cell>
          <table:table-cell office:value-type="float" office:value="1.59167509698305E+018" calcext:value-type="float">
            <text:p>1.591675096983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03945E+018" calcext:value-type="float">
            <text:p>1.59167509703945E+018</text:p>
          </table:table-cell>
          <table:table-cell office:value-type="float" office:value="3940" calcext:value-type="float">
            <text:p>3940</text:p>
          </table:table-cell>
          <table:table-cell office:value-type="float" office:value="1.59167509701909E+018" calcext:value-type="float">
            <text:p>1.59167509701909E+018</text:p>
          </table:table-cell>
          <table:table-cell/>
          <table:table-cell office:value-type="float" office:value="67.5642776489" calcext:value-type="float">
            <text:p>67.5642776489</text:p>
          </table:table-cell>
          <table:table-cell office:value-type="float" office:value="58.4350357056" calcext:value-type="float">
            <text:p>58.4350357056</text:p>
          </table:table-cell>
          <table:table-cell office:value-type="float" office:value="0.157897755504" calcext:value-type="float">
            <text:p>0.157897755504</text:p>
          </table:table-cell>
          <table:table-cell office:value-type="float" office:value="389.58190918" calcext:value-type="float">
            <text:p>389.58190918</text:p>
          </table:table-cell>
          <table:table-cell office:value-type="float" office:value="254.966598511" calcext:value-type="float">
            <text:p>254.966598511</text:p>
          </table:table-cell>
          <table:table-cell office:value-type="float" office:value="63.2770423889" calcext:value-type="float">
            <text:p>63.2770423889</text:p>
          </table:table-cell>
          <table:table-cell/>
          <table:table-cell office:value-type="float" office:value="1.59167509704065E+018" calcext:value-type="float">
            <text:p>1.59167509704065E+018</text:p>
          </table:table-cell>
          <table:table-cell office:value-type="float" office:value="3939" calcext:value-type="float">
            <text:p>3939</text:p>
          </table:table-cell>
          <table:table-cell office:value-type="float" office:value="1.59167509701909E+018" calcext:value-type="float">
            <text:p>1.591675097019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06825E+018" calcext:value-type="float">
            <text:p>1.59167509706825E+018</text:p>
          </table:table-cell>
          <table:table-cell office:value-type="float" office:value="3941" calcext:value-type="float">
            <text:p>3941</text:p>
          </table:table-cell>
          <table:table-cell office:value-type="float" office:value="1.5916750970512E+018" calcext:value-type="float">
            <text:p>1.5916750970512E+018</text:p>
          </table:table-cell>
          <table:table-cell/>
          <table:table-cell office:value-type="float" office:value="66.865196228" calcext:value-type="float">
            <text:p>66.865196228</text:p>
          </table:table-cell>
          <table:table-cell office:value-type="float" office:value="59.5102310181" calcext:value-type="float">
            <text:p>59.5102310181</text:p>
          </table:table-cell>
          <table:table-cell office:value-type="float" office:value="0.184152796865" calcext:value-type="float">
            <text:p>0.184152796865</text:p>
          </table:table-cell>
          <table:table-cell office:value-type="float" office:value="391.046234131" calcext:value-type="float">
            <text:p>391.046234131</text:p>
          </table:table-cell>
          <table:table-cell office:value-type="float" office:value="254.044906616" calcext:value-type="float">
            <text:p>254.044906616</text:p>
          </table:table-cell>
          <table:table-cell office:value-type="float" office:value="63.4066925049" calcext:value-type="float">
            <text:p>63.4066925049</text:p>
          </table:table-cell>
          <table:table-cell/>
          <table:table-cell office:value-type="float" office:value="1.59167509706902E+018" calcext:value-type="float">
            <text:p>1.59167509706902E+018</text:p>
          </table:table-cell>
          <table:table-cell office:value-type="float" office:value="3940" calcext:value-type="float">
            <text:p>3940</text:p>
          </table:table-cell>
          <table:table-cell office:value-type="float" office:value="1.5916750970512E+018" calcext:value-type="float">
            <text:p>1.59167509705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09797E+018" calcext:value-type="float">
            <text:p>1.59167509709797E+018</text:p>
          </table:table-cell>
          <table:table-cell office:value-type="float" office:value="3942" calcext:value-type="float">
            <text:p>3942</text:p>
          </table:table-cell>
          <table:table-cell office:value-type="float" office:value="1.59167509708345E+018" calcext:value-type="float">
            <text:p>1.59167509708345E+018</text:p>
          </table:table-cell>
          <table:table-cell/>
          <table:table-cell office:value-type="float" office:value="71.7058181763" calcext:value-type="float">
            <text:p>71.7058181763</text:p>
          </table:table-cell>
          <table:table-cell office:value-type="float" office:value="67.131149292" calcext:value-type="float">
            <text:p>67.131149292</text:p>
          </table:table-cell>
          <table:table-cell office:value-type="float" office:value="1.45560204983" calcext:value-type="float">
            <text:p>1.45560204983</text:p>
          </table:table-cell>
          <table:table-cell office:value-type="float" office:value="391.101196289" calcext:value-type="float">
            <text:p>391.101196289</text:p>
          </table:table-cell>
          <table:table-cell office:value-type="float" office:value="256.257568359" calcext:value-type="float">
            <text:p>256.257568359</text:p>
          </table:table-cell>
          <table:table-cell office:value-type="float" office:value="63.4066925049" calcext:value-type="float">
            <text:p>63.4066925049</text:p>
          </table:table-cell>
          <table:table-cell/>
          <table:table-cell office:value-type="float" office:value="1.59167509709965E+018" calcext:value-type="float">
            <text:p>1.59167509709965E+018</text:p>
          </table:table-cell>
          <table:table-cell office:value-type="float" office:value="3941" calcext:value-type="float">
            <text:p>3941</text:p>
          </table:table-cell>
          <table:table-cell office:value-type="float" office:value="1.59167509708345E+018" calcext:value-type="float">
            <text:p>1.591675097083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12967E+018" calcext:value-type="float">
            <text:p>1.59167509712967E+018</text:p>
          </table:table-cell>
          <table:table-cell office:value-type="float" office:value="3943" calcext:value-type="float">
            <text:p>3943</text:p>
          </table:table-cell>
          <table:table-cell office:value-type="float" office:value="1.59167509711334E+018" calcext:value-type="float">
            <text:p>1.59167509711334E+018</text:p>
          </table:table-cell>
          <table:table-cell/>
          <table:table-cell office:value-type="float" office:value="74.9016723633" calcext:value-type="float">
            <text:p>74.9016723633</text:p>
          </table:table-cell>
          <table:table-cell office:value-type="float" office:value="62.7673988342" calcext:value-type="float">
            <text:p>62.7673988342</text:p>
          </table:table-cell>
          <table:table-cell office:value-type="float" office:value="-0.330862998962" calcext:value-type="float">
            <text:p>-0.330862998962</text:p>
          </table:table-cell>
          <table:table-cell office:value-type="float" office:value="392.7215271" calcext:value-type="float">
            <text:p>392.7215271</text:p>
          </table:table-cell>
          <table:table-cell office:value-type="float" office:value="253.540359497" calcext:value-type="float">
            <text:p>253.540359497</text:p>
          </table:table-cell>
          <table:table-cell office:value-type="float" office:value="63.3292007446" calcext:value-type="float">
            <text:p>63.3292007446</text:p>
          </table:table-cell>
          <table:table-cell/>
          <table:table-cell office:value-type="float" office:value="1.59167509713156E+018" calcext:value-type="float">
            <text:p>1.59167509713156E+018</text:p>
          </table:table-cell>
          <table:table-cell office:value-type="float" office:value="3942" calcext:value-type="float">
            <text:p>3942</text:p>
          </table:table-cell>
          <table:table-cell office:value-type="float" office:value="1.59167509711334E+018" calcext:value-type="float">
            <text:p>1.591675097113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16758E+018" calcext:value-type="float">
            <text:p>1.59167509716758E+018</text:p>
          </table:table-cell>
          <table:table-cell office:value-type="float" office:value="3944" calcext:value-type="float">
            <text:p>3944</text:p>
          </table:table-cell>
          <table:table-cell office:value-type="float" office:value="1.59167509715142E+018" calcext:value-type="float">
            <text:p>1.59167509715142E+018</text:p>
          </table:table-cell>
          <table:table-cell/>
          <table:table-cell office:value-type="float" office:value="70.0784301758" calcext:value-type="float">
            <text:p>70.0784301758</text:p>
          </table:table-cell>
          <table:table-cell office:value-type="float" office:value="63.2654914856" calcext:value-type="float">
            <text:p>63.2654914856</text:p>
          </table:table-cell>
          <table:table-cell office:value-type="float" office:value="-0.398209035397" calcext:value-type="float">
            <text:p>-0.398209035397</text:p>
          </table:table-cell>
          <table:table-cell office:value-type="float" office:value="393.804901123" calcext:value-type="float">
            <text:p>393.804901123</text:p>
          </table:table-cell>
          <table:table-cell office:value-type="float" office:value="254.642181396" calcext:value-type="float">
            <text:p>254.642181396</text:p>
          </table:table-cell>
          <table:table-cell office:value-type="float" office:value="63.3292007446" calcext:value-type="float">
            <text:p>63.3292007446</text:p>
          </table:table-cell>
          <table:table-cell/>
          <table:table-cell office:value-type="float" office:value="1.59167509716812E+018" calcext:value-type="float">
            <text:p>1.59167509716812E+018</text:p>
          </table:table-cell>
          <table:table-cell office:value-type="float" office:value="3943" calcext:value-type="float">
            <text:p>3943</text:p>
          </table:table-cell>
          <table:table-cell office:value-type="float" office:value="1.59167509715142E+018" calcext:value-type="float">
            <text:p>1.591675097151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19782E+018" calcext:value-type="float">
            <text:p>1.59167509719782E+018</text:p>
          </table:table-cell>
          <table:table-cell office:value-type="float" office:value="3945" calcext:value-type="float">
            <text:p>3945</text:p>
          </table:table-cell>
          <table:table-cell office:value-type="float" office:value="1.59167509718338E+018" calcext:value-type="float">
            <text:p>1.59167509718338E+018</text:p>
          </table:table-cell>
          <table:table-cell/>
          <table:table-cell office:value-type="float" office:value="69.3974151611" calcext:value-type="float">
            <text:p>69.3974151611</text:p>
          </table:table-cell>
          <table:table-cell office:value-type="float" office:value="65.3098983765" calcext:value-type="float">
            <text:p>65.3098983765</text:p>
          </table:table-cell>
          <table:table-cell office:value-type="float" office:value="-0.311168789864" calcext:value-type="float">
            <text:p>-0.311168789864</text:p>
          </table:table-cell>
          <table:table-cell office:value-type="float" office:value="395.484161377" calcext:value-type="float">
            <text:p>395.484161377</text:p>
          </table:table-cell>
          <table:table-cell office:value-type="float" office:value="254.888183594" calcext:value-type="float">
            <text:p>254.888183594</text:p>
          </table:table-cell>
          <table:table-cell office:value-type="float" office:value="63.1480293274" calcext:value-type="float">
            <text:p>63.1480293274</text:p>
          </table:table-cell>
          <table:table-cell/>
          <table:table-cell office:value-type="float" office:value="1.59167509719973E+018" calcext:value-type="float">
            <text:p>1.59167509719973E+018</text:p>
          </table:table-cell>
          <table:table-cell office:value-type="float" office:value="3944" calcext:value-type="float">
            <text:p>3944</text:p>
          </table:table-cell>
          <table:table-cell office:value-type="float" office:value="1.59167509718338E+018" calcext:value-type="float">
            <text:p>1.5916750971833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23407E+018" calcext:value-type="float">
            <text:p>1.59167509723407E+018</text:p>
          </table:table-cell>
          <table:table-cell office:value-type="float" office:value="3946" calcext:value-type="float">
            <text:p>3946</text:p>
          </table:table-cell>
          <table:table-cell office:value-type="float" office:value="1.59167509721959E+018" calcext:value-type="float">
            <text:p>1.59167509721959E+018</text:p>
          </table:table-cell>
          <table:table-cell/>
          <table:table-cell office:value-type="float" office:value="83.2303924561" calcext:value-type="float">
            <text:p>83.2303924561</text:p>
          </table:table-cell>
          <table:table-cell office:value-type="float" office:value="69.6120834351" calcext:value-type="float">
            <text:p>69.6120834351</text:p>
          </table:table-cell>
          <table:table-cell office:value-type="float" office:value="0.0316094569862" calcext:value-type="float">
            <text:p>0.0316094569862</text:p>
          </table:table-cell>
          <table:table-cell office:value-type="float" office:value="399.05078125" calcext:value-type="float">
            <text:p>399.05078125</text:p>
          </table:table-cell>
          <table:table-cell office:value-type="float" office:value="255.916748047" calcext:value-type="float">
            <text:p>255.916748047</text:p>
          </table:table-cell>
          <table:table-cell office:value-type="float" office:value="63.1480293274" calcext:value-type="float">
            <text:p>63.1480293274</text:p>
          </table:table-cell>
          <table:table-cell/>
          <table:table-cell office:value-type="float" office:value="1.59167509723545E+018" calcext:value-type="float">
            <text:p>1.59167509723545E+018</text:p>
          </table:table-cell>
          <table:table-cell office:value-type="float" office:value="3945" calcext:value-type="float">
            <text:p>3945</text:p>
          </table:table-cell>
          <table:table-cell office:value-type="float" office:value="1.59167509721959E+018" calcext:value-type="float">
            <text:p>1.591675097219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26571E+018" calcext:value-type="float">
            <text:p>1.59167509726571E+018</text:p>
          </table:table-cell>
          <table:table-cell office:value-type="float" office:value="3947" calcext:value-type="float">
            <text:p>3947</text:p>
          </table:table-cell>
          <table:table-cell office:value-type="float" office:value="1.5916750972517E+018" calcext:value-type="float">
            <text:p>1.5916750972517E+018</text:p>
          </table:table-cell>
          <table:table-cell/>
          <table:table-cell office:value-type="float" office:value="77.6521453857" calcext:value-type="float">
            <text:p>77.6521453857</text:p>
          </table:table-cell>
          <table:table-cell office:value-type="float" office:value="71.3444976807" calcext:value-type="float">
            <text:p>71.3444976807</text:p>
          </table:table-cell>
          <table:table-cell office:value-type="float" office:value="0.18744751811" calcext:value-type="float">
            <text:p>0.18744751811</text:p>
          </table:table-cell>
          <table:table-cell office:value-type="float" office:value="397.621948242" calcext:value-type="float">
            <text:p>397.621948242</text:p>
          </table:table-cell>
          <table:table-cell office:value-type="float" office:value="255.847290039" calcext:value-type="float">
            <text:p>255.847290039</text:p>
          </table:table-cell>
          <table:table-cell office:value-type="float" office:value="63.826084137" calcext:value-type="float">
            <text:p>63.826084137</text:p>
          </table:table-cell>
          <table:table-cell/>
          <table:table-cell office:value-type="float" office:value="1.59167509726776E+018" calcext:value-type="float">
            <text:p>1.59167509726776E+018</text:p>
          </table:table-cell>
          <table:table-cell office:value-type="float" office:value="3946" calcext:value-type="float">
            <text:p>3946</text:p>
          </table:table-cell>
          <table:table-cell office:value-type="float" office:value="1.5916750972517E+018" calcext:value-type="float">
            <text:p>1.59167509725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29813E+018" calcext:value-type="float">
            <text:p>1.59167509729813E+018</text:p>
          </table:table-cell>
          <table:table-cell office:value-type="float" office:value="3948" calcext:value-type="float">
            <text:p>3948</text:p>
          </table:table-cell>
          <table:table-cell office:value-type="float" office:value="1.59167509728359E+018" calcext:value-type="float">
            <text:p>1.59167509728359E+018</text:p>
          </table:table-cell>
          <table:table-cell/>
          <table:table-cell office:value-type="float" office:value="82.8121185303" calcext:value-type="float">
            <text:p>82.8121185303</text:p>
          </table:table-cell>
          <table:table-cell office:value-type="float" office:value="70.2734603882" calcext:value-type="float">
            <text:p>70.2734603882</text:p>
          </table:table-cell>
          <table:table-cell office:value-type="float" office:value="0.0503413341939" calcext:value-type="float">
            <text:p>0.0503413341939</text:p>
          </table:table-cell>
          <table:table-cell office:value-type="float" office:value="397.723510742" calcext:value-type="float">
            <text:p>397.723510742</text:p>
          </table:table-cell>
          <table:table-cell office:value-type="float" office:value="255.229141235" calcext:value-type="float">
            <text:p>255.229141235</text:p>
          </table:table-cell>
          <table:table-cell office:value-type="float" office:value="63.826084137" calcext:value-type="float">
            <text:p>63.826084137</text:p>
          </table:table-cell>
          <table:table-cell/>
          <table:table-cell office:value-type="float" office:value="1.59167509729979E+018" calcext:value-type="float">
            <text:p>1.59167509729979E+018</text:p>
          </table:table-cell>
          <table:table-cell office:value-type="float" office:value="3947" calcext:value-type="float">
            <text:p>3947</text:p>
          </table:table-cell>
          <table:table-cell office:value-type="float" office:value="1.59167509728359E+018" calcext:value-type="float">
            <text:p>1.591675097283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33272E+018" calcext:value-type="float">
            <text:p>1.59167509733272E+018</text:p>
          </table:table-cell>
          <table:table-cell office:value-type="float" office:value="3949" calcext:value-type="float">
            <text:p>3949</text:p>
          </table:table-cell>
          <table:table-cell office:value-type="float" office:value="1.59167509731827E+018" calcext:value-type="float">
            <text:p>1.59167509731827E+018</text:p>
          </table:table-cell>
          <table:table-cell/>
          <table:table-cell office:value-type="float" office:value="84.2137832642" calcext:value-type="float">
            <text:p>84.2137832642</text:p>
          </table:table-cell>
          <table:table-cell office:value-type="float" office:value="72.5775680542" calcext:value-type="float">
            <text:p>72.5775680542</text:p>
          </table:table-cell>
          <table:table-cell office:value-type="float" office:value="0.229054883122" calcext:value-type="float">
            <text:p>0.229054883122</text:p>
          </table:table-cell>
          <table:table-cell office:value-type="float" office:value="397.201171875" calcext:value-type="float">
            <text:p>397.201171875</text:p>
          </table:table-cell>
          <table:table-cell office:value-type="float" office:value="255.473205566" calcext:value-type="float">
            <text:p>255.473205566</text:p>
          </table:table-cell>
          <table:table-cell office:value-type="float" office:value="64.4650878906" calcext:value-type="float">
            <text:p>64.4650878906</text:p>
          </table:table-cell>
          <table:table-cell/>
          <table:table-cell office:value-type="float" office:value="1.59167509733436E+018" calcext:value-type="float">
            <text:p>1.59167509733436E+018</text:p>
          </table:table-cell>
          <table:table-cell office:value-type="float" office:value="3948" calcext:value-type="float">
            <text:p>3948</text:p>
          </table:table-cell>
          <table:table-cell office:value-type="float" office:value="1.59167509731827E+018" calcext:value-type="float">
            <text:p>1.591675097318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37047E+018" calcext:value-type="float">
            <text:p>1.59167509737047E+018</text:p>
          </table:table-cell>
          <table:table-cell office:value-type="float" office:value="3950" calcext:value-type="float">
            <text:p>3950</text:p>
          </table:table-cell>
          <table:table-cell office:value-type="float" office:value="1.59167509735174E+018" calcext:value-type="float">
            <text:p>1.59167509735174E+018</text:p>
          </table:table-cell>
          <table:table-cell/>
          <table:table-cell office:value-type="float" office:value="82.6614532471" calcext:value-type="float">
            <text:p>82.6614532471</text:p>
          </table:table-cell>
          <table:table-cell office:value-type="float" office:value="73.5134887695" calcext:value-type="float">
            <text:p>73.5134887695</text:p>
          </table:table-cell>
          <table:table-cell office:value-type="float" office:value="0.176312178373" calcext:value-type="float">
            <text:p>0.176312178373</text:p>
          </table:table-cell>
          <table:table-cell office:value-type="float" office:value="398.923858643" calcext:value-type="float">
            <text:p>398.923858643</text:p>
          </table:table-cell>
          <table:table-cell office:value-type="float" office:value="255.467605591" calcext:value-type="float">
            <text:p>255.467605591</text:p>
          </table:table-cell>
          <table:table-cell office:value-type="float" office:value="64.4650878906" calcext:value-type="float">
            <text:p>64.4650878906</text:p>
          </table:table-cell>
          <table:table-cell/>
          <table:table-cell office:value-type="float" office:value="1.5916750973718E+018" calcext:value-type="float">
            <text:p>1.5916750973718E+018</text:p>
          </table:table-cell>
          <table:table-cell office:value-type="float" office:value="3949" calcext:value-type="float">
            <text:p>3949</text:p>
          </table:table-cell>
          <table:table-cell office:value-type="float" office:value="1.59167509735174E+018" calcext:value-type="float">
            <text:p>1.591675097351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40673E+018" calcext:value-type="float">
            <text:p>1.59167509740673E+018</text:p>
          </table:table-cell>
          <table:table-cell office:value-type="float" office:value="3951" calcext:value-type="float">
            <text:p>3951</text:p>
          </table:table-cell>
          <table:table-cell office:value-type="float" office:value="1.59167509738351E+018" calcext:value-type="float">
            <text:p>1.59167509738351E+018</text:p>
          </table:table-cell>
          <table:table-cell/>
          <table:table-cell office:value-type="float" office:value="78.9370727539" calcext:value-type="float">
            <text:p>78.9370727539</text:p>
          </table:table-cell>
          <table:table-cell office:value-type="float" office:value="73.1976318359" calcext:value-type="float">
            <text:p>73.1976318359</text:p>
          </table:table-cell>
          <table:table-cell office:value-type="float" office:value="0.154459089041" calcext:value-type="float">
            <text:p>0.154459089041</text:p>
          </table:table-cell>
          <table:table-cell office:value-type="float" office:value="396.427825928" calcext:value-type="float">
            <text:p>396.427825928</text:p>
          </table:table-cell>
          <table:table-cell office:value-type="float" office:value="254.835784912" calcext:value-type="float">
            <text:p>254.835784912</text:p>
          </table:table-cell>
          <table:table-cell office:value-type="float" office:value="64.9801025391" calcext:value-type="float">
            <text:p>64.9801025391</text:p>
          </table:table-cell>
          <table:table-cell/>
          <table:table-cell office:value-type="float" office:value="1.59167509740841E+018" calcext:value-type="float">
            <text:p>1.59167509740841E+018</text:p>
          </table:table-cell>
          <table:table-cell office:value-type="float" office:value="3950" calcext:value-type="float">
            <text:p>3950</text:p>
          </table:table-cell>
          <table:table-cell office:value-type="float" office:value="1.59167509738351E+018" calcext:value-type="float">
            <text:p>1.591675097383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43339E+018" calcext:value-type="float">
            <text:p>1.59167509743339E+018</text:p>
          </table:table-cell>
          <table:table-cell office:value-type="float" office:value="3952" calcext:value-type="float">
            <text:p>3952</text:p>
          </table:table-cell>
          <table:table-cell office:value-type="float" office:value="1.5916750974189E+018" calcext:value-type="float">
            <text:p>1.5916750974189E+018</text:p>
          </table:table-cell>
          <table:table-cell/>
          <table:table-cell office:value-type="float" office:value="89.9694061279" calcext:value-type="float">
            <text:p>89.9694061279</text:p>
          </table:table-cell>
          <table:table-cell office:value-type="float" office:value="71.6658096313" calcext:value-type="float">
            <text:p>71.6658096313</text:p>
          </table:table-cell>
          <table:table-cell office:value-type="float" office:value="-0.091882519424" calcext:value-type="float">
            <text:p>-0.091882519424</text:p>
          </table:table-cell>
          <table:table-cell office:value-type="float" office:value="400.898498535" calcext:value-type="float">
            <text:p>400.898498535</text:p>
          </table:table-cell>
          <table:table-cell office:value-type="float" office:value="253.663543701" calcext:value-type="float">
            <text:p>253.663543701</text:p>
          </table:table-cell>
          <table:table-cell office:value-type="float" office:value="64.9801025391" calcext:value-type="float">
            <text:p>64.9801025391</text:p>
          </table:table-cell>
          <table:table-cell/>
          <table:table-cell office:value-type="float" office:value="1.59167509743461E+018" calcext:value-type="float">
            <text:p>1.59167509743461E+018</text:p>
          </table:table-cell>
          <table:table-cell office:value-type="float" office:value="3951" calcext:value-type="float">
            <text:p>3951</text:p>
          </table:table-cell>
          <table:table-cell office:value-type="float" office:value="1.5916750974189E+018" calcext:value-type="float">
            <text:p>1.59167509741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46869E+018" calcext:value-type="float">
            <text:p>1.59167509746869E+018</text:p>
          </table:table-cell>
          <table:table-cell office:value-type="float" office:value="3953" calcext:value-type="float">
            <text:p>3953</text:p>
          </table:table-cell>
          <table:table-cell office:value-type="float" office:value="1.5916750974509E+018" calcext:value-type="float">
            <text:p>1.5916750974509E+018</text:p>
          </table:table-cell>
          <table:table-cell/>
          <table:table-cell office:value-type="float" office:value="93.2365493774" calcext:value-type="float">
            <text:p>93.2365493774</text:p>
          </table:table-cell>
          <table:table-cell office:value-type="float" office:value="72.1919555664" calcext:value-type="float">
            <text:p>72.1919555664</text:p>
          </table:table-cell>
          <table:table-cell office:value-type="float" office:value="-0.159336790442" calcext:value-type="float">
            <text:p>-0.159336790442</text:p>
          </table:table-cell>
          <table:table-cell office:value-type="float" office:value="401.228729248" calcext:value-type="float">
            <text:p>401.228729248</text:p>
          </table:table-cell>
          <table:table-cell office:value-type="float" office:value="252.398254395" calcext:value-type="float">
            <text:p>252.398254395</text:p>
          </table:table-cell>
          <table:table-cell office:value-type="float" office:value="65.3831558228" calcext:value-type="float">
            <text:p>65.3831558228</text:p>
          </table:table-cell>
          <table:table-cell/>
          <table:table-cell office:value-type="float" office:value="1.59167509747029E+018" calcext:value-type="float">
            <text:p>1.59167509747029E+018</text:p>
          </table:table-cell>
          <table:table-cell office:value-type="float" office:value="3952" calcext:value-type="float">
            <text:p>3952</text:p>
          </table:table-cell>
          <table:table-cell office:value-type="float" office:value="1.5916750974509E+018" calcext:value-type="float">
            <text:p>1.59167509745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49682E+018" calcext:value-type="float">
            <text:p>1.59167509749682E+018</text:p>
          </table:table-cell>
          <table:table-cell office:value-type="float" office:value="3954" calcext:value-type="float">
            <text:p>3954</text:p>
          </table:table-cell>
          <table:table-cell office:value-type="float" office:value="1.59167509748321E+018" calcext:value-type="float">
            <text:p>1.59167509748321E+018</text:p>
          </table:table-cell>
          <table:table-cell/>
          <table:table-cell office:value-type="float" office:value="91.3864746094" calcext:value-type="float">
            <text:p>91.3864746094</text:p>
          </table:table-cell>
          <table:table-cell office:value-type="float" office:value="72.790687561" calcext:value-type="float">
            <text:p>72.790687561</text:p>
          </table:table-cell>
          <table:table-cell office:value-type="float" office:value="-0.125417307019" calcext:value-type="float">
            <text:p>-0.125417307019</text:p>
          </table:table-cell>
          <table:table-cell office:value-type="float" office:value="400.562591553" calcext:value-type="float">
            <text:p>400.562591553</text:p>
          </table:table-cell>
          <table:table-cell office:value-type="float" office:value="252.93309021" calcext:value-type="float">
            <text:p>252.93309021</text:p>
          </table:table-cell>
          <table:table-cell office:value-type="float" office:value="65.3831558228" calcext:value-type="float">
            <text:p>65.3831558228</text:p>
          </table:table-cell>
          <table:table-cell/>
          <table:table-cell office:value-type="float" office:value="1.59167509750016E+018" calcext:value-type="float">
            <text:p>1.59167509750016E+018</text:p>
          </table:table-cell>
          <table:table-cell office:value-type="float" office:value="3953" calcext:value-type="float">
            <text:p>3953</text:p>
          </table:table-cell>
          <table:table-cell office:value-type="float" office:value="1.59167509748321E+018" calcext:value-type="float">
            <text:p>1.591675097483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53499E+018" calcext:value-type="float">
            <text:p>1.59167509753499E+018</text:p>
          </table:table-cell>
          <table:table-cell office:value-type="float" office:value="3955" calcext:value-type="float">
            <text:p>3955</text:p>
          </table:table-cell>
          <table:table-cell office:value-type="float" office:value="1.59167509751957E+018" calcext:value-type="float">
            <text:p>1.59167509751957E+018</text:p>
          </table:table-cell>
          <table:table-cell/>
          <table:table-cell office:value-type="float" office:value="80.1209945679" calcext:value-type="float">
            <text:p>80.1209945679</text:p>
          </table:table-cell>
          <table:table-cell office:value-type="float" office:value="75.3923873901" calcext:value-type="float">
            <text:p>75.3923873901</text:p>
          </table:table-cell>
          <table:table-cell office:value-type="float" office:value="-0.288702905178" calcext:value-type="float">
            <text:p>-0.288702905178</text:p>
          </table:table-cell>
          <table:table-cell office:value-type="float" office:value="396.964050293" calcext:value-type="float">
            <text:p>396.964050293</text:p>
          </table:table-cell>
          <table:table-cell office:value-type="float" office:value="254.394363403" calcext:value-type="float">
            <text:p>254.394363403</text:p>
          </table:table-cell>
          <table:table-cell office:value-type="float" office:value="65.9868392944" calcext:value-type="float">
            <text:p>65.9868392944</text:p>
          </table:table-cell>
          <table:table-cell/>
          <table:table-cell office:value-type="float" office:value="1.59167509753631E+018" calcext:value-type="float">
            <text:p>1.59167509753631E+018</text:p>
          </table:table-cell>
          <table:table-cell office:value-type="float" office:value="3954" calcext:value-type="float">
            <text:p>3954</text:p>
          </table:table-cell>
          <table:table-cell office:value-type="float" office:value="1.59167509751957E+018" calcext:value-type="float">
            <text:p>1.591675097519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57087E+018" calcext:value-type="float">
            <text:p>1.59167509757087E+018</text:p>
          </table:table-cell>
          <table:table-cell office:value-type="float" office:value="3956" calcext:value-type="float">
            <text:p>3956</text:p>
          </table:table-cell>
          <table:table-cell office:value-type="float" office:value="1.59167509755059E+018" calcext:value-type="float">
            <text:p>1.59167509755059E+018</text:p>
          </table:table-cell>
          <table:table-cell/>
          <table:table-cell office:value-type="float" office:value="86.0130004883" calcext:value-type="float">
            <text:p>86.0130004883</text:p>
          </table:table-cell>
          <table:table-cell office:value-type="float" office:value="72.0723266602" calcext:value-type="float">
            <text:p>72.0723266602</text:p>
          </table:table-cell>
          <table:table-cell office:value-type="float" office:value="-0.0339429192245" calcext:value-type="float">
            <text:p>-0.0339429192245</text:p>
          </table:table-cell>
          <table:table-cell office:value-type="float" office:value="398.791564941" calcext:value-type="float">
            <text:p>398.791564941</text:p>
          </table:table-cell>
          <table:table-cell office:value-type="float" office:value="254.250228882" calcext:value-type="float">
            <text:p>254.250228882</text:p>
          </table:table-cell>
          <table:table-cell office:value-type="float" office:value="65.9868392944" calcext:value-type="float">
            <text:p>65.9868392944</text:p>
          </table:table-cell>
          <table:table-cell/>
          <table:table-cell office:value-type="float" office:value="1.59167509757181E+018" calcext:value-type="float">
            <text:p>1.59167509757181E+018</text:p>
          </table:table-cell>
          <table:table-cell office:value-type="float" office:value="3955" calcext:value-type="float">
            <text:p>3955</text:p>
          </table:table-cell>
          <table:table-cell office:value-type="float" office:value="1.59167509755059E+018" calcext:value-type="float">
            <text:p>1.591675097550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59847E+018" calcext:value-type="float">
            <text:p>1.59167509759847E+018</text:p>
          </table:table-cell>
          <table:table-cell office:value-type="float" office:value="3957" calcext:value-type="float">
            <text:p>3957</text:p>
          </table:table-cell>
          <table:table-cell office:value-type="float" office:value="1.59167509758358E+018" calcext:value-type="float">
            <text:p>1.59167509758358E+018</text:p>
          </table:table-cell>
          <table:table-cell/>
          <table:table-cell office:value-type="float" office:value="91.4230194092" calcext:value-type="float">
            <text:p>91.4230194092</text:p>
          </table:table-cell>
          <table:table-cell office:value-type="float" office:value="71.9161224365" calcext:value-type="float">
            <text:p>71.9161224365</text:p>
          </table:table-cell>
          <table:table-cell office:value-type="float" office:value="-0.352741271257" calcext:value-type="float">
            <text:p>-0.352741271257</text:p>
          </table:table-cell>
          <table:table-cell office:value-type="float" office:value="401.10458374" calcext:value-type="float">
            <text:p>401.10458374</text:p>
          </table:table-cell>
          <table:table-cell office:value-type="float" office:value="251.956237793" calcext:value-type="float">
            <text:p>251.956237793</text:p>
          </table:table-cell>
          <table:table-cell office:value-type="float" office:value="66.4249420166" calcext:value-type="float">
            <text:p>66.4249420166</text:p>
          </table:table-cell>
          <table:table-cell/>
          <table:table-cell office:value-type="float" office:value="1.59167509759982E+018" calcext:value-type="float">
            <text:p>1.59167509759982E+018</text:p>
          </table:table-cell>
          <table:table-cell office:value-type="float" office:value="3956" calcext:value-type="float">
            <text:p>3956</text:p>
          </table:table-cell>
          <table:table-cell office:value-type="float" office:value="1.59167509758358E+018" calcext:value-type="float">
            <text:p>1.591675097583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63463E+018" calcext:value-type="float">
            <text:p>1.59167509763463E+018</text:p>
          </table:table-cell>
          <table:table-cell office:value-type="float" office:value="3958" calcext:value-type="float">
            <text:p>3958</text:p>
          </table:table-cell>
          <table:table-cell office:value-type="float" office:value="1.5916750976195E+018" calcext:value-type="float">
            <text:p>1.5916750976195E+018</text:p>
          </table:table-cell>
          <table:table-cell/>
          <table:table-cell office:value-type="float" office:value="94.9885482788" calcext:value-type="float">
            <text:p>94.9885482788</text:p>
          </table:table-cell>
          <table:table-cell office:value-type="float" office:value="72.0625457764" calcext:value-type="float">
            <text:p>72.0625457764</text:p>
          </table:table-cell>
          <table:table-cell office:value-type="float" office:value="-0.503161847591" calcext:value-type="float">
            <text:p>-0.503161847591</text:p>
          </table:table-cell>
          <table:table-cell office:value-type="float" office:value="401.065002441" calcext:value-type="float">
            <text:p>401.065002441</text:p>
          </table:table-cell>
          <table:table-cell office:value-type="float" office:value="248.752548218" calcext:value-type="float">
            <text:p>248.752548218</text:p>
          </table:table-cell>
          <table:table-cell office:value-type="float" office:value="66.4249420166" calcext:value-type="float">
            <text:p>66.4249420166</text:p>
          </table:table-cell>
          <table:table-cell/>
          <table:table-cell office:value-type="float" office:value="1.59167509763717E+018" calcext:value-type="float">
            <text:p>1.59167509763717E+018</text:p>
          </table:table-cell>
          <table:table-cell office:value-type="float" office:value="3957" calcext:value-type="float">
            <text:p>3957</text:p>
          </table:table-cell>
          <table:table-cell office:value-type="float" office:value="1.5916750976195E+018" calcext:value-type="float">
            <text:p>1.591675097619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66706E+018" calcext:value-type="float">
            <text:p>1.59167509766706E+018</text:p>
          </table:table-cell>
          <table:table-cell office:value-type="float" office:value="3959" calcext:value-type="float">
            <text:p>3959</text:p>
          </table:table-cell>
          <table:table-cell office:value-type="float" office:value="1.59167509765141E+018" calcext:value-type="float">
            <text:p>1.59167509765141E+018</text:p>
          </table:table-cell>
          <table:table-cell/>
          <table:table-cell office:value-type="float" office:value="92.0093231201" calcext:value-type="float">
            <text:p>92.0093231201</text:p>
          </table:table-cell>
          <table:table-cell office:value-type="float" office:value="71.3515548706" calcext:value-type="float">
            <text:p>71.3515548706</text:p>
          </table:table-cell>
          <table:table-cell office:value-type="float" office:value="-0.536110758781" calcext:value-type="float">
            <text:p>-0.536110758781</text:p>
          </table:table-cell>
          <table:table-cell office:value-type="float" office:value="399.467651367" calcext:value-type="float">
            <text:p>399.467651367</text:p>
          </table:table-cell>
          <table:table-cell office:value-type="float" office:value="248.563781738" calcext:value-type="float">
            <text:p>248.563781738</text:p>
          </table:table-cell>
          <table:table-cell office:value-type="float" office:value="66.9500198364" calcext:value-type="float">
            <text:p>66.9500198364</text:p>
          </table:table-cell>
          <table:table-cell/>
          <table:table-cell office:value-type="float" office:value="1.59167509766857E+018" calcext:value-type="float">
            <text:p>1.59167509766857E+018</text:p>
          </table:table-cell>
          <table:table-cell office:value-type="float" office:value="3958" calcext:value-type="float">
            <text:p>3958</text:p>
          </table:table-cell>
          <table:table-cell office:value-type="float" office:value="1.59167509765141E+018" calcext:value-type="float">
            <text:p>1.591675097651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69428E+018" calcext:value-type="float">
            <text:p>1.59167509769428E+018</text:p>
          </table:table-cell>
          <table:table-cell office:value-type="float" office:value="3960" calcext:value-type="float">
            <text:p>3960</text:p>
          </table:table-cell>
          <table:table-cell office:value-type="float" office:value="1.59167509767971E+018" calcext:value-type="float">
            <text:p>1.59167509767971E+018</text:p>
          </table:table-cell>
          <table:table-cell/>
          <table:table-cell office:value-type="float" office:value="92.8502960205" calcext:value-type="float">
            <text:p>92.8502960205</text:p>
          </table:table-cell>
          <table:table-cell office:value-type="float" office:value="72.1829681396" calcext:value-type="float">
            <text:p>72.1829681396</text:p>
          </table:table-cell>
          <table:table-cell office:value-type="float" office:value="-0.618328869343" calcext:value-type="float">
            <text:p>-0.618328869343</text:p>
          </table:table-cell>
          <table:table-cell office:value-type="float" office:value="399.437530518" calcext:value-type="float">
            <text:p>399.437530518</text:p>
          </table:table-cell>
          <table:table-cell office:value-type="float" office:value="247.130630493" calcext:value-type="float">
            <text:p>247.130630493</text:p>
          </table:table-cell>
          <table:table-cell office:value-type="float" office:value="66.9500198364" calcext:value-type="float">
            <text:p>66.9500198364</text:p>
          </table:table-cell>
          <table:table-cell/>
          <table:table-cell office:value-type="float" office:value="1.591675097696E+018" calcext:value-type="float">
            <text:p>1.591675097696E+018</text:p>
          </table:table-cell>
          <table:table-cell office:value-type="float" office:value="3959" calcext:value-type="float">
            <text:p>3959</text:p>
          </table:table-cell>
          <table:table-cell office:value-type="float" office:value="1.59167509767971E+018" calcext:value-type="float">
            <text:p>1.5916750976797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73325E+018" calcext:value-type="float">
            <text:p>1.59167509773325E+018</text:p>
          </table:table-cell>
          <table:table-cell office:value-type="float" office:value="3961" calcext:value-type="float">
            <text:p>3961</text:p>
          </table:table-cell>
          <table:table-cell office:value-type="float" office:value="1.59167509771317E+018" calcext:value-type="float">
            <text:p>1.59167509771317E+018</text:p>
          </table:table-cell>
          <table:table-cell/>
          <table:table-cell office:value-type="float" office:value="93.4953460693" calcext:value-type="float">
            <text:p>93.4953460693</text:p>
          </table:table-cell>
          <table:table-cell office:value-type="float" office:value="72.2976531982" calcext:value-type="float">
            <text:p>72.2976531982</text:p>
          </table:table-cell>
          <table:table-cell office:value-type="float" office:value="-0.705877780914" calcext:value-type="float">
            <text:p>-0.705877780914</text:p>
          </table:table-cell>
          <table:table-cell office:value-type="float" office:value="398.959259033" calcext:value-type="float">
            <text:p>398.959259033</text:p>
          </table:table-cell>
          <table:table-cell office:value-type="float" office:value="246.786636353" calcext:value-type="float">
            <text:p>246.786636353</text:p>
          </table:table-cell>
          <table:table-cell office:value-type="float" office:value="67.2768554688" calcext:value-type="float">
            <text:p>67.2768554688</text:p>
          </table:table-cell>
          <table:table-cell/>
          <table:table-cell office:value-type="float" office:value="1.591675097735E+018" calcext:value-type="float">
            <text:p>1.591675097735E+018</text:p>
          </table:table-cell>
          <table:table-cell office:value-type="float" office:value="3960" calcext:value-type="float">
            <text:p>3960</text:p>
          </table:table-cell>
          <table:table-cell office:value-type="float" office:value="1.59167509771317E+018" calcext:value-type="float">
            <text:p>1.591675097713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76149E+018" calcext:value-type="float">
            <text:p>1.59167509776149E+018</text:p>
          </table:table-cell>
          <table:table-cell office:value-type="float" office:value="3962" calcext:value-type="float">
            <text:p>3962</text:p>
          </table:table-cell>
          <table:table-cell office:value-type="float" office:value="1.59167509774728E+018" calcext:value-type="float">
            <text:p>1.59167509774728E+018</text:p>
          </table:table-cell>
          <table:table-cell/>
          <table:table-cell office:value-type="float" office:value="95.8733825684" calcext:value-type="float">
            <text:p>95.8733825684</text:p>
          </table:table-cell>
          <table:table-cell office:value-type="float" office:value="73.9055938721" calcext:value-type="float">
            <text:p>73.9055938721</text:p>
          </table:table-cell>
          <table:table-cell office:value-type="float" office:value="-0.833769381046" calcext:value-type="float">
            <text:p>-0.833769381046</text:p>
          </table:table-cell>
          <table:table-cell office:value-type="float" office:value="398.553314209" calcext:value-type="float">
            <text:p>398.553314209</text:p>
          </table:table-cell>
          <table:table-cell office:value-type="float" office:value="244.703689575" calcext:value-type="float">
            <text:p>244.703689575</text:p>
          </table:table-cell>
          <table:table-cell office:value-type="float" office:value="67.2768554688" calcext:value-type="float">
            <text:p>67.2768554688</text:p>
          </table:table-cell>
          <table:table-cell/>
          <table:table-cell office:value-type="float" office:value="1.59167509776289E+018" calcext:value-type="float">
            <text:p>1.59167509776289E+018</text:p>
          </table:table-cell>
          <table:table-cell office:value-type="float" office:value="3961" calcext:value-type="float">
            <text:p>3961</text:p>
          </table:table-cell>
          <table:table-cell office:value-type="float" office:value="1.59167509774728E+018" calcext:value-type="float">
            <text:p>1.591675097747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80251E+018" calcext:value-type="float">
            <text:p>1.59167509780251E+018</text:p>
          </table:table-cell>
          <table:table-cell office:value-type="float" office:value="3963" calcext:value-type="float">
            <text:p>3963</text:p>
          </table:table-cell>
          <table:table-cell office:value-type="float" office:value="1.59167509778775E+018" calcext:value-type="float">
            <text:p>1.59167509778775E+018</text:p>
          </table:table-cell>
          <table:table-cell/>
          <table:table-cell office:value-type="float" office:value="92.2244949341" calcext:value-type="float">
            <text:p>92.2244949341</text:p>
          </table:table-cell>
          <table:table-cell office:value-type="float" office:value="74.2087173462" calcext:value-type="float">
            <text:p>74.2087173462</text:p>
          </table:table-cell>
          <table:table-cell office:value-type="float" office:value="-0.907671809196" calcext:value-type="float">
            <text:p>-0.907671809196</text:p>
          </table:table-cell>
          <table:table-cell office:value-type="float" office:value="397.264068604" calcext:value-type="float">
            <text:p>397.264068604</text:p>
          </table:table-cell>
          <table:table-cell office:value-type="float" office:value="244.66897583" calcext:value-type="float">
            <text:p>244.66897583</text:p>
          </table:table-cell>
          <table:table-cell office:value-type="float" office:value="67.5088272095" calcext:value-type="float">
            <text:p>67.5088272095</text:p>
          </table:table-cell>
          <table:table-cell/>
          <table:table-cell office:value-type="float" office:value="1.59167509780438E+018" calcext:value-type="float">
            <text:p>1.59167509780438E+018</text:p>
          </table:table-cell>
          <table:table-cell office:value-type="float" office:value="3962" calcext:value-type="float">
            <text:p>3962</text:p>
          </table:table-cell>
          <table:table-cell office:value-type="float" office:value="1.59167509778775E+018" calcext:value-type="float">
            <text:p>1.591675097787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83542E+018" calcext:value-type="float">
            <text:p>1.59167509783542E+018</text:p>
          </table:table-cell>
          <table:table-cell office:value-type="float" office:value="3964" calcext:value-type="float">
            <text:p>3964</text:p>
          </table:table-cell>
          <table:table-cell office:value-type="float" office:value="1.59167509781995E+018" calcext:value-type="float">
            <text:p>1.59167509781995E+018</text:p>
          </table:table-cell>
          <table:table-cell/>
          <table:table-cell office:value-type="float" office:value="94.3580780029" calcext:value-type="float">
            <text:p>94.3580780029</text:p>
          </table:table-cell>
          <table:table-cell office:value-type="float" office:value="73.0635681152" calcext:value-type="float">
            <text:p>73.0635681152</text:p>
          </table:table-cell>
          <table:table-cell office:value-type="float" office:value="-1.04126811028" calcext:value-type="float">
            <text:p>-1.04126811028</text:p>
          </table:table-cell>
          <table:table-cell office:value-type="float" office:value="396.586120605" calcext:value-type="float">
            <text:p>396.586120605</text:p>
          </table:table-cell>
          <table:table-cell office:value-type="float" office:value="244.222808838" calcext:value-type="float">
            <text:p>244.222808838</text:p>
          </table:table-cell>
          <table:table-cell office:value-type="float" office:value="67.5088272095" calcext:value-type="float">
            <text:p>67.5088272095</text:p>
          </table:table-cell>
          <table:table-cell/>
          <table:table-cell office:value-type="float" office:value="1.59167509783694E+018" calcext:value-type="float">
            <text:p>1.59167509783694E+018</text:p>
          </table:table-cell>
          <table:table-cell office:value-type="float" office:value="3963" calcext:value-type="float">
            <text:p>3963</text:p>
          </table:table-cell>
          <table:table-cell office:value-type="float" office:value="1.59167509781995E+018" calcext:value-type="float">
            <text:p>1.5916750978199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86759E+018" calcext:value-type="float">
            <text:p>1.59167509786759E+018</text:p>
          </table:table-cell>
          <table:table-cell office:value-type="float" office:value="3965" calcext:value-type="float">
            <text:p>3965</text:p>
          </table:table-cell>
          <table:table-cell office:value-type="float" office:value="1.59167509785121E+018" calcext:value-type="float">
            <text:p>1.59167509785121E+018</text:p>
          </table:table-cell>
          <table:table-cell/>
          <table:table-cell office:value-type="float" office:value="87.7351989746" calcext:value-type="float">
            <text:p>87.7351989746</text:p>
          </table:table-cell>
          <table:table-cell office:value-type="float" office:value="73.4642410278" calcext:value-type="float">
            <text:p>73.4642410278</text:p>
          </table:table-cell>
          <table:table-cell office:value-type="float" office:value="-1.06460666656" calcext:value-type="float">
            <text:p>-1.06460666656</text:p>
          </table:table-cell>
          <table:table-cell office:value-type="float" office:value="394.929168701" calcext:value-type="float">
            <text:p>394.929168701</text:p>
          </table:table-cell>
          <table:table-cell office:value-type="float" office:value="246.751541138" calcext:value-type="float">
            <text:p>246.751541138</text:p>
          </table:table-cell>
          <table:table-cell office:value-type="float" office:value="67.7331085205" calcext:value-type="float">
            <text:p>67.7331085205</text:p>
          </table:table-cell>
          <table:table-cell/>
          <table:table-cell office:value-type="float" office:value="1.59167509786882E+018" calcext:value-type="float">
            <text:p>1.59167509786882E+018</text:p>
          </table:table-cell>
          <table:table-cell office:value-type="float" office:value="3964" calcext:value-type="float">
            <text:p>3964</text:p>
          </table:table-cell>
          <table:table-cell office:value-type="float" office:value="1.59167509785121E+018" calcext:value-type="float">
            <text:p>1.591675097851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90422E+018" calcext:value-type="float">
            <text:p>1.59167509790422E+018</text:p>
          </table:table-cell>
          <table:table-cell office:value-type="float" office:value="3966" calcext:value-type="float">
            <text:p>3966</text:p>
          </table:table-cell>
          <table:table-cell office:value-type="float" office:value="1.59167509788718E+018" calcext:value-type="float">
            <text:p>1.59167509788718E+018</text:p>
          </table:table-cell>
          <table:table-cell/>
          <table:table-cell office:value-type="float" office:value="86.3708724976" calcext:value-type="float">
            <text:p>86.3708724976</text:p>
          </table:table-cell>
          <table:table-cell office:value-type="float" office:value="73.3165893555" calcext:value-type="float">
            <text:p>73.3165893555</text:p>
          </table:table-cell>
          <table:table-cell office:value-type="float" office:value="-1.16292059422" calcext:value-type="float">
            <text:p>-1.16292059422</text:p>
          </table:table-cell>
          <table:table-cell office:value-type="float" office:value="394.43963623" calcext:value-type="float">
            <text:p>394.43963623</text:p>
          </table:table-cell>
          <table:table-cell office:value-type="float" office:value="245.695007324" calcext:value-type="float">
            <text:p>245.695007324</text:p>
          </table:table-cell>
          <table:table-cell office:value-type="float" office:value="67.7331085205" calcext:value-type="float">
            <text:p>67.7331085205</text:p>
          </table:table-cell>
          <table:table-cell/>
          <table:table-cell office:value-type="float" office:value="1.59167509790589E+018" calcext:value-type="float">
            <text:p>1.59167509790589E+018</text:p>
          </table:table-cell>
          <table:table-cell office:value-type="float" office:value="3965" calcext:value-type="float">
            <text:p>3965</text:p>
          </table:table-cell>
          <table:table-cell office:value-type="float" office:value="1.59167509788718E+018" calcext:value-type="float">
            <text:p>1.591675097887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94281E+018" calcext:value-type="float">
            <text:p>1.59167509794281E+018</text:p>
          </table:table-cell>
          <table:table-cell office:value-type="float" office:value="3967" calcext:value-type="float">
            <text:p>3967</text:p>
          </table:table-cell>
          <table:table-cell office:value-type="float" office:value="1.59167509791885E+018" calcext:value-type="float">
            <text:p>1.59167509791885E+018</text:p>
          </table:table-cell>
          <table:table-cell/>
          <table:table-cell office:value-type="float" office:value="94.5508880615" calcext:value-type="float">
            <text:p>94.5508880615</text:p>
          </table:table-cell>
          <table:table-cell office:value-type="float" office:value="72.0420837402" calcext:value-type="float">
            <text:p>72.0420837402</text:p>
          </table:table-cell>
          <table:table-cell office:value-type="float" office:value="-1.27381503582" calcext:value-type="float">
            <text:p>-1.27381503582</text:p>
          </table:table-cell>
          <table:table-cell office:value-type="float" office:value="394.768218994" calcext:value-type="float">
            <text:p>394.768218994</text:p>
          </table:table-cell>
          <table:table-cell office:value-type="float" office:value="242.764938354" calcext:value-type="float">
            <text:p>242.764938354</text:p>
          </table:table-cell>
          <table:table-cell office:value-type="float" office:value="68.1725234985" calcext:value-type="float">
            <text:p>68.1725234985</text:p>
          </table:table-cell>
          <table:table-cell/>
          <table:table-cell office:value-type="float" office:value="1.59167509794478E+018" calcext:value-type="float">
            <text:p>1.59167509794478E+018</text:p>
          </table:table-cell>
          <table:table-cell office:value-type="float" office:value="3966" calcext:value-type="float">
            <text:p>3966</text:p>
          </table:table-cell>
          <table:table-cell office:value-type="float" office:value="1.59167509791885E+018" calcext:value-type="float">
            <text:p>1.5916750979188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796656E+018" calcext:value-type="float">
            <text:p>1.59167509796656E+018</text:p>
          </table:table-cell>
          <table:table-cell office:value-type="float" office:value="3968" calcext:value-type="float">
            <text:p>3968</text:p>
          </table:table-cell>
          <table:table-cell office:value-type="float" office:value="1.59167509795163E+018" calcext:value-type="float">
            <text:p>1.59167509795163E+018</text:p>
          </table:table-cell>
          <table:table-cell/>
          <table:table-cell office:value-type="float" office:value="88.5794830322" calcext:value-type="float">
            <text:p>88.5794830322</text:p>
          </table:table-cell>
          <table:table-cell office:value-type="float" office:value="71.9594802856" calcext:value-type="float">
            <text:p>71.9594802856</text:p>
          </table:table-cell>
          <table:table-cell office:value-type="float" office:value="-1.34686362743" calcext:value-type="float">
            <text:p>-1.34686362743</text:p>
          </table:table-cell>
          <table:table-cell office:value-type="float" office:value="392.879486084" calcext:value-type="float">
            <text:p>392.879486084</text:p>
          </table:table-cell>
          <table:table-cell office:value-type="float" office:value="244.587112427" calcext:value-type="float">
            <text:p>244.587112427</text:p>
          </table:table-cell>
          <table:table-cell office:value-type="float" office:value="68.1725234985" calcext:value-type="float">
            <text:p>68.1725234985</text:p>
          </table:table-cell>
          <table:table-cell/>
          <table:table-cell office:value-type="float" office:value="1.59167509796794E+018" calcext:value-type="float">
            <text:p>1.59167509796794E+018</text:p>
          </table:table-cell>
          <table:table-cell office:value-type="float" office:value="3967" calcext:value-type="float">
            <text:p>3967</text:p>
          </table:table-cell>
          <table:table-cell office:value-type="float" office:value="1.59167509795163E+018" calcext:value-type="float">
            <text:p>1.5916750979516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0035E+018" calcext:value-type="float">
            <text:p>1.5916750980035E+018</text:p>
          </table:table-cell>
          <table:table-cell office:value-type="float" office:value="3969" calcext:value-type="float">
            <text:p>3969</text:p>
          </table:table-cell>
          <table:table-cell office:value-type="float" office:value="1.59167509798166E+018" calcext:value-type="float">
            <text:p>1.59167509798166E+018</text:p>
          </table:table-cell>
          <table:table-cell/>
          <table:table-cell office:value-type="float" office:value="83.2518157959" calcext:value-type="float">
            <text:p>83.2518157959</text:p>
          </table:table-cell>
          <table:table-cell office:value-type="float" office:value="69.2116851807" calcext:value-type="float">
            <text:p>69.2116851807</text:p>
          </table:table-cell>
          <table:table-cell office:value-type="float" office:value="-1.14067018032" calcext:value-type="float">
            <text:p>-1.14067018032</text:p>
          </table:table-cell>
          <table:table-cell office:value-type="float" office:value="393.062774658" calcext:value-type="float">
            <text:p>393.062774658</text:p>
          </table:table-cell>
          <table:table-cell office:value-type="float" office:value="247.491714478" calcext:value-type="float">
            <text:p>247.491714478</text:p>
          </table:table-cell>
          <table:table-cell office:value-type="float" office:value="68.1447906494" calcext:value-type="float">
            <text:p>68.1447906494</text:p>
          </table:table-cell>
          <table:table-cell/>
          <table:table-cell office:value-type="float" office:value="1.59167509800503E+018" calcext:value-type="float">
            <text:p>1.59167509800503E+018</text:p>
          </table:table-cell>
          <table:table-cell office:value-type="float" office:value="3968" calcext:value-type="float">
            <text:p>3968</text:p>
          </table:table-cell>
          <table:table-cell office:value-type="float" office:value="1.59167509798166E+018" calcext:value-type="float">
            <text:p>1.5916750979816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04021E+018" calcext:value-type="float">
            <text:p>1.59167509804021E+018</text:p>
          </table:table-cell>
          <table:table-cell office:value-type="float" office:value="3970" calcext:value-type="float">
            <text:p>3970</text:p>
          </table:table-cell>
          <table:table-cell office:value-type="float" office:value="1.59167509801933E+018" calcext:value-type="float">
            <text:p>1.59167509801933E+018</text:p>
          </table:table-cell>
          <table:table-cell/>
          <table:table-cell office:value-type="float" office:value="86.564704895" calcext:value-type="float">
            <text:p>86.564704895</text:p>
          </table:table-cell>
          <table:table-cell office:value-type="float" office:value="70.3345870972" calcext:value-type="float">
            <text:p>70.3345870972</text:p>
          </table:table-cell>
          <table:table-cell office:value-type="float" office:value="-1.53934073448" calcext:value-type="float">
            <text:p>-1.53934073448</text:p>
          </table:table-cell>
          <table:table-cell office:value-type="float" office:value="390.623718262" calcext:value-type="float">
            <text:p>390.623718262</text:p>
          </table:table-cell>
          <table:table-cell office:value-type="float" office:value="245.111541748" calcext:value-type="float">
            <text:p>245.111541748</text:p>
          </table:table-cell>
          <table:table-cell office:value-type="float" office:value="68.1447906494" calcext:value-type="float">
            <text:p>68.1447906494</text:p>
          </table:table-cell>
          <table:table-cell/>
          <table:table-cell office:value-type="float" office:value="1.59167509804152E+018" calcext:value-type="float">
            <text:p>1.59167509804152E+018</text:p>
          </table:table-cell>
          <table:table-cell office:value-type="float" office:value="3969" calcext:value-type="float">
            <text:p>3969</text:p>
          </table:table-cell>
          <table:table-cell office:value-type="float" office:value="1.59167509801933E+018" calcext:value-type="float">
            <text:p>1.591675098019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06581E+018" calcext:value-type="float">
            <text:p>1.59167509806581E+018</text:p>
          </table:table-cell>
          <table:table-cell office:value-type="float" office:value="3971" calcext:value-type="float">
            <text:p>3971</text:p>
          </table:table-cell>
          <table:table-cell office:value-type="float" office:value="1.59167509805081E+018" calcext:value-type="float">
            <text:p>1.59167509805081E+018</text:p>
          </table:table-cell>
          <table:table-cell/>
          <table:table-cell office:value-type="float" office:value="82.2661132812" calcext:value-type="float">
            <text:p>82.2661132812</text:p>
          </table:table-cell>
          <table:table-cell office:value-type="float" office:value="68.1437911987" calcext:value-type="float">
            <text:p>68.1437911987</text:p>
          </table:table-cell>
          <table:table-cell office:value-type="float" office:value="-1.17613875866" calcext:value-type="float">
            <text:p>-1.17613875866</text:p>
          </table:table-cell>
          <table:table-cell office:value-type="float" office:value="392.03717041" calcext:value-type="float">
            <text:p>392.03717041</text:p>
          </table:table-cell>
          <table:table-cell office:value-type="float" office:value="247.719085693" calcext:value-type="float">
            <text:p>247.719085693</text:p>
          </table:table-cell>
          <table:table-cell office:value-type="float" office:value="68.2558670044" calcext:value-type="float">
            <text:p>68.2558670044</text:p>
          </table:table-cell>
          <table:table-cell/>
          <table:table-cell office:value-type="float" office:value="1.59167509806698E+018" calcext:value-type="float">
            <text:p>1.59167509806698E+018</text:p>
          </table:table-cell>
          <table:table-cell office:value-type="float" office:value="3970" calcext:value-type="float">
            <text:p>3970</text:p>
          </table:table-cell>
          <table:table-cell office:value-type="float" office:value="1.59167509805081E+018" calcext:value-type="float">
            <text:p>1.591675098050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10177E+018" calcext:value-type="float">
            <text:p>1.59167509810177E+018</text:p>
          </table:table-cell>
          <table:table-cell office:value-type="float" office:value="3972" calcext:value-type="float">
            <text:p>3972</text:p>
          </table:table-cell>
          <table:table-cell office:value-type="float" office:value="1.5916750980873E+018" calcext:value-type="float">
            <text:p>1.5916750980873E+018</text:p>
          </table:table-cell>
          <table:table-cell/>
          <table:table-cell office:value-type="float" office:value="84.5046234131" calcext:value-type="float">
            <text:p>84.5046234131</text:p>
          </table:table-cell>
          <table:table-cell office:value-type="float" office:value="68.0363616943" calcext:value-type="float">
            <text:p>68.0363616943</text:p>
          </table:table-cell>
          <table:table-cell office:value-type="float" office:value="-1.54095780849" calcext:value-type="float">
            <text:p>-1.54095780849</text:p>
          </table:table-cell>
          <table:table-cell office:value-type="float" office:value="390.53604126" calcext:value-type="float">
            <text:p>390.53604126</text:p>
          </table:table-cell>
          <table:table-cell office:value-type="float" office:value="246.236572266" calcext:value-type="float">
            <text:p>246.236572266</text:p>
          </table:table-cell>
          <table:table-cell office:value-type="float" office:value="68.2558670044" calcext:value-type="float">
            <text:p>68.2558670044</text:p>
          </table:table-cell>
          <table:table-cell/>
          <table:table-cell office:value-type="float" office:value="1.59167509810358E+018" calcext:value-type="float">
            <text:p>1.59167509810358E+018</text:p>
          </table:table-cell>
          <table:table-cell office:value-type="float" office:value="3971" calcext:value-type="float">
            <text:p>3971</text:p>
          </table:table-cell>
          <table:table-cell office:value-type="float" office:value="1.5916750980873E+018" calcext:value-type="float">
            <text:p>1.59167509808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14088E+018" calcext:value-type="float">
            <text:p>1.59167509814088E+018</text:p>
          </table:table-cell>
          <table:table-cell office:value-type="float" office:value="3973" calcext:value-type="float">
            <text:p>3973</text:p>
          </table:table-cell>
          <table:table-cell office:value-type="float" office:value="1.59167509811892E+018" calcext:value-type="float">
            <text:p>1.59167509811892E+018</text:p>
          </table:table-cell>
          <table:table-cell/>
          <table:table-cell office:value-type="float" office:value="76.5110321045" calcext:value-type="float">
            <text:p>76.5110321045</text:p>
          </table:table-cell>
          <table:table-cell office:value-type="float" office:value="71.3623428345" calcext:value-type="float">
            <text:p>71.3623428345</text:p>
          </table:table-cell>
          <table:table-cell office:value-type="float" office:value="1.42434477806" calcext:value-type="float">
            <text:p>1.42434477806</text:p>
          </table:table-cell>
          <table:table-cell office:value-type="float" office:value="390.553100586" calcext:value-type="float">
            <text:p>390.553100586</text:p>
          </table:table-cell>
          <table:table-cell office:value-type="float" office:value="248.550018311" calcext:value-type="float">
            <text:p>248.550018311</text:p>
          </table:table-cell>
          <table:table-cell office:value-type="float" office:value="68.543510437" calcext:value-type="float">
            <text:p>68.543510437</text:p>
          </table:table-cell>
          <table:table-cell/>
          <table:table-cell office:value-type="float" office:value="1.59167509814257E+018" calcext:value-type="float">
            <text:p>1.59167509814257E+018</text:p>
          </table:table-cell>
          <table:table-cell office:value-type="float" office:value="3972" calcext:value-type="float">
            <text:p>3972</text:p>
          </table:table-cell>
          <table:table-cell office:value-type="float" office:value="1.59167509811892E+018" calcext:value-type="float">
            <text:p>1.591675098118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16063E+018" calcext:value-type="float">
            <text:p>1.59167509816063E+018</text:p>
          </table:table-cell>
          <table:table-cell office:value-type="float" office:value="3974" calcext:value-type="float">
            <text:p>3974</text:p>
          </table:table-cell>
          <table:table-cell office:value-type="float" office:value="1.59167509814569E+018" calcext:value-type="float">
            <text:p>1.59167509814569E+018</text:p>
          </table:table-cell>
          <table:table-cell/>
          <table:table-cell office:value-type="float" office:value="76.3477630615" calcext:value-type="float">
            <text:p>76.3477630615</text:p>
          </table:table-cell>
          <table:table-cell office:value-type="float" office:value="70.8006439209" calcext:value-type="float">
            <text:p>70.8006439209</text:p>
          </table:table-cell>
          <table:table-cell office:value-type="float" office:value="-1.4859149456" calcext:value-type="float">
            <text:p>-1.4859149456</text:p>
          </table:table-cell>
          <table:table-cell office:value-type="float" office:value="390.54095459" calcext:value-type="float">
            <text:p>390.54095459</text:p>
          </table:table-cell>
          <table:table-cell office:value-type="float" office:value="248.467437744" calcext:value-type="float">
            <text:p>248.467437744</text:p>
          </table:table-cell>
          <table:table-cell office:value-type="float" office:value="68.543510437" calcext:value-type="float">
            <text:p>68.543510437</text:p>
          </table:table-cell>
          <table:table-cell/>
          <table:table-cell office:value-type="float" office:value="1.59167509816212E+018" calcext:value-type="float">
            <text:p>1.59167509816212E+018</text:p>
          </table:table-cell>
          <table:table-cell office:value-type="float" office:value="3973" calcext:value-type="float">
            <text:p>3973</text:p>
          </table:table-cell>
          <table:table-cell office:value-type="float" office:value="1.59167509814569E+018" calcext:value-type="float">
            <text:p>1.591675098145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19603E+018" calcext:value-type="float">
            <text:p>1.59167509819603E+018</text:p>
          </table:table-cell>
          <table:table-cell office:value-type="float" office:value="3975" calcext:value-type="float">
            <text:p>3975</text:p>
          </table:table-cell>
          <table:table-cell office:value-type="float" office:value="1.59167509818161E+018" calcext:value-type="float">
            <text:p>1.59167509818161E+018</text:p>
          </table:table-cell>
          <table:table-cell/>
          <table:table-cell office:value-type="float" office:value="74.5699539185" calcext:value-type="float">
            <text:p>74.5699539185</text:p>
          </table:table-cell>
          <table:table-cell office:value-type="float" office:value="71.3223342896" calcext:value-type="float">
            <text:p>71.3223342896</text:p>
          </table:table-cell>
          <table:table-cell office:value-type="float" office:value="-1.39526033401" calcext:value-type="float">
            <text:p>-1.39526033401</text:p>
          </table:table-cell>
          <table:table-cell office:value-type="float" office:value="390.144897461" calcext:value-type="float">
            <text:p>390.144897461</text:p>
          </table:table-cell>
          <table:table-cell office:value-type="float" office:value="249.192260742" calcext:value-type="float">
            <text:p>249.192260742</text:p>
          </table:table-cell>
          <table:table-cell office:value-type="float" office:value="69.0754013062" calcext:value-type="float">
            <text:p>69.0754013062</text:p>
          </table:table-cell>
          <table:table-cell/>
          <table:table-cell office:value-type="float" office:value="1.59167509819738E+018" calcext:value-type="float">
            <text:p>1.59167509819738E+018</text:p>
          </table:table-cell>
          <table:table-cell office:value-type="float" office:value="3974" calcext:value-type="float">
            <text:p>3974</text:p>
          </table:table-cell>
          <table:table-cell office:value-type="float" office:value="1.59167509818161E+018" calcext:value-type="float">
            <text:p>1.591675098181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23081E+018" calcext:value-type="float">
            <text:p>1.59167509823081E+018</text:p>
          </table:table-cell>
          <table:table-cell office:value-type="float" office:value="3976" calcext:value-type="float">
            <text:p>3976</text:p>
          </table:table-cell>
          <table:table-cell office:value-type="float" office:value="1.59167509821557E+018" calcext:value-type="float">
            <text:p>1.59167509821557E+018</text:p>
          </table:table-cell>
          <table:table-cell/>
          <table:table-cell office:value-type="float" office:value="72.7757873535" calcext:value-type="float">
            <text:p>72.7757873535</text:p>
          </table:table-cell>
          <table:table-cell office:value-type="float" office:value="70.9487457275" calcext:value-type="float">
            <text:p>70.9487457275</text:p>
          </table:table-cell>
          <table:table-cell office:value-type="float" office:value="-1.0387185812" calcext:value-type="float">
            <text:p>-1.0387185812</text:p>
          </table:table-cell>
          <table:table-cell office:value-type="float" office:value="390.270935059" calcext:value-type="float">
            <text:p>390.270935059</text:p>
          </table:table-cell>
          <table:table-cell office:value-type="float" office:value="249.462097168" calcext:value-type="float">
            <text:p>249.462097168</text:p>
          </table:table-cell>
          <table:table-cell office:value-type="float" office:value="69.0754013062" calcext:value-type="float">
            <text:p>69.0754013062</text:p>
          </table:table-cell>
          <table:table-cell/>
          <table:table-cell office:value-type="float" office:value="1.59167509823245E+018" calcext:value-type="float">
            <text:p>1.59167509823245E+018</text:p>
          </table:table-cell>
          <table:table-cell office:value-type="float" office:value="3975" calcext:value-type="float">
            <text:p>3975</text:p>
          </table:table-cell>
          <table:table-cell office:value-type="float" office:value="1.59167509821557E+018" calcext:value-type="float">
            <text:p>1.591675098215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27736E+018" calcext:value-type="float">
            <text:p>1.59167509827736E+018</text:p>
          </table:table-cell>
          <table:table-cell office:value-type="float" office:value="3977" calcext:value-type="float">
            <text:p>3977</text:p>
          </table:table-cell>
          <table:table-cell office:value-type="float" office:value="1.59167509825181E+018" calcext:value-type="float">
            <text:p>1.59167509825181E+018</text:p>
          </table:table-cell>
          <table:table-cell/>
          <table:table-cell office:value-type="float" office:value="80.7815246582" calcext:value-type="float">
            <text:p>80.7815246582</text:p>
          </table:table-cell>
          <table:table-cell office:value-type="float" office:value="67.8050003052" calcext:value-type="float">
            <text:p>67.8050003052</text:p>
          </table:table-cell>
          <table:table-cell office:value-type="float" office:value="1.40091919899" calcext:value-type="float">
            <text:p>1.40091919899</text:p>
          </table:table-cell>
          <table:table-cell office:value-type="float" office:value="388.537719727" calcext:value-type="float">
            <text:p>388.537719727</text:p>
          </table:table-cell>
          <table:table-cell office:value-type="float" office:value="247.576263428" calcext:value-type="float">
            <text:p>247.576263428</text:p>
          </table:table-cell>
          <table:table-cell office:value-type="float" office:value="69.7146606445" calcext:value-type="float">
            <text:p>69.7146606445</text:p>
          </table:table-cell>
          <table:table-cell/>
          <table:table-cell office:value-type="float" office:value="1.59167509827162E+018" calcext:value-type="float">
            <text:p>1.59167509827162E+018</text:p>
          </table:table-cell>
          <table:table-cell office:value-type="float" office:value="3976" calcext:value-type="float">
            <text:p>3976</text:p>
          </table:table-cell>
          <table:table-cell office:value-type="float" office:value="1.59167509825181E+018" calcext:value-type="float">
            <text:p>1.591675098251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30184E+018" calcext:value-type="float">
            <text:p>1.59167509830184E+018</text:p>
          </table:table-cell>
          <table:table-cell office:value-type="float" office:value="3978" calcext:value-type="float">
            <text:p>3978</text:p>
          </table:table-cell>
          <table:table-cell office:value-type="float" office:value="1.59167509828215E+018" calcext:value-type="float">
            <text:p>1.59167509828215E+018</text:p>
          </table:table-cell>
          <table:table-cell/>
          <table:table-cell office:value-type="float" office:value="79.8248672485" calcext:value-type="float">
            <text:p>79.8248672485</text:p>
          </table:table-cell>
          <table:table-cell office:value-type="float" office:value="67.1659164429" calcext:value-type="float">
            <text:p>67.1659164429</text:p>
          </table:table-cell>
          <table:table-cell office:value-type="float" office:value="1.42047607899" calcext:value-type="float">
            <text:p>1.42047607899</text:p>
          </table:table-cell>
          <table:table-cell office:value-type="float" office:value="388.849853516" calcext:value-type="float">
            <text:p>388.849853516</text:p>
          </table:table-cell>
          <table:table-cell office:value-type="float" office:value="249.122055054" calcext:value-type="float">
            <text:p>249.122055054</text:p>
          </table:table-cell>
          <table:table-cell office:value-type="float" office:value="69.7146606445" calcext:value-type="float">
            <text:p>69.7146606445</text:p>
          </table:table-cell>
          <table:table-cell/>
          <table:table-cell office:value-type="float" office:value="1.59167509830304E+018" calcext:value-type="float">
            <text:p>1.59167509830304E+018</text:p>
          </table:table-cell>
          <table:table-cell office:value-type="float" office:value="3977" calcext:value-type="float">
            <text:p>3977</text:p>
          </table:table-cell>
          <table:table-cell office:value-type="float" office:value="1.59167509828215E+018" calcext:value-type="float">
            <text:p>1.5916750982821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33002E+018" calcext:value-type="float">
            <text:p>1.59167509833002E+018</text:p>
          </table:table-cell>
          <table:table-cell office:value-type="float" office:value="3979" calcext:value-type="float">
            <text:p>3979</text:p>
          </table:table-cell>
          <table:table-cell office:value-type="float" office:value="1.59167509831351E+018" calcext:value-type="float">
            <text:p>1.59167509831351E+018</text:p>
          </table:table-cell>
          <table:table-cell/>
          <table:table-cell office:value-type="float" office:value="72.0476226807" calcext:value-type="float">
            <text:p>72.0476226807</text:p>
          </table:table-cell>
          <table:table-cell office:value-type="float" office:value="64.3075637817" calcext:value-type="float">
            <text:p>64.3075637817</text:p>
          </table:table-cell>
          <table:table-cell office:value-type="float" office:value="0.386276990175" calcext:value-type="float">
            <text:p>0.386276990175</text:p>
          </table:table-cell>
          <table:table-cell office:value-type="float" office:value="389.426849365" calcext:value-type="float">
            <text:p>389.426849365</text:p>
          </table:table-cell>
          <table:table-cell office:value-type="float" office:value="252.271652222" calcext:value-type="float">
            <text:p>252.271652222</text:p>
          </table:table-cell>
          <table:table-cell office:value-type="float" office:value="70.1268234253" calcext:value-type="float">
            <text:p>70.1268234253</text:p>
          </table:table-cell>
          <table:table-cell/>
          <table:table-cell office:value-type="float" office:value="1.59167509833044E+018" calcext:value-type="float">
            <text:p>1.59167509833044E+018</text:p>
          </table:table-cell>
          <table:table-cell office:value-type="float" office:value="3978" calcext:value-type="float">
            <text:p>3978</text:p>
          </table:table-cell>
          <table:table-cell office:value-type="float" office:value="1.59167509831351E+018" calcext:value-type="float">
            <text:p>1.591675098313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36556E+018" calcext:value-type="float">
            <text:p>1.59167509836556E+018</text:p>
          </table:table-cell>
          <table:table-cell office:value-type="float" office:value="3980" calcext:value-type="float">
            <text:p>3980</text:p>
          </table:table-cell>
          <table:table-cell office:value-type="float" office:value="1.59167509834527E+018" calcext:value-type="float">
            <text:p>1.59167509834527E+018</text:p>
          </table:table-cell>
          <table:table-cell/>
          <table:table-cell office:value-type="float" office:value="73.3913345337" calcext:value-type="float">
            <text:p>73.3913345337</text:p>
          </table:table-cell>
          <table:table-cell office:value-type="float" office:value="64.252532959" calcext:value-type="float">
            <text:p>64.252532959</text:p>
          </table:table-cell>
          <table:table-cell office:value-type="float" office:value="0.45033493638" calcext:value-type="float">
            <text:p>0.45033493638</text:p>
          </table:table-cell>
          <table:table-cell office:value-type="float" office:value="388.705505371" calcext:value-type="float">
            <text:p>388.705505371</text:p>
          </table:table-cell>
          <table:table-cell office:value-type="float" office:value="252.001907349" calcext:value-type="float">
            <text:p>252.001907349</text:p>
          </table:table-cell>
          <table:table-cell office:value-type="float" office:value="70.1268234253" calcext:value-type="float">
            <text:p>70.1268234253</text:p>
          </table:table-cell>
          <table:table-cell/>
          <table:table-cell office:value-type="float" office:value="1.59167509836699E+018" calcext:value-type="float">
            <text:p>1.59167509836699E+018</text:p>
          </table:table-cell>
          <table:table-cell office:value-type="float" office:value="3979" calcext:value-type="float">
            <text:p>3979</text:p>
          </table:table-cell>
          <table:table-cell office:value-type="float" office:value="1.59167509834527E+018" calcext:value-type="float">
            <text:p>1.591675098345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39866E+018" calcext:value-type="float">
            <text:p>1.59167509839866E+018</text:p>
          </table:table-cell>
          <table:table-cell office:value-type="float" office:value="3981" calcext:value-type="float">
            <text:p>3981</text:p>
          </table:table-cell>
          <table:table-cell office:value-type="float" office:value="1.59167509838143E+018" calcext:value-type="float">
            <text:p>1.59167509838143E+018</text:p>
          </table:table-cell>
          <table:table-cell/>
          <table:table-cell office:value-type="float" office:value="75.4841690063" calcext:value-type="float">
            <text:p>75.4841690063</text:p>
          </table:table-cell>
          <table:table-cell office:value-type="float" office:value="65.2050552368" calcext:value-type="float">
            <text:p>65.2050552368</text:p>
          </table:table-cell>
          <table:table-cell office:value-type="float" office:value="0.583973705769" calcext:value-type="float">
            <text:p>0.583973705769</text:p>
          </table:table-cell>
          <table:table-cell office:value-type="float" office:value="388.132080078" calcext:value-type="float">
            <text:p>388.132080078</text:p>
          </table:table-cell>
          <table:table-cell office:value-type="float" office:value="250.787384033" calcext:value-type="float">
            <text:p>250.787384033</text:p>
          </table:table-cell>
          <table:table-cell office:value-type="float" office:value="70.4177017212" calcext:value-type="float">
            <text:p>70.4177017212</text:p>
          </table:table-cell>
          <table:table-cell/>
          <table:table-cell office:value-type="float" office:value="1.59167509840018E+018" calcext:value-type="float">
            <text:p>1.59167509840018E+018</text:p>
          </table:table-cell>
          <table:table-cell office:value-type="float" office:value="3980" calcext:value-type="float">
            <text:p>3980</text:p>
          </table:table-cell>
          <table:table-cell office:value-type="float" office:value="1.59167509838143E+018" calcext:value-type="float">
            <text:p>1.591675098381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43511E+018" calcext:value-type="float">
            <text:p>1.59167509843511E+018</text:p>
          </table:table-cell>
          <table:table-cell office:value-type="float" office:value="3982" calcext:value-type="float">
            <text:p>3982</text:p>
          </table:table-cell>
          <table:table-cell office:value-type="float" office:value="1.59167509841961E+018" calcext:value-type="float">
            <text:p>1.59167509841961E+018</text:p>
          </table:table-cell>
          <table:table-cell/>
          <table:table-cell office:value-type="float" office:value="76.3802261353" calcext:value-type="float">
            <text:p>76.3802261353</text:p>
          </table:table-cell>
          <table:table-cell office:value-type="float" office:value="61.1368980408" calcext:value-type="float">
            <text:p>61.1368980408</text:p>
          </table:table-cell>
          <table:table-cell office:value-type="float" office:value="0.36404800415" calcext:value-type="float">
            <text:p>0.36404800415</text:p>
          </table:table-cell>
          <table:table-cell office:value-type="float" office:value="387.287322998" calcext:value-type="float">
            <text:p>387.287322998</text:p>
          </table:table-cell>
          <table:table-cell office:value-type="float" office:value="251.356521606" calcext:value-type="float">
            <text:p>251.356521606</text:p>
          </table:table-cell>
          <table:table-cell office:value-type="float" office:value="70.4177017212" calcext:value-type="float">
            <text:p>70.4177017212</text:p>
          </table:table-cell>
          <table:table-cell/>
          <table:table-cell office:value-type="float" office:value="1.59167509843677E+018" calcext:value-type="float">
            <text:p>1.59167509843677E+018</text:p>
          </table:table-cell>
          <table:table-cell office:value-type="float" office:value="3981" calcext:value-type="float">
            <text:p>3981</text:p>
          </table:table-cell>
          <table:table-cell office:value-type="float" office:value="1.59167509841961E+018" calcext:value-type="float">
            <text:p>1.591675098419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46443E+018" calcext:value-type="float">
            <text:p>1.59167509846443E+018</text:p>
          </table:table-cell>
          <table:table-cell office:value-type="float" office:value="3983" calcext:value-type="float">
            <text:p>3983</text:p>
          </table:table-cell>
          <table:table-cell office:value-type="float" office:value="1.59167509845115E+018" calcext:value-type="float">
            <text:p>1.59167509845115E+018</text:p>
          </table:table-cell>
          <table:table-cell/>
          <table:table-cell office:value-type="float" office:value="74.7880172729" calcext:value-type="float">
            <text:p>74.7880172729</text:p>
          </table:table-cell>
          <table:table-cell office:value-type="float" office:value="62.9295310974" calcext:value-type="float">
            <text:p>62.9295310974</text:p>
          </table:table-cell>
          <table:table-cell office:value-type="float" office:value="0.111745305359" calcext:value-type="float">
            <text:p>0.111745305359</text:p>
          </table:table-cell>
          <table:table-cell office:value-type="float" office:value="387.545288086" calcext:value-type="float">
            <text:p>387.545288086</text:p>
          </table:table-cell>
          <table:table-cell office:value-type="float" office:value="252.808380127" calcext:value-type="float">
            <text:p>252.808380127</text:p>
          </table:table-cell>
          <table:table-cell office:value-type="float" office:value="70.1179885864" calcext:value-type="float">
            <text:p>70.1179885864</text:p>
          </table:table-cell>
          <table:table-cell/>
          <table:table-cell office:value-type="float" office:value="1.59167509846585E+018" calcext:value-type="float">
            <text:p>1.59167509846585E+018</text:p>
          </table:table-cell>
          <table:table-cell office:value-type="float" office:value="3982" calcext:value-type="float">
            <text:p>3982</text:p>
          </table:table-cell>
          <table:table-cell office:value-type="float" office:value="1.59167509845115E+018" calcext:value-type="float">
            <text:p>1.5916750984511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5085E+018" calcext:value-type="float">
            <text:p>1.5916750985085E+018</text:p>
          </table:table-cell>
          <table:table-cell office:value-type="float" office:value="3984" calcext:value-type="float">
            <text:p>3984</text:p>
          </table:table-cell>
          <table:table-cell office:value-type="float" office:value="1.59167509848746E+018" calcext:value-type="float">
            <text:p>1.59167509848746E+018</text:p>
          </table:table-cell>
          <table:table-cell/>
          <table:table-cell office:value-type="float" office:value="75.8554229736" calcext:value-type="float">
            <text:p>75.8554229736</text:p>
          </table:table-cell>
          <table:table-cell office:value-type="float" office:value="63.3475074768" calcext:value-type="float">
            <text:p>63.3475074768</text:p>
          </table:table-cell>
          <table:table-cell office:value-type="float" office:value="0.310336977243" calcext:value-type="float">
            <text:p>0.310336977243</text:p>
          </table:table-cell>
          <table:table-cell office:value-type="float" office:value="386.804779053" calcext:value-type="float">
            <text:p>386.804779053</text:p>
          </table:table-cell>
          <table:table-cell office:value-type="float" office:value="251.318008423" calcext:value-type="float">
            <text:p>251.318008423</text:p>
          </table:table-cell>
          <table:table-cell office:value-type="float" office:value="70.1179885864" calcext:value-type="float">
            <text:p>70.1179885864</text:p>
          </table:table-cell>
          <table:table-cell/>
          <table:table-cell office:value-type="float" office:value="1.59167509850965E+018" calcext:value-type="float">
            <text:p>1.59167509850965E+018</text:p>
          </table:table-cell>
          <table:table-cell office:value-type="float" office:value="3983" calcext:value-type="float">
            <text:p>3983</text:p>
          </table:table-cell>
          <table:table-cell office:value-type="float" office:value="1.59167509848746E+018" calcext:value-type="float">
            <text:p>1.5916750984874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54579E+018" calcext:value-type="float">
            <text:p>1.59167509854579E+018</text:p>
          </table:table-cell>
          <table:table-cell office:value-type="float" office:value="3985" calcext:value-type="float">
            <text:p>3985</text:p>
          </table:table-cell>
          <table:table-cell office:value-type="float" office:value="1.59167509851941E+018" calcext:value-type="float">
            <text:p>1.59167509851941E+018</text:p>
          </table:table-cell>
          <table:table-cell/>
          <table:table-cell office:value-type="float" office:value="75.9518737793" calcext:value-type="float">
            <text:p>75.9518737793</text:p>
          </table:table-cell>
          <table:table-cell office:value-type="float" office:value="67.6056976318" calcext:value-type="float">
            <text:p>67.6056976318</text:p>
          </table:table-cell>
          <table:table-cell office:value-type="float" office:value="0.518266201019" calcext:value-type="float">
            <text:p>0.518266201019</text:p>
          </table:table-cell>
          <table:table-cell office:value-type="float" office:value="386.116027832" calcext:value-type="float">
            <text:p>386.116027832</text:p>
          </table:table-cell>
          <table:table-cell office:value-type="float" office:value="250.791900635" calcext:value-type="float">
            <text:p>250.791900635</text:p>
          </table:table-cell>
          <table:table-cell office:value-type="float" office:value="70.1220932007" calcext:value-type="float">
            <text:p>70.1220932007</text:p>
          </table:table-cell>
          <table:table-cell/>
          <table:table-cell office:value-type="float" office:value="1.59167509854793E+018" calcext:value-type="float">
            <text:p>1.59167509854793E+018</text:p>
          </table:table-cell>
          <table:table-cell office:value-type="float" office:value="3984" calcext:value-type="float">
            <text:p>3984</text:p>
          </table:table-cell>
          <table:table-cell office:value-type="float" office:value="1.59167509851941E+018" calcext:value-type="float">
            <text:p>1.591675098519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56553E+018" calcext:value-type="float">
            <text:p>1.59167509856553E+018</text:p>
          </table:table-cell>
          <table:table-cell office:value-type="float" office:value="3986" calcext:value-type="float">
            <text:p>3986</text:p>
          </table:table-cell>
          <table:table-cell office:value-type="float" office:value="1.59167509854519E+018" calcext:value-type="float">
            <text:p>1.59167509854519E+018</text:p>
          </table:table-cell>
          <table:table-cell/>
          <table:table-cell office:value-type="float" office:value="79.2850418091" calcext:value-type="float">
            <text:p>79.2850418091</text:p>
          </table:table-cell>
          <table:table-cell office:value-type="float" office:value="70.1742095947" calcext:value-type="float">
            <text:p>70.1742095947</text:p>
          </table:table-cell>
          <table:table-cell office:value-type="float" office:value="0.200141355395" calcext:value-type="float">
            <text:p>0.200141355395</text:p>
          </table:table-cell>
          <table:table-cell office:value-type="float" office:value="385.39642334" calcext:value-type="float">
            <text:p>385.39642334</text:p>
          </table:table-cell>
          <table:table-cell office:value-type="float" office:value="250.406845093" calcext:value-type="float">
            <text:p>250.406845093</text:p>
          </table:table-cell>
          <table:table-cell office:value-type="float" office:value="70.1220932007" calcext:value-type="float">
            <text:p>70.1220932007</text:p>
          </table:table-cell>
          <table:table-cell/>
          <table:table-cell office:value-type="float" office:value="1.59167509856639E+018" calcext:value-type="float">
            <text:p>1.59167509856639E+018</text:p>
          </table:table-cell>
          <table:table-cell office:value-type="float" office:value="3985" calcext:value-type="float">
            <text:p>3985</text:p>
          </table:table-cell>
          <table:table-cell office:value-type="float" office:value="1.59167509854519E+018" calcext:value-type="float">
            <text:p>1.591675098545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59639E+018" calcext:value-type="float">
            <text:p>1.59167509859639E+018</text:p>
          </table:table-cell>
          <table:table-cell office:value-type="float" office:value="3987" calcext:value-type="float">
            <text:p>3987</text:p>
          </table:table-cell>
          <table:table-cell office:value-type="float" office:value="1.59167509858117E+018" calcext:value-type="float">
            <text:p>1.59167509858117E+018</text:p>
          </table:table-cell>
          <table:table-cell/>
          <table:table-cell office:value-type="float" office:value="83.4050521851" calcext:value-type="float">
            <text:p>83.4050521851</text:p>
          </table:table-cell>
          <table:table-cell office:value-type="float" office:value="71.136390686" calcext:value-type="float">
            <text:p>71.136390686</text:p>
          </table:table-cell>
          <table:table-cell office:value-type="float" office:value="0.361738890409" calcext:value-type="float">
            <text:p>0.361738890409</text:p>
          </table:table-cell>
          <table:table-cell office:value-type="float" office:value="383.809661865" calcext:value-type="float">
            <text:p>383.809661865</text:p>
          </table:table-cell>
          <table:table-cell office:value-type="float" office:value="249.51574707" calcext:value-type="float">
            <text:p>249.51574707</text:p>
          </table:table-cell>
          <table:table-cell office:value-type="float" office:value="70.1501922607" calcext:value-type="float">
            <text:p>70.1501922607</text:p>
          </table:table-cell>
          <table:table-cell/>
          <table:table-cell office:value-type="float" office:value="1.59167509859796E+018" calcext:value-type="float">
            <text:p>1.59167509859796E+018</text:p>
          </table:table-cell>
          <table:table-cell office:value-type="float" office:value="3986" calcext:value-type="float">
            <text:p>3986</text:p>
          </table:table-cell>
          <table:table-cell office:value-type="float" office:value="1.59167509858117E+018" calcext:value-type="float">
            <text:p>1.591675098581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6377E+018" calcext:value-type="float">
            <text:p>1.5916750986377E+018</text:p>
          </table:table-cell>
          <table:table-cell office:value-type="float" office:value="3988" calcext:value-type="float">
            <text:p>3988</text:p>
          </table:table-cell>
          <table:table-cell office:value-type="float" office:value="1.59167509861939E+018" calcext:value-type="float">
            <text:p>1.59167509861939E+018</text:p>
          </table:table-cell>
          <table:table-cell/>
          <table:table-cell office:value-type="float" office:value="79.0591659546" calcext:value-type="float">
            <text:p>79.0591659546</text:p>
          </table:table-cell>
          <table:table-cell office:value-type="float" office:value="68.0440673828" calcext:value-type="float">
            <text:p>68.0440673828</text:p>
          </table:table-cell>
          <table:table-cell office:value-type="float" office:value="0.120438933372" calcext:value-type="float">
            <text:p>0.120438933372</text:p>
          </table:table-cell>
          <table:table-cell office:value-type="float" office:value="385.257141113" calcext:value-type="float">
            <text:p>385.257141113</text:p>
          </table:table-cell>
          <table:table-cell office:value-type="float" office:value="251.575057983" calcext:value-type="float">
            <text:p>251.575057983</text:p>
          </table:table-cell>
          <table:table-cell office:value-type="float" office:value="70.1501922607" calcext:value-type="float">
            <text:p>70.1501922607</text:p>
          </table:table-cell>
          <table:table-cell/>
          <table:table-cell office:value-type="float" office:value="1.5916750986391E+018" calcext:value-type="float">
            <text:p>1.5916750986391E+018</text:p>
          </table:table-cell>
          <table:table-cell office:value-type="float" office:value="3987" calcext:value-type="float">
            <text:p>3987</text:p>
          </table:table-cell>
          <table:table-cell office:value-type="float" office:value="1.59167509861939E+018" calcext:value-type="float">
            <text:p>1.591675098619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67234E+018" calcext:value-type="float">
            <text:p>1.59167509867234E+018</text:p>
          </table:table-cell>
          <table:table-cell office:value-type="float" office:value="3989" calcext:value-type="float">
            <text:p>3989</text:p>
          </table:table-cell>
          <table:table-cell office:value-type="float" office:value="1.59167509865152E+018" calcext:value-type="float">
            <text:p>1.59167509865152E+018</text:p>
          </table:table-cell>
          <table:table-cell/>
          <table:table-cell office:value-type="float" office:value="80.1746902466" calcext:value-type="float">
            <text:p>80.1746902466</text:p>
          </table:table-cell>
          <table:table-cell office:value-type="float" office:value="69.4921417236" calcext:value-type="float">
            <text:p>69.4921417236</text:p>
          </table:table-cell>
          <table:table-cell office:value-type="float" office:value="0.261464089155" calcext:value-type="float">
            <text:p>0.261464089155</text:p>
          </table:table-cell>
          <table:table-cell office:value-type="float" office:value="384.158813477" calcext:value-type="float">
            <text:p>384.158813477</text:p>
          </table:table-cell>
          <table:table-cell office:value-type="float" office:value="251.084915161" calcext:value-type="float">
            <text:p>251.084915161</text:p>
          </table:table-cell>
          <table:table-cell office:value-type="float" office:value="70.0387268066" calcext:value-type="float">
            <text:p>70.0387268066</text:p>
          </table:table-cell>
          <table:table-cell/>
          <table:table-cell office:value-type="float" office:value="1.59167509867385E+018" calcext:value-type="float">
            <text:p>1.59167509867385E+018</text:p>
          </table:table-cell>
          <table:table-cell office:value-type="float" office:value="3988" calcext:value-type="float">
            <text:p>3988</text:p>
          </table:table-cell>
          <table:table-cell office:value-type="float" office:value="1.59167509865152E+018" calcext:value-type="float">
            <text:p>1.591675098651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70317E+018" calcext:value-type="float">
            <text:p>1.59167509870317E+018</text:p>
          </table:table-cell>
          <table:table-cell office:value-type="float" office:value="3990" calcext:value-type="float">
            <text:p>3990</text:p>
          </table:table-cell>
          <table:table-cell office:value-type="float" office:value="1.59167509868744E+018" calcext:value-type="float">
            <text:p>1.59167509868744E+018</text:p>
          </table:table-cell>
          <table:table-cell/>
          <table:table-cell office:value-type="float" office:value="78.9509735107" calcext:value-type="float">
            <text:p>78.9509735107</text:p>
          </table:table-cell>
          <table:table-cell office:value-type="float" office:value="70.4017333984" calcext:value-type="float">
            <text:p>70.4017333984</text:p>
          </table:table-cell>
          <table:table-cell office:value-type="float" office:value="0.315759837627" calcext:value-type="float">
            <text:p>0.315759837627</text:p>
          </table:table-cell>
          <table:table-cell office:value-type="float" office:value="384.963806152" calcext:value-type="float">
            <text:p>384.963806152</text:p>
          </table:table-cell>
          <table:table-cell office:value-type="float" office:value="250.98399353" calcext:value-type="float">
            <text:p>250.98399353</text:p>
          </table:table-cell>
          <table:table-cell office:value-type="float" office:value="70.0387268066" calcext:value-type="float">
            <text:p>70.0387268066</text:p>
          </table:table-cell>
          <table:table-cell/>
          <table:table-cell office:value-type="float" office:value="1.59167509870422E+018" calcext:value-type="float">
            <text:p>1.59167509870422E+018</text:p>
          </table:table-cell>
          <table:table-cell office:value-type="float" office:value="3989" calcext:value-type="float">
            <text:p>3989</text:p>
          </table:table-cell>
          <table:table-cell office:value-type="float" office:value="1.59167509868744E+018" calcext:value-type="float">
            <text:p>1.591675098687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73046E+018" calcext:value-type="float">
            <text:p>1.59167509873046E+018</text:p>
          </table:table-cell>
          <table:table-cell office:value-type="float" office:value="3991" calcext:value-type="float">
            <text:p>3991</text:p>
          </table:table-cell>
          <table:table-cell office:value-type="float" office:value="1.59167509871316E+018" calcext:value-type="float">
            <text:p>1.59167509871316E+018</text:p>
          </table:table-cell>
          <table:table-cell/>
          <table:table-cell office:value-type="float" office:value="75.901725769" calcext:value-type="float">
            <text:p>75.901725769</text:p>
          </table:table-cell>
          <table:table-cell office:value-type="float" office:value="69.0609588623" calcext:value-type="float">
            <text:p>69.0609588623</text:p>
          </table:table-cell>
          <table:table-cell office:value-type="float" office:value="0.114356800914" calcext:value-type="float">
            <text:p>0.114356800914</text:p>
          </table:table-cell>
          <table:table-cell office:value-type="float" office:value="386.375915527" calcext:value-type="float">
            <text:p>386.375915527</text:p>
          </table:table-cell>
          <table:table-cell office:value-type="float" office:value="252.314819336" calcext:value-type="float">
            <text:p>252.314819336</text:p>
          </table:table-cell>
          <table:table-cell office:value-type="float" office:value="69.883140564" calcext:value-type="float">
            <text:p>69.883140564</text:p>
          </table:table-cell>
          <table:table-cell/>
          <table:table-cell office:value-type="float" office:value="1.59167509872913E+018" calcext:value-type="float">
            <text:p>1.59167509872913E+018</text:p>
          </table:table-cell>
          <table:table-cell office:value-type="float" office:value="3990" calcext:value-type="float">
            <text:p>3990</text:p>
          </table:table-cell>
          <table:table-cell office:value-type="float" office:value="1.59167509871316E+018" calcext:value-type="float">
            <text:p>1.5916750987131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7642E+018" calcext:value-type="float">
            <text:p>1.5916750987642E+018</text:p>
          </table:table-cell>
          <table:table-cell office:value-type="float" office:value="3992" calcext:value-type="float">
            <text:p>3992</text:p>
          </table:table-cell>
          <table:table-cell office:value-type="float" office:value="1.59167509874512E+018" calcext:value-type="float">
            <text:p>1.59167509874512E+018</text:p>
          </table:table-cell>
          <table:table-cell/>
          <table:table-cell office:value-type="float" office:value="76.8937454224" calcext:value-type="float">
            <text:p>76.8937454224</text:p>
          </table:table-cell>
          <table:table-cell office:value-type="float" office:value="71.4942321777" calcext:value-type="float">
            <text:p>71.4942321777</text:p>
          </table:table-cell>
          <table:table-cell office:value-type="float" office:value="-0.0312561914325" calcext:value-type="float">
            <text:p>-0.0312561914325</text:p>
          </table:table-cell>
          <table:table-cell office:value-type="float" office:value="385.734161377" calcext:value-type="float">
            <text:p>385.734161377</text:p>
          </table:table-cell>
          <table:table-cell office:value-type="float" office:value="252.100891113" calcext:value-type="float">
            <text:p>252.100891113</text:p>
          </table:table-cell>
          <table:table-cell office:value-type="float" office:value="69.883140564" calcext:value-type="float">
            <text:p>69.883140564</text:p>
          </table:table-cell>
          <table:table-cell/>
          <table:table-cell office:value-type="float" office:value="1.59167509876431E+018" calcext:value-type="float">
            <text:p>1.59167509876431E+018</text:p>
          </table:table-cell>
          <table:table-cell office:value-type="float" office:value="3991" calcext:value-type="float">
            <text:p>3991</text:p>
          </table:table-cell>
          <table:table-cell office:value-type="float" office:value="1.59167509874512E+018" calcext:value-type="float">
            <text:p>1.591675098745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80146E+018" calcext:value-type="float">
            <text:p>1.59167509880146E+018</text:p>
          </table:table-cell>
          <table:table-cell office:value-type="float" office:value="3993" calcext:value-type="float">
            <text:p>3993</text:p>
          </table:table-cell>
          <table:table-cell office:value-type="float" office:value="1.59167509878121E+018" calcext:value-type="float">
            <text:p>1.59167509878121E+018</text:p>
          </table:table-cell>
          <table:table-cell/>
          <table:table-cell office:value-type="float" office:value="80.6398010254" calcext:value-type="float">
            <text:p>80.6398010254</text:p>
          </table:table-cell>
          <table:table-cell office:value-type="float" office:value="69.6365127563" calcext:value-type="float">
            <text:p>69.6365127563</text:p>
          </table:table-cell>
          <table:table-cell office:value-type="float" office:value="-0.131859228015" calcext:value-type="float">
            <text:p>-0.131859228015</text:p>
          </table:table-cell>
          <table:table-cell office:value-type="float" office:value="384.517700195" calcext:value-type="float">
            <text:p>384.517700195</text:p>
          </table:table-cell>
          <table:table-cell office:value-type="float" office:value="253.239776611" calcext:value-type="float">
            <text:p>253.239776611</text:p>
          </table:table-cell>
          <table:table-cell office:value-type="float" office:value="69.8745574951" calcext:value-type="float">
            <text:p>69.8745574951</text:p>
          </table:table-cell>
          <table:table-cell/>
          <table:table-cell office:value-type="float" office:value="1.59167509880331E+018" calcext:value-type="float">
            <text:p>1.59167509880331E+018</text:p>
          </table:table-cell>
          <table:table-cell office:value-type="float" office:value="3992" calcext:value-type="float">
            <text:p>3992</text:p>
          </table:table-cell>
          <table:table-cell office:value-type="float" office:value="1.59167509878121E+018" calcext:value-type="float">
            <text:p>1.591675098781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83602E+018" calcext:value-type="float">
            <text:p>1.59167509883602E+018</text:p>
          </table:table-cell>
          <table:table-cell office:value-type="float" office:value="3994" calcext:value-type="float">
            <text:p>3994</text:p>
          </table:table-cell>
          <table:table-cell office:value-type="float" office:value="1.59167509881949E+018" calcext:value-type="float">
            <text:p>1.59167509881949E+018</text:p>
          </table:table-cell>
          <table:table-cell/>
          <table:table-cell office:value-type="float" office:value="79.4945907593" calcext:value-type="float">
            <text:p>79.4945907593</text:p>
          </table:table-cell>
          <table:table-cell office:value-type="float" office:value="70.7042160034" calcext:value-type="float">
            <text:p>70.7042160034</text:p>
          </table:table-cell>
          <table:table-cell office:value-type="float" office:value="0.0423975251615" calcext:value-type="float">
            <text:p>0.0423975251615</text:p>
          </table:table-cell>
          <table:table-cell office:value-type="float" office:value="384.715240479" calcext:value-type="float">
            <text:p>384.715240479</text:p>
          </table:table-cell>
          <table:table-cell office:value-type="float" office:value="252.830200195" calcext:value-type="float">
            <text:p>252.830200195</text:p>
          </table:table-cell>
          <table:table-cell office:value-type="float" office:value="69.8745574951" calcext:value-type="float">
            <text:p>69.8745574951</text:p>
          </table:table-cell>
          <table:table-cell/>
          <table:table-cell office:value-type="float" office:value="1.59167509883755E+018" calcext:value-type="float">
            <text:p>1.59167509883755E+018</text:p>
          </table:table-cell>
          <table:table-cell office:value-type="float" office:value="3993" calcext:value-type="float">
            <text:p>3993</text:p>
          </table:table-cell>
          <table:table-cell office:value-type="float" office:value="1.59167509881949E+018" calcext:value-type="float">
            <text:p>1.591675098819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86836E+018" calcext:value-type="float">
            <text:p>1.59167509886836E+018</text:p>
          </table:table-cell>
          <table:table-cell office:value-type="float" office:value="3995" calcext:value-type="float">
            <text:p>3995</text:p>
          </table:table-cell>
          <table:table-cell office:value-type="float" office:value="1.59167509885151E+018" calcext:value-type="float">
            <text:p>1.59167509885151E+018</text:p>
          </table:table-cell>
          <table:table-cell/>
          <table:table-cell office:value-type="float" office:value="80.3110198975" calcext:value-type="float">
            <text:p>80.3110198975</text:p>
          </table:table-cell>
          <table:table-cell office:value-type="float" office:value="71.5556564331" calcext:value-type="float">
            <text:p>71.5556564331</text:p>
          </table:table-cell>
          <table:table-cell office:value-type="float" office:value="-0.068832591176" calcext:value-type="float">
            <text:p>-0.068832591176</text:p>
          </table:table-cell>
          <table:table-cell office:value-type="float" office:value="383.625640869" calcext:value-type="float">
            <text:p>383.625640869</text:p>
          </table:table-cell>
          <table:table-cell office:value-type="float" office:value="253.37828064" calcext:value-type="float">
            <text:p>253.37828064</text:p>
          </table:table-cell>
          <table:table-cell office:value-type="float" office:value="69.7702331543" calcext:value-type="float">
            <text:p>69.7702331543</text:p>
          </table:table-cell>
          <table:table-cell/>
          <table:table-cell office:value-type="float" office:value="1.59167509887003E+018" calcext:value-type="float">
            <text:p>1.59167509887003E+018</text:p>
          </table:table-cell>
          <table:table-cell office:value-type="float" office:value="3994" calcext:value-type="float">
            <text:p>3994</text:p>
          </table:table-cell>
          <table:table-cell office:value-type="float" office:value="1.59167509885151E+018" calcext:value-type="float">
            <text:p>1.591675098851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90317E+018" calcext:value-type="float">
            <text:p>1.59167509890317E+018</text:p>
          </table:table-cell>
          <table:table-cell office:value-type="float" office:value="3996" calcext:value-type="float">
            <text:p>3996</text:p>
          </table:table-cell>
          <table:table-cell office:value-type="float" office:value="1.59167509888747E+018" calcext:value-type="float">
            <text:p>1.59167509888747E+018</text:p>
          </table:table-cell>
          <table:table-cell/>
          <table:table-cell office:value-type="float" office:value="83.9679641724" calcext:value-type="float">
            <text:p>83.9679641724</text:p>
          </table:table-cell>
          <table:table-cell office:value-type="float" office:value="72.2734603882" calcext:value-type="float">
            <text:p>72.2734603882</text:p>
          </table:table-cell>
          <table:table-cell office:value-type="float" office:value="-0.2102150172" calcext:value-type="float">
            <text:p>-0.2102150172</text:p>
          </table:table-cell>
          <table:table-cell office:value-type="float" office:value="382.165008545" calcext:value-type="float">
            <text:p>382.165008545</text:p>
          </table:table-cell>
          <table:table-cell office:value-type="float" office:value="254.600296021" calcext:value-type="float">
            <text:p>254.600296021</text:p>
          </table:table-cell>
          <table:table-cell office:value-type="float" office:value="69.7702331543" calcext:value-type="float">
            <text:p>69.7702331543</text:p>
          </table:table-cell>
          <table:table-cell/>
          <table:table-cell office:value-type="float" office:value="1.5916750989047E+018" calcext:value-type="float">
            <text:p>1.5916750989047E+018</text:p>
          </table:table-cell>
          <table:table-cell office:value-type="float" office:value="3995" calcext:value-type="float">
            <text:p>3995</text:p>
          </table:table-cell>
          <table:table-cell office:value-type="float" office:value="1.59167509888747E+018" calcext:value-type="float">
            <text:p>1.591675098887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93283E+018" calcext:value-type="float">
            <text:p>1.59167509893283E+018</text:p>
          </table:table-cell>
          <table:table-cell office:value-type="float" office:value="3997" calcext:value-type="float">
            <text:p>3997</text:p>
          </table:table-cell>
          <table:table-cell office:value-type="float" office:value="1.59167509891877E+018" calcext:value-type="float">
            <text:p>1.59167509891877E+018</text:p>
          </table:table-cell>
          <table:table-cell/>
          <table:table-cell office:value-type="float" office:value="103.73752594" calcext:value-type="float">
            <text:p>103.73752594</text:p>
          </table:table-cell>
          <table:table-cell office:value-type="float" office:value="69.4603729248" calcext:value-type="float">
            <text:p>69.4603729248</text:p>
          </table:table-cell>
          <table:table-cell office:value-type="float" office:value="-0.203034743667" calcext:value-type="float">
            <text:p>-0.203034743667</text:p>
          </table:table-cell>
          <table:table-cell office:value-type="float" office:value="376.367736816" calcext:value-type="float">
            <text:p>376.367736816</text:p>
          </table:table-cell>
          <table:table-cell office:value-type="float" office:value="256.797332764" calcext:value-type="float">
            <text:p>256.797332764</text:p>
          </table:table-cell>
          <table:table-cell office:value-type="float" office:value="69.7802963257" calcext:value-type="float">
            <text:p>69.7802963257</text:p>
          </table:table-cell>
          <table:table-cell/>
          <table:table-cell office:value-type="float" office:value="1.59167509893437E+018" calcext:value-type="float">
            <text:p>1.59167509893437E+018</text:p>
          </table:table-cell>
          <table:table-cell office:value-type="float" office:value="3996" calcext:value-type="float">
            <text:p>3996</text:p>
          </table:table-cell>
          <table:table-cell office:value-type="float" office:value="1.59167509891877E+018" calcext:value-type="float">
            <text:p>1.5916750989187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896719E+018" calcext:value-type="float">
            <text:p>1.59167509896719E+018</text:p>
          </table:table-cell>
          <table:table-cell office:value-type="float" office:value="3998" calcext:value-type="float">
            <text:p>3998</text:p>
          </table:table-cell>
          <table:table-cell office:value-type="float" office:value="1.59167509895089E+018" calcext:value-type="float">
            <text:p>1.59167509895089E+018</text:p>
          </table:table-cell>
          <table:table-cell/>
          <table:table-cell office:value-type="float" office:value="82.4079437256" calcext:value-type="float">
            <text:p>82.4079437256</text:p>
          </table:table-cell>
          <table:table-cell office:value-type="float" office:value="73.7332305908" calcext:value-type="float">
            <text:p>73.7332305908</text:p>
          </table:table-cell>
          <table:table-cell office:value-type="float" office:value="-0.136322021484" calcext:value-type="float">
            <text:p>-0.136322021484</text:p>
          </table:table-cell>
          <table:table-cell office:value-type="float" office:value="382.686035156" calcext:value-type="float">
            <text:p>382.686035156</text:p>
          </table:table-cell>
          <table:table-cell office:value-type="float" office:value="254.036437988" calcext:value-type="float">
            <text:p>254.036437988</text:p>
          </table:table-cell>
          <table:table-cell office:value-type="float" office:value="69.7802963257" calcext:value-type="float">
            <text:p>69.7802963257</text:p>
          </table:table-cell>
          <table:table-cell/>
          <table:table-cell office:value-type="float" office:value="1.59167509896684E+018" calcext:value-type="float">
            <text:p>1.59167509896684E+018</text:p>
          </table:table-cell>
          <table:table-cell office:value-type="float" office:value="3997" calcext:value-type="float">
            <text:p>3997</text:p>
          </table:table-cell>
          <table:table-cell office:value-type="float" office:value="1.59167509895089E+018" calcext:value-type="float">
            <text:p>1.591675098950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00162E+018" calcext:value-type="float">
            <text:p>1.59167509900162E+018</text:p>
          </table:table-cell>
          <table:table-cell office:value-type="float" office:value="3999" calcext:value-type="float">
            <text:p>3999</text:p>
          </table:table-cell>
          <table:table-cell office:value-type="float" office:value="1.59167509898675E+018" calcext:value-type="float">
            <text:p>1.59167509898675E+018</text:p>
          </table:table-cell>
          <table:table-cell/>
          <table:table-cell office:value-type="float" office:value="82.070350647" calcext:value-type="float">
            <text:p>82.070350647</text:p>
          </table:table-cell>
          <table:table-cell office:value-type="float" office:value="73.7394561768" calcext:value-type="float">
            <text:p>73.7394561768</text:p>
          </table:table-cell>
          <table:table-cell office:value-type="float" office:value="-0.0357630588114" calcext:value-type="float">
            <text:p>-0.0357630588114</text:p>
          </table:table-cell>
          <table:table-cell office:value-type="float" office:value="382.648284912" calcext:value-type="float">
            <text:p>382.648284912</text:p>
          </table:table-cell>
          <table:table-cell office:value-type="float" office:value="253.658721924" calcext:value-type="float">
            <text:p>253.658721924</text:p>
          </table:table-cell>
          <table:table-cell office:value-type="float" office:value="69.8638305664" calcext:value-type="float">
            <text:p>69.8638305664</text:p>
          </table:table-cell>
          <table:table-cell/>
          <table:table-cell office:value-type="float" office:value="1.59167509900295E+018" calcext:value-type="float">
            <text:p>1.59167509900295E+018</text:p>
          </table:table-cell>
          <table:table-cell office:value-type="float" office:value="3998" calcext:value-type="float">
            <text:p>3998</text:p>
          </table:table-cell>
          <table:table-cell office:value-type="float" office:value="1.59167509898675E+018" calcext:value-type="float">
            <text:p>1.591675098986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03148E+018" calcext:value-type="float">
            <text:p>1.59167509903148E+018</text:p>
          </table:table-cell>
          <table:table-cell office:value-type="float" office:value="4000" calcext:value-type="float">
            <text:p>4000</text:p>
          </table:table-cell>
          <table:table-cell office:value-type="float" office:value="1.59167509901333E+018" calcext:value-type="float">
            <text:p>1.59167509901333E+018</text:p>
          </table:table-cell>
          <table:table-cell/>
          <table:table-cell office:value-type="float" office:value="81.8531723022" calcext:value-type="float">
            <text:p>81.8531723022</text:p>
          </table:table-cell>
          <table:table-cell office:value-type="float" office:value="70.9852905273" calcext:value-type="float">
            <text:p>70.9852905273</text:p>
          </table:table-cell>
          <table:table-cell office:value-type="float" office:value="0.0202942192554" calcext:value-type="float">
            <text:p>0.0202942192554</text:p>
          </table:table-cell>
          <table:table-cell office:value-type="float" office:value="383.33001709" calcext:value-type="float">
            <text:p>383.33001709</text:p>
          </table:table-cell>
          <table:table-cell office:value-type="float" office:value="253.866333008" calcext:value-type="float">
            <text:p>253.866333008</text:p>
          </table:table-cell>
          <table:table-cell office:value-type="float" office:value="69.8638305664" calcext:value-type="float">
            <text:p>69.8638305664</text:p>
          </table:table-cell>
          <table:table-cell/>
          <table:table-cell office:value-type="float" office:value="1.59167509903312E+018" calcext:value-type="float">
            <text:p>1.59167509903312E+018</text:p>
          </table:table-cell>
          <table:table-cell office:value-type="float" office:value="3999" calcext:value-type="float">
            <text:p>3999</text:p>
          </table:table-cell>
          <table:table-cell office:value-type="float" office:value="1.59167509901333E+018" calcext:value-type="float">
            <text:p>1.591675099013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06273E+018" calcext:value-type="float">
            <text:p>1.59167509906273E+018</text:p>
          </table:table-cell>
          <table:table-cell office:value-type="float" office:value="4001" calcext:value-type="float">
            <text:p>4001</text:p>
          </table:table-cell>
          <table:table-cell office:value-type="float" office:value="1.5916750990455E+018" calcext:value-type="float">
            <text:p>1.5916750990455E+018</text:p>
          </table:table-cell>
          <table:table-cell/>
          <table:table-cell office:value-type="float" office:value="85.8944091797" calcext:value-type="float">
            <text:p>85.8944091797</text:p>
          </table:table-cell>
          <table:table-cell office:value-type="float" office:value="72.1155929565" calcext:value-type="float">
            <text:p>72.1155929565</text:p>
          </table:table-cell>
          <table:table-cell office:value-type="float" office:value="-0.298667401075" calcext:value-type="float">
            <text:p>-0.298667401075</text:p>
          </table:table-cell>
          <table:table-cell office:value-type="float" office:value="382.158081055" calcext:value-type="float">
            <text:p>382.158081055</text:p>
          </table:table-cell>
          <table:table-cell office:value-type="float" office:value="255.533721924" calcext:value-type="float">
            <text:p>255.533721924</text:p>
          </table:table-cell>
          <table:table-cell office:value-type="float" office:value="69.8039398193" calcext:value-type="float">
            <text:p>69.8039398193</text:p>
          </table:table-cell>
          <table:table-cell/>
          <table:table-cell office:value-type="float" office:value="1.5916750990646E+018" calcext:value-type="float">
            <text:p>1.5916750990646E+018</text:p>
          </table:table-cell>
          <table:table-cell office:value-type="float" office:value="4000" calcext:value-type="float">
            <text:p>4000</text:p>
          </table:table-cell>
          <table:table-cell office:value-type="float" office:value="1.5916750990455E+018" calcext:value-type="float">
            <text:p>1.59167509904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09633E+018" calcext:value-type="float">
            <text:p>1.59167509909633E+018</text:p>
          </table:table-cell>
          <table:table-cell office:value-type="float" office:value="4002" calcext:value-type="float">
            <text:p>4002</text:p>
          </table:table-cell>
          <table:table-cell office:value-type="float" office:value="1.59167509908167E+018" calcext:value-type="float">
            <text:p>1.59167509908167E+018</text:p>
          </table:table-cell>
          <table:table-cell/>
          <table:table-cell office:value-type="float" office:value="84.954788208" calcext:value-type="float">
            <text:p>84.954788208</text:p>
          </table:table-cell>
          <table:table-cell office:value-type="float" office:value="72.1262969971" calcext:value-type="float">
            <text:p>72.1262969971</text:p>
          </table:table-cell>
          <table:table-cell office:value-type="float" office:value="-0.204440489411" calcext:value-type="float">
            <text:p>-0.204440489411</text:p>
          </table:table-cell>
          <table:table-cell office:value-type="float" office:value="382.179412842" calcext:value-type="float">
            <text:p>382.179412842</text:p>
          </table:table-cell>
          <table:table-cell office:value-type="float" office:value="254.754898071" calcext:value-type="float">
            <text:p>254.754898071</text:p>
          </table:table-cell>
          <table:table-cell office:value-type="float" office:value="69.8039398193" calcext:value-type="float">
            <text:p>69.8039398193</text:p>
          </table:table-cell>
          <table:table-cell/>
          <table:table-cell office:value-type="float" office:value="1.59167509909791E+018" calcext:value-type="float">
            <text:p>1.59167509909791E+018</text:p>
          </table:table-cell>
          <table:table-cell office:value-type="float" office:value="4001" calcext:value-type="float">
            <text:p>4001</text:p>
          </table:table-cell>
          <table:table-cell office:value-type="float" office:value="1.59167509908167E+018" calcext:value-type="float">
            <text:p>1.591675099081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12929E+018" calcext:value-type="float">
            <text:p>1.59167509912929E+018</text:p>
          </table:table-cell>
          <table:table-cell office:value-type="float" office:value="4003" calcext:value-type="float">
            <text:p>4003</text:p>
          </table:table-cell>
          <table:table-cell office:value-type="float" office:value="1.59167509911343E+018" calcext:value-type="float">
            <text:p>1.59167509911343E+018</text:p>
          </table:table-cell>
          <table:table-cell/>
          <table:table-cell office:value-type="float" office:value="83.2393188477" calcext:value-type="float">
            <text:p>83.2393188477</text:p>
          </table:table-cell>
          <table:table-cell office:value-type="float" office:value="70.5481872559" calcext:value-type="float">
            <text:p>70.5481872559</text:p>
          </table:table-cell>
          <table:table-cell office:value-type="float" office:value="-0.198309227824" calcext:value-type="float">
            <text:p>-0.198309227824</text:p>
          </table:table-cell>
          <table:table-cell office:value-type="float" office:value="382.434265137" calcext:value-type="float">
            <text:p>382.434265137</text:p>
          </table:table-cell>
          <table:table-cell office:value-type="float" office:value="254.42906189" calcext:value-type="float">
            <text:p>254.42906189</text:p>
          </table:table-cell>
          <table:table-cell office:value-type="float" office:value="69.7149810791" calcext:value-type="float">
            <text:p>69.7149810791</text:p>
          </table:table-cell>
          <table:table-cell/>
          <table:table-cell office:value-type="float" office:value="1.5916750991303E+018" calcext:value-type="float">
            <text:p>1.5916750991303E+018</text:p>
          </table:table-cell>
          <table:table-cell office:value-type="float" office:value="4002" calcext:value-type="float">
            <text:p>4002</text:p>
          </table:table-cell>
          <table:table-cell office:value-type="float" office:value="1.59167509911343E+018" calcext:value-type="float">
            <text:p>1.591675099113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15936E+018" calcext:value-type="float">
            <text:p>1.59167509915936E+018</text:p>
          </table:table-cell>
          <table:table-cell office:value-type="float" office:value="4004" calcext:value-type="float">
            <text:p>4004</text:p>
          </table:table-cell>
          <table:table-cell office:value-type="float" office:value="1.59167509914539E+018" calcext:value-type="float">
            <text:p>1.59167509914539E+018</text:p>
          </table:table-cell>
          <table:table-cell/>
          <table:table-cell office:value-type="float" office:value="82.0813293457" calcext:value-type="float">
            <text:p>82.0813293457</text:p>
          </table:table-cell>
          <table:table-cell office:value-type="float" office:value="71.7146835327" calcext:value-type="float">
            <text:p>71.7146835327</text:p>
          </table:table-cell>
          <table:table-cell office:value-type="float" office:value="-0.110836103559" calcext:value-type="float">
            <text:p>-0.110836103559</text:p>
          </table:table-cell>
          <table:table-cell office:value-type="float" office:value="383.138977051" calcext:value-type="float">
            <text:p>383.138977051</text:p>
          </table:table-cell>
          <table:table-cell office:value-type="float" office:value="253.880004883" calcext:value-type="float">
            <text:p>253.880004883</text:p>
          </table:table-cell>
          <table:table-cell office:value-type="float" office:value="69.7149810791" calcext:value-type="float">
            <text:p>69.7149810791</text:p>
          </table:table-cell>
          <table:table-cell/>
          <table:table-cell office:value-type="float" office:value="1.59167509916092E+018" calcext:value-type="float">
            <text:p>1.59167509916092E+018</text:p>
          </table:table-cell>
          <table:table-cell office:value-type="float" office:value="4003" calcext:value-type="float">
            <text:p>4003</text:p>
          </table:table-cell>
          <table:table-cell office:value-type="float" office:value="1.59167509914539E+018" calcext:value-type="float">
            <text:p>1.591675099145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19542E+018" calcext:value-type="float">
            <text:p>1.59167509919542E+018</text:p>
          </table:table-cell>
          <table:table-cell office:value-type="float" office:value="4005" calcext:value-type="float">
            <text:p>4005</text:p>
          </table:table-cell>
          <table:table-cell office:value-type="float" office:value="1.59167509918158E+018" calcext:value-type="float">
            <text:p>1.59167509918158E+018</text:p>
          </table:table-cell>
          <table:table-cell/>
          <table:table-cell office:value-type="float" office:value="87.8341751099" calcext:value-type="float">
            <text:p>87.8341751099</text:p>
          </table:table-cell>
          <table:table-cell office:value-type="float" office:value="70.5765457153" calcext:value-type="float">
            <text:p>70.5765457153</text:p>
          </table:table-cell>
          <table:table-cell office:value-type="float" office:value="-0.265638053417" calcext:value-type="float">
            <text:p>-0.265638053417</text:p>
          </table:table-cell>
          <table:table-cell office:value-type="float" office:value="381.505889893" calcext:value-type="float">
            <text:p>381.505889893</text:p>
          </table:table-cell>
          <table:table-cell office:value-type="float" office:value="255.631652832" calcext:value-type="float">
            <text:p>255.631652832</text:p>
          </table:table-cell>
          <table:table-cell office:value-type="float" office:value="69.6475372314" calcext:value-type="float">
            <text:p>69.6475372314</text:p>
          </table:table-cell>
          <table:table-cell/>
          <table:table-cell office:value-type="float" office:value="1.59167509919706E+018" calcext:value-type="float">
            <text:p>1.59167509919706E+018</text:p>
          </table:table-cell>
          <table:table-cell office:value-type="float" office:value="4004" calcext:value-type="float">
            <text:p>4004</text:p>
          </table:table-cell>
          <table:table-cell office:value-type="float" office:value="1.59167509918158E+018" calcext:value-type="float">
            <text:p>1.591675099181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2332E+018" calcext:value-type="float">
            <text:p>1.5916750992332E+018</text:p>
          </table:table-cell>
          <table:table-cell office:value-type="float" office:value="4006" calcext:value-type="float">
            <text:p>4006</text:p>
          </table:table-cell>
          <table:table-cell office:value-type="float" office:value="1.59167509921991E+018" calcext:value-type="float">
            <text:p>1.59167509921991E+018</text:p>
          </table:table-cell>
          <table:table-cell/>
          <table:table-cell office:value-type="float" office:value="80.9826049805" calcext:value-type="float">
            <text:p>80.9826049805</text:p>
          </table:table-cell>
          <table:table-cell office:value-type="float" office:value="70.8792800903" calcext:value-type="float">
            <text:p>70.8792800903</text:p>
          </table:table-cell>
          <table:table-cell office:value-type="float" office:value="-0.626760065556" calcext:value-type="float">
            <text:p>-0.626760065556</text:p>
          </table:table-cell>
          <table:table-cell office:value-type="float" office:value="385.239715576" calcext:value-type="float">
            <text:p>385.239715576</text:p>
          </table:table-cell>
          <table:table-cell office:value-type="float" office:value="257.078491211" calcext:value-type="float">
            <text:p>257.078491211</text:p>
          </table:table-cell>
          <table:table-cell office:value-type="float" office:value="69.6475372314" calcext:value-type="float">
            <text:p>69.6475372314</text:p>
          </table:table-cell>
          <table:table-cell/>
          <table:table-cell office:value-type="float" office:value="1.59167509923557E+018" calcext:value-type="float">
            <text:p>1.59167509923557E+018</text:p>
          </table:table-cell>
          <table:table-cell office:value-type="float" office:value="4005" calcext:value-type="float">
            <text:p>4005</text:p>
          </table:table-cell>
          <table:table-cell office:value-type="float" office:value="1.59167509921991E+018" calcext:value-type="float">
            <text:p>1.5916750992199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27054E+018" calcext:value-type="float">
            <text:p>1.59167509927054E+018</text:p>
          </table:table-cell>
          <table:table-cell office:value-type="float" office:value="4007" calcext:value-type="float">
            <text:p>4007</text:p>
          </table:table-cell>
          <table:table-cell office:value-type="float" office:value="1.59167509925595E+018" calcext:value-type="float">
            <text:p>1.59167509925595E+018</text:p>
          </table:table-cell>
          <table:table-cell/>
          <table:table-cell office:value-type="float" office:value="87.9170684814" calcext:value-type="float">
            <text:p>87.9170684814</text:p>
          </table:table-cell>
          <table:table-cell office:value-type="float" office:value="71.7739868164" calcext:value-type="float">
            <text:p>71.7739868164</text:p>
          </table:table-cell>
          <table:table-cell office:value-type="float" office:value="-0.360467910767" calcext:value-type="float">
            <text:p>-0.360467910767</text:p>
          </table:table-cell>
          <table:table-cell office:value-type="float" office:value="382.241851807" calcext:value-type="float">
            <text:p>382.241851807</text:p>
          </table:table-cell>
          <table:table-cell office:value-type="float" office:value="258.048034668" calcext:value-type="float">
            <text:p>258.048034668</text:p>
          </table:table-cell>
          <table:table-cell office:value-type="float" office:value="69.5256652832" calcext:value-type="float">
            <text:p>69.5256652832</text:p>
          </table:table-cell>
          <table:table-cell/>
          <table:table-cell office:value-type="float" office:value="1.59167509927207E+018" calcext:value-type="float">
            <text:p>1.59167509927207E+018</text:p>
          </table:table-cell>
          <table:table-cell office:value-type="float" office:value="4006" calcext:value-type="float">
            <text:p>4006</text:p>
          </table:table-cell>
          <table:table-cell office:value-type="float" office:value="1.59167509925595E+018" calcext:value-type="float">
            <text:p>1.5916750992559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29501E+018" calcext:value-type="float">
            <text:p>1.59167509929501E+018</text:p>
          </table:table-cell>
          <table:table-cell office:value-type="float" office:value="4008" calcext:value-type="float">
            <text:p>4008</text:p>
          </table:table-cell>
          <table:table-cell office:value-type="float" office:value="1.59167509928127E+018" calcext:value-type="float">
            <text:p>1.59167509928127E+018</text:p>
          </table:table-cell>
          <table:table-cell/>
          <table:table-cell office:value-type="float" office:value="92.8612442017" calcext:value-type="float">
            <text:p>92.8612442017</text:p>
          </table:table-cell>
          <table:table-cell office:value-type="float" office:value="68.3106842041" calcext:value-type="float">
            <text:p>68.3106842041</text:p>
          </table:table-cell>
          <table:table-cell office:value-type="float" office:value="-0.175764232874" calcext:value-type="float">
            <text:p>-0.175764232874</text:p>
          </table:table-cell>
          <table:table-cell office:value-type="float" office:value="381.682983398" calcext:value-type="float">
            <text:p>381.682983398</text:p>
          </table:table-cell>
          <table:table-cell office:value-type="float" office:value="257.857025146" calcext:value-type="float">
            <text:p>257.857025146</text:p>
          </table:table-cell>
          <table:table-cell office:value-type="float" office:value="69.5256652832" calcext:value-type="float">
            <text:p>69.5256652832</text:p>
          </table:table-cell>
          <table:table-cell/>
          <table:table-cell office:value-type="float" office:value="1.5916750992971E+018" calcext:value-type="float">
            <text:p>1.5916750992971E+018</text:p>
          </table:table-cell>
          <table:table-cell office:value-type="float" office:value="4007" calcext:value-type="float">
            <text:p>4007</text:p>
          </table:table-cell>
          <table:table-cell office:value-type="float" office:value="1.59167509928127E+018" calcext:value-type="float">
            <text:p>1.591675099281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32958E+018" calcext:value-type="float">
            <text:p>1.59167509932958E+018</text:p>
          </table:table-cell>
          <table:table-cell office:value-type="float" office:value="4009" calcext:value-type="float">
            <text:p>4009</text:p>
          </table:table-cell>
          <table:table-cell office:value-type="float" office:value="1.59167509931382E+018" calcext:value-type="float">
            <text:p>1.59167509931382E+018</text:p>
          </table:table-cell>
          <table:table-cell/>
          <table:table-cell office:value-type="float" office:value="87.7952270508" calcext:value-type="float">
            <text:p>87.7952270508</text:p>
          </table:table-cell>
          <table:table-cell office:value-type="float" office:value="71.7889251709" calcext:value-type="float">
            <text:p>71.7889251709</text:p>
          </table:table-cell>
          <table:table-cell office:value-type="float" office:value="-0.401016652584" calcext:value-type="float">
            <text:p>-0.401016652584</text:p>
          </table:table-cell>
          <table:table-cell office:value-type="float" office:value="382.953643799" calcext:value-type="float">
            <text:p>382.953643799</text:p>
          </table:table-cell>
          <table:table-cell office:value-type="float" office:value="258.002441406" calcext:value-type="float">
            <text:p>258.002441406</text:p>
          </table:table-cell>
          <table:table-cell office:value-type="float" office:value="69.3432312012" calcext:value-type="float">
            <text:p>69.3432312012</text:p>
          </table:table-cell>
          <table:table-cell/>
          <table:table-cell office:value-type="float" office:value="1.59167509933148E+018" calcext:value-type="float">
            <text:p>1.59167509933148E+018</text:p>
          </table:table-cell>
          <table:table-cell office:value-type="float" office:value="4008" calcext:value-type="float">
            <text:p>4008</text:p>
          </table:table-cell>
          <table:table-cell office:value-type="float" office:value="1.59167509931382E+018" calcext:value-type="float">
            <text:p>1.5916750993138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36555E+018" calcext:value-type="float">
            <text:p>1.59167509936555E+018</text:p>
          </table:table-cell>
          <table:table-cell office:value-type="float" office:value="4010" calcext:value-type="float">
            <text:p>4010</text:p>
          </table:table-cell>
          <table:table-cell office:value-type="float" office:value="1.59167509934932E+018" calcext:value-type="float">
            <text:p>1.59167509934932E+018</text:p>
          </table:table-cell>
          <table:table-cell/>
          <table:table-cell office:value-type="float" office:value="94.6510314941" calcext:value-type="float">
            <text:p>94.6510314941</text:p>
          </table:table-cell>
          <table:table-cell office:value-type="float" office:value="73.0329666138" calcext:value-type="float">
            <text:p>73.0329666138</text:p>
          </table:table-cell>
          <table:table-cell office:value-type="float" office:value="-0.321775376797" calcext:value-type="float">
            <text:p>-0.321775376797</text:p>
          </table:table-cell>
          <table:table-cell office:value-type="float" office:value="380.156616211" calcext:value-type="float">
            <text:p>380.156616211</text:p>
          </table:table-cell>
          <table:table-cell office:value-type="float" office:value="259.564910889" calcext:value-type="float">
            <text:p>259.564910889</text:p>
          </table:table-cell>
          <table:table-cell office:value-type="float" office:value="69.3432312012" calcext:value-type="float">
            <text:p>69.3432312012</text:p>
          </table:table-cell>
          <table:table-cell/>
          <table:table-cell office:value-type="float" office:value="1.5916750993702E+018" calcext:value-type="float">
            <text:p>1.5916750993702E+018</text:p>
          </table:table-cell>
          <table:table-cell office:value-type="float" office:value="4009" calcext:value-type="float">
            <text:p>4009</text:p>
          </table:table-cell>
          <table:table-cell office:value-type="float" office:value="1.59167509934932E+018" calcext:value-type="float">
            <text:p>1.5916750993493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39606E+018" calcext:value-type="float">
            <text:p>1.59167509939606E+018</text:p>
          </table:table-cell>
          <table:table-cell office:value-type="float" office:value="4011" calcext:value-type="float">
            <text:p>4011</text:p>
          </table:table-cell>
          <table:table-cell office:value-type="float" office:value="1.59167509938147E+018" calcext:value-type="float">
            <text:p>1.59167509938147E+018</text:p>
          </table:table-cell>
          <table:table-cell/>
          <table:table-cell office:value-type="float" office:value="94.1631164551" calcext:value-type="float">
            <text:p>94.1631164551</text:p>
          </table:table-cell>
          <table:table-cell office:value-type="float" office:value="74.1927719116" calcext:value-type="float">
            <text:p>74.1927719116</text:p>
          </table:table-cell>
          <table:table-cell office:value-type="float" office:value="-0.488006353378" calcext:value-type="float">
            <text:p>-0.488006353378</text:p>
          </table:table-cell>
          <table:table-cell office:value-type="float" office:value="380.431671143" calcext:value-type="float">
            <text:p>380.431671143</text:p>
          </table:table-cell>
          <table:table-cell office:value-type="float" office:value="260.276733398" calcext:value-type="float">
            <text:p>260.276733398</text:p>
          </table:table-cell>
          <table:table-cell office:value-type="float" office:value="69.4781494141" calcext:value-type="float">
            <text:p>69.4781494141</text:p>
          </table:table-cell>
          <table:table-cell/>
          <table:table-cell office:value-type="float" office:value="1.59167509939773E+018" calcext:value-type="float">
            <text:p>1.59167509939773E+018</text:p>
          </table:table-cell>
          <table:table-cell office:value-type="float" office:value="4010" calcext:value-type="float">
            <text:p>4010</text:p>
          </table:table-cell>
          <table:table-cell office:value-type="float" office:value="1.59167509938147E+018" calcext:value-type="float">
            <text:p>1.591675099381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43358E+018" calcext:value-type="float">
            <text:p>1.59167509943358E+018</text:p>
          </table:table-cell>
          <table:table-cell office:value-type="float" office:value="4012" calcext:value-type="float">
            <text:p>4012</text:p>
          </table:table-cell>
          <table:table-cell office:value-type="float" office:value="1.59167509941917E+018" calcext:value-type="float">
            <text:p>1.59167509941917E+018</text:p>
          </table:table-cell>
          <table:table-cell/>
          <table:table-cell office:value-type="float" office:value="89.8573684692" calcext:value-type="float">
            <text:p>89.8573684692</text:p>
          </table:table-cell>
          <table:table-cell office:value-type="float" office:value="71.4570541382" calcext:value-type="float">
            <text:p>71.4570541382</text:p>
          </table:table-cell>
          <table:table-cell office:value-type="float" office:value="-0.751108884811" calcext:value-type="float">
            <text:p>-0.751108884811</text:p>
          </table:table-cell>
          <table:table-cell office:value-type="float" office:value="384.397583008" calcext:value-type="float">
            <text:p>384.397583008</text:p>
          </table:table-cell>
          <table:table-cell office:value-type="float" office:value="260.345336914" calcext:value-type="float">
            <text:p>260.345336914</text:p>
          </table:table-cell>
          <table:table-cell office:value-type="float" office:value="69.4781494141" calcext:value-type="float">
            <text:p>69.4781494141</text:p>
          </table:table-cell>
          <table:table-cell/>
          <table:table-cell office:value-type="float" office:value="1.59167509943495E+018" calcext:value-type="float">
            <text:p>1.59167509943495E+018</text:p>
          </table:table-cell>
          <table:table-cell office:value-type="float" office:value="4011" calcext:value-type="float">
            <text:p>4011</text:p>
          </table:table-cell>
          <table:table-cell office:value-type="float" office:value="1.59167509941917E+018" calcext:value-type="float">
            <text:p>1.591675099419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46958E+018" calcext:value-type="float">
            <text:p>1.59167509946958E+018</text:p>
          </table:table-cell>
          <table:table-cell office:value-type="float" office:value="4013" calcext:value-type="float">
            <text:p>4013</text:p>
          </table:table-cell>
          <table:table-cell office:value-type="float" office:value="1.59167509945483E+018" calcext:value-type="float">
            <text:p>1.59167509945483E+018</text:p>
          </table:table-cell>
          <table:table-cell/>
          <table:table-cell office:value-type="float" office:value="86.0661849976" calcext:value-type="float">
            <text:p>86.0661849976</text:p>
          </table:table-cell>
          <table:table-cell office:value-type="float" office:value="72.4440078735" calcext:value-type="float">
            <text:p>72.4440078735</text:p>
          </table:table-cell>
          <table:table-cell office:value-type="float" office:value="-0.767645776272" calcext:value-type="float">
            <text:p>-0.767645776272</text:p>
          </table:table-cell>
          <table:table-cell office:value-type="float" office:value="384.849029541" calcext:value-type="float">
            <text:p>384.849029541</text:p>
          </table:table-cell>
          <table:table-cell office:value-type="float" office:value="259.476074219" calcext:value-type="float">
            <text:p>259.476074219</text:p>
          </table:table-cell>
          <table:table-cell office:value-type="float" office:value="69.6491851807" calcext:value-type="float">
            <text:p>69.6491851807</text:p>
          </table:table-cell>
          <table:table-cell/>
          <table:table-cell office:value-type="float" office:value="1.59167509947727E+018" calcext:value-type="float">
            <text:p>1.59167509947727E+018</text:p>
          </table:table-cell>
          <table:table-cell office:value-type="float" office:value="4012" calcext:value-type="float">
            <text:p>4012</text:p>
          </table:table-cell>
          <table:table-cell office:value-type="float" office:value="1.59167509945483E+018" calcext:value-type="float">
            <text:p>1.5916750994548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50136E+018" calcext:value-type="float">
            <text:p>1.59167509950136E+018</text:p>
          </table:table-cell>
          <table:table-cell office:value-type="float" office:value="4014" calcext:value-type="float">
            <text:p>4014</text:p>
          </table:table-cell>
          <table:table-cell office:value-type="float" office:value="1.59167509948688E+018" calcext:value-type="float">
            <text:p>1.59167509948688E+018</text:p>
          </table:table-cell>
          <table:table-cell/>
          <table:table-cell office:value-type="float" office:value="88.2691574097" calcext:value-type="float">
            <text:p>88.2691574097</text:p>
          </table:table-cell>
          <table:table-cell office:value-type="float" office:value="70.6302032471" calcext:value-type="float">
            <text:p>70.6302032471</text:p>
          </table:table-cell>
          <table:table-cell office:value-type="float" office:value="-0.801366865635" calcext:value-type="float">
            <text:p>-0.801366865635</text:p>
          </table:table-cell>
          <table:table-cell office:value-type="float" office:value="384.945678711" calcext:value-type="float">
            <text:p>384.945678711</text:p>
          </table:table-cell>
          <table:table-cell office:value-type="float" office:value="260.500579834" calcext:value-type="float">
            <text:p>260.500579834</text:p>
          </table:table-cell>
          <table:table-cell office:value-type="float" office:value="69.6491851807" calcext:value-type="float">
            <text:p>69.6491851807</text:p>
          </table:table-cell>
          <table:table-cell/>
          <table:table-cell office:value-type="float" office:value="1.59167509950261E+018" calcext:value-type="float">
            <text:p>1.59167509950261E+018</text:p>
          </table:table-cell>
          <table:table-cell office:value-type="float" office:value="4013" calcext:value-type="float">
            <text:p>4013</text:p>
          </table:table-cell>
          <table:table-cell office:value-type="float" office:value="1.59167509948688E+018" calcext:value-type="float">
            <text:p>1.5916750994868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5345E+018" calcext:value-type="float">
            <text:p>1.5916750995345E+018</text:p>
          </table:table-cell>
          <table:table-cell office:value-type="float" office:value="4015" calcext:value-type="float">
            <text:p>4015</text:p>
          </table:table-cell>
          <table:table-cell office:value-type="float" office:value="1.59167509951882E+018" calcext:value-type="float">
            <text:p>1.59167509951882E+018</text:p>
          </table:table-cell>
          <table:table-cell/>
          <table:table-cell office:value-type="float" office:value="86.653427124" calcext:value-type="float">
            <text:p>86.653427124</text:p>
          </table:table-cell>
          <table:table-cell office:value-type="float" office:value="70.6977157593" calcext:value-type="float">
            <text:p>70.6977157593</text:p>
          </table:table-cell>
          <table:table-cell office:value-type="float" office:value="-0.897588551044" calcext:value-type="float">
            <text:p>-0.897588551044</text:p>
          </table:table-cell>
          <table:table-cell office:value-type="float" office:value="385.253509521" calcext:value-type="float">
            <text:p>385.253509521</text:p>
          </table:table-cell>
          <table:table-cell office:value-type="float" office:value="260.696624756" calcext:value-type="float">
            <text:p>260.696624756</text:p>
          </table:table-cell>
          <table:table-cell office:value-type="float" office:value="69.640663147" calcext:value-type="float">
            <text:p>69.640663147</text:p>
          </table:table-cell>
          <table:table-cell/>
          <table:table-cell office:value-type="float" office:value="1.59167509953484E+018" calcext:value-type="float">
            <text:p>1.59167509953484E+018</text:p>
          </table:table-cell>
          <table:table-cell office:value-type="float" office:value="4014" calcext:value-type="float">
            <text:p>4014</text:p>
          </table:table-cell>
          <table:table-cell office:value-type="float" office:value="1.59167509951882E+018" calcext:value-type="float">
            <text:p>1.5916750995188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57053E+018" calcext:value-type="float">
            <text:p>1.59167509957053E+018</text:p>
          </table:table-cell>
          <table:table-cell office:value-type="float" office:value="4016" calcext:value-type="float">
            <text:p>4016</text:p>
          </table:table-cell>
          <table:table-cell office:value-type="float" office:value="1.59167509955543E+018" calcext:value-type="float">
            <text:p>1.59167509955543E+018</text:p>
          </table:table-cell>
          <table:table-cell/>
          <table:table-cell office:value-type="float" office:value="87.6781082153" calcext:value-type="float">
            <text:p>87.6781082153</text:p>
          </table:table-cell>
          <table:table-cell office:value-type="float" office:value="70.7147674561" calcext:value-type="float">
            <text:p>70.7147674561</text:p>
          </table:table-cell>
          <table:table-cell office:value-type="float" office:value="-0.910798609257" calcext:value-type="float">
            <text:p>-0.910798609257</text:p>
          </table:table-cell>
          <table:table-cell office:value-type="float" office:value="386.053192139" calcext:value-type="float">
            <text:p>386.053192139</text:p>
          </table:table-cell>
          <table:table-cell office:value-type="float" office:value="261.024200439" calcext:value-type="float">
            <text:p>261.024200439</text:p>
          </table:table-cell>
          <table:table-cell office:value-type="float" office:value="69.640663147" calcext:value-type="float">
            <text:p>69.640663147</text:p>
          </table:table-cell>
          <table:table-cell/>
          <table:table-cell office:value-type="float" office:value="1.59167509957186E+018" calcext:value-type="float">
            <text:p>1.59167509957186E+018</text:p>
          </table:table-cell>
          <table:table-cell office:value-type="float" office:value="4015" calcext:value-type="float">
            <text:p>4015</text:p>
          </table:table-cell>
          <table:table-cell office:value-type="float" office:value="1.59167509955543E+018" calcext:value-type="float">
            <text:p>1.591675099555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60322E+018" calcext:value-type="float">
            <text:p>1.59167509960322E+018</text:p>
          </table:table-cell>
          <table:table-cell office:value-type="float" office:value="4017" calcext:value-type="float">
            <text:p>4017</text:p>
          </table:table-cell>
          <table:table-cell office:value-type="float" office:value="1.59167509958733E+018" calcext:value-type="float">
            <text:p>1.59167509958733E+018</text:p>
          </table:table-cell>
          <table:table-cell/>
          <table:table-cell office:value-type="float" office:value="93.2823562622" calcext:value-type="float">
            <text:p>93.2823562622</text:p>
          </table:table-cell>
          <table:table-cell office:value-type="float" office:value="71.7462844849" calcext:value-type="float">
            <text:p>71.7462844849</text:p>
          </table:table-cell>
          <table:table-cell office:value-type="float" office:value="-1.14786410332" calcext:value-type="float">
            <text:p>-1.14786410332</text:p>
          </table:table-cell>
          <table:table-cell office:value-type="float" office:value="385.223266602" calcext:value-type="float">
            <text:p>385.223266602</text:p>
          </table:table-cell>
          <table:table-cell office:value-type="float" office:value="263.176696777" calcext:value-type="float">
            <text:p>263.176696777</text:p>
          </table:table-cell>
          <table:table-cell office:value-type="float" office:value="69.6289596558" calcext:value-type="float">
            <text:p>69.6289596558</text:p>
          </table:table-cell>
          <table:table-cell/>
          <table:table-cell office:value-type="float" office:value="1.59167509960518E+018" calcext:value-type="float">
            <text:p>1.59167509960518E+018</text:p>
          </table:table-cell>
          <table:table-cell office:value-type="float" office:value="4016" calcext:value-type="float">
            <text:p>4016</text:p>
          </table:table-cell>
          <table:table-cell office:value-type="float" office:value="1.59167509958733E+018" calcext:value-type="float">
            <text:p>1.591675099587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63768E+018" calcext:value-type="float">
            <text:p>1.59167509963768E+018</text:p>
          </table:table-cell>
          <table:table-cell office:value-type="float" office:value="4018" calcext:value-type="float">
            <text:p>4018</text:p>
          </table:table-cell>
          <table:table-cell office:value-type="float" office:value="1.59167509961949E+018" calcext:value-type="float">
            <text:p>1.59167509961949E+018</text:p>
          </table:table-cell>
          <table:table-cell/>
          <table:table-cell office:value-type="float" office:value="89.3799209595" calcext:value-type="float">
            <text:p>89.3799209595</text:p>
          </table:table-cell>
          <table:table-cell office:value-type="float" office:value="73.6206741333" calcext:value-type="float">
            <text:p>73.6206741333</text:p>
          </table:table-cell>
          <table:table-cell office:value-type="float" office:value="-1.04465436935" calcext:value-type="float">
            <text:p>-1.04465436935</text:p>
          </table:table-cell>
          <table:table-cell office:value-type="float" office:value="386.7159729" calcext:value-type="float">
            <text:p>386.7159729</text:p>
          </table:table-cell>
          <table:table-cell office:value-type="float" office:value="262.230010986" calcext:value-type="float">
            <text:p>262.230010986</text:p>
          </table:table-cell>
          <table:table-cell office:value-type="float" office:value="69.6289596558" calcext:value-type="float">
            <text:p>69.6289596558</text:p>
          </table:table-cell>
          <table:table-cell/>
          <table:table-cell office:value-type="float" office:value="1.59167509963856E+018" calcext:value-type="float">
            <text:p>1.59167509963856E+018</text:p>
          </table:table-cell>
          <table:table-cell office:value-type="float" office:value="4017" calcext:value-type="float">
            <text:p>4017</text:p>
          </table:table-cell>
          <table:table-cell office:value-type="float" office:value="1.59167509961949E+018" calcext:value-type="float">
            <text:p>1.591675099619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68359E+018" calcext:value-type="float">
            <text:p>1.59167509968359E+018</text:p>
          </table:table-cell>
          <table:table-cell office:value-type="float" office:value="4019" calcext:value-type="float">
            <text:p>4019</text:p>
          </table:table-cell>
          <table:table-cell office:value-type="float" office:value="1.59167509965532E+018" calcext:value-type="float">
            <text:p>1.59167509965532E+018</text:p>
          </table:table-cell>
          <table:table-cell/>
          <table:table-cell office:value-type="float" office:value="87.8203277588" calcext:value-type="float">
            <text:p>87.8203277588</text:p>
          </table:table-cell>
          <table:table-cell office:value-type="float" office:value="72.7652359009" calcext:value-type="float">
            <text:p>72.7652359009</text:p>
          </table:table-cell>
          <table:table-cell office:value-type="float" office:value="-1.12668991089" calcext:value-type="float">
            <text:p>-1.12668991089</text:p>
          </table:table-cell>
          <table:table-cell office:value-type="float" office:value="387.097412109" calcext:value-type="float">
            <text:p>387.097412109</text:p>
          </table:table-cell>
          <table:table-cell office:value-type="float" office:value="261.289978027" calcext:value-type="float">
            <text:p>261.289978027</text:p>
          </table:table-cell>
          <table:table-cell office:value-type="float" office:value="69.9516983032" calcext:value-type="float">
            <text:p>69.9516983032</text:p>
          </table:table-cell>
          <table:table-cell/>
          <table:table-cell office:value-type="float" office:value="1.59167509968517E+018" calcext:value-type="float">
            <text:p>1.59167509968517E+018</text:p>
          </table:table-cell>
          <table:table-cell office:value-type="float" office:value="4018" calcext:value-type="float">
            <text:p>4018</text:p>
          </table:table-cell>
          <table:table-cell office:value-type="float" office:value="1.59167509965532E+018" calcext:value-type="float">
            <text:p>1.5916750996553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70401E+018" calcext:value-type="float">
            <text:p>1.59167509970401E+018</text:p>
          </table:table-cell>
          <table:table-cell office:value-type="float" office:value="4020" calcext:value-type="float">
            <text:p>4020</text:p>
          </table:table-cell>
          <table:table-cell office:value-type="float" office:value="1.59167509968207E+018" calcext:value-type="float">
            <text:p>1.59167509968207E+018</text:p>
          </table:table-cell>
          <table:table-cell/>
          <table:table-cell office:value-type="float" office:value="85.8700942993" calcext:value-type="float">
            <text:p>85.8700942993</text:p>
          </table:table-cell>
          <table:table-cell office:value-type="float" office:value="72.1447753906" calcext:value-type="float">
            <text:p>72.1447753906</text:p>
          </table:table-cell>
          <table:table-cell office:value-type="float" office:value="-1.23688840866" calcext:value-type="float">
            <text:p>-1.23688840866</text:p>
          </table:table-cell>
          <table:table-cell office:value-type="float" office:value="388.274200439" calcext:value-type="float">
            <text:p>388.274200439</text:p>
          </table:table-cell>
          <table:table-cell office:value-type="float" office:value="262.073516846" calcext:value-type="float">
            <text:p>262.073516846</text:p>
          </table:table-cell>
          <table:table-cell office:value-type="float" office:value="69.9516983032" calcext:value-type="float">
            <text:p>69.9516983032</text:p>
          </table:table-cell>
          <table:table-cell/>
          <table:table-cell office:value-type="float" office:value="1.59167509970492E+018" calcext:value-type="float">
            <text:p>1.59167509970492E+018</text:p>
          </table:table-cell>
          <table:table-cell office:value-type="float" office:value="4019" calcext:value-type="float">
            <text:p>4019</text:p>
          </table:table-cell>
          <table:table-cell office:value-type="float" office:value="1.59167509968207E+018" calcext:value-type="float">
            <text:p>1.5916750996820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72948E+018" calcext:value-type="float">
            <text:p>1.59167509972948E+018</text:p>
          </table:table-cell>
          <table:table-cell office:value-type="float" office:value="4021" calcext:value-type="float">
            <text:p>4021</text:p>
          </table:table-cell>
          <table:table-cell office:value-type="float" office:value="1.59167509971361E+018" calcext:value-type="float">
            <text:p>1.59167509971361E+018</text:p>
          </table:table-cell>
          <table:table-cell/>
          <table:table-cell office:value-type="float" office:value="88.0855178833" calcext:value-type="float">
            <text:p>88.0855178833</text:p>
          </table:table-cell>
          <table:table-cell office:value-type="float" office:value="72.9487838745" calcext:value-type="float">
            <text:p>72.9487838745</text:p>
          </table:table-cell>
          <table:table-cell office:value-type="float" office:value="-1.33880198002" calcext:value-type="float">
            <text:p>-1.33880198002</text:p>
          </table:table-cell>
          <table:table-cell office:value-type="float" office:value="388.181518555" calcext:value-type="float">
            <text:p>388.181518555</text:p>
          </table:table-cell>
          <table:table-cell office:value-type="float" office:value="262.776000977" calcext:value-type="float">
            <text:p>262.776000977</text:p>
          </table:table-cell>
          <table:table-cell office:value-type="float" office:value="70.3463134766" calcext:value-type="float">
            <text:p>70.3463134766</text:p>
          </table:table-cell>
          <table:table-cell/>
          <table:table-cell office:value-type="float" office:value="1.59167509973067E+018" calcext:value-type="float">
            <text:p>1.59167509973067E+018</text:p>
          </table:table-cell>
          <table:table-cell office:value-type="float" office:value="4020" calcext:value-type="float">
            <text:p>4020</text:p>
          </table:table-cell>
          <table:table-cell office:value-type="float" office:value="1.59167509971361E+018" calcext:value-type="float">
            <text:p>1.591675099713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76616E+018" calcext:value-type="float">
            <text:p>1.59167509976616E+018</text:p>
          </table:table-cell>
          <table:table-cell office:value-type="float" office:value="4022" calcext:value-type="float">
            <text:p>4022</text:p>
          </table:table-cell>
          <table:table-cell office:value-type="float" office:value="1.59167509974981E+018" calcext:value-type="float">
            <text:p>1.59167509974981E+018</text:p>
          </table:table-cell>
          <table:table-cell/>
          <table:table-cell office:value-type="float" office:value="81.8006286621" calcext:value-type="float">
            <text:p>81.8006286621</text:p>
          </table:table-cell>
          <table:table-cell office:value-type="float" office:value="75.3163528442" calcext:value-type="float">
            <text:p>75.3163528442</text:p>
          </table:table-cell>
          <table:table-cell office:value-type="float" office:value="-1.35045790672" calcext:value-type="float">
            <text:p>-1.35045790672</text:p>
          </table:table-cell>
          <table:table-cell office:value-type="float" office:value="388.977294922" calcext:value-type="float">
            <text:p>388.977294922</text:p>
          </table:table-cell>
          <table:table-cell office:value-type="float" office:value="260.424835205" calcext:value-type="float">
            <text:p>260.424835205</text:p>
          </table:table-cell>
          <table:table-cell office:value-type="float" office:value="70.3463134766" calcext:value-type="float">
            <text:p>70.3463134766</text:p>
          </table:table-cell>
          <table:table-cell/>
          <table:table-cell office:value-type="float" office:value="1.59167509976713E+018" calcext:value-type="float">
            <text:p>1.59167509976713E+018</text:p>
          </table:table-cell>
          <table:table-cell office:value-type="float" office:value="4021" calcext:value-type="float">
            <text:p>4021</text:p>
          </table:table-cell>
          <table:table-cell office:value-type="float" office:value="1.59167509974981E+018" calcext:value-type="float">
            <text:p>1.591675099749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79748E+018" calcext:value-type="float">
            <text:p>1.59167509979748E+018</text:p>
          </table:table-cell>
          <table:table-cell office:value-type="float" office:value="4023" calcext:value-type="float">
            <text:p>4023</text:p>
          </table:table-cell>
          <table:table-cell office:value-type="float" office:value="1.59167509978223E+018" calcext:value-type="float">
            <text:p>1.59167509978223E+018</text:p>
          </table:table-cell>
          <table:table-cell/>
          <table:table-cell office:value-type="float" office:value="84.1529922485" calcext:value-type="float">
            <text:p>84.1529922485</text:p>
          </table:table-cell>
          <table:table-cell office:value-type="float" office:value="73.5921707153" calcext:value-type="float">
            <text:p>73.5921707153</text:p>
          </table:table-cell>
          <table:table-cell office:value-type="float" office:value="1.54556870461" calcext:value-type="float">
            <text:p>1.54556870461</text:p>
          </table:table-cell>
          <table:table-cell office:value-type="float" office:value="389.660491943" calcext:value-type="float">
            <text:p>389.660491943</text:p>
          </table:table-cell>
          <table:table-cell office:value-type="float" office:value="261.201538086" calcext:value-type="float">
            <text:p>261.201538086</text:p>
          </table:table-cell>
          <table:table-cell office:value-type="float" office:value="71.0552825928" calcext:value-type="float">
            <text:p>71.0552825928</text:p>
          </table:table-cell>
          <table:table-cell/>
          <table:table-cell office:value-type="float" office:value="1.59167509979895E+018" calcext:value-type="float">
            <text:p>1.59167509979895E+018</text:p>
          </table:table-cell>
          <table:table-cell office:value-type="float" office:value="4022" calcext:value-type="float">
            <text:p>4022</text:p>
          </table:table-cell>
          <table:table-cell office:value-type="float" office:value="1.59167509978223E+018" calcext:value-type="float">
            <text:p>1.591675099782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82782E+018" calcext:value-type="float">
            <text:p>1.59167509982782E+018</text:p>
          </table:table-cell>
          <table:table-cell office:value-type="float" office:value="4024" calcext:value-type="float">
            <text:p>4024</text:p>
          </table:table-cell>
          <table:table-cell office:value-type="float" office:value="1.59167509981336E+018" calcext:value-type="float">
            <text:p>1.59167509981336E+018</text:p>
          </table:table-cell>
          <table:table-cell/>
          <table:table-cell office:value-type="float" office:value="83.8296356201" calcext:value-type="float">
            <text:p>83.8296356201</text:p>
          </table:table-cell>
          <table:table-cell office:value-type="float" office:value="74.3329238892" calcext:value-type="float">
            <text:p>74.3329238892</text:p>
          </table:table-cell>
          <table:table-cell office:value-type="float" office:value="1.46671390533" calcext:value-type="float">
            <text:p>1.46671390533</text:p>
          </table:table-cell>
          <table:table-cell office:value-type="float" office:value="390.251983643" calcext:value-type="float">
            <text:p>390.251983643</text:p>
          </table:table-cell>
          <table:table-cell office:value-type="float" office:value="262.074462891" calcext:value-type="float">
            <text:p>262.074462891</text:p>
          </table:table-cell>
          <table:table-cell office:value-type="float" office:value="71.0552825928" calcext:value-type="float">
            <text:p>71.0552825928</text:p>
          </table:table-cell>
          <table:table-cell/>
          <table:table-cell office:value-type="float" office:value="1.59167509982898E+018" calcext:value-type="float">
            <text:p>1.59167509982898E+018</text:p>
          </table:table-cell>
          <table:table-cell office:value-type="float" office:value="4023" calcext:value-type="float">
            <text:p>4023</text:p>
          </table:table-cell>
          <table:table-cell office:value-type="float" office:value="1.59167509981336E+018" calcext:value-type="float">
            <text:p>1.591675099813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86357E+018" calcext:value-type="float">
            <text:p>1.59167509986357E+018</text:p>
          </table:table-cell>
          <table:table-cell office:value-type="float" office:value="4025" calcext:value-type="float">
            <text:p>4025</text:p>
          </table:table-cell>
          <table:table-cell office:value-type="float" office:value="1.59167509984934E+018" calcext:value-type="float">
            <text:p>1.59167509984934E+018</text:p>
          </table:table-cell>
          <table:table-cell/>
          <table:table-cell office:value-type="float" office:value="84.2130966187" calcext:value-type="float">
            <text:p>84.2130966187</text:p>
          </table:table-cell>
          <table:table-cell office:value-type="float" office:value="73.7232818604" calcext:value-type="float">
            <text:p>73.7232818604</text:p>
          </table:table-cell>
          <table:table-cell office:value-type="float" office:value="1.32758414745" calcext:value-type="float">
            <text:p>1.32758414745</text:p>
          </table:table-cell>
          <table:table-cell office:value-type="float" office:value="390.136657715" calcext:value-type="float">
            <text:p>390.136657715</text:p>
          </table:table-cell>
          <table:table-cell office:value-type="float" office:value="262.243865967" calcext:value-type="float">
            <text:p>262.243865967</text:p>
          </table:table-cell>
          <table:table-cell office:value-type="float" office:value="71.6045532227" calcext:value-type="float">
            <text:p>71.6045532227</text:p>
          </table:table-cell>
          <table:table-cell/>
          <table:table-cell office:value-type="float" office:value="1.59167509986445E+018" calcext:value-type="float">
            <text:p>1.59167509986445E+018</text:p>
          </table:table-cell>
          <table:table-cell office:value-type="float" office:value="4024" calcext:value-type="float">
            <text:p>4024</text:p>
          </table:table-cell>
          <table:table-cell office:value-type="float" office:value="1.59167509984934E+018" calcext:value-type="float">
            <text:p>1.591675099849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89854E+018" calcext:value-type="float">
            <text:p>1.59167509989854E+018</text:p>
          </table:table-cell>
          <table:table-cell office:value-type="float" office:value="4026" calcext:value-type="float">
            <text:p>4026</text:p>
          </table:table-cell>
          <table:table-cell office:value-type="float" office:value="1.59167509988136E+018" calcext:value-type="float">
            <text:p>1.59167509988136E+018</text:p>
          </table:table-cell>
          <table:table-cell/>
          <table:table-cell office:value-type="float" office:value="82.7674102783" calcext:value-type="float">
            <text:p>82.7674102783</text:p>
          </table:table-cell>
          <table:table-cell office:value-type="float" office:value="73.9571762085" calcext:value-type="float">
            <text:p>73.9571762085</text:p>
          </table:table-cell>
          <table:table-cell office:value-type="float" office:value="1.33800303936" calcext:value-type="float">
            <text:p>1.33800303936</text:p>
          </table:table-cell>
          <table:table-cell office:value-type="float" office:value="391.198394775" calcext:value-type="float">
            <text:p>391.198394775</text:p>
          </table:table-cell>
          <table:table-cell office:value-type="float" office:value="262.121582031" calcext:value-type="float">
            <text:p>262.121582031</text:p>
          </table:table-cell>
          <table:table-cell office:value-type="float" office:value="71.6045532227" calcext:value-type="float">
            <text:p>71.6045532227</text:p>
          </table:table-cell>
          <table:table-cell/>
          <table:table-cell office:value-type="float" office:value="1.59167509990024E+018" calcext:value-type="float">
            <text:p>1.59167509990024E+018</text:p>
          </table:table-cell>
          <table:table-cell office:value-type="float" office:value="4025" calcext:value-type="float">
            <text:p>4025</text:p>
          </table:table-cell>
          <table:table-cell office:value-type="float" office:value="1.59167509988136E+018" calcext:value-type="float">
            <text:p>1.591675099881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92751E+018" calcext:value-type="float">
            <text:p>1.59167509992751E+018</text:p>
          </table:table-cell>
          <table:table-cell office:value-type="float" office:value="4027" calcext:value-type="float">
            <text:p>4027</text:p>
          </table:table-cell>
          <table:table-cell office:value-type="float" office:value="1.591675099914E+018" calcext:value-type="float">
            <text:p>1.591675099914E+018</text:p>
          </table:table-cell>
          <table:table-cell/>
          <table:table-cell office:value-type="float" office:value="79.8329467773" calcext:value-type="float">
            <text:p>79.8329467773</text:p>
          </table:table-cell>
          <table:table-cell office:value-type="float" office:value="74.2907867432" calcext:value-type="float">
            <text:p>74.2907867432</text:p>
          </table:table-cell>
          <table:table-cell office:value-type="float" office:value="1.12462925911" calcext:value-type="float">
            <text:p>1.12462925911</text:p>
          </table:table-cell>
          <table:table-cell office:value-type="float" office:value="391.631317139" calcext:value-type="float">
            <text:p>391.631317139</text:p>
          </table:table-cell>
          <table:table-cell office:value-type="float" office:value="261.060150146" calcext:value-type="float">
            <text:p>261.060150146</text:p>
          </table:table-cell>
          <table:table-cell office:value-type="float" office:value="71.7937011719" calcext:value-type="float">
            <text:p>71.7937011719</text:p>
          </table:table-cell>
          <table:table-cell/>
          <table:table-cell office:value-type="float" office:value="1.59167509992931E+018" calcext:value-type="float">
            <text:p>1.59167509992931E+018</text:p>
          </table:table-cell>
          <table:table-cell office:value-type="float" office:value="4026" calcext:value-type="float">
            <text:p>4026</text:p>
          </table:table-cell>
          <table:table-cell office:value-type="float" office:value="1.591675099914E+018" calcext:value-type="float">
            <text:p>1.59167509991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09997072E+018" calcext:value-type="float">
            <text:p>1.59167509997072E+018</text:p>
          </table:table-cell>
          <table:table-cell office:value-type="float" office:value="4028" calcext:value-type="float">
            <text:p>4028</text:p>
          </table:table-cell>
          <table:table-cell office:value-type="float" office:value="1.5916750999554E+018" calcext:value-type="float">
            <text:p>1.5916750999554E+018</text:p>
          </table:table-cell>
          <table:table-cell/>
          <table:table-cell office:value-type="float" office:value="80.2727737427" calcext:value-type="float">
            <text:p>80.2727737427</text:p>
          </table:table-cell>
          <table:table-cell office:value-type="float" office:value="71.1728439331" calcext:value-type="float">
            <text:p>71.1728439331</text:p>
          </table:table-cell>
          <table:table-cell office:value-type="float" office:value="0.961181998253" calcext:value-type="float">
            <text:p>0.961181998253</text:p>
          </table:table-cell>
          <table:table-cell office:value-type="float" office:value="392.437896729" calcext:value-type="float">
            <text:p>392.437896729</text:p>
          </table:table-cell>
          <table:table-cell office:value-type="float" office:value="260.821868896" calcext:value-type="float">
            <text:p>260.821868896</text:p>
          </table:table-cell>
          <table:table-cell office:value-type="float" office:value="71.7937011719" calcext:value-type="float">
            <text:p>71.7937011719</text:p>
          </table:table-cell>
          <table:table-cell/>
          <table:table-cell office:value-type="float" office:value="1.59167509997189E+018" calcext:value-type="float">
            <text:p>1.59167509997189E+018</text:p>
          </table:table-cell>
          <table:table-cell office:value-type="float" office:value="4027" calcext:value-type="float">
            <text:p>4027</text:p>
          </table:table-cell>
          <table:table-cell office:value-type="float" office:value="1.5916750999554E+018" calcext:value-type="float">
            <text:p>1.591675099955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00532E+018" calcext:value-type="float">
            <text:p>1.59167510000532E+018</text:p>
          </table:table-cell>
          <table:table-cell office:value-type="float" office:value="4029" calcext:value-type="float">
            <text:p>4029</text:p>
          </table:table-cell>
          <table:table-cell office:value-type="float" office:value="1.59167509998752E+018" calcext:value-type="float">
            <text:p>1.59167509998752E+018</text:p>
          </table:table-cell>
          <table:table-cell/>
          <table:table-cell office:value-type="float" office:value="80.0241928101" calcext:value-type="float">
            <text:p>80.0241928101</text:p>
          </table:table-cell>
          <table:table-cell office:value-type="float" office:value="71.9905548096" calcext:value-type="float">
            <text:p>71.9905548096</text:p>
          </table:table-cell>
          <table:table-cell office:value-type="float" office:value="1.04362440109" calcext:value-type="float">
            <text:p>1.04362440109</text:p>
          </table:table-cell>
          <table:table-cell office:value-type="float" office:value="391.847320557" calcext:value-type="float">
            <text:p>391.847320557</text:p>
          </table:table-cell>
          <table:table-cell office:value-type="float" office:value="260.641723633" calcext:value-type="float">
            <text:p>260.641723633</text:p>
          </table:table-cell>
          <table:table-cell office:value-type="float" office:value="71.9501419067" calcext:value-type="float">
            <text:p>71.9501419067</text:p>
          </table:table-cell>
          <table:table-cell/>
          <table:table-cell office:value-type="float" office:value="1.59167510000692E+018" calcext:value-type="float">
            <text:p>1.59167510000692E+018</text:p>
          </table:table-cell>
          <table:table-cell office:value-type="float" office:value="4028" calcext:value-type="float">
            <text:p>4028</text:p>
          </table:table-cell>
          <table:table-cell office:value-type="float" office:value="1.59167509998752E+018" calcext:value-type="float">
            <text:p>1.591675099987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03469E+018" calcext:value-type="float">
            <text:p>1.59167510003469E+018</text:p>
          </table:table-cell>
          <table:table-cell office:value-type="float" office:value="4030" calcext:value-type="float">
            <text:p>4030</text:p>
          </table:table-cell>
          <table:table-cell office:value-type="float" office:value="1.5916751000196E+018" calcext:value-type="float">
            <text:p>1.5916751000196E+018</text:p>
          </table:table-cell>
          <table:table-cell/>
          <table:table-cell office:value-type="float" office:value="86.8955383301" calcext:value-type="float">
            <text:p>86.8955383301</text:p>
          </table:table-cell>
          <table:table-cell office:value-type="float" office:value="70.5583343506" calcext:value-type="float">
            <text:p>70.5583343506</text:p>
          </table:table-cell>
          <table:table-cell office:value-type="float" office:value="0.773275732994" calcext:value-type="float">
            <text:p>0.773275732994</text:p>
          </table:table-cell>
          <table:table-cell office:value-type="float" office:value="395.588684082" calcext:value-type="float">
            <text:p>395.588684082</text:p>
          </table:table-cell>
          <table:table-cell office:value-type="float" office:value="261.544921875" calcext:value-type="float">
            <text:p>261.544921875</text:p>
          </table:table-cell>
          <table:table-cell office:value-type="float" office:value="71.9501419067" calcext:value-type="float">
            <text:p>71.9501419067</text:p>
          </table:table-cell>
          <table:table-cell/>
          <table:table-cell office:value-type="float" office:value="1.59167510003665E+018" calcext:value-type="float">
            <text:p>1.59167510003665E+018</text:p>
          </table:table-cell>
          <table:table-cell office:value-type="float" office:value="4029" calcext:value-type="float">
            <text:p>4029</text:p>
          </table:table-cell>
          <table:table-cell office:value-type="float" office:value="1.5916751000196E+018" calcext:value-type="float">
            <text:p>1.591675100019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06937E+018" calcext:value-type="float">
            <text:p>1.59167510006937E+018</text:p>
          </table:table-cell>
          <table:table-cell office:value-type="float" office:value="4031" calcext:value-type="float">
            <text:p>4031</text:p>
          </table:table-cell>
          <table:table-cell office:value-type="float" office:value="1.59167510005569E+018" calcext:value-type="float">
            <text:p>1.59167510005569E+018</text:p>
          </table:table-cell>
          <table:table-cell/>
          <table:table-cell office:value-type="float" office:value="85.8159408569" calcext:value-type="float">
            <text:p>85.8159408569</text:p>
          </table:table-cell>
          <table:table-cell office:value-type="float" office:value="70.8620910645" calcext:value-type="float">
            <text:p>70.8620910645</text:p>
          </table:table-cell>
          <table:table-cell office:value-type="float" office:value="0.710536956787" calcext:value-type="float">
            <text:p>0.710536956787</text:p>
          </table:table-cell>
          <table:table-cell office:value-type="float" office:value="396.174438477" calcext:value-type="float">
            <text:p>396.174438477</text:p>
          </table:table-cell>
          <table:table-cell office:value-type="float" office:value="260.493103027" calcext:value-type="float">
            <text:p>260.493103027</text:p>
          </table:table-cell>
          <table:table-cell office:value-type="float" office:value="71.9579696655" calcext:value-type="float">
            <text:p>71.9579696655</text:p>
          </table:table-cell>
          <table:table-cell/>
          <table:table-cell office:value-type="float" office:value="1.59167510007092E+018" calcext:value-type="float">
            <text:p>1.59167510007092E+018</text:p>
          </table:table-cell>
          <table:table-cell office:value-type="float" office:value="4030" calcext:value-type="float">
            <text:p>4030</text:p>
          </table:table-cell>
          <table:table-cell office:value-type="float" office:value="1.59167510005569E+018" calcext:value-type="float">
            <text:p>1.591675100055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10193E+018" calcext:value-type="float">
            <text:p>1.59167510010193E+018</text:p>
          </table:table-cell>
          <table:table-cell office:value-type="float" office:value="4032" calcext:value-type="float">
            <text:p>4032</text:p>
          </table:table-cell>
          <table:table-cell office:value-type="float" office:value="1.59167510008723E+018" calcext:value-type="float">
            <text:p>1.59167510008723E+018</text:p>
          </table:table-cell>
          <table:table-cell/>
          <table:table-cell office:value-type="float" office:value="86.1564331055" calcext:value-type="float">
            <text:p>86.1564331055</text:p>
          </table:table-cell>
          <table:table-cell office:value-type="float" office:value="70.3068237305" calcext:value-type="float">
            <text:p>70.3068237305</text:p>
          </table:table-cell>
          <table:table-cell office:value-type="float" office:value="0.461285054684" calcext:value-type="float">
            <text:p>0.461285054684</text:p>
          </table:table-cell>
          <table:table-cell office:value-type="float" office:value="397.179046631" calcext:value-type="float">
            <text:p>397.179046631</text:p>
          </table:table-cell>
          <table:table-cell office:value-type="float" office:value="259.255981445" calcext:value-type="float">
            <text:p>259.255981445</text:p>
          </table:table-cell>
          <table:table-cell office:value-type="float" office:value="71.9579696655" calcext:value-type="float">
            <text:p>71.9579696655</text:p>
          </table:table-cell>
          <table:table-cell/>
          <table:table-cell office:value-type="float" office:value="1.59167510010403E+018" calcext:value-type="float">
            <text:p>1.59167510010403E+018</text:p>
          </table:table-cell>
          <table:table-cell office:value-type="float" office:value="4031" calcext:value-type="float">
            <text:p>4031</text:p>
          </table:table-cell>
          <table:table-cell office:value-type="float" office:value="1.59167510008723E+018" calcext:value-type="float">
            <text:p>1.591675100087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13514E+018" calcext:value-type="float">
            <text:p>1.59167510013514E+018</text:p>
          </table:table-cell>
          <table:table-cell office:value-type="float" office:value="4033" calcext:value-type="float">
            <text:p>4033</text:p>
          </table:table-cell>
          <table:table-cell office:value-type="float" office:value="1.59167510011941E+018" calcext:value-type="float">
            <text:p>1.59167510011941E+018</text:p>
          </table:table-cell>
          <table:table-cell/>
          <table:table-cell office:value-type="float" office:value="89.2105255127" calcext:value-type="float">
            <text:p>89.2105255127</text:p>
          </table:table-cell>
          <table:table-cell office:value-type="float" office:value="69.5620498657" calcext:value-type="float">
            <text:p>69.5620498657</text:p>
          </table:table-cell>
          <table:table-cell office:value-type="float" office:value="0.502208292484" calcext:value-type="float">
            <text:p>0.502208292484</text:p>
          </table:table-cell>
          <table:table-cell office:value-type="float" office:value="397.359344482" calcext:value-type="float">
            <text:p>397.359344482</text:p>
          </table:table-cell>
          <table:table-cell office:value-type="float" office:value="259.236236572" calcext:value-type="float">
            <text:p>259.236236572</text:p>
          </table:table-cell>
          <table:table-cell office:value-type="float" office:value="71.8986053467" calcext:value-type="float">
            <text:p>71.8986053467</text:p>
          </table:table-cell>
          <table:table-cell/>
          <table:table-cell office:value-type="float" office:value="1.59167510013658E+018" calcext:value-type="float">
            <text:p>1.59167510013658E+018</text:p>
          </table:table-cell>
          <table:table-cell office:value-type="float" office:value="4032" calcext:value-type="float">
            <text:p>4032</text:p>
          </table:table-cell>
          <table:table-cell office:value-type="float" office:value="1.59167510011941E+018" calcext:value-type="float">
            <text:p>1.591675100119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16346E+018" calcext:value-type="float">
            <text:p>1.59167510016346E+018</text:p>
          </table:table-cell>
          <table:table-cell office:value-type="float" office:value="4034" calcext:value-type="float">
            <text:p>4034</text:p>
          </table:table-cell>
          <table:table-cell office:value-type="float" office:value="1.59167510014921E+018" calcext:value-type="float">
            <text:p>1.59167510014921E+018</text:p>
          </table:table-cell>
          <table:table-cell/>
          <table:table-cell office:value-type="float" office:value="84.3794174194" calcext:value-type="float">
            <text:p>84.3794174194</text:p>
          </table:table-cell>
          <table:table-cell office:value-type="float" office:value="67.648651123" calcext:value-type="float">
            <text:p>67.648651123</text:p>
          </table:table-cell>
          <table:table-cell office:value-type="float" office:value="0.271009653807" calcext:value-type="float">
            <text:p>0.271009653807</text:p>
          </table:table-cell>
          <table:table-cell office:value-type="float" office:value="395.683013916" calcext:value-type="float">
            <text:p>395.683013916</text:p>
          </table:table-cell>
          <table:table-cell office:value-type="float" office:value="257.674041748" calcext:value-type="float">
            <text:p>257.674041748</text:p>
          </table:table-cell>
          <table:table-cell office:value-type="float" office:value="71.8986053467" calcext:value-type="float">
            <text:p>71.8986053467</text:p>
          </table:table-cell>
          <table:table-cell/>
          <table:table-cell office:value-type="float" office:value="1.59167510016464E+018" calcext:value-type="float">
            <text:p>1.59167510016464E+018</text:p>
          </table:table-cell>
          <table:table-cell office:value-type="float" office:value="4033" calcext:value-type="float">
            <text:p>4033</text:p>
          </table:table-cell>
          <table:table-cell office:value-type="float" office:value="1.59167510014921E+018" calcext:value-type="float">
            <text:p>1.591675100149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19624E+018" calcext:value-type="float">
            <text:p>1.59167510019624E+018</text:p>
          </table:table-cell>
          <table:table-cell office:value-type="float" office:value="4035" calcext:value-type="float">
            <text:p>4035</text:p>
          </table:table-cell>
          <table:table-cell office:value-type="float" office:value="1.5916751001817E+018" calcext:value-type="float">
            <text:p>1.5916751001817E+018</text:p>
          </table:table-cell>
          <table:table-cell/>
          <table:table-cell office:value-type="float" office:value="89.9130783081" calcext:value-type="float">
            <text:p>89.9130783081</text:p>
          </table:table-cell>
          <table:table-cell office:value-type="float" office:value="72.8707733154" calcext:value-type="float">
            <text:p>72.8707733154</text:p>
          </table:table-cell>
          <table:table-cell office:value-type="float" office:value="0.307206422091" calcext:value-type="float">
            <text:p>0.307206422091</text:p>
          </table:table-cell>
          <table:table-cell office:value-type="float" office:value="397.803009033" calcext:value-type="float">
            <text:p>397.803009033</text:p>
          </table:table-cell>
          <table:table-cell office:value-type="float" office:value="259.135559082" calcext:value-type="float">
            <text:p>259.135559082</text:p>
          </table:table-cell>
          <table:table-cell office:value-type="float" office:value="71.7458267212" calcext:value-type="float">
            <text:p>71.7458267212</text:p>
          </table:table-cell>
          <table:table-cell/>
          <table:table-cell office:value-type="float" office:value="1.5916751001978E+018" calcext:value-type="float">
            <text:p>1.5916751001978E+018</text:p>
          </table:table-cell>
          <table:table-cell office:value-type="float" office:value="4034" calcext:value-type="float">
            <text:p>4034</text:p>
          </table:table-cell>
          <table:table-cell office:value-type="float" office:value="1.5916751001817E+018" calcext:value-type="float">
            <text:p>1.59167510018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23125E+018" calcext:value-type="float">
            <text:p>1.59167510023125E+018</text:p>
          </table:table-cell>
          <table:table-cell office:value-type="float" office:value="4036" calcext:value-type="float">
            <text:p>4036</text:p>
          </table:table-cell>
          <table:table-cell office:value-type="float" office:value="1.59167510021652E+018" calcext:value-type="float">
            <text:p>1.59167510021652E+018</text:p>
          </table:table-cell>
          <table:table-cell/>
          <table:table-cell office:value-type="float" office:value="85.3583755493" calcext:value-type="float">
            <text:p>85.3583755493</text:p>
          </table:table-cell>
          <table:table-cell office:value-type="float" office:value="69.3182525635" calcext:value-type="float">
            <text:p>69.3182525635</text:p>
          </table:table-cell>
          <table:table-cell office:value-type="float" office:value="0.102907210588" calcext:value-type="float">
            <text:p>0.102907210588</text:p>
          </table:table-cell>
          <table:table-cell office:value-type="float" office:value="395.993041992" calcext:value-type="float">
            <text:p>395.993041992</text:p>
          </table:table-cell>
          <table:table-cell office:value-type="float" office:value="257.105072021" calcext:value-type="float">
            <text:p>257.105072021</text:p>
          </table:table-cell>
          <table:table-cell office:value-type="float" office:value="71.7458267212" calcext:value-type="float">
            <text:p>71.7458267212</text:p>
          </table:table-cell>
          <table:table-cell/>
          <table:table-cell office:value-type="float" office:value="1.59167510023487E+018" calcext:value-type="float">
            <text:p>1.59167510023487E+018</text:p>
          </table:table-cell>
          <table:table-cell office:value-type="float" office:value="4035" calcext:value-type="float">
            <text:p>4035</text:p>
          </table:table-cell>
          <table:table-cell office:value-type="float" office:value="1.59167510021652E+018" calcext:value-type="float">
            <text:p>1.591675100216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26755E+018" calcext:value-type="float">
            <text:p>1.59167510026755E+018</text:p>
          </table:table-cell>
          <table:table-cell office:value-type="float" office:value="4037" calcext:value-type="float">
            <text:p>4037</text:p>
          </table:table-cell>
          <table:table-cell office:value-type="float" office:value="1.59167510025264E+018" calcext:value-type="float">
            <text:p>1.59167510025264E+018</text:p>
          </table:table-cell>
          <table:table-cell/>
          <table:table-cell office:value-type="float" office:value="87.2649536133" calcext:value-type="float">
            <text:p>87.2649536133</text:p>
          </table:table-cell>
          <table:table-cell office:value-type="float" office:value="69.8952484131" calcext:value-type="float">
            <text:p>69.8952484131</text:p>
          </table:table-cell>
          <table:table-cell office:value-type="float" office:value="0.215911924839" calcext:value-type="float">
            <text:p>0.215911924839</text:p>
          </table:table-cell>
          <table:table-cell office:value-type="float" office:value="397.411956787" calcext:value-type="float">
            <text:p>397.411956787</text:p>
          </table:table-cell>
          <table:table-cell office:value-type="float" office:value="258.493377686" calcext:value-type="float">
            <text:p>258.493377686</text:p>
          </table:table-cell>
          <table:table-cell office:value-type="float" office:value="71.5980606079" calcext:value-type="float">
            <text:p>71.5980606079</text:p>
          </table:table-cell>
          <table:table-cell/>
          <table:table-cell office:value-type="float" office:value="1.59167510027048E+018" calcext:value-type="float">
            <text:p>1.59167510027048E+018</text:p>
          </table:table-cell>
          <table:table-cell office:value-type="float" office:value="4036" calcext:value-type="float">
            <text:p>4036</text:p>
          </table:table-cell>
          <table:table-cell office:value-type="float" office:value="1.59167510025264E+018" calcext:value-type="float">
            <text:p>1.5916751002526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30449E+018" calcext:value-type="float">
            <text:p>1.59167510030449E+018</text:p>
          </table:table-cell>
          <table:table-cell office:value-type="float" office:value="4038" calcext:value-type="float">
            <text:p>4038</text:p>
          </table:table-cell>
          <table:table-cell office:value-type="float" office:value="1.59167510028469E+018" calcext:value-type="float">
            <text:p>1.59167510028469E+018</text:p>
          </table:table-cell>
          <table:table-cell/>
          <table:table-cell office:value-type="float" office:value="85.0243453979" calcext:value-type="float">
            <text:p>85.0243453979</text:p>
          </table:table-cell>
          <table:table-cell office:value-type="float" office:value="68.6006546021" calcext:value-type="float">
            <text:p>68.6006546021</text:p>
          </table:table-cell>
          <table:table-cell office:value-type="float" office:value="0.0881650149822" calcext:value-type="float">
            <text:p>0.0881650149822</text:p>
          </table:table-cell>
          <table:table-cell office:value-type="float" office:value="396.843780518" calcext:value-type="float">
            <text:p>396.843780518</text:p>
          </table:table-cell>
          <table:table-cell office:value-type="float" office:value="257.042694092" calcext:value-type="float">
            <text:p>257.042694092</text:p>
          </table:table-cell>
          <table:table-cell office:value-type="float" office:value="71.5980606079" calcext:value-type="float">
            <text:p>71.5980606079</text:p>
          </table:table-cell>
          <table:table-cell/>
          <table:table-cell office:value-type="float" office:value="1.59167510030659E+018" calcext:value-type="float">
            <text:p>1.59167510030659E+018</text:p>
          </table:table-cell>
          <table:table-cell office:value-type="float" office:value="4037" calcext:value-type="float">
            <text:p>4037</text:p>
          </table:table-cell>
          <table:table-cell office:value-type="float" office:value="1.59167510028469E+018" calcext:value-type="float">
            <text:p>1.591675100284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33447E+018" calcext:value-type="float">
            <text:p>1.59167510033447E+018</text:p>
          </table:table-cell>
          <table:table-cell office:value-type="float" office:value="4039" calcext:value-type="float">
            <text:p>4039</text:p>
          </table:table-cell>
          <table:table-cell office:value-type="float" office:value="1.59167510031961E+018" calcext:value-type="float">
            <text:p>1.59167510031961E+018</text:p>
          </table:table-cell>
          <table:table-cell/>
          <table:table-cell office:value-type="float" office:value="87.0167007446" calcext:value-type="float">
            <text:p>87.0167007446</text:p>
          </table:table-cell>
          <table:table-cell office:value-type="float" office:value="71.6393661499" calcext:value-type="float">
            <text:p>71.6393661499</text:p>
          </table:table-cell>
          <table:table-cell office:value-type="float" office:value="0.129801675677" calcext:value-type="float">
            <text:p>0.129801675677</text:p>
          </table:table-cell>
          <table:table-cell office:value-type="float" office:value="397.242919922" calcext:value-type="float">
            <text:p>397.242919922</text:p>
          </table:table-cell>
          <table:table-cell office:value-type="float" office:value="257.502258301" calcext:value-type="float">
            <text:p>257.502258301</text:p>
          </table:table-cell>
          <table:table-cell office:value-type="float" office:value="71.3414306641" calcext:value-type="float">
            <text:p>71.3414306641</text:p>
          </table:table-cell>
          <table:table-cell/>
          <table:table-cell office:value-type="float" office:value="1.59167510033617E+018" calcext:value-type="float">
            <text:p>1.59167510033617E+018</text:p>
          </table:table-cell>
          <table:table-cell office:value-type="float" office:value="4038" calcext:value-type="float">
            <text:p>4038</text:p>
          </table:table-cell>
          <table:table-cell office:value-type="float" office:value="1.59167510031961E+018" calcext:value-type="float">
            <text:p>1.591675100319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36978E+018" calcext:value-type="float">
            <text:p>1.59167510036978E+018</text:p>
          </table:table-cell>
          <table:table-cell office:value-type="float" office:value="4040" calcext:value-type="float">
            <text:p>4040</text:p>
          </table:table-cell>
          <table:table-cell office:value-type="float" office:value="1.59167510035493E+018" calcext:value-type="float">
            <text:p>1.59167510035493E+018</text:p>
          </table:table-cell>
          <table:table-cell/>
          <table:table-cell office:value-type="float" office:value="87.316947937" calcext:value-type="float">
            <text:p>87.316947937</text:p>
          </table:table-cell>
          <table:table-cell office:value-type="float" office:value="72.1372833252" calcext:value-type="float">
            <text:p>72.1372833252</text:p>
          </table:table-cell>
          <table:table-cell office:value-type="float" office:value="0.219896405935" calcext:value-type="float">
            <text:p>0.219896405935</text:p>
          </table:table-cell>
          <table:table-cell office:value-type="float" office:value="398.716247559" calcext:value-type="float">
            <text:p>398.716247559</text:p>
          </table:table-cell>
          <table:table-cell office:value-type="float" office:value="258.17791748" calcext:value-type="float">
            <text:p>258.17791748</text:p>
          </table:table-cell>
          <table:table-cell office:value-type="float" office:value="71.3414306641" calcext:value-type="float">
            <text:p>71.3414306641</text:p>
          </table:table-cell>
          <table:table-cell/>
          <table:table-cell office:value-type="float" office:value="1.59167510037187E+018" calcext:value-type="float">
            <text:p>1.59167510037187E+018</text:p>
          </table:table-cell>
          <table:table-cell office:value-type="float" office:value="4039" calcext:value-type="float">
            <text:p>4039</text:p>
          </table:table-cell>
          <table:table-cell office:value-type="float" office:value="1.59167510035493E+018" calcext:value-type="float">
            <text:p>1.5916751003549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40591E+018" calcext:value-type="float">
            <text:p>1.59167510040591E+018</text:p>
          </table:table-cell>
          <table:table-cell office:value-type="float" office:value="4041" calcext:value-type="float">
            <text:p>4041</text:p>
          </table:table-cell>
          <table:table-cell office:value-type="float" office:value="1.5916751003875E+018" calcext:value-type="float">
            <text:p>1.5916751003875E+018</text:p>
          </table:table-cell>
          <table:table-cell/>
          <table:table-cell office:value-type="float" office:value="92.7686538696" calcext:value-type="float">
            <text:p>92.7686538696</text:p>
          </table:table-cell>
          <table:table-cell office:value-type="float" office:value="69.9988479614" calcext:value-type="float">
            <text:p>69.9988479614</text:p>
          </table:table-cell>
          <table:table-cell office:value-type="float" office:value="0.166689649224" calcext:value-type="float">
            <text:p>0.166689649224</text:p>
          </table:table-cell>
          <table:table-cell office:value-type="float" office:value="399.223236084" calcext:value-type="float">
            <text:p>399.223236084</text:p>
          </table:table-cell>
          <table:table-cell office:value-type="float" office:value="256.77331543" calcext:value-type="float">
            <text:p>256.77331543</text:p>
          </table:table-cell>
          <table:table-cell office:value-type="float" office:value="71.3990325928" calcext:value-type="float">
            <text:p>71.3990325928</text:p>
          </table:table-cell>
          <table:table-cell/>
          <table:table-cell office:value-type="float" office:value="1.59167510040777E+018" calcext:value-type="float">
            <text:p>1.59167510040777E+018</text:p>
          </table:table-cell>
          <table:table-cell office:value-type="float" office:value="4040" calcext:value-type="float">
            <text:p>4040</text:p>
          </table:table-cell>
          <table:table-cell office:value-type="float" office:value="1.5916751003875E+018" calcext:value-type="float">
            <text:p>1.59167510038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43841E+018" calcext:value-type="float">
            <text:p>1.59167510043841E+018</text:p>
          </table:table-cell>
          <table:table-cell office:value-type="float" office:value="4042" calcext:value-type="float">
            <text:p>4042</text:p>
          </table:table-cell>
          <table:table-cell office:value-type="float" office:value="1.59167510041981E+018" calcext:value-type="float">
            <text:p>1.59167510041981E+018</text:p>
          </table:table-cell>
          <table:table-cell/>
          <table:table-cell office:value-type="float" office:value="92.3953781128" calcext:value-type="float">
            <text:p>92.3953781128</text:p>
          </table:table-cell>
          <table:table-cell office:value-type="float" office:value="71.0477523804" calcext:value-type="float">
            <text:p>71.0477523804</text:p>
          </table:table-cell>
          <table:table-cell office:value-type="float" office:value="0.254075676203" calcext:value-type="float">
            <text:p>0.254075676203</text:p>
          </table:table-cell>
          <table:table-cell office:value-type="float" office:value="399.779266357" calcext:value-type="float">
            <text:p>399.779266357</text:p>
          </table:table-cell>
          <table:table-cell office:value-type="float" office:value="257.194763184" calcext:value-type="float">
            <text:p>257.194763184</text:p>
          </table:table-cell>
          <table:table-cell office:value-type="float" office:value="71.3990325928" calcext:value-type="float">
            <text:p>71.3990325928</text:p>
          </table:table-cell>
          <table:table-cell/>
          <table:table-cell office:value-type="float" office:value="1.59167510044024E+018" calcext:value-type="float">
            <text:p>1.59167510044024E+018</text:p>
          </table:table-cell>
          <table:table-cell office:value-type="float" office:value="4041" calcext:value-type="float">
            <text:p>4041</text:p>
          </table:table-cell>
          <table:table-cell office:value-type="float" office:value="1.59167510041981E+018" calcext:value-type="float">
            <text:p>1.591675100419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47206E+018" calcext:value-type="float">
            <text:p>1.59167510047206E+018</text:p>
          </table:table-cell>
          <table:table-cell office:value-type="float" office:value="4043" calcext:value-type="float">
            <text:p>4043</text:p>
          </table:table-cell>
          <table:table-cell office:value-type="float" office:value="1.59167510045583E+018" calcext:value-type="float">
            <text:p>1.59167510045583E+018</text:p>
          </table:table-cell>
          <table:table-cell/>
          <table:table-cell office:value-type="float" office:value="97.7542572021" calcext:value-type="float">
            <text:p>97.7542572021</text:p>
          </table:table-cell>
          <table:table-cell office:value-type="float" office:value="69.8009567261" calcext:value-type="float">
            <text:p>69.8009567261</text:p>
          </table:table-cell>
          <table:table-cell office:value-type="float" office:value="0.238288730383" calcext:value-type="float">
            <text:p>0.238288730383</text:p>
          </table:table-cell>
          <table:table-cell office:value-type="float" office:value="401.570922852" calcext:value-type="float">
            <text:p>401.570922852</text:p>
          </table:table-cell>
          <table:table-cell office:value-type="float" office:value="257.852508545" calcext:value-type="float">
            <text:p>257.852508545</text:p>
          </table:table-cell>
          <table:table-cell office:value-type="float" office:value="71.3451080322" calcext:value-type="float">
            <text:p>71.3451080322</text:p>
          </table:table-cell>
          <table:table-cell/>
          <table:table-cell office:value-type="float" office:value="1.59167510047409E+018" calcext:value-type="float">
            <text:p>1.59167510047409E+018</text:p>
          </table:table-cell>
          <table:table-cell office:value-type="float" office:value="4042" calcext:value-type="float">
            <text:p>4042</text:p>
          </table:table-cell>
          <table:table-cell office:value-type="float" office:value="1.59167510045583E+018" calcext:value-type="float">
            <text:p>1.5916751004558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50748E+018" calcext:value-type="float">
            <text:p>1.59167510050748E+018</text:p>
          </table:table-cell>
          <table:table-cell office:value-type="float" office:value="4044" calcext:value-type="float">
            <text:p>4044</text:p>
          </table:table-cell>
          <table:table-cell office:value-type="float" office:value="1.59167510048734E+018" calcext:value-type="float">
            <text:p>1.59167510048734E+018</text:p>
          </table:table-cell>
          <table:table-cell/>
          <table:table-cell office:value-type="float" office:value="89.2850112915" calcext:value-type="float">
            <text:p>89.2850112915</text:p>
          </table:table-cell>
          <table:table-cell office:value-type="float" office:value="72.9012527466" calcext:value-type="float">
            <text:p>72.9012527466</text:p>
          </table:table-cell>
          <table:table-cell office:value-type="float" office:value="0.123556427658" calcext:value-type="float">
            <text:p>0.123556427658</text:p>
          </table:table-cell>
          <table:table-cell office:value-type="float" office:value="397.810302734" calcext:value-type="float">
            <text:p>397.810302734</text:p>
          </table:table-cell>
          <table:table-cell office:value-type="float" office:value="255.843612671" calcext:value-type="float">
            <text:p>255.843612671</text:p>
          </table:table-cell>
          <table:table-cell office:value-type="float" office:value="71.3451080322" calcext:value-type="float">
            <text:p>71.3451080322</text:p>
          </table:table-cell>
          <table:table-cell/>
          <table:table-cell office:value-type="float" office:value="1.59167510050943E+018" calcext:value-type="float">
            <text:p>1.59167510050943E+018</text:p>
          </table:table-cell>
          <table:table-cell office:value-type="float" office:value="4043" calcext:value-type="float">
            <text:p>4043</text:p>
          </table:table-cell>
          <table:table-cell office:value-type="float" office:value="1.59167510048734E+018" calcext:value-type="float">
            <text:p>1.591675100487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53635E+018" calcext:value-type="float">
            <text:p>1.59167510053635E+018</text:p>
          </table:table-cell>
          <table:table-cell office:value-type="float" office:value="4045" calcext:value-type="float">
            <text:p>4045</text:p>
          </table:table-cell>
          <table:table-cell office:value-type="float" office:value="1.59167510051944E+018" calcext:value-type="float">
            <text:p>1.59167510051944E+018</text:p>
          </table:table-cell>
          <table:table-cell/>
          <table:table-cell office:value-type="float" office:value="96.6323394775" calcext:value-type="float">
            <text:p>96.6323394775</text:p>
          </table:table-cell>
          <table:table-cell office:value-type="float" office:value="73.6726455688" calcext:value-type="float">
            <text:p>73.6726455688</text:p>
          </table:table-cell>
          <table:table-cell office:value-type="float" office:value="0.112649448216" calcext:value-type="float">
            <text:p>0.112649448216</text:p>
          </table:table-cell>
          <table:table-cell office:value-type="float" office:value="401.153259277" calcext:value-type="float">
            <text:p>401.153259277</text:p>
          </table:table-cell>
          <table:table-cell office:value-type="float" office:value="256.161956787" calcext:value-type="float">
            <text:p>256.161956787</text:p>
          </table:table-cell>
          <table:table-cell office:value-type="float" office:value="71.4044342041" calcext:value-type="float">
            <text:p>71.4044342041</text:p>
          </table:table-cell>
          <table:table-cell/>
          <table:table-cell office:value-type="float" office:value="1.59167510053761E+018" calcext:value-type="float">
            <text:p>1.59167510053761E+018</text:p>
          </table:table-cell>
          <table:table-cell office:value-type="float" office:value="4044" calcext:value-type="float">
            <text:p>4044</text:p>
          </table:table-cell>
          <table:table-cell office:value-type="float" office:value="1.59167510051944E+018" calcext:value-type="float">
            <text:p>1.591675100519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57332E+018" calcext:value-type="float">
            <text:p>1.59167510057332E+018</text:p>
          </table:table-cell>
          <table:table-cell office:value-type="float" office:value="4046" calcext:value-type="float">
            <text:p>4046</text:p>
          </table:table-cell>
          <table:table-cell office:value-type="float" office:value="1.59167510055557E+018" calcext:value-type="float">
            <text:p>1.59167510055557E+018</text:p>
          </table:table-cell>
          <table:table-cell/>
          <table:table-cell office:value-type="float" office:value="97.6585540771" calcext:value-type="float">
            <text:p>97.6585540771</text:p>
          </table:table-cell>
          <table:table-cell office:value-type="float" office:value="73.8922119141" calcext:value-type="float">
            <text:p>73.8922119141</text:p>
          </table:table-cell>
          <table:table-cell office:value-type="float" office:value="0.125546872616" calcext:value-type="float">
            <text:p>0.125546872616</text:p>
          </table:table-cell>
          <table:table-cell office:value-type="float" office:value="402.077484131" calcext:value-type="float">
            <text:p>402.077484131</text:p>
          </table:table-cell>
          <table:table-cell office:value-type="float" office:value="256.224609375" calcext:value-type="float">
            <text:p>256.224609375</text:p>
          </table:table-cell>
          <table:table-cell office:value-type="float" office:value="71.4044342041" calcext:value-type="float">
            <text:p>71.4044342041</text:p>
          </table:table-cell>
          <table:table-cell/>
          <table:table-cell office:value-type="float" office:value="1.59167510057374E+018" calcext:value-type="float">
            <text:p>1.59167510057374E+018</text:p>
          </table:table-cell>
          <table:table-cell office:value-type="float" office:value="4045" calcext:value-type="float">
            <text:p>4045</text:p>
          </table:table-cell>
          <table:table-cell office:value-type="float" office:value="1.59167510055557E+018" calcext:value-type="float">
            <text:p>1.591675100555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60198E+018" calcext:value-type="float">
            <text:p>1.59167510060198E+018</text:p>
          </table:table-cell>
          <table:table-cell office:value-type="float" office:value="4047" calcext:value-type="float">
            <text:p>4047</text:p>
          </table:table-cell>
          <table:table-cell office:value-type="float" office:value="1.59167510058704E+018" calcext:value-type="float">
            <text:p>1.59167510058704E+018</text:p>
          </table:table-cell>
          <table:table-cell/>
          <table:table-cell office:value-type="float" office:value="96.9833068848" calcext:value-type="float">
            <text:p>96.9833068848</text:p>
          </table:table-cell>
          <table:table-cell office:value-type="float" office:value="75.2749328613" calcext:value-type="float">
            <text:p>75.2749328613</text:p>
          </table:table-cell>
          <table:table-cell office:value-type="float" office:value="0.0719452947378" calcext:value-type="float">
            <text:p>0.0719452947378</text:p>
          </table:table-cell>
          <table:table-cell office:value-type="float" office:value="401.984649658" calcext:value-type="float">
            <text:p>401.984649658</text:p>
          </table:table-cell>
          <table:table-cell office:value-type="float" office:value="256.87020874" calcext:value-type="float">
            <text:p>256.87020874</text:p>
          </table:table-cell>
          <table:table-cell office:value-type="float" office:value="71.5550842285" calcext:value-type="float">
            <text:p>71.5550842285</text:p>
          </table:table-cell>
          <table:table-cell/>
          <table:table-cell office:value-type="float" office:value="1.59167510060379E+018" calcext:value-type="float">
            <text:p>1.59167510060379E+018</text:p>
          </table:table-cell>
          <table:table-cell office:value-type="float" office:value="4046" calcext:value-type="float">
            <text:p>4046</text:p>
          </table:table-cell>
          <table:table-cell office:value-type="float" office:value="1.59167510058704E+018" calcext:value-type="float">
            <text:p>1.5916751005870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63552E+018" calcext:value-type="float">
            <text:p>1.59167510063552E+018</text:p>
          </table:table-cell>
          <table:table-cell office:value-type="float" office:value="4048" calcext:value-type="float">
            <text:p>4048</text:p>
          </table:table-cell>
          <table:table-cell office:value-type="float" office:value="1.59167510061892E+018" calcext:value-type="float">
            <text:p>1.59167510061892E+018</text:p>
          </table:table-cell>
          <table:table-cell/>
          <table:table-cell office:value-type="float" office:value="96.6162796021" calcext:value-type="float">
            <text:p>96.6162796021</text:p>
          </table:table-cell>
          <table:table-cell office:value-type="float" office:value="73.6992034912" calcext:value-type="float">
            <text:p>73.6992034912</text:p>
          </table:table-cell>
          <table:table-cell office:value-type="float" office:value="-0.0981854200363" calcext:value-type="float">
            <text:p>-0.0981854200363</text:p>
          </table:table-cell>
          <table:table-cell office:value-type="float" office:value="401.748016357" calcext:value-type="float">
            <text:p>401.748016357</text:p>
          </table:table-cell>
          <table:table-cell office:value-type="float" office:value="254.368728638" calcext:value-type="float">
            <text:p>254.368728638</text:p>
          </table:table-cell>
          <table:table-cell office:value-type="float" office:value="71.5550842285" calcext:value-type="float">
            <text:p>71.5550842285</text:p>
          </table:table-cell>
          <table:table-cell/>
          <table:table-cell office:value-type="float" office:value="1.59167510063687E+018" calcext:value-type="float">
            <text:p>1.59167510063687E+018</text:p>
          </table:table-cell>
          <table:table-cell office:value-type="float" office:value="4047" calcext:value-type="float">
            <text:p>4047</text:p>
          </table:table-cell>
          <table:table-cell office:value-type="float" office:value="1.59167510061892E+018" calcext:value-type="float">
            <text:p>1.591675100618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66471E+018" calcext:value-type="float">
            <text:p>1.59167510066471E+018</text:p>
          </table:table-cell>
          <table:table-cell office:value-type="float" office:value="4049" calcext:value-type="float">
            <text:p>4049</text:p>
          </table:table-cell>
          <table:table-cell office:value-type="float" office:value="1.59167510064976E+018" calcext:value-type="float">
            <text:p>1.59167510064976E+018</text:p>
          </table:table-cell>
          <table:table-cell/>
          <table:table-cell office:value-type="float" office:value="95.2912979126" calcext:value-type="float">
            <text:p>95.2912979126</text:p>
          </table:table-cell>
          <table:table-cell office:value-type="float" office:value="73.6334228516" calcext:value-type="float">
            <text:p>73.6334228516</text:p>
          </table:table-cell>
          <table:table-cell office:value-type="float" office:value="-0.127768486738" calcext:value-type="float">
            <text:p>-0.127768486738</text:p>
          </table:table-cell>
          <table:table-cell office:value-type="float" office:value="401.21194458" calcext:value-type="float">
            <text:p>401.21194458</text:p>
          </table:table-cell>
          <table:table-cell office:value-type="float" office:value="254.027359009" calcext:value-type="float">
            <text:p>254.027359009</text:p>
          </table:table-cell>
          <table:table-cell office:value-type="float" office:value="71.824508667" calcext:value-type="float">
            <text:p>71.824508667</text:p>
          </table:table-cell>
          <table:table-cell/>
          <table:table-cell office:value-type="float" office:value="1.59167510066643E+018" calcext:value-type="float">
            <text:p>1.59167510066643E+018</text:p>
          </table:table-cell>
          <table:table-cell office:value-type="float" office:value="4048" calcext:value-type="float">
            <text:p>4048</text:p>
          </table:table-cell>
          <table:table-cell office:value-type="float" office:value="1.59167510064976E+018" calcext:value-type="float">
            <text:p>1.5916751006497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70479E+018" calcext:value-type="float">
            <text:p>1.59167510070479E+018</text:p>
          </table:table-cell>
          <table:table-cell office:value-type="float" office:value="4050" calcext:value-type="float">
            <text:p>4050</text:p>
          </table:table-cell>
          <table:table-cell office:value-type="float" office:value="1.59167510068131E+018" calcext:value-type="float">
            <text:p>1.59167510068131E+018</text:p>
          </table:table-cell>
          <table:table-cell/>
          <table:table-cell office:value-type="float" office:value="94.4366607666" calcext:value-type="float">
            <text:p>94.4366607666</text:p>
          </table:table-cell>
          <table:table-cell office:value-type="float" office:value="73.3623886108" calcext:value-type="float">
            <text:p>73.3623886108</text:p>
          </table:table-cell>
          <table:table-cell office:value-type="float" office:value="-0.093010365963" calcext:value-type="float">
            <text:p>-0.093010365963</text:p>
          </table:table-cell>
          <table:table-cell office:value-type="float" office:value="401.032287598" calcext:value-type="float">
            <text:p>401.032287598</text:p>
          </table:table-cell>
          <table:table-cell office:value-type="float" office:value="254.445587158" calcext:value-type="float">
            <text:p>254.445587158</text:p>
          </table:table-cell>
          <table:table-cell office:value-type="float" office:value="71.824508667" calcext:value-type="float">
            <text:p>71.824508667</text:p>
          </table:table-cell>
          <table:table-cell/>
          <table:table-cell office:value-type="float" office:value="1.59167510070679E+018" calcext:value-type="float">
            <text:p>1.59167510070679E+018</text:p>
          </table:table-cell>
          <table:table-cell office:value-type="float" office:value="4049" calcext:value-type="float">
            <text:p>4049</text:p>
          </table:table-cell>
          <table:table-cell office:value-type="float" office:value="1.59167510068131E+018" calcext:value-type="float">
            <text:p>1.591675100681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75519E+018" calcext:value-type="float">
            <text:p>1.59167510075519E+018</text:p>
          </table:table-cell>
          <table:table-cell office:value-type="float" office:value="4051" calcext:value-type="float">
            <text:p>4051</text:p>
          </table:table-cell>
          <table:table-cell office:value-type="float" office:value="1.59167510072447E+018" calcext:value-type="float">
            <text:p>1.59167510072447E+018</text:p>
          </table:table-cell>
          <table:table-cell/>
          <table:table-cell office:value-type="float" office:value="94.3759307861" calcext:value-type="float">
            <text:p>94.3759307861</text:p>
          </table:table-cell>
          <table:table-cell office:value-type="float" office:value="72.443321228" calcext:value-type="float">
            <text:p>72.443321228</text:p>
          </table:table-cell>
          <table:table-cell office:value-type="float" office:value="-0.147788137197" calcext:value-type="float">
            <text:p>-0.147788137197</text:p>
          </table:table-cell>
          <table:table-cell office:value-type="float" office:value="401.521972656" calcext:value-type="float">
            <text:p>401.521972656</text:p>
          </table:table-cell>
          <table:table-cell office:value-type="float" office:value="254.010040283" calcext:value-type="float">
            <text:p>254.010040283</text:p>
          </table:table-cell>
          <table:table-cell office:value-type="float" office:value="71.8409805298" calcext:value-type="float">
            <text:p>71.8409805298</text:p>
          </table:table-cell>
          <table:table-cell/>
          <table:table-cell office:value-type="float" office:value="1.59167510075691E+018" calcext:value-type="float">
            <text:p>1.59167510075691E+018</text:p>
          </table:table-cell>
          <table:table-cell office:value-type="float" office:value="4050" calcext:value-type="float">
            <text:p>4050</text:p>
          </table:table-cell>
          <table:table-cell office:value-type="float" office:value="1.59167510072447E+018" calcext:value-type="float">
            <text:p>1.591675100724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77185E+018" calcext:value-type="float">
            <text:p>1.59167510077185E+018</text:p>
          </table:table-cell>
          <table:table-cell office:value-type="float" office:value="4052" calcext:value-type="float">
            <text:p>4052</text:p>
          </table:table-cell>
          <table:table-cell office:value-type="float" office:value="1.5916751007568E+018" calcext:value-type="float">
            <text:p>1.5916751007568E+018</text:p>
          </table:table-cell>
          <table:table-cell/>
          <table:table-cell office:value-type="float" office:value="96.7072525024" calcext:value-type="float">
            <text:p>96.7072525024</text:p>
          </table:table-cell>
          <table:table-cell office:value-type="float" office:value="72.5070343018" calcext:value-type="float">
            <text:p>72.5070343018</text:p>
          </table:table-cell>
          <table:table-cell office:value-type="float" office:value="-0.238353580236" calcext:value-type="float">
            <text:p>-0.238353580236</text:p>
          </table:table-cell>
          <table:table-cell office:value-type="float" office:value="401.61340332" calcext:value-type="float">
            <text:p>401.61340332</text:p>
          </table:table-cell>
          <table:table-cell office:value-type="float" office:value="253.595825195" calcext:value-type="float">
            <text:p>253.595825195</text:p>
          </table:table-cell>
          <table:table-cell office:value-type="float" office:value="71.8409805298" calcext:value-type="float">
            <text:p>71.8409805298</text:p>
          </table:table-cell>
          <table:table-cell/>
          <table:table-cell office:value-type="float" office:value="1.59167510077348E+018" calcext:value-type="float">
            <text:p>1.59167510077348E+018</text:p>
          </table:table-cell>
          <table:table-cell office:value-type="float" office:value="4051" calcext:value-type="float">
            <text:p>4051</text:p>
          </table:table-cell>
          <table:table-cell office:value-type="float" office:value="1.5916751007568E+018" calcext:value-type="float">
            <text:p>1.591675100756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7968E+018" calcext:value-type="float">
            <text:p>1.5916751007968E+018</text:p>
          </table:table-cell>
          <table:table-cell office:value-type="float" office:value="4053" calcext:value-type="float">
            <text:p>4053</text:p>
          </table:table-cell>
          <table:table-cell office:value-type="float" office:value="1.59167510078167E+018" calcext:value-type="float">
            <text:p>1.59167510078167E+018</text:p>
          </table:table-cell>
          <table:table-cell/>
          <table:table-cell office:value-type="float" office:value="97.9974975586" calcext:value-type="float">
            <text:p>97.9974975586</text:p>
          </table:table-cell>
          <table:table-cell office:value-type="float" office:value="71.9605407715" calcext:value-type="float">
            <text:p>71.9605407715</text:p>
          </table:table-cell>
          <table:table-cell office:value-type="float" office:value="-0.37769523263" calcext:value-type="float">
            <text:p>-0.37769523263</text:p>
          </table:table-cell>
          <table:table-cell office:value-type="float" office:value="401.478637695" calcext:value-type="float">
            <text:p>401.478637695</text:p>
          </table:table-cell>
          <table:table-cell office:value-type="float" office:value="250.730453491" calcext:value-type="float">
            <text:p>250.730453491</text:p>
          </table:table-cell>
          <table:table-cell office:value-type="float" office:value="71.8934783936" calcext:value-type="float">
            <text:p>71.8934783936</text:p>
          </table:table-cell>
          <table:table-cell/>
          <table:table-cell office:value-type="float" office:value="1.59167510079789E+018" calcext:value-type="float">
            <text:p>1.59167510079789E+018</text:p>
          </table:table-cell>
          <table:table-cell office:value-type="float" office:value="4052" calcext:value-type="float">
            <text:p>4052</text:p>
          </table:table-cell>
          <table:table-cell office:value-type="float" office:value="1.59167510078167E+018" calcext:value-type="float">
            <text:p>1.591675100781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83569E+018" calcext:value-type="float">
            <text:p>1.59167510083569E+018</text:p>
          </table:table-cell>
          <table:table-cell office:value-type="float" office:value="4054" calcext:value-type="float">
            <text:p>4054</text:p>
          </table:table-cell>
          <table:table-cell office:value-type="float" office:value="1.59167510081734E+018" calcext:value-type="float">
            <text:p>1.59167510081734E+018</text:p>
          </table:table-cell>
          <table:table-cell/>
          <table:table-cell office:value-type="float" office:value="94.4386749268" calcext:value-type="float">
            <text:p>94.4386749268</text:p>
          </table:table-cell>
          <table:table-cell office:value-type="float" office:value="71.2972793579" calcext:value-type="float">
            <text:p>71.2972793579</text:p>
          </table:table-cell>
          <table:table-cell office:value-type="float" office:value="-0.527723133564" calcext:value-type="float">
            <text:p>-0.527723133564</text:p>
          </table:table-cell>
          <table:table-cell office:value-type="float" office:value="399.690582275" calcext:value-type="float">
            <text:p>399.690582275</text:p>
          </table:table-cell>
          <table:table-cell office:value-type="float" office:value="249.071136475" calcext:value-type="float">
            <text:p>249.071136475</text:p>
          </table:table-cell>
          <table:table-cell office:value-type="float" office:value="71.8934783936" calcext:value-type="float">
            <text:p>71.8934783936</text:p>
          </table:table-cell>
          <table:table-cell/>
          <table:table-cell office:value-type="float" office:value="1.59167510083368E+018" calcext:value-type="float">
            <text:p>1.59167510083368E+018</text:p>
          </table:table-cell>
          <table:table-cell office:value-type="float" office:value="4053" calcext:value-type="float">
            <text:p>4053</text:p>
          </table:table-cell>
          <table:table-cell office:value-type="float" office:value="1.59167510081734E+018" calcext:value-type="float">
            <text:p>1.5916751008173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87133E+018" calcext:value-type="float">
            <text:p>1.59167510087133E+018</text:p>
          </table:table-cell>
          <table:table-cell office:value-type="float" office:value="4055" calcext:value-type="float">
            <text:p>4055</text:p>
          </table:table-cell>
          <table:table-cell office:value-type="float" office:value="1.59167510085518E+018" calcext:value-type="float">
            <text:p>1.59167510085518E+018</text:p>
          </table:table-cell>
          <table:table-cell/>
          <table:table-cell office:value-type="float" office:value="97.1599349976" calcext:value-type="float">
            <text:p>97.1599349976</text:p>
          </table:table-cell>
          <table:table-cell office:value-type="float" office:value="71.4129333496" calcext:value-type="float">
            <text:p>71.4129333496</text:p>
          </table:table-cell>
          <table:table-cell office:value-type="float" office:value="-0.583224534988" calcext:value-type="float">
            <text:p>-0.583224534988</text:p>
          </table:table-cell>
          <table:table-cell office:value-type="float" office:value="400.124694824" calcext:value-type="float">
            <text:p>400.124694824</text:p>
          </table:table-cell>
          <table:table-cell office:value-type="float" office:value="247.414138794" calcext:value-type="float">
            <text:p>247.414138794</text:p>
          </table:table-cell>
          <table:table-cell office:value-type="float" office:value="71.9268341064" calcext:value-type="float">
            <text:p>71.9268341064</text:p>
          </table:table-cell>
          <table:table-cell/>
          <table:table-cell office:value-type="float" office:value="1.5916751008712E+018" calcext:value-type="float">
            <text:p>1.5916751008712E+018</text:p>
          </table:table-cell>
          <table:table-cell office:value-type="float" office:value="4054" calcext:value-type="float">
            <text:p>4054</text:p>
          </table:table-cell>
          <table:table-cell office:value-type="float" office:value="1.59167510085518E+018" calcext:value-type="float">
            <text:p>1.591675100855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90218E+018" calcext:value-type="float">
            <text:p>1.59167510090218E+018</text:p>
          </table:table-cell>
          <table:table-cell office:value-type="float" office:value="4056" calcext:value-type="float">
            <text:p>4056</text:p>
          </table:table-cell>
          <table:table-cell office:value-type="float" office:value="1.59167510088692E+018" calcext:value-type="float">
            <text:p>1.59167510088692E+018</text:p>
          </table:table-cell>
          <table:table-cell/>
          <table:table-cell office:value-type="float" office:value="97.8396072388" calcext:value-type="float">
            <text:p>97.8396072388</text:p>
          </table:table-cell>
          <table:table-cell office:value-type="float" office:value="72.3045883179" calcext:value-type="float">
            <text:p>72.3045883179</text:p>
          </table:table-cell>
          <table:table-cell office:value-type="float" office:value="-0.754173398018" calcext:value-type="float">
            <text:p>-0.754173398018</text:p>
          </table:table-cell>
          <table:table-cell office:value-type="float" office:value="399.860656738" calcext:value-type="float">
            <text:p>399.860656738</text:p>
          </table:table-cell>
          <table:table-cell office:value-type="float" office:value="245.473846436" calcext:value-type="float">
            <text:p>245.473846436</text:p>
          </table:table-cell>
          <table:table-cell office:value-type="float" office:value="71.9268341064" calcext:value-type="float">
            <text:p>71.9268341064</text:p>
          </table:table-cell>
          <table:table-cell/>
          <table:table-cell office:value-type="float" office:value="1.59167510090289E+018" calcext:value-type="float">
            <text:p>1.59167510090289E+018</text:p>
          </table:table-cell>
          <table:table-cell office:value-type="float" office:value="4055" calcext:value-type="float">
            <text:p>4055</text:p>
          </table:table-cell>
          <table:table-cell office:value-type="float" office:value="1.59167510088692E+018" calcext:value-type="float">
            <text:p>1.591675100886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93747E+018" calcext:value-type="float">
            <text:p>1.59167510093747E+018</text:p>
          </table:table-cell>
          <table:table-cell office:value-type="float" office:value="4057" calcext:value-type="float">
            <text:p>4057</text:p>
          </table:table-cell>
          <table:table-cell office:value-type="float" office:value="1.59167510092293E+018" calcext:value-type="float">
            <text:p>1.59167510092293E+018</text:p>
          </table:table-cell>
          <table:table-cell/>
          <table:table-cell office:value-type="float" office:value="97.3108673096" calcext:value-type="float">
            <text:p>97.3108673096</text:p>
          </table:table-cell>
          <table:table-cell office:value-type="float" office:value="73.0087432861" calcext:value-type="float">
            <text:p>73.0087432861</text:p>
          </table:table-cell>
          <table:table-cell office:value-type="float" office:value="-0.835100114346" calcext:value-type="float">
            <text:p>-0.835100114346</text:p>
          </table:table-cell>
          <table:table-cell office:value-type="float" office:value="398.458709717" calcext:value-type="float">
            <text:p>398.458709717</text:p>
          </table:table-cell>
          <table:table-cell office:value-type="float" office:value="245.731185913" calcext:value-type="float">
            <text:p>245.731185913</text:p>
          </table:table-cell>
          <table:table-cell office:value-type="float" office:value="72.0063247681" calcext:value-type="float">
            <text:p>72.0063247681</text:p>
          </table:table-cell>
          <table:table-cell/>
          <table:table-cell office:value-type="float" office:value="1.59167510093887E+018" calcext:value-type="float">
            <text:p>1.59167510093887E+018</text:p>
          </table:table-cell>
          <table:table-cell office:value-type="float" office:value="4056" calcext:value-type="float">
            <text:p>4056</text:p>
          </table:table-cell>
          <table:table-cell office:value-type="float" office:value="1.59167510092293E+018" calcext:value-type="float">
            <text:p>1.5916751009229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096983E+018" calcext:value-type="float">
            <text:p>1.59167510096983E+018</text:p>
          </table:table-cell>
          <table:table-cell office:value-type="float" office:value="4058" calcext:value-type="float">
            <text:p>4058</text:p>
          </table:table-cell>
          <table:table-cell office:value-type="float" office:value="1.59167510095508E+018" calcext:value-type="float">
            <text:p>1.59167510095508E+018</text:p>
          </table:table-cell>
          <table:table-cell/>
          <table:table-cell office:value-type="float" office:value="97.5958938599" calcext:value-type="float">
            <text:p>97.5958938599</text:p>
          </table:table-cell>
          <table:table-cell office:value-type="float" office:value="72.6620864868" calcext:value-type="float">
            <text:p>72.6620864868</text:p>
          </table:table-cell>
          <table:table-cell office:value-type="float" office:value="-0.909383952618" calcext:value-type="float">
            <text:p>-0.909383952618</text:p>
          </table:table-cell>
          <table:table-cell office:value-type="float" office:value="397.98135376" calcext:value-type="float">
            <text:p>397.98135376</text:p>
          </table:table-cell>
          <table:table-cell office:value-type="float" office:value="244.689300537" calcext:value-type="float">
            <text:p>244.689300537</text:p>
          </table:table-cell>
          <table:table-cell office:value-type="float" office:value="72.0063247681" calcext:value-type="float">
            <text:p>72.0063247681</text:p>
          </table:table-cell>
          <table:table-cell/>
          <table:table-cell office:value-type="float" office:value="1.59167510097099E+018" calcext:value-type="float">
            <text:p>1.59167510097099E+018</text:p>
          </table:table-cell>
          <table:table-cell office:value-type="float" office:value="4057" calcext:value-type="float">
            <text:p>4057</text:p>
          </table:table-cell>
          <table:table-cell office:value-type="float" office:value="1.59167510095508E+018" calcext:value-type="float">
            <text:p>1.591675100955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002E+018" calcext:value-type="float">
            <text:p>1.591675101002E+018</text:p>
          </table:table-cell>
          <table:table-cell office:value-type="float" office:value="4059" calcext:value-type="float">
            <text:p>4059</text:p>
          </table:table-cell>
          <table:table-cell office:value-type="float" office:value="1.5916751009869E+018" calcext:value-type="float">
            <text:p>1.5916751009869E+018</text:p>
          </table:table-cell>
          <table:table-cell/>
          <table:table-cell office:value-type="float" office:value="96.8502807617" calcext:value-type="float">
            <text:p>96.8502807617</text:p>
          </table:table-cell>
          <table:table-cell office:value-type="float" office:value="71.5208358765" calcext:value-type="float">
            <text:p>71.5208358765</text:p>
          </table:table-cell>
          <table:table-cell office:value-type="float" office:value="-0.897484779358" calcext:value-type="float">
            <text:p>-0.897484779358</text:p>
          </table:table-cell>
          <table:table-cell office:value-type="float" office:value="397.717712402" calcext:value-type="float">
            <text:p>397.717712402</text:p>
          </table:table-cell>
          <table:table-cell office:value-type="float" office:value="244.342132568" calcext:value-type="float">
            <text:p>244.342132568</text:p>
          </table:table-cell>
          <table:table-cell office:value-type="float" office:value="71.9583969116" calcext:value-type="float">
            <text:p>71.9583969116</text:p>
          </table:table-cell>
          <table:table-cell/>
          <table:table-cell office:value-type="float" office:value="1.59167510100314E+018" calcext:value-type="float">
            <text:p>1.59167510100314E+018</text:p>
          </table:table-cell>
          <table:table-cell office:value-type="float" office:value="4058" calcext:value-type="float">
            <text:p>4058</text:p>
          </table:table-cell>
          <table:table-cell office:value-type="float" office:value="1.5916751009869E+018" calcext:value-type="float">
            <text:p>1.59167510098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04192E+018" calcext:value-type="float">
            <text:p>1.59167510104192E+018</text:p>
          </table:table-cell>
          <table:table-cell office:value-type="float" office:value="4060" calcext:value-type="float">
            <text:p>4060</text:p>
          </table:table-cell>
          <table:table-cell office:value-type="float" office:value="1.59167510102293E+018" calcext:value-type="float">
            <text:p>1.59167510102293E+018</text:p>
          </table:table-cell>
          <table:table-cell/>
          <table:table-cell office:value-type="float" office:value="97.291015625" calcext:value-type="float">
            <text:p>97.291015625</text:p>
          </table:table-cell>
          <table:table-cell office:value-type="float" office:value="71.5247268677" calcext:value-type="float">
            <text:p>71.5247268677</text:p>
          </table:table-cell>
          <table:table-cell office:value-type="float" office:value="-1.05315256119" calcext:value-type="float">
            <text:p>-1.05315256119</text:p>
          </table:table-cell>
          <table:table-cell office:value-type="float" office:value="396.604095459" calcext:value-type="float">
            <text:p>396.604095459</text:p>
          </table:table-cell>
          <table:table-cell office:value-type="float" office:value="243.835006714" calcext:value-type="float">
            <text:p>243.835006714</text:p>
          </table:table-cell>
          <table:table-cell office:value-type="float" office:value="71.9583969116" calcext:value-type="float">
            <text:p>71.9583969116</text:p>
          </table:table-cell>
          <table:table-cell/>
          <table:table-cell office:value-type="float" office:value="1.59167510104367E+018" calcext:value-type="float">
            <text:p>1.59167510104367E+018</text:p>
          </table:table-cell>
          <table:table-cell office:value-type="float" office:value="4059" calcext:value-type="float">
            <text:p>4059</text:p>
          </table:table-cell>
          <table:table-cell office:value-type="float" office:value="1.59167510102293E+018" calcext:value-type="float">
            <text:p>1.5916751010229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07039E+018" calcext:value-type="float">
            <text:p>1.59167510107039E+018</text:p>
          </table:table-cell>
          <table:table-cell office:value-type="float" office:value="4061" calcext:value-type="float">
            <text:p>4061</text:p>
          </table:table-cell>
          <table:table-cell office:value-type="float" office:value="1.59167510105545E+018" calcext:value-type="float">
            <text:p>1.59167510105545E+018</text:p>
          </table:table-cell>
          <table:table-cell/>
          <table:table-cell office:value-type="float" office:value="95.2640838623" calcext:value-type="float">
            <text:p>95.2640838623</text:p>
          </table:table-cell>
          <table:table-cell office:value-type="float" office:value="70.9279403687" calcext:value-type="float">
            <text:p>70.9279403687</text:p>
          </table:table-cell>
          <table:table-cell office:value-type="float" office:value="-1.09368026257" calcext:value-type="float">
            <text:p>-1.09368026257</text:p>
          </table:table-cell>
          <table:table-cell office:value-type="float" office:value="396.155670166" calcext:value-type="float">
            <text:p>396.155670166</text:p>
          </table:table-cell>
          <table:table-cell office:value-type="float" office:value="244.430389404" calcext:value-type="float">
            <text:p>244.430389404</text:p>
          </table:table-cell>
          <table:table-cell office:value-type="float" office:value="71.9273910522" calcext:value-type="float">
            <text:p>71.9273910522</text:p>
          </table:table-cell>
          <table:table-cell/>
          <table:table-cell office:value-type="float" office:value="1.59167510107256E+018" calcext:value-type="float">
            <text:p>1.59167510107256E+018</text:p>
          </table:table-cell>
          <table:table-cell office:value-type="float" office:value="4060" calcext:value-type="float">
            <text:p>4060</text:p>
          </table:table-cell>
          <table:table-cell office:value-type="float" office:value="1.59167510105545E+018" calcext:value-type="float">
            <text:p>1.591675101055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10193E+018" calcext:value-type="float">
            <text:p>1.59167510110193E+018</text:p>
          </table:table-cell>
          <table:table-cell office:value-type="float" office:value="4062" calcext:value-type="float">
            <text:p>4062</text:p>
          </table:table-cell>
          <table:table-cell office:value-type="float" office:value="1.59167510108749E+018" calcext:value-type="float">
            <text:p>1.59167510108749E+018</text:p>
          </table:table-cell>
          <table:table-cell/>
          <table:table-cell office:value-type="float" office:value="97.9563522339" calcext:value-type="float">
            <text:p>97.9563522339</text:p>
          </table:table-cell>
          <table:table-cell office:value-type="float" office:value="72.0446090698" calcext:value-type="float">
            <text:p>72.0446090698</text:p>
          </table:table-cell>
          <table:table-cell office:value-type="float" office:value="-1.16128647327" calcext:value-type="float">
            <text:p>-1.16128647327</text:p>
          </table:table-cell>
          <table:table-cell office:value-type="float" office:value="394.812744141" calcext:value-type="float">
            <text:p>394.812744141</text:p>
          </table:table-cell>
          <table:table-cell office:value-type="float" office:value="243.266937256" calcext:value-type="float">
            <text:p>243.266937256</text:p>
          </table:table-cell>
          <table:table-cell office:value-type="float" office:value="71.9273910522" calcext:value-type="float">
            <text:p>71.9273910522</text:p>
          </table:table-cell>
          <table:table-cell/>
          <table:table-cell office:value-type="float" office:value="1.59167510110404E+018" calcext:value-type="float">
            <text:p>1.59167510110404E+018</text:p>
          </table:table-cell>
          <table:table-cell office:value-type="float" office:value="4061" calcext:value-type="float">
            <text:p>4061</text:p>
          </table:table-cell>
          <table:table-cell office:value-type="float" office:value="1.59167510108749E+018" calcext:value-type="float">
            <text:p>1.591675101087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13342E+018" calcext:value-type="float">
            <text:p>1.59167510113342E+018</text:p>
          </table:table-cell>
          <table:table-cell office:value-type="float" office:value="4063" calcext:value-type="float">
            <text:p>4063</text:p>
          </table:table-cell>
          <table:table-cell office:value-type="float" office:value="1.59167510111806E+018" calcext:value-type="float">
            <text:p>1.59167510111806E+018</text:p>
          </table:table-cell>
          <table:table-cell/>
          <table:table-cell office:value-type="float" office:value="99.8022613525" calcext:value-type="float">
            <text:p>99.8022613525</text:p>
          </table:table-cell>
          <table:table-cell office:value-type="float" office:value="71.2567367554" calcext:value-type="float">
            <text:p>71.2567367554</text:p>
          </table:table-cell>
          <table:table-cell office:value-type="float" office:value="-1.31846451759" calcext:value-type="float">
            <text:p>-1.31846451759</text:p>
          </table:table-cell>
          <table:table-cell office:value-type="float" office:value="393.781066895" calcext:value-type="float">
            <text:p>393.781066895</text:p>
          </table:table-cell>
          <table:table-cell office:value-type="float" office:value="241.884033203" calcext:value-type="float">
            <text:p>241.884033203</text:p>
          </table:table-cell>
          <table:table-cell office:value-type="float" office:value="71.7638015747" calcext:value-type="float">
            <text:p>71.7638015747</text:p>
          </table:table-cell>
          <table:table-cell/>
          <table:table-cell office:value-type="float" office:value="1.59167510113513E+018" calcext:value-type="float">
            <text:p>1.59167510113513E+018</text:p>
          </table:table-cell>
          <table:table-cell office:value-type="float" office:value="4062" calcext:value-type="float">
            <text:p>4062</text:p>
          </table:table-cell>
          <table:table-cell office:value-type="float" office:value="1.59167510111806E+018" calcext:value-type="float">
            <text:p>1.591675101118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1646E+018" calcext:value-type="float">
            <text:p>1.5916751011646E+018</text:p>
          </table:table-cell>
          <table:table-cell office:value-type="float" office:value="4064" calcext:value-type="float">
            <text:p>4064</text:p>
          </table:table-cell>
          <table:table-cell office:value-type="float" office:value="1.59167510114927E+018" calcext:value-type="float">
            <text:p>1.59167510114927E+018</text:p>
          </table:table-cell>
          <table:table-cell/>
          <table:table-cell office:value-type="float" office:value="93.4938812256" calcext:value-type="float">
            <text:p>93.4938812256</text:p>
          </table:table-cell>
          <table:table-cell office:value-type="float" office:value="72.2433929443" calcext:value-type="float">
            <text:p>72.2433929443</text:p>
          </table:table-cell>
          <table:table-cell office:value-type="float" office:value="-1.32303285599" calcext:value-type="float">
            <text:p>-1.32303285599</text:p>
          </table:table-cell>
          <table:table-cell office:value-type="float" office:value="392.862091064" calcext:value-type="float">
            <text:p>392.862091064</text:p>
          </table:table-cell>
          <table:table-cell office:value-type="float" office:value="244.309265137" calcext:value-type="float">
            <text:p>244.309265137</text:p>
          </table:table-cell>
          <table:table-cell office:value-type="float" office:value="71.7638015747" calcext:value-type="float">
            <text:p>71.7638015747</text:p>
          </table:table-cell>
          <table:table-cell/>
          <table:table-cell office:value-type="float" office:value="1.59167510116609E+018" calcext:value-type="float">
            <text:p>1.59167510116609E+018</text:p>
          </table:table-cell>
          <table:table-cell office:value-type="float" office:value="4063" calcext:value-type="float">
            <text:p>4063</text:p>
          </table:table-cell>
          <table:table-cell office:value-type="float" office:value="1.59167510114927E+018" calcext:value-type="float">
            <text:p>1.591675101149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19695E+018" calcext:value-type="float">
            <text:p>1.59167510119695E+018</text:p>
          </table:table-cell>
          <table:table-cell office:value-type="float" office:value="4065" calcext:value-type="float">
            <text:p>4065</text:p>
          </table:table-cell>
          <table:table-cell office:value-type="float" office:value="1.59167510118136E+018" calcext:value-type="float">
            <text:p>1.59167510118136E+018</text:p>
          </table:table-cell>
          <table:table-cell/>
          <table:table-cell office:value-type="float" office:value="103.30291748" calcext:value-type="float">
            <text:p>103.30291748</text:p>
          </table:table-cell>
          <table:table-cell office:value-type="float" office:value="72.252494812" calcext:value-type="float">
            <text:p>72.252494812</text:p>
          </table:table-cell>
          <table:table-cell office:value-type="float" office:value="-1.49990093708" calcext:value-type="float">
            <text:p>-1.49990093708</text:p>
          </table:table-cell>
          <table:table-cell office:value-type="float" office:value="391.51373291" calcext:value-type="float">
            <text:p>391.51373291</text:p>
          </table:table-cell>
          <table:table-cell office:value-type="float" office:value="239.940002441" calcext:value-type="float">
            <text:p>239.940002441</text:p>
          </table:table-cell>
          <table:table-cell office:value-type="float" office:value="71.659324646" calcext:value-type="float">
            <text:p>71.659324646</text:p>
          </table:table-cell>
          <table:table-cell/>
          <table:table-cell office:value-type="float" office:value="1.59167510119808E+018" calcext:value-type="float">
            <text:p>1.59167510119808E+018</text:p>
          </table:table-cell>
          <table:table-cell office:value-type="float" office:value="4064" calcext:value-type="float">
            <text:p>4064</text:p>
          </table:table-cell>
          <table:table-cell office:value-type="float" office:value="1.59167510118136E+018" calcext:value-type="float">
            <text:p>1.591675101181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23841E+018" calcext:value-type="float">
            <text:p>1.59167510123841E+018</text:p>
          </table:table-cell>
          <table:table-cell office:value-type="float" office:value="4066" calcext:value-type="float">
            <text:p>4066</text:p>
          </table:table-cell>
          <table:table-cell office:value-type="float" office:value="1.59167510122347E+018" calcext:value-type="float">
            <text:p>1.59167510122347E+018</text:p>
          </table:table-cell>
          <table:table-cell/>
          <table:table-cell office:value-type="float" office:value="101.432014465" calcext:value-type="float">
            <text:p>101.432014465</text:p>
          </table:table-cell>
          <table:table-cell office:value-type="float" office:value="70.1369476318" calcext:value-type="float">
            <text:p>70.1369476318</text:p>
          </table:table-cell>
          <table:table-cell office:value-type="float" office:value="-1.51602137089" calcext:value-type="float">
            <text:p>-1.51602137089</text:p>
          </table:table-cell>
          <table:table-cell office:value-type="float" office:value="391.221405029" calcext:value-type="float">
            <text:p>391.221405029</text:p>
          </table:table-cell>
          <table:table-cell office:value-type="float" office:value="240.191955566" calcext:value-type="float">
            <text:p>240.191955566</text:p>
          </table:table-cell>
          <table:table-cell office:value-type="float" office:value="71.659324646" calcext:value-type="float">
            <text:p>71.659324646</text:p>
          </table:table-cell>
          <table:table-cell/>
          <table:table-cell office:value-type="float" office:value="1.59167510123929E+018" calcext:value-type="float">
            <text:p>1.59167510123929E+018</text:p>
          </table:table-cell>
          <table:table-cell office:value-type="float" office:value="4065" calcext:value-type="float">
            <text:p>4065</text:p>
          </table:table-cell>
          <table:table-cell office:value-type="float" office:value="1.59167510122347E+018" calcext:value-type="float">
            <text:p>1.591675101223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2708E+018" calcext:value-type="float">
            <text:p>1.5916751012708E+018</text:p>
          </table:table-cell>
          <table:table-cell office:value-type="float" office:value="4067" calcext:value-type="float">
            <text:p>4067</text:p>
          </table:table-cell>
          <table:table-cell office:value-type="float" office:value="1.59167510125544E+018" calcext:value-type="float">
            <text:p>1.59167510125544E+018</text:p>
          </table:table-cell>
          <table:table-cell/>
          <table:table-cell office:value-type="float" office:value="100.658676147" calcext:value-type="float">
            <text:p>100.658676147</text:p>
          </table:table-cell>
          <table:table-cell office:value-type="float" office:value="71.9002609253" calcext:value-type="float">
            <text:p>71.9002609253</text:p>
          </table:table-cell>
          <table:table-cell office:value-type="float" office:value="-1.55716013908" calcext:value-type="float">
            <text:p>-1.55716013908</text:p>
          </table:table-cell>
          <table:table-cell office:value-type="float" office:value="389.733978271" calcext:value-type="float">
            <text:p>389.733978271</text:p>
          </table:table-cell>
          <table:table-cell office:value-type="float" office:value="240.50894165" calcext:value-type="float">
            <text:p>240.50894165</text:p>
          </table:table-cell>
          <table:table-cell office:value-type="float" office:value="71.4683151245" calcext:value-type="float">
            <text:p>71.4683151245</text:p>
          </table:table-cell>
          <table:table-cell/>
          <table:table-cell office:value-type="float" office:value="1.59167510127167E+018" calcext:value-type="float">
            <text:p>1.59167510127167E+018</text:p>
          </table:table-cell>
          <table:table-cell office:value-type="float" office:value="4066" calcext:value-type="float">
            <text:p>4066</text:p>
          </table:table-cell>
          <table:table-cell office:value-type="float" office:value="1.59167510125544E+018" calcext:value-type="float">
            <text:p>1.591675101255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31281E+018" calcext:value-type="float">
            <text:p>1.59167510131281E+018</text:p>
          </table:table-cell>
          <table:table-cell office:value-type="float" office:value="4068" calcext:value-type="float">
            <text:p>4068</text:p>
          </table:table-cell>
          <table:table-cell office:value-type="float" office:value="1.59167510128733E+018" calcext:value-type="float">
            <text:p>1.59167510128733E+018</text:p>
          </table:table-cell>
          <table:table-cell/>
          <table:table-cell office:value-type="float" office:value="97.0021438599" calcext:value-type="float">
            <text:p>97.0021438599</text:p>
          </table:table-cell>
          <table:table-cell office:value-type="float" office:value="69.814201355" calcext:value-type="float">
            <text:p>69.814201355</text:p>
          </table:table-cell>
          <table:table-cell office:value-type="float" office:value="1.53040575981" calcext:value-type="float">
            <text:p>1.53040575981</text:p>
          </table:table-cell>
          <table:table-cell office:value-type="float" office:value="390.141296387" calcext:value-type="float">
            <text:p>390.141296387</text:p>
          </table:table-cell>
          <table:table-cell office:value-type="float" office:value="241.544342041" calcext:value-type="float">
            <text:p>241.544342041</text:p>
          </table:table-cell>
          <table:table-cell office:value-type="float" office:value="71.4683151245" calcext:value-type="float">
            <text:p>71.4683151245</text:p>
          </table:table-cell>
          <table:table-cell/>
          <table:table-cell office:value-type="float" office:value="1.59167510131391E+018" calcext:value-type="float">
            <text:p>1.59167510131391E+018</text:p>
          </table:table-cell>
          <table:table-cell office:value-type="float" office:value="4067" calcext:value-type="float">
            <text:p>4067</text:p>
          </table:table-cell>
          <table:table-cell office:value-type="float" office:value="1.59167510128733E+018" calcext:value-type="float">
            <text:p>1.591675101287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33974E+018" calcext:value-type="float">
            <text:p>1.59167510133974E+018</text:p>
          </table:table-cell>
          <table:table-cell office:value-type="float" office:value="4069" calcext:value-type="float">
            <text:p>4069</text:p>
          </table:table-cell>
          <table:table-cell office:value-type="float" office:value="1.59167510132357E+018" calcext:value-type="float">
            <text:p>1.59167510132357E+018</text:p>
          </table:table-cell>
          <table:table-cell/>
          <table:table-cell office:value-type="float" office:value="90.1020889282" calcext:value-type="float">
            <text:p>90.1020889282</text:p>
          </table:table-cell>
          <table:table-cell office:value-type="float" office:value="70.0876922607" calcext:value-type="float">
            <text:p>70.0876922607</text:p>
          </table:table-cell>
          <table:table-cell office:value-type="float" office:value="1.40643823147" calcext:value-type="float">
            <text:p>1.40643823147</text:p>
          </table:table-cell>
          <table:table-cell office:value-type="float" office:value="389.104766846" calcext:value-type="float">
            <text:p>389.104766846</text:p>
          </table:table-cell>
          <table:table-cell office:value-type="float" office:value="244.794189453" calcext:value-type="float">
            <text:p>244.794189453</text:p>
          </table:table-cell>
          <table:table-cell office:value-type="float" office:value="71.4003829956" calcext:value-type="float">
            <text:p>71.4003829956</text:p>
          </table:table-cell>
          <table:table-cell/>
          <table:table-cell office:value-type="float" office:value="1.59167510134161E+018" calcext:value-type="float">
            <text:p>1.59167510134161E+018</text:p>
          </table:table-cell>
          <table:table-cell office:value-type="float" office:value="4068" calcext:value-type="float">
            <text:p>4068</text:p>
          </table:table-cell>
          <table:table-cell office:value-type="float" office:value="1.59167510132357E+018" calcext:value-type="float">
            <text:p>1.591675101323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37312E+018" calcext:value-type="float">
            <text:p>1.59167510137312E+018</text:p>
          </table:table-cell>
          <table:table-cell office:value-type="float" office:value="4070" calcext:value-type="float">
            <text:p>4070</text:p>
          </table:table-cell>
          <table:table-cell office:value-type="float" office:value="1.59167510135544E+018" calcext:value-type="float">
            <text:p>1.59167510135544E+018</text:p>
          </table:table-cell>
          <table:table-cell/>
          <table:table-cell office:value-type="float" office:value="79.772819519" calcext:value-type="float">
            <text:p>79.772819519</text:p>
          </table:table-cell>
          <table:table-cell office:value-type="float" office:value="70.2269363403" calcext:value-type="float">
            <text:p>70.2269363403</text:p>
          </table:table-cell>
          <table:table-cell office:value-type="float" office:value="1.44802725315" calcext:value-type="float">
            <text:p>1.44802725315</text:p>
          </table:table-cell>
          <table:table-cell office:value-type="float" office:value="390.760498047" calcext:value-type="float">
            <text:p>390.760498047</text:p>
          </table:table-cell>
          <table:table-cell office:value-type="float" office:value="248.192810059" calcext:value-type="float">
            <text:p>248.192810059</text:p>
          </table:table-cell>
          <table:table-cell office:value-type="float" office:value="71.4003829956" calcext:value-type="float">
            <text:p>71.4003829956</text:p>
          </table:table-cell>
          <table:table-cell/>
          <table:table-cell office:value-type="float" office:value="1.59167510137509E+018" calcext:value-type="float">
            <text:p>1.59167510137509E+018</text:p>
          </table:table-cell>
          <table:table-cell office:value-type="float" office:value="4069" calcext:value-type="float">
            <text:p>4069</text:p>
          </table:table-cell>
          <table:table-cell office:value-type="float" office:value="1.59167510135544E+018" calcext:value-type="float">
            <text:p>1.5916751013554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40228E+018" calcext:value-type="float">
            <text:p>1.59167510140228E+018</text:p>
          </table:table-cell>
          <table:table-cell office:value-type="float" office:value="4071" calcext:value-type="float">
            <text:p>4071</text:p>
          </table:table-cell>
          <table:table-cell office:value-type="float" office:value="1.59167510138739E+018" calcext:value-type="float">
            <text:p>1.59167510138739E+018</text:p>
          </table:table-cell>
          <table:table-cell/>
          <table:table-cell office:value-type="float" office:value="96.6662826538" calcext:value-type="float">
            <text:p>96.6662826538</text:p>
          </table:table-cell>
          <table:table-cell office:value-type="float" office:value="67.9896240234" calcext:value-type="float">
            <text:p>67.9896240234</text:p>
          </table:table-cell>
          <table:table-cell office:value-type="float" office:value="1.30182504654" calcext:value-type="float">
            <text:p>1.30182504654</text:p>
          </table:table-cell>
          <table:table-cell office:value-type="float" office:value="388.056335449" calcext:value-type="float">
            <text:p>388.056335449</text:p>
          </table:table-cell>
          <table:table-cell office:value-type="float" office:value="242.929611206" calcext:value-type="float">
            <text:p>242.929611206</text:p>
          </table:table-cell>
          <table:table-cell office:value-type="float" office:value="71.3838119507" calcext:value-type="float">
            <text:p>71.3838119507</text:p>
          </table:table-cell>
          <table:table-cell/>
          <table:table-cell office:value-type="float" office:value="1.5916751014041E+018" calcext:value-type="float">
            <text:p>1.5916751014041E+018</text:p>
          </table:table-cell>
          <table:table-cell office:value-type="float" office:value="4070" calcext:value-type="float">
            <text:p>4070</text:p>
          </table:table-cell>
          <table:table-cell office:value-type="float" office:value="1.59167510138739E+018" calcext:value-type="float">
            <text:p>1.591675101387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43904E+018" calcext:value-type="float">
            <text:p>1.59167510143904E+018</text:p>
          </table:table-cell>
          <table:table-cell office:value-type="float" office:value="4072" calcext:value-type="float">
            <text:p>4072</text:p>
          </table:table-cell>
          <table:table-cell office:value-type="float" office:value="1.59167510142371E+018" calcext:value-type="float">
            <text:p>1.59167510142371E+018</text:p>
          </table:table-cell>
          <table:table-cell/>
          <table:table-cell office:value-type="float" office:value="80.5172424316" calcext:value-type="float">
            <text:p>80.5172424316</text:p>
          </table:table-cell>
          <table:table-cell office:value-type="float" office:value="67.0084152222" calcext:value-type="float">
            <text:p>67.0084152222</text:p>
          </table:table-cell>
          <table:table-cell office:value-type="float" office:value="1.19967865944" calcext:value-type="float">
            <text:p>1.19967865944</text:p>
          </table:table-cell>
          <table:table-cell office:value-type="float" office:value="389.145599365" calcext:value-type="float">
            <text:p>389.145599365</text:p>
          </table:table-cell>
          <table:table-cell office:value-type="float" office:value="249.008712769" calcext:value-type="float">
            <text:p>249.008712769</text:p>
          </table:table-cell>
          <table:table-cell office:value-type="float" office:value="71.3838119507" calcext:value-type="float">
            <text:p>71.3838119507</text:p>
          </table:table-cell>
          <table:table-cell/>
          <table:table-cell office:value-type="float" office:value="1.59167510144239E+018" calcext:value-type="float">
            <text:p>1.59167510144239E+018</text:p>
          </table:table-cell>
          <table:table-cell office:value-type="float" office:value="4071" calcext:value-type="float">
            <text:p>4071</text:p>
          </table:table-cell>
          <table:table-cell office:value-type="float" office:value="1.59167510142371E+018" calcext:value-type="float">
            <text:p>1.5916751014237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46468E+018" calcext:value-type="float">
            <text:p>1.59167510146468E+018</text:p>
          </table:table-cell>
          <table:table-cell office:value-type="float" office:value="4073" calcext:value-type="float">
            <text:p>4073</text:p>
          </table:table-cell>
          <table:table-cell office:value-type="float" office:value="1.59167510144964E+018" calcext:value-type="float">
            <text:p>1.59167510144964E+018</text:p>
          </table:table-cell>
          <table:table-cell/>
          <table:table-cell office:value-type="float" office:value="74.9313430786" calcext:value-type="float">
            <text:p>74.9313430786</text:p>
          </table:table-cell>
          <table:table-cell office:value-type="float" office:value="69.4545288086" calcext:value-type="float">
            <text:p>69.4545288086</text:p>
          </table:table-cell>
          <table:table-cell office:value-type="float" office:value="0.965679228306" calcext:value-type="float">
            <text:p>0.965679228306</text:p>
          </table:table-cell>
          <table:table-cell office:value-type="float" office:value="389.137054443" calcext:value-type="float">
            <text:p>389.137054443</text:p>
          </table:table-cell>
          <table:table-cell office:value-type="float" office:value="251.245956421" calcext:value-type="float">
            <text:p>251.245956421</text:p>
          </table:table-cell>
          <table:table-cell office:value-type="float" office:value="71.2188949585" calcext:value-type="float">
            <text:p>71.2188949585</text:p>
          </table:table-cell>
          <table:table-cell/>
          <table:table-cell office:value-type="float" office:value="1.59167510146765E+018" calcext:value-type="float">
            <text:p>1.59167510146765E+018</text:p>
          </table:table-cell>
          <table:table-cell office:value-type="float" office:value="4072" calcext:value-type="float">
            <text:p>4072</text:p>
          </table:table-cell>
          <table:table-cell office:value-type="float" office:value="1.59167510144964E+018" calcext:value-type="float">
            <text:p>1.5916751014496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4976E+018" calcext:value-type="float">
            <text:p>1.5916751014976E+018</text:p>
          </table:table-cell>
          <table:table-cell office:value-type="float" office:value="4074" calcext:value-type="float">
            <text:p>4074</text:p>
          </table:table-cell>
          <table:table-cell office:value-type="float" office:value="1.59167510148155E+018" calcext:value-type="float">
            <text:p>1.59167510148155E+018</text:p>
          </table:table-cell>
          <table:table-cell/>
          <table:table-cell office:value-type="float" office:value="79.7040634155" calcext:value-type="float">
            <text:p>79.7040634155</text:p>
          </table:table-cell>
          <table:table-cell office:value-type="float" office:value="69.2061843872" calcext:value-type="float">
            <text:p>69.2061843872</text:p>
          </table:table-cell>
          <table:table-cell office:value-type="float" office:value="0.918333292007" calcext:value-type="float">
            <text:p>0.918333292007</text:p>
          </table:table-cell>
          <table:table-cell office:value-type="float" office:value="388.334991455" calcext:value-type="float">
            <text:p>388.334991455</text:p>
          </table:table-cell>
          <table:table-cell office:value-type="float" office:value="249.860137939" calcext:value-type="float">
            <text:p>249.860137939</text:p>
          </table:table-cell>
          <table:table-cell office:value-type="float" office:value="71.2188949585" calcext:value-type="float">
            <text:p>71.2188949585</text:p>
          </table:table-cell>
          <table:table-cell/>
          <table:table-cell office:value-type="float" office:value="1.59167510150027E+018" calcext:value-type="float">
            <text:p>1.59167510150027E+018</text:p>
          </table:table-cell>
          <table:table-cell office:value-type="float" office:value="4073" calcext:value-type="float">
            <text:p>4073</text:p>
          </table:table-cell>
          <table:table-cell office:value-type="float" office:value="1.59167510148155E+018" calcext:value-type="float">
            <text:p>1.591675101481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53457E+018" calcext:value-type="float">
            <text:p>1.59167510153457E+018</text:p>
          </table:table-cell>
          <table:table-cell office:value-type="float" office:value="4075" calcext:value-type="float">
            <text:p>4075</text:p>
          </table:table-cell>
          <table:table-cell office:value-type="float" office:value="1.59167510151752E+018" calcext:value-type="float">
            <text:p>1.59167510151752E+018</text:p>
          </table:table-cell>
          <table:table-cell/>
          <table:table-cell office:value-type="float" office:value="88.3938980103" calcext:value-type="float">
            <text:p>88.3938980103</text:p>
          </table:table-cell>
          <table:table-cell office:value-type="float" office:value="66.6285400391" calcext:value-type="float">
            <text:p>66.6285400391</text:p>
          </table:table-cell>
          <table:table-cell office:value-type="float" office:value="1.16704881191" calcext:value-type="float">
            <text:p>1.16704881191</text:p>
          </table:table-cell>
          <table:table-cell office:value-type="float" office:value="387.597595215" calcext:value-type="float">
            <text:p>387.597595215</text:p>
          </table:table-cell>
          <table:table-cell office:value-type="float" office:value="246.712615967" calcext:value-type="float">
            <text:p>246.712615967</text:p>
          </table:table-cell>
          <table:table-cell office:value-type="float" office:value="71.2967681885" calcext:value-type="float">
            <text:p>71.2967681885</text:p>
          </table:table-cell>
          <table:table-cell/>
          <table:table-cell office:value-type="float" office:value="1.59167510153434E+018" calcext:value-type="float">
            <text:p>1.59167510153434E+018</text:p>
          </table:table-cell>
          <table:table-cell office:value-type="float" office:value="4074" calcext:value-type="float">
            <text:p>4074</text:p>
          </table:table-cell>
          <table:table-cell office:value-type="float" office:value="1.59167510151752E+018" calcext:value-type="float">
            <text:p>1.591675101517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56734E+018" calcext:value-type="float">
            <text:p>1.59167510156734E+018</text:p>
          </table:table-cell>
          <table:table-cell office:value-type="float" office:value="4076" calcext:value-type="float">
            <text:p>4076</text:p>
          </table:table-cell>
          <table:table-cell office:value-type="float" office:value="1.59167510155017E+018" calcext:value-type="float">
            <text:p>1.59167510155017E+018</text:p>
          </table:table-cell>
          <table:table-cell/>
          <table:table-cell office:value-type="float" office:value="90.8545303345" calcext:value-type="float">
            <text:p>90.8545303345</text:p>
          </table:table-cell>
          <table:table-cell office:value-type="float" office:value="66.8045959473" calcext:value-type="float">
            <text:p>66.8045959473</text:p>
          </table:table-cell>
          <table:table-cell office:value-type="float" office:value="1.09283459187" calcext:value-type="float">
            <text:p>1.09283459187</text:p>
          </table:table-cell>
          <table:table-cell office:value-type="float" office:value="386.593841553" calcext:value-type="float">
            <text:p>386.593841553</text:p>
          </table:table-cell>
          <table:table-cell office:value-type="float" office:value="245.883255005" calcext:value-type="float">
            <text:p>245.883255005</text:p>
          </table:table-cell>
          <table:table-cell office:value-type="float" office:value="71.2967681885" calcext:value-type="float">
            <text:p>71.2967681885</text:p>
          </table:table-cell>
          <table:table-cell/>
          <table:table-cell office:value-type="float" office:value="1.5916751015673E+018" calcext:value-type="float">
            <text:p>1.5916751015673E+018</text:p>
          </table:table-cell>
          <table:table-cell office:value-type="float" office:value="4075" calcext:value-type="float">
            <text:p>4075</text:p>
          </table:table-cell>
          <table:table-cell office:value-type="float" office:value="1.59167510155017E+018" calcext:value-type="float">
            <text:p>1.591675101550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59781E+018" calcext:value-type="float">
            <text:p>1.59167510159781E+018</text:p>
          </table:table-cell>
          <table:table-cell office:value-type="float" office:value="4077" calcext:value-type="float">
            <text:p>4077</text:p>
          </table:table-cell>
          <table:table-cell office:value-type="float" office:value="1.59167510158133E+018" calcext:value-type="float">
            <text:p>1.59167510158133E+018</text:p>
          </table:table-cell>
          <table:table-cell/>
          <table:table-cell office:value-type="float" office:value="91.4739379883" calcext:value-type="float">
            <text:p>91.4739379883</text:p>
          </table:table-cell>
          <table:table-cell office:value-type="float" office:value="66.9816360474" calcext:value-type="float">
            <text:p>66.9816360474</text:p>
          </table:table-cell>
          <table:table-cell office:value-type="float" office:value="0.953101396561" calcext:value-type="float">
            <text:p>0.953101396561</text:p>
          </table:table-cell>
          <table:table-cell office:value-type="float" office:value="385.440307617" calcext:value-type="float">
            <text:p>385.440307617</text:p>
          </table:table-cell>
          <table:table-cell office:value-type="float" office:value="246.518112183" calcext:value-type="float">
            <text:p>246.518112183</text:p>
          </table:table-cell>
          <table:table-cell office:value-type="float" office:value="71.1710891724" calcext:value-type="float">
            <text:p>71.1710891724</text:p>
          </table:table-cell>
          <table:table-cell/>
          <table:table-cell office:value-type="float" office:value="1.59167510159707E+018" calcext:value-type="float">
            <text:p>1.59167510159707E+018</text:p>
          </table:table-cell>
          <table:table-cell office:value-type="float" office:value="4076" calcext:value-type="float">
            <text:p>4076</text:p>
          </table:table-cell>
          <table:table-cell office:value-type="float" office:value="1.59167510158133E+018" calcext:value-type="float">
            <text:p>1.591675101581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63184E+018" calcext:value-type="float">
            <text:p>1.59167510163184E+018</text:p>
          </table:table-cell>
          <table:table-cell office:value-type="float" office:value="4078" calcext:value-type="float">
            <text:p>4078</text:p>
          </table:table-cell>
          <table:table-cell office:value-type="float" office:value="1.5916751016173E+018" calcext:value-type="float">
            <text:p>1.5916751016173E+018</text:p>
          </table:table-cell>
          <table:table-cell/>
          <table:table-cell office:value-type="float" office:value="89.7139892578" calcext:value-type="float">
            <text:p>89.7139892578</text:p>
          </table:table-cell>
          <table:table-cell office:value-type="float" office:value="68.5087432861" calcext:value-type="float">
            <text:p>68.5087432861</text:p>
          </table:table-cell>
          <table:table-cell office:value-type="float" office:value="0.868970572948" calcext:value-type="float">
            <text:p>0.868970572948</text:p>
          </table:table-cell>
          <table:table-cell office:value-type="float" office:value="384.573699951" calcext:value-type="float">
            <text:p>384.573699951</text:p>
          </table:table-cell>
          <table:table-cell office:value-type="float" office:value="246.801040649" calcext:value-type="float">
            <text:p>246.801040649</text:p>
          </table:table-cell>
          <table:table-cell office:value-type="float" office:value="71.1710891724" calcext:value-type="float">
            <text:p>71.1710891724</text:p>
          </table:table-cell>
          <table:table-cell/>
          <table:table-cell office:value-type="float" office:value="1.5916751016327E+018" calcext:value-type="float">
            <text:p>1.5916751016327E+018</text:p>
          </table:table-cell>
          <table:table-cell office:value-type="float" office:value="4077" calcext:value-type="float">
            <text:p>4077</text:p>
          </table:table-cell>
          <table:table-cell office:value-type="float" office:value="1.5916751016173E+018" calcext:value-type="float">
            <text:p>1.59167510161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66572E+018" calcext:value-type="float">
            <text:p>1.59167510166572E+018</text:p>
          </table:table-cell>
          <table:table-cell office:value-type="float" office:value="4079" calcext:value-type="float">
            <text:p>4079</text:p>
          </table:table-cell>
          <table:table-cell office:value-type="float" office:value="1.59167510164939E+018" calcext:value-type="float">
            <text:p>1.59167510164939E+018</text:p>
          </table:table-cell>
          <table:table-cell/>
          <table:table-cell office:value-type="float" office:value="85.2465515137" calcext:value-type="float">
            <text:p>85.2465515137</text:p>
          </table:table-cell>
          <table:table-cell office:value-type="float" office:value="69.9721908569" calcext:value-type="float">
            <text:p>69.9721908569</text:p>
          </table:table-cell>
          <table:table-cell office:value-type="float" office:value="0.755550801754" calcext:value-type="float">
            <text:p>0.755550801754</text:p>
          </table:table-cell>
          <table:table-cell office:value-type="float" office:value="385.273803711" calcext:value-type="float">
            <text:p>385.273803711</text:p>
          </table:table-cell>
          <table:table-cell office:value-type="float" office:value="249.04864502" calcext:value-type="float">
            <text:p>249.04864502</text:p>
          </table:table-cell>
          <table:table-cell office:value-type="float" office:value="71.1664886475" calcext:value-type="float">
            <text:p>71.1664886475</text:p>
          </table:table-cell>
          <table:table-cell/>
          <table:table-cell office:value-type="float" office:value="1.59167510166553E+018" calcext:value-type="float">
            <text:p>1.59167510166553E+018</text:p>
          </table:table-cell>
          <table:table-cell office:value-type="float" office:value="4078" calcext:value-type="float">
            <text:p>4078</text:p>
          </table:table-cell>
          <table:table-cell office:value-type="float" office:value="1.59167510164939E+018" calcext:value-type="float">
            <text:p>1.591675101649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71143E+018" calcext:value-type="float">
            <text:p>1.59167510171143E+018</text:p>
          </table:table-cell>
          <table:table-cell office:value-type="float" office:value="4080" calcext:value-type="float">
            <text:p>4080</text:p>
          </table:table-cell>
          <table:table-cell office:value-type="float" office:value="1.59167510168688E+018" calcext:value-type="float">
            <text:p>1.59167510168688E+018</text:p>
          </table:table-cell>
          <table:table-cell/>
          <table:table-cell office:value-type="float" office:value="91.4462280273" calcext:value-type="float">
            <text:p>91.4462280273</text:p>
          </table:table-cell>
          <table:table-cell office:value-type="float" office:value="69.7252120972" calcext:value-type="float">
            <text:p>69.7252120972</text:p>
          </table:table-cell>
          <table:table-cell office:value-type="float" office:value="0.710809707642" calcext:value-type="float">
            <text:p>0.710809707642</text:p>
          </table:table-cell>
          <table:table-cell office:value-type="float" office:value="383.669525146" calcext:value-type="float">
            <text:p>383.669525146</text:p>
          </table:table-cell>
          <table:table-cell office:value-type="float" office:value="247.571807861" calcext:value-type="float">
            <text:p>247.571807861</text:p>
          </table:table-cell>
          <table:table-cell office:value-type="float" office:value="71.1664886475" calcext:value-type="float">
            <text:p>71.1664886475</text:p>
          </table:table-cell>
          <table:table-cell/>
          <table:table-cell office:value-type="float" office:value="1.59167510171297E+018" calcext:value-type="float">
            <text:p>1.59167510171297E+018</text:p>
          </table:table-cell>
          <table:table-cell office:value-type="float" office:value="4079" calcext:value-type="float">
            <text:p>4079</text:p>
          </table:table-cell>
          <table:table-cell office:value-type="float" office:value="1.59167510168688E+018" calcext:value-type="float">
            <text:p>1.5916751016868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74128E+018" calcext:value-type="float">
            <text:p>1.59167510174128E+018</text:p>
          </table:table-cell>
          <table:table-cell office:value-type="float" office:value="4081" calcext:value-type="float">
            <text:p>4081</text:p>
          </table:table-cell>
          <table:table-cell office:value-type="float" office:value="1.59167510172284E+018" calcext:value-type="float">
            <text:p>1.59167510172284E+018</text:p>
          </table:table-cell>
          <table:table-cell/>
          <table:table-cell office:value-type="float" office:value="83.4109039307" calcext:value-type="float">
            <text:p>83.4109039307</text:p>
          </table:table-cell>
          <table:table-cell office:value-type="float" office:value="70.858291626" calcext:value-type="float">
            <text:p>70.858291626</text:p>
          </table:table-cell>
          <table:table-cell office:value-type="float" office:value="0.526764750481" calcext:value-type="float">
            <text:p>0.526764750481</text:p>
          </table:table-cell>
          <table:table-cell office:value-type="float" office:value="385.216583252" calcext:value-type="float">
            <text:p>385.216583252</text:p>
          </table:table-cell>
          <table:table-cell office:value-type="float" office:value="250.772186279" calcext:value-type="float">
            <text:p>250.772186279</text:p>
          </table:table-cell>
          <table:table-cell office:value-type="float" office:value="71.0458908081" calcext:value-type="float">
            <text:p>71.0458908081</text:p>
          </table:table-cell>
          <table:table-cell/>
          <table:table-cell office:value-type="float" office:value="1.59167510174311E+018" calcext:value-type="float">
            <text:p>1.59167510174311E+018</text:p>
          </table:table-cell>
          <table:table-cell office:value-type="float" office:value="4080" calcext:value-type="float">
            <text:p>4080</text:p>
          </table:table-cell>
          <table:table-cell office:value-type="float" office:value="1.59167510172284E+018" calcext:value-type="float">
            <text:p>1.5916751017228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77007E+018" calcext:value-type="float">
            <text:p>1.59167510177007E+018</text:p>
          </table:table-cell>
          <table:table-cell office:value-type="float" office:value="4082" calcext:value-type="float">
            <text:p>4082</text:p>
          </table:table-cell>
          <table:table-cell office:value-type="float" office:value="1.59167510175478E+018" calcext:value-type="float">
            <text:p>1.59167510175478E+018</text:p>
          </table:table-cell>
          <table:table-cell/>
          <table:table-cell office:value-type="float" office:value="82.9408721924" calcext:value-type="float">
            <text:p>82.9408721924</text:p>
          </table:table-cell>
          <table:table-cell office:value-type="float" office:value="70.4777069092" calcext:value-type="float">
            <text:p>70.4777069092</text:p>
          </table:table-cell>
          <table:table-cell office:value-type="float" office:value="0.645140111446" calcext:value-type="float">
            <text:p>0.645140111446</text:p>
          </table:table-cell>
          <table:table-cell office:value-type="float" office:value="385.994140625" calcext:value-type="float">
            <text:p>385.994140625</text:p>
          </table:table-cell>
          <table:table-cell office:value-type="float" office:value="250.42565918" calcext:value-type="float">
            <text:p>250.42565918</text:p>
          </table:table-cell>
          <table:table-cell office:value-type="float" office:value="71.0458908081" calcext:value-type="float">
            <text:p>71.0458908081</text:p>
          </table:table-cell>
          <table:table-cell/>
          <table:table-cell office:value-type="float" office:value="1.59167510177215E+018" calcext:value-type="float">
            <text:p>1.59167510177215E+018</text:p>
          </table:table-cell>
          <table:table-cell office:value-type="float" office:value="4081" calcext:value-type="float">
            <text:p>4081</text:p>
          </table:table-cell>
          <table:table-cell office:value-type="float" office:value="1.59167510175478E+018" calcext:value-type="float">
            <text:p>1.591675101754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80309E+018" calcext:value-type="float">
            <text:p>1.59167510180309E+018</text:p>
          </table:table-cell>
          <table:table-cell office:value-type="float" office:value="4083" calcext:value-type="float">
            <text:p>4083</text:p>
          </table:table-cell>
          <table:table-cell office:value-type="float" office:value="1.59167510178745E+018" calcext:value-type="float">
            <text:p>1.59167510178745E+018</text:p>
          </table:table-cell>
          <table:table-cell/>
          <table:table-cell office:value-type="float" office:value="97.6225357056" calcext:value-type="float">
            <text:p>97.6225357056</text:p>
          </table:table-cell>
          <table:table-cell office:value-type="float" office:value="71.0595703125" calcext:value-type="float">
            <text:p>71.0595703125</text:p>
          </table:table-cell>
          <table:table-cell office:value-type="float" office:value="0.608673453331" calcext:value-type="float">
            <text:p>0.608673453331</text:p>
          </table:table-cell>
          <table:table-cell office:value-type="float" office:value="380.593383789" calcext:value-type="float">
            <text:p>380.593383789</text:p>
          </table:table-cell>
          <table:table-cell office:value-type="float" office:value="246.88168335" calcext:value-type="float">
            <text:p>246.88168335</text:p>
          </table:table-cell>
          <table:table-cell office:value-type="float" office:value="71.0173873901" calcext:value-type="float">
            <text:p>71.0173873901</text:p>
          </table:table-cell>
          <table:table-cell/>
          <table:table-cell office:value-type="float" office:value="1.59167510180473E+018" calcext:value-type="float">
            <text:p>1.59167510180473E+018</text:p>
          </table:table-cell>
          <table:table-cell office:value-type="float" office:value="4082" calcext:value-type="float">
            <text:p>4082</text:p>
          </table:table-cell>
          <table:table-cell office:value-type="float" office:value="1.59167510178745E+018" calcext:value-type="float">
            <text:p>1.591675101787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83951E+018" calcext:value-type="float">
            <text:p>1.59167510183951E+018</text:p>
          </table:table-cell>
          <table:table-cell office:value-type="float" office:value="4084" calcext:value-type="float">
            <text:p>4084</text:p>
          </table:table-cell>
          <table:table-cell office:value-type="float" office:value="1.59167510182349E+018" calcext:value-type="float">
            <text:p>1.59167510182349E+018</text:p>
          </table:table-cell>
          <table:table-cell/>
          <table:table-cell office:value-type="float" office:value="82.9231872559" calcext:value-type="float">
            <text:p>82.9231872559</text:p>
          </table:table-cell>
          <table:table-cell office:value-type="float" office:value="70.4847106934" calcext:value-type="float">
            <text:p>70.4847106934</text:p>
          </table:table-cell>
          <table:table-cell office:value-type="float" office:value="0.498499423265" calcext:value-type="float">
            <text:p>0.498499423265</text:p>
          </table:table-cell>
          <table:table-cell office:value-type="float" office:value="386.283050537" calcext:value-type="float">
            <text:p>386.283050537</text:p>
          </table:table-cell>
          <table:table-cell office:value-type="float" office:value="251.027603149" calcext:value-type="float">
            <text:p>251.027603149</text:p>
          </table:table-cell>
          <table:table-cell office:value-type="float" office:value="71.0173873901" calcext:value-type="float">
            <text:p>71.0173873901</text:p>
          </table:table-cell>
          <table:table-cell/>
          <table:table-cell office:value-type="float" office:value="1.5916751018408E+018" calcext:value-type="float">
            <text:p>1.5916751018408E+018</text:p>
          </table:table-cell>
          <table:table-cell office:value-type="float" office:value="4083" calcext:value-type="float">
            <text:p>4083</text:p>
          </table:table-cell>
          <table:table-cell office:value-type="float" office:value="1.59167510182349E+018" calcext:value-type="float">
            <text:p>1.591675101823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87499E+018" calcext:value-type="float">
            <text:p>1.59167510187499E+018</text:p>
          </table:table-cell>
          <table:table-cell office:value-type="float" office:value="4085" calcext:value-type="float">
            <text:p>4085</text:p>
          </table:table-cell>
          <table:table-cell office:value-type="float" office:value="1.59167510185522E+018" calcext:value-type="float">
            <text:p>1.59167510185522E+018</text:p>
          </table:table-cell>
          <table:table-cell/>
          <table:table-cell office:value-type="float" office:value="89.1851119995" calcext:value-type="float">
            <text:p>89.1851119995</text:p>
          </table:table-cell>
          <table:table-cell office:value-type="float" office:value="69.765838623" calcext:value-type="float">
            <text:p>69.765838623</text:p>
          </table:table-cell>
          <table:table-cell office:value-type="float" office:value="0.512497127056" calcext:value-type="float">
            <text:p>0.512497127056</text:p>
          </table:table-cell>
          <table:table-cell office:value-type="float" office:value="384.428039551" calcext:value-type="float">
            <text:p>384.428039551</text:p>
          </table:table-cell>
          <table:table-cell office:value-type="float" office:value="249.415008545" calcext:value-type="float">
            <text:p>249.415008545</text:p>
          </table:table-cell>
          <table:table-cell office:value-type="float" office:value="70.8965606689" calcext:value-type="float">
            <text:p>70.8965606689</text:p>
          </table:table-cell>
          <table:table-cell/>
          <table:table-cell office:value-type="float" office:value="1.59167510187556E+018" calcext:value-type="float">
            <text:p>1.59167510187556E+018</text:p>
          </table:table-cell>
          <table:table-cell office:value-type="float" office:value="4084" calcext:value-type="float">
            <text:p>4084</text:p>
          </table:table-cell>
          <table:table-cell office:value-type="float" office:value="1.59167510185522E+018" calcext:value-type="float">
            <text:p>1.5916751018552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90031E+018" calcext:value-type="float">
            <text:p>1.59167510190031E+018</text:p>
          </table:table-cell>
          <table:table-cell office:value-type="float" office:value="4086" calcext:value-type="float">
            <text:p>4086</text:p>
          </table:table-cell>
          <table:table-cell office:value-type="float" office:value="1.59167510188162E+018" calcext:value-type="float">
            <text:p>1.59167510188162E+018</text:p>
          </table:table-cell>
          <table:table-cell/>
          <table:table-cell office:value-type="float" office:value="91.0133895874" calcext:value-type="float">
            <text:p>91.0133895874</text:p>
          </table:table-cell>
          <table:table-cell office:value-type="float" office:value="68.5737304688" calcext:value-type="float">
            <text:p>68.5737304688</text:p>
          </table:table-cell>
          <table:table-cell office:value-type="float" office:value="0.31693521142" calcext:value-type="float">
            <text:p>0.31693521142</text:p>
          </table:table-cell>
          <table:table-cell office:value-type="float" office:value="383.208770752" calcext:value-type="float">
            <text:p>383.208770752</text:p>
          </table:table-cell>
          <table:table-cell office:value-type="float" office:value="250.99432373" calcext:value-type="float">
            <text:p>250.99432373</text:p>
          </table:table-cell>
          <table:table-cell office:value-type="float" office:value="70.8965606689" calcext:value-type="float">
            <text:p>70.8965606689</text:p>
          </table:table-cell>
          <table:table-cell/>
          <table:table-cell office:value-type="float" office:value="1.59167510190075E+018" calcext:value-type="float">
            <text:p>1.59167510190075E+018</text:p>
          </table:table-cell>
          <table:table-cell office:value-type="float" office:value="4085" calcext:value-type="float">
            <text:p>4085</text:p>
          </table:table-cell>
          <table:table-cell office:value-type="float" office:value="1.59167510188162E+018" calcext:value-type="float">
            <text:p>1.591675101881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93258E+018" calcext:value-type="float">
            <text:p>1.59167510193258E+018</text:p>
          </table:table-cell>
          <table:table-cell office:value-type="float" office:value="4087" calcext:value-type="float">
            <text:p>4087</text:p>
          </table:table-cell>
          <table:table-cell office:value-type="float" office:value="1.59167510191739E+018" calcext:value-type="float">
            <text:p>1.59167510191739E+018</text:p>
          </table:table-cell>
          <table:table-cell/>
          <table:table-cell office:value-type="float" office:value="90.6661758423" calcext:value-type="float">
            <text:p>90.6661758423</text:p>
          </table:table-cell>
          <table:table-cell office:value-type="float" office:value="69.4215316772" calcext:value-type="float">
            <text:p>69.4215316772</text:p>
          </table:table-cell>
          <table:table-cell office:value-type="float" office:value="0.213125064969" calcext:value-type="float">
            <text:p>0.213125064969</text:p>
          </table:table-cell>
          <table:table-cell office:value-type="float" office:value="382.918609619" calcext:value-type="float">
            <text:p>382.918609619</text:p>
          </table:table-cell>
          <table:table-cell office:value-type="float" office:value="252.188156128" calcext:value-type="float">
            <text:p>252.188156128</text:p>
          </table:table-cell>
          <table:table-cell office:value-type="float" office:value="70.6306381226" calcext:value-type="float">
            <text:p>70.6306381226</text:p>
          </table:table-cell>
          <table:table-cell/>
          <table:table-cell office:value-type="float" office:value="1.59167510193369E+018" calcext:value-type="float">
            <text:p>1.59167510193369E+018</text:p>
          </table:table-cell>
          <table:table-cell office:value-type="float" office:value="4086" calcext:value-type="float">
            <text:p>4086</text:p>
          </table:table-cell>
          <table:table-cell office:value-type="float" office:value="1.59167510191739E+018" calcext:value-type="float">
            <text:p>1.591675101917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197055E+018" calcext:value-type="float">
            <text:p>1.59167510197055E+018</text:p>
          </table:table-cell>
          <table:table-cell office:value-type="float" office:value="4088" calcext:value-type="float">
            <text:p>4088</text:p>
          </table:table-cell>
          <table:table-cell office:value-type="float" office:value="1.59167510195227E+018" calcext:value-type="float">
            <text:p>1.59167510195227E+018</text:p>
          </table:table-cell>
          <table:table-cell/>
          <table:table-cell office:value-type="float" office:value="93.8745269775" calcext:value-type="float">
            <text:p>93.8745269775</text:p>
          </table:table-cell>
          <table:table-cell office:value-type="float" office:value="67.0808258057" calcext:value-type="float">
            <text:p>67.0808258057</text:p>
          </table:table-cell>
          <table:table-cell office:value-type="float" office:value="0.0714949592948" calcext:value-type="float">
            <text:p>0.0714949592948</text:p>
          </table:table-cell>
          <table:table-cell office:value-type="float" office:value="382.813812256" calcext:value-type="float">
            <text:p>382.813812256</text:p>
          </table:table-cell>
          <table:table-cell office:value-type="float" office:value="253.058761597" calcext:value-type="float">
            <text:p>253.058761597</text:p>
          </table:table-cell>
          <table:table-cell office:value-type="float" office:value="70.6306381226" calcext:value-type="float">
            <text:p>70.6306381226</text:p>
          </table:table-cell>
          <table:table-cell/>
          <table:table-cell office:value-type="float" office:value="1.59167510196982E+018" calcext:value-type="float">
            <text:p>1.59167510196982E+018</text:p>
          </table:table-cell>
          <table:table-cell office:value-type="float" office:value="4087" calcext:value-type="float">
            <text:p>4087</text:p>
          </table:table-cell>
          <table:table-cell office:value-type="float" office:value="1.59167510195227E+018" calcext:value-type="float">
            <text:p>1.5916751019522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00338E+018" calcext:value-type="float">
            <text:p>1.59167510200338E+018</text:p>
          </table:table-cell>
          <table:table-cell office:value-type="float" office:value="4089" calcext:value-type="float">
            <text:p>4089</text:p>
          </table:table-cell>
          <table:table-cell office:value-type="float" office:value="1.59167510198742E+018" calcext:value-type="float">
            <text:p>1.59167510198742E+018</text:p>
          </table:table-cell>
          <table:table-cell/>
          <table:table-cell office:value-type="float" office:value="91.0500183105" calcext:value-type="float">
            <text:p>91.0500183105</text:p>
          </table:table-cell>
          <table:table-cell office:value-type="float" office:value="70.2178039551" calcext:value-type="float">
            <text:p>70.2178039551</text:p>
          </table:table-cell>
          <table:table-cell office:value-type="float" office:value="0.0506045892835" calcext:value-type="float">
            <text:p>0.0506045892835</text:p>
          </table:table-cell>
          <table:table-cell office:value-type="float" office:value="381.937652588" calcext:value-type="float">
            <text:p>381.937652588</text:p>
          </table:table-cell>
          <table:table-cell office:value-type="float" office:value="253.065658569" calcext:value-type="float">
            <text:p>253.065658569</text:p>
          </table:table-cell>
          <table:table-cell office:value-type="float" office:value="70.2997131348" calcext:value-type="float">
            <text:p>70.2997131348</text:p>
          </table:table-cell>
          <table:table-cell/>
          <table:table-cell office:value-type="float" office:value="1.59167510200361E+018" calcext:value-type="float">
            <text:p>1.59167510200361E+018</text:p>
          </table:table-cell>
          <table:table-cell office:value-type="float" office:value="4088" calcext:value-type="float">
            <text:p>4088</text:p>
          </table:table-cell>
          <table:table-cell office:value-type="float" office:value="1.59167510198742E+018" calcext:value-type="float">
            <text:p>1.591675101987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03751E+018" calcext:value-type="float">
            <text:p>1.59167510203751E+018</text:p>
          </table:table-cell>
          <table:table-cell office:value-type="float" office:value="4090" calcext:value-type="float">
            <text:p>4090</text:p>
          </table:table-cell>
          <table:table-cell office:value-type="float" office:value="1.59167510202311E+018" calcext:value-type="float">
            <text:p>1.59167510202311E+018</text:p>
          </table:table-cell>
          <table:table-cell/>
          <table:table-cell office:value-type="float" office:value="93.2490997314" calcext:value-type="float">
            <text:p>93.2490997314</text:p>
          </table:table-cell>
          <table:table-cell office:value-type="float" office:value="69.4956054688" calcext:value-type="float">
            <text:p>69.4956054688</text:p>
          </table:table-cell>
          <table:table-cell office:value-type="float" office:value="0.0701367408037" calcext:value-type="float">
            <text:p>0.0701367408037</text:p>
          </table:table-cell>
          <table:table-cell office:value-type="float" office:value="381.776184082" calcext:value-type="float">
            <text:p>381.776184082</text:p>
          </table:table-cell>
          <table:table-cell office:value-type="float" office:value="253.019348145" calcext:value-type="float">
            <text:p>253.019348145</text:p>
          </table:table-cell>
          <table:table-cell office:value-type="float" office:value="70.2997131348" calcext:value-type="float">
            <text:p>70.2997131348</text:p>
          </table:table-cell>
          <table:table-cell/>
          <table:table-cell office:value-type="float" office:value="1.59167510203847E+018" calcext:value-type="float">
            <text:p>1.59167510203847E+018</text:p>
          </table:table-cell>
          <table:table-cell office:value-type="float" office:value="4089" calcext:value-type="float">
            <text:p>4089</text:p>
          </table:table-cell>
          <table:table-cell office:value-type="float" office:value="1.59167510202311E+018" calcext:value-type="float">
            <text:p>1.5916751020231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06854E+018" calcext:value-type="float">
            <text:p>1.59167510206854E+018</text:p>
          </table:table-cell>
          <table:table-cell office:value-type="float" office:value="4091" calcext:value-type="float">
            <text:p>4091</text:p>
          </table:table-cell>
          <table:table-cell office:value-type="float" office:value="1.59167510205528E+018" calcext:value-type="float">
            <text:p>1.59167510205528E+018</text:p>
          </table:table-cell>
          <table:table-cell/>
          <table:table-cell office:value-type="float" office:value="92.3278961182" calcext:value-type="float">
            <text:p>92.3278961182</text:p>
          </table:table-cell>
          <table:table-cell office:value-type="float" office:value="69.6191101074" calcext:value-type="float">
            <text:p>69.6191101074</text:p>
          </table:table-cell>
          <table:table-cell office:value-type="float" office:value="-0.0206810440868" calcext:value-type="float">
            <text:p>-0.0206810440868</text:p>
          </table:table-cell>
          <table:table-cell office:value-type="float" office:value="381.791442871" calcext:value-type="float">
            <text:p>381.791442871</text:p>
          </table:table-cell>
          <table:table-cell office:value-type="float" office:value="253.887786865" calcext:value-type="float">
            <text:p>253.887786865</text:p>
          </table:table-cell>
          <table:table-cell office:value-type="float" office:value="70.1063766479" calcext:value-type="float">
            <text:p>70.1063766479</text:p>
          </table:table-cell>
          <table:table-cell/>
          <table:table-cell office:value-type="float" office:value="1.59167510206984E+018" calcext:value-type="float">
            <text:p>1.59167510206984E+018</text:p>
          </table:table-cell>
          <table:table-cell office:value-type="float" office:value="4090" calcext:value-type="float">
            <text:p>4090</text:p>
          </table:table-cell>
          <table:table-cell office:value-type="float" office:value="1.59167510205528E+018" calcext:value-type="float">
            <text:p>1.5916751020552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10132E+018" calcext:value-type="float">
            <text:p>1.59167510210132E+018</text:p>
          </table:table-cell>
          <table:table-cell office:value-type="float" office:value="4092" calcext:value-type="float">
            <text:p>4092</text:p>
          </table:table-cell>
          <table:table-cell office:value-type="float" office:value="1.59167510208742E+018" calcext:value-type="float">
            <text:p>1.59167510208742E+018</text:p>
          </table:table-cell>
          <table:table-cell/>
          <table:table-cell office:value-type="float" office:value="88.7541732788" calcext:value-type="float">
            <text:p>88.7541732788</text:p>
          </table:table-cell>
          <table:table-cell office:value-type="float" office:value="69.8735656738" calcext:value-type="float">
            <text:p>69.8735656738</text:p>
          </table:table-cell>
          <table:table-cell office:value-type="float" office:value="0.0129351066425" calcext:value-type="float">
            <text:p>0.0129351066425</text:p>
          </table:table-cell>
          <table:table-cell office:value-type="float" office:value="383.042297363" calcext:value-type="float">
            <text:p>383.042297363</text:p>
          </table:table-cell>
          <table:table-cell office:value-type="float" office:value="253.836074829" calcext:value-type="float">
            <text:p>253.836074829</text:p>
          </table:table-cell>
          <table:table-cell office:value-type="float" office:value="70.1063766479" calcext:value-type="float">
            <text:p>70.1063766479</text:p>
          </table:table-cell>
          <table:table-cell/>
          <table:table-cell office:value-type="float" office:value="1.59167510210231E+018" calcext:value-type="float">
            <text:p>1.59167510210231E+018</text:p>
          </table:table-cell>
          <table:table-cell office:value-type="float" office:value="4091" calcext:value-type="float">
            <text:p>4091</text:p>
          </table:table-cell>
          <table:table-cell office:value-type="float" office:value="1.59167510208742E+018" calcext:value-type="float">
            <text:p>1.591675102087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14873E+018" calcext:value-type="float">
            <text:p>1.59167510214873E+018</text:p>
          </table:table-cell>
          <table:table-cell office:value-type="float" office:value="4093" calcext:value-type="float">
            <text:p>4093</text:p>
          </table:table-cell>
          <table:table-cell office:value-type="float" office:value="1.59167510212342E+018" calcext:value-type="float">
            <text:p>1.59167510212342E+018</text:p>
          </table:table-cell>
          <table:table-cell/>
          <table:table-cell office:value-type="float" office:value="100.239135742" calcext:value-type="float">
            <text:p>100.239135742</text:p>
          </table:table-cell>
          <table:table-cell office:value-type="float" office:value="71.2535476685" calcext:value-type="float">
            <text:p>71.2535476685</text:p>
          </table:table-cell>
          <table:table-cell office:value-type="float" office:value="-0.155894130468" calcext:value-type="float">
            <text:p>-0.155894130468</text:p>
          </table:table-cell>
          <table:table-cell office:value-type="float" office:value="378.363342285" calcext:value-type="float">
            <text:p>378.363342285</text:p>
          </table:table-cell>
          <table:table-cell office:value-type="float" office:value="255.110794067" calcext:value-type="float">
            <text:p>255.110794067</text:p>
          </table:table-cell>
          <table:table-cell office:value-type="float" office:value="69.9747009277" calcext:value-type="float">
            <text:p>69.9747009277</text:p>
          </table:table-cell>
          <table:table-cell/>
          <table:table-cell office:value-type="float" office:value="1.59167510215053E+018" calcext:value-type="float">
            <text:p>1.59167510215053E+018</text:p>
          </table:table-cell>
          <table:table-cell office:value-type="float" office:value="4092" calcext:value-type="float">
            <text:p>4092</text:p>
          </table:table-cell>
          <table:table-cell office:value-type="float" office:value="1.59167510212342E+018" calcext:value-type="float">
            <text:p>1.591675102123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17271E+018" calcext:value-type="float">
            <text:p>1.59167510217271E+018</text:p>
          </table:table-cell>
          <table:table-cell office:value-type="float" office:value="4094" calcext:value-type="float">
            <text:p>4094</text:p>
          </table:table-cell>
          <table:table-cell office:value-type="float" office:value="1.59167510215542E+018" calcext:value-type="float">
            <text:p>1.59167510215542E+018</text:p>
          </table:table-cell>
          <table:table-cell/>
          <table:table-cell office:value-type="float" office:value="94.1006469727" calcext:value-type="float">
            <text:p>94.1006469727</text:p>
          </table:table-cell>
          <table:table-cell office:value-type="float" office:value="69.7892379761" calcext:value-type="float">
            <text:p>69.7892379761</text:p>
          </table:table-cell>
          <table:table-cell office:value-type="float" office:value="-0.217110872269" calcext:value-type="float">
            <text:p>-0.217110872269</text:p>
          </table:table-cell>
          <table:table-cell office:value-type="float" office:value="381.463317871" calcext:value-type="float">
            <text:p>381.463317871</text:p>
          </table:table-cell>
          <table:table-cell office:value-type="float" office:value="255.447662354" calcext:value-type="float">
            <text:p>255.447662354</text:p>
          </table:table-cell>
          <table:table-cell office:value-type="float" office:value="69.9747009277" calcext:value-type="float">
            <text:p>69.9747009277</text:p>
          </table:table-cell>
          <table:table-cell/>
          <table:table-cell office:value-type="float" office:value="1.5916751021749E+018" calcext:value-type="float">
            <text:p>1.5916751021749E+018</text:p>
          </table:table-cell>
          <table:table-cell office:value-type="float" office:value="4093" calcext:value-type="float">
            <text:p>4093</text:p>
          </table:table-cell>
          <table:table-cell office:value-type="float" office:value="1.59167510215542E+018" calcext:value-type="float">
            <text:p>1.591675102155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20684E+018" calcext:value-type="float">
            <text:p>1.59167510220684E+018</text:p>
          </table:table-cell>
          <table:table-cell office:value-type="float" office:value="4095" calcext:value-type="float">
            <text:p>4095</text:p>
          </table:table-cell>
          <table:table-cell office:value-type="float" office:value="1.59167510219131E+018" calcext:value-type="float">
            <text:p>1.59167510219131E+018</text:p>
          </table:table-cell>
          <table:table-cell/>
          <table:table-cell office:value-type="float" office:value="91.8940658569" calcext:value-type="float">
            <text:p>91.8940658569</text:p>
          </table:table-cell>
          <table:table-cell office:value-type="float" office:value="69.6021728516" calcext:value-type="float">
            <text:p>69.6021728516</text:p>
          </table:table-cell>
          <table:table-cell office:value-type="float" office:value="-0.23017847538" calcext:value-type="float">
            <text:p>-0.23017847538</text:p>
          </table:table-cell>
          <table:table-cell office:value-type="float" office:value="381.990844727" calcext:value-type="float">
            <text:p>381.990844727</text:p>
          </table:table-cell>
          <table:table-cell office:value-type="float" office:value="255.055358887" calcext:value-type="float">
            <text:p>255.055358887</text:p>
          </table:table-cell>
          <table:table-cell office:value-type="float" office:value="69.8992996216" calcext:value-type="float">
            <text:p>69.8992996216</text:p>
          </table:table-cell>
          <table:table-cell/>
          <table:table-cell office:value-type="float" office:value="1.59167510220857E+018" calcext:value-type="float">
            <text:p>1.59167510220857E+018</text:p>
          </table:table-cell>
          <table:table-cell office:value-type="float" office:value="4094" calcext:value-type="float">
            <text:p>4094</text:p>
          </table:table-cell>
          <table:table-cell office:value-type="float" office:value="1.59167510219131E+018" calcext:value-type="float">
            <text:p>1.591675102191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23835E+018" calcext:value-type="float">
            <text:p>1.59167510223835E+018</text:p>
          </table:table-cell>
          <table:table-cell office:value-type="float" office:value="4096" calcext:value-type="float">
            <text:p>4096</text:p>
          </table:table-cell>
          <table:table-cell office:value-type="float" office:value="1.59167510222339E+018" calcext:value-type="float">
            <text:p>1.59167510222339E+018</text:p>
          </table:table-cell>
          <table:table-cell/>
          <table:table-cell office:value-type="float" office:value="87.1502456665" calcext:value-type="float">
            <text:p>87.1502456665</text:p>
          </table:table-cell>
          <table:table-cell office:value-type="float" office:value="71.6405792236" calcext:value-type="float">
            <text:p>71.6405792236</text:p>
          </table:table-cell>
          <table:table-cell office:value-type="float" office:value="-0.329189866781" calcext:value-type="float">
            <text:p>-0.329189866781</text:p>
          </table:table-cell>
          <table:table-cell office:value-type="float" office:value="382.842224121" calcext:value-type="float">
            <text:p>382.842224121</text:p>
          </table:table-cell>
          <table:table-cell office:value-type="float" office:value="255.106048584" calcext:value-type="float">
            <text:p>255.106048584</text:p>
          </table:table-cell>
          <table:table-cell office:value-type="float" office:value="69.8992996216" calcext:value-type="float">
            <text:p>69.8992996216</text:p>
          </table:table-cell>
          <table:table-cell/>
          <table:table-cell office:value-type="float" office:value="1.59167510223954E+018" calcext:value-type="float">
            <text:p>1.59167510223954E+018</text:p>
          </table:table-cell>
          <table:table-cell office:value-type="float" office:value="4095" calcext:value-type="float">
            <text:p>4095</text:p>
          </table:table-cell>
          <table:table-cell office:value-type="float" office:value="1.59167510222339E+018" calcext:value-type="float">
            <text:p>1.5916751022233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27155E+018" calcext:value-type="float">
            <text:p>1.59167510227155E+018</text:p>
          </table:table-cell>
          <table:table-cell office:value-type="float" office:value="4097" calcext:value-type="float">
            <text:p>4097</text:p>
          </table:table-cell>
          <table:table-cell office:value-type="float" office:value="1.59167510225542E+018" calcext:value-type="float">
            <text:p>1.59167510225542E+018</text:p>
          </table:table-cell>
          <table:table-cell/>
          <table:table-cell office:value-type="float" office:value="91.691116333" calcext:value-type="float">
            <text:p>91.691116333</text:p>
          </table:table-cell>
          <table:table-cell office:value-type="float" office:value="70.9669570923" calcext:value-type="float">
            <text:p>70.9669570923</text:p>
          </table:table-cell>
          <table:table-cell office:value-type="float" office:value="-0.109673634171" calcext:value-type="float">
            <text:p>-0.109673634171</text:p>
          </table:table-cell>
          <table:table-cell office:value-type="float" office:value="381.013305664" calcext:value-type="float">
            <text:p>381.013305664</text:p>
          </table:table-cell>
          <table:table-cell office:value-type="float" office:value="254.812652588" calcext:value-type="float">
            <text:p>254.812652588</text:p>
          </table:table-cell>
          <table:table-cell office:value-type="float" office:value="69.866104126" calcext:value-type="float">
            <text:p>69.866104126</text:p>
          </table:table-cell>
          <table:table-cell/>
          <table:table-cell office:value-type="float" office:value="1.59167510227265E+018" calcext:value-type="float">
            <text:p>1.59167510227265E+018</text:p>
          </table:table-cell>
          <table:table-cell office:value-type="float" office:value="4096" calcext:value-type="float">
            <text:p>4096</text:p>
          </table:table-cell>
          <table:table-cell office:value-type="float" office:value="1.59167510225542E+018" calcext:value-type="float">
            <text:p>1.591675102255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3054E+018" calcext:value-type="float">
            <text:p>1.5916751023054E+018</text:p>
          </table:table-cell>
          <table:table-cell office:value-type="float" office:value="4098" calcext:value-type="float">
            <text:p>4098</text:p>
          </table:table-cell>
          <table:table-cell office:value-type="float" office:value="1.59167510229012E+018" calcext:value-type="float">
            <text:p>1.59167510229012E+018</text:p>
          </table:table-cell>
          <table:table-cell/>
          <table:table-cell office:value-type="float" office:value="89.5204086304" calcext:value-type="float">
            <text:p>89.5204086304</text:p>
          </table:table-cell>
          <table:table-cell office:value-type="float" office:value="70.4865951538" calcext:value-type="float">
            <text:p>70.4865951538</text:p>
          </table:table-cell>
          <table:table-cell office:value-type="float" office:value="-0.192956671119" calcext:value-type="float">
            <text:p>-0.192956671119</text:p>
          </table:table-cell>
          <table:table-cell office:value-type="float" office:value="382.198577881" calcext:value-type="float">
            <text:p>382.198577881</text:p>
          </table:table-cell>
          <table:table-cell office:value-type="float" office:value="254.828735352" calcext:value-type="float">
            <text:p>254.828735352</text:p>
          </table:table-cell>
          <table:table-cell office:value-type="float" office:value="69.866104126" calcext:value-type="float">
            <text:p>69.866104126</text:p>
          </table:table-cell>
          <table:table-cell/>
          <table:table-cell office:value-type="float" office:value="1.59167510230633E+018" calcext:value-type="float">
            <text:p>1.59167510230633E+018</text:p>
          </table:table-cell>
          <table:table-cell office:value-type="float" office:value="4097" calcext:value-type="float">
            <text:p>4097</text:p>
          </table:table-cell>
          <table:table-cell office:value-type="float" office:value="1.59167510229012E+018" calcext:value-type="float">
            <text:p>1.591675102290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3352E+018" calcext:value-type="float">
            <text:p>1.5916751023352E+018</text:p>
          </table:table-cell>
          <table:table-cell office:value-type="float" office:value="4099" calcext:value-type="float">
            <text:p>4099</text:p>
          </table:table-cell>
          <table:table-cell office:value-type="float" office:value="1.59167510231706E+018" calcext:value-type="float">
            <text:p>1.59167510231706E+018</text:p>
          </table:table-cell>
          <table:table-cell/>
          <table:table-cell office:value-type="float" office:value="92.5396652222" calcext:value-type="float">
            <text:p>92.5396652222</text:p>
          </table:table-cell>
          <table:table-cell office:value-type="float" office:value="69.8481521606" calcext:value-type="float">
            <text:p>69.8481521606</text:p>
          </table:table-cell>
          <table:table-cell office:value-type="float" office:value="-0.17939466238" calcext:value-type="float">
            <text:p>-0.17939466238</text:p>
          </table:table-cell>
          <table:table-cell office:value-type="float" office:value="381.560272217" calcext:value-type="float">
            <text:p>381.560272217</text:p>
          </table:table-cell>
          <table:table-cell office:value-type="float" office:value="254.967025757" calcext:value-type="float">
            <text:p>254.967025757</text:p>
          </table:table-cell>
          <table:table-cell office:value-type="float" office:value="69.7573242188" calcext:value-type="float">
            <text:p>69.7573242188</text:p>
          </table:table-cell>
          <table:table-cell/>
          <table:table-cell office:value-type="float" office:value="1.59167510233576E+018" calcext:value-type="float">
            <text:p>1.59167510233576E+018</text:p>
          </table:table-cell>
          <table:table-cell office:value-type="float" office:value="4098" calcext:value-type="float">
            <text:p>4098</text:p>
          </table:table-cell>
          <table:table-cell office:value-type="float" office:value="1.59167510231706E+018" calcext:value-type="float">
            <text:p>1.591675102317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36735E+018" calcext:value-type="float">
            <text:p>1.59167510236735E+018</text:p>
          </table:table-cell>
          <table:table-cell office:value-type="float" office:value="4100" calcext:value-type="float">
            <text:p>4100</text:p>
          </table:table-cell>
          <table:table-cell office:value-type="float" office:value="1.59167510234921E+018" calcext:value-type="float">
            <text:p>1.59167510234921E+018</text:p>
          </table:table-cell>
          <table:table-cell/>
          <table:table-cell office:value-type="float" office:value="105.858055115" calcext:value-type="float">
            <text:p>105.858055115</text:p>
          </table:table-cell>
          <table:table-cell office:value-type="float" office:value="70.1803894043" calcext:value-type="float">
            <text:p>70.1803894043</text:p>
          </table:table-cell>
          <table:table-cell office:value-type="float" office:value="-0.18864248693" calcext:value-type="float">
            <text:p>-0.18864248693</text:p>
          </table:table-cell>
          <table:table-cell office:value-type="float" office:value="376.489746094" calcext:value-type="float">
            <text:p>376.489746094</text:p>
          </table:table-cell>
          <table:table-cell office:value-type="float" office:value="256.183837891" calcext:value-type="float">
            <text:p>256.183837891</text:p>
          </table:table-cell>
          <table:table-cell office:value-type="float" office:value="69.7573242188" calcext:value-type="float">
            <text:p>69.7573242188</text:p>
          </table:table-cell>
          <table:table-cell/>
          <table:table-cell office:value-type="float" office:value="1.59167510236907E+018" calcext:value-type="float">
            <text:p>1.59167510236907E+018</text:p>
          </table:table-cell>
          <table:table-cell office:value-type="float" office:value="4099" calcext:value-type="float">
            <text:p>4099</text:p>
          </table:table-cell>
          <table:table-cell office:value-type="float" office:value="1.59167510234921E+018" calcext:value-type="float">
            <text:p>1.591675102349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40149E+018" calcext:value-type="float">
            <text:p>1.59167510240149E+018</text:p>
          </table:table-cell>
          <table:table-cell office:value-type="float" office:value="4101" calcext:value-type="float">
            <text:p>4101</text:p>
          </table:table-cell>
          <table:table-cell office:value-type="float" office:value="1.59167510238523E+018" calcext:value-type="float">
            <text:p>1.59167510238523E+018</text:p>
          </table:table-cell>
          <table:table-cell/>
          <table:table-cell office:value-type="float" office:value="101.846603394" calcext:value-type="float">
            <text:p>101.846603394</text:p>
          </table:table-cell>
          <table:table-cell office:value-type="float" office:value="69.4372558594" calcext:value-type="float">
            <text:p>69.4372558594</text:p>
          </table:table-cell>
          <table:table-cell office:value-type="float" office:value="-0.441859573126" calcext:value-type="float">
            <text:p>-0.441859573126</text:p>
          </table:table-cell>
          <table:table-cell office:value-type="float" office:value="378.622161865" calcext:value-type="float">
            <text:p>378.622161865</text:p>
          </table:table-cell>
          <table:table-cell office:value-type="float" office:value="258.972320557" calcext:value-type="float">
            <text:p>258.972320557</text:p>
          </table:table-cell>
          <table:table-cell office:value-type="float" office:value="69.6901092529" calcext:value-type="float">
            <text:p>69.6901092529</text:p>
          </table:table-cell>
          <table:table-cell/>
          <table:table-cell office:value-type="float" office:value="1.59167510240321E+018" calcext:value-type="float">
            <text:p>1.59167510240321E+018</text:p>
          </table:table-cell>
          <table:table-cell office:value-type="float" office:value="4100" calcext:value-type="float">
            <text:p>4100</text:p>
          </table:table-cell>
          <table:table-cell office:value-type="float" office:value="1.59167510238523E+018" calcext:value-type="float">
            <text:p>1.591675102385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43497E+018" calcext:value-type="float">
            <text:p>1.59167510243497E+018</text:p>
          </table:table-cell>
          <table:table-cell office:value-type="float" office:value="4102" calcext:value-type="float">
            <text:p>4102</text:p>
          </table:table-cell>
          <table:table-cell office:value-type="float" office:value="1.59167510241723E+018" calcext:value-type="float">
            <text:p>1.59167510241723E+018</text:p>
          </table:table-cell>
          <table:table-cell/>
          <table:table-cell office:value-type="float" office:value="94.8823852539" calcext:value-type="float">
            <text:p>94.8823852539</text:p>
          </table:table-cell>
          <table:table-cell office:value-type="float" office:value="69.987159729" calcext:value-type="float">
            <text:p>69.987159729</text:p>
          </table:table-cell>
          <table:table-cell office:value-type="float" office:value="-0.556073367596" calcext:value-type="float">
            <text:p>-0.556073367596</text:p>
          </table:table-cell>
          <table:table-cell office:value-type="float" office:value="382.347412109" calcext:value-type="float">
            <text:p>382.347412109</text:p>
          </table:table-cell>
          <table:table-cell office:value-type="float" office:value="258.866882324" calcext:value-type="float">
            <text:p>258.866882324</text:p>
          </table:table-cell>
          <table:table-cell office:value-type="float" office:value="69.6901092529" calcext:value-type="float">
            <text:p>69.6901092529</text:p>
          </table:table-cell>
          <table:table-cell/>
          <table:table-cell office:value-type="float" office:value="1.59167510243672E+018" calcext:value-type="float">
            <text:p>1.59167510243672E+018</text:p>
          </table:table-cell>
          <table:table-cell office:value-type="float" office:value="4101" calcext:value-type="float">
            <text:p>4101</text:p>
          </table:table-cell>
          <table:table-cell office:value-type="float" office:value="1.59167510241723E+018" calcext:value-type="float">
            <text:p>1.591675102417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46852E+018" calcext:value-type="float">
            <text:p>1.59167510246852E+018</text:p>
          </table:table-cell>
          <table:table-cell office:value-type="float" office:value="4103" calcext:value-type="float">
            <text:p>4103</text:p>
          </table:table-cell>
          <table:table-cell office:value-type="float" office:value="1.59167510244923E+018" calcext:value-type="float">
            <text:p>1.59167510244923E+018</text:p>
          </table:table-cell>
          <table:table-cell/>
          <table:table-cell office:value-type="float" office:value="95.478302002" calcext:value-type="float">
            <text:p>95.478302002</text:p>
          </table:table-cell>
          <table:table-cell office:value-type="float" office:value="71.655166626" calcext:value-type="float">
            <text:p>71.655166626</text:p>
          </table:table-cell>
          <table:table-cell office:value-type="float" office:value="-0.497577428818" calcext:value-type="float">
            <text:p>-0.497577428818</text:p>
          </table:table-cell>
          <table:table-cell office:value-type="float" office:value="381.785247803" calcext:value-type="float">
            <text:p>381.785247803</text:p>
          </table:table-cell>
          <table:table-cell office:value-type="float" office:value="259.582244873" calcext:value-type="float">
            <text:p>259.582244873</text:p>
          </table:table-cell>
          <table:table-cell office:value-type="float" office:value="69.5872344971" calcext:value-type="float">
            <text:p>69.5872344971</text:p>
          </table:table-cell>
          <table:table-cell/>
          <table:table-cell office:value-type="float" office:value="1.59167510247028E+018" calcext:value-type="float">
            <text:p>1.59167510247028E+018</text:p>
          </table:table-cell>
          <table:table-cell office:value-type="float" office:value="4102" calcext:value-type="float">
            <text:p>4102</text:p>
          </table:table-cell>
          <table:table-cell office:value-type="float" office:value="1.59167510244923E+018" calcext:value-type="float">
            <text:p>1.5916751024492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50765E+018" calcext:value-type="float">
            <text:p>1.59167510250765E+018</text:p>
          </table:table-cell>
          <table:table-cell office:value-type="float" office:value="4104" calcext:value-type="float">
            <text:p>4104</text:p>
          </table:table-cell>
          <table:table-cell office:value-type="float" office:value="1.59167510248567E+018" calcext:value-type="float">
            <text:p>1.59167510248567E+018</text:p>
          </table:table-cell>
          <table:table-cell/>
          <table:table-cell office:value-type="float" office:value="104.032119751" calcext:value-type="float">
            <text:p>104.032119751</text:p>
          </table:table-cell>
          <table:table-cell office:value-type="float" office:value="71.4473114014" calcext:value-type="float">
            <text:p>71.4473114014</text:p>
          </table:table-cell>
          <table:table-cell office:value-type="float" office:value="-0.488249033689" calcext:value-type="float">
            <text:p>-0.488249033689</text:p>
          </table:table-cell>
          <table:table-cell office:value-type="float" office:value="378.413452148" calcext:value-type="float">
            <text:p>378.413452148</text:p>
          </table:table-cell>
          <table:table-cell office:value-type="float" office:value="260.760345459" calcext:value-type="float">
            <text:p>260.760345459</text:p>
          </table:table-cell>
          <table:table-cell office:value-type="float" office:value="69.5872344971" calcext:value-type="float">
            <text:p>69.5872344971</text:p>
          </table:table-cell>
          <table:table-cell/>
          <table:table-cell office:value-type="float" office:value="1.59167510250948E+018" calcext:value-type="float">
            <text:p>1.59167510250948E+018</text:p>
          </table:table-cell>
          <table:table-cell office:value-type="float" office:value="4103" calcext:value-type="float">
            <text:p>4103</text:p>
          </table:table-cell>
          <table:table-cell office:value-type="float" office:value="1.59167510248567E+018" calcext:value-type="float">
            <text:p>1.591675102485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53696E+018" calcext:value-type="float">
            <text:p>1.59167510253696E+018</text:p>
          </table:table-cell>
          <table:table-cell office:value-type="float" office:value="4105" calcext:value-type="float">
            <text:p>4105</text:p>
          </table:table-cell>
          <table:table-cell office:value-type="float" office:value="1.59167510251719E+018" calcext:value-type="float">
            <text:p>1.59167510251719E+018</text:p>
          </table:table-cell>
          <table:table-cell/>
          <table:table-cell office:value-type="float" office:value="98.3983383179" calcext:value-type="float">
            <text:p>98.3983383179</text:p>
          </table:table-cell>
          <table:table-cell office:value-type="float" office:value="73.0802459717" calcext:value-type="float">
            <text:p>73.0802459717</text:p>
          </table:table-cell>
          <table:table-cell office:value-type="float" office:value="-0.597395479679" calcext:value-type="float">
            <text:p>-0.597395479679</text:p>
          </table:table-cell>
          <table:table-cell office:value-type="float" office:value="380.539581299" calcext:value-type="float">
            <text:p>380.539581299</text:p>
          </table:table-cell>
          <table:table-cell office:value-type="float" office:value="260.228210449" calcext:value-type="float">
            <text:p>260.228210449</text:p>
          </table:table-cell>
          <table:table-cell office:value-type="float" office:value="69.5474319458" calcext:value-type="float">
            <text:p>69.5474319458</text:p>
          </table:table-cell>
          <table:table-cell/>
          <table:table-cell office:value-type="float" office:value="1.59167510253824E+018" calcext:value-type="float">
            <text:p>1.59167510253824E+018</text:p>
          </table:table-cell>
          <table:table-cell office:value-type="float" office:value="4104" calcext:value-type="float">
            <text:p>4104</text:p>
          </table:table-cell>
          <table:table-cell office:value-type="float" office:value="1.59167510251719E+018" calcext:value-type="float">
            <text:p>1.591675102517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56438E+018" calcext:value-type="float">
            <text:p>1.59167510256438E+018</text:p>
          </table:table-cell>
          <table:table-cell office:value-type="float" office:value="4106" calcext:value-type="float">
            <text:p>4106</text:p>
          </table:table-cell>
          <table:table-cell office:value-type="float" office:value="1.59167510254942E+018" calcext:value-type="float">
            <text:p>1.59167510254942E+018</text:p>
          </table:table-cell>
          <table:table-cell/>
          <table:table-cell office:value-type="float" office:value="103.633293152" calcext:value-type="float">
            <text:p>103.633293152</text:p>
          </table:table-cell>
          <table:table-cell office:value-type="float" office:value="73.137878418" calcext:value-type="float">
            <text:p>73.137878418</text:p>
          </table:table-cell>
          <table:table-cell office:value-type="float" office:value="-0.55526471138" calcext:value-type="float">
            <text:p>-0.55526471138</text:p>
          </table:table-cell>
          <table:table-cell office:value-type="float" office:value="378.662445068" calcext:value-type="float">
            <text:p>378.662445068</text:p>
          </table:table-cell>
          <table:table-cell office:value-type="float" office:value="261.036224365" calcext:value-type="float">
            <text:p>261.036224365</text:p>
          </table:table-cell>
          <table:table-cell office:value-type="float" office:value="69.5474319458" calcext:value-type="float">
            <text:p>69.5474319458</text:p>
          </table:table-cell>
          <table:table-cell/>
          <table:table-cell office:value-type="float" office:value="1.59167510256721E+018" calcext:value-type="float">
            <text:p>1.59167510256721E+018</text:p>
          </table:table-cell>
          <table:table-cell office:value-type="float" office:value="4105" calcext:value-type="float">
            <text:p>4105</text:p>
          </table:table-cell>
          <table:table-cell office:value-type="float" office:value="1.59167510254942E+018" calcext:value-type="float">
            <text:p>1.5916751025494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60682E+018" calcext:value-type="float">
            <text:p>1.59167510260682E+018</text:p>
          </table:table-cell>
          <table:table-cell office:value-type="float" office:value="4107" calcext:value-type="float">
            <text:p>4107</text:p>
          </table:table-cell>
          <table:table-cell office:value-type="float" office:value="1.59167510259094E+018" calcext:value-type="float">
            <text:p>1.59167510259094E+018</text:p>
          </table:table-cell>
          <table:table-cell/>
          <table:table-cell office:value-type="float" office:value="97.5828018188" calcext:value-type="float">
            <text:p>97.5828018188</text:p>
          </table:table-cell>
          <table:table-cell office:value-type="float" office:value="70.8549423218" calcext:value-type="float">
            <text:p>70.8549423218</text:p>
          </table:table-cell>
          <table:table-cell office:value-type="float" office:value="-0.775912344456" calcext:value-type="float">
            <text:p>-0.775912344456</text:p>
          </table:table-cell>
          <table:table-cell office:value-type="float" office:value="382.04776001" calcext:value-type="float">
            <text:p>382.04776001</text:p>
          </table:table-cell>
          <table:table-cell office:value-type="float" office:value="261.470489502" calcext:value-type="float">
            <text:p>261.470489502</text:p>
          </table:table-cell>
          <table:table-cell office:value-type="float" office:value="69.697479248" calcext:value-type="float">
            <text:p>69.697479248</text:p>
          </table:table-cell>
          <table:table-cell/>
          <table:table-cell office:value-type="float" office:value="1.59167510260831E+018" calcext:value-type="float">
            <text:p>1.59167510260831E+018</text:p>
          </table:table-cell>
          <table:table-cell office:value-type="float" office:value="4106" calcext:value-type="float">
            <text:p>4106</text:p>
          </table:table-cell>
          <table:table-cell office:value-type="float" office:value="1.59167510259094E+018" calcext:value-type="float">
            <text:p>1.5916751025909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63513E+018" calcext:value-type="float">
            <text:p>1.59167510263513E+018</text:p>
          </table:table-cell>
          <table:table-cell office:value-type="float" office:value="4108" calcext:value-type="float">
            <text:p>4108</text:p>
          </table:table-cell>
          <table:table-cell office:value-type="float" office:value="1.59167510261979E+018" calcext:value-type="float">
            <text:p>1.59167510261979E+018</text:p>
          </table:table-cell>
          <table:table-cell/>
          <table:table-cell office:value-type="float" office:value="105.788208008" calcext:value-type="float">
            <text:p>105.788208008</text:p>
          </table:table-cell>
          <table:table-cell office:value-type="float" office:value="71.3360214233" calcext:value-type="float">
            <text:p>71.3360214233</text:p>
          </table:table-cell>
          <table:table-cell office:value-type="float" office:value="-0.823552131653" calcext:value-type="float">
            <text:p>-0.823552131653</text:p>
          </table:table-cell>
          <table:table-cell office:value-type="float" office:value="380.919128418" calcext:value-type="float">
            <text:p>380.919128418</text:p>
          </table:table-cell>
          <table:table-cell office:value-type="float" office:value="264.29699707" calcext:value-type="float">
            <text:p>264.29699707</text:p>
          </table:table-cell>
          <table:table-cell office:value-type="float" office:value="69.697479248" calcext:value-type="float">
            <text:p>69.697479248</text:p>
          </table:table-cell>
          <table:table-cell/>
          <table:table-cell office:value-type="float" office:value="1.5916751026368E+018" calcext:value-type="float">
            <text:p>1.5916751026368E+018</text:p>
          </table:table-cell>
          <table:table-cell office:value-type="float" office:value="4107" calcext:value-type="float">
            <text:p>4107</text:p>
          </table:table-cell>
          <table:table-cell office:value-type="float" office:value="1.59167510261979E+018" calcext:value-type="float">
            <text:p>1.5916751026197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67019E+018" calcext:value-type="float">
            <text:p>1.59167510267019E+018</text:p>
          </table:table-cell>
          <table:table-cell office:value-type="float" office:value="4109" calcext:value-type="float">
            <text:p>4109</text:p>
          </table:table-cell>
          <table:table-cell office:value-type="float" office:value="1.59167510265505E+018" calcext:value-type="float">
            <text:p>1.59167510265505E+018</text:p>
          </table:table-cell>
          <table:table-cell/>
          <table:table-cell office:value-type="float" office:value="94.3164596558" calcext:value-type="float">
            <text:p>94.3164596558</text:p>
          </table:table-cell>
          <table:table-cell office:value-type="float" office:value="70.4475021362" calcext:value-type="float">
            <text:p>70.4475021362</text:p>
          </table:table-cell>
          <table:table-cell office:value-type="float" office:value="-0.834902107716" calcext:value-type="float">
            <text:p>-0.834902107716</text:p>
          </table:table-cell>
          <table:table-cell office:value-type="float" office:value="384.483306885" calcext:value-type="float">
            <text:p>384.483306885</text:p>
          </table:table-cell>
          <table:table-cell office:value-type="float" office:value="259.87286377" calcext:value-type="float">
            <text:p>259.87286377</text:p>
          </table:table-cell>
          <table:table-cell office:value-type="float" office:value="69.7735671997" calcext:value-type="float">
            <text:p>69.7735671997</text:p>
          </table:table-cell>
          <table:table-cell/>
          <table:table-cell office:value-type="float" office:value="1.59167510267224E+018" calcext:value-type="float">
            <text:p>1.59167510267224E+018</text:p>
          </table:table-cell>
          <table:table-cell office:value-type="float" office:value="4108" calcext:value-type="float">
            <text:p>4108</text:p>
          </table:table-cell>
          <table:table-cell office:value-type="float" office:value="1.59167510265505E+018" calcext:value-type="float">
            <text:p>1.591675102655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70697E+018" calcext:value-type="float">
            <text:p>1.59167510270697E+018</text:p>
          </table:table-cell>
          <table:table-cell office:value-type="float" office:value="4110" calcext:value-type="float">
            <text:p>4110</text:p>
          </table:table-cell>
          <table:table-cell office:value-type="float" office:value="1.59167510269093E+018" calcext:value-type="float">
            <text:p>1.59167510269093E+018</text:p>
          </table:table-cell>
          <table:table-cell/>
          <table:table-cell office:value-type="float" office:value="97.6055908203" calcext:value-type="float">
            <text:p>97.6055908203</text:p>
          </table:table-cell>
          <table:table-cell office:value-type="float" office:value="70.275894165" calcext:value-type="float">
            <text:p>70.275894165</text:p>
          </table:table-cell>
          <table:table-cell office:value-type="float" office:value="-1.01231634617" calcext:value-type="float">
            <text:p>-1.01231634617</text:p>
          </table:table-cell>
          <table:table-cell office:value-type="float" office:value="384.220214844" calcext:value-type="float">
            <text:p>384.220214844</text:p>
          </table:table-cell>
          <table:table-cell office:value-type="float" office:value="262.879974365" calcext:value-type="float">
            <text:p>262.879974365</text:p>
          </table:table-cell>
          <table:table-cell office:value-type="float" office:value="69.7735671997" calcext:value-type="float">
            <text:p>69.7735671997</text:p>
          </table:table-cell>
          <table:table-cell/>
          <table:table-cell office:value-type="float" office:value="1.59167510270863E+018" calcext:value-type="float">
            <text:p>1.59167510270863E+018</text:p>
          </table:table-cell>
          <table:table-cell office:value-type="float" office:value="4109" calcext:value-type="float">
            <text:p>4109</text:p>
          </table:table-cell>
          <table:table-cell office:value-type="float" office:value="1.59167510269093E+018" calcext:value-type="float">
            <text:p>1.5916751026909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7368E+018" calcext:value-type="float">
            <text:p>1.5916751027368E+018</text:p>
          </table:table-cell>
          <table:table-cell office:value-type="float" office:value="4111" calcext:value-type="float">
            <text:p>4111</text:p>
          </table:table-cell>
          <table:table-cell office:value-type="float" office:value="1.59167510272301E+018" calcext:value-type="float">
            <text:p>1.59167510272301E+018</text:p>
          </table:table-cell>
          <table:table-cell/>
          <table:table-cell office:value-type="float" office:value="100.312957764" calcext:value-type="float">
            <text:p>100.312957764</text:p>
          </table:table-cell>
          <table:table-cell office:value-type="float" office:value="70.9041442871" calcext:value-type="float">
            <text:p>70.9041442871</text:p>
          </table:table-cell>
          <table:table-cell office:value-type="float" office:value="-1.05208611488" calcext:value-type="float">
            <text:p>-1.05208611488</text:p>
          </table:table-cell>
          <table:table-cell office:value-type="float" office:value="383.595581055" calcext:value-type="float">
            <text:p>383.595581055</text:p>
          </table:table-cell>
          <table:table-cell office:value-type="float" office:value="263.189910889" calcext:value-type="float">
            <text:p>263.189910889</text:p>
          </table:table-cell>
          <table:table-cell office:value-type="float" office:value="69.7760162354" calcext:value-type="float">
            <text:p>69.7760162354</text:p>
          </table:table-cell>
          <table:table-cell/>
          <table:table-cell office:value-type="float" office:value="1.59167510273911E+018" calcext:value-type="float">
            <text:p>1.59167510273911E+018</text:p>
          </table:table-cell>
          <table:table-cell office:value-type="float" office:value="4110" calcext:value-type="float">
            <text:p>4110</text:p>
          </table:table-cell>
          <table:table-cell office:value-type="float" office:value="1.59167510272301E+018" calcext:value-type="float">
            <text:p>1.5916751027230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77021E+018" calcext:value-type="float">
            <text:p>1.59167510277021E+018</text:p>
          </table:table-cell>
          <table:table-cell office:value-type="float" office:value="4112" calcext:value-type="float">
            <text:p>4112</text:p>
          </table:table-cell>
          <table:table-cell office:value-type="float" office:value="1.59167510275517E+018" calcext:value-type="float">
            <text:p>1.59167510275517E+018</text:p>
          </table:table-cell>
          <table:table-cell/>
          <table:table-cell office:value-type="float" office:value="103.287467957" calcext:value-type="float">
            <text:p>103.287467957</text:p>
          </table:table-cell>
          <table:table-cell office:value-type="float" office:value="70.1053466797" calcext:value-type="float">
            <text:p>70.1053466797</text:p>
          </table:table-cell>
          <table:table-cell office:value-type="float" office:value="-1.05766689777" calcext:value-type="float">
            <text:p>-1.05766689777</text:p>
          </table:table-cell>
          <table:table-cell office:value-type="float" office:value="383.805999756" calcext:value-type="float">
            <text:p>383.805999756</text:p>
          </table:table-cell>
          <table:table-cell office:value-type="float" office:value="264.751922607" calcext:value-type="float">
            <text:p>264.751922607</text:p>
          </table:table-cell>
          <table:table-cell office:value-type="float" office:value="69.7760162354" calcext:value-type="float">
            <text:p>69.7760162354</text:p>
          </table:table-cell>
          <table:table-cell/>
          <table:table-cell office:value-type="float" office:value="1.59167510277221E+018" calcext:value-type="float">
            <text:p>1.59167510277221E+018</text:p>
          </table:table-cell>
          <table:table-cell office:value-type="float" office:value="4111" calcext:value-type="float">
            <text:p>4111</text:p>
          </table:table-cell>
          <table:table-cell office:value-type="float" office:value="1.59167510275517E+018" calcext:value-type="float">
            <text:p>1.591675102755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80583E+018" calcext:value-type="float">
            <text:p>1.59167510280583E+018</text:p>
          </table:table-cell>
          <table:table-cell office:value-type="float" office:value="4113" calcext:value-type="float">
            <text:p>4113</text:p>
          </table:table-cell>
          <table:table-cell office:value-type="float" office:value="1.59167510279125E+018" calcext:value-type="float">
            <text:p>1.59167510279125E+018</text:p>
          </table:table-cell>
          <table:table-cell/>
          <table:table-cell office:value-type="float" office:value="102.201591492" calcext:value-type="float">
            <text:p>102.201591492</text:p>
          </table:table-cell>
          <table:table-cell office:value-type="float" office:value="70.3576049805" calcext:value-type="float">
            <text:p>70.3576049805</text:p>
          </table:table-cell>
          <table:table-cell office:value-type="float" office:value="-1.13915455341" calcext:value-type="float">
            <text:p>-1.13915455341</text:p>
          </table:table-cell>
          <table:table-cell office:value-type="float" office:value="384.379730225" calcext:value-type="float">
            <text:p>384.379730225</text:p>
          </table:table-cell>
          <table:table-cell office:value-type="float" office:value="264.447875977" calcext:value-type="float">
            <text:p>264.447875977</text:p>
          </table:table-cell>
          <table:table-cell office:value-type="float" office:value="69.9308624268" calcext:value-type="float">
            <text:p>69.9308624268</text:p>
          </table:table-cell>
          <table:table-cell/>
          <table:table-cell office:value-type="float" office:value="1.59167510280673E+018" calcext:value-type="float">
            <text:p>1.59167510280673E+018</text:p>
          </table:table-cell>
          <table:table-cell office:value-type="float" office:value="4112" calcext:value-type="float">
            <text:p>4112</text:p>
          </table:table-cell>
          <table:table-cell office:value-type="float" office:value="1.59167510279125E+018" calcext:value-type="float">
            <text:p>1.591675102791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83811E+018" calcext:value-type="float">
            <text:p>1.59167510283811E+018</text:p>
          </table:table-cell>
          <table:table-cell office:value-type="float" office:value="4114" calcext:value-type="float">
            <text:p>4114</text:p>
          </table:table-cell>
          <table:table-cell office:value-type="float" office:value="1.59167510282292E+018" calcext:value-type="float">
            <text:p>1.59167510282292E+018</text:p>
          </table:table-cell>
          <table:table-cell/>
          <table:table-cell office:value-type="float" office:value="97.282951355" calcext:value-type="float">
            <text:p>97.282951355</text:p>
          </table:table-cell>
          <table:table-cell office:value-type="float" office:value="71.3945617676" calcext:value-type="float">
            <text:p>71.3945617676</text:p>
          </table:table-cell>
          <table:table-cell office:value-type="float" office:value="-1.26712620258" calcext:value-type="float">
            <text:p>-1.26712620258</text:p>
          </table:table-cell>
          <table:table-cell office:value-type="float" office:value="386.806518555" calcext:value-type="float">
            <text:p>386.806518555</text:p>
          </table:table-cell>
          <table:table-cell office:value-type="float" office:value="263.82321167" calcext:value-type="float">
            <text:p>263.82321167</text:p>
          </table:table-cell>
          <table:table-cell office:value-type="float" office:value="69.9308624268" calcext:value-type="float">
            <text:p>69.9308624268</text:p>
          </table:table-cell>
          <table:table-cell/>
          <table:table-cell office:value-type="float" office:value="1.59167510283947E+018" calcext:value-type="float">
            <text:p>1.59167510283947E+018</text:p>
          </table:table-cell>
          <table:table-cell office:value-type="float" office:value="4113" calcext:value-type="float">
            <text:p>4113</text:p>
          </table:table-cell>
          <table:table-cell office:value-type="float" office:value="1.59167510282292E+018" calcext:value-type="float">
            <text:p>1.591675102822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8717E+018" calcext:value-type="float">
            <text:p>1.5916751028717E+018</text:p>
          </table:table-cell>
          <table:table-cell office:value-type="float" office:value="4115" calcext:value-type="float">
            <text:p>4115</text:p>
          </table:table-cell>
          <table:table-cell office:value-type="float" office:value="1.59167510285533E+018" calcext:value-type="float">
            <text:p>1.59167510285533E+018</text:p>
          </table:table-cell>
          <table:table-cell/>
          <table:table-cell office:value-type="float" office:value="96.1227416992" calcext:value-type="float">
            <text:p>96.1227416992</text:p>
          </table:table-cell>
          <table:table-cell office:value-type="float" office:value="70.8348999023" calcext:value-type="float">
            <text:p>70.8348999023</text:p>
          </table:table-cell>
          <table:table-cell office:value-type="float" office:value="-1.34751677513" calcext:value-type="float">
            <text:p>-1.34751677513</text:p>
          </table:table-cell>
          <table:table-cell office:value-type="float" office:value="387.273956299" calcext:value-type="float">
            <text:p>387.273956299</text:p>
          </table:table-cell>
          <table:table-cell office:value-type="float" office:value="263.47064209" calcext:value-type="float">
            <text:p>263.47064209</text:p>
          </table:table-cell>
          <table:table-cell office:value-type="float" office:value="70.0402832031" calcext:value-type="float">
            <text:p>70.0402832031</text:p>
          </table:table-cell>
          <table:table-cell/>
          <table:table-cell office:value-type="float" office:value="1.59167510287279E+018" calcext:value-type="float">
            <text:p>1.59167510287279E+018</text:p>
          </table:table-cell>
          <table:table-cell office:value-type="float" office:value="4114" calcext:value-type="float">
            <text:p>4114</text:p>
          </table:table-cell>
          <table:table-cell office:value-type="float" office:value="1.59167510285533E+018" calcext:value-type="float">
            <text:p>1.591675102855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90072E+018" calcext:value-type="float">
            <text:p>1.59167510290072E+018</text:p>
          </table:table-cell>
          <table:table-cell office:value-type="float" office:value="4116" calcext:value-type="float">
            <text:p>4116</text:p>
          </table:table-cell>
          <table:table-cell office:value-type="float" office:value="1.59167510288551E+018" calcext:value-type="float">
            <text:p>1.59167510288551E+018</text:p>
          </table:table-cell>
          <table:table-cell/>
          <table:table-cell office:value-type="float" office:value="95.8905029297" calcext:value-type="float">
            <text:p>95.8905029297</text:p>
          </table:table-cell>
          <table:table-cell office:value-type="float" office:value="72.4761810303" calcext:value-type="float">
            <text:p>72.4761810303</text:p>
          </table:table-cell>
          <table:table-cell office:value-type="float" office:value="-1.44620573521" calcext:value-type="float">
            <text:p>-1.44620573521</text:p>
          </table:table-cell>
          <table:table-cell office:value-type="float" office:value="388.010040283" calcext:value-type="float">
            <text:p>388.010040283</text:p>
          </table:table-cell>
          <table:table-cell office:value-type="float" office:value="264.351654053" calcext:value-type="float">
            <text:p>264.351654053</text:p>
          </table:table-cell>
          <table:table-cell office:value-type="float" office:value="70.0402832031" calcext:value-type="float">
            <text:p>70.0402832031</text:p>
          </table:table-cell>
          <table:table-cell/>
          <table:table-cell office:value-type="float" office:value="1.59167510290212E+018" calcext:value-type="float">
            <text:p>1.59167510290212E+018</text:p>
          </table:table-cell>
          <table:table-cell office:value-type="float" office:value="4115" calcext:value-type="float">
            <text:p>4115</text:p>
          </table:table-cell>
          <table:table-cell office:value-type="float" office:value="1.59167510288551E+018" calcext:value-type="float">
            <text:p>1.591675102885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93952E+018" calcext:value-type="float">
            <text:p>1.59167510293952E+018</text:p>
          </table:table-cell>
          <table:table-cell office:value-type="float" office:value="4117" calcext:value-type="float">
            <text:p>4117</text:p>
          </table:table-cell>
          <table:table-cell office:value-type="float" office:value="1.59167510291725E+018" calcext:value-type="float">
            <text:p>1.59167510291725E+018</text:p>
          </table:table-cell>
          <table:table-cell/>
          <table:table-cell office:value-type="float" office:value="97.1036148071" calcext:value-type="float">
            <text:p>97.1036148071</text:p>
          </table:table-cell>
          <table:table-cell office:value-type="float" office:value="72.0011520386" calcext:value-type="float">
            <text:p>72.0011520386</text:p>
          </table:table-cell>
          <table:table-cell office:value-type="float" office:value="-1.53685939312" calcext:value-type="float">
            <text:p>-1.53685939312</text:p>
          </table:table-cell>
          <table:table-cell office:value-type="float" office:value="388.41595459" calcext:value-type="float">
            <text:p>388.41595459</text:p>
          </table:table-cell>
          <table:table-cell office:value-type="float" office:value="265.356292725" calcext:value-type="float">
            <text:p>265.356292725</text:p>
          </table:table-cell>
          <table:table-cell office:value-type="float" office:value="70.3238601685" calcext:value-type="float">
            <text:p>70.3238601685</text:p>
          </table:table-cell>
          <table:table-cell/>
          <table:table-cell office:value-type="float" office:value="1.59167510294146E+018" calcext:value-type="float">
            <text:p>1.59167510294146E+018</text:p>
          </table:table-cell>
          <table:table-cell office:value-type="float" office:value="4116" calcext:value-type="float">
            <text:p>4116</text:p>
          </table:table-cell>
          <table:table-cell office:value-type="float" office:value="1.59167510291725E+018" calcext:value-type="float">
            <text:p>1.591675102917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296512E+018" calcext:value-type="float">
            <text:p>1.59167510296512E+018</text:p>
          </table:table-cell>
          <table:table-cell office:value-type="float" office:value="4118" calcext:value-type="float">
            <text:p>4118</text:p>
          </table:table-cell>
          <table:table-cell office:value-type="float" office:value="1.59167510295026E+018" calcext:value-type="float">
            <text:p>1.59167510295026E+018</text:p>
          </table:table-cell>
          <table:table-cell/>
          <table:table-cell office:value-type="float" office:value="96.174079895" calcext:value-type="float">
            <text:p>96.174079895</text:p>
          </table:table-cell>
          <table:table-cell office:value-type="float" office:value="71.3348007202" calcext:value-type="float">
            <text:p>71.3348007202</text:p>
          </table:table-cell>
          <table:table-cell office:value-type="float" office:value="-1.52403783798" calcext:value-type="float">
            <text:p>-1.52403783798</text:p>
          </table:table-cell>
          <table:table-cell office:value-type="float" office:value="388.775115967" calcext:value-type="float">
            <text:p>388.775115967</text:p>
          </table:table-cell>
          <table:table-cell office:value-type="float" office:value="265.124298096" calcext:value-type="float">
            <text:p>265.124298096</text:p>
          </table:table-cell>
          <table:table-cell office:value-type="float" office:value="70.3238601685" calcext:value-type="float">
            <text:p>70.3238601685</text:p>
          </table:table-cell>
          <table:table-cell/>
          <table:table-cell office:value-type="float" office:value="1.59167510296628E+018" calcext:value-type="float">
            <text:p>1.59167510296628E+018</text:p>
          </table:table-cell>
          <table:table-cell office:value-type="float" office:value="4117" calcext:value-type="float">
            <text:p>4117</text:p>
          </table:table-cell>
          <table:table-cell office:value-type="float" office:value="1.59167510295026E+018" calcext:value-type="float">
            <text:p>1.5916751029502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01121E+018" calcext:value-type="float">
            <text:p>1.59167510301121E+018</text:p>
          </table:table-cell>
          <table:table-cell office:value-type="float" office:value="4119" calcext:value-type="float">
            <text:p>4119</text:p>
          </table:table-cell>
          <table:table-cell office:value-type="float" office:value="1.59167510298531E+018" calcext:value-type="float">
            <text:p>1.59167510298531E+018</text:p>
          </table:table-cell>
          <table:table-cell/>
          <table:table-cell office:value-type="float" office:value="97.062828064" calcext:value-type="float">
            <text:p>97.062828064</text:p>
          </table:table-cell>
          <table:table-cell office:value-type="float" office:value="72.4032745361" calcext:value-type="float">
            <text:p>72.4032745361</text:p>
          </table:table-cell>
          <table:table-cell office:value-type="float" office:value="1.49631464481" calcext:value-type="float">
            <text:p>1.49631464481</text:p>
          </table:table-cell>
          <table:table-cell office:value-type="float" office:value="389.464508057" calcext:value-type="float">
            <text:p>389.464508057</text:p>
          </table:table-cell>
          <table:table-cell office:value-type="float" office:value="264.409820557" calcext:value-type="float">
            <text:p>264.409820557</text:p>
          </table:table-cell>
          <table:table-cell office:value-type="float" office:value="70.4651641846" calcext:value-type="float">
            <text:p>70.4651641846</text:p>
          </table:table-cell>
          <table:table-cell/>
          <table:table-cell office:value-type="float" office:value="1.59167510301204E+018" calcext:value-type="float">
            <text:p>1.59167510301204E+018</text:p>
          </table:table-cell>
          <table:table-cell office:value-type="float" office:value="4118" calcext:value-type="float">
            <text:p>4118</text:p>
          </table:table-cell>
          <table:table-cell office:value-type="float" office:value="1.59167510298531E+018" calcext:value-type="float">
            <text:p>1.591675102985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04036E+018" calcext:value-type="float">
            <text:p>1.59167510304036E+018</text:p>
          </table:table-cell>
          <table:table-cell office:value-type="float" office:value="4120" calcext:value-type="float">
            <text:p>4120</text:p>
          </table:table-cell>
          <table:table-cell office:value-type="float" office:value="1.59167510302316E+018" calcext:value-type="float">
            <text:p>1.59167510302316E+018</text:p>
          </table:table-cell>
          <table:table-cell/>
          <table:table-cell office:value-type="float" office:value="96.7547988892" calcext:value-type="float">
            <text:p>96.7547988892</text:p>
          </table:table-cell>
          <table:table-cell office:value-type="float" office:value="72.4984207153" calcext:value-type="float">
            <text:p>72.4984207153</text:p>
          </table:table-cell>
          <table:table-cell office:value-type="float" office:value="1.3983566761" calcext:value-type="float">
            <text:p>1.3983566761</text:p>
          </table:table-cell>
          <table:table-cell office:value-type="float" office:value="390.774902344" calcext:value-type="float">
            <text:p>390.774902344</text:p>
          </table:table-cell>
          <table:table-cell office:value-type="float" office:value="265.259979248" calcext:value-type="float">
            <text:p>265.259979248</text:p>
          </table:table-cell>
          <table:table-cell office:value-type="float" office:value="70.4651641846" calcext:value-type="float">
            <text:p>70.4651641846</text:p>
          </table:table-cell>
          <table:table-cell/>
          <table:table-cell office:value-type="float" office:value="1.59167510304219E+018" calcext:value-type="float">
            <text:p>1.59167510304219E+018</text:p>
          </table:table-cell>
          <table:table-cell office:value-type="float" office:value="4119" calcext:value-type="float">
            <text:p>4119</text:p>
          </table:table-cell>
          <table:table-cell office:value-type="float" office:value="1.59167510302316E+018" calcext:value-type="float">
            <text:p>1.5916751030231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07086E+018" calcext:value-type="float">
            <text:p>1.59167510307086E+018</text:p>
          </table:table-cell>
          <table:table-cell office:value-type="float" office:value="4121" calcext:value-type="float">
            <text:p>4121</text:p>
          </table:table-cell>
          <table:table-cell office:value-type="float" office:value="1.59167510305529E+018" calcext:value-type="float">
            <text:p>1.59167510305529E+018</text:p>
          </table:table-cell>
          <table:table-cell/>
          <table:table-cell office:value-type="float" office:value="90.9984054565" calcext:value-type="float">
            <text:p>90.9984054565</text:p>
          </table:table-cell>
          <table:table-cell office:value-type="float" office:value="72.1803131104" calcext:value-type="float">
            <text:p>72.1803131104</text:p>
          </table:table-cell>
          <table:table-cell office:value-type="float" office:value="1.22534513474" calcext:value-type="float">
            <text:p>1.22534513474</text:p>
          </table:table-cell>
          <table:table-cell office:value-type="float" office:value="390.854644775" calcext:value-type="float">
            <text:p>390.854644775</text:p>
          </table:table-cell>
          <table:table-cell office:value-type="float" office:value="262.04864502" calcext:value-type="float">
            <text:p>262.04864502</text:p>
          </table:table-cell>
          <table:table-cell office:value-type="float" office:value="70.6038284302" calcext:value-type="float">
            <text:p>70.6038284302</text:p>
          </table:table-cell>
          <table:table-cell/>
          <table:table-cell office:value-type="float" office:value="1.59167510307295E+018" calcext:value-type="float">
            <text:p>1.59167510307295E+018</text:p>
          </table:table-cell>
          <table:table-cell office:value-type="float" office:value="4120" calcext:value-type="float">
            <text:p>4120</text:p>
          </table:table-cell>
          <table:table-cell office:value-type="float" office:value="1.59167510305529E+018" calcext:value-type="float">
            <text:p>1.591675103055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10733E+018" calcext:value-type="float">
            <text:p>1.59167510310733E+018</text:p>
          </table:table-cell>
          <table:table-cell office:value-type="float" office:value="4122" calcext:value-type="float">
            <text:p>4122</text:p>
          </table:table-cell>
          <table:table-cell office:value-type="float" office:value="1.59167510309229E+018" calcext:value-type="float">
            <text:p>1.59167510309229E+018</text:p>
          </table:table-cell>
          <table:table-cell/>
          <table:table-cell office:value-type="float" office:value="93.2032318115" calcext:value-type="float">
            <text:p>93.2032318115</text:p>
          </table:table-cell>
          <table:table-cell office:value-type="float" office:value="72.0360641479" calcext:value-type="float">
            <text:p>72.0360641479</text:p>
          </table:table-cell>
          <table:table-cell office:value-type="float" office:value="1.21784460545" calcext:value-type="float">
            <text:p>1.21784460545</text:p>
          </table:table-cell>
          <table:table-cell office:value-type="float" office:value="391.535736084" calcext:value-type="float">
            <text:p>391.535736084</text:p>
          </table:table-cell>
          <table:table-cell office:value-type="float" office:value="263.671783447" calcext:value-type="float">
            <text:p>263.671783447</text:p>
          </table:table-cell>
          <table:table-cell office:value-type="float" office:value="70.6038284302" calcext:value-type="float">
            <text:p>70.6038284302</text:p>
          </table:table-cell>
          <table:table-cell/>
          <table:table-cell office:value-type="float" office:value="1.59167510310933E+018" calcext:value-type="float">
            <text:p>1.59167510310933E+018</text:p>
          </table:table-cell>
          <table:table-cell office:value-type="float" office:value="4121" calcext:value-type="float">
            <text:p>4121</text:p>
          </table:table-cell>
          <table:table-cell office:value-type="float" office:value="1.59167510309229E+018" calcext:value-type="float">
            <text:p>1.591675103092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13778E+018" calcext:value-type="float">
            <text:p>1.59167510313778E+018</text:p>
          </table:table-cell>
          <table:table-cell office:value-type="float" office:value="4123" calcext:value-type="float">
            <text:p>4123</text:p>
          </table:table-cell>
          <table:table-cell office:value-type="float" office:value="1.59167510312429E+018" calcext:value-type="float">
            <text:p>1.59167510312429E+018</text:p>
          </table:table-cell>
          <table:table-cell/>
          <table:table-cell office:value-type="float" office:value="95.2260055542" calcext:value-type="float">
            <text:p>95.2260055542</text:p>
          </table:table-cell>
          <table:table-cell office:value-type="float" office:value="70.225769043" calcext:value-type="float">
            <text:p>70.225769043</text:p>
          </table:table-cell>
          <table:table-cell office:value-type="float" office:value="1.24601531029" calcext:value-type="float">
            <text:p>1.24601531029</text:p>
          </table:table-cell>
          <table:table-cell office:value-type="float" office:value="391.949768066" calcext:value-type="float">
            <text:p>391.949768066</text:p>
          </table:table-cell>
          <table:table-cell office:value-type="float" office:value="264.057678223" calcext:value-type="float">
            <text:p>264.057678223</text:p>
          </table:table-cell>
          <table:table-cell office:value-type="float" office:value="70.6817474365" calcext:value-type="float">
            <text:p>70.6817474365</text:p>
          </table:table-cell>
          <table:table-cell/>
          <table:table-cell office:value-type="float" office:value="1.59167510314026E+018" calcext:value-type="float">
            <text:p>1.59167510314026E+018</text:p>
          </table:table-cell>
          <table:table-cell office:value-type="float" office:value="4122" calcext:value-type="float">
            <text:p>4122</text:p>
          </table:table-cell>
          <table:table-cell office:value-type="float" office:value="1.59167510312429E+018" calcext:value-type="float">
            <text:p>1.591675103124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17218E+018" calcext:value-type="float">
            <text:p>1.59167510317218E+018</text:p>
          </table:table-cell>
          <table:table-cell office:value-type="float" office:value="4124" calcext:value-type="float">
            <text:p>4124</text:p>
          </table:table-cell>
          <table:table-cell office:value-type="float" office:value="1.59167510315505E+018" calcext:value-type="float">
            <text:p>1.59167510315505E+018</text:p>
          </table:table-cell>
          <table:table-cell/>
          <table:table-cell office:value-type="float" office:value="93.7982177734" calcext:value-type="float">
            <text:p>93.7982177734</text:p>
          </table:table-cell>
          <table:table-cell office:value-type="float" office:value="71.4403839111" calcext:value-type="float">
            <text:p>71.4403839111</text:p>
          </table:table-cell>
          <table:table-cell office:value-type="float" office:value="1.17069923878" calcext:value-type="float">
            <text:p>1.17069923878</text:p>
          </table:table-cell>
          <table:table-cell office:value-type="float" office:value="391.994934082" calcext:value-type="float">
            <text:p>391.994934082</text:p>
          </table:table-cell>
          <table:table-cell office:value-type="float" office:value="263.870300293" calcext:value-type="float">
            <text:p>263.870300293</text:p>
          </table:table-cell>
          <table:table-cell office:value-type="float" office:value="70.6817474365" calcext:value-type="float">
            <text:p>70.6817474365</text:p>
          </table:table-cell>
          <table:table-cell/>
          <table:table-cell office:value-type="float" office:value="1.5916751031739E+018" calcext:value-type="float">
            <text:p>1.5916751031739E+018</text:p>
          </table:table-cell>
          <table:table-cell office:value-type="float" office:value="4123" calcext:value-type="float">
            <text:p>4123</text:p>
          </table:table-cell>
          <table:table-cell office:value-type="float" office:value="1.59167510315505E+018" calcext:value-type="float">
            <text:p>1.5916751031550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20548E+018" calcext:value-type="float">
            <text:p>1.59167510320548E+018</text:p>
          </table:table-cell>
          <table:table-cell office:value-type="float" office:value="4125" calcext:value-type="float">
            <text:p>4125</text:p>
          </table:table-cell>
          <table:table-cell office:value-type="float" office:value="1.59167510319102E+018" calcext:value-type="float">
            <text:p>1.59167510319102E+018</text:p>
          </table:table-cell>
          <table:table-cell/>
          <table:table-cell office:value-type="float" office:value="90.1305465698" calcext:value-type="float">
            <text:p>90.1305465698</text:p>
          </table:table-cell>
          <table:table-cell office:value-type="float" office:value="70.2141647339" calcext:value-type="float">
            <text:p>70.2141647339</text:p>
          </table:table-cell>
          <table:table-cell office:value-type="float" office:value="0.89565461874" calcext:value-type="float">
            <text:p>0.89565461874</text:p>
          </table:table-cell>
          <table:table-cell office:value-type="float" office:value="393.527526855" calcext:value-type="float">
            <text:p>393.527526855</text:p>
          </table:table-cell>
          <table:table-cell office:value-type="float" office:value="261.867156982" calcext:value-type="float">
            <text:p>261.867156982</text:p>
          </table:table-cell>
          <table:table-cell office:value-type="float" office:value="70.7295303345" calcext:value-type="float">
            <text:p>70.7295303345</text:p>
          </table:table-cell>
          <table:table-cell/>
          <table:table-cell office:value-type="float" office:value="1.59167510320756E+018" calcext:value-type="float">
            <text:p>1.59167510320756E+018</text:p>
          </table:table-cell>
          <table:table-cell office:value-type="float" office:value="4124" calcext:value-type="float">
            <text:p>4124</text:p>
          </table:table-cell>
          <table:table-cell office:value-type="float" office:value="1.59167510319102E+018" calcext:value-type="float">
            <text:p>1.5916751031910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23946E+018" calcext:value-type="float">
            <text:p>1.59167510323946E+018</text:p>
          </table:table-cell>
          <table:table-cell office:value-type="float" office:value="4126" calcext:value-type="float">
            <text:p>4126</text:p>
          </table:table-cell>
          <table:table-cell office:value-type="float" office:value="1.59167510322281E+018" calcext:value-type="float">
            <text:p>1.59167510322281E+018</text:p>
          </table:table-cell>
          <table:table-cell/>
          <table:table-cell office:value-type="float" office:value="91.7405853271" calcext:value-type="float">
            <text:p>91.7405853271</text:p>
          </table:table-cell>
          <table:table-cell office:value-type="float" office:value="69.6711578369" calcext:value-type="float">
            <text:p>69.6711578369</text:p>
          </table:table-cell>
          <table:table-cell office:value-type="float" office:value="0.724961996078" calcext:value-type="float">
            <text:p>0.724961996078</text:p>
          </table:table-cell>
          <table:table-cell office:value-type="float" office:value="395.497131348" calcext:value-type="float">
            <text:p>395.497131348</text:p>
          </table:table-cell>
          <table:table-cell office:value-type="float" office:value="260.677581787" calcext:value-type="float">
            <text:p>260.677581787</text:p>
          </table:table-cell>
          <table:table-cell office:value-type="float" office:value="70.7295303345" calcext:value-type="float">
            <text:p>70.7295303345</text:p>
          </table:table-cell>
          <table:table-cell/>
          <table:table-cell office:value-type="float" office:value="1.59167510323941E+018" calcext:value-type="float">
            <text:p>1.59167510323941E+018</text:p>
          </table:table-cell>
          <table:table-cell office:value-type="float" office:value="4125" calcext:value-type="float">
            <text:p>4125</text:p>
          </table:table-cell>
          <table:table-cell office:value-type="float" office:value="1.59167510322281E+018" calcext:value-type="float">
            <text:p>1.5916751032228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27E+018" calcext:value-type="float">
            <text:p>1.59167510327E+018</text:p>
          </table:table-cell>
          <table:table-cell office:value-type="float" office:value="4127" calcext:value-type="float">
            <text:p>4127</text:p>
          </table:table-cell>
          <table:table-cell office:value-type="float" office:value="1.59167510325485E+018" calcext:value-type="float">
            <text:p>1.59167510325485E+018</text:p>
          </table:table-cell>
          <table:table-cell/>
          <table:table-cell office:value-type="float" office:value="95.7890701294" calcext:value-type="float">
            <text:p>95.7890701294</text:p>
          </table:table-cell>
          <table:table-cell office:value-type="float" office:value="71.3427047729" calcext:value-type="float">
            <text:p>71.3427047729</text:p>
          </table:table-cell>
          <table:table-cell office:value-type="float" office:value="0.796179711819" calcext:value-type="float">
            <text:p>0.796179711819</text:p>
          </table:table-cell>
          <table:table-cell office:value-type="float" office:value="397.272857666" calcext:value-type="float">
            <text:p>397.272857666</text:p>
          </table:table-cell>
          <table:table-cell office:value-type="float" office:value="262.795410156" calcext:value-type="float">
            <text:p>262.795410156</text:p>
          </table:table-cell>
          <table:table-cell office:value-type="float" office:value="70.7844009399" calcext:value-type="float">
            <text:p>70.7844009399</text:p>
          </table:table-cell>
          <table:table-cell/>
          <table:table-cell office:value-type="float" office:value="1.5916751032708E+018" calcext:value-type="float">
            <text:p>1.5916751032708E+018</text:p>
          </table:table-cell>
          <table:table-cell office:value-type="float" office:value="4126" calcext:value-type="float">
            <text:p>4126</text:p>
          </table:table-cell>
          <table:table-cell office:value-type="float" office:value="1.59167510325485E+018" calcext:value-type="float">
            <text:p>1.5916751032548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30689E+018" calcext:value-type="float">
            <text:p>1.59167510330689E+018</text:p>
          </table:table-cell>
          <table:table-cell office:value-type="float" office:value="4128" calcext:value-type="float">
            <text:p>4128</text:p>
          </table:table-cell>
          <table:table-cell office:value-type="float" office:value="1.5916751032908E+018" calcext:value-type="float">
            <text:p>1.5916751032908E+018</text:p>
          </table:table-cell>
          <table:table-cell/>
          <table:table-cell office:value-type="float" office:value="90.0616531372" calcext:value-type="float">
            <text:p>90.0616531372</text:p>
          </table:table-cell>
          <table:table-cell office:value-type="float" office:value="72.6706542969" calcext:value-type="float">
            <text:p>72.6706542969</text:p>
          </table:table-cell>
          <table:table-cell office:value-type="float" office:value="0.630108177662" calcext:value-type="float">
            <text:p>0.630108177662</text:p>
          </table:table-cell>
          <table:table-cell office:value-type="float" office:value="395.744293213" calcext:value-type="float">
            <text:p>395.744293213</text:p>
          </table:table-cell>
          <table:table-cell office:value-type="float" office:value="260.725280762" calcext:value-type="float">
            <text:p>260.725280762</text:p>
          </table:table-cell>
          <table:table-cell office:value-type="float" office:value="70.7844009399" calcext:value-type="float">
            <text:p>70.7844009399</text:p>
          </table:table-cell>
          <table:table-cell/>
          <table:table-cell office:value-type="float" office:value="1.5916751033085E+018" calcext:value-type="float">
            <text:p>1.5916751033085E+018</text:p>
          </table:table-cell>
          <table:table-cell office:value-type="float" office:value="4127" calcext:value-type="float">
            <text:p>4127</text:p>
          </table:table-cell>
          <table:table-cell office:value-type="float" office:value="1.5916751032908E+018" calcext:value-type="float">
            <text:p>1.59167510329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33779E+018" calcext:value-type="float">
            <text:p>1.59167510333779E+018</text:p>
          </table:table-cell>
          <table:table-cell office:value-type="float" office:value="4129" calcext:value-type="float">
            <text:p>4129</text:p>
          </table:table-cell>
          <table:table-cell office:value-type="float" office:value="1.59167510332302E+018" calcext:value-type="float">
            <text:p>1.59167510332302E+018</text:p>
          </table:table-cell>
          <table:table-cell/>
          <table:table-cell office:value-type="float" office:value="94.7680053711" calcext:value-type="float">
            <text:p>94.7680053711</text:p>
          </table:table-cell>
          <table:table-cell office:value-type="float" office:value="73.1443786621" calcext:value-type="float">
            <text:p>73.1443786621</text:p>
          </table:table-cell>
          <table:table-cell office:value-type="float" office:value="0.396132707596" calcext:value-type="float">
            <text:p>0.396132707596</text:p>
          </table:table-cell>
          <table:table-cell office:value-type="float" office:value="397.153259277" calcext:value-type="float">
            <text:p>397.153259277</text:p>
          </table:table-cell>
          <table:table-cell office:value-type="float" office:value="260.645019531" calcext:value-type="float">
            <text:p>260.645019531</text:p>
          </table:table-cell>
          <table:table-cell office:value-type="float" office:value="71.0638885498" calcext:value-type="float">
            <text:p>71.0638885498</text:p>
          </table:table-cell>
          <table:table-cell/>
          <table:table-cell office:value-type="float" office:value="1.59167510333919E+018" calcext:value-type="float">
            <text:p>1.59167510333919E+018</text:p>
          </table:table-cell>
          <table:table-cell office:value-type="float" office:value="4128" calcext:value-type="float">
            <text:p>4128</text:p>
          </table:table-cell>
          <table:table-cell office:value-type="float" office:value="1.59167510332302E+018" calcext:value-type="float">
            <text:p>1.5916751033230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3802E+018" calcext:value-type="float">
            <text:p>1.5916751033802E+018</text:p>
          </table:table-cell>
          <table:table-cell office:value-type="float" office:value="4130" calcext:value-type="float">
            <text:p>4130</text:p>
          </table:table-cell>
          <table:table-cell office:value-type="float" office:value="1.59167510335536E+018" calcext:value-type="float">
            <text:p>1.59167510335536E+018</text:p>
          </table:table-cell>
          <table:table-cell/>
          <table:table-cell office:value-type="float" office:value="90.5199813843" calcext:value-type="float">
            <text:p>90.5199813843</text:p>
          </table:table-cell>
          <table:table-cell office:value-type="float" office:value="72.2490768433" calcext:value-type="float">
            <text:p>72.2490768433</text:p>
          </table:table-cell>
          <table:table-cell office:value-type="float" office:value="0.485568434" calcext:value-type="float">
            <text:p>0.485568434</text:p>
          </table:table-cell>
          <table:table-cell office:value-type="float" office:value="396.032684326" calcext:value-type="float">
            <text:p>396.032684326</text:p>
          </table:table-cell>
          <table:table-cell office:value-type="float" office:value="259.594940186" calcext:value-type="float">
            <text:p>259.594940186</text:p>
          </table:table-cell>
          <table:table-cell office:value-type="float" office:value="71.0638885498" calcext:value-type="float">
            <text:p>71.0638885498</text:p>
          </table:table-cell>
          <table:table-cell/>
          <table:table-cell office:value-type="float" office:value="1.591675103382E+018" calcext:value-type="float">
            <text:p>1.591675103382E+018</text:p>
          </table:table-cell>
          <table:table-cell office:value-type="float" office:value="4129" calcext:value-type="float">
            <text:p>4129</text:p>
          </table:table-cell>
          <table:table-cell office:value-type="float" office:value="1.59167510335536E+018" calcext:value-type="float">
            <text:p>1.5916751033553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4107E+018" calcext:value-type="float">
            <text:p>1.5916751034107E+018</text:p>
          </table:table-cell>
          <table:table-cell office:value-type="float" office:value="4131" calcext:value-type="float">
            <text:p>4131</text:p>
          </table:table-cell>
          <table:table-cell office:value-type="float" office:value="1.59167510339108E+018" calcext:value-type="float">
            <text:p>1.59167510339108E+018</text:p>
          </table:table-cell>
          <table:table-cell/>
          <table:table-cell office:value-type="float" office:value="96.265083313" calcext:value-type="float">
            <text:p>96.265083313</text:p>
          </table:table-cell>
          <table:table-cell office:value-type="float" office:value="72.0979156494" calcext:value-type="float">
            <text:p>72.0979156494</text:p>
          </table:table-cell>
          <table:table-cell office:value-type="float" office:value="0.592730164528" calcext:value-type="float">
            <text:p>0.592730164528</text:p>
          </table:table-cell>
          <table:table-cell office:value-type="float" office:value="397.937957764" calcext:value-type="float">
            <text:p>397.937957764</text:p>
          </table:table-cell>
          <table:table-cell office:value-type="float" office:value="261.669555664" calcext:value-type="float">
            <text:p>261.669555664</text:p>
          </table:table-cell>
          <table:table-cell office:value-type="float" office:value="71.2015609741" calcext:value-type="float">
            <text:p>71.2015609741</text:p>
          </table:table-cell>
          <table:table-cell/>
          <table:table-cell office:value-type="float" office:value="1.5916751034122E+018" calcext:value-type="float">
            <text:p>1.5916751034122E+018</text:p>
          </table:table-cell>
          <table:table-cell office:value-type="float" office:value="4130" calcext:value-type="float">
            <text:p>4130</text:p>
          </table:table-cell>
          <table:table-cell office:value-type="float" office:value="1.59167510339108E+018" calcext:value-type="float">
            <text:p>1.591675103391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43803E+018" calcext:value-type="float">
            <text:p>1.59167510343803E+018</text:p>
          </table:table-cell>
          <table:table-cell office:value-type="float" office:value="4132" calcext:value-type="float">
            <text:p>4132</text:p>
          </table:table-cell>
          <table:table-cell office:value-type="float" office:value="1.59167510342319E+018" calcext:value-type="float">
            <text:p>1.59167510342319E+018</text:p>
          </table:table-cell>
          <table:table-cell/>
          <table:table-cell office:value-type="float" office:value="90.1421890259" calcext:value-type="float">
            <text:p>90.1421890259</text:p>
          </table:table-cell>
          <table:table-cell office:value-type="float" office:value="71.1149368286" calcext:value-type="float">
            <text:p>71.1149368286</text:p>
          </table:table-cell>
          <table:table-cell office:value-type="float" office:value="0.305884152651" calcext:value-type="float">
            <text:p>0.305884152651</text:p>
          </table:table-cell>
          <table:table-cell office:value-type="float" office:value="396.347961426" calcext:value-type="float">
            <text:p>396.347961426</text:p>
          </table:table-cell>
          <table:table-cell office:value-type="float" office:value="259.180480957" calcext:value-type="float">
            <text:p>259.180480957</text:p>
          </table:table-cell>
          <table:table-cell office:value-type="float" office:value="71.2015609741" calcext:value-type="float">
            <text:p>71.2015609741</text:p>
          </table:table-cell>
          <table:table-cell/>
          <table:table-cell office:value-type="float" office:value="1.59167510343973E+018" calcext:value-type="float">
            <text:p>1.59167510343973E+018</text:p>
          </table:table-cell>
          <table:table-cell office:value-type="float" office:value="4131" calcext:value-type="float">
            <text:p>4131</text:p>
          </table:table-cell>
          <table:table-cell office:value-type="float" office:value="1.59167510342319E+018" calcext:value-type="float">
            <text:p>1.591675103423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47015E+018" calcext:value-type="float">
            <text:p>1.59167510347015E+018</text:p>
          </table:table-cell>
          <table:table-cell office:value-type="float" office:value="4133" calcext:value-type="float">
            <text:p>4133</text:p>
          </table:table-cell>
          <table:table-cell office:value-type="float" office:value="1.59167510345489E+018" calcext:value-type="float">
            <text:p>1.59167510345489E+018</text:p>
          </table:table-cell>
          <table:table-cell/>
          <table:table-cell office:value-type="float" office:value="90.2872390747" calcext:value-type="float">
            <text:p>90.2872390747</text:p>
          </table:table-cell>
          <table:table-cell office:value-type="float" office:value="71.8357315063" calcext:value-type="float">
            <text:p>71.8357315063</text:p>
          </table:table-cell>
          <table:table-cell office:value-type="float" office:value="0.393203228712" calcext:value-type="float">
            <text:p>0.393203228712</text:p>
          </table:table-cell>
          <table:table-cell office:value-type="float" office:value="396.846221924" calcext:value-type="float">
            <text:p>396.846221924</text:p>
          </table:table-cell>
          <table:table-cell office:value-type="float" office:value="258.663604736" calcext:value-type="float">
            <text:p>258.663604736</text:p>
          </table:table-cell>
          <table:table-cell office:value-type="float" office:value="71.263633728" calcext:value-type="float">
            <text:p>71.263633728</text:p>
          </table:table-cell>
          <table:table-cell/>
          <table:table-cell office:value-type="float" office:value="1.59167510347181E+018" calcext:value-type="float">
            <text:p>1.59167510347181E+018</text:p>
          </table:table-cell>
          <table:table-cell office:value-type="float" office:value="4132" calcext:value-type="float">
            <text:p>4132</text:p>
          </table:table-cell>
          <table:table-cell office:value-type="float" office:value="1.59167510345489E+018" calcext:value-type="float">
            <text:p>1.591675103454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50006E+018" calcext:value-type="float">
            <text:p>1.59167510350006E+018</text:p>
          </table:table-cell>
          <table:table-cell office:value-type="float" office:value="4134" calcext:value-type="float">
            <text:p>4134</text:p>
          </table:table-cell>
          <table:table-cell office:value-type="float" office:value="1.59167510348538E+018" calcext:value-type="float">
            <text:p>1.59167510348538E+018</text:p>
          </table:table-cell>
          <table:table-cell/>
          <table:table-cell office:value-type="float" office:value="95.4787368774" calcext:value-type="float">
            <text:p>95.4787368774</text:p>
          </table:table-cell>
          <table:table-cell office:value-type="float" office:value="70.5180740356" calcext:value-type="float">
            <text:p>70.5180740356</text:p>
          </table:table-cell>
          <table:table-cell office:value-type="float" office:value="0.404971063137" calcext:value-type="float">
            <text:p>0.404971063137</text:p>
          </table:table-cell>
          <table:table-cell office:value-type="float" office:value="399.541778564" calcext:value-type="float">
            <text:p>399.541778564</text:p>
          </table:table-cell>
          <table:table-cell office:value-type="float" office:value="259.979705811" calcext:value-type="float">
            <text:p>259.979705811</text:p>
          </table:table-cell>
          <table:table-cell office:value-type="float" office:value="71.263633728" calcext:value-type="float">
            <text:p>71.263633728</text:p>
          </table:table-cell>
          <table:table-cell/>
          <table:table-cell office:value-type="float" office:value="1.59167510350074E+018" calcext:value-type="float">
            <text:p>1.59167510350074E+018</text:p>
          </table:table-cell>
          <table:table-cell office:value-type="float" office:value="4133" calcext:value-type="float">
            <text:p>4133</text:p>
          </table:table-cell>
          <table:table-cell office:value-type="float" office:value="1.59167510348538E+018" calcext:value-type="float">
            <text:p>1.5916751034853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53134E+018" calcext:value-type="float">
            <text:p>1.59167510353134E+018</text:p>
          </table:table-cell>
          <table:table-cell office:value-type="float" office:value="4135" calcext:value-type="float">
            <text:p>4135</text:p>
          </table:table-cell>
          <table:table-cell office:value-type="float" office:value="1.5916751035173E+018" calcext:value-type="float">
            <text:p>1.5916751035173E+018</text:p>
          </table:table-cell>
          <table:table-cell/>
          <table:table-cell office:value-type="float" office:value="100.693397522" calcext:value-type="float">
            <text:p>100.693397522</text:p>
          </table:table-cell>
          <table:table-cell office:value-type="float" office:value="69.8307037354" calcext:value-type="float">
            <text:p>69.8307037354</text:p>
          </table:table-cell>
          <table:table-cell office:value-type="float" office:value="0.249330729246" calcext:value-type="float">
            <text:p>0.249330729246</text:p>
          </table:table-cell>
          <table:table-cell office:value-type="float" office:value="401.957214355" calcext:value-type="float">
            <text:p>401.957214355</text:p>
          </table:table-cell>
          <table:table-cell office:value-type="float" office:value="259.179168701" calcext:value-type="float">
            <text:p>259.179168701</text:p>
          </table:table-cell>
          <table:table-cell office:value-type="float" office:value="71.3000717163" calcext:value-type="float">
            <text:p>71.3000717163</text:p>
          </table:table-cell>
          <table:table-cell/>
          <table:table-cell office:value-type="float" office:value="1.59167510353307E+018" calcext:value-type="float">
            <text:p>1.59167510353307E+018</text:p>
          </table:table-cell>
          <table:table-cell office:value-type="float" office:value="4134" calcext:value-type="float">
            <text:p>4134</text:p>
          </table:table-cell>
          <table:table-cell office:value-type="float" office:value="1.5916751035173E+018" calcext:value-type="float">
            <text:p>1.59167510351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56559E+018" calcext:value-type="float">
            <text:p>1.59167510356559E+018</text:p>
          </table:table-cell>
          <table:table-cell office:value-type="float" office:value="4136" calcext:value-type="float">
            <text:p>4136</text:p>
          </table:table-cell>
          <table:table-cell office:value-type="float" office:value="1.59167510354929E+018" calcext:value-type="float">
            <text:p>1.59167510354929E+018</text:p>
          </table:table-cell>
          <table:table-cell/>
          <table:table-cell office:value-type="float" office:value="100.234283447" calcext:value-type="float">
            <text:p>100.234283447</text:p>
          </table:table-cell>
          <table:table-cell office:value-type="float" office:value="68.6980895996" calcext:value-type="float">
            <text:p>68.6980895996</text:p>
          </table:table-cell>
          <table:table-cell office:value-type="float" office:value="0.241318881512" calcext:value-type="float">
            <text:p>0.241318881512</text:p>
          </table:table-cell>
          <table:table-cell office:value-type="float" office:value="401.954284668" calcext:value-type="float">
            <text:p>401.954284668</text:p>
          </table:table-cell>
          <table:table-cell office:value-type="float" office:value="258.511871338" calcext:value-type="float">
            <text:p>258.511871338</text:p>
          </table:table-cell>
          <table:table-cell office:value-type="float" office:value="71.3000717163" calcext:value-type="float">
            <text:p>71.3000717163</text:p>
          </table:table-cell>
          <table:table-cell/>
          <table:table-cell office:value-type="float" office:value="1.59167510356729E+018" calcext:value-type="float">
            <text:p>1.59167510356729E+018</text:p>
          </table:table-cell>
          <table:table-cell office:value-type="float" office:value="4135" calcext:value-type="float">
            <text:p>4135</text:p>
          </table:table-cell>
          <table:table-cell office:value-type="float" office:value="1.59167510354929E+018" calcext:value-type="float">
            <text:p>1.591675103549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6091E+018" calcext:value-type="float">
            <text:p>1.5916751036091E+018</text:p>
          </table:table-cell>
          <table:table-cell office:value-type="float" office:value="4137" calcext:value-type="float">
            <text:p>4137</text:p>
          </table:table-cell>
          <table:table-cell office:value-type="float" office:value="1.59167510358526E+018" calcext:value-type="float">
            <text:p>1.59167510358526E+018</text:p>
          </table:table-cell>
          <table:table-cell/>
          <table:table-cell office:value-type="float" office:value="100.211677551" calcext:value-type="float">
            <text:p>100.211677551</text:p>
          </table:table-cell>
          <table:table-cell office:value-type="float" office:value="69.5633850098" calcext:value-type="float">
            <text:p>69.5633850098</text:p>
          </table:table-cell>
          <table:table-cell office:value-type="float" office:value="0.194073736668" calcext:value-type="float">
            <text:p>0.194073736668</text:p>
          </table:table-cell>
          <table:table-cell office:value-type="float" office:value="401.722900391" calcext:value-type="float">
            <text:p>401.722900391</text:p>
          </table:table-cell>
          <table:table-cell office:value-type="float" office:value="257.872161865" calcext:value-type="float">
            <text:p>257.872161865</text:p>
          </table:table-cell>
          <table:table-cell office:value-type="float" office:value="71.1529464722" calcext:value-type="float">
            <text:p>71.1529464722</text:p>
          </table:table-cell>
          <table:table-cell/>
          <table:table-cell office:value-type="float" office:value="1.59167510361075E+018" calcext:value-type="float">
            <text:p>1.59167510361075E+018</text:p>
          </table:table-cell>
          <table:table-cell office:value-type="float" office:value="4136" calcext:value-type="float">
            <text:p>4136</text:p>
          </table:table-cell>
          <table:table-cell office:value-type="float" office:value="1.59167510358526E+018" calcext:value-type="float">
            <text:p>1.5916751035852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63817E+018" calcext:value-type="float">
            <text:p>1.59167510363817E+018</text:p>
          </table:table-cell>
          <table:table-cell office:value-type="float" office:value="4138" calcext:value-type="float">
            <text:p>4138</text:p>
          </table:table-cell>
          <table:table-cell office:value-type="float" office:value="1.59167510362369E+018" calcext:value-type="float">
            <text:p>1.59167510362369E+018</text:p>
          </table:table-cell>
          <table:table-cell/>
          <table:table-cell office:value-type="float" office:value="100.103309631" calcext:value-type="float">
            <text:p>100.103309631</text:p>
          </table:table-cell>
          <table:table-cell office:value-type="float" office:value="70.5765533447" calcext:value-type="float">
            <text:p>70.5765533447</text:p>
          </table:table-cell>
          <table:table-cell office:value-type="float" office:value="0.224042281508" calcext:value-type="float">
            <text:p>0.224042281508</text:p>
          </table:table-cell>
          <table:table-cell office:value-type="float" office:value="401.265655518" calcext:value-type="float">
            <text:p>401.265655518</text:p>
          </table:table-cell>
          <table:table-cell office:value-type="float" office:value="258.523803711" calcext:value-type="float">
            <text:p>258.523803711</text:p>
          </table:table-cell>
          <table:table-cell office:value-type="float" office:value="71.1529464722" calcext:value-type="float">
            <text:p>71.1529464722</text:p>
          </table:table-cell>
          <table:table-cell/>
          <table:table-cell office:value-type="float" office:value="1.59167510363934E+018" calcext:value-type="float">
            <text:p>1.59167510363934E+018</text:p>
          </table:table-cell>
          <table:table-cell office:value-type="float" office:value="4137" calcext:value-type="float">
            <text:p>4137</text:p>
          </table:table-cell>
          <table:table-cell office:value-type="float" office:value="1.59167510362369E+018" calcext:value-type="float">
            <text:p>1.5916751036236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679E+018" calcext:value-type="float">
            <text:p>1.591675103679E+018</text:p>
          </table:table-cell>
          <table:table-cell office:value-type="float" office:value="4139" calcext:value-type="float">
            <text:p>4139</text:p>
          </table:table-cell>
          <table:table-cell office:value-type="float" office:value="1.59167510366043E+018" calcext:value-type="float">
            <text:p>1.59167510366043E+018</text:p>
          </table:table-cell>
          <table:table-cell/>
          <table:table-cell office:value-type="float" office:value="101.049041748" calcext:value-type="float">
            <text:p>101.049041748</text:p>
          </table:table-cell>
          <table:table-cell office:value-type="float" office:value="71.1055908203" calcext:value-type="float">
            <text:p>71.1055908203</text:p>
          </table:table-cell>
          <table:table-cell office:value-type="float" office:value="0.0377107597888" calcext:value-type="float">
            <text:p>0.0377107597888</text:p>
          </table:table-cell>
          <table:table-cell office:value-type="float" office:value="402.595458984" calcext:value-type="float">
            <text:p>402.595458984</text:p>
          </table:table-cell>
          <table:table-cell office:value-type="float" office:value="256.280090332" calcext:value-type="float">
            <text:p>256.280090332</text:p>
          </table:table-cell>
          <table:table-cell office:value-type="float" office:value="71.1574478149" calcext:value-type="float">
            <text:p>71.1574478149</text:p>
          </table:table-cell>
          <table:table-cell/>
          <table:table-cell office:value-type="float" office:value="1.59167510367921E+018" calcext:value-type="float">
            <text:p>1.59167510367921E+018</text:p>
          </table:table-cell>
          <table:table-cell office:value-type="float" office:value="4138" calcext:value-type="float">
            <text:p>4138</text:p>
          </table:table-cell>
          <table:table-cell office:value-type="float" office:value="1.59167510366043E+018" calcext:value-type="float">
            <text:p>1.5916751036604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70977E+018" calcext:value-type="float">
            <text:p>1.59167510370977E+018</text:p>
          </table:table-cell>
          <table:table-cell office:value-type="float" office:value="4140" calcext:value-type="float">
            <text:p>4140</text:p>
          </table:table-cell>
          <table:table-cell office:value-type="float" office:value="1.59167510369265E+018" calcext:value-type="float">
            <text:p>1.59167510369265E+018</text:p>
          </table:table-cell>
          <table:table-cell/>
          <table:table-cell office:value-type="float" office:value="103.967590332" calcext:value-type="float">
            <text:p>103.967590332</text:p>
          </table:table-cell>
          <table:table-cell office:value-type="float" office:value="70.7332992554" calcext:value-type="float">
            <text:p>70.7332992554</text:p>
          </table:table-cell>
          <table:table-cell office:value-type="float" office:value="0.0132798524573" calcext:value-type="float">
            <text:p>0.0132798524573</text:p>
          </table:table-cell>
          <table:table-cell office:value-type="float" office:value="403.283538818" calcext:value-type="float">
            <text:p>403.283538818</text:p>
          </table:table-cell>
          <table:table-cell office:value-type="float" office:value="256.058044434" calcext:value-type="float">
            <text:p>256.058044434</text:p>
          </table:table-cell>
          <table:table-cell office:value-type="float" office:value="71.1574478149" calcext:value-type="float">
            <text:p>71.1574478149</text:p>
          </table:table-cell>
          <table:table-cell/>
          <table:table-cell office:value-type="float" office:value="1.59167510371011E+018" calcext:value-type="float">
            <text:p>1.59167510371011E+018</text:p>
          </table:table-cell>
          <table:table-cell office:value-type="float" office:value="4139" calcext:value-type="float">
            <text:p>4139</text:p>
          </table:table-cell>
          <table:table-cell office:value-type="float" office:value="1.59167510369265E+018" calcext:value-type="float">
            <text:p>1.5916751036926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73498E+018" calcext:value-type="float">
            <text:p>1.59167510373498E+018</text:p>
          </table:table-cell>
          <table:table-cell office:value-type="float" office:value="4141" calcext:value-type="float">
            <text:p>4141</text:p>
          </table:table-cell>
          <table:table-cell office:value-type="float" office:value="1.59167510371789E+018" calcext:value-type="float">
            <text:p>1.59167510371789E+018</text:p>
          </table:table-cell>
          <table:table-cell/>
          <table:table-cell office:value-type="float" office:value="97.7702331543" calcext:value-type="float">
            <text:p>97.7702331543</text:p>
          </table:table-cell>
          <table:table-cell office:value-type="float" office:value="73.0107040405" calcext:value-type="float">
            <text:p>73.0107040405</text:p>
          </table:table-cell>
          <table:table-cell office:value-type="float" office:value="-0.106018580496" calcext:value-type="float">
            <text:p>-0.106018580496</text:p>
          </table:table-cell>
          <table:table-cell office:value-type="float" office:value="401.896820068" calcext:value-type="float">
            <text:p>401.896820068</text:p>
          </table:table-cell>
          <table:table-cell office:value-type="float" office:value="254.442855835" calcext:value-type="float">
            <text:p>254.442855835</text:p>
          </table:table-cell>
          <table:table-cell office:value-type="float" office:value="71.1850967407" calcext:value-type="float">
            <text:p>71.1850967407</text:p>
          </table:table-cell>
          <table:table-cell/>
          <table:table-cell office:value-type="float" office:value="1.59167510373626E+018" calcext:value-type="float">
            <text:p>1.59167510373626E+018</text:p>
          </table:table-cell>
          <table:table-cell office:value-type="float" office:value="4140" calcext:value-type="float">
            <text:p>4140</text:p>
          </table:table-cell>
          <table:table-cell office:value-type="float" office:value="1.59167510371789E+018" calcext:value-type="float">
            <text:p>1.591675103717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77621E+018" calcext:value-type="float">
            <text:p>1.59167510377621E+018</text:p>
          </table:table-cell>
          <table:table-cell office:value-type="float" office:value="4142" calcext:value-type="float">
            <text:p>4142</text:p>
          </table:table-cell>
          <table:table-cell office:value-type="float" office:value="1.59167510375924E+018" calcext:value-type="float">
            <text:p>1.59167510375924E+018</text:p>
          </table:table-cell>
          <table:table-cell/>
          <table:table-cell office:value-type="float" office:value="94.9309616089" calcext:value-type="float">
            <text:p>94.9309616089</text:p>
          </table:table-cell>
          <table:table-cell office:value-type="float" office:value="74.1001815796" calcext:value-type="float">
            <text:p>74.1001815796</text:p>
          </table:table-cell>
          <table:table-cell office:value-type="float" office:value="-0.0885897874832" calcext:value-type="float">
            <text:p>-0.0885897874832</text:p>
          </table:table-cell>
          <table:table-cell office:value-type="float" office:value="401.97064209" calcext:value-type="float">
            <text:p>401.97064209</text:p>
          </table:table-cell>
          <table:table-cell office:value-type="float" office:value="255.775756836" calcext:value-type="float">
            <text:p>255.775756836</text:p>
          </table:table-cell>
          <table:table-cell office:value-type="float" office:value="71.1850967407" calcext:value-type="float">
            <text:p>71.1850967407</text:p>
          </table:table-cell>
          <table:table-cell/>
          <table:table-cell office:value-type="float" office:value="1.5916751037756E+018" calcext:value-type="float">
            <text:p>1.5916751037756E+018</text:p>
          </table:table-cell>
          <table:table-cell office:value-type="float" office:value="4141" calcext:value-type="float">
            <text:p>4141</text:p>
          </table:table-cell>
          <table:table-cell office:value-type="float" office:value="1.59167510375924E+018" calcext:value-type="float">
            <text:p>1.5916751037592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80055E+018" calcext:value-type="float">
            <text:p>1.59167510380055E+018</text:p>
          </table:table-cell>
          <table:table-cell office:value-type="float" office:value="4143" calcext:value-type="float">
            <text:p>4143</text:p>
          </table:table-cell>
          <table:table-cell office:value-type="float" office:value="1.59167510378574E+018" calcext:value-type="float">
            <text:p>1.59167510378574E+018</text:p>
          </table:table-cell>
          <table:table-cell/>
          <table:table-cell office:value-type="float" office:value="99.9924545288" calcext:value-type="float">
            <text:p>99.9924545288</text:p>
          </table:table-cell>
          <table:table-cell office:value-type="float" office:value="72.7070007324" calcext:value-type="float">
            <text:p>72.7070007324</text:p>
          </table:table-cell>
          <table:table-cell office:value-type="float" office:value="-0.0825859606266" calcext:value-type="float">
            <text:p>-0.0825859606266</text:p>
          </table:table-cell>
          <table:table-cell office:value-type="float" office:value="402.332946777" calcext:value-type="float">
            <text:p>402.332946777</text:p>
          </table:table-cell>
          <table:table-cell office:value-type="float" office:value="254.725357056" calcext:value-type="float">
            <text:p>254.725357056</text:p>
          </table:table-cell>
          <table:table-cell office:value-type="float" office:value="71.3907470703" calcext:value-type="float">
            <text:p>71.3907470703</text:p>
          </table:table-cell>
          <table:table-cell/>
          <table:table-cell office:value-type="float" office:value="1.59167510380279E+018" calcext:value-type="float">
            <text:p>1.59167510380279E+018</text:p>
          </table:table-cell>
          <table:table-cell office:value-type="float" office:value="4142" calcext:value-type="float">
            <text:p>4142</text:p>
          </table:table-cell>
          <table:table-cell office:value-type="float" office:value="1.59167510378574E+018" calcext:value-type="float">
            <text:p>1.591675103785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83558E+018" calcext:value-type="float">
            <text:p>1.59167510383558E+018</text:p>
          </table:table-cell>
          <table:table-cell office:value-type="float" office:value="4144" calcext:value-type="float">
            <text:p>4144</text:p>
          </table:table-cell>
          <table:table-cell office:value-type="float" office:value="1.59167510381992E+018" calcext:value-type="float">
            <text:p>1.59167510381992E+018</text:p>
          </table:table-cell>
          <table:table-cell/>
          <table:table-cell office:value-type="float" office:value="99.5792236328" calcext:value-type="float">
            <text:p>99.5792236328</text:p>
          </table:table-cell>
          <table:table-cell office:value-type="float" office:value="71.6909484863" calcext:value-type="float">
            <text:p>71.6909484863</text:p>
          </table:table-cell>
          <table:table-cell office:value-type="float" office:value="-0.110245682299" calcext:value-type="float">
            <text:p>-0.110245682299</text:p>
          </table:table-cell>
          <table:table-cell office:value-type="float" office:value="402.116699219" calcext:value-type="float">
            <text:p>402.116699219</text:p>
          </table:table-cell>
          <table:table-cell office:value-type="float" office:value="254.293228149" calcext:value-type="float">
            <text:p>254.293228149</text:p>
          </table:table-cell>
          <table:table-cell office:value-type="float" office:value="71.3907470703" calcext:value-type="float">
            <text:p>71.3907470703</text:p>
          </table:table-cell>
          <table:table-cell/>
          <table:table-cell office:value-type="float" office:value="1.59167510383725E+018" calcext:value-type="float">
            <text:p>1.59167510383725E+018</text:p>
          </table:table-cell>
          <table:table-cell office:value-type="float" office:value="4143" calcext:value-type="float">
            <text:p>4143</text:p>
          </table:table-cell>
          <table:table-cell office:value-type="float" office:value="1.59167510381992E+018" calcext:value-type="float">
            <text:p>1.591675103819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87229E+018" calcext:value-type="float">
            <text:p>1.59167510387229E+018</text:p>
          </table:table-cell>
          <table:table-cell office:value-type="float" office:value="4145" calcext:value-type="float">
            <text:p>4145</text:p>
          </table:table-cell>
          <table:table-cell office:value-type="float" office:value="1.59167510385547E+018" calcext:value-type="float">
            <text:p>1.59167510385547E+018</text:p>
          </table:table-cell>
          <table:table-cell/>
          <table:table-cell office:value-type="float" office:value="101.739555359" calcext:value-type="float">
            <text:p>101.739555359</text:p>
          </table:table-cell>
          <table:table-cell office:value-type="float" office:value="71.9162139893" calcext:value-type="float">
            <text:p>71.9162139893</text:p>
          </table:table-cell>
          <table:table-cell office:value-type="float" office:value="-0.157185092568" calcext:value-type="float">
            <text:p>-0.157185092568</text:p>
          </table:table-cell>
          <table:table-cell office:value-type="float" office:value="403.660644531" calcext:value-type="float">
            <text:p>403.660644531</text:p>
          </table:table-cell>
          <table:table-cell office:value-type="float" office:value="253.45753479" calcext:value-type="float">
            <text:p>253.45753479</text:p>
          </table:table-cell>
          <table:table-cell office:value-type="float" office:value="71.402923584" calcext:value-type="float">
            <text:p>71.402923584</text:p>
          </table:table-cell>
          <table:table-cell/>
          <table:table-cell office:value-type="float" office:value="1.59167510387391E+018" calcext:value-type="float">
            <text:p>1.59167510387391E+018</text:p>
          </table:table-cell>
          <table:table-cell office:value-type="float" office:value="4144" calcext:value-type="float">
            <text:p>4144</text:p>
          </table:table-cell>
          <table:table-cell office:value-type="float" office:value="1.59167510385547E+018" calcext:value-type="float">
            <text:p>1.591675103855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90022E+018" calcext:value-type="float">
            <text:p>1.59167510390022E+018</text:p>
          </table:table-cell>
          <table:table-cell office:value-type="float" office:value="4146" calcext:value-type="float">
            <text:p>4146</text:p>
          </table:table-cell>
          <table:table-cell office:value-type="float" office:value="1.59167510388531E+018" calcext:value-type="float">
            <text:p>1.59167510388531E+018</text:p>
          </table:table-cell>
          <table:table-cell/>
          <table:table-cell office:value-type="float" office:value="102.108390808" calcext:value-type="float">
            <text:p>102.108390808</text:p>
          </table:table-cell>
          <table:table-cell office:value-type="float" office:value="71.7035446167" calcext:value-type="float">
            <text:p>71.7035446167</text:p>
          </table:table-cell>
          <table:table-cell office:value-type="float" office:value="-0.185602217913" calcext:value-type="float">
            <text:p>-0.185602217913</text:p>
          </table:table-cell>
          <table:table-cell office:value-type="float" office:value="404.04284668" calcext:value-type="float">
            <text:p>404.04284668</text:p>
          </table:table-cell>
          <table:table-cell office:value-type="float" office:value="253.678985596" calcext:value-type="float">
            <text:p>253.678985596</text:p>
          </table:table-cell>
          <table:table-cell office:value-type="float" office:value="71.402923584" calcext:value-type="float">
            <text:p>71.402923584</text:p>
          </table:table-cell>
          <table:table-cell/>
          <table:table-cell office:value-type="float" office:value="1.59167510390192E+018" calcext:value-type="float">
            <text:p>1.59167510390192E+018</text:p>
          </table:table-cell>
          <table:table-cell office:value-type="float" office:value="4145" calcext:value-type="float">
            <text:p>4145</text:p>
          </table:table-cell>
          <table:table-cell office:value-type="float" office:value="1.59167510388531E+018" calcext:value-type="float">
            <text:p>1.591675103885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93014E+018" calcext:value-type="float">
            <text:p>1.59167510393014E+018</text:p>
          </table:table-cell>
          <table:table-cell office:value-type="float" office:value="4147" calcext:value-type="float">
            <text:p>4147</text:p>
          </table:table-cell>
          <table:table-cell office:value-type="float" office:value="1.59167510391714E+018" calcext:value-type="float">
            <text:p>1.59167510391714E+018</text:p>
          </table:table-cell>
          <table:table-cell/>
          <table:table-cell office:value-type="float" office:value="97.7108917236" calcext:value-type="float">
            <text:p>97.7108917236</text:p>
          </table:table-cell>
          <table:table-cell office:value-type="float" office:value="71.4006881714" calcext:value-type="float">
            <text:p>71.4006881714</text:p>
          </table:table-cell>
          <table:table-cell office:value-type="float" office:value="-0.223308324814" calcext:value-type="float">
            <text:p>-0.223308324814</text:p>
          </table:table-cell>
          <table:table-cell office:value-type="float" office:value="402.300628662" calcext:value-type="float">
            <text:p>402.300628662</text:p>
          </table:table-cell>
          <table:table-cell office:value-type="float" office:value="253.46673584" calcext:value-type="float">
            <text:p>253.46673584</text:p>
          </table:table-cell>
          <table:table-cell office:value-type="float" office:value="71.3312072754" calcext:value-type="float">
            <text:p>71.3312072754</text:p>
          </table:table-cell>
          <table:table-cell/>
          <table:table-cell office:value-type="float" office:value="1.59167510393257E+018" calcext:value-type="float">
            <text:p>1.59167510393257E+018</text:p>
          </table:table-cell>
          <table:table-cell office:value-type="float" office:value="4146" calcext:value-type="float">
            <text:p>4146</text:p>
          </table:table-cell>
          <table:table-cell office:value-type="float" office:value="1.59167510391714E+018" calcext:value-type="float">
            <text:p>1.5916751039171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396978E+018" calcext:value-type="float">
            <text:p>1.59167510396978E+018</text:p>
          </table:table-cell>
          <table:table-cell office:value-type="float" office:value="4148" calcext:value-type="float">
            <text:p>4148</text:p>
          </table:table-cell>
          <table:table-cell office:value-type="float" office:value="1.59167510395352E+018" calcext:value-type="float">
            <text:p>1.59167510395352E+018</text:p>
          </table:table-cell>
          <table:table-cell/>
          <table:table-cell office:value-type="float" office:value="100.583473206" calcext:value-type="float">
            <text:p>100.583473206</text:p>
          </table:table-cell>
          <table:table-cell office:value-type="float" office:value="71.0068206787" calcext:value-type="float">
            <text:p>71.0068206787</text:p>
          </table:table-cell>
          <table:table-cell office:value-type="float" office:value="-0.397144168615" calcext:value-type="float">
            <text:p>-0.397144168615</text:p>
          </table:table-cell>
          <table:table-cell office:value-type="float" office:value="402.37902832" calcext:value-type="float">
            <text:p>402.37902832</text:p>
          </table:table-cell>
          <table:table-cell office:value-type="float" office:value="251.364181519" calcext:value-type="float">
            <text:p>251.364181519</text:p>
          </table:table-cell>
          <table:table-cell office:value-type="float" office:value="71.3312072754" calcext:value-type="float">
            <text:p>71.3312072754</text:p>
          </table:table-cell>
          <table:table-cell/>
          <table:table-cell office:value-type="float" office:value="1.59167510397082E+018" calcext:value-type="float">
            <text:p>1.59167510397082E+018</text:p>
          </table:table-cell>
          <table:table-cell office:value-type="float" office:value="4147" calcext:value-type="float">
            <text:p>4147</text:p>
          </table:table-cell>
          <table:table-cell office:value-type="float" office:value="1.59167510395352E+018" calcext:value-type="float">
            <text:p>1.591675103953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00293E+018" calcext:value-type="float">
            <text:p>1.59167510400293E+018</text:p>
          </table:table-cell>
          <table:table-cell office:value-type="float" office:value="4149" calcext:value-type="float">
            <text:p>4149</text:p>
          </table:table-cell>
          <table:table-cell office:value-type="float" office:value="1.59167510398531E+018" calcext:value-type="float">
            <text:p>1.59167510398531E+018</text:p>
          </table:table-cell>
          <table:table-cell/>
          <table:table-cell office:value-type="float" office:value="98.5704040527" calcext:value-type="float">
            <text:p>98.5704040527</text:p>
          </table:table-cell>
          <table:table-cell office:value-type="float" office:value="70.9248580933" calcext:value-type="float">
            <text:p>70.9248580933</text:p>
          </table:table-cell>
          <table:table-cell office:value-type="float" office:value="-0.467453151941" calcext:value-type="float">
            <text:p>-0.467453151941</text:p>
          </table:table-cell>
          <table:table-cell office:value-type="float" office:value="401.245758057" calcext:value-type="float">
            <text:p>401.245758057</text:p>
          </table:table-cell>
          <table:table-cell office:value-type="float" office:value="249.818496704" calcext:value-type="float">
            <text:p>249.818496704</text:p>
          </table:table-cell>
          <table:table-cell office:value-type="float" office:value="71.3147506714" calcext:value-type="float">
            <text:p>71.3147506714</text:p>
          </table:table-cell>
          <table:table-cell/>
          <table:table-cell office:value-type="float" office:value="1.59167510400446E+018" calcext:value-type="float">
            <text:p>1.59167510400446E+018</text:p>
          </table:table-cell>
          <table:table-cell office:value-type="float" office:value="4148" calcext:value-type="float">
            <text:p>4148</text:p>
          </table:table-cell>
          <table:table-cell office:value-type="float" office:value="1.59167510398531E+018" calcext:value-type="float">
            <text:p>1.591675103985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03544E+018" calcext:value-type="float">
            <text:p>1.59167510403544E+018</text:p>
          </table:table-cell>
          <table:table-cell office:value-type="float" office:value="4150" calcext:value-type="float">
            <text:p>4150</text:p>
          </table:table-cell>
          <table:table-cell office:value-type="float" office:value="1.59167510401724E+018" calcext:value-type="float">
            <text:p>1.59167510401724E+018</text:p>
          </table:table-cell>
          <table:table-cell/>
          <table:table-cell office:value-type="float" office:value="102.490097046" calcext:value-type="float">
            <text:p>102.490097046</text:p>
          </table:table-cell>
          <table:table-cell office:value-type="float" office:value="72.5252990723" calcext:value-type="float">
            <text:p>72.5252990723</text:p>
          </table:table-cell>
          <table:table-cell office:value-type="float" office:value="-0.521635353565" calcext:value-type="float">
            <text:p>-0.521635353565</text:p>
          </table:table-cell>
          <table:table-cell office:value-type="float" office:value="402.295501709" calcext:value-type="float">
            <text:p>402.295501709</text:p>
          </table:table-cell>
          <table:table-cell office:value-type="float" office:value="246.641067505" calcext:value-type="float">
            <text:p>246.641067505</text:p>
          </table:table-cell>
          <table:table-cell office:value-type="float" office:value="71.3147506714" calcext:value-type="float">
            <text:p>71.3147506714</text:p>
          </table:table-cell>
          <table:table-cell/>
          <table:table-cell office:value-type="float" office:value="1.59167510403703E+018" calcext:value-type="float">
            <text:p>1.59167510403703E+018</text:p>
          </table:table-cell>
          <table:table-cell office:value-type="float" office:value="4149" calcext:value-type="float">
            <text:p>4149</text:p>
          </table:table-cell>
          <table:table-cell office:value-type="float" office:value="1.59167510401724E+018" calcext:value-type="float">
            <text:p>1.5916751040172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08063E+018" calcext:value-type="float">
            <text:p>1.59167510408063E+018</text:p>
          </table:table-cell>
          <table:table-cell office:value-type="float" office:value="4151" calcext:value-type="float">
            <text:p>4151</text:p>
          </table:table-cell>
          <table:table-cell office:value-type="float" office:value="1.59167510405894E+018" calcext:value-type="float">
            <text:p>1.59167510405894E+018</text:p>
          </table:table-cell>
          <table:table-cell/>
          <table:table-cell office:value-type="float" office:value="100.857841492" calcext:value-type="float">
            <text:p>100.857841492</text:p>
          </table:table-cell>
          <table:table-cell office:value-type="float" office:value="71.5786819458" calcext:value-type="float">
            <text:p>71.5786819458</text:p>
          </table:table-cell>
          <table:table-cell office:value-type="float" office:value="-0.729630112648" calcext:value-type="float">
            <text:p>-0.729630112648</text:p>
          </table:table-cell>
          <table:table-cell office:value-type="float" office:value="400.688751221" calcext:value-type="float">
            <text:p>400.688751221</text:p>
          </table:table-cell>
          <table:table-cell office:value-type="float" office:value="245.076965332" calcext:value-type="float">
            <text:p>245.076965332</text:p>
          </table:table-cell>
          <table:table-cell office:value-type="float" office:value="71.4272232056" calcext:value-type="float">
            <text:p>71.4272232056</text:p>
          </table:table-cell>
          <table:table-cell/>
          <table:table-cell office:value-type="float" office:value="1.59167510408217E+018" calcext:value-type="float">
            <text:p>1.59167510408217E+018</text:p>
          </table:table-cell>
          <table:table-cell office:value-type="float" office:value="4150" calcext:value-type="float">
            <text:p>4150</text:p>
          </table:table-cell>
          <table:table-cell office:value-type="float" office:value="1.59167510405894E+018" calcext:value-type="float">
            <text:p>1.5916751040589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10542E+018" calcext:value-type="float">
            <text:p>1.59167510410542E+018</text:p>
          </table:table-cell>
          <table:table-cell office:value-type="float" office:value="4152" calcext:value-type="float">
            <text:p>4152</text:p>
          </table:table-cell>
          <table:table-cell office:value-type="float" office:value="1.59167510409107E+018" calcext:value-type="float">
            <text:p>1.59167510409107E+018</text:p>
          </table:table-cell>
          <table:table-cell/>
          <table:table-cell office:value-type="float" office:value="99.8204421997" calcext:value-type="float">
            <text:p>99.8204421997</text:p>
          </table:table-cell>
          <table:table-cell office:value-type="float" office:value="70.5989379883" calcext:value-type="float">
            <text:p>70.5989379883</text:p>
          </table:table-cell>
          <table:table-cell office:value-type="float" office:value="-0.727527976036" calcext:value-type="float">
            <text:p>-0.727527976036</text:p>
          </table:table-cell>
          <table:table-cell office:value-type="float" office:value="400.097442627" calcext:value-type="float">
            <text:p>400.097442627</text:p>
          </table:table-cell>
          <table:table-cell office:value-type="float" office:value="246.137496948" calcext:value-type="float">
            <text:p>246.137496948</text:p>
          </table:table-cell>
          <table:table-cell office:value-type="float" office:value="71.4272232056" calcext:value-type="float">
            <text:p>71.4272232056</text:p>
          </table:table-cell>
          <table:table-cell/>
          <table:table-cell office:value-type="float" office:value="1.59167510410705E+018" calcext:value-type="float">
            <text:p>1.59167510410705E+018</text:p>
          </table:table-cell>
          <table:table-cell office:value-type="float" office:value="4151" calcext:value-type="float">
            <text:p>4151</text:p>
          </table:table-cell>
          <table:table-cell office:value-type="float" office:value="1.59167510409107E+018" calcext:value-type="float">
            <text:p>1.5916751040910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13804E+018" calcext:value-type="float">
            <text:p>1.59167510413804E+018</text:p>
          </table:table-cell>
          <table:table-cell office:value-type="float" office:value="4153" calcext:value-type="float">
            <text:p>4153</text:p>
          </table:table-cell>
          <table:table-cell office:value-type="float" office:value="1.59167510412306E+018" calcext:value-type="float">
            <text:p>1.59167510412306E+018</text:p>
          </table:table-cell>
          <table:table-cell/>
          <table:table-cell office:value-type="float" office:value="104.314201355" calcext:value-type="float">
            <text:p>104.314201355</text:p>
          </table:table-cell>
          <table:table-cell office:value-type="float" office:value="72.6010894775" calcext:value-type="float">
            <text:p>72.6010894775</text:p>
          </table:table-cell>
          <table:table-cell office:value-type="float" office:value="-0.957219183445" calcext:value-type="float">
            <text:p>-0.957219183445</text:p>
          </table:table-cell>
          <table:table-cell office:value-type="float" office:value="399.102172852" calcext:value-type="float">
            <text:p>399.102172852</text:p>
          </table:table-cell>
          <table:table-cell office:value-type="float" office:value="242.391921997" calcext:value-type="float">
            <text:p>242.391921997</text:p>
          </table:table-cell>
          <table:table-cell office:value-type="float" office:value="71.4518966675" calcext:value-type="float">
            <text:p>71.4518966675</text:p>
          </table:table-cell>
          <table:table-cell/>
          <table:table-cell office:value-type="float" office:value="1.59167510413974E+018" calcext:value-type="float">
            <text:p>1.59167510413974E+018</text:p>
          </table:table-cell>
          <table:table-cell office:value-type="float" office:value="4152" calcext:value-type="float">
            <text:p>4152</text:p>
          </table:table-cell>
          <table:table-cell office:value-type="float" office:value="1.59167510412306E+018" calcext:value-type="float">
            <text:p>1.591675104123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18071E+018" calcext:value-type="float">
            <text:p>1.59167510418071E+018</text:p>
          </table:table-cell>
          <table:table-cell office:value-type="float" office:value="4154" calcext:value-type="float">
            <text:p>4154</text:p>
          </table:table-cell>
          <table:table-cell office:value-type="float" office:value="1.59167510415919E+018" calcext:value-type="float">
            <text:p>1.59167510415919E+018</text:p>
          </table:table-cell>
          <table:table-cell/>
          <table:table-cell office:value-type="float" office:value="102.208618164" calcext:value-type="float">
            <text:p>102.208618164</text:p>
          </table:table-cell>
          <table:table-cell office:value-type="float" office:value="71.8077926636" calcext:value-type="float">
            <text:p>71.8077926636</text:p>
          </table:table-cell>
          <table:table-cell office:value-type="float" office:value="-1.04249536991" calcext:value-type="float">
            <text:p>-1.04249536991</text:p>
          </table:table-cell>
          <table:table-cell office:value-type="float" office:value="398.050201416" calcext:value-type="float">
            <text:p>398.050201416</text:p>
          </table:table-cell>
          <table:table-cell office:value-type="float" office:value="242.845581055" calcext:value-type="float">
            <text:p>242.845581055</text:p>
          </table:table-cell>
          <table:table-cell office:value-type="float" office:value="71.4518966675" calcext:value-type="float">
            <text:p>71.4518966675</text:p>
          </table:table-cell>
          <table:table-cell/>
          <table:table-cell office:value-type="float" office:value="1.5916751041826E+018" calcext:value-type="float">
            <text:p>1.5916751041826E+018</text:p>
          </table:table-cell>
          <table:table-cell office:value-type="float" office:value="4153" calcext:value-type="float">
            <text:p>4153</text:p>
          </table:table-cell>
          <table:table-cell office:value-type="float" office:value="1.59167510415919E+018" calcext:value-type="float">
            <text:p>1.5916751041591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2069E+018" calcext:value-type="float">
            <text:p>1.5916751042069E+018</text:p>
          </table:table-cell>
          <table:table-cell office:value-type="float" office:value="4155" calcext:value-type="float">
            <text:p>4155</text:p>
          </table:table-cell>
          <table:table-cell office:value-type="float" office:value="1.59167510419121E+018" calcext:value-type="float">
            <text:p>1.59167510419121E+018</text:p>
          </table:table-cell>
          <table:table-cell/>
          <table:table-cell office:value-type="float" office:value="98.1248016357" calcext:value-type="float">
            <text:p>98.1248016357</text:p>
          </table:table-cell>
          <table:table-cell office:value-type="float" office:value="70.8945159912" calcext:value-type="float">
            <text:p>70.8945159912</text:p>
          </table:table-cell>
          <table:table-cell office:value-type="float" office:value="-0.995247006416" calcext:value-type="float">
            <text:p>-0.995247006416</text:p>
          </table:table-cell>
          <table:table-cell office:value-type="float" office:value="396.722839355" calcext:value-type="float">
            <text:p>396.722839355</text:p>
          </table:table-cell>
          <table:table-cell office:value-type="float" office:value="244.146255493" calcext:value-type="float">
            <text:p>244.146255493</text:p>
          </table:table-cell>
          <table:table-cell office:value-type="float" office:value="71.4725646973" calcext:value-type="float">
            <text:p>71.4725646973</text:p>
          </table:table-cell>
          <table:table-cell/>
          <table:table-cell office:value-type="float" office:value="1.59167510420797E+018" calcext:value-type="float">
            <text:p>1.59167510420797E+018</text:p>
          </table:table-cell>
          <table:table-cell office:value-type="float" office:value="4154" calcext:value-type="float">
            <text:p>4154</text:p>
          </table:table-cell>
          <table:table-cell office:value-type="float" office:value="1.59167510419121E+018" calcext:value-type="float">
            <text:p>1.5916751041912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23922E+018" calcext:value-type="float">
            <text:p>1.59167510423922E+018</text:p>
          </table:table-cell>
          <table:table-cell office:value-type="float" office:value="4156" calcext:value-type="float">
            <text:p>4156</text:p>
          </table:table-cell>
          <table:table-cell office:value-type="float" office:value="1.59167510422286E+018" calcext:value-type="float">
            <text:p>1.59167510422286E+018</text:p>
          </table:table-cell>
          <table:table-cell/>
          <table:table-cell office:value-type="float" office:value="103.239280701" calcext:value-type="float">
            <text:p>103.239280701</text:p>
          </table:table-cell>
          <table:table-cell office:value-type="float" office:value="70.3620986938" calcext:value-type="float">
            <text:p>70.3620986938</text:p>
          </table:table-cell>
          <table:table-cell office:value-type="float" office:value="-1.11978697777" calcext:value-type="float">
            <text:p>-1.11978697777</text:p>
          </table:table-cell>
          <table:table-cell office:value-type="float" office:value="397.008056641" calcext:value-type="float">
            <text:p>397.008056641</text:p>
          </table:table-cell>
          <table:table-cell office:value-type="float" office:value="241.745773315" calcext:value-type="float">
            <text:p>241.745773315</text:p>
          </table:table-cell>
          <table:table-cell office:value-type="float" office:value="71.4725646973" calcext:value-type="float">
            <text:p>71.4725646973</text:p>
          </table:table-cell>
          <table:table-cell/>
          <table:table-cell office:value-type="float" office:value="1.59167510424003E+018" calcext:value-type="float">
            <text:p>1.59167510424003E+018</text:p>
          </table:table-cell>
          <table:table-cell office:value-type="float" office:value="4155" calcext:value-type="float">
            <text:p>4155</text:p>
          </table:table-cell>
          <table:table-cell office:value-type="float" office:value="1.59167510422286E+018" calcext:value-type="float">
            <text:p>1.591675104222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27372E+018" calcext:value-type="float">
            <text:p>1.59167510427372E+018</text:p>
          </table:table-cell>
          <table:table-cell office:value-type="float" office:value="4157" calcext:value-type="float">
            <text:p>4157</text:p>
          </table:table-cell>
          <table:table-cell office:value-type="float" office:value="1.59167510425886E+018" calcext:value-type="float">
            <text:p>1.59167510425886E+018</text:p>
          </table:table-cell>
          <table:table-cell/>
          <table:table-cell office:value-type="float" office:value="112.316192627" calcext:value-type="float">
            <text:p>112.316192627</text:p>
          </table:table-cell>
          <table:table-cell office:value-type="float" office:value="71.3958129883" calcext:value-type="float">
            <text:p>71.3958129883</text:p>
          </table:table-cell>
          <table:table-cell office:value-type="float" office:value="-1.26584875584" calcext:value-type="float">
            <text:p>-1.26584875584</text:p>
          </table:table-cell>
          <table:table-cell office:value-type="float" office:value="396.245910645" calcext:value-type="float">
            <text:p>396.245910645</text:p>
          </table:table-cell>
          <table:table-cell office:value-type="float" office:value="237.903884888" calcext:value-type="float">
            <text:p>237.903884888</text:p>
          </table:table-cell>
          <table:table-cell office:value-type="float" office:value="71.366859436" calcext:value-type="float">
            <text:p>71.366859436</text:p>
          </table:table-cell>
          <table:table-cell/>
          <table:table-cell office:value-type="float" office:value="1.59167510427499E+018" calcext:value-type="float">
            <text:p>1.59167510427499E+018</text:p>
          </table:table-cell>
          <table:table-cell office:value-type="float" office:value="4156" calcext:value-type="float">
            <text:p>4156</text:p>
          </table:table-cell>
          <table:table-cell office:value-type="float" office:value="1.59167510425886E+018" calcext:value-type="float">
            <text:p>1.591675104258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31006E+018" calcext:value-type="float">
            <text:p>1.59167510431006E+018</text:p>
          </table:table-cell>
          <table:table-cell office:value-type="float" office:value="4158" calcext:value-type="float">
            <text:p>4158</text:p>
          </table:table-cell>
          <table:table-cell office:value-type="float" office:value="1.59167510429171E+018" calcext:value-type="float">
            <text:p>1.59167510429171E+018</text:p>
          </table:table-cell>
          <table:table-cell/>
          <table:table-cell office:value-type="float" office:value="101.746887207" calcext:value-type="float">
            <text:p>101.746887207</text:p>
          </table:table-cell>
          <table:table-cell office:value-type="float" office:value="70.2155075073" calcext:value-type="float">
            <text:p>70.2155075073</text:p>
          </table:table-cell>
          <table:table-cell office:value-type="float" office:value="-1.22356641293" calcext:value-type="float">
            <text:p>-1.22356641293</text:p>
          </table:table-cell>
          <table:table-cell office:value-type="float" office:value="395.828308105" calcext:value-type="float">
            <text:p>395.828308105</text:p>
          </table:table-cell>
          <table:table-cell office:value-type="float" office:value="241.266708374" calcext:value-type="float">
            <text:p>241.266708374</text:p>
          </table:table-cell>
          <table:table-cell office:value-type="float" office:value="71.366859436" calcext:value-type="float">
            <text:p>71.366859436</text:p>
          </table:table-cell>
          <table:table-cell/>
          <table:table-cell office:value-type="float" office:value="1.59167510431141E+018" calcext:value-type="float">
            <text:p>1.59167510431141E+018</text:p>
          </table:table-cell>
          <table:table-cell office:value-type="float" office:value="4157" calcext:value-type="float">
            <text:p>4157</text:p>
          </table:table-cell>
          <table:table-cell office:value-type="float" office:value="1.59167510429171E+018" calcext:value-type="float">
            <text:p>1.5916751042917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33739E+018" calcext:value-type="float">
            <text:p>1.59167510433739E+018</text:p>
          </table:table-cell>
          <table:table-cell office:value-type="float" office:value="4159" calcext:value-type="float">
            <text:p>4159</text:p>
          </table:table-cell>
          <table:table-cell office:value-type="float" office:value="1.59167510432296E+018" calcext:value-type="float">
            <text:p>1.59167510432296E+018</text:p>
          </table:table-cell>
          <table:table-cell/>
          <table:table-cell office:value-type="float" office:value="100.768188477" calcext:value-type="float">
            <text:p>100.768188477</text:p>
          </table:table-cell>
          <table:table-cell office:value-type="float" office:value="71.3746185303" calcext:value-type="float">
            <text:p>71.3746185303</text:p>
          </table:table-cell>
          <table:table-cell office:value-type="float" office:value="-1.40682911873" calcext:value-type="float">
            <text:p>-1.40682911873</text:p>
          </table:table-cell>
          <table:table-cell office:value-type="float" office:value="392.586090088" calcext:value-type="float">
            <text:p>392.586090088</text:p>
          </table:table-cell>
          <table:table-cell office:value-type="float" office:value="240.990600586" calcext:value-type="float">
            <text:p>240.990600586</text:p>
          </table:table-cell>
          <table:table-cell office:value-type="float" office:value="71.3108901978" calcext:value-type="float">
            <text:p>71.3108901978</text:p>
          </table:table-cell>
          <table:table-cell/>
          <table:table-cell office:value-type="float" office:value="1.59167510433878E+018" calcext:value-type="float">
            <text:p>1.59167510433878E+018</text:p>
          </table:table-cell>
          <table:table-cell office:value-type="float" office:value="4158" calcext:value-type="float">
            <text:p>4158</text:p>
          </table:table-cell>
          <table:table-cell office:value-type="float" office:value="1.59167510432296E+018" calcext:value-type="float">
            <text:p>1.5916751043229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38083E+018" calcext:value-type="float">
            <text:p>1.59167510438083E+018</text:p>
          </table:table-cell>
          <table:table-cell office:value-type="float" office:value="4160" calcext:value-type="float">
            <text:p>4160</text:p>
          </table:table-cell>
          <table:table-cell office:value-type="float" office:value="1.59167510435891E+018" calcext:value-type="float">
            <text:p>1.59167510435891E+018</text:p>
          </table:table-cell>
          <table:table-cell/>
          <table:table-cell office:value-type="float" office:value="105.692626953" calcext:value-type="float">
            <text:p>105.692626953</text:p>
          </table:table-cell>
          <table:table-cell office:value-type="float" office:value="70.1382293701" calcext:value-type="float">
            <text:p>70.1382293701</text:p>
          </table:table-cell>
          <table:table-cell office:value-type="float" office:value="-1.4576934576" calcext:value-type="float">
            <text:p>-1.4576934576</text:p>
          </table:table-cell>
          <table:table-cell office:value-type="float" office:value="391.991973877" calcext:value-type="float">
            <text:p>391.991973877</text:p>
          </table:table-cell>
          <table:table-cell office:value-type="float" office:value="239.003036499" calcext:value-type="float">
            <text:p>239.003036499</text:p>
          </table:table-cell>
          <table:table-cell office:value-type="float" office:value="71.3108901978" calcext:value-type="float">
            <text:p>71.3108901978</text:p>
          </table:table-cell>
          <table:table-cell/>
          <table:table-cell office:value-type="float" office:value="1.59167510438286E+018" calcext:value-type="float">
            <text:p>1.59167510438286E+018</text:p>
          </table:table-cell>
          <table:table-cell office:value-type="float" office:value="4159" calcext:value-type="float">
            <text:p>4159</text:p>
          </table:table-cell>
          <table:table-cell office:value-type="float" office:value="1.59167510435891E+018" calcext:value-type="float">
            <text:p>1.5916751043589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40686E+018" calcext:value-type="float">
            <text:p>1.59167510440686E+018</text:p>
          </table:table-cell>
          <table:table-cell office:value-type="float" office:value="4161" calcext:value-type="float">
            <text:p>4161</text:p>
          </table:table-cell>
          <table:table-cell office:value-type="float" office:value="1.59167510439132E+018" calcext:value-type="float">
            <text:p>1.59167510439132E+018</text:p>
          </table:table-cell>
          <table:table-cell/>
          <table:table-cell office:value-type="float" office:value="99.4175643921" calcext:value-type="float">
            <text:p>99.4175643921</text:p>
          </table:table-cell>
          <table:table-cell office:value-type="float" office:value="70.5347137451" calcext:value-type="float">
            <text:p>70.5347137451</text:p>
          </table:table-cell>
          <table:table-cell office:value-type="float" office:value="-1.41801524162" calcext:value-type="float">
            <text:p>-1.41801524162</text:p>
          </table:table-cell>
          <table:table-cell office:value-type="float" office:value="391.785400391" calcext:value-type="float">
            <text:p>391.785400391</text:p>
          </table:table-cell>
          <table:table-cell office:value-type="float" office:value="241.242477417" calcext:value-type="float">
            <text:p>241.242477417</text:p>
          </table:table-cell>
          <table:table-cell office:value-type="float" office:value="71.1928863525" calcext:value-type="float">
            <text:p>71.1928863525</text:p>
          </table:table-cell>
          <table:table-cell/>
          <table:table-cell office:value-type="float" office:value="1.59167510440844E+018" calcext:value-type="float">
            <text:p>1.59167510440844E+018</text:p>
          </table:table-cell>
          <table:table-cell office:value-type="float" office:value="4160" calcext:value-type="float">
            <text:p>4160</text:p>
          </table:table-cell>
          <table:table-cell office:value-type="float" office:value="1.59167510439132E+018" calcext:value-type="float">
            <text:p>1.5916751043913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43322E+018" calcext:value-type="float">
            <text:p>1.59167510443322E+018</text:p>
          </table:table-cell>
          <table:table-cell office:value-type="float" office:value="4162" calcext:value-type="float">
            <text:p>4162</text:p>
          </table:table-cell>
          <table:table-cell office:value-type="float" office:value="1.59167510441758E+018" calcext:value-type="float">
            <text:p>1.59167510441758E+018</text:p>
          </table:table-cell>
          <table:table-cell/>
          <table:table-cell office:value-type="float" office:value="97.9203720093" calcext:value-type="float">
            <text:p>97.9203720093</text:p>
          </table:table-cell>
          <table:table-cell office:value-type="float" office:value="70.6728210449" calcext:value-type="float">
            <text:p>70.6728210449</text:p>
          </table:table-cell>
          <table:table-cell office:value-type="float" office:value="-1.54647755623" calcext:value-type="float">
            <text:p>-1.54647755623</text:p>
          </table:table-cell>
          <table:table-cell office:value-type="float" office:value="390.218841553" calcext:value-type="float">
            <text:p>390.218841553</text:p>
          </table:table-cell>
          <table:table-cell office:value-type="float" office:value="241.890197754" calcext:value-type="float">
            <text:p>241.890197754</text:p>
          </table:table-cell>
          <table:table-cell office:value-type="float" office:value="71.1928863525" calcext:value-type="float">
            <text:p>71.1928863525</text:p>
          </table:table-cell>
          <table:table-cell/>
          <table:table-cell office:value-type="float" office:value="1.5916751044332E+018" calcext:value-type="float">
            <text:p>1.5916751044332E+018</text:p>
          </table:table-cell>
          <table:table-cell office:value-type="float" office:value="4161" calcext:value-type="float">
            <text:p>4161</text:p>
          </table:table-cell>
          <table:table-cell office:value-type="float" office:value="1.59167510441758E+018" calcext:value-type="float">
            <text:p>1.591675104417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46847E+018" calcext:value-type="float">
            <text:p>1.59167510446847E+018</text:p>
          </table:table-cell>
          <table:table-cell office:value-type="float" office:value="4163" calcext:value-type="float">
            <text:p>4163</text:p>
          </table:table-cell>
          <table:table-cell office:value-type="float" office:value="1.59167510445383E+018" calcext:value-type="float">
            <text:p>1.59167510445383E+018</text:p>
          </table:table-cell>
          <table:table-cell/>
          <table:table-cell office:value-type="float" office:value="98.2356567383" calcext:value-type="float">
            <text:p>98.2356567383</text:p>
          </table:table-cell>
          <table:table-cell office:value-type="float" office:value="71.830581665" calcext:value-type="float">
            <text:p>71.830581665</text:p>
          </table:table-cell>
          <table:table-cell office:value-type="float" office:value="1.50179696083" calcext:value-type="float">
            <text:p>1.50179696083</text:p>
          </table:table-cell>
          <table:table-cell office:value-type="float" office:value="388.874084473" calcext:value-type="float">
            <text:p>388.874084473</text:p>
          </table:table-cell>
          <table:table-cell office:value-type="float" office:value="241.013336182" calcext:value-type="float">
            <text:p>241.013336182</text:p>
          </table:table-cell>
          <table:table-cell office:value-type="float" office:value="71.1247177124" calcext:value-type="float">
            <text:p>71.1247177124</text:p>
          </table:table-cell>
          <table:table-cell/>
          <table:table-cell office:value-type="float" office:value="1.59167510446964E+018" calcext:value-type="float">
            <text:p>1.59167510446964E+018</text:p>
          </table:table-cell>
          <table:table-cell office:value-type="float" office:value="4162" calcext:value-type="float">
            <text:p>4162</text:p>
          </table:table-cell>
          <table:table-cell office:value-type="float" office:value="1.59167510445383E+018" calcext:value-type="float">
            <text:p>1.5916751044538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50682E+018" calcext:value-type="float">
            <text:p>1.59167510450682E+018</text:p>
          </table:table-cell>
          <table:table-cell office:value-type="float" office:value="4164" calcext:value-type="float">
            <text:p>4164</text:p>
          </table:table-cell>
          <table:table-cell office:value-type="float" office:value="1.59167510449208E+018" calcext:value-type="float">
            <text:p>1.59167510449208E+018</text:p>
          </table:table-cell>
          <table:table-cell/>
          <table:table-cell office:value-type="float" office:value="97.7499771118" calcext:value-type="float">
            <text:p>97.7499771118</text:p>
          </table:table-cell>
          <table:table-cell office:value-type="float" office:value="70.9414138794" calcext:value-type="float">
            <text:p>70.9414138794</text:p>
          </table:table-cell>
          <table:table-cell office:value-type="float" office:value="1.48476266861" calcext:value-type="float">
            <text:p>1.48476266861</text:p>
          </table:table-cell>
          <table:table-cell office:value-type="float" office:value="388.82019043" calcext:value-type="float">
            <text:p>388.82019043</text:p>
          </table:table-cell>
          <table:table-cell office:value-type="float" office:value="241.277099609" calcext:value-type="float">
            <text:p>241.277099609</text:p>
          </table:table-cell>
          <table:table-cell office:value-type="float" office:value="71.1247177124" calcext:value-type="float">
            <text:p>71.1247177124</text:p>
          </table:table-cell>
          <table:table-cell/>
          <table:table-cell office:value-type="float" office:value="1.59167510450883E+018" calcext:value-type="float">
            <text:p>1.59167510450883E+018</text:p>
          </table:table-cell>
          <table:table-cell office:value-type="float" office:value="4163" calcext:value-type="float">
            <text:p>4163</text:p>
          </table:table-cell>
          <table:table-cell office:value-type="float" office:value="1.59167510449208E+018" calcext:value-type="float">
            <text:p>1.591675104492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53479E+018" calcext:value-type="float">
            <text:p>1.59167510453479E+018</text:p>
          </table:table-cell>
          <table:table-cell office:value-type="float" office:value="4165" calcext:value-type="float">
            <text:p>4165</text:p>
          </table:table-cell>
          <table:table-cell office:value-type="float" office:value="1.59167510451868E+018" calcext:value-type="float">
            <text:p>1.59167510451868E+018</text:p>
          </table:table-cell>
          <table:table-cell/>
          <table:table-cell office:value-type="float" office:value="101.447120667" calcext:value-type="float">
            <text:p>101.447120667</text:p>
          </table:table-cell>
          <table:table-cell office:value-type="float" office:value="70.0599975586" calcext:value-type="float">
            <text:p>70.0599975586</text:p>
          </table:table-cell>
          <table:table-cell office:value-type="float" office:value="1.41974747181" calcext:value-type="float">
            <text:p>1.41974747181</text:p>
          </table:table-cell>
          <table:table-cell office:value-type="float" office:value="388.043823242" calcext:value-type="float">
            <text:p>388.043823242</text:p>
          </table:table-cell>
          <table:table-cell office:value-type="float" office:value="240.736633301" calcext:value-type="float">
            <text:p>240.736633301</text:p>
          </table:table-cell>
          <table:table-cell office:value-type="float" office:value="71.0997695923" calcext:value-type="float">
            <text:p>71.0997695923</text:p>
          </table:table-cell>
          <table:table-cell/>
          <table:table-cell office:value-type="float" office:value="1.59167510453486E+018" calcext:value-type="float">
            <text:p>1.59167510453486E+018</text:p>
          </table:table-cell>
          <table:table-cell office:value-type="float" office:value="4164" calcext:value-type="float">
            <text:p>4164</text:p>
          </table:table-cell>
          <table:table-cell office:value-type="float" office:value="1.59167510451868E+018" calcext:value-type="float">
            <text:p>1.5916751045186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56975E+018" calcext:value-type="float">
            <text:p>1.59167510456975E+018</text:p>
          </table:table-cell>
          <table:table-cell office:value-type="float" office:value="4166" calcext:value-type="float">
            <text:p>4166</text:p>
          </table:table-cell>
          <table:table-cell office:value-type="float" office:value="1.59167510455407E+018" calcext:value-type="float">
            <text:p>1.59167510455407E+018</text:p>
          </table:table-cell>
          <table:table-cell/>
          <table:table-cell office:value-type="float" office:value="98.9983215332" calcext:value-type="float">
            <text:p>98.9983215332</text:p>
          </table:table-cell>
          <table:table-cell office:value-type="float" office:value="69.5160369873" calcext:value-type="float">
            <text:p>69.5160369873</text:p>
          </table:table-cell>
          <table:table-cell office:value-type="float" office:value="1.34529364109" calcext:value-type="float">
            <text:p>1.34529364109</text:p>
          </table:table-cell>
          <table:table-cell office:value-type="float" office:value="387.205078125" calcext:value-type="float">
            <text:p>387.205078125</text:p>
          </table:table-cell>
          <table:table-cell office:value-type="float" office:value="242.013717651" calcext:value-type="float">
            <text:p>242.013717651</text:p>
          </table:table-cell>
          <table:table-cell office:value-type="float" office:value="71.0997695923" calcext:value-type="float">
            <text:p>71.0997695923</text:p>
          </table:table-cell>
          <table:table-cell/>
          <table:table-cell office:value-type="float" office:value="1.5916751045703E+018" calcext:value-type="float">
            <text:p>1.5916751045703E+018</text:p>
          </table:table-cell>
          <table:table-cell office:value-type="float" office:value="4165" calcext:value-type="float">
            <text:p>4165</text:p>
          </table:table-cell>
          <table:table-cell office:value-type="float" office:value="1.59167510455407E+018" calcext:value-type="float">
            <text:p>1.5916751045540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60719E+018" calcext:value-type="float">
            <text:p>1.59167510460719E+018</text:p>
          </table:table-cell>
          <table:table-cell office:value-type="float" office:value="4167" calcext:value-type="float">
            <text:p>4167</text:p>
          </table:table-cell>
          <table:table-cell office:value-type="float" office:value="1.59167510459146E+018" calcext:value-type="float">
            <text:p>1.59167510459146E+018</text:p>
          </table:table-cell>
          <table:table-cell/>
          <table:table-cell office:value-type="float" office:value="102.440505981" calcext:value-type="float">
            <text:p>102.440505981</text:p>
          </table:table-cell>
          <table:table-cell office:value-type="float" office:value="69.1589050293" calcext:value-type="float">
            <text:p>69.1589050293</text:p>
          </table:table-cell>
          <table:table-cell office:value-type="float" office:value="1.24310016632" calcext:value-type="float">
            <text:p>1.24310016632</text:p>
          </table:table-cell>
          <table:table-cell office:value-type="float" office:value="385.734039307" calcext:value-type="float">
            <text:p>385.734039307</text:p>
          </table:table-cell>
          <table:table-cell office:value-type="float" office:value="240.8097229" calcext:value-type="float">
            <text:p>240.8097229</text:p>
          </table:table-cell>
          <table:table-cell office:value-type="float" office:value="71.0920181274" calcext:value-type="float">
            <text:p>71.0920181274</text:p>
          </table:table-cell>
          <table:table-cell/>
          <table:table-cell office:value-type="float" office:value="1.591675104609E+018" calcext:value-type="float">
            <text:p>1.591675104609E+018</text:p>
          </table:table-cell>
          <table:table-cell office:value-type="float" office:value="4166" calcext:value-type="float">
            <text:p>4166</text:p>
          </table:table-cell>
          <table:table-cell office:value-type="float" office:value="1.59167510459146E+018" calcext:value-type="float">
            <text:p>1.5916751045914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64787E+018" calcext:value-type="float">
            <text:p>1.59167510464787E+018</text:p>
          </table:table-cell>
          <table:table-cell office:value-type="float" office:value="4168" calcext:value-type="float">
            <text:p>4168</text:p>
          </table:table-cell>
          <table:table-cell office:value-type="float" office:value="1.59167510462352E+018" calcext:value-type="float">
            <text:p>1.59167510462352E+018</text:p>
          </table:table-cell>
          <table:table-cell/>
          <table:table-cell office:value-type="float" office:value="97.6225814819" calcext:value-type="float">
            <text:p>97.6225814819</text:p>
          </table:table-cell>
          <table:table-cell office:value-type="float" office:value="68.4404602051" calcext:value-type="float">
            <text:p>68.4404602051</text:p>
          </table:table-cell>
          <table:table-cell office:value-type="float" office:value="1.24847745895" calcext:value-type="float">
            <text:p>1.24847745895</text:p>
          </table:table-cell>
          <table:table-cell office:value-type="float" office:value="386.054077148" calcext:value-type="float">
            <text:p>386.054077148</text:p>
          </table:table-cell>
          <table:table-cell office:value-type="float" office:value="243.258346558" calcext:value-type="float">
            <text:p>243.258346558</text:p>
          </table:table-cell>
          <table:table-cell office:value-type="float" office:value="71.0920181274" calcext:value-type="float">
            <text:p>71.0920181274</text:p>
          </table:table-cell>
          <table:table-cell/>
          <table:table-cell office:value-type="float" office:value="1.59167510464967E+018" calcext:value-type="float">
            <text:p>1.59167510464967E+018</text:p>
          </table:table-cell>
          <table:table-cell office:value-type="float" office:value="4167" calcext:value-type="float">
            <text:p>4167</text:p>
          </table:table-cell>
          <table:table-cell office:value-type="float" office:value="1.59167510462352E+018" calcext:value-type="float">
            <text:p>1.591675104623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68189E+018" calcext:value-type="float">
            <text:p>1.59167510468189E+018</text:p>
          </table:table-cell>
          <table:table-cell office:value-type="float" office:value="4169" calcext:value-type="float">
            <text:p>4169</text:p>
          </table:table-cell>
          <table:table-cell office:value-type="float" office:value="1.59167510465957E+018" calcext:value-type="float">
            <text:p>1.59167510465957E+018</text:p>
          </table:table-cell>
          <table:table-cell/>
          <table:table-cell office:value-type="float" office:value="94.4202346802" calcext:value-type="float">
            <text:p>94.4202346802</text:p>
          </table:table-cell>
          <table:table-cell office:value-type="float" office:value="68.00440979" calcext:value-type="float">
            <text:p>68.00440979</text:p>
          </table:table-cell>
          <table:table-cell office:value-type="float" office:value="1.14800453186" calcext:value-type="float">
            <text:p>1.14800453186</text:p>
          </table:table-cell>
          <table:table-cell office:value-type="float" office:value="385.880401611" calcext:value-type="float">
            <text:p>385.880401611</text:p>
          </table:table-cell>
          <table:table-cell office:value-type="float" office:value="244.742248535" calcext:value-type="float">
            <text:p>244.742248535</text:p>
          </table:table-cell>
          <table:table-cell office:value-type="float" office:value="70.8805084229" calcext:value-type="float">
            <text:p>70.8805084229</text:p>
          </table:table-cell>
          <table:table-cell/>
          <table:table-cell office:value-type="float" office:value="1.59167510468283E+018" calcext:value-type="float">
            <text:p>1.59167510468283E+018</text:p>
          </table:table-cell>
          <table:table-cell office:value-type="float" office:value="4168" calcext:value-type="float">
            <text:p>4168</text:p>
          </table:table-cell>
          <table:table-cell office:value-type="float" office:value="1.59167510465957E+018" calcext:value-type="float">
            <text:p>1.591675104659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70747E+018" calcext:value-type="float">
            <text:p>1.59167510470747E+018</text:p>
          </table:table-cell>
          <table:table-cell office:value-type="float" office:value="4170" calcext:value-type="float">
            <text:p>4170</text:p>
          </table:table-cell>
          <table:table-cell office:value-type="float" office:value="1.59167510469155E+018" calcext:value-type="float">
            <text:p>1.59167510469155E+018</text:p>
          </table:table-cell>
          <table:table-cell/>
          <table:table-cell office:value-type="float" office:value="93.6187057495" calcext:value-type="float">
            <text:p>93.6187057495</text:p>
          </table:table-cell>
          <table:table-cell office:value-type="float" office:value="67.0621490479" calcext:value-type="float">
            <text:p>67.0621490479</text:p>
          </table:table-cell>
          <table:table-cell office:value-type="float" office:value="1.27320349216" calcext:value-type="float">
            <text:p>1.27320349216</text:p>
          </table:table-cell>
          <table:table-cell office:value-type="float" office:value="386.793121338" calcext:value-type="float">
            <text:p>386.793121338</text:p>
          </table:table-cell>
          <table:table-cell office:value-type="float" office:value="245.286712646" calcext:value-type="float">
            <text:p>245.286712646</text:p>
          </table:table-cell>
          <table:table-cell office:value-type="float" office:value="70.8805084229" calcext:value-type="float">
            <text:p>70.8805084229</text:p>
          </table:table-cell>
          <table:table-cell/>
          <table:table-cell office:value-type="float" office:value="1.5916751047086E+018" calcext:value-type="float">
            <text:p>1.5916751047086E+018</text:p>
          </table:table-cell>
          <table:table-cell office:value-type="float" office:value="4169" calcext:value-type="float">
            <text:p>4169</text:p>
          </table:table-cell>
          <table:table-cell office:value-type="float" office:value="1.59167510469155E+018" calcext:value-type="float">
            <text:p>1.591675104691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74168E+018" calcext:value-type="float">
            <text:p>1.59167510474168E+018</text:p>
          </table:table-cell>
          <table:table-cell office:value-type="float" office:value="4171" calcext:value-type="float">
            <text:p>4171</text:p>
          </table:table-cell>
          <table:table-cell office:value-type="float" office:value="1.59167510472437E+018" calcext:value-type="float">
            <text:p>1.59167510472437E+018</text:p>
          </table:table-cell>
          <table:table-cell/>
          <table:table-cell office:value-type="float" office:value="92.6936187744" calcext:value-type="float">
            <text:p>92.6936187744</text:p>
          </table:table-cell>
          <table:table-cell office:value-type="float" office:value="66.5626831055" calcext:value-type="float">
            <text:p>66.5626831055</text:p>
          </table:table-cell>
          <table:table-cell office:value-type="float" office:value="1.0489256382" calcext:value-type="float">
            <text:p>1.0489256382</text:p>
          </table:table-cell>
          <table:table-cell office:value-type="float" office:value="386.302520752" calcext:value-type="float">
            <text:p>386.302520752</text:p>
          </table:table-cell>
          <table:table-cell office:value-type="float" office:value="246.342391968" calcext:value-type="float">
            <text:p>246.342391968</text:p>
          </table:table-cell>
          <table:table-cell office:value-type="float" office:value="70.6211624146" calcext:value-type="float">
            <text:p>70.6211624146</text:p>
          </table:table-cell>
          <table:table-cell/>
          <table:table-cell office:value-type="float" office:value="1.59167510474326E+018" calcext:value-type="float">
            <text:p>1.59167510474326E+018</text:p>
          </table:table-cell>
          <table:table-cell office:value-type="float" office:value="4170" calcext:value-type="float">
            <text:p>4170</text:p>
          </table:table-cell>
          <table:table-cell office:value-type="float" office:value="1.59167510472437E+018" calcext:value-type="float">
            <text:p>1.5916751047243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77307E+018" calcext:value-type="float">
            <text:p>1.59167510477307E+018</text:p>
          </table:table-cell>
          <table:table-cell office:value-type="float" office:value="4172" calcext:value-type="float">
            <text:p>4172</text:p>
          </table:table-cell>
          <table:table-cell office:value-type="float" office:value="1.59167510475458E+018" calcext:value-type="float">
            <text:p>1.59167510475458E+018</text:p>
          </table:table-cell>
          <table:table-cell/>
          <table:table-cell office:value-type="float" office:value="105.031044006" calcext:value-type="float">
            <text:p>105.031044006</text:p>
          </table:table-cell>
          <table:table-cell office:value-type="float" office:value="65.4614105225" calcext:value-type="float">
            <text:p>65.4614105225</text:p>
          </table:table-cell>
          <table:table-cell office:value-type="float" office:value="1.00585913658" calcext:value-type="float">
            <text:p>1.00585913658</text:p>
          </table:table-cell>
          <table:table-cell office:value-type="float" office:value="383.195556641" calcext:value-type="float">
            <text:p>383.195556641</text:p>
          </table:table-cell>
          <table:table-cell office:value-type="float" office:value="242.519729614" calcext:value-type="float">
            <text:p>242.519729614</text:p>
          </table:table-cell>
          <table:table-cell office:value-type="float" office:value="70.6211624146" calcext:value-type="float">
            <text:p>70.6211624146</text:p>
          </table:table-cell>
          <table:table-cell/>
          <table:table-cell office:value-type="float" office:value="1.59167510477402E+018" calcext:value-type="float">
            <text:p>1.59167510477402E+018</text:p>
          </table:table-cell>
          <table:table-cell office:value-type="float" office:value="4171" calcext:value-type="float">
            <text:p>4171</text:p>
          </table:table-cell>
          <table:table-cell office:value-type="float" office:value="1.59167510475458E+018" calcext:value-type="float">
            <text:p>1.591675104754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8086E+018" calcext:value-type="float">
            <text:p>1.5916751048086E+018</text:p>
          </table:table-cell>
          <table:table-cell office:value-type="float" office:value="4173" calcext:value-type="float">
            <text:p>4173</text:p>
          </table:table-cell>
          <table:table-cell office:value-type="float" office:value="1.59167510478555E+018" calcext:value-type="float">
            <text:p>1.59167510478555E+018</text:p>
          </table:table-cell>
          <table:table-cell/>
          <table:table-cell office:value-type="float" office:value="106.669845581" calcext:value-type="float">
            <text:p>106.669845581</text:p>
          </table:table-cell>
          <table:table-cell office:value-type="float" office:value="66.0877532959" calcext:value-type="float">
            <text:p>66.0877532959</text:p>
          </table:table-cell>
          <table:table-cell office:value-type="float" office:value="0.940586447716" calcext:value-type="float">
            <text:p>0.940586447716</text:p>
          </table:table-cell>
          <table:table-cell office:value-type="float" office:value="382.095336914" calcext:value-type="float">
            <text:p>382.095336914</text:p>
          </table:table-cell>
          <table:table-cell office:value-type="float" office:value="242.214309692" calcext:value-type="float">
            <text:p>242.214309692</text:p>
          </table:table-cell>
          <table:table-cell office:value-type="float" office:value="70.3384857178" calcext:value-type="float">
            <text:p>70.3384857178</text:p>
          </table:table-cell>
          <table:table-cell/>
          <table:table-cell office:value-type="float" office:value="1.59167510481009E+018" calcext:value-type="float">
            <text:p>1.59167510481009E+018</text:p>
          </table:table-cell>
          <table:table-cell office:value-type="float" office:value="4172" calcext:value-type="float">
            <text:p>4172</text:p>
          </table:table-cell>
          <table:table-cell office:value-type="float" office:value="1.59167510478555E+018" calcext:value-type="float">
            <text:p>1.591675104785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83573E+018" calcext:value-type="float">
            <text:p>1.59167510483573E+018</text:p>
          </table:table-cell>
          <table:table-cell office:value-type="float" office:value="4174" calcext:value-type="float">
            <text:p>4174</text:p>
          </table:table-cell>
          <table:table-cell office:value-type="float" office:value="1.5916751048198E+018" calcext:value-type="float">
            <text:p>1.5916751048198E+018</text:p>
          </table:table-cell>
          <table:table-cell/>
          <table:table-cell office:value-type="float" office:value="105.748130798" calcext:value-type="float">
            <text:p>105.748130798</text:p>
          </table:table-cell>
          <table:table-cell office:value-type="float" office:value="66.3304214478" calcext:value-type="float">
            <text:p>66.3304214478</text:p>
          </table:table-cell>
          <table:table-cell office:value-type="float" office:value="0.795848965645" calcext:value-type="float">
            <text:p>0.795848965645</text:p>
          </table:table-cell>
          <table:table-cell office:value-type="float" office:value="381.150390625" calcext:value-type="float">
            <text:p>381.150390625</text:p>
          </table:table-cell>
          <table:table-cell office:value-type="float" office:value="244.591949463" calcext:value-type="float">
            <text:p>244.591949463</text:p>
          </table:table-cell>
          <table:table-cell office:value-type="float" office:value="70.3384857178" calcext:value-type="float">
            <text:p>70.3384857178</text:p>
          </table:table-cell>
          <table:table-cell/>
          <table:table-cell office:value-type="float" office:value="1.591675104836E+018" calcext:value-type="float">
            <text:p>1.591675104836E+018</text:p>
          </table:table-cell>
          <table:table-cell office:value-type="float" office:value="4173" calcext:value-type="float">
            <text:p>4173</text:p>
          </table:table-cell>
          <table:table-cell office:value-type="float" office:value="1.5916751048198E+018" calcext:value-type="float">
            <text:p>1.591675104819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88522E+018" calcext:value-type="float">
            <text:p>1.59167510488522E+018</text:p>
          </table:table-cell>
          <table:table-cell office:value-type="float" office:value="4175" calcext:value-type="float">
            <text:p>4175</text:p>
          </table:table-cell>
          <table:table-cell office:value-type="float" office:value="1.59167510485968E+018" calcext:value-type="float">
            <text:p>1.59167510485968E+018</text:p>
          </table:table-cell>
          <table:table-cell/>
          <table:table-cell office:value-type="float" office:value="89.4656066895" calcext:value-type="float">
            <text:p>89.4656066895</text:p>
          </table:table-cell>
          <table:table-cell office:value-type="float" office:value="70.3168487549" calcext:value-type="float">
            <text:p>70.3168487549</text:p>
          </table:table-cell>
          <table:table-cell office:value-type="float" office:value="0.744078934193" calcext:value-type="float">
            <text:p>0.744078934193</text:p>
          </table:table-cell>
          <table:table-cell office:value-type="float" office:value="384.539611816" calcext:value-type="float">
            <text:p>384.539611816</text:p>
          </table:table-cell>
          <table:table-cell office:value-type="float" office:value="248.212539673" calcext:value-type="float">
            <text:p>248.212539673</text:p>
          </table:table-cell>
          <table:table-cell office:value-type="float" office:value="70.1291046143" calcext:value-type="float">
            <text:p>70.1291046143</text:p>
          </table:table-cell>
          <table:table-cell/>
          <table:table-cell office:value-type="float" office:value="1.59167510488672E+018" calcext:value-type="float">
            <text:p>1.59167510488672E+018</text:p>
          </table:table-cell>
          <table:table-cell office:value-type="float" office:value="4174" calcext:value-type="float">
            <text:p>4174</text:p>
          </table:table-cell>
          <table:table-cell office:value-type="float" office:value="1.59167510485968E+018" calcext:value-type="float">
            <text:p>1.5916751048596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90678E+018" calcext:value-type="float">
            <text:p>1.59167510490678E+018</text:p>
          </table:table-cell>
          <table:table-cell office:value-type="float" office:value="4176" calcext:value-type="float">
            <text:p>4176</text:p>
          </table:table-cell>
          <table:table-cell office:value-type="float" office:value="1.59167510489152E+018" calcext:value-type="float">
            <text:p>1.59167510489152E+018</text:p>
          </table:table-cell>
          <table:table-cell/>
          <table:table-cell office:value-type="float" office:value="90.7448806763" calcext:value-type="float">
            <text:p>90.7448806763</text:p>
          </table:table-cell>
          <table:table-cell office:value-type="float" office:value="69.0387268066" calcext:value-type="float">
            <text:p>69.0387268066</text:p>
          </table:table-cell>
          <table:table-cell office:value-type="float" office:value="0.73469799757" calcext:value-type="float">
            <text:p>0.73469799757</text:p>
          </table:table-cell>
          <table:table-cell office:value-type="float" office:value="384.874725342" calcext:value-type="float">
            <text:p>384.874725342</text:p>
          </table:table-cell>
          <table:table-cell office:value-type="float" office:value="248.664672852" calcext:value-type="float">
            <text:p>248.664672852</text:p>
          </table:table-cell>
          <table:table-cell office:value-type="float" office:value="70.1291046143" calcext:value-type="float">
            <text:p>70.1291046143</text:p>
          </table:table-cell>
          <table:table-cell/>
          <table:table-cell office:value-type="float" office:value="1.59167510490831E+018" calcext:value-type="float">
            <text:p>1.59167510490831E+018</text:p>
          </table:table-cell>
          <table:table-cell office:value-type="float" office:value="4175" calcext:value-type="float">
            <text:p>4175</text:p>
          </table:table-cell>
          <table:table-cell office:value-type="float" office:value="1.59167510489152E+018" calcext:value-type="float">
            <text:p>1.591675104891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93895E+018" calcext:value-type="float">
            <text:p>1.59167510493895E+018</text:p>
          </table:table-cell>
          <table:table-cell office:value-type="float" office:value="4177" calcext:value-type="float">
            <text:p>4177</text:p>
          </table:table-cell>
          <table:table-cell office:value-type="float" office:value="1.59167510492346E+018" calcext:value-type="float">
            <text:p>1.59167510492346E+018</text:p>
          </table:table-cell>
          <table:table-cell/>
          <table:table-cell office:value-type="float" office:value="100.76675415" calcext:value-type="float">
            <text:p>100.76675415</text:p>
          </table:table-cell>
          <table:table-cell office:value-type="float" office:value="69.0060424805" calcext:value-type="float">
            <text:p>69.0060424805</text:p>
          </table:table-cell>
          <table:table-cell office:value-type="float" office:value="0.636114776134" calcext:value-type="float">
            <text:p>0.636114776134</text:p>
          </table:table-cell>
          <table:table-cell office:value-type="float" office:value="380.880615234" calcext:value-type="float">
            <text:p>380.880615234</text:p>
          </table:table-cell>
          <table:table-cell office:value-type="float" office:value="246.155197144" calcext:value-type="float">
            <text:p>246.155197144</text:p>
          </table:table-cell>
          <table:table-cell office:value-type="float" office:value="70.1461334229" calcext:value-type="float">
            <text:p>70.1461334229</text:p>
          </table:table-cell>
          <table:table-cell/>
          <table:table-cell office:value-type="float" office:value="1.59167510494022E+018" calcext:value-type="float">
            <text:p>1.59167510494022E+018</text:p>
          </table:table-cell>
          <table:table-cell office:value-type="float" office:value="4176" calcext:value-type="float">
            <text:p>4176</text:p>
          </table:table-cell>
          <table:table-cell office:value-type="float" office:value="1.59167510492346E+018" calcext:value-type="float">
            <text:p>1.5916751049234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497512E+018" calcext:value-type="float">
            <text:p>1.59167510497512E+018</text:p>
          </table:table-cell>
          <table:table-cell office:value-type="float" office:value="4178" calcext:value-type="float">
            <text:p>4178</text:p>
          </table:table-cell>
          <table:table-cell office:value-type="float" office:value="1.59167510495951E+018" calcext:value-type="float">
            <text:p>1.59167510495951E+018</text:p>
          </table:table-cell>
          <table:table-cell/>
          <table:table-cell office:value-type="float" office:value="89.8695220947" calcext:value-type="float">
            <text:p>89.8695220947</text:p>
          </table:table-cell>
          <table:table-cell office:value-type="float" office:value="71.0711975098" calcext:value-type="float">
            <text:p>71.0711975098</text:p>
          </table:table-cell>
          <table:table-cell office:value-type="float" office:value="0.534504294395" calcext:value-type="float">
            <text:p>0.534504294395</text:p>
          </table:table-cell>
          <table:table-cell office:value-type="float" office:value="385.020019531" calcext:value-type="float">
            <text:p>385.020019531</text:p>
          </table:table-cell>
          <table:table-cell office:value-type="float" office:value="249.864761353" calcext:value-type="float">
            <text:p>249.864761353</text:p>
          </table:table-cell>
          <table:table-cell office:value-type="float" office:value="70.1461334229" calcext:value-type="float">
            <text:p>70.1461334229</text:p>
          </table:table-cell>
          <table:table-cell/>
          <table:table-cell office:value-type="float" office:value="1.59167510497618E+018" calcext:value-type="float">
            <text:p>1.59167510497618E+018</text:p>
          </table:table-cell>
          <table:table-cell office:value-type="float" office:value="4177" calcext:value-type="float">
            <text:p>4177</text:p>
          </table:table-cell>
          <table:table-cell office:value-type="float" office:value="1.59167510495951E+018" calcext:value-type="float">
            <text:p>1.591675104959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00828E+018" calcext:value-type="float">
            <text:p>1.59167510500828E+018</text:p>
          </table:table-cell>
          <table:table-cell office:value-type="float" office:value="4179" calcext:value-type="float">
            <text:p>4179</text:p>
          </table:table-cell>
          <table:table-cell office:value-type="float" office:value="1.59167510499149E+018" calcext:value-type="float">
            <text:p>1.59167510499149E+018</text:p>
          </table:table-cell>
          <table:table-cell/>
          <table:table-cell office:value-type="float" office:value="94.139793396" calcext:value-type="float">
            <text:p>94.139793396</text:p>
          </table:table-cell>
          <table:table-cell office:value-type="float" office:value="71.0436248779" calcext:value-type="float">
            <text:p>71.0436248779</text:p>
          </table:table-cell>
          <table:table-cell office:value-type="float" office:value="0.376321315765" calcext:value-type="float">
            <text:p>0.376321315765</text:p>
          </table:table-cell>
          <table:table-cell office:value-type="float" office:value="382.948944092" calcext:value-type="float">
            <text:p>382.948944092</text:p>
          </table:table-cell>
          <table:table-cell office:value-type="float" office:value="249.833404541" calcext:value-type="float">
            <text:p>249.833404541</text:p>
          </table:table-cell>
          <table:table-cell office:value-type="float" office:value="70.1708679199" calcext:value-type="float">
            <text:p>70.1708679199</text:p>
          </table:table-cell>
          <table:table-cell/>
          <table:table-cell office:value-type="float" office:value="1.5916751050088E+018" calcext:value-type="float">
            <text:p>1.5916751050088E+018</text:p>
          </table:table-cell>
          <table:table-cell office:value-type="float" office:value="4178" calcext:value-type="float">
            <text:p>4178</text:p>
          </table:table-cell>
          <table:table-cell office:value-type="float" office:value="1.59167510499149E+018" calcext:value-type="float">
            <text:p>1.5916751049914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03824E+018" calcext:value-type="float">
            <text:p>1.59167510503824E+018</text:p>
          </table:table-cell>
          <table:table-cell office:value-type="float" office:value="4180" calcext:value-type="float">
            <text:p>4180</text:p>
          </table:table-cell>
          <table:table-cell office:value-type="float" office:value="1.59167510502379E+018" calcext:value-type="float">
            <text:p>1.59167510502379E+018</text:p>
          </table:table-cell>
          <table:table-cell/>
          <table:table-cell office:value-type="float" office:value="102.570274353" calcext:value-type="float">
            <text:p>102.570274353</text:p>
          </table:table-cell>
          <table:table-cell office:value-type="float" office:value="69.7822494507" calcext:value-type="float">
            <text:p>69.7822494507</text:p>
          </table:table-cell>
          <table:table-cell office:value-type="float" office:value="0.431805729866" calcext:value-type="float">
            <text:p>0.431805729866</text:p>
          </table:table-cell>
          <table:table-cell office:value-type="float" office:value="380.476287842" calcext:value-type="float">
            <text:p>380.476287842</text:p>
          </table:table-cell>
          <table:table-cell office:value-type="float" office:value="248.641723633" calcext:value-type="float">
            <text:p>248.641723633</text:p>
          </table:table-cell>
          <table:table-cell office:value-type="float" office:value="70.1708679199" calcext:value-type="float">
            <text:p>70.1708679199</text:p>
          </table:table-cell>
          <table:table-cell/>
          <table:table-cell office:value-type="float" office:value="1.59167510504065E+018" calcext:value-type="float">
            <text:p>1.59167510504065E+018</text:p>
          </table:table-cell>
          <table:table-cell office:value-type="float" office:value="4179" calcext:value-type="float">
            <text:p>4179</text:p>
          </table:table-cell>
          <table:table-cell office:value-type="float" office:value="1.59167510502379E+018" calcext:value-type="float">
            <text:p>1.5916751050237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08014E+018" calcext:value-type="float">
            <text:p>1.59167510508014E+018</text:p>
          </table:table-cell>
          <table:table-cell office:value-type="float" office:value="4181" calcext:value-type="float">
            <text:p>4181</text:p>
          </table:table-cell>
          <table:table-cell office:value-type="float" office:value="1.59167510506006E+018" calcext:value-type="float">
            <text:p>1.59167510506006E+018</text:p>
          </table:table-cell>
          <table:table-cell/>
          <table:table-cell office:value-type="float" office:value="116.917282104" calcext:value-type="float">
            <text:p>116.917282104</text:p>
          </table:table-cell>
          <table:table-cell office:value-type="float" office:value="68.2357788086" calcext:value-type="float">
            <text:p>68.2357788086</text:p>
          </table:table-cell>
          <table:table-cell office:value-type="float" office:value="0.354145437479" calcext:value-type="float">
            <text:p>0.354145437479</text:p>
          </table:table-cell>
          <table:table-cell office:value-type="float" office:value="375.246429443" calcext:value-type="float">
            <text:p>375.246429443</text:p>
          </table:table-cell>
          <table:table-cell office:value-type="float" office:value="247.403930664" calcext:value-type="float">
            <text:p>247.403930664</text:p>
          </table:table-cell>
          <table:table-cell office:value-type="float" office:value="70.1233139038" calcext:value-type="float">
            <text:p>70.1233139038</text:p>
          </table:table-cell>
          <table:table-cell/>
          <table:table-cell office:value-type="float" office:value="1.5916751050819E+018" calcext:value-type="float">
            <text:p>1.5916751050819E+018</text:p>
          </table:table-cell>
          <table:table-cell office:value-type="float" office:value="4180" calcext:value-type="float">
            <text:p>4180</text:p>
          </table:table-cell>
          <table:table-cell office:value-type="float" office:value="1.59167510506006E+018" calcext:value-type="float">
            <text:p>1.591675105060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10271E+018" calcext:value-type="float">
            <text:p>1.59167510510271E+018</text:p>
          </table:table-cell>
          <table:table-cell office:value-type="float" office:value="4182" calcext:value-type="float">
            <text:p>4182</text:p>
          </table:table-cell>
          <table:table-cell office:value-type="float" office:value="1.59167510508782E+018" calcext:value-type="float">
            <text:p>1.59167510508782E+018</text:p>
          </table:table-cell>
          <table:table-cell/>
          <table:table-cell office:value-type="float" office:value="114.294593811" calcext:value-type="float">
            <text:p>114.294593811</text:p>
          </table:table-cell>
          <table:table-cell office:value-type="float" office:value="68.0950469971" calcext:value-type="float">
            <text:p>68.0950469971</text:p>
          </table:table-cell>
          <table:table-cell office:value-type="float" office:value="0.320625960827" calcext:value-type="float">
            <text:p>0.320625960827</text:p>
          </table:table-cell>
          <table:table-cell office:value-type="float" office:value="375.063598633" calcext:value-type="float">
            <text:p>375.063598633</text:p>
          </table:table-cell>
          <table:table-cell office:value-type="float" office:value="247.725799561" calcext:value-type="float">
            <text:p>247.725799561</text:p>
          </table:table-cell>
          <table:table-cell office:value-type="float" office:value="70.1233139038" calcext:value-type="float">
            <text:p>70.1233139038</text:p>
          </table:table-cell>
          <table:table-cell/>
          <table:table-cell office:value-type="float" office:value="1.59167510510536E+018" calcext:value-type="float">
            <text:p>1.59167510510536E+018</text:p>
          </table:table-cell>
          <table:table-cell office:value-type="float" office:value="4181" calcext:value-type="float">
            <text:p>4181</text:p>
          </table:table-cell>
          <table:table-cell office:value-type="float" office:value="1.59167510508782E+018" calcext:value-type="float">
            <text:p>1.5916751050878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14322E+018" calcext:value-type="float">
            <text:p>1.59167510514322E+018</text:p>
          </table:table-cell>
          <table:table-cell office:value-type="float" office:value="4183" calcext:value-type="float">
            <text:p>4183</text:p>
          </table:table-cell>
          <table:table-cell office:value-type="float" office:value="1.59167510512789E+018" calcext:value-type="float">
            <text:p>1.59167510512789E+018</text:p>
          </table:table-cell>
          <table:table-cell/>
          <table:table-cell office:value-type="float" office:value="102.833152771" calcext:value-type="float">
            <text:p>102.833152771</text:p>
          </table:table-cell>
          <table:table-cell office:value-type="float" office:value="69.425163269" calcext:value-type="float">
            <text:p>69.425163269</text:p>
          </table:table-cell>
          <table:table-cell office:value-type="float" office:value="0.238164365292" calcext:value-type="float">
            <text:p>0.238164365292</text:p>
          </table:table-cell>
          <table:table-cell office:value-type="float" office:value="378.385925293" calcext:value-type="float">
            <text:p>378.385925293</text:p>
          </table:table-cell>
          <table:table-cell office:value-type="float" office:value="250.685577393" calcext:value-type="float">
            <text:p>250.685577393</text:p>
          </table:table-cell>
          <table:table-cell office:value-type="float" office:value="69.823059082" calcext:value-type="float">
            <text:p>69.823059082</text:p>
          </table:table-cell>
          <table:table-cell/>
          <table:table-cell office:value-type="float" office:value="1.59167510514525E+018" calcext:value-type="float">
            <text:p>1.59167510514525E+018</text:p>
          </table:table-cell>
          <table:table-cell office:value-type="float" office:value="4182" calcext:value-type="float">
            <text:p>4182</text:p>
          </table:table-cell>
          <table:table-cell office:value-type="float" office:value="1.59167510512789E+018" calcext:value-type="float">
            <text:p>1.5916751051278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17432E+018" calcext:value-type="float">
            <text:p>1.59167510517432E+018</text:p>
          </table:table-cell>
          <table:table-cell office:value-type="float" office:value="4184" calcext:value-type="float">
            <text:p>4184</text:p>
          </table:table-cell>
          <table:table-cell office:value-type="float" office:value="1.59167510515948E+018" calcext:value-type="float">
            <text:p>1.59167510515948E+018</text:p>
          </table:table-cell>
          <table:table-cell/>
          <table:table-cell office:value-type="float" office:value="97.110244751" calcext:value-type="float">
            <text:p>97.110244751</text:p>
          </table:table-cell>
          <table:table-cell office:value-type="float" office:value="69.6344451904" calcext:value-type="float">
            <text:p>69.6344451904</text:p>
          </table:table-cell>
          <table:table-cell office:value-type="float" office:value="0.19755089283" calcext:value-type="float">
            <text:p>0.19755089283</text:p>
          </table:table-cell>
          <table:table-cell office:value-type="float" office:value="380.97857666" calcext:value-type="float">
            <text:p>380.97857666</text:p>
          </table:table-cell>
          <table:table-cell office:value-type="float" office:value="251.979736328" calcext:value-type="float">
            <text:p>251.979736328</text:p>
          </table:table-cell>
          <table:table-cell office:value-type="float" office:value="69.823059082" calcext:value-type="float">
            <text:p>69.823059082</text:p>
          </table:table-cell>
          <table:table-cell/>
          <table:table-cell office:value-type="float" office:value="1.59167510517598E+018" calcext:value-type="float">
            <text:p>1.59167510517598E+018</text:p>
          </table:table-cell>
          <table:table-cell office:value-type="float" office:value="4183" calcext:value-type="float">
            <text:p>4183</text:p>
          </table:table-cell>
          <table:table-cell office:value-type="float" office:value="1.59167510515948E+018" calcext:value-type="float">
            <text:p>1.591675105159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20573E+018" calcext:value-type="float">
            <text:p>1.59167510520573E+018</text:p>
          </table:table-cell>
          <table:table-cell office:value-type="float" office:value="4185" calcext:value-type="float">
            <text:p>4185</text:p>
          </table:table-cell>
          <table:table-cell office:value-type="float" office:value="1.59167510519153E+018" calcext:value-type="float">
            <text:p>1.59167510519153E+018</text:p>
          </table:table-cell>
          <table:table-cell/>
          <table:table-cell office:value-type="float" office:value="102.689193726" calcext:value-type="float">
            <text:p>102.689193726</text:p>
          </table:table-cell>
          <table:table-cell office:value-type="float" office:value="69.6088180542" calcext:value-type="float">
            <text:p>69.6088180542</text:p>
          </table:table-cell>
          <table:table-cell office:value-type="float" office:value="0.140123546124" calcext:value-type="float">
            <text:p>0.140123546124</text:p>
          </table:table-cell>
          <table:table-cell office:value-type="float" office:value="377.868347168" calcext:value-type="float">
            <text:p>377.868347168</text:p>
          </table:table-cell>
          <table:table-cell office:value-type="float" office:value="251.694793701" calcext:value-type="float">
            <text:p>251.694793701</text:p>
          </table:table-cell>
          <table:table-cell office:value-type="float" office:value="69.7202301025" calcext:value-type="float">
            <text:p>69.7202301025</text:p>
          </table:table-cell>
          <table:table-cell/>
          <table:table-cell office:value-type="float" office:value="1.59167510520726E+018" calcext:value-type="float">
            <text:p>1.59167510520726E+018</text:p>
          </table:table-cell>
          <table:table-cell office:value-type="float" office:value="4184" calcext:value-type="float">
            <text:p>4184</text:p>
          </table:table-cell>
          <table:table-cell office:value-type="float" office:value="1.59167510519153E+018" calcext:value-type="float">
            <text:p>1.591675105191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24246E+018" calcext:value-type="float">
            <text:p>1.59167510524246E+018</text:p>
          </table:table-cell>
          <table:table-cell office:value-type="float" office:value="4186" calcext:value-type="float">
            <text:p>4186</text:p>
          </table:table-cell>
          <table:table-cell office:value-type="float" office:value="1.59167510522751E+018" calcext:value-type="float">
            <text:p>1.59167510522751E+018</text:p>
          </table:table-cell>
          <table:table-cell/>
          <table:table-cell office:value-type="float" office:value="92.7537536621" calcext:value-type="float">
            <text:p>92.7537536621</text:p>
          </table:table-cell>
          <table:table-cell office:value-type="float" office:value="70.9819412231" calcext:value-type="float">
            <text:p>70.9819412231</text:p>
          </table:table-cell>
          <table:table-cell office:value-type="float" office:value="0.0635169222951" calcext:value-type="float">
            <text:p>0.0635169222951</text:p>
          </table:table-cell>
          <table:table-cell office:value-type="float" office:value="382.735443115" calcext:value-type="float">
            <text:p>382.735443115</text:p>
          </table:table-cell>
          <table:table-cell office:value-type="float" office:value="253.479324341" calcext:value-type="float">
            <text:p>253.479324341</text:p>
          </table:table-cell>
          <table:table-cell office:value-type="float" office:value="69.7202301025" calcext:value-type="float">
            <text:p>69.7202301025</text:p>
          </table:table-cell>
          <table:table-cell/>
          <table:table-cell office:value-type="float" office:value="1.59167510524436E+018" calcext:value-type="float">
            <text:p>1.59167510524436E+018</text:p>
          </table:table-cell>
          <table:table-cell office:value-type="float" office:value="4185" calcext:value-type="float">
            <text:p>4185</text:p>
          </table:table-cell>
          <table:table-cell office:value-type="float" office:value="1.59167510522751E+018" calcext:value-type="float">
            <text:p>1.591675105227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27451E+018" calcext:value-type="float">
            <text:p>1.59167510527451E+018</text:p>
          </table:table-cell>
          <table:table-cell office:value-type="float" office:value="4187" calcext:value-type="float">
            <text:p>4187</text:p>
          </table:table-cell>
          <table:table-cell office:value-type="float" office:value="1.59167510525953E+018" calcext:value-type="float">
            <text:p>1.59167510525953E+018</text:p>
          </table:table-cell>
          <table:table-cell/>
          <table:table-cell office:value-type="float" office:value="103.62134552" calcext:value-type="float">
            <text:p>103.62134552</text:p>
          </table:table-cell>
          <table:table-cell office:value-type="float" office:value="69.3986053467" calcext:value-type="float">
            <text:p>69.3986053467</text:p>
          </table:table-cell>
          <table:table-cell office:value-type="float" office:value="-0.0433715768158" calcext:value-type="float">
            <text:p>-0.0433715768158</text:p>
          </table:table-cell>
          <table:table-cell office:value-type="float" office:value="378.02923584" calcext:value-type="float">
            <text:p>378.02923584</text:p>
          </table:table-cell>
          <table:table-cell office:value-type="float" office:value="254.280090332" calcext:value-type="float">
            <text:p>254.280090332</text:p>
          </table:table-cell>
          <table:table-cell office:value-type="float" office:value="69.6841506958" calcext:value-type="float">
            <text:p>69.6841506958</text:p>
          </table:table-cell>
          <table:table-cell/>
          <table:table-cell office:value-type="float" office:value="1.59167510527651E+018" calcext:value-type="float">
            <text:p>1.59167510527651E+018</text:p>
          </table:table-cell>
          <table:table-cell office:value-type="float" office:value="4186" calcext:value-type="float">
            <text:p>4186</text:p>
          </table:table-cell>
          <table:table-cell office:value-type="float" office:value="1.59167510525953E+018" calcext:value-type="float">
            <text:p>1.591675105259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30633E+018" calcext:value-type="float">
            <text:p>1.59167510530633E+018</text:p>
          </table:table-cell>
          <table:table-cell office:value-type="float" office:value="4188" calcext:value-type="float">
            <text:p>4188</text:p>
          </table:table-cell>
          <table:table-cell office:value-type="float" office:value="1.59167510529186E+018" calcext:value-type="float">
            <text:p>1.59167510529186E+018</text:p>
          </table:table-cell>
          <table:table-cell/>
          <table:table-cell office:value-type="float" office:value="121.155204773" calcext:value-type="float">
            <text:p>121.155204773</text:p>
          </table:table-cell>
          <table:table-cell office:value-type="float" office:value="70.7784118652" calcext:value-type="float">
            <text:p>70.7784118652</text:p>
          </table:table-cell>
          <table:table-cell office:value-type="float" office:value="-0.164523035288" calcext:value-type="float">
            <text:p>-0.164523035288</text:p>
          </table:table-cell>
          <table:table-cell office:value-type="float" office:value="371.798248291" calcext:value-type="float">
            <text:p>371.798248291</text:p>
          </table:table-cell>
          <table:table-cell office:value-type="float" office:value="257.095397949" calcext:value-type="float">
            <text:p>257.095397949</text:p>
          </table:table-cell>
          <table:table-cell office:value-type="float" office:value="69.6841506958" calcext:value-type="float">
            <text:p>69.6841506958</text:p>
          </table:table-cell>
          <table:table-cell/>
          <table:table-cell office:value-type="float" office:value="1.59167510530949E+018" calcext:value-type="float">
            <text:p>1.59167510530949E+018</text:p>
          </table:table-cell>
          <table:table-cell office:value-type="float" office:value="4187" calcext:value-type="float">
            <text:p>4187</text:p>
          </table:table-cell>
          <table:table-cell office:value-type="float" office:value="1.59167510529186E+018" calcext:value-type="float">
            <text:p>1.591675105291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34313E+018" calcext:value-type="float">
            <text:p>1.59167510534313E+018</text:p>
          </table:table-cell>
          <table:table-cell office:value-type="float" office:value="4189" calcext:value-type="float">
            <text:p>4189</text:p>
          </table:table-cell>
          <table:table-cell office:value-type="float" office:value="1.59167510532778E+018" calcext:value-type="float">
            <text:p>1.59167510532778E+018</text:p>
          </table:table-cell>
          <table:table-cell/>
          <table:table-cell office:value-type="float" office:value="94.6496734619" calcext:value-type="float">
            <text:p>94.6496734619</text:p>
          </table:table-cell>
          <table:table-cell office:value-type="float" office:value="71.4477081299" calcext:value-type="float">
            <text:p>71.4477081299</text:p>
          </table:table-cell>
          <table:table-cell office:value-type="float" office:value="-0.257256567478" calcext:value-type="float">
            <text:p>-0.257256567478</text:p>
          </table:table-cell>
          <table:table-cell office:value-type="float" office:value="381.452606201" calcext:value-type="float">
            <text:p>381.452606201</text:p>
          </table:table-cell>
          <table:table-cell office:value-type="float" office:value="255.928253174" calcext:value-type="float">
            <text:p>255.928253174</text:p>
          </table:table-cell>
          <table:table-cell office:value-type="float" office:value="69.6727294922" calcext:value-type="float">
            <text:p>69.6727294922</text:p>
          </table:table-cell>
          <table:table-cell/>
          <table:table-cell office:value-type="float" office:value="1.5916751053447E+018" calcext:value-type="float">
            <text:p>1.5916751053447E+018</text:p>
          </table:table-cell>
          <table:table-cell office:value-type="float" office:value="4188" calcext:value-type="float">
            <text:p>4188</text:p>
          </table:table-cell>
          <table:table-cell office:value-type="float" office:value="1.59167510532778E+018" calcext:value-type="float">
            <text:p>1.591675105327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36731E+018" calcext:value-type="float">
            <text:p>1.59167510536731E+018</text:p>
          </table:table-cell>
          <table:table-cell office:value-type="float" office:value="4190" calcext:value-type="float">
            <text:p>4190</text:p>
          </table:table-cell>
          <table:table-cell office:value-type="float" office:value="1.59167510535348E+018" calcext:value-type="float">
            <text:p>1.59167510535348E+018</text:p>
          </table:table-cell>
          <table:table-cell/>
          <table:table-cell office:value-type="float" office:value="92.5913772583" calcext:value-type="float">
            <text:p>92.5913772583</text:p>
          </table:table-cell>
          <table:table-cell office:value-type="float" office:value="72.0260620117" calcext:value-type="float">
            <text:p>72.0260620117</text:p>
          </table:table-cell>
          <table:table-cell office:value-type="float" office:value="-0.106887169182" calcext:value-type="float">
            <text:p>-0.106887169182</text:p>
          </table:table-cell>
          <table:table-cell office:value-type="float" office:value="382.036102295" calcext:value-type="float">
            <text:p>382.036102295</text:p>
          </table:table-cell>
          <table:table-cell office:value-type="float" office:value="254.052215576" calcext:value-type="float">
            <text:p>254.052215576</text:p>
          </table:table-cell>
          <table:table-cell office:value-type="float" office:value="69.6727294922" calcext:value-type="float">
            <text:p>69.6727294922</text:p>
          </table:table-cell>
          <table:table-cell/>
          <table:table-cell office:value-type="float" office:value="1.59167510536974E+018" calcext:value-type="float">
            <text:p>1.59167510536974E+018</text:p>
          </table:table-cell>
          <table:table-cell office:value-type="float" office:value="4189" calcext:value-type="float">
            <text:p>4189</text:p>
          </table:table-cell>
          <table:table-cell office:value-type="float" office:value="1.59167510535348E+018" calcext:value-type="float">
            <text:p>1.591675105353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40608E+018" calcext:value-type="float">
            <text:p>1.59167510540608E+018</text:p>
          </table:table-cell>
          <table:table-cell office:value-type="float" office:value="4191" calcext:value-type="float">
            <text:p>4191</text:p>
          </table:table-cell>
          <table:table-cell office:value-type="float" office:value="1.59167510539178E+018" calcext:value-type="float">
            <text:p>1.59167510539178E+018</text:p>
          </table:table-cell>
          <table:table-cell/>
          <table:table-cell office:value-type="float" office:value="96.4897994995" calcext:value-type="float">
            <text:p>96.4897994995</text:p>
          </table:table-cell>
          <table:table-cell office:value-type="float" office:value="71.2605514526" calcext:value-type="float">
            <text:p>71.2605514526</text:p>
          </table:table-cell>
          <table:table-cell office:value-type="float" office:value="-0.208968400955" calcext:value-type="float">
            <text:p>-0.208968400955</text:p>
          </table:table-cell>
          <table:table-cell office:value-type="float" office:value="380.45791626" calcext:value-type="float">
            <text:p>380.45791626</text:p>
          </table:table-cell>
          <table:table-cell office:value-type="float" office:value="254.916809082" calcext:value-type="float">
            <text:p>254.916809082</text:p>
          </table:table-cell>
          <table:table-cell office:value-type="float" office:value="69.6477661133" calcext:value-type="float">
            <text:p>69.6477661133</text:p>
          </table:table-cell>
          <table:table-cell/>
          <table:table-cell office:value-type="float" office:value="1.59167510540761E+018" calcext:value-type="float">
            <text:p>1.59167510540761E+018</text:p>
          </table:table-cell>
          <table:table-cell office:value-type="float" office:value="4190" calcext:value-type="float">
            <text:p>4190</text:p>
          </table:table-cell>
          <table:table-cell office:value-type="float" office:value="1.59167510539178E+018" calcext:value-type="float">
            <text:p>1.591675105391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44017E+018" calcext:value-type="float">
            <text:p>1.59167510544017E+018</text:p>
          </table:table-cell>
          <table:table-cell office:value-type="float" office:value="4192" calcext:value-type="float">
            <text:p>4192</text:p>
          </table:table-cell>
          <table:table-cell office:value-type="float" office:value="1.59167510542595E+018" calcext:value-type="float">
            <text:p>1.59167510542595E+018</text:p>
          </table:table-cell>
          <table:table-cell/>
          <table:table-cell office:value-type="float" office:value="98.2730331421" calcext:value-type="float">
            <text:p>98.2730331421</text:p>
          </table:table-cell>
          <table:table-cell office:value-type="float" office:value="70.1798934937" calcext:value-type="float">
            <text:p>70.1798934937</text:p>
          </table:table-cell>
          <table:table-cell office:value-type="float" office:value="-0.27130022645" calcext:value-type="float">
            <text:p>-0.27130022645</text:p>
          </table:table-cell>
          <table:table-cell office:value-type="float" office:value="379.706359863" calcext:value-type="float">
            <text:p>379.706359863</text:p>
          </table:table-cell>
          <table:table-cell office:value-type="float" office:value="255.96496582" calcext:value-type="float">
            <text:p>255.96496582</text:p>
          </table:table-cell>
          <table:table-cell office:value-type="float" office:value="69.6477661133" calcext:value-type="float">
            <text:p>69.6477661133</text:p>
          </table:table-cell>
          <table:table-cell/>
          <table:table-cell office:value-type="float" office:value="1.59167510544152E+018" calcext:value-type="float">
            <text:p>1.59167510544152E+018</text:p>
          </table:table-cell>
          <table:table-cell office:value-type="float" office:value="4191" calcext:value-type="float">
            <text:p>4191</text:p>
          </table:table-cell>
          <table:table-cell office:value-type="float" office:value="1.59167510542595E+018" calcext:value-type="float">
            <text:p>1.5916751054259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46713E+018" calcext:value-type="float">
            <text:p>1.59167510546713E+018</text:p>
          </table:table-cell>
          <table:table-cell office:value-type="float" office:value="4193" calcext:value-type="float">
            <text:p>4193</text:p>
          </table:table-cell>
          <table:table-cell office:value-type="float" office:value="1.59167510545348E+018" calcext:value-type="float">
            <text:p>1.59167510545348E+018</text:p>
          </table:table-cell>
          <table:table-cell/>
          <table:table-cell office:value-type="float" office:value="96.7234649658" calcext:value-type="float">
            <text:p>96.7234649658</text:p>
          </table:table-cell>
          <table:table-cell office:value-type="float" office:value="69.677772522" calcext:value-type="float">
            <text:p>69.677772522</text:p>
          </table:table-cell>
          <table:table-cell office:value-type="float" office:value="-0.27348613739" calcext:value-type="float">
            <text:p>-0.27348613739</text:p>
          </table:table-cell>
          <table:table-cell office:value-type="float" office:value="380.2578125" calcext:value-type="float">
            <text:p>380.2578125</text:p>
          </table:table-cell>
          <table:table-cell office:value-type="float" office:value="255.461532593" calcext:value-type="float">
            <text:p>255.461532593</text:p>
          </table:table-cell>
          <table:table-cell office:value-type="float" office:value="69.6268157959" calcext:value-type="float">
            <text:p>69.6268157959</text:p>
          </table:table-cell>
          <table:table-cell/>
          <table:table-cell office:value-type="float" office:value="1.59167510546874E+018" calcext:value-type="float">
            <text:p>1.59167510546874E+018</text:p>
          </table:table-cell>
          <table:table-cell office:value-type="float" office:value="4192" calcext:value-type="float">
            <text:p>4192</text:p>
          </table:table-cell>
          <table:table-cell office:value-type="float" office:value="1.59167510545348E+018" calcext:value-type="float">
            <text:p>1.591675105453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51039E+018" calcext:value-type="float">
            <text:p>1.59167510551039E+018</text:p>
          </table:table-cell>
          <table:table-cell office:value-type="float" office:value="4194" calcext:value-type="float">
            <text:p>4194</text:p>
          </table:table-cell>
          <table:table-cell office:value-type="float" office:value="1.59167510548591E+018" calcext:value-type="float">
            <text:p>1.59167510548591E+018</text:p>
          </table:table-cell>
          <table:table-cell/>
          <table:table-cell office:value-type="float" office:value="96.0914077759" calcext:value-type="float">
            <text:p>96.0914077759</text:p>
          </table:table-cell>
          <table:table-cell office:value-type="float" office:value="69.875038147" calcext:value-type="float">
            <text:p>69.875038147</text:p>
          </table:table-cell>
          <table:table-cell office:value-type="float" office:value="-0.315545707941" calcext:value-type="float">
            <text:p>-0.315545707941</text:p>
          </table:table-cell>
          <table:table-cell office:value-type="float" office:value="381.297607422" calcext:value-type="float">
            <text:p>381.297607422</text:p>
          </table:table-cell>
          <table:table-cell office:value-type="float" office:value="255.2787323" calcext:value-type="float">
            <text:p>255.2787323</text:p>
          </table:table-cell>
          <table:table-cell office:value-type="float" office:value="69.6268157959" calcext:value-type="float">
            <text:p>69.6268157959</text:p>
          </table:table-cell>
          <table:table-cell/>
          <table:table-cell office:value-type="float" office:value="1.5916751055119E+018" calcext:value-type="float">
            <text:p>1.5916751055119E+018</text:p>
          </table:table-cell>
          <table:table-cell office:value-type="float" office:value="4193" calcext:value-type="float">
            <text:p>4193</text:p>
          </table:table-cell>
          <table:table-cell office:value-type="float" office:value="1.59167510548591E+018" calcext:value-type="float">
            <text:p>1.5916751054859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53657E+018" calcext:value-type="float">
            <text:p>1.59167510553657E+018</text:p>
          </table:table-cell>
          <table:table-cell office:value-type="float" office:value="4195" calcext:value-type="float">
            <text:p>4195</text:p>
          </table:table-cell>
          <table:table-cell office:value-type="float" office:value="1.59167510552156E+018" calcext:value-type="float">
            <text:p>1.59167510552156E+018</text:p>
          </table:table-cell>
          <table:table-cell/>
          <table:table-cell office:value-type="float" office:value="105.789360046" calcext:value-type="float">
            <text:p>105.789360046</text:p>
          </table:table-cell>
          <table:table-cell office:value-type="float" office:value="69.1139602661" calcext:value-type="float">
            <text:p>69.1139602661</text:p>
          </table:table-cell>
          <table:table-cell office:value-type="float" office:value="-0.344199985266" calcext:value-type="float">
            <text:p>-0.344199985266</text:p>
          </table:table-cell>
          <table:table-cell office:value-type="float" office:value="377.523284912" calcext:value-type="float">
            <text:p>377.523284912</text:p>
          </table:table-cell>
          <table:table-cell office:value-type="float" office:value="256.82144165" calcext:value-type="float">
            <text:p>256.82144165</text:p>
          </table:table-cell>
          <table:table-cell office:value-type="float" office:value="69.5301818848" calcext:value-type="float">
            <text:p>69.5301818848</text:p>
          </table:table-cell>
          <table:table-cell/>
          <table:table-cell office:value-type="float" office:value="1.59167510553795E+018" calcext:value-type="float">
            <text:p>1.59167510553795E+018</text:p>
          </table:table-cell>
          <table:table-cell office:value-type="float" office:value="4194" calcext:value-type="float">
            <text:p>4194</text:p>
          </table:table-cell>
          <table:table-cell office:value-type="float" office:value="1.59167510552156E+018" calcext:value-type="float">
            <text:p>1.5916751055215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56768E+018" calcext:value-type="float">
            <text:p>1.59167510556768E+018</text:p>
          </table:table-cell>
          <table:table-cell office:value-type="float" office:value="4196" calcext:value-type="float">
            <text:p>4196</text:p>
          </table:table-cell>
          <table:table-cell office:value-type="float" office:value="1.59167510555362E+018" calcext:value-type="float">
            <text:p>1.59167510555362E+018</text:p>
          </table:table-cell>
          <table:table-cell/>
          <table:table-cell office:value-type="float" office:value="108.943077087" calcext:value-type="float">
            <text:p>108.943077087</text:p>
          </table:table-cell>
          <table:table-cell office:value-type="float" office:value="68.7680053711" calcext:value-type="float">
            <text:p>68.7680053711</text:p>
          </table:table-cell>
          <table:table-cell office:value-type="float" office:value="-0.47639337182" calcext:value-type="float">
            <text:p>-0.47639337182</text:p>
          </table:table-cell>
          <table:table-cell office:value-type="float" office:value="376.925567627" calcext:value-type="float">
            <text:p>376.925567627</text:p>
          </table:table-cell>
          <table:table-cell office:value-type="float" office:value="258.850036621" calcext:value-type="float">
            <text:p>258.850036621</text:p>
          </table:table-cell>
          <table:table-cell office:value-type="float" office:value="69.5301818848" calcext:value-type="float">
            <text:p>69.5301818848</text:p>
          </table:table-cell>
          <table:table-cell/>
          <table:table-cell office:value-type="float" office:value="1.59167510556935E+018" calcext:value-type="float">
            <text:p>1.59167510556935E+018</text:p>
          </table:table-cell>
          <table:table-cell office:value-type="float" office:value="4195" calcext:value-type="float">
            <text:p>4195</text:p>
          </table:table-cell>
          <table:table-cell office:value-type="float" office:value="1.59167510555362E+018" calcext:value-type="float">
            <text:p>1.591675105553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60058E+018" calcext:value-type="float">
            <text:p>1.59167510560058E+018</text:p>
          </table:table-cell>
          <table:table-cell office:value-type="float" office:value="4197" calcext:value-type="float">
            <text:p>4197</text:p>
          </table:table-cell>
          <table:table-cell office:value-type="float" office:value="1.59167510558548E+018" calcext:value-type="float">
            <text:p>1.59167510558548E+018</text:p>
          </table:table-cell>
          <table:table-cell/>
          <table:table-cell office:value-type="float" office:value="99.8354644775" calcext:value-type="float">
            <text:p>99.8354644775</text:p>
          </table:table-cell>
          <table:table-cell office:value-type="float" office:value="68.1748886108" calcext:value-type="float">
            <text:p>68.1748886108</text:p>
          </table:table-cell>
          <table:table-cell office:value-type="float" office:value="-0.521522581577" calcext:value-type="float">
            <text:p>-0.521522581577</text:p>
          </table:table-cell>
          <table:table-cell office:value-type="float" office:value="380.603942871" calcext:value-type="float">
            <text:p>380.603942871</text:p>
          </table:table-cell>
          <table:table-cell office:value-type="float" office:value="257.651794434" calcext:value-type="float">
            <text:p>257.651794434</text:p>
          </table:table-cell>
          <table:table-cell office:value-type="float" office:value="69.4504699707" calcext:value-type="float">
            <text:p>69.4504699707</text:p>
          </table:table-cell>
          <table:table-cell/>
          <table:table-cell office:value-type="float" office:value="1.59167510560202E+018" calcext:value-type="float">
            <text:p>1.59167510560202E+018</text:p>
          </table:table-cell>
          <table:table-cell office:value-type="float" office:value="4196" calcext:value-type="float">
            <text:p>4196</text:p>
          </table:table-cell>
          <table:table-cell office:value-type="float" office:value="1.59167510558548E+018" calcext:value-type="float">
            <text:p>1.5916751055854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63927E+018" calcext:value-type="float">
            <text:p>1.59167510563927E+018</text:p>
          </table:table-cell>
          <table:table-cell office:value-type="float" office:value="4198" calcext:value-type="float">
            <text:p>4198</text:p>
          </table:table-cell>
          <table:table-cell office:value-type="float" office:value="1.59167510562157E+018" calcext:value-type="float">
            <text:p>1.59167510562157E+018</text:p>
          </table:table-cell>
          <table:table-cell/>
          <table:table-cell office:value-type="float" office:value="101.361526489" calcext:value-type="float">
            <text:p>101.361526489</text:p>
          </table:table-cell>
          <table:table-cell office:value-type="float" office:value="69.0689086914" calcext:value-type="float">
            <text:p>69.0689086914</text:p>
          </table:table-cell>
          <table:table-cell office:value-type="float" office:value="-0.698252797127" calcext:value-type="float">
            <text:p>-0.698252797127</text:p>
          </table:table-cell>
          <table:table-cell office:value-type="float" office:value="381.328857422" calcext:value-type="float">
            <text:p>381.328857422</text:p>
          </table:table-cell>
          <table:table-cell office:value-type="float" office:value="260.304504395" calcext:value-type="float">
            <text:p>260.304504395</text:p>
          </table:table-cell>
          <table:table-cell office:value-type="float" office:value="69.4504699707" calcext:value-type="float">
            <text:p>69.4504699707</text:p>
          </table:table-cell>
          <table:table-cell/>
          <table:table-cell office:value-type="float" office:value="1.59167510563947E+018" calcext:value-type="float">
            <text:p>1.59167510563947E+018</text:p>
          </table:table-cell>
          <table:table-cell office:value-type="float" office:value="4197" calcext:value-type="float">
            <text:p>4197</text:p>
          </table:table-cell>
          <table:table-cell office:value-type="float" office:value="1.59167510562157E+018" calcext:value-type="float">
            <text:p>1.5916751056215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68343E+018" calcext:value-type="float">
            <text:p>1.59167510568343E+018</text:p>
          </table:table-cell>
          <table:table-cell office:value-type="float" office:value="4199" calcext:value-type="float">
            <text:p>4199</text:p>
          </table:table-cell>
          <table:table-cell office:value-type="float" office:value="1.5916751056535E+018" calcext:value-type="float">
            <text:p>1.5916751056535E+018</text:p>
          </table:table-cell>
          <table:table-cell/>
          <table:table-cell office:value-type="float" office:value="99.8987808228" calcext:value-type="float">
            <text:p>99.8987808228</text:p>
          </table:table-cell>
          <table:table-cell office:value-type="float" office:value="69.5346984863" calcext:value-type="float">
            <text:p>69.5346984863</text:p>
          </table:table-cell>
          <table:table-cell office:value-type="float" office:value="-0.659031450748" calcext:value-type="float">
            <text:p>-0.659031450748</text:p>
          </table:table-cell>
          <table:table-cell office:value-type="float" office:value="381.214050293" calcext:value-type="float">
            <text:p>381.214050293</text:p>
          </table:table-cell>
          <table:table-cell office:value-type="float" office:value="260.454437256" calcext:value-type="float">
            <text:p>260.454437256</text:p>
          </table:table-cell>
          <table:table-cell office:value-type="float" office:value="69.3931427002" calcext:value-type="float">
            <text:p>69.3931427002</text:p>
          </table:table-cell>
          <table:table-cell/>
          <table:table-cell office:value-type="float" office:value="1.59167510568533E+018" calcext:value-type="float">
            <text:p>1.59167510568533E+018</text:p>
          </table:table-cell>
          <table:table-cell office:value-type="float" office:value="4198" calcext:value-type="float">
            <text:p>4198</text:p>
          </table:table-cell>
          <table:table-cell office:value-type="float" office:value="1.5916751056535E+018" calcext:value-type="float">
            <text:p>1.591675105653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70313E+018" calcext:value-type="float">
            <text:p>1.59167510570313E+018</text:p>
          </table:table-cell>
          <table:table-cell office:value-type="float" office:value="4200" calcext:value-type="float">
            <text:p>4200</text:p>
          </table:table-cell>
          <table:table-cell office:value-type="float" office:value="1.59167510568576E+018" calcext:value-type="float">
            <text:p>1.59167510568576E+018</text:p>
          </table:table-cell>
          <table:table-cell/>
          <table:table-cell office:value-type="float" office:value="101.100830078" calcext:value-type="float">
            <text:p>101.100830078</text:p>
          </table:table-cell>
          <table:table-cell office:value-type="float" office:value="71.1153945923" calcext:value-type="float">
            <text:p>71.1153945923</text:p>
          </table:table-cell>
          <table:table-cell office:value-type="float" office:value="-0.592771410942" calcext:value-type="float">
            <text:p>-0.592771410942</text:p>
          </table:table-cell>
          <table:table-cell office:value-type="float" office:value="379.852233887" calcext:value-type="float">
            <text:p>379.852233887</text:p>
          </table:table-cell>
          <table:table-cell office:value-type="float" office:value="260.619171143" calcext:value-type="float">
            <text:p>260.619171143</text:p>
          </table:table-cell>
          <table:table-cell office:value-type="float" office:value="69.3931427002" calcext:value-type="float">
            <text:p>69.3931427002</text:p>
          </table:table-cell>
          <table:table-cell/>
          <table:table-cell office:value-type="float" office:value="1.59167510570265E+018" calcext:value-type="float">
            <text:p>1.59167510570265E+018</text:p>
          </table:table-cell>
          <table:table-cell office:value-type="float" office:value="4199" calcext:value-type="float">
            <text:p>4199</text:p>
          </table:table-cell>
          <table:table-cell office:value-type="float" office:value="1.59167510568576E+018" calcext:value-type="float">
            <text:p>1.5916751056857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74551E+018" calcext:value-type="float">
            <text:p>1.59167510574551E+018</text:p>
          </table:table-cell>
          <table:table-cell office:value-type="float" office:value="4201" calcext:value-type="float">
            <text:p>4201</text:p>
          </table:table-cell>
          <table:table-cell office:value-type="float" office:value="1.59167510572156E+018" calcext:value-type="float">
            <text:p>1.59167510572156E+018</text:p>
          </table:table-cell>
          <table:table-cell/>
          <table:table-cell office:value-type="float" office:value="110.330375671" calcext:value-type="float">
            <text:p>110.330375671</text:p>
          </table:table-cell>
          <table:table-cell office:value-type="float" office:value="73.3423690796" calcext:value-type="float">
            <text:p>73.3423690796</text:p>
          </table:table-cell>
          <table:table-cell office:value-type="float" office:value="-0.526489973068" calcext:value-type="float">
            <text:p>-0.526489973068</text:p>
          </table:table-cell>
          <table:table-cell office:value-type="float" office:value="376.12991333" calcext:value-type="float">
            <text:p>376.12991333</text:p>
          </table:table-cell>
          <table:table-cell office:value-type="float" office:value="261.473449707" calcext:value-type="float">
            <text:p>261.473449707</text:p>
          </table:table-cell>
          <table:table-cell office:value-type="float" office:value="69.4420013428" calcext:value-type="float">
            <text:p>69.4420013428</text:p>
          </table:table-cell>
          <table:table-cell/>
          <table:table-cell office:value-type="float" office:value="1.59167510574707E+018" calcext:value-type="float">
            <text:p>1.59167510574707E+018</text:p>
          </table:table-cell>
          <table:table-cell office:value-type="float" office:value="4200" calcext:value-type="float">
            <text:p>4200</text:p>
          </table:table-cell>
          <table:table-cell office:value-type="float" office:value="1.59167510572156E+018" calcext:value-type="float">
            <text:p>1.5916751057215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76791E+018" calcext:value-type="float">
            <text:p>1.59167510576791E+018</text:p>
          </table:table-cell>
          <table:table-cell office:value-type="float" office:value="4202" calcext:value-type="float">
            <text:p>4202</text:p>
          </table:table-cell>
          <table:table-cell office:value-type="float" office:value="1.5916751057535E+018" calcext:value-type="float">
            <text:p>1.5916751057535E+018</text:p>
          </table:table-cell>
          <table:table-cell/>
          <table:table-cell office:value-type="float" office:value="105.846992493" calcext:value-type="float">
            <text:p>105.846992493</text:p>
          </table:table-cell>
          <table:table-cell office:value-type="float" office:value="72.8908004761" calcext:value-type="float">
            <text:p>72.8908004761</text:p>
          </table:table-cell>
          <table:table-cell office:value-type="float" office:value="-0.672256886959" calcext:value-type="float">
            <text:p>-0.672256886959</text:p>
          </table:table-cell>
          <table:table-cell office:value-type="float" office:value="378.083526611" calcext:value-type="float">
            <text:p>378.083526611</text:p>
          </table:table-cell>
          <table:table-cell office:value-type="float" office:value="262.445037842" calcext:value-type="float">
            <text:p>262.445037842</text:p>
          </table:table-cell>
          <table:table-cell office:value-type="float" office:value="69.4420013428" calcext:value-type="float">
            <text:p>69.4420013428</text:p>
          </table:table-cell>
          <table:table-cell/>
          <table:table-cell office:value-type="float" office:value="1.59167510576969E+018" calcext:value-type="float">
            <text:p>1.59167510576969E+018</text:p>
          </table:table-cell>
          <table:table-cell office:value-type="float" office:value="4201" calcext:value-type="float">
            <text:p>4201</text:p>
          </table:table-cell>
          <table:table-cell office:value-type="float" office:value="1.5916751057535E+018" calcext:value-type="float">
            <text:p>1.591675105753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80148E+018" calcext:value-type="float">
            <text:p>1.59167510580148E+018</text:p>
          </table:table-cell>
          <table:table-cell office:value-type="float" office:value="4203" calcext:value-type="float">
            <text:p>4203</text:p>
          </table:table-cell>
          <table:table-cell office:value-type="float" office:value="1.59167510578552E+018" calcext:value-type="float">
            <text:p>1.59167510578552E+018</text:p>
          </table:table-cell>
          <table:table-cell/>
          <table:table-cell office:value-type="float" office:value="109.257888794" calcext:value-type="float">
            <text:p>109.257888794</text:p>
          </table:table-cell>
          <table:table-cell office:value-type="float" office:value="70.0143814087" calcext:value-type="float">
            <text:p>70.0143814087</text:p>
          </table:table-cell>
          <table:table-cell office:value-type="float" office:value="-0.743123650551" calcext:value-type="float">
            <text:p>-0.743123650551</text:p>
          </table:table-cell>
          <table:table-cell office:value-type="float" office:value="378.770477295" calcext:value-type="float">
            <text:p>378.770477295</text:p>
          </table:table-cell>
          <table:table-cell office:value-type="float" office:value="264.293243408" calcext:value-type="float">
            <text:p>264.293243408</text:p>
          </table:table-cell>
          <table:table-cell office:value-type="float" office:value="69.5529022217" calcext:value-type="float">
            <text:p>69.5529022217</text:p>
          </table:table-cell>
          <table:table-cell/>
          <table:table-cell office:value-type="float" office:value="1.59167510580276E+018" calcext:value-type="float">
            <text:p>1.59167510580276E+018</text:p>
          </table:table-cell>
          <table:table-cell office:value-type="float" office:value="4202" calcext:value-type="float">
            <text:p>4202</text:p>
          </table:table-cell>
          <table:table-cell office:value-type="float" office:value="1.59167510578552E+018" calcext:value-type="float">
            <text:p>1.5916751057855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84189E+018" calcext:value-type="float">
            <text:p>1.59167510584189E+018</text:p>
          </table:table-cell>
          <table:table-cell office:value-type="float" office:value="4204" calcext:value-type="float">
            <text:p>4204</text:p>
          </table:table-cell>
          <table:table-cell office:value-type="float" office:value="1.59167510582753E+018" calcext:value-type="float">
            <text:p>1.59167510582753E+018</text:p>
          </table:table-cell>
          <table:table-cell/>
          <table:table-cell office:value-type="float" office:value="114.392990112" calcext:value-type="float">
            <text:p>114.392990112</text:p>
          </table:table-cell>
          <table:table-cell office:value-type="float" office:value="69.0762710571" calcext:value-type="float">
            <text:p>69.0762710571</text:p>
          </table:table-cell>
          <table:table-cell office:value-type="float" office:value="-0.841620564461" calcext:value-type="float">
            <text:p>-0.841620564461</text:p>
          </table:table-cell>
          <table:table-cell office:value-type="float" office:value="378.96685791" calcext:value-type="float">
            <text:p>378.96685791</text:p>
          </table:table-cell>
          <table:table-cell office:value-type="float" office:value="265.628723145" calcext:value-type="float">
            <text:p>265.628723145</text:p>
          </table:table-cell>
          <table:table-cell office:value-type="float" office:value="69.5529022217" calcext:value-type="float">
            <text:p>69.5529022217</text:p>
          </table:table-cell>
          <table:table-cell/>
          <table:table-cell office:value-type="float" office:value="1.59167510584331E+018" calcext:value-type="float">
            <text:p>1.59167510584331E+018</text:p>
          </table:table-cell>
          <table:table-cell office:value-type="float" office:value="4203" calcext:value-type="float">
            <text:p>4203</text:p>
          </table:table-cell>
          <table:table-cell office:value-type="float" office:value="1.59167510582753E+018" calcext:value-type="float">
            <text:p>1.591675105827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87393E+018" calcext:value-type="float">
            <text:p>1.59167510587393E+018</text:p>
          </table:table-cell>
          <table:table-cell office:value-type="float" office:value="4205" calcext:value-type="float">
            <text:p>4205</text:p>
          </table:table-cell>
          <table:table-cell office:value-type="float" office:value="1.59167510585947E+018" calcext:value-type="float">
            <text:p>1.59167510585947E+018</text:p>
          </table:table-cell>
          <table:table-cell/>
          <table:table-cell office:value-type="float" office:value="107.815376282" calcext:value-type="float">
            <text:p>107.815376282</text:p>
          </table:table-cell>
          <table:table-cell office:value-type="float" office:value="69.4638671875" calcext:value-type="float">
            <text:p>69.4638671875</text:p>
          </table:table-cell>
          <table:table-cell office:value-type="float" office:value="-0.897824525833" calcext:value-type="float">
            <text:p>-0.897824525833</text:p>
          </table:table-cell>
          <table:table-cell office:value-type="float" office:value="381.863250732" calcext:value-type="float">
            <text:p>381.863250732</text:p>
          </table:table-cell>
          <table:table-cell office:value-type="float" office:value="264.130187988" calcext:value-type="float">
            <text:p>264.130187988</text:p>
          </table:table-cell>
          <table:table-cell office:value-type="float" office:value="69.4596405029" calcext:value-type="float">
            <text:p>69.4596405029</text:p>
          </table:table-cell>
          <table:table-cell/>
          <table:table-cell office:value-type="float" office:value="1.59167510587513E+018" calcext:value-type="float">
            <text:p>1.59167510587513E+018</text:p>
          </table:table-cell>
          <table:table-cell office:value-type="float" office:value="4204" calcext:value-type="float">
            <text:p>4204</text:p>
          </table:table-cell>
          <table:table-cell office:value-type="float" office:value="1.59167510585947E+018" calcext:value-type="float">
            <text:p>1.5916751058594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90761E+018" calcext:value-type="float">
            <text:p>1.59167510590761E+018</text:p>
          </table:table-cell>
          <table:table-cell office:value-type="float" office:value="4206" calcext:value-type="float">
            <text:p>4206</text:p>
          </table:table-cell>
          <table:table-cell office:value-type="float" office:value="1.59167510589151E+018" calcext:value-type="float">
            <text:p>1.59167510589151E+018</text:p>
          </table:table-cell>
          <table:table-cell/>
          <table:table-cell office:value-type="float" office:value="109.652336121" calcext:value-type="float">
            <text:p>109.652336121</text:p>
          </table:table-cell>
          <table:table-cell office:value-type="float" office:value="69.2851715088" calcext:value-type="float">
            <text:p>69.2851715088</text:p>
          </table:table-cell>
          <table:table-cell office:value-type="float" office:value="-0.88792270422" calcext:value-type="float">
            <text:p>-0.88792270422</text:p>
          </table:table-cell>
          <table:table-cell office:value-type="float" office:value="380.817871094" calcext:value-type="float">
            <text:p>380.817871094</text:p>
          </table:table-cell>
          <table:table-cell office:value-type="float" office:value="265.104980469" calcext:value-type="float">
            <text:p>265.104980469</text:p>
          </table:table-cell>
          <table:table-cell office:value-type="float" office:value="69.4596405029" calcext:value-type="float">
            <text:p>69.4596405029</text:p>
          </table:table-cell>
          <table:table-cell/>
          <table:table-cell office:value-type="float" office:value="1.59167510590768E+018" calcext:value-type="float">
            <text:p>1.59167510590768E+018</text:p>
          </table:table-cell>
          <table:table-cell office:value-type="float" office:value="4205" calcext:value-type="float">
            <text:p>4205</text:p>
          </table:table-cell>
          <table:table-cell office:value-type="float" office:value="1.59167510589151E+018" calcext:value-type="float">
            <text:p>1.5916751058915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94346E+018" calcext:value-type="float">
            <text:p>1.59167510594346E+018</text:p>
          </table:table-cell>
          <table:table-cell office:value-type="float" office:value="4207" calcext:value-type="float">
            <text:p>4207</text:p>
          </table:table-cell>
          <table:table-cell office:value-type="float" office:value="1.59167510592755E+018" calcext:value-type="float">
            <text:p>1.59167510592755E+018</text:p>
          </table:table-cell>
          <table:table-cell/>
          <table:table-cell office:value-type="float" office:value="110.624610901" calcext:value-type="float">
            <text:p>110.624610901</text:p>
          </table:table-cell>
          <table:table-cell office:value-type="float" office:value="69.6703948975" calcext:value-type="float">
            <text:p>69.6703948975</text:p>
          </table:table-cell>
          <table:table-cell office:value-type="float" office:value="-1.01857101917" calcext:value-type="float">
            <text:p>-1.01857101917</text:p>
          </table:table-cell>
          <table:table-cell office:value-type="float" office:value="382.332946777" calcext:value-type="float">
            <text:p>382.332946777</text:p>
          </table:table-cell>
          <table:table-cell office:value-type="float" office:value="266.433898926" calcext:value-type="float">
            <text:p>266.433898926</text:p>
          </table:table-cell>
          <table:table-cell office:value-type="float" office:value="69.448097229" calcext:value-type="float">
            <text:p>69.448097229</text:p>
          </table:table-cell>
          <table:table-cell/>
          <table:table-cell office:value-type="float" office:value="1.59167510594492E+018" calcext:value-type="float">
            <text:p>1.59167510594492E+018</text:p>
          </table:table-cell>
          <table:table-cell office:value-type="float" office:value="4206" calcext:value-type="float">
            <text:p>4206</text:p>
          </table:table-cell>
          <table:table-cell office:value-type="float" office:value="1.59167510592755E+018" calcext:value-type="float">
            <text:p>1.5916751059275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597581E+018" calcext:value-type="float">
            <text:p>1.59167510597581E+018</text:p>
          </table:table-cell>
          <table:table-cell office:value-type="float" office:value="4208" calcext:value-type="float">
            <text:p>4208</text:p>
          </table:table-cell>
          <table:table-cell office:value-type="float" office:value="1.59167510595917E+018" calcext:value-type="float">
            <text:p>1.59167510595917E+018</text:p>
          </table:table-cell>
          <table:table-cell/>
          <table:table-cell office:value-type="float" office:value="111.034538269" calcext:value-type="float">
            <text:p>111.034538269</text:p>
          </table:table-cell>
          <table:table-cell office:value-type="float" office:value="68.8769454956" calcext:value-type="float">
            <text:p>68.8769454956</text:p>
          </table:table-cell>
          <table:table-cell office:value-type="float" office:value="-1.06146991253" calcext:value-type="float">
            <text:p>-1.06146991253</text:p>
          </table:table-cell>
          <table:table-cell office:value-type="float" office:value="382.868103027" calcext:value-type="float">
            <text:p>382.868103027</text:p>
          </table:table-cell>
          <table:table-cell office:value-type="float" office:value="265.429290771" calcext:value-type="float">
            <text:p>265.429290771</text:p>
          </table:table-cell>
          <table:table-cell office:value-type="float" office:value="69.448097229" calcext:value-type="float">
            <text:p>69.448097229</text:p>
          </table:table-cell>
          <table:table-cell/>
          <table:table-cell office:value-type="float" office:value="1.59167510597557E+018" calcext:value-type="float">
            <text:p>1.59167510597557E+018</text:p>
          </table:table-cell>
          <table:table-cell office:value-type="float" office:value="4207" calcext:value-type="float">
            <text:p>4207</text:p>
          </table:table-cell>
          <table:table-cell office:value-type="float" office:value="1.59167510595917E+018" calcext:value-type="float">
            <text:p>1.5916751059591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00662E+018" calcext:value-type="float">
            <text:p>1.59167510600662E+018</text:p>
          </table:table-cell>
          <table:table-cell office:value-type="float" office:value="4209" calcext:value-type="float">
            <text:p>4209</text:p>
          </table:table-cell>
          <table:table-cell office:value-type="float" office:value="1.5916751059915E+018" calcext:value-type="float">
            <text:p>1.5916751059915E+018</text:p>
          </table:table-cell>
          <table:table-cell/>
          <table:table-cell office:value-type="float" office:value="101.529823303" calcext:value-type="float">
            <text:p>101.529823303</text:p>
          </table:table-cell>
          <table:table-cell office:value-type="float" office:value="70.4178466797" calcext:value-type="float">
            <text:p>70.4178466797</text:p>
          </table:table-cell>
          <table:table-cell office:value-type="float" office:value="-1.20279836655" calcext:value-type="float">
            <text:p>-1.20279836655</text:p>
          </table:table-cell>
          <table:table-cell office:value-type="float" office:value="385.115844727" calcext:value-type="float">
            <text:p>385.115844727</text:p>
          </table:table-cell>
          <table:table-cell office:value-type="float" office:value="263.689086914" calcext:value-type="float">
            <text:p>263.689086914</text:p>
          </table:table-cell>
          <table:table-cell office:value-type="float" office:value="69.4699249268" calcext:value-type="float">
            <text:p>69.4699249268</text:p>
          </table:table-cell>
          <table:table-cell/>
          <table:table-cell office:value-type="float" office:value="1.59167510600821E+018" calcext:value-type="float">
            <text:p>1.59167510600821E+018</text:p>
          </table:table-cell>
          <table:table-cell office:value-type="float" office:value="4208" calcext:value-type="float">
            <text:p>4208</text:p>
          </table:table-cell>
          <table:table-cell office:value-type="float" office:value="1.5916751059915E+018" calcext:value-type="float">
            <text:p>1.591675105991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04602E+018" calcext:value-type="float">
            <text:p>1.59167510604602E+018</text:p>
          </table:table-cell>
          <table:table-cell office:value-type="float" office:value="4210" calcext:value-type="float">
            <text:p>4210</text:p>
          </table:table-cell>
          <table:table-cell office:value-type="float" office:value="1.59167510602754E+018" calcext:value-type="float">
            <text:p>1.59167510602754E+018</text:p>
          </table:table-cell>
          <table:table-cell/>
          <table:table-cell office:value-type="float" office:value="101.568069458" calcext:value-type="float">
            <text:p>101.568069458</text:p>
          </table:table-cell>
          <table:table-cell office:value-type="float" office:value="70.0474777222" calcext:value-type="float">
            <text:p>70.0474777222</text:p>
          </table:table-cell>
          <table:table-cell office:value-type="float" office:value="-1.33496713638" calcext:value-type="float">
            <text:p>-1.33496713638</text:p>
          </table:table-cell>
          <table:table-cell office:value-type="float" office:value="385.508728027" calcext:value-type="float">
            <text:p>385.508728027</text:p>
          </table:table-cell>
          <table:table-cell office:value-type="float" office:value="265.182891846" calcext:value-type="float">
            <text:p>265.182891846</text:p>
          </table:table-cell>
          <table:table-cell office:value-type="float" office:value="69.4699249268" calcext:value-type="float">
            <text:p>69.4699249268</text:p>
          </table:table-cell>
          <table:table-cell/>
          <table:table-cell office:value-type="float" office:value="1.59167510604564E+018" calcext:value-type="float">
            <text:p>1.59167510604564E+018</text:p>
          </table:table-cell>
          <table:table-cell office:value-type="float" office:value="4209" calcext:value-type="float">
            <text:p>4209</text:p>
          </table:table-cell>
          <table:table-cell office:value-type="float" office:value="1.59167510602754E+018" calcext:value-type="float">
            <text:p>1.5916751060275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07394E+018" calcext:value-type="float">
            <text:p>1.59167510607394E+018</text:p>
          </table:table-cell>
          <table:table-cell office:value-type="float" office:value="4211" calcext:value-type="float">
            <text:p>4211</text:p>
          </table:table-cell>
          <table:table-cell office:value-type="float" office:value="1.59167510605963E+018" calcext:value-type="float">
            <text:p>1.59167510605963E+018</text:p>
          </table:table-cell>
          <table:table-cell/>
          <table:table-cell office:value-type="float" office:value="100.279685974" calcext:value-type="float">
            <text:p>100.279685974</text:p>
          </table:table-cell>
          <table:table-cell office:value-type="float" office:value="71.1043930054" calcext:value-type="float">
            <text:p>71.1043930054</text:p>
          </table:table-cell>
          <table:table-cell office:value-type="float" office:value="-1.34784710407" calcext:value-type="float">
            <text:p>-1.34784710407</text:p>
          </table:table-cell>
          <table:table-cell office:value-type="float" office:value="386.585174561" calcext:value-type="float">
            <text:p>386.585174561</text:p>
          </table:table-cell>
          <table:table-cell office:value-type="float" office:value="264.708496094" calcext:value-type="float">
            <text:p>264.708496094</text:p>
          </table:table-cell>
          <table:table-cell office:value-type="float" office:value="69.6191940308" calcext:value-type="float">
            <text:p>69.6191940308</text:p>
          </table:table-cell>
          <table:table-cell/>
          <table:table-cell office:value-type="float" office:value="1.59167510607666E+018" calcext:value-type="float">
            <text:p>1.59167510607666E+018</text:p>
          </table:table-cell>
          <table:table-cell office:value-type="float" office:value="4210" calcext:value-type="float">
            <text:p>4210</text:p>
          </table:table-cell>
          <table:table-cell office:value-type="float" office:value="1.59167510605963E+018" calcext:value-type="float">
            <text:p>1.5916751060596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10826E+018" calcext:value-type="float">
            <text:p>1.59167510610826E+018</text:p>
          </table:table-cell>
          <table:table-cell office:value-type="float" office:value="4212" calcext:value-type="float">
            <text:p>4212</text:p>
          </table:table-cell>
          <table:table-cell office:value-type="float" office:value="1.59167510609154E+018" calcext:value-type="float">
            <text:p>1.59167510609154E+018</text:p>
          </table:table-cell>
          <table:table-cell/>
          <table:table-cell office:value-type="float" office:value="100.97353363" calcext:value-type="float">
            <text:p>100.97353363</text:p>
          </table:table-cell>
          <table:table-cell office:value-type="float" office:value="73.3309402466" calcext:value-type="float">
            <text:p>73.3309402466</text:p>
          </table:table-cell>
          <table:table-cell office:value-type="float" office:value="-1.36564278603" calcext:value-type="float">
            <text:p>-1.36564278603</text:p>
          </table:table-cell>
          <table:table-cell office:value-type="float" office:value="385.854248047" calcext:value-type="float">
            <text:p>385.854248047</text:p>
          </table:table-cell>
          <table:table-cell office:value-type="float" office:value="265.287475586" calcext:value-type="float">
            <text:p>265.287475586</text:p>
          </table:table-cell>
          <table:table-cell office:value-type="float" office:value="69.6191940308" calcext:value-type="float">
            <text:p>69.6191940308</text:p>
          </table:table-cell>
          <table:table-cell/>
          <table:table-cell office:value-type="float" office:value="1.59167510611016E+018" calcext:value-type="float">
            <text:p>1.59167510611016E+018</text:p>
          </table:table-cell>
          <table:table-cell office:value-type="float" office:value="4211" calcext:value-type="float">
            <text:p>4211</text:p>
          </table:table-cell>
          <table:table-cell office:value-type="float" office:value="1.59167510609154E+018" calcext:value-type="float">
            <text:p>1.5916751060915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614199E+018" calcext:value-type="float">
            <text:p>1.59167510614199E+018</text:p>
          </table:table-cell>
          <table:table-cell office:value-type="float" office:value="4213" calcext:value-type="float">
            <text:p>4213</text:p>
          </table:table-cell>
          <table:table-cell office:value-type="float" office:value="1.59167510612752E+018" calcext:value-type="float">
            <text:p>1.59167510612752E+018</text:p>
          </table:table-cell>
          <table:table-cell/>
          <table:table-cell office:value-type="float" office:value="100.497123718" calcext:value-type="float">
            <text:p>100.497123718</text:p>
          </table:table-cell>
          <table:table-cell office:value-type="float" office:value="73.4792098999" calcext:value-type="float">
            <text:p>73.4792098999</text:p>
          </table:table-cell>
          <table:table-cell office:value-type="float" office:value="-1.38332784176" calcext:value-type="float">
            <text:p>-1.38332784176</text:p>
          </table:table-cell>
          <table:table-cell office:value-type="float" office:value="386.267456055" calcext:value-type="float">
            <text:p>386.267456055</text:p>
          </table:table-cell>
          <table:table-cell office:value-type="float" office:value="266.35949707" calcext:value-type="float">
            <text:p>266.35949707</text:p>
          </table:table-cell>
          <table:table-cell office:value-type="float" office:value="70.0126647949" calcext:value-type="float">
            <text:p>70.0126647949</text:p>
          </table:table-cell>
          <table:table-cell/>
          <table:table-cell office:value-type="float" office:value="1.59167510614395E+018" calcext:value-type="float">
            <text:p>1.59167510614395E+018</text:p>
          </table:table-cell>
          <table:table-cell office:value-type="float" office:value="4212" calcext:value-type="float">
            <text:p>4212</text:p>
          </table:table-cell>
          <table:table-cell office:value-type="float" office:value="1.59167510612752E+018" calcext:value-type="float">
            <text:p>1.59167510612752E+018</text:p>
          </table:table-cell>
          <table:table-cell/>
          <table:table-cell office:value-type="float" office:value="2.19606518745" calcext:value-type="float">
            <text:p>2.19606518745</text:p>
          </table:table-cell>
        </table:table-row>
        <table:table-row table:style-name="ro1">
          <table:table-cell office:value-type="float" office:value="1.59167510617472E+018" calcext:value-type="float">
            <text:p>1.59167510617472E+018</text:p>
          </table:table-cell>
          <table:table-cell office:value-type="float" office:value="4214" calcext:value-type="float">
            <text:p>4214</text:p>
          </table:table-cell>
          <table:table-cell office:value-type="float" office:value="1.59167510615914E+018" calcext:value-type="float">
            <text:p>1.59167510615914E+018</text:p>
          </table:table-cell>
          <table:table-cell/>
          <table:table-cell office:value-type="float" office:value="96.2007751465" calcext:value-type="float">
            <text:p>96.2007751465</text:p>
          </table:table-cell>
          <table:table-cell office:value-type="float" office:value="72.2004776001" calcext:value-type="float">
            <text:p>72.2004776001</text:p>
          </table:table-cell>
          <table:table-cell office:value-type="float" office:value="1.50091683865" calcext:value-type="float">
            <text:p>1.50091683865</text:p>
          </table:table-cell>
          <table:table-cell office:value-type="float" office:value="389.184234619" calcext:value-type="float">
            <text:p>389.184234619</text:p>
          </table:table-cell>
          <table:table-cell office:value-type="float" office:value="263.977783203" calcext:value-type="float">
            <text:p>263.977783203</text:p>
          </table:table-cell>
          <table:table-cell office:value-type="float" office:value="70.0126647949" calcext:value-type="float">
            <text:p>70.0126647949</text:p>
          </table:table-cell>
          <table:table-cell/>
          <table:table-cell office:value-type="float" office:value="1.59167510617413E+018" calcext:value-type="float">
            <text:p>1.59167510617413E+018</text:p>
          </table:table-cell>
          <table:table-cell office:value-type="float" office:value="4213" calcext:value-type="float">
            <text:p>4213</text:p>
          </table:table-cell>
          <table:table-cell office:value-type="float" office:value="1.59167510615914E+018" calcext:value-type="float">
            <text:p>1.59167510615914E+018</text:p>
          </table:table-cell>
          <table:table-cell/>
          <table:table-cell office:value-type="float" office:value="2.19606518745" calcext:value-type="float">
            <text:p>2.19606518745</text:p>
          </table:table-cell>
        </table:table-row>
        <table:table-row table:style-name="ro1">
          <table:table-cell office:value-type="float" office:value="1.59167510620627E+018" calcext:value-type="float">
            <text:p>1.59167510620627E+018</text:p>
          </table:table-cell>
          <table:table-cell office:value-type="float" office:value="4215" calcext:value-type="float">
            <text:p>4215</text:p>
          </table:table-cell>
          <table:table-cell office:value-type="float" office:value="1.59167510619115E+018" calcext:value-type="float">
            <text:p>1.59167510619115E+018</text:p>
          </table:table-cell>
          <table:table-cell/>
          <table:table-cell office:value-type="float" office:value="99.7953491211" calcext:value-type="float">
            <text:p>99.7953491211</text:p>
          </table:table-cell>
          <table:table-cell office:value-type="float" office:value="71.2901000977" calcext:value-type="float">
            <text:p>71.2901000977</text:p>
          </table:table-cell>
          <table:table-cell office:value-type="float" office:value="1.45455813408" calcext:value-type="float">
            <text:p>1.45455813408</text:p>
          </table:table-cell>
          <table:table-cell office:value-type="float" office:value="389.4972229" calcext:value-type="float">
            <text:p>389.4972229</text:p>
          </table:table-cell>
          <table:table-cell office:value-type="float" office:value="264.867767334" calcext:value-type="float">
            <text:p>264.867767334</text:p>
          </table:table-cell>
          <table:table-cell office:value-type="float" office:value="70.3061676025" calcext:value-type="float">
            <text:p>70.3061676025</text:p>
          </table:table-cell>
          <table:table-cell/>
          <table:table-cell office:value-type="float" office:value="1.59167510620769E+018" calcext:value-type="float">
            <text:p>1.59167510620769E+018</text:p>
          </table:table-cell>
          <table:table-cell office:value-type="float" office:value="4214" calcext:value-type="float">
            <text:p>4214</text:p>
          </table:table-cell>
          <table:table-cell office:value-type="float" office:value="1.59167510619115E+018" calcext:value-type="float">
            <text:p>1.59167510619115E+018</text:p>
          </table:table-cell>
          <table:table-cell/>
          <table:table-cell office:value-type="float" office:value="2.19313025475" calcext:value-type="float">
            <text:p>2.19313025475</text:p>
          </table:table-cell>
        </table:table-row>
        <table:table-row table:style-name="ro1">
          <table:table-cell office:value-type="float" office:value="1.59167510624198E+018" calcext:value-type="float">
            <text:p>1.59167510624198E+018</text:p>
          </table:table-cell>
          <table:table-cell office:value-type="float" office:value="4216" calcext:value-type="float">
            <text:p>4216</text:p>
          </table:table-cell>
          <table:table-cell office:value-type="float" office:value="1.59167510622717E+018" calcext:value-type="float">
            <text:p>1.59167510622717E+018</text:p>
          </table:table-cell>
          <table:table-cell/>
          <table:table-cell office:value-type="float" office:value="97.003578186" calcext:value-type="float">
            <text:p>97.003578186</text:p>
          </table:table-cell>
          <table:table-cell office:value-type="float" office:value="72.4091110229" calcext:value-type="float">
            <text:p>72.4091110229</text:p>
          </table:table-cell>
          <table:table-cell office:value-type="float" office:value="1.36178612709" calcext:value-type="float">
            <text:p>1.36178612709</text:p>
          </table:table-cell>
          <table:table-cell office:value-type="float" office:value="389.870452881" calcext:value-type="float">
            <text:p>389.870452881</text:p>
          </table:table-cell>
          <table:table-cell office:value-type="float" office:value="265.000274658" calcext:value-type="float">
            <text:p>265.000274658</text:p>
          </table:table-cell>
          <table:table-cell office:value-type="float" office:value="70.3061676025" calcext:value-type="float">
            <text:p>70.3061676025</text:p>
          </table:table-cell>
          <table:table-cell/>
          <table:table-cell office:value-type="float" office:value="1.59167510624407E+018" calcext:value-type="float">
            <text:p>1.59167510624407E+018</text:p>
          </table:table-cell>
          <table:table-cell office:value-type="float" office:value="4215" calcext:value-type="float">
            <text:p>4215</text:p>
          </table:table-cell>
          <table:table-cell office:value-type="float" office:value="1.59167510622717E+018" calcext:value-type="float">
            <text:p>1.59167510622717E+018</text:p>
          </table:table-cell>
          <table:table-cell/>
          <table:table-cell office:value-type="float" office:value="2.19313025475" calcext:value-type="float">
            <text:p>2.19313025475</text:p>
          </table:table-cell>
        </table:table-row>
        <table:table-row table:style-name="ro1">
          <table:table-cell office:value-type="float" office:value="1.59167510626739E+018" calcext:value-type="float">
            <text:p>1.59167510626739E+018</text:p>
          </table:table-cell>
          <table:table-cell office:value-type="float" office:value="4217" calcext:value-type="float">
            <text:p>4217</text:p>
          </table:table-cell>
          <table:table-cell office:value-type="float" office:value="1.59167510625337E+018" calcext:value-type="float">
            <text:p>1.59167510625337E+018</text:p>
          </table:table-cell>
          <table:table-cell/>
          <table:table-cell office:value-type="float" office:value="101.440689087" calcext:value-type="float">
            <text:p>101.440689087</text:p>
          </table:table-cell>
          <table:table-cell office:value-type="float" office:value="70.1264801025" calcext:value-type="float">
            <text:p>70.1264801025</text:p>
          </table:table-cell>
          <table:table-cell office:value-type="float" office:value="1.23535871506" calcext:value-type="float">
            <text:p>1.23535871506</text:p>
          </table:table-cell>
          <table:table-cell office:value-type="float" office:value="392.594238281" calcext:value-type="float">
            <text:p>392.594238281</text:p>
          </table:table-cell>
          <table:table-cell office:value-type="float" office:value="266.060455322" calcext:value-type="float">
            <text:p>266.060455322</text:p>
          </table:table-cell>
          <table:table-cell office:value-type="float" office:value="70.4746856689" calcext:value-type="float">
            <text:p>70.4746856689</text:p>
          </table:table-cell>
          <table:table-cell/>
          <table:table-cell office:value-type="float" office:value="1.5916751062689E+018" calcext:value-type="float">
            <text:p>1.5916751062689E+018</text:p>
          </table:table-cell>
          <table:table-cell office:value-type="float" office:value="4216" calcext:value-type="float">
            <text:p>4216</text:p>
          </table:table-cell>
          <table:table-cell office:value-type="float" office:value="1.59167510625337E+018" calcext:value-type="float">
            <text:p>1.59167510625337E+018</text:p>
          </table:table-cell>
          <table:table-cell/>
          <table:table-cell office:value-type="float" office:value="2.19144511223" calcext:value-type="float">
            <text:p>2.19144511223</text:p>
          </table:table-cell>
        </table:table-row>
        <table:table-row table:style-name="ro1">
          <table:table-cell office:value-type="float" office:value="1.59167510630229E+018" calcext:value-type="float">
            <text:p>1.59167510630229E+018</text:p>
          </table:table-cell>
          <table:table-cell office:value-type="float" office:value="4218" calcext:value-type="float">
            <text:p>4218</text:p>
          </table:table-cell>
          <table:table-cell office:value-type="float" office:value="1.59167510628785E+018" calcext:value-type="float">
            <text:p>1.59167510628785E+018</text:p>
          </table:table-cell>
          <table:table-cell/>
          <table:table-cell office:value-type="float" office:value="102.195259094" calcext:value-type="float">
            <text:p>102.195259094</text:p>
          </table:table-cell>
          <table:table-cell office:value-type="float" office:value="70.3772583008" calcext:value-type="float">
            <text:p>70.3772583008</text:p>
          </table:table-cell>
          <table:table-cell office:value-type="float" office:value="1.2199627161" calcext:value-type="float">
            <text:p>1.2199627161</text:p>
          </table:table-cell>
          <table:table-cell office:value-type="float" office:value="393.214355469" calcext:value-type="float">
            <text:p>393.214355469</text:p>
          </table:table-cell>
          <table:table-cell office:value-type="float" office:value="267.082824707" calcext:value-type="float">
            <text:p>267.082824707</text:p>
          </table:table-cell>
          <table:table-cell office:value-type="float" office:value="70.4746856689" calcext:value-type="float">
            <text:p>70.4746856689</text:p>
          </table:table-cell>
          <table:table-cell/>
          <table:table-cell office:value-type="float" office:value="1.59167510630355E+018" calcext:value-type="float">
            <text:p>1.59167510630355E+018</text:p>
          </table:table-cell>
          <table:table-cell office:value-type="float" office:value="4217" calcext:value-type="float">
            <text:p>4217</text:p>
          </table:table-cell>
          <table:table-cell office:value-type="float" office:value="1.59167510628785E+018" calcext:value-type="float">
            <text:p>1.59167510628785E+018</text:p>
          </table:table-cell>
          <table:table-cell/>
          <table:table-cell office:value-type="float" office:value="2.19144511223" calcext:value-type="float">
            <text:p>2.19144511223</text:p>
          </table:table-cell>
        </table:table-row>
        <table:table-row table:style-name="ro1">
          <table:table-cell office:value-type="float" office:value="1.5916751063379E+018" calcext:value-type="float">
            <text:p>1.5916751063379E+018</text:p>
          </table:table-cell>
          <table:table-cell office:value-type="float" office:value="4219" calcext:value-type="float">
            <text:p>4219</text:p>
          </table:table-cell>
          <table:table-cell office:value-type="float" office:value="1.59167510632388E+018" calcext:value-type="float">
            <text:p>1.59167510632388E+018</text:p>
          </table:table-cell>
          <table:table-cell/>
          <table:table-cell office:value-type="float" office:value="95.3454284668" calcext:value-type="float">
            <text:p>95.3454284668</text:p>
          </table:table-cell>
          <table:table-cell office:value-type="float" office:value="70.434211731" calcext:value-type="float">
            <text:p>70.434211731</text:p>
          </table:table-cell>
          <table:table-cell office:value-type="float" office:value="1.2038449049" calcext:value-type="float">
            <text:p>1.2038449049</text:p>
          </table:table-cell>
          <table:table-cell office:value-type="float" office:value="391.530639648" calcext:value-type="float">
            <text:p>391.530639648</text:p>
          </table:table-cell>
          <table:table-cell office:value-type="float" office:value="265.206634521" calcext:value-type="float">
            <text:p>265.206634521</text:p>
          </table:table-cell>
          <table:table-cell office:value-type="float" office:value="70.439994812" calcext:value-type="float">
            <text:p>70.439994812</text:p>
          </table:table-cell>
          <table:table-cell/>
          <table:table-cell office:value-type="float" office:value="1.59167510634007E+018" calcext:value-type="float">
            <text:p>1.59167510634007E+018</text:p>
          </table:table-cell>
          <table:table-cell office:value-type="float" office:value="4218" calcext:value-type="float">
            <text:p>4218</text:p>
          </table:table-cell>
          <table:table-cell office:value-type="float" office:value="1.59167510632388E+018" calcext:value-type="float">
            <text:p>1.59167510632388E+018</text:p>
          </table:table-cell>
          <table:table-cell/>
          <table:table-cell office:value-type="float" office:value="2.19179201126" calcext:value-type="float">
            <text:p>2.19179201126</text:p>
          </table:table-cell>
        </table:table-row>
        <table:table-row table:style-name="ro1">
          <table:table-cell office:value-type="float" office:value="1.59167510637508E+018" calcext:value-type="float">
            <text:p>1.59167510637508E+018</text:p>
          </table:table-cell>
          <table:table-cell office:value-type="float" office:value="4220" calcext:value-type="float">
            <text:p>4220</text:p>
          </table:table-cell>
          <table:table-cell office:value-type="float" office:value="1.59167510635916E+018" calcext:value-type="float">
            <text:p>1.59167510635916E+018</text:p>
          </table:table-cell>
          <table:table-cell/>
          <table:table-cell office:value-type="float" office:value="97.1079177856" calcext:value-type="float">
            <text:p>97.1079177856</text:p>
          </table:table-cell>
          <table:table-cell office:value-type="float" office:value="70.7263641357" calcext:value-type="float">
            <text:p>70.7263641357</text:p>
          </table:table-cell>
          <table:table-cell office:value-type="float" office:value="1.01434910297" calcext:value-type="float">
            <text:p>1.01434910297</text:p>
          </table:table-cell>
          <table:table-cell office:value-type="float" office:value="393.874206543" calcext:value-type="float">
            <text:p>393.874206543</text:p>
          </table:table-cell>
          <table:table-cell office:value-type="float" office:value="265.040985107" calcext:value-type="float">
            <text:p>265.040985107</text:p>
          </table:table-cell>
          <table:table-cell office:value-type="float" office:value="70.439994812" calcext:value-type="float">
            <text:p>70.439994812</text:p>
          </table:table-cell>
          <table:table-cell/>
          <table:table-cell office:value-type="float" office:value="1.59167510637509E+018" calcext:value-type="float">
            <text:p>1.59167510637509E+018</text:p>
          </table:table-cell>
          <table:table-cell office:value-type="float" office:value="4219" calcext:value-type="float">
            <text:p>4219</text:p>
          </table:table-cell>
          <table:table-cell office:value-type="float" office:value="1.59167510635916E+018" calcext:value-type="float">
            <text:p>1.59167510635916E+018</text:p>
          </table:table-cell>
          <table:table-cell/>
          <table:table-cell office:value-type="float" office:value="2.19179201126" calcext:value-type="float">
            <text:p>2.19179201126</text:p>
          </table:table-cell>
        </table:table-row>
        <table:table-row table:style-name="ro1">
          <table:table-cell office:value-type="float" office:value="1.59167510639872E+018" calcext:value-type="float">
            <text:p>1.59167510639872E+018</text:p>
          </table:table-cell>
          <table:table-cell office:value-type="float" office:value="4221" calcext:value-type="float">
            <text:p>4221</text:p>
          </table:table-cell>
          <table:table-cell office:value-type="float" office:value="1.59167510638536E+018" calcext:value-type="float">
            <text:p>1.59167510638536E+018</text:p>
          </table:table-cell>
          <table:table-cell/>
          <table:table-cell office:value-type="float" office:value="101.802879333" calcext:value-type="float">
            <text:p>101.802879333</text:p>
          </table:table-cell>
          <table:table-cell office:value-type="float" office:value="69.1906433105" calcext:value-type="float">
            <text:p>69.1906433105</text:p>
          </table:table-cell>
          <table:table-cell office:value-type="float" office:value="0.945210456848" calcext:value-type="float">
            <text:p>0.945210456848</text:p>
          </table:table-cell>
          <table:table-cell office:value-type="float" office:value="396.353027344" calcext:value-type="float">
            <text:p>396.353027344</text:p>
          </table:table-cell>
          <table:table-cell office:value-type="float" office:value="265.685058594" calcext:value-type="float">
            <text:p>265.685058594</text:p>
          </table:table-cell>
          <table:table-cell office:value-type="float" office:value="70.487197876" calcext:value-type="float">
            <text:p>70.487197876</text:p>
          </table:table-cell>
          <table:table-cell/>
          <table:table-cell office:value-type="float" office:value="1.59167510640135E+018" calcext:value-type="float">
            <text:p>1.59167510640135E+018</text:p>
          </table:table-cell>
          <table:table-cell office:value-type="float" office:value="4220" calcext:value-type="float">
            <text:p>4220</text:p>
          </table:table-cell>
          <table:table-cell office:value-type="float" office:value="1.59167510638536E+018" calcext:value-type="float">
            <text:p>1.59167510638536E+018</text:p>
          </table:table-cell>
          <table:table-cell/>
          <table:table-cell office:value-type="float" office:value="2.19131994247" calcext:value-type="float">
            <text:p>2.19131994247</text:p>
          </table:table-cell>
        </table:table-row>
        <table:table-row table:style-name="ro1">
          <table:table-cell office:value-type="float" office:value="1.59167510644069E+018" calcext:value-type="float">
            <text:p>1.59167510644069E+018</text:p>
          </table:table-cell>
          <table:table-cell office:value-type="float" office:value="4222" calcext:value-type="float">
            <text:p>4222</text:p>
          </table:table-cell>
          <table:table-cell office:value-type="float" office:value="1.59167510642675E+018" calcext:value-type="float">
            <text:p>1.59167510642675E+018</text:p>
          </table:table-cell>
          <table:table-cell/>
          <table:table-cell office:value-type="float" office:value="101.711257935" calcext:value-type="float">
            <text:p>101.711257935</text:p>
          </table:table-cell>
          <table:table-cell office:value-type="float" office:value="70.1748886108" calcext:value-type="float">
            <text:p>70.1748886108</text:p>
          </table:table-cell>
          <table:table-cell office:value-type="float" office:value="0.776388168335" calcext:value-type="float">
            <text:p>0.776388168335</text:p>
          </table:table-cell>
          <table:table-cell office:value-type="float" office:value="397.676544189" calcext:value-type="float">
            <text:p>397.676544189</text:p>
          </table:table-cell>
          <table:table-cell office:value-type="float" office:value="263.926849365" calcext:value-type="float">
            <text:p>263.926849365</text:p>
          </table:table-cell>
          <table:table-cell office:value-type="float" office:value="70.487197876" calcext:value-type="float">
            <text:p>70.487197876</text:p>
          </table:table-cell>
          <table:table-cell/>
          <table:table-cell office:value-type="float" office:value="1.59167510644218E+018" calcext:value-type="float">
            <text:p>1.59167510644218E+018</text:p>
          </table:table-cell>
          <table:table-cell office:value-type="float" office:value="4221" calcext:value-type="float">
            <text:p>4221</text:p>
          </table:table-cell>
          <table:table-cell office:value-type="float" office:value="1.59167510642675E+018" calcext:value-type="float">
            <text:p>1.59167510642675E+018</text:p>
          </table:table-cell>
          <table:table-cell/>
          <table:table-cell office:value-type="float" office:value="2.19131994247" calcext:value-type="float">
            <text:p>2.19131994247</text:p>
          </table:table-cell>
        </table:table-row>
        <table:table-row table:style-name="ro1">
          <table:table-cell office:value-type="float" office:value="1.59167510647234E+018" calcext:value-type="float">
            <text:p>1.59167510647234E+018</text:p>
          </table:table-cell>
          <table:table-cell office:value-type="float" office:value="4223" calcext:value-type="float">
            <text:p>4223</text:p>
          </table:table-cell>
          <table:table-cell office:value-type="float" office:value="1.59167510645897E+018" calcext:value-type="float">
            <text:p>1.59167510645897E+018</text:p>
          </table:table-cell>
          <table:table-cell/>
          <table:table-cell office:value-type="float" office:value="99.6563796997" calcext:value-type="float">
            <text:p>99.6563796997</text:p>
          </table:table-cell>
          <table:table-cell office:value-type="float" office:value="73.4192733765" calcext:value-type="float">
            <text:p>73.4192733765</text:p>
          </table:table-cell>
          <table:table-cell office:value-type="float" office:value="0.653403401375" calcext:value-type="float">
            <text:p>0.653403401375</text:p>
          </table:table-cell>
          <table:table-cell office:value-type="float" office:value="399.080688477" calcext:value-type="float">
            <text:p>399.080688477</text:p>
          </table:table-cell>
          <table:table-cell office:value-type="float" office:value="263.000183105" calcext:value-type="float">
            <text:p>263.000183105</text:p>
          </table:table-cell>
          <table:table-cell office:value-type="float" office:value="70.5911865234" calcext:value-type="float">
            <text:p>70.5911865234</text:p>
          </table:table-cell>
          <table:table-cell/>
          <table:table-cell office:value-type="float" office:value="1.59167510647407E+018" calcext:value-type="float">
            <text:p>1.59167510647407E+018</text:p>
          </table:table-cell>
          <table:table-cell office:value-type="float" office:value="4222" calcext:value-type="float">
            <text:p>4222</text:p>
          </table:table-cell>
          <table:table-cell office:value-type="float" office:value="1.59167510645897E+018" calcext:value-type="float">
            <text:p>1.59167510645897E+018</text:p>
          </table:table-cell>
          <table:table-cell/>
          <table:table-cell office:value-type="float" office:value="2.19027996063" calcext:value-type="float">
            <text:p>2.19027996063</text:p>
          </table:table-cell>
        </table:table-row>
        <table:table-row table:style-name="ro1">
          <table:table-cell office:value-type="float" office:value="1.59167510651419E+018" calcext:value-type="float">
            <text:p>1.59167510651419E+018</text:p>
          </table:table-cell>
          <table:table-cell office:value-type="float" office:value="4224" calcext:value-type="float">
            <text:p>4224</text:p>
          </table:table-cell>
          <table:table-cell office:value-type="float" office:value="1.59167510649062E+018" calcext:value-type="float">
            <text:p>1.59167510649062E+018</text:p>
          </table:table-cell>
          <table:table-cell/>
          <table:table-cell office:value-type="float" office:value="102.941345215" calcext:value-type="float">
            <text:p>102.941345215</text:p>
          </table:table-cell>
          <table:table-cell office:value-type="float" office:value="71.9247665405" calcext:value-type="float">
            <text:p>71.9247665405</text:p>
          </table:table-cell>
          <table:table-cell office:value-type="float" office:value="0.637476742268" calcext:value-type="float">
            <text:p>0.637476742268</text:p>
          </table:table-cell>
          <table:table-cell office:value-type="float" office:value="399.832794189" calcext:value-type="float">
            <text:p>399.832794189</text:p>
          </table:table-cell>
          <table:table-cell office:value-type="float" office:value="263.676422119" calcext:value-type="float">
            <text:p>263.676422119</text:p>
          </table:table-cell>
          <table:table-cell office:value-type="float" office:value="70.5911865234" calcext:value-type="float">
            <text:p>70.5911865234</text:p>
          </table:table-cell>
          <table:table-cell/>
          <table:table-cell office:value-type="float" office:value="1.59167510651541E+018" calcext:value-type="float">
            <text:p>1.59167510651541E+018</text:p>
          </table:table-cell>
          <table:table-cell office:value-type="float" office:value="4223" calcext:value-type="float">
            <text:p>4223</text:p>
          </table:table-cell>
          <table:table-cell office:value-type="float" office:value="1.59167510649062E+018" calcext:value-type="float">
            <text:p>1.59167510649062E+018</text:p>
          </table:table-cell>
          <table:table-cell/>
          <table:table-cell office:value-type="float" office:value="2.19027996063" calcext:value-type="float">
            <text:p>2.19027996063</text:p>
          </table:table-cell>
        </table:table-row>
        <table:table-row table:style-name="ro1">
          <table:table-cell office:value-type="float" office:value="1.59167510654113E+018" calcext:value-type="float">
            <text:p>1.59167510654113E+018</text:p>
          </table:table-cell>
          <table:table-cell office:value-type="float" office:value="4225" calcext:value-type="float">
            <text:p>4225</text:p>
          </table:table-cell>
          <table:table-cell office:value-type="float" office:value="1.59167510652649E+018" calcext:value-type="float">
            <text:p>1.59167510652649E+018</text:p>
          </table:table-cell>
          <table:table-cell/>
          <table:table-cell office:value-type="float" office:value="96.414024353" calcext:value-type="float">
            <text:p>96.414024353</text:p>
          </table:table-cell>
          <table:table-cell office:value-type="float" office:value="71.6290969849" calcext:value-type="float">
            <text:p>71.6290969849</text:p>
          </table:table-cell>
          <table:table-cell office:value-type="float" office:value="0.615750014782" calcext:value-type="float">
            <text:p>0.615750014782</text:p>
          </table:table-cell>
          <table:table-cell office:value-type="float" office:value="398.115020752" calcext:value-type="float">
            <text:p>398.115020752</text:p>
          </table:table-cell>
          <table:table-cell office:value-type="float" office:value="262.150695801" calcext:value-type="float">
            <text:p>262.150695801</text:p>
          </table:table-cell>
          <table:table-cell office:value-type="float" office:value="70.7057037354" calcext:value-type="float">
            <text:p>70.7057037354</text:p>
          </table:table-cell>
          <table:table-cell/>
          <table:table-cell office:value-type="float" office:value="1.59167510654272E+018" calcext:value-type="float">
            <text:p>1.59167510654272E+018</text:p>
          </table:table-cell>
          <table:table-cell office:value-type="float" office:value="4224" calcext:value-type="float">
            <text:p>4224</text:p>
          </table:table-cell>
          <table:table-cell office:value-type="float" office:value="1.59167510652649E+018" calcext:value-type="float">
            <text:p>1.59167510652649E+018</text:p>
          </table:table-cell>
          <table:table-cell/>
          <table:table-cell office:value-type="float" office:value="2.1891348362" calcext:value-type="float">
            <text:p>2.1891348362</text:p>
          </table:table-cell>
        </table:table-row>
        <table:table-row table:style-name="ro1">
          <table:table-cell office:value-type="float" office:value="1.59167510658219E+018" calcext:value-type="float">
            <text:p>1.59167510658219E+018</text:p>
          </table:table-cell>
          <table:table-cell office:value-type="float" office:value="4226" calcext:value-type="float">
            <text:p>4226</text:p>
          </table:table-cell>
          <table:table-cell office:value-type="float" office:value="1.59167510655847E+018" calcext:value-type="float">
            <text:p>1.59167510655847E+018</text:p>
          </table:table-cell>
          <table:table-cell/>
          <table:table-cell office:value-type="float" office:value="98.8534927368" calcext:value-type="float">
            <text:p>98.8534927368</text:p>
          </table:table-cell>
          <table:table-cell office:value-type="float" office:value="70.3857650757" calcext:value-type="float">
            <text:p>70.3857650757</text:p>
          </table:table-cell>
          <table:table-cell office:value-type="float" office:value="0.478984981775" calcext:value-type="float">
            <text:p>0.478984981775</text:p>
          </table:table-cell>
          <table:table-cell office:value-type="float" office:value="399.052215576" calcext:value-type="float">
            <text:p>399.052215576</text:p>
          </table:table-cell>
          <table:table-cell office:value-type="float" office:value="261.593170166" calcext:value-type="float">
            <text:p>261.593170166</text:p>
          </table:table-cell>
          <table:table-cell office:value-type="float" office:value="70.7057037354" calcext:value-type="float">
            <text:p>70.7057037354</text:p>
          </table:table-cell>
          <table:table-cell/>
          <table:table-cell office:value-type="float" office:value="1.5916751065838E+018" calcext:value-type="float">
            <text:p>1.5916751065838E+018</text:p>
          </table:table-cell>
          <table:table-cell office:value-type="float" office:value="4225" calcext:value-type="float">
            <text:p>4225</text:p>
          </table:table-cell>
          <table:table-cell office:value-type="float" office:value="1.59167510655847E+018" calcext:value-type="float">
            <text:p>1.59167510655847E+018</text:p>
          </table:table-cell>
          <table:table-cell/>
          <table:table-cell office:value-type="float" office:value="2.1891348362" calcext:value-type="float">
            <text:p>2.1891348362</text:p>
          </table:table-cell>
        </table:table-row>
        <table:table-row table:style-name="ro1">
          <table:table-cell office:value-type="float" office:value="1.59167510660866E+018" calcext:value-type="float">
            <text:p>1.59167510660866E+018</text:p>
          </table:table-cell>
          <table:table-cell office:value-type="float" office:value="4227" calcext:value-type="float">
            <text:p>4227</text:p>
          </table:table-cell>
          <table:table-cell office:value-type="float" office:value="1.59167510659452E+018" calcext:value-type="float">
            <text:p>1.59167510659452E+018</text:p>
          </table:table-cell>
          <table:table-cell/>
          <table:table-cell office:value-type="float" office:value="100.365524292" calcext:value-type="float">
            <text:p>100.365524292</text:p>
          </table:table-cell>
          <table:table-cell office:value-type="float" office:value="69.5557556152" calcext:value-type="float">
            <text:p>69.5557556152</text:p>
          </table:table-cell>
          <table:table-cell office:value-type="float" office:value="0.462408512831" calcext:value-type="float">
            <text:p>0.462408512831</text:p>
          </table:table-cell>
          <table:table-cell office:value-type="float" office:value="399.725311279" calcext:value-type="float">
            <text:p>399.725311279</text:p>
          </table:table-cell>
          <table:table-cell office:value-type="float" office:value="261.55368042" calcext:value-type="float">
            <text:p>261.55368042</text:p>
          </table:table-cell>
          <table:table-cell office:value-type="float" office:value="70.6758956909" calcext:value-type="float">
            <text:p>70.6758956909</text:p>
          </table:table-cell>
          <table:table-cell/>
          <table:table-cell office:value-type="float" office:value="1.59167510661061E+018" calcext:value-type="float">
            <text:p>1.59167510661061E+018</text:p>
          </table:table-cell>
          <table:table-cell office:value-type="float" office:value="4226" calcext:value-type="float">
            <text:p>4226</text:p>
          </table:table-cell>
          <table:table-cell office:value-type="float" office:value="1.59167510659452E+018" calcext:value-type="float">
            <text:p>1.59167510659452E+018</text:p>
          </table:table-cell>
          <table:table-cell/>
          <table:table-cell office:value-type="float" office:value="2.18943309784" calcext:value-type="float">
            <text:p>2.18943309784</text:p>
          </table:table-cell>
        </table:table-row>
        <table:table-row table:style-name="ro1">
          <table:table-cell office:value-type="float" office:value="1.59167510664159E+018" calcext:value-type="float">
            <text:p>1.59167510664159E+018</text:p>
          </table:table-cell>
          <table:table-cell office:value-type="float" office:value="4228" calcext:value-type="float">
            <text:p>4228</text:p>
          </table:table-cell>
          <table:table-cell office:value-type="float" office:value="1.59167510662649E+018" calcext:value-type="float">
            <text:p>1.59167510662649E+018</text:p>
          </table:table-cell>
          <table:table-cell/>
          <table:table-cell office:value-type="float" office:value="108.770957947" calcext:value-type="float">
            <text:p>108.770957947</text:p>
          </table:table-cell>
          <table:table-cell office:value-type="float" office:value="68.7661209106" calcext:value-type="float">
            <text:p>68.7661209106</text:p>
          </table:table-cell>
          <table:table-cell office:value-type="float" office:value="0.368281900883" calcext:value-type="float">
            <text:p>0.368281900883</text:p>
          </table:table-cell>
          <table:table-cell office:value-type="float" office:value="401.96307373" calcext:value-type="float">
            <text:p>401.96307373</text:p>
          </table:table-cell>
          <table:table-cell office:value-type="float" office:value="262.661804199" calcext:value-type="float">
            <text:p>262.661804199</text:p>
          </table:table-cell>
          <table:table-cell office:value-type="float" office:value="70.6758956909" calcext:value-type="float">
            <text:p>70.6758956909</text:p>
          </table:table-cell>
          <table:table-cell/>
          <table:table-cell office:value-type="float" office:value="1.59167510664309E+018" calcext:value-type="float">
            <text:p>1.59167510664309E+018</text:p>
          </table:table-cell>
          <table:table-cell office:value-type="float" office:value="4227" calcext:value-type="float">
            <text:p>4227</text:p>
          </table:table-cell>
          <table:table-cell office:value-type="float" office:value="1.59167510662649E+018" calcext:value-type="float">
            <text:p>1.59167510662649E+018</text:p>
          </table:table-cell>
          <table:table-cell/>
          <table:table-cell office:value-type="float" office:value="2.18943309784" calcext:value-type="float">
            <text:p>2.18943309784</text:p>
          </table:table-cell>
        </table:table-row>
        <table:table-row table:style-name="ro1">
          <table:table-cell office:value-type="float" office:value="1.59167510667299E+018" calcext:value-type="float">
            <text:p>1.59167510667299E+018</text:p>
          </table:table-cell>
          <table:table-cell office:value-type="float" office:value="4229" calcext:value-type="float">
            <text:p>4229</text:p>
          </table:table-cell>
          <table:table-cell office:value-type="float" office:value="1.59167510665852E+018" calcext:value-type="float">
            <text:p>1.59167510665852E+018</text:p>
          </table:table-cell>
          <table:table-cell/>
          <table:table-cell office:value-type="float" office:value="97.4075775146" calcext:value-type="float">
            <text:p>97.4075775146</text:p>
          </table:table-cell>
          <table:table-cell office:value-type="float" office:value="68.0912094116" calcext:value-type="float">
            <text:p>68.0912094116</text:p>
          </table:table-cell>
          <table:table-cell office:value-type="float" office:value="0.428085833788" calcext:value-type="float">
            <text:p>0.428085833788</text:p>
          </table:table-cell>
          <table:table-cell office:value-type="float" office:value="399.557403564" calcext:value-type="float">
            <text:p>399.557403564</text:p>
          </table:table-cell>
          <table:table-cell office:value-type="float" office:value="260.690551758" calcext:value-type="float">
            <text:p>260.690551758</text:p>
          </table:table-cell>
          <table:table-cell office:value-type="float" office:value="70.5752868652" calcext:value-type="float">
            <text:p>70.5752868652</text:p>
          </table:table-cell>
          <table:table-cell/>
          <table:table-cell office:value-type="float" office:value="1.59167510667428E+018" calcext:value-type="float">
            <text:p>1.59167510667428E+018</text:p>
          </table:table-cell>
          <table:table-cell office:value-type="float" office:value="4228" calcext:value-type="float">
            <text:p>4228</text:p>
          </table:table-cell>
          <table:table-cell office:value-type="float" office:value="1.59167510665852E+018" calcext:value-type="float">
            <text:p>1.59167510665852E+018</text:p>
          </table:table-cell>
          <table:table-cell/>
          <table:table-cell office:value-type="float" office:value="2.19043898582" calcext:value-type="float">
            <text:p>2.19043898582</text:p>
          </table:table-cell>
        </table:table-row>
        <table:table-row table:style-name="ro1">
          <table:table-cell office:value-type="float" office:value="1.59167510671039E+018" calcext:value-type="float">
            <text:p>1.59167510671039E+018</text:p>
          </table:table-cell>
          <table:table-cell office:value-type="float" office:value="4230" calcext:value-type="float">
            <text:p>4230</text:p>
          </table:table-cell>
          <table:table-cell office:value-type="float" office:value="1.59167510668938E+018" calcext:value-type="float">
            <text:p>1.59167510668938E+018</text:p>
          </table:table-cell>
          <table:table-cell/>
          <table:table-cell office:value-type="float" office:value="97.0529327393" calcext:value-type="float">
            <text:p>97.0529327393</text:p>
          </table:table-cell>
          <table:table-cell office:value-type="float" office:value="68.0866317749" calcext:value-type="float">
            <text:p>68.0866317749</text:p>
          </table:table-cell>
          <table:table-cell office:value-type="float" office:value="0.366129785776" calcext:value-type="float">
            <text:p>0.366129785776</text:p>
          </table:table-cell>
          <table:table-cell office:value-type="float" office:value="399.936584473" calcext:value-type="float">
            <text:p>399.936584473</text:p>
          </table:table-cell>
          <table:table-cell office:value-type="float" office:value="260.45501709" calcext:value-type="float">
            <text:p>260.45501709</text:p>
          </table:table-cell>
          <table:table-cell office:value-type="float" office:value="70.5752868652" calcext:value-type="float">
            <text:p>70.5752868652</text:p>
          </table:table-cell>
          <table:table-cell/>
          <table:table-cell office:value-type="float" office:value="1.5916751067118E+018" calcext:value-type="float">
            <text:p>1.5916751067118E+018</text:p>
          </table:table-cell>
          <table:table-cell office:value-type="float" office:value="4229" calcext:value-type="float">
            <text:p>4229</text:p>
          </table:table-cell>
          <table:table-cell office:value-type="float" office:value="1.59167510668938E+018" calcext:value-type="float">
            <text:p>1.59167510668938E+018</text:p>
          </table:table-cell>
          <table:table-cell/>
          <table:table-cell office:value-type="float" office:value="2.19043898582" calcext:value-type="float">
            <text:p>2.19043898582</text:p>
          </table:table-cell>
        </table:table-row>
        <table:table-row table:style-name="ro1">
          <table:table-cell office:value-type="float" office:value="1.59167510673643E+018" calcext:value-type="float">
            <text:p>1.59167510673643E+018</text:p>
          </table:table-cell>
          <table:table-cell office:value-type="float" office:value="4231" calcext:value-type="float">
            <text:p>4231</text:p>
          </table:table-cell>
          <table:table-cell office:value-type="float" office:value="1.59167510672138E+018" calcext:value-type="float">
            <text:p>1.59167510672138E+018</text:p>
          </table:table-cell>
          <table:table-cell/>
          <table:table-cell office:value-type="float" office:value="99.5348129272" calcext:value-type="float">
            <text:p>99.5348129272</text:p>
          </table:table-cell>
          <table:table-cell office:value-type="float" office:value="69.0062866211" calcext:value-type="float">
            <text:p>69.0062866211</text:p>
          </table:table-cell>
          <table:table-cell office:value-type="float" office:value="0.2778249681" calcext:value-type="float">
            <text:p>0.2778249681</text:p>
          </table:table-cell>
          <table:table-cell office:value-type="float" office:value="401.002502441" calcext:value-type="float">
            <text:p>401.002502441</text:p>
          </table:table-cell>
          <table:table-cell office:value-type="float" office:value="259.19342041" calcext:value-type="float">
            <text:p>259.19342041</text:p>
          </table:table-cell>
          <table:table-cell office:value-type="float" office:value="70.3783111572" calcext:value-type="float">
            <text:p>70.3783111572</text:p>
          </table:table-cell>
          <table:table-cell/>
          <table:table-cell office:value-type="float" office:value="1.591675106738E+018" calcext:value-type="float">
            <text:p>1.591675106738E+018</text:p>
          </table:table-cell>
          <table:table-cell office:value-type="float" office:value="4230" calcext:value-type="float">
            <text:p>4230</text:p>
          </table:table-cell>
          <table:table-cell office:value-type="float" office:value="1.59167510672138E+018" calcext:value-type="float">
            <text:p>1.59167510672138E+018</text:p>
          </table:table-cell>
          <table:table-cell/>
          <table:table-cell office:value-type="float" office:value="2.19240880013" calcext:value-type="float">
            <text:p>2.19240880013</text:p>
          </table:table-cell>
        </table:table-row>
        <table:table-row table:style-name="ro1">
          <table:table-cell office:value-type="float" office:value="1.59167510677382E+018" calcext:value-type="float">
            <text:p>1.59167510677382E+018</text:p>
          </table:table-cell>
          <table:table-cell office:value-type="float" office:value="4232" calcext:value-type="float">
            <text:p>4232</text:p>
          </table:table-cell>
          <table:table-cell office:value-type="float" office:value="1.59167510675913E+018" calcext:value-type="float">
            <text:p>1.59167510675913E+018</text:p>
          </table:table-cell>
          <table:table-cell/>
          <table:table-cell office:value-type="float" office:value="99.6630401611" calcext:value-type="float">
            <text:p>99.6630401611</text:p>
          </table:table-cell>
          <table:table-cell office:value-type="float" office:value="68.9375686646" calcext:value-type="float">
            <text:p>68.9375686646</text:p>
          </table:table-cell>
          <table:table-cell office:value-type="float" office:value="0.211687490344" calcext:value-type="float">
            <text:p>0.211687490344</text:p>
          </table:table-cell>
          <table:table-cell office:value-type="float" office:value="401.326538086" calcext:value-type="float">
            <text:p>401.326538086</text:p>
          </table:table-cell>
          <table:table-cell office:value-type="float" office:value="258.881835938" calcext:value-type="float">
            <text:p>258.881835938</text:p>
          </table:table-cell>
          <table:table-cell office:value-type="float" office:value="70.3783111572" calcext:value-type="float">
            <text:p>70.3783111572</text:p>
          </table:table-cell>
          <table:table-cell/>
          <table:table-cell office:value-type="float" office:value="1.59167510677513E+018" calcext:value-type="float">
            <text:p>1.59167510677513E+018</text:p>
          </table:table-cell>
          <table:table-cell office:value-type="float" office:value="4231" calcext:value-type="float">
            <text:p>4231</text:p>
          </table:table-cell>
          <table:table-cell office:value-type="float" office:value="1.59167510675913E+018" calcext:value-type="float">
            <text:p>1.59167510675913E+018</text:p>
          </table:table-cell>
          <table:table-cell/>
          <table:table-cell office:value-type="float" office:value="2.19240880013" calcext:value-type="float">
            <text:p>2.19240880013</text:p>
          </table:table-cell>
        </table:table-row>
        <table:table-row table:style-name="ro1">
          <table:table-cell office:value-type="float" office:value="1.59167510681037E+018" calcext:value-type="float">
            <text:p>1.59167510681037E+018</text:p>
          </table:table-cell>
          <table:table-cell office:value-type="float" office:value="4233" calcext:value-type="float">
            <text:p>4233</text:p>
          </table:table-cell>
          <table:table-cell office:value-type="float" office:value="1.59167510679523E+018" calcext:value-type="float">
            <text:p>1.59167510679523E+018</text:p>
          </table:table-cell>
          <table:table-cell/>
          <table:table-cell office:value-type="float" office:value="98.9669647217" calcext:value-type="float">
            <text:p>98.9669647217</text:p>
          </table:table-cell>
          <table:table-cell office:value-type="float" office:value="69.749168396" calcext:value-type="float">
            <text:p>69.749168396</text:p>
          </table:table-cell>
          <table:table-cell office:value-type="float" office:value="0.207795411348" calcext:value-type="float">
            <text:p>0.207795411348</text:p>
          </table:table-cell>
          <table:table-cell office:value-type="float" office:value="401.444610596" calcext:value-type="float">
            <text:p>401.444610596</text:p>
          </table:table-cell>
          <table:table-cell office:value-type="float" office:value="258.928375244" calcext:value-type="float">
            <text:p>258.928375244</text:p>
          </table:table-cell>
          <table:table-cell office:value-type="float" office:value="70.316192627" calcext:value-type="float">
            <text:p>70.316192627</text:p>
          </table:table-cell>
          <table:table-cell/>
          <table:table-cell office:value-type="float" office:value="1.59167510681178E+018" calcext:value-type="float">
            <text:p>1.59167510681178E+018</text:p>
          </table:table-cell>
          <table:table-cell office:value-type="float" office:value="4232" calcext:value-type="float">
            <text:p>4232</text:p>
          </table:table-cell>
          <table:table-cell office:value-type="float" office:value="1.59167510679523E+018" calcext:value-type="float">
            <text:p>1.59167510679523E+018</text:p>
          </table:table-cell>
          <table:table-cell/>
          <table:table-cell office:value-type="float" office:value="2.19303011894" calcext:value-type="float">
            <text:p>2.19303011894</text:p>
          </table:table-cell>
        </table:table-row>
        <table:table-row table:style-name="ro1">
          <table:table-cell office:value-type="float" office:value="1.59167510684251E+018" calcext:value-type="float">
            <text:p>1.59167510684251E+018</text:p>
          </table:table-cell>
          <table:table-cell office:value-type="float" office:value="4234" calcext:value-type="float">
            <text:p>4234</text:p>
          </table:table-cell>
          <table:table-cell office:value-type="float" office:value="1.59167510682838E+018" calcext:value-type="float">
            <text:p>1.59167510682838E+018</text:p>
          </table:table-cell>
          <table:table-cell/>
          <table:table-cell office:value-type="float" office:value="98.8149108887" calcext:value-type="float">
            <text:p>98.8149108887</text:p>
          </table:table-cell>
          <table:table-cell office:value-type="float" office:value="70.5803146362" calcext:value-type="float">
            <text:p>70.5803146362</text:p>
          </table:table-cell>
          <table:table-cell office:value-type="float" office:value="0.142427846789" calcext:value-type="float">
            <text:p>0.142427846789</text:p>
          </table:table-cell>
          <table:table-cell office:value-type="float" office:value="401.336608887" calcext:value-type="float">
            <text:p>401.336608887</text:p>
          </table:table-cell>
          <table:table-cell office:value-type="float" office:value="257.951843262" calcext:value-type="float">
            <text:p>257.951843262</text:p>
          </table:table-cell>
          <table:table-cell office:value-type="float" office:value="70.316192627" calcext:value-type="float">
            <text:p>70.316192627</text:p>
          </table:table-cell>
          <table:table-cell/>
          <table:table-cell office:value-type="float" office:value="1.59167510684383E+018" calcext:value-type="float">
            <text:p>1.59167510684383E+018</text:p>
          </table:table-cell>
          <table:table-cell office:value-type="float" office:value="4233" calcext:value-type="float">
            <text:p>4233</text:p>
          </table:table-cell>
          <table:table-cell office:value-type="float" office:value="1.59167510682838E+018" calcext:value-type="float">
            <text:p>1.59167510682838E+018</text:p>
          </table:table-cell>
          <table:table-cell/>
          <table:table-cell office:value-type="float" office:value="2.19303011894" calcext:value-type="float">
            <text:p>2.19303011894</text:p>
          </table:table-cell>
        </table:table-row>
        <table:table-row table:style-name="ro1">
          <table:table-cell office:value-type="float" office:value="1.5916751068686E+018" calcext:value-type="float">
            <text:p>1.5916751068686E+018</text:p>
          </table:table-cell>
          <table:table-cell office:value-type="float" office:value="4235" calcext:value-type="float">
            <text:p>4235</text:p>
          </table:table-cell>
          <table:table-cell office:value-type="float" office:value="1.59167510685395E+018" calcext:value-type="float">
            <text:p>1.59167510685395E+018</text:p>
          </table:table-cell>
          <table:table-cell/>
          <table:table-cell office:value-type="float" office:value="101.194137573" calcext:value-type="float">
            <text:p>101.194137573</text:p>
          </table:table-cell>
          <table:table-cell office:value-type="float" office:value="72.0296554565" calcext:value-type="float">
            <text:p>72.0296554565</text:p>
          </table:table-cell>
          <table:table-cell office:value-type="float" office:value="0.0341735482216" calcext:value-type="float">
            <text:p>0.0341735482216</text:p>
          </table:table-cell>
          <table:table-cell office:value-type="float" office:value="402.160491943" calcext:value-type="float">
            <text:p>402.160491943</text:p>
          </table:table-cell>
          <table:table-cell office:value-type="float" office:value="256.512908936" calcext:value-type="float">
            <text:p>256.512908936</text:p>
          </table:table-cell>
          <table:table-cell office:value-type="float" office:value="70.3514556885" calcext:value-type="float">
            <text:p>70.3514556885</text:p>
          </table:table-cell>
          <table:table-cell/>
          <table:table-cell office:value-type="float" office:value="1.59167510686954E+018" calcext:value-type="float">
            <text:p>1.59167510686954E+018</text:p>
          </table:table-cell>
          <table:table-cell office:value-type="float" office:value="4234" calcext:value-type="float">
            <text:p>4234</text:p>
          </table:table-cell>
          <table:table-cell office:value-type="float" office:value="1.59167510685395E+018" calcext:value-type="float">
            <text:p>1.59167510685395E+018</text:p>
          </table:table-cell>
          <table:table-cell/>
          <table:table-cell office:value-type="float" office:value="2.19267749786" calcext:value-type="float">
            <text:p>2.19267749786</text:p>
          </table:table-cell>
        </table:table-row>
        <table:table-row table:style-name="ro1">
          <table:table-cell office:value-type="float" office:value="1.59167510690714E+018" calcext:value-type="float">
            <text:p>1.59167510690714E+018</text:p>
          </table:table-cell>
          <table:table-cell office:value-type="float" office:value="4236" calcext:value-type="float">
            <text:p>4236</text:p>
          </table:table-cell>
          <table:table-cell office:value-type="float" office:value="1.5916751068918E+018" calcext:value-type="float">
            <text:p>1.5916751068918E+018</text:p>
          </table:table-cell>
          <table:table-cell/>
          <table:table-cell office:value-type="float" office:value="98.6881408691" calcext:value-type="float">
            <text:p>98.6881408691</text:p>
          </table:table-cell>
          <table:table-cell office:value-type="float" office:value="72.5344238281" calcext:value-type="float">
            <text:p>72.5344238281</text:p>
          </table:table-cell>
          <table:table-cell office:value-type="float" office:value="0.100403703749" calcext:value-type="float">
            <text:p>0.100403703749</text:p>
          </table:table-cell>
          <table:table-cell office:value-type="float" office:value="401.624511719" calcext:value-type="float">
            <text:p>401.624511719</text:p>
          </table:table-cell>
          <table:table-cell office:value-type="float" office:value="257.244018555" calcext:value-type="float">
            <text:p>257.244018555</text:p>
          </table:table-cell>
          <table:table-cell office:value-type="float" office:value="70.3514556885" calcext:value-type="float">
            <text:p>70.3514556885</text:p>
          </table:table-cell>
          <table:table-cell/>
          <table:table-cell office:value-type="float" office:value="1.59167510690746E+018" calcext:value-type="float">
            <text:p>1.59167510690746E+018</text:p>
          </table:table-cell>
          <table:table-cell office:value-type="float" office:value="4235" calcext:value-type="float">
            <text:p>4235</text:p>
          </table:table-cell>
          <table:table-cell office:value-type="float" office:value="1.5916751068918E+018" calcext:value-type="float">
            <text:p>1.5916751068918E+018</text:p>
          </table:table-cell>
          <table:table-cell/>
          <table:table-cell office:value-type="float" office:value="2.19267749786" calcext:value-type="float">
            <text:p>2.19267749786</text:p>
          </table:table-cell>
        </table:table-row>
        <table:table-row table:style-name="ro1">
          <table:table-cell office:value-type="float" office:value="1.59167510694274E+018" calcext:value-type="float">
            <text:p>1.59167510694274E+018</text:p>
          </table:table-cell>
          <table:table-cell office:value-type="float" office:value="4237" calcext:value-type="float">
            <text:p>4237</text:p>
          </table:table-cell>
          <table:table-cell office:value-type="float" office:value="1.5916751069271E+018" calcext:value-type="float">
            <text:p>1.5916751069271E+018</text:p>
          </table:table-cell>
          <table:table-cell/>
          <table:table-cell office:value-type="float" office:value="99.9769210815" calcext:value-type="float">
            <text:p>99.9769210815</text:p>
          </table:table-cell>
          <table:table-cell office:value-type="float" office:value="73.914855957" calcext:value-type="float">
            <text:p>73.914855957</text:p>
          </table:table-cell>
          <table:table-cell office:value-type="float" office:value="0.00758241908625" calcext:value-type="float">
            <text:p>0.00758241908625</text:p>
          </table:table-cell>
          <table:table-cell office:value-type="float" office:value="402.377197266" calcext:value-type="float">
            <text:p>402.377197266</text:p>
          </table:table-cell>
          <table:table-cell office:value-type="float" office:value="256.553649902" calcext:value-type="float">
            <text:p>256.553649902</text:p>
          </table:table-cell>
          <table:table-cell office:value-type="float" office:value="70.5397796631" calcext:value-type="float">
            <text:p>70.5397796631</text:p>
          </table:table-cell>
          <table:table-cell/>
          <table:table-cell office:value-type="float" office:value="1.59167510694449E+018" calcext:value-type="float">
            <text:p>1.59167510694449E+018</text:p>
          </table:table-cell>
          <table:table-cell office:value-type="float" office:value="4236" calcext:value-type="float">
            <text:p>4236</text:p>
          </table:table-cell>
          <table:table-cell office:value-type="float" office:value="1.5916751069271E+018" calcext:value-type="float">
            <text:p>1.5916751069271E+018</text:p>
          </table:table-cell>
          <table:table-cell/>
          <table:table-cell office:value-type="float" office:value="2.19079422951" calcext:value-type="float">
            <text:p>2.19079422951</text:p>
          </table:table-cell>
        </table:table-row>
        <table:table-row table:style-name="ro1">
          <table:table-cell office:value-type="float" office:value="1.591675106973E+018" calcext:value-type="float">
            <text:p>1.591675106973E+018</text:p>
          </table:table-cell>
          <table:table-cell office:value-type="float" office:value="4238" calcext:value-type="float">
            <text:p>4238</text:p>
          </table:table-cell>
          <table:table-cell office:value-type="float" office:value="1.59167510695907E+018" calcext:value-type="float">
            <text:p>1.59167510695907E+018</text:p>
          </table:table-cell>
          <table:table-cell/>
          <table:table-cell office:value-type="float" office:value="103.840637207" calcext:value-type="float">
            <text:p>103.840637207</text:p>
          </table:table-cell>
          <table:table-cell office:value-type="float" office:value="71.6404876709" calcext:value-type="float">
            <text:p>71.6404876709</text:p>
          </table:table-cell>
          <table:table-cell office:value-type="float" office:value="-0.0781259611249" calcext:value-type="float">
            <text:p>-0.0781259611249</text:p>
          </table:table-cell>
          <table:table-cell office:value-type="float" office:value="403.809539795" calcext:value-type="float">
            <text:p>403.809539795</text:p>
          </table:table-cell>
          <table:table-cell office:value-type="float" office:value="255.708602905" calcext:value-type="float">
            <text:p>255.708602905</text:p>
          </table:table-cell>
          <table:table-cell office:value-type="float" office:value="70.5397796631" calcext:value-type="float">
            <text:p>70.5397796631</text:p>
          </table:table-cell>
          <table:table-cell/>
          <table:table-cell office:value-type="float" office:value="1.59167510697505E+018" calcext:value-type="float">
            <text:p>1.59167510697505E+018</text:p>
          </table:table-cell>
          <table:table-cell office:value-type="float" office:value="4237" calcext:value-type="float">
            <text:p>4237</text:p>
          </table:table-cell>
          <table:table-cell office:value-type="float" office:value="1.59167510695907E+018" calcext:value-type="float">
            <text:p>1.59167510695907E+018</text:p>
          </table:table-cell>
          <table:table-cell/>
          <table:table-cell office:value-type="float" office:value="2.19079422951" calcext:value-type="float">
            <text:p>2.19079422951</text:p>
          </table:table-cell>
        </table:table-row>
        <table:table-row table:style-name="ro1">
          <table:table-cell office:value-type="float" office:value="1.59167510700979E+018" calcext:value-type="float">
            <text:p>1.59167510700979E+018</text:p>
          </table:table-cell>
          <table:table-cell office:value-type="float" office:value="4239" calcext:value-type="float">
            <text:p>4239</text:p>
          </table:table-cell>
          <table:table-cell office:value-type="float" office:value="1.59167510699497E+018" calcext:value-type="float">
            <text:p>1.59167510699497E+018</text:p>
          </table:table-cell>
          <table:table-cell/>
          <table:table-cell office:value-type="float" office:value="100.654853821" calcext:value-type="float">
            <text:p>100.654853821</text:p>
          </table:table-cell>
          <table:table-cell office:value-type="float" office:value="74.108581543" calcext:value-type="float">
            <text:p>74.108581543</text:p>
          </table:table-cell>
          <table:table-cell office:value-type="float" office:value="-0.0810598358512" calcext:value-type="float">
            <text:p>-0.0810598358512</text:p>
          </table:table-cell>
          <table:table-cell office:value-type="float" office:value="403.069854736" calcext:value-type="float">
            <text:p>403.069854736</text:p>
          </table:table-cell>
          <table:table-cell office:value-type="float" office:value="255.573013306" calcext:value-type="float">
            <text:p>255.573013306</text:p>
          </table:table-cell>
          <table:table-cell office:value-type="float" office:value="70.6683578491" calcext:value-type="float">
            <text:p>70.6683578491</text:p>
          </table:table-cell>
          <table:table-cell/>
          <table:table-cell office:value-type="float" office:value="1.591675107012E+018" calcext:value-type="float">
            <text:p>1.591675107012E+018</text:p>
          </table:table-cell>
          <table:table-cell office:value-type="float" office:value="4238" calcext:value-type="float">
            <text:p>4238</text:p>
          </table:table-cell>
          <table:table-cell office:value-type="float" office:value="1.59167510699497E+018" calcext:value-type="float">
            <text:p>1.59167510699497E+018</text:p>
          </table:table-cell>
          <table:table-cell/>
          <table:table-cell office:value-type="float" office:value="2.18950843811" calcext:value-type="float">
            <text:p>2.18950843811</text:p>
          </table:table-cell>
        </table:table-row>
        <table:table-row table:style-name="ro1">
          <table:table-cell office:value-type="float" office:value="1.59167510704374E+018" calcext:value-type="float">
            <text:p>1.59167510704374E+018</text:p>
          </table:table-cell>
          <table:table-cell office:value-type="float" office:value="4240" calcext:value-type="float">
            <text:p>4240</text:p>
          </table:table-cell>
          <table:table-cell office:value-type="float" office:value="1.59167510702712E+018" calcext:value-type="float">
            <text:p>1.59167510702712E+018</text:p>
          </table:table-cell>
          <table:table-cell/>
          <table:table-cell office:value-type="float" office:value="100.006973267" calcext:value-type="float">
            <text:p>100.006973267</text:p>
          </table:table-cell>
          <table:table-cell office:value-type="float" office:value="71.7859191895" calcext:value-type="float">
            <text:p>71.7859191895</text:p>
          </table:table-cell>
          <table:table-cell office:value-type="float" office:value="-0.091363735497" calcext:value-type="float">
            <text:p>-0.091363735497</text:p>
          </table:table-cell>
          <table:table-cell office:value-type="float" office:value="402.220214844" calcext:value-type="float">
            <text:p>402.220214844</text:p>
          </table:table-cell>
          <table:table-cell office:value-type="float" office:value="255.411804199" calcext:value-type="float">
            <text:p>255.411804199</text:p>
          </table:table-cell>
          <table:table-cell office:value-type="float" office:value="70.6683578491" calcext:value-type="float">
            <text:p>70.6683578491</text:p>
          </table:table-cell>
          <table:table-cell/>
          <table:table-cell office:value-type="float" office:value="1.59167510704405E+018" calcext:value-type="float">
            <text:p>1.59167510704405E+018</text:p>
          </table:table-cell>
          <table:table-cell office:value-type="float" office:value="4239" calcext:value-type="float">
            <text:p>4239</text:p>
          </table:table-cell>
          <table:table-cell office:value-type="float" office:value="1.59167510702712E+018" calcext:value-type="float">
            <text:p>1.59167510702712E+018</text:p>
          </table:table-cell>
          <table:table-cell/>
          <table:table-cell office:value-type="float" office:value="2.18950843811" calcext:value-type="float">
            <text:p>2.18950843811</text:p>
          </table:table-cell>
        </table:table-row>
        <table:table-row table:style-name="ro1">
          <table:table-cell office:value-type="float" office:value="1.59167510707453E+018" calcext:value-type="float">
            <text:p>1.59167510707453E+018</text:p>
          </table:table-cell>
          <table:table-cell office:value-type="float" office:value="4241" calcext:value-type="float">
            <text:p>4241</text:p>
          </table:table-cell>
          <table:table-cell office:value-type="float" office:value="1.5916751070591E+018" calcext:value-type="float">
            <text:p>1.5916751070591E+018</text:p>
          </table:table-cell>
          <table:table-cell/>
          <table:table-cell office:value-type="float" office:value="99.9042282104" calcext:value-type="float">
            <text:p>99.9042282104</text:p>
          </table:table-cell>
          <table:table-cell office:value-type="float" office:value="71.2795791626" calcext:value-type="float">
            <text:p>71.2795791626</text:p>
          </table:table-cell>
          <table:table-cell office:value-type="float" office:value="-0.139923155308" calcext:value-type="float">
            <text:p>-0.139923155308</text:p>
          </table:table-cell>
          <table:table-cell office:value-type="float" office:value="402.616851807" calcext:value-type="float">
            <text:p>402.616851807</text:p>
          </table:table-cell>
          <table:table-cell office:value-type="float" office:value="254.626602173" calcext:value-type="float">
            <text:p>254.626602173</text:p>
          </table:table-cell>
          <table:table-cell office:value-type="float" office:value="70.7018890381" calcext:value-type="float">
            <text:p>70.7018890381</text:p>
          </table:table-cell>
          <table:table-cell/>
          <table:table-cell office:value-type="float" office:value="1.59167510707539E+018" calcext:value-type="float">
            <text:p>1.59167510707539E+018</text:p>
          </table:table-cell>
          <table:table-cell office:value-type="float" office:value="4240" calcext:value-type="float">
            <text:p>4240</text:p>
          </table:table-cell>
          <table:table-cell office:value-type="float" office:value="1.5916751070591E+018" calcext:value-type="float">
            <text:p>1.5916751070591E+018</text:p>
          </table:table-cell>
          <table:table-cell/>
          <table:table-cell office:value-type="float" office:value="2.18917298317" calcext:value-type="float">
            <text:p>2.18917298317</text:p>
          </table:table-cell>
        </table:table-row>
        <table:table-row table:style-name="ro1">
          <table:table-cell office:value-type="float" office:value="1.59167510710456E+018" calcext:value-type="float">
            <text:p>1.59167510710456E+018</text:p>
          </table:table-cell>
          <table:table-cell office:value-type="float" office:value="4242" calcext:value-type="float">
            <text:p>4242</text:p>
          </table:table-cell>
          <table:table-cell office:value-type="float" office:value="1.59167510708928E+018" calcext:value-type="float">
            <text:p>1.59167510708928E+018</text:p>
          </table:table-cell>
          <table:table-cell/>
          <table:table-cell office:value-type="float" office:value="97.6359024048" calcext:value-type="float">
            <text:p>97.6359024048</text:p>
          </table:table-cell>
          <table:table-cell office:value-type="float" office:value="71.1396255493" calcext:value-type="float">
            <text:p>71.1396255493</text:p>
          </table:table-cell>
          <table:table-cell office:value-type="float" office:value="-0.167181134224" calcext:value-type="float">
            <text:p>-0.167181134224</text:p>
          </table:table-cell>
          <table:table-cell office:value-type="float" office:value="402.693389893" calcext:value-type="float">
            <text:p>402.693389893</text:p>
          </table:table-cell>
          <table:table-cell office:value-type="float" office:value="254.547897339" calcext:value-type="float">
            <text:p>254.547897339</text:p>
          </table:table-cell>
          <table:table-cell office:value-type="float" office:value="70.7018890381" calcext:value-type="float">
            <text:p>70.7018890381</text:p>
          </table:table-cell>
          <table:table-cell/>
          <table:table-cell office:value-type="float" office:value="1.59167510710564E+018" calcext:value-type="float">
            <text:p>1.59167510710564E+018</text:p>
          </table:table-cell>
          <table:table-cell office:value-type="float" office:value="4241" calcext:value-type="float">
            <text:p>4241</text:p>
          </table:table-cell>
          <table:table-cell office:value-type="float" office:value="1.59167510708928E+018" calcext:value-type="float">
            <text:p>1.59167510708928E+018</text:p>
          </table:table-cell>
          <table:table-cell/>
          <table:table-cell office:value-type="float" office:value="2.18917298317" calcext:value-type="float">
            <text:p>2.18917298317</text:p>
          </table:table-cell>
        </table:table-row>
        <table:table-row table:style-name="ro1">
          <table:table-cell office:value-type="float" office:value="1.59167510714128E+018" calcext:value-type="float">
            <text:p>1.59167510714128E+018</text:p>
          </table:table-cell>
          <table:table-cell office:value-type="float" office:value="4243" calcext:value-type="float">
            <text:p>4243</text:p>
          </table:table-cell>
          <table:table-cell office:value-type="float" office:value="1.59167510712649E+018" calcext:value-type="float">
            <text:p>1.59167510712649E+018</text:p>
          </table:table-cell>
          <table:table-cell/>
          <table:table-cell office:value-type="float" office:value="97.6772537231" calcext:value-type="float">
            <text:p>97.6772537231</text:p>
          </table:table-cell>
          <table:table-cell office:value-type="float" office:value="70.6156997681" calcext:value-type="float">
            <text:p>70.6156997681</text:p>
          </table:table-cell>
          <table:table-cell office:value-type="float" office:value="-0.239328697324" calcext:value-type="float">
            <text:p>-0.239328697324</text:p>
          </table:table-cell>
          <table:table-cell office:value-type="float" office:value="402.458892822" calcext:value-type="float">
            <text:p>402.458892822</text:p>
          </table:table-cell>
          <table:table-cell office:value-type="float" office:value="254.012466431" calcext:value-type="float">
            <text:p>254.012466431</text:p>
          </table:table-cell>
          <table:table-cell office:value-type="float" office:value="70.6143264771" calcext:value-type="float">
            <text:p>70.6143264771</text:p>
          </table:table-cell>
          <table:table-cell/>
          <table:table-cell office:value-type="float" office:value="1.59167510714305E+018" calcext:value-type="float">
            <text:p>1.59167510714305E+018</text:p>
          </table:table-cell>
          <table:table-cell office:value-type="float" office:value="4242" calcext:value-type="float">
            <text:p>4242</text:p>
          </table:table-cell>
          <table:table-cell office:value-type="float" office:value="1.59167510712649E+018" calcext:value-type="float">
            <text:p>1.59167510712649E+018</text:p>
          </table:table-cell>
          <table:table-cell/>
          <table:table-cell office:value-type="float" office:value="2.19004869461" calcext:value-type="float">
            <text:p>2.19004869461</text:p>
          </table:table-cell>
        </table:table-row>
        <table:table-row table:style-name="ro1">
          <table:table-cell office:value-type="float" office:value="1.59167510717235E+018" calcext:value-type="float">
            <text:p>1.59167510717235E+018</text:p>
          </table:table-cell>
          <table:table-cell office:value-type="float" office:value="4244" calcext:value-type="float">
            <text:p>4244</text:p>
          </table:table-cell>
          <table:table-cell office:value-type="float" office:value="1.59167510715791E+018" calcext:value-type="float">
            <text:p>1.59167510715791E+018</text:p>
          </table:table-cell>
          <table:table-cell/>
          <table:table-cell office:value-type="float" office:value="107.145713806" calcext:value-type="float">
            <text:p>107.145713806</text:p>
          </table:table-cell>
          <table:table-cell office:value-type="float" office:value="69.2714767456" calcext:value-type="float">
            <text:p>69.2714767456</text:p>
          </table:table-cell>
          <table:table-cell office:value-type="float" office:value="-0.493855595589" calcext:value-type="float">
            <text:p>-0.493855595589</text:p>
          </table:table-cell>
          <table:table-cell office:value-type="float" office:value="404.487304688" calcext:value-type="float">
            <text:p>404.487304688</text:p>
          </table:table-cell>
          <table:table-cell office:value-type="float" office:value="249.178695679" calcext:value-type="float">
            <text:p>249.178695679</text:p>
          </table:table-cell>
          <table:table-cell office:value-type="float" office:value="70.6143264771" calcext:value-type="float">
            <text:p>70.6143264771</text:p>
          </table:table-cell>
          <table:table-cell/>
          <table:table-cell office:value-type="float" office:value="1.59167510717413E+018" calcext:value-type="float">
            <text:p>1.59167510717413E+018</text:p>
          </table:table-cell>
          <table:table-cell office:value-type="float" office:value="4243" calcext:value-type="float">
            <text:p>4243</text:p>
          </table:table-cell>
          <table:table-cell office:value-type="float" office:value="1.59167510715791E+018" calcext:value-type="float">
            <text:p>1.59167510715791E+018</text:p>
          </table:table-cell>
          <table:table-cell/>
          <table:table-cell office:value-type="float" office:value="2.19004869461" calcext:value-type="float">
            <text:p>2.19004869461</text:p>
          </table:table-cell>
        </table:table-row>
        <table:table-row table:style-name="ro1">
          <table:table-cell office:value-type="float" office:value="1.59167510721042E+018" calcext:value-type="float">
            <text:p>1.59167510721042E+018</text:p>
          </table:table-cell>
          <table:table-cell office:value-type="float" office:value="4245" calcext:value-type="float">
            <text:p>4245</text:p>
          </table:table-cell>
          <table:table-cell office:value-type="float" office:value="1.59167510719517E+018" calcext:value-type="float">
            <text:p>1.59167510719517E+018</text:p>
          </table:table-cell>
          <table:table-cell/>
          <table:table-cell office:value-type="float" office:value="107.192214966" calcext:value-type="float">
            <text:p>107.192214966</text:p>
          </table:table-cell>
          <table:table-cell office:value-type="float" office:value="71.2905578613" calcext:value-type="float">
            <text:p>71.2905578613</text:p>
          </table:table-cell>
          <table:table-cell office:value-type="float" office:value="-0.550818920135" calcext:value-type="float">
            <text:p>-0.550818920135</text:p>
          </table:table-cell>
          <table:table-cell office:value-type="float" office:value="403.376922607" calcext:value-type="float">
            <text:p>403.376922607</text:p>
          </table:table-cell>
          <table:table-cell office:value-type="float" office:value="247.238647461" calcext:value-type="float">
            <text:p>247.238647461</text:p>
          </table:table-cell>
          <table:table-cell office:value-type="float" office:value="70.6240844727" calcext:value-type="float">
            <text:p>70.6240844727</text:p>
          </table:table-cell>
          <table:table-cell/>
          <table:table-cell office:value-type="float" office:value="1.5916751072118E+018" calcext:value-type="float">
            <text:p>1.5916751072118E+018</text:p>
          </table:table-cell>
          <table:table-cell office:value-type="float" office:value="4244" calcext:value-type="float">
            <text:p>4244</text:p>
          </table:table-cell>
          <table:table-cell office:value-type="float" office:value="1.59167510719517E+018" calcext:value-type="float">
            <text:p>1.59167510719517E+018</text:p>
          </table:table-cell>
          <table:table-cell/>
          <table:table-cell office:value-type="float" office:value="2.18995118141" calcext:value-type="float">
            <text:p>2.18995118141</text:p>
          </table:table-cell>
        </table:table-row>
        <table:table-row table:style-name="ro1">
          <table:table-cell office:value-type="float" office:value="1.59167510724083E+018" calcext:value-type="float">
            <text:p>1.59167510724083E+018</text:p>
          </table:table-cell>
          <table:table-cell office:value-type="float" office:value="4246" calcext:value-type="float">
            <text:p>4246</text:p>
          </table:table-cell>
          <table:table-cell office:value-type="float" office:value="1.59167510722692E+018" calcext:value-type="float">
            <text:p>1.59167510722692E+018</text:p>
          </table:table-cell>
          <table:table-cell/>
          <table:table-cell office:value-type="float" office:value="96.6805877686" calcext:value-type="float">
            <text:p>96.6805877686</text:p>
          </table:table-cell>
          <table:table-cell office:value-type="float" office:value="69.6918869019" calcext:value-type="float">
            <text:p>69.6918869019</text:p>
          </table:table-cell>
          <table:table-cell office:value-type="float" office:value="-0.631272256374" calcext:value-type="float">
            <text:p>-0.631272256374</text:p>
          </table:table-cell>
          <table:table-cell office:value-type="float" office:value="399.78125" calcext:value-type="float">
            <text:p>399.78125</text:p>
          </table:table-cell>
          <table:table-cell office:value-type="float" office:value="248.009109497" calcext:value-type="float">
            <text:p>248.009109497</text:p>
          </table:table-cell>
          <table:table-cell office:value-type="float" office:value="70.6240844727" calcext:value-type="float">
            <text:p>70.6240844727</text:p>
          </table:table-cell>
          <table:table-cell/>
          <table:table-cell office:value-type="float" office:value="1.59167510724217E+018" calcext:value-type="float">
            <text:p>1.59167510724217E+018</text:p>
          </table:table-cell>
          <table:table-cell office:value-type="float" office:value="4245" calcext:value-type="float">
            <text:p>4245</text:p>
          </table:table-cell>
          <table:table-cell office:value-type="float" office:value="1.59167510722692E+018" calcext:value-type="float">
            <text:p>1.59167510722692E+018</text:p>
          </table:table-cell>
          <table:table-cell/>
          <table:table-cell office:value-type="float" office:value="2.18995118141" calcext:value-type="float">
            <text:p>2.18995118141</text:p>
          </table:table-cell>
        </table:table-row>
        <table:table-row table:style-name="ro1">
          <table:table-cell office:value-type="float" office:value="1.59167510727738E+018" calcext:value-type="float">
            <text:p>1.59167510727738E+018</text:p>
          </table:table-cell>
          <table:table-cell office:value-type="float" office:value="4247" calcext:value-type="float">
            <text:p>4247</text:p>
          </table:table-cell>
          <table:table-cell office:value-type="float" office:value="1.5916751072588E+018" calcext:value-type="float">
            <text:p>1.5916751072588E+018</text:p>
          </table:table-cell>
          <table:table-cell/>
          <table:table-cell office:value-type="float" office:value="100.320457458" calcext:value-type="float">
            <text:p>100.320457458</text:p>
          </table:table-cell>
          <table:table-cell office:value-type="float" office:value="68.9146118164" calcext:value-type="float">
            <text:p>68.9146118164</text:p>
          </table:table-cell>
          <table:table-cell office:value-type="float" office:value="-0.812095880508" calcext:value-type="float">
            <text:p>-0.812095880508</text:p>
          </table:table-cell>
          <table:table-cell office:value-type="float" office:value="399.194976807" calcext:value-type="float">
            <text:p>399.194976807</text:p>
          </table:table-cell>
          <table:table-cell office:value-type="float" office:value="245.664718628" calcext:value-type="float">
            <text:p>245.664718628</text:p>
          </table:table-cell>
          <table:table-cell office:value-type="float" office:value="70.6444244385" calcext:value-type="float">
            <text:p>70.6444244385</text:p>
          </table:table-cell>
          <table:table-cell/>
          <table:table-cell office:value-type="float" office:value="1.59167510727886E+018" calcext:value-type="float">
            <text:p>1.59167510727886E+018</text:p>
          </table:table-cell>
          <table:table-cell office:value-type="float" office:value="4246" calcext:value-type="float">
            <text:p>4246</text:p>
          </table:table-cell>
          <table:table-cell office:value-type="float" office:value="1.5916751072588E+018" calcext:value-type="float">
            <text:p>1.5916751072588E+018</text:p>
          </table:table-cell>
          <table:table-cell/>
          <table:table-cell office:value-type="float" office:value="2.18974781036" calcext:value-type="float">
            <text:p>2.18974781036</text:p>
          </table:table-cell>
        </table:table-row>
        <table:table-row table:style-name="ro1">
          <table:table-cell office:value-type="float" office:value="1.59167510731004E+018" calcext:value-type="float">
            <text:p>1.59167510731004E+018</text:p>
          </table:table-cell>
          <table:table-cell office:value-type="float" office:value="4248" calcext:value-type="float">
            <text:p>4248</text:p>
          </table:table-cell>
          <table:table-cell office:value-type="float" office:value="1.59167510729489E+018" calcext:value-type="float">
            <text:p>1.59167510729489E+018</text:p>
          </table:table-cell>
          <table:table-cell/>
          <table:table-cell office:value-type="float" office:value="99.1357955933" calcext:value-type="float">
            <text:p>99.1357955933</text:p>
          </table:table-cell>
          <table:table-cell office:value-type="float" office:value="70.3031005859" calcext:value-type="float">
            <text:p>70.3031005859</text:p>
          </table:table-cell>
          <table:table-cell office:value-type="float" office:value="-0.82521289587" calcext:value-type="float">
            <text:p>-0.82521289587</text:p>
          </table:table-cell>
          <table:table-cell office:value-type="float" office:value="398.778503418" calcext:value-type="float">
            <text:p>398.778503418</text:p>
          </table:table-cell>
          <table:table-cell office:value-type="float" office:value="245.214874268" calcext:value-type="float">
            <text:p>245.214874268</text:p>
          </table:table-cell>
          <table:table-cell office:value-type="float" office:value="70.6444244385" calcext:value-type="float">
            <text:p>70.6444244385</text:p>
          </table:table-cell>
          <table:table-cell/>
          <table:table-cell office:value-type="float" office:value="1.59167510731109E+018" calcext:value-type="float">
            <text:p>1.59167510731109E+018</text:p>
          </table:table-cell>
          <table:table-cell office:value-type="float" office:value="4247" calcext:value-type="float">
            <text:p>4247</text:p>
          </table:table-cell>
          <table:table-cell office:value-type="float" office:value="1.59167510729489E+018" calcext:value-type="float">
            <text:p>1.59167510729489E+018</text:p>
          </table:table-cell>
          <table:table-cell/>
          <table:table-cell office:value-type="float" office:value="2.18974781036" calcext:value-type="float">
            <text:p>2.18974781036</text:p>
          </table:table-cell>
        </table:table-row>
        <table:table-row table:style-name="ro1">
          <table:table-cell office:value-type="float" office:value="1.59167510734474E+018" calcext:value-type="float">
            <text:p>1.59167510734474E+018</text:p>
          </table:table-cell>
          <table:table-cell office:value-type="float" office:value="4249" calcext:value-type="float">
            <text:p>4249</text:p>
          </table:table-cell>
          <table:table-cell office:value-type="float" office:value="1.59167510732681E+018" calcext:value-type="float">
            <text:p>1.59167510732681E+018</text:p>
          </table:table-cell>
          <table:table-cell/>
          <table:table-cell office:value-type="float" office:value="100.420249939" calcext:value-type="float">
            <text:p>100.420249939</text:p>
          </table:table-cell>
          <table:table-cell office:value-type="float" office:value="70.5135879517" calcext:value-type="float">
            <text:p>70.5135879517</text:p>
          </table:table-cell>
          <table:table-cell office:value-type="float" office:value="-0.911245286465" calcext:value-type="float">
            <text:p>-0.911245286465</text:p>
          </table:table-cell>
          <table:table-cell office:value-type="float" office:value="398.346191406" calcext:value-type="float">
            <text:p>398.346191406</text:p>
          </table:table-cell>
          <table:table-cell office:value-type="float" office:value="243.717559814" calcext:value-type="float">
            <text:p>243.717559814</text:p>
          </table:table-cell>
          <table:table-cell office:value-type="float" office:value="70.7157287598" calcext:value-type="float">
            <text:p>70.7157287598</text:p>
          </table:table-cell>
          <table:table-cell/>
          <table:table-cell office:value-type="float" office:value="1.59167510734618E+018" calcext:value-type="float">
            <text:p>1.59167510734618E+018</text:p>
          </table:table-cell>
          <table:table-cell office:value-type="float" office:value="4248" calcext:value-type="float">
            <text:p>4248</text:p>
          </table:table-cell>
          <table:table-cell office:value-type="float" office:value="1.59167510732681E+018" calcext:value-type="float">
            <text:p>1.59167510732681E+018</text:p>
          </table:table-cell>
          <table:table-cell/>
          <table:table-cell office:value-type="float" office:value="2.18903470039" calcext:value-type="float">
            <text:p>2.18903470039</text:p>
          </table:table-cell>
        </table:table-row>
        <table:table-row table:style-name="ro1">
          <table:table-cell office:value-type="float" office:value="1.59167510737655E+018" calcext:value-type="float">
            <text:p>1.59167510737655E+018</text:p>
          </table:table-cell>
          <table:table-cell office:value-type="float" office:value="4250" calcext:value-type="float">
            <text:p>4250</text:p>
          </table:table-cell>
          <table:table-cell office:value-type="float" office:value="1.59167510735886E+018" calcext:value-type="float">
            <text:p>1.59167510735886E+018</text:p>
          </table:table-cell>
          <table:table-cell/>
          <table:table-cell office:value-type="float" office:value="102.920120239" calcext:value-type="float">
            <text:p>102.920120239</text:p>
          </table:table-cell>
          <table:table-cell office:value-type="float" office:value="69.12449646" calcext:value-type="float">
            <text:p>69.12449646</text:p>
          </table:table-cell>
          <table:table-cell office:value-type="float" office:value="-1.00990784168" calcext:value-type="float">
            <text:p>-1.00990784168</text:p>
          </table:table-cell>
          <table:table-cell office:value-type="float" office:value="397.607147217" calcext:value-type="float">
            <text:p>397.607147217</text:p>
          </table:table-cell>
          <table:table-cell office:value-type="float" office:value="243.087524414" calcext:value-type="float">
            <text:p>243.087524414</text:p>
          </table:table-cell>
          <table:table-cell office:value-type="float" office:value="70.7157287598" calcext:value-type="float">
            <text:p>70.7157287598</text:p>
          </table:table-cell>
          <table:table-cell/>
          <table:table-cell office:value-type="float" office:value="1.59167510737894E+018" calcext:value-type="float">
            <text:p>1.59167510737894E+018</text:p>
          </table:table-cell>
          <table:table-cell office:value-type="float" office:value="4249" calcext:value-type="float">
            <text:p>4249</text:p>
          </table:table-cell>
          <table:table-cell office:value-type="float" office:value="1.59167510735886E+018" calcext:value-type="float">
            <text:p>1.59167510735886E+018</text:p>
          </table:table-cell>
          <table:table-cell/>
          <table:table-cell office:value-type="float" office:value="2.18903470039" calcext:value-type="float">
            <text:p>2.18903470039</text:p>
          </table:table-cell>
        </table:table-row>
        <table:table-row table:style-name="ro1">
          <table:table-cell office:value-type="float" office:value="1.59167510741497E+018" calcext:value-type="float">
            <text:p>1.59167510741497E+018</text:p>
          </table:table-cell>
          <table:table-cell office:value-type="float" office:value="4251" calcext:value-type="float">
            <text:p>4251</text:p>
          </table:table-cell>
          <table:table-cell office:value-type="float" office:value="1.59167510739519E+018" calcext:value-type="float">
            <text:p>1.59167510739519E+018</text:p>
          </table:table-cell>
          <table:table-cell/>
          <table:table-cell office:value-type="float" office:value="104.548065186" calcext:value-type="float">
            <text:p>104.548065186</text:p>
          </table:table-cell>
          <table:table-cell office:value-type="float" office:value="69.6769943237" calcext:value-type="float">
            <text:p>69.6769943237</text:p>
          </table:table-cell>
          <table:table-cell office:value-type="float" office:value="-1.0582511425" calcext:value-type="float">
            <text:p>-1.0582511425</text:p>
          </table:table-cell>
          <table:table-cell office:value-type="float" office:value="397.164398193" calcext:value-type="float">
            <text:p>397.164398193</text:p>
          </table:table-cell>
          <table:table-cell office:value-type="float" office:value="242.347366333" calcext:value-type="float">
            <text:p>242.347366333</text:p>
          </table:table-cell>
          <table:table-cell office:value-type="float" office:value="70.6695785522" calcext:value-type="float">
            <text:p>70.6695785522</text:p>
          </table:table-cell>
          <table:table-cell/>
          <table:table-cell office:value-type="float" office:value="1.59167510741651E+018" calcext:value-type="float">
            <text:p>1.59167510741651E+018</text:p>
          </table:table-cell>
          <table:table-cell office:value-type="float" office:value="4250" calcext:value-type="float">
            <text:p>4250</text:p>
          </table:table-cell>
          <table:table-cell office:value-type="float" office:value="1.59167510739519E+018" calcext:value-type="float">
            <text:p>1.59167510739519E+018</text:p>
          </table:table-cell>
          <table:table-cell/>
          <table:table-cell office:value-type="float" office:value="2.18949604034" calcext:value-type="float">
            <text:p>2.18949604034</text:p>
          </table:table-cell>
        </table:table-row>
        <table:table-row table:style-name="ro1">
          <table:table-cell office:value-type="float" office:value="1.59167510744296E+018" calcext:value-type="float">
            <text:p>1.59167510744296E+018</text:p>
          </table:table-cell>
          <table:table-cell office:value-type="float" office:value="4252" calcext:value-type="float">
            <text:p>4252</text:p>
          </table:table-cell>
          <table:table-cell office:value-type="float" office:value="1.5916751074261E+018" calcext:value-type="float">
            <text:p>1.5916751074261E+018</text:p>
          </table:table-cell>
          <table:table-cell/>
          <table:table-cell office:value-type="float" office:value="101.652999878" calcext:value-type="float">
            <text:p>101.652999878</text:p>
          </table:table-cell>
          <table:table-cell office:value-type="float" office:value="69.1380081177" calcext:value-type="float">
            <text:p>69.1380081177</text:p>
          </table:table-cell>
          <table:table-cell office:value-type="float" office:value="-1.14840745926" calcext:value-type="float">
            <text:p>-1.14840745926</text:p>
          </table:table-cell>
          <table:table-cell office:value-type="float" office:value="396.717193604" calcext:value-type="float">
            <text:p>396.717193604</text:p>
          </table:table-cell>
          <table:table-cell office:value-type="float" office:value="241.800003052" calcext:value-type="float">
            <text:p>241.800003052</text:p>
          </table:table-cell>
          <table:table-cell office:value-type="float" office:value="70.6695785522" calcext:value-type="float">
            <text:p>70.6695785522</text:p>
          </table:table-cell>
          <table:table-cell/>
          <table:table-cell office:value-type="float" office:value="1.59167510744465E+018" calcext:value-type="float">
            <text:p>1.59167510744465E+018</text:p>
          </table:table-cell>
          <table:table-cell office:value-type="float" office:value="4251" calcext:value-type="float">
            <text:p>4251</text:p>
          </table:table-cell>
          <table:table-cell office:value-type="float" office:value="1.5916751074261E+018" calcext:value-type="float">
            <text:p>1.5916751074261E+018</text:p>
          </table:table-cell>
          <table:table-cell/>
          <table:table-cell office:value-type="float" office:value="2.18949604034" calcext:value-type="float">
            <text:p>2.18949604034</text:p>
          </table:table-cell>
        </table:table-row>
        <table:table-row table:style-name="ro1">
          <table:table-cell office:value-type="float" office:value="1.59167510747273E+018" calcext:value-type="float">
            <text:p>1.59167510747273E+018</text:p>
          </table:table-cell>
          <table:table-cell office:value-type="float" office:value="4253" calcext:value-type="float">
            <text:p>4253</text:p>
          </table:table-cell>
          <table:table-cell office:value-type="float" office:value="1.59167510745324E+018" calcext:value-type="float">
            <text:p>1.59167510745324E+018</text:p>
          </table:table-cell>
          <table:table-cell/>
          <table:table-cell office:value-type="float" office:value="111.288116455" calcext:value-type="float">
            <text:p>111.288116455</text:p>
          </table:table-cell>
          <table:table-cell office:value-type="float" office:value="70.0521392822" calcext:value-type="float">
            <text:p>70.0521392822</text:p>
          </table:table-cell>
          <table:table-cell office:value-type="float" office:value="-1.27914500237" calcext:value-type="float">
            <text:p>-1.27914500237</text:p>
          </table:table-cell>
          <table:table-cell office:value-type="float" office:value="395.37512207" calcext:value-type="float">
            <text:p>395.37512207</text:p>
          </table:table-cell>
          <table:table-cell office:value-type="float" office:value="238.684158325" calcext:value-type="float">
            <text:p>238.684158325</text:p>
          </table:table-cell>
          <table:table-cell office:value-type="float" office:value="70.4599380493" calcext:value-type="float">
            <text:p>70.4599380493</text:p>
          </table:table-cell>
          <table:table-cell/>
          <table:table-cell office:value-type="float" office:value="1.59167510747424E+018" calcext:value-type="float">
            <text:p>1.59167510747424E+018</text:p>
          </table:table-cell>
          <table:table-cell office:value-type="float" office:value="4252" calcext:value-type="float">
            <text:p>4252</text:p>
          </table:table-cell>
          <table:table-cell office:value-type="float" office:value="1.59167510745324E+018" calcext:value-type="float">
            <text:p>1.59167510745324E+018</text:p>
          </table:table-cell>
          <table:table-cell/>
          <table:table-cell office:value-type="float" office:value="2.19159245491" calcext:value-type="float">
            <text:p>2.19159245491</text:p>
          </table:table-cell>
        </table:table-row>
        <table:table-row table:style-name="ro1">
          <table:table-cell office:value-type="float" office:value="1.59167510750404E+018" calcext:value-type="float">
            <text:p>1.59167510750404E+018</text:p>
          </table:table-cell>
          <table:table-cell office:value-type="float" office:value="4254" calcext:value-type="float">
            <text:p>4254</text:p>
          </table:table-cell>
          <table:table-cell office:value-type="float" office:value="1.59167510748933E+018" calcext:value-type="float">
            <text:p>1.59167510748933E+018</text:p>
          </table:table-cell>
          <table:table-cell/>
          <table:table-cell office:value-type="float" office:value="113.521255493" calcext:value-type="float">
            <text:p>113.521255493</text:p>
          </table:table-cell>
          <table:table-cell office:value-type="float" office:value="69.0429611206" calcext:value-type="float">
            <text:p>69.0429611206</text:p>
          </table:table-cell>
          <table:table-cell office:value-type="float" office:value="-1.32778143883" calcext:value-type="float">
            <text:p>-1.32778143883</text:p>
          </table:table-cell>
          <table:table-cell office:value-type="float" office:value="394.131622314" calcext:value-type="float">
            <text:p>394.131622314</text:p>
          </table:table-cell>
          <table:table-cell office:value-type="float" office:value="238.22203064" calcext:value-type="float">
            <text:p>238.22203064</text:p>
          </table:table-cell>
          <table:table-cell office:value-type="float" office:value="70.4599380493" calcext:value-type="float">
            <text:p>70.4599380493</text:p>
          </table:table-cell>
          <table:table-cell/>
          <table:table-cell office:value-type="float" office:value="1.59167510750522E+018" calcext:value-type="float">
            <text:p>1.59167510750522E+018</text:p>
          </table:table-cell>
          <table:table-cell office:value-type="float" office:value="4253" calcext:value-type="float">
            <text:p>4253</text:p>
          </table:table-cell>
          <table:table-cell office:value-type="float" office:value="1.59167510748933E+018" calcext:value-type="float">
            <text:p>1.59167510748933E+018</text:p>
          </table:table-cell>
          <table:table-cell/>
          <table:table-cell office:value-type="float" office:value="2.19159245491" calcext:value-type="float">
            <text:p>2.19159245491</text:p>
          </table:table-cell>
        </table:table-row>
        <table:table-row table:style-name="ro1">
          <table:table-cell office:value-type="float" office:value="1.59167510753558E+018" calcext:value-type="float">
            <text:p>1.59167510753558E+018</text:p>
          </table:table-cell>
          <table:table-cell office:value-type="float" office:value="4255" calcext:value-type="float">
            <text:p>4255</text:p>
          </table:table-cell>
          <table:table-cell office:value-type="float" office:value="1.59167510752146E+018" calcext:value-type="float">
            <text:p>1.59167510752146E+018</text:p>
          </table:table-cell>
          <table:table-cell/>
          <table:table-cell office:value-type="float" office:value="100.092056274" calcext:value-type="float">
            <text:p>100.092056274</text:p>
          </table:table-cell>
          <table:table-cell office:value-type="float" office:value="69.9327468872" calcext:value-type="float">
            <text:p>69.9327468872</text:p>
          </table:table-cell>
          <table:table-cell office:value-type="float" office:value="-1.44129240513" calcext:value-type="float">
            <text:p>-1.44129240513</text:p>
          </table:table-cell>
          <table:table-cell office:value-type="float" office:value="391.65625" calcext:value-type="float">
            <text:p>391.65625</text:p>
          </table:table-cell>
          <table:table-cell office:value-type="float" office:value="241.359405518" calcext:value-type="float">
            <text:p>241.359405518</text:p>
          </table:table-cell>
          <table:table-cell office:value-type="float" office:value="70.3020553589" calcext:value-type="float">
            <text:p>70.3020553589</text:p>
          </table:table-cell>
          <table:table-cell/>
          <table:table-cell office:value-type="float" office:value="1.59167510753623E+018" calcext:value-type="float">
            <text:p>1.59167510753623E+018</text:p>
          </table:table-cell>
          <table:table-cell office:value-type="float" office:value="4254" calcext:value-type="float">
            <text:p>4254</text:p>
          </table:table-cell>
          <table:table-cell office:value-type="float" office:value="1.59167510752146E+018" calcext:value-type="float">
            <text:p>1.59167510752146E+018</text:p>
          </table:table-cell>
          <table:table-cell/>
          <table:table-cell office:value-type="float" office:value="2.19317150116" calcext:value-type="float">
            <text:p>2.19317150116</text:p>
          </table:table-cell>
        </table:table-row>
        <table:table-row table:style-name="ro1">
          <table:table-cell office:value-type="float" office:value="1.59167510756721E+018" calcext:value-type="float">
            <text:p>1.59167510756721E+018</text:p>
          </table:table-cell>
          <table:table-cell office:value-type="float" office:value="4256" calcext:value-type="float">
            <text:p>4256</text:p>
          </table:table-cell>
          <table:table-cell office:value-type="float" office:value="1.59167510755339E+018" calcext:value-type="float">
            <text:p>1.59167510755339E+018</text:p>
          </table:table-cell>
          <table:table-cell/>
          <table:table-cell office:value-type="float" office:value="106.515518188" calcext:value-type="float">
            <text:p>106.515518188</text:p>
          </table:table-cell>
          <table:table-cell office:value-type="float" office:value="70.0703582764" calcext:value-type="float">
            <text:p>70.0703582764</text:p>
          </table:table-cell>
          <table:table-cell office:value-type="float" office:value="-1.51259064674" calcext:value-type="float">
            <text:p>-1.51259064674</text:p>
          </table:table-cell>
          <table:table-cell office:value-type="float" office:value="390.85357666" calcext:value-type="float">
            <text:p>390.85357666</text:p>
          </table:table-cell>
          <table:table-cell office:value-type="float" office:value="239.354141235" calcext:value-type="float">
            <text:p>239.354141235</text:p>
          </table:table-cell>
          <table:table-cell office:value-type="float" office:value="70.3020553589" calcext:value-type="float">
            <text:p>70.3020553589</text:p>
          </table:table-cell>
          <table:table-cell/>
          <table:table-cell office:value-type="float" office:value="1.59167510756905E+018" calcext:value-type="float">
            <text:p>1.59167510756905E+018</text:p>
          </table:table-cell>
          <table:table-cell office:value-type="float" office:value="4255" calcext:value-type="float">
            <text:p>4255</text:p>
          </table:table-cell>
          <table:table-cell office:value-type="float" office:value="1.59167510755339E+018" calcext:value-type="float">
            <text:p>1.59167510755339E+018</text:p>
          </table:table-cell>
          <table:table-cell/>
          <table:table-cell office:value-type="float" office:value="2.19317150116" calcext:value-type="float">
            <text:p>2.19317150116</text:p>
          </table:table-cell>
        </table:table-row>
        <table:table-row table:style-name="ro1">
          <table:table-cell office:value-type="float" office:value="1.59167510760321E+018" calcext:value-type="float">
            <text:p>1.59167510760321E+018</text:p>
          </table:table-cell>
          <table:table-cell office:value-type="float" office:value="4257" calcext:value-type="float">
            <text:p>4257</text:p>
          </table:table-cell>
          <table:table-cell office:value-type="float" office:value="1.59167510758933E+018" calcext:value-type="float">
            <text:p>1.59167510758933E+018</text:p>
          </table:table-cell>
          <table:table-cell/>
          <table:table-cell office:value-type="float" office:value="111.1222229" calcext:value-type="float">
            <text:p>111.1222229</text:p>
          </table:table-cell>
          <table:table-cell office:value-type="float" office:value="68.6698760986" calcext:value-type="float">
            <text:p>68.6698760986</text:p>
          </table:table-cell>
          <table:table-cell office:value-type="float" office:value="-1.57036209106" calcext:value-type="float">
            <text:p>-1.57036209106</text:p>
          </table:table-cell>
          <table:table-cell office:value-type="float" office:value="390.086700439" calcext:value-type="float">
            <text:p>390.086700439</text:p>
          </table:table-cell>
          <table:table-cell office:value-type="float" office:value="237.740219116" calcext:value-type="float">
            <text:p>237.740219116</text:p>
          </table:table-cell>
          <table:table-cell office:value-type="float" office:value="70.1851196289" calcext:value-type="float">
            <text:p>70.1851196289</text:p>
          </table:table-cell>
          <table:table-cell/>
          <table:table-cell office:value-type="float" office:value="1.59167510760483E+018" calcext:value-type="float">
            <text:p>1.59167510760483E+018</text:p>
          </table:table-cell>
          <table:table-cell office:value-type="float" office:value="4256" calcext:value-type="float">
            <text:p>4256</text:p>
          </table:table-cell>
          <table:table-cell office:value-type="float" office:value="1.59167510758933E+018" calcext:value-type="float">
            <text:p>1.59167510758933E+018</text:p>
          </table:table-cell>
          <table:table-cell/>
          <table:table-cell office:value-type="float" office:value="2.19434070587" calcext:value-type="float">
            <text:p>2.19434070587</text:p>
          </table:table-cell>
        </table:table-row>
        <table:table-row table:style-name="ro1">
          <table:table-cell office:value-type="float" office:value="1.59167510763544E+018" calcext:value-type="float">
            <text:p>1.59167510763544E+018</text:p>
          </table:table-cell>
          <table:table-cell office:value-type="float" office:value="4258" calcext:value-type="float">
            <text:p>4258</text:p>
          </table:table-cell>
          <table:table-cell office:value-type="float" office:value="1.59167510762167E+018" calcext:value-type="float">
            <text:p>1.59167510762167E+018</text:p>
          </table:table-cell>
          <table:table-cell/>
          <table:table-cell office:value-type="float" office:value="104.519554138" calcext:value-type="float">
            <text:p>104.519554138</text:p>
          </table:table-cell>
          <table:table-cell office:value-type="float" office:value="70.5625152588" calcext:value-type="float">
            <text:p>70.5625152588</text:p>
          </table:table-cell>
          <table:table-cell office:value-type="float" office:value="1.5569934845" calcext:value-type="float">
            <text:p>1.5569934845</text:p>
          </table:table-cell>
          <table:table-cell office:value-type="float" office:value="389.140686035" calcext:value-type="float">
            <text:p>389.140686035</text:p>
          </table:table-cell>
          <table:table-cell office:value-type="float" office:value="239.495864868" calcext:value-type="float">
            <text:p>239.495864868</text:p>
          </table:table-cell>
          <table:table-cell office:value-type="float" office:value="70.1851196289" calcext:value-type="float">
            <text:p>70.1851196289</text:p>
          </table:table-cell>
          <table:table-cell/>
          <table:table-cell office:value-type="float" office:value="1.59167510763687E+018" calcext:value-type="float">
            <text:p>1.59167510763687E+018</text:p>
          </table:table-cell>
          <table:table-cell office:value-type="float" office:value="4257" calcext:value-type="float">
            <text:p>4257</text:p>
          </table:table-cell>
          <table:table-cell office:value-type="float" office:value="1.59167510762167E+018" calcext:value-type="float">
            <text:p>1.59167510762167E+018</text:p>
          </table:table-cell>
          <table:table-cell/>
          <table:table-cell office:value-type="float" office:value="2.19434070587" calcext:value-type="float">
            <text:p>2.19434070587</text:p>
          </table:table-cell>
        </table:table-row>
        <table:table-row table:style-name="ro1">
          <table:table-cell office:value-type="float" office:value="1.59167510766705E+018" calcext:value-type="float">
            <text:p>1.59167510766705E+018</text:p>
          </table:table-cell>
          <table:table-cell office:value-type="float" office:value="4259" calcext:value-type="float">
            <text:p>4259</text:p>
          </table:table-cell>
          <table:table-cell office:value-type="float" office:value="1.59167510765343E+018" calcext:value-type="float">
            <text:p>1.59167510765343E+018</text:p>
          </table:table-cell>
          <table:table-cell/>
          <table:table-cell office:value-type="float" office:value="102.073104858" calcext:value-type="float">
            <text:p>102.073104858</text:p>
          </table:table-cell>
          <table:table-cell office:value-type="float" office:value="71.8763656616" calcext:value-type="float">
            <text:p>71.8763656616</text:p>
          </table:table-cell>
          <table:table-cell office:value-type="float" office:value="1.47516012192" calcext:value-type="float">
            <text:p>1.47516012192</text:p>
          </table:table-cell>
          <table:table-cell office:value-type="float" office:value="389.223297119" calcext:value-type="float">
            <text:p>389.223297119</text:p>
          </table:table-cell>
          <table:table-cell office:value-type="float" office:value="240.520904541" calcext:value-type="float">
            <text:p>240.520904541</text:p>
          </table:table-cell>
          <table:table-cell office:value-type="float" office:value="70.1943817139" calcext:value-type="float">
            <text:p>70.1943817139</text:p>
          </table:table-cell>
          <table:table-cell/>
          <table:table-cell office:value-type="float" office:value="1.5916751076683E+018" calcext:value-type="float">
            <text:p>1.5916751076683E+018</text:p>
          </table:table-cell>
          <table:table-cell office:value-type="float" office:value="4258" calcext:value-type="float">
            <text:p>4258</text:p>
          </table:table-cell>
          <table:table-cell office:value-type="float" office:value="1.59167510765343E+018" calcext:value-type="float">
            <text:p>1.59167510765343E+018</text:p>
          </table:table-cell>
          <table:table-cell/>
          <table:table-cell office:value-type="float" office:value="2.19424819946" calcext:value-type="float">
            <text:p>2.19424819946</text:p>
          </table:table-cell>
        </table:table-row>
        <table:table-row table:style-name="ro1">
          <table:table-cell office:value-type="float" office:value="1.59167510770271E+018" calcext:value-type="float">
            <text:p>1.59167510770271E+018</text:p>
          </table:table-cell>
          <table:table-cell office:value-type="float" office:value="4260" calcext:value-type="float">
            <text:p>4260</text:p>
          </table:table-cell>
          <table:table-cell office:value-type="float" office:value="1.59167510768923E+018" calcext:value-type="float">
            <text:p>1.59167510768923E+018</text:p>
          </table:table-cell>
          <table:table-cell/>
          <table:table-cell office:value-type="float" office:value="106.930541992" calcext:value-type="float">
            <text:p>106.930541992</text:p>
          </table:table-cell>
          <table:table-cell office:value-type="float" office:value="72.5744628906" calcext:value-type="float">
            <text:p>72.5744628906</text:p>
          </table:table-cell>
          <table:table-cell office:value-type="float" office:value="1.3729583025" calcext:value-type="float">
            <text:p>1.3729583025</text:p>
          </table:table-cell>
          <table:table-cell office:value-type="float" office:value="386.985229492" calcext:value-type="float">
            <text:p>386.985229492</text:p>
          </table:table-cell>
          <table:table-cell office:value-type="float" office:value="238.55480957" calcext:value-type="float">
            <text:p>238.55480957</text:p>
          </table:table-cell>
          <table:table-cell office:value-type="float" office:value="70.1943817139" calcext:value-type="float">
            <text:p>70.1943817139</text:p>
          </table:table-cell>
          <table:table-cell/>
          <table:table-cell office:value-type="float" office:value="1.59167510770406E+018" calcext:value-type="float">
            <text:p>1.59167510770406E+018</text:p>
          </table:table-cell>
          <table:table-cell office:value-type="float" office:value="4259" calcext:value-type="float">
            <text:p>4259</text:p>
          </table:table-cell>
          <table:table-cell office:value-type="float" office:value="1.59167510768923E+018" calcext:value-type="float">
            <text:p>1.59167510768923E+018</text:p>
          </table:table-cell>
          <table:table-cell/>
          <table:table-cell office:value-type="float" office:value="2.19424819946" calcext:value-type="float">
            <text:p>2.19424819946</text:p>
          </table:table-cell>
        </table:table-row>
        <table:table-row table:style-name="ro1">
          <table:table-cell office:value-type="float" office:value="1.59167510774042E+018" calcext:value-type="float">
            <text:p>1.59167510774042E+018</text:p>
          </table:table-cell>
          <table:table-cell office:value-type="float" office:value="4261" calcext:value-type="float">
            <text:p>4261</text:p>
          </table:table-cell>
          <table:table-cell office:value-type="float" office:value="1.59167510772669E+018" calcext:value-type="float">
            <text:p>1.59167510772669E+018</text:p>
          </table:table-cell>
          <table:table-cell/>
          <table:table-cell office:value-type="float" office:value="98.815322876" calcext:value-type="float">
            <text:p>98.815322876</text:p>
          </table:table-cell>
          <table:table-cell office:value-type="float" office:value="69.2896575928" calcext:value-type="float">
            <text:p>69.2896575928</text:p>
          </table:table-cell>
          <table:table-cell office:value-type="float" office:value="1.38685262203" calcext:value-type="float">
            <text:p>1.38685262203</text:p>
          </table:table-cell>
          <table:table-cell office:value-type="float" office:value="387.834197998" calcext:value-type="float">
            <text:p>387.834197998</text:p>
          </table:table-cell>
          <table:table-cell office:value-type="float" office:value="241.821975708" calcext:value-type="float">
            <text:p>241.821975708</text:p>
          </table:table-cell>
          <table:table-cell office:value-type="float" office:value="70.2867889404" calcext:value-type="float">
            <text:p>70.2867889404</text:p>
          </table:table-cell>
          <table:table-cell/>
          <table:table-cell office:value-type="float" office:value="1.59167510774189E+018" calcext:value-type="float">
            <text:p>1.59167510774189E+018</text:p>
          </table:table-cell>
          <table:table-cell office:value-type="float" office:value="4260" calcext:value-type="float">
            <text:p>4260</text:p>
          </table:table-cell>
          <table:table-cell office:value-type="float" office:value="1.59167510772669E+018" calcext:value-type="float">
            <text:p>1.59167510772669E+018</text:p>
          </table:table-cell>
          <table:table-cell/>
          <table:table-cell office:value-type="float" office:value="2.19332408905" calcext:value-type="float">
            <text:p>2.19332408905</text:p>
          </table:table-cell>
        </table:table-row>
        <table:table-row table:style-name="ro1">
          <table:table-cell office:value-type="float" office:value="1.59167510777348E+018" calcext:value-type="float">
            <text:p>1.59167510777348E+018</text:p>
          </table:table-cell>
          <table:table-cell office:value-type="float" office:value="4262" calcext:value-type="float">
            <text:p>4262</text:p>
          </table:table-cell>
          <table:table-cell office:value-type="float" office:value="1.59167510775873E+018" calcext:value-type="float">
            <text:p>1.59167510775873E+018</text:p>
          </table:table-cell>
          <table:table-cell/>
          <table:table-cell office:value-type="float" office:value="105.90007019" calcext:value-type="float">
            <text:p>105.90007019</text:p>
          </table:table-cell>
          <table:table-cell office:value-type="float" office:value="68.657989502" calcext:value-type="float">
            <text:p>68.657989502</text:p>
          </table:table-cell>
          <table:table-cell office:value-type="float" office:value="1.27008259296" calcext:value-type="float">
            <text:p>1.27008259296</text:p>
          </table:table-cell>
          <table:table-cell office:value-type="float" office:value="385.19229126" calcext:value-type="float">
            <text:p>385.19229126</text:p>
          </table:table-cell>
          <table:table-cell office:value-type="float" office:value="240.072601318" calcext:value-type="float">
            <text:p>240.072601318</text:p>
          </table:table-cell>
          <table:table-cell office:value-type="float" office:value="70.2867889404" calcext:value-type="float">
            <text:p>70.2867889404</text:p>
          </table:table-cell>
          <table:table-cell/>
          <table:table-cell office:value-type="float" office:value="1.59167510777492E+018" calcext:value-type="float">
            <text:p>1.59167510777492E+018</text:p>
          </table:table-cell>
          <table:table-cell office:value-type="float" office:value="4261" calcext:value-type="float">
            <text:p>4261</text:p>
          </table:table-cell>
          <table:table-cell office:value-type="float" office:value="1.59167510775873E+018" calcext:value-type="float">
            <text:p>1.59167510775873E+018</text:p>
          </table:table-cell>
          <table:table-cell/>
          <table:table-cell office:value-type="float" office:value="2.19332408905" calcext:value-type="float">
            <text:p>2.19332408905</text:p>
          </table:table-cell>
        </table:table-row>
        <table:table-row table:style-name="ro1">
          <table:table-cell office:value-type="float" office:value="1.59167510780948E+018" calcext:value-type="float">
            <text:p>1.59167510780948E+018</text:p>
          </table:table-cell>
          <table:table-cell office:value-type="float" office:value="4263" calcext:value-type="float">
            <text:p>4263</text:p>
          </table:table-cell>
          <table:table-cell office:value-type="float" office:value="1.59167510779489E+018" calcext:value-type="float">
            <text:p>1.59167510779489E+018</text:p>
          </table:table-cell>
          <table:table-cell/>
          <table:table-cell office:value-type="float" office:value="103.740447998" calcext:value-type="float">
            <text:p>103.740447998</text:p>
          </table:table-cell>
          <table:table-cell office:value-type="float" office:value="67.588180542" calcext:value-type="float">
            <text:p>67.588180542</text:p>
          </table:table-cell>
          <table:table-cell office:value-type="float" office:value="1.28789639473" calcext:value-type="float">
            <text:p>1.28789639473</text:p>
          </table:table-cell>
          <table:table-cell office:value-type="float" office:value="385.979492188" calcext:value-type="float">
            <text:p>385.979492188</text:p>
          </table:table-cell>
          <table:table-cell office:value-type="float" office:value="241.225708008" calcext:value-type="float">
            <text:p>241.225708008</text:p>
          </table:table-cell>
          <table:table-cell office:value-type="float" office:value="70.2109451294" calcext:value-type="float">
            <text:p>70.2109451294</text:p>
          </table:table-cell>
          <table:table-cell/>
          <table:table-cell office:value-type="float" office:value="1.59167510781014E+018" calcext:value-type="float">
            <text:p>1.59167510781014E+018</text:p>
          </table:table-cell>
          <table:table-cell office:value-type="float" office:value="4262" calcext:value-type="float">
            <text:p>4262</text:p>
          </table:table-cell>
          <table:table-cell office:value-type="float" office:value="1.59167510779489E+018" calcext:value-type="float">
            <text:p>1.59167510779489E+018</text:p>
          </table:table-cell>
          <table:table-cell/>
          <table:table-cell office:value-type="float" office:value="2.19408249855" calcext:value-type="float">
            <text:p>2.19408249855</text:p>
          </table:table-cell>
        </table:table-row>
        <table:table-row table:style-name="ro1">
          <table:table-cell office:value-type="float" office:value="1.59167510784207E+018" calcext:value-type="float">
            <text:p>1.59167510784207E+018</text:p>
          </table:table-cell>
          <table:table-cell office:value-type="float" office:value="4264" calcext:value-type="float">
            <text:p>4264</text:p>
          </table:table-cell>
          <table:table-cell office:value-type="float" office:value="1.59167510782687E+018" calcext:value-type="float">
            <text:p>1.59167510782687E+018</text:p>
          </table:table-cell>
          <table:table-cell/>
          <table:table-cell office:value-type="float" office:value="101.789672852" calcext:value-type="float">
            <text:p>101.789672852</text:p>
          </table:table-cell>
          <table:table-cell office:value-type="float" office:value="67.4069976807" calcext:value-type="float">
            <text:p>67.4069976807</text:p>
          </table:table-cell>
          <table:table-cell office:value-type="float" office:value="1.20568013191" calcext:value-type="float">
            <text:p>1.20568013191</text:p>
          </table:table-cell>
          <table:table-cell office:value-type="float" office:value="384.821990967" calcext:value-type="float">
            <text:p>384.821990967</text:p>
          </table:table-cell>
          <table:table-cell office:value-type="float" office:value="242.642227173" calcext:value-type="float">
            <text:p>242.642227173</text:p>
          </table:table-cell>
          <table:table-cell office:value-type="float" office:value="70.2109451294" calcext:value-type="float">
            <text:p>70.2109451294</text:p>
          </table:table-cell>
          <table:table-cell/>
          <table:table-cell office:value-type="float" office:value="1.5916751078429E+018" calcext:value-type="float">
            <text:p>1.5916751078429E+018</text:p>
          </table:table-cell>
          <table:table-cell office:value-type="float" office:value="4263" calcext:value-type="float">
            <text:p>4263</text:p>
          </table:table-cell>
          <table:table-cell office:value-type="float" office:value="1.59167510782687E+018" calcext:value-type="float">
            <text:p>1.59167510782687E+018</text:p>
          </table:table-cell>
          <table:table-cell/>
          <table:table-cell office:value-type="float" office:value="2.19408249855" calcext:value-type="float">
            <text:p>2.19408249855</text:p>
          </table:table-cell>
        </table:table-row>
        <table:table-row table:style-name="ro1">
          <table:table-cell office:value-type="float" office:value="1.59167510787253E+018" calcext:value-type="float">
            <text:p>1.59167510787253E+018</text:p>
          </table:table-cell>
          <table:table-cell office:value-type="float" office:value="4265" calcext:value-type="float">
            <text:p>4265</text:p>
          </table:table-cell>
          <table:table-cell office:value-type="float" office:value="1.59167510785878E+018" calcext:value-type="float">
            <text:p>1.59167510785878E+018</text:p>
          </table:table-cell>
          <table:table-cell/>
          <table:table-cell office:value-type="float" office:value="101.29359436" calcext:value-type="float">
            <text:p>101.29359436</text:p>
          </table:table-cell>
          <table:table-cell office:value-type="float" office:value="67.2813796997" calcext:value-type="float">
            <text:p>67.2813796997</text:p>
          </table:table-cell>
          <table:table-cell office:value-type="float" office:value="1.19012093544" calcext:value-type="float">
            <text:p>1.19012093544</text:p>
          </table:table-cell>
          <table:table-cell office:value-type="float" office:value="384.720550537" calcext:value-type="float">
            <text:p>384.720550537</text:p>
          </table:table-cell>
          <table:table-cell office:value-type="float" office:value="242.497283936" calcext:value-type="float">
            <text:p>242.497283936</text:p>
          </table:table-cell>
          <table:table-cell office:value-type="float" office:value="69.9850540161" calcext:value-type="float">
            <text:p>69.9850540161</text:p>
          </table:table-cell>
          <table:table-cell/>
          <table:table-cell office:value-type="float" office:value="1.59167510787363E+018" calcext:value-type="float">
            <text:p>1.59167510787363E+018</text:p>
          </table:table-cell>
          <table:table-cell office:value-type="float" office:value="4264" calcext:value-type="float">
            <text:p>4264</text:p>
          </table:table-cell>
          <table:table-cell office:value-type="float" office:value="1.59167510785878E+018" calcext:value-type="float">
            <text:p>1.59167510785878E+018</text:p>
          </table:table-cell>
          <table:table-cell/>
          <table:table-cell office:value-type="float" office:value="2.19634151459" calcext:value-type="float">
            <text:p>2.19634151459</text:p>
          </table:table-cell>
        </table:table-row>
        <table:table-row table:style-name="ro1">
          <table:table-cell office:value-type="float" office:value="1.59167510790862E+018" calcext:value-type="float">
            <text:p>1.59167510790862E+018</text:p>
          </table:table-cell>
          <table:table-cell office:value-type="float" office:value="4266" calcext:value-type="float">
            <text:p>4266</text:p>
          </table:table-cell>
          <table:table-cell office:value-type="float" office:value="1.59167510789483E+018" calcext:value-type="float">
            <text:p>1.59167510789483E+018</text:p>
          </table:table-cell>
          <table:table-cell/>
          <table:table-cell office:value-type="float" office:value="102.958747864" calcext:value-type="float">
            <text:p>102.958747864</text:p>
          </table:table-cell>
          <table:table-cell office:value-type="float" office:value="66.2359695435" calcext:value-type="float">
            <text:p>66.2359695435</text:p>
          </table:table-cell>
          <table:table-cell office:value-type="float" office:value="1.12882125378" calcext:value-type="float">
            <text:p>1.12882125378</text:p>
          </table:table-cell>
          <table:table-cell office:value-type="float" office:value="384.345123291" calcext:value-type="float">
            <text:p>384.345123291</text:p>
          </table:table-cell>
          <table:table-cell office:value-type="float" office:value="242.294128418" calcext:value-type="float">
            <text:p>242.294128418</text:p>
          </table:table-cell>
          <table:table-cell office:value-type="float" office:value="69.9850540161" calcext:value-type="float">
            <text:p>69.9850540161</text:p>
          </table:table-cell>
          <table:table-cell/>
          <table:table-cell office:value-type="float" office:value="1.59167510790963E+018" calcext:value-type="float">
            <text:p>1.59167510790963E+018</text:p>
          </table:table-cell>
          <table:table-cell office:value-type="float" office:value="4265" calcext:value-type="float">
            <text:p>4265</text:p>
          </table:table-cell>
          <table:table-cell office:value-type="float" office:value="1.59167510789483E+018" calcext:value-type="float">
            <text:p>1.59167510789483E+018</text:p>
          </table:table-cell>
          <table:table-cell/>
          <table:table-cell office:value-type="float" office:value="2.19634151459" calcext:value-type="float">
            <text:p>2.19634151459</text:p>
          </table:table-cell>
        </table:table-row>
        <table:table-row table:style-name="ro1">
          <table:table-cell office:value-type="float" office:value="1.59167510794103E+018" calcext:value-type="float">
            <text:p>1.59167510794103E+018</text:p>
          </table:table-cell>
          <table:table-cell office:value-type="float" office:value="4267" calcext:value-type="float">
            <text:p>4267</text:p>
          </table:table-cell>
          <table:table-cell office:value-type="float" office:value="1.59167510792739E+018" calcext:value-type="float">
            <text:p>1.59167510792739E+018</text:p>
          </table:table-cell>
          <table:table-cell/>
          <table:table-cell office:value-type="float" office:value="106.561035156" calcext:value-type="float">
            <text:p>106.561035156</text:p>
          </table:table-cell>
          <table:table-cell office:value-type="float" office:value="66.4249420166" calcext:value-type="float">
            <text:p>66.4249420166</text:p>
          </table:table-cell>
          <table:table-cell office:value-type="float" office:value="1.04801166058" calcext:value-type="float">
            <text:p>1.04801166058</text:p>
          </table:table-cell>
          <table:table-cell office:value-type="float" office:value="383.604766846" calcext:value-type="float">
            <text:p>383.604766846</text:p>
          </table:table-cell>
          <table:table-cell office:value-type="float" office:value="241.752655029" calcext:value-type="float">
            <text:p>241.752655029</text:p>
          </table:table-cell>
          <table:table-cell office:value-type="float" office:value="69.7775650024" calcext:value-type="float">
            <text:p>69.7775650024</text:p>
          </table:table-cell>
          <table:table-cell/>
          <table:table-cell office:value-type="float" office:value="1.59167510794227E+018" calcext:value-type="float">
            <text:p>1.59167510794227E+018</text:p>
          </table:table-cell>
          <table:table-cell office:value-type="float" office:value="4266" calcext:value-type="float">
            <text:p>4266</text:p>
          </table:table-cell>
          <table:table-cell office:value-type="float" office:value="1.59167510792739E+018" calcext:value-type="float">
            <text:p>1.59167510792739E+018</text:p>
          </table:table-cell>
          <table:table-cell/>
          <table:table-cell office:value-type="float" office:value="2.19841623306" calcext:value-type="float">
            <text:p>2.19841623306</text:p>
          </table:table-cell>
        </table:table-row>
        <table:table-row table:style-name="ro1">
          <table:table-cell office:value-type="float" office:value="1.59167510797599E+018" calcext:value-type="float">
            <text:p>1.59167510797599E+018</text:p>
          </table:table-cell>
          <table:table-cell office:value-type="float" office:value="4268" calcext:value-type="float">
            <text:p>4268</text:p>
          </table:table-cell>
          <table:table-cell office:value-type="float" office:value="1.59167510796234E+018" calcext:value-type="float">
            <text:p>1.59167510796234E+018</text:p>
          </table:table-cell>
          <table:table-cell/>
          <table:table-cell office:value-type="float" office:value="107.397384644" calcext:value-type="float">
            <text:p>107.397384644</text:p>
          </table:table-cell>
          <table:table-cell office:value-type="float" office:value="64.3522262573" calcext:value-type="float">
            <text:p>64.3522262573</text:p>
          </table:table-cell>
          <table:table-cell office:value-type="float" office:value="0.953328311443" calcext:value-type="float">
            <text:p>0.953328311443</text:p>
          </table:table-cell>
          <table:table-cell office:value-type="float" office:value="382.770324707" calcext:value-type="float">
            <text:p>382.770324707</text:p>
          </table:table-cell>
          <table:table-cell office:value-type="float" office:value="243.28074646" calcext:value-type="float">
            <text:p>243.28074646</text:p>
          </table:table-cell>
          <table:table-cell office:value-type="float" office:value="69.7775650024" calcext:value-type="float">
            <text:p>69.7775650024</text:p>
          </table:table-cell>
          <table:table-cell/>
          <table:table-cell office:value-type="float" office:value="1.59167510797712E+018" calcext:value-type="float">
            <text:p>1.59167510797712E+018</text:p>
          </table:table-cell>
          <table:table-cell office:value-type="float" office:value="4267" calcext:value-type="float">
            <text:p>4267</text:p>
          </table:table-cell>
          <table:table-cell office:value-type="float" office:value="1.59167510796234E+018" calcext:value-type="float">
            <text:p>1.59167510796234E+018</text:p>
          </table:table-cell>
          <table:table-cell/>
          <table:table-cell office:value-type="float" office:value="2.19841623306" calcext:value-type="float">
            <text:p>2.19841623306</text:p>
          </table:table-cell>
        </table:table-row>
        <table:table-row table:style-name="ro1">
          <table:table-cell office:value-type="float" office:value="1.59167510800273E+018" calcext:value-type="float">
            <text:p>1.59167510800273E+018</text:p>
          </table:table-cell>
          <table:table-cell office:value-type="float" office:value="4269" calcext:value-type="float">
            <text:p>4269</text:p>
          </table:table-cell>
          <table:table-cell office:value-type="float" office:value="1.59167510798974E+018" calcext:value-type="float">
            <text:p>1.59167510798974E+018</text:p>
          </table:table-cell>
          <table:table-cell/>
          <table:table-cell office:value-type="float" office:value="101.646820068" calcext:value-type="float">
            <text:p>101.646820068</text:p>
          </table:table-cell>
          <table:table-cell office:value-type="float" office:value="66.2365493774" calcext:value-type="float">
            <text:p>66.2365493774</text:p>
          </table:table-cell>
          <table:table-cell office:value-type="float" office:value="0.893320083618" calcext:value-type="float">
            <text:p>0.893320083618</text:p>
          </table:table-cell>
          <table:table-cell office:value-type="float" office:value="382.759399414" calcext:value-type="float">
            <text:p>382.759399414</text:p>
          </table:table-cell>
          <table:table-cell office:value-type="float" office:value="245.01121521" calcext:value-type="float">
            <text:p>245.01121521</text:p>
          </table:table-cell>
          <table:table-cell office:value-type="float" office:value="69.5568695068" calcext:value-type="float">
            <text:p>69.5568695068</text:p>
          </table:table-cell>
          <table:table-cell/>
          <table:table-cell office:value-type="float" office:value="1.59167510800397E+018" calcext:value-type="float">
            <text:p>1.59167510800397E+018</text:p>
          </table:table-cell>
          <table:table-cell office:value-type="float" office:value="4268" calcext:value-type="float">
            <text:p>4268</text:p>
          </table:table-cell>
          <table:table-cell office:value-type="float" office:value="1.59167510798974E+018" calcext:value-type="float">
            <text:p>1.5916751079897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03674E+018" calcext:value-type="float">
            <text:p>1.59167510803674E+018</text:p>
          </table:table-cell>
          <table:table-cell office:value-type="float" office:value="4270" calcext:value-type="float">
            <text:p>4270</text:p>
          </table:table-cell>
          <table:table-cell office:value-type="float" office:value="1.59167510802172E+018" calcext:value-type="float">
            <text:p>1.59167510802172E+018</text:p>
          </table:table-cell>
          <table:table-cell/>
          <table:table-cell office:value-type="float" office:value="110.988342285" calcext:value-type="float">
            <text:p>110.988342285</text:p>
          </table:table-cell>
          <table:table-cell office:value-type="float" office:value="65.3346176147" calcext:value-type="float">
            <text:p>65.3346176147</text:p>
          </table:table-cell>
          <table:table-cell office:value-type="float" office:value="0.795898199081" calcext:value-type="float">
            <text:p>0.795898199081</text:p>
          </table:table-cell>
          <table:table-cell office:value-type="float" office:value="379.9972229" calcext:value-type="float">
            <text:p>379.9972229</text:p>
          </table:table-cell>
          <table:table-cell office:value-type="float" office:value="243.630889893" calcext:value-type="float">
            <text:p>243.630889893</text:p>
          </table:table-cell>
          <table:table-cell office:value-type="float" office:value="69.5568695068" calcext:value-type="float">
            <text:p>69.5568695068</text:p>
          </table:table-cell>
          <table:table-cell/>
          <table:table-cell office:value-type="float" office:value="1.59167510803749E+018" calcext:value-type="float">
            <text:p>1.59167510803749E+018</text:p>
          </table:table-cell>
          <table:table-cell office:value-type="float" office:value="4269" calcext:value-type="float">
            <text:p>4269</text:p>
          </table:table-cell>
          <table:table-cell office:value-type="float" office:value="1.59167510802172E+018" calcext:value-type="float">
            <text:p>1.5916751080217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07136E+018" calcext:value-type="float">
            <text:p>1.59167510807136E+018</text:p>
          </table:table-cell>
          <table:table-cell office:value-type="float" office:value="4271" calcext:value-type="float">
            <text:p>4271</text:p>
          </table:table-cell>
          <table:table-cell office:value-type="float" office:value="1.59167510805778E+018" calcext:value-type="float">
            <text:p>1.59167510805778E+018</text:p>
          </table:table-cell>
          <table:table-cell/>
          <table:table-cell office:value-type="float" office:value="100.63129425" calcext:value-type="float">
            <text:p>100.63129425</text:p>
          </table:table-cell>
          <table:table-cell office:value-type="float" office:value="68.8526763916" calcext:value-type="float">
            <text:p>68.8526763916</text:p>
          </table:table-cell>
          <table:table-cell office:value-type="float" office:value="0.731890976429" calcext:value-type="float">
            <text:p>0.731890976429</text:p>
          </table:table-cell>
          <table:table-cell office:value-type="float" office:value="381.947662354" calcext:value-type="float">
            <text:p>381.947662354</text:p>
          </table:table-cell>
          <table:table-cell office:value-type="float" office:value="245.938522339" calcext:value-type="float">
            <text:p>245.938522339</text:p>
          </table:table-cell>
          <table:table-cell office:value-type="float" office:value="69.4192733765" calcext:value-type="float">
            <text:p>69.4192733765</text:p>
          </table:table-cell>
          <table:table-cell/>
          <table:table-cell office:value-type="float" office:value="1.59167510807254E+018" calcext:value-type="float">
            <text:p>1.59167510807254E+018</text:p>
          </table:table-cell>
          <table:table-cell office:value-type="float" office:value="4270" calcext:value-type="float">
            <text:p>4270</text:p>
          </table:table-cell>
          <table:table-cell office:value-type="float" office:value="1.59167510805778E+018" calcext:value-type="float">
            <text:p>1.591675108057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10244E+018" calcext:value-type="float">
            <text:p>1.59167510810244E+018</text:p>
          </table:table-cell>
          <table:table-cell office:value-type="float" office:value="4272" calcext:value-type="float">
            <text:p>4272</text:p>
          </table:table-cell>
          <table:table-cell office:value-type="float" office:value="1.59167510808941E+018" calcext:value-type="float">
            <text:p>1.59167510808941E+018</text:p>
          </table:table-cell>
          <table:table-cell/>
          <table:table-cell office:value-type="float" office:value="104.29058075" calcext:value-type="float">
            <text:p>104.29058075</text:p>
          </table:table-cell>
          <table:table-cell office:value-type="float" office:value="70.3501663208" calcext:value-type="float">
            <text:p>70.3501663208</text:p>
          </table:table-cell>
          <table:table-cell office:value-type="float" office:value="0.594349265099" calcext:value-type="float">
            <text:p>0.594349265099</text:p>
          </table:table-cell>
          <table:table-cell office:value-type="float" office:value="379.559082031" calcext:value-type="float">
            <text:p>379.559082031</text:p>
          </table:table-cell>
          <table:table-cell office:value-type="float" office:value="246.041656494" calcext:value-type="float">
            <text:p>246.041656494</text:p>
          </table:table-cell>
          <table:table-cell office:value-type="float" office:value="69.4192733765" calcext:value-type="float">
            <text:p>69.4192733765</text:p>
          </table:table-cell>
          <table:table-cell/>
          <table:table-cell office:value-type="float" office:value="1.59167510810377E+018" calcext:value-type="float">
            <text:p>1.59167510810377E+018</text:p>
          </table:table-cell>
          <table:table-cell office:value-type="float" office:value="4271" calcext:value-type="float">
            <text:p>4271</text:p>
          </table:table-cell>
          <table:table-cell office:value-type="float" office:value="1.59167510808941E+018" calcext:value-type="float">
            <text:p>1.5916751080894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13693E+018" calcext:value-type="float">
            <text:p>1.59167510813693E+018</text:p>
          </table:table-cell>
          <table:table-cell office:value-type="float" office:value="4273" calcext:value-type="float">
            <text:p>4273</text:p>
          </table:table-cell>
          <table:table-cell office:value-type="float" office:value="1.59167510812162E+018" calcext:value-type="float">
            <text:p>1.59167510812162E+018</text:p>
          </table:table-cell>
          <table:table-cell/>
          <table:table-cell office:value-type="float" office:value="93.8207092285" calcext:value-type="float">
            <text:p>93.8207092285</text:p>
          </table:table-cell>
          <table:table-cell office:value-type="float" office:value="69.7834777832" calcext:value-type="float">
            <text:p>69.7834777832</text:p>
          </table:table-cell>
          <table:table-cell office:value-type="float" office:value="0.523161351681" calcext:value-type="float">
            <text:p>0.523161351681</text:p>
          </table:table-cell>
          <table:table-cell office:value-type="float" office:value="383.054718018" calcext:value-type="float">
            <text:p>383.054718018</text:p>
          </table:table-cell>
          <table:table-cell office:value-type="float" office:value="249.359832764" calcext:value-type="float">
            <text:p>249.359832764</text:p>
          </table:table-cell>
          <table:table-cell office:value-type="float" office:value="69.4898986816" calcext:value-type="float">
            <text:p>69.4898986816</text:p>
          </table:table-cell>
          <table:table-cell/>
          <table:table-cell office:value-type="float" office:value="1.59167510813777E+018" calcext:value-type="float">
            <text:p>1.59167510813777E+018</text:p>
          </table:table-cell>
          <table:table-cell office:value-type="float" office:value="4272" calcext:value-type="float">
            <text:p>4272</text:p>
          </table:table-cell>
          <table:table-cell office:value-type="float" office:value="1.59167510812162E+018" calcext:value-type="float">
            <text:p>1.59167510812162E+018</text:p>
          </table:table-cell>
          <table:table-cell/>
          <table:table-cell office:value-type="float" office:value="2.19929385185" calcext:value-type="float">
            <text:p>2.19929385185</text:p>
          </table:table-cell>
        </table:table-row>
        <table:table-row table:style-name="ro1">
          <table:table-cell office:value-type="float" office:value="1.59167510817988E+018" calcext:value-type="float">
            <text:p>1.59167510817988E+018</text:p>
          </table:table-cell>
          <table:table-cell office:value-type="float" office:value="4274" calcext:value-type="float">
            <text:p>4274</text:p>
          </table:table-cell>
          <table:table-cell office:value-type="float" office:value="1.59167510816367E+018" calcext:value-type="float">
            <text:p>1.59167510816367E+018</text:p>
          </table:table-cell>
          <table:table-cell/>
          <table:table-cell office:value-type="float" office:value="91.4828186035" calcext:value-type="float">
            <text:p>91.4828186035</text:p>
          </table:table-cell>
          <table:table-cell office:value-type="float" office:value="71.8597869873" calcext:value-type="float">
            <text:p>71.8597869873</text:p>
          </table:table-cell>
          <table:table-cell office:value-type="float" office:value="0.507527530193" calcext:value-type="float">
            <text:p>0.507527530193</text:p>
          </table:table-cell>
          <table:table-cell office:value-type="float" office:value="383.715179443" calcext:value-type="float">
            <text:p>383.715179443</text:p>
          </table:table-cell>
          <table:table-cell office:value-type="float" office:value="249.355529785" calcext:value-type="float">
            <text:p>249.355529785</text:p>
          </table:table-cell>
          <table:table-cell office:value-type="float" office:value="69.4898986816" calcext:value-type="float">
            <text:p>69.4898986816</text:p>
          </table:table-cell>
          <table:table-cell/>
          <table:table-cell office:value-type="float" office:value="1.59167510818128E+018" calcext:value-type="float">
            <text:p>1.59167510818128E+018</text:p>
          </table:table-cell>
          <table:table-cell office:value-type="float" office:value="4273" calcext:value-type="float">
            <text:p>4273</text:p>
          </table:table-cell>
          <table:table-cell office:value-type="float" office:value="1.59167510816367E+018" calcext:value-type="float">
            <text:p>1.59167510816367E+018</text:p>
          </table:table-cell>
          <table:table-cell/>
          <table:table-cell office:value-type="float" office:value="2.19929385185" calcext:value-type="float">
            <text:p>2.19929385185</text:p>
          </table:table-cell>
        </table:table-row>
        <table:table-row table:style-name="ro1">
          <table:table-cell office:value-type="float" office:value="1.5916751082105E+018" calcext:value-type="float">
            <text:p>1.5916751082105E+018</text:p>
          </table:table-cell>
          <table:table-cell office:value-type="float" office:value="4275" calcext:value-type="float">
            <text:p>4275</text:p>
          </table:table-cell>
          <table:table-cell office:value-type="float" office:value="1.59167510819588E+018" calcext:value-type="float">
            <text:p>1.59167510819588E+018</text:p>
          </table:table-cell>
          <table:table-cell/>
          <table:table-cell office:value-type="float" office:value="98.7670516968" calcext:value-type="float">
            <text:p>98.7670516968</text:p>
          </table:table-cell>
          <table:table-cell office:value-type="float" office:value="71.3048858643" calcext:value-type="float">
            <text:p>71.3048858643</text:p>
          </table:table-cell>
          <table:table-cell office:value-type="float" office:value="0.535754799843" calcext:value-type="float">
            <text:p>0.535754799843</text:p>
          </table:table-cell>
          <table:table-cell office:value-type="float" office:value="381.030273438" calcext:value-type="float">
            <text:p>381.030273438</text:p>
          </table:table-cell>
          <table:table-cell office:value-type="float" office:value="247.652267456" calcext:value-type="float">
            <text:p>247.652267456</text:p>
          </table:table-cell>
          <table:table-cell office:value-type="float" office:value="69.5538711548" calcext:value-type="float">
            <text:p>69.5538711548</text:p>
          </table:table-cell>
          <table:table-cell/>
          <table:table-cell office:value-type="float" office:value="1.59167510821206E+018" calcext:value-type="float">
            <text:p>1.59167510821206E+018</text:p>
          </table:table-cell>
          <table:table-cell office:value-type="float" office:value="4274" calcext:value-type="float">
            <text:p>4274</text:p>
          </table:table-cell>
          <table:table-cell office:value-type="float" office:value="1.59167510819588E+018" calcext:value-type="float">
            <text:p>1.59167510819588E+018</text:p>
          </table:table-cell>
          <table:table-cell/>
          <table:table-cell office:value-type="float" office:value="2.19865393639" calcext:value-type="float">
            <text:p>2.19865393639</text:p>
          </table:table-cell>
        </table:table-row>
        <table:table-row table:style-name="ro1">
          <table:table-cell office:value-type="float" office:value="1.59167510824244E+018" calcext:value-type="float">
            <text:p>1.59167510824244E+018</text:p>
          </table:table-cell>
          <table:table-cell office:value-type="float" office:value="4276" calcext:value-type="float">
            <text:p>4276</text:p>
          </table:table-cell>
          <table:table-cell office:value-type="float" office:value="1.59167510822806E+018" calcext:value-type="float">
            <text:p>1.59167510822806E+018</text:p>
          </table:table-cell>
          <table:table-cell/>
          <table:table-cell office:value-type="float" office:value="95.7268600464" calcext:value-type="float">
            <text:p>95.7268600464</text:p>
          </table:table-cell>
          <table:table-cell office:value-type="float" office:value="69.5036621094" calcext:value-type="float">
            <text:p>69.5036621094</text:p>
          </table:table-cell>
          <table:table-cell office:value-type="float" office:value="0.487917214632" calcext:value-type="float">
            <text:p>0.487917214632</text:p>
          </table:table-cell>
          <table:table-cell office:value-type="float" office:value="382.57824707" calcext:value-type="float">
            <text:p>382.57824707</text:p>
          </table:table-cell>
          <table:table-cell office:value-type="float" office:value="249.373291016" calcext:value-type="float">
            <text:p>249.373291016</text:p>
          </table:table-cell>
          <table:table-cell office:value-type="float" office:value="69.5538711548" calcext:value-type="float">
            <text:p>69.5538711548</text:p>
          </table:table-cell>
          <table:table-cell/>
          <table:table-cell office:value-type="float" office:value="1.59167510824392E+018" calcext:value-type="float">
            <text:p>1.59167510824392E+018</text:p>
          </table:table-cell>
          <table:table-cell office:value-type="float" office:value="4275" calcext:value-type="float">
            <text:p>4275</text:p>
          </table:table-cell>
          <table:table-cell office:value-type="float" office:value="1.59167510822806E+018" calcext:value-type="float">
            <text:p>1.59167510822806E+018</text:p>
          </table:table-cell>
          <table:table-cell/>
          <table:table-cell office:value-type="float" office:value="2.19865393639" calcext:value-type="float">
            <text:p>2.19865393639</text:p>
          </table:table-cell>
        </table:table-row>
        <table:table-row table:style-name="ro1">
          <table:table-cell office:value-type="float" office:value="1.59167510827895E+018" calcext:value-type="float">
            <text:p>1.59167510827895E+018</text:p>
          </table:table-cell>
          <table:table-cell office:value-type="float" office:value="4277" calcext:value-type="float">
            <text:p>4277</text:p>
          </table:table-cell>
          <table:table-cell office:value-type="float" office:value="1.59167510826406E+018" calcext:value-type="float">
            <text:p>1.59167510826406E+018</text:p>
          </table:table-cell>
          <table:table-cell/>
          <table:table-cell office:value-type="float" office:value="96.5995330811" calcext:value-type="float">
            <text:p>96.5995330811</text:p>
          </table:table-cell>
          <table:table-cell office:value-type="float" office:value="68.9212799072" calcext:value-type="float">
            <text:p>68.9212799072</text:p>
          </table:table-cell>
          <table:table-cell office:value-type="float" office:value="0.271456003189" calcext:value-type="float">
            <text:p>0.271456003189</text:p>
          </table:table-cell>
          <table:table-cell office:value-type="float" office:value="381.543823242" calcext:value-type="float">
            <text:p>381.543823242</text:p>
          </table:table-cell>
          <table:table-cell office:value-type="float" office:value="251.082382202" calcext:value-type="float">
            <text:p>251.082382202</text:p>
          </table:table-cell>
          <table:table-cell office:value-type="float" office:value="69.4023361206" calcext:value-type="float">
            <text:p>69.4023361206</text:p>
          </table:table-cell>
          <table:table-cell/>
          <table:table-cell office:value-type="float" office:value="1.59167510827993E+018" calcext:value-type="float">
            <text:p>1.59167510827993E+018</text:p>
          </table:table-cell>
          <table:table-cell office:value-type="float" office:value="4276" calcext:value-type="float">
            <text:p>4276</text:p>
          </table:table-cell>
          <table:table-cell office:value-type="float" office:value="1.59167510826406E+018" calcext:value-type="float">
            <text:p>1.5916751082640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31106E+018" calcext:value-type="float">
            <text:p>1.59167510831106E+018</text:p>
          </table:table-cell>
          <table:table-cell office:value-type="float" office:value="4278" calcext:value-type="float">
            <text:p>4278</text:p>
          </table:table-cell>
          <table:table-cell office:value-type="float" office:value="1.5916751082959E+018" calcext:value-type="float">
            <text:p>1.5916751082959E+018</text:p>
          </table:table-cell>
          <table:table-cell/>
          <table:table-cell office:value-type="float" office:value="100.012695312" calcext:value-type="float">
            <text:p>100.012695312</text:p>
          </table:table-cell>
          <table:table-cell office:value-type="float" office:value="68.4822769165" calcext:value-type="float">
            <text:p>68.4822769165</text:p>
          </table:table-cell>
          <table:table-cell office:value-type="float" office:value="0.349865078926" calcext:value-type="float">
            <text:p>0.349865078926</text:p>
          </table:table-cell>
          <table:table-cell office:value-type="float" office:value="379.802062988" calcext:value-type="float">
            <text:p>379.802062988</text:p>
          </table:table-cell>
          <table:table-cell office:value-type="float" office:value="250.490859985" calcext:value-type="float">
            <text:p>250.490859985</text:p>
          </table:table-cell>
          <table:table-cell office:value-type="float" office:value="69.4023361206" calcext:value-type="float">
            <text:p>69.4023361206</text:p>
          </table:table-cell>
          <table:table-cell/>
          <table:table-cell office:value-type="float" office:value="1.59167510831232E+018" calcext:value-type="float">
            <text:p>1.59167510831232E+018</text:p>
          </table:table-cell>
          <table:table-cell office:value-type="float" office:value="4277" calcext:value-type="float">
            <text:p>4277</text:p>
          </table:table-cell>
          <table:table-cell office:value-type="float" office:value="1.5916751082959E+018" calcext:value-type="float">
            <text:p>1.59167510829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34455E+018" calcext:value-type="float">
            <text:p>1.59167510834455E+018</text:p>
          </table:table-cell>
          <table:table-cell office:value-type="float" office:value="4279" calcext:value-type="float">
            <text:p>4279</text:p>
          </table:table-cell>
          <table:table-cell office:value-type="float" office:value="1.59167510832808E+018" calcext:value-type="float">
            <text:p>1.59167510832808E+018</text:p>
          </table:table-cell>
          <table:table-cell/>
          <table:table-cell office:value-type="float" office:value="101.641578674" calcext:value-type="float">
            <text:p>101.641578674</text:p>
          </table:table-cell>
          <table:table-cell office:value-type="float" office:value="68.1296463013" calcext:value-type="float">
            <text:p>68.1296463013</text:p>
          </table:table-cell>
          <table:table-cell office:value-type="float" office:value="0.205177515745" calcext:value-type="float">
            <text:p>0.205177515745</text:p>
          </table:table-cell>
          <table:table-cell office:value-type="float" office:value="378.81539917" calcext:value-type="float">
            <text:p>378.81539917</text:p>
          </table:table-cell>
          <table:table-cell office:value-type="float" office:value="251.00932312" calcext:value-type="float">
            <text:p>251.00932312</text:p>
          </table:table-cell>
          <table:table-cell office:value-type="float" office:value="69.2444229126" calcext:value-type="float">
            <text:p>69.2444229126</text:p>
          </table:table-cell>
          <table:table-cell/>
          <table:table-cell office:value-type="float" office:value="1.59167510834585E+018" calcext:value-type="float">
            <text:p>1.59167510834585E+018</text:p>
          </table:table-cell>
          <table:table-cell office:value-type="float" office:value="4278" calcext:value-type="float">
            <text:p>4278</text:p>
          </table:table-cell>
          <table:table-cell office:value-type="float" office:value="1.59167510832808E+018" calcext:value-type="float">
            <text:p>1.591675108328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3859E+018" calcext:value-type="float">
            <text:p>1.5916751083859E+018</text:p>
          </table:table-cell>
          <table:table-cell office:value-type="float" office:value="4280" calcext:value-type="float">
            <text:p>4280</text:p>
          </table:table-cell>
          <table:table-cell office:value-type="float" office:value="1.59167510836382E+018" calcext:value-type="float">
            <text:p>1.59167510836382E+018</text:p>
          </table:table-cell>
          <table:table-cell/>
          <table:table-cell office:value-type="float" office:value="103.074157715" calcext:value-type="float">
            <text:p>103.074157715</text:p>
          </table:table-cell>
          <table:table-cell office:value-type="float" office:value="68.229850769" calcext:value-type="float">
            <text:p>68.229850769</text:p>
          </table:table-cell>
          <table:table-cell office:value-type="float" office:value="0.166114002466" calcext:value-type="float">
            <text:p>0.166114002466</text:p>
          </table:table-cell>
          <table:table-cell office:value-type="float" office:value="379.055328369" calcext:value-type="float">
            <text:p>379.055328369</text:p>
          </table:table-cell>
          <table:table-cell office:value-type="float" office:value="251.28453064" calcext:value-type="float">
            <text:p>251.28453064</text:p>
          </table:table-cell>
          <table:table-cell office:value-type="float" office:value="69.2444229126" calcext:value-type="float">
            <text:p>69.2444229126</text:p>
          </table:table-cell>
          <table:table-cell/>
          <table:table-cell office:value-type="float" office:value="1.59167510838691E+018" calcext:value-type="float">
            <text:p>1.59167510838691E+018</text:p>
          </table:table-cell>
          <table:table-cell office:value-type="float" office:value="4279" calcext:value-type="float">
            <text:p>4279</text:p>
          </table:table-cell>
          <table:table-cell office:value-type="float" office:value="1.59167510836382E+018" calcext:value-type="float">
            <text:p>1.5916751083638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4102E+018" calcext:value-type="float">
            <text:p>1.5916751084102E+018</text:p>
          </table:table-cell>
          <table:table-cell office:value-type="float" office:value="4281" calcext:value-type="float">
            <text:p>4281</text:p>
          </table:table-cell>
          <table:table-cell office:value-type="float" office:value="1.59167510839609E+018" calcext:value-type="float">
            <text:p>1.59167510839609E+018</text:p>
          </table:table-cell>
          <table:table-cell/>
          <table:table-cell office:value-type="float" office:value="94.2978439331" calcext:value-type="float">
            <text:p>94.2978439331</text:p>
          </table:table-cell>
          <table:table-cell office:value-type="float" office:value="69.9214401245" calcext:value-type="float">
            <text:p>69.9214401245</text:p>
          </table:table-cell>
          <table:table-cell office:value-type="float" office:value="0.138554945588" calcext:value-type="float">
            <text:p>0.138554945588</text:p>
          </table:table-cell>
          <table:table-cell office:value-type="float" office:value="382.104095459" calcext:value-type="float">
            <text:p>382.104095459</text:p>
          </table:table-cell>
          <table:table-cell office:value-type="float" office:value="252.590484619" calcext:value-type="float">
            <text:p>252.590484619</text:p>
          </table:table-cell>
          <table:table-cell office:value-type="float" office:value="69.066619873" calcext:value-type="float">
            <text:p>69.066619873</text:p>
          </table:table-cell>
          <table:table-cell/>
          <table:table-cell office:value-type="float" office:value="1.59167510841151E+018" calcext:value-type="float">
            <text:p>1.59167510841151E+018</text:p>
          </table:table-cell>
          <table:table-cell office:value-type="float" office:value="4280" calcext:value-type="float">
            <text:p>4280</text:p>
          </table:table-cell>
          <table:table-cell office:value-type="float" office:value="1.59167510839609E+018" calcext:value-type="float">
            <text:p>1.591675108396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44226E+018" calcext:value-type="float">
            <text:p>1.59167510844226E+018</text:p>
          </table:table-cell>
          <table:table-cell office:value-type="float" office:value="4282" calcext:value-type="float">
            <text:p>4282</text:p>
          </table:table-cell>
          <table:table-cell office:value-type="float" office:value="1.59167510842791E+018" calcext:value-type="float">
            <text:p>1.59167510842791E+018</text:p>
          </table:table-cell>
          <table:table-cell/>
          <table:table-cell office:value-type="float" office:value="103.824142456" calcext:value-type="float">
            <text:p>103.824142456</text:p>
          </table:table-cell>
          <table:table-cell office:value-type="float" office:value="69.5199737549" calcext:value-type="float">
            <text:p>69.5199737549</text:p>
          </table:table-cell>
          <table:table-cell office:value-type="float" office:value="0.0156643148512" calcext:value-type="float">
            <text:p>0.0156643148512</text:p>
          </table:table-cell>
          <table:table-cell office:value-type="float" office:value="378.824157715" calcext:value-type="float">
            <text:p>378.824157715</text:p>
          </table:table-cell>
          <table:table-cell office:value-type="float" office:value="253.885040283" calcext:value-type="float">
            <text:p>253.885040283</text:p>
          </table:table-cell>
          <table:table-cell office:value-type="float" office:value="69.066619873" calcext:value-type="float">
            <text:p>69.066619873</text:p>
          </table:table-cell>
          <table:table-cell/>
          <table:table-cell office:value-type="float" office:value="1.59167510844369E+018" calcext:value-type="float">
            <text:p>1.59167510844369E+018</text:p>
          </table:table-cell>
          <table:table-cell office:value-type="float" office:value="4281" calcext:value-type="float">
            <text:p>4281</text:p>
          </table:table-cell>
          <table:table-cell office:value-type="float" office:value="1.59167510842791E+018" calcext:value-type="float">
            <text:p>1.5916751084279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4855E+018" calcext:value-type="float">
            <text:p>1.5916751084855E+018</text:p>
          </table:table-cell>
          <table:table-cell office:value-type="float" office:value="4283" calcext:value-type="float">
            <text:p>4283</text:p>
          </table:table-cell>
          <table:table-cell office:value-type="float" office:value="1.59167510846378E+018" calcext:value-type="float">
            <text:p>1.59167510846378E+018</text:p>
          </table:table-cell>
          <table:table-cell/>
          <table:table-cell office:value-type="float" office:value="103.14377594" calcext:value-type="float">
            <text:p>103.14377594</text:p>
          </table:table-cell>
          <table:table-cell office:value-type="float" office:value="68.5603027344" calcext:value-type="float">
            <text:p>68.5603027344</text:p>
          </table:table-cell>
          <table:table-cell office:value-type="float" office:value="-0.11304679513" calcext:value-type="float">
            <text:p>-0.11304679513</text:p>
          </table:table-cell>
          <table:table-cell office:value-type="float" office:value="379.382171631" calcext:value-type="float">
            <text:p>379.382171631</text:p>
          </table:table-cell>
          <table:table-cell office:value-type="float" office:value="255.022186279" calcext:value-type="float">
            <text:p>255.022186279</text:p>
          </table:table-cell>
          <table:table-cell office:value-type="float" office:value="68.9856414795" calcext:value-type="float">
            <text:p>68.9856414795</text:p>
          </table:table-cell>
          <table:table-cell/>
          <table:table-cell office:value-type="float" office:value="1.59167510848684E+018" calcext:value-type="float">
            <text:p>1.59167510848684E+018</text:p>
          </table:table-cell>
          <table:table-cell office:value-type="float" office:value="4282" calcext:value-type="float">
            <text:p>4282</text:p>
          </table:table-cell>
          <table:table-cell office:value-type="float" office:value="1.59167510846378E+018" calcext:value-type="float">
            <text:p>1.591675108463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51563E+018" calcext:value-type="float">
            <text:p>1.59167510851563E+018</text:p>
          </table:table-cell>
          <table:table-cell office:value-type="float" office:value="4284" calcext:value-type="float">
            <text:p>4284</text:p>
          </table:table-cell>
          <table:table-cell office:value-type="float" office:value="1.59167510849584E+018" calcext:value-type="float">
            <text:p>1.59167510849584E+018</text:p>
          </table:table-cell>
          <table:table-cell/>
          <table:table-cell office:value-type="float" office:value="94.7077865601" calcext:value-type="float">
            <text:p>94.7077865601</text:p>
          </table:table-cell>
          <table:table-cell office:value-type="float" office:value="71.7712478638" calcext:value-type="float">
            <text:p>71.7712478638</text:p>
          </table:table-cell>
          <table:table-cell office:value-type="float" office:value="-0.225841119885" calcext:value-type="float">
            <text:p>-0.225841119885</text:p>
          </table:table-cell>
          <table:table-cell office:value-type="float" office:value="381.566925049" calcext:value-type="float">
            <text:p>381.566925049</text:p>
          </table:table-cell>
          <table:table-cell office:value-type="float" office:value="255.610778809" calcext:value-type="float">
            <text:p>255.610778809</text:p>
          </table:table-cell>
          <table:table-cell office:value-type="float" office:value="68.9856414795" calcext:value-type="float">
            <text:p>68.9856414795</text:p>
          </table:table-cell>
          <table:table-cell/>
          <table:table-cell office:value-type="float" office:value="1.59167510851702E+018" calcext:value-type="float">
            <text:p>1.59167510851702E+018</text:p>
          </table:table-cell>
          <table:table-cell office:value-type="float" office:value="4283" calcext:value-type="float">
            <text:p>4283</text:p>
          </table:table-cell>
          <table:table-cell office:value-type="float" office:value="1.59167510849584E+018" calcext:value-type="float">
            <text:p>1.5916751084958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54802E+018" calcext:value-type="float">
            <text:p>1.59167510854802E+018</text:p>
          </table:table-cell>
          <table:table-cell office:value-type="float" office:value="4285" calcext:value-type="float">
            <text:p>4285</text:p>
          </table:table-cell>
          <table:table-cell office:value-type="float" office:value="1.5916751085277E+018" calcext:value-type="float">
            <text:p>1.5916751085277E+018</text:p>
          </table:table-cell>
          <table:table-cell/>
          <table:table-cell office:value-type="float" office:value="91.2698287964" calcext:value-type="float">
            <text:p>91.2698287964</text:p>
          </table:table-cell>
          <table:table-cell office:value-type="float" office:value="73.6943969727" calcext:value-type="float">
            <text:p>73.6943969727</text:p>
          </table:table-cell>
          <table:table-cell office:value-type="float" office:value="-0.0878684669733" calcext:value-type="float">
            <text:p>-0.0878684669733</text:p>
          </table:table-cell>
          <table:table-cell office:value-type="float" office:value="382.317932129" calcext:value-type="float">
            <text:p>382.317932129</text:p>
          </table:table-cell>
          <table:table-cell office:value-type="float" office:value="253.938659668" calcext:value-type="float">
            <text:p>253.938659668</text:p>
          </table:table-cell>
          <table:table-cell office:value-type="float" office:value="69.1106262207" calcext:value-type="float">
            <text:p>69.1106262207</text:p>
          </table:table-cell>
          <table:table-cell/>
          <table:table-cell office:value-type="float" office:value="1.59167510854936E+018" calcext:value-type="float">
            <text:p>1.59167510854936E+018</text:p>
          </table:table-cell>
          <table:table-cell office:value-type="float" office:value="4284" calcext:value-type="float">
            <text:p>4284</text:p>
          </table:table-cell>
          <table:table-cell office:value-type="float" office:value="1.5916751085277E+018" calcext:value-type="float">
            <text:p>1.5916751085277E+018</text:p>
          </table:table-cell>
          <table:table-cell/>
          <table:table-cell office:value-type="float" office:value="2.19875025749" calcext:value-type="float">
            <text:p>2.19875025749</text:p>
          </table:table-cell>
        </table:table-row>
        <table:table-row table:style-name="ro1">
          <table:table-cell office:value-type="float" office:value="1.59167510858041E+018" calcext:value-type="float">
            <text:p>1.59167510858041E+018</text:p>
          </table:table-cell>
          <table:table-cell office:value-type="float" office:value="4286" calcext:value-type="float">
            <text:p>4286</text:p>
          </table:table-cell>
          <table:table-cell office:value-type="float" office:value="1.59167510856379E+018" calcext:value-type="float">
            <text:p>1.59167510856379E+018</text:p>
          </table:table-cell>
          <table:table-cell/>
          <table:table-cell office:value-type="float" office:value="102.884246826" calcext:value-type="float">
            <text:p>102.884246826</text:p>
          </table:table-cell>
          <table:table-cell office:value-type="float" office:value="69.8589096069" calcext:value-type="float">
            <text:p>69.8589096069</text:p>
          </table:table-cell>
          <table:table-cell office:value-type="float" office:value="-0.0796302482486" calcext:value-type="float">
            <text:p>-0.0796302482486</text:p>
          </table:table-cell>
          <table:table-cell office:value-type="float" office:value="378.096069336" calcext:value-type="float">
            <text:p>378.096069336</text:p>
          </table:table-cell>
          <table:table-cell office:value-type="float" office:value="254.737945557" calcext:value-type="float">
            <text:p>254.737945557</text:p>
          </table:table-cell>
          <table:table-cell office:value-type="float" office:value="69.1106262207" calcext:value-type="float">
            <text:p>69.1106262207</text:p>
          </table:table-cell>
          <table:table-cell/>
          <table:table-cell office:value-type="float" office:value="1.59167510858081E+018" calcext:value-type="float">
            <text:p>1.59167510858081E+018</text:p>
          </table:table-cell>
          <table:table-cell office:value-type="float" office:value="4285" calcext:value-type="float">
            <text:p>4285</text:p>
          </table:table-cell>
          <table:table-cell office:value-type="float" office:value="1.59167510856379E+018" calcext:value-type="float">
            <text:p>1.59167510856379E+018</text:p>
          </table:table-cell>
          <table:table-cell/>
          <table:table-cell office:value-type="float" office:value="2.19875025749" calcext:value-type="float">
            <text:p>2.19875025749</text:p>
          </table:table-cell>
        </table:table-row>
        <table:table-row table:style-name="ro1">
          <table:table-cell office:value-type="float" office:value="1.59167510861092E+018" calcext:value-type="float">
            <text:p>1.59167510861092E+018</text:p>
          </table:table-cell>
          <table:table-cell office:value-type="float" office:value="4287" calcext:value-type="float">
            <text:p>4287</text:p>
          </table:table-cell>
          <table:table-cell office:value-type="float" office:value="1.59167510859587E+018" calcext:value-type="float">
            <text:p>1.59167510859587E+018</text:p>
          </table:table-cell>
          <table:table-cell/>
          <table:table-cell office:value-type="float" office:value="97.5697021484" calcext:value-type="float">
            <text:p>97.5697021484</text:p>
          </table:table-cell>
          <table:table-cell office:value-type="float" office:value="71.2053527832" calcext:value-type="float">
            <text:p>71.2053527832</text:p>
          </table:table-cell>
          <table:table-cell office:value-type="float" office:value="-0.187349259853" calcext:value-type="float">
            <text:p>-0.187349259853</text:p>
          </table:table-cell>
          <table:table-cell office:value-type="float" office:value="380.27230835" calcext:value-type="float">
            <text:p>380.27230835</text:p>
          </table:table-cell>
          <table:table-cell office:value-type="float" office:value="255.216384888" calcext:value-type="float">
            <text:p>255.216384888</text:p>
          </table:table-cell>
          <table:table-cell office:value-type="float" office:value="69.1189804077" calcext:value-type="float">
            <text:p>69.1189804077</text:p>
          </table:table-cell>
          <table:table-cell/>
          <table:table-cell office:value-type="float" office:value="1.59167510861246E+018" calcext:value-type="float">
            <text:p>1.59167510861246E+018</text:p>
          </table:table-cell>
          <table:table-cell office:value-type="float" office:value="4286" calcext:value-type="float">
            <text:p>4286</text:p>
          </table:table-cell>
          <table:table-cell office:value-type="float" office:value="1.59167510859587E+018" calcext:value-type="float">
            <text:p>1.59167510859587E+018</text:p>
          </table:table-cell>
          <table:table-cell/>
          <table:table-cell office:value-type="float" office:value="2.19866657257" calcext:value-type="float">
            <text:p>2.19866657257</text:p>
          </table:table-cell>
        </table:table-row>
        <table:table-row table:style-name="ro1">
          <table:table-cell office:value-type="float" office:value="1.59167510864375E+018" calcext:value-type="float">
            <text:p>1.59167510864375E+018</text:p>
          </table:table-cell>
          <table:table-cell office:value-type="float" office:value="4288" calcext:value-type="float">
            <text:p>4288</text:p>
          </table:table-cell>
          <table:table-cell office:value-type="float" office:value="1.5916751086275E+018" calcext:value-type="float">
            <text:p>1.5916751086275E+018</text:p>
          </table:table-cell>
          <table:table-cell/>
          <table:table-cell office:value-type="float" office:value="100.001586914" calcext:value-type="float">
            <text:p>100.001586914</text:p>
          </table:table-cell>
          <table:table-cell office:value-type="float" office:value="69.699508667" calcext:value-type="float">
            <text:p>69.699508667</text:p>
          </table:table-cell>
          <table:table-cell office:value-type="float" office:value="-0.195640206337" calcext:value-type="float">
            <text:p>-0.195640206337</text:p>
          </table:table-cell>
          <table:table-cell office:value-type="float" office:value="379.553955078" calcext:value-type="float">
            <text:p>379.553955078</text:p>
          </table:table-cell>
          <table:table-cell office:value-type="float" office:value="256.246765137" calcext:value-type="float">
            <text:p>256.246765137</text:p>
          </table:table-cell>
          <table:table-cell office:value-type="float" office:value="69.1189804077" calcext:value-type="float">
            <text:p>69.1189804077</text:p>
          </table:table-cell>
          <table:table-cell/>
          <table:table-cell office:value-type="float" office:value="1.59167510864471E+018" calcext:value-type="float">
            <text:p>1.59167510864471E+018</text:p>
          </table:table-cell>
          <table:table-cell office:value-type="float" office:value="4287" calcext:value-type="float">
            <text:p>4287</text:p>
          </table:table-cell>
          <table:table-cell office:value-type="float" office:value="1.5916751086275E+018" calcext:value-type="float">
            <text:p>1.5916751086275E+018</text:p>
          </table:table-cell>
          <table:table-cell/>
          <table:table-cell office:value-type="float" office:value="2.19866657257" calcext:value-type="float">
            <text:p>2.19866657257</text:p>
          </table:table-cell>
        </table:table-row>
        <table:table-row table:style-name="ro1">
          <table:table-cell office:value-type="float" office:value="1.59167510867863E+018" calcext:value-type="float">
            <text:p>1.59167510867863E+018</text:p>
          </table:table-cell>
          <table:table-cell office:value-type="float" office:value="4289" calcext:value-type="float">
            <text:p>4289</text:p>
          </table:table-cell>
          <table:table-cell office:value-type="float" office:value="1.59167510866312E+018" calcext:value-type="float">
            <text:p>1.59167510866312E+018</text:p>
          </table:table-cell>
          <table:table-cell/>
          <table:table-cell office:value-type="float" office:value="101.228912354" calcext:value-type="float">
            <text:p>101.228912354</text:p>
          </table:table-cell>
          <table:table-cell office:value-type="float" office:value="68.6045150757" calcext:value-type="float">
            <text:p>68.6045150757</text:p>
          </table:table-cell>
          <table:table-cell office:value-type="float" office:value="-0.226574018598" calcext:value-type="float">
            <text:p>-0.226574018598</text:p>
          </table:table-cell>
          <table:table-cell office:value-type="float" office:value="378.507537842" calcext:value-type="float">
            <text:p>378.507537842</text:p>
          </table:table-cell>
          <table:table-cell office:value-type="float" office:value="255.569152832" calcext:value-type="float">
            <text:p>255.569152832</text:p>
          </table:table-cell>
          <table:table-cell office:value-type="float" office:value="69.0887985229" calcext:value-type="float">
            <text:p>69.0887985229</text:p>
          </table:table-cell>
          <table:table-cell/>
          <table:table-cell office:value-type="float" office:value="1.59167510867964E+018" calcext:value-type="float">
            <text:p>1.59167510867964E+018</text:p>
          </table:table-cell>
          <table:table-cell office:value-type="float" office:value="4288" calcext:value-type="float">
            <text:p>4288</text:p>
          </table:table-cell>
          <table:table-cell office:value-type="float" office:value="1.59167510866312E+018" calcext:value-type="float">
            <text:p>1.59167510866312E+018</text:p>
          </table:table-cell>
          <table:table-cell/>
          <table:table-cell office:value-type="float" office:value="2.19896841049" calcext:value-type="float">
            <text:p>2.19896841049</text:p>
          </table:table-cell>
        </table:table-row>
        <table:table-row table:style-name="ro1">
          <table:table-cell office:value-type="float" office:value="1.59167510871072E+018" calcext:value-type="float">
            <text:p>1.59167510871072E+018</text:p>
          </table:table-cell>
          <table:table-cell office:value-type="float" office:value="4290" calcext:value-type="float">
            <text:p>4290</text:p>
          </table:table-cell>
          <table:table-cell office:value-type="float" office:value="1.59167510869524E+018" calcext:value-type="float">
            <text:p>1.59167510869524E+018</text:p>
          </table:table-cell>
          <table:table-cell/>
          <table:table-cell office:value-type="float" office:value="105.479881287" calcext:value-type="float">
            <text:p>105.479881287</text:p>
          </table:table-cell>
          <table:table-cell office:value-type="float" office:value="67.2002792358" calcext:value-type="float">
            <text:p>67.2002792358</text:p>
          </table:table-cell>
          <table:table-cell office:value-type="float" office:value="-0.254048138857" calcext:value-type="float">
            <text:p>-0.254048138857</text:p>
          </table:table-cell>
          <table:table-cell office:value-type="float" office:value="377.641845703" calcext:value-type="float">
            <text:p>377.641845703</text:p>
          </table:table-cell>
          <table:table-cell office:value-type="float" office:value="256.175323486" calcext:value-type="float">
            <text:p>256.175323486</text:p>
          </table:table-cell>
          <table:table-cell office:value-type="float" office:value="69.0887985229" calcext:value-type="float">
            <text:p>69.0887985229</text:p>
          </table:table-cell>
          <table:table-cell/>
          <table:table-cell office:value-type="float" office:value="1.59167510871192E+018" calcext:value-type="float">
            <text:p>1.59167510871192E+018</text:p>
          </table:table-cell>
          <table:table-cell office:value-type="float" office:value="4289" calcext:value-type="float">
            <text:p>4289</text:p>
          </table:table-cell>
          <table:table-cell office:value-type="float" office:value="1.59167510869524E+018" calcext:value-type="float">
            <text:p>1.59167510869524E+018</text:p>
          </table:table-cell>
          <table:table-cell/>
          <table:table-cell office:value-type="float" office:value="2.19896841049" calcext:value-type="float">
            <text:p>2.19896841049</text:p>
          </table:table-cell>
        </table:table-row>
        <table:table-row table:style-name="ro1">
          <table:table-cell office:value-type="float" office:value="1.59167510874101E+018" calcext:value-type="float">
            <text:p>1.59167510874101E+018</text:p>
          </table:table-cell>
          <table:table-cell office:value-type="float" office:value="4291" calcext:value-type="float">
            <text:p>4291</text:p>
          </table:table-cell>
          <table:table-cell office:value-type="float" office:value="1.59167510872741E+018" calcext:value-type="float">
            <text:p>1.59167510872741E+018</text:p>
          </table:table-cell>
          <table:table-cell/>
          <table:table-cell office:value-type="float" office:value="106.608711243" calcext:value-type="float">
            <text:p>106.608711243</text:p>
          </table:table-cell>
          <table:table-cell office:value-type="float" office:value="67.1403961182" calcext:value-type="float">
            <text:p>67.1403961182</text:p>
          </table:table-cell>
          <table:table-cell office:value-type="float" office:value="-0.319820076227" calcext:value-type="float">
            <text:p>-0.319820076227</text:p>
          </table:table-cell>
          <table:table-cell office:value-type="float" office:value="378.076660156" calcext:value-type="float">
            <text:p>378.076660156</text:p>
          </table:table-cell>
          <table:table-cell office:value-type="float" office:value="256.148254395" calcext:value-type="float">
            <text:p>256.148254395</text:p>
          </table:table-cell>
          <table:table-cell office:value-type="float" office:value="68.9925918579" calcext:value-type="float">
            <text:p>68.9925918579</text:p>
          </table:table-cell>
          <table:table-cell/>
          <table:table-cell office:value-type="float" office:value="1.59167510874276E+018" calcext:value-type="float">
            <text:p>1.59167510874276E+018</text:p>
          </table:table-cell>
          <table:table-cell office:value-type="float" office:value="4290" calcext:value-type="float">
            <text:p>4290</text:p>
          </table:table-cell>
          <table:table-cell office:value-type="float" office:value="1.59167510872741E+018" calcext:value-type="float">
            <text:p>1.59167510872741E+018</text:p>
          </table:table-cell>
          <table:table-cell/>
          <table:table-cell office:value-type="float" office:value="2.19993042946" calcext:value-type="float">
            <text:p>2.19993042946</text:p>
          </table:table-cell>
        </table:table-row>
        <table:table-row table:style-name="ro1">
          <table:table-cell office:value-type="float" office:value="1.59167510877691E+018" calcext:value-type="float">
            <text:p>1.59167510877691E+018</text:p>
          </table:table-cell>
          <table:table-cell office:value-type="float" office:value="4292" calcext:value-type="float">
            <text:p>4292</text:p>
          </table:table-cell>
          <table:table-cell office:value-type="float" office:value="1.59167510876322E+018" calcext:value-type="float">
            <text:p>1.59167510876322E+018</text:p>
          </table:table-cell>
          <table:table-cell/>
          <table:table-cell office:value-type="float" office:value="109.403869629" calcext:value-type="float">
            <text:p>109.403869629</text:p>
          </table:table-cell>
          <table:table-cell office:value-type="float" office:value="67.3917617798" calcext:value-type="float">
            <text:p>67.3917617798</text:p>
          </table:table-cell>
          <table:table-cell office:value-type="float" office:value="-0.550745069981" calcext:value-type="float">
            <text:p>-0.550745069981</text:p>
          </table:table-cell>
          <table:table-cell office:value-type="float" office:value="377.234985352" calcext:value-type="float">
            <text:p>377.234985352</text:p>
          </table:table-cell>
          <table:table-cell office:value-type="float" office:value="259.523681641" calcext:value-type="float">
            <text:p>259.523681641</text:p>
          </table:table-cell>
          <table:table-cell office:value-type="float" office:value="68.9925918579" calcext:value-type="float">
            <text:p>68.9925918579</text:p>
          </table:table-cell>
          <table:table-cell/>
          <table:table-cell office:value-type="float" office:value="1.59167510877832E+018" calcext:value-type="float">
            <text:p>1.59167510877832E+018</text:p>
          </table:table-cell>
          <table:table-cell office:value-type="float" office:value="4291" calcext:value-type="float">
            <text:p>4291</text:p>
          </table:table-cell>
          <table:table-cell office:value-type="float" office:value="1.59167510876322E+018" calcext:value-type="float">
            <text:p>1.59167510876322E+018</text:p>
          </table:table-cell>
          <table:table-cell/>
          <table:table-cell office:value-type="float" office:value="2.19993042946" calcext:value-type="float">
            <text:p>2.19993042946</text:p>
          </table:table-cell>
        </table:table-row>
        <table:table-row table:style-name="ro1">
          <table:table-cell office:value-type="float" office:value="1.59167510881011E+018" calcext:value-type="float">
            <text:p>1.59167510881011E+018</text:p>
          </table:table-cell>
          <table:table-cell office:value-type="float" office:value="4293" calcext:value-type="float">
            <text:p>4293</text:p>
          </table:table-cell>
          <table:table-cell office:value-type="float" office:value="1.59167510879533E+018" calcext:value-type="float">
            <text:p>1.59167510879533E+018</text:p>
          </table:table-cell>
          <table:table-cell/>
          <table:table-cell office:value-type="float" office:value="110.942008972" calcext:value-type="float">
            <text:p>110.942008972</text:p>
          </table:table-cell>
          <table:table-cell office:value-type="float" office:value="66.2379150391" calcext:value-type="float">
            <text:p>66.2379150391</text:p>
          </table:table-cell>
          <table:table-cell office:value-type="float" office:value="-0.637177824974" calcext:value-type="float">
            <text:p>-0.637177824974</text:p>
          </table:table-cell>
          <table:table-cell office:value-type="float" office:value="378.676513672" calcext:value-type="float">
            <text:p>378.676513672</text:p>
          </table:table-cell>
          <table:table-cell office:value-type="float" office:value="260.724975586" calcext:value-type="float">
            <text:p>260.724975586</text:p>
          </table:table-cell>
          <table:table-cell office:value-type="float" office:value="68.9052734375" calcext:value-type="float">
            <text:p>68.9052734375</text:p>
          </table:table-cell>
          <table:table-cell/>
          <table:table-cell office:value-type="float" office:value="1.59167510881153E+018" calcext:value-type="float">
            <text:p>1.59167510881153E+018</text:p>
          </table:table-cell>
          <table:table-cell office:value-type="float" office:value="4292" calcext:value-type="float">
            <text:p>4292</text:p>
          </table:table-cell>
          <table:table-cell office:value-type="float" office:value="1.59167510879533E+018" calcext:value-type="float">
            <text:p>1.591675108795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84265E+018" calcext:value-type="float">
            <text:p>1.59167510884265E+018</text:p>
          </table:table-cell>
          <table:table-cell office:value-type="float" office:value="4294" calcext:value-type="float">
            <text:p>4294</text:p>
          </table:table-cell>
          <table:table-cell office:value-type="float" office:value="1.59167510882725E+018" calcext:value-type="float">
            <text:p>1.59167510882725E+018</text:p>
          </table:table-cell>
          <table:table-cell/>
          <table:table-cell office:value-type="float" office:value="107.775733948" calcext:value-type="float">
            <text:p>107.775733948</text:p>
          </table:table-cell>
          <table:table-cell office:value-type="float" office:value="69.1353759766" calcext:value-type="float">
            <text:p>69.1353759766</text:p>
          </table:table-cell>
          <table:table-cell office:value-type="float" office:value="-0.550445377827" calcext:value-type="float">
            <text:p>-0.550445377827</text:p>
          </table:table-cell>
          <table:table-cell office:value-type="float" office:value="377.704345703" calcext:value-type="float">
            <text:p>377.704345703</text:p>
          </table:table-cell>
          <table:table-cell office:value-type="float" office:value="260.957305908" calcext:value-type="float">
            <text:p>260.957305908</text:p>
          </table:table-cell>
          <table:table-cell office:value-type="float" office:value="68.9052734375" calcext:value-type="float">
            <text:p>68.9052734375</text:p>
          </table:table-cell>
          <table:table-cell/>
          <table:table-cell office:value-type="float" office:value="1.59167510884394E+018" calcext:value-type="float">
            <text:p>1.59167510884394E+018</text:p>
          </table:table-cell>
          <table:table-cell office:value-type="float" office:value="4293" calcext:value-type="float">
            <text:p>4293</text:p>
          </table:table-cell>
          <table:table-cell office:value-type="float" office:value="1.59167510882725E+018" calcext:value-type="float">
            <text:p>1.5916751088272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887698E+018" calcext:value-type="float">
            <text:p>1.59167510887698E+018</text:p>
          </table:table-cell>
          <table:table-cell office:value-type="float" office:value="4295" calcext:value-type="float">
            <text:p>4295</text:p>
          </table:table-cell>
          <table:table-cell office:value-type="float" office:value="1.59167510885716E+018" calcext:value-type="float">
            <text:p>1.59167510885716E+018</text:p>
          </table:table-cell>
          <table:table-cell/>
          <table:table-cell office:value-type="float" office:value="100.892127991" calcext:value-type="float">
            <text:p>100.892127991</text:p>
          </table:table-cell>
          <table:table-cell office:value-type="float" office:value="70.9585342407" calcext:value-type="float">
            <text:p>70.9585342407</text:p>
          </table:table-cell>
          <table:table-cell office:value-type="float" office:value="-0.571235477924" calcext:value-type="float">
            <text:p>-0.571235477924</text:p>
          </table:table-cell>
          <table:table-cell office:value-type="float" office:value="379.604064941" calcext:value-type="float">
            <text:p>379.604064941</text:p>
          </table:table-cell>
          <table:table-cell office:value-type="float" office:value="260.359832764" calcext:value-type="float">
            <text:p>260.359832764</text:p>
          </table:table-cell>
          <table:table-cell office:value-type="float" office:value="68.9098968506" calcext:value-type="float">
            <text:p>68.9098968506</text:p>
          </table:table-cell>
          <table:table-cell/>
          <table:table-cell office:value-type="float" office:value="1.59167510887842E+018" calcext:value-type="float">
            <text:p>1.59167510887842E+018</text:p>
          </table:table-cell>
          <table:table-cell office:value-type="float" office:value="4294" calcext:value-type="float">
            <text:p>4294</text:p>
          </table:table-cell>
          <table:table-cell office:value-type="float" office:value="1.59167510885716E+018" calcext:value-type="float">
            <text:p>1.59167510885716E+018</text:p>
          </table:table-cell>
          <table:table-cell/>
          <table:table-cell office:value-type="float" office:value="2.19995379448" calcext:value-type="float">
            <text:p>2.19995379448</text:p>
          </table:table-cell>
        </table:table-row>
        <table:table-row table:style-name="ro1">
          <table:table-cell office:value-type="float" office:value="1.59167510890305E+018" calcext:value-type="float">
            <text:p>1.59167510890305E+018</text:p>
          </table:table-cell>
          <table:table-cell office:value-type="float" office:value="4296" calcext:value-type="float">
            <text:p>4296</text:p>
          </table:table-cell>
          <table:table-cell office:value-type="float" office:value="1.59167510888913E+018" calcext:value-type="float">
            <text:p>1.59167510888913E+018</text:p>
          </table:table-cell>
          <table:table-cell/>
          <table:table-cell office:value-type="float" office:value="103.099411011" calcext:value-type="float">
            <text:p>103.099411011</text:p>
          </table:table-cell>
          <table:table-cell office:value-type="float" office:value="72.4531326294" calcext:value-type="float">
            <text:p>72.4531326294</text:p>
          </table:table-cell>
          <table:table-cell office:value-type="float" office:value="-0.557778835297" calcext:value-type="float">
            <text:p>-0.557778835297</text:p>
          </table:table-cell>
          <table:table-cell office:value-type="float" office:value="378.132843018" calcext:value-type="float">
            <text:p>378.132843018</text:p>
          </table:table-cell>
          <table:table-cell office:value-type="float" office:value="260.683288574" calcext:value-type="float">
            <text:p>260.683288574</text:p>
          </table:table-cell>
          <table:table-cell office:value-type="float" office:value="68.9098968506" calcext:value-type="float">
            <text:p>68.9098968506</text:p>
          </table:table-cell>
          <table:table-cell/>
          <table:table-cell office:value-type="float" office:value="1.59167510890403E+018" calcext:value-type="float">
            <text:p>1.59167510890403E+018</text:p>
          </table:table-cell>
          <table:table-cell office:value-type="float" office:value="4295" calcext:value-type="float">
            <text:p>4295</text:p>
          </table:table-cell>
          <table:table-cell office:value-type="float" office:value="1.59167510888913E+018" calcext:value-type="float">
            <text:p>1.59167510888913E+018</text:p>
          </table:table-cell>
          <table:table-cell/>
          <table:table-cell office:value-type="float" office:value="2.19995379448" calcext:value-type="float">
            <text:p>2.19995379448</text:p>
          </table:table-cell>
        </table:table-row>
        <table:table-row table:style-name="ro1">
          <table:table-cell office:value-type="float" office:value="1.59167510895459E+018" calcext:value-type="float">
            <text:p>1.59167510895459E+018</text:p>
          </table:table-cell>
          <table:table-cell office:value-type="float" office:value="4297" calcext:value-type="float">
            <text:p>4297</text:p>
          </table:table-cell>
          <table:table-cell office:value-type="float" office:value="1.59167510892692E+018" calcext:value-type="float">
            <text:p>1.59167510892692E+018</text:p>
          </table:table-cell>
          <table:table-cell/>
          <table:table-cell office:value-type="float" office:value="126.132003784" calcext:value-type="float">
            <text:p>126.132003784</text:p>
          </table:table-cell>
          <table:table-cell office:value-type="float" office:value="70.2204208374" calcext:value-type="float">
            <text:p>70.2204208374</text:p>
          </table:table-cell>
          <table:table-cell office:value-type="float" office:value="-0.624751746655" calcext:value-type="float">
            <text:p>-0.624751746655</text:p>
          </table:table-cell>
          <table:table-cell office:value-type="float" office:value="372.181610107" calcext:value-type="float">
            <text:p>372.181610107</text:p>
          </table:table-cell>
          <table:table-cell office:value-type="float" office:value="266.124633789" calcext:value-type="float">
            <text:p>266.124633789</text:p>
          </table:table-cell>
          <table:table-cell office:value-type="float" office:value="69.0290374756" calcext:value-type="float">
            <text:p>69.0290374756</text:p>
          </table:table-cell>
          <table:table-cell/>
          <table:table-cell office:value-type="float" office:value="1.59167510895652E+018" calcext:value-type="float">
            <text:p>1.59167510895652E+018</text:p>
          </table:table-cell>
          <table:table-cell office:value-type="float" office:value="4296" calcext:value-type="float">
            <text:p>4296</text:p>
          </table:table-cell>
          <table:table-cell office:value-type="float" office:value="1.59167510892692E+018" calcext:value-type="float">
            <text:p>1.59167510892692E+018</text:p>
          </table:table-cell>
          <table:table-cell/>
          <table:table-cell office:value-type="float" office:value="2.19876241684" calcext:value-type="float">
            <text:p>2.19876241684</text:p>
          </table:table-cell>
        </table:table-row>
        <table:table-row table:style-name="ro1">
          <table:table-cell office:value-type="float" office:value="1.5916751089826E+018" calcext:value-type="float">
            <text:p>1.5916751089826E+018</text:p>
          </table:table-cell>
          <table:table-cell office:value-type="float" office:value="4298" calcext:value-type="float">
            <text:p>4298</text:p>
          </table:table-cell>
          <table:table-cell office:value-type="float" office:value="1.59167510896307E+018" calcext:value-type="float">
            <text:p>1.59167510896307E+018</text:p>
          </table:table-cell>
          <table:table-cell/>
          <table:table-cell office:value-type="float" office:value="112.871147156" calcext:value-type="float">
            <text:p>112.871147156</text:p>
          </table:table-cell>
          <table:table-cell office:value-type="float" office:value="67.979850769" calcext:value-type="float">
            <text:p>67.979850769</text:p>
          </table:table-cell>
          <table:table-cell office:value-type="float" office:value="-0.729771614075" calcext:value-type="float">
            <text:p>-0.729771614075</text:p>
          </table:table-cell>
          <table:table-cell office:value-type="float" office:value="378.089752197" calcext:value-type="float">
            <text:p>378.089752197</text:p>
          </table:table-cell>
          <table:table-cell office:value-type="float" office:value="263.589630127" calcext:value-type="float">
            <text:p>263.589630127</text:p>
          </table:table-cell>
          <table:table-cell office:value-type="float" office:value="69.0290374756" calcext:value-type="float">
            <text:p>69.0290374756</text:p>
          </table:table-cell>
          <table:table-cell/>
          <table:table-cell office:value-type="float" office:value="1.59167510898435E+018" calcext:value-type="float">
            <text:p>1.59167510898435E+018</text:p>
          </table:table-cell>
          <table:table-cell office:value-type="float" office:value="4297" calcext:value-type="float">
            <text:p>4297</text:p>
          </table:table-cell>
          <table:table-cell office:value-type="float" office:value="1.59167510896307E+018" calcext:value-type="float">
            <text:p>1.59167510896307E+018</text:p>
          </table:table-cell>
          <table:table-cell/>
          <table:table-cell office:value-type="float" office:value="2.19876241684" calcext:value-type="float">
            <text:p>2.19876241684</text:p>
          </table:table-cell>
        </table:table-row>
        <table:table-row table:style-name="ro1">
          <table:table-cell office:value-type="float" office:value="1.59167510901007E+018" calcext:value-type="float">
            <text:p>1.59167510901007E+018</text:p>
          </table:table-cell>
          <table:table-cell office:value-type="float" office:value="4299" calcext:value-type="float">
            <text:p>4299</text:p>
          </table:table-cell>
          <table:table-cell office:value-type="float" office:value="1.59167510899508E+018" calcext:value-type="float">
            <text:p>1.59167510899508E+018</text:p>
          </table:table-cell>
          <table:table-cell/>
          <table:table-cell office:value-type="float" office:value="119.798019409" calcext:value-type="float">
            <text:p>119.798019409</text:p>
          </table:table-cell>
          <table:table-cell office:value-type="float" office:value="67.3353805542" calcext:value-type="float">
            <text:p>67.3353805542</text:p>
          </table:table-cell>
          <table:table-cell office:value-type="float" office:value="-0.780523180962" calcext:value-type="float">
            <text:p>-0.780523180962</text:p>
          </table:table-cell>
          <table:table-cell office:value-type="float" office:value="377.364044189" calcext:value-type="float">
            <text:p>377.364044189</text:p>
          </table:table-cell>
          <table:table-cell office:value-type="float" office:value="266.494873047" calcext:value-type="float">
            <text:p>266.494873047</text:p>
          </table:table-cell>
          <table:table-cell office:value-type="float" office:value="68.8999023438" calcext:value-type="float">
            <text:p>68.8999023438</text:p>
          </table:table-cell>
          <table:table-cell/>
          <table:table-cell office:value-type="float" office:value="1.59167510901054E+018" calcext:value-type="float">
            <text:p>1.59167510901054E+018</text:p>
          </table:table-cell>
          <table:table-cell office:value-type="float" office:value="4298" calcext:value-type="float">
            <text:p>4298</text:p>
          </table:table-cell>
          <table:table-cell office:value-type="float" office:value="1.59167510899508E+018" calcext:value-type="float">
            <text:p>1.591675108995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04177E+018" calcext:value-type="float">
            <text:p>1.59167510904177E+018</text:p>
          </table:table-cell>
          <table:table-cell office:value-type="float" office:value="4300" calcext:value-type="float">
            <text:p>4300</text:p>
          </table:table-cell>
          <table:table-cell office:value-type="float" office:value="1.59167510902709E+018" calcext:value-type="float">
            <text:p>1.59167510902709E+018</text:p>
          </table:table-cell>
          <table:table-cell/>
          <table:table-cell office:value-type="float" office:value="106.885826111" calcext:value-type="float">
            <text:p>106.885826111</text:p>
          </table:table-cell>
          <table:table-cell office:value-type="float" office:value="67.6654663086" calcext:value-type="float">
            <text:p>67.6654663086</text:p>
          </table:table-cell>
          <table:table-cell office:value-type="float" office:value="-0.850244224072" calcext:value-type="float">
            <text:p>-0.850244224072</text:p>
          </table:table-cell>
          <table:table-cell office:value-type="float" office:value="380.871612549" calcext:value-type="float">
            <text:p>380.871612549</text:p>
          </table:table-cell>
          <table:table-cell office:value-type="float" office:value="263.348083496" calcext:value-type="float">
            <text:p>263.348083496</text:p>
          </table:table-cell>
          <table:table-cell office:value-type="float" office:value="68.8999023438" calcext:value-type="float">
            <text:p>68.8999023438</text:p>
          </table:table-cell>
          <table:table-cell/>
          <table:table-cell office:value-type="float" office:value="1.59167510904334E+018" calcext:value-type="float">
            <text:p>1.59167510904334E+018</text:p>
          </table:table-cell>
          <table:table-cell office:value-type="float" office:value="4299" calcext:value-type="float">
            <text:p>4299</text:p>
          </table:table-cell>
          <table:table-cell office:value-type="float" office:value="1.59167510902709E+018" calcext:value-type="float">
            <text:p>1.5916751090270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07798E+018" calcext:value-type="float">
            <text:p>1.59167510907798E+018</text:p>
          </table:table-cell>
          <table:table-cell office:value-type="float" office:value="4301" calcext:value-type="float">
            <text:p>4301</text:p>
          </table:table-cell>
          <table:table-cell office:value-type="float" office:value="1.59167510906373E+018" calcext:value-type="float">
            <text:p>1.59167510906373E+018</text:p>
          </table:table-cell>
          <table:table-cell/>
          <table:table-cell office:value-type="float" office:value="109.56880188" calcext:value-type="float">
            <text:p>109.56880188</text:p>
          </table:table-cell>
          <table:table-cell office:value-type="float" office:value="69.2084732056" calcext:value-type="float">
            <text:p>69.2084732056</text:p>
          </table:table-cell>
          <table:table-cell office:value-type="float" office:value="-0.971908152103" calcext:value-type="float">
            <text:p>-0.971908152103</text:p>
          </table:table-cell>
          <table:table-cell office:value-type="float" office:value="381.206085205" calcext:value-type="float">
            <text:p>381.206085205</text:p>
          </table:table-cell>
          <table:table-cell office:value-type="float" office:value="265.61138916" calcext:value-type="float">
            <text:p>265.61138916</text:p>
          </table:table-cell>
          <table:table-cell office:value-type="float" office:value="68.6544494629" calcext:value-type="float">
            <text:p>68.6544494629</text:p>
          </table:table-cell>
          <table:table-cell/>
          <table:table-cell office:value-type="float" office:value="1.59167510908046E+018" calcext:value-type="float">
            <text:p>1.59167510908046E+018</text:p>
          </table:table-cell>
          <table:table-cell office:value-type="float" office:value="4300" calcext:value-type="float">
            <text:p>4300</text:p>
          </table:table-cell>
          <table:table-cell office:value-type="float" office:value="1.59167510906373E+018" calcext:value-type="float">
            <text:p>1.5916751090637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107E+018" calcext:value-type="float">
            <text:p>1.591675109107E+018</text:p>
          </table:table-cell>
          <table:table-cell office:value-type="float" office:value="4302" calcext:value-type="float">
            <text:p>4302</text:p>
          </table:table-cell>
          <table:table-cell office:value-type="float" office:value="1.59167510909186E+018" calcext:value-type="float">
            <text:p>1.59167510909186E+018</text:p>
          </table:table-cell>
          <table:table-cell/>
          <table:table-cell office:value-type="float" office:value="108.079856873" calcext:value-type="float">
            <text:p>108.079856873</text:p>
          </table:table-cell>
          <table:table-cell office:value-type="float" office:value="68.4295120239" calcext:value-type="float">
            <text:p>68.4295120239</text:p>
          </table:table-cell>
          <table:table-cell office:value-type="float" office:value="-1.03705656528" calcext:value-type="float">
            <text:p>-1.03705656528</text:p>
          </table:table-cell>
          <table:table-cell office:value-type="float" office:value="381.590240479" calcext:value-type="float">
            <text:p>381.590240479</text:p>
          </table:table-cell>
          <table:table-cell office:value-type="float" office:value="265.383056641" calcext:value-type="float">
            <text:p>265.383056641</text:p>
          </table:table-cell>
          <table:table-cell office:value-type="float" office:value="68.6544494629" calcext:value-type="float">
            <text:p>68.6544494629</text:p>
          </table:table-cell>
          <table:table-cell/>
          <table:table-cell office:value-type="float" office:value="1.59167510910839E+018" calcext:value-type="float">
            <text:p>1.59167510910839E+018</text:p>
          </table:table-cell>
          <table:table-cell office:value-type="float" office:value="4301" calcext:value-type="float">
            <text:p>4301</text:p>
          </table:table-cell>
          <table:table-cell office:value-type="float" office:value="1.59167510909186E+018" calcext:value-type="float">
            <text:p>1.5916751090918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14408E+018" calcext:value-type="float">
            <text:p>1.59167510914408E+018</text:p>
          </table:table-cell>
          <table:table-cell office:value-type="float" office:value="4303" calcext:value-type="float">
            <text:p>4303</text:p>
          </table:table-cell>
          <table:table-cell office:value-type="float" office:value="1.59167510912314E+018" calcext:value-type="float">
            <text:p>1.59167510912314E+018</text:p>
          </table:table-cell>
          <table:table-cell/>
          <table:table-cell office:value-type="float" office:value="102.209472656" calcext:value-type="float">
            <text:p>102.209472656</text:p>
          </table:table-cell>
          <table:table-cell office:value-type="float" office:value="67.3216323853" calcext:value-type="float">
            <text:p>67.3216323853</text:p>
          </table:table-cell>
          <table:table-cell office:value-type="float" office:value="-1.17030990124" calcext:value-type="float">
            <text:p>-1.17030990124</text:p>
          </table:table-cell>
          <table:table-cell office:value-type="float" office:value="384.484039307" calcext:value-type="float">
            <text:p>384.484039307</text:p>
          </table:table-cell>
          <table:table-cell office:value-type="float" office:value="263.823669434" calcext:value-type="float">
            <text:p>263.823669434</text:p>
          </table:table-cell>
          <table:table-cell office:value-type="float" office:value="68.6430282593" calcext:value-type="float">
            <text:p>68.6430282593</text:p>
          </table:table-cell>
          <table:table-cell/>
          <table:table-cell office:value-type="float" office:value="1.5916751091457E+018" calcext:value-type="float">
            <text:p>1.5916751091457E+018</text:p>
          </table:table-cell>
          <table:table-cell office:value-type="float" office:value="4302" calcext:value-type="float">
            <text:p>4302</text:p>
          </table:table-cell>
          <table:table-cell office:value-type="float" office:value="1.59167510912314E+018" calcext:value-type="float">
            <text:p>1.5916751091231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17475E+018" calcext:value-type="float">
            <text:p>1.59167510917475E+018</text:p>
          </table:table-cell>
          <table:table-cell office:value-type="float" office:value="4304" calcext:value-type="float">
            <text:p>4304</text:p>
          </table:table-cell>
          <table:table-cell office:value-type="float" office:value="1.59167510915992E+018" calcext:value-type="float">
            <text:p>1.59167510915992E+018</text:p>
          </table:table-cell>
          <table:table-cell/>
          <table:table-cell office:value-type="float" office:value="100.386657715" calcext:value-type="float">
            <text:p>100.386657715</text:p>
          </table:table-cell>
          <table:table-cell office:value-type="float" office:value="70.464881897" calcext:value-type="float">
            <text:p>70.464881897</text:p>
          </table:table-cell>
          <table:table-cell office:value-type="float" office:value="-1.21245956421" calcext:value-type="float">
            <text:p>-1.21245956421</text:p>
          </table:table-cell>
          <table:table-cell office:value-type="float" office:value="384.861083984" calcext:value-type="float">
            <text:p>384.861083984</text:p>
          </table:table-cell>
          <table:table-cell office:value-type="float" office:value="264.845245361" calcext:value-type="float">
            <text:p>264.845245361</text:p>
          </table:table-cell>
          <table:table-cell office:value-type="float" office:value="68.6430282593" calcext:value-type="float">
            <text:p>68.6430282593</text:p>
          </table:table-cell>
          <table:table-cell/>
          <table:table-cell office:value-type="float" office:value="1.59167510917566E+018" calcext:value-type="float">
            <text:p>1.59167510917566E+018</text:p>
          </table:table-cell>
          <table:table-cell office:value-type="float" office:value="4303" calcext:value-type="float">
            <text:p>4303</text:p>
          </table:table-cell>
          <table:table-cell office:value-type="float" office:value="1.59167510915992E+018" calcext:value-type="float">
            <text:p>1.5916751091599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0920767E+018" calcext:value-type="float">
            <text:p>1.59167510920767E+018</text:p>
          </table:table-cell>
          <table:table-cell office:value-type="float" office:value="4305" calcext:value-type="float">
            <text:p>4305</text:p>
          </table:table-cell>
          <table:table-cell office:value-type="float" office:value="1.59167510919166E+018" calcext:value-type="float">
            <text:p>1.59167510919166E+018</text:p>
          </table:table-cell>
          <table:table-cell/>
          <table:table-cell office:value-type="float" office:value="102.085235596" calcext:value-type="float">
            <text:p>102.085235596</text:p>
          </table:table-cell>
          <table:table-cell office:value-type="float" office:value="69.3687591553" calcext:value-type="float">
            <text:p>69.3687591553</text:p>
          </table:table-cell>
          <table:table-cell office:value-type="float" office:value="-1.28151488304" calcext:value-type="float">
            <text:p>-1.28151488304</text:p>
          </table:table-cell>
          <table:table-cell office:value-type="float" office:value="385.592407227" calcext:value-type="float">
            <text:p>385.592407227</text:p>
          </table:table-cell>
          <table:table-cell office:value-type="float" office:value="265.140808105" calcext:value-type="float">
            <text:p>265.140808105</text:p>
          </table:table-cell>
          <table:table-cell office:value-type="float" office:value="68.7959213257" calcext:value-type="float">
            <text:p>68.7959213257</text:p>
          </table:table-cell>
          <table:table-cell/>
          <table:table-cell office:value-type="float" office:value="1.59167510920911E+018" calcext:value-type="float">
            <text:p>1.59167510920911E+018</text:p>
          </table:table-cell>
          <table:table-cell office:value-type="float" office:value="4304" calcext:value-type="float">
            <text:p>4304</text:p>
          </table:table-cell>
          <table:table-cell office:value-type="float" office:value="1.59167510919166E+018" calcext:value-type="float">
            <text:p>1.59167510919166E+018</text:p>
          </table:table-cell>
          <table:table-cell/>
          <table:table-cell office:value-type="float" office:value="2.19847106934" calcext:value-type="float">
            <text:p>2.19847106934</text:p>
          </table:table-cell>
        </table:table-row>
        <table:table-row table:style-name="ro1">
          <table:table-cell office:value-type="float" office:value="1.59167510923508E+018" calcext:value-type="float">
            <text:p>1.59167510923508E+018</text:p>
          </table:table-cell>
          <table:table-cell office:value-type="float" office:value="4306" calcext:value-type="float">
            <text:p>4306</text:p>
          </table:table-cell>
          <table:table-cell office:value-type="float" office:value="1.59167510922131E+018" calcext:value-type="float">
            <text:p>1.59167510922131E+018</text:p>
          </table:table-cell>
          <table:table-cell/>
          <table:table-cell office:value-type="float" office:value="100.408157349" calcext:value-type="float">
            <text:p>100.408157349</text:p>
          </table:table-cell>
          <table:table-cell office:value-type="float" office:value="69.3937835693" calcext:value-type="float">
            <text:p>69.3937835693</text:p>
          </table:table-cell>
          <table:table-cell office:value-type="float" office:value="-1.35680568218" calcext:value-type="float">
            <text:p>-1.35680568218</text:p>
          </table:table-cell>
          <table:table-cell office:value-type="float" office:value="386.302947998" calcext:value-type="float">
            <text:p>386.302947998</text:p>
          </table:table-cell>
          <table:table-cell office:value-type="float" office:value="264.622253418" calcext:value-type="float">
            <text:p>264.622253418</text:p>
          </table:table-cell>
          <table:table-cell office:value-type="float" office:value="68.7959213257" calcext:value-type="float">
            <text:p>68.7959213257</text:p>
          </table:table-cell>
          <table:table-cell/>
          <table:table-cell office:value-type="float" office:value="1.5916751092371E+018" calcext:value-type="float">
            <text:p>1.5916751092371E+018</text:p>
          </table:table-cell>
          <table:table-cell office:value-type="float" office:value="4305" calcext:value-type="float">
            <text:p>4305</text:p>
          </table:table-cell>
          <table:table-cell office:value-type="float" office:value="1.59167510922131E+018" calcext:value-type="float">
            <text:p>1.59167510922131E+018</text:p>
          </table:table-cell>
          <table:table-cell/>
          <table:table-cell office:value-type="float" office:value="2.19847106934" calcext:value-type="float">
            <text:p>2.19847106934</text:p>
          </table:table-cell>
        </table:table-row>
        <table:table-row table:style-name="ro1">
          <table:table-cell office:value-type="float" office:value="1.59167510927138E+018" calcext:value-type="float">
            <text:p>1.59167510927138E+018</text:p>
          </table:table-cell>
          <table:table-cell office:value-type="float" office:value="4307" calcext:value-type="float">
            <text:p>4307</text:p>
          </table:table-cell>
          <table:table-cell office:value-type="float" office:value="1.5916751092572E+018" calcext:value-type="float">
            <text:p>1.5916751092572E+018</text:p>
          </table:table-cell>
          <table:table-cell/>
          <table:table-cell office:value-type="float" office:value="101.094184875" calcext:value-type="float">
            <text:p>101.094184875</text:p>
          </table:table-cell>
          <table:table-cell office:value-type="float" office:value="73.9135513306" calcext:value-type="float">
            <text:p>73.9135513306</text:p>
          </table:table-cell>
          <table:table-cell office:value-type="float" office:value="-1.41738903522" calcext:value-type="float">
            <text:p>-1.41738903522</text:p>
          </table:table-cell>
          <table:table-cell office:value-type="float" office:value="386.332763672" calcext:value-type="float">
            <text:p>386.332763672</text:p>
          </table:table-cell>
          <table:table-cell office:value-type="float" office:value="265.947937012" calcext:value-type="float">
            <text:p>265.947937012</text:p>
          </table:table-cell>
          <table:table-cell office:value-type="float" office:value="68.9538116455" calcext:value-type="float">
            <text:p>68.9538116455</text:p>
          </table:table-cell>
          <table:table-cell/>
          <table:table-cell office:value-type="float" office:value="1.59167510927284E+018" calcext:value-type="float">
            <text:p>1.59167510927284E+018</text:p>
          </table:table-cell>
          <table:table-cell office:value-type="float" office:value="4306" calcext:value-type="float">
            <text:p>4306</text:p>
          </table:table-cell>
          <table:table-cell office:value-type="float" office:value="1.5916751092572E+018" calcext:value-type="float">
            <text:p>1.5916751092572E+018</text:p>
          </table:table-cell>
          <table:table-cell/>
          <table:table-cell office:value-type="float" office:value="2.19689226151" calcext:value-type="float">
            <text:p>2.19689226151</text:p>
          </table:table-cell>
        </table:table-row>
        <table:table-row table:style-name="ro1">
          <table:table-cell office:value-type="float" office:value="1.5916751093032E+018" calcext:value-type="float">
            <text:p>1.5916751093032E+018</text:p>
          </table:table-cell>
          <table:table-cell office:value-type="float" office:value="4308" calcext:value-type="float">
            <text:p>4308</text:p>
          </table:table-cell>
          <table:table-cell office:value-type="float" office:value="1.59167510928921E+018" calcext:value-type="float">
            <text:p>1.59167510928921E+018</text:p>
          </table:table-cell>
          <table:table-cell/>
          <table:table-cell office:value-type="float" office:value="98.5333862305" calcext:value-type="float">
            <text:p>98.5333862305</text:p>
          </table:table-cell>
          <table:table-cell office:value-type="float" office:value="71.453125" calcext:value-type="float">
            <text:p>71.453125</text:p>
          </table:table-cell>
          <table:table-cell office:value-type="float" office:value="1.55871677399" calcext:value-type="float">
            <text:p>1.55871677399</text:p>
          </table:table-cell>
          <table:table-cell office:value-type="float" office:value="388.670959473" calcext:value-type="float">
            <text:p>388.670959473</text:p>
          </table:table-cell>
          <table:table-cell office:value-type="float" office:value="264.648895264" calcext:value-type="float">
            <text:p>264.648895264</text:p>
          </table:table-cell>
          <table:table-cell office:value-type="float" office:value="68.9538116455" calcext:value-type="float">
            <text:p>68.9538116455</text:p>
          </table:table-cell>
          <table:table-cell/>
          <table:table-cell office:value-type="float" office:value="1.5916751093047E+018" calcext:value-type="float">
            <text:p>1.5916751093047E+018</text:p>
          </table:table-cell>
          <table:table-cell office:value-type="float" office:value="4307" calcext:value-type="float">
            <text:p>4307</text:p>
          </table:table-cell>
          <table:table-cell office:value-type="float" office:value="1.59167510928921E+018" calcext:value-type="float">
            <text:p>1.59167510928921E+018</text:p>
          </table:table-cell>
          <table:table-cell/>
          <table:table-cell office:value-type="float" office:value="2.19689226151" calcext:value-type="float">
            <text:p>2.19689226151</text:p>
          </table:table-cell>
        </table:table-row>
        <table:table-row table:style-name="ro1">
          <table:table-cell office:value-type="float" office:value="1.59167510933482E+018" calcext:value-type="float">
            <text:p>1.59167510933482E+018</text:p>
          </table:table-cell>
          <table:table-cell office:value-type="float" office:value="4309" calcext:value-type="float">
            <text:p>4309</text:p>
          </table:table-cell>
          <table:table-cell office:value-type="float" office:value="1.59167510932131E+018" calcext:value-type="float">
            <text:p>1.59167510932131E+018</text:p>
          </table:table-cell>
          <table:table-cell/>
          <table:table-cell office:value-type="float" office:value="100.542930603" calcext:value-type="float">
            <text:p>100.542930603</text:p>
          </table:table-cell>
          <table:table-cell office:value-type="float" office:value="71.7423858643" calcext:value-type="float">
            <text:p>71.7423858643</text:p>
          </table:table-cell>
          <table:table-cell office:value-type="float" office:value="1.56415331364" calcext:value-type="float">
            <text:p>1.56415331364</text:p>
          </table:table-cell>
          <table:table-cell office:value-type="float" office:value="388.805847168" calcext:value-type="float">
            <text:p>388.805847168</text:p>
          </table:table-cell>
          <table:table-cell office:value-type="float" office:value="266.188446045" calcext:value-type="float">
            <text:p>266.188446045</text:p>
          </table:table-cell>
          <table:table-cell office:value-type="float" office:value="69.3088607788" calcext:value-type="float">
            <text:p>69.3088607788</text:p>
          </table:table-cell>
          <table:table-cell/>
          <table:table-cell office:value-type="float" office:value="1.59167510933606E+018" calcext:value-type="float">
            <text:p>1.59167510933606E+018</text:p>
          </table:table-cell>
          <table:table-cell office:value-type="float" office:value="4308" calcext:value-type="float">
            <text:p>4308</text:p>
          </table:table-cell>
          <table:table-cell office:value-type="float" office:value="1.59167510932131E+018" calcext:value-type="float">
            <text:p>1.59167510932131E+018</text:p>
          </table:table-cell>
          <table:table-cell/>
          <table:table-cell office:value-type="float" office:value="2.19334173203" calcext:value-type="float">
            <text:p>2.19334173203</text:p>
          </table:table-cell>
        </table:table-row>
        <table:table-row table:style-name="ro1">
          <table:table-cell office:value-type="float" office:value="1.59167510937431E+018" calcext:value-type="float">
            <text:p>1.59167510937431E+018</text:p>
          </table:table-cell>
          <table:table-cell office:value-type="float" office:value="4310" calcext:value-type="float">
            <text:p>4310</text:p>
          </table:table-cell>
          <table:table-cell office:value-type="float" office:value="1.59167510935974E+018" calcext:value-type="float">
            <text:p>1.59167510935974E+018</text:p>
          </table:table-cell>
          <table:table-cell/>
          <table:table-cell office:value-type="float" office:value="96.9538955688" calcext:value-type="float">
            <text:p>96.9538955688</text:p>
          </table:table-cell>
          <table:table-cell office:value-type="float" office:value="73.0342254639" calcext:value-type="float">
            <text:p>73.0342254639</text:p>
          </table:table-cell>
          <table:table-cell office:value-type="float" office:value="1.53073704243" calcext:value-type="float">
            <text:p>1.53073704243</text:p>
          </table:table-cell>
          <table:table-cell office:value-type="float" office:value="388.231384277" calcext:value-type="float">
            <text:p>388.231384277</text:p>
          </table:table-cell>
          <table:table-cell office:value-type="float" office:value="264.985839844" calcext:value-type="float">
            <text:p>264.985839844</text:p>
          </table:table-cell>
          <table:table-cell office:value-type="float" office:value="69.3088607788" calcext:value-type="float">
            <text:p>69.3088607788</text:p>
          </table:table-cell>
          <table:table-cell/>
          <table:table-cell office:value-type="float" office:value="1.5916751093755E+018" calcext:value-type="float">
            <text:p>1.5916751093755E+018</text:p>
          </table:table-cell>
          <table:table-cell office:value-type="float" office:value="4309" calcext:value-type="float">
            <text:p>4309</text:p>
          </table:table-cell>
          <table:table-cell office:value-type="float" office:value="1.59167510935974E+018" calcext:value-type="float">
            <text:p>1.59167510935974E+018</text:p>
          </table:table-cell>
          <table:table-cell/>
          <table:table-cell office:value-type="float" office:value="2.19334173203" calcext:value-type="float">
            <text:p>2.19334173203</text:p>
          </table:table-cell>
        </table:table-row>
        <table:table-row table:style-name="ro1">
          <table:table-cell office:value-type="float" office:value="1.59167510940537E+018" calcext:value-type="float">
            <text:p>1.59167510940537E+018</text:p>
          </table:table-cell>
          <table:table-cell office:value-type="float" office:value="4311" calcext:value-type="float">
            <text:p>4311</text:p>
          </table:table-cell>
          <table:table-cell office:value-type="float" office:value="1.59167510939171E+018" calcext:value-type="float">
            <text:p>1.59167510939171E+018</text:p>
          </table:table-cell>
          <table:table-cell/>
          <table:table-cell office:value-type="float" office:value="98.8337936401" calcext:value-type="float">
            <text:p>98.8337936401</text:p>
          </table:table-cell>
          <table:table-cell office:value-type="float" office:value="71.6205596924" calcext:value-type="float">
            <text:p>71.6205596924</text:p>
          </table:table-cell>
          <table:table-cell office:value-type="float" office:value="1.49100184441" calcext:value-type="float">
            <text:p>1.49100184441</text:p>
          </table:table-cell>
          <table:table-cell office:value-type="float" office:value="389.045684814" calcext:value-type="float">
            <text:p>389.045684814</text:p>
          </table:table-cell>
          <table:table-cell office:value-type="float" office:value="265.242340088" calcext:value-type="float">
            <text:p>265.242340088</text:p>
          </table:table-cell>
          <table:table-cell office:value-type="float" office:value="69.6938400269" calcext:value-type="float">
            <text:p>69.6938400269</text:p>
          </table:table-cell>
          <table:table-cell/>
          <table:table-cell office:value-type="float" office:value="1.59167510940719E+018" calcext:value-type="float">
            <text:p>1.59167510940719E+018</text:p>
          </table:table-cell>
          <table:table-cell office:value-type="float" office:value="4310" calcext:value-type="float">
            <text:p>4310</text:p>
          </table:table-cell>
          <table:table-cell office:value-type="float" office:value="1.59167510939171E+018" calcext:value-type="float">
            <text:p>1.59167510939171E+018</text:p>
          </table:table-cell>
          <table:table-cell/>
          <table:table-cell office:value-type="float" office:value="2.18949198723" calcext:value-type="float">
            <text:p>2.18949198723</text:p>
          </table:table-cell>
        </table:table-row>
        <table:table-row table:style-name="ro1">
          <table:table-cell office:value-type="float" office:value="1.59167510944172E+018" calcext:value-type="float">
            <text:p>1.59167510944172E+018</text:p>
          </table:table-cell>
          <table:table-cell office:value-type="float" office:value="4312" calcext:value-type="float">
            <text:p>4312</text:p>
          </table:table-cell>
          <table:table-cell office:value-type="float" office:value="1.59167510942521E+018" calcext:value-type="float">
            <text:p>1.59167510942521E+018</text:p>
          </table:table-cell>
          <table:table-cell/>
          <table:table-cell office:value-type="float" office:value="97.6932754517" calcext:value-type="float">
            <text:p>97.6932754517</text:p>
          </table:table-cell>
          <table:table-cell office:value-type="float" office:value="69.6009597778" calcext:value-type="float">
            <text:p>69.6009597778</text:p>
          </table:table-cell>
          <table:table-cell office:value-type="float" office:value="1.35628163815" calcext:value-type="float">
            <text:p>1.35628163815</text:p>
          </table:table-cell>
          <table:table-cell office:value-type="float" office:value="390.736297607" calcext:value-type="float">
            <text:p>390.736297607</text:p>
          </table:table-cell>
          <table:table-cell office:value-type="float" office:value="265.037200928" calcext:value-type="float">
            <text:p>265.037200928</text:p>
          </table:table-cell>
          <table:table-cell office:value-type="float" office:value="69.6938400269" calcext:value-type="float">
            <text:p>69.6938400269</text:p>
          </table:table-cell>
          <table:table-cell/>
          <table:table-cell office:value-type="float" office:value="1.59167510944309E+018" calcext:value-type="float">
            <text:p>1.59167510944309E+018</text:p>
          </table:table-cell>
          <table:table-cell office:value-type="float" office:value="4311" calcext:value-type="float">
            <text:p>4311</text:p>
          </table:table-cell>
          <table:table-cell office:value-type="float" office:value="1.59167510942521E+018" calcext:value-type="float">
            <text:p>1.59167510942521E+018</text:p>
          </table:table-cell>
          <table:table-cell/>
          <table:table-cell office:value-type="float" office:value="2.18949198723" calcext:value-type="float">
            <text:p>2.18949198723</text:p>
          </table:table-cell>
        </table:table-row>
        <table:table-row table:style-name="ro1">
          <table:table-cell office:value-type="float" office:value="1.59167510947376E+018" calcext:value-type="float">
            <text:p>1.59167510947376E+018</text:p>
          </table:table-cell>
          <table:table-cell office:value-type="float" office:value="4313" calcext:value-type="float">
            <text:p>4313</text:p>
          </table:table-cell>
          <table:table-cell office:value-type="float" office:value="1.59167510945717E+018" calcext:value-type="float">
            <text:p>1.59167510945717E+018</text:p>
          </table:table-cell>
          <table:table-cell/>
          <table:table-cell office:value-type="float" office:value="99.6538009644" calcext:value-type="float">
            <text:p>99.6538009644</text:p>
          </table:table-cell>
          <table:table-cell office:value-type="float" office:value="68.9266281128" calcext:value-type="float">
            <text:p>68.9266281128</text:p>
          </table:table-cell>
          <table:table-cell office:value-type="float" office:value="1.25826239586" calcext:value-type="float">
            <text:p>1.25826239586</text:p>
          </table:table-cell>
          <table:table-cell office:value-type="float" office:value="391.898406982" calcext:value-type="float">
            <text:p>391.898406982</text:p>
          </table:table-cell>
          <table:table-cell office:value-type="float" office:value="265.595581055" calcext:value-type="float">
            <text:p>265.595581055</text:p>
          </table:table-cell>
          <table:table-cell office:value-type="float" office:value="69.6563796997" calcext:value-type="float">
            <text:p>69.6563796997</text:p>
          </table:table-cell>
          <table:table-cell/>
          <table:table-cell office:value-type="float" office:value="1.5916751094814E+018" calcext:value-type="float">
            <text:p>1.5916751094814E+018</text:p>
          </table:table-cell>
          <table:table-cell office:value-type="float" office:value="4312" calcext:value-type="float">
            <text:p>4312</text:p>
          </table:table-cell>
          <table:table-cell office:value-type="float" office:value="1.59167510945717E+018" calcext:value-type="float">
            <text:p>1.59167510945717E+018</text:p>
          </table:table-cell>
          <table:table-cell/>
          <table:table-cell office:value-type="float" office:value="2.18986654282" calcext:value-type="float">
            <text:p>2.18986654282</text:p>
          </table:table-cell>
        </table:table-row>
        <table:table-row table:style-name="ro1">
          <table:table-cell office:value-type="float" office:value="1.59167510950771E+018" calcext:value-type="float">
            <text:p>1.59167510950771E+018</text:p>
          </table:table-cell>
          <table:table-cell office:value-type="float" office:value="4314" calcext:value-type="float">
            <text:p>4314</text:p>
          </table:table-cell>
          <table:table-cell office:value-type="float" office:value="1.59167510948921E+018" calcext:value-type="float">
            <text:p>1.59167510948921E+018</text:p>
          </table:table-cell>
          <table:table-cell/>
          <table:table-cell office:value-type="float" office:value="99.036781311" calcext:value-type="float">
            <text:p>99.036781311</text:p>
          </table:table-cell>
          <table:table-cell office:value-type="float" office:value="68.7225189209" calcext:value-type="float">
            <text:p>68.7225189209</text:p>
          </table:table-cell>
          <table:table-cell office:value-type="float" office:value="1.22788929939" calcext:value-type="float">
            <text:p>1.22788929939</text:p>
          </table:table-cell>
          <table:table-cell office:value-type="float" office:value="391.360351562" calcext:value-type="float">
            <text:p>391.360351562</text:p>
          </table:table-cell>
          <table:table-cell office:value-type="float" office:value="265.680145264" calcext:value-type="float">
            <text:p>265.680145264</text:p>
          </table:table-cell>
          <table:table-cell office:value-type="float" office:value="69.6563796997" calcext:value-type="float">
            <text:p>69.6563796997</text:p>
          </table:table-cell>
          <table:table-cell/>
          <table:table-cell office:value-type="float" office:value="1.5916751095088E+018" calcext:value-type="float">
            <text:p>1.5916751095088E+018</text:p>
          </table:table-cell>
          <table:table-cell office:value-type="float" office:value="4313" calcext:value-type="float">
            <text:p>4313</text:p>
          </table:table-cell>
          <table:table-cell office:value-type="float" office:value="1.59167510948921E+018" calcext:value-type="float">
            <text:p>1.59167510948921E+018</text:p>
          </table:table-cell>
          <table:table-cell/>
          <table:table-cell office:value-type="float" office:value="2.18986654282" calcext:value-type="float">
            <text:p>2.18986654282</text:p>
          </table:table-cell>
        </table:table-row>
        <table:table-row table:style-name="ro1">
          <table:table-cell office:value-type="float" office:value="1.59167510954655E+018" calcext:value-type="float">
            <text:p>1.59167510954655E+018</text:p>
          </table:table-cell>
          <table:table-cell office:value-type="float" office:value="4315" calcext:value-type="float">
            <text:p>4315</text:p>
          </table:table-cell>
          <table:table-cell office:value-type="float" office:value="1.59167510952512E+018" calcext:value-type="float">
            <text:p>1.59167510952512E+018</text:p>
          </table:table-cell>
          <table:table-cell/>
          <table:table-cell office:value-type="float" office:value="97.9023666382" calcext:value-type="float">
            <text:p>97.9023666382</text:p>
          </table:table-cell>
          <table:table-cell office:value-type="float" office:value="68.9365692139" calcext:value-type="float">
            <text:p>68.9365692139</text:p>
          </table:table-cell>
          <table:table-cell office:value-type="float" office:value="1.10903668404" calcext:value-type="float">
            <text:p>1.10903668404</text:p>
          </table:table-cell>
          <table:table-cell office:value-type="float" office:value="392.339904785" calcext:value-type="float">
            <text:p>392.339904785</text:p>
          </table:table-cell>
          <table:table-cell office:value-type="float" office:value="265.553924561" calcext:value-type="float">
            <text:p>265.553924561</text:p>
          </table:table-cell>
          <table:table-cell office:value-type="float" office:value="69.4995117188" calcext:value-type="float">
            <text:p>69.4995117188</text:p>
          </table:table-cell>
          <table:table-cell/>
          <table:table-cell office:value-type="float" office:value="1.59167510954785E+018" calcext:value-type="float">
            <text:p>1.59167510954785E+018</text:p>
          </table:table-cell>
          <table:table-cell office:value-type="float" office:value="4314" calcext:value-type="float">
            <text:p>4314</text:p>
          </table:table-cell>
          <table:table-cell office:value-type="float" office:value="1.59167510952512E+018" calcext:value-type="float">
            <text:p>1.59167510952512E+018</text:p>
          </table:table-cell>
          <table:table-cell/>
          <table:table-cell office:value-type="float" office:value="2.19143509865" calcext:value-type="float">
            <text:p>2.19143509865</text:p>
          </table:table-cell>
        </table:table-row>
        <table:table-row table:style-name="ro1">
          <table:table-cell office:value-type="float" office:value="1.5916751095807E+018" calcext:value-type="float">
            <text:p>1.5916751095807E+018</text:p>
          </table:table-cell>
          <table:table-cell office:value-type="float" office:value="4316" calcext:value-type="float">
            <text:p>4316</text:p>
          </table:table-cell>
          <table:table-cell office:value-type="float" office:value="1.59167510955723E+018" calcext:value-type="float">
            <text:p>1.59167510955723E+018</text:p>
          </table:table-cell>
          <table:table-cell/>
          <table:table-cell office:value-type="float" office:value="99.9631271362" calcext:value-type="float">
            <text:p>99.9631271362</text:p>
          </table:table-cell>
          <table:table-cell office:value-type="float" office:value="69.241027832" calcext:value-type="float">
            <text:p>69.241027832</text:p>
          </table:table-cell>
          <table:table-cell office:value-type="float" office:value="1.03271579742" calcext:value-type="float">
            <text:p>1.03271579742</text:p>
          </table:table-cell>
          <table:table-cell office:value-type="float" office:value="395.050415039" calcext:value-type="float">
            <text:p>395.050415039</text:p>
          </table:table-cell>
          <table:table-cell office:value-type="float" office:value="265.988739014" calcext:value-type="float">
            <text:p>265.988739014</text:p>
          </table:table-cell>
          <table:table-cell office:value-type="float" office:value="69.4995117188" calcext:value-type="float">
            <text:p>69.4995117188</text:p>
          </table:table-cell>
          <table:table-cell/>
          <table:table-cell office:value-type="float" office:value="1.59167510958216E+018" calcext:value-type="float">
            <text:p>1.59167510958216E+018</text:p>
          </table:table-cell>
          <table:table-cell office:value-type="float" office:value="4315" calcext:value-type="float">
            <text:p>4315</text:p>
          </table:table-cell>
          <table:table-cell office:value-type="float" office:value="1.59167510955723E+018" calcext:value-type="float">
            <text:p>1.59167510955723E+018</text:p>
          </table:table-cell>
          <table:table-cell/>
          <table:table-cell office:value-type="float" office:value="2.19143509865" calcext:value-type="float">
            <text:p>2.19143509865</text:p>
          </table:table-cell>
        </table:table-row>
        <table:table-row table:style-name="ro1">
          <table:table-cell office:value-type="float" office:value="1.59167510961168E+018" calcext:value-type="float">
            <text:p>1.59167510961168E+018</text:p>
          </table:table-cell>
          <table:table-cell office:value-type="float" office:value="4317" calcext:value-type="float">
            <text:p>4317</text:p>
          </table:table-cell>
          <table:table-cell office:value-type="float" office:value="1.59167510958926E+018" calcext:value-type="float">
            <text:p>1.59167510958926E+018</text:p>
          </table:table-cell>
          <table:table-cell/>
          <table:table-cell office:value-type="float" office:value="102.832824707" calcext:value-type="float">
            <text:p>102.832824707</text:p>
          </table:table-cell>
          <table:table-cell office:value-type="float" office:value="69.6878204346" calcext:value-type="float">
            <text:p>69.6878204346</text:p>
          </table:table-cell>
          <table:table-cell office:value-type="float" office:value="0.906542956829" calcext:value-type="float">
            <text:p>0.906542956829</text:p>
          </table:table-cell>
          <table:table-cell office:value-type="float" office:value="396.759490967" calcext:value-type="float">
            <text:p>396.759490967</text:p>
          </table:table-cell>
          <table:table-cell office:value-type="float" office:value="265.349975586" calcext:value-type="float">
            <text:p>265.349975586</text:p>
          </table:table-cell>
          <table:table-cell office:value-type="float" office:value="69.4863815308" calcext:value-type="float">
            <text:p>69.4863815308</text:p>
          </table:table-cell>
          <table:table-cell/>
          <table:table-cell office:value-type="float" office:value="1.59167510961308E+018" calcext:value-type="float">
            <text:p>1.59167510961308E+018</text:p>
          </table:table-cell>
          <table:table-cell office:value-type="float" office:value="4316" calcext:value-type="float">
            <text:p>4316</text:p>
          </table:table-cell>
          <table:table-cell office:value-type="float" office:value="1.59167510958926E+018" calcext:value-type="float">
            <text:p>1.59167510958926E+018</text:p>
          </table:table-cell>
          <table:table-cell/>
          <table:table-cell office:value-type="float" office:value="2.19156646729" calcext:value-type="float">
            <text:p>2.19156646729</text:p>
          </table:table-cell>
        </table:table-row>
        <table:table-row table:style-name="ro1">
          <table:table-cell office:value-type="float" office:value="1.59167510963969E+018" calcext:value-type="float">
            <text:p>1.59167510963969E+018</text:p>
          </table:table-cell>
          <table:table-cell office:value-type="float" office:value="4318" calcext:value-type="float">
            <text:p>4318</text:p>
          </table:table-cell>
          <table:table-cell office:value-type="float" office:value="1.59167510962529E+018" calcext:value-type="float">
            <text:p>1.59167510962529E+018</text:p>
          </table:table-cell>
          <table:table-cell/>
          <table:table-cell office:value-type="float" office:value="101.903923035" calcext:value-type="float">
            <text:p>101.903923035</text:p>
          </table:table-cell>
          <table:table-cell office:value-type="float" office:value="83.394493103" calcext:value-type="float">
            <text:p>83.394493103</text:p>
          </table:table-cell>
          <table:table-cell office:value-type="float" office:value="0.743661344051" calcext:value-type="float">
            <text:p>0.743661344051</text:p>
          </table:table-cell>
          <table:table-cell office:value-type="float" office:value="398.687957764" calcext:value-type="float">
            <text:p>398.687957764</text:p>
          </table:table-cell>
          <table:table-cell office:value-type="float" office:value="267.012695312" calcext:value-type="float">
            <text:p>267.012695312</text:p>
          </table:table-cell>
          <table:table-cell office:value-type="float" office:value="69.4863815308" calcext:value-type="float">
            <text:p>69.4863815308</text:p>
          </table:table-cell>
          <table:table-cell/>
          <table:table-cell office:value-type="float" office:value="1.59167510964123E+018" calcext:value-type="float">
            <text:p>1.59167510964123E+018</text:p>
          </table:table-cell>
          <table:table-cell office:value-type="float" office:value="4317" calcext:value-type="float">
            <text:p>4317</text:p>
          </table:table-cell>
          <table:table-cell office:value-type="float" office:value="1.59167510962529E+018" calcext:value-type="float">
            <text:p>1.59167510962529E+018</text:p>
          </table:table-cell>
          <table:table-cell/>
          <table:table-cell office:value-type="float" office:value="2.19156646729" calcext:value-type="float">
            <text:p>2.19156646729</text:p>
          </table:table-cell>
        </table:table-row>
        <table:table-row table:style-name="ro1">
          <table:table-cell office:value-type="float" office:value="1.59167510967552E+018" calcext:value-type="float">
            <text:p>1.59167510967552E+018</text:p>
          </table:table-cell>
          <table:table-cell office:value-type="float" office:value="4319" calcext:value-type="float">
            <text:p>4319</text:p>
          </table:table-cell>
          <table:table-cell office:value-type="float" office:value="1.59167510965759E+018" calcext:value-type="float">
            <text:p>1.59167510965759E+018</text:p>
          </table:table-cell>
          <table:table-cell/>
          <table:table-cell office:value-type="float" office:value="100.098419189" calcext:value-type="float">
            <text:p>100.098419189</text:p>
          </table:table-cell>
          <table:table-cell office:value-type="float" office:value="72.5251159668" calcext:value-type="float">
            <text:p>72.5251159668</text:p>
          </table:table-cell>
          <table:table-cell office:value-type="float" office:value="0.685654819012" calcext:value-type="float">
            <text:p>0.685654819012</text:p>
          </table:table-cell>
          <table:table-cell office:value-type="float" office:value="398.628387451" calcext:value-type="float">
            <text:p>398.628387451</text:p>
          </table:table-cell>
          <table:table-cell office:value-type="float" office:value="264.006591797" calcext:value-type="float">
            <text:p>264.006591797</text:p>
          </table:table-cell>
          <table:table-cell office:value-type="float" office:value="70.2319946289" calcext:value-type="float">
            <text:p>70.2319946289</text:p>
          </table:table-cell>
          <table:table-cell/>
          <table:table-cell office:value-type="float" office:value="1.59167510967552E+018" calcext:value-type="float">
            <text:p>1.59167510967552E+018</text:p>
          </table:table-cell>
          <table:table-cell office:value-type="float" office:value="4318" calcext:value-type="float">
            <text:p>4318</text:p>
          </table:table-cell>
          <table:table-cell office:value-type="float" office:value="1.59167510965759E+018" calcext:value-type="float">
            <text:p>1.59167510965759E+018</text:p>
          </table:table-cell>
          <table:table-cell/>
          <table:table-cell office:value-type="float" office:value="2.18411040306" calcext:value-type="float">
            <text:p>2.18411040306</text:p>
          </table:table-cell>
        </table:table-row>
        <table:table-row table:style-name="ro1">
          <table:table-cell office:value-type="float" office:value="1.59167510971349E+018" calcext:value-type="float">
            <text:p>1.59167510971349E+018</text:p>
          </table:table-cell>
          <table:table-cell office:value-type="float" office:value="4320" calcext:value-type="float">
            <text:p>4320</text:p>
          </table:table-cell>
          <table:table-cell office:value-type="float" office:value="1.59167510968941E+018" calcext:value-type="float">
            <text:p>1.59167510968941E+018</text:p>
          </table:table-cell>
          <table:table-cell/>
          <table:table-cell office:value-type="float" office:value="97.8237686157" calcext:value-type="float">
            <text:p>97.8237686157</text:p>
          </table:table-cell>
          <table:table-cell office:value-type="float" office:value="71.3916931152" calcext:value-type="float">
            <text:p>71.3916931152</text:p>
          </table:table-cell>
          <table:table-cell office:value-type="float" office:value="0.676746249199" calcext:value-type="float">
            <text:p>0.676746249199</text:p>
          </table:table-cell>
          <table:table-cell office:value-type="float" office:value="397.997009277" calcext:value-type="float">
            <text:p>397.997009277</text:p>
          </table:table-cell>
          <table:table-cell office:value-type="float" office:value="263.534698486" calcext:value-type="float">
            <text:p>263.534698486</text:p>
          </table:table-cell>
          <table:table-cell office:value-type="float" office:value="70.2319946289" calcext:value-type="float">
            <text:p>70.2319946289</text:p>
          </table:table-cell>
          <table:table-cell/>
          <table:table-cell office:value-type="float" office:value="1.59167510971478E+018" calcext:value-type="float">
            <text:p>1.59167510971478E+018</text:p>
          </table:table-cell>
          <table:table-cell office:value-type="float" office:value="4319" calcext:value-type="float">
            <text:p>4319</text:p>
          </table:table-cell>
          <table:table-cell office:value-type="float" office:value="1.59167510968941E+018" calcext:value-type="float">
            <text:p>1.59167510968941E+018</text:p>
          </table:table-cell>
          <table:table-cell/>
          <table:table-cell office:value-type="float" office:value="2.18411040306" calcext:value-type="float">
            <text:p>2.18411040306</text:p>
          </table:table-cell>
        </table:table-row>
        <table:table-row table:style-name="ro1">
          <table:table-cell office:value-type="float" office:value="1.59167510974234E+018" calcext:value-type="float">
            <text:p>1.59167510974234E+018</text:p>
          </table:table-cell>
          <table:table-cell office:value-type="float" office:value="4321" calcext:value-type="float">
            <text:p>4321</text:p>
          </table:table-cell>
          <table:table-cell office:value-type="float" office:value="1.59167510972556E+018" calcext:value-type="float">
            <text:p>1.59167510972556E+018</text:p>
          </table:table-cell>
          <table:table-cell/>
          <table:table-cell office:value-type="float" office:value="99.9859085083" calcext:value-type="float">
            <text:p>99.9859085083</text:p>
          </table:table-cell>
          <table:table-cell office:value-type="float" office:value="69.5192108154" calcext:value-type="float">
            <text:p>69.5192108154</text:p>
          </table:table-cell>
          <table:table-cell office:value-type="float" office:value="0.578030049801" calcext:value-type="float">
            <text:p>0.578030049801</text:p>
          </table:table-cell>
          <table:table-cell office:value-type="float" office:value="398.358612061" calcext:value-type="float">
            <text:p>398.358612061</text:p>
          </table:table-cell>
          <table:table-cell office:value-type="float" office:value="262.680480957" calcext:value-type="float">
            <text:p>262.680480957</text:p>
          </table:table-cell>
          <table:table-cell office:value-type="float" office:value="70.390083313" calcext:value-type="float">
            <text:p>70.390083313</text:p>
          </table:table-cell>
          <table:table-cell/>
          <table:table-cell office:value-type="float" office:value="1.59167510974355E+018" calcext:value-type="float">
            <text:p>1.59167510974355E+018</text:p>
          </table:table-cell>
          <table:table-cell office:value-type="float" office:value="4320" calcext:value-type="float">
            <text:p>4320</text:p>
          </table:table-cell>
          <table:table-cell office:value-type="float" office:value="1.59167510972556E+018" calcext:value-type="float">
            <text:p>1.59167510972556E+018</text:p>
          </table:table-cell>
          <table:table-cell/>
          <table:table-cell office:value-type="float" office:value="2.18252944946" calcext:value-type="float">
            <text:p>2.18252944946</text:p>
          </table:table-cell>
        </table:table-row>
        <table:table-row table:style-name="ro1">
          <table:table-cell office:value-type="float" office:value="1.59167510977299E+018" calcext:value-type="float">
            <text:p>1.59167510977299E+018</text:p>
          </table:table-cell>
          <table:table-cell office:value-type="float" office:value="4322" calcext:value-type="float">
            <text:p>4322</text:p>
          </table:table-cell>
          <table:table-cell office:value-type="float" office:value="1.59167510975746E+018" calcext:value-type="float">
            <text:p>1.59167510975746E+018</text:p>
          </table:table-cell>
          <table:table-cell/>
          <table:table-cell office:value-type="float" office:value="101.726829529" calcext:value-type="float">
            <text:p>101.726829529</text:p>
          </table:table-cell>
          <table:table-cell office:value-type="float" office:value="70.0647888184" calcext:value-type="float">
            <text:p>70.0647888184</text:p>
          </table:table-cell>
          <table:table-cell office:value-type="float" office:value="0.51437240839" calcext:value-type="float">
            <text:p>0.51437240839</text:p>
          </table:table-cell>
          <table:table-cell office:value-type="float" office:value="399.232910156" calcext:value-type="float">
            <text:p>399.232910156</text:p>
          </table:table-cell>
          <table:table-cell office:value-type="float" office:value="262.10559082" calcext:value-type="float">
            <text:p>262.10559082</text:p>
          </table:table-cell>
          <table:table-cell office:value-type="float" office:value="70.390083313" calcext:value-type="float">
            <text:p>70.390083313</text:p>
          </table:table-cell>
          <table:table-cell/>
          <table:table-cell office:value-type="float" office:value="1.5916751097748E+018" calcext:value-type="float">
            <text:p>1.5916751097748E+018</text:p>
          </table:table-cell>
          <table:table-cell office:value-type="float" office:value="4321" calcext:value-type="float">
            <text:p>4321</text:p>
          </table:table-cell>
          <table:table-cell office:value-type="float" office:value="1.59167510975746E+018" calcext:value-type="float">
            <text:p>1.59167510975746E+018</text:p>
          </table:table-cell>
          <table:table-cell/>
          <table:table-cell office:value-type="float" office:value="2.18252944946" calcext:value-type="float">
            <text:p>2.18252944946</text:p>
          </table:table-cell>
        </table:table-row>
        <table:table-row table:style-name="ro1">
          <table:table-cell office:value-type="float" office:value="1.59167510980713E+018" calcext:value-type="float">
            <text:p>1.59167510980713E+018</text:p>
          </table:table-cell>
          <table:table-cell office:value-type="float" office:value="4323" calcext:value-type="float">
            <text:p>4323</text:p>
          </table:table-cell>
          <table:table-cell office:value-type="float" office:value="1.59167510978936E+018" calcext:value-type="float">
            <text:p>1.59167510978936E+018</text:p>
          </table:table-cell>
          <table:table-cell/>
          <table:table-cell office:value-type="float" office:value="105.009277344" calcext:value-type="float">
            <text:p>105.009277344</text:p>
          </table:table-cell>
          <table:table-cell office:value-type="float" office:value="70.0726776123" calcext:value-type="float">
            <text:p>70.0726776123</text:p>
          </table:table-cell>
          <table:table-cell office:value-type="float" office:value="0.437039524317" calcext:value-type="float">
            <text:p>0.437039524317</text:p>
          </table:table-cell>
          <table:table-cell office:value-type="float" office:value="400.008209229" calcext:value-type="float">
            <text:p>400.008209229</text:p>
          </table:table-cell>
          <table:table-cell office:value-type="float" office:value="262.503234863" calcext:value-type="float">
            <text:p>262.503234863</text:p>
          </table:table-cell>
          <table:table-cell office:value-type="float" office:value="70.4173278809" calcext:value-type="float">
            <text:p>70.4173278809</text:p>
          </table:table-cell>
          <table:table-cell/>
          <table:table-cell office:value-type="float" office:value="1.5916751098081E+018" calcext:value-type="float">
            <text:p>1.5916751098081E+018</text:p>
          </table:table-cell>
          <table:table-cell office:value-type="float" office:value="4322" calcext:value-type="float">
            <text:p>4322</text:p>
          </table:table-cell>
          <table:table-cell office:value-type="float" office:value="1.59167510978936E+018" calcext:value-type="float">
            <text:p>1.59167510978936E+018</text:p>
          </table:table-cell>
          <table:table-cell/>
          <table:table-cell office:value-type="float" office:value="2.18225693703" calcext:value-type="float">
            <text:p>2.18225693703</text:p>
          </table:table-cell>
        </table:table-row>
        <table:table-row table:style-name="ro1">
          <table:table-cell office:value-type="float" office:value="1.59167510983966E+018" calcext:value-type="float">
            <text:p>1.59167510983966E+018</text:p>
          </table:table-cell>
          <table:table-cell office:value-type="float" office:value="4324" calcext:value-type="float">
            <text:p>4324</text:p>
          </table:table-cell>
          <table:table-cell office:value-type="float" office:value="1.59167510982541E+018" calcext:value-type="float">
            <text:p>1.59167510982541E+018</text:p>
          </table:table-cell>
          <table:table-cell/>
          <table:table-cell office:value-type="float" office:value="113.005943298" calcext:value-type="float">
            <text:p>113.005943298</text:p>
          </table:table-cell>
          <table:table-cell office:value-type="float" office:value="68.6564559937" calcext:value-type="float">
            <text:p>68.6564559937</text:p>
          </table:table-cell>
          <table:table-cell office:value-type="float" office:value="0.361661940813" calcext:value-type="float">
            <text:p>0.361661940813</text:p>
          </table:table-cell>
          <table:table-cell office:value-type="float" office:value="403.571166992" calcext:value-type="float">
            <text:p>403.571166992</text:p>
          </table:table-cell>
          <table:table-cell office:value-type="float" office:value="263.211486816" calcext:value-type="float">
            <text:p>263.211486816</text:p>
          </table:table-cell>
          <table:table-cell office:value-type="float" office:value="70.4173278809" calcext:value-type="float">
            <text:p>70.4173278809</text:p>
          </table:table-cell>
          <table:table-cell/>
          <table:table-cell office:value-type="float" office:value="1.59167510984089E+018" calcext:value-type="float">
            <text:p>1.59167510984089E+018</text:p>
          </table:table-cell>
          <table:table-cell office:value-type="float" office:value="4323" calcext:value-type="float">
            <text:p>4323</text:p>
          </table:table-cell>
          <table:table-cell office:value-type="float" office:value="1.59167510982541E+018" calcext:value-type="float">
            <text:p>1.59167510982541E+018</text:p>
          </table:table-cell>
          <table:table-cell/>
          <table:table-cell office:value-type="float" office:value="2.18225693703" calcext:value-type="float">
            <text:p>2.18225693703</text:p>
          </table:table-cell>
        </table:table-row>
        <table:table-row table:style-name="ro1">
          <table:table-cell office:value-type="float" office:value="1.59167510987196E+018" calcext:value-type="float">
            <text:p>1.59167510987196E+018</text:p>
          </table:table-cell>
          <table:table-cell office:value-type="float" office:value="4325" calcext:value-type="float">
            <text:p>4325</text:p>
          </table:table-cell>
          <table:table-cell office:value-type="float" office:value="1.59167510985752E+018" calcext:value-type="float">
            <text:p>1.59167510985752E+018</text:p>
          </table:table-cell>
          <table:table-cell/>
          <table:table-cell office:value-type="float" office:value="104.138053894" calcext:value-type="float">
            <text:p>104.138053894</text:p>
          </table:table-cell>
          <table:table-cell office:value-type="float" office:value="67.2014846802" calcext:value-type="float">
            <text:p>67.2014846802</text:p>
          </table:table-cell>
          <table:table-cell office:value-type="float" office:value="0.368727564812" calcext:value-type="float">
            <text:p>0.368727564812</text:p>
          </table:table-cell>
          <table:table-cell office:value-type="float" office:value="400.620361328" calcext:value-type="float">
            <text:p>400.620361328</text:p>
          </table:table-cell>
          <table:table-cell office:value-type="float" office:value="261.157684326" calcext:value-type="float">
            <text:p>261.157684326</text:p>
          </table:table-cell>
          <table:table-cell office:value-type="float" office:value="70.2615890503" calcext:value-type="float">
            <text:p>70.2615890503</text:p>
          </table:table-cell>
          <table:table-cell/>
          <table:table-cell office:value-type="float" office:value="1.59167510987324E+018" calcext:value-type="float">
            <text:p>1.59167510987324E+018</text:p>
          </table:table-cell>
          <table:table-cell office:value-type="float" office:value="4324" calcext:value-type="float">
            <text:p>4324</text:p>
          </table:table-cell>
          <table:table-cell office:value-type="float" office:value="1.59167510985752E+018" calcext:value-type="float">
            <text:p>1.59167510985752E+018</text:p>
          </table:table-cell>
          <table:table-cell/>
          <table:table-cell office:value-type="float" office:value="2.18381428719" calcext:value-type="float">
            <text:p>2.18381428719</text:p>
          </table:table-cell>
        </table:table-row>
        <table:table-row table:style-name="ro1">
          <table:table-cell office:value-type="float" office:value="1.59167510990761E+018" calcext:value-type="float">
            <text:p>1.59167510990761E+018</text:p>
          </table:table-cell>
          <table:table-cell office:value-type="float" office:value="4326" calcext:value-type="float">
            <text:p>4326</text:p>
          </table:table-cell>
          <table:table-cell office:value-type="float" office:value="1.59167510988992E+018" calcext:value-type="float">
            <text:p>1.59167510988992E+018</text:p>
          </table:table-cell>
          <table:table-cell/>
          <table:table-cell office:value-type="float" office:value="105.000289917" calcext:value-type="float">
            <text:p>105.000289917</text:p>
          </table:table-cell>
          <table:table-cell office:value-type="float" office:value="67.2966995239" calcext:value-type="float">
            <text:p>67.2966995239</text:p>
          </table:table-cell>
          <table:table-cell office:value-type="float" office:value="0.312973767519" calcext:value-type="float">
            <text:p>0.312973767519</text:p>
          </table:table-cell>
          <table:table-cell office:value-type="float" office:value="401.642730713" calcext:value-type="float">
            <text:p>401.642730713</text:p>
          </table:table-cell>
          <table:table-cell office:value-type="float" office:value="260.654327393" calcext:value-type="float">
            <text:p>260.654327393</text:p>
          </table:table-cell>
          <table:table-cell office:value-type="float" office:value="70.2615890503" calcext:value-type="float">
            <text:p>70.2615890503</text:p>
          </table:table-cell>
          <table:table-cell/>
          <table:table-cell office:value-type="float" office:value="1.59167510990916E+018" calcext:value-type="float">
            <text:p>1.59167510990916E+018</text:p>
          </table:table-cell>
          <table:table-cell office:value-type="float" office:value="4325" calcext:value-type="float">
            <text:p>4325</text:p>
          </table:table-cell>
          <table:table-cell office:value-type="float" office:value="1.59167510988992E+018" calcext:value-type="float">
            <text:p>1.59167510988992E+018</text:p>
          </table:table-cell>
          <table:table-cell/>
          <table:table-cell office:value-type="float" office:value="2.18381428719" calcext:value-type="float">
            <text:p>2.18381428719</text:p>
          </table:table-cell>
        </table:table-row>
        <table:table-row table:style-name="ro1">
          <table:table-cell office:value-type="float" office:value="1.59167510993985E+018" calcext:value-type="float">
            <text:p>1.59167510993985E+018</text:p>
          </table:table-cell>
          <table:table-cell office:value-type="float" office:value="4327" calcext:value-type="float">
            <text:p>4327</text:p>
          </table:table-cell>
          <table:table-cell office:value-type="float" office:value="1.59167510992556E+018" calcext:value-type="float">
            <text:p>1.59167510992556E+018</text:p>
          </table:table-cell>
          <table:table-cell/>
          <table:table-cell office:value-type="float" office:value="103.020950317" calcext:value-type="float">
            <text:p>103.020950317</text:p>
          </table:table-cell>
          <table:table-cell office:value-type="float" office:value="68.8811035156" calcext:value-type="float">
            <text:p>68.8811035156</text:p>
          </table:table-cell>
          <table:table-cell office:value-type="float" office:value="0.28323584795" calcext:value-type="float">
            <text:p>0.28323584795</text:p>
          </table:table-cell>
          <table:table-cell office:value-type="float" office:value="402.234161377" calcext:value-type="float">
            <text:p>402.234161377</text:p>
          </table:table-cell>
          <table:table-cell office:value-type="float" office:value="260.368743896" calcext:value-type="float">
            <text:p>260.368743896</text:p>
          </table:table-cell>
          <table:table-cell office:value-type="float" office:value="70.1334762573" calcext:value-type="float">
            <text:p>70.1334762573</text:p>
          </table:table-cell>
          <table:table-cell/>
          <table:table-cell office:value-type="float" office:value="1.59167510994116E+018" calcext:value-type="float">
            <text:p>1.59167510994116E+018</text:p>
          </table:table-cell>
          <table:table-cell office:value-type="float" office:value="4326" calcext:value-type="float">
            <text:p>4326</text:p>
          </table:table-cell>
          <table:table-cell office:value-type="float" office:value="1.59167510992556E+018" calcext:value-type="float">
            <text:p>1.59167510992556E+018</text:p>
          </table:table-cell>
          <table:table-cell/>
          <table:table-cell office:value-type="float" office:value="2.18509554863" calcext:value-type="float">
            <text:p>2.18509554863</text:p>
          </table:table-cell>
        </table:table-row>
        <table:table-row table:style-name="ro1">
          <table:table-cell office:value-type="float" office:value="1.59167510997784E+018" calcext:value-type="float">
            <text:p>1.59167510997784E+018</text:p>
          </table:table-cell>
          <table:table-cell office:value-type="float" office:value="4328" calcext:value-type="float">
            <text:p>4328</text:p>
          </table:table-cell>
          <table:table-cell office:value-type="float" office:value="1.59167510995734E+018" calcext:value-type="float">
            <text:p>1.59167510995734E+018</text:p>
          </table:table-cell>
          <table:table-cell/>
          <table:table-cell office:value-type="float" office:value="97.977355957" calcext:value-type="float">
            <text:p>97.977355957</text:p>
          </table:table-cell>
          <table:table-cell office:value-type="float" office:value="68.5618133545" calcext:value-type="float">
            <text:p>68.5618133545</text:p>
          </table:table-cell>
          <table:table-cell office:value-type="float" office:value="0.21556930244" calcext:value-type="float">
            <text:p>0.21556930244</text:p>
          </table:table-cell>
          <table:table-cell office:value-type="float" office:value="401.149291992" calcext:value-type="float">
            <text:p>401.149291992</text:p>
          </table:table-cell>
          <table:table-cell office:value-type="float" office:value="258.91192627" calcext:value-type="float">
            <text:p>258.91192627</text:p>
          </table:table-cell>
          <table:table-cell office:value-type="float" office:value="70.1334762573" calcext:value-type="float">
            <text:p>70.1334762573</text:p>
          </table:table-cell>
          <table:table-cell/>
          <table:table-cell office:value-type="float" office:value="1.59167510997902E+018" calcext:value-type="float">
            <text:p>1.59167510997902E+018</text:p>
          </table:table-cell>
          <table:table-cell office:value-type="float" office:value="4327" calcext:value-type="float">
            <text:p>4327</text:p>
          </table:table-cell>
          <table:table-cell office:value-type="float" office:value="1.59167510995734E+018" calcext:value-type="float">
            <text:p>1.59167510995734E+018</text:p>
          </table:table-cell>
          <table:table-cell/>
          <table:table-cell office:value-type="float" office:value="2.18509554863" calcext:value-type="float">
            <text:p>2.18509554863</text:p>
          </table:table-cell>
        </table:table-row>
        <table:table-row table:style-name="ro1">
          <table:table-cell office:value-type="float" office:value="1.59167511000394E+018" calcext:value-type="float">
            <text:p>1.59167511000394E+018</text:p>
          </table:table-cell>
          <table:table-cell office:value-type="float" office:value="4329" calcext:value-type="float">
            <text:p>4329</text:p>
          </table:table-cell>
          <table:table-cell office:value-type="float" office:value="1.59167510998938E+018" calcext:value-type="float">
            <text:p>1.59167510998938E+018</text:p>
          </table:table-cell>
          <table:table-cell/>
          <table:table-cell office:value-type="float" office:value="100.06463623" calcext:value-type="float">
            <text:p>100.06463623</text:p>
          </table:table-cell>
          <table:table-cell office:value-type="float" office:value="69.6946868896" calcext:value-type="float">
            <text:p>69.6946868896</text:p>
          </table:table-cell>
          <table:table-cell office:value-type="float" office:value="0.155117675662" calcext:value-type="float">
            <text:p>0.155117675662</text:p>
          </table:table-cell>
          <table:table-cell office:value-type="float" office:value="401.295928955" calcext:value-type="float">
            <text:p>401.295928955</text:p>
          </table:table-cell>
          <table:table-cell office:value-type="float" office:value="258.463134766" calcext:value-type="float">
            <text:p>258.463134766</text:p>
          </table:table-cell>
          <table:table-cell office:value-type="float" office:value="70.0765914917" calcext:value-type="float">
            <text:p>70.0765914917</text:p>
          </table:table-cell>
          <table:table-cell/>
          <table:table-cell office:value-type="float" office:value="1.59167511000534E+018" calcext:value-type="float">
            <text:p>1.59167511000534E+018</text:p>
          </table:table-cell>
          <table:table-cell office:value-type="float" office:value="4328" calcext:value-type="float">
            <text:p>4328</text:p>
          </table:table-cell>
          <table:table-cell office:value-type="float" office:value="1.59167510998938E+018" calcext:value-type="float">
            <text:p>1.59167510998938E+018</text:p>
          </table:table-cell>
          <table:table-cell/>
          <table:table-cell office:value-type="float" office:value="2.18566441536" calcext:value-type="float">
            <text:p>2.18566441536</text:p>
          </table:table-cell>
        </table:table-row>
        <table:table-row table:style-name="ro1">
          <table:table-cell office:value-type="float" office:value="1.59167511003884E+018" calcext:value-type="float">
            <text:p>1.59167511003884E+018</text:p>
          </table:table-cell>
          <table:table-cell office:value-type="float" office:value="4330" calcext:value-type="float">
            <text:p>4330</text:p>
          </table:table-cell>
          <table:table-cell office:value-type="float" office:value="1.59167511002542E+018" calcext:value-type="float">
            <text:p>1.59167511002542E+018</text:p>
          </table:table-cell>
          <table:table-cell/>
          <table:table-cell office:value-type="float" office:value="100.527954102" calcext:value-type="float">
            <text:p>100.527954102</text:p>
          </table:table-cell>
          <table:table-cell office:value-type="float" office:value="70.6085968018" calcext:value-type="float">
            <text:p>70.6085968018</text:p>
          </table:table-cell>
          <table:table-cell office:value-type="float" office:value="0.0800153389573" calcext:value-type="float">
            <text:p>0.0800153389573</text:p>
          </table:table-cell>
          <table:table-cell office:value-type="float" office:value="402.201873779" calcext:value-type="float">
            <text:p>402.201873779</text:p>
          </table:table-cell>
          <table:table-cell office:value-type="float" office:value="257.578521729" calcext:value-type="float">
            <text:p>257.578521729</text:p>
          </table:table-cell>
          <table:table-cell office:value-type="float" office:value="70.0765914917" calcext:value-type="float">
            <text:p>70.0765914917</text:p>
          </table:table-cell>
          <table:table-cell/>
          <table:table-cell office:value-type="float" office:value="1.59167511004E+018" calcext:value-type="float">
            <text:p>1.59167511004E+018</text:p>
          </table:table-cell>
          <table:table-cell office:value-type="float" office:value="4329" calcext:value-type="float">
            <text:p>4329</text:p>
          </table:table-cell>
          <table:table-cell office:value-type="float" office:value="1.59167511002542E+018" calcext:value-type="float">
            <text:p>1.59167511002542E+018</text:p>
          </table:table-cell>
          <table:table-cell/>
          <table:table-cell office:value-type="float" office:value="2.18566441536" calcext:value-type="float">
            <text:p>2.18566441536</text:p>
          </table:table-cell>
        </table:table-row>
        <table:table-row table:style-name="ro1">
          <table:table-cell office:value-type="float" office:value="1.59167511007015E+018" calcext:value-type="float">
            <text:p>1.59167511007015E+018</text:p>
          </table:table-cell>
          <table:table-cell office:value-type="float" office:value="4331" calcext:value-type="float">
            <text:p>4331</text:p>
          </table:table-cell>
          <table:table-cell office:value-type="float" office:value="1.59167511005714E+018" calcext:value-type="float">
            <text:p>1.59167511005714E+018</text:p>
          </table:table-cell>
          <table:table-cell/>
          <table:table-cell office:value-type="float" office:value="99.7617645264" calcext:value-type="float">
            <text:p>99.7617645264</text:p>
          </table:table-cell>
          <table:table-cell office:value-type="float" office:value="71.6475219727" calcext:value-type="float">
            <text:p>71.6475219727</text:p>
          </table:table-cell>
          <table:table-cell office:value-type="float" office:value="0.0252634119242" calcext:value-type="float">
            <text:p>0.0252634119242</text:p>
          </table:table-cell>
          <table:table-cell office:value-type="float" office:value="402.375579834" calcext:value-type="float">
            <text:p>402.375579834</text:p>
          </table:table-cell>
          <table:table-cell office:value-type="float" office:value="257.123962402" calcext:value-type="float">
            <text:p>257.123962402</text:p>
          </table:table-cell>
          <table:table-cell office:value-type="float" office:value="70.2470092773" calcext:value-type="float">
            <text:p>70.2470092773</text:p>
          </table:table-cell>
          <table:table-cell/>
          <table:table-cell office:value-type="float" office:value="1.59167511007177E+018" calcext:value-type="float">
            <text:p>1.59167511007177E+018</text:p>
          </table:table-cell>
          <table:table-cell office:value-type="float" office:value="4330" calcext:value-type="float">
            <text:p>4330</text:p>
          </table:table-cell>
          <table:table-cell office:value-type="float" office:value="1.59167511005714E+018" calcext:value-type="float">
            <text:p>1.59167511005714E+018</text:p>
          </table:table-cell>
          <table:table-cell/>
          <table:table-cell office:value-type="float" office:value="2.18396019936" calcext:value-type="float">
            <text:p>2.18396019936</text:p>
          </table:table-cell>
        </table:table-row>
        <table:table-row table:style-name="ro1">
          <table:table-cell office:value-type="float" office:value="1.59167511010812E+018" calcext:value-type="float">
            <text:p>1.59167511010812E+018</text:p>
          </table:table-cell>
          <table:table-cell office:value-type="float" office:value="4332" calcext:value-type="float">
            <text:p>4332</text:p>
          </table:table-cell>
          <table:table-cell office:value-type="float" office:value="1.59167511008924E+018" calcext:value-type="float">
            <text:p>1.59167511008924E+018</text:p>
          </table:table-cell>
          <table:table-cell/>
          <table:table-cell office:value-type="float" office:value="98.3051223755" calcext:value-type="float">
            <text:p>98.3051223755</text:p>
          </table:table-cell>
          <table:table-cell office:value-type="float" office:value="73.4311065674" calcext:value-type="float">
            <text:p>73.4311065674</text:p>
          </table:table-cell>
          <table:table-cell office:value-type="float" office:value="-0.011142000556" calcext:value-type="float">
            <text:p>-0.011142000556</text:p>
          </table:table-cell>
          <table:table-cell office:value-type="float" office:value="402.307342529" calcext:value-type="float">
            <text:p>402.307342529</text:p>
          </table:table-cell>
          <table:table-cell office:value-type="float" office:value="256.55645752" calcext:value-type="float">
            <text:p>256.55645752</text:p>
          </table:table-cell>
          <table:table-cell office:value-type="float" office:value="70.2470092773" calcext:value-type="float">
            <text:p>70.2470092773</text:p>
          </table:table-cell>
          <table:table-cell/>
          <table:table-cell office:value-type="float" office:value="1.59167511010976E+018" calcext:value-type="float">
            <text:p>1.59167511010976E+018</text:p>
          </table:table-cell>
          <table:table-cell office:value-type="float" office:value="4331" calcext:value-type="float">
            <text:p>4331</text:p>
          </table:table-cell>
          <table:table-cell office:value-type="float" office:value="1.59167511008924E+018" calcext:value-type="float">
            <text:p>1.59167511008924E+018</text:p>
          </table:table-cell>
          <table:table-cell/>
          <table:table-cell office:value-type="float" office:value="2.18396019936" calcext:value-type="float">
            <text:p>2.18396019936</text:p>
          </table:table-cell>
        </table:table-row>
        <table:table-row table:style-name="ro1">
          <table:table-cell office:value-type="float" office:value="1.59167511014611E+018" calcext:value-type="float">
            <text:p>1.59167511014611E+018</text:p>
          </table:table-cell>
          <table:table-cell office:value-type="float" office:value="4333" calcext:value-type="float">
            <text:p>4333</text:p>
          </table:table-cell>
          <table:table-cell office:value-type="float" office:value="1.59167511013027E+018" calcext:value-type="float">
            <text:p>1.59167511013027E+018</text:p>
          </table:table-cell>
          <table:table-cell/>
          <table:table-cell office:value-type="float" office:value="101.654411316" calcext:value-type="float">
            <text:p>101.654411316</text:p>
          </table:table-cell>
          <table:table-cell office:value-type="float" office:value="73.0994720459" calcext:value-type="float">
            <text:p>73.0994720459</text:p>
          </table:table-cell>
          <table:table-cell office:value-type="float" office:value="0.00189097749535" calcext:value-type="float">
            <text:p>0.00189097749535</text:p>
          </table:table-cell>
          <table:table-cell office:value-type="float" office:value="403.363769531" calcext:value-type="float">
            <text:p>403.363769531</text:p>
          </table:table-cell>
          <table:table-cell office:value-type="float" office:value="257.063018799" calcext:value-type="float">
            <text:p>257.063018799</text:p>
          </table:table-cell>
          <table:table-cell office:value-type="float" office:value="70.5489730835" calcext:value-type="float">
            <text:p>70.5489730835</text:p>
          </table:table-cell>
          <table:table-cell/>
          <table:table-cell office:value-type="float" office:value="1.59167511014756E+018" calcext:value-type="float">
            <text:p>1.59167511014756E+018</text:p>
          </table:table-cell>
          <table:table-cell office:value-type="float" office:value="4332" calcext:value-type="float">
            <text:p>4332</text:p>
          </table:table-cell>
          <table:table-cell office:value-type="float" office:value="1.59167511013027E+018" calcext:value-type="float">
            <text:p>1.59167511013027E+018</text:p>
          </table:table-cell>
          <table:table-cell/>
          <table:table-cell office:value-type="float" office:value="2.18094062805" calcext:value-type="float">
            <text:p>2.18094062805</text:p>
          </table:table-cell>
        </table:table-row>
        <table:table-row table:style-name="ro1">
          <table:table-cell office:value-type="float" office:value="1.59167511019426E+018" calcext:value-type="float">
            <text:p>1.59167511019426E+018</text:p>
          </table:table-cell>
          <table:table-cell office:value-type="float" office:value="4334" calcext:value-type="float">
            <text:p>4334</text:p>
          </table:table-cell>
          <table:table-cell office:value-type="float" office:value="1.59167511016233E+018" calcext:value-type="float">
            <text:p>1.59167511016233E+018</text:p>
          </table:table-cell>
          <table:table-cell/>
          <table:table-cell office:value-type="float" office:value="100.454193115" calcext:value-type="float">
            <text:p>100.454193115</text:p>
          </table:table-cell>
          <table:table-cell office:value-type="float" office:value="72.7607498169" calcext:value-type="float">
            <text:p>72.7607498169</text:p>
          </table:table-cell>
          <table:table-cell office:value-type="float" office:value="-0.0842195376754" calcext:value-type="float">
            <text:p>-0.0842195376754</text:p>
          </table:table-cell>
          <table:table-cell office:value-type="float" office:value="403.047821045" calcext:value-type="float">
            <text:p>403.047821045</text:p>
          </table:table-cell>
          <table:table-cell office:value-type="float" office:value="254.959518433" calcext:value-type="float">
            <text:p>254.959518433</text:p>
          </table:table-cell>
          <table:table-cell office:value-type="float" office:value="70.5489730835" calcext:value-type="float">
            <text:p>70.5489730835</text:p>
          </table:table-cell>
          <table:table-cell/>
          <table:table-cell office:value-type="float" office:value="1.59167511019567E+018" calcext:value-type="float">
            <text:p>1.59167511019567E+018</text:p>
          </table:table-cell>
          <table:table-cell office:value-type="float" office:value="4333" calcext:value-type="float">
            <text:p>4333</text:p>
          </table:table-cell>
          <table:table-cell office:value-type="float" office:value="1.59167511016233E+018" calcext:value-type="float">
            <text:p>1.59167511016233E+018</text:p>
          </table:table-cell>
          <table:table-cell/>
          <table:table-cell office:value-type="float" office:value="2.18094062805" calcext:value-type="float">
            <text:p>2.18094062805</text:p>
          </table:table-cell>
        </table:table-row>
        <table:table-row table:style-name="ro1">
          <table:table-cell office:value-type="float" office:value="1.59167511020998E+018" calcext:value-type="float">
            <text:p>1.59167511020998E+018</text:p>
          </table:table-cell>
          <table:table-cell office:value-type="float" office:value="4335" calcext:value-type="float">
            <text:p>4335</text:p>
          </table:table-cell>
          <table:table-cell office:value-type="float" office:value="1.59167511018995E+018" calcext:value-type="float">
            <text:p>1.59167511018995E+018</text:p>
          </table:table-cell>
          <table:table-cell/>
          <table:table-cell office:value-type="float" office:value="104.582565308" calcext:value-type="float">
            <text:p>104.582565308</text:p>
          </table:table-cell>
          <table:table-cell office:value-type="float" office:value="70.9368972778" calcext:value-type="float">
            <text:p>70.9368972778</text:p>
          </table:table-cell>
          <table:table-cell office:value-type="float" office:value="-0.161734566092" calcext:value-type="float">
            <text:p>-0.161734566092</text:p>
          </table:table-cell>
          <table:table-cell office:value-type="float" office:value="403.808898926" calcext:value-type="float">
            <text:p>403.808898926</text:p>
          </table:table-cell>
          <table:table-cell office:value-type="float" office:value="254.192062378" calcext:value-type="float">
            <text:p>254.192062378</text:p>
          </table:table-cell>
          <table:table-cell office:value-type="float" office:value="70.7302474976" calcext:value-type="float">
            <text:p>70.7302474976</text:p>
          </table:table-cell>
          <table:table-cell/>
          <table:table-cell office:value-type="float" office:value="1.59167511021197E+018" calcext:value-type="float">
            <text:p>1.59167511021197E+018</text:p>
          </table:table-cell>
          <table:table-cell office:value-type="float" office:value="4334" calcext:value-type="float">
            <text:p>4334</text:p>
          </table:table-cell>
          <table:table-cell office:value-type="float" office:value="1.59167511018995E+018" calcext:value-type="float">
            <text:p>1.59167511018995E+018</text:p>
          </table:table-cell>
          <table:table-cell/>
          <table:table-cell office:value-type="float" office:value="2.17912769318" calcext:value-type="float">
            <text:p>2.17912769318</text:p>
          </table:table-cell>
        </table:table-row>
        <table:table-row table:style-name="ro1">
          <table:table-cell office:value-type="float" office:value="1.59167511024063E+018" calcext:value-type="float">
            <text:p>1.59167511024063E+018</text:p>
          </table:table-cell>
          <table:table-cell office:value-type="float" office:value="4336" calcext:value-type="float">
            <text:p>4336</text:p>
          </table:table-cell>
          <table:table-cell office:value-type="float" office:value="1.59167511022547E+018" calcext:value-type="float">
            <text:p>1.59167511022547E+018</text:p>
          </table:table-cell>
          <table:table-cell/>
          <table:table-cell office:value-type="float" office:value="103.380592346" calcext:value-type="float">
            <text:p>103.380592346</text:p>
          </table:table-cell>
          <table:table-cell office:value-type="float" office:value="71.2167892456" calcext:value-type="float">
            <text:p>71.2167892456</text:p>
          </table:table-cell>
          <table:table-cell office:value-type="float" office:value="-0.129280492663" calcext:value-type="float">
            <text:p>-0.129280492663</text:p>
          </table:table-cell>
          <table:table-cell office:value-type="float" office:value="403.976867676" calcext:value-type="float">
            <text:p>403.976867676</text:p>
          </table:table-cell>
          <table:table-cell office:value-type="float" office:value="254.287567139" calcext:value-type="float">
            <text:p>254.287567139</text:p>
          </table:table-cell>
          <table:table-cell office:value-type="float" office:value="70.7302474976" calcext:value-type="float">
            <text:p>70.7302474976</text:p>
          </table:table-cell>
          <table:table-cell/>
          <table:table-cell office:value-type="float" office:value="1.59167511024106E+018" calcext:value-type="float">
            <text:p>1.59167511024106E+018</text:p>
          </table:table-cell>
          <table:table-cell office:value-type="float" office:value="4335" calcext:value-type="float">
            <text:p>4335</text:p>
          </table:table-cell>
          <table:table-cell office:value-type="float" office:value="1.59167511022547E+018" calcext:value-type="float">
            <text:p>1.59167511022547E+018</text:p>
          </table:table-cell>
          <table:table-cell/>
          <table:table-cell office:value-type="float" office:value="2.17912769318" calcext:value-type="float">
            <text:p>2.17912769318</text:p>
          </table:table-cell>
        </table:table-row>
        <table:table-row table:style-name="ro1">
          <table:table-cell office:value-type="float" office:value="1.59167511028752E+018" calcext:value-type="float">
            <text:p>1.59167511028752E+018</text:p>
          </table:table-cell>
          <table:table-cell office:value-type="float" office:value="4337" calcext:value-type="float">
            <text:p>4337</text:p>
          </table:table-cell>
          <table:table-cell office:value-type="float" office:value="1.59167511026382E+018" calcext:value-type="float">
            <text:p>1.59167511026382E+018</text:p>
          </table:table-cell>
          <table:table-cell/>
          <table:table-cell office:value-type="float" office:value="101.797637939" calcext:value-type="float">
            <text:p>101.797637939</text:p>
          </table:table-cell>
          <table:table-cell office:value-type="float" office:value="70.8714370728" calcext:value-type="float">
            <text:p>70.8714370728</text:p>
          </table:table-cell>
          <table:table-cell office:value-type="float" office:value="-0.149874851108" calcext:value-type="float">
            <text:p>-0.149874851108</text:p>
          </table:table-cell>
          <table:table-cell office:value-type="float" office:value="404.066619873" calcext:value-type="float">
            <text:p>404.066619873</text:p>
          </table:table-cell>
          <table:table-cell office:value-type="float" office:value="255.68800354" calcext:value-type="float">
            <text:p>255.68800354</text:p>
          </table:table-cell>
          <table:table-cell office:value-type="float" office:value="70.6684265137" calcext:value-type="float">
            <text:p>70.6684265137</text:p>
          </table:table-cell>
          <table:table-cell/>
          <table:table-cell office:value-type="float" office:value="1.5916751102886E+018" calcext:value-type="float">
            <text:p>1.5916751102886E+018</text:p>
          </table:table-cell>
          <table:table-cell office:value-type="float" office:value="4336" calcext:value-type="float">
            <text:p>4336</text:p>
          </table:table-cell>
          <table:table-cell office:value-type="float" office:value="1.59167511026382E+018" calcext:value-type="float">
            <text:p>1.59167511026382E+018</text:p>
          </table:table-cell>
          <table:table-cell/>
          <table:table-cell office:value-type="float" office:value="2.17974591255" calcext:value-type="float">
            <text:p>2.17974591255</text:p>
          </table:table-cell>
        </table:table-row>
        <table:table-row table:style-name="ro1">
          <table:table-cell office:value-type="float" office:value="1.5916751103055E+018" calcext:value-type="float">
            <text:p>1.5916751103055E+018</text:p>
          </table:table-cell>
          <table:table-cell office:value-type="float" office:value="4338" calcext:value-type="float">
            <text:p>4338</text:p>
          </table:table-cell>
          <table:table-cell office:value-type="float" office:value="1.5916751102897E+018" calcext:value-type="float">
            <text:p>1.5916751102897E+018</text:p>
          </table:table-cell>
          <table:table-cell/>
          <table:table-cell office:value-type="float" office:value="102.429252625" calcext:value-type="float">
            <text:p>102.429252625</text:p>
          </table:table-cell>
          <table:table-cell office:value-type="float" office:value="70.1686248779" calcext:value-type="float">
            <text:p>70.1686248779</text:p>
          </table:table-cell>
          <table:table-cell office:value-type="float" office:value="-0.267126768827" calcext:value-type="float">
            <text:p>-0.267126768827</text:p>
          </table:table-cell>
          <table:table-cell office:value-type="float" office:value="404.570800781" calcext:value-type="float">
            <text:p>404.570800781</text:p>
          </table:table-cell>
          <table:table-cell office:value-type="float" office:value="254.310897827" calcext:value-type="float">
            <text:p>254.310897827</text:p>
          </table:table-cell>
          <table:table-cell office:value-type="float" office:value="70.6684265137" calcext:value-type="float">
            <text:p>70.6684265137</text:p>
          </table:table-cell>
          <table:table-cell/>
          <table:table-cell office:value-type="float" office:value="1.59167511030666E+018" calcext:value-type="float">
            <text:p>1.59167511030666E+018</text:p>
          </table:table-cell>
          <table:table-cell office:value-type="float" office:value="4337" calcext:value-type="float">
            <text:p>4337</text:p>
          </table:table-cell>
          <table:table-cell office:value-type="float" office:value="1.5916751102897E+018" calcext:value-type="float">
            <text:p>1.5916751102897E+018</text:p>
          </table:table-cell>
          <table:table-cell/>
          <table:table-cell office:value-type="float" office:value="2.17974591255" calcext:value-type="float">
            <text:p>2.17974591255</text:p>
          </table:table-cell>
        </table:table-row>
        <table:table-row table:style-name="ro1">
          <table:table-cell office:value-type="float" office:value="1.59167511034338E+018" calcext:value-type="float">
            <text:p>1.59167511034338E+018</text:p>
          </table:table-cell>
          <table:table-cell office:value-type="float" office:value="4339" calcext:value-type="float">
            <text:p>4339</text:p>
          </table:table-cell>
          <table:table-cell office:value-type="float" office:value="1.59167511032559E+018" calcext:value-type="float">
            <text:p>1.59167511032559E+018</text:p>
          </table:table-cell>
          <table:table-cell/>
          <table:table-cell office:value-type="float" office:value="107.602294922" calcext:value-type="float">
            <text:p>107.602294922</text:p>
          </table:table-cell>
          <table:table-cell office:value-type="float" office:value="68.0422210693" calcext:value-type="float">
            <text:p>68.0422210693</text:p>
          </table:table-cell>
          <table:table-cell office:value-type="float" office:value="-0.384798824787" calcext:value-type="float">
            <text:p>-0.384798824787</text:p>
          </table:table-cell>
          <table:table-cell office:value-type="float" office:value="404.45715332" calcext:value-type="float">
            <text:p>404.45715332</text:p>
          </table:table-cell>
          <table:table-cell office:value-type="float" office:value="251.725479126" calcext:value-type="float">
            <text:p>251.725479126</text:p>
          </table:table-cell>
          <table:table-cell office:value-type="float" office:value="70.7778625488" calcext:value-type="float">
            <text:p>70.7778625488</text:p>
          </table:table-cell>
          <table:table-cell/>
          <table:table-cell office:value-type="float" office:value="1.59167511034516E+018" calcext:value-type="float">
            <text:p>1.59167511034516E+018</text:p>
          </table:table-cell>
          <table:table-cell office:value-type="float" office:value="4338" calcext:value-type="float">
            <text:p>4338</text:p>
          </table:table-cell>
          <table:table-cell office:value-type="float" office:value="1.59167511032559E+018" calcext:value-type="float">
            <text:p>1.59167511032559E+018</text:p>
          </table:table-cell>
          <table:table-cell/>
          <table:table-cell office:value-type="float" office:value="2.17865157127" calcext:value-type="float">
            <text:p>2.17865157127</text:p>
          </table:table-cell>
        </table:table-row>
        <table:table-row table:style-name="ro1">
          <table:table-cell office:value-type="float" office:value="1.5916751103742E+018" calcext:value-type="float">
            <text:p>1.5916751103742E+018</text:p>
          </table:table-cell>
          <table:table-cell office:value-type="float" office:value="4340" calcext:value-type="float">
            <text:p>4340</text:p>
          </table:table-cell>
          <table:table-cell office:value-type="float" office:value="1.59167511035731E+018" calcext:value-type="float">
            <text:p>1.59167511035731E+018</text:p>
          </table:table-cell>
          <table:table-cell/>
          <table:table-cell office:value-type="float" office:value="108.165161133" calcext:value-type="float">
            <text:p>108.165161133</text:p>
          </table:table-cell>
          <table:table-cell office:value-type="float" office:value="70.0775527954" calcext:value-type="float">
            <text:p>70.0775527954</text:p>
          </table:table-cell>
          <table:table-cell office:value-type="float" office:value="-0.561662495136" calcext:value-type="float">
            <text:p>-0.561662495136</text:p>
          </table:table-cell>
          <table:table-cell office:value-type="float" office:value="403.320800781" calcext:value-type="float">
            <text:p>403.320800781</text:p>
          </table:table-cell>
          <table:table-cell office:value-type="float" office:value="247.515258789" calcext:value-type="float">
            <text:p>247.515258789</text:p>
          </table:table-cell>
          <table:table-cell office:value-type="float" office:value="70.7778625488" calcext:value-type="float">
            <text:p>70.7778625488</text:p>
          </table:table-cell>
          <table:table-cell/>
          <table:table-cell office:value-type="float" office:value="1.59167511037289E+018" calcext:value-type="float">
            <text:p>1.59167511037289E+018</text:p>
          </table:table-cell>
          <table:table-cell office:value-type="float" office:value="4339" calcext:value-type="float">
            <text:p>4339</text:p>
          </table:table-cell>
          <table:table-cell office:value-type="float" office:value="1.59167511035731E+018" calcext:value-type="float">
            <text:p>1.59167511035731E+018</text:p>
          </table:table-cell>
          <table:table-cell/>
          <table:table-cell office:value-type="float" office:value="2.17865157127" calcext:value-type="float">
            <text:p>2.17865157127</text:p>
          </table:table-cell>
        </table:table-row>
        <table:table-row table:style-name="ro1">
          <table:table-cell office:value-type="float" office:value="1.59167511041301E+018" calcext:value-type="float">
            <text:p>1.59167511041301E+018</text:p>
          </table:table-cell>
          <table:table-cell office:value-type="float" office:value="4341" calcext:value-type="float">
            <text:p>4341</text:p>
          </table:table-cell>
          <table:table-cell office:value-type="float" office:value="1.59167511039543E+018" calcext:value-type="float">
            <text:p>1.59167511039543E+018</text:p>
          </table:table-cell>
          <table:table-cell/>
          <table:table-cell office:value-type="float" office:value="106.087638855" calcext:value-type="float">
            <text:p>106.087638855</text:p>
          </table:table-cell>
          <table:table-cell office:value-type="float" office:value="70.4377059937" calcext:value-type="float">
            <text:p>70.4377059937</text:p>
          </table:table-cell>
          <table:table-cell office:value-type="float" office:value="-0.583741605282" calcext:value-type="float">
            <text:p>-0.583741605282</text:p>
          </table:table-cell>
          <table:table-cell office:value-type="float" office:value="402.829498291" calcext:value-type="float">
            <text:p>402.829498291</text:p>
          </table:table-cell>
          <table:table-cell office:value-type="float" office:value="246.801986694" calcext:value-type="float">
            <text:p>246.801986694</text:p>
          </table:table-cell>
          <table:table-cell office:value-type="float" office:value="70.8984680176" calcext:value-type="float">
            <text:p>70.8984680176</text:p>
          </table:table-cell>
          <table:table-cell/>
          <table:table-cell office:value-type="float" office:value="1.59167511041326E+018" calcext:value-type="float">
            <text:p>1.59167511041326E+018</text:p>
          </table:table-cell>
          <table:table-cell office:value-type="float" office:value="4340" calcext:value-type="float">
            <text:p>4340</text:p>
          </table:table-cell>
          <table:table-cell office:value-type="float" office:value="1.59167511039543E+018" calcext:value-type="float">
            <text:p>1.59167511039543E+018</text:p>
          </table:table-cell>
          <table:table-cell/>
          <table:table-cell office:value-type="float" office:value="2.1774456501" calcext:value-type="float">
            <text:p>2.1774456501</text:p>
          </table:table-cell>
        </table:table-row>
        <table:table-row table:style-name="ro1">
          <table:table-cell office:value-type="float" office:value="1.59167511045733E+018" calcext:value-type="float">
            <text:p>1.59167511045733E+018</text:p>
          </table:table-cell>
          <table:table-cell office:value-type="float" office:value="4342" calcext:value-type="float">
            <text:p>4342</text:p>
          </table:table-cell>
          <table:table-cell office:value-type="float" office:value="1.59167511043081E+018" calcext:value-type="float">
            <text:p>1.59167511043081E+018</text:p>
          </table:table-cell>
          <table:table-cell/>
          <table:table-cell office:value-type="float" office:value="101.181350708" calcext:value-type="float">
            <text:p>101.181350708</text:p>
          </table:table-cell>
          <table:table-cell office:value-type="float" office:value="70.9217987061" calcext:value-type="float">
            <text:p>70.9217987061</text:p>
          </table:table-cell>
          <table:table-cell office:value-type="float" office:value="-0.735163509846" calcext:value-type="float">
            <text:p>-0.735163509846</text:p>
          </table:table-cell>
          <table:table-cell office:value-type="float" office:value="400.777099609" calcext:value-type="float">
            <text:p>400.777099609</text:p>
          </table:table-cell>
          <table:table-cell office:value-type="float" office:value="245.297409058" calcext:value-type="float">
            <text:p>245.297409058</text:p>
          </table:table-cell>
          <table:table-cell office:value-type="float" office:value="70.8984680176" calcext:value-type="float">
            <text:p>70.8984680176</text:p>
          </table:table-cell>
          <table:table-cell/>
          <table:table-cell office:value-type="float" office:value="1.59167511045888E+018" calcext:value-type="float">
            <text:p>1.59167511045888E+018</text:p>
          </table:table-cell>
          <table:table-cell office:value-type="float" office:value="4341" calcext:value-type="float">
            <text:p>4341</text:p>
          </table:table-cell>
          <table:table-cell office:value-type="float" office:value="1.59167511043081E+018" calcext:value-type="float">
            <text:p>1.59167511043081E+018</text:p>
          </table:table-cell>
          <table:table-cell/>
          <table:table-cell office:value-type="float" office:value="2.1774456501" calcext:value-type="float">
            <text:p>2.1774456501</text:p>
          </table:table-cell>
        </table:table-row>
        <table:table-row table:style-name="ro1">
          <table:table-cell office:value-type="float" office:value="1.59167511047738E+018" calcext:value-type="float">
            <text:p>1.59167511047738E+018</text:p>
          </table:table-cell>
          <table:table-cell office:value-type="float" office:value="4343" calcext:value-type="float">
            <text:p>4343</text:p>
          </table:table-cell>
          <table:table-cell office:value-type="float" office:value="1.59167511046308E+018" calcext:value-type="float">
            <text:p>1.59167511046308E+018</text:p>
          </table:table-cell>
          <table:table-cell/>
          <table:table-cell office:value-type="float" office:value="100.549629211" calcext:value-type="float">
            <text:p>100.549629211</text:p>
          </table:table-cell>
          <table:table-cell office:value-type="float" office:value="70.5629119873" calcext:value-type="float">
            <text:p>70.5629119873</text:p>
          </table:table-cell>
          <table:table-cell office:value-type="float" office:value="-0.783340394497" calcext:value-type="float">
            <text:p>-0.783340394497</text:p>
          </table:table-cell>
          <table:table-cell office:value-type="float" office:value="399.498626709" calcext:value-type="float">
            <text:p>399.498626709</text:p>
          </table:table-cell>
          <table:table-cell office:value-type="float" office:value="244.930282593" calcext:value-type="float">
            <text:p>244.930282593</text:p>
          </table:table-cell>
          <table:table-cell office:value-type="float" office:value="71.0230865479" calcext:value-type="float">
            <text:p>71.0230865479</text:p>
          </table:table-cell>
          <table:table-cell/>
          <table:table-cell office:value-type="float" office:value="1.59167511047887E+018" calcext:value-type="float">
            <text:p>1.59167511047887E+018</text:p>
          </table:table-cell>
          <table:table-cell office:value-type="float" office:value="4342" calcext:value-type="float">
            <text:p>4342</text:p>
          </table:table-cell>
          <table:table-cell office:value-type="float" office:value="1.59167511046308E+018" calcext:value-type="float">
            <text:p>1.59167511046308E+018</text:p>
          </table:table-cell>
          <table:table-cell/>
          <table:table-cell office:value-type="float" office:value="2.17619943619" calcext:value-type="float">
            <text:p>2.17619943619</text:p>
          </table:table-cell>
        </table:table-row>
        <table:table-row table:style-name="ro1">
          <table:table-cell office:value-type="float" office:value="1.59167511050365E+018" calcext:value-type="float">
            <text:p>1.59167511050365E+018</text:p>
          </table:table-cell>
          <table:table-cell office:value-type="float" office:value="4344" calcext:value-type="float">
            <text:p>4344</text:p>
          </table:table-cell>
          <table:table-cell office:value-type="float" office:value="1.59167511048961E+018" calcext:value-type="float">
            <text:p>1.59167511048961E+018</text:p>
          </table:table-cell>
          <table:table-cell/>
          <table:table-cell office:value-type="float" office:value="102.94052887" calcext:value-type="float">
            <text:p>102.94052887</text:p>
          </table:table-cell>
          <table:table-cell office:value-type="float" office:value="70.8816299438" calcext:value-type="float">
            <text:p>70.8816299438</text:p>
          </table:table-cell>
          <table:table-cell office:value-type="float" office:value="-0.898560166359" calcext:value-type="float">
            <text:p>-0.898560166359</text:p>
          </table:table-cell>
          <table:table-cell office:value-type="float" office:value="398.804840088" calcext:value-type="float">
            <text:p>398.804840088</text:p>
          </table:table-cell>
          <table:table-cell office:value-type="float" office:value="244.087631226" calcext:value-type="float">
            <text:p>244.087631226</text:p>
          </table:table-cell>
          <table:table-cell office:value-type="float" office:value="71.0230865479" calcext:value-type="float">
            <text:p>71.0230865479</text:p>
          </table:table-cell>
          <table:table-cell/>
          <table:table-cell office:value-type="float" office:value="1.59167511050554E+018" calcext:value-type="float">
            <text:p>1.59167511050554E+018</text:p>
          </table:table-cell>
          <table:table-cell office:value-type="float" office:value="4343" calcext:value-type="float">
            <text:p>4343</text:p>
          </table:table-cell>
          <table:table-cell office:value-type="float" office:value="1.59167511048961E+018" calcext:value-type="float">
            <text:p>1.59167511048961E+018</text:p>
          </table:table-cell>
          <table:table-cell/>
          <table:table-cell office:value-type="float" office:value="2.17619943619" calcext:value-type="float">
            <text:p>2.17619943619</text:p>
          </table:table-cell>
        </table:table-row>
        <table:table-row table:style-name="ro1">
          <table:table-cell office:value-type="float" office:value="1.59167511054033E+018" calcext:value-type="float">
            <text:p>1.59167511054033E+018</text:p>
          </table:table-cell>
          <table:table-cell office:value-type="float" office:value="4345" calcext:value-type="float">
            <text:p>4345</text:p>
          </table:table-cell>
          <table:table-cell office:value-type="float" office:value="1.59167511052523E+018" calcext:value-type="float">
            <text:p>1.59167511052523E+018</text:p>
          </table:table-cell>
          <table:table-cell/>
          <table:table-cell office:value-type="float" office:value="101.59462738" calcext:value-type="float">
            <text:p>101.59462738</text:p>
          </table:table-cell>
          <table:table-cell office:value-type="float" office:value="71.0522842407" calcext:value-type="float">
            <text:p>71.0522842407</text:p>
          </table:table-cell>
          <table:table-cell office:value-type="float" office:value="-1.00738179684" calcext:value-type="float">
            <text:p>-1.00738179684</text:p>
          </table:table-cell>
          <table:table-cell office:value-type="float" office:value="398.168182373" calcext:value-type="float">
            <text:p>398.168182373</text:p>
          </table:table-cell>
          <table:table-cell office:value-type="float" office:value="243.397247314" calcext:value-type="float">
            <text:p>243.397247314</text:p>
          </table:table-cell>
          <table:table-cell office:value-type="float" office:value="71.0439224243" calcext:value-type="float">
            <text:p>71.0439224243</text:p>
          </table:table-cell>
          <table:table-cell/>
          <table:table-cell office:value-type="float" office:value="1.59167511054124E+018" calcext:value-type="float">
            <text:p>1.59167511054124E+018</text:p>
          </table:table-cell>
          <table:table-cell office:value-type="float" office:value="4344" calcext:value-type="float">
            <text:p>4344</text:p>
          </table:table-cell>
          <table:table-cell office:value-type="float" office:value="1.59167511052523E+018" calcext:value-type="float">
            <text:p>1.59167511052523E+018</text:p>
          </table:table-cell>
          <table:table-cell/>
          <table:table-cell office:value-type="float" office:value="2.17599105835" calcext:value-type="float">
            <text:p>2.17599105835</text:p>
          </table:table-cell>
        </table:table-row>
        <table:table-row table:style-name="ro1">
          <table:table-cell office:value-type="float" office:value="1.59167511057154E+018" calcext:value-type="float">
            <text:p>1.59167511057154E+018</text:p>
          </table:table-cell>
          <table:table-cell office:value-type="float" office:value="4346" calcext:value-type="float">
            <text:p>4346</text:p>
          </table:table-cell>
          <table:table-cell office:value-type="float" office:value="1.59167511055745E+018" calcext:value-type="float">
            <text:p>1.59167511055745E+018</text:p>
          </table:table-cell>
          <table:table-cell/>
          <table:table-cell office:value-type="float" office:value="103.991699219" calcext:value-type="float">
            <text:p>103.991699219</text:p>
          </table:table-cell>
          <table:table-cell office:value-type="float" office:value="70.411781311" calcext:value-type="float">
            <text:p>70.411781311</text:p>
          </table:table-cell>
          <table:table-cell office:value-type="float" office:value="-1.10217583179" calcext:value-type="float">
            <text:p>-1.10217583179</text:p>
          </table:table-cell>
          <table:table-cell office:value-type="float" office:value="396.975891113" calcext:value-type="float">
            <text:p>396.975891113</text:p>
          </table:table-cell>
          <table:table-cell office:value-type="float" office:value="241.267333984" calcext:value-type="float">
            <text:p>241.267333984</text:p>
          </table:table-cell>
          <table:table-cell office:value-type="float" office:value="71.0439224243" calcext:value-type="float">
            <text:p>71.0439224243</text:p>
          </table:table-cell>
          <table:table-cell/>
          <table:table-cell office:value-type="float" office:value="1.59167511057333E+018" calcext:value-type="float">
            <text:p>1.59167511057333E+018</text:p>
          </table:table-cell>
          <table:table-cell office:value-type="float" office:value="4345" calcext:value-type="float">
            <text:p>4345</text:p>
          </table:table-cell>
          <table:table-cell office:value-type="float" office:value="1.59167511055745E+018" calcext:value-type="float">
            <text:p>1.59167511055745E+018</text:p>
          </table:table-cell>
          <table:table-cell/>
          <table:table-cell office:value-type="float" office:value="2.17599105835" calcext:value-type="float">
            <text:p>2.17599105835</text:p>
          </table:table-cell>
        </table:table-row>
        <table:table-row table:style-name="ro1">
          <table:table-cell office:value-type="float" office:value="1.59167511060416E+018" calcext:value-type="float">
            <text:p>1.59167511060416E+018</text:p>
          </table:table-cell>
          <table:table-cell office:value-type="float" office:value="4347" calcext:value-type="float">
            <text:p>4347</text:p>
          </table:table-cell>
          <table:table-cell office:value-type="float" office:value="1.59167511058957E+018" calcext:value-type="float">
            <text:p>1.59167511058957E+018</text:p>
          </table:table-cell>
          <table:table-cell/>
          <table:table-cell office:value-type="float" office:value="103.64793396" calcext:value-type="float">
            <text:p>103.64793396</text:p>
          </table:table-cell>
          <table:table-cell office:value-type="float" office:value="69.7363357544" calcext:value-type="float">
            <text:p>69.7363357544</text:p>
          </table:table-cell>
          <table:table-cell office:value-type="float" office:value="-1.11494195461" calcext:value-type="float">
            <text:p>-1.11494195461</text:p>
          </table:table-cell>
          <table:table-cell office:value-type="float" office:value="396.496429443" calcext:value-type="float">
            <text:p>396.496429443</text:p>
          </table:table-cell>
          <table:table-cell office:value-type="float" office:value="241.566360474" calcext:value-type="float">
            <text:p>241.566360474</text:p>
          </table:table-cell>
          <table:table-cell office:value-type="float" office:value="71.0948181152" calcext:value-type="float">
            <text:p>71.0948181152</text:p>
          </table:table-cell>
          <table:table-cell/>
          <table:table-cell office:value-type="float" office:value="1.59167511060626E+018" calcext:value-type="float">
            <text:p>1.59167511060626E+018</text:p>
          </table:table-cell>
          <table:table-cell office:value-type="float" office:value="4346" calcext:value-type="float">
            <text:p>4346</text:p>
          </table:table-cell>
          <table:table-cell office:value-type="float" office:value="1.59167511058957E+018" calcext:value-type="float">
            <text:p>1.59167511058957E+018</text:p>
          </table:table-cell>
          <table:table-cell/>
          <table:table-cell office:value-type="float" office:value="2.17548203468" calcext:value-type="float">
            <text:p>2.17548203468</text:p>
          </table:table-cell>
        </table:table-row>
        <table:table-row table:style-name="ro1">
          <table:table-cell office:value-type="float" office:value="1.59167511063933E+018" calcext:value-type="float">
            <text:p>1.59167511063933E+018</text:p>
          </table:table-cell>
          <table:table-cell office:value-type="float" office:value="4348" calcext:value-type="float">
            <text:p>4348</text:p>
          </table:table-cell>
          <table:table-cell office:value-type="float" office:value="1.59167511062544E+018" calcext:value-type="float">
            <text:p>1.59167511062544E+018</text:p>
          </table:table-cell>
          <table:table-cell/>
          <table:table-cell office:value-type="float" office:value="104.933891296" calcext:value-type="float">
            <text:p>104.933891296</text:p>
          </table:table-cell>
          <table:table-cell office:value-type="float" office:value="70.0388412476" calcext:value-type="float">
            <text:p>70.0388412476</text:p>
          </table:table-cell>
          <table:table-cell office:value-type="float" office:value="-1.14747154713" calcext:value-type="float">
            <text:p>-1.14747154713</text:p>
          </table:table-cell>
          <table:table-cell office:value-type="float" office:value="395.706390381" calcext:value-type="float">
            <text:p>395.706390381</text:p>
          </table:table-cell>
          <table:table-cell office:value-type="float" office:value="240.746124268" calcext:value-type="float">
            <text:p>240.746124268</text:p>
          </table:table-cell>
          <table:table-cell office:value-type="float" office:value="71.0948181152" calcext:value-type="float">
            <text:p>71.0948181152</text:p>
          </table:table-cell>
          <table:table-cell/>
          <table:table-cell office:value-type="float" office:value="1.59167511064101E+018" calcext:value-type="float">
            <text:p>1.59167511064101E+018</text:p>
          </table:table-cell>
          <table:table-cell office:value-type="float" office:value="4347" calcext:value-type="float">
            <text:p>4347</text:p>
          </table:table-cell>
          <table:table-cell office:value-type="float" office:value="1.59167511062544E+018" calcext:value-type="float">
            <text:p>1.59167511062544E+018</text:p>
          </table:table-cell>
          <table:table-cell/>
          <table:table-cell office:value-type="float" office:value="2.17548203468" calcext:value-type="float">
            <text:p>2.17548203468</text:p>
          </table:table-cell>
        </table:table-row>
        <table:table-row table:style-name="ro1">
          <table:table-cell office:value-type="float" office:value="1.59167511067797E+018" calcext:value-type="float">
            <text:p>1.59167511067797E+018</text:p>
          </table:table-cell>
          <table:table-cell office:value-type="float" office:value="4349" calcext:value-type="float">
            <text:p>4349</text:p>
          </table:table-cell>
          <table:table-cell office:value-type="float" office:value="1.59167511065731E+018" calcext:value-type="float">
            <text:p>1.59167511065731E+018</text:p>
          </table:table-cell>
          <table:table-cell/>
          <table:table-cell office:value-type="float" office:value="111.787651062" calcext:value-type="float">
            <text:p>111.787651062</text:p>
          </table:table-cell>
          <table:table-cell office:value-type="float" office:value="68.9706573486" calcext:value-type="float">
            <text:p>68.9706573486</text:p>
          </table:table-cell>
          <table:table-cell office:value-type="float" office:value="-1.30353224277" calcext:value-type="float">
            <text:p>-1.30353224277</text:p>
          </table:table-cell>
          <table:table-cell office:value-type="float" office:value="394.896759033" calcext:value-type="float">
            <text:p>394.896759033</text:p>
          </table:table-cell>
          <table:table-cell office:value-type="float" office:value="238.518157959" calcext:value-type="float">
            <text:p>238.518157959</text:p>
          </table:table-cell>
          <table:table-cell office:value-type="float" office:value="71.0241088867" calcext:value-type="float">
            <text:p>71.0241088867</text:p>
          </table:table-cell>
          <table:table-cell/>
          <table:table-cell office:value-type="float" office:value="1.59167511067944E+018" calcext:value-type="float">
            <text:p>1.59167511067944E+018</text:p>
          </table:table-cell>
          <table:table-cell office:value-type="float" office:value="4348" calcext:value-type="float">
            <text:p>4348</text:p>
          </table:table-cell>
          <table:table-cell office:value-type="float" office:value="1.59167511065731E+018" calcext:value-type="float">
            <text:p>1.59167511065731E+018</text:p>
          </table:table-cell>
          <table:table-cell/>
          <table:table-cell office:value-type="float" office:value="2.17618918419" calcext:value-type="float">
            <text:p>2.17618918419</text:p>
          </table:table-cell>
        </table:table-row>
        <table:table-row table:style-name="ro1">
          <table:table-cell office:value-type="float" office:value="1.59167511070613E+018" calcext:value-type="float">
            <text:p>1.59167511070613E+018</text:p>
          </table:table-cell>
          <table:table-cell office:value-type="float" office:value="4350" calcext:value-type="float">
            <text:p>4350</text:p>
          </table:table-cell>
          <table:table-cell office:value-type="float" office:value="1.59167511068929E+018" calcext:value-type="float">
            <text:p>1.59167511068929E+018</text:p>
          </table:table-cell>
          <table:table-cell/>
          <table:table-cell office:value-type="float" office:value="111.257415771" calcext:value-type="float">
            <text:p>111.257415771</text:p>
          </table:table-cell>
          <table:table-cell office:value-type="float" office:value="68.9480819702" calcext:value-type="float">
            <text:p>68.9480819702</text:p>
          </table:table-cell>
          <table:table-cell office:value-type="float" office:value="-1.35618543625" calcext:value-type="float">
            <text:p>-1.35618543625</text:p>
          </table:table-cell>
          <table:table-cell office:value-type="float" office:value="394.085601807" calcext:value-type="float">
            <text:p>394.085601807</text:p>
          </table:table-cell>
          <table:table-cell office:value-type="float" office:value="237.994918823" calcext:value-type="float">
            <text:p>237.994918823</text:p>
          </table:table-cell>
          <table:table-cell office:value-type="float" office:value="71.0241088867" calcext:value-type="float">
            <text:p>71.0241088867</text:p>
          </table:table-cell>
          <table:table-cell/>
          <table:table-cell office:value-type="float" office:value="1.59167511070791E+018" calcext:value-type="float">
            <text:p>1.59167511070791E+018</text:p>
          </table:table-cell>
          <table:table-cell office:value-type="float" office:value="4349" calcext:value-type="float">
            <text:p>4349</text:p>
          </table:table-cell>
          <table:table-cell office:value-type="float" office:value="1.59167511068929E+018" calcext:value-type="float">
            <text:p>1.59167511068929E+018</text:p>
          </table:table-cell>
          <table:table-cell/>
          <table:table-cell office:value-type="float" office:value="2.17618918419" calcext:value-type="float">
            <text:p>2.17618918419</text:p>
          </table:table-cell>
        </table:table-row>
        <table:table-row table:style-name="ro1">
          <table:table-cell office:value-type="float" office:value="1.5916751107393E+018" calcext:value-type="float">
            <text:p>1.5916751107393E+018</text:p>
          </table:table-cell>
          <table:table-cell office:value-type="float" office:value="4351" calcext:value-type="float">
            <text:p>4351</text:p>
          </table:table-cell>
          <table:table-cell office:value-type="float" office:value="1.59167511072533E+018" calcext:value-type="float">
            <text:p>1.59167511072533E+018</text:p>
          </table:table-cell>
          <table:table-cell/>
          <table:table-cell office:value-type="float" office:value="110.280006409" calcext:value-type="float">
            <text:p>110.280006409</text:p>
          </table:table-cell>
          <table:table-cell office:value-type="float" office:value="68.918548584" calcext:value-type="float">
            <text:p>68.918548584</text:p>
          </table:table-cell>
          <table:table-cell office:value-type="float" office:value="-1.46768176556" calcext:value-type="float">
            <text:p>-1.46768176556</text:p>
          </table:table-cell>
          <table:table-cell office:value-type="float" office:value="391.819396973" calcext:value-type="float">
            <text:p>391.819396973</text:p>
          </table:table-cell>
          <table:table-cell office:value-type="float" office:value="238.561889648" calcext:value-type="float">
            <text:p>238.561889648</text:p>
          </table:table-cell>
          <table:table-cell office:value-type="float" office:value="70.8198013306" calcext:value-type="float">
            <text:p>70.8198013306</text:p>
          </table:table-cell>
          <table:table-cell/>
          <table:table-cell office:value-type="float" office:value="1.59167511074137E+018" calcext:value-type="float">
            <text:p>1.59167511074137E+018</text:p>
          </table:table-cell>
          <table:table-cell office:value-type="float" office:value="4350" calcext:value-type="float">
            <text:p>4350</text:p>
          </table:table-cell>
          <table:table-cell office:value-type="float" office:value="1.59167511072533E+018" calcext:value-type="float">
            <text:p>1.59167511072533E+018</text:p>
          </table:table-cell>
          <table:table-cell/>
          <table:table-cell office:value-type="float" office:value="2.17823219299" calcext:value-type="float">
            <text:p>2.17823219299</text:p>
          </table:table-cell>
        </table:table-row>
        <table:table-row table:style-name="ro1">
          <table:table-cell office:value-type="float" office:value="1.59167511077414E+018" calcext:value-type="float">
            <text:p>1.59167511077414E+018</text:p>
          </table:table-cell>
          <table:table-cell office:value-type="float" office:value="4352" calcext:value-type="float">
            <text:p>4352</text:p>
          </table:table-cell>
          <table:table-cell office:value-type="float" office:value="1.59167511075949E+018" calcext:value-type="float">
            <text:p>1.59167511075949E+018</text:p>
          </table:table-cell>
          <table:table-cell/>
          <table:table-cell office:value-type="float" office:value="111.453933716" calcext:value-type="float">
            <text:p>111.453933716</text:p>
          </table:table-cell>
          <table:table-cell office:value-type="float" office:value="69.5888595581" calcext:value-type="float">
            <text:p>69.5888595581</text:p>
          </table:table-cell>
          <table:table-cell office:value-type="float" office:value="-1.54647374153" calcext:value-type="float">
            <text:p>-1.54647374153</text:p>
          </table:table-cell>
          <table:table-cell office:value-type="float" office:value="389.962310791" calcext:value-type="float">
            <text:p>389.962310791</text:p>
          </table:table-cell>
          <table:table-cell office:value-type="float" office:value="237.638397217" calcext:value-type="float">
            <text:p>237.638397217</text:p>
          </table:table-cell>
          <table:table-cell office:value-type="float" office:value="70.8198013306" calcext:value-type="float">
            <text:p>70.8198013306</text:p>
          </table:table-cell>
          <table:table-cell/>
          <table:table-cell office:value-type="float" office:value="1.59167511077576E+018" calcext:value-type="float">
            <text:p>1.59167511077576E+018</text:p>
          </table:table-cell>
          <table:table-cell office:value-type="float" office:value="4351" calcext:value-type="float">
            <text:p>4351</text:p>
          </table:table-cell>
          <table:table-cell office:value-type="float" office:value="1.59167511075949E+018" calcext:value-type="float">
            <text:p>1.59167511075949E+018</text:p>
          </table:table-cell>
          <table:table-cell/>
          <table:table-cell office:value-type="float" office:value="2.17823219299" calcext:value-type="float">
            <text:p>2.17823219299</text:p>
          </table:table-cell>
        </table:table-row>
        <table:table-row table:style-name="ro1">
          <table:table-cell office:value-type="float" office:value="1.59167511080976E+018" calcext:value-type="float">
            <text:p>1.59167511080976E+018</text:p>
          </table:table-cell>
          <table:table-cell office:value-type="float" office:value="4353" calcext:value-type="float">
            <text:p>4353</text:p>
          </table:table-cell>
          <table:table-cell office:value-type="float" office:value="1.59167511079493E+018" calcext:value-type="float">
            <text:p>1.59167511079493E+018</text:p>
          </table:table-cell>
          <table:table-cell/>
          <table:table-cell office:value-type="float" office:value="116.358573914" calcext:value-type="float">
            <text:p>116.358573914</text:p>
          </table:table-cell>
          <table:table-cell office:value-type="float" office:value="68.2679748535" calcext:value-type="float">
            <text:p>68.2679748535</text:p>
          </table:table-cell>
          <table:table-cell office:value-type="float" office:value="1.55171370506" calcext:value-type="float">
            <text:p>1.55171370506</text:p>
          </table:table-cell>
          <table:table-cell office:value-type="float" office:value="389.448303223" calcext:value-type="float">
            <text:p>389.448303223</text:p>
          </table:table-cell>
          <table:table-cell office:value-type="float" office:value="236.098999023" calcext:value-type="float">
            <text:p>236.098999023</text:p>
          </table:table-cell>
          <table:table-cell office:value-type="float" office:value="70.8191986084" calcext:value-type="float">
            <text:p>70.8191986084</text:p>
          </table:table-cell>
          <table:table-cell/>
          <table:table-cell office:value-type="float" office:value="1.59167511081103E+018" calcext:value-type="float">
            <text:p>1.59167511081103E+018</text:p>
          </table:table-cell>
          <table:table-cell office:value-type="float" office:value="4352" calcext:value-type="float">
            <text:p>4352</text:p>
          </table:table-cell>
          <table:table-cell office:value-type="float" office:value="1.59167511079493E+018" calcext:value-type="float">
            <text:p>1.59167511079493E+018</text:p>
          </table:table-cell>
          <table:table-cell/>
          <table:table-cell office:value-type="float" office:value="2.17823839188" calcext:value-type="float">
            <text:p>2.17823839188</text:p>
          </table:table-cell>
        </table:table-row>
        <table:table-row table:style-name="ro1">
          <table:table-cell office:value-type="float" office:value="1.59167511084762E+018" calcext:value-type="float">
            <text:p>1.59167511084762E+018</text:p>
          </table:table-cell>
          <table:table-cell office:value-type="float" office:value="4354" calcext:value-type="float">
            <text:p>4354</text:p>
          </table:table-cell>
          <table:table-cell office:value-type="float" office:value="1.59167511083109E+018" calcext:value-type="float">
            <text:p>1.59167511083109E+018</text:p>
          </table:table-cell>
          <table:table-cell/>
          <table:table-cell office:value-type="float" office:value="104.500450134" calcext:value-type="float">
            <text:p>104.500450134</text:p>
          </table:table-cell>
          <table:table-cell office:value-type="float" office:value="71.3463058472" calcext:value-type="float">
            <text:p>71.3463058472</text:p>
          </table:table-cell>
          <table:table-cell office:value-type="float" office:value="1.47441411018" calcext:value-type="float">
            <text:p>1.47441411018</text:p>
          </table:table-cell>
          <table:table-cell office:value-type="float" office:value="388.251647949" calcext:value-type="float">
            <text:p>388.251647949</text:p>
          </table:table-cell>
          <table:table-cell office:value-type="float" office:value="239.201858521" calcext:value-type="float">
            <text:p>239.201858521</text:p>
          </table:table-cell>
          <table:table-cell office:value-type="float" office:value="70.8191986084" calcext:value-type="float">
            <text:p>70.8191986084</text:p>
          </table:table-cell>
          <table:table-cell/>
          <table:table-cell office:value-type="float" office:value="1.59167511084765E+018" calcext:value-type="float">
            <text:p>1.59167511084765E+018</text:p>
          </table:table-cell>
          <table:table-cell office:value-type="float" office:value="4353" calcext:value-type="float">
            <text:p>4353</text:p>
          </table:table-cell>
          <table:table-cell office:value-type="float" office:value="1.59167511083109E+018" calcext:value-type="float">
            <text:p>1.59167511083109E+018</text:p>
          </table:table-cell>
          <table:table-cell/>
          <table:table-cell office:value-type="float" office:value="2.17823839188" calcext:value-type="float">
            <text:p>2.17823839188</text:p>
          </table:table-cell>
        </table:table-row>
        <table:table-row table:style-name="ro1">
          <table:table-cell office:value-type="float" office:value="1.59167511088142E+018" calcext:value-type="float">
            <text:p>1.59167511088142E+018</text:p>
          </table:table-cell>
          <table:table-cell office:value-type="float" office:value="4355" calcext:value-type="float">
            <text:p>4355</text:p>
          </table:table-cell>
          <table:table-cell office:value-type="float" office:value="1.59167511086366E+018" calcext:value-type="float">
            <text:p>1.59167511086366E+018</text:p>
          </table:table-cell>
          <table:table-cell/>
          <table:table-cell office:value-type="float" office:value="103.100547791" calcext:value-type="float">
            <text:p>103.100547791</text:p>
          </table:table-cell>
          <table:table-cell office:value-type="float" office:value="70.3762588501" calcext:value-type="float">
            <text:p>70.3762588501</text:p>
          </table:table-cell>
          <table:table-cell office:value-type="float" office:value="1.41124975681" calcext:value-type="float">
            <text:p>1.41124975681</text:p>
          </table:table-cell>
          <table:table-cell office:value-type="float" office:value="387.527587891" calcext:value-type="float">
            <text:p>387.527587891</text:p>
          </table:table-cell>
          <table:table-cell office:value-type="float" office:value="240.249267578" calcext:value-type="float">
            <text:p>240.249267578</text:p>
          </table:table-cell>
          <table:table-cell office:value-type="float" office:value="70.9503860474" calcext:value-type="float">
            <text:p>70.9503860474</text:p>
          </table:table-cell>
          <table:table-cell/>
          <table:table-cell office:value-type="float" office:value="1.59167511088117E+018" calcext:value-type="float">
            <text:p>1.59167511088117E+018</text:p>
          </table:table-cell>
          <table:table-cell office:value-type="float" office:value="4354" calcext:value-type="float">
            <text:p>4354</text:p>
          </table:table-cell>
          <table:table-cell office:value-type="float" office:value="1.59167511086366E+018" calcext:value-type="float">
            <text:p>1.59167511086366E+018</text:p>
          </table:table-cell>
          <table:table-cell/>
          <table:table-cell office:value-type="float" office:value="2.17692637444" calcext:value-type="float">
            <text:p>2.17692637444</text:p>
          </table:table-cell>
        </table:table-row>
        <table:table-row table:style-name="ro1">
          <table:table-cell office:value-type="float" office:value="1.59167511091399E+018" calcext:value-type="float">
            <text:p>1.59167511091399E+018</text:p>
          </table:table-cell>
          <table:table-cell office:value-type="float" office:value="4356" calcext:value-type="float">
            <text:p>4356</text:p>
          </table:table-cell>
          <table:table-cell office:value-type="float" office:value="1.59167511089975E+018" calcext:value-type="float">
            <text:p>1.59167511089975E+018</text:p>
          </table:table-cell>
          <table:table-cell/>
          <table:table-cell office:value-type="float" office:value="103.091125488" calcext:value-type="float">
            <text:p>103.091125488</text:p>
          </table:table-cell>
          <table:table-cell office:value-type="float" office:value="68.7279129028" calcext:value-type="float">
            <text:p>68.7279129028</text:p>
          </table:table-cell>
          <table:table-cell office:value-type="float" office:value="1.40387737751" calcext:value-type="float">
            <text:p>1.40387737751</text:p>
          </table:table-cell>
          <table:table-cell office:value-type="float" office:value="387.872924805" calcext:value-type="float">
            <text:p>387.872924805</text:p>
          </table:table-cell>
          <table:table-cell office:value-type="float" office:value="240.488937378" calcext:value-type="float">
            <text:p>240.488937378</text:p>
          </table:table-cell>
          <table:table-cell office:value-type="float" office:value="70.9503860474" calcext:value-type="float">
            <text:p>70.9503860474</text:p>
          </table:table-cell>
          <table:table-cell/>
          <table:table-cell office:value-type="float" office:value="1.59167511091564E+018" calcext:value-type="float">
            <text:p>1.59167511091564E+018</text:p>
          </table:table-cell>
          <table:table-cell office:value-type="float" office:value="4355" calcext:value-type="float">
            <text:p>4355</text:p>
          </table:table-cell>
          <table:table-cell office:value-type="float" office:value="1.59167511089975E+018" calcext:value-type="float">
            <text:p>1.59167511089975E+018</text:p>
          </table:table-cell>
          <table:table-cell/>
          <table:table-cell office:value-type="float" office:value="2.17692637444" calcext:value-type="float">
            <text:p>2.17692637444</text:p>
          </table:table-cell>
        </table:table-row>
        <table:table-row table:style-name="ro1">
          <table:table-cell office:value-type="float" office:value="1.59167511094617E+018" calcext:value-type="float">
            <text:p>1.59167511094617E+018</text:p>
          </table:table-cell>
          <table:table-cell office:value-type="float" office:value="4357" calcext:value-type="float">
            <text:p>4357</text:p>
          </table:table-cell>
          <table:table-cell office:value-type="float" office:value="1.59167511093131E+018" calcext:value-type="float">
            <text:p>1.59167511093131E+018</text:p>
          </table:table-cell>
          <table:table-cell/>
          <table:table-cell office:value-type="float" office:value="104.744903564" calcext:value-type="float">
            <text:p>104.744903564</text:p>
          </table:table-cell>
          <table:table-cell office:value-type="float" office:value="68.5800628662" calcext:value-type="float">
            <text:p>68.5800628662</text:p>
          </table:table-cell>
          <table:table-cell office:value-type="float" office:value="1.33301520348" calcext:value-type="float">
            <text:p>1.33301520348</text:p>
          </table:table-cell>
          <table:table-cell office:value-type="float" office:value="386.14263916" calcext:value-type="float">
            <text:p>386.14263916</text:p>
          </table:table-cell>
          <table:table-cell office:value-type="float" office:value="239.9425354" calcext:value-type="float">
            <text:p>239.9425354</text:p>
          </table:table-cell>
          <table:table-cell office:value-type="float" office:value="70.9247283936" calcext:value-type="float">
            <text:p>70.9247283936</text:p>
          </table:table-cell>
          <table:table-cell/>
          <table:table-cell office:value-type="float" office:value="1.59167511094646E+018" calcext:value-type="float">
            <text:p>1.59167511094646E+018</text:p>
          </table:table-cell>
          <table:table-cell office:value-type="float" office:value="4356" calcext:value-type="float">
            <text:p>4356</text:p>
          </table:table-cell>
          <table:table-cell office:value-type="float" office:value="1.59167511093131E+018" calcext:value-type="float">
            <text:p>1.59167511093131E+018</text:p>
          </table:table-cell>
          <table:table-cell/>
          <table:table-cell office:value-type="float" office:value="2.17718291283" calcext:value-type="float">
            <text:p>2.17718291283</text:p>
          </table:table-cell>
        </table:table-row>
        <table:table-row table:style-name="ro1">
          <table:table-cell office:value-type="float" office:value="1.59167511097904E+018" calcext:value-type="float">
            <text:p>1.59167511097904E+018</text:p>
          </table:table-cell>
          <table:table-cell office:value-type="float" office:value="4358" calcext:value-type="float">
            <text:p>4358</text:p>
          </table:table-cell>
          <table:table-cell office:value-type="float" office:value="1.59167511096281E+018" calcext:value-type="float">
            <text:p>1.59167511096281E+018</text:p>
          </table:table-cell>
          <table:table-cell/>
          <table:table-cell office:value-type="float" office:value="111.44178009" calcext:value-type="float">
            <text:p>111.44178009</text:p>
          </table:table-cell>
          <table:table-cell office:value-type="float" office:value="68.1412200928" calcext:value-type="float">
            <text:p>68.1412200928</text:p>
          </table:table-cell>
          <table:table-cell office:value-type="float" office:value="1.21660900116" calcext:value-type="float">
            <text:p>1.21660900116</text:p>
          </table:table-cell>
          <table:table-cell office:value-type="float" office:value="383.48526001" calcext:value-type="float">
            <text:p>383.48526001</text:p>
          </table:table-cell>
          <table:table-cell office:value-type="float" office:value="239.058517456" calcext:value-type="float">
            <text:p>239.058517456</text:p>
          </table:table-cell>
          <table:table-cell office:value-type="float" office:value="70.9247283936" calcext:value-type="float">
            <text:p>70.9247283936</text:p>
          </table:table-cell>
          <table:table-cell/>
          <table:table-cell office:value-type="float" office:value="1.59167511097909E+018" calcext:value-type="float">
            <text:p>1.59167511097909E+018</text:p>
          </table:table-cell>
          <table:table-cell office:value-type="float" office:value="4357" calcext:value-type="float">
            <text:p>4357</text:p>
          </table:table-cell>
          <table:table-cell office:value-type="float" office:value="1.59167511096281E+018" calcext:value-type="float">
            <text:p>1.59167511096281E+018</text:p>
          </table:table-cell>
          <table:table-cell/>
          <table:table-cell office:value-type="float" office:value="2.17718291283" calcext:value-type="float">
            <text:p>2.17718291283</text:p>
          </table:table-cell>
        </table:table-row>
        <table:table-row table:style-name="ro1">
          <table:table-cell office:value-type="float" office:value="1.59167511101431E+018" calcext:value-type="float">
            <text:p>1.59167511101431E+018</text:p>
          </table:table-cell>
          <table:table-cell office:value-type="float" office:value="4359" calcext:value-type="float">
            <text:p>4359</text:p>
          </table:table-cell>
          <table:table-cell office:value-type="float" office:value="1.59167511099872E+018" calcext:value-type="float">
            <text:p>1.59167511099872E+018</text:p>
          </table:table-cell>
          <table:table-cell/>
          <table:table-cell office:value-type="float" office:value="105.372535706" calcext:value-type="float">
            <text:p>105.372535706</text:p>
          </table:table-cell>
          <table:table-cell office:value-type="float" office:value="67.271232605" calcext:value-type="float">
            <text:p>67.271232605</text:p>
          </table:table-cell>
          <table:table-cell office:value-type="float" office:value="1.22276139259" calcext:value-type="float">
            <text:p>1.22276139259</text:p>
          </table:table-cell>
          <table:table-cell office:value-type="float" office:value="384.1512146" calcext:value-type="float">
            <text:p>384.1512146</text:p>
          </table:table-cell>
          <table:table-cell office:value-type="float" office:value="241.110778809" calcext:value-type="float">
            <text:p>241.110778809</text:p>
          </table:table-cell>
          <table:table-cell office:value-type="float" office:value="70.1620635986" calcext:value-type="float">
            <text:p>70.1620635986</text:p>
          </table:table-cell>
          <table:table-cell/>
          <table:table-cell office:value-type="float" office:value="1.59167511101554E+018" calcext:value-type="float">
            <text:p>1.59167511101554E+018</text:p>
          </table:table-cell>
          <table:table-cell office:value-type="float" office:value="4358" calcext:value-type="float">
            <text:p>4358</text:p>
          </table:table-cell>
          <table:table-cell office:value-type="float" office:value="1.59167511099872E+018" calcext:value-type="float">
            <text:p>1.59167511099872E+018</text:p>
          </table:table-cell>
          <table:table-cell/>
          <table:table-cell office:value-type="float" office:value="2.18480968475" calcext:value-type="float">
            <text:p>2.18480968475</text:p>
          </table:table-cell>
        </table:table-row>
        <table:table-row table:style-name="ro1">
          <table:table-cell office:value-type="float" office:value="1.59167511104932E+018" calcext:value-type="float">
            <text:p>1.59167511104932E+018</text:p>
          </table:table-cell>
          <table:table-cell office:value-type="float" office:value="4360" calcext:value-type="float">
            <text:p>4360</text:p>
          </table:table-cell>
          <table:table-cell office:value-type="float" office:value="1.59167511103115E+018" calcext:value-type="float">
            <text:p>1.59167511103115E+018</text:p>
          </table:table-cell>
          <table:table-cell/>
          <table:table-cell office:value-type="float" office:value="103.562423706" calcext:value-type="float">
            <text:p>103.562423706</text:p>
          </table:table-cell>
          <table:table-cell office:value-type="float" office:value="66.9463577271" calcext:value-type="float">
            <text:p>66.9463577271</text:p>
          </table:table-cell>
          <table:table-cell office:value-type="float" office:value="1.20695531368" calcext:value-type="float">
            <text:p>1.20695531368</text:p>
          </table:table-cell>
          <table:table-cell office:value-type="float" office:value="384.130340576" calcext:value-type="float">
            <text:p>384.130340576</text:p>
          </table:table-cell>
          <table:table-cell office:value-type="float" office:value="241.684967041" calcext:value-type="float">
            <text:p>241.684967041</text:p>
          </table:table-cell>
          <table:table-cell office:value-type="float" office:value="70.1620635986" calcext:value-type="float">
            <text:p>70.1620635986</text:p>
          </table:table-cell>
          <table:table-cell/>
          <table:table-cell office:value-type="float" office:value="1.59167511104791E+018" calcext:value-type="float">
            <text:p>1.59167511104791E+018</text:p>
          </table:table-cell>
          <table:table-cell office:value-type="float" office:value="4359" calcext:value-type="float">
            <text:p>4359</text:p>
          </table:table-cell>
          <table:table-cell office:value-type="float" office:value="1.59167511103115E+018" calcext:value-type="float">
            <text:p>1.59167511103115E+018</text:p>
          </table:table-cell>
          <table:table-cell/>
          <table:table-cell office:value-type="float" office:value="2.18480968475" calcext:value-type="float">
            <text:p>2.18480968475</text:p>
          </table:table-cell>
        </table:table-row>
        <table:table-row table:style-name="ro1">
          <table:table-cell office:value-type="float" office:value="1.59167511108096E+018" calcext:value-type="float">
            <text:p>1.59167511108096E+018</text:p>
          </table:table-cell>
          <table:table-cell office:value-type="float" office:value="4361" calcext:value-type="float">
            <text:p>4361</text:p>
          </table:table-cell>
          <table:table-cell office:value-type="float" office:value="1.59167511106324E+018" calcext:value-type="float">
            <text:p>1.59167511106324E+018</text:p>
          </table:table-cell>
          <table:table-cell/>
          <table:table-cell office:value-type="float" office:value="100.382553101" calcext:value-type="float">
            <text:p>100.382553101</text:p>
          </table:table-cell>
          <table:table-cell office:value-type="float" office:value="66.9021911621" calcext:value-type="float">
            <text:p>66.9021911621</text:p>
          </table:table-cell>
          <table:table-cell office:value-type="float" office:value="1.18915259838" calcext:value-type="float">
            <text:p>1.18915259838</text:p>
          </table:table-cell>
          <table:table-cell office:value-type="float" office:value="385.004302979" calcext:value-type="float">
            <text:p>385.004302979</text:p>
          </table:table-cell>
          <table:table-cell office:value-type="float" office:value="243.609848022" calcext:value-type="float">
            <text:p>243.609848022</text:p>
          </table:table-cell>
          <table:table-cell office:value-type="float" office:value="69.9397964478" calcext:value-type="float">
            <text:p>69.9397964478</text:p>
          </table:table-cell>
          <table:table-cell/>
          <table:table-cell office:value-type="float" office:value="1.59167511108215E+018" calcext:value-type="float">
            <text:p>1.59167511108215E+018</text:p>
          </table:table-cell>
          <table:table-cell office:value-type="float" office:value="4360" calcext:value-type="float">
            <text:p>4360</text:p>
          </table:table-cell>
          <table:table-cell office:value-type="float" office:value="1.59167511106324E+018" calcext:value-type="float">
            <text:p>1.59167511106324E+018</text:p>
          </table:table-cell>
          <table:table-cell/>
          <table:table-cell office:value-type="float" office:value="2.18703222275" calcext:value-type="float">
            <text:p>2.18703222275</text:p>
          </table:table-cell>
        </table:table-row>
        <table:table-row table:style-name="ro1">
          <table:table-cell office:value-type="float" office:value="1.59167511111743E+018" calcext:value-type="float">
            <text:p>1.59167511111743E+018</text:p>
          </table:table-cell>
          <table:table-cell office:value-type="float" office:value="4362" calcext:value-type="float">
            <text:p>4362</text:p>
          </table:table-cell>
          <table:table-cell office:value-type="float" office:value="1.59167511109889E+018" calcext:value-type="float">
            <text:p>1.59167511109889E+018</text:p>
          </table:table-cell>
          <table:table-cell/>
          <table:table-cell office:value-type="float" office:value="94.9217300415" calcext:value-type="float">
            <text:p>94.9217300415</text:p>
          </table:table-cell>
          <table:table-cell office:value-type="float" office:value="66.5407562256" calcext:value-type="float">
            <text:p>66.5407562256</text:p>
          </table:table-cell>
          <table:table-cell office:value-type="float" office:value="1.09599995613" calcext:value-type="float">
            <text:p>1.09599995613</text:p>
          </table:table-cell>
          <table:table-cell office:value-type="float" office:value="385.780883789" calcext:value-type="float">
            <text:p>385.780883789</text:p>
          </table:table-cell>
          <table:table-cell office:value-type="float" office:value="245.328338623" calcext:value-type="float">
            <text:p>245.328338623</text:p>
          </table:table-cell>
          <table:table-cell office:value-type="float" office:value="69.9397964478" calcext:value-type="float">
            <text:p>69.9397964478</text:p>
          </table:table-cell>
          <table:table-cell/>
          <table:table-cell office:value-type="float" office:value="1.59167511111862E+018" calcext:value-type="float">
            <text:p>1.59167511111862E+018</text:p>
          </table:table-cell>
          <table:table-cell office:value-type="float" office:value="4361" calcext:value-type="float">
            <text:p>4361</text:p>
          </table:table-cell>
          <table:table-cell office:value-type="float" office:value="1.59167511109889E+018" calcext:value-type="float">
            <text:p>1.59167511109889E+018</text:p>
          </table:table-cell>
          <table:table-cell/>
          <table:table-cell office:value-type="float" office:value="2.18703222275" calcext:value-type="float">
            <text:p>2.18703222275</text:p>
          </table:table-cell>
        </table:table-row>
        <table:table-row table:style-name="ro1">
          <table:table-cell office:value-type="float" office:value="1.5916751111445E+018" calcext:value-type="float">
            <text:p>1.5916751111445E+018</text:p>
          </table:table-cell>
          <table:table-cell office:value-type="float" office:value="4363" calcext:value-type="float">
            <text:p>4363</text:p>
          </table:table-cell>
          <table:table-cell office:value-type="float" office:value="1.59167511113087E+018" calcext:value-type="float">
            <text:p>1.59167511113087E+018</text:p>
          </table:table-cell>
          <table:table-cell/>
          <table:table-cell office:value-type="float" office:value="101.34753418" calcext:value-type="float">
            <text:p>101.34753418</text:p>
          </table:table-cell>
          <table:table-cell office:value-type="float" office:value="65.289680481" calcext:value-type="float">
            <text:p>65.289680481</text:p>
          </table:table-cell>
          <table:table-cell office:value-type="float" office:value="1.07480418682" calcext:value-type="float">
            <text:p>1.07480418682</text:p>
          </table:table-cell>
          <table:table-cell office:value-type="float" office:value="384.382080078" calcext:value-type="float">
            <text:p>384.382080078</text:p>
          </table:table-cell>
          <table:table-cell office:value-type="float" office:value="243.16267395" calcext:value-type="float">
            <text:p>243.16267395</text:p>
          </table:table-cell>
          <table:table-cell office:value-type="float" office:value="69.7635955811" calcext:value-type="float">
            <text:p>69.7635955811</text:p>
          </table:table-cell>
          <table:table-cell/>
          <table:table-cell office:value-type="float" office:value="1.59167511114597E+018" calcext:value-type="float">
            <text:p>1.59167511114597E+018</text:p>
          </table:table-cell>
          <table:table-cell office:value-type="float" office:value="4362" calcext:value-type="float">
            <text:p>4362</text:p>
          </table:table-cell>
          <table:table-cell office:value-type="float" office:value="1.59167511113087E+018" calcext:value-type="float">
            <text:p>1.59167511113087E+018</text:p>
          </table:table-cell>
          <table:table-cell/>
          <table:table-cell office:value-type="float" office:value="2.18879437447" calcext:value-type="float">
            <text:p>2.18879437447</text:p>
          </table:table-cell>
        </table:table-row>
        <table:table-row table:style-name="ro1">
          <table:table-cell office:value-type="float" office:value="1.59167511117745E+018" calcext:value-type="float">
            <text:p>1.59167511117745E+018</text:p>
          </table:table-cell>
          <table:table-cell office:value-type="float" office:value="4364" calcext:value-type="float">
            <text:p>4364</text:p>
          </table:table-cell>
          <table:table-cell office:value-type="float" office:value="1.59167511116275E+018" calcext:value-type="float">
            <text:p>1.59167511116275E+018</text:p>
          </table:table-cell>
          <table:table-cell/>
          <table:table-cell office:value-type="float" office:value="103.126251221" calcext:value-type="float">
            <text:p>103.126251221</text:p>
          </table:table-cell>
          <table:table-cell office:value-type="float" office:value="65.1945114136" calcext:value-type="float">
            <text:p>65.1945114136</text:p>
          </table:table-cell>
          <table:table-cell office:value-type="float" office:value="0.910535812378" calcext:value-type="float">
            <text:p>0.910535812378</text:p>
          </table:table-cell>
          <table:table-cell office:value-type="float" office:value="382.729095459" calcext:value-type="float">
            <text:p>382.729095459</text:p>
          </table:table-cell>
          <table:table-cell office:value-type="float" office:value="243.7162323" calcext:value-type="float">
            <text:p>243.7162323</text:p>
          </table:table-cell>
          <table:table-cell office:value-type="float" office:value="69.7635955811" calcext:value-type="float">
            <text:p>69.7635955811</text:p>
          </table:table-cell>
          <table:table-cell/>
          <table:table-cell office:value-type="float" office:value="1.59167511117941E+018" calcext:value-type="float">
            <text:p>1.59167511117941E+018</text:p>
          </table:table-cell>
          <table:table-cell office:value-type="float" office:value="4363" calcext:value-type="float">
            <text:p>4363</text:p>
          </table:table-cell>
          <table:table-cell office:value-type="float" office:value="1.59167511116275E+018" calcext:value-type="float">
            <text:p>1.59167511116275E+018</text:p>
          </table:table-cell>
          <table:table-cell/>
          <table:table-cell office:value-type="float" office:value="2.18879437447" calcext:value-type="float">
            <text:p>2.18879437447</text:p>
          </table:table-cell>
        </table:table-row>
        <table:table-row table:style-name="ro1">
          <table:table-cell office:value-type="float" office:value="1.59167511121508E+018" calcext:value-type="float">
            <text:p>1.59167511121508E+018</text:p>
          </table:table-cell>
          <table:table-cell office:value-type="float" office:value="4365" calcext:value-type="float">
            <text:p>4365</text:p>
          </table:table-cell>
          <table:table-cell office:value-type="float" office:value="1.59167511119879E+018" calcext:value-type="float">
            <text:p>1.59167511119879E+018</text:p>
          </table:table-cell>
          <table:table-cell/>
          <table:table-cell office:value-type="float" office:value="105.974716187" calcext:value-type="float">
            <text:p>105.974716187</text:p>
          </table:table-cell>
          <table:table-cell office:value-type="float" office:value="66.8910903931" calcext:value-type="float">
            <text:p>66.8910903931</text:p>
          </table:table-cell>
          <table:table-cell office:value-type="float" office:value="0.800541162491" calcext:value-type="float">
            <text:p>0.800541162491</text:p>
          </table:table-cell>
          <table:table-cell office:value-type="float" office:value="381.685913086" calcext:value-type="float">
            <text:p>381.685913086</text:p>
          </table:table-cell>
          <table:table-cell office:value-type="float" office:value="244.433166504" calcext:value-type="float">
            <text:p>244.433166504</text:p>
          </table:table-cell>
          <table:table-cell office:value-type="float" office:value="69.5904998779" calcext:value-type="float">
            <text:p>69.5904998779</text:p>
          </table:table-cell>
          <table:table-cell/>
          <table:table-cell office:value-type="float" office:value="1.59167511121539E+018" calcext:value-type="float">
            <text:p>1.59167511121539E+018</text:p>
          </table:table-cell>
          <table:table-cell office:value-type="float" office:value="4364" calcext:value-type="float">
            <text:p>4364</text:p>
          </table:table-cell>
          <table:table-cell office:value-type="float" office:value="1.59167511119879E+018" calcext:value-type="float">
            <text:p>1.59167511119879E+018</text:p>
          </table:table-cell>
          <table:table-cell/>
          <table:table-cell office:value-type="float" office:value="2.19052529335" calcext:value-type="float">
            <text:p>2.19052529335</text:p>
          </table:table-cell>
        </table:table-row>
        <table:table-row table:style-name="ro1">
          <table:table-cell office:value-type="float" office:value="1.59167511124685E+018" calcext:value-type="float">
            <text:p>1.59167511124685E+018</text:p>
          </table:table-cell>
          <table:table-cell office:value-type="float" office:value="4366" calcext:value-type="float">
            <text:p>4366</text:p>
          </table:table-cell>
          <table:table-cell office:value-type="float" office:value="1.59167511123132E+018" calcext:value-type="float">
            <text:p>1.59167511123132E+018</text:p>
          </table:table-cell>
          <table:table-cell/>
          <table:table-cell office:value-type="float" office:value="107.043670654" calcext:value-type="float">
            <text:p>107.043670654</text:p>
          </table:table-cell>
          <table:table-cell office:value-type="float" office:value="67.8114089966" calcext:value-type="float">
            <text:p>67.8114089966</text:p>
          </table:table-cell>
          <table:table-cell office:value-type="float" office:value="0.759939670563" calcext:value-type="float">
            <text:p>0.759939670563</text:p>
          </table:table-cell>
          <table:table-cell office:value-type="float" office:value="381.420013428" calcext:value-type="float">
            <text:p>381.420013428</text:p>
          </table:table-cell>
          <table:table-cell office:value-type="float" office:value="244.731216431" calcext:value-type="float">
            <text:p>244.731216431</text:p>
          </table:table-cell>
          <table:table-cell office:value-type="float" office:value="69.5904998779" calcext:value-type="float">
            <text:p>69.5904998779</text:p>
          </table:table-cell>
          <table:table-cell/>
          <table:table-cell office:value-type="float" office:value="1.59167511124846E+018" calcext:value-type="float">
            <text:p>1.59167511124846E+018</text:p>
          </table:table-cell>
          <table:table-cell office:value-type="float" office:value="4365" calcext:value-type="float">
            <text:p>4365</text:p>
          </table:table-cell>
          <table:table-cell office:value-type="float" office:value="1.59167511123132E+018" calcext:value-type="float">
            <text:p>1.59167511123132E+018</text:p>
          </table:table-cell>
          <table:table-cell/>
          <table:table-cell office:value-type="float" office:value="2.19052529335" calcext:value-type="float">
            <text:p>2.19052529335</text:p>
          </table:table-cell>
        </table:table-row>
        <table:table-row table:style-name="ro1">
          <table:table-cell office:value-type="float" office:value="1.59167511127366E+018" calcext:value-type="float">
            <text:p>1.59167511127366E+018</text:p>
          </table:table-cell>
          <table:table-cell office:value-type="float" office:value="4367" calcext:value-type="float">
            <text:p>4367</text:p>
          </table:table-cell>
          <table:table-cell office:value-type="float" office:value="1.59167511125739E+018" calcext:value-type="float">
            <text:p>1.59167511125739E+018</text:p>
          </table:table-cell>
          <table:table-cell/>
          <table:table-cell office:value-type="float" office:value="119.456550598" calcext:value-type="float">
            <text:p>119.456550598</text:p>
          </table:table-cell>
          <table:table-cell office:value-type="float" office:value="67.7052459717" calcext:value-type="float">
            <text:p>67.7052459717</text:p>
          </table:table-cell>
          <table:table-cell office:value-type="float" office:value="0.690192818642" calcext:value-type="float">
            <text:p>0.690192818642</text:p>
          </table:table-cell>
          <table:table-cell office:value-type="float" office:value="376.063690186" calcext:value-type="float">
            <text:p>376.063690186</text:p>
          </table:table-cell>
          <table:table-cell office:value-type="float" office:value="241.75680542" calcext:value-type="float">
            <text:p>241.75680542</text:p>
          </table:table-cell>
          <table:table-cell office:value-type="float" office:value="69.6162338257" calcext:value-type="float">
            <text:p>69.6162338257</text:p>
          </table:table-cell>
          <table:table-cell/>
          <table:table-cell office:value-type="float" office:value="1.59167511127387E+018" calcext:value-type="float">
            <text:p>1.59167511127387E+018</text:p>
          </table:table-cell>
          <table:table-cell office:value-type="float" office:value="4366" calcext:value-type="float">
            <text:p>4366</text:p>
          </table:table-cell>
          <table:table-cell office:value-type="float" office:value="1.59167511125739E+018" calcext:value-type="float">
            <text:p>1.59167511125739E+018</text:p>
          </table:table-cell>
          <table:table-cell/>
          <table:table-cell office:value-type="float" office:value="2.1902680397" calcext:value-type="float">
            <text:p>2.1902680397</text:p>
          </table:table-cell>
        </table:table-row>
        <table:table-row table:style-name="ro1">
          <table:table-cell office:value-type="float" office:value="1.59167511131717E+018" calcext:value-type="float">
            <text:p>1.59167511131717E+018</text:p>
          </table:table-cell>
          <table:table-cell office:value-type="float" office:value="4368" calcext:value-type="float">
            <text:p>4368</text:p>
          </table:table-cell>
          <table:table-cell office:value-type="float" office:value="1.59167511129413E+018" calcext:value-type="float">
            <text:p>1.59167511129413E+018</text:p>
          </table:table-cell>
          <table:table-cell/>
          <table:table-cell office:value-type="float" office:value="102.450004578" calcext:value-type="float">
            <text:p>102.450004578</text:p>
          </table:table-cell>
          <table:table-cell office:value-type="float" office:value="69.1611251831" calcext:value-type="float">
            <text:p>69.1611251831</text:p>
          </table:table-cell>
          <table:table-cell office:value-type="float" office:value="0.620916545391" calcext:value-type="float">
            <text:p>0.620916545391</text:p>
          </table:table-cell>
          <table:table-cell office:value-type="float" office:value="381.097808838" calcext:value-type="float">
            <text:p>381.097808838</text:p>
          </table:table-cell>
          <table:table-cell office:value-type="float" office:value="246.433044434" calcext:value-type="float">
            <text:p>246.433044434</text:p>
          </table:table-cell>
          <table:table-cell office:value-type="float" office:value="69.6162338257" calcext:value-type="float">
            <text:p>69.6162338257</text:p>
          </table:table-cell>
          <table:table-cell/>
          <table:table-cell office:value-type="float" office:value="1.59167511131873E+018" calcext:value-type="float">
            <text:p>1.59167511131873E+018</text:p>
          </table:table-cell>
          <table:table-cell office:value-type="float" office:value="4367" calcext:value-type="float">
            <text:p>4367</text:p>
          </table:table-cell>
          <table:table-cell office:value-type="float" office:value="1.59167511129413E+018" calcext:value-type="float">
            <text:p>1.59167511129413E+018</text:p>
          </table:table-cell>
          <table:table-cell/>
          <table:table-cell office:value-type="float" office:value="2.1902680397" calcext:value-type="float">
            <text:p>2.1902680397</text:p>
          </table:table-cell>
        </table:table-row>
        <table:table-row table:style-name="ro1">
          <table:table-cell office:value-type="float" office:value="1.59167511134587E+018" calcext:value-type="float">
            <text:p>1.59167511134587E+018</text:p>
          </table:table-cell>
          <table:table-cell office:value-type="float" office:value="4369" calcext:value-type="float">
            <text:p>4369</text:p>
          </table:table-cell>
          <table:table-cell office:value-type="float" office:value="1.59167511133195E+018" calcext:value-type="float">
            <text:p>1.59167511133195E+018</text:p>
          </table:table-cell>
          <table:table-cell/>
          <table:table-cell office:value-type="float" office:value="100.977882385" calcext:value-type="float">
            <text:p>100.977882385</text:p>
          </table:table-cell>
          <table:table-cell office:value-type="float" office:value="70.1229705811" calcext:value-type="float">
            <text:p>70.1229705811</text:p>
          </table:table-cell>
          <table:table-cell office:value-type="float" office:value="0.535253584385" calcext:value-type="float">
            <text:p>0.535253584385</text:p>
          </table:table-cell>
          <table:table-cell office:value-type="float" office:value="381.593536377" calcext:value-type="float">
            <text:p>381.593536377</text:p>
          </table:table-cell>
          <table:table-cell office:value-type="float" office:value="247.660049438" calcext:value-type="float">
            <text:p>247.660049438</text:p>
          </table:table-cell>
          <table:table-cell office:value-type="float" office:value="69.6462020874" calcext:value-type="float">
            <text:p>69.6462020874</text:p>
          </table:table-cell>
          <table:table-cell/>
          <table:table-cell office:value-type="float" office:value="1.59167511134755E+018" calcext:value-type="float">
            <text:p>1.59167511134755E+018</text:p>
          </table:table-cell>
          <table:table-cell office:value-type="float" office:value="4368" calcext:value-type="float">
            <text:p>4368</text:p>
          </table:table-cell>
          <table:table-cell office:value-type="float" office:value="1.59167511133195E+018" calcext:value-type="float">
            <text:p>1.59167511133195E+018</text:p>
          </table:table-cell>
          <table:table-cell/>
          <table:table-cell office:value-type="float" office:value="2.18996834755" calcext:value-type="float">
            <text:p>2.18996834755</text:p>
          </table:table-cell>
        </table:table-row>
        <table:table-row table:style-name="ro1">
          <table:table-cell office:value-type="float" office:value="1.59167511137817E+018" calcext:value-type="float">
            <text:p>1.59167511137817E+018</text:p>
          </table:table-cell>
          <table:table-cell office:value-type="float" office:value="4370" calcext:value-type="float">
            <text:p>4370</text:p>
          </table:table-cell>
          <table:table-cell office:value-type="float" office:value="1.59167511136375E+018" calcext:value-type="float">
            <text:p>1.59167511136375E+018</text:p>
          </table:table-cell>
          <table:table-cell/>
          <table:table-cell office:value-type="float" office:value="108.138999939" calcext:value-type="float">
            <text:p>108.138999939</text:p>
          </table:table-cell>
          <table:table-cell office:value-type="float" office:value="69.5777587891" calcext:value-type="float">
            <text:p>69.5777587891</text:p>
          </table:table-cell>
          <table:table-cell office:value-type="float" office:value="0.451886773109" calcext:value-type="float">
            <text:p>0.451886773109</text:p>
          </table:table-cell>
          <table:table-cell office:value-type="float" office:value="378.756958008" calcext:value-type="float">
            <text:p>378.756958008</text:p>
          </table:table-cell>
          <table:table-cell office:value-type="float" office:value="246.569595337" calcext:value-type="float">
            <text:p>246.569595337</text:p>
          </table:table-cell>
          <table:table-cell office:value-type="float" office:value="69.6462020874" calcext:value-type="float">
            <text:p>69.6462020874</text:p>
          </table:table-cell>
          <table:table-cell/>
          <table:table-cell office:value-type="float" office:value="1.59167511138042E+018" calcext:value-type="float">
            <text:p>1.59167511138042E+018</text:p>
          </table:table-cell>
          <table:table-cell office:value-type="float" office:value="4369" calcext:value-type="float">
            <text:p>4369</text:p>
          </table:table-cell>
          <table:table-cell office:value-type="float" office:value="1.59167511136375E+018" calcext:value-type="float">
            <text:p>1.59167511136375E+018</text:p>
          </table:table-cell>
          <table:table-cell/>
          <table:table-cell office:value-type="float" office:value="2.18996834755" calcext:value-type="float">
            <text:p>2.18996834755</text:p>
          </table:table-cell>
        </table:table-row>
        <table:table-row table:style-name="ro1">
          <table:table-cell office:value-type="float" office:value="1.59167511141321E+018" calcext:value-type="float">
            <text:p>1.59167511141321E+018</text:p>
          </table:table-cell>
          <table:table-cell office:value-type="float" office:value="4371" calcext:value-type="float">
            <text:p>4371</text:p>
          </table:table-cell>
          <table:table-cell office:value-type="float" office:value="1.59167511139881E+018" calcext:value-type="float">
            <text:p>1.59167511139881E+018</text:p>
          </table:table-cell>
          <table:table-cell/>
          <table:table-cell office:value-type="float" office:value="115.122840881" calcext:value-type="float">
            <text:p>115.122840881</text:p>
          </table:table-cell>
          <table:table-cell office:value-type="float" office:value="69.0105285645" calcext:value-type="float">
            <text:p>69.0105285645</text:p>
          </table:table-cell>
          <table:table-cell office:value-type="float" office:value="0.420747220516" calcext:value-type="float">
            <text:p>0.420747220516</text:p>
          </table:table-cell>
          <table:table-cell office:value-type="float" office:value="376.099700928" calcext:value-type="float">
            <text:p>376.099700928</text:p>
          </table:table-cell>
          <table:table-cell office:value-type="float" office:value="246.917419434" calcext:value-type="float">
            <text:p>246.917419434</text:p>
          </table:table-cell>
          <table:table-cell office:value-type="float" office:value="69.5946578979" calcext:value-type="float">
            <text:p>69.5946578979</text:p>
          </table:table-cell>
          <table:table-cell/>
          <table:table-cell office:value-type="float" office:value="1.59167511141469E+018" calcext:value-type="float">
            <text:p>1.59167511141469E+018</text:p>
          </table:table-cell>
          <table:table-cell office:value-type="float" office:value="4370" calcext:value-type="float">
            <text:p>4370</text:p>
          </table:table-cell>
          <table:table-cell office:value-type="float" office:value="1.59167511139881E+018" calcext:value-type="float">
            <text:p>1.59167511139881E+018</text:p>
          </table:table-cell>
          <table:table-cell/>
          <table:table-cell office:value-type="float" office:value="2.19048380852" calcext:value-type="float">
            <text:p>2.19048380852</text:p>
          </table:table-cell>
        </table:table-row>
        <table:table-row table:style-name="ro1">
          <table:table-cell office:value-type="float" office:value="1.59167511144503E+018" calcext:value-type="float">
            <text:p>1.59167511144503E+018</text:p>
          </table:table-cell>
          <table:table-cell office:value-type="float" office:value="4372" calcext:value-type="float">
            <text:p>4372</text:p>
          </table:table-cell>
          <table:table-cell office:value-type="float" office:value="1.59167511143077E+018" calcext:value-type="float">
            <text:p>1.59167511143077E+018</text:p>
          </table:table-cell>
          <table:table-cell/>
          <table:table-cell office:value-type="float" office:value="118.91771698" calcext:value-type="float">
            <text:p>118.91771698</text:p>
          </table:table-cell>
          <table:table-cell office:value-type="float" office:value="67.744682312" calcext:value-type="float">
            <text:p>67.744682312</text:p>
          </table:table-cell>
          <table:table-cell office:value-type="float" office:value="0.403567582369" calcext:value-type="float">
            <text:p>0.403567582369</text:p>
          </table:table-cell>
          <table:table-cell office:value-type="float" office:value="374.08795166" calcext:value-type="float">
            <text:p>374.08795166</text:p>
          </table:table-cell>
          <table:table-cell office:value-type="float" office:value="246.788482666" calcext:value-type="float">
            <text:p>246.788482666</text:p>
          </table:table-cell>
          <table:table-cell office:value-type="float" office:value="69.5946578979" calcext:value-type="float">
            <text:p>69.5946578979</text:p>
          </table:table-cell>
          <table:table-cell/>
          <table:table-cell office:value-type="float" office:value="1.59167511144631E+018" calcext:value-type="float">
            <text:p>1.59167511144631E+018</text:p>
          </table:table-cell>
          <table:table-cell office:value-type="float" office:value="4371" calcext:value-type="float">
            <text:p>4371</text:p>
          </table:table-cell>
          <table:table-cell office:value-type="float" office:value="1.59167511143077E+018" calcext:value-type="float">
            <text:p>1.59167511143077E+018</text:p>
          </table:table-cell>
          <table:table-cell/>
          <table:table-cell office:value-type="float" office:value="2.19048380852" calcext:value-type="float">
            <text:p>2.19048380852</text:p>
          </table:table-cell>
        </table:table-row>
        <table:table-row table:style-name="ro1">
          <table:table-cell office:value-type="float" office:value="1.59167511147815E+018" calcext:value-type="float">
            <text:p>1.59167511147815E+018</text:p>
          </table:table-cell>
          <table:table-cell office:value-type="float" office:value="4373" calcext:value-type="float">
            <text:p>4373</text:p>
          </table:table-cell>
          <table:table-cell office:value-type="float" office:value="1.59167511146329E+018" calcext:value-type="float">
            <text:p>1.59167511146329E+018</text:p>
          </table:table-cell>
          <table:table-cell/>
          <table:table-cell office:value-type="float" office:value="112.383842468" calcext:value-type="float">
            <text:p>112.383842468</text:p>
          </table:table-cell>
          <table:table-cell office:value-type="float" office:value="66.6958084106" calcext:value-type="float">
            <text:p>66.6958084106</text:p>
          </table:table-cell>
          <table:table-cell office:value-type="float" office:value="0.25116032362" calcext:value-type="float">
            <text:p>0.25116032362</text:p>
          </table:table-cell>
          <table:table-cell office:value-type="float" office:value="377.157775879" calcext:value-type="float">
            <text:p>377.157775879</text:p>
          </table:table-cell>
          <table:table-cell office:value-type="float" office:value="249.849258423" calcext:value-type="float">
            <text:p>249.849258423</text:p>
          </table:table-cell>
          <table:table-cell office:value-type="float" office:value="69.3103408813" calcext:value-type="float">
            <text:p>69.3103408813</text:p>
          </table:table-cell>
          <table:table-cell/>
          <table:table-cell office:value-type="float" office:value="1.59167511147993E+018" calcext:value-type="float">
            <text:p>1.59167511147993E+018</text:p>
          </table:table-cell>
          <table:table-cell office:value-type="float" office:value="4372" calcext:value-type="float">
            <text:p>4372</text:p>
          </table:table-cell>
          <table:table-cell office:value-type="float" office:value="1.59167511146329E+018" calcext:value-type="float">
            <text:p>1.59167511146329E+018</text:p>
          </table:table-cell>
          <table:table-cell/>
          <table:table-cell office:value-type="float" office:value="2.19332695007" calcext:value-type="float">
            <text:p>2.19332695007</text:p>
          </table:table-cell>
        </table:table-row>
        <table:table-row table:style-name="ro1">
          <table:table-cell office:value-type="float" office:value="1.5916751115137E+018" calcext:value-type="float">
            <text:p>1.5916751115137E+018</text:p>
          </table:table-cell>
          <table:table-cell office:value-type="float" office:value="4374" calcext:value-type="float">
            <text:p>4374</text:p>
          </table:table-cell>
          <table:table-cell office:value-type="float" office:value="1.59167511149943E+018" calcext:value-type="float">
            <text:p>1.59167511149943E+018</text:p>
          </table:table-cell>
          <table:table-cell/>
          <table:table-cell office:value-type="float" office:value="125.008804321" calcext:value-type="float">
            <text:p>125.008804321</text:p>
          </table:table-cell>
          <table:table-cell office:value-type="float" office:value="65.2378616333" calcext:value-type="float">
            <text:p>65.2378616333</text:p>
          </table:table-cell>
          <table:table-cell office:value-type="float" office:value="0.168535083532" calcext:value-type="float">
            <text:p>0.168535083532</text:p>
          </table:table-cell>
          <table:table-cell office:value-type="float" office:value="373.313751221" calcext:value-type="float">
            <text:p>373.313751221</text:p>
          </table:table-cell>
          <table:table-cell office:value-type="float" office:value="250.225158691" calcext:value-type="float">
            <text:p>250.225158691</text:p>
          </table:table-cell>
          <table:table-cell office:value-type="float" office:value="69.3103408813" calcext:value-type="float">
            <text:p>69.3103408813</text:p>
          </table:table-cell>
          <table:table-cell/>
          <table:table-cell office:value-type="float" office:value="1.5916751115154E+018" calcext:value-type="float">
            <text:p>1.5916751115154E+018</text:p>
          </table:table-cell>
          <table:table-cell office:value-type="float" office:value="4373" calcext:value-type="float">
            <text:p>4373</text:p>
          </table:table-cell>
          <table:table-cell office:value-type="float" office:value="1.59167511149943E+018" calcext:value-type="float">
            <text:p>1.59167511149943E+018</text:p>
          </table:table-cell>
          <table:table-cell/>
          <table:table-cell office:value-type="float" office:value="2.19332695007" calcext:value-type="float">
            <text:p>2.19332695007</text:p>
          </table:table-cell>
        </table:table-row>
        <table:table-row table:style-name="ro1">
          <table:table-cell office:value-type="float" office:value="1.59167511155237E+018" calcext:value-type="float">
            <text:p>1.59167511155237E+018</text:p>
          </table:table-cell>
          <table:table-cell office:value-type="float" office:value="4375" calcext:value-type="float">
            <text:p>4375</text:p>
          </table:table-cell>
          <table:table-cell office:value-type="float" office:value="1.59167511153138E+018" calcext:value-type="float">
            <text:p>1.59167511153138E+018</text:p>
          </table:table-cell>
          <table:table-cell/>
          <table:table-cell office:value-type="float" office:value="114.93396759" calcext:value-type="float">
            <text:p>114.93396759</text:p>
          </table:table-cell>
          <table:table-cell office:value-type="float" office:value="65.7220611572" calcext:value-type="float">
            <text:p>65.7220611572</text:p>
          </table:table-cell>
          <table:table-cell office:value-type="float" office:value="0.132015556097" calcext:value-type="float">
            <text:p>0.132015556097</text:p>
          </table:table-cell>
          <table:table-cell office:value-type="float" office:value="376.425933838" calcext:value-type="float">
            <text:p>376.425933838</text:p>
          </table:table-cell>
          <table:table-cell office:value-type="float" office:value="251.084060669" calcext:value-type="float">
            <text:p>251.084060669</text:p>
          </table:table-cell>
          <table:table-cell office:value-type="float" office:value="68.9341964722" calcext:value-type="float">
            <text:p>68.9341964722</text:p>
          </table:table-cell>
          <table:table-cell/>
          <table:table-cell office:value-type="float" office:value="1.591675111554E+018" calcext:value-type="float">
            <text:p>1.591675111554E+018</text:p>
          </table:table-cell>
          <table:table-cell office:value-type="float" office:value="4374" calcext:value-type="float">
            <text:p>4374</text:p>
          </table:table-cell>
          <table:table-cell office:value-type="float" office:value="1.59167511153138E+018" calcext:value-type="float">
            <text:p>1.59167511153138E+018</text:p>
          </table:table-cell>
          <table:table-cell/>
          <table:table-cell office:value-type="float" office:value="2.19708824158" calcext:value-type="float">
            <text:p>2.19708824158</text:p>
          </table:table-cell>
        </table:table-row>
        <table:table-row table:style-name="ro1">
          <table:table-cell office:value-type="float" office:value="1.59167511157795E+018" calcext:value-type="float">
            <text:p>1.59167511157795E+018</text:p>
          </table:table-cell>
          <table:table-cell office:value-type="float" office:value="4376" calcext:value-type="float">
            <text:p>4376</text:p>
          </table:table-cell>
          <table:table-cell office:value-type="float" office:value="1.59167511155999E+018" calcext:value-type="float">
            <text:p>1.59167511155999E+018</text:p>
          </table:table-cell>
          <table:table-cell/>
          <table:table-cell office:value-type="float" office:value="115.608123779" calcext:value-type="float">
            <text:p>115.608123779</text:p>
          </table:table-cell>
          <table:table-cell office:value-type="float" office:value="68.6479034424" calcext:value-type="float">
            <text:p>68.6479034424</text:p>
          </table:table-cell>
          <table:table-cell office:value-type="float" office:value="0.0867884233594" calcext:value-type="float">
            <text:p>0.0867884233594</text:p>
          </table:table-cell>
          <table:table-cell office:value-type="float" office:value="374.278991699" calcext:value-type="float">
            <text:p>374.278991699</text:p>
          </table:table-cell>
          <table:table-cell office:value-type="float" office:value="252.066833496" calcext:value-type="float">
            <text:p>252.066833496</text:p>
          </table:table-cell>
          <table:table-cell office:value-type="float" office:value="68.9341964722" calcext:value-type="float">
            <text:p>68.9341964722</text:p>
          </table:table-cell>
          <table:table-cell/>
          <table:table-cell office:value-type="float" office:value="1.59167511158025E+018" calcext:value-type="float">
            <text:p>1.59167511158025E+018</text:p>
          </table:table-cell>
          <table:table-cell office:value-type="float" office:value="4375" calcext:value-type="float">
            <text:p>4375</text:p>
          </table:table-cell>
          <table:table-cell office:value-type="float" office:value="1.59167511155999E+018" calcext:value-type="float">
            <text:p>1.59167511155999E+018</text:p>
          </table:table-cell>
          <table:table-cell/>
          <table:table-cell office:value-type="float" office:value="2.19708824158" calcext:value-type="float">
            <text:p>2.19708824158</text:p>
          </table:table-cell>
        </table:table-row>
        <table:table-row table:style-name="ro1">
          <table:table-cell office:value-type="float" office:value="1.59167511161626E+018" calcext:value-type="float">
            <text:p>1.59167511161626E+018</text:p>
          </table:table-cell>
          <table:table-cell office:value-type="float" office:value="4377" calcext:value-type="float">
            <text:p>4377</text:p>
          </table:table-cell>
          <table:table-cell office:value-type="float" office:value="1.59167511159587E+018" calcext:value-type="float">
            <text:p>1.59167511159587E+018</text:p>
          </table:table-cell>
          <table:table-cell/>
          <table:table-cell office:value-type="float" office:value="104.920524597" calcext:value-type="float">
            <text:p>104.920524597</text:p>
          </table:table-cell>
          <table:table-cell office:value-type="float" office:value="68.4699554443" calcext:value-type="float">
            <text:p>68.4699554443</text:p>
          </table:table-cell>
          <table:table-cell office:value-type="float" office:value="0.0473175831139" calcext:value-type="float">
            <text:p>0.0473175831139</text:p>
          </table:table-cell>
          <table:table-cell office:value-type="float" office:value="378.416107178" calcext:value-type="float">
            <text:p>378.416107178</text:p>
          </table:table-cell>
          <table:table-cell office:value-type="float" office:value="253.575759888" calcext:value-type="float">
            <text:p>253.575759888</text:p>
          </table:table-cell>
          <table:table-cell office:value-type="float" office:value="68.8057479858" calcext:value-type="float">
            <text:p>68.8057479858</text:p>
          </table:table-cell>
          <table:table-cell/>
          <table:table-cell office:value-type="float" office:value="1.59167511161781E+018" calcext:value-type="float">
            <text:p>1.59167511161781E+018</text:p>
          </table:table-cell>
          <table:table-cell office:value-type="float" office:value="4376" calcext:value-type="float">
            <text:p>4376</text:p>
          </table:table-cell>
          <table:table-cell office:value-type="float" office:value="1.59167511159587E+018" calcext:value-type="float">
            <text:p>1.59167511159587E+018</text:p>
          </table:table-cell>
          <table:table-cell/>
          <table:table-cell office:value-type="float" office:value="2.19837284088" calcext:value-type="float">
            <text:p>2.19837284088</text:p>
          </table:table-cell>
        </table:table-row>
        <table:table-row table:style-name="ro1">
          <table:table-cell office:value-type="float" office:value="1.59167511164571E+018" calcext:value-type="float">
            <text:p>1.59167511164571E+018</text:p>
          </table:table-cell>
          <table:table-cell office:value-type="float" office:value="4378" calcext:value-type="float">
            <text:p>4378</text:p>
          </table:table-cell>
          <table:table-cell office:value-type="float" office:value="1.59167511163075E+018" calcext:value-type="float">
            <text:p>1.59167511163075E+018</text:p>
          </table:table-cell>
          <table:table-cell/>
          <table:table-cell office:value-type="float" office:value="104.300224304" calcext:value-type="float">
            <text:p>104.300224304</text:p>
          </table:table-cell>
          <table:table-cell office:value-type="float" office:value="69.306968689" calcext:value-type="float">
            <text:p>69.306968689</text:p>
          </table:table-cell>
          <table:table-cell office:value-type="float" office:value="-0.015941683203" calcext:value-type="float">
            <text:p>-0.015941683203</text:p>
          </table:table-cell>
          <table:table-cell office:value-type="float" office:value="378.637878418" calcext:value-type="float">
            <text:p>378.637878418</text:p>
          </table:table-cell>
          <table:table-cell office:value-type="float" office:value="254.527008057" calcext:value-type="float">
            <text:p>254.527008057</text:p>
          </table:table-cell>
          <table:table-cell office:value-type="float" office:value="68.8057479858" calcext:value-type="float">
            <text:p>68.8057479858</text:p>
          </table:table-cell>
          <table:table-cell/>
          <table:table-cell office:value-type="float" office:value="1.59167511164753E+018" calcext:value-type="float">
            <text:p>1.59167511164753E+018</text:p>
          </table:table-cell>
          <table:table-cell office:value-type="float" office:value="4377" calcext:value-type="float">
            <text:p>4377</text:p>
          </table:table-cell>
          <table:table-cell office:value-type="float" office:value="1.59167511163075E+018" calcext:value-type="float">
            <text:p>1.59167511163075E+018</text:p>
          </table:table-cell>
          <table:table-cell/>
          <table:table-cell office:value-type="float" office:value="2.19837284088" calcext:value-type="float">
            <text:p>2.19837284088</text:p>
          </table:table-cell>
        </table:table-row>
        <table:table-row table:style-name="ro1">
          <table:table-cell office:value-type="float" office:value="1.59167511167101E+018" calcext:value-type="float">
            <text:p>1.59167511167101E+018</text:p>
          </table:table-cell>
          <table:table-cell office:value-type="float" office:value="4379" calcext:value-type="float">
            <text:p>4379</text:p>
          </table:table-cell>
          <table:table-cell office:value-type="float" office:value="1.5916751116572E+018" calcext:value-type="float">
            <text:p>1.5916751116572E+018</text:p>
          </table:table-cell>
          <table:table-cell/>
          <table:table-cell office:value-type="float" office:value="102.079071045" calcext:value-type="float">
            <text:p>102.079071045</text:p>
          </table:table-cell>
          <table:table-cell office:value-type="float" office:value="70.8136520386" calcext:value-type="float">
            <text:p>70.8136520386</text:p>
          </table:table-cell>
          <table:table-cell office:value-type="float" office:value="-0.00881799310446" calcext:value-type="float">
            <text:p>-0.00881799310446</text:p>
          </table:table-cell>
          <table:table-cell office:value-type="float" office:value="378.77444458" calcext:value-type="float">
            <text:p>378.77444458</text:p>
          </table:table-cell>
          <table:table-cell office:value-type="float" office:value="253.520462036" calcext:value-type="float">
            <text:p>253.520462036</text:p>
          </table:table-cell>
          <table:table-cell office:value-type="float" office:value="68.7626647949" calcext:value-type="float">
            <text:p>68.7626647949</text:p>
          </table:table-cell>
          <table:table-cell/>
          <table:table-cell office:value-type="float" office:value="1.59167511167326E+018" calcext:value-type="float">
            <text:p>1.59167511167326E+018</text:p>
          </table:table-cell>
          <table:table-cell office:value-type="float" office:value="4378" calcext:value-type="float">
            <text:p>4378</text:p>
          </table:table-cell>
          <table:table-cell office:value-type="float" office:value="1.5916751116572E+018" calcext:value-type="float">
            <text:p>1.5916751116572E+018</text:p>
          </table:table-cell>
          <table:table-cell/>
          <table:table-cell office:value-type="float" office:value="2.19880366325" calcext:value-type="float">
            <text:p>2.19880366325</text:p>
          </table:table-cell>
        </table:table-row>
        <table:table-row table:style-name="ro1">
          <table:table-cell office:value-type="float" office:value="1.59167511170709E+018" calcext:value-type="float">
            <text:p>1.59167511170709E+018</text:p>
          </table:table-cell>
          <table:table-cell office:value-type="float" office:value="4380" calcext:value-type="float">
            <text:p>4380</text:p>
          </table:table-cell>
          <table:table-cell office:value-type="float" office:value="1.59167511169328E+018" calcext:value-type="float">
            <text:p>1.59167511169328E+018</text:p>
          </table:table-cell>
          <table:table-cell/>
          <table:table-cell office:value-type="float" office:value="97.46509552" calcext:value-type="float">
            <text:p>97.46509552</text:p>
          </table:table-cell>
          <table:table-cell office:value-type="float" office:value="74.09375" calcext:value-type="float">
            <text:p>74.09375</text:p>
          </table:table-cell>
          <table:table-cell office:value-type="float" office:value="-0.125938490033" calcext:value-type="float">
            <text:p>-0.125938490033</text:p>
          </table:table-cell>
          <table:table-cell office:value-type="float" office:value="380.185455322" calcext:value-type="float">
            <text:p>380.185455322</text:p>
          </table:table-cell>
          <table:table-cell office:value-type="float" office:value="254.694335938" calcext:value-type="float">
            <text:p>254.694335938</text:p>
          </table:table-cell>
          <table:table-cell office:value-type="float" office:value="68.7626647949" calcext:value-type="float">
            <text:p>68.7626647949</text:p>
          </table:table-cell>
          <table:table-cell/>
          <table:table-cell office:value-type="float" office:value="1.59167511170953E+018" calcext:value-type="float">
            <text:p>1.59167511170953E+018</text:p>
          </table:table-cell>
          <table:table-cell office:value-type="float" office:value="4379" calcext:value-type="float">
            <text:p>4379</text:p>
          </table:table-cell>
          <table:table-cell office:value-type="float" office:value="1.59167511169328E+018" calcext:value-type="float">
            <text:p>1.59167511169328E+018</text:p>
          </table:table-cell>
          <table:table-cell/>
          <table:table-cell office:value-type="float" office:value="2.19880366325" calcext:value-type="float">
            <text:p>2.19880366325</text:p>
          </table:table-cell>
        </table:table-row>
        <table:table-row table:style-name="ro1">
          <table:table-cell office:value-type="float" office:value="1.59167511174282E+018" calcext:value-type="float">
            <text:p>1.59167511174282E+018</text:p>
          </table:table-cell>
          <table:table-cell office:value-type="float" office:value="4381" calcext:value-type="float">
            <text:p>4381</text:p>
          </table:table-cell>
          <table:table-cell office:value-type="float" office:value="1.59167511172764E+018" calcext:value-type="float">
            <text:p>1.59167511172764E+018</text:p>
          </table:table-cell>
          <table:table-cell/>
          <table:table-cell office:value-type="float" office:value="105.332511902" calcext:value-type="float">
            <text:p>105.332511902</text:p>
          </table:table-cell>
          <table:table-cell office:value-type="float" office:value="73.0238647461" calcext:value-type="float">
            <text:p>73.0238647461</text:p>
          </table:table-cell>
          <table:table-cell office:value-type="float" office:value="-0.246568769217" calcext:value-type="float">
            <text:p>-0.246568769217</text:p>
          </table:table-cell>
          <table:table-cell office:value-type="float" office:value="377.624694824" calcext:value-type="float">
            <text:p>377.624694824</text:p>
          </table:table-cell>
          <table:table-cell office:value-type="float" office:value="256.23626709" calcext:value-type="float">
            <text:p>256.23626709</text:p>
          </table:table-cell>
          <table:table-cell office:value-type="float" office:value="68.9634780884" calcext:value-type="float">
            <text:p>68.9634780884</text:p>
          </table:table-cell>
          <table:table-cell/>
          <table:table-cell office:value-type="float" office:value="1.59167511174439E+018" calcext:value-type="float">
            <text:p>1.59167511174439E+018</text:p>
          </table:table-cell>
          <table:table-cell office:value-type="float" office:value="4380" calcext:value-type="float">
            <text:p>4380</text:p>
          </table:table-cell>
          <table:table-cell office:value-type="float" office:value="1.59167511172764E+018" calcext:value-type="float">
            <text:p>1.59167511172764E+018</text:p>
          </table:table-cell>
          <table:table-cell/>
          <table:table-cell office:value-type="float" office:value="2.19679546356" calcext:value-type="float">
            <text:p>2.19679546356</text:p>
          </table:table-cell>
        </table:table-row>
        <table:table-row table:style-name="ro1">
          <table:table-cell office:value-type="float" office:value="1.59167511177721E+018" calcext:value-type="float">
            <text:p>1.59167511177721E+018</text:p>
          </table:table-cell>
          <table:table-cell office:value-type="float" office:value="4382" calcext:value-type="float">
            <text:p>4382</text:p>
          </table:table-cell>
          <table:table-cell office:value-type="float" office:value="1.59167511175737E+018" calcext:value-type="float">
            <text:p>1.59167511175737E+018</text:p>
          </table:table-cell>
          <table:table-cell/>
          <table:table-cell office:value-type="float" office:value="118.484977722" calcext:value-type="float">
            <text:p>118.484977722</text:p>
          </table:table-cell>
          <table:table-cell office:value-type="float" office:value="68.0419464111" calcext:value-type="float">
            <text:p>68.0419464111</text:p>
          </table:table-cell>
          <table:table-cell office:value-type="float" office:value="-0.352461904287" calcext:value-type="float">
            <text:p>-0.352461904287</text:p>
          </table:table-cell>
          <table:table-cell office:value-type="float" office:value="374.63684082" calcext:value-type="float">
            <text:p>374.63684082</text:p>
          </table:table-cell>
          <table:table-cell office:value-type="float" office:value="259.49798584" calcext:value-type="float">
            <text:p>259.49798584</text:p>
          </table:table-cell>
          <table:table-cell office:value-type="float" office:value="68.9634780884" calcext:value-type="float">
            <text:p>68.9634780884</text:p>
          </table:table-cell>
          <table:table-cell/>
          <table:table-cell office:value-type="float" office:value="1.59167511177823E+018" calcext:value-type="float">
            <text:p>1.59167511177823E+018</text:p>
          </table:table-cell>
          <table:table-cell office:value-type="float" office:value="4381" calcext:value-type="float">
            <text:p>4381</text:p>
          </table:table-cell>
          <table:table-cell office:value-type="float" office:value="1.59167511175737E+018" calcext:value-type="float">
            <text:p>1.59167511175737E+018</text:p>
          </table:table-cell>
          <table:table-cell/>
          <table:table-cell office:value-type="float" office:value="2.19679546356" calcext:value-type="float">
            <text:p>2.19679546356</text:p>
          </table:table-cell>
        </table:table-row>
        <table:table-row table:style-name="ro1">
          <table:table-cell office:value-type="float" office:value="1.59167511181866E+018" calcext:value-type="float">
            <text:p>1.59167511181866E+018</text:p>
          </table:table-cell>
          <table:table-cell office:value-type="float" office:value="4383" calcext:value-type="float">
            <text:p>4383</text:p>
          </table:table-cell>
          <table:table-cell office:value-type="float" office:value="1.59167511179357E+018" calcext:value-type="float">
            <text:p>1.59167511179357E+018</text:p>
          </table:table-cell>
          <table:table-cell/>
          <table:table-cell office:value-type="float" office:value="105.140625" calcext:value-type="float">
            <text:p>105.140625</text:p>
          </table:table-cell>
          <table:table-cell office:value-type="float" office:value="68.9030990601" calcext:value-type="float">
            <text:p>68.9030990601</text:p>
          </table:table-cell>
          <table:table-cell office:value-type="float" office:value="-0.242729827762" calcext:value-type="float">
            <text:p>-0.242729827762</text:p>
          </table:table-cell>
          <table:table-cell office:value-type="float" office:value="378.18862915" calcext:value-type="float">
            <text:p>378.18862915</text:p>
          </table:table-cell>
          <table:table-cell office:value-type="float" office:value="256.6456604" calcext:value-type="float">
            <text:p>256.6456604</text:p>
          </table:table-cell>
          <table:table-cell office:value-type="float" office:value="68.819480896" calcext:value-type="float">
            <text:p>68.819480896</text:p>
          </table:table-cell>
          <table:table-cell/>
          <table:table-cell office:value-type="float" office:value="1.59167511182049E+018" calcext:value-type="float">
            <text:p>1.59167511182049E+018</text:p>
          </table:table-cell>
          <table:table-cell office:value-type="float" office:value="4382" calcext:value-type="float">
            <text:p>4382</text:p>
          </table:table-cell>
          <table:table-cell office:value-type="float" office:value="1.59167511179357E+018" calcext:value-type="float">
            <text:p>1.59167511179357E+018</text:p>
          </table:table-cell>
          <table:table-cell/>
          <table:table-cell office:value-type="float" office:value="2.19823551178" calcext:value-type="float">
            <text:p>2.19823551178</text:p>
          </table:table-cell>
        </table:table-row>
        <table:table-row table:style-name="ro1">
          <table:table-cell office:value-type="float" office:value="1.59167511184574E+018" calcext:value-type="float">
            <text:p>1.59167511184574E+018</text:p>
          </table:table-cell>
          <table:table-cell office:value-type="float" office:value="4384" calcext:value-type="float">
            <text:p>4384</text:p>
          </table:table-cell>
          <table:table-cell office:value-type="float" office:value="1.59167511182566E+018" calcext:value-type="float">
            <text:p>1.59167511182566E+018</text:p>
          </table:table-cell>
          <table:table-cell/>
          <table:table-cell office:value-type="float" office:value="107.17754364" calcext:value-type="float">
            <text:p>107.17754364</text:p>
          </table:table-cell>
          <table:table-cell office:value-type="float" office:value="70.2005691528" calcext:value-type="float">
            <text:p>70.2005691528</text:p>
          </table:table-cell>
          <table:table-cell office:value-type="float" office:value="-0.195368438959" calcext:value-type="float">
            <text:p>-0.195368438959</text:p>
          </table:table-cell>
          <table:table-cell office:value-type="float" office:value="377.091339111" calcext:value-type="float">
            <text:p>377.091339111</text:p>
          </table:table-cell>
          <table:table-cell office:value-type="float" office:value="256.182159424" calcext:value-type="float">
            <text:p>256.182159424</text:p>
          </table:table-cell>
          <table:table-cell office:value-type="float" office:value="68.819480896" calcext:value-type="float">
            <text:p>68.819480896</text:p>
          </table:table-cell>
          <table:table-cell/>
          <table:table-cell office:value-type="float" office:value="1.59167511184753E+018" calcext:value-type="float">
            <text:p>1.59167511184753E+018</text:p>
          </table:table-cell>
          <table:table-cell office:value-type="float" office:value="4383" calcext:value-type="float">
            <text:p>4383</text:p>
          </table:table-cell>
          <table:table-cell office:value-type="float" office:value="1.59167511182566E+018" calcext:value-type="float">
            <text:p>1.59167511182566E+018</text:p>
          </table:table-cell>
          <table:table-cell/>
          <table:table-cell office:value-type="float" office:value="2.19823551178" calcext:value-type="float">
            <text:p>2.19823551178</text:p>
          </table:table-cell>
        </table:table-row>
        <table:table-row table:style-name="ro1">
          <table:table-cell office:value-type="float" office:value="1.59167511187567E+018" calcext:value-type="float">
            <text:p>1.59167511187567E+018</text:p>
          </table:table-cell>
          <table:table-cell office:value-type="float" office:value="4385" calcext:value-type="float">
            <text:p>4385</text:p>
          </table:table-cell>
          <table:table-cell office:value-type="float" office:value="1.59167511185752E+018" calcext:value-type="float">
            <text:p>1.59167511185752E+018</text:p>
          </table:table-cell>
          <table:table-cell/>
          <table:table-cell office:value-type="float" office:value="105.591011047" calcext:value-type="float">
            <text:p>105.591011047</text:p>
          </table:table-cell>
          <table:table-cell office:value-type="float" office:value="67.3964233398" calcext:value-type="float">
            <text:p>67.3964233398</text:p>
          </table:table-cell>
          <table:table-cell office:value-type="float" office:value="-0.245303764939" calcext:value-type="float">
            <text:p>-0.245303764939</text:p>
          </table:table-cell>
          <table:table-cell office:value-type="float" office:value="378.073120117" calcext:value-type="float">
            <text:p>378.073120117</text:p>
          </table:table-cell>
          <table:table-cell office:value-type="float" office:value="255.440383911" calcext:value-type="float">
            <text:p>255.440383911</text:p>
          </table:table-cell>
          <table:table-cell office:value-type="float" office:value="68.7854309082" calcext:value-type="float">
            <text:p>68.7854309082</text:p>
          </table:table-cell>
          <table:table-cell/>
          <table:table-cell office:value-type="float" office:value="1.59167511187785E+018" calcext:value-type="float">
            <text:p>1.59167511187785E+018</text:p>
          </table:table-cell>
          <table:table-cell office:value-type="float" office:value="4384" calcext:value-type="float">
            <text:p>4384</text:p>
          </table:table-cell>
          <table:table-cell office:value-type="float" office:value="1.59167511185752E+018" calcext:value-type="float">
            <text:p>1.59167511185752E+018</text:p>
          </table:table-cell>
          <table:table-cell/>
          <table:table-cell office:value-type="float" office:value="2.19857597351" calcext:value-type="float">
            <text:p>2.19857597351</text:p>
          </table:table-cell>
        </table:table-row>
        <table:table-row table:style-name="ro1">
          <table:table-cell office:value-type="float" office:value="1.59167511192195E+018" calcext:value-type="float">
            <text:p>1.59167511192195E+018</text:p>
          </table:table-cell>
          <table:table-cell office:value-type="float" office:value="4386" calcext:value-type="float">
            <text:p>4386</text:p>
          </table:table-cell>
          <table:table-cell office:value-type="float" office:value="1.59167511189966E+018" calcext:value-type="float">
            <text:p>1.59167511189966E+018</text:p>
          </table:table-cell>
          <table:table-cell/>
          <table:table-cell office:value-type="float" office:value="108.981185913" calcext:value-type="float">
            <text:p>108.981185913</text:p>
          </table:table-cell>
          <table:table-cell office:value-type="float" office:value="66.6630020142" calcext:value-type="float">
            <text:p>66.6630020142</text:p>
          </table:table-cell>
          <table:table-cell office:value-type="float" office:value="-0.379348665476" calcext:value-type="float">
            <text:p>-0.379348665476</text:p>
          </table:table-cell>
          <table:table-cell office:value-type="float" office:value="376.787963867" calcext:value-type="float">
            <text:p>376.787963867</text:p>
          </table:table-cell>
          <table:table-cell office:value-type="float" office:value="256.566497803" calcext:value-type="float">
            <text:p>256.566497803</text:p>
          </table:table-cell>
          <table:table-cell office:value-type="float" office:value="68.7854309082" calcext:value-type="float">
            <text:p>68.7854309082</text:p>
          </table:table-cell>
          <table:table-cell/>
          <table:table-cell office:value-type="float" office:value="1.59167511192393E+018" calcext:value-type="float">
            <text:p>1.59167511192393E+018</text:p>
          </table:table-cell>
          <table:table-cell office:value-type="float" office:value="4385" calcext:value-type="float">
            <text:p>4385</text:p>
          </table:table-cell>
          <table:table-cell office:value-type="float" office:value="1.59167511189966E+018" calcext:value-type="float">
            <text:p>1.59167511189966E+018</text:p>
          </table:table-cell>
          <table:table-cell/>
          <table:table-cell office:value-type="float" office:value="2.19857597351" calcext:value-type="float">
            <text:p>2.19857597351</text:p>
          </table:table-cell>
        </table:table-row>
        <table:table-row table:style-name="ro1">
          <table:table-cell office:value-type="float" office:value="1.59167511194588E+018" calcext:value-type="float">
            <text:p>1.59167511194588E+018</text:p>
          </table:table-cell>
          <table:table-cell office:value-type="float" office:value="4387" calcext:value-type="float">
            <text:p>4387</text:p>
          </table:table-cell>
          <table:table-cell office:value-type="float" office:value="1.59167511193154E+018" calcext:value-type="float">
            <text:p>1.59167511193154E+018</text:p>
          </table:table-cell>
          <table:table-cell/>
          <table:table-cell office:value-type="float" office:value="116.805099487" calcext:value-type="float">
            <text:p>116.805099487</text:p>
          </table:table-cell>
          <table:table-cell office:value-type="float" office:value="65.7636260986" calcext:value-type="float">
            <text:p>65.7636260986</text:p>
          </table:table-cell>
          <table:table-cell office:value-type="float" office:value="-0.452026188374" calcext:value-type="float">
            <text:p>-0.452026188374</text:p>
          </table:table-cell>
          <table:table-cell office:value-type="float" office:value="374.543762207" calcext:value-type="float">
            <text:p>374.543762207</text:p>
          </table:table-cell>
          <table:table-cell office:value-type="float" office:value="259.250305176" calcext:value-type="float">
            <text:p>259.250305176</text:p>
          </table:table-cell>
          <table:table-cell office:value-type="float" office:value="68.5979919434" calcext:value-type="float">
            <text:p>68.5979919434</text:p>
          </table:table-cell>
          <table:table-cell/>
          <table:table-cell office:value-type="float" office:value="1.59167511194753E+018" calcext:value-type="float">
            <text:p>1.59167511194753E+018</text:p>
          </table:table-cell>
          <table:table-cell office:value-type="float" office:value="4386" calcext:value-type="float">
            <text:p>4386</text:p>
          </table:table-cell>
          <table:table-cell office:value-type="float" office:value="1.59167511193154E+018" calcext:value-type="float">
            <text:p>1.5916751119315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198E+018" calcext:value-type="float">
            <text:p>1.59167511198E+018</text:p>
          </table:table-cell>
          <table:table-cell office:value-type="float" office:value="4388" calcext:value-type="float">
            <text:p>4388</text:p>
          </table:table-cell>
          <table:table-cell office:value-type="float" office:value="1.59167511196361E+018" calcext:value-type="float">
            <text:p>1.59167511196361E+018</text:p>
          </table:table-cell>
          <table:table-cell/>
          <table:table-cell office:value-type="float" office:value="123.203475952" calcext:value-type="float">
            <text:p>123.203475952</text:p>
          </table:table-cell>
          <table:table-cell office:value-type="float" office:value="65.3427886963" calcext:value-type="float">
            <text:p>65.3427886963</text:p>
          </table:table-cell>
          <table:table-cell office:value-type="float" office:value="-0.639394938946" calcext:value-type="float">
            <text:p>-0.639394938946</text:p>
          </table:table-cell>
          <table:table-cell office:value-type="float" office:value="374.95489502" calcext:value-type="float">
            <text:p>374.95489502</text:p>
          </table:table-cell>
          <table:table-cell office:value-type="float" office:value="262.932678223" calcext:value-type="float">
            <text:p>262.932678223</text:p>
          </table:table-cell>
          <table:table-cell office:value-type="float" office:value="68.5979919434" calcext:value-type="float">
            <text:p>68.5979919434</text:p>
          </table:table-cell>
          <table:table-cell/>
          <table:table-cell office:value-type="float" office:value="1.59167511197977E+018" calcext:value-type="float">
            <text:p>1.59167511197977E+018</text:p>
          </table:table-cell>
          <table:table-cell office:value-type="float" office:value="4387" calcext:value-type="float">
            <text:p>4387</text:p>
          </table:table-cell>
          <table:table-cell office:value-type="float" office:value="1.59167511196361E+018" calcext:value-type="float">
            <text:p>1.5916751119636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01443E+018" calcext:value-type="float">
            <text:p>1.59167511201443E+018</text:p>
          </table:table-cell>
          <table:table-cell office:value-type="float" office:value="4389" calcext:value-type="float">
            <text:p>4389</text:p>
          </table:table-cell>
          <table:table-cell office:value-type="float" office:value="1.59167511199959E+018" calcext:value-type="float">
            <text:p>1.59167511199959E+018</text:p>
          </table:table-cell>
          <table:table-cell/>
          <table:table-cell office:value-type="float" office:value="110.479454041" calcext:value-type="float">
            <text:p>110.479454041</text:p>
          </table:table-cell>
          <table:table-cell office:value-type="float" office:value="69.6714401245" calcext:value-type="float">
            <text:p>69.6714401245</text:p>
          </table:table-cell>
          <table:table-cell office:value-type="float" office:value="-0.474758923054" calcext:value-type="float">
            <text:p>-0.474758923054</text:p>
          </table:table-cell>
          <table:table-cell office:value-type="float" office:value="377.156433105" calcext:value-type="float">
            <text:p>377.156433105</text:p>
          </table:table-cell>
          <table:table-cell office:value-type="float" office:value="260.836395264" calcext:value-type="float">
            <text:p>260.836395264</text:p>
          </table:table-cell>
          <table:table-cell office:value-type="float" office:value="68.3631896973" calcext:value-type="float">
            <text:p>68.3631896973</text:p>
          </table:table-cell>
          <table:table-cell/>
          <table:table-cell office:value-type="float" office:value="1.59167511201584E+018" calcext:value-type="float">
            <text:p>1.59167511201584E+018</text:p>
          </table:table-cell>
          <table:table-cell office:value-type="float" office:value="4388" calcext:value-type="float">
            <text:p>4388</text:p>
          </table:table-cell>
          <table:table-cell office:value-type="float" office:value="1.59167511199959E+018" calcext:value-type="float">
            <text:p>1.5916751119995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04471E+018" calcext:value-type="float">
            <text:p>1.59167511204471E+018</text:p>
          </table:table-cell>
          <table:table-cell office:value-type="float" office:value="4390" calcext:value-type="float">
            <text:p>4390</text:p>
          </table:table-cell>
          <table:table-cell office:value-type="float" office:value="1.59167511203029E+018" calcext:value-type="float">
            <text:p>1.59167511203029E+018</text:p>
          </table:table-cell>
          <table:table-cell/>
          <table:table-cell office:value-type="float" office:value="117.311927795" calcext:value-type="float">
            <text:p>117.311927795</text:p>
          </table:table-cell>
          <table:table-cell office:value-type="float" office:value="70.2131652832" calcext:value-type="float">
            <text:p>70.2131652832</text:p>
          </table:table-cell>
          <table:table-cell office:value-type="float" office:value="-0.426117360592" calcext:value-type="float">
            <text:p>-0.426117360592</text:p>
          </table:table-cell>
          <table:table-cell office:value-type="float" office:value="374.623809814" calcext:value-type="float">
            <text:p>374.623809814</text:p>
          </table:table-cell>
          <table:table-cell office:value-type="float" office:value="261.559295654" calcext:value-type="float">
            <text:p>261.559295654</text:p>
          </table:table-cell>
          <table:table-cell office:value-type="float" office:value="68.3631896973" calcext:value-type="float">
            <text:p>68.3631896973</text:p>
          </table:table-cell>
          <table:table-cell/>
          <table:table-cell office:value-type="float" office:value="1.59167511204606E+018" calcext:value-type="float">
            <text:p>1.59167511204606E+018</text:p>
          </table:table-cell>
          <table:table-cell office:value-type="float" office:value="4389" calcext:value-type="float">
            <text:p>4389</text:p>
          </table:table-cell>
          <table:table-cell office:value-type="float" office:value="1.59167511203029E+018" calcext:value-type="float">
            <text:p>1.59167511203029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07051E+018" calcext:value-type="float">
            <text:p>1.59167511207051E+018</text:p>
          </table:table-cell>
          <table:table-cell office:value-type="float" office:value="4391" calcext:value-type="float">
            <text:p>4391</text:p>
          </table:table-cell>
          <table:table-cell office:value-type="float" office:value="1.59167511205706E+018" calcext:value-type="float">
            <text:p>1.59167511205706E+018</text:p>
          </table:table-cell>
          <table:table-cell/>
          <table:table-cell office:value-type="float" office:value="104.284156799" calcext:value-type="float">
            <text:p>104.284156799</text:p>
          </table:table-cell>
          <table:table-cell office:value-type="float" office:value="71.8091964722" calcext:value-type="float">
            <text:p>71.8091964722</text:p>
          </table:table-cell>
          <table:table-cell office:value-type="float" office:value="-0.567878365517" calcext:value-type="float">
            <text:p>-0.567878365517</text:p>
          </table:table-cell>
          <table:table-cell office:value-type="float" office:value="378.822387695" calcext:value-type="float">
            <text:p>378.822387695</text:p>
          </table:table-cell>
          <table:table-cell office:value-type="float" office:value="259.934997559" calcext:value-type="float">
            <text:p>259.934997559</text:p>
          </table:table-cell>
          <table:table-cell office:value-type="float" office:value="68.4264450073" calcext:value-type="float">
            <text:p>68.4264450073</text:p>
          </table:table-cell>
          <table:table-cell/>
          <table:table-cell office:value-type="float" office:value="1.591675112072E+018" calcext:value-type="float">
            <text:p>1.591675112072E+018</text:p>
          </table:table-cell>
          <table:table-cell office:value-type="float" office:value="4390" calcext:value-type="float">
            <text:p>4390</text:p>
          </table:table-cell>
          <table:table-cell office:value-type="float" office:value="1.59167511205706E+018" calcext:value-type="float">
            <text:p>1.59167511205706E+018</text:p>
          </table:table-cell>
          <table:table-cell/>
          <table:table-cell office:value-type="float" office:value="2.19936752319" calcext:value-type="float">
            <text:p>2.19936752319</text:p>
          </table:table-cell>
        </table:table-row>
        <table:table-row table:style-name="ro1">
          <table:table-cell office:value-type="float" office:value="1.59167511210741E+018" calcext:value-type="float">
            <text:p>1.59167511210741E+018</text:p>
          </table:table-cell>
          <table:table-cell office:value-type="float" office:value="4392" calcext:value-type="float">
            <text:p>4392</text:p>
          </table:table-cell>
          <table:table-cell office:value-type="float" office:value="1.59167511209347E+018" calcext:value-type="float">
            <text:p>1.59167511209347E+018</text:p>
          </table:table-cell>
          <table:table-cell/>
          <table:table-cell office:value-type="float" office:value="102.445381165" calcext:value-type="float">
            <text:p>102.445381165</text:p>
          </table:table-cell>
          <table:table-cell office:value-type="float" office:value="70.7983169556" calcext:value-type="float">
            <text:p>70.7983169556</text:p>
          </table:table-cell>
          <table:table-cell office:value-type="float" office:value="-0.655033111572" calcext:value-type="float">
            <text:p>-0.655033111572</text:p>
          </table:table-cell>
          <table:table-cell office:value-type="float" office:value="379.695861816" calcext:value-type="float">
            <text:p>379.695861816</text:p>
          </table:table-cell>
          <table:table-cell office:value-type="float" office:value="259.907989502" calcext:value-type="float">
            <text:p>259.907989502</text:p>
          </table:table-cell>
          <table:table-cell office:value-type="float" office:value="68.4264450073" calcext:value-type="float">
            <text:p>68.4264450073</text:p>
          </table:table-cell>
          <table:table-cell/>
          <table:table-cell office:value-type="float" office:value="1.59167511211031E+018" calcext:value-type="float">
            <text:p>1.59167511211031E+018</text:p>
          </table:table-cell>
          <table:table-cell office:value-type="float" office:value="4391" calcext:value-type="float">
            <text:p>4391</text:p>
          </table:table-cell>
          <table:table-cell office:value-type="float" office:value="1.59167511209347E+018" calcext:value-type="float">
            <text:p>1.59167511209347E+018</text:p>
          </table:table-cell>
          <table:table-cell/>
          <table:table-cell office:value-type="float" office:value="2.19936752319" calcext:value-type="float">
            <text:p>2.19936752319</text:p>
          </table:table-cell>
        </table:table-row>
        <table:table-row table:style-name="ro1">
          <table:table-cell office:value-type="float" office:value="1.59167511214161E+018" calcext:value-type="float">
            <text:p>1.59167511214161E+018</text:p>
          </table:table-cell>
          <table:table-cell office:value-type="float" office:value="4393" calcext:value-type="float">
            <text:p>4393</text:p>
          </table:table-cell>
          <table:table-cell office:value-type="float" office:value="1.59167511212646E+018" calcext:value-type="float">
            <text:p>1.59167511212646E+018</text:p>
          </table:table-cell>
          <table:table-cell/>
          <table:table-cell office:value-type="float" office:value="98.2446670532" calcext:value-type="float">
            <text:p>98.2446670532</text:p>
          </table:table-cell>
          <table:table-cell office:value-type="float" office:value="70.2475814819" calcext:value-type="float">
            <text:p>70.2475814819</text:p>
          </table:table-cell>
          <table:table-cell office:value-type="float" office:value="-0.784511268139" calcext:value-type="float">
            <text:p>-0.784511268139</text:p>
          </table:table-cell>
          <table:table-cell office:value-type="float" office:value="381.106903076" calcext:value-type="float">
            <text:p>381.106903076</text:p>
          </table:table-cell>
          <table:table-cell office:value-type="float" office:value="260.072814941" calcext:value-type="float">
            <text:p>260.072814941</text:p>
          </table:table-cell>
          <table:table-cell office:value-type="float" office:value="68.4869155884" calcext:value-type="float">
            <text:p>68.4869155884</text:p>
          </table:table-cell>
          <table:table-cell/>
          <table:table-cell office:value-type="float" office:value="1.59167511214334E+018" calcext:value-type="float">
            <text:p>1.59167511214334E+018</text:p>
          </table:table-cell>
          <table:table-cell office:value-type="float" office:value="4392" calcext:value-type="float">
            <text:p>4392</text:p>
          </table:table-cell>
          <table:table-cell office:value-type="float" office:value="1.59167511212646E+018" calcext:value-type="float">
            <text:p>1.59167511212646E+018</text:p>
          </table:table-cell>
          <table:table-cell/>
          <table:table-cell office:value-type="float" office:value="2.19876265526" calcext:value-type="float">
            <text:p>2.19876265526</text:p>
          </table:table-cell>
        </table:table-row>
        <table:table-row table:style-name="ro1">
          <table:table-cell office:value-type="float" office:value="1.59167511217423E+018" calcext:value-type="float">
            <text:p>1.59167511217423E+018</text:p>
          </table:table-cell>
          <table:table-cell office:value-type="float" office:value="4394" calcext:value-type="float">
            <text:p>4394</text:p>
          </table:table-cell>
          <table:table-cell office:value-type="float" office:value="1.59167511215817E+018" calcext:value-type="float">
            <text:p>1.59167511215817E+018</text:p>
          </table:table-cell>
          <table:table-cell/>
          <table:table-cell office:value-type="float" office:value="100.087028503" calcext:value-type="float">
            <text:p>100.087028503</text:p>
          </table:table-cell>
          <table:table-cell office:value-type="float" office:value="69.0588684082" calcext:value-type="float">
            <text:p>69.0588684082</text:p>
          </table:table-cell>
          <table:table-cell office:value-type="float" office:value="-0.885444879532" calcext:value-type="float">
            <text:p>-0.885444879532</text:p>
          </table:table-cell>
          <table:table-cell office:value-type="float" office:value="381.777160645" calcext:value-type="float">
            <text:p>381.777160645</text:p>
          </table:table-cell>
          <table:table-cell office:value-type="float" office:value="261.657623291" calcext:value-type="float">
            <text:p>261.657623291</text:p>
          </table:table-cell>
          <table:table-cell office:value-type="float" office:value="68.4869155884" calcext:value-type="float">
            <text:p>68.4869155884</text:p>
          </table:table-cell>
          <table:table-cell/>
          <table:table-cell office:value-type="float" office:value="1.59167511217567E+018" calcext:value-type="float">
            <text:p>1.59167511217567E+018</text:p>
          </table:table-cell>
          <table:table-cell office:value-type="float" office:value="4393" calcext:value-type="float">
            <text:p>4393</text:p>
          </table:table-cell>
          <table:table-cell office:value-type="float" office:value="1.59167511215817E+018" calcext:value-type="float">
            <text:p>1.59167511215817E+018</text:p>
          </table:table-cell>
          <table:table-cell/>
          <table:table-cell office:value-type="float" office:value="2.19876265526" calcext:value-type="float">
            <text:p>2.19876265526</text:p>
          </table:table-cell>
        </table:table-row>
        <table:table-row table:style-name="ro1">
          <table:table-cell office:value-type="float" office:value="1.59167511221076E+018" calcext:value-type="float">
            <text:p>1.59167511221076E+018</text:p>
          </table:table-cell>
          <table:table-cell office:value-type="float" office:value="4395" calcext:value-type="float">
            <text:p>4395</text:p>
          </table:table-cell>
          <table:table-cell office:value-type="float" office:value="1.59167511219447E+018" calcext:value-type="float">
            <text:p>1.59167511219447E+018</text:p>
          </table:table-cell>
          <table:table-cell/>
          <table:table-cell office:value-type="float" office:value="108.267929077" calcext:value-type="float">
            <text:p>108.267929077</text:p>
          </table:table-cell>
          <table:table-cell office:value-type="float" office:value="67.7479400635" calcext:value-type="float">
            <text:p>67.7479400635</text:p>
          </table:table-cell>
          <table:table-cell office:value-type="float" office:value="-0.904340922832" calcext:value-type="float">
            <text:p>-0.904340922832</text:p>
          </table:table-cell>
          <table:table-cell office:value-type="float" office:value="380.690338135" calcext:value-type="float">
            <text:p>380.690338135</text:p>
          </table:table-cell>
          <table:table-cell office:value-type="float" office:value="263.991699219" calcext:value-type="float">
            <text:p>263.991699219</text:p>
          </table:table-cell>
          <table:table-cell office:value-type="float" office:value="68.372543335" calcext:value-type="float">
            <text:p>68.372543335</text:p>
          </table:table-cell>
          <table:table-cell/>
          <table:table-cell office:value-type="float" office:value="1.59167511221298E+018" calcext:value-type="float">
            <text:p>1.59167511221298E+018</text:p>
          </table:table-cell>
          <table:table-cell office:value-type="float" office:value="4394" calcext:value-type="float">
            <text:p>4394</text:p>
          </table:table-cell>
          <table:table-cell office:value-type="float" office:value="1.59167511219447E+018" calcext:value-type="float">
            <text:p>1.59167511219447E+018</text:p>
          </table:table-cell>
          <table:table-cell/>
          <table:table-cell office:value-type="float" office:value="2.19990634918" calcext:value-type="float">
            <text:p>2.19990634918</text:p>
          </table:table-cell>
        </table:table-row>
        <table:table-row table:style-name="ro1">
          <table:table-cell office:value-type="float" office:value="1.59167511224346E+018" calcext:value-type="float">
            <text:p>1.59167511224346E+018</text:p>
          </table:table-cell>
          <table:table-cell office:value-type="float" office:value="4396" calcext:value-type="float">
            <text:p>4396</text:p>
          </table:table-cell>
          <table:table-cell office:value-type="float" office:value="1.59167511222554E+018" calcext:value-type="float">
            <text:p>1.59167511222554E+018</text:p>
          </table:table-cell>
          <table:table-cell/>
          <table:table-cell office:value-type="float" office:value="109.131500244" calcext:value-type="float">
            <text:p>109.131500244</text:p>
          </table:table-cell>
          <table:table-cell office:value-type="float" office:value="67.8531036377" calcext:value-type="float">
            <text:p>67.8531036377</text:p>
          </table:table-cell>
          <table:table-cell office:value-type="float" office:value="-0.967901170254" calcext:value-type="float">
            <text:p>-0.967901170254</text:p>
          </table:table-cell>
          <table:table-cell office:value-type="float" office:value="381.222198486" calcext:value-type="float">
            <text:p>381.222198486</text:p>
          </table:table-cell>
          <table:table-cell office:value-type="float" office:value="264.633453369" calcext:value-type="float">
            <text:p>264.633453369</text:p>
          </table:table-cell>
          <table:table-cell office:value-type="float" office:value="68.372543335" calcext:value-type="float">
            <text:p>68.372543335</text:p>
          </table:table-cell>
          <table:table-cell/>
          <table:table-cell office:value-type="float" office:value="1.59167511224398E+018" calcext:value-type="float">
            <text:p>1.59167511224398E+018</text:p>
          </table:table-cell>
          <table:table-cell office:value-type="float" office:value="4395" calcext:value-type="float">
            <text:p>4395</text:p>
          </table:table-cell>
          <table:table-cell office:value-type="float" office:value="1.59167511222554E+018" calcext:value-type="float">
            <text:p>1.59167511222554E+018</text:p>
          </table:table-cell>
          <table:table-cell/>
          <table:table-cell office:value-type="float" office:value="2.19990634918" calcext:value-type="float">
            <text:p>2.19990634918</text:p>
          </table:table-cell>
        </table:table-row>
        <table:table-row table:style-name="ro1">
          <table:table-cell office:value-type="float" office:value="1.59167511227606E+018" calcext:value-type="float">
            <text:p>1.59167511227606E+018</text:p>
          </table:table-cell>
          <table:table-cell office:value-type="float" office:value="4397" calcext:value-type="float">
            <text:p>4397</text:p>
          </table:table-cell>
          <table:table-cell office:value-type="float" office:value="1.5916751122575E+018" calcext:value-type="float">
            <text:p>1.5916751122575E+018</text:p>
          </table:table-cell>
          <table:table-cell/>
          <table:table-cell office:value-type="float" office:value="100.936538696" calcext:value-type="float">
            <text:p>100.936538696</text:p>
          </table:table-cell>
          <table:table-cell office:value-type="float" office:value="67.7542953491" calcext:value-type="float">
            <text:p>67.7542953491</text:p>
          </table:table-cell>
          <table:table-cell office:value-type="float" office:value="-1.01969110966" calcext:value-type="float">
            <text:p>-1.01969110966</text:p>
          </table:table-cell>
          <table:table-cell office:value-type="float" office:value="383.12890625" calcext:value-type="float">
            <text:p>383.12890625</text:p>
          </table:table-cell>
          <table:table-cell office:value-type="float" office:value="262.355285645" calcext:value-type="float">
            <text:p>262.355285645</text:p>
          </table:table-cell>
          <table:table-cell office:value-type="float" office:value="68.3288040161" calcext:value-type="float">
            <text:p>68.3288040161</text:p>
          </table:table-cell>
          <table:table-cell/>
          <table:table-cell office:value-type="float" office:value="1.59167511227775E+018" calcext:value-type="float">
            <text:p>1.59167511227775E+018</text:p>
          </table:table-cell>
          <table:table-cell office:value-type="float" office:value="4396" calcext:value-type="float">
            <text:p>4396</text:p>
          </table:table-cell>
          <table:table-cell office:value-type="float" office:value="1.5916751122575E+018" calcext:value-type="float">
            <text:p>1.591675112257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31655E+018" calcext:value-type="float">
            <text:p>1.59167511231655E+018</text:p>
          </table:table-cell>
          <table:table-cell office:value-type="float" office:value="4398" calcext:value-type="float">
            <text:p>4398</text:p>
          </table:table-cell>
          <table:table-cell office:value-type="float" office:value="1.59167511229933E+018" calcext:value-type="float">
            <text:p>1.59167511229933E+018</text:p>
          </table:table-cell>
          <table:table-cell/>
          <table:table-cell office:value-type="float" office:value="104.012039185" calcext:value-type="float">
            <text:p>104.012039185</text:p>
          </table:table-cell>
          <table:table-cell office:value-type="float" office:value="68.6052398682" calcext:value-type="float">
            <text:p>68.6052398682</text:p>
          </table:table-cell>
          <table:table-cell office:value-type="float" office:value="-1.14243900776" calcext:value-type="float">
            <text:p>-1.14243900776</text:p>
          </table:table-cell>
          <table:table-cell office:value-type="float" office:value="383.666687012" calcext:value-type="float">
            <text:p>383.666687012</text:p>
          </table:table-cell>
          <table:table-cell office:value-type="float" office:value="264.877349854" calcext:value-type="float">
            <text:p>264.877349854</text:p>
          </table:table-cell>
          <table:table-cell office:value-type="float" office:value="68.3288040161" calcext:value-type="float">
            <text:p>68.3288040161</text:p>
          </table:table-cell>
          <table:table-cell/>
          <table:table-cell office:value-type="float" office:value="1.5916751123171E+018" calcext:value-type="float">
            <text:p>1.5916751123171E+018</text:p>
          </table:table-cell>
          <table:table-cell office:value-type="float" office:value="4397" calcext:value-type="float">
            <text:p>4397</text:p>
          </table:table-cell>
          <table:table-cell office:value-type="float" office:value="1.59167511229933E+018" calcext:value-type="float">
            <text:p>1.5916751122993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234545E+018" calcext:value-type="float">
            <text:p>1.59167511234545E+018</text:p>
          </table:table-cell>
          <table:table-cell office:value-type="float" office:value="4399" calcext:value-type="float">
            <text:p>4399</text:p>
          </table:table-cell>
          <table:table-cell office:value-type="float" office:value="1.59167511233093E+018" calcext:value-type="float">
            <text:p>1.59167511233093E+018</text:p>
          </table:table-cell>
          <table:table-cell/>
          <table:table-cell office:value-type="float" office:value="98.6088562012" calcext:value-type="float">
            <text:p>98.6088562012</text:p>
          </table:table-cell>
          <table:table-cell office:value-type="float" office:value="69.1052780151" calcext:value-type="float">
            <text:p>69.1052780151</text:p>
          </table:table-cell>
          <table:table-cell office:value-type="float" office:value="-1.2347342968" calcext:value-type="float">
            <text:p>-1.2347342968</text:p>
          </table:table-cell>
          <table:table-cell office:value-type="float" office:value="385.13571167" calcext:value-type="float">
            <text:p>385.13571167</text:p>
          </table:table-cell>
          <table:table-cell office:value-type="float" office:value="262.329101562" calcext:value-type="float">
            <text:p>262.329101562</text:p>
          </table:table-cell>
          <table:table-cell office:value-type="float" office:value="68.3520050049" calcext:value-type="float">
            <text:p>68.3520050049</text:p>
          </table:table-cell>
          <table:table-cell/>
          <table:table-cell office:value-type="float" office:value="1.59167511234707E+018" calcext:value-type="float">
            <text:p>1.59167511234707E+018</text:p>
          </table:table-cell>
          <table:table-cell office:value-type="float" office:value="4398" calcext:value-type="float">
            <text:p>4398</text:p>
          </table:table-cell>
          <table:table-cell office:value-type="float" office:value="1.59167511233093E+018" calcext:value-type="float">
            <text:p>1.59167511233093E+018</text:p>
          </table:table-cell>
          <table:table-cell/>
          <table:table-cell office:value-type="float" office:value="2.19976806641" calcext:value-type="float">
            <text:p>2.19976806641</text:p>
          </table:table-cell>
        </table:table-row>
        <table:table-row table:style-name="ro1">
          <table:table-cell office:value-type="float" office:value="1.59167511238165E+018" calcext:value-type="float">
            <text:p>1.59167511238165E+018</text:p>
          </table:table-cell>
          <table:table-cell office:value-type="float" office:value="4400" calcext:value-type="float">
            <text:p>4400</text:p>
          </table:table-cell>
          <table:table-cell office:value-type="float" office:value="1.59167511236695E+018" calcext:value-type="float">
            <text:p>1.59167511236695E+018</text:p>
          </table:table-cell>
          <table:table-cell/>
          <table:table-cell office:value-type="float" office:value="101.988082886" calcext:value-type="float">
            <text:p>101.988082886</text:p>
          </table:table-cell>
          <table:table-cell office:value-type="float" office:value="69.4049301147" calcext:value-type="float">
            <text:p>69.4049301147</text:p>
          </table:table-cell>
          <table:table-cell office:value-type="float" office:value="-1.33948945999" calcext:value-type="float">
            <text:p>-1.33948945999</text:p>
          </table:table-cell>
          <table:table-cell office:value-type="float" office:value="385.667541504" calcext:value-type="float">
            <text:p>385.667541504</text:p>
          </table:table-cell>
          <table:table-cell office:value-type="float" office:value="264.182189941" calcext:value-type="float">
            <text:p>264.182189941</text:p>
          </table:table-cell>
          <table:table-cell office:value-type="float" office:value="68.3520050049" calcext:value-type="float">
            <text:p>68.3520050049</text:p>
          </table:table-cell>
          <table:table-cell/>
          <table:table-cell office:value-type="float" office:value="1.59167511238337E+018" calcext:value-type="float">
            <text:p>1.59167511238337E+018</text:p>
          </table:table-cell>
          <table:table-cell office:value-type="float" office:value="4399" calcext:value-type="float">
            <text:p>4399</text:p>
          </table:table-cell>
          <table:table-cell office:value-type="float" office:value="1.59167511236695E+018" calcext:value-type="float">
            <text:p>1.59167511236695E+018</text:p>
          </table:table-cell>
          <table:table-cell/>
          <table:table-cell office:value-type="float" office:value="2.19976806641" calcext:value-type="float">
            <text:p>2.19976806641</text:p>
          </table:table-cell>
        </table:table-row>
        <table:table-row table:style-name="ro1">
          <table:table-cell office:value-type="float" office:value="1.59167511241369E+018" calcext:value-type="float">
            <text:p>1.59167511241369E+018</text:p>
          </table:table-cell>
          <table:table-cell office:value-type="float" office:value="4401" calcext:value-type="float">
            <text:p>4401</text:p>
          </table:table-cell>
          <table:table-cell office:value-type="float" office:value="1.59167511239899E+018" calcext:value-type="float">
            <text:p>1.59167511239899E+018</text:p>
          </table:table-cell>
          <table:table-cell/>
          <table:table-cell office:value-type="float" office:value="99.7437362671" calcext:value-type="float">
            <text:p>99.7437362671</text:p>
          </table:table-cell>
          <table:table-cell office:value-type="float" office:value="69.9020690918" calcext:value-type="float">
            <text:p>69.9020690918</text:p>
          </table:table-cell>
          <table:table-cell office:value-type="float" office:value="-1.39916563034" calcext:value-type="float">
            <text:p>-1.39916563034</text:p>
          </table:table-cell>
          <table:table-cell office:value-type="float" office:value="386.87979126" calcext:value-type="float">
            <text:p>386.87979126</text:p>
          </table:table-cell>
          <table:table-cell office:value-type="float" office:value="264.281311035" calcext:value-type="float">
            <text:p>264.281311035</text:p>
          </table:table-cell>
          <table:table-cell office:value-type="float" office:value="68.4749298096" calcext:value-type="float">
            <text:p>68.4749298096</text:p>
          </table:table-cell>
          <table:table-cell/>
          <table:table-cell office:value-type="float" office:value="1.59167511241501E+018" calcext:value-type="float">
            <text:p>1.59167511241501E+018</text:p>
          </table:table-cell>
          <table:table-cell office:value-type="float" office:value="4400" calcext:value-type="float">
            <text:p>4400</text:p>
          </table:table-cell>
          <table:table-cell office:value-type="float" office:value="1.59167511239899E+018" calcext:value-type="float">
            <text:p>1.59167511239899E+018</text:p>
          </table:table-cell>
          <table:table-cell/>
          <table:table-cell office:value-type="float" office:value="2.19853878021" calcext:value-type="float">
            <text:p>2.19853878021</text:p>
          </table:table-cell>
        </table:table-row>
        <table:table-row table:style-name="ro1">
          <table:table-cell office:value-type="float" office:value="1.59167511244014E+018" calcext:value-type="float">
            <text:p>1.59167511244014E+018</text:p>
          </table:table-cell>
          <table:table-cell office:value-type="float" office:value="4402" calcext:value-type="float">
            <text:p>4402</text:p>
          </table:table-cell>
          <table:table-cell office:value-type="float" office:value="1.59167511242525E+018" calcext:value-type="float">
            <text:p>1.59167511242525E+018</text:p>
          </table:table-cell>
          <table:table-cell/>
          <table:table-cell office:value-type="float" office:value="98.5613479614" calcext:value-type="float">
            <text:p>98.5613479614</text:p>
          </table:table-cell>
          <table:table-cell office:value-type="float" office:value="70.8487701416" calcext:value-type="float">
            <text:p>70.8487701416</text:p>
          </table:table-cell>
          <table:table-cell office:value-type="float" office:value="-1.41736531258" calcext:value-type="float">
            <text:p>-1.41736531258</text:p>
          </table:table-cell>
          <table:table-cell office:value-type="float" office:value="387.330566406" calcext:value-type="float">
            <text:p>387.330566406</text:p>
          </table:table-cell>
          <table:table-cell office:value-type="float" office:value="264.575531006" calcext:value-type="float">
            <text:p>264.575531006</text:p>
          </table:table-cell>
          <table:table-cell office:value-type="float" office:value="68.4749298096" calcext:value-type="float">
            <text:p>68.4749298096</text:p>
          </table:table-cell>
          <table:table-cell/>
          <table:table-cell office:value-type="float" office:value="1.59167511244086E+018" calcext:value-type="float">
            <text:p>1.59167511244086E+018</text:p>
          </table:table-cell>
          <table:table-cell office:value-type="float" office:value="4401" calcext:value-type="float">
            <text:p>4401</text:p>
          </table:table-cell>
          <table:table-cell office:value-type="float" office:value="1.59167511242525E+018" calcext:value-type="float">
            <text:p>1.59167511242525E+018</text:p>
          </table:table-cell>
          <table:table-cell/>
          <table:table-cell office:value-type="float" office:value="2.19853878021" calcext:value-type="float">
            <text:p>2.19853878021</text:p>
          </table:table-cell>
        </table:table-row>
        <table:table-row table:style-name="ro1">
          <table:table-cell office:value-type="float" office:value="1.59167511247501E+018" calcext:value-type="float">
            <text:p>1.59167511247501E+018</text:p>
          </table:table-cell>
          <table:table-cell office:value-type="float" office:value="4403" calcext:value-type="float">
            <text:p>4403</text:p>
          </table:table-cell>
          <table:table-cell office:value-type="float" office:value="1.59167511246114E+018" calcext:value-type="float">
            <text:p>1.59167511246114E+018</text:p>
          </table:table-cell>
          <table:table-cell/>
          <table:table-cell office:value-type="float" office:value="99.187461853" calcext:value-type="float">
            <text:p>99.187461853</text:p>
          </table:table-cell>
          <table:table-cell office:value-type="float" office:value="70.6442337036" calcext:value-type="float">
            <text:p>70.6442337036</text:p>
          </table:table-cell>
          <table:table-cell office:value-type="float" office:value="1.55676198006" calcext:value-type="float">
            <text:p>1.55676198006</text:p>
          </table:table-cell>
          <table:table-cell office:value-type="float" office:value="387.671875" calcext:value-type="float">
            <text:p>387.671875</text:p>
          </table:table-cell>
          <table:table-cell office:value-type="float" office:value="264.637695312" calcext:value-type="float">
            <text:p>264.637695312</text:p>
          </table:table-cell>
          <table:table-cell office:value-type="float" office:value="68.6903305054" calcext:value-type="float">
            <text:p>68.6903305054</text:p>
          </table:table-cell>
          <table:table-cell/>
          <table:table-cell office:value-type="float" office:value="1.59167511247743E+018" calcext:value-type="float">
            <text:p>1.59167511247743E+018</text:p>
          </table:table-cell>
          <table:table-cell office:value-type="float" office:value="4402" calcext:value-type="float">
            <text:p>4402</text:p>
          </table:table-cell>
          <table:table-cell office:value-type="float" office:value="1.59167511246114E+018" calcext:value-type="float">
            <text:p>1.59167511246114E+018</text:p>
          </table:table-cell>
          <table:table-cell/>
          <table:table-cell office:value-type="float" office:value="2.19638466835" calcext:value-type="float">
            <text:p>2.19638466835</text:p>
          </table:table-cell>
        </table:table-row>
        <table:table-row table:style-name="ro1">
          <table:table-cell office:value-type="float" office:value="1.59167511250799E+018" calcext:value-type="float">
            <text:p>1.59167511250799E+018</text:p>
          </table:table-cell>
          <table:table-cell office:value-type="float" office:value="4404" calcext:value-type="float">
            <text:p>4404</text:p>
          </table:table-cell>
          <table:table-cell office:value-type="float" office:value="1.59167511249368E+018" calcext:value-type="float">
            <text:p>1.59167511249368E+018</text:p>
          </table:table-cell>
          <table:table-cell/>
          <table:table-cell office:value-type="float" office:value="101.846038818" calcext:value-type="float">
            <text:p>101.846038818</text:p>
          </table:table-cell>
          <table:table-cell office:value-type="float" office:value="73.2172317505" calcext:value-type="float">
            <text:p>73.2172317505</text:p>
          </table:table-cell>
          <table:table-cell office:value-type="float" office:value="1.42238712311" calcext:value-type="float">
            <text:p>1.42238712311</text:p>
          </table:table-cell>
          <table:table-cell office:value-type="float" office:value="388.99432373" calcext:value-type="float">
            <text:p>388.99432373</text:p>
          </table:table-cell>
          <table:table-cell office:value-type="float" office:value="266.187103271" calcext:value-type="float">
            <text:p>266.187103271</text:p>
          </table:table-cell>
          <table:table-cell office:value-type="float" office:value="68.6903305054" calcext:value-type="float">
            <text:p>68.6903305054</text:p>
          </table:table-cell>
          <table:table-cell/>
          <table:table-cell office:value-type="float" office:value="1.59167511250975E+018" calcext:value-type="float">
            <text:p>1.59167511250975E+018</text:p>
          </table:table-cell>
          <table:table-cell office:value-type="float" office:value="4403" calcext:value-type="float">
            <text:p>4403</text:p>
          </table:table-cell>
          <table:table-cell office:value-type="float" office:value="1.59167511249368E+018" calcext:value-type="float">
            <text:p>1.59167511249368E+018</text:p>
          </table:table-cell>
          <table:table-cell/>
          <table:table-cell office:value-type="float" office:value="2.19638466835" calcext:value-type="float">
            <text:p>2.19638466835</text:p>
          </table:table-cell>
        </table:table-row>
        <table:table-row table:style-name="ro1">
          <table:table-cell office:value-type="float" office:value="1.5916751125398E+018" calcext:value-type="float">
            <text:p>1.5916751125398E+018</text:p>
          </table:table-cell>
          <table:table-cell office:value-type="float" office:value="4405" calcext:value-type="float">
            <text:p>4405</text:p>
          </table:table-cell>
          <table:table-cell office:value-type="float" office:value="1.59167511252524E+018" calcext:value-type="float">
            <text:p>1.59167511252524E+018</text:p>
          </table:table-cell>
          <table:table-cell/>
          <table:table-cell office:value-type="float" office:value="102.574668884" calcext:value-type="float">
            <text:p>102.574668884</text:p>
          </table:table-cell>
          <table:table-cell office:value-type="float" office:value="70.9141693115" calcext:value-type="float">
            <text:p>70.9141693115</text:p>
          </table:table-cell>
          <table:table-cell office:value-type="float" office:value="1.41924464703" calcext:value-type="float">
            <text:p>1.41924464703</text:p>
          </table:table-cell>
          <table:table-cell office:value-type="float" office:value="388.923614502" calcext:value-type="float">
            <text:p>388.923614502</text:p>
          </table:table-cell>
          <table:table-cell office:value-type="float" office:value="266.041107178" calcext:value-type="float">
            <text:p>266.041107178</text:p>
          </table:table-cell>
          <table:table-cell office:value-type="float" office:value="69.091468811" calcext:value-type="float">
            <text:p>69.091468811</text:p>
          </table:table-cell>
          <table:table-cell/>
          <table:table-cell office:value-type="float" office:value="1.59167511254192E+018" calcext:value-type="float">
            <text:p>1.59167511254192E+018</text:p>
          </table:table-cell>
          <table:table-cell office:value-type="float" office:value="4404" calcext:value-type="float">
            <text:p>4404</text:p>
          </table:table-cell>
          <table:table-cell office:value-type="float" office:value="1.59167511252524E+018" calcext:value-type="float">
            <text:p>1.59167511252524E+018</text:p>
          </table:table-cell>
          <table:table-cell/>
          <table:table-cell office:value-type="float" office:value="2.19237327576" calcext:value-type="float">
            <text:p>2.19237327576</text:p>
          </table:table-cell>
        </table:table-row>
        <table:table-row table:style-name="ro1">
          <table:table-cell office:value-type="float" office:value="1.59167511257548E+018" calcext:value-type="float">
            <text:p>1.59167511257548E+018</text:p>
          </table:table-cell>
          <table:table-cell office:value-type="float" office:value="4406" calcext:value-type="float">
            <text:p>4406</text:p>
          </table:table-cell>
          <table:table-cell office:value-type="float" office:value="1.59167511256143E+018" calcext:value-type="float">
            <text:p>1.59167511256143E+018</text:p>
          </table:table-cell>
          <table:table-cell/>
          <table:table-cell office:value-type="float" office:value="100.511688232" calcext:value-type="float">
            <text:p>100.511688232</text:p>
          </table:table-cell>
          <table:table-cell office:value-type="float" office:value="69.5851898193" calcext:value-type="float">
            <text:p>69.5851898193</text:p>
          </table:table-cell>
          <table:table-cell office:value-type="float" office:value="1.33544826508" calcext:value-type="float">
            <text:p>1.33544826508</text:p>
          </table:table-cell>
          <table:table-cell office:value-type="float" office:value="390.645568848" calcext:value-type="float">
            <text:p>390.645568848</text:p>
          </table:table-cell>
          <table:table-cell office:value-type="float" office:value="265.118621826" calcext:value-type="float">
            <text:p>265.118621826</text:p>
          </table:table-cell>
          <table:table-cell office:value-type="float" office:value="69.091468811" calcext:value-type="float">
            <text:p>69.091468811</text:p>
          </table:table-cell>
          <table:table-cell/>
          <table:table-cell office:value-type="float" office:value="1.59167511257705E+018" calcext:value-type="float">
            <text:p>1.59167511257705E+018</text:p>
          </table:table-cell>
          <table:table-cell office:value-type="float" office:value="4405" calcext:value-type="float">
            <text:p>4405</text:p>
          </table:table-cell>
          <table:table-cell office:value-type="float" office:value="1.59167511256143E+018" calcext:value-type="float">
            <text:p>1.59167511256143E+018</text:p>
          </table:table-cell>
          <table:table-cell/>
          <table:table-cell office:value-type="float" office:value="2.19237327576" calcext:value-type="float">
            <text:p>2.19237327576</text:p>
          </table:table-cell>
        </table:table-row>
        <table:table-row table:style-name="ro1">
          <table:table-cell office:value-type="float" office:value="1.5916751126079E+018" calcext:value-type="float">
            <text:p>1.5916751126079E+018</text:p>
          </table:table-cell>
          <table:table-cell office:value-type="float" office:value="4407" calcext:value-type="float">
            <text:p>4407</text:p>
          </table:table-cell>
          <table:table-cell office:value-type="float" office:value="1.5916751125937E+018" calcext:value-type="float">
            <text:p>1.5916751125937E+018</text:p>
          </table:table-cell>
          <table:table-cell/>
          <table:table-cell office:value-type="float" office:value="99.9493637085" calcext:value-type="float">
            <text:p>99.9493637085</text:p>
          </table:table-cell>
          <table:table-cell office:value-type="float" office:value="69.2197952271" calcext:value-type="float">
            <text:p>69.2197952271</text:p>
          </table:table-cell>
          <table:table-cell office:value-type="float" office:value="1.25172352791" calcext:value-type="float">
            <text:p>1.25172352791</text:p>
          </table:table-cell>
          <table:table-cell office:value-type="float" office:value="391.462097168" calcext:value-type="float">
            <text:p>391.462097168</text:p>
          </table:table-cell>
          <table:table-cell office:value-type="float" office:value="265.250946045" calcext:value-type="float">
            <text:p>265.250946045</text:p>
          </table:table-cell>
          <table:table-cell office:value-type="float" office:value="69.1801605225" calcext:value-type="float">
            <text:p>69.1801605225</text:p>
          </table:table-cell>
          <table:table-cell/>
          <table:table-cell office:value-type="float" office:value="1.59167511260952E+018" calcext:value-type="float">
            <text:p>1.59167511260952E+018</text:p>
          </table:table-cell>
          <table:table-cell office:value-type="float" office:value="4406" calcext:value-type="float">
            <text:p>4406</text:p>
          </table:table-cell>
          <table:table-cell office:value-type="float" office:value="1.5916751125937E+018" calcext:value-type="float">
            <text:p>1.5916751125937E+018</text:p>
          </table:table-cell>
          <table:table-cell/>
          <table:table-cell office:value-type="float" office:value="2.19148635864" calcext:value-type="float">
            <text:p>2.19148635864</text:p>
          </table:table-cell>
        </table:table-row>
        <table:table-row table:style-name="ro1">
          <table:table-cell office:value-type="float" office:value="1.59167511264599E+018" calcext:value-type="float">
            <text:p>1.59167511264599E+018</text:p>
          </table:table-cell>
          <table:table-cell office:value-type="float" office:value="4408" calcext:value-type="float">
            <text:p>4408</text:p>
          </table:table-cell>
          <table:table-cell office:value-type="float" office:value="1.59167511263148E+018" calcext:value-type="float">
            <text:p>1.59167511263148E+018</text:p>
          </table:table-cell>
          <table:table-cell/>
          <table:table-cell office:value-type="float" office:value="101.566993713" calcext:value-type="float">
            <text:p>101.566993713</text:p>
          </table:table-cell>
          <table:table-cell office:value-type="float" office:value="68.4722824097" calcext:value-type="float">
            <text:p>68.4722824097</text:p>
          </table:table-cell>
          <table:table-cell office:value-type="float" office:value="1.24465501308" calcext:value-type="float">
            <text:p>1.24465501308</text:p>
          </table:table-cell>
          <table:table-cell office:value-type="float" office:value="392.197113037" calcext:value-type="float">
            <text:p>392.197113037</text:p>
          </table:table-cell>
          <table:table-cell office:value-type="float" office:value="265.968811035" calcext:value-type="float">
            <text:p>265.968811035</text:p>
          </table:table-cell>
          <table:table-cell office:value-type="float" office:value="69.1801605225" calcext:value-type="float">
            <text:p>69.1801605225</text:p>
          </table:table-cell>
          <table:table-cell/>
          <table:table-cell office:value-type="float" office:value="1.59167511264775E+018" calcext:value-type="float">
            <text:p>1.59167511264775E+018</text:p>
          </table:table-cell>
          <table:table-cell office:value-type="float" office:value="4407" calcext:value-type="float">
            <text:p>4407</text:p>
          </table:table-cell>
          <table:table-cell office:value-type="float" office:value="1.59167511263148E+018" calcext:value-type="float">
            <text:p>1.59167511263148E+018</text:p>
          </table:table-cell>
          <table:table-cell/>
          <table:table-cell office:value-type="float" office:value="2.19148635864" calcext:value-type="float">
            <text:p>2.19148635864</text:p>
          </table:table-cell>
        </table:table-row>
        <table:table-row table:style-name="ro1">
          <table:table-cell office:value-type="float" office:value="1.59167511268232E+018" calcext:value-type="float">
            <text:p>1.59167511268232E+018</text:p>
          </table:table-cell>
          <table:table-cell office:value-type="float" office:value="4409" calcext:value-type="float">
            <text:p>4409</text:p>
          </table:table-cell>
          <table:table-cell office:value-type="float" office:value="1.59167511266742E+018" calcext:value-type="float">
            <text:p>1.59167511266742E+018</text:p>
          </table:table-cell>
          <table:table-cell/>
          <table:table-cell office:value-type="float" office:value="97.3999252319" calcext:value-type="float">
            <text:p>97.3999252319</text:p>
          </table:table-cell>
          <table:table-cell office:value-type="float" office:value="69.2127609253" calcext:value-type="float">
            <text:p>69.2127609253</text:p>
          </table:table-cell>
          <table:table-cell office:value-type="float" office:value="1.24091720581" calcext:value-type="float">
            <text:p>1.24091720581</text:p>
          </table:table-cell>
          <table:table-cell office:value-type="float" office:value="391.047607422" calcext:value-type="float">
            <text:p>391.047607422</text:p>
          </table:table-cell>
          <table:table-cell office:value-type="float" office:value="265.437347412" calcext:value-type="float">
            <text:p>265.437347412</text:p>
          </table:table-cell>
          <table:table-cell office:value-type="float" office:value="69.1457138062" calcext:value-type="float">
            <text:p>69.1457138062</text:p>
          </table:table-cell>
          <table:table-cell/>
          <table:table-cell office:value-type="float" office:value="1.5916751126851E+018" calcext:value-type="float">
            <text:p>1.5916751126851E+018</text:p>
          </table:table-cell>
          <table:table-cell office:value-type="float" office:value="4408" calcext:value-type="float">
            <text:p>4408</text:p>
          </table:table-cell>
          <table:table-cell office:value-type="float" office:value="1.59167511266742E+018" calcext:value-type="float">
            <text:p>1.59167511266742E+018</text:p>
          </table:table-cell>
          <table:table-cell/>
          <table:table-cell office:value-type="float" office:value="2.19183087349" calcext:value-type="float">
            <text:p>2.19183087349</text:p>
          </table:table-cell>
        </table:table-row>
        <table:table-row table:style-name="ro1">
          <table:table-cell office:value-type="float" office:value="1.5916751127129E+018" calcext:value-type="float">
            <text:p>1.5916751127129E+018</text:p>
          </table:table-cell>
          <table:table-cell office:value-type="float" office:value="4410" calcext:value-type="float">
            <text:p>4410</text:p>
          </table:table-cell>
          <table:table-cell office:value-type="float" office:value="1.59167511269948E+018" calcext:value-type="float">
            <text:p>1.59167511269948E+018</text:p>
          </table:table-cell>
          <table:table-cell/>
          <table:table-cell office:value-type="float" office:value="97.0293502808" calcext:value-type="float">
            <text:p>97.0293502808</text:p>
          </table:table-cell>
          <table:table-cell office:value-type="float" office:value="68.6536254883" calcext:value-type="float">
            <text:p>68.6536254883</text:p>
          </table:table-cell>
          <table:table-cell office:value-type="float" office:value="1.14831912518" calcext:value-type="float">
            <text:p>1.14831912518</text:p>
          </table:table-cell>
          <table:table-cell office:value-type="float" office:value="391.851470947" calcext:value-type="float">
            <text:p>391.851470947</text:p>
          </table:table-cell>
          <table:table-cell office:value-type="float" office:value="265.348480225" calcext:value-type="float">
            <text:p>265.348480225</text:p>
          </table:table-cell>
          <table:table-cell office:value-type="float" office:value="69.1457138062" calcext:value-type="float">
            <text:p>69.1457138062</text:p>
          </table:table-cell>
          <table:table-cell/>
          <table:table-cell office:value-type="float" office:value="1.59167511271415E+018" calcext:value-type="float">
            <text:p>1.59167511271415E+018</text:p>
          </table:table-cell>
          <table:table-cell office:value-type="float" office:value="4409" calcext:value-type="float">
            <text:p>4409</text:p>
          </table:table-cell>
          <table:table-cell office:value-type="float" office:value="1.59167511269948E+018" calcext:value-type="float">
            <text:p>1.59167511269948E+018</text:p>
          </table:table-cell>
          <table:table-cell/>
          <table:table-cell office:value-type="float" office:value="2.19183087349" calcext:value-type="float">
            <text:p>2.19183087349</text:p>
          </table:table-cell>
        </table:table-row>
        <table:table-row table:style-name="ro1">
          <table:table-cell office:value-type="float" office:value="1.59167511274393E+018" calcext:value-type="float">
            <text:p>1.59167511274393E+018</text:p>
          </table:table-cell>
          <table:table-cell office:value-type="float" office:value="4411" calcext:value-type="float">
            <text:p>4411</text:p>
          </table:table-cell>
          <table:table-cell office:value-type="float" office:value="1.59167511273064E+018" calcext:value-type="float">
            <text:p>1.59167511273064E+018</text:p>
          </table:table-cell>
          <table:table-cell/>
          <table:table-cell office:value-type="float" office:value="97.2906799316" calcext:value-type="float">
            <text:p>97.2906799316</text:p>
          </table:table-cell>
          <table:table-cell office:value-type="float" office:value="68.2998962402" calcext:value-type="float">
            <text:p>68.2998962402</text:p>
          </table:table-cell>
          <table:table-cell office:value-type="float" office:value="1.04861593246" calcext:value-type="float">
            <text:p>1.04861593246</text:p>
          </table:table-cell>
          <table:table-cell office:value-type="float" office:value="392.823303223" calcext:value-type="float">
            <text:p>392.823303223</text:p>
          </table:table-cell>
          <table:table-cell office:value-type="float" office:value="265.271087646" calcext:value-type="float">
            <text:p>265.271087646</text:p>
          </table:table-cell>
          <table:table-cell office:value-type="float" office:value="69.0995101929" calcext:value-type="float">
            <text:p>69.0995101929</text:p>
          </table:table-cell>
          <table:table-cell/>
          <table:table-cell office:value-type="float" office:value="1.5916751127453E+018" calcext:value-type="float">
            <text:p>1.5916751127453E+018</text:p>
          </table:table-cell>
          <table:table-cell office:value-type="float" office:value="4410" calcext:value-type="float">
            <text:p>4410</text:p>
          </table:table-cell>
          <table:table-cell office:value-type="float" office:value="1.59167511273064E+018" calcext:value-type="float">
            <text:p>1.59167511273064E+018</text:p>
          </table:table-cell>
          <table:table-cell/>
          <table:table-cell office:value-type="float" office:value="2.1922929287" calcext:value-type="float">
            <text:p>2.1922929287</text:p>
          </table:table-cell>
        </table:table-row>
        <table:table-row table:style-name="ro1">
          <table:table-cell office:value-type="float" office:value="1.59167511278809E+018" calcext:value-type="float">
            <text:p>1.59167511278809E+018</text:p>
          </table:table-cell>
          <table:table-cell office:value-type="float" office:value="4412" calcext:value-type="float">
            <text:p>4412</text:p>
          </table:table-cell>
          <table:table-cell office:value-type="float" office:value="1.59167511276694E+018" calcext:value-type="float">
            <text:p>1.59167511276694E+018</text:p>
          </table:table-cell>
          <table:table-cell/>
          <table:table-cell office:value-type="float" office:value="111.472824097" calcext:value-type="float">
            <text:p>111.472824097</text:p>
          </table:table-cell>
          <table:table-cell office:value-type="float" office:value="68.064956665" calcext:value-type="float">
            <text:p>68.064956665</text:p>
          </table:table-cell>
          <table:table-cell office:value-type="float" office:value="0.864514529705" calcext:value-type="float">
            <text:p>0.864514529705</text:p>
          </table:table-cell>
          <table:table-cell office:value-type="float" office:value="398.688568115" calcext:value-type="float">
            <text:p>398.688568115</text:p>
          </table:table-cell>
          <table:table-cell office:value-type="float" office:value="267.963562012" calcext:value-type="float">
            <text:p>267.963562012</text:p>
          </table:table-cell>
          <table:table-cell office:value-type="float" office:value="69.0995101929" calcext:value-type="float">
            <text:p>69.0995101929</text:p>
          </table:table-cell>
          <table:table-cell/>
          <table:table-cell office:value-type="float" office:value="1.59167511278948E+018" calcext:value-type="float">
            <text:p>1.59167511278948E+018</text:p>
          </table:table-cell>
          <table:table-cell office:value-type="float" office:value="4411" calcext:value-type="float">
            <text:p>4411</text:p>
          </table:table-cell>
          <table:table-cell office:value-type="float" office:value="1.59167511276694E+018" calcext:value-type="float">
            <text:p>1.59167511276694E+018</text:p>
          </table:table-cell>
          <table:table-cell/>
          <table:table-cell office:value-type="float" office:value="2.1922929287" calcext:value-type="float">
            <text:p>2.1922929287</text:p>
          </table:table-cell>
        </table:table-row>
        <table:table-row table:style-name="ro1">
          <table:table-cell office:value-type="float" office:value="1.59167511281516E+018" calcext:value-type="float">
            <text:p>1.59167511281516E+018</text:p>
          </table:table-cell>
          <table:table-cell office:value-type="float" office:value="4413" calcext:value-type="float">
            <text:p>4413</text:p>
          </table:table-cell>
          <table:table-cell office:value-type="float" office:value="1.59167511279953E+018" calcext:value-type="float">
            <text:p>1.59167511279953E+018</text:p>
          </table:table-cell>
          <table:table-cell/>
          <table:table-cell office:value-type="float" office:value="104.229019165" calcext:value-type="float">
            <text:p>104.229019165</text:p>
          </table:table-cell>
          <table:table-cell office:value-type="float" office:value="69.7902526855" calcext:value-type="float">
            <text:p>69.7902526855</text:p>
          </table:table-cell>
          <table:table-cell office:value-type="float" office:value="0.739901006222" calcext:value-type="float">
            <text:p>0.739901006222</text:p>
          </table:table-cell>
          <table:table-cell office:value-type="float" office:value="398.387908936" calcext:value-type="float">
            <text:p>398.387908936</text:p>
          </table:table-cell>
          <table:table-cell office:value-type="float" office:value="264.6690979" calcext:value-type="float">
            <text:p>264.6690979</text:p>
          </table:table-cell>
          <table:table-cell office:value-type="float" office:value="69.115524292" calcext:value-type="float">
            <text:p>69.115524292</text:p>
          </table:table-cell>
          <table:table-cell/>
          <table:table-cell office:value-type="float" office:value="1.59167511281517E+018" calcext:value-type="float">
            <text:p>1.59167511281517E+018</text:p>
          </table:table-cell>
          <table:table-cell office:value-type="float" office:value="4412" calcext:value-type="float">
            <text:p>4412</text:p>
          </table:table-cell>
          <table:table-cell office:value-type="float" office:value="1.59167511279953E+018" calcext:value-type="float">
            <text:p>1.59167511279953E+018</text:p>
          </table:table-cell>
          <table:table-cell/>
          <table:table-cell office:value-type="float" office:value="2.19213271141" calcext:value-type="float">
            <text:p>2.19213271141</text:p>
          </table:table-cell>
        </table:table-row>
        <table:table-row table:style-name="ro1">
          <table:table-cell office:value-type="float" office:value="1.5916751128467E+018" calcext:value-type="float">
            <text:p>1.5916751128467E+018</text:p>
          </table:table-cell>
          <table:table-cell office:value-type="float" office:value="4414" calcext:value-type="float">
            <text:p>4414</text:p>
          </table:table-cell>
          <table:table-cell office:value-type="float" office:value="1.5916751128315E+018" calcext:value-type="float">
            <text:p>1.5916751128315E+018</text:p>
          </table:table-cell>
          <table:table-cell/>
          <table:table-cell office:value-type="float" office:value="113.129768372" calcext:value-type="float">
            <text:p>113.129768372</text:p>
          </table:table-cell>
          <table:table-cell office:value-type="float" office:value="69.7336578369" calcext:value-type="float">
            <text:p>69.7336578369</text:p>
          </table:table-cell>
          <table:table-cell office:value-type="float" office:value="0.661882996559" calcext:value-type="float">
            <text:p>0.661882996559</text:p>
          </table:table-cell>
          <table:table-cell office:value-type="float" office:value="401.344909668" calcext:value-type="float">
            <text:p>401.344909668</text:p>
          </table:table-cell>
          <table:table-cell office:value-type="float" office:value="266.280487061" calcext:value-type="float">
            <text:p>266.280487061</text:p>
          </table:table-cell>
          <table:table-cell office:value-type="float" office:value="69.115524292" calcext:value-type="float">
            <text:p>69.115524292</text:p>
          </table:table-cell>
          <table:table-cell/>
          <table:table-cell office:value-type="float" office:value="1.59167511284815E+018" calcext:value-type="float">
            <text:p>1.59167511284815E+018</text:p>
          </table:table-cell>
          <table:table-cell office:value-type="float" office:value="4413" calcext:value-type="float">
            <text:p>4413</text:p>
          </table:table-cell>
          <table:table-cell office:value-type="float" office:value="1.5916751128315E+018" calcext:value-type="float">
            <text:p>1.5916751128315E+018</text:p>
          </table:table-cell>
          <table:table-cell/>
          <table:table-cell office:value-type="float" office:value="2.19213271141" calcext:value-type="float">
            <text:p>2.19213271141</text:p>
          </table:table-cell>
        </table:table-row>
        <table:table-row table:style-name="ro1">
          <table:table-cell office:value-type="float" office:value="1.59167511288263E+018" calcext:value-type="float">
            <text:p>1.59167511288263E+018</text:p>
          </table:table-cell>
          <table:table-cell office:value-type="float" office:value="4415" calcext:value-type="float">
            <text:p>4415</text:p>
          </table:table-cell>
          <table:table-cell office:value-type="float" office:value="1.59167511286737E+018" calcext:value-type="float">
            <text:p>1.59167511286737E+018</text:p>
          </table:table-cell>
          <table:table-cell/>
          <table:table-cell office:value-type="float" office:value="104.165420532" calcext:value-type="float">
            <text:p>104.165420532</text:p>
          </table:table-cell>
          <table:table-cell office:value-type="float" office:value="70.0871658325" calcext:value-type="float">
            <text:p>70.0871658325</text:p>
          </table:table-cell>
          <table:table-cell office:value-type="float" office:value="0.621671795845" calcext:value-type="float">
            <text:p>0.621671795845</text:p>
          </table:table-cell>
          <table:table-cell office:value-type="float" office:value="399.172668457" calcext:value-type="float">
            <text:p>399.172668457</text:p>
          </table:table-cell>
          <table:table-cell office:value-type="float" office:value="263.717102051" calcext:value-type="float">
            <text:p>263.717102051</text:p>
          </table:table-cell>
          <table:table-cell office:value-type="float" office:value="69.3403167725" calcext:value-type="float">
            <text:p>69.3403167725</text:p>
          </table:table-cell>
          <table:table-cell/>
          <table:table-cell office:value-type="float" office:value="1.59167511288424E+018" calcext:value-type="float">
            <text:p>1.59167511288424E+018</text:p>
          </table:table-cell>
          <table:table-cell office:value-type="float" office:value="4414" calcext:value-type="float">
            <text:p>4414</text:p>
          </table:table-cell>
          <table:table-cell office:value-type="float" office:value="1.59167511286737E+018" calcext:value-type="float">
            <text:p>1.59167511286737E+018</text:p>
          </table:table-cell>
          <table:table-cell/>
          <table:table-cell office:value-type="float" office:value="2.18988490105" calcext:value-type="float">
            <text:p>2.18988490105</text:p>
          </table:table-cell>
        </table:table-row>
        <table:table-row table:style-name="ro1">
          <table:table-cell office:value-type="float" office:value="1.59167511291312E+018" calcext:value-type="float">
            <text:p>1.59167511291312E+018</text:p>
          </table:table-cell>
          <table:table-cell office:value-type="float" office:value="4416" calcext:value-type="float">
            <text:p>4416</text:p>
          </table:table-cell>
          <table:table-cell office:value-type="float" office:value="1.59167511289867E+018" calcext:value-type="float">
            <text:p>1.59167511289867E+018</text:p>
          </table:table-cell>
          <table:table-cell/>
          <table:table-cell office:value-type="float" office:value="100.671630859" calcext:value-type="float">
            <text:p>100.671630859</text:p>
          </table:table-cell>
          <table:table-cell office:value-type="float" office:value="69.9403915405" calcext:value-type="float">
            <text:p>69.9403915405</text:p>
          </table:table-cell>
          <table:table-cell office:value-type="float" office:value="0.5412966609" calcext:value-type="float">
            <text:p>0.5412966609</text:p>
          </table:table-cell>
          <table:table-cell office:value-type="float" office:value="397.960845947" calcext:value-type="float">
            <text:p>397.960845947</text:p>
          </table:table-cell>
          <table:table-cell office:value-type="float" office:value="262.410064697" calcext:value-type="float">
            <text:p>262.410064697</text:p>
          </table:table-cell>
          <table:table-cell office:value-type="float" office:value="69.3403167725" calcext:value-type="float">
            <text:p>69.3403167725</text:p>
          </table:table-cell>
          <table:table-cell/>
          <table:table-cell office:value-type="float" office:value="1.59167511291465E+018" calcext:value-type="float">
            <text:p>1.59167511291465E+018</text:p>
          </table:table-cell>
          <table:table-cell office:value-type="float" office:value="4415" calcext:value-type="float">
            <text:p>4415</text:p>
          </table:table-cell>
          <table:table-cell office:value-type="float" office:value="1.59167511289867E+018" calcext:value-type="float">
            <text:p>1.59167511289867E+018</text:p>
          </table:table-cell>
          <table:table-cell/>
          <table:table-cell office:value-type="float" office:value="2.18988490105" calcext:value-type="float">
            <text:p>2.18988490105</text:p>
          </table:table-cell>
        </table:table-row>
        <table:table-row table:style-name="ro1">
          <table:table-cell office:value-type="float" office:value="1.59167511294484E+018" calcext:value-type="float">
            <text:p>1.59167511294484E+018</text:p>
          </table:table-cell>
          <table:table-cell office:value-type="float" office:value="4417" calcext:value-type="float">
            <text:p>4417</text:p>
          </table:table-cell>
          <table:table-cell office:value-type="float" office:value="1.59167511293063E+018" calcext:value-type="float">
            <text:p>1.59167511293063E+018</text:p>
          </table:table-cell>
          <table:table-cell/>
          <table:table-cell office:value-type="float" office:value="100.522590637" calcext:value-type="float">
            <text:p>100.522590637</text:p>
          </table:table-cell>
          <table:table-cell office:value-type="float" office:value="70.5449371338" calcext:value-type="float">
            <text:p>70.5449371338</text:p>
          </table:table-cell>
          <table:table-cell office:value-type="float" office:value="0.48595058918" calcext:value-type="float">
            <text:p>0.48595058918</text:p>
          </table:table-cell>
          <table:table-cell office:value-type="float" office:value="398.408813477" calcext:value-type="float">
            <text:p>398.408813477</text:p>
          </table:table-cell>
          <table:table-cell office:value-type="float" office:value="261.986633301" calcext:value-type="float">
            <text:p>261.986633301</text:p>
          </table:table-cell>
          <table:table-cell office:value-type="float" office:value="69.4049377441" calcext:value-type="float">
            <text:p>69.4049377441</text:p>
          </table:table-cell>
          <table:table-cell/>
          <table:table-cell office:value-type="float" office:value="1.59167511294645E+018" calcext:value-type="float">
            <text:p>1.59167511294645E+018</text:p>
          </table:table-cell>
          <table:table-cell office:value-type="float" office:value="4416" calcext:value-type="float">
            <text:p>4416</text:p>
          </table:table-cell>
          <table:table-cell office:value-type="float" office:value="1.59167511293063E+018" calcext:value-type="float">
            <text:p>1.59167511293063E+018</text:p>
          </table:table-cell>
          <table:table-cell/>
          <table:table-cell office:value-type="float" office:value="2.18923854828" calcext:value-type="float">
            <text:p>2.18923854828</text:p>
          </table:table-cell>
        </table:table-row>
        <table:table-row table:style-name="ro1">
          <table:table-cell office:value-type="float" office:value="1.59167511298176E+018" calcext:value-type="float">
            <text:p>1.59167511298176E+018</text:p>
          </table:table-cell>
          <table:table-cell office:value-type="float" office:value="4418" calcext:value-type="float">
            <text:p>4418</text:p>
          </table:table-cell>
          <table:table-cell office:value-type="float" office:value="1.59167511296168E+018" calcext:value-type="float">
            <text:p>1.59167511296168E+018</text:p>
          </table:table-cell>
          <table:table-cell/>
          <table:table-cell office:value-type="float" office:value="107.147392273" calcext:value-type="float">
            <text:p>107.147392273</text:p>
          </table:table-cell>
          <table:table-cell office:value-type="float" office:value="69.2237854004" calcext:value-type="float">
            <text:p>69.2237854004</text:p>
          </table:table-cell>
          <table:table-cell office:value-type="float" office:value="0.400726109743" calcext:value-type="float">
            <text:p>0.400726109743</text:p>
          </table:table-cell>
          <table:table-cell office:value-type="float" office:value="400.968597412" calcext:value-type="float">
            <text:p>400.968597412</text:p>
          </table:table-cell>
          <table:table-cell office:value-type="float" office:value="262.658874512" calcext:value-type="float">
            <text:p>262.658874512</text:p>
          </table:table-cell>
          <table:table-cell office:value-type="float" office:value="69.4049377441" calcext:value-type="float">
            <text:p>69.4049377441</text:p>
          </table:table-cell>
          <table:table-cell/>
          <table:table-cell office:value-type="float" office:value="1.5916751129833E+018" calcext:value-type="float">
            <text:p>1.5916751129833E+018</text:p>
          </table:table-cell>
          <table:table-cell office:value-type="float" office:value="4417" calcext:value-type="float">
            <text:p>4417</text:p>
          </table:table-cell>
          <table:table-cell office:value-type="float" office:value="1.59167511296168E+018" calcext:value-type="float">
            <text:p>1.59167511296168E+018</text:p>
          </table:table-cell>
          <table:table-cell/>
          <table:table-cell office:value-type="float" office:value="2.18923854828" calcext:value-type="float">
            <text:p>2.18923854828</text:p>
          </table:table-cell>
        </table:table-row>
        <table:table-row table:style-name="ro1">
          <table:table-cell office:value-type="float" office:value="1.59167511301295E+018" calcext:value-type="float">
            <text:p>1.59167511301295E+018</text:p>
          </table:table-cell>
          <table:table-cell office:value-type="float" office:value="4419" calcext:value-type="float">
            <text:p>4419</text:p>
          </table:table-cell>
          <table:table-cell office:value-type="float" office:value="1.59167511299562E+018" calcext:value-type="float">
            <text:p>1.59167511299562E+018</text:p>
          </table:table-cell>
          <table:table-cell/>
          <table:table-cell office:value-type="float" office:value="102.274971008" calcext:value-type="float">
            <text:p>102.274971008</text:p>
          </table:table-cell>
          <table:table-cell office:value-type="float" office:value="69.047164917" calcext:value-type="float">
            <text:p>69.047164917</text:p>
          </table:table-cell>
          <table:table-cell office:value-type="float" office:value="0.40394282341" calcext:value-type="float">
            <text:p>0.40394282341</text:p>
          </table:table-cell>
          <table:table-cell office:value-type="float" office:value="399.86895752" calcext:value-type="float">
            <text:p>399.86895752</text:p>
          </table:table-cell>
          <table:table-cell office:value-type="float" office:value="261.882232666" calcext:value-type="float">
            <text:p>261.882232666</text:p>
          </table:table-cell>
          <table:table-cell office:value-type="float" office:value="69.4007797241" calcext:value-type="float">
            <text:p>69.4007797241</text:p>
          </table:table-cell>
          <table:table-cell/>
          <table:table-cell office:value-type="float" office:value="1.59167511301431E+018" calcext:value-type="float">
            <text:p>1.59167511301431E+018</text:p>
          </table:table-cell>
          <table:table-cell office:value-type="float" office:value="4418" calcext:value-type="float">
            <text:p>4418</text:p>
          </table:table-cell>
          <table:table-cell office:value-type="float" office:value="1.59167511299562E+018" calcext:value-type="float">
            <text:p>1.59167511299562E+018</text:p>
          </table:table-cell>
          <table:table-cell/>
          <table:table-cell office:value-type="float" office:value="2.18928027153" calcext:value-type="float">
            <text:p>2.18928027153</text:p>
          </table:table-cell>
        </table:table-row>
        <table:table-row table:style-name="ro1">
          <table:table-cell office:value-type="float" office:value="1.59167511304151E+018" calcext:value-type="float">
            <text:p>1.59167511304151E+018</text:p>
          </table:table-cell>
          <table:table-cell office:value-type="float" office:value="4420" calcext:value-type="float">
            <text:p>4420</text:p>
          </table:table-cell>
          <table:table-cell office:value-type="float" office:value="1.5916751130274E+018" calcext:value-type="float">
            <text:p>1.5916751130274E+018</text:p>
          </table:table-cell>
          <table:table-cell/>
          <table:table-cell office:value-type="float" office:value="101.619766235" calcext:value-type="float">
            <text:p>101.619766235</text:p>
          </table:table-cell>
          <table:table-cell office:value-type="float" office:value="67.9502639771" calcext:value-type="float">
            <text:p>67.9502639771</text:p>
          </table:table-cell>
          <table:table-cell office:value-type="float" office:value="0.399787604809" calcext:value-type="float">
            <text:p>0.399787604809</text:p>
          </table:table-cell>
          <table:table-cell office:value-type="float" office:value="400.190826416" calcext:value-type="float">
            <text:p>400.190826416</text:p>
          </table:table-cell>
          <table:table-cell office:value-type="float" office:value="261.999023438" calcext:value-type="float">
            <text:p>261.999023438</text:p>
          </table:table-cell>
          <table:table-cell office:value-type="float" office:value="69.4007797241" calcext:value-type="float">
            <text:p>69.4007797241</text:p>
          </table:table-cell>
          <table:table-cell/>
          <table:table-cell office:value-type="float" office:value="1.59167511304307E+018" calcext:value-type="float">
            <text:p>1.59167511304307E+018</text:p>
          </table:table-cell>
          <table:table-cell office:value-type="float" office:value="4419" calcext:value-type="float">
            <text:p>4419</text:p>
          </table:table-cell>
          <table:table-cell office:value-type="float" office:value="1.5916751130274E+018" calcext:value-type="float">
            <text:p>1.5916751130274E+018</text:p>
          </table:table-cell>
          <table:table-cell/>
          <table:table-cell office:value-type="float" office:value="2.18928027153" calcext:value-type="float">
            <text:p>2.18928027153</text:p>
          </table:table-cell>
        </table:table-row>
        <table:table-row table:style-name="ro1">
          <table:table-cell office:value-type="float" office:value="1.59167511307566E+018" calcext:value-type="float">
            <text:p>1.59167511307566E+018</text:p>
          </table:table-cell>
          <table:table-cell office:value-type="float" office:value="4421" calcext:value-type="float">
            <text:p>4421</text:p>
          </table:table-cell>
          <table:table-cell office:value-type="float" office:value="1.59167511306164E+018" calcext:value-type="float">
            <text:p>1.59167511306164E+018</text:p>
          </table:table-cell>
          <table:table-cell/>
          <table:table-cell office:value-type="float" office:value="102.398765564" calcext:value-type="float">
            <text:p>102.398765564</text:p>
          </table:table-cell>
          <table:table-cell office:value-type="float" office:value="68.4214401245" calcext:value-type="float">
            <text:p>68.4214401245</text:p>
          </table:table-cell>
          <table:table-cell office:value-type="float" office:value="0.345019310713" calcext:value-type="float">
            <text:p>0.345019310713</text:p>
          </table:table-cell>
          <table:table-cell office:value-type="float" office:value="400.669311523" calcext:value-type="float">
            <text:p>400.669311523</text:p>
          </table:table-cell>
          <table:table-cell office:value-type="float" office:value="261.086273193" calcext:value-type="float">
            <text:p>261.086273193</text:p>
          </table:table-cell>
          <table:table-cell office:value-type="float" office:value="69.0936050415" calcext:value-type="float">
            <text:p>69.0936050415</text:p>
          </table:table-cell>
          <table:table-cell/>
          <table:table-cell office:value-type="float" office:value="1.59167511307685E+018" calcext:value-type="float">
            <text:p>1.59167511307685E+018</text:p>
          </table:table-cell>
          <table:table-cell office:value-type="float" office:value="4420" calcext:value-type="float">
            <text:p>4420</text:p>
          </table:table-cell>
          <table:table-cell office:value-type="float" office:value="1.59167511306164E+018" calcext:value-type="float">
            <text:p>1.59167511306164E+018</text:p>
          </table:table-cell>
          <table:table-cell/>
          <table:table-cell office:value-type="float" office:value="2.1923520565" calcext:value-type="float">
            <text:p>2.1923520565</text:p>
          </table:table-cell>
        </table:table-row>
        <table:table-row table:style-name="ro1">
          <table:table-cell office:value-type="float" office:value="1.59167511311156E+018" calcext:value-type="float">
            <text:p>1.59167511311156E+018</text:p>
          </table:table-cell>
          <table:table-cell office:value-type="float" office:value="4422" calcext:value-type="float">
            <text:p>4422</text:p>
          </table:table-cell>
          <table:table-cell office:value-type="float" office:value="1.59167511309385E+018" calcext:value-type="float">
            <text:p>1.59167511309385E+018</text:p>
          </table:table-cell>
          <table:table-cell/>
          <table:table-cell office:value-type="float" office:value="101.794380188" calcext:value-type="float">
            <text:p>101.794380188</text:p>
          </table:table-cell>
          <table:table-cell office:value-type="float" office:value="68.7131500244" calcext:value-type="float">
            <text:p>68.7131500244</text:p>
          </table:table-cell>
          <table:table-cell office:value-type="float" office:value="0.241255491972" calcext:value-type="float">
            <text:p>0.241255491972</text:p>
          </table:table-cell>
          <table:table-cell office:value-type="float" office:value="401.144256592" calcext:value-type="float">
            <text:p>401.144256592</text:p>
          </table:table-cell>
          <table:table-cell office:value-type="float" office:value="260.393951416" calcext:value-type="float">
            <text:p>260.393951416</text:p>
          </table:table-cell>
          <table:table-cell office:value-type="float" office:value="69.0936050415" calcext:value-type="float">
            <text:p>69.0936050415</text:p>
          </table:table-cell>
          <table:table-cell/>
          <table:table-cell office:value-type="float" office:value="1.59167511311302E+018" calcext:value-type="float">
            <text:p>1.59167511311302E+018</text:p>
          </table:table-cell>
          <table:table-cell office:value-type="float" office:value="4421" calcext:value-type="float">
            <text:p>4421</text:p>
          </table:table-cell>
          <table:table-cell office:value-type="float" office:value="1.59167511309385E+018" calcext:value-type="float">
            <text:p>1.59167511309385E+018</text:p>
          </table:table-cell>
          <table:table-cell/>
          <table:table-cell office:value-type="float" office:value="2.1923520565" calcext:value-type="float">
            <text:p>2.1923520565</text:p>
          </table:table-cell>
        </table:table-row>
        <table:table-row table:style-name="ro1">
          <table:table-cell office:value-type="float" office:value="1.59167511314259E+018" calcext:value-type="float">
            <text:p>1.59167511314259E+018</text:p>
          </table:table-cell>
          <table:table-cell office:value-type="float" office:value="4423" calcext:value-type="float">
            <text:p>4423</text:p>
          </table:table-cell>
          <table:table-cell office:value-type="float" office:value="1.59167511312534E+018" calcext:value-type="float">
            <text:p>1.59167511312534E+018</text:p>
          </table:table-cell>
          <table:table-cell/>
          <table:table-cell office:value-type="float" office:value="111.35786438" calcext:value-type="float">
            <text:p>111.35786438</text:p>
          </table:table-cell>
          <table:table-cell office:value-type="float" office:value="67.9521408081" calcext:value-type="float">
            <text:p>67.9521408081</text:p>
          </table:table-cell>
          <table:table-cell office:value-type="float" office:value="0.123874805868" calcext:value-type="float">
            <text:p>0.123874805868</text:p>
          </table:table-cell>
          <table:table-cell office:value-type="float" office:value="404.84375" calcext:value-type="float">
            <text:p>404.84375</text:p>
          </table:table-cell>
          <table:table-cell office:value-type="float" office:value="259.78427124" calcext:value-type="float">
            <text:p>259.78427124</text:p>
          </table:table-cell>
          <table:table-cell office:value-type="float" office:value="69.127166748" calcext:value-type="float">
            <text:p>69.127166748</text:p>
          </table:table-cell>
          <table:table-cell/>
          <table:table-cell office:value-type="float" office:value="1.59167511314407E+018" calcext:value-type="float">
            <text:p>1.59167511314407E+018</text:p>
          </table:table-cell>
          <table:table-cell office:value-type="float" office:value="4422" calcext:value-type="float">
            <text:p>4422</text:p>
          </table:table-cell>
          <table:table-cell office:value-type="float" office:value="1.59167511312534E+018" calcext:value-type="float">
            <text:p>1.59167511312534E+018</text:p>
          </table:table-cell>
          <table:table-cell/>
          <table:table-cell office:value-type="float" office:value="2.19201636314" calcext:value-type="float">
            <text:p>2.19201636314</text:p>
          </table:table-cell>
        </table:table-row>
        <table:table-row table:style-name="ro1">
          <table:table-cell office:value-type="float" office:value="1.59167511317552E+018" calcext:value-type="float">
            <text:p>1.59167511317552E+018</text:p>
          </table:table-cell>
          <table:table-cell office:value-type="float" office:value="4424" calcext:value-type="float">
            <text:p>4424</text:p>
          </table:table-cell>
          <table:table-cell office:value-type="float" office:value="1.59167511316116E+018" calcext:value-type="float">
            <text:p>1.59167511316116E+018</text:p>
          </table:table-cell>
          <table:table-cell/>
          <table:table-cell office:value-type="float" office:value="98.8684844971" calcext:value-type="float">
            <text:p>98.8684844971</text:p>
          </table:table-cell>
          <table:table-cell office:value-type="float" office:value="69.4076766968" calcext:value-type="float">
            <text:p>69.4076766968</text:p>
          </table:table-cell>
          <table:table-cell office:value-type="float" office:value="0.178537517786" calcext:value-type="float">
            <text:p>0.178537517786</text:p>
          </table:table-cell>
          <table:table-cell office:value-type="float" office:value="400.69442749" calcext:value-type="float">
            <text:p>400.69442749</text:p>
          </table:table-cell>
          <table:table-cell office:value-type="float" office:value="258.899749756" calcext:value-type="float">
            <text:p>258.899749756</text:p>
          </table:table-cell>
          <table:table-cell office:value-type="float" office:value="69.127166748" calcext:value-type="float">
            <text:p>69.127166748</text:p>
          </table:table-cell>
          <table:table-cell/>
          <table:table-cell office:value-type="float" office:value="1.59167511317654E+018" calcext:value-type="float">
            <text:p>1.59167511317654E+018</text:p>
          </table:table-cell>
          <table:table-cell office:value-type="float" office:value="4423" calcext:value-type="float">
            <text:p>4423</text:p>
          </table:table-cell>
          <table:table-cell office:value-type="float" office:value="1.59167511316116E+018" calcext:value-type="float">
            <text:p>1.59167511316116E+018</text:p>
          </table:table-cell>
          <table:table-cell/>
          <table:table-cell office:value-type="float" office:value="2.19201636314" calcext:value-type="float">
            <text:p>2.19201636314</text:p>
          </table:table-cell>
        </table:table-row>
        <table:table-row table:style-name="ro1">
          <table:table-cell office:value-type="float" office:value="1.59167511321081E+018" calcext:value-type="float">
            <text:p>1.59167511321081E+018</text:p>
          </table:table-cell>
          <table:table-cell office:value-type="float" office:value="4425" calcext:value-type="float">
            <text:p>4425</text:p>
          </table:table-cell>
          <table:table-cell office:value-type="float" office:value="1.59167511319325E+018" calcext:value-type="float">
            <text:p>1.59167511319325E+018</text:p>
          </table:table-cell>
          <table:table-cell/>
          <table:table-cell office:value-type="float" office:value="108.782653809" calcext:value-type="float">
            <text:p>108.782653809</text:p>
          </table:table-cell>
          <table:table-cell office:value-type="float" office:value="70.8833465576" calcext:value-type="float">
            <text:p>70.8833465576</text:p>
          </table:table-cell>
          <table:table-cell office:value-type="float" office:value="0.0918079540133" calcext:value-type="float">
            <text:p>0.0918079540133</text:p>
          </table:table-cell>
          <table:table-cell office:value-type="float" office:value="405.24520874" calcext:value-type="float">
            <text:p>405.24520874</text:p>
          </table:table-cell>
          <table:table-cell office:value-type="float" office:value="258.215148926" calcext:value-type="float">
            <text:p>258.215148926</text:p>
          </table:table-cell>
          <table:table-cell office:value-type="float" office:value="69.0875167847" calcext:value-type="float">
            <text:p>69.0875167847</text:p>
          </table:table-cell>
          <table:table-cell/>
          <table:table-cell office:value-type="float" office:value="1.5916751132117E+018" calcext:value-type="float">
            <text:p>1.5916751132117E+018</text:p>
          </table:table-cell>
          <table:table-cell office:value-type="float" office:value="4424" calcext:value-type="float">
            <text:p>4424</text:p>
          </table:table-cell>
          <table:table-cell office:value-type="float" office:value="1.59167511319325E+018" calcext:value-type="float">
            <text:p>1.59167511319325E+018</text:p>
          </table:table-cell>
          <table:table-cell/>
          <table:table-cell office:value-type="float" office:value="2.19241285324" calcext:value-type="float">
            <text:p>2.19241285324</text:p>
          </table:table-cell>
        </table:table-row>
        <table:table-row table:style-name="ro1">
          <table:table-cell office:value-type="float" office:value="1.59167511324065E+018" calcext:value-type="float">
            <text:p>1.59167511324065E+018</text:p>
          </table:table-cell>
          <table:table-cell office:value-type="float" office:value="4426" calcext:value-type="float">
            <text:p>4426</text:p>
          </table:table-cell>
          <table:table-cell office:value-type="float" office:value="1.59167511322571E+018" calcext:value-type="float">
            <text:p>1.59167511322571E+018</text:p>
          </table:table-cell>
          <table:table-cell/>
          <table:table-cell office:value-type="float" office:value="105.200141907" calcext:value-type="float">
            <text:p>105.200141907</text:p>
          </table:table-cell>
          <table:table-cell office:value-type="float" office:value="70.9155578613" calcext:value-type="float">
            <text:p>70.9155578613</text:p>
          </table:table-cell>
          <table:table-cell office:value-type="float" office:value="0.0758114084601" calcext:value-type="float">
            <text:p>0.0758114084601</text:p>
          </table:table-cell>
          <table:table-cell office:value-type="float" office:value="403.204833984" calcext:value-type="float">
            <text:p>403.204833984</text:p>
          </table:table-cell>
          <table:table-cell office:value-type="float" office:value="258.350860596" calcext:value-type="float">
            <text:p>258.350860596</text:p>
          </table:table-cell>
          <table:table-cell office:value-type="float" office:value="69.0875167847" calcext:value-type="float">
            <text:p>69.0875167847</text:p>
          </table:table-cell>
          <table:table-cell/>
          <table:table-cell office:value-type="float" office:value="1.59167511324135E+018" calcext:value-type="float">
            <text:p>1.59167511324135E+018</text:p>
          </table:table-cell>
          <table:table-cell office:value-type="float" office:value="4425" calcext:value-type="float">
            <text:p>4425</text:p>
          </table:table-cell>
          <table:table-cell office:value-type="float" office:value="1.59167511322571E+018" calcext:value-type="float">
            <text:p>1.59167511322571E+018</text:p>
          </table:table-cell>
          <table:table-cell/>
          <table:table-cell office:value-type="float" office:value="2.19241285324" calcext:value-type="float">
            <text:p>2.19241285324</text:p>
          </table:table-cell>
        </table:table-row>
        <table:table-row table:style-name="ro1">
          <table:table-cell office:value-type="float" office:value="1.59167511327541E+018" calcext:value-type="float">
            <text:p>1.59167511327541E+018</text:p>
          </table:table-cell>
          <table:table-cell office:value-type="float" office:value="4427" calcext:value-type="float">
            <text:p>4427</text:p>
          </table:table-cell>
          <table:table-cell office:value-type="float" office:value="1.59167511326119E+018" calcext:value-type="float">
            <text:p>1.59167511326119E+018</text:p>
          </table:table-cell>
          <table:table-cell/>
          <table:table-cell office:value-type="float" office:value="103.340309143" calcext:value-type="float">
            <text:p>103.340309143</text:p>
          </table:table-cell>
          <table:table-cell office:value-type="float" office:value="73.7955780029" calcext:value-type="float">
            <text:p>73.7955780029</text:p>
          </table:table-cell>
          <table:table-cell office:value-type="float" office:value="0.100569620728" calcext:value-type="float">
            <text:p>0.100569620728</text:p>
          </table:table-cell>
          <table:table-cell office:value-type="float" office:value="404.037994385" calcext:value-type="float">
            <text:p>404.037994385</text:p>
          </table:table-cell>
          <table:table-cell office:value-type="float" office:value="258.646362305" calcext:value-type="float">
            <text:p>258.646362305</text:p>
          </table:table-cell>
          <table:table-cell office:value-type="float" office:value="69.3001480103" calcext:value-type="float">
            <text:p>69.3001480103</text:p>
          </table:table-cell>
          <table:table-cell/>
          <table:table-cell office:value-type="float" office:value="1.59167511327707E+018" calcext:value-type="float">
            <text:p>1.59167511327707E+018</text:p>
          </table:table-cell>
          <table:table-cell office:value-type="float" office:value="4426" calcext:value-type="float">
            <text:p>4426</text:p>
          </table:table-cell>
          <table:table-cell office:value-type="float" office:value="1.59167511326119E+018" calcext:value-type="float">
            <text:p>1.59167511326119E+018</text:p>
          </table:table-cell>
          <table:table-cell/>
          <table:table-cell office:value-type="float" office:value="2.19028663635" calcext:value-type="float">
            <text:p>2.19028663635</text:p>
          </table:table-cell>
        </table:table-row>
        <table:table-row table:style-name="ro1">
          <table:table-cell office:value-type="float" office:value="1.5916751133095E+018" calcext:value-type="float">
            <text:p>1.5916751133095E+018</text:p>
          </table:table-cell>
          <table:table-cell office:value-type="float" office:value="4428" calcext:value-type="float">
            <text:p>4428</text:p>
          </table:table-cell>
          <table:table-cell office:value-type="float" office:value="1.59167511329317E+018" calcext:value-type="float">
            <text:p>1.59167511329317E+018</text:p>
          </table:table-cell>
          <table:table-cell/>
          <table:table-cell office:value-type="float" office:value="101.744049072" calcext:value-type="float">
            <text:p>101.744049072</text:p>
          </table:table-cell>
          <table:table-cell office:value-type="float" office:value="74.6221694946" calcext:value-type="float">
            <text:p>74.6221694946</text:p>
          </table:table-cell>
          <table:table-cell office:value-type="float" office:value="-0.0366928987205" calcext:value-type="float">
            <text:p>-0.0366928987205</text:p>
          </table:table-cell>
          <table:table-cell office:value-type="float" office:value="403.415588379" calcext:value-type="float">
            <text:p>403.415588379</text:p>
          </table:table-cell>
          <table:table-cell office:value-type="float" office:value="257.329986572" calcext:value-type="float">
            <text:p>257.329986572</text:p>
          </table:table-cell>
          <table:table-cell office:value-type="float" office:value="69.3001480103" calcext:value-type="float">
            <text:p>69.3001480103</text:p>
          </table:table-cell>
          <table:table-cell/>
          <table:table-cell office:value-type="float" office:value="1.59167511331104E+018" calcext:value-type="float">
            <text:p>1.59167511331104E+018</text:p>
          </table:table-cell>
          <table:table-cell office:value-type="float" office:value="4427" calcext:value-type="float">
            <text:p>4427</text:p>
          </table:table-cell>
          <table:table-cell office:value-type="float" office:value="1.59167511329317E+018" calcext:value-type="float">
            <text:p>1.59167511329317E+018</text:p>
          </table:table-cell>
          <table:table-cell/>
          <table:table-cell office:value-type="float" office:value="2.19028663635" calcext:value-type="float">
            <text:p>2.19028663635</text:p>
          </table:table-cell>
        </table:table-row>
        <table:table-row table:style-name="ro1">
          <table:table-cell office:value-type="float" office:value="1.59167511333934E+018" calcext:value-type="float">
            <text:p>1.59167511333934E+018</text:p>
          </table:table-cell>
          <table:table-cell office:value-type="float" office:value="4429" calcext:value-type="float">
            <text:p>4429</text:p>
          </table:table-cell>
          <table:table-cell office:value-type="float" office:value="1.59167511332538E+018" calcext:value-type="float">
            <text:p>1.59167511332538E+018</text:p>
          </table:table-cell>
          <table:table-cell/>
          <table:table-cell office:value-type="float" office:value="103.969520569" calcext:value-type="float">
            <text:p>103.969520569</text:p>
          </table:table-cell>
          <table:table-cell office:value-type="float" office:value="72.9639511108" calcext:value-type="float">
            <text:p>72.9639511108</text:p>
          </table:table-cell>
          <table:table-cell office:value-type="float" office:value="-0.107297696173" calcext:value-type="float">
            <text:p>-0.107297696173</text:p>
          </table:table-cell>
          <table:table-cell office:value-type="float" office:value="403.70401001" calcext:value-type="float">
            <text:p>403.70401001</text:p>
          </table:table-cell>
          <table:table-cell office:value-type="float" office:value="255.74156189" calcext:value-type="float">
            <text:p>255.74156189</text:p>
          </table:table-cell>
          <table:table-cell office:value-type="float" office:value="69.7641143799" calcext:value-type="float">
            <text:p>69.7641143799</text:p>
          </table:table-cell>
          <table:table-cell/>
          <table:table-cell office:value-type="float" office:value="1.59167511334058E+018" calcext:value-type="float">
            <text:p>1.59167511334058E+018</text:p>
          </table:table-cell>
          <table:table-cell office:value-type="float" office:value="4428" calcext:value-type="float">
            <text:p>4428</text:p>
          </table:table-cell>
          <table:table-cell office:value-type="float" office:value="1.59167511332538E+018" calcext:value-type="float">
            <text:p>1.59167511332538E+018</text:p>
          </table:table-cell>
          <table:table-cell/>
          <table:table-cell office:value-type="float" office:value="2.1856470108" calcext:value-type="float">
            <text:p>2.1856470108</text:p>
          </table:table-cell>
        </table:table-row>
        <table:table-row table:style-name="ro1">
          <table:table-cell office:value-type="float" office:value="1.59167511338315E+018" calcext:value-type="float">
            <text:p>1.59167511338315E+018</text:p>
          </table:table-cell>
          <table:table-cell office:value-type="float" office:value="4430" calcext:value-type="float">
            <text:p>4430</text:p>
          </table:table-cell>
          <table:table-cell office:value-type="float" office:value="1.59167511336207E+018" calcext:value-type="float">
            <text:p>1.59167511336207E+018</text:p>
          </table:table-cell>
          <table:table-cell/>
          <table:table-cell office:value-type="float" office:value="97.1942596436" calcext:value-type="float">
            <text:p>97.1942596436</text:p>
          </table:table-cell>
          <table:table-cell office:value-type="float" office:value="75.0384140015" calcext:value-type="float">
            <text:p>75.0384140015</text:p>
          </table:table-cell>
          <table:table-cell office:value-type="float" office:value="0.0462073087692" calcext:value-type="float">
            <text:p>0.0462073087692</text:p>
          </table:table-cell>
          <table:table-cell office:value-type="float" office:value="402.223876953" calcext:value-type="float">
            <text:p>402.223876953</text:p>
          </table:table-cell>
          <table:table-cell office:value-type="float" office:value="257.039611816" calcext:value-type="float">
            <text:p>257.039611816</text:p>
          </table:table-cell>
          <table:table-cell office:value-type="float" office:value="69.7641143799" calcext:value-type="float">
            <text:p>69.7641143799</text:p>
          </table:table-cell>
          <table:table-cell/>
          <table:table-cell office:value-type="float" office:value="1.59167511338334E+018" calcext:value-type="float">
            <text:p>1.59167511338334E+018</text:p>
          </table:table-cell>
          <table:table-cell office:value-type="float" office:value="4429" calcext:value-type="float">
            <text:p>4429</text:p>
          </table:table-cell>
          <table:table-cell office:value-type="float" office:value="1.59167511336207E+018" calcext:value-type="float">
            <text:p>1.59167511336207E+018</text:p>
          </table:table-cell>
          <table:table-cell/>
          <table:table-cell office:value-type="float" office:value="2.1856470108" calcext:value-type="float">
            <text:p>2.1856470108</text:p>
          </table:table-cell>
        </table:table-row>
        <table:table-row table:style-name="ro1">
          <table:table-cell office:value-type="float" office:value="1.59167511340789E+018" calcext:value-type="float">
            <text:p>1.59167511340789E+018</text:p>
          </table:table-cell>
          <table:table-cell office:value-type="float" office:value="4431" calcext:value-type="float">
            <text:p>4431</text:p>
          </table:table-cell>
          <table:table-cell office:value-type="float" office:value="1.59167511339333E+018" calcext:value-type="float">
            <text:p>1.59167511339333E+018</text:p>
          </table:table-cell>
          <table:table-cell/>
          <table:table-cell office:value-type="float" office:value="103.370750427" calcext:value-type="float">
            <text:p>103.370750427</text:p>
          </table:table-cell>
          <table:table-cell office:value-type="float" office:value="71.6074752808" calcext:value-type="float">
            <text:p>71.6074752808</text:p>
          </table:table-cell>
          <table:table-cell office:value-type="float" office:value="-0.219804927707" calcext:value-type="float">
            <text:p>-0.219804927707</text:p>
          </table:table-cell>
          <table:table-cell office:value-type="float" office:value="404.077331543" calcext:value-type="float">
            <text:p>404.077331543</text:p>
          </table:table-cell>
          <table:table-cell office:value-type="float" office:value="253.78894043" calcext:value-type="float">
            <text:p>253.78894043</text:p>
          </table:table-cell>
          <table:table-cell office:value-type="float" office:value="70.0053787231" calcext:value-type="float">
            <text:p>70.0053787231</text:p>
          </table:table-cell>
          <table:table-cell/>
          <table:table-cell office:value-type="float" office:value="1.59167511340982E+018" calcext:value-type="float">
            <text:p>1.59167511340982E+018</text:p>
          </table:table-cell>
          <table:table-cell office:value-type="float" office:value="4430" calcext:value-type="float">
            <text:p>4430</text:p>
          </table:table-cell>
          <table:table-cell office:value-type="float" office:value="1.59167511339333E+018" calcext:value-type="float">
            <text:p>1.59167511339333E+018</text:p>
          </table:table-cell>
          <table:table-cell/>
          <table:table-cell office:value-type="float" office:value="2.18323421478" calcext:value-type="float">
            <text:p>2.18323421478</text:p>
          </table:table-cell>
        </table:table-row>
        <table:table-row table:style-name="ro1">
          <table:table-cell office:value-type="float" office:value="1.59167511344003E+018" calcext:value-type="float">
            <text:p>1.59167511344003E+018</text:p>
          </table:table-cell>
          <table:table-cell office:value-type="float" office:value="4432" calcext:value-type="float">
            <text:p>4432</text:p>
          </table:table-cell>
          <table:table-cell office:value-type="float" office:value="1.59167511342515E+018" calcext:value-type="float">
            <text:p>1.59167511342515E+018</text:p>
          </table:table-cell>
          <table:table-cell/>
          <table:table-cell office:value-type="float" office:value="106.899497986" calcext:value-type="float">
            <text:p>106.899497986</text:p>
          </table:table-cell>
          <table:table-cell office:value-type="float" office:value="68.5070114136" calcext:value-type="float">
            <text:p>68.5070114136</text:p>
          </table:table-cell>
          <table:table-cell office:value-type="float" office:value="-0.213631466031" calcext:value-type="float">
            <text:p>-0.213631466031</text:p>
          </table:table-cell>
          <table:table-cell office:value-type="float" office:value="405.423980713" calcext:value-type="float">
            <text:p>405.423980713</text:p>
          </table:table-cell>
          <table:table-cell office:value-type="float" office:value="253.500442505" calcext:value-type="float">
            <text:p>253.500442505</text:p>
          </table:table-cell>
          <table:table-cell office:value-type="float" office:value="70.0053787231" calcext:value-type="float">
            <text:p>70.0053787231</text:p>
          </table:table-cell>
          <table:table-cell/>
          <table:table-cell office:value-type="float" office:value="1.59167511344068E+018" calcext:value-type="float">
            <text:p>1.59167511344068E+018</text:p>
          </table:table-cell>
          <table:table-cell office:value-type="float" office:value="4431" calcext:value-type="float">
            <text:p>4431</text:p>
          </table:table-cell>
          <table:table-cell office:value-type="float" office:value="1.59167511342515E+018" calcext:value-type="float">
            <text:p>1.59167511342515E+018</text:p>
          </table:table-cell>
          <table:table-cell/>
          <table:table-cell office:value-type="float" office:value="2.18323421478" calcext:value-type="float">
            <text:p>2.18323421478</text:p>
          </table:table-cell>
        </table:table-row>
        <table:table-row table:style-name="ro1">
          <table:table-cell office:value-type="float" office:value="1.59167511347969E+018" calcext:value-type="float">
            <text:p>1.59167511347969E+018</text:p>
          </table:table-cell>
          <table:table-cell office:value-type="float" office:value="4433" calcext:value-type="float">
            <text:p>4433</text:p>
          </table:table-cell>
          <table:table-cell office:value-type="float" office:value="1.59167511346123E+018" calcext:value-type="float">
            <text:p>1.59167511346123E+018</text:p>
          </table:table-cell>
          <table:table-cell/>
          <table:table-cell office:value-type="float" office:value="101.607086182" calcext:value-type="float">
            <text:p>101.607086182</text:p>
          </table:table-cell>
          <table:table-cell office:value-type="float" office:value="69.7028579712" calcext:value-type="float">
            <text:p>69.7028579712</text:p>
          </table:table-cell>
          <table:table-cell office:value-type="float" office:value="-0.254980355501" calcext:value-type="float">
            <text:p>-0.254980355501</text:p>
          </table:table-cell>
          <table:table-cell office:value-type="float" office:value="403.616455078" calcext:value-type="float">
            <text:p>403.616455078</text:p>
          </table:table-cell>
          <table:table-cell office:value-type="float" office:value="254.280532837" calcext:value-type="float">
            <text:p>254.280532837</text:p>
          </table:table-cell>
          <table:table-cell office:value-type="float" office:value="69.8908157349" calcext:value-type="float">
            <text:p>69.8908157349</text:p>
          </table:table-cell>
          <table:table-cell/>
          <table:table-cell office:value-type="float" office:value="1.59167511348087E+018" calcext:value-type="float">
            <text:p>1.59167511348087E+018</text:p>
          </table:table-cell>
          <table:table-cell office:value-type="float" office:value="4432" calcext:value-type="float">
            <text:p>4432</text:p>
          </table:table-cell>
          <table:table-cell office:value-type="float" office:value="1.59167511346123E+018" calcext:value-type="float">
            <text:p>1.59167511346123E+018</text:p>
          </table:table-cell>
          <table:table-cell/>
          <table:table-cell office:value-type="float" office:value="2.18437981606" calcext:value-type="float">
            <text:p>2.18437981606</text:p>
          </table:table-cell>
        </table:table-row>
        <table:table-row table:style-name="ro1">
          <table:table-cell office:value-type="float" office:value="1.59167511351141E+018" calcext:value-type="float">
            <text:p>1.59167511351141E+018</text:p>
          </table:table-cell>
          <table:table-cell office:value-type="float" office:value="4434" calcext:value-type="float">
            <text:p>4434</text:p>
          </table:table-cell>
          <table:table-cell office:value-type="float" office:value="1.59167511349317E+018" calcext:value-type="float">
            <text:p>1.59167511349317E+018</text:p>
          </table:table-cell>
          <table:table-cell/>
          <table:table-cell office:value-type="float" office:value="106.132247925" calcext:value-type="float">
            <text:p>106.132247925</text:p>
          </table:table-cell>
          <table:table-cell office:value-type="float" office:value="67.0685119629" calcext:value-type="float">
            <text:p>67.0685119629</text:p>
          </table:table-cell>
          <table:table-cell office:value-type="float" office:value="-0.414326220751" calcext:value-type="float">
            <text:p>-0.414326220751</text:p>
          </table:table-cell>
          <table:table-cell office:value-type="float" office:value="403.565338135" calcext:value-type="float">
            <text:p>403.565338135</text:p>
          </table:table-cell>
          <table:table-cell office:value-type="float" office:value="252.019592285" calcext:value-type="float">
            <text:p>252.019592285</text:p>
          </table:table-cell>
          <table:table-cell office:value-type="float" office:value="69.8908157349" calcext:value-type="float">
            <text:p>69.8908157349</text:p>
          </table:table-cell>
          <table:table-cell/>
          <table:table-cell office:value-type="float" office:value="1.59167511351276E+018" calcext:value-type="float">
            <text:p>1.59167511351276E+018</text:p>
          </table:table-cell>
          <table:table-cell office:value-type="float" office:value="4433" calcext:value-type="float">
            <text:p>4433</text:p>
          </table:table-cell>
          <table:table-cell office:value-type="float" office:value="1.59167511349317E+018" calcext:value-type="float">
            <text:p>1.59167511349317E+018</text:p>
          </table:table-cell>
          <table:table-cell/>
          <table:table-cell office:value-type="float" office:value="2.18437981606" calcext:value-type="float">
            <text:p>2.18437981606</text:p>
          </table:table-cell>
        </table:table-row>
        <table:table-row table:style-name="ro1">
          <table:table-cell office:value-type="float" office:value="1.59167511354009E+018" calcext:value-type="float">
            <text:p>1.59167511354009E+018</text:p>
          </table:table-cell>
          <table:table-cell office:value-type="float" office:value="4435" calcext:value-type="float">
            <text:p>4435</text:p>
          </table:table-cell>
          <table:table-cell office:value-type="float" office:value="1.59167511352529E+018" calcext:value-type="float">
            <text:p>1.59167511352529E+018</text:p>
          </table:table-cell>
          <table:table-cell/>
          <table:table-cell office:value-type="float" office:value="104.9923172" calcext:value-type="float">
            <text:p>104.9923172</text:p>
          </table:table-cell>
          <table:table-cell office:value-type="float" office:value="69.0910568237" calcext:value-type="float">
            <text:p>69.0910568237</text:p>
          </table:table-cell>
          <table:table-cell office:value-type="float" office:value="-0.51047539711" calcext:value-type="float">
            <text:p>-0.51047539711</text:p>
          </table:table-cell>
          <table:table-cell office:value-type="float" office:value="402.523834229" calcext:value-type="float">
            <text:p>402.523834229</text:p>
          </table:table-cell>
          <table:table-cell office:value-type="float" office:value="249.775283813" calcext:value-type="float">
            <text:p>249.775283813</text:p>
          </table:table-cell>
          <table:table-cell office:value-type="float" office:value="69.7912979126" calcext:value-type="float">
            <text:p>69.7912979126</text:p>
          </table:table-cell>
          <table:table-cell/>
          <table:table-cell office:value-type="float" office:value="1.59167511354152E+018" calcext:value-type="float">
            <text:p>1.59167511354152E+018</text:p>
          </table:table-cell>
          <table:table-cell office:value-type="float" office:value="4434" calcext:value-type="float">
            <text:p>4434</text:p>
          </table:table-cell>
          <table:table-cell office:value-type="float" office:value="1.59167511352529E+018" calcext:value-type="float">
            <text:p>1.59167511352529E+018</text:p>
          </table:table-cell>
          <table:table-cell/>
          <table:table-cell office:value-type="float" office:value="2.1853749752" calcext:value-type="float">
            <text:p>2.1853749752</text:p>
          </table:table-cell>
        </table:table-row>
        <table:table-row table:style-name="ro1">
          <table:table-cell office:value-type="float" office:value="1.59167511358163E+018" calcext:value-type="float">
            <text:p>1.59167511358163E+018</text:p>
          </table:table-cell>
          <table:table-cell office:value-type="float" office:value="4436" calcext:value-type="float">
            <text:p>4436</text:p>
          </table:table-cell>
          <table:table-cell office:value-type="float" office:value="1.5916751135611E+018" calcext:value-type="float">
            <text:p>1.5916751135611E+018</text:p>
          </table:table-cell>
          <table:table-cell/>
          <table:table-cell office:value-type="float" office:value="106.156112671" calcext:value-type="float">
            <text:p>106.156112671</text:p>
          </table:table-cell>
          <table:table-cell office:value-type="float" office:value="70.2695999146" calcext:value-type="float">
            <text:p>70.2695999146</text:p>
          </table:table-cell>
          <table:table-cell office:value-type="float" office:value="-0.6827724576" calcext:value-type="float">
            <text:p>-0.6827724576</text:p>
          </table:table-cell>
          <table:table-cell office:value-type="float" office:value="401.918334961" calcext:value-type="float">
            <text:p>401.918334961</text:p>
          </table:table-cell>
          <table:table-cell office:value-type="float" office:value="246.856033325" calcext:value-type="float">
            <text:p>246.856033325</text:p>
          </table:table-cell>
          <table:table-cell office:value-type="float" office:value="69.7912979126" calcext:value-type="float">
            <text:p>69.7912979126</text:p>
          </table:table-cell>
          <table:table-cell/>
          <table:table-cell office:value-type="float" office:value="1.59167511358301E+018" calcext:value-type="float">
            <text:p>1.59167511358301E+018</text:p>
          </table:table-cell>
          <table:table-cell office:value-type="float" office:value="4435" calcext:value-type="float">
            <text:p>4435</text:p>
          </table:table-cell>
          <table:table-cell office:value-type="float" office:value="1.5916751135611E+018" calcext:value-type="float">
            <text:p>1.5916751135611E+018</text:p>
          </table:table-cell>
          <table:table-cell/>
          <table:table-cell office:value-type="float" office:value="2.1853749752" calcext:value-type="float">
            <text:p>2.1853749752</text:p>
          </table:table-cell>
        </table:table-row>
        <table:table-row table:style-name="ro1">
          <table:table-cell office:value-type="float" office:value="1.59167511360751E+018" calcext:value-type="float">
            <text:p>1.59167511360751E+018</text:p>
          </table:table-cell>
          <table:table-cell office:value-type="float" office:value="4437" calcext:value-type="float">
            <text:p>4437</text:p>
          </table:table-cell>
          <table:table-cell office:value-type="float" office:value="1.59167511359315E+018" calcext:value-type="float">
            <text:p>1.59167511359315E+018</text:p>
          </table:table-cell>
          <table:table-cell/>
          <table:table-cell office:value-type="float" office:value="102.165222168" calcext:value-type="float">
            <text:p>102.165222168</text:p>
          </table:table-cell>
          <table:table-cell office:value-type="float" office:value="71.7295532227" calcext:value-type="float">
            <text:p>71.7295532227</text:p>
          </table:table-cell>
          <table:table-cell office:value-type="float" office:value="-0.735926091671" calcext:value-type="float">
            <text:p>-0.735926091671</text:p>
          </table:table-cell>
          <table:table-cell office:value-type="float" office:value="399.832122803" calcext:value-type="float">
            <text:p>399.832122803</text:p>
          </table:table-cell>
          <table:table-cell office:value-type="float" office:value="245.936141968" calcext:value-type="float">
            <text:p>245.936141968</text:p>
          </table:table-cell>
          <table:table-cell office:value-type="float" office:value="69.9121246338" calcext:value-type="float">
            <text:p>69.9121246338</text:p>
          </table:table-cell>
          <table:table-cell/>
          <table:table-cell office:value-type="float" office:value="1.59167511360889E+018" calcext:value-type="float">
            <text:p>1.59167511360889E+018</text:p>
          </table:table-cell>
          <table:table-cell office:value-type="float" office:value="4436" calcext:value-type="float">
            <text:p>4436</text:p>
          </table:table-cell>
          <table:table-cell office:value-type="float" office:value="1.59167511359315E+018" calcext:value-type="float">
            <text:p>1.59167511359315E+018</text:p>
          </table:table-cell>
          <table:table-cell/>
          <table:table-cell office:value-type="float" office:value="2.18416690826" calcext:value-type="float">
            <text:p>2.18416690826</text:p>
          </table:table-cell>
        </table:table-row>
        <table:table-row table:style-name="ro1">
          <table:table-cell office:value-type="float" office:value="1.59167511363865E+018" calcext:value-type="float">
            <text:p>1.59167511363865E+018</text:p>
          </table:table-cell>
          <table:table-cell office:value-type="float" office:value="4438" calcext:value-type="float">
            <text:p>4438</text:p>
          </table:table-cell>
          <table:table-cell office:value-type="float" office:value="1.59167511362505E+018" calcext:value-type="float">
            <text:p>1.59167511362505E+018</text:p>
          </table:table-cell>
          <table:table-cell/>
          <table:table-cell office:value-type="float" office:value="101.416038513" calcext:value-type="float">
            <text:p>101.416038513</text:p>
          </table:table-cell>
          <table:table-cell office:value-type="float" office:value="71.2410125732" calcext:value-type="float">
            <text:p>71.2410125732</text:p>
          </table:table-cell>
          <table:table-cell office:value-type="float" office:value="-0.784982919693" calcext:value-type="float">
            <text:p>-0.784982919693</text:p>
          </table:table-cell>
          <table:table-cell office:value-type="float" office:value="399.576385498" calcext:value-type="float">
            <text:p>399.576385498</text:p>
          </table:table-cell>
          <table:table-cell office:value-type="float" office:value="245.618637085" calcext:value-type="float">
            <text:p>245.618637085</text:p>
          </table:table-cell>
          <table:table-cell office:value-type="float" office:value="69.9121246338" calcext:value-type="float">
            <text:p>69.9121246338</text:p>
          </table:table-cell>
          <table:table-cell/>
          <table:table-cell office:value-type="float" office:value="1.59167511364053E+018" calcext:value-type="float">
            <text:p>1.59167511364053E+018</text:p>
          </table:table-cell>
          <table:table-cell office:value-type="float" office:value="4437" calcext:value-type="float">
            <text:p>4437</text:p>
          </table:table-cell>
          <table:table-cell office:value-type="float" office:value="1.59167511362505E+018" calcext:value-type="float">
            <text:p>1.59167511362505E+018</text:p>
          </table:table-cell>
          <table:table-cell/>
          <table:table-cell office:value-type="float" office:value="2.18416690826" calcext:value-type="float">
            <text:p>2.18416690826</text:p>
          </table:table-cell>
        </table:table-row>
        <table:table-row table:style-name="ro1">
          <table:table-cell office:value-type="float" office:value="1.59167511367684E+018" calcext:value-type="float">
            <text:p>1.59167511367684E+018</text:p>
          </table:table-cell>
          <table:table-cell office:value-type="float" office:value="4439" calcext:value-type="float">
            <text:p>4439</text:p>
          </table:table-cell>
          <table:table-cell office:value-type="float" office:value="1.5916751136618E+018" calcext:value-type="float">
            <text:p>1.5916751136618E+018</text:p>
          </table:table-cell>
          <table:table-cell/>
          <table:table-cell office:value-type="float" office:value="101.605003357" calcext:value-type="float">
            <text:p>101.605003357</text:p>
          </table:table-cell>
          <table:table-cell office:value-type="float" office:value="71.123336792" calcext:value-type="float">
            <text:p>71.123336792</text:p>
          </table:table-cell>
          <table:table-cell office:value-type="float" office:value="-0.897872328758" calcext:value-type="float">
            <text:p>-0.897872328758</text:p>
          </table:table-cell>
          <table:table-cell office:value-type="float" office:value="398.869598389" calcext:value-type="float">
            <text:p>398.869598389</text:p>
          </table:table-cell>
          <table:table-cell office:value-type="float" office:value="245.132781982" calcext:value-type="float">
            <text:p>245.132781982</text:p>
          </table:table-cell>
          <table:table-cell office:value-type="float" office:value="70.0439071655" calcext:value-type="float">
            <text:p>70.0439071655</text:p>
          </table:table-cell>
          <table:table-cell/>
          <table:table-cell office:value-type="float" office:value="1.59167511367811E+018" calcext:value-type="float">
            <text:p>1.59167511367811E+018</text:p>
          </table:table-cell>
          <table:table-cell office:value-type="float" office:value="4438" calcext:value-type="float">
            <text:p>4438</text:p>
          </table:table-cell>
          <table:table-cell office:value-type="float" office:value="1.5916751136618E+018" calcext:value-type="float">
            <text:p>1.5916751136618E+018</text:p>
          </table:table-cell>
          <table:table-cell/>
          <table:table-cell office:value-type="float" office:value="2.18284893036" calcext:value-type="float">
            <text:p>2.18284893036</text:p>
          </table:table-cell>
        </table:table-row>
        <table:table-row table:style-name="ro1">
          <table:table-cell office:value-type="float" office:value="1.5916751137075E+018" calcext:value-type="float">
            <text:p>1.5916751137075E+018</text:p>
          </table:table-cell>
          <table:table-cell office:value-type="float" office:value="4440" calcext:value-type="float">
            <text:p>4440</text:p>
          </table:table-cell>
          <table:table-cell office:value-type="float" office:value="1.59167511369306E+018" calcext:value-type="float">
            <text:p>1.59167511369306E+018</text:p>
          </table:table-cell>
          <table:table-cell/>
          <table:table-cell office:value-type="float" office:value="103.222084045" calcext:value-type="float">
            <text:p>103.222084045</text:p>
          </table:table-cell>
          <table:table-cell office:value-type="float" office:value="70.3561477661" calcext:value-type="float">
            <text:p>70.3561477661</text:p>
          </table:table-cell>
          <table:table-cell office:value-type="float" office:value="-1.00755417347" calcext:value-type="float">
            <text:p>-1.00755417347</text:p>
          </table:table-cell>
          <table:table-cell office:value-type="float" office:value="397.354431152" calcext:value-type="float">
            <text:p>397.354431152</text:p>
          </table:table-cell>
          <table:table-cell office:value-type="float" office:value="243.994949341" calcext:value-type="float">
            <text:p>243.994949341</text:p>
          </table:table-cell>
          <table:table-cell office:value-type="float" office:value="70.0439071655" calcext:value-type="float">
            <text:p>70.0439071655</text:p>
          </table:table-cell>
          <table:table-cell/>
          <table:table-cell office:value-type="float" office:value="1.59167511370936E+018" calcext:value-type="float">
            <text:p>1.59167511370936E+018</text:p>
          </table:table-cell>
          <table:table-cell office:value-type="float" office:value="4439" calcext:value-type="float">
            <text:p>4439</text:p>
          </table:table-cell>
          <table:table-cell office:value-type="float" office:value="1.59167511369306E+018" calcext:value-type="float">
            <text:p>1.59167511369306E+018</text:p>
          </table:table-cell>
          <table:table-cell/>
          <table:table-cell office:value-type="float" office:value="2.18284893036" calcext:value-type="float">
            <text:p>2.18284893036</text:p>
          </table:table-cell>
        </table:table-row>
        <table:table-row table:style-name="ro1">
          <table:table-cell office:value-type="float" office:value="1.59167511374099E+018" calcext:value-type="float">
            <text:p>1.59167511374099E+018</text:p>
          </table:table-cell>
          <table:table-cell office:value-type="float" office:value="4441" calcext:value-type="float">
            <text:p>4441</text:p>
          </table:table-cell>
          <table:table-cell office:value-type="float" office:value="1.59167511372717E+018" calcext:value-type="float">
            <text:p>1.59167511372717E+018</text:p>
          </table:table-cell>
          <table:table-cell/>
          <table:table-cell office:value-type="float" office:value="101.769050598" calcext:value-type="float">
            <text:p>101.769050598</text:p>
          </table:table-cell>
          <table:table-cell office:value-type="float" office:value="69.6235656738" calcext:value-type="float">
            <text:p>69.6235656738</text:p>
          </table:table-cell>
          <table:table-cell office:value-type="float" office:value="-1.01062238216" calcext:value-type="float">
            <text:p>-1.01062238216</text:p>
          </table:table-cell>
          <table:table-cell office:value-type="float" office:value="396.826812744" calcext:value-type="float">
            <text:p>396.826812744</text:p>
          </table:table-cell>
          <table:table-cell office:value-type="float" office:value="243.852874756" calcext:value-type="float">
            <text:p>243.852874756</text:p>
          </table:table-cell>
          <table:table-cell office:value-type="float" office:value="70.091468811" calcext:value-type="float">
            <text:p>70.091468811</text:p>
          </table:table-cell>
          <table:table-cell/>
          <table:table-cell office:value-type="float" office:value="1.59167511374283E+018" calcext:value-type="float">
            <text:p>1.59167511374283E+018</text:p>
          </table:table-cell>
          <table:table-cell office:value-type="float" office:value="4440" calcext:value-type="float">
            <text:p>4440</text:p>
          </table:table-cell>
          <table:table-cell office:value-type="float" office:value="1.59167511372717E+018" calcext:value-type="float">
            <text:p>1.59167511372717E+018</text:p>
          </table:table-cell>
          <table:table-cell/>
          <table:table-cell office:value-type="float" office:value="2.18237328529" calcext:value-type="float">
            <text:p>2.18237328529</text:p>
          </table:table-cell>
        </table:table-row>
        <table:table-row table:style-name="ro1">
          <table:table-cell office:value-type="float" office:value="1.59167511377733E+018" calcext:value-type="float">
            <text:p>1.59167511377733E+018</text:p>
          </table:table-cell>
          <table:table-cell office:value-type="float" office:value="4442" calcext:value-type="float">
            <text:p>4442</text:p>
          </table:table-cell>
          <table:table-cell office:value-type="float" office:value="1.59167511376332E+018" calcext:value-type="float">
            <text:p>1.59167511376332E+018</text:p>
          </table:table-cell>
          <table:table-cell/>
          <table:table-cell office:value-type="float" office:value="103.453269958" calcext:value-type="float">
            <text:p>103.453269958</text:p>
          </table:table-cell>
          <table:table-cell office:value-type="float" office:value="69.2318496704" calcext:value-type="float">
            <text:p>69.2318496704</text:p>
          </table:table-cell>
          <table:table-cell office:value-type="float" office:value="-1.09920430183" calcext:value-type="float">
            <text:p>-1.09920430183</text:p>
          </table:table-cell>
          <table:table-cell office:value-type="float" office:value="395.236968994" calcext:value-type="float">
            <text:p>395.236968994</text:p>
          </table:table-cell>
          <table:table-cell office:value-type="float" office:value="242.952972412" calcext:value-type="float">
            <text:p>242.952972412</text:p>
          </table:table-cell>
          <table:table-cell office:value-type="float" office:value="70.091468811" calcext:value-type="float">
            <text:p>70.091468811</text:p>
          </table:table-cell>
          <table:table-cell/>
          <table:table-cell office:value-type="float" office:value="1.59167511377865E+018" calcext:value-type="float">
            <text:p>1.59167511377865E+018</text:p>
          </table:table-cell>
          <table:table-cell office:value-type="float" office:value="4441" calcext:value-type="float">
            <text:p>4441</text:p>
          </table:table-cell>
          <table:table-cell office:value-type="float" office:value="1.59167511376332E+018" calcext:value-type="float">
            <text:p>1.59167511376332E+018</text:p>
          </table:table-cell>
          <table:table-cell/>
          <table:table-cell office:value-type="float" office:value="2.18237328529" calcext:value-type="float">
            <text:p>2.18237328529</text:p>
          </table:table-cell>
        </table:table-row>
        <table:table-row table:style-name="ro1">
          <table:table-cell office:value-type="float" office:value="1.59167511382337E+018" calcext:value-type="float">
            <text:p>1.59167511382337E+018</text:p>
          </table:table-cell>
          <table:table-cell office:value-type="float" office:value="4443" calcext:value-type="float">
            <text:p>4443</text:p>
          </table:table-cell>
          <table:table-cell office:value-type="float" office:value="1.59167511379926E+018" calcext:value-type="float">
            <text:p>1.59167511379926E+018</text:p>
          </table:table-cell>
          <table:table-cell/>
          <table:table-cell office:value-type="float" office:value="105.477561951" calcext:value-type="float">
            <text:p>105.477561951</text:p>
          </table:table-cell>
          <table:table-cell office:value-type="float" office:value="68.7394943237" calcext:value-type="float">
            <text:p>68.7394943237</text:p>
          </table:table-cell>
          <table:table-cell office:value-type="float" office:value="-1.20470643044" calcext:value-type="float">
            <text:p>-1.20470643044</text:p>
          </table:table-cell>
          <table:table-cell office:value-type="float" office:value="395.789520264" calcext:value-type="float">
            <text:p>395.789520264</text:p>
          </table:table-cell>
          <table:table-cell office:value-type="float" office:value="240.733352661" calcext:value-type="float">
            <text:p>240.733352661</text:p>
          </table:table-cell>
          <table:table-cell office:value-type="float" office:value="70.0106277466" calcext:value-type="float">
            <text:p>70.0106277466</text:p>
          </table:table-cell>
          <table:table-cell/>
          <table:table-cell office:value-type="float" office:value="1.5916751138243E+018" calcext:value-type="float">
            <text:p>1.5916751138243E+018</text:p>
          </table:table-cell>
          <table:table-cell office:value-type="float" office:value="4442" calcext:value-type="float">
            <text:p>4442</text:p>
          </table:table-cell>
          <table:table-cell office:value-type="float" office:value="1.59167511379926E+018" calcext:value-type="float">
            <text:p>1.59167511379926E+018</text:p>
          </table:table-cell>
          <table:table-cell/>
          <table:table-cell office:value-type="float" office:value="2.1831817627" calcext:value-type="float">
            <text:p>2.1831817627</text:p>
          </table:table-cell>
        </table:table-row>
        <table:table-row table:style-name="ro1">
          <table:table-cell office:value-type="float" office:value="1.59167511385781E+018" calcext:value-type="float">
            <text:p>1.59167511385781E+018</text:p>
          </table:table-cell>
          <table:table-cell office:value-type="float" office:value="4444" calcext:value-type="float">
            <text:p>4444</text:p>
          </table:table-cell>
          <table:table-cell office:value-type="float" office:value="1.59167511383545E+018" calcext:value-type="float">
            <text:p>1.59167511383545E+018</text:p>
          </table:table-cell>
          <table:table-cell/>
          <table:table-cell office:value-type="float" office:value="105.070831299" calcext:value-type="float">
            <text:p>105.070831299</text:p>
          </table:table-cell>
          <table:table-cell office:value-type="float" office:value="69.4521942139" calcext:value-type="float">
            <text:p>69.4521942139</text:p>
          </table:table-cell>
          <table:table-cell office:value-type="float" office:value="-1.23643374443" calcext:value-type="float">
            <text:p>-1.23643374443</text:p>
          </table:table-cell>
          <table:table-cell office:value-type="float" office:value="394.633514404" calcext:value-type="float">
            <text:p>394.633514404</text:p>
          </table:table-cell>
          <table:table-cell office:value-type="float" office:value="239.940994263" calcext:value-type="float">
            <text:p>239.940994263</text:p>
          </table:table-cell>
          <table:table-cell office:value-type="float" office:value="70.0106277466" calcext:value-type="float">
            <text:p>70.0106277466</text:p>
          </table:table-cell>
          <table:table-cell/>
          <table:table-cell office:value-type="float" office:value="1.59167511385911E+018" calcext:value-type="float">
            <text:p>1.59167511385911E+018</text:p>
          </table:table-cell>
          <table:table-cell office:value-type="float" office:value="4443" calcext:value-type="float">
            <text:p>4443</text:p>
          </table:table-cell>
          <table:table-cell office:value-type="float" office:value="1.59167511383545E+018" calcext:value-type="float">
            <text:p>1.59167511383545E+018</text:p>
          </table:table-cell>
          <table:table-cell/>
          <table:table-cell office:value-type="float" office:value="2.1831817627" calcext:value-type="float">
            <text:p>2.1831817627</text:p>
          </table:table-cell>
        </table:table-row>
        <table:table-row table:style-name="ro1">
          <table:table-cell office:value-type="float" office:value="1.59167511388548E+018" calcext:value-type="float">
            <text:p>1.59167511388548E+018</text:p>
          </table:table-cell>
          <table:table-cell office:value-type="float" office:value="4445" calcext:value-type="float">
            <text:p>4445</text:p>
          </table:table-cell>
          <table:table-cell office:value-type="float" office:value="1.59167511386182E+018" calcext:value-type="float">
            <text:p>1.59167511386182E+018</text:p>
          </table:table-cell>
          <table:table-cell/>
          <table:table-cell office:value-type="float" office:value="107.357658386" calcext:value-type="float">
            <text:p>107.357658386</text:p>
          </table:table-cell>
          <table:table-cell office:value-type="float" office:value="69.2520904541" calcext:value-type="float">
            <text:p>69.2520904541</text:p>
          </table:table-cell>
          <table:table-cell office:value-type="float" office:value="-1.37314319611" calcext:value-type="float">
            <text:p>-1.37314319611</text:p>
          </table:table-cell>
          <table:table-cell office:value-type="float" office:value="393.252166748" calcext:value-type="float">
            <text:p>393.252166748</text:p>
          </table:table-cell>
          <table:table-cell office:value-type="float" office:value="238.936172485" calcext:value-type="float">
            <text:p>238.936172485</text:p>
          </table:table-cell>
          <table:table-cell office:value-type="float" office:value="69.8223724365" calcext:value-type="float">
            <text:p>69.8223724365</text:p>
          </table:table-cell>
          <table:table-cell/>
          <table:table-cell office:value-type="float" office:value="1.59167511388631E+018" calcext:value-type="float">
            <text:p>1.59167511388631E+018</text:p>
          </table:table-cell>
          <table:table-cell office:value-type="float" office:value="4444" calcext:value-type="float">
            <text:p>4444</text:p>
          </table:table-cell>
          <table:table-cell office:value-type="float" office:value="1.59167511386182E+018" calcext:value-type="float">
            <text:p>1.59167511386182E+018</text:p>
          </table:table-cell>
          <table:table-cell/>
          <table:table-cell office:value-type="float" office:value="2.1850643158" calcext:value-type="float">
            <text:p>2.1850643158</text:p>
          </table:table-cell>
        </table:table-row>
        <table:table-row table:style-name="ro1">
          <table:table-cell office:value-type="float" office:value="1.59167511391192E+018" calcext:value-type="float">
            <text:p>1.59167511391192E+018</text:p>
          </table:table-cell>
          <table:table-cell office:value-type="float" office:value="4446" calcext:value-type="float">
            <text:p>4446</text:p>
          </table:table-cell>
          <table:table-cell office:value-type="float" office:value="1.59167511389375E+018" calcext:value-type="float">
            <text:p>1.59167511389375E+018</text:p>
          </table:table-cell>
          <table:table-cell/>
          <table:table-cell office:value-type="float" office:value="110.761863708" calcext:value-type="float">
            <text:p>110.761863708</text:p>
          </table:table-cell>
          <table:table-cell office:value-type="float" office:value="67.6089782715" calcext:value-type="float">
            <text:p>67.6089782715</text:p>
          </table:table-cell>
          <table:table-cell office:value-type="float" office:value="-1.5224994421" calcext:value-type="float">
            <text:p>-1.5224994421</text:p>
          </table:table-cell>
          <table:table-cell office:value-type="float" office:value="390.380371094" calcext:value-type="float">
            <text:p>390.380371094</text:p>
          </table:table-cell>
          <table:table-cell office:value-type="float" office:value="239.004165649" calcext:value-type="float">
            <text:p>239.004165649</text:p>
          </table:table-cell>
          <table:table-cell office:value-type="float" office:value="69.8223724365" calcext:value-type="float">
            <text:p>69.8223724365</text:p>
          </table:table-cell>
          <table:table-cell/>
          <table:table-cell office:value-type="float" office:value="1.59167511391176E+018" calcext:value-type="float">
            <text:p>1.59167511391176E+018</text:p>
          </table:table-cell>
          <table:table-cell office:value-type="float" office:value="4445" calcext:value-type="float">
            <text:p>4445</text:p>
          </table:table-cell>
          <table:table-cell office:value-type="float" office:value="1.59167511389375E+018" calcext:value-type="float">
            <text:p>1.59167511389375E+018</text:p>
          </table:table-cell>
          <table:table-cell/>
          <table:table-cell office:value-type="float" office:value="2.1850643158" calcext:value-type="float">
            <text:p>2.1850643158</text:p>
          </table:table-cell>
        </table:table-row>
        <table:table-row table:style-name="ro1">
          <table:table-cell office:value-type="float" office:value="1.59167511395143E+018" calcext:value-type="float">
            <text:p>1.59167511395143E+018</text:p>
          </table:table-cell>
          <table:table-cell office:value-type="float" office:value="4447" calcext:value-type="float">
            <text:p>4447</text:p>
          </table:table-cell>
          <table:table-cell office:value-type="float" office:value="1.59167511393021E+018" calcext:value-type="float">
            <text:p>1.59167511393021E+018</text:p>
          </table:table-cell>
          <table:table-cell/>
          <table:table-cell office:value-type="float" office:value="109.765487671" calcext:value-type="float">
            <text:p>109.765487671</text:p>
          </table:table-cell>
          <table:table-cell office:value-type="float" office:value="69.6170730591" calcext:value-type="float">
            <text:p>69.6170730591</text:p>
          </table:table-cell>
          <table:table-cell office:value-type="float" office:value="-1.51560246944" calcext:value-type="float">
            <text:p>-1.51560246944</text:p>
          </table:table-cell>
          <table:table-cell office:value-type="float" office:value="390.211730957" calcext:value-type="float">
            <text:p>390.211730957</text:p>
          </table:table-cell>
          <table:table-cell office:value-type="float" office:value="238.598617554" calcext:value-type="float">
            <text:p>238.598617554</text:p>
          </table:table-cell>
          <table:table-cell office:value-type="float" office:value="69.7235641479" calcext:value-type="float">
            <text:p>69.7235641479</text:p>
          </table:table-cell>
          <table:table-cell/>
          <table:table-cell office:value-type="float" office:value="1.59167511395288E+018" calcext:value-type="float">
            <text:p>1.59167511395288E+018</text:p>
          </table:table-cell>
          <table:table-cell office:value-type="float" office:value="4446" calcext:value-type="float">
            <text:p>4446</text:p>
          </table:table-cell>
          <table:table-cell office:value-type="float" office:value="1.59167511393021E+018" calcext:value-type="float">
            <text:p>1.59167511393021E+018</text:p>
          </table:table-cell>
          <table:table-cell/>
          <table:table-cell office:value-type="float" office:value="2.18605232239" calcext:value-type="float">
            <text:p>2.18605232239</text:p>
          </table:table-cell>
        </table:table-row>
        <table:table-row table:style-name="ro1">
          <table:table-cell office:value-type="float" office:value="1.59167511399211E+018" calcext:value-type="float">
            <text:p>1.59167511399211E+018</text:p>
          </table:table-cell>
          <table:table-cell office:value-type="float" office:value="4448" calcext:value-type="float">
            <text:p>4448</text:p>
          </table:table-cell>
          <table:table-cell office:value-type="float" office:value="1.59167511396745E+018" calcext:value-type="float">
            <text:p>1.59167511396745E+018</text:p>
          </table:table-cell>
          <table:table-cell/>
          <table:table-cell office:value-type="float" office:value="115.140380859" calcext:value-type="float">
            <text:p>115.140380859</text:p>
          </table:table-cell>
          <table:table-cell office:value-type="float" office:value="69.5421142578" calcext:value-type="float">
            <text:p>69.5421142578</text:p>
          </table:table-cell>
          <table:table-cell office:value-type="float" office:value="1.51802420616" calcext:value-type="float">
            <text:p>1.51802420616</text:p>
          </table:table-cell>
          <table:table-cell office:value-type="float" office:value="388.736907959" calcext:value-type="float">
            <text:p>388.736907959</text:p>
          </table:table-cell>
          <table:table-cell office:value-type="float" office:value="236.126144409" calcext:value-type="float">
            <text:p>236.126144409</text:p>
          </table:table-cell>
          <table:table-cell office:value-type="float" office:value="69.7235641479" calcext:value-type="float">
            <text:p>69.7235641479</text:p>
          </table:table-cell>
          <table:table-cell/>
          <table:table-cell office:value-type="float" office:value="1.59167511399316E+018" calcext:value-type="float">
            <text:p>1.59167511399316E+018</text:p>
          </table:table-cell>
          <table:table-cell office:value-type="float" office:value="4447" calcext:value-type="float">
            <text:p>4447</text:p>
          </table:table-cell>
          <table:table-cell office:value-type="float" office:value="1.59167511396745E+018" calcext:value-type="float">
            <text:p>1.59167511396745E+018</text:p>
          </table:table-cell>
          <table:table-cell/>
          <table:table-cell office:value-type="float" office:value="2.18605232239" calcext:value-type="float">
            <text:p>2.18605232239</text:p>
          </table:table-cell>
        </table:table-row>
        <table:table-row table:style-name="ro1">
          <table:table-cell office:value-type="float" office:value="1.59167511401401E+018" calcext:value-type="float">
            <text:p>1.59167511401401E+018</text:p>
          </table:table-cell>
          <table:table-cell office:value-type="float" office:value="4449" calcext:value-type="float">
            <text:p>4449</text:p>
          </table:table-cell>
          <table:table-cell office:value-type="float" office:value="1.59167511399945E+018" calcext:value-type="float">
            <text:p>1.59167511399945E+018</text:p>
          </table:table-cell>
          <table:table-cell/>
          <table:table-cell office:value-type="float" office:value="107.120193481" calcext:value-type="float">
            <text:p>107.120193481</text:p>
          </table:table-cell>
          <table:table-cell office:value-type="float" office:value="70.2558670044" calcext:value-type="float">
            <text:p>70.2558670044</text:p>
          </table:table-cell>
          <table:table-cell office:value-type="float" office:value="1.4936491251" calcext:value-type="float">
            <text:p>1.4936491251</text:p>
          </table:table-cell>
          <table:table-cell office:value-type="float" office:value="388.511047363" calcext:value-type="float">
            <text:p>388.511047363</text:p>
          </table:table-cell>
          <table:table-cell office:value-type="float" office:value="238.271606445" calcext:value-type="float">
            <text:p>238.271606445</text:p>
          </table:table-cell>
          <table:table-cell office:value-type="float" office:value="69.777053833" calcext:value-type="float">
            <text:p>69.777053833</text:p>
          </table:table-cell>
          <table:table-cell/>
          <table:table-cell office:value-type="float" office:value="1.59167511401509E+018" calcext:value-type="float">
            <text:p>1.59167511401509E+018</text:p>
          </table:table-cell>
          <table:table-cell office:value-type="float" office:value="4448" calcext:value-type="float">
            <text:p>4448</text:p>
          </table:table-cell>
          <table:table-cell office:value-type="float" office:value="1.59167511399945E+018" calcext:value-type="float">
            <text:p>1.59167511399945E+018</text:p>
          </table:table-cell>
          <table:table-cell/>
          <table:table-cell office:value-type="float" office:value="2.18551754951" calcext:value-type="float">
            <text:p>2.18551754951</text:p>
          </table:table-cell>
        </table:table-row>
        <table:table-row table:style-name="ro1">
          <table:table-cell office:value-type="float" office:value="1.5916751140504E+018" calcext:value-type="float">
            <text:p>1.5916751140504E+018</text:p>
          </table:table-cell>
          <table:table-cell office:value-type="float" office:value="4450" calcext:value-type="float">
            <text:p>4450</text:p>
          </table:table-cell>
          <table:table-cell office:value-type="float" office:value="1.59167511403521E+018" calcext:value-type="float">
            <text:p>1.59167511403521E+018</text:p>
          </table:table-cell>
          <table:table-cell/>
          <table:table-cell office:value-type="float" office:value="110.727668762" calcext:value-type="float">
            <text:p>110.727668762</text:p>
          </table:table-cell>
          <table:table-cell office:value-type="float" office:value="71.3143081665" calcext:value-type="float">
            <text:p>71.3143081665</text:p>
          </table:table-cell>
          <table:table-cell office:value-type="float" office:value="1.38687038422" calcext:value-type="float">
            <text:p>1.38687038422</text:p>
          </table:table-cell>
          <table:table-cell office:value-type="float" office:value="386.526916504" calcext:value-type="float">
            <text:p>386.526916504</text:p>
          </table:table-cell>
          <table:table-cell office:value-type="float" office:value="236.713912964" calcext:value-type="float">
            <text:p>236.713912964</text:p>
          </table:table-cell>
          <table:table-cell office:value-type="float" office:value="69.777053833" calcext:value-type="float">
            <text:p>69.777053833</text:p>
          </table:table-cell>
          <table:table-cell/>
          <table:table-cell office:value-type="float" office:value="1.59167511405118E+018" calcext:value-type="float">
            <text:p>1.59167511405118E+018</text:p>
          </table:table-cell>
          <table:table-cell office:value-type="float" office:value="4449" calcext:value-type="float">
            <text:p>4449</text:p>
          </table:table-cell>
          <table:table-cell office:value-type="float" office:value="1.59167511403521E+018" calcext:value-type="float">
            <text:p>1.59167511403521E+018</text:p>
          </table:table-cell>
          <table:table-cell/>
          <table:table-cell office:value-type="float" office:value="2.18551754951" calcext:value-type="float">
            <text:p>2.18551754951</text:p>
          </table:table-cell>
        </table:table-row>
        <table:table-row table:style-name="ro1">
          <table:table-cell office:value-type="float" office:value="1.59167511408776E+018" calcext:value-type="float">
            <text:p>1.59167511408776E+018</text:p>
          </table:table-cell>
          <table:table-cell office:value-type="float" office:value="4451" calcext:value-type="float">
            <text:p>4451</text:p>
          </table:table-cell>
          <table:table-cell office:value-type="float" office:value="1.59167511406727E+018" calcext:value-type="float">
            <text:p>1.59167511406727E+018</text:p>
          </table:table-cell>
          <table:table-cell/>
          <table:table-cell office:value-type="float" office:value="100.071311951" calcext:value-type="float">
            <text:p>100.071311951</text:p>
          </table:table-cell>
          <table:table-cell office:value-type="float" office:value="70.3802337646" calcext:value-type="float">
            <text:p>70.3802337646</text:p>
          </table:table-cell>
          <table:table-cell office:value-type="float" office:value="1.3472495079" calcext:value-type="float">
            <text:p>1.3472495079</text:p>
          </table:table-cell>
          <table:table-cell office:value-type="float" office:value="386.303314209" calcext:value-type="float">
            <text:p>386.303314209</text:p>
          </table:table-cell>
          <table:table-cell office:value-type="float" office:value="241.521499634" calcext:value-type="float">
            <text:p>241.521499634</text:p>
          </table:table-cell>
          <table:table-cell office:value-type="float" office:value="69.9100875854" calcext:value-type="float">
            <text:p>69.9100875854</text:p>
          </table:table-cell>
          <table:table-cell/>
          <table:table-cell office:value-type="float" office:value="1.59167511408898E+018" calcext:value-type="float">
            <text:p>1.59167511408898E+018</text:p>
          </table:table-cell>
          <table:table-cell office:value-type="float" office:value="4450" calcext:value-type="float">
            <text:p>4450</text:p>
          </table:table-cell>
          <table:table-cell office:value-type="float" office:value="1.59167511406727E+018" calcext:value-type="float">
            <text:p>1.59167511406727E+018</text:p>
          </table:table-cell>
          <table:table-cell/>
          <table:table-cell office:value-type="float" office:value="2.18418717384" calcext:value-type="float">
            <text:p>2.18418717384</text:p>
          </table:table-cell>
        </table:table-row>
        <table:table-row table:style-name="ro1">
          <table:table-cell office:value-type="float" office:value="1.59167511411325E+018" calcext:value-type="float">
            <text:p>1.59167511411325E+018</text:p>
          </table:table-cell>
          <table:table-cell office:value-type="float" office:value="4452" calcext:value-type="float">
            <text:p>4452</text:p>
          </table:table-cell>
          <table:table-cell office:value-type="float" office:value="1.59167511409817E+018" calcext:value-type="float">
            <text:p>1.59167511409817E+018</text:p>
          </table:table-cell>
          <table:table-cell/>
          <table:table-cell office:value-type="float" office:value="109.285339355" calcext:value-type="float">
            <text:p>109.285339355</text:p>
          </table:table-cell>
          <table:table-cell office:value-type="float" office:value="67.9989700317" calcext:value-type="float">
            <text:p>67.9989700317</text:p>
          </table:table-cell>
          <table:table-cell office:value-type="float" office:value="1.25959157944" calcext:value-type="float">
            <text:p>1.25959157944</text:p>
          </table:table-cell>
          <table:table-cell office:value-type="float" office:value="385.135894775" calcext:value-type="float">
            <text:p>385.135894775</text:p>
          </table:table-cell>
          <table:table-cell office:value-type="float" office:value="238.996322632" calcext:value-type="float">
            <text:p>238.996322632</text:p>
          </table:table-cell>
          <table:table-cell office:value-type="float" office:value="69.9100875854" calcext:value-type="float">
            <text:p>69.9100875854</text:p>
          </table:table-cell>
          <table:table-cell/>
          <table:table-cell office:value-type="float" office:value="1.59167511411442E+018" calcext:value-type="float">
            <text:p>1.59167511411442E+018</text:p>
          </table:table-cell>
          <table:table-cell office:value-type="float" office:value="4451" calcext:value-type="float">
            <text:p>4451</text:p>
          </table:table-cell>
          <table:table-cell office:value-type="float" office:value="1.59167511409817E+018" calcext:value-type="float">
            <text:p>1.59167511409817E+018</text:p>
          </table:table-cell>
          <table:table-cell/>
          <table:table-cell office:value-type="float" office:value="2.18418717384" calcext:value-type="float">
            <text:p>2.18418717384</text:p>
          </table:table-cell>
        </table:table-row>
        <table:table-row table:style-name="ro1">
          <table:table-cell office:value-type="float" office:value="1.59167511414609E+018" calcext:value-type="float">
            <text:p>1.59167511414609E+018</text:p>
          </table:table-cell>
          <table:table-cell office:value-type="float" office:value="4453" calcext:value-type="float">
            <text:p>4453</text:p>
          </table:table-cell>
          <table:table-cell office:value-type="float" office:value="1.59167511412982E+018" calcext:value-type="float">
            <text:p>1.59167511412982E+018</text:p>
          </table:table-cell>
          <table:table-cell/>
          <table:table-cell office:value-type="float" office:value="113.785346985" calcext:value-type="float">
            <text:p>113.785346985</text:p>
          </table:table-cell>
          <table:table-cell office:value-type="float" office:value="66.4273986816" calcext:value-type="float">
            <text:p>66.4273986816</text:p>
          </table:table-cell>
          <table:table-cell office:value-type="float" office:value="1.23500847816" calcext:value-type="float">
            <text:p>1.23500847816</text:p>
          </table:table-cell>
          <table:table-cell office:value-type="float" office:value="384.660919189" calcext:value-type="float">
            <text:p>384.660919189</text:p>
          </table:table-cell>
          <table:table-cell office:value-type="float" office:value="238.733535767" calcext:value-type="float">
            <text:p>238.733535767</text:p>
          </table:table-cell>
          <table:table-cell office:value-type="float" office:value="69.906791687" calcext:value-type="float">
            <text:p>69.906791687</text:p>
          </table:table-cell>
          <table:table-cell/>
          <table:table-cell office:value-type="float" office:value="1.59167511414746E+018" calcext:value-type="float">
            <text:p>1.59167511414746E+018</text:p>
          </table:table-cell>
          <table:table-cell office:value-type="float" office:value="4452" calcext:value-type="float">
            <text:p>4452</text:p>
          </table:table-cell>
          <table:table-cell office:value-type="float" office:value="1.59167511412982E+018" calcext:value-type="float">
            <text:p>1.59167511412982E+018</text:p>
          </table:table-cell>
          <table:table-cell/>
          <table:table-cell office:value-type="float" office:value="2.18422007561" calcext:value-type="float">
            <text:p>2.18422007561</text:p>
          </table:table-cell>
        </table:table-row>
        <table:table-row table:style-name="ro1">
          <table:table-cell office:value-type="float" office:value="1.59167511418299E+018" calcext:value-type="float">
            <text:p>1.59167511418299E+018</text:p>
          </table:table-cell>
          <table:table-cell office:value-type="float" office:value="4454" calcext:value-type="float">
            <text:p>4454</text:p>
          </table:table-cell>
          <table:table-cell office:value-type="float" office:value="1.59167511416691E+018" calcext:value-type="float">
            <text:p>1.59167511416691E+018</text:p>
          </table:table-cell>
          <table:table-cell/>
          <table:table-cell office:value-type="float" office:value="108.847213745" calcext:value-type="float">
            <text:p>108.847213745</text:p>
          </table:table-cell>
          <table:table-cell office:value-type="float" office:value="66.2342453003" calcext:value-type="float">
            <text:p>66.2342453003</text:p>
          </table:table-cell>
          <table:table-cell office:value-type="float" office:value="1.21727633476" calcext:value-type="float">
            <text:p>1.21727633476</text:p>
          </table:table-cell>
          <table:table-cell office:value-type="float" office:value="384.379180908" calcext:value-type="float">
            <text:p>384.379180908</text:p>
          </table:table-cell>
          <table:table-cell office:value-type="float" office:value="240.168762207" calcext:value-type="float">
            <text:p>240.168762207</text:p>
          </table:table-cell>
          <table:table-cell office:value-type="float" office:value="69.906791687" calcext:value-type="float">
            <text:p>69.906791687</text:p>
          </table:table-cell>
          <table:table-cell/>
          <table:table-cell office:value-type="float" office:value="1.59167511418427E+018" calcext:value-type="float">
            <text:p>1.59167511418427E+018</text:p>
          </table:table-cell>
          <table:table-cell office:value-type="float" office:value="4453" calcext:value-type="float">
            <text:p>4453</text:p>
          </table:table-cell>
          <table:table-cell office:value-type="float" office:value="1.59167511416691E+018" calcext:value-type="float">
            <text:p>1.59167511416691E+018</text:p>
          </table:table-cell>
          <table:table-cell/>
          <table:table-cell office:value-type="float" office:value="2.18422007561" calcext:value-type="float">
            <text:p>2.18422007561</text:p>
          </table:table-cell>
        </table:table-row>
        <table:table-row table:style-name="ro1">
          <table:table-cell office:value-type="float" office:value="1.59167511421946E+018" calcext:value-type="float">
            <text:p>1.59167511421946E+018</text:p>
          </table:table-cell>
          <table:table-cell office:value-type="float" office:value="4455" calcext:value-type="float">
            <text:p>4455</text:p>
          </table:table-cell>
          <table:table-cell office:value-type="float" office:value="1.59167511419957E+018" calcext:value-type="float">
            <text:p>1.59167511419957E+018</text:p>
          </table:table-cell>
          <table:table-cell/>
          <table:table-cell office:value-type="float" office:value="104.087593079" calcext:value-type="float">
            <text:p>104.087593079</text:p>
          </table:table-cell>
          <table:table-cell office:value-type="float" office:value="65.7686538696" calcext:value-type="float">
            <text:p>65.7686538696</text:p>
          </table:table-cell>
          <table:table-cell office:value-type="float" office:value="1.21410799026" calcext:value-type="float">
            <text:p>1.21410799026</text:p>
          </table:table-cell>
          <table:table-cell office:value-type="float" office:value="384.557739258" calcext:value-type="float">
            <text:p>384.557739258</text:p>
          </table:table-cell>
          <table:table-cell office:value-type="float" office:value="241.926177979" calcext:value-type="float">
            <text:p>241.926177979</text:p>
          </table:table-cell>
          <table:table-cell office:value-type="float" office:value="69.7318191528" calcext:value-type="float">
            <text:p>69.7318191528</text:p>
          </table:table-cell>
          <table:table-cell/>
          <table:table-cell office:value-type="float" office:value="1.5916751142208E+018" calcext:value-type="float">
            <text:p>1.5916751142208E+018</text:p>
          </table:table-cell>
          <table:table-cell office:value-type="float" office:value="4454" calcext:value-type="float">
            <text:p>4454</text:p>
          </table:table-cell>
          <table:table-cell office:value-type="float" office:value="1.59167511419957E+018" calcext:value-type="float">
            <text:p>1.59167511419957E+018</text:p>
          </table:table-cell>
          <table:table-cell/>
          <table:table-cell office:value-type="float" office:value="2.18596982956" calcext:value-type="float">
            <text:p>2.18596982956</text:p>
          </table:table-cell>
        </table:table-row>
        <table:table-row table:style-name="ro1">
          <table:table-cell office:value-type="float" office:value="1.59167511424662E+018" calcext:value-type="float">
            <text:p>1.59167511424662E+018</text:p>
          </table:table-cell>
          <table:table-cell office:value-type="float" office:value="4456" calcext:value-type="float">
            <text:p>4456</text:p>
          </table:table-cell>
          <table:table-cell office:value-type="float" office:value="1.5916751142294E+018" calcext:value-type="float">
            <text:p>1.5916751142294E+018</text:p>
          </table:table-cell>
          <table:table-cell/>
          <table:table-cell office:value-type="float" office:value="107.40977478" calcext:value-type="float">
            <text:p>107.40977478</text:p>
          </table:table-cell>
          <table:table-cell office:value-type="float" office:value="65.3489379883" calcext:value-type="float">
            <text:p>65.3489379883</text:p>
          </table:table-cell>
          <table:table-cell office:value-type="float" office:value="1.17730653286" calcext:value-type="float">
            <text:p>1.17730653286</text:p>
          </table:table-cell>
          <table:table-cell office:value-type="float" office:value="384.038757324" calcext:value-type="float">
            <text:p>384.038757324</text:p>
          </table:table-cell>
          <table:table-cell office:value-type="float" office:value="240.858322144" calcext:value-type="float">
            <text:p>240.858322144</text:p>
          </table:table-cell>
          <table:table-cell office:value-type="float" office:value="69.7318191528" calcext:value-type="float">
            <text:p>69.7318191528</text:p>
          </table:table-cell>
          <table:table-cell/>
          <table:table-cell office:value-type="float" office:value="1.5916751142483E+018" calcext:value-type="float">
            <text:p>1.5916751142483E+018</text:p>
          </table:table-cell>
          <table:table-cell office:value-type="float" office:value="4455" calcext:value-type="float">
            <text:p>4455</text:p>
          </table:table-cell>
          <table:table-cell office:value-type="float" office:value="1.5916751142294E+018" calcext:value-type="float">
            <text:p>1.5916751142294E+018</text:p>
          </table:table-cell>
          <table:table-cell/>
          <table:table-cell office:value-type="float" office:value="2.18596982956" calcext:value-type="float">
            <text:p>2.18596982956</text:p>
          </table:table-cell>
        </table:table-row>
        <table:table-row table:style-name="ro1">
          <table:table-cell office:value-type="float" office:value="1.59167511428232E+018" calcext:value-type="float">
            <text:p>1.59167511428232E+018</text:p>
          </table:table-cell>
          <table:table-cell office:value-type="float" office:value="4457" calcext:value-type="float">
            <text:p>4457</text:p>
          </table:table-cell>
          <table:table-cell office:value-type="float" office:value="1.59167511426677E+018" calcext:value-type="float">
            <text:p>1.59167511426677E+018</text:p>
          </table:table-cell>
          <table:table-cell/>
          <table:table-cell office:value-type="float" office:value="108.104064941" calcext:value-type="float">
            <text:p>108.104064941</text:p>
          </table:table-cell>
          <table:table-cell office:value-type="float" office:value="65.789024353" calcext:value-type="float">
            <text:p>65.789024353</text:p>
          </table:table-cell>
          <table:table-cell office:value-type="float" office:value="1.05819904804" calcext:value-type="float">
            <text:p>1.05819904804</text:p>
          </table:table-cell>
          <table:table-cell office:value-type="float" office:value="383.624603271" calcext:value-type="float">
            <text:p>383.624603271</text:p>
          </table:table-cell>
          <table:table-cell office:value-type="float" office:value="240.910461426" calcext:value-type="float">
            <text:p>240.910461426</text:p>
          </table:table-cell>
          <table:table-cell office:value-type="float" office:value="69.502243042" calcext:value-type="float">
            <text:p>69.502243042</text:p>
          </table:table-cell>
          <table:table-cell/>
          <table:table-cell office:value-type="float" office:value="1.59167511428475E+018" calcext:value-type="float">
            <text:p>1.59167511428475E+018</text:p>
          </table:table-cell>
          <table:table-cell office:value-type="float" office:value="4456" calcext:value-type="float">
            <text:p>4456</text:p>
          </table:table-cell>
          <table:table-cell office:value-type="float" office:value="1.59167511426677E+018" calcext:value-type="float">
            <text:p>1.59167511426677E+018</text:p>
          </table:table-cell>
          <table:table-cell/>
          <table:table-cell office:value-type="float" office:value="2.18826556206" calcext:value-type="float">
            <text:p>2.18826556206</text:p>
          </table:table-cell>
        </table:table-row>
        <table:table-row table:style-name="ro1">
          <table:table-cell office:value-type="float" office:value="1.5916751143148E+018" calcext:value-type="float">
            <text:p>1.5916751143148E+018</text:p>
          </table:table-cell>
          <table:table-cell office:value-type="float" office:value="4458" calcext:value-type="float">
            <text:p>4458</text:p>
          </table:table-cell>
          <table:table-cell office:value-type="float" office:value="1.591675114299E+018" calcext:value-type="float">
            <text:p>1.591675114299E+018</text:p>
          </table:table-cell>
          <table:table-cell/>
          <table:table-cell office:value-type="float" office:value="95.0534133911" calcext:value-type="float">
            <text:p>95.0534133911</text:p>
          </table:table-cell>
          <table:table-cell office:value-type="float" office:value="64.7191390991" calcext:value-type="float">
            <text:p>64.7191390991</text:p>
          </table:table-cell>
          <table:table-cell office:value-type="float" office:value="1.04062747955" calcext:value-type="float">
            <text:p>1.04062747955</text:p>
          </table:table-cell>
          <table:table-cell office:value-type="float" office:value="386.081207275" calcext:value-type="float">
            <text:p>386.081207275</text:p>
          </table:table-cell>
          <table:table-cell office:value-type="float" office:value="245.166122437" calcext:value-type="float">
            <text:p>245.166122437</text:p>
          </table:table-cell>
          <table:table-cell office:value-type="float" office:value="69.502243042" calcext:value-type="float">
            <text:p>69.502243042</text:p>
          </table:table-cell>
          <table:table-cell/>
          <table:table-cell office:value-type="float" office:value="1.59167511431661E+018" calcext:value-type="float">
            <text:p>1.59167511431661E+018</text:p>
          </table:table-cell>
          <table:table-cell office:value-type="float" office:value="4457" calcext:value-type="float">
            <text:p>4457</text:p>
          </table:table-cell>
          <table:table-cell office:value-type="float" office:value="1.591675114299E+018" calcext:value-type="float">
            <text:p>1.591675114299E+018</text:p>
          </table:table-cell>
          <table:table-cell/>
          <table:table-cell office:value-type="float" office:value="2.18826556206" calcext:value-type="float">
            <text:p>2.18826556206</text:p>
          </table:table-cell>
        </table:table-row>
        <table:table-row table:style-name="ro1">
          <table:table-cell office:value-type="float" office:value="1.59167511435131E+018" calcext:value-type="float">
            <text:p>1.59167511435131E+018</text:p>
          </table:table-cell>
          <table:table-cell office:value-type="float" office:value="4459" calcext:value-type="float">
            <text:p>4459</text:p>
          </table:table-cell>
          <table:table-cell office:value-type="float" office:value="1.59167511433488E+018" calcext:value-type="float">
            <text:p>1.59167511433488E+018</text:p>
          </table:table-cell>
          <table:table-cell/>
          <table:table-cell office:value-type="float" office:value="113.643943787" calcext:value-type="float">
            <text:p>113.643943787</text:p>
          </table:table-cell>
          <table:table-cell office:value-type="float" office:value="63.7935333252" calcext:value-type="float">
            <text:p>63.7935333252</text:p>
          </table:table-cell>
          <table:table-cell office:value-type="float" office:value="0.944800078869" calcext:value-type="float">
            <text:p>0.944800078869</text:p>
          </table:table-cell>
          <table:table-cell office:value-type="float" office:value="381.455108643" calcext:value-type="float">
            <text:p>381.455108643</text:p>
          </table:table-cell>
          <table:table-cell office:value-type="float" office:value="240.140197754" calcext:value-type="float">
            <text:p>240.140197754</text:p>
          </table:table-cell>
          <table:table-cell office:value-type="float" office:value="69.277015686" calcext:value-type="float">
            <text:p>69.277015686</text:p>
          </table:table-cell>
          <table:table-cell/>
          <table:table-cell office:value-type="float" office:value="1.59167511435233E+018" calcext:value-type="float">
            <text:p>1.59167511435233E+018</text:p>
          </table:table-cell>
          <table:table-cell office:value-type="float" office:value="4458" calcext:value-type="float">
            <text:p>4458</text:p>
          </table:table-cell>
          <table:table-cell office:value-type="float" office:value="1.59167511433488E+018" calcext:value-type="float">
            <text:p>1.59167511433488E+018</text:p>
          </table:table-cell>
          <table:table-cell/>
          <table:table-cell office:value-type="float" office:value="2.19051790237" calcext:value-type="float">
            <text:p>2.19051790237</text:p>
          </table:table-cell>
        </table:table-row>
        <table:table-row table:style-name="ro1">
          <table:table-cell office:value-type="float" office:value="1.59167511438617E+018" calcext:value-type="float">
            <text:p>1.59167511438617E+018</text:p>
          </table:table-cell>
          <table:table-cell office:value-type="float" office:value="4460" calcext:value-type="float">
            <text:p>4460</text:p>
          </table:table-cell>
          <table:table-cell office:value-type="float" office:value="1.59167511436813E+018" calcext:value-type="float">
            <text:p>1.59167511436813E+018</text:p>
          </table:table-cell>
          <table:table-cell/>
          <table:table-cell office:value-type="float" office:value="106.824043274" calcext:value-type="float">
            <text:p>106.824043274</text:p>
          </table:table-cell>
          <table:table-cell office:value-type="float" office:value="64.9690933228" calcext:value-type="float">
            <text:p>64.9690933228</text:p>
          </table:table-cell>
          <table:table-cell office:value-type="float" office:value="0.845416486263" calcext:value-type="float">
            <text:p>0.845416486263</text:p>
          </table:table-cell>
          <table:table-cell office:value-type="float" office:value="381.412322998" calcext:value-type="float">
            <text:p>381.412322998</text:p>
          </table:table-cell>
          <table:table-cell office:value-type="float" office:value="243.626968384" calcext:value-type="float">
            <text:p>243.626968384</text:p>
          </table:table-cell>
          <table:table-cell office:value-type="float" office:value="69.277015686" calcext:value-type="float">
            <text:p>69.277015686</text:p>
          </table:table-cell>
          <table:table-cell/>
          <table:table-cell office:value-type="float" office:value="1.59167511438724E+018" calcext:value-type="float">
            <text:p>1.59167511438724E+018</text:p>
          </table:table-cell>
          <table:table-cell office:value-type="float" office:value="4459" calcext:value-type="float">
            <text:p>4459</text:p>
          </table:table-cell>
          <table:table-cell office:value-type="float" office:value="1.59167511436813E+018" calcext:value-type="float">
            <text:p>1.59167511436813E+018</text:p>
          </table:table-cell>
          <table:table-cell/>
          <table:table-cell office:value-type="float" office:value="2.19051790237" calcext:value-type="float">
            <text:p>2.19051790237</text:p>
          </table:table-cell>
        </table:table-row>
        <table:table-row table:style-name="ro1">
          <table:table-cell office:value-type="float" office:value="1.59167511440981E+018" calcext:value-type="float">
            <text:p>1.59167511440981E+018</text:p>
          </table:table-cell>
          <table:table-cell office:value-type="float" office:value="4461" calcext:value-type="float">
            <text:p>4461</text:p>
          </table:table-cell>
          <table:table-cell office:value-type="float" office:value="1.59167511439367E+018" calcext:value-type="float">
            <text:p>1.59167511439367E+018</text:p>
          </table:table-cell>
          <table:table-cell/>
          <table:table-cell office:value-type="float" office:value="106.693725586" calcext:value-type="float">
            <text:p>106.693725586</text:p>
          </table:table-cell>
          <table:table-cell office:value-type="float" office:value="66.8559799194" calcext:value-type="float">
            <text:p>66.8559799194</text:p>
          </table:table-cell>
          <table:table-cell office:value-type="float" office:value="0.756593167782" calcext:value-type="float">
            <text:p>0.756593167782</text:p>
          </table:table-cell>
          <table:table-cell office:value-type="float" office:value="380.723388672" calcext:value-type="float">
            <text:p>380.723388672</text:p>
          </table:table-cell>
          <table:table-cell office:value-type="float" office:value="244.893417358" calcext:value-type="float">
            <text:p>244.893417358</text:p>
          </table:table-cell>
          <table:table-cell office:value-type="float" office:value="69.1279525757" calcext:value-type="float">
            <text:p>69.1279525757</text:p>
          </table:table-cell>
          <table:table-cell/>
          <table:table-cell office:value-type="float" office:value="1.59167511441058E+018" calcext:value-type="float">
            <text:p>1.59167511441058E+018</text:p>
          </table:table-cell>
          <table:table-cell office:value-type="float" office:value="4460" calcext:value-type="float">
            <text:p>4460</text:p>
          </table:table-cell>
          <table:table-cell office:value-type="float" office:value="1.59167511439367E+018" calcext:value-type="float">
            <text:p>1.59167511439367E+018</text:p>
          </table:table-cell>
          <table:table-cell/>
          <table:table-cell office:value-type="float" office:value="2.19200849533" calcext:value-type="float">
            <text:p>2.19200849533</text:p>
          </table:table-cell>
        </table:table-row>
        <table:table-row table:style-name="ro1">
          <table:table-cell office:value-type="float" office:value="1.5916751144457E+018" calcext:value-type="float">
            <text:p>1.5916751144457E+018</text:p>
          </table:table-cell>
          <table:table-cell office:value-type="float" office:value="4462" calcext:value-type="float">
            <text:p>4462</text:p>
          </table:table-cell>
          <table:table-cell office:value-type="float" office:value="1.59167511443043E+018" calcext:value-type="float">
            <text:p>1.59167511443043E+018</text:p>
          </table:table-cell>
          <table:table-cell/>
          <table:table-cell office:value-type="float" office:value="124.215026855" calcext:value-type="float">
            <text:p>124.215026855</text:p>
          </table:table-cell>
          <table:table-cell office:value-type="float" office:value="65.4198532104" calcext:value-type="float">
            <text:p>65.4198532104</text:p>
          </table:table-cell>
          <table:table-cell office:value-type="float" office:value="0.732663869858" calcext:value-type="float">
            <text:p>0.732663869858</text:p>
          </table:table-cell>
          <table:table-cell office:value-type="float" office:value="375.826202393" calcext:value-type="float">
            <text:p>375.826202393</text:p>
          </table:table-cell>
          <table:table-cell office:value-type="float" office:value="240.446868896" calcext:value-type="float">
            <text:p>240.446868896</text:p>
          </table:table-cell>
          <table:table-cell office:value-type="float" office:value="69.1279525757" calcext:value-type="float">
            <text:p>69.1279525757</text:p>
          </table:table-cell>
          <table:table-cell/>
          <table:table-cell office:value-type="float" office:value="1.59167511444677E+018" calcext:value-type="float">
            <text:p>1.59167511444677E+018</text:p>
          </table:table-cell>
          <table:table-cell office:value-type="float" office:value="4461" calcext:value-type="float">
            <text:p>4461</text:p>
          </table:table-cell>
          <table:table-cell office:value-type="float" office:value="1.59167511443043E+018" calcext:value-type="float">
            <text:p>1.59167511443043E+018</text:p>
          </table:table-cell>
          <table:table-cell/>
          <table:table-cell office:value-type="float" office:value="2.19200849533" calcext:value-type="float">
            <text:p>2.19200849533</text:p>
          </table:table-cell>
        </table:table-row>
        <table:table-row table:style-name="ro1">
          <table:table-cell office:value-type="float" office:value="1.59167511448455E+018" calcext:value-type="float">
            <text:p>1.59167511448455E+018</text:p>
          </table:table-cell>
          <table:table-cell office:value-type="float" office:value="4463" calcext:value-type="float">
            <text:p>4463</text:p>
          </table:table-cell>
          <table:table-cell office:value-type="float" office:value="1.5916751144677E+018" calcext:value-type="float">
            <text:p>1.5916751144677E+018</text:p>
          </table:table-cell>
          <table:table-cell/>
          <table:table-cell office:value-type="float" office:value="118.441886902" calcext:value-type="float">
            <text:p>118.441886902</text:p>
          </table:table-cell>
          <table:table-cell office:value-type="float" office:value="69.6376647949" calcext:value-type="float">
            <text:p>69.6376647949</text:p>
          </table:table-cell>
          <table:table-cell office:value-type="float" office:value="0.517518520355" calcext:value-type="float">
            <text:p>0.517518520355</text:p>
          </table:table-cell>
          <table:table-cell office:value-type="float" office:value="374.187469482" calcext:value-type="float">
            <text:p>374.187469482</text:p>
          </table:table-cell>
          <table:table-cell office:value-type="float" office:value="244.570343018" calcext:value-type="float">
            <text:p>244.570343018</text:p>
          </table:table-cell>
          <table:table-cell office:value-type="float" office:value="68.9632873535" calcext:value-type="float">
            <text:p>68.9632873535</text:p>
          </table:table-cell>
          <table:table-cell/>
          <table:table-cell office:value-type="float" office:value="1.59167511449237E+018" calcext:value-type="float">
            <text:p>1.59167511449237E+018</text:p>
          </table:table-cell>
          <table:table-cell office:value-type="float" office:value="4462" calcext:value-type="float">
            <text:p>4462</text:p>
          </table:table-cell>
          <table:table-cell office:value-type="float" office:value="1.5916751144677E+018" calcext:value-type="float">
            <text:p>1.5916751144677E+018</text:p>
          </table:table-cell>
          <table:table-cell/>
          <table:table-cell office:value-type="float" office:value="2.19365525246" calcext:value-type="float">
            <text:p>2.19365525246</text:p>
          </table:table-cell>
        </table:table-row>
        <table:table-row table:style-name="ro1">
          <table:table-cell office:value-type="float" office:value="1.59167511450809E+018" calcext:value-type="float">
            <text:p>1.59167511450809E+018</text:p>
          </table:table-cell>
          <table:table-cell office:value-type="float" office:value="4464" calcext:value-type="float">
            <text:p>4464</text:p>
          </table:table-cell>
          <table:table-cell office:value-type="float" office:value="1.59167511449374E+018" calcext:value-type="float">
            <text:p>1.59167511449374E+018</text:p>
          </table:table-cell>
          <table:table-cell/>
          <table:table-cell office:value-type="float" office:value="100.359970093" calcext:value-type="float">
            <text:p>100.359970093</text:p>
          </table:table-cell>
          <table:table-cell office:value-type="float" office:value="67.5545120239" calcext:value-type="float">
            <text:p>67.5545120239</text:p>
          </table:table-cell>
          <table:table-cell office:value-type="float" office:value="0.589815855026" calcext:value-type="float">
            <text:p>0.589815855026</text:p>
          </table:table-cell>
          <table:table-cell office:value-type="float" office:value="381.692596436" calcext:value-type="float">
            <text:p>381.692596436</text:p>
          </table:table-cell>
          <table:table-cell office:value-type="float" office:value="247.825195312" calcext:value-type="float">
            <text:p>247.825195312</text:p>
          </table:table-cell>
          <table:table-cell office:value-type="float" office:value="68.9632873535" calcext:value-type="float">
            <text:p>68.9632873535</text:p>
          </table:table-cell>
          <table:table-cell/>
          <table:table-cell office:value-type="float" office:value="1.59167511451095E+018" calcext:value-type="float">
            <text:p>1.59167511451095E+018</text:p>
          </table:table-cell>
          <table:table-cell office:value-type="float" office:value="4463" calcext:value-type="float">
            <text:p>4463</text:p>
          </table:table-cell>
          <table:table-cell office:value-type="float" office:value="1.59167511449374E+018" calcext:value-type="float">
            <text:p>1.59167511449374E+018</text:p>
          </table:table-cell>
          <table:table-cell/>
          <table:table-cell office:value-type="float" office:value="2.19365525246" calcext:value-type="float">
            <text:p>2.19365525246</text:p>
          </table:table-cell>
        </table:table-row>
        <table:table-row table:style-name="ro1">
          <table:table-cell office:value-type="float" office:value="1.59167511455046E+018" calcext:value-type="float">
            <text:p>1.59167511455046E+018</text:p>
          </table:table-cell>
          <table:table-cell office:value-type="float" office:value="4465" calcext:value-type="float">
            <text:p>4465</text:p>
          </table:table-cell>
          <table:table-cell office:value-type="float" office:value="1.59167511453572E+018" calcext:value-type="float">
            <text:p>1.59167511453572E+018</text:p>
          </table:table-cell>
          <table:table-cell/>
          <table:table-cell office:value-type="float" office:value="99.6165924072" calcext:value-type="float">
            <text:p>99.6165924072</text:p>
          </table:table-cell>
          <table:table-cell office:value-type="float" office:value="69.0795593262" calcext:value-type="float">
            <text:p>69.0795593262</text:p>
          </table:table-cell>
          <table:table-cell office:value-type="float" office:value="0.577164947987" calcext:value-type="float">
            <text:p>0.577164947987</text:p>
          </table:table-cell>
          <table:table-cell office:value-type="float" office:value="382.19140625" calcext:value-type="float">
            <text:p>382.19140625</text:p>
          </table:table-cell>
          <table:table-cell office:value-type="float" office:value="247.747360229" calcext:value-type="float">
            <text:p>247.747360229</text:p>
          </table:table-cell>
          <table:table-cell office:value-type="float" office:value="68.8706283569" calcext:value-type="float">
            <text:p>68.8706283569</text:p>
          </table:table-cell>
          <table:table-cell/>
          <table:table-cell office:value-type="float" office:value="1.5916751145522E+018" calcext:value-type="float">
            <text:p>1.5916751145522E+018</text:p>
          </table:table-cell>
          <table:table-cell office:value-type="float" office:value="4464" calcext:value-type="float">
            <text:p>4464</text:p>
          </table:table-cell>
          <table:table-cell office:value-type="float" office:value="1.59167511453572E+018" calcext:value-type="float">
            <text:p>1.59167511453572E+018</text:p>
          </table:table-cell>
          <table:table-cell/>
          <table:table-cell office:value-type="float" office:value="2.19458174706" calcext:value-type="float">
            <text:p>2.19458174706</text:p>
          </table:table-cell>
        </table:table-row>
        <table:table-row table:style-name="ro1">
          <table:table-cell office:value-type="float" office:value="1.59167511458306E+018" calcext:value-type="float">
            <text:p>1.59167511458306E+018</text:p>
          </table:table-cell>
          <table:table-cell office:value-type="float" office:value="4466" calcext:value-type="float">
            <text:p>4466</text:p>
          </table:table-cell>
          <table:table-cell office:value-type="float" office:value="1.59167511456744E+018" calcext:value-type="float">
            <text:p>1.59167511456744E+018</text:p>
          </table:table-cell>
          <table:table-cell/>
          <table:table-cell office:value-type="float" office:value="106.214416504" calcext:value-type="float">
            <text:p>106.214416504</text:p>
          </table:table-cell>
          <table:table-cell office:value-type="float" office:value="68.1369400024" calcext:value-type="float">
            <text:p>68.1369400024</text:p>
          </table:table-cell>
          <table:table-cell office:value-type="float" office:value="0.536302983761" calcext:value-type="float">
            <text:p>0.536302983761</text:p>
          </table:table-cell>
          <table:table-cell office:value-type="float" office:value="379.497192383" calcext:value-type="float">
            <text:p>379.497192383</text:p>
          </table:table-cell>
          <table:table-cell office:value-type="float" office:value="246.935852051" calcext:value-type="float">
            <text:p>246.935852051</text:p>
          </table:table-cell>
          <table:table-cell office:value-type="float" office:value="68.8706283569" calcext:value-type="float">
            <text:p>68.8706283569</text:p>
          </table:table-cell>
          <table:table-cell/>
          <table:table-cell office:value-type="float" office:value="1.59167511458523E+018" calcext:value-type="float">
            <text:p>1.59167511458523E+018</text:p>
          </table:table-cell>
          <table:table-cell office:value-type="float" office:value="4465" calcext:value-type="float">
            <text:p>4465</text:p>
          </table:table-cell>
          <table:table-cell office:value-type="float" office:value="1.59167511456744E+018" calcext:value-type="float">
            <text:p>1.59167511456744E+018</text:p>
          </table:table-cell>
          <table:table-cell/>
          <table:table-cell office:value-type="float" office:value="2.19458174706" calcext:value-type="float">
            <text:p>2.19458174706</text:p>
          </table:table-cell>
        </table:table-row>
        <table:table-row table:style-name="ro1">
          <table:table-cell office:value-type="float" office:value="1.59167511462402E+018" calcext:value-type="float">
            <text:p>1.59167511462402E+018</text:p>
          </table:table-cell>
          <table:table-cell office:value-type="float" office:value="4467" calcext:value-type="float">
            <text:p>4467</text:p>
          </table:table-cell>
          <table:table-cell office:value-type="float" office:value="1.59167511459968E+018" calcext:value-type="float">
            <text:p>1.59167511459968E+018</text:p>
          </table:table-cell>
          <table:table-cell/>
          <table:table-cell office:value-type="float" office:value="111.623161316" calcext:value-type="float">
            <text:p>111.623161316</text:p>
          </table:table-cell>
          <table:table-cell office:value-type="float" office:value="65.9961624146" calcext:value-type="float">
            <text:p>65.9961624146</text:p>
          </table:table-cell>
          <table:table-cell office:value-type="float" office:value="0.326208084822" calcext:value-type="float">
            <text:p>0.326208084822</text:p>
          </table:table-cell>
          <table:table-cell office:value-type="float" office:value="377.547515869" calcext:value-type="float">
            <text:p>377.547515869</text:p>
          </table:table-cell>
          <table:table-cell office:value-type="float" office:value="248.865890503" calcext:value-type="float">
            <text:p>248.865890503</text:p>
          </table:table-cell>
          <table:table-cell office:value-type="float" office:value="68.7316970825" calcext:value-type="float">
            <text:p>68.7316970825</text:p>
          </table:table-cell>
          <table:table-cell/>
          <table:table-cell office:value-type="float" office:value="1.5916751146262E+018" calcext:value-type="float">
            <text:p>1.5916751146262E+018</text:p>
          </table:table-cell>
          <table:table-cell office:value-type="float" office:value="4466" calcext:value-type="float">
            <text:p>4466</text:p>
          </table:table-cell>
          <table:table-cell office:value-type="float" office:value="1.59167511459968E+018" calcext:value-type="float">
            <text:p>1.59167511459968E+018</text:p>
          </table:table-cell>
          <table:table-cell/>
          <table:table-cell office:value-type="float" office:value="2.19597101212" calcext:value-type="float">
            <text:p>2.19597101212</text:p>
          </table:table-cell>
        </table:table-row>
        <table:table-row table:style-name="ro1">
          <table:table-cell office:value-type="float" office:value="1.59167511464824E+018" calcext:value-type="float">
            <text:p>1.59167511464824E+018</text:p>
          </table:table-cell>
          <table:table-cell office:value-type="float" office:value="4468" calcext:value-type="float">
            <text:p>4468</text:p>
          </table:table-cell>
          <table:table-cell office:value-type="float" office:value="1.59167511463164E+018" calcext:value-type="float">
            <text:p>1.59167511463164E+018</text:p>
          </table:table-cell>
          <table:table-cell/>
          <table:table-cell office:value-type="float" office:value="110.521408081" calcext:value-type="float">
            <text:p>110.521408081</text:p>
          </table:table-cell>
          <table:table-cell office:value-type="float" office:value="65.5038375854" calcext:value-type="float">
            <text:p>65.5038375854</text:p>
          </table:table-cell>
          <table:table-cell office:value-type="float" office:value="0.277125358582" calcext:value-type="float">
            <text:p>0.277125358582</text:p>
          </table:table-cell>
          <table:table-cell office:value-type="float" office:value="377.574890137" calcext:value-type="float">
            <text:p>377.574890137</text:p>
          </table:table-cell>
          <table:table-cell office:value-type="float" office:value="249.866882324" calcext:value-type="float">
            <text:p>249.866882324</text:p>
          </table:table-cell>
          <table:table-cell office:value-type="float" office:value="68.7316970825" calcext:value-type="float">
            <text:p>68.7316970825</text:p>
          </table:table-cell>
          <table:table-cell/>
          <table:table-cell office:value-type="float" office:value="1.59167511464994E+018" calcext:value-type="float">
            <text:p>1.59167511464994E+018</text:p>
          </table:table-cell>
          <table:table-cell office:value-type="float" office:value="4467" calcext:value-type="float">
            <text:p>4467</text:p>
          </table:table-cell>
          <table:table-cell office:value-type="float" office:value="1.59167511463164E+018" calcext:value-type="float">
            <text:p>1.59167511463164E+018</text:p>
          </table:table-cell>
          <table:table-cell/>
          <table:table-cell office:value-type="float" office:value="2.19597101212" calcext:value-type="float">
            <text:p>2.19597101212</text:p>
          </table:table-cell>
        </table:table-row>
        <table:table-row table:style-name="ro1">
          <table:table-cell office:value-type="float" office:value="1.59167511467963E+018" calcext:value-type="float">
            <text:p>1.59167511467963E+018</text:p>
          </table:table-cell>
          <table:table-cell office:value-type="float" office:value="4469" calcext:value-type="float">
            <text:p>4469</text:p>
          </table:table-cell>
          <table:table-cell office:value-type="float" office:value="1.59167511466353E+018" calcext:value-type="float">
            <text:p>1.59167511466353E+018</text:p>
          </table:table-cell>
          <table:table-cell/>
          <table:table-cell office:value-type="float" office:value="117.741371155" calcext:value-type="float">
            <text:p>117.741371155</text:p>
          </table:table-cell>
          <table:table-cell office:value-type="float" office:value="65.2008514404" calcext:value-type="float">
            <text:p>65.2008514404</text:p>
          </table:table-cell>
          <table:table-cell office:value-type="float" office:value="0.194978952408" calcext:value-type="float">
            <text:p>0.194978952408</text:p>
          </table:table-cell>
          <table:table-cell office:value-type="float" office:value="375.342834473" calcext:value-type="float">
            <text:p>375.342834473</text:p>
          </table:table-cell>
          <table:table-cell office:value-type="float" office:value="250.387329102" calcext:value-type="float">
            <text:p>250.387329102</text:p>
          </table:table-cell>
          <table:table-cell office:value-type="float" office:value="68.2757873535" calcext:value-type="float">
            <text:p>68.2757873535</text:p>
          </table:table-cell>
          <table:table-cell/>
          <table:table-cell office:value-type="float" office:value="1.5916751146811E+018" calcext:value-type="float">
            <text:p>1.5916751146811E+018</text:p>
          </table:table-cell>
          <table:table-cell office:value-type="float" office:value="4468" calcext:value-type="float">
            <text:p>4468</text:p>
          </table:table-cell>
          <table:table-cell office:value-type="float" office:value="1.59167511466353E+018" calcext:value-type="float">
            <text:p>1.591675114663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71446E+018" calcext:value-type="float">
            <text:p>1.59167511471446E+018</text:p>
          </table:table-cell>
          <table:table-cell office:value-type="float" office:value="4470" calcext:value-type="float">
            <text:p>4470</text:p>
          </table:table-cell>
          <table:table-cell office:value-type="float" office:value="1.59167511469378E+018" calcext:value-type="float">
            <text:p>1.59167511469378E+018</text:p>
          </table:table-cell>
          <table:table-cell/>
          <table:table-cell office:value-type="float" office:value="103.390213013" calcext:value-type="float">
            <text:p>103.390213013</text:p>
          </table:table-cell>
          <table:table-cell office:value-type="float" office:value="67.6441345215" calcext:value-type="float">
            <text:p>67.6441345215</text:p>
          </table:table-cell>
          <table:table-cell office:value-type="float" office:value="0.191165566444" calcext:value-type="float">
            <text:p>0.191165566444</text:p>
          </table:table-cell>
          <table:table-cell office:value-type="float" office:value="379.832977295" calcext:value-type="float">
            <text:p>379.832977295</text:p>
          </table:table-cell>
          <table:table-cell office:value-type="float" office:value="251.621841431" calcext:value-type="float">
            <text:p>251.621841431</text:p>
          </table:table-cell>
          <table:table-cell office:value-type="float" office:value="68.2757873535" calcext:value-type="float">
            <text:p>68.2757873535</text:p>
          </table:table-cell>
          <table:table-cell/>
          <table:table-cell office:value-type="float" office:value="1.59167511471575E+018" calcext:value-type="float">
            <text:p>1.59167511471575E+018</text:p>
          </table:table-cell>
          <table:table-cell office:value-type="float" office:value="4469" calcext:value-type="float">
            <text:p>4469</text:p>
          </table:table-cell>
          <table:table-cell office:value-type="float" office:value="1.59167511469378E+018" calcext:value-type="float">
            <text:p>1.5916751146937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75011E+018" calcext:value-type="float">
            <text:p>1.59167511475011E+018</text:p>
          </table:table-cell>
          <table:table-cell office:value-type="float" office:value="4471" calcext:value-type="float">
            <text:p>4471</text:p>
          </table:table-cell>
          <table:table-cell office:value-type="float" office:value="1.59167511472967E+018" calcext:value-type="float">
            <text:p>1.59167511472967E+018</text:p>
          </table:table-cell>
          <table:table-cell/>
          <table:table-cell office:value-type="float" office:value="108.960678101" calcext:value-type="float">
            <text:p>108.960678101</text:p>
          </table:table-cell>
          <table:table-cell office:value-type="float" office:value="67.7410812378" calcext:value-type="float">
            <text:p>67.7410812378</text:p>
          </table:table-cell>
          <table:table-cell office:value-type="float" office:value="0.101677760482" calcext:value-type="float">
            <text:p>0.101677760482</text:p>
          </table:table-cell>
          <table:table-cell office:value-type="float" office:value="377.526489258" calcext:value-type="float">
            <text:p>377.526489258</text:p>
          </table:table-cell>
          <table:table-cell office:value-type="float" office:value="252.328674316" calcext:value-type="float">
            <text:p>252.328674316</text:p>
          </table:table-cell>
          <table:table-cell office:value-type="float" office:value="67.9060668945" calcext:value-type="float">
            <text:p>67.9060668945</text:p>
          </table:table-cell>
          <table:table-cell/>
          <table:table-cell office:value-type="float" office:value="1.59167511475152E+018" calcext:value-type="float">
            <text:p>1.59167511475152E+018</text:p>
          </table:table-cell>
          <table:table-cell office:value-type="float" office:value="4470" calcext:value-type="float">
            <text:p>4470</text:p>
          </table:table-cell>
          <table:table-cell office:value-type="float" office:value="1.59167511472967E+018" calcext:value-type="float">
            <text:p>1.591675114729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77559E+018" calcext:value-type="float">
            <text:p>1.59167511477559E+018</text:p>
          </table:table-cell>
          <table:table-cell office:value-type="float" office:value="4472" calcext:value-type="float">
            <text:p>4472</text:p>
          </table:table-cell>
          <table:table-cell office:value-type="float" office:value="1.59167511476131E+018" calcext:value-type="float">
            <text:p>1.59167511476131E+018</text:p>
          </table:table-cell>
          <table:table-cell/>
          <table:table-cell office:value-type="float" office:value="105.790885925" calcext:value-type="float">
            <text:p>105.790885925</text:p>
          </table:table-cell>
          <table:table-cell office:value-type="float" office:value="68.4422149658" calcext:value-type="float">
            <text:p>68.4422149658</text:p>
          </table:table-cell>
          <table:table-cell office:value-type="float" office:value="0.0419920571148" calcext:value-type="float">
            <text:p>0.0419920571148</text:p>
          </table:table-cell>
          <table:table-cell office:value-type="float" office:value="378.753234863" calcext:value-type="float">
            <text:p>378.753234863</text:p>
          </table:table-cell>
          <table:table-cell office:value-type="float" office:value="253.405548096" calcext:value-type="float">
            <text:p>253.405548096</text:p>
          </table:table-cell>
          <table:table-cell office:value-type="float" office:value="67.9060668945" calcext:value-type="float">
            <text:p>67.9060668945</text:p>
          </table:table-cell>
          <table:table-cell/>
          <table:table-cell office:value-type="float" office:value="1.59167511477721E+018" calcext:value-type="float">
            <text:p>1.59167511477721E+018</text:p>
          </table:table-cell>
          <table:table-cell office:value-type="float" office:value="4471" calcext:value-type="float">
            <text:p>4471</text:p>
          </table:table-cell>
          <table:table-cell office:value-type="float" office:value="1.59167511476131E+018" calcext:value-type="float">
            <text:p>1.59167511476131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8144E+018" calcext:value-type="float">
            <text:p>1.5916751148144E+018</text:p>
          </table:table-cell>
          <table:table-cell office:value-type="float" office:value="4473" calcext:value-type="float">
            <text:p>4473</text:p>
          </table:table-cell>
          <table:table-cell office:value-type="float" office:value="1.5916751148004E+018" calcext:value-type="float">
            <text:p>1.5916751148004E+018</text:p>
          </table:table-cell>
          <table:table-cell/>
          <table:table-cell office:value-type="float" office:value="104.780303955" calcext:value-type="float">
            <text:p>104.780303955</text:p>
          </table:table-cell>
          <table:table-cell office:value-type="float" office:value="69.2850341797" calcext:value-type="float">
            <text:p>69.2850341797</text:p>
          </table:table-cell>
          <table:table-cell office:value-type="float" office:value="-0.0760606825352" calcext:value-type="float">
            <text:p>-0.0760606825352</text:p>
          </table:table-cell>
          <table:table-cell office:value-type="float" office:value="378.40032959" calcext:value-type="float">
            <text:p>378.40032959</text:p>
          </table:table-cell>
          <table:table-cell office:value-type="float" office:value="254.923034668" calcext:value-type="float">
            <text:p>254.923034668</text:p>
          </table:table-cell>
          <table:table-cell office:value-type="float" office:value="67.9028320312" calcext:value-type="float">
            <text:p>67.9028320312</text:p>
          </table:table-cell>
          <table:table-cell/>
          <table:table-cell office:value-type="float" office:value="1.59167511481683E+018" calcext:value-type="float">
            <text:p>1.59167511481683E+018</text:p>
          </table:table-cell>
          <table:table-cell office:value-type="float" office:value="4472" calcext:value-type="float">
            <text:p>4472</text:p>
          </table:table-cell>
          <table:table-cell office:value-type="float" office:value="1.5916751148004E+018" calcext:value-type="float">
            <text:p>1.591675114800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85711E+018" calcext:value-type="float">
            <text:p>1.59167511485711E+018</text:p>
          </table:table-cell>
          <table:table-cell office:value-type="float" office:value="4474" calcext:value-type="float">
            <text:p>4474</text:p>
          </table:table-cell>
          <table:table-cell office:value-type="float" office:value="1.59167511483576E+018" calcext:value-type="float">
            <text:p>1.59167511483576E+018</text:p>
          </table:table-cell>
          <table:table-cell/>
          <table:table-cell office:value-type="float" office:value="112.063026428" calcext:value-type="float">
            <text:p>112.063026428</text:p>
          </table:table-cell>
          <table:table-cell office:value-type="float" office:value="67.7933425903" calcext:value-type="float">
            <text:p>67.7933425903</text:p>
          </table:table-cell>
          <table:table-cell office:value-type="float" office:value="-0.105640545487" calcext:value-type="float">
            <text:p>-0.105640545487</text:p>
          </table:table-cell>
          <table:table-cell office:value-type="float" office:value="376.181304932" calcext:value-type="float">
            <text:p>376.181304932</text:p>
          </table:table-cell>
          <table:table-cell office:value-type="float" office:value="254.985443115" calcext:value-type="float">
            <text:p>254.985443115</text:p>
          </table:table-cell>
          <table:table-cell office:value-type="float" office:value="67.9028320312" calcext:value-type="float">
            <text:p>67.9028320312</text:p>
          </table:table-cell>
          <table:table-cell/>
          <table:table-cell office:value-type="float" office:value="1.59167511485888E+018" calcext:value-type="float">
            <text:p>1.59167511485888E+018</text:p>
          </table:table-cell>
          <table:table-cell office:value-type="float" office:value="4473" calcext:value-type="float">
            <text:p>4473</text:p>
          </table:table-cell>
          <table:table-cell office:value-type="float" office:value="1.59167511483576E+018" calcext:value-type="float">
            <text:p>1.5916751148357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487634E+018" calcext:value-type="float">
            <text:p>1.59167511487634E+018</text:p>
          </table:table-cell>
          <table:table-cell office:value-type="float" office:value="4475" calcext:value-type="float">
            <text:p>4475</text:p>
          </table:table-cell>
          <table:table-cell office:value-type="float" office:value="1.59167511486175E+018" calcext:value-type="float">
            <text:p>1.59167511486175E+018</text:p>
          </table:table-cell>
          <table:table-cell/>
          <table:table-cell office:value-type="float" office:value="106.576553345" calcext:value-type="float">
            <text:p>106.576553345</text:p>
          </table:table-cell>
          <table:table-cell office:value-type="float" office:value="72.9795455933" calcext:value-type="float">
            <text:p>72.9795455933</text:p>
          </table:table-cell>
          <table:table-cell office:value-type="float" office:value="-0.178055226803" calcext:value-type="float">
            <text:p>-0.178055226803</text:p>
          </table:table-cell>
          <table:table-cell office:value-type="float" office:value="376.981689453" calcext:value-type="float">
            <text:p>376.981689453</text:p>
          </table:table-cell>
          <table:table-cell office:value-type="float" office:value="255.522460938" calcext:value-type="float">
            <text:p>255.522460938</text:p>
          </table:table-cell>
          <table:table-cell office:value-type="float" office:value="67.9390716553" calcext:value-type="float">
            <text:p>67.9390716553</text:p>
          </table:table-cell>
          <table:table-cell/>
          <table:table-cell office:value-type="float" office:value="1.59167511487772E+018" calcext:value-type="float">
            <text:p>1.59167511487772E+018</text:p>
          </table:table-cell>
          <table:table-cell office:value-type="float" office:value="4474" calcext:value-type="float">
            <text:p>4474</text:p>
          </table:table-cell>
          <table:table-cell office:value-type="float" office:value="1.59167511486175E+018" calcext:value-type="float">
            <text:p>1.59167511486175E+018</text:p>
          </table:table-cell>
          <table:table-cell/>
          <table:table-cell office:value-type="float" office:value="2.19963765144" calcext:value-type="float">
            <text:p>2.19963765144</text:p>
          </table:table-cell>
        </table:table-row>
        <table:table-row table:style-name="ro1">
          <table:table-cell office:value-type="float" office:value="1.59167511490953E+018" calcext:value-type="float">
            <text:p>1.59167511490953E+018</text:p>
          </table:table-cell>
          <table:table-cell office:value-type="float" office:value="4476" calcext:value-type="float">
            <text:p>4476</text:p>
          </table:table-cell>
          <table:table-cell office:value-type="float" office:value="1.59167511489327E+018" calcext:value-type="float">
            <text:p>1.59167511489327E+018</text:p>
          </table:table-cell>
          <table:table-cell/>
          <table:table-cell office:value-type="float" office:value="113.994773865" calcext:value-type="float">
            <text:p>113.994773865</text:p>
          </table:table-cell>
          <table:table-cell office:value-type="float" office:value="71.8035888672" calcext:value-type="float">
            <text:p>71.8035888672</text:p>
          </table:table-cell>
          <table:table-cell office:value-type="float" office:value="-0.295958429575" calcext:value-type="float">
            <text:p>-0.295958429575</text:p>
          </table:table-cell>
          <table:table-cell office:value-type="float" office:value="374.816741943" calcext:value-type="float">
            <text:p>374.816741943</text:p>
          </table:table-cell>
          <table:table-cell office:value-type="float" office:value="258.439697266" calcext:value-type="float">
            <text:p>258.439697266</text:p>
          </table:table-cell>
          <table:table-cell office:value-type="float" office:value="67.9390716553" calcext:value-type="float">
            <text:p>67.9390716553</text:p>
          </table:table-cell>
          <table:table-cell/>
          <table:table-cell office:value-type="float" office:value="1.59167511491095E+018" calcext:value-type="float">
            <text:p>1.59167511491095E+018</text:p>
          </table:table-cell>
          <table:table-cell office:value-type="float" office:value="4475" calcext:value-type="float">
            <text:p>4475</text:p>
          </table:table-cell>
          <table:table-cell office:value-type="float" office:value="1.59167511489327E+018" calcext:value-type="float">
            <text:p>1.59167511489327E+018</text:p>
          </table:table-cell>
          <table:table-cell/>
          <table:table-cell office:value-type="float" office:value="2.19963765144" calcext:value-type="float">
            <text:p>2.19963765144</text:p>
          </table:table-cell>
        </table:table-row>
        <table:table-row table:style-name="ro1">
          <table:table-cell office:value-type="float" office:value="1.59167511494493E+018" calcext:value-type="float">
            <text:p>1.59167511494493E+018</text:p>
          </table:table-cell>
          <table:table-cell office:value-type="float" office:value="4477" calcext:value-type="float">
            <text:p>4477</text:p>
          </table:table-cell>
          <table:table-cell office:value-type="float" office:value="1.59167511492921E+018" calcext:value-type="float">
            <text:p>1.59167511492921E+018</text:p>
          </table:table-cell>
          <table:table-cell/>
          <table:table-cell office:value-type="float" office:value="114.022094727" calcext:value-type="float">
            <text:p>114.022094727</text:p>
          </table:table-cell>
          <table:table-cell office:value-type="float" office:value="68.4161376953" calcext:value-type="float">
            <text:p>68.4161376953</text:p>
          </table:table-cell>
          <table:table-cell office:value-type="float" office:value="-0.22836433351" calcext:value-type="float">
            <text:p>-0.22836433351</text:p>
          </table:table-cell>
          <table:table-cell office:value-type="float" office:value="375.218292236" calcext:value-type="float">
            <text:p>375.218292236</text:p>
          </table:table-cell>
          <table:table-cell office:value-type="float" office:value="257.896942139" calcext:value-type="float">
            <text:p>257.896942139</text:p>
          </table:table-cell>
          <table:table-cell office:value-type="float" office:value="68.0157699585" calcext:value-type="float">
            <text:p>68.0157699585</text:p>
          </table:table-cell>
          <table:table-cell/>
          <table:table-cell office:value-type="float" office:value="1.59167511494593E+018" calcext:value-type="float">
            <text:p>1.59167511494593E+018</text:p>
          </table:table-cell>
          <table:table-cell office:value-type="float" office:value="4476" calcext:value-type="float">
            <text:p>4476</text:p>
          </table:table-cell>
          <table:table-cell office:value-type="float" office:value="1.59167511492921E+018" calcext:value-type="float">
            <text:p>1.59167511492921E+018</text:p>
          </table:table-cell>
          <table:table-cell/>
          <table:table-cell office:value-type="float" office:value="2.19887065887" calcext:value-type="float">
            <text:p>2.19887065887</text:p>
          </table:table-cell>
        </table:table-row>
        <table:table-row table:style-name="ro1">
          <table:table-cell office:value-type="float" office:value="1.5916751149899E+018" calcext:value-type="float">
            <text:p>1.5916751149899E+018</text:p>
          </table:table-cell>
          <table:table-cell office:value-type="float" office:value="4478" calcext:value-type="float">
            <text:p>4478</text:p>
          </table:table-cell>
          <table:table-cell office:value-type="float" office:value="1.59167511496342E+018" calcext:value-type="float">
            <text:p>1.59167511496342E+018</text:p>
          </table:table-cell>
          <table:table-cell/>
          <table:table-cell office:value-type="float" office:value="107.566932678" calcext:value-type="float">
            <text:p>107.566932678</text:p>
          </table:table-cell>
          <table:table-cell office:value-type="float" office:value="68.9441833496" calcext:value-type="float">
            <text:p>68.9441833496</text:p>
          </table:table-cell>
          <table:table-cell office:value-type="float" office:value="-0.256219655275" calcext:value-type="float">
            <text:p>-0.256219655275</text:p>
          </table:table-cell>
          <table:table-cell office:value-type="float" office:value="377.250610352" calcext:value-type="float">
            <text:p>377.250610352</text:p>
          </table:table-cell>
          <table:table-cell office:value-type="float" office:value="257.120330811" calcext:value-type="float">
            <text:p>257.120330811</text:p>
          </table:table-cell>
          <table:table-cell office:value-type="float" office:value="68.0157699585" calcext:value-type="float">
            <text:p>68.0157699585</text:p>
          </table:table-cell>
          <table:table-cell/>
          <table:table-cell office:value-type="float" office:value="1.59167511499142E+018" calcext:value-type="float">
            <text:p>1.59167511499142E+018</text:p>
          </table:table-cell>
          <table:table-cell office:value-type="float" office:value="4477" calcext:value-type="float">
            <text:p>4477</text:p>
          </table:table-cell>
          <table:table-cell office:value-type="float" office:value="1.59167511496342E+018" calcext:value-type="float">
            <text:p>1.59167511496342E+018</text:p>
          </table:table-cell>
          <table:table-cell/>
          <table:table-cell office:value-type="float" office:value="2.19887065887" calcext:value-type="float">
            <text:p>2.19887065887</text:p>
          </table:table-cell>
        </table:table-row>
        <table:table-row table:style-name="ro1">
          <table:table-cell office:value-type="float" office:value="1.59167511500753E+018" calcext:value-type="float">
            <text:p>1.59167511500753E+018</text:p>
          </table:table-cell>
          <table:table-cell office:value-type="float" office:value="4479" calcext:value-type="float">
            <text:p>4479</text:p>
          </table:table-cell>
          <table:table-cell office:value-type="float" office:value="1.59167511499397E+018" calcext:value-type="float">
            <text:p>1.59167511499397E+018</text:p>
          </table:table-cell>
          <table:table-cell/>
          <table:table-cell office:value-type="float" office:value="107.049430847" calcext:value-type="float">
            <text:p>107.049430847</text:p>
          </table:table-cell>
          <table:table-cell office:value-type="float" office:value="68.729057312" calcext:value-type="float">
            <text:p>68.729057312</text:p>
          </table:table-cell>
          <table:table-cell office:value-type="float" office:value="-0.283489495516" calcext:value-type="float">
            <text:p>-0.283489495516</text:p>
          </table:table-cell>
          <table:table-cell office:value-type="float" office:value="377.157592773" calcext:value-type="float">
            <text:p>377.157592773</text:p>
          </table:table-cell>
          <table:table-cell office:value-type="float" office:value="256.982055664" calcext:value-type="float">
            <text:p>256.982055664</text:p>
          </table:table-cell>
          <table:table-cell office:value-type="float" office:value="67.900932312" calcext:value-type="float">
            <text:p>67.900932312</text:p>
          </table:table-cell>
          <table:table-cell/>
          <table:table-cell office:value-type="float" office:value="1.59167511501245E+018" calcext:value-type="float">
            <text:p>1.59167511501245E+018</text:p>
          </table:table-cell>
          <table:table-cell office:value-type="float" office:value="4478" calcext:value-type="float">
            <text:p>4478</text:p>
          </table:table-cell>
          <table:table-cell office:value-type="float" office:value="1.59167511499397E+018" calcext:value-type="float">
            <text:p>1.5916751149939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04535E+018" calcext:value-type="float">
            <text:p>1.59167511504535E+018</text:p>
          </table:table-cell>
          <table:table-cell office:value-type="float" office:value="4480" calcext:value-type="float">
            <text:p>4480</text:p>
          </table:table-cell>
          <table:table-cell office:value-type="float" office:value="1.59167511503145E+018" calcext:value-type="float">
            <text:p>1.59167511503145E+018</text:p>
          </table:table-cell>
          <table:table-cell/>
          <table:table-cell office:value-type="float" office:value="109.45614624" calcext:value-type="float">
            <text:p>109.45614624</text:p>
          </table:table-cell>
          <table:table-cell office:value-type="float" office:value="67.9735946655" calcext:value-type="float">
            <text:p>67.9735946655</text:p>
          </table:table-cell>
          <table:table-cell office:value-type="float" office:value="-0.211094662547" calcext:value-type="float">
            <text:p>-0.211094662547</text:p>
          </table:table-cell>
          <table:table-cell office:value-type="float" office:value="375.541595459" calcext:value-type="float">
            <text:p>375.541595459</text:p>
          </table:table-cell>
          <table:table-cell office:value-type="float" office:value="256.329101562" calcext:value-type="float">
            <text:p>256.329101562</text:p>
          </table:table-cell>
          <table:table-cell office:value-type="float" office:value="67.900932312" calcext:value-type="float">
            <text:p>67.900932312</text:p>
          </table:table-cell>
          <table:table-cell/>
          <table:table-cell office:value-type="float" office:value="1.59167511504779E+018" calcext:value-type="float">
            <text:p>1.59167511504779E+018</text:p>
          </table:table-cell>
          <table:table-cell office:value-type="float" office:value="4479" calcext:value-type="float">
            <text:p>4479</text:p>
          </table:table-cell>
          <table:table-cell office:value-type="float" office:value="1.59167511503145E+018" calcext:value-type="float">
            <text:p>1.59167511503145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07577E+018" calcext:value-type="float">
            <text:p>1.59167511507577E+018</text:p>
          </table:table-cell>
          <table:table-cell office:value-type="float" office:value="4481" calcext:value-type="float">
            <text:p>4481</text:p>
          </table:table-cell>
          <table:table-cell office:value-type="float" office:value="1.59167511506164E+018" calcext:value-type="float">
            <text:p>1.59167511506164E+018</text:p>
          </table:table-cell>
          <table:table-cell/>
          <table:table-cell office:value-type="float" office:value="120.418167114" calcext:value-type="float">
            <text:p>120.418167114</text:p>
          </table:table-cell>
          <table:table-cell office:value-type="float" office:value="64.5043640137" calcext:value-type="float">
            <text:p>64.5043640137</text:p>
          </table:table-cell>
          <table:table-cell office:value-type="float" office:value="-0.417662888765" calcext:value-type="float">
            <text:p>-0.417662888765</text:p>
          </table:table-cell>
          <table:table-cell office:value-type="float" office:value="374.291107178" calcext:value-type="float">
            <text:p>374.291107178</text:p>
          </table:table-cell>
          <table:table-cell office:value-type="float" office:value="258.041015625" calcext:value-type="float">
            <text:p>258.041015625</text:p>
          </table:table-cell>
          <table:table-cell office:value-type="float" office:value="67.7817993164" calcext:value-type="float">
            <text:p>67.7817993164</text:p>
          </table:table-cell>
          <table:table-cell/>
          <table:table-cell office:value-type="float" office:value="1.59167511507769E+018" calcext:value-type="float">
            <text:p>1.59167511507769E+018</text:p>
          </table:table-cell>
          <table:table-cell office:value-type="float" office:value="4480" calcext:value-type="float">
            <text:p>4480</text:p>
          </table:table-cell>
          <table:table-cell office:value-type="float" office:value="1.59167511506164E+018" calcext:value-type="float">
            <text:p>1.59167511506164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11341E+018" calcext:value-type="float">
            <text:p>1.59167511511341E+018</text:p>
          </table:table-cell>
          <table:table-cell office:value-type="float" office:value="4482" calcext:value-type="float">
            <text:p>4482</text:p>
          </table:table-cell>
          <table:table-cell office:value-type="float" office:value="1.59167511509883E+018" calcext:value-type="float">
            <text:p>1.59167511509883E+018</text:p>
          </table:table-cell>
          <table:table-cell/>
          <table:table-cell office:value-type="float" office:value="104.7865448" calcext:value-type="float">
            <text:p>104.7865448</text:p>
          </table:table-cell>
          <table:table-cell office:value-type="float" office:value="65.7834701538" calcext:value-type="float">
            <text:p>65.7834701538</text:p>
          </table:table-cell>
          <table:table-cell office:value-type="float" office:value="-0.453321546316" calcext:value-type="float">
            <text:p>-0.453321546316</text:p>
          </table:table-cell>
          <table:table-cell office:value-type="float" office:value="378.31829834" calcext:value-type="float">
            <text:p>378.31829834</text:p>
          </table:table-cell>
          <table:table-cell office:value-type="float" office:value="256.276824951" calcext:value-type="float">
            <text:p>256.276824951</text:p>
          </table:table-cell>
          <table:table-cell office:value-type="float" office:value="67.7817993164" calcext:value-type="float">
            <text:p>67.7817993164</text:p>
          </table:table-cell>
          <table:table-cell/>
          <table:table-cell office:value-type="float" office:value="1.59167511511453E+018" calcext:value-type="float">
            <text:p>1.59167511511453E+018</text:p>
          </table:table-cell>
          <table:table-cell office:value-type="float" office:value="4481" calcext:value-type="float">
            <text:p>4481</text:p>
          </table:table-cell>
          <table:table-cell office:value-type="float" office:value="1.59167511509883E+018" calcext:value-type="float">
            <text:p>1.5916751150988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15179E+018" calcext:value-type="float">
            <text:p>1.59167511515179E+018</text:p>
          </table:table-cell>
          <table:table-cell office:value-type="float" office:value="4483" calcext:value-type="float">
            <text:p>4483</text:p>
          </table:table-cell>
          <table:table-cell office:value-type="float" office:value="1.59167511513567E+018" calcext:value-type="float">
            <text:p>1.59167511513567E+018</text:p>
          </table:table-cell>
          <table:table-cell/>
          <table:table-cell office:value-type="float" office:value="106.854850769" calcext:value-type="float">
            <text:p>106.854850769</text:p>
          </table:table-cell>
          <table:table-cell office:value-type="float" office:value="66.0608215332" calcext:value-type="float">
            <text:p>66.0608215332</text:p>
          </table:table-cell>
          <table:table-cell office:value-type="float" office:value="-0.438119679689" calcext:value-type="float">
            <text:p>-0.438119679689</text:p>
          </table:table-cell>
          <table:table-cell office:value-type="float" office:value="378.107910156" calcext:value-type="float">
            <text:p>378.107910156</text:p>
          </table:table-cell>
          <table:table-cell office:value-type="float" office:value="257.198547363" calcext:value-type="float">
            <text:p>257.198547363</text:p>
          </table:table-cell>
          <table:table-cell office:value-type="float" office:value="67.6093826294" calcext:value-type="float">
            <text:p>67.6093826294</text:p>
          </table:table-cell>
          <table:table-cell/>
          <table:table-cell office:value-type="float" office:value="1.59167511515335E+018" calcext:value-type="float">
            <text:p>1.59167511515335E+018</text:p>
          </table:table-cell>
          <table:table-cell office:value-type="float" office:value="4482" calcext:value-type="float">
            <text:p>4482</text:p>
          </table:table-cell>
          <table:table-cell office:value-type="float" office:value="1.59167511513567E+018" calcext:value-type="float">
            <text:p>1.59167511513567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17661E+018" calcext:value-type="float">
            <text:p>1.59167511517661E+018</text:p>
          </table:table-cell>
          <table:table-cell office:value-type="float" office:value="4484" calcext:value-type="float">
            <text:p>4484</text:p>
          </table:table-cell>
          <table:table-cell office:value-type="float" office:value="1.59167511516162E+018" calcext:value-type="float">
            <text:p>1.59167511516162E+018</text:p>
          </table:table-cell>
          <table:table-cell/>
          <table:table-cell office:value-type="float" office:value="98.1664810181" calcext:value-type="float">
            <text:p>98.1664810181</text:p>
          </table:table-cell>
          <table:table-cell office:value-type="float" office:value="69.5193939209" calcext:value-type="float">
            <text:p>69.5193939209</text:p>
          </table:table-cell>
          <table:table-cell office:value-type="float" office:value="-0.531989812851" calcext:value-type="float">
            <text:p>-0.531989812851</text:p>
          </table:table-cell>
          <table:table-cell office:value-type="float" office:value="381.585906982" calcext:value-type="float">
            <text:p>381.585906982</text:p>
          </table:table-cell>
          <table:table-cell office:value-type="float" office:value="258.098358154" calcext:value-type="float">
            <text:p>258.098358154</text:p>
          </table:table-cell>
          <table:table-cell office:value-type="float" office:value="67.6093826294" calcext:value-type="float">
            <text:p>67.6093826294</text:p>
          </table:table-cell>
          <table:table-cell/>
          <table:table-cell office:value-type="float" office:value="1.59167511517659E+018" calcext:value-type="float">
            <text:p>1.59167511517659E+018</text:p>
          </table:table-cell>
          <table:table-cell office:value-type="float" office:value="4483" calcext:value-type="float">
            <text:p>4483</text:p>
          </table:table-cell>
          <table:table-cell office:value-type="float" office:value="1.59167511516162E+018" calcext:value-type="float">
            <text:p>1.591675115161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1520688E+018" calcext:value-type="float">
            <text:p>1.59167511520688E+018</text:p>
          </table:table-cell>
          <table:table-cell office:value-type="float" office:value="4485" calcext:value-type="float">
            <text:p>4485</text:p>
          </table:table-cell>
          <table:table-cell office:value-type="float" office:value="1.59167511519329E+018" calcext:value-type="float">
            <text:p>1.59167511519329E+018</text:p>
          </table:table-cell>
          <table:table-cell/>
          <table:table-cell office:value-type="float" office:value="112.974517822" calcext:value-type="float">
            <text:p>112.974517822</text:p>
          </table:table-cell>
          <table:table-cell office:value-type="float" office:value="70.5198516846" calcext:value-type="float">
            <text:p>70.5198516846</text:p>
          </table:table-cell>
          <table:table-cell office:value-type="float" office:value="-0.585135221481" calcext:value-type="float">
            <text:p>-0.585135221481</text:p>
          </table:table-cell>
          <table:table-cell office:value-type="float" office:value="376.736877441" calcext:value-type="float">
            <text:p>376.736877441</text:p>
          </table:table-cell>
          <table:table-cell office:value-type="float" office:value="261.476257324" calcext:value-type="float">
            <text:p>261.476257324</text:p>
          </table:table-cell>
          <table:table-cell office:value-type="float" office:value="67.612739563" calcext:value-type="float">
            <text:p>67.612739563</text:p>
          </table:table-cell>
          <table:table-cell/>
          <table:table-cell office:value-type="float" office:value="1.59167511520906E+018" calcext:value-type="float">
            <text:p>1.59167511520906E+018</text:p>
          </table:table-cell>
          <table:table-cell office:value-type="float" office:value="4484" calcext:value-type="float">
            <text:p>4484</text:p>
          </table:table-cell>
          <table:table-cell office:value-type="float" office:value="1.59167511519329E+018" calcext:value-type="float">
            <text:p>1.59167511519329E+018</text:p>
          </table:table-cell>
          <table:table-cell/>
          <table:table-cell office:value-type="float" office:value="2.19996643066" calcext:value-type="float">
            <text:p>2.19996643066</text:p>
          </table:table-cell>
        </table:table-row>
        <table:table-row table:style-name="ro1">
          <table:table-cell office:value-type="float" office:value="1.59167511524304E+018" calcext:value-type="float">
            <text:p>1.59167511524304E+018</text:p>
          </table:table-cell>
          <table:table-cell office:value-type="float" office:value="4486" calcext:value-type="float">
            <text:p>4486</text:p>
          </table:table-cell>
          <table:table-cell office:value-type="float" office:value="1.59167511522925E+018" calcext:value-type="float">
            <text:p>1.59167511522925E+018</text:p>
          </table:table-cell>
          <table:table-cell/>
          <table:table-cell office:value-type="float" office:value="105.987304688" calcext:value-type="float">
            <text:p>105.987304688</text:p>
          </table:table-cell>
          <table:table-cell office:value-type="float" office:value="71.4166793823" calcext:value-type="float">
            <text:p>71.4166793823</text:p>
          </table:table-cell>
          <table:table-cell office:value-type="float" office:value="-0.611993908882" calcext:value-type="float">
            <text:p>-0.611993908882</text:p>
          </table:table-cell>
          <table:table-cell office:value-type="float" office:value="378.706085205" calcext:value-type="float">
            <text:p>378.706085205</text:p>
          </table:table-cell>
          <table:table-cell office:value-type="float" office:value="260.130432129" calcext:value-type="float">
            <text:p>260.130432129</text:p>
          </table:table-cell>
          <table:table-cell office:value-type="float" office:value="67.612739563" calcext:value-type="float">
            <text:p>67.612739563</text:p>
          </table:table-cell>
          <table:table-cell/>
          <table:table-cell office:value-type="float" office:value="1.59167511524454E+018" calcext:value-type="float">
            <text:p>1.59167511524454E+018</text:p>
          </table:table-cell>
          <table:table-cell office:value-type="float" office:value="4485" calcext:value-type="float">
            <text:p>4485</text:p>
          </table:table-cell>
          <table:table-cell office:value-type="float" office:value="1.59167511522925E+018" calcext:value-type="float">
            <text:p>1.59167511522925E+018</text:p>
          </table:table-cell>
          <table:table-cell/>
          <table:table-cell office:value-type="float" office:value="2.19996643066" calcext:value-type="float">
            <text:p>2.19996643066</text:p>
          </table:table-cell>
        </table:table-row>
        <table:table-row table:style-name="ro1">
          <table:table-cell office:value-type="float" office:value="1.5916751152914E+018" calcext:value-type="float">
            <text:p>1.5916751152914E+018</text:p>
          </table:table-cell>
          <table:table-cell office:value-type="float" office:value="4487" calcext:value-type="float">
            <text:p>4487</text:p>
          </table:table-cell>
          <table:table-cell office:value-type="float" office:value="1.59167511526705E+018" calcext:value-type="float">
            <text:p>1.59167511526705E+018</text:p>
          </table:table-cell>
          <table:table-cell/>
          <table:table-cell office:value-type="float" office:value="102.164665222" calcext:value-type="float">
            <text:p>102.164665222</text:p>
          </table:table-cell>
          <table:table-cell office:value-type="float" office:value="70.8941879272" calcext:value-type="float">
            <text:p>70.8941879272</text:p>
          </table:table-cell>
          <table:table-cell office:value-type="float" office:value="-0.698201537132" calcext:value-type="float">
            <text:p>-0.698201537132</text:p>
          </table:table-cell>
          <table:table-cell office:value-type="float" office:value="379.511383057" calcext:value-type="float">
            <text:p>379.511383057</text:p>
          </table:table-cell>
          <table:table-cell office:value-type="float" office:value="260.243377686" calcext:value-type="float">
            <text:p>260.243377686</text:p>
          </table:table-cell>
          <table:table-cell office:value-type="float" office:value="67.8031311035" calcext:value-type="float">
            <text:p>67.8031311035</text:p>
          </table:table-cell>
          <table:table-cell/>
          <table:table-cell office:value-type="float" office:value="1.59167511529333E+018" calcext:value-type="float">
            <text:p>1.59167511529333E+018</text:p>
          </table:table-cell>
          <table:table-cell office:value-type="float" office:value="4486" calcext:value-type="float">
            <text:p>4486</text:p>
          </table:table-cell>
          <table:table-cell office:value-type="float" office:value="1.59167511526705E+018" calcext:value-type="float">
            <text:p>1.59167511526705E+018</text:p>
          </table:table-cell>
          <table:table-cell/>
          <table:table-cell office:value-type="float" office:value="2.19806241989" calcext:value-type="float">
            <text:p>2.19806241989</text:p>
          </table:table-cell>
        </table:table-row>
        <table:table-row table:style-name="ro1">
          <table:table-cell office:value-type="float" office:value="1.59167511531822E+018" calcext:value-type="float">
            <text:p>1.59167511531822E+018</text:p>
          </table:table-cell>
          <table:table-cell office:value-type="float" office:value="4488" calcext:value-type="float">
            <text:p>4488</text:p>
          </table:table-cell>
          <table:table-cell office:value-type="float" office:value="1.59167511530333E+018" calcext:value-type="float">
            <text:p>1.59167511530333E+018</text:p>
          </table:table-cell>
          <table:table-cell/>
          <table:table-cell office:value-type="float" office:value="100.457611084" calcext:value-type="float">
            <text:p>100.457611084</text:p>
          </table:table-cell>
          <table:table-cell office:value-type="float" office:value="70.69556427" calcext:value-type="float">
            <text:p>70.69556427</text:p>
          </table:table-cell>
          <table:table-cell office:value-type="float" office:value="-0.804885268211" calcext:value-type="float">
            <text:p>-0.804885268211</text:p>
          </table:table-cell>
          <table:table-cell office:value-type="float" office:value="380.703735352" calcext:value-type="float">
            <text:p>380.703735352</text:p>
          </table:table-cell>
          <table:table-cell office:value-type="float" office:value="260.521148682" calcext:value-type="float">
            <text:p>260.521148682</text:p>
          </table:table-cell>
          <table:table-cell office:value-type="float" office:value="67.8031311035" calcext:value-type="float">
            <text:p>67.8031311035</text:p>
          </table:table-cell>
          <table:table-cell/>
          <table:table-cell office:value-type="float" office:value="1.59167511531874E+018" calcext:value-type="float">
            <text:p>1.59167511531874E+018</text:p>
          </table:table-cell>
          <table:table-cell office:value-type="float" office:value="4487" calcext:value-type="float">
            <text:p>4487</text:p>
          </table:table-cell>
          <table:table-cell office:value-type="float" office:value="1.59167511530333E+018" calcext:value-type="float">
            <text:p>1.59167511530333E+018</text:p>
          </table:table-cell>
          <table:table-cell/>
          <table:table-cell office:value-type="float" office:value="2.19806241989" calcext:value-type="float">
            <text:p>2.19806241989</text:p>
          </table:table-cell>
        </table:table-row>
        <table:table-row table:style-name="ro1">
          <table:table-cell office:value-type="float" office:value="1.59167511535313E+018" calcext:value-type="float">
            <text:p>1.59167511535313E+018</text:p>
          </table:table-cell>
          <table:table-cell office:value-type="float" office:value="4489" calcext:value-type="float">
            <text:p>4489</text:p>
          </table:table-cell>
          <table:table-cell office:value-type="float" office:value="1.59167511533535E+018" calcext:value-type="float">
            <text:p>1.59167511533535E+018</text:p>
          </table:table-cell>
          <table:table-cell/>
          <table:table-cell office:value-type="float" office:value="100.086021423" calcext:value-type="float">
            <text:p>100.086021423</text:p>
          </table:table-cell>
          <table:table-cell office:value-type="float" office:value="70.2027206421" calcext:value-type="float">
            <text:p>70.2027206421</text:p>
          </table:table-cell>
          <table:table-cell office:value-type="float" office:value="-0.837884008884" calcext:value-type="float">
            <text:p>-0.837884008884</text:p>
          </table:table-cell>
          <table:table-cell office:value-type="float" office:value="381.163818359" calcext:value-type="float">
            <text:p>381.163818359</text:p>
          </table:table-cell>
          <table:table-cell office:value-type="float" office:value="260.132324219" calcext:value-type="float">
            <text:p>260.132324219</text:p>
          </table:table-cell>
          <table:table-cell office:value-type="float" office:value="67.8608016968" calcext:value-type="float">
            <text:p>67.8608016968</text:p>
          </table:table-cell>
          <table:table-cell/>
          <table:table-cell office:value-type="float" office:value="1.59167511535122E+018" calcext:value-type="float">
            <text:p>1.59167511535122E+018</text:p>
          </table:table-cell>
          <table:table-cell office:value-type="float" office:value="4488" calcext:value-type="float">
            <text:p>4488</text:p>
          </table:table-cell>
          <table:table-cell office:value-type="float" office:value="1.59167511533535E+018" calcext:value-type="float">
            <text:p>1.59167511533535E+018</text:p>
          </table:table-cell>
          <table:table-cell/>
          <table:table-cell office:value-type="float" office:value="2.19748592377" calcext:value-type="float">
            <text:p>2.19748592377</text:p>
          </table:table-cell>
        </table:table-row>
        <table:table-row table:style-name="ro1">
          <table:table-cell office:value-type="float" office:value="1.59167511538259E+018" calcext:value-type="float">
            <text:p>1.59167511538259E+018</text:p>
          </table:table-cell>
          <table:table-cell office:value-type="float" office:value="4490" calcext:value-type="float">
            <text:p>4490</text:p>
          </table:table-cell>
          <table:table-cell office:value-type="float" office:value="1.59167511536739E+018" calcext:value-type="float">
            <text:p>1.59167511536739E+018</text:p>
          </table:table-cell>
          <table:table-cell/>
          <table:table-cell office:value-type="float" office:value="102.380142212" calcext:value-type="float">
            <text:p>102.380142212</text:p>
          </table:table-cell>
          <table:table-cell office:value-type="float" office:value="68.1228179932" calcext:value-type="float">
            <text:p>68.1228179932</text:p>
          </table:table-cell>
          <table:table-cell office:value-type="float" office:value="-0.985671341419" calcext:value-type="float">
            <text:p>-0.985671341419</text:p>
          </table:table-cell>
          <table:table-cell office:value-type="float" office:value="381.86831665" calcext:value-type="float">
            <text:p>381.86831665</text:p>
          </table:table-cell>
          <table:table-cell office:value-type="float" office:value="261.875335693" calcext:value-type="float">
            <text:p>261.875335693</text:p>
          </table:table-cell>
          <table:table-cell office:value-type="float" office:value="67.8608016968" calcext:value-type="float">
            <text:p>67.8608016968</text:p>
          </table:table-cell>
          <table:table-cell/>
          <table:table-cell office:value-type="float" office:value="1.59167511538393E+018" calcext:value-type="float">
            <text:p>1.59167511538393E+018</text:p>
          </table:table-cell>
          <table:table-cell office:value-type="float" office:value="4489" calcext:value-type="float">
            <text:p>4489</text:p>
          </table:table-cell>
          <table:table-cell office:value-type="float" office:value="1.59167511536739E+018" calcext:value-type="float">
            <text:p>1.59167511536739E+018</text:p>
          </table:table-cell>
          <table:table-cell/>
          <table:table-cell office:value-type="float" office:value="2.19748592377" calcext:value-type="float">
            <text:p>2.19748592377</text:p>
          </table:table-cell>
        </table:table-row>
        <table:table-row table:style-name="ro1">
          <table:table-cell office:value-type="float" office:value="1.59167511541791E+018" calcext:value-type="float">
            <text:p>1.59167511541791E+018</text:p>
          </table:table-cell>
          <table:table-cell office:value-type="float" office:value="4491" calcext:value-type="float">
            <text:p>4491</text:p>
          </table:table-cell>
          <table:table-cell office:value-type="float" office:value="1.59167511540341E+018" calcext:value-type="float">
            <text:p>1.59167511540341E+018</text:p>
          </table:table-cell>
          <table:table-cell/>
          <table:table-cell office:value-type="float" office:value="100.715629578" calcext:value-type="float">
            <text:p>100.715629578</text:p>
          </table:table-cell>
          <table:table-cell office:value-type="float" office:value="68.8486785889" calcext:value-type="float">
            <text:p>68.8486785889</text:p>
          </table:table-cell>
          <table:table-cell office:value-type="float" office:value="-1.01031732559" calcext:value-type="float">
            <text:p>-1.01031732559</text:p>
          </table:table-cell>
          <table:table-cell office:value-type="float" office:value="382.340240479" calcext:value-type="float">
            <text:p>382.340240479</text:p>
          </table:table-cell>
          <table:table-cell office:value-type="float" office:value="261.672546387" calcext:value-type="float">
            <text:p>261.672546387</text:p>
          </table:table-cell>
          <table:table-cell office:value-type="float" office:value="67.7012252808" calcext:value-type="float">
            <text:p>67.7012252808</text:p>
          </table:table-cell>
          <table:table-cell/>
          <table:table-cell office:value-type="float" office:value="1.59167511541934E+018" calcext:value-type="float">
            <text:p>1.59167511541934E+018</text:p>
          </table:table-cell>
          <table:table-cell office:value-type="float" office:value="4490" calcext:value-type="float">
            <text:p>4490</text:p>
          </table:table-cell>
          <table:table-cell office:value-type="float" office:value="1.59167511540341E+018" calcext:value-type="float">
            <text:p>1.59167511540341E+018</text:p>
          </table:table-cell>
          <table:table-cell/>
          <table:table-cell office:value-type="float" office:value="2.19908165932" calcext:value-type="float">
            <text:p>2.19908165932</text:p>
          </table:table-cell>
        </table:table-row>
        <table:table-row table:style-name="ro1">
          <table:table-cell office:value-type="float" office:value="1.59167511544786E+018" calcext:value-type="float">
            <text:p>1.59167511544786E+018</text:p>
          </table:table-cell>
          <table:table-cell office:value-type="float" office:value="4492" calcext:value-type="float">
            <text:p>4492</text:p>
          </table:table-cell>
          <table:table-cell office:value-type="float" office:value="1.5916751154298E+018" calcext:value-type="float">
            <text:p>1.5916751154298E+018</text:p>
          </table:table-cell>
          <table:table-cell/>
          <table:table-cell office:value-type="float" office:value="103.847351074" calcext:value-type="float">
            <text:p>103.847351074</text:p>
          </table:table-cell>
          <table:table-cell office:value-type="float" office:value="68.0387115479" calcext:value-type="float">
            <text:p>68.0387115479</text:p>
          </table:table-cell>
          <table:table-cell office:value-type="float" office:value="-1.04590249062" calcext:value-type="float">
            <text:p>-1.04590249062</text:p>
          </table:table-cell>
          <table:table-cell office:value-type="float" office:value="382.040802002" calcext:value-type="float">
            <text:p>382.040802002</text:p>
          </table:table-cell>
          <table:table-cell office:value-type="float" office:value="263.149902344" calcext:value-type="float">
            <text:p>263.149902344</text:p>
          </table:table-cell>
          <table:table-cell office:value-type="float" office:value="67.7012252808" calcext:value-type="float">
            <text:p>67.7012252808</text:p>
          </table:table-cell>
          <table:table-cell/>
          <table:table-cell office:value-type="float" office:value="1.59167511544954E+018" calcext:value-type="float">
            <text:p>1.59167511544954E+018</text:p>
          </table:table-cell>
          <table:table-cell office:value-type="float" office:value="4491" calcext:value-type="float">
            <text:p>4491</text:p>
          </table:table-cell>
          <table:table-cell office:value-type="float" office:value="1.5916751154298E+018" calcext:value-type="float">
            <text:p>1.5916751154298E+018</text:p>
          </table:table-cell>
          <table:table-cell/>
          <table:table-cell office:value-type="float" office:value="2.19908165932" calcext:value-type="float">
            <text:p>2.19908165932</text:p>
          </table:table-cell>
        </table:table-row>
        <table:table-row table:style-name="ro1">
          <table:table-cell office:value-type="float" office:value="1.59167511548588E+018" calcext:value-type="float">
            <text:p>1.59167511548588E+018</text:p>
          </table:table-cell>
          <table:table-cell office:value-type="float" office:value="4493" calcext:value-type="float">
            <text:p>4493</text:p>
          </table:table-cell>
          <table:table-cell office:value-type="float" office:value="1.59167511546135E+018" calcext:value-type="float">
            <text:p>1.59167511546135E+018</text:p>
          </table:table-cell>
          <table:table-cell/>
          <table:table-cell office:value-type="float" office:value="99.4101638794" calcext:value-type="float">
            <text:p>99.4101638794</text:p>
          </table:table-cell>
          <table:table-cell office:value-type="float" office:value="68.5646896362" calcext:value-type="float">
            <text:p>68.5646896362</text:p>
          </table:table-cell>
          <table:table-cell office:value-type="float" office:value="-1.13814783096" calcext:value-type="float">
            <text:p>-1.13814783096</text:p>
          </table:table-cell>
          <table:table-cell office:value-type="float" office:value="384.594940186" calcext:value-type="float">
            <text:p>384.594940186</text:p>
          </table:table-cell>
          <table:table-cell office:value-type="float" office:value="261.972930908" calcext:value-type="float">
            <text:p>261.972930908</text:p>
          </table:table-cell>
          <table:table-cell office:value-type="float" office:value="67.7032165527" calcext:value-type="float">
            <text:p>67.7032165527</text:p>
          </table:table-cell>
          <table:table-cell/>
          <table:table-cell office:value-type="float" office:value="1.59167511548747E+018" calcext:value-type="float">
            <text:p>1.59167511548747E+018</text:p>
          </table:table-cell>
          <table:table-cell office:value-type="float" office:value="4492" calcext:value-type="float">
            <text:p>4492</text:p>
          </table:table-cell>
          <table:table-cell office:value-type="float" office:value="1.59167511546135E+018" calcext:value-type="float">
            <text:p>1.59167511546135E+018</text:p>
          </table:table-cell>
          <table:table-cell/>
          <table:table-cell office:value-type="float" office:value="2.19906163216" calcext:value-type="float">
            <text:p>2.19906163216</text:p>
          </table:table-cell>
        </table:table-row>
        <table:table-row table:style-name="ro1">
          <table:table-cell office:value-type="float" office:value="1.59167511551862E+018" calcext:value-type="float">
            <text:p>1.59167511551862E+018</text:p>
          </table:table-cell>
          <table:table-cell office:value-type="float" office:value="4494" calcext:value-type="float">
            <text:p>4494</text:p>
          </table:table-cell>
          <table:table-cell office:value-type="float" office:value="1.59167511550286E+018" calcext:value-type="float">
            <text:p>1.59167511550286E+018</text:p>
          </table:table-cell>
          <table:table-cell/>
          <table:table-cell office:value-type="float" office:value="101.131080627" calcext:value-type="float">
            <text:p>101.131080627</text:p>
          </table:table-cell>
          <table:table-cell office:value-type="float" office:value="68.7720108032" calcext:value-type="float">
            <text:p>68.7720108032</text:p>
          </table:table-cell>
          <table:table-cell office:value-type="float" office:value="-1.24814867973" calcext:value-type="float">
            <text:p>-1.24814867973</text:p>
          </table:table-cell>
          <table:table-cell office:value-type="float" office:value="384.554107666" calcext:value-type="float">
            <text:p>384.554107666</text:p>
          </table:table-cell>
          <table:table-cell office:value-type="float" office:value="263.481628418" calcext:value-type="float">
            <text:p>263.481628418</text:p>
          </table:table-cell>
          <table:table-cell office:value-type="float" office:value="67.7032165527" calcext:value-type="float">
            <text:p>67.7032165527</text:p>
          </table:table-cell>
          <table:table-cell/>
          <table:table-cell office:value-type="float" office:value="1.59167511551864E+018" calcext:value-type="float">
            <text:p>1.59167511551864E+018</text:p>
          </table:table-cell>
          <table:table-cell office:value-type="float" office:value="4493" calcext:value-type="float">
            <text:p>4493</text:p>
          </table:table-cell>
          <table:table-cell office:value-type="float" office:value="1.59167511550286E+018" calcext:value-type="float">
            <text:p>1.59167511550286E+018</text:p>
          </table:table-cell>
          <table:table-cell/>
          <table:table-cell office:value-type="float" office:value="2.19906163216" calcext:value-type="float">
            <text:p>2.19906163216</text:p>
          </table:table-cell>
        </table:table-row>
        <table:table-row table:style-name="ro1">
          <table:table-cell office:value-type="float" office:value="1.59167511555812E+018" calcext:value-type="float">
            <text:p>1.59167511555812E+018</text:p>
          </table:table-cell>
          <table:table-cell office:value-type="float" office:value="4495" calcext:value-type="float">
            <text:p>4495</text:p>
          </table:table-cell>
          <table:table-cell office:value-type="float" office:value="1.5916751155359E+018" calcext:value-type="float">
            <text:p>1.5916751155359E+018</text:p>
          </table:table-cell>
          <table:table-cell/>
          <table:table-cell office:value-type="float" office:value="101.95791626" calcext:value-type="float">
            <text:p>101.95791626</text:p>
          </table:table-cell>
          <table:table-cell office:value-type="float" office:value="69.8510665894" calcext:value-type="float">
            <text:p>69.8510665894</text:p>
          </table:table-cell>
          <table:table-cell office:value-type="float" office:value="-1.27951705456" calcext:value-type="float">
            <text:p>-1.27951705456</text:p>
          </table:table-cell>
          <table:table-cell office:value-type="float" office:value="384.712890625" calcext:value-type="float">
            <text:p>384.712890625</text:p>
          </table:table-cell>
          <table:table-cell office:value-type="float" office:value="263.861633301" calcext:value-type="float">
            <text:p>263.861633301</text:p>
          </table:table-cell>
          <table:table-cell office:value-type="float" office:value="67.8301010132" calcext:value-type="float">
            <text:p>67.8301010132</text:p>
          </table:table-cell>
          <table:table-cell/>
          <table:table-cell office:value-type="float" office:value="1.59167511555813E+018" calcext:value-type="float">
            <text:p>1.59167511555813E+018</text:p>
          </table:table-cell>
          <table:table-cell office:value-type="float" office:value="4494" calcext:value-type="float">
            <text:p>4494</text:p>
          </table:table-cell>
          <table:table-cell office:value-type="float" office:value="1.5916751155359E+018" calcext:value-type="float">
            <text:p>1.5916751155359E+018</text:p>
          </table:table-cell>
          <table:table-cell/>
          <table:table-cell office:value-type="float" office:value="2.19779276848" calcext:value-type="float">
            <text:p>2.19779276848</text:p>
          </table:table-cell>
        </table:table-row>
        <table:table-row table:style-name="ro1">
          <table:table-cell office:value-type="float" office:value="1.59167511558276E+018" calcext:value-type="float">
            <text:p>1.59167511558276E+018</text:p>
          </table:table-cell>
          <table:table-cell office:value-type="float" office:value="4496" calcext:value-type="float">
            <text:p>4496</text:p>
          </table:table-cell>
          <table:table-cell office:value-type="float" office:value="1.5916751155684E+018" calcext:value-type="float">
            <text:p>1.5916751155684E+018</text:p>
          </table:table-cell>
          <table:table-cell/>
          <table:table-cell office:value-type="float" office:value="103.625099182" calcext:value-type="float">
            <text:p>103.625099182</text:p>
          </table:table-cell>
          <table:table-cell office:value-type="float" office:value="69.4946136475" calcext:value-type="float">
            <text:p>69.4946136475</text:p>
          </table:table-cell>
          <table:table-cell office:value-type="float" office:value="-1.38640964031" calcext:value-type="float">
            <text:p>-1.38640964031</text:p>
          </table:table-cell>
          <table:table-cell office:value-type="float" office:value="385.694549561" calcext:value-type="float">
            <text:p>385.694549561</text:p>
          </table:table-cell>
          <table:table-cell office:value-type="float" office:value="266.062957764" calcext:value-type="float">
            <text:p>266.062957764</text:p>
          </table:table-cell>
          <table:table-cell office:value-type="float" office:value="67.8301010132" calcext:value-type="float">
            <text:p>67.8301010132</text:p>
          </table:table-cell>
          <table:table-cell/>
          <table:table-cell office:value-type="float" office:value="1.59167511558599E+018" calcext:value-type="float">
            <text:p>1.59167511558599E+018</text:p>
          </table:table-cell>
          <table:table-cell office:value-type="float" office:value="4495" calcext:value-type="float">
            <text:p>4495</text:p>
          </table:table-cell>
          <table:table-cell office:value-type="float" office:value="1.5916751155684E+018" calcext:value-type="float">
            <text:p>1.5916751155684E+018</text:p>
          </table:table-cell>
          <table:table-cell/>
          <table:table-cell office:value-type="float" office:value="2.19779276848" calcext:value-type="float">
            <text:p>2.19779276848</text:p>
          </table:table-cell>
        </table:table-row>
        <table:table-row table:style-name="ro1">
          <table:table-cell office:value-type="float" office:value="1.59167511561363E+018" calcext:value-type="float">
            <text:p>1.59167511561363E+018</text:p>
          </table:table-cell>
          <table:table-cell office:value-type="float" office:value="4497" calcext:value-type="float">
            <text:p>4497</text:p>
          </table:table-cell>
          <table:table-cell office:value-type="float" office:value="1.59167511559932E+018" calcext:value-type="float">
            <text:p>1.59167511559932E+018</text:p>
          </table:table-cell>
          <table:table-cell/>
          <table:table-cell office:value-type="float" office:value="101.306045532" calcext:value-type="float">
            <text:p>101.306045532</text:p>
          </table:table-cell>
          <table:table-cell office:value-type="float" office:value="70.5059432983" calcext:value-type="float">
            <text:p>70.5059432983</text:p>
          </table:table-cell>
          <table:table-cell office:value-type="float" office:value="-1.49562454224" calcext:value-type="float">
            <text:p>-1.49562454224</text:p>
          </table:table-cell>
          <table:table-cell office:value-type="float" office:value="387.250579834" calcext:value-type="float">
            <text:p>387.250579834</text:p>
          </table:table-cell>
          <table:table-cell office:value-type="float" office:value="265.31842041" calcext:value-type="float">
            <text:p>265.31842041</text:p>
          </table:table-cell>
          <table:table-cell office:value-type="float" office:value="68.0373840332" calcext:value-type="float">
            <text:p>68.0373840332</text:p>
          </table:table-cell>
          <table:table-cell/>
          <table:table-cell office:value-type="float" office:value="1.59167511561663E+018" calcext:value-type="float">
            <text:p>1.59167511561663E+018</text:p>
          </table:table-cell>
          <table:table-cell office:value-type="float" office:value="4496" calcext:value-type="float">
            <text:p>4496</text:p>
          </table:table-cell>
          <table:table-cell office:value-type="float" office:value="1.59167511559932E+018" calcext:value-type="float">
            <text:p>1.59167511559932E+018</text:p>
          </table:table-cell>
          <table:table-cell/>
          <table:table-cell office:value-type="float" office:value="2.19571995735" calcext:value-type="float">
            <text:p>2.19571995735</text:p>
          </table:table-cell>
        </table:table-row>
        <table:table-row table:style-name="ro1">
          <table:table-cell office:value-type="float" office:value="1.59167511564353E+018" calcext:value-type="float">
            <text:p>1.59167511564353E+018</text:p>
          </table:table-cell>
          <table:table-cell office:value-type="float" office:value="4498" calcext:value-type="float">
            <text:p>4498</text:p>
          </table:table-cell>
          <table:table-cell office:value-type="float" office:value="1.5916751156293E+018" calcext:value-type="float">
            <text:p>1.5916751156293E+018</text:p>
          </table:table-cell>
          <table:table-cell/>
          <table:table-cell office:value-type="float" office:value="99.7185287476" calcext:value-type="float">
            <text:p>99.7185287476</text:p>
          </table:table-cell>
          <table:table-cell office:value-type="float" office:value="69.8235397339" calcext:value-type="float">
            <text:p>69.8235397339</text:p>
          </table:table-cell>
          <table:table-cell office:value-type="float" office:value="1.52461361885" calcext:value-type="float">
            <text:p>1.52461361885</text:p>
          </table:table-cell>
          <table:table-cell office:value-type="float" office:value="387.933197021" calcext:value-type="float">
            <text:p>387.933197021</text:p>
          </table:table-cell>
          <table:table-cell office:value-type="float" office:value="264.826904297" calcext:value-type="float">
            <text:p>264.826904297</text:p>
          </table:table-cell>
          <table:table-cell office:value-type="float" office:value="68.0373840332" calcext:value-type="float">
            <text:p>68.0373840332</text:p>
          </table:table-cell>
          <table:table-cell/>
          <table:table-cell office:value-type="float" office:value="1.59167511564467E+018" calcext:value-type="float">
            <text:p>1.59167511564467E+018</text:p>
          </table:table-cell>
          <table:table-cell office:value-type="float" office:value="4497" calcext:value-type="float">
            <text:p>4497</text:p>
          </table:table-cell>
          <table:table-cell office:value-type="float" office:value="1.5916751156293E+018" calcext:value-type="float">
            <text:p>1.5916751156293E+018</text:p>
          </table:table-cell>
          <table:table-cell/>
          <table:table-cell office:value-type="float" office:value="2.19571995735" calcext:value-type="float">
            <text:p>2.19571995735</text:p>
          </table:table-cell>
        </table:table-row>
        <table:table-row table:style-name="ro1">
          <table:table-cell office:value-type="float" office:value="1.59167511567465E+018" calcext:value-type="float">
            <text:p>1.59167511567465E+018</text:p>
          </table:table-cell>
          <table:table-cell office:value-type="float" office:value="4499" calcext:value-type="float">
            <text:p>4499</text:p>
          </table:table-cell>
          <table:table-cell office:value-type="float" office:value="1.59167511566125E+018" calcext:value-type="float">
            <text:p>1.59167511566125E+018</text:p>
          </table:table-cell>
          <table:table-cell/>
          <table:table-cell office:value-type="float" office:value="97.7197799683" calcext:value-type="float">
            <text:p>97.7197799683</text:p>
          </table:table-cell>
          <table:table-cell office:value-type="float" office:value="72.3129653931" calcext:value-type="float">
            <text:p>72.3129653931</text:p>
          </table:table-cell>
          <table:table-cell office:value-type="float" office:value="1.47671353817" calcext:value-type="float">
            <text:p>1.47671353817</text:p>
          </table:table-cell>
          <table:table-cell office:value-type="float" office:value="388.987030029" calcext:value-type="float">
            <text:p>388.987030029</text:p>
          </table:table-cell>
          <table:table-cell office:value-type="float" office:value="264.048126221" calcext:value-type="float">
            <text:p>264.048126221</text:p>
          </table:table-cell>
          <table:table-cell office:value-type="float" office:value="68.2926025391" calcext:value-type="float">
            <text:p>68.2926025391</text:p>
          </table:table-cell>
          <table:table-cell/>
          <table:table-cell office:value-type="float" office:value="1.59167511567616E+018" calcext:value-type="float">
            <text:p>1.59167511567616E+018</text:p>
          </table:table-cell>
          <table:table-cell office:value-type="float" office:value="4498" calcext:value-type="float">
            <text:p>4498</text:p>
          </table:table-cell>
          <table:table-cell office:value-type="float" office:value="1.59167511566125E+018" calcext:value-type="float">
            <text:p>1.59167511566125E+018</text:p>
          </table:table-cell>
          <table:table-cell/>
          <table:table-cell office:value-type="float" office:value="2.19316768646" calcext:value-type="float">
            <text:p>2.19316768646</text:p>
          </table:table-cell>
        </table:table-row>
        <table:table-row table:style-name="ro1">
          <table:table-cell office:value-type="float" office:value="1.59167511571237E+018" calcext:value-type="float">
            <text:p>1.59167511571237E+018</text:p>
          </table:table-cell>
          <table:table-cell office:value-type="float" office:value="4500" calcext:value-type="float">
            <text:p>4500</text:p>
          </table:table-cell>
          <table:table-cell office:value-type="float" office:value="1.59167511569778E+018" calcext:value-type="float">
            <text:p>1.59167511569778E+018</text:p>
          </table:table-cell>
          <table:table-cell/>
          <table:table-cell office:value-type="float" office:value="97.8982391357" calcext:value-type="float">
            <text:p>97.8982391357</text:p>
          </table:table-cell>
          <table:table-cell office:value-type="float" office:value="87.9436569214" calcext:value-type="float">
            <text:p>87.9436569214</text:p>
          </table:table-cell>
          <table:table-cell office:value-type="float" office:value="1.0905662775" calcext:value-type="float">
            <text:p>1.0905662775</text:p>
          </table:table-cell>
          <table:table-cell office:value-type="float" office:value="393.92755127" calcext:value-type="float">
            <text:p>393.92755127</text:p>
          </table:table-cell>
          <table:table-cell office:value-type="float" office:value="265.310058594" calcext:value-type="float">
            <text:p>265.310058594</text:p>
          </table:table-cell>
          <table:table-cell office:value-type="float" office:value="68.2926025391" calcext:value-type="float">
            <text:p>68.2926025391</text:p>
          </table:table-cell>
          <table:table-cell/>
          <table:table-cell office:value-type="float" office:value="1.59167511571419E+018" calcext:value-type="float">
            <text:p>1.59167511571419E+018</text:p>
          </table:table-cell>
          <table:table-cell office:value-type="float" office:value="4499" calcext:value-type="float">
            <text:p>4499</text:p>
          </table:table-cell>
          <table:table-cell office:value-type="float" office:value="1.59167511569778E+018" calcext:value-type="float">
            <text:p>1.59167511569778E+018</text:p>
          </table:table-cell>
          <table:table-cell/>
          <table:table-cell office:value-type="float" office:value="2.19316768646" calcext:value-type="float">
            <text:p>2.19316768646</text:p>
          </table:table-cell>
        </table:table-row>
        <table:table-row table:style-name="ro1">
          <table:table-cell office:value-type="float" office:value="1.59167511574579E+018" calcext:value-type="float">
            <text:p>1.59167511574579E+018</text:p>
          </table:table-cell>
          <table:table-cell office:value-type="float" office:value="4501" calcext:value-type="float">
            <text:p>4501</text:p>
          </table:table-cell>
          <table:table-cell office:value-type="float" office:value="1.59167511572957E+018" calcext:value-type="float">
            <text:p>1.59167511572957E+018</text:p>
          </table:table-cell>
          <table:table-cell/>
          <table:table-cell office:value-type="float" office:value="104.539878845" calcext:value-type="float">
            <text:p>104.539878845</text:p>
          </table:table-cell>
          <table:table-cell office:value-type="float" office:value="70.8706054688" calcext:value-type="float">
            <text:p>70.8706054688</text:p>
          </table:table-cell>
          <table:table-cell office:value-type="float" office:value="1.37522065639" calcext:value-type="float">
            <text:p>1.37522065639</text:p>
          </table:table-cell>
          <table:table-cell office:value-type="float" office:value="389.761627197" calcext:value-type="float">
            <text:p>389.761627197</text:p>
          </table:table-cell>
          <table:table-cell office:value-type="float" office:value="266.081634521" calcext:value-type="float">
            <text:p>266.081634521</text:p>
          </table:table-cell>
          <table:table-cell office:value-type="float" office:value="69.4413299561" calcext:value-type="float">
            <text:p>69.4413299561</text:p>
          </table:table-cell>
          <table:table-cell/>
          <table:table-cell office:value-type="float" office:value="1.59167511574602E+018" calcext:value-type="float">
            <text:p>1.59167511574602E+018</text:p>
          </table:table-cell>
          <table:table-cell office:value-type="float" office:value="4500" calcext:value-type="float">
            <text:p>4500</text:p>
          </table:table-cell>
          <table:table-cell office:value-type="float" office:value="1.59167511572957E+018" calcext:value-type="float">
            <text:p>1.59167511572957E+018</text:p>
          </table:table-cell>
          <table:table-cell/>
          <table:table-cell office:value-type="float" office:value="2.1816804409" calcext:value-type="float">
            <text:p>2.1816804409</text:p>
          </table:table-cell>
        </table:table-row>
        <table:table-row table:style-name="ro1">
          <table:table-cell office:value-type="float" office:value="1.59167511578637E+018" calcext:value-type="float">
            <text:p>1.59167511578637E+018</text:p>
          </table:table-cell>
          <table:table-cell office:value-type="float" office:value="4502" calcext:value-type="float">
            <text:p>4502</text:p>
          </table:table-cell>
          <table:table-cell office:value-type="float" office:value="1.59167511576704E+018" calcext:value-type="float">
            <text:p>1.59167511576704E+018</text:p>
          </table:table-cell>
          <table:table-cell/>
          <table:table-cell office:value-type="float" office:value="102.822799683" calcext:value-type="float">
            <text:p>102.822799683</text:p>
          </table:table-cell>
          <table:table-cell office:value-type="float" office:value="69.9019241333" calcext:value-type="float">
            <text:p>69.9019241333</text:p>
          </table:table-cell>
          <table:table-cell office:value-type="float" office:value="1.28827273846" calcext:value-type="float">
            <text:p>1.28827273846</text:p>
          </table:table-cell>
          <table:table-cell office:value-type="float" office:value="390.985839844" calcext:value-type="float">
            <text:p>390.985839844</text:p>
          </table:table-cell>
          <table:table-cell office:value-type="float" office:value="266.569732666" calcext:value-type="float">
            <text:p>266.569732666</text:p>
          </table:table-cell>
          <table:table-cell office:value-type="float" office:value="69.4413299561" calcext:value-type="float">
            <text:p>69.4413299561</text:p>
          </table:table-cell>
          <table:table-cell/>
          <table:table-cell office:value-type="float" office:value="1.59167511578812E+018" calcext:value-type="float">
            <text:p>1.59167511578812E+018</text:p>
          </table:table-cell>
          <table:table-cell office:value-type="float" office:value="4501" calcext:value-type="float">
            <text:p>4501</text:p>
          </table:table-cell>
          <table:table-cell office:value-type="float" office:value="1.59167511576704E+018" calcext:value-type="float">
            <text:p>1.59167511576704E+018</text:p>
          </table:table-cell>
          <table:table-cell/>
          <table:table-cell office:value-type="float" office:value="2.1816804409" calcext:value-type="float">
            <text:p>2.1816804409</text:p>
          </table:table-cell>
        </table:table-row>
        <table:table-row table:style-name="ro1">
          <table:table-cell office:value-type="float" office:value="1.59167511581848E+018" calcext:value-type="float">
            <text:p>1.59167511581848E+018</text:p>
          </table:table-cell>
          <table:table-cell office:value-type="float" office:value="4503" calcext:value-type="float">
            <text:p>4503</text:p>
          </table:table-cell>
          <table:table-cell office:value-type="float" office:value="1.59167511580317E+018" calcext:value-type="float">
            <text:p>1.59167511580317E+018</text:p>
          </table:table-cell>
          <table:table-cell/>
          <table:table-cell office:value-type="float" office:value="103.266059875" calcext:value-type="float">
            <text:p>103.266059875</text:p>
          </table:table-cell>
          <table:table-cell office:value-type="float" office:value="68.6339263916" calcext:value-type="float">
            <text:p>68.6339263916</text:p>
          </table:table-cell>
          <table:table-cell office:value-type="float" office:value="1.2654299736" calcext:value-type="float">
            <text:p>1.2654299736</text:p>
          </table:table-cell>
          <table:table-cell office:value-type="float" office:value="390.951416016" calcext:value-type="float">
            <text:p>390.951416016</text:p>
          </table:table-cell>
          <table:table-cell office:value-type="float" office:value="266.161224365" calcext:value-type="float">
            <text:p>266.161224365</text:p>
          </table:table-cell>
          <table:table-cell office:value-type="float" office:value="69.665435791" calcext:value-type="float">
            <text:p>69.665435791</text:p>
          </table:table-cell>
          <table:table-cell/>
          <table:table-cell office:value-type="float" office:value="1.59167511581913E+018" calcext:value-type="float">
            <text:p>1.59167511581913E+018</text:p>
          </table:table-cell>
          <table:table-cell office:value-type="float" office:value="4502" calcext:value-type="float">
            <text:p>4502</text:p>
          </table:table-cell>
          <table:table-cell office:value-type="float" office:value="1.59167511580317E+018" calcext:value-type="float">
            <text:p>1.59167511580317E+018</text:p>
          </table:table-cell>
          <table:table-cell/>
          <table:table-cell office:value-type="float" office:value="2.17943954468" calcext:value-type="float">
            <text:p>2.17943954468</text:p>
          </table:table-cell>
        </table:table-row>
        <table:table-row table:style-name="ro1">
          <table:table-cell office:value-type="float" office:value="1.59167511585194E+018" calcext:value-type="float">
            <text:p>1.59167511585194E+018</text:p>
          </table:table-cell>
          <table:table-cell office:value-type="float" office:value="4504" calcext:value-type="float">
            <text:p>4504</text:p>
          </table:table-cell>
          <table:table-cell office:value-type="float" office:value="1.59167511583528E+018" calcext:value-type="float">
            <text:p>1.59167511583528E+018</text:p>
          </table:table-cell>
          <table:table-cell/>
          <table:table-cell office:value-type="float" office:value="98.8996429443" calcext:value-type="float">
            <text:p>98.8996429443</text:p>
          </table:table-cell>
          <table:table-cell office:value-type="float" office:value="68.7375869751" calcext:value-type="float">
            <text:p>68.7375869751</text:p>
          </table:table-cell>
          <table:table-cell office:value-type="float" office:value="1.24932456017" calcext:value-type="float">
            <text:p>1.24932456017</text:p>
          </table:table-cell>
          <table:table-cell office:value-type="float" office:value="390.969604492" calcext:value-type="float">
            <text:p>390.969604492</text:p>
          </table:table-cell>
          <table:table-cell office:value-type="float" office:value="265.410675049" calcext:value-type="float">
            <text:p>265.410675049</text:p>
          </table:table-cell>
          <table:table-cell office:value-type="float" office:value="69.665435791" calcext:value-type="float">
            <text:p>69.665435791</text:p>
          </table:table-cell>
          <table:table-cell/>
          <table:table-cell office:value-type="float" office:value="1.59167511585267E+018" calcext:value-type="float">
            <text:p>1.59167511585267E+018</text:p>
          </table:table-cell>
          <table:table-cell office:value-type="float" office:value="4503" calcext:value-type="float">
            <text:p>4503</text:p>
          </table:table-cell>
          <table:table-cell office:value-type="float" office:value="1.59167511583528E+018" calcext:value-type="float">
            <text:p>1.59167511583528E+018</text:p>
          </table:table-cell>
          <table:table-cell/>
          <table:table-cell office:value-type="float" office:value="2.17943954468" calcext:value-type="float">
            <text:p>2.17943954468</text:p>
          </table:table-cell>
        </table:table-row>
        <table:table-row table:style-name="ro1">
          <table:table-cell office:value-type="float" office:value="1.59167511589001E+018" calcext:value-type="float">
            <text:p>1.59167511589001E+018</text:p>
          </table:table-cell>
          <table:table-cell office:value-type="float" office:value="4505" calcext:value-type="float">
            <text:p>4505</text:p>
          </table:table-cell>
          <table:table-cell office:value-type="float" office:value="1.59167511586794E+018" calcext:value-type="float">
            <text:p>1.59167511586794E+018</text:p>
          </table:table-cell>
          <table:table-cell/>
          <table:table-cell office:value-type="float" office:value="106.89793396" calcext:value-type="float">
            <text:p>106.89793396</text:p>
          </table:table-cell>
          <table:table-cell office:value-type="float" office:value="68.2077407837" calcext:value-type="float">
            <text:p>68.2077407837</text:p>
          </table:table-cell>
          <table:table-cell office:value-type="float" office:value="1.08513426781" calcext:value-type="float">
            <text:p>1.08513426781</text:p>
          </table:table-cell>
          <table:table-cell office:value-type="float" office:value="392.644012451" calcext:value-type="float">
            <text:p>392.644012451</text:p>
          </table:table-cell>
          <table:table-cell office:value-type="float" office:value="268.375183105" calcext:value-type="float">
            <text:p>268.375183105</text:p>
          </table:table-cell>
          <table:table-cell office:value-type="float" office:value="69.7245941162" calcext:value-type="float">
            <text:p>69.7245941162</text:p>
          </table:table-cell>
          <table:table-cell/>
          <table:table-cell office:value-type="float" office:value="1.59167511589076E+018" calcext:value-type="float">
            <text:p>1.59167511589076E+018</text:p>
          </table:table-cell>
          <table:table-cell office:value-type="float" office:value="4504" calcext:value-type="float">
            <text:p>4504</text:p>
          </table:table-cell>
          <table:table-cell office:value-type="float" office:value="1.59167511586794E+018" calcext:value-type="float">
            <text:p>1.59167511586794E+018</text:p>
          </table:table-cell>
          <table:table-cell/>
          <table:table-cell office:value-type="float" office:value="2.17884778976" calcext:value-type="float">
            <text:p>2.17884778976</text:p>
          </table:table-cell>
        </table:table-row>
        <table:table-row table:style-name="ro1">
          <table:table-cell office:value-type="float" office:value="1.59167511591961E+018" calcext:value-type="float">
            <text:p>1.59167511591961E+018</text:p>
          </table:table-cell>
          <table:table-cell office:value-type="float" office:value="4506" calcext:value-type="float">
            <text:p>4506</text:p>
          </table:table-cell>
          <table:table-cell office:value-type="float" office:value="1.59167511590338E+018" calcext:value-type="float">
            <text:p>1.59167511590338E+018</text:p>
          </table:table-cell>
          <table:table-cell/>
          <table:table-cell office:value-type="float" office:value="108.040008545" calcext:value-type="float">
            <text:p>108.040008545</text:p>
          </table:table-cell>
          <table:table-cell office:value-type="float" office:value="67.4821548462" calcext:value-type="float">
            <text:p>67.4821548462</text:p>
          </table:table-cell>
          <table:table-cell office:value-type="float" office:value="0.997635066509" calcext:value-type="float">
            <text:p>0.997635066509</text:p>
          </table:table-cell>
          <table:table-cell office:value-type="float" office:value="394.447723389" calcext:value-type="float">
            <text:p>394.447723389</text:p>
          </table:table-cell>
          <table:table-cell office:value-type="float" office:value="268.379974365" calcext:value-type="float">
            <text:p>268.379974365</text:p>
          </table:table-cell>
          <table:table-cell office:value-type="float" office:value="69.7245941162" calcext:value-type="float">
            <text:p>69.7245941162</text:p>
          </table:table-cell>
          <table:table-cell/>
          <table:table-cell office:value-type="float" office:value="1.59167511592102E+018" calcext:value-type="float">
            <text:p>1.59167511592102E+018</text:p>
          </table:table-cell>
          <table:table-cell office:value-type="float" office:value="4505" calcext:value-type="float">
            <text:p>4505</text:p>
          </table:table-cell>
          <table:table-cell office:value-type="float" office:value="1.59167511590338E+018" calcext:value-type="float">
            <text:p>1.59167511590338E+018</text:p>
          </table:table-cell>
          <table:table-cell/>
          <table:table-cell office:value-type="float" office:value="2.17884778976" calcext:value-type="float">
            <text:p>2.17884778976</text:p>
          </table:table-cell>
        </table:table-row>
        <table:table-row table:style-name="ro1">
          <table:table-cell office:value-type="float" office:value="1.59167511595023E+018" calcext:value-type="float">
            <text:p>1.59167511595023E+018</text:p>
          </table:table-cell>
          <table:table-cell office:value-type="float" office:value="4507" calcext:value-type="float">
            <text:p>4507</text:p>
          </table:table-cell>
          <table:table-cell office:value-type="float" office:value="1.59167511593507E+018" calcext:value-type="float">
            <text:p>1.59167511593507E+018</text:p>
          </table:table-cell>
          <table:table-cell/>
          <table:table-cell office:value-type="float" office:value="107.124427795" calcext:value-type="float">
            <text:p>107.124427795</text:p>
          </table:table-cell>
          <table:table-cell office:value-type="float" office:value="67.6162338257" calcext:value-type="float">
            <text:p>67.6162338257</text:p>
          </table:table-cell>
          <table:table-cell office:value-type="float" office:value="0.933831334114" calcext:value-type="float">
            <text:p>0.933831334114</text:p>
          </table:table-cell>
          <table:table-cell office:value-type="float" office:value="395.35723877" calcext:value-type="float">
            <text:p>395.35723877</text:p>
          </table:table-cell>
          <table:table-cell office:value-type="float" office:value="267.406707764" calcext:value-type="float">
            <text:p>267.406707764</text:p>
          </table:table-cell>
          <table:table-cell office:value-type="float" office:value="69.6918487549" calcext:value-type="float">
            <text:p>69.6918487549</text:p>
          </table:table-cell>
          <table:table-cell/>
          <table:table-cell office:value-type="float" office:value="1.59167511595171E+018" calcext:value-type="float">
            <text:p>1.59167511595171E+018</text:p>
          </table:table-cell>
          <table:table-cell office:value-type="float" office:value="4506" calcext:value-type="float">
            <text:p>4506</text:p>
          </table:table-cell>
          <table:table-cell office:value-type="float" office:value="1.59167511593507E+018" calcext:value-type="float">
            <text:p>1.59167511593507E+018</text:p>
          </table:table-cell>
          <table:table-cell/>
          <table:table-cell office:value-type="float" office:value="2.17917537689" calcext:value-type="float">
            <text:p>2.17917537689</text:p>
          </table:table-cell>
        </table:table-row>
        <table:table-row table:style-name="ro1">
          <table:table-cell office:value-type="float" office:value="1.59167511598224E+018" calcext:value-type="float">
            <text:p>1.59167511598224E+018</text:p>
          </table:table-cell>
          <table:table-cell office:value-type="float" office:value="4508" calcext:value-type="float">
            <text:p>4508</text:p>
          </table:table-cell>
          <table:table-cell office:value-type="float" office:value="1.5916751159669E+018" calcext:value-type="float">
            <text:p>1.5916751159669E+018</text:p>
          </table:table-cell>
          <table:table-cell/>
          <table:table-cell office:value-type="float" office:value="113.605766296" calcext:value-type="float">
            <text:p>113.605766296</text:p>
          </table:table-cell>
          <table:table-cell office:value-type="float" office:value="67.5663146973" calcext:value-type="float">
            <text:p>67.5663146973</text:p>
          </table:table-cell>
          <table:table-cell office:value-type="float" office:value="0.811444401741" calcext:value-type="float">
            <text:p>0.811444401741</text:p>
          </table:table-cell>
          <table:table-cell office:value-type="float" office:value="399.269775391" calcext:value-type="float">
            <text:p>399.269775391</text:p>
          </table:table-cell>
          <table:table-cell office:value-type="float" office:value="267.798278809" calcext:value-type="float">
            <text:p>267.798278809</text:p>
          </table:table-cell>
          <table:table-cell office:value-type="float" office:value="69.6918487549" calcext:value-type="float">
            <text:p>69.6918487549</text:p>
          </table:table-cell>
          <table:table-cell/>
          <table:table-cell office:value-type="float" office:value="1.59167511598401E+018" calcext:value-type="float">
            <text:p>1.59167511598401E+018</text:p>
          </table:table-cell>
          <table:table-cell office:value-type="float" office:value="4507" calcext:value-type="float">
            <text:p>4507</text:p>
          </table:table-cell>
          <table:table-cell office:value-type="float" office:value="1.5916751159669E+018" calcext:value-type="float">
            <text:p>1.5916751159669E+018</text:p>
          </table:table-cell>
          <table:table-cell/>
          <table:table-cell office:value-type="float" office:value="2.17917537689" calcext:value-type="float">
            <text:p>2.17917537689</text:p>
          </table:table-cell>
        </table:table-row>
        <table:table-row table:style-name="ro1">
          <table:table-cell office:value-type="float" office:value="1.5916751160189E+018" calcext:value-type="float">
            <text:p>1.5916751160189E+018</text:p>
          </table:table-cell>
          <table:table-cell office:value-type="float" office:value="4509" calcext:value-type="float">
            <text:p>4509</text:p>
          </table:table-cell>
          <table:table-cell office:value-type="float" office:value="1.59167511600349E+018" calcext:value-type="float">
            <text:p>1.59167511600349E+018</text:p>
          </table:table-cell>
          <table:table-cell/>
          <table:table-cell office:value-type="float" office:value="119.718345642" calcext:value-type="float">
            <text:p>119.718345642</text:p>
          </table:table-cell>
          <table:table-cell office:value-type="float" office:value="68.6830291748" calcext:value-type="float">
            <text:p>68.6830291748</text:p>
          </table:table-cell>
          <table:table-cell office:value-type="float" office:value="0.674956083298" calcext:value-type="float">
            <text:p>0.674956083298</text:p>
          </table:table-cell>
          <table:table-cell office:value-type="float" office:value="403.221557617" calcext:value-type="float">
            <text:p>403.221557617</text:p>
          </table:table-cell>
          <table:table-cell office:value-type="float" office:value="266.64239502" calcext:value-type="float">
            <text:p>266.64239502</text:p>
          </table:table-cell>
          <table:table-cell office:value-type="float" office:value="69.7949752808" calcext:value-type="float">
            <text:p>69.7949752808</text:p>
          </table:table-cell>
          <table:table-cell/>
          <table:table-cell office:value-type="float" office:value="1.59167511602051E+018" calcext:value-type="float">
            <text:p>1.59167511602051E+018</text:p>
          </table:table-cell>
          <table:table-cell office:value-type="float" office:value="4508" calcext:value-type="float">
            <text:p>4508</text:p>
          </table:table-cell>
          <table:table-cell office:value-type="float" office:value="1.59167511600349E+018" calcext:value-type="float">
            <text:p>1.59167511600349E+018</text:p>
          </table:table-cell>
          <table:table-cell/>
          <table:table-cell office:value-type="float" office:value="2.17814397812" calcext:value-type="float">
            <text:p>2.17814397812</text:p>
          </table:table-cell>
        </table:table-row>
        <table:table-row table:style-name="ro1">
          <table:table-cell office:value-type="float" office:value="1.59167511604428E+018" calcext:value-type="float">
            <text:p>1.59167511604428E+018</text:p>
          </table:table-cell>
          <table:table-cell office:value-type="float" office:value="4510" calcext:value-type="float">
            <text:p>4510</text:p>
          </table:table-cell>
          <table:table-cell office:value-type="float" office:value="1.5916751160293E+018" calcext:value-type="float">
            <text:p>1.5916751160293E+018</text:p>
          </table:table-cell>
          <table:table-cell/>
          <table:table-cell office:value-type="float" office:value="116.080345154" calcext:value-type="float">
            <text:p>116.080345154</text:p>
          </table:table-cell>
          <table:table-cell office:value-type="float" office:value="68.6772460938" calcext:value-type="float">
            <text:p>68.6772460938</text:p>
          </table:table-cell>
          <table:table-cell office:value-type="float" office:value="0.612213075161" calcext:value-type="float">
            <text:p>0.612213075161</text:p>
          </table:table-cell>
          <table:table-cell office:value-type="float" office:value="402.376312256" calcext:value-type="float">
            <text:p>402.376312256</text:p>
          </table:table-cell>
          <table:table-cell office:value-type="float" office:value="266.150421143" calcext:value-type="float">
            <text:p>266.150421143</text:p>
          </table:table-cell>
          <table:table-cell office:value-type="float" office:value="69.7949752808" calcext:value-type="float">
            <text:p>69.7949752808</text:p>
          </table:table-cell>
          <table:table-cell/>
          <table:table-cell office:value-type="float" office:value="1.591675116046E+018" calcext:value-type="float">
            <text:p>1.591675116046E+018</text:p>
          </table:table-cell>
          <table:table-cell office:value-type="float" office:value="4509" calcext:value-type="float">
            <text:p>4509</text:p>
          </table:table-cell>
          <table:table-cell office:value-type="float" office:value="1.5916751160293E+018" calcext:value-type="float">
            <text:p>1.5916751160293E+018</text:p>
          </table:table-cell>
          <table:table-cell/>
          <table:table-cell office:value-type="float" office:value="2.17814397812" calcext:value-type="float">
            <text:p>2.17814397812</text:p>
          </table:table-cell>
        </table:table-row>
        <table:table-row table:style-name="ro1">
          <table:table-cell office:value-type="float" office:value="1.59167511607935E+018" calcext:value-type="float">
            <text:p>1.59167511607935E+018</text:p>
          </table:table-cell>
          <table:table-cell office:value-type="float" office:value="4511" calcext:value-type="float">
            <text:p>4511</text:p>
          </table:table-cell>
          <table:table-cell office:value-type="float" office:value="1.59167511606347E+018" calcext:value-type="float">
            <text:p>1.59167511606347E+018</text:p>
          </table:table-cell>
          <table:table-cell/>
          <table:table-cell office:value-type="float" office:value="100.204559326" calcext:value-type="float">
            <text:p>100.204559326</text:p>
          </table:table-cell>
          <table:table-cell office:value-type="float" office:value="70.9964675903" calcext:value-type="float">
            <text:p>70.9964675903</text:p>
          </table:table-cell>
          <table:table-cell office:value-type="float" office:value="0.558117330074" calcext:value-type="float">
            <text:p>0.558117330074</text:p>
          </table:table-cell>
          <table:table-cell office:value-type="float" office:value="398.276275635" calcext:value-type="float">
            <text:p>398.276275635</text:p>
          </table:table-cell>
          <table:table-cell office:value-type="float" office:value="262.945770264" calcext:value-type="float">
            <text:p>262.945770264</text:p>
          </table:table-cell>
          <table:table-cell office:value-type="float" office:value="69.8466339111" calcext:value-type="float">
            <text:p>69.8466339111</text:p>
          </table:table-cell>
          <table:table-cell/>
          <table:table-cell office:value-type="float" office:value="1.59167511608099E+018" calcext:value-type="float">
            <text:p>1.59167511608099E+018</text:p>
          </table:table-cell>
          <table:table-cell office:value-type="float" office:value="4510" calcext:value-type="float">
            <text:p>4510</text:p>
          </table:table-cell>
          <table:table-cell office:value-type="float" office:value="1.59167511606347E+018" calcext:value-type="float">
            <text:p>1.59167511606347E+018</text:p>
          </table:table-cell>
          <table:table-cell/>
          <table:table-cell office:value-type="float" office:value="2.17762756348" calcext:value-type="float">
            <text:p>2.17762756348</text:p>
          </table:table-cell>
        </table:table-row>
        <table:table-row table:style-name="ro1">
          <table:table-cell office:value-type="float" office:value="1.59167511611925E+018" calcext:value-type="float">
            <text:p>1.59167511611925E+018</text:p>
          </table:table-cell>
          <table:table-cell office:value-type="float" office:value="4512" calcext:value-type="float">
            <text:p>4512</text:p>
          </table:table-cell>
          <table:table-cell office:value-type="float" office:value="1.59167511610327E+018" calcext:value-type="float">
            <text:p>1.59167511610327E+018</text:p>
          </table:table-cell>
          <table:table-cell/>
          <table:table-cell office:value-type="float" office:value="103.056297302" calcext:value-type="float">
            <text:p>103.056297302</text:p>
          </table:table-cell>
          <table:table-cell office:value-type="float" office:value="69.447303772" calcext:value-type="float">
            <text:p>69.447303772</text:p>
          </table:table-cell>
          <table:table-cell office:value-type="float" office:value="0.530284225941" calcext:value-type="float">
            <text:p>0.530284225941</text:p>
          </table:table-cell>
          <table:table-cell office:value-type="float" office:value="398.8046875" calcext:value-type="float">
            <text:p>398.8046875</text:p>
          </table:table-cell>
          <table:table-cell office:value-type="float" office:value="263.162536621" calcext:value-type="float">
            <text:p>263.162536621</text:p>
          </table:table-cell>
          <table:table-cell office:value-type="float" office:value="69.8466339111" calcext:value-type="float">
            <text:p>69.8466339111</text:p>
          </table:table-cell>
          <table:table-cell/>
          <table:table-cell office:value-type="float" office:value="1.59167511612126E+018" calcext:value-type="float">
            <text:p>1.59167511612126E+018</text:p>
          </table:table-cell>
          <table:table-cell office:value-type="float" office:value="4511" calcext:value-type="float">
            <text:p>4511</text:p>
          </table:table-cell>
          <table:table-cell office:value-type="float" office:value="1.59167511610327E+018" calcext:value-type="float">
            <text:p>1.59167511610327E+018</text:p>
          </table:table-cell>
          <table:table-cell/>
          <table:table-cell office:value-type="float" office:value="2.17762756348" calcext:value-type="float">
            <text:p>2.17762756348</text:p>
          </table:table-cell>
        </table:table-row>
        <table:table-row table:style-name="ro1">
          <table:table-cell office:value-type="float" office:value="1.59167511614766E+018" calcext:value-type="float">
            <text:p>1.59167511614766E+018</text:p>
          </table:table-cell>
          <table:table-cell office:value-type="float" office:value="4513" calcext:value-type="float">
            <text:p>4513</text:p>
          </table:table-cell>
          <table:table-cell office:value-type="float" office:value="1.59167511612964E+018" calcext:value-type="float">
            <text:p>1.59167511612964E+018</text:p>
          </table:table-cell>
          <table:table-cell/>
          <table:table-cell office:value-type="float" office:value="102.895576477" calcext:value-type="float">
            <text:p>102.895576477</text:p>
          </table:table-cell>
          <table:table-cell office:value-type="float" office:value="69.607460022" calcext:value-type="float">
            <text:p>69.607460022</text:p>
          </table:table-cell>
          <table:table-cell office:value-type="float" office:value="0.512131094933" calcext:value-type="float">
            <text:p>0.512131094933</text:p>
          </table:table-cell>
          <table:table-cell office:value-type="float" office:value="399.130218506" calcext:value-type="float">
            <text:p>399.130218506</text:p>
          </table:table-cell>
          <table:table-cell office:value-type="float" office:value="262.942871094" calcext:value-type="float">
            <text:p>262.942871094</text:p>
          </table:table-cell>
          <table:table-cell office:value-type="float" office:value="69.8968811035" calcext:value-type="float">
            <text:p>69.8968811035</text:p>
          </table:table-cell>
          <table:table-cell/>
          <table:table-cell office:value-type="float" office:value="1.59167511614937E+018" calcext:value-type="float">
            <text:p>1.59167511614937E+018</text:p>
          </table:table-cell>
          <table:table-cell office:value-type="float" office:value="4512" calcext:value-type="float">
            <text:p>4512</text:p>
          </table:table-cell>
          <table:table-cell office:value-type="float" office:value="1.59167511612964E+018" calcext:value-type="float">
            <text:p>1.59167511612964E+018</text:p>
          </table:table-cell>
          <table:table-cell/>
          <table:table-cell office:value-type="float" office:value="2.17712497711" calcext:value-type="float">
            <text:p>2.17712497711</text:p>
          </table:table-cell>
        </table:table-row>
        <table:table-row table:style-name="ro1">
          <table:table-cell office:value-type="float" office:value="1.5916751161813E+018" calcext:value-type="float">
            <text:p>1.5916751161813E+018</text:p>
          </table:table-cell>
          <table:table-cell office:value-type="float" office:value="4514" calcext:value-type="float">
            <text:p>4514</text:p>
          </table:table-cell>
          <table:table-cell office:value-type="float" office:value="1.59167511616685E+018" calcext:value-type="float">
            <text:p>1.59167511616685E+018</text:p>
          </table:table-cell>
          <table:table-cell/>
          <table:table-cell office:value-type="float" office:value="105.367424011" calcext:value-type="float">
            <text:p>105.367424011</text:p>
          </table:table-cell>
          <table:table-cell office:value-type="float" office:value="69.4512710571" calcext:value-type="float">
            <text:p>69.4512710571</text:p>
          </table:table-cell>
          <table:table-cell office:value-type="float" office:value="0.472234517336" calcext:value-type="float">
            <text:p>0.472234517336</text:p>
          </table:table-cell>
          <table:table-cell office:value-type="float" office:value="399.648132324" calcext:value-type="float">
            <text:p>399.648132324</text:p>
          </table:table-cell>
          <table:table-cell office:value-type="float" office:value="263.198455811" calcext:value-type="float">
            <text:p>263.198455811</text:p>
          </table:table-cell>
          <table:table-cell office:value-type="float" office:value="69.8968811035" calcext:value-type="float">
            <text:p>69.8968811035</text:p>
          </table:table-cell>
          <table:table-cell/>
          <table:table-cell office:value-type="float" office:value="1.59167511618321E+018" calcext:value-type="float">
            <text:p>1.59167511618321E+018</text:p>
          </table:table-cell>
          <table:table-cell office:value-type="float" office:value="4513" calcext:value-type="float">
            <text:p>4513</text:p>
          </table:table-cell>
          <table:table-cell office:value-type="float" office:value="1.59167511616685E+018" calcext:value-type="float">
            <text:p>1.59167511616685E+018</text:p>
          </table:table-cell>
          <table:table-cell/>
          <table:table-cell office:value-type="float" office:value="2.17712497711" calcext:value-type="float">
            <text:p>2.17712497711</text:p>
          </table:table-cell>
        </table:table-row>
        <table:table-row table:style-name="ro1">
          <table:table-cell office:value-type="float" office:value="1.59167511621775E+018" calcext:value-type="float">
            <text:p>1.59167511621775E+018</text:p>
          </table:table-cell>
          <table:table-cell office:value-type="float" office:value="4515" calcext:value-type="float">
            <text:p>4515</text:p>
          </table:table-cell>
          <table:table-cell office:value-type="float" office:value="1.59167511620294E+018" calcext:value-type="float">
            <text:p>1.59167511620294E+018</text:p>
          </table:table-cell>
          <table:table-cell/>
          <table:table-cell office:value-type="float" office:value="113.896141052" calcext:value-type="float">
            <text:p>113.896141052</text:p>
          </table:table-cell>
          <table:table-cell office:value-type="float" office:value="67.8006744385" calcext:value-type="float">
            <text:p>67.8006744385</text:p>
          </table:table-cell>
          <table:table-cell office:value-type="float" office:value="0.307395637035" calcext:value-type="float">
            <text:p>0.307395637035</text:p>
          </table:table-cell>
          <table:table-cell office:value-type="float" office:value="402.840606689" calcext:value-type="float">
            <text:p>402.840606689</text:p>
          </table:table-cell>
          <table:table-cell office:value-type="float" office:value="262.947143555" calcext:value-type="float">
            <text:p>262.947143555</text:p>
          </table:table-cell>
          <table:table-cell office:value-type="float" office:value="69.9797821045" calcext:value-type="float">
            <text:p>69.9797821045</text:p>
          </table:table-cell>
          <table:table-cell/>
          <table:table-cell office:value-type="float" office:value="1.59167511621823E+018" calcext:value-type="float">
            <text:p>1.59167511621823E+018</text:p>
          </table:table-cell>
          <table:table-cell office:value-type="float" office:value="4514" calcext:value-type="float">
            <text:p>4514</text:p>
          </table:table-cell>
          <table:table-cell office:value-type="float" office:value="1.59167511620294E+018" calcext:value-type="float">
            <text:p>1.59167511620294E+018</text:p>
          </table:table-cell>
          <table:table-cell/>
          <table:table-cell office:value-type="float" office:value="2.17629599571" calcext:value-type="float">
            <text:p>2.17629599571</text:p>
          </table:table-cell>
        </table:table-row>
        <table:table-row table:style-name="ro1">
          <table:table-cell office:value-type="float" office:value="1.59167511625323E+018" calcext:value-type="float">
            <text:p>1.59167511625323E+018</text:p>
          </table:table-cell>
          <table:table-cell office:value-type="float" office:value="4516" calcext:value-type="float">
            <text:p>4516</text:p>
          </table:table-cell>
          <table:table-cell office:value-type="float" office:value="1.59167511623513E+018" calcext:value-type="float">
            <text:p>1.59167511623513E+018</text:p>
          </table:table-cell>
          <table:table-cell/>
          <table:table-cell office:value-type="float" office:value="111.787376404" calcext:value-type="float">
            <text:p>111.787376404</text:p>
          </table:table-cell>
          <table:table-cell office:value-type="float" office:value="66.827041626" calcext:value-type="float">
            <text:p>66.827041626</text:p>
          </table:table-cell>
          <table:table-cell office:value-type="float" office:value="0.328494131565" calcext:value-type="float">
            <text:p>0.328494131565</text:p>
          </table:table-cell>
          <table:table-cell office:value-type="float" office:value="401.148376465" calcext:value-type="float">
            <text:p>401.148376465</text:p>
          </table:table-cell>
          <table:table-cell office:value-type="float" office:value="261.674133301" calcext:value-type="float">
            <text:p>261.674133301</text:p>
          </table:table-cell>
          <table:table-cell office:value-type="float" office:value="69.9797821045" calcext:value-type="float">
            <text:p>69.9797821045</text:p>
          </table:table-cell>
          <table:table-cell/>
          <table:table-cell office:value-type="float" office:value="1.59167511625276E+018" calcext:value-type="float">
            <text:p>1.59167511625276E+018</text:p>
          </table:table-cell>
          <table:table-cell office:value-type="float" office:value="4515" calcext:value-type="float">
            <text:p>4515</text:p>
          </table:table-cell>
          <table:table-cell office:value-type="float" office:value="1.59167511623513E+018" calcext:value-type="float">
            <text:p>1.59167511623513E+018</text:p>
          </table:table-cell>
          <table:table-cell/>
          <table:table-cell office:value-type="float" office:value="2.17629599571" calcext:value-type="float">
            <text:p>2.17629599571</text:p>
          </table:table-cell>
        </table:table-row>
        <table:table-row table:style-name="ro1">
          <table:table-cell office:value-type="float" office:value="1.59167511628178E+018" calcext:value-type="float">
            <text:p>1.59167511628178E+018</text:p>
          </table:table-cell>
          <table:table-cell office:value-type="float" office:value="4517" calcext:value-type="float">
            <text:p>4517</text:p>
          </table:table-cell>
          <table:table-cell office:value-type="float" office:value="1.59167511626746E+018" calcext:value-type="float">
            <text:p>1.59167511626746E+018</text:p>
          </table:table-cell>
          <table:table-cell/>
          <table:table-cell office:value-type="float" office:value="124.934944153" calcext:value-type="float">
            <text:p>124.934944153</text:p>
          </table:table-cell>
          <table:table-cell office:value-type="float" office:value="65.5242767334" calcext:value-type="float">
            <text:p>65.5242767334</text:p>
          </table:table-cell>
          <table:table-cell office:value-type="float" office:value="0.180736228824" calcext:value-type="float">
            <text:p>0.180736228824</text:p>
          </table:table-cell>
          <table:table-cell office:value-type="float" office:value="406.474060059" calcext:value-type="float">
            <text:p>406.474060059</text:p>
          </table:table-cell>
          <table:table-cell office:value-type="float" office:value="261.918548584" calcext:value-type="float">
            <text:p>261.918548584</text:p>
          </table:table-cell>
          <table:table-cell office:value-type="float" office:value="69.7309570312" calcext:value-type="float">
            <text:p>69.7309570312</text:p>
          </table:table-cell>
          <table:table-cell/>
          <table:table-cell office:value-type="float" office:value="1.59167511628346E+018" calcext:value-type="float">
            <text:p>1.59167511628346E+018</text:p>
          </table:table-cell>
          <table:table-cell office:value-type="float" office:value="4516" calcext:value-type="float">
            <text:p>4516</text:p>
          </table:table-cell>
          <table:table-cell office:value-type="float" office:value="1.59167511626746E+018" calcext:value-type="float">
            <text:p>1.59167511626746E+018</text:p>
          </table:table-cell>
          <table:table-cell/>
          <table:table-cell office:value-type="float" office:value="2.17878437042" calcext:value-type="float">
            <text:p>2.17878437042</text:p>
          </table:table-cell>
        </table:table-row>
        <table:table-row table:style-name="ro1">
          <table:table-cell office:value-type="float" office:value="1.5916751163181E+018" calcext:value-type="float">
            <text:p>1.5916751163181E+018</text:p>
          </table:table-cell>
          <table:table-cell office:value-type="float" office:value="4518" calcext:value-type="float">
            <text:p>4518</text:p>
          </table:table-cell>
          <table:table-cell office:value-type="float" office:value="1.59167511630321E+018" calcext:value-type="float">
            <text:p>1.59167511630321E+018</text:p>
          </table:table-cell>
          <table:table-cell/>
          <table:table-cell office:value-type="float" office:value="108.530540466" calcext:value-type="float">
            <text:p>108.530540466</text:p>
          </table:table-cell>
          <table:table-cell office:value-type="float" office:value="67.444770813" calcext:value-type="float">
            <text:p>67.444770813</text:p>
          </table:table-cell>
          <table:table-cell office:value-type="float" office:value="0.217781335115" calcext:value-type="float">
            <text:p>0.217781335115</text:p>
          </table:table-cell>
          <table:table-cell office:value-type="float" office:value="403.669616699" calcext:value-type="float">
            <text:p>403.669616699</text:p>
          </table:table-cell>
          <table:table-cell office:value-type="float" office:value="260.984954834" calcext:value-type="float">
            <text:p>260.984954834</text:p>
          </table:table-cell>
          <table:table-cell office:value-type="float" office:value="69.7309570312" calcext:value-type="float">
            <text:p>69.7309570312</text:p>
          </table:table-cell>
          <table:table-cell/>
          <table:table-cell office:value-type="float" office:value="1.59167511632025E+018" calcext:value-type="float">
            <text:p>1.59167511632025E+018</text:p>
          </table:table-cell>
          <table:table-cell office:value-type="float" office:value="4517" calcext:value-type="float">
            <text:p>4517</text:p>
          </table:table-cell>
          <table:table-cell office:value-type="float" office:value="1.59167511630321E+018" calcext:value-type="float">
            <text:p>1.59167511630321E+018</text:p>
          </table:table-cell>
          <table:table-cell/>
          <table:table-cell office:value-type="float" office:value="2.17878437042" calcext:value-type="float">
            <text:p>2.17878437042</text:p>
          </table:table-cell>
        </table:table-row>
        <table:table-row table:style-name="ro1">
          <table:table-cell office:value-type="float" office:value="1.59167511635136E+018" calcext:value-type="float">
            <text:p>1.59167511635136E+018</text:p>
          </table:table-cell>
          <table:table-cell office:value-type="float" office:value="4519" calcext:value-type="float">
            <text:p>4519</text:p>
          </table:table-cell>
          <table:table-cell office:value-type="float" office:value="1.59167511633533E+018" calcext:value-type="float">
            <text:p>1.59167511633533E+018</text:p>
          </table:table-cell>
          <table:table-cell/>
          <table:table-cell office:value-type="float" office:value="104.535079956" calcext:value-type="float">
            <text:p>104.535079956</text:p>
          </table:table-cell>
          <table:table-cell office:value-type="float" office:value="68.6044998169" calcext:value-type="float">
            <text:p>68.6044998169</text:p>
          </table:table-cell>
          <table:table-cell office:value-type="float" office:value="0.17386727035" calcext:value-type="float">
            <text:p>0.17386727035</text:p>
          </table:table-cell>
          <table:table-cell office:value-type="float" office:value="402.61126709" calcext:value-type="float">
            <text:p>402.61126709</text:p>
          </table:table-cell>
          <table:table-cell office:value-type="float" office:value="260.695098877" calcext:value-type="float">
            <text:p>260.695098877</text:p>
          </table:table-cell>
          <table:table-cell office:value-type="float" office:value="69.6559829712" calcext:value-type="float">
            <text:p>69.6559829712</text:p>
          </table:table-cell>
          <table:table-cell/>
          <table:table-cell office:value-type="float" office:value="1.59167511635236E+018" calcext:value-type="float">
            <text:p>1.59167511635236E+018</text:p>
          </table:table-cell>
          <table:table-cell office:value-type="float" office:value="4518" calcext:value-type="float">
            <text:p>4518</text:p>
          </table:table-cell>
          <table:table-cell office:value-type="float" office:value="1.59167511633533E+018" calcext:value-type="float">
            <text:p>1.59167511633533E+018</text:p>
          </table:table-cell>
          <table:table-cell/>
          <table:table-cell office:value-type="float" office:value="2.17953395844" calcext:value-type="float">
            <text:p>2.17953395844</text:p>
          </table:table-cell>
        </table:table-row>
        <table:table-row table:style-name="ro1">
          <table:table-cell office:value-type="float" office:value="1.59167511638199E+018" calcext:value-type="float">
            <text:p>1.59167511638199E+018</text:p>
          </table:table-cell>
          <table:table-cell office:value-type="float" office:value="4520" calcext:value-type="float">
            <text:p>4520</text:p>
          </table:table-cell>
          <table:table-cell office:value-type="float" office:value="1.59167511636749E+018" calcext:value-type="float">
            <text:p>1.59167511636749E+018</text:p>
          </table:table-cell>
          <table:table-cell/>
          <table:table-cell office:value-type="float" office:value="104.820411682" calcext:value-type="float">
            <text:p>104.820411682</text:p>
          </table:table-cell>
          <table:table-cell office:value-type="float" office:value="70.4536437988" calcext:value-type="float">
            <text:p>70.4536437988</text:p>
          </table:table-cell>
          <table:table-cell office:value-type="float" office:value="0.0793399661779" calcext:value-type="float">
            <text:p>0.0793399661779</text:p>
          </table:table-cell>
          <table:table-cell office:value-type="float" office:value="403.189575195" calcext:value-type="float">
            <text:p>403.189575195</text:p>
          </table:table-cell>
          <table:table-cell office:value-type="float" office:value="258.234100342" calcext:value-type="float">
            <text:p>258.234100342</text:p>
          </table:table-cell>
          <table:table-cell office:value-type="float" office:value="69.6559829712" calcext:value-type="float">
            <text:p>69.6559829712</text:p>
          </table:table-cell>
          <table:table-cell/>
          <table:table-cell office:value-type="float" office:value="1.59167511638428E+018" calcext:value-type="float">
            <text:p>1.59167511638428E+018</text:p>
          </table:table-cell>
          <table:table-cell office:value-type="float" office:value="4519" calcext:value-type="float">
            <text:p>4519</text:p>
          </table:table-cell>
          <table:table-cell office:value-type="float" office:value="1.59167511636749E+018" calcext:value-type="float">
            <text:p>1.59167511636749E+018</text:p>
          </table:table-cell>
          <table:table-cell/>
          <table:table-cell office:value-type="float" office:value="2.17953395844" calcext:value-type="float">
            <text:p>2.17953395844</text:p>
          </table:table-cell>
        </table:table-row>
        <table:table-row table:style-name="ro1">
          <table:table-cell office:value-type="float" office:value="1.59167511641736E+018" calcext:value-type="float">
            <text:p>1.59167511641736E+018</text:p>
          </table:table-cell>
          <table:table-cell office:value-type="float" office:value="4521" calcext:value-type="float">
            <text:p>4521</text:p>
          </table:table-cell>
          <table:table-cell office:value-type="float" office:value="1.59167511640328E+018" calcext:value-type="float">
            <text:p>1.59167511640328E+018</text:p>
          </table:table-cell>
          <table:table-cell/>
          <table:table-cell office:value-type="float" office:value="105.266448975" calcext:value-type="float">
            <text:p>105.266448975</text:p>
          </table:table-cell>
          <table:table-cell office:value-type="float" office:value="72.2881011963" calcext:value-type="float">
            <text:p>72.2881011963</text:p>
          </table:table-cell>
          <table:table-cell office:value-type="float" office:value="-0.0106648951769" calcext:value-type="float">
            <text:p>-0.0106648951769</text:p>
          </table:table-cell>
          <table:table-cell office:value-type="float" office:value="403.302703857" calcext:value-type="float">
            <text:p>403.302703857</text:p>
          </table:table-cell>
          <table:table-cell office:value-type="float" office:value="257.333099365" calcext:value-type="float">
            <text:p>257.333099365</text:p>
          </table:table-cell>
          <table:table-cell office:value-type="float" office:value="69.7799835205" calcext:value-type="float">
            <text:p>69.7799835205</text:p>
          </table:table-cell>
          <table:table-cell/>
          <table:table-cell office:value-type="float" office:value="1.59167511642024E+018" calcext:value-type="float">
            <text:p>1.59167511642024E+018</text:p>
          </table:table-cell>
          <table:table-cell office:value-type="float" office:value="4520" calcext:value-type="float">
            <text:p>4520</text:p>
          </table:table-cell>
          <table:table-cell office:value-type="float" office:value="1.59167511640328E+018" calcext:value-type="float">
            <text:p>1.59167511640328E+018</text:p>
          </table:table-cell>
          <table:table-cell/>
          <table:table-cell office:value-type="float" office:value="2.17829394341" calcext:value-type="float">
            <text:p>2.17829394341</text:p>
          </table:table-cell>
        </table:table-row>
        <table:table-row table:style-name="ro1">
          <table:table-cell office:value-type="float" office:value="1.59167511644964E+018" calcext:value-type="float">
            <text:p>1.59167511644964E+018</text:p>
          </table:table-cell>
          <table:table-cell office:value-type="float" office:value="4522" calcext:value-type="float">
            <text:p>4522</text:p>
          </table:table-cell>
          <table:table-cell office:value-type="float" office:value="1.59167511643526E+018" calcext:value-type="float">
            <text:p>1.59167511643526E+018</text:p>
          </table:table-cell>
          <table:table-cell/>
          <table:table-cell office:value-type="float" office:value="105.936737061" calcext:value-type="float">
            <text:p>105.936737061</text:p>
          </table:table-cell>
          <table:table-cell office:value-type="float" office:value="71.0115509033" calcext:value-type="float">
            <text:p>71.0115509033</text:p>
          </table:table-cell>
          <table:table-cell office:value-type="float" office:value="-0.0383367352188" calcext:value-type="float">
            <text:p>-0.0383367352188</text:p>
          </table:table-cell>
          <table:table-cell office:value-type="float" office:value="404.184631348" calcext:value-type="float">
            <text:p>404.184631348</text:p>
          </table:table-cell>
          <table:table-cell office:value-type="float" office:value="256.829467773" calcext:value-type="float">
            <text:p>256.829467773</text:p>
          </table:table-cell>
          <table:table-cell office:value-type="float" office:value="69.7799835205" calcext:value-type="float">
            <text:p>69.7799835205</text:p>
          </table:table-cell>
          <table:table-cell/>
          <table:table-cell office:value-type="float" office:value="1.59167511645132E+018" calcext:value-type="float">
            <text:p>1.59167511645132E+018</text:p>
          </table:table-cell>
          <table:table-cell office:value-type="float" office:value="4521" calcext:value-type="float">
            <text:p>4521</text:p>
          </table:table-cell>
          <table:table-cell office:value-type="float" office:value="1.59167511643526E+018" calcext:value-type="float">
            <text:p>1.59167511643526E+018</text:p>
          </table:table-cell>
          <table:table-cell/>
          <table:table-cell office:value-type="float" office:value="2.17829394341" calcext:value-type="float">
            <text:p>2.17829394341</text:p>
          </table:table-cell>
        </table:table-row>
        <table:table-row table:style-name="ro1">
          <table:table-cell office:value-type="float" office:value="1.5916751164779E+018" calcext:value-type="float">
            <text:p>1.5916751164779E+018</text:p>
          </table:table-cell>
          <table:table-cell office:value-type="float" office:value="4523" calcext:value-type="float">
            <text:p>4523</text:p>
          </table:table-cell>
          <table:table-cell office:value-type="float" office:value="1.59167511646135E+018" calcext:value-type="float">
            <text:p>1.59167511646135E+018</text:p>
          </table:table-cell>
          <table:table-cell/>
          <table:table-cell office:value-type="float" office:value="101.11542511" calcext:value-type="float">
            <text:p>101.11542511</text:p>
          </table:table-cell>
          <table:table-cell office:value-type="float" office:value="73.0714950562" calcext:value-type="float">
            <text:p>73.0714950562</text:p>
          </table:table-cell>
          <table:table-cell office:value-type="float" office:value="-0.0543729625642" calcext:value-type="float">
            <text:p>-0.0543729625642</text:p>
          </table:table-cell>
          <table:table-cell office:value-type="float" office:value="402.780853271" calcext:value-type="float">
            <text:p>402.780853271</text:p>
          </table:table-cell>
          <table:table-cell office:value-type="float" office:value="257.06149292" calcext:value-type="float">
            <text:p>257.06149292</text:p>
          </table:table-cell>
          <table:table-cell office:value-type="float" office:value="70.0413894653" calcext:value-type="float">
            <text:p>70.0413894653</text:p>
          </table:table-cell>
          <table:table-cell/>
          <table:table-cell office:value-type="float" office:value="1.59167511647803E+018" calcext:value-type="float">
            <text:p>1.59167511647803E+018</text:p>
          </table:table-cell>
          <table:table-cell office:value-type="float" office:value="4522" calcext:value-type="float">
            <text:p>4522</text:p>
          </table:table-cell>
          <table:table-cell office:value-type="float" office:value="1.59167511646135E+018" calcext:value-type="float">
            <text:p>1.59167511646135E+018</text:p>
          </table:table-cell>
          <table:table-cell/>
          <table:table-cell office:value-type="float" office:value="2.1756799221" calcext:value-type="float">
            <text:p>2.1756799221</text:p>
          </table:table-cell>
        </table:table-row>
        <table:table-row table:style-name="ro1">
          <table:table-cell office:value-type="float" office:value="1.59167511651483E+018" calcext:value-type="float">
            <text:p>1.59167511651483E+018</text:p>
          </table:table-cell>
          <table:table-cell office:value-type="float" office:value="4524" calcext:value-type="float">
            <text:p>4524</text:p>
          </table:table-cell>
          <table:table-cell office:value-type="float" office:value="1.59167511649762E+018" calcext:value-type="float">
            <text:p>1.59167511649762E+018</text:p>
          </table:table-cell>
          <table:table-cell/>
          <table:table-cell office:value-type="float" office:value="99.7628707886" calcext:value-type="float">
            <text:p>99.7628707886</text:p>
          </table:table-cell>
          <table:table-cell office:value-type="float" office:value="75.4681854248" calcext:value-type="float">
            <text:p>75.4681854248</text:p>
          </table:table-cell>
          <table:table-cell office:value-type="float" office:value="-0.0815200284123" calcext:value-type="float">
            <text:p>-0.0815200284123</text:p>
          </table:table-cell>
          <table:table-cell office:value-type="float" office:value="403.534301758" calcext:value-type="float">
            <text:p>403.534301758</text:p>
          </table:table-cell>
          <table:table-cell office:value-type="float" office:value="257.883026123" calcext:value-type="float">
            <text:p>257.883026123</text:p>
          </table:table-cell>
          <table:table-cell office:value-type="float" office:value="70.0413894653" calcext:value-type="float">
            <text:p>70.0413894653</text:p>
          </table:table-cell>
          <table:table-cell/>
          <table:table-cell office:value-type="float" office:value="1.59167511651639E+018" calcext:value-type="float">
            <text:p>1.59167511651639E+018</text:p>
          </table:table-cell>
          <table:table-cell office:value-type="float" office:value="4523" calcext:value-type="float">
            <text:p>4523</text:p>
          </table:table-cell>
          <table:table-cell office:value-type="float" office:value="1.59167511649762E+018" calcext:value-type="float">
            <text:p>1.59167511649762E+018</text:p>
          </table:table-cell>
          <table:table-cell/>
          <table:table-cell office:value-type="float" office:value="2.1756799221" calcext:value-type="float">
            <text:p>2.1756799221</text:p>
          </table:table-cell>
        </table:table-row>
        <table:table-row table:style-name="ro1">
          <table:table-cell office:value-type="float" office:value="1.59167511654631E+018" calcext:value-type="float">
            <text:p>1.59167511654631E+018</text:p>
          </table:table-cell>
          <table:table-cell office:value-type="float" office:value="4525" calcext:value-type="float">
            <text:p>4525</text:p>
          </table:table-cell>
          <table:table-cell office:value-type="float" office:value="1.59167511652936E+018" calcext:value-type="float">
            <text:p>1.59167511652936E+018</text:p>
          </table:table-cell>
          <table:table-cell/>
          <table:table-cell office:value-type="float" office:value="100.720298767" calcext:value-type="float">
            <text:p>100.720298767</text:p>
          </table:table-cell>
          <table:table-cell office:value-type="float" office:value="74.3736572266" calcext:value-type="float">
            <text:p>74.3736572266</text:p>
          </table:table-cell>
          <table:table-cell office:value-type="float" office:value="-0.0742396116257" calcext:value-type="float">
            <text:p>-0.0742396116257</text:p>
          </table:table-cell>
          <table:table-cell office:value-type="float" office:value="402.598205566" calcext:value-type="float">
            <text:p>402.598205566</text:p>
          </table:table-cell>
          <table:table-cell office:value-type="float" office:value="257.348297119" calcext:value-type="float">
            <text:p>257.348297119</text:p>
          </table:table-cell>
          <table:table-cell office:value-type="float" office:value="70.3388290405" calcext:value-type="float">
            <text:p>70.3388290405</text:p>
          </table:table-cell>
          <table:table-cell/>
          <table:table-cell office:value-type="float" office:value="1.5916751165476E+018" calcext:value-type="float">
            <text:p>1.5916751165476E+018</text:p>
          </table:table-cell>
          <table:table-cell office:value-type="float" office:value="4524" calcext:value-type="float">
            <text:p>4524</text:p>
          </table:table-cell>
          <table:table-cell office:value-type="float" office:value="1.59167511652936E+018" calcext:value-type="float">
            <text:p>1.59167511652936E+018</text:p>
          </table:table-cell>
          <table:table-cell/>
          <table:table-cell office:value-type="float" office:value="2.17270565033" calcext:value-type="float">
            <text:p>2.17270565033</text:p>
          </table:table-cell>
        </table:table-row>
        <table:table-row table:style-name="ro1">
          <table:table-cell office:value-type="float" office:value="1.59167511657819E+018" calcext:value-type="float">
            <text:p>1.59167511657819E+018</text:p>
          </table:table-cell>
          <table:table-cell office:value-type="float" office:value="4526" calcext:value-type="float">
            <text:p>4526</text:p>
          </table:table-cell>
          <table:table-cell office:value-type="float" office:value="1.59167511656134E+018" calcext:value-type="float">
            <text:p>1.59167511656134E+018</text:p>
          </table:table-cell>
          <table:table-cell/>
          <table:table-cell office:value-type="float" office:value="102.923843384" calcext:value-type="float">
            <text:p>102.923843384</text:p>
          </table:table-cell>
          <table:table-cell office:value-type="float" office:value="72.6287689209" calcext:value-type="float">
            <text:p>72.6287689209</text:p>
          </table:table-cell>
          <table:table-cell office:value-type="float" office:value="-0.101774968207" calcext:value-type="float">
            <text:p>-0.101774968207</text:p>
          </table:table-cell>
          <table:table-cell office:value-type="float" office:value="403.08795166" calcext:value-type="float">
            <text:p>403.08795166</text:p>
          </table:table-cell>
          <table:table-cell office:value-type="float" office:value="255.936782837" calcext:value-type="float">
            <text:p>255.936782837</text:p>
          </table:table-cell>
          <table:table-cell office:value-type="float" office:value="70.3388290405" calcext:value-type="float">
            <text:p>70.3388290405</text:p>
          </table:table-cell>
          <table:table-cell/>
          <table:table-cell office:value-type="float" office:value="1.59167511657998E+018" calcext:value-type="float">
            <text:p>1.59167511657998E+018</text:p>
          </table:table-cell>
          <table:table-cell office:value-type="float" office:value="4525" calcext:value-type="float">
            <text:p>4525</text:p>
          </table:table-cell>
          <table:table-cell office:value-type="float" office:value="1.59167511656134E+018" calcext:value-type="float">
            <text:p>1.59167511656134E+018</text:p>
          </table:table-cell>
          <table:table-cell/>
          <table:table-cell office:value-type="float" office:value="2.17270565033" calcext:value-type="float">
            <text:p>2.17270565033</text:p>
          </table:table-cell>
        </table:table-row>
        <table:table-row table:style-name="ro1">
          <table:table-cell office:value-type="float" office:value="1.59167511661369E+018" calcext:value-type="float">
            <text:p>1.59167511661369E+018</text:p>
          </table:table-cell>
          <table:table-cell office:value-type="float" office:value="4527" calcext:value-type="float">
            <text:p>4527</text:p>
          </table:table-cell>
          <table:table-cell office:value-type="float" office:value="1.59167511659756E+018" calcext:value-type="float">
            <text:p>1.59167511659756E+018</text:p>
          </table:table-cell>
          <table:table-cell/>
          <table:table-cell office:value-type="float" office:value="102.891479492" calcext:value-type="float">
            <text:p>102.891479492</text:p>
          </table:table-cell>
          <table:table-cell office:value-type="float" office:value="70.8150939941" calcext:value-type="float">
            <text:p>70.8150939941</text:p>
          </table:table-cell>
          <table:table-cell office:value-type="float" office:value="-0.215615645051" calcext:value-type="float">
            <text:p>-0.215615645051</text:p>
          </table:table-cell>
          <table:table-cell office:value-type="float" office:value="403.502563477" calcext:value-type="float">
            <text:p>403.502563477</text:p>
          </table:table-cell>
          <table:table-cell office:value-type="float" office:value="254.656433105" calcext:value-type="float">
            <text:p>254.656433105</text:p>
          </table:table-cell>
          <table:table-cell office:value-type="float" office:value="70.3994369507" calcext:value-type="float">
            <text:p>70.3994369507</text:p>
          </table:table-cell>
          <table:table-cell/>
          <table:table-cell office:value-type="float" office:value="1.59167511661525E+018" calcext:value-type="float">
            <text:p>1.59167511661525E+018</text:p>
          </table:table-cell>
          <table:table-cell office:value-type="float" office:value="4526" calcext:value-type="float">
            <text:p>4526</text:p>
          </table:table-cell>
          <table:table-cell office:value-type="float" office:value="1.59167511659756E+018" calcext:value-type="float">
            <text:p>1.59167511659756E+018</text:p>
          </table:table-cell>
          <table:table-cell/>
          <table:table-cell office:value-type="float" office:value="2.17209935188" calcext:value-type="float">
            <text:p>2.17209935188</text:p>
          </table:table-cell>
        </table:table-row>
        <table:table-row table:style-name="ro1">
          <table:table-cell office:value-type="float" office:value="1.59167511664575E+018" calcext:value-type="float">
            <text:p>1.59167511664575E+018</text:p>
          </table:table-cell>
          <table:table-cell office:value-type="float" office:value="4528" calcext:value-type="float">
            <text:p>4528</text:p>
          </table:table-cell>
          <table:table-cell office:value-type="float" office:value="1.59167511662935E+018" calcext:value-type="float">
            <text:p>1.59167511662935E+018</text:p>
          </table:table-cell>
          <table:table-cell/>
          <table:table-cell office:value-type="float" office:value="103.899368286" calcext:value-type="float">
            <text:p>103.899368286</text:p>
          </table:table-cell>
          <table:table-cell office:value-type="float" office:value="69.3116226196" calcext:value-type="float">
            <text:p>69.3116226196</text:p>
          </table:table-cell>
          <table:table-cell office:value-type="float" office:value="-0.177678510547" calcext:value-type="float">
            <text:p>-0.177678510547</text:p>
          </table:table-cell>
          <table:table-cell office:value-type="float" office:value="404.18182373" calcext:value-type="float">
            <text:p>404.18182373</text:p>
          </table:table-cell>
          <table:table-cell office:value-type="float" office:value="255.134979248" calcext:value-type="float">
            <text:p>255.134979248</text:p>
          </table:table-cell>
          <table:table-cell office:value-type="float" office:value="70.3994369507" calcext:value-type="float">
            <text:p>70.3994369507</text:p>
          </table:table-cell>
          <table:table-cell/>
          <table:table-cell office:value-type="float" office:value="1.59167511664577E+018" calcext:value-type="float">
            <text:p>1.59167511664577E+018</text:p>
          </table:table-cell>
          <table:table-cell office:value-type="float" office:value="4527" calcext:value-type="float">
            <text:p>4527</text:p>
          </table:table-cell>
          <table:table-cell office:value-type="float" office:value="1.59167511662935E+018" calcext:value-type="float">
            <text:p>1.59167511662935E+018</text:p>
          </table:table-cell>
          <table:table-cell/>
          <table:table-cell office:value-type="float" office:value="2.17209935188" calcext:value-type="float">
            <text:p>2.17209935188</text:p>
          </table:table-cell>
        </table:table-row>
        <table:table-row table:style-name="ro1">
          <table:table-cell office:value-type="float" office:value="1.59167511668512E+018" calcext:value-type="float">
            <text:p>1.59167511668512E+018</text:p>
          </table:table-cell>
          <table:table-cell office:value-type="float" office:value="4529" calcext:value-type="float">
            <text:p>4529</text:p>
          </table:table-cell>
          <table:table-cell office:value-type="float" office:value="1.59167511666774E+018" calcext:value-type="float">
            <text:p>1.59167511666774E+018</text:p>
          </table:table-cell>
          <table:table-cell/>
          <table:table-cell office:value-type="float" office:value="110.753189087" calcext:value-type="float">
            <text:p>110.753189087</text:p>
          </table:table-cell>
          <table:table-cell office:value-type="float" office:value="68.0861740112" calcext:value-type="float">
            <text:p>68.0861740112</text:p>
          </table:table-cell>
          <table:table-cell office:value-type="float" office:value="-0.332933753729" calcext:value-type="float">
            <text:p>-0.332933753729</text:p>
          </table:table-cell>
          <table:table-cell office:value-type="float" office:value="406.005371094" calcext:value-type="float">
            <text:p>406.005371094</text:p>
          </table:table-cell>
          <table:table-cell office:value-type="float" office:value="253.096084595" calcext:value-type="float">
            <text:p>253.096084595</text:p>
          </table:table-cell>
          <table:table-cell office:value-type="float" office:value="70.3302383423" calcext:value-type="float">
            <text:p>70.3302383423</text:p>
          </table:table-cell>
          <table:table-cell/>
          <table:table-cell office:value-type="float" office:value="1.59167511668637E+018" calcext:value-type="float">
            <text:p>1.59167511668637E+018</text:p>
          </table:table-cell>
          <table:table-cell office:value-type="float" office:value="4528" calcext:value-type="float">
            <text:p>4528</text:p>
          </table:table-cell>
          <table:table-cell office:value-type="float" office:value="1.59167511666774E+018" calcext:value-type="float">
            <text:p>1.59167511666774E+018</text:p>
          </table:table-cell>
          <table:table-cell/>
          <table:table-cell office:value-type="float" office:value="2.17279148102" calcext:value-type="float">
            <text:p>2.17279148102</text:p>
          </table:table-cell>
        </table:table-row>
        <table:table-row table:style-name="ro1">
          <table:table-cell office:value-type="float" office:value="1.59167511671875E+018" calcext:value-type="float">
            <text:p>1.59167511671875E+018</text:p>
          </table:table-cell>
          <table:table-cell office:value-type="float" office:value="4530" calcext:value-type="float">
            <text:p>4530</text:p>
          </table:table-cell>
          <table:table-cell office:value-type="float" office:value="1.59167511670364E+018" calcext:value-type="float">
            <text:p>1.59167511670364E+018</text:p>
          </table:table-cell>
          <table:table-cell/>
          <table:table-cell office:value-type="float" office:value="106.14365387" calcext:value-type="float">
            <text:p>106.14365387</text:p>
          </table:table-cell>
          <table:table-cell office:value-type="float" office:value="67.0992889404" calcext:value-type="float">
            <text:p>67.0992889404</text:p>
          </table:table-cell>
          <table:table-cell office:value-type="float" office:value="-0.438407450914" calcext:value-type="float">
            <text:p>-0.438407450914</text:p>
          </table:table-cell>
          <table:table-cell office:value-type="float" office:value="402.904083252" calcext:value-type="float">
            <text:p>402.904083252</text:p>
          </table:table-cell>
          <table:table-cell office:value-type="float" office:value="251.829589844" calcext:value-type="float">
            <text:p>251.829589844</text:p>
          </table:table-cell>
          <table:table-cell office:value-type="float" office:value="70.3302383423" calcext:value-type="float">
            <text:p>70.3302383423</text:p>
          </table:table-cell>
          <table:table-cell/>
          <table:table-cell office:value-type="float" office:value="1.59167511671943E+018" calcext:value-type="float">
            <text:p>1.59167511671943E+018</text:p>
          </table:table-cell>
          <table:table-cell office:value-type="float" office:value="4529" calcext:value-type="float">
            <text:p>4529</text:p>
          </table:table-cell>
          <table:table-cell office:value-type="float" office:value="1.59167511670364E+018" calcext:value-type="float">
            <text:p>1.59167511670364E+018</text:p>
          </table:table-cell>
          <table:table-cell/>
          <table:table-cell office:value-type="float" office:value="2.17279148102" calcext:value-type="float">
            <text:p>2.17279148102</text:p>
          </table:table-cell>
        </table:table-row>
        <table:table-row table:style-name="ro1">
          <table:table-cell office:value-type="float" office:value="1.59167511675025E+018" calcext:value-type="float">
            <text:p>1.59167511675025E+018</text:p>
          </table:table-cell>
          <table:table-cell office:value-type="float" office:value="4531" calcext:value-type="float">
            <text:p>4531</text:p>
          </table:table-cell>
          <table:table-cell office:value-type="float" office:value="1.59167511673567E+018" calcext:value-type="float">
            <text:p>1.59167511673567E+018</text:p>
          </table:table-cell>
          <table:table-cell/>
          <table:table-cell office:value-type="float" office:value="105.157211304" calcext:value-type="float">
            <text:p>105.157211304</text:p>
          </table:table-cell>
          <table:table-cell office:value-type="float" office:value="68.8942489624" calcext:value-type="float">
            <text:p>68.8942489624</text:p>
          </table:table-cell>
          <table:table-cell office:value-type="float" office:value="-0.515155613422" calcext:value-type="float">
            <text:p>-0.515155613422</text:p>
          </table:table-cell>
          <table:table-cell office:value-type="float" office:value="402.768859863" calcext:value-type="float">
            <text:p>402.768859863</text:p>
          </table:table-cell>
          <table:table-cell office:value-type="float" office:value="249.887115479" calcext:value-type="float">
            <text:p>249.887115479</text:p>
          </table:table-cell>
          <table:table-cell office:value-type="float" office:value="70.2790603638" calcext:value-type="float">
            <text:p>70.2790603638</text:p>
          </table:table-cell>
          <table:table-cell/>
          <table:table-cell office:value-type="float" office:value="1.59167511675111E+018" calcext:value-type="float">
            <text:p>1.59167511675111E+018</text:p>
          </table:table-cell>
          <table:table-cell office:value-type="float" office:value="4530" calcext:value-type="float">
            <text:p>4530</text:p>
          </table:table-cell>
          <table:table-cell office:value-type="float" office:value="1.59167511673567E+018" calcext:value-type="float">
            <text:p>1.59167511673567E+018</text:p>
          </table:table-cell>
          <table:table-cell/>
          <table:table-cell office:value-type="float" office:value="2.17330312729" calcext:value-type="float">
            <text:p>2.17330312729</text:p>
          </table:table-cell>
        </table:table-row>
        <table:table-row table:style-name="ro1">
          <table:table-cell office:value-type="float" office:value="1.59167511678889E+018" calcext:value-type="float">
            <text:p>1.59167511678889E+018</text:p>
          </table:table-cell>
          <table:table-cell office:value-type="float" office:value="4532" calcext:value-type="float">
            <text:p>4532</text:p>
          </table:table-cell>
          <table:table-cell office:value-type="float" office:value="1.59167511677166E+018" calcext:value-type="float">
            <text:p>1.59167511677166E+018</text:p>
          </table:table-cell>
          <table:table-cell/>
          <table:table-cell office:value-type="float" office:value="104.192024231" calcext:value-type="float">
            <text:p>104.192024231</text:p>
          </table:table-cell>
          <table:table-cell office:value-type="float" office:value="69.1935119629" calcext:value-type="float">
            <text:p>69.1935119629</text:p>
          </table:table-cell>
          <table:table-cell office:value-type="float" office:value="-0.59645819664" calcext:value-type="float">
            <text:p>-0.59645819664</text:p>
          </table:table-cell>
          <table:table-cell office:value-type="float" office:value="400.674591064" calcext:value-type="float">
            <text:p>400.674591064</text:p>
          </table:table-cell>
          <table:table-cell office:value-type="float" office:value="247.859832764" calcext:value-type="float">
            <text:p>247.859832764</text:p>
          </table:table-cell>
          <table:table-cell office:value-type="float" office:value="70.2790603638" calcext:value-type="float">
            <text:p>70.2790603638</text:p>
          </table:table-cell>
          <table:table-cell/>
          <table:table-cell office:value-type="float" office:value="1.59167511678876E+018" calcext:value-type="float">
            <text:p>1.59167511678876E+018</text:p>
          </table:table-cell>
          <table:table-cell office:value-type="float" office:value="4531" calcext:value-type="float">
            <text:p>4531</text:p>
          </table:table-cell>
          <table:table-cell office:value-type="float" office:value="1.59167511677166E+018" calcext:value-type="float">
            <text:p>1.59167511677166E+018</text:p>
          </table:table-cell>
          <table:table-cell/>
          <table:table-cell office:value-type="float" office:value="2.17330312729" calcext:value-type="float">
            <text:p>2.17330312729</text:p>
          </table:table-cell>
        </table:table-row>
        <table:table-row table:style-name="ro1">
          <table:table-cell office:value-type="float" office:value="1.59167511681846E+018" calcext:value-type="float">
            <text:p>1.59167511681846E+018</text:p>
          </table:table-cell>
          <table:table-cell office:value-type="float" office:value="4533" calcext:value-type="float">
            <text:p>4533</text:p>
          </table:table-cell>
          <table:table-cell office:value-type="float" office:value="1.59167511680384E+018" calcext:value-type="float">
            <text:p>1.59167511680384E+018</text:p>
          </table:table-cell>
          <table:table-cell/>
          <table:table-cell office:value-type="float" office:value="101.011116028" calcext:value-type="float">
            <text:p>101.011116028</text:p>
          </table:table-cell>
          <table:table-cell office:value-type="float" office:value="70.8382110596" calcext:value-type="float">
            <text:p>70.8382110596</text:p>
          </table:table-cell>
          <table:table-cell office:value-type="float" office:value="-0.747400999069" calcext:value-type="float">
            <text:p>-0.747400999069</text:p>
          </table:table-cell>
          <table:table-cell office:value-type="float" office:value="399.575927734" calcext:value-type="float">
            <text:p>399.575927734</text:p>
          </table:table-cell>
          <table:table-cell office:value-type="float" office:value="246.717681885" calcext:value-type="float">
            <text:p>246.717681885</text:p>
          </table:table-cell>
          <table:table-cell office:value-type="float" office:value="70.3367996216" calcext:value-type="float">
            <text:p>70.3367996216</text:p>
          </table:table-cell>
          <table:table-cell/>
          <table:table-cell office:value-type="float" office:value="1.59167511682083E+018" calcext:value-type="float">
            <text:p>1.59167511682083E+018</text:p>
          </table:table-cell>
          <table:table-cell office:value-type="float" office:value="4532" calcext:value-type="float">
            <text:p>4532</text:p>
          </table:table-cell>
          <table:table-cell office:value-type="float" office:value="1.59167511680384E+018" calcext:value-type="float">
            <text:p>1.59167511680384E+018</text:p>
          </table:table-cell>
          <table:table-cell/>
          <table:table-cell office:value-type="float" office:value="2.17272591591" calcext:value-type="float">
            <text:p>2.17272591591</text:p>
          </table:table-cell>
        </table:table-row>
        <table:table-row table:style-name="ro1">
          <table:table-cell office:value-type="float" office:value="1.59167511685189E+018" calcext:value-type="float">
            <text:p>1.59167511685189E+018</text:p>
          </table:table-cell>
          <table:table-cell office:value-type="float" office:value="4534" calcext:value-type="float">
            <text:p>4534</text:p>
          </table:table-cell>
          <table:table-cell office:value-type="float" office:value="1.59167511683579E+018" calcext:value-type="float">
            <text:p>1.59167511683579E+018</text:p>
          </table:table-cell>
          <table:table-cell/>
          <table:table-cell office:value-type="float" office:value="100.890640259" calcext:value-type="float">
            <text:p>100.890640259</text:p>
          </table:table-cell>
          <table:table-cell office:value-type="float" office:value="70.3856277466" calcext:value-type="float">
            <text:p>70.3856277466</text:p>
          </table:table-cell>
          <table:table-cell office:value-type="float" office:value="-0.811372160912" calcext:value-type="float">
            <text:p>-0.811372160912</text:p>
          </table:table-cell>
          <table:table-cell office:value-type="float" office:value="398.45703125" calcext:value-type="float">
            <text:p>398.45703125</text:p>
          </table:table-cell>
          <table:table-cell office:value-type="float" office:value="246.596908569" calcext:value-type="float">
            <text:p>246.596908569</text:p>
          </table:table-cell>
          <table:table-cell office:value-type="float" office:value="70.3367996216" calcext:value-type="float">
            <text:p>70.3367996216</text:p>
          </table:table-cell>
          <table:table-cell/>
          <table:table-cell office:value-type="float" office:value="1.59167511685359E+018" calcext:value-type="float">
            <text:p>1.59167511685359E+018</text:p>
          </table:table-cell>
          <table:table-cell office:value-type="float" office:value="4533" calcext:value-type="float">
            <text:p>4533</text:p>
          </table:table-cell>
          <table:table-cell office:value-type="float" office:value="1.59167511683579E+018" calcext:value-type="float">
            <text:p>1.59167511683579E+018</text:p>
          </table:table-cell>
          <table:table-cell/>
          <table:table-cell office:value-type="float" office:value="2.17272591591" calcext:value-type="float">
            <text:p>2.17272591591</text:p>
          </table:table-cell>
        </table:table-row>
        <table:table-row table:style-name="ro1">
          <table:table-cell office:value-type="float" office:value="1.59167511688866E+018" calcext:value-type="float">
            <text:p>1.59167511688866E+018</text:p>
          </table:table-cell>
          <table:table-cell office:value-type="float" office:value="4535" calcext:value-type="float">
            <text:p>4535</text:p>
          </table:table-cell>
          <table:table-cell office:value-type="float" office:value="1.59167511687183E+018" calcext:value-type="float">
            <text:p>1.59167511687183E+018</text:p>
          </table:table-cell>
          <table:table-cell/>
          <table:table-cell office:value-type="float" office:value="101.348701477" calcext:value-type="float">
            <text:p>101.348701477</text:p>
          </table:table-cell>
          <table:table-cell office:value-type="float" office:value="71.8605651855" calcext:value-type="float">
            <text:p>71.8605651855</text:p>
          </table:table-cell>
          <table:table-cell office:value-type="float" office:value="-0.94415307045" calcext:value-type="float">
            <text:p>-0.94415307045</text:p>
          </table:table-cell>
          <table:table-cell office:value-type="float" office:value="397.924835205" calcext:value-type="float">
            <text:p>397.924835205</text:p>
          </table:table-cell>
          <table:table-cell office:value-type="float" office:value="244.884231567" calcext:value-type="float">
            <text:p>244.884231567</text:p>
          </table:table-cell>
          <table:table-cell office:value-type="float" office:value="70.4174804688" calcext:value-type="float">
            <text:p>70.4174804688</text:p>
          </table:table-cell>
          <table:table-cell/>
          <table:table-cell office:value-type="float" office:value="1.59167511688898E+018" calcext:value-type="float">
            <text:p>1.59167511688898E+018</text:p>
          </table:table-cell>
          <table:table-cell office:value-type="float" office:value="4534" calcext:value-type="float">
            <text:p>4534</text:p>
          </table:table-cell>
          <table:table-cell office:value-type="float" office:value="1.59167511687183E+018" calcext:value-type="float">
            <text:p>1.59167511687183E+018</text:p>
          </table:table-cell>
          <table:table-cell/>
          <table:table-cell office:value-type="float" office:value="2.17191910744" calcext:value-type="float">
            <text:p>2.17191910744</text:p>
          </table:table-cell>
        </table:table-row>
        <table:table-row table:style-name="ro1">
          <table:table-cell office:value-type="float" office:value="1.59167511691616E+018" calcext:value-type="float">
            <text:p>1.59167511691616E+018</text:p>
          </table:table-cell>
          <table:table-cell office:value-type="float" office:value="4536" calcext:value-type="float">
            <text:p>4536</text:p>
          </table:table-cell>
          <table:table-cell office:value-type="float" office:value="1.59167511689848E+018" calcext:value-type="float">
            <text:p>1.59167511689848E+018</text:p>
          </table:table-cell>
          <table:table-cell/>
          <table:table-cell office:value-type="float" office:value="102.718521118" calcext:value-type="float">
            <text:p>102.718521118</text:p>
          </table:table-cell>
          <table:table-cell office:value-type="float" office:value="71.0066833496" calcext:value-type="float">
            <text:p>71.0066833496</text:p>
          </table:table-cell>
          <table:table-cell office:value-type="float" office:value="-1.00942802429" calcext:value-type="float">
            <text:p>-1.00942802429</text:p>
          </table:table-cell>
          <table:table-cell office:value-type="float" office:value="397.094360352" calcext:value-type="float">
            <text:p>397.094360352</text:p>
          </table:table-cell>
          <table:table-cell office:value-type="float" office:value="244.154495239" calcext:value-type="float">
            <text:p>244.154495239</text:p>
          </table:table-cell>
          <table:table-cell office:value-type="float" office:value="70.4174804688" calcext:value-type="float">
            <text:p>70.4174804688</text:p>
          </table:table-cell>
          <table:table-cell/>
          <table:table-cell office:value-type="float" office:value="1.5916751169179E+018" calcext:value-type="float">
            <text:p>1.5916751169179E+018</text:p>
          </table:table-cell>
          <table:table-cell office:value-type="float" office:value="4535" calcext:value-type="float">
            <text:p>4535</text:p>
          </table:table-cell>
          <table:table-cell office:value-type="float" office:value="1.59167511689848E+018" calcext:value-type="float">
            <text:p>1.59167511689848E+018</text:p>
          </table:table-cell>
          <table:table-cell/>
          <table:table-cell office:value-type="float" office:value="2.17191910744" calcext:value-type="float">
            <text:p>2.17191910744</text:p>
          </table:table-cell>
        </table:table-row>
        <table:table-row table:style-name="ro1">
          <table:table-cell office:value-type="float" office:value="1.59167511694943E+018" calcext:value-type="float">
            <text:p>1.59167511694943E+018</text:p>
          </table:table-cell>
          <table:table-cell office:value-type="float" office:value="4537" calcext:value-type="float">
            <text:p>4537</text:p>
          </table:table-cell>
          <table:table-cell office:value-type="float" office:value="1.59167511693048E+018" calcext:value-type="float">
            <text:p>1.59167511693048E+018</text:p>
          </table:table-cell>
          <table:table-cell/>
          <table:table-cell office:value-type="float" office:value="100.960700989" calcext:value-type="float">
            <text:p>100.960700989</text:p>
          </table:table-cell>
          <table:table-cell office:value-type="float" office:value="69.4717636108" calcext:value-type="float">
            <text:p>69.4717636108</text:p>
          </table:table-cell>
          <table:table-cell office:value-type="float" office:value="-1.02568924427" calcext:value-type="float">
            <text:p>-1.02568924427</text:p>
          </table:table-cell>
          <table:table-cell office:value-type="float" office:value="395.97177124" calcext:value-type="float">
            <text:p>395.97177124</text:p>
          </table:table-cell>
          <table:table-cell office:value-type="float" office:value="244.652175903" calcext:value-type="float">
            <text:p>244.652175903</text:p>
          </table:table-cell>
          <table:table-cell office:value-type="float" office:value="70.4930877686" calcext:value-type="float">
            <text:p>70.4930877686</text:p>
          </table:table-cell>
          <table:table-cell/>
          <table:table-cell office:value-type="float" office:value="1.59167511694998E+018" calcext:value-type="float">
            <text:p>1.59167511694998E+018</text:p>
          </table:table-cell>
          <table:table-cell office:value-type="float" office:value="4536" calcext:value-type="float">
            <text:p>4536</text:p>
          </table:table-cell>
          <table:table-cell office:value-type="float" office:value="1.59167511693048E+018" calcext:value-type="float">
            <text:p>1.59167511693048E+018</text:p>
          </table:table-cell>
          <table:table-cell/>
          <table:table-cell office:value-type="float" office:value="2.1711628437" calcext:value-type="float">
            <text:p>2.1711628437</text:p>
          </table:table-cell>
        </table:table-row>
        <table:table-row table:style-name="ro1">
          <table:table-cell office:value-type="float" office:value="1.5916751169807E+018" calcext:value-type="float">
            <text:p>1.5916751169807E+018</text:p>
          </table:table-cell>
          <table:table-cell office:value-type="float" office:value="4538" calcext:value-type="float">
            <text:p>4538</text:p>
          </table:table-cell>
          <table:table-cell office:value-type="float" office:value="1.59167511696549E+018" calcext:value-type="float">
            <text:p>1.59167511696549E+018</text:p>
          </table:table-cell>
          <table:table-cell/>
          <table:table-cell office:value-type="float" office:value="104.60887146" calcext:value-type="float">
            <text:p>104.60887146</text:p>
          </table:table-cell>
          <table:table-cell office:value-type="float" office:value="69.9714584351" calcext:value-type="float">
            <text:p>69.9714584351</text:p>
          </table:table-cell>
          <table:table-cell office:value-type="float" office:value="-1.14060938358" calcext:value-type="float">
            <text:p>-1.14060938358</text:p>
          </table:table-cell>
          <table:table-cell office:value-type="float" office:value="395.404785156" calcext:value-type="float">
            <text:p>395.404785156</text:p>
          </table:table-cell>
          <table:table-cell office:value-type="float" office:value="241.434783936" calcext:value-type="float">
            <text:p>241.434783936</text:p>
          </table:table-cell>
          <table:table-cell office:value-type="float" office:value="70.4930877686" calcext:value-type="float">
            <text:p>70.4930877686</text:p>
          </table:table-cell>
          <table:table-cell/>
          <table:table-cell office:value-type="float" office:value="1.59167511698217E+018" calcext:value-type="float">
            <text:p>1.59167511698217E+018</text:p>
          </table:table-cell>
          <table:table-cell office:value-type="float" office:value="4537" calcext:value-type="float">
            <text:p>4537</text:p>
          </table:table-cell>
          <table:table-cell office:value-type="float" office:value="1.59167511696549E+018" calcext:value-type="float">
            <text:p>1.59167511696549E+018</text:p>
          </table:table-cell>
          <table:table-cell/>
          <table:table-cell office:value-type="float" office:value="2.1711628437" calcext:value-type="float">
            <text:p>2.1711628437</text:p>
          </table:table-cell>
        </table:table-row>
        <table:table-row table:style-name="ro1">
          <table:table-cell office:value-type="float" office:value="1.59167511701328E+018" calcext:value-type="float">
            <text:p>1.59167511701328E+018</text:p>
          </table:table-cell>
          <table:table-cell office:value-type="float" office:value="4539" calcext:value-type="float">
            <text:p>4539</text:p>
          </table:table-cell>
          <table:table-cell office:value-type="float" office:value="1.59167511699728E+018" calcext:value-type="float">
            <text:p>1.59167511699728E+018</text:p>
          </table:table-cell>
          <table:table-cell/>
          <table:table-cell office:value-type="float" office:value="107.982330322" calcext:value-type="float">
            <text:p>107.982330322</text:p>
          </table:table-cell>
          <table:table-cell office:value-type="float" office:value="69.6156158447" calcext:value-type="float">
            <text:p>69.6156158447</text:p>
          </table:table-cell>
          <table:table-cell office:value-type="float" office:value="-1.21418952942" calcext:value-type="float">
            <text:p>-1.21418952942</text:p>
          </table:table-cell>
          <table:table-cell office:value-type="float" office:value="394.921508789" calcext:value-type="float">
            <text:p>394.921508789</text:p>
          </table:table-cell>
          <table:table-cell office:value-type="float" office:value="240.106872559" calcext:value-type="float">
            <text:p>240.106872559</text:p>
          </table:table-cell>
          <table:table-cell office:value-type="float" office:value="70.5004806519" calcext:value-type="float">
            <text:p>70.5004806519</text:p>
          </table:table-cell>
          <table:table-cell/>
          <table:table-cell office:value-type="float" office:value="1.59167511701394E+018" calcext:value-type="float">
            <text:p>1.59167511701394E+018</text:p>
          </table:table-cell>
          <table:table-cell office:value-type="float" office:value="4538" calcext:value-type="float">
            <text:p>4538</text:p>
          </table:table-cell>
          <table:table-cell office:value-type="float" office:value="1.59167511699728E+018" calcext:value-type="float">
            <text:p>1.59167511699728E+018</text:p>
          </table:table-cell>
          <table:table-cell/>
          <table:table-cell office:value-type="float" office:value="2.17108893394" calcext:value-type="float">
            <text:p>2.17108893394</text:p>
          </table:table-cell>
        </table:table-row>
        <table:table-row table:style-name="ro1">
          <table:table-cell office:value-type="float" office:value="1.59167511704933E+018" calcext:value-type="float">
            <text:p>1.59167511704933E+018</text:p>
          </table:table-cell>
          <table:table-cell office:value-type="float" office:value="4540" calcext:value-type="float">
            <text:p>4540</text:p>
          </table:table-cell>
          <table:table-cell office:value-type="float" office:value="1.59167511703155E+018" calcext:value-type="float">
            <text:p>1.59167511703155E+018</text:p>
          </table:table-cell>
          <table:table-cell/>
          <table:table-cell office:value-type="float" office:value="108.199371338" calcext:value-type="float">
            <text:p>108.199371338</text:p>
          </table:table-cell>
          <table:table-cell office:value-type="float" office:value="69.123550415" calcext:value-type="float">
            <text:p>69.123550415</text:p>
          </table:table-cell>
          <table:table-cell office:value-type="float" office:value="-1.27680253983" calcext:value-type="float">
            <text:p>-1.27680253983</text:p>
          </table:table-cell>
          <table:table-cell office:value-type="float" office:value="393.851409912" calcext:value-type="float">
            <text:p>393.851409912</text:p>
          </table:table-cell>
          <table:table-cell office:value-type="float" office:value="239.75894165" calcext:value-type="float">
            <text:p>239.75894165</text:p>
          </table:table-cell>
          <table:table-cell office:value-type="float" office:value="70.5004806519" calcext:value-type="float">
            <text:p>70.5004806519</text:p>
          </table:table-cell>
          <table:table-cell/>
          <table:table-cell office:value-type="float" office:value="1.5916751170512E+018" calcext:value-type="float">
            <text:p>1.5916751170512E+018</text:p>
          </table:table-cell>
          <table:table-cell office:value-type="float" office:value="4539" calcext:value-type="float">
            <text:p>4539</text:p>
          </table:table-cell>
          <table:table-cell office:value-type="float" office:value="1.59167511703155E+018" calcext:value-type="float">
            <text:p>1.59167511703155E+018</text:p>
          </table:table-cell>
          <table:table-cell/>
          <table:table-cell office:value-type="float" office:value="2.17108893394" calcext:value-type="float">
            <text:p>2.17108893394</text:p>
          </table:table-cell>
        </table:table-row>
        <table:table-row table:style-name="ro1">
          <table:table-cell office:value-type="float" office:value="1.5916751170842E+018" calcext:value-type="float">
            <text:p>1.5916751170842E+018</text:p>
          </table:table-cell>
          <table:table-cell office:value-type="float" office:value="4541" calcext:value-type="float">
            <text:p>4541</text:p>
          </table:table-cell>
          <table:table-cell office:value-type="float" office:value="1.59167511706772E+018" calcext:value-type="float">
            <text:p>1.59167511706772E+018</text:p>
          </table:table-cell>
          <table:table-cell/>
          <table:table-cell office:value-type="float" office:value="105.372261047" calcext:value-type="float">
            <text:p>105.372261047</text:p>
          </table:table-cell>
          <table:table-cell office:value-type="float" office:value="68.5976104736" calcext:value-type="float">
            <text:p>68.5976104736</text:p>
          </table:table-cell>
          <table:table-cell office:value-type="float" office:value="-1.40878462791" calcext:value-type="float">
            <text:p>-1.40878462791</text:p>
          </table:table-cell>
          <table:table-cell office:value-type="float" office:value="392.037384033" calcext:value-type="float">
            <text:p>392.037384033</text:p>
          </table:table-cell>
          <table:table-cell office:value-type="float" office:value="240.438949585" calcext:value-type="float">
            <text:p>240.438949585</text:p>
          </table:table-cell>
          <table:table-cell office:value-type="float" office:value="69.5594787598" calcext:value-type="float">
            <text:p>69.5594787598</text:p>
          </table:table-cell>
          <table:table-cell/>
          <table:table-cell office:value-type="float" office:value="1.59167511708554E+018" calcext:value-type="float">
            <text:p>1.59167511708554E+018</text:p>
          </table:table-cell>
          <table:table-cell office:value-type="float" office:value="4540" calcext:value-type="float">
            <text:p>4540</text:p>
          </table:table-cell>
          <table:table-cell office:value-type="float" office:value="1.59167511706772E+018" calcext:value-type="float">
            <text:p>1.59167511706772E+018</text:p>
          </table:table-cell>
          <table:table-cell/>
          <table:table-cell office:value-type="float" office:value="2.18049907684" calcext:value-type="float">
            <text:p>2.18049907684</text:p>
          </table:table-cell>
        </table:table-row>
        <table:table-row table:style-name="ro1">
          <table:table-cell office:value-type="float" office:value="1.59167511711931E+018" calcext:value-type="float">
            <text:p>1.59167511711931E+018</text:p>
          </table:table-cell>
          <table:table-cell office:value-type="float" office:value="4542" calcext:value-type="float">
            <text:p>4542</text:p>
          </table:table-cell>
          <table:table-cell office:value-type="float" office:value="1.59167511709802E+018" calcext:value-type="float">
            <text:p>1.59167511709802E+018</text:p>
          </table:table-cell>
          <table:table-cell/>
          <table:table-cell office:value-type="float" office:value="102.13986969" calcext:value-type="float">
            <text:p>102.13986969</text:p>
          </table:table-cell>
          <table:table-cell office:value-type="float" office:value="89.1510772705" calcext:value-type="float">
            <text:p>89.1510772705</text:p>
          </table:table-cell>
          <table:table-cell office:value-type="float" office:value="1.37374103069" calcext:value-type="float">
            <text:p>1.37374103069</text:p>
          </table:table-cell>
          <table:table-cell office:value-type="float" office:value="393.971954346" calcext:value-type="float">
            <text:p>393.971954346</text:p>
          </table:table-cell>
          <table:table-cell office:value-type="float" office:value="239.168609619" calcext:value-type="float">
            <text:p>239.168609619</text:p>
          </table:table-cell>
          <table:table-cell office:value-type="float" office:value="69.5594787598" calcext:value-type="float">
            <text:p>69.5594787598</text:p>
          </table:table-cell>
          <table:table-cell/>
          <table:table-cell office:value-type="float" office:value="1.5916751171209E+018" calcext:value-type="float">
            <text:p>1.5916751171209E+018</text:p>
          </table:table-cell>
          <table:table-cell office:value-type="float" office:value="4541" calcext:value-type="float">
            <text:p>4541</text:p>
          </table:table-cell>
          <table:table-cell office:value-type="float" office:value="1.59167511709802E+018" calcext:value-type="float">
            <text:p>1.59167511709802E+018</text:p>
          </table:table-cell>
          <table:table-cell/>
          <table:table-cell office:value-type="float" office:value="2.18049907684" calcext:value-type="float">
            <text:p>2.18049907684</text:p>
          </table:table-cell>
        </table:table-row>
        <table:table-row table:style-name="ro1">
          <table:table-cell office:value-type="float" office:value="1.59167511715418E+018" calcext:value-type="float">
            <text:p>1.59167511715418E+018</text:p>
          </table:table-cell>
          <table:table-cell office:value-type="float" office:value="4543" calcext:value-type="float">
            <text:p>4543</text:p>
          </table:table-cell>
          <table:table-cell office:value-type="float" office:value="1.59167511713545E+018" calcext:value-type="float">
            <text:p>1.59167511713545E+018</text:p>
          </table:table-cell>
          <table:table-cell/>
          <table:table-cell office:value-type="float" office:value="108.171012878" calcext:value-type="float">
            <text:p>108.171012878</text:p>
          </table:table-cell>
          <table:table-cell office:value-type="float" office:value="70.0183563232" calcext:value-type="float">
            <text:p>70.0183563232</text:p>
          </table:table-cell>
          <table:table-cell office:value-type="float" office:value="-1.55319356918" calcext:value-type="float">
            <text:p>-1.55319356918</text:p>
          </table:table-cell>
          <table:table-cell office:value-type="float" office:value="389.876434326" calcext:value-type="float">
            <text:p>389.876434326</text:p>
          </table:table-cell>
          <table:table-cell office:value-type="float" office:value="239.213317871" calcext:value-type="float">
            <text:p>239.213317871</text:p>
          </table:table-cell>
          <table:table-cell office:value-type="float" office:value="70.5219345093" calcext:value-type="float">
            <text:p>70.5219345093</text:p>
          </table:table-cell>
          <table:table-cell/>
          <table:table-cell office:value-type="float" office:value="1.5916751171551E+018" calcext:value-type="float">
            <text:p>1.5916751171551E+018</text:p>
          </table:table-cell>
          <table:table-cell office:value-type="float" office:value="4542" calcext:value-type="float">
            <text:p>4542</text:p>
          </table:table-cell>
          <table:table-cell office:value-type="float" office:value="1.59167511713545E+018" calcext:value-type="float">
            <text:p>1.59167511713545E+018</text:p>
          </table:table-cell>
          <table:table-cell/>
          <table:table-cell office:value-type="float" office:value="2.17087459564" calcext:value-type="float">
            <text:p>2.17087459564</text:p>
          </table:table-cell>
        </table:table-row>
        <table:table-row table:style-name="ro1">
          <table:table-cell office:value-type="float" office:value="1.59167511718666E+018" calcext:value-type="float">
            <text:p>1.59167511718666E+018</text:p>
          </table:table-cell>
          <table:table-cell office:value-type="float" office:value="4544" calcext:value-type="float">
            <text:p>4544</text:p>
          </table:table-cell>
          <table:table-cell office:value-type="float" office:value="1.59167511717103E+018" calcext:value-type="float">
            <text:p>1.59167511717103E+018</text:p>
          </table:table-cell>
          <table:table-cell/>
          <table:table-cell office:value-type="float" office:value="106.43309021" calcext:value-type="float">
            <text:p>106.43309021</text:p>
          </table:table-cell>
          <table:table-cell office:value-type="float" office:value="70.9651489258" calcext:value-type="float">
            <text:p>70.9651489258</text:p>
          </table:table-cell>
          <table:table-cell office:value-type="float" office:value="1.54097127914" calcext:value-type="float">
            <text:p>1.54097127914</text:p>
          </table:table-cell>
          <table:table-cell office:value-type="float" office:value="388.582672119" calcext:value-type="float">
            <text:p>388.582672119</text:p>
          </table:table-cell>
          <table:table-cell office:value-type="float" office:value="239.079803467" calcext:value-type="float">
            <text:p>239.079803467</text:p>
          </table:table-cell>
          <table:table-cell office:value-type="float" office:value="70.5219345093" calcext:value-type="float">
            <text:p>70.5219345093</text:p>
          </table:table-cell>
          <table:table-cell/>
          <table:table-cell office:value-type="float" office:value="1.59167511718841E+018" calcext:value-type="float">
            <text:p>1.59167511718841E+018</text:p>
          </table:table-cell>
          <table:table-cell office:value-type="float" office:value="4543" calcext:value-type="float">
            <text:p>4543</text:p>
          </table:table-cell>
          <table:table-cell office:value-type="float" office:value="1.59167511717103E+018" calcext:value-type="float">
            <text:p>1.59167511717103E+018</text:p>
          </table:table-cell>
          <table:table-cell/>
          <table:table-cell office:value-type="float" office:value="2.17087459564" calcext:value-type="float">
            <text:p>2.17087459564</text:p>
          </table:table-cell>
        </table:table-row>
        <table:table-row table:style-name="ro1">
          <table:table-cell office:value-type="float" office:value="1.59167511721973E+018" calcext:value-type="float">
            <text:p>1.59167511721973E+018</text:p>
          </table:table-cell>
          <table:table-cell office:value-type="float" office:value="4545" calcext:value-type="float">
            <text:p>4545</text:p>
          </table:table-cell>
          <table:table-cell office:value-type="float" office:value="1.59167511720311E+018" calcext:value-type="float">
            <text:p>1.59167511720311E+018</text:p>
          </table:table-cell>
          <table:table-cell/>
          <table:table-cell office:value-type="float" office:value="108.574958801" calcext:value-type="float">
            <text:p>108.574958801</text:p>
          </table:table-cell>
          <table:table-cell office:value-type="float" office:value="70.0434494019" calcext:value-type="float">
            <text:p>70.0434494019</text:p>
          </table:table-cell>
          <table:table-cell office:value-type="float" office:value="1.45534670353" calcext:value-type="float">
            <text:p>1.45534670353</text:p>
          </table:table-cell>
          <table:table-cell office:value-type="float" office:value="387.914245605" calcext:value-type="float">
            <text:p>387.914245605</text:p>
          </table:table-cell>
          <table:table-cell office:value-type="float" office:value="238.589309692" calcext:value-type="float">
            <text:p>238.589309692</text:p>
          </table:table-cell>
          <table:table-cell office:value-type="float" office:value="70.6333084106" calcext:value-type="float">
            <text:p>70.6333084106</text:p>
          </table:table-cell>
          <table:table-cell/>
          <table:table-cell office:value-type="float" office:value="1.59167511721962E+018" calcext:value-type="float">
            <text:p>1.59167511721962E+018</text:p>
          </table:table-cell>
          <table:table-cell office:value-type="float" office:value="4544" calcext:value-type="float">
            <text:p>4544</text:p>
          </table:table-cell>
          <table:table-cell office:value-type="float" office:value="1.59167511720311E+018" calcext:value-type="float">
            <text:p>1.59167511720311E+018</text:p>
          </table:table-cell>
          <table:table-cell/>
          <table:table-cell office:value-type="float" office:value="2.16976070404" calcext:value-type="float">
            <text:p>2.16976070404</text:p>
          </table:table-cell>
        </table:table-row>
        <table:table-row table:style-name="ro1">
          <table:table-cell office:value-type="float" office:value="1.59167511725134E+018" calcext:value-type="float">
            <text:p>1.59167511725134E+018</text:p>
          </table:table-cell>
          <table:table-cell office:value-type="float" office:value="4546" calcext:value-type="float">
            <text:p>4546</text:p>
          </table:table-cell>
          <table:table-cell office:value-type="float" office:value="1.59167511723585E+018" calcext:value-type="float">
            <text:p>1.59167511723585E+018</text:p>
          </table:table-cell>
          <table:table-cell/>
          <table:table-cell office:value-type="float" office:value="112.966598511" calcext:value-type="float">
            <text:p>112.966598511</text:p>
          </table:table-cell>
          <table:table-cell office:value-type="float" office:value="70.4533233643" calcext:value-type="float">
            <text:p>70.4533233643</text:p>
          </table:table-cell>
          <table:table-cell office:value-type="float" office:value="1.37956988811" calcext:value-type="float">
            <text:p>1.37956988811</text:p>
          </table:table-cell>
          <table:table-cell office:value-type="float" office:value="386.353057861" calcext:value-type="float">
            <text:p>386.353057861</text:p>
          </table:table-cell>
          <table:table-cell office:value-type="float" office:value="237.365097046" calcext:value-type="float">
            <text:p>237.365097046</text:p>
          </table:table-cell>
          <table:table-cell office:value-type="float" office:value="70.6333084106" calcext:value-type="float">
            <text:p>70.6333084106</text:p>
          </table:table-cell>
          <table:table-cell/>
          <table:table-cell office:value-type="float" office:value="1.59167511725206E+018" calcext:value-type="float">
            <text:p>1.59167511725206E+018</text:p>
          </table:table-cell>
          <table:table-cell office:value-type="float" office:value="4545" calcext:value-type="float">
            <text:p>4545</text:p>
          </table:table-cell>
          <table:table-cell office:value-type="float" office:value="1.59167511723585E+018" calcext:value-type="float">
            <text:p>1.59167511723585E+018</text:p>
          </table:table-cell>
          <table:table-cell/>
          <table:table-cell office:value-type="float" office:value="2.16976070404" calcext:value-type="float">
            <text:p>2.16976070404</text:p>
          </table:table-cell>
        </table:table-row>
        <table:table-row table:style-name="ro1">
          <table:table-cell office:value-type="float" office:value="1.59167511729365E+018" calcext:value-type="float">
            <text:p>1.59167511729365E+018</text:p>
          </table:table-cell>
          <table:table-cell office:value-type="float" office:value="4547" calcext:value-type="float">
            <text:p>4547</text:p>
          </table:table-cell>
          <table:table-cell office:value-type="float" office:value="1.59167511727166E+018" calcext:value-type="float">
            <text:p>1.59167511727166E+018</text:p>
          </table:table-cell>
          <table:table-cell/>
          <table:table-cell office:value-type="float" office:value="108.042892456" calcext:value-type="float">
            <text:p>108.042892456</text:p>
          </table:table-cell>
          <table:table-cell office:value-type="float" office:value="69.316947937" calcext:value-type="float">
            <text:p>69.316947937</text:p>
          </table:table-cell>
          <table:table-cell office:value-type="float" office:value="1.30504024029" calcext:value-type="float">
            <text:p>1.30504024029</text:p>
          </table:table-cell>
          <table:table-cell office:value-type="float" office:value="385.98046875" calcext:value-type="float">
            <text:p>385.98046875</text:p>
          </table:table-cell>
          <table:table-cell office:value-type="float" office:value="238.765884399" calcext:value-type="float">
            <text:p>238.765884399</text:p>
          </table:table-cell>
          <table:table-cell office:value-type="float" office:value="70.781867981" calcext:value-type="float">
            <text:p>70.781867981</text:p>
          </table:table-cell>
          <table:table-cell/>
          <table:table-cell office:value-type="float" office:value="1.59167511729462E+018" calcext:value-type="float">
            <text:p>1.59167511729462E+018</text:p>
          </table:table-cell>
          <table:table-cell office:value-type="float" office:value="4546" calcext:value-type="float">
            <text:p>4546</text:p>
          </table:table-cell>
          <table:table-cell office:value-type="float" office:value="1.59167511727166E+018" calcext:value-type="float">
            <text:p>1.59167511727166E+018</text:p>
          </table:table-cell>
          <table:table-cell/>
          <table:table-cell office:value-type="float" office:value="2.16827511787" calcext:value-type="float">
            <text:p>2.16827511787</text:p>
          </table:table-cell>
        </table:table-row>
        <table:table-row table:style-name="ro1">
          <table:table-cell office:value-type="float" office:value="1.59167511731818E+018" calcext:value-type="float">
            <text:p>1.59167511731818E+018</text:p>
          </table:table-cell>
          <table:table-cell office:value-type="float" office:value="4548" calcext:value-type="float">
            <text:p>4548</text:p>
          </table:table-cell>
          <table:table-cell office:value-type="float" office:value="1.59167511730396E+018" calcext:value-type="float">
            <text:p>1.59167511730396E+018</text:p>
          </table:table-cell>
          <table:table-cell/>
          <table:table-cell office:value-type="float" office:value="112.23261261" calcext:value-type="float">
            <text:p>112.23261261</text:p>
          </table:table-cell>
          <table:table-cell office:value-type="float" office:value="66.9376525879" calcext:value-type="float">
            <text:p>66.9376525879</text:p>
          </table:table-cell>
          <table:table-cell office:value-type="float" office:value="1.25050544739" calcext:value-type="float">
            <text:p>1.25050544739</text:p>
          </table:table-cell>
          <table:table-cell office:value-type="float" office:value="384.694580078" calcext:value-type="float">
            <text:p>384.694580078</text:p>
          </table:table-cell>
          <table:table-cell office:value-type="float" office:value="239.137359619" calcext:value-type="float">
            <text:p>239.137359619</text:p>
          </table:table-cell>
          <table:table-cell office:value-type="float" office:value="70.781867981" calcext:value-type="float">
            <text:p>70.781867981</text:p>
          </table:table-cell>
          <table:table-cell/>
          <table:table-cell office:value-type="float" office:value="1.59167511732009E+018" calcext:value-type="float">
            <text:p>1.59167511732009E+018</text:p>
          </table:table-cell>
          <table:table-cell office:value-type="float" office:value="4547" calcext:value-type="float">
            <text:p>4547</text:p>
          </table:table-cell>
          <table:table-cell office:value-type="float" office:value="1.59167511730396E+018" calcext:value-type="float">
            <text:p>1.59167511730396E+018</text:p>
          </table:table-cell>
          <table:table-cell/>
          <table:table-cell office:value-type="float" office:value="2.16827511787" calcext:value-type="float">
            <text:p>2.16827511787</text:p>
          </table:table-cell>
        </table:table-row>
        <table:table-row table:style-name="ro1">
          <table:table-cell office:value-type="float" office:value="1.59167511734934E+018" calcext:value-type="float">
            <text:p>1.59167511734934E+018</text:p>
          </table:table-cell>
          <table:table-cell office:value-type="float" office:value="4549" calcext:value-type="float">
            <text:p>4549</text:p>
          </table:table-cell>
          <table:table-cell office:value-type="float" office:value="1.59167511733547E+018" calcext:value-type="float">
            <text:p>1.59167511733547E+018</text:p>
          </table:table-cell>
          <table:table-cell/>
          <table:table-cell office:value-type="float" office:value="106.035400391" calcext:value-type="float">
            <text:p>106.035400391</text:p>
          </table:table-cell>
          <table:table-cell office:value-type="float" office:value="66.1708602905" calcext:value-type="float">
            <text:p>66.1708602905</text:p>
          </table:table-cell>
          <table:table-cell office:value-type="float" office:value="1.29044163227" calcext:value-type="float">
            <text:p>1.29044163227</text:p>
          </table:table-cell>
          <table:table-cell office:value-type="float" office:value="385.957855225" calcext:value-type="float">
            <text:p>385.957855225</text:p>
          </table:table-cell>
          <table:table-cell office:value-type="float" office:value="241.728805542" calcext:value-type="float">
            <text:p>241.728805542</text:p>
          </table:table-cell>
          <table:table-cell office:value-type="float" office:value="70.7504348755" calcext:value-type="float">
            <text:p>70.7504348755</text:p>
          </table:table-cell>
          <table:table-cell/>
          <table:table-cell office:value-type="float" office:value="1.591675117351E+018" calcext:value-type="float">
            <text:p>1.591675117351E+018</text:p>
          </table:table-cell>
          <table:table-cell office:value-type="float" office:value="4548" calcext:value-type="float">
            <text:p>4548</text:p>
          </table:table-cell>
          <table:table-cell office:value-type="float" office:value="1.59167511733547E+018" calcext:value-type="float">
            <text:p>1.59167511733547E+018</text:p>
          </table:table-cell>
          <table:table-cell/>
          <table:table-cell office:value-type="float" office:value="2.16858959198" calcext:value-type="float">
            <text:p>2.16858959198</text:p>
          </table:table-cell>
        </table:table-row>
        <table:table-row table:style-name="ro1">
          <table:table-cell office:value-type="float" office:value="1.5916751173861E+018" calcext:value-type="float">
            <text:p>1.5916751173861E+018</text:p>
          </table:table-cell>
          <table:table-cell office:value-type="float" office:value="4550" calcext:value-type="float">
            <text:p>4550</text:p>
          </table:table-cell>
          <table:table-cell office:value-type="float" office:value="1.59167511737121E+018" calcext:value-type="float">
            <text:p>1.59167511737121E+018</text:p>
          </table:table-cell>
          <table:table-cell/>
          <table:table-cell office:value-type="float" office:value="104.968605042" calcext:value-type="float">
            <text:p>104.968605042</text:p>
          </table:table-cell>
          <table:table-cell office:value-type="float" office:value="67.3960418701" calcext:value-type="float">
            <text:p>67.3960418701</text:p>
          </table:table-cell>
          <table:table-cell office:value-type="float" office:value="1.22493135929" calcext:value-type="float">
            <text:p>1.22493135929</text:p>
          </table:table-cell>
          <table:table-cell office:value-type="float" office:value="384.478210449" calcext:value-type="float">
            <text:p>384.478210449</text:p>
          </table:table-cell>
          <table:table-cell office:value-type="float" office:value="241.361740112" calcext:value-type="float">
            <text:p>241.361740112</text:p>
          </table:table-cell>
          <table:table-cell office:value-type="float" office:value="70.7504348755" calcext:value-type="float">
            <text:p>70.7504348755</text:p>
          </table:table-cell>
          <table:table-cell/>
          <table:table-cell office:value-type="float" office:value="1.5916751173875E+018" calcext:value-type="float">
            <text:p>1.5916751173875E+018</text:p>
          </table:table-cell>
          <table:table-cell office:value-type="float" office:value="4549" calcext:value-type="float">
            <text:p>4549</text:p>
          </table:table-cell>
          <table:table-cell office:value-type="float" office:value="1.59167511737121E+018" calcext:value-type="float">
            <text:p>1.59167511737121E+018</text:p>
          </table:table-cell>
          <table:table-cell/>
          <table:table-cell office:value-type="float" office:value="2.16858959198" calcext:value-type="float">
            <text:p>2.16858959198</text:p>
          </table:table-cell>
        </table:table-row>
        <table:table-row table:style-name="ro1">
          <table:table-cell office:value-type="float" office:value="1.59167511741853E+018" calcext:value-type="float">
            <text:p>1.59167511741853E+018</text:p>
          </table:table-cell>
          <table:table-cell office:value-type="float" office:value="4551" calcext:value-type="float">
            <text:p>4551</text:p>
          </table:table-cell>
          <table:table-cell office:value-type="float" office:value="1.59167511740316E+018" calcext:value-type="float">
            <text:p>1.59167511740316E+018</text:p>
          </table:table-cell>
          <table:table-cell/>
          <table:table-cell office:value-type="float" office:value="104.058883667" calcext:value-type="float">
            <text:p>104.058883667</text:p>
          </table:table-cell>
          <table:table-cell office:value-type="float" office:value="66.5166244507" calcext:value-type="float">
            <text:p>66.5166244507</text:p>
          </table:table-cell>
          <table:table-cell office:value-type="float" office:value="1.18023443222" calcext:value-type="float">
            <text:p>1.18023443222</text:p>
          </table:table-cell>
          <table:table-cell office:value-type="float" office:value="384.540283203" calcext:value-type="float">
            <text:p>384.540283203</text:p>
          </table:table-cell>
          <table:table-cell office:value-type="float" office:value="242.720352173" calcext:value-type="float">
            <text:p>242.720352173</text:p>
          </table:table-cell>
          <table:table-cell office:value-type="float" office:value="70.686378479" calcext:value-type="float">
            <text:p>70.686378479</text:p>
          </table:table-cell>
          <table:table-cell/>
          <table:table-cell office:value-type="float" office:value="1.59167511741968E+018" calcext:value-type="float">
            <text:p>1.59167511741968E+018</text:p>
          </table:table-cell>
          <table:table-cell office:value-type="float" office:value="4550" calcext:value-type="float">
            <text:p>4550</text:p>
          </table:table-cell>
          <table:table-cell office:value-type="float" office:value="1.59167511740316E+018" calcext:value-type="float">
            <text:p>1.59167511740316E+018</text:p>
          </table:table-cell>
          <table:table-cell/>
          <table:table-cell office:value-type="float" office:value="2.16922998428" calcext:value-type="float">
            <text:p>2.16922998428</text:p>
          </table:table-cell>
        </table:table-row>
        <table:table-row table:style-name="ro1">
          <table:table-cell office:value-type="float" office:value="1.59167511745018E+018" calcext:value-type="float">
            <text:p>1.59167511745018E+018</text:p>
          </table:table-cell>
          <table:table-cell office:value-type="float" office:value="4552" calcext:value-type="float">
            <text:p>4552</text:p>
          </table:table-cell>
          <table:table-cell office:value-type="float" office:value="1.59167511743518E+018" calcext:value-type="float">
            <text:p>1.59167511743518E+018</text:p>
          </table:table-cell>
          <table:table-cell/>
          <table:table-cell office:value-type="float" office:value="113.580413818" calcext:value-type="float">
            <text:p>113.580413818</text:p>
          </table:table-cell>
          <table:table-cell office:value-type="float" office:value="66.2947769165" calcext:value-type="float">
            <text:p>66.2947769165</text:p>
          </table:table-cell>
          <table:table-cell office:value-type="float" office:value="1.09170567989" calcext:value-type="float">
            <text:p>1.09170567989</text:p>
          </table:table-cell>
          <table:table-cell office:value-type="float" office:value="383.026397705" calcext:value-type="float">
            <text:p>383.026397705</text:p>
          </table:table-cell>
          <table:table-cell office:value-type="float" office:value="240.006546021" calcext:value-type="float">
            <text:p>240.006546021</text:p>
          </table:table-cell>
          <table:table-cell office:value-type="float" office:value="70.686378479" calcext:value-type="float">
            <text:p>70.686378479</text:p>
          </table:table-cell>
          <table:table-cell/>
          <table:table-cell office:value-type="float" office:value="1.59167511745182E+018" calcext:value-type="float">
            <text:p>1.59167511745182E+018</text:p>
          </table:table-cell>
          <table:table-cell office:value-type="float" office:value="4551" calcext:value-type="float">
            <text:p>4551</text:p>
          </table:table-cell>
          <table:table-cell office:value-type="float" office:value="1.59167511743518E+018" calcext:value-type="float">
            <text:p>1.59167511743518E+018</text:p>
          </table:table-cell>
          <table:table-cell/>
          <table:table-cell office:value-type="float" office:value="2.16922998428" calcext:value-type="float">
            <text:p>2.16922998428</text:p>
          </table:table-cell>
        </table:table-row>
        <table:table-row table:style-name="ro1">
          <table:table-cell office:value-type="float" office:value="1.59167511748602E+018" calcext:value-type="float">
            <text:p>1.59167511748602E+018</text:p>
          </table:table-cell>
          <table:table-cell office:value-type="float" office:value="4553" calcext:value-type="float">
            <text:p>4553</text:p>
          </table:table-cell>
          <table:table-cell office:value-type="float" office:value="1.59167511747117E+018" calcext:value-type="float">
            <text:p>1.59167511747117E+018</text:p>
          </table:table-cell>
          <table:table-cell/>
          <table:table-cell office:value-type="float" office:value="104.812797546" calcext:value-type="float">
            <text:p>104.812797546</text:p>
          </table:table-cell>
          <table:table-cell office:value-type="float" office:value="64.8759078979" calcext:value-type="float">
            <text:p>64.8759078979</text:p>
          </table:table-cell>
          <table:table-cell office:value-type="float" office:value="1.08585035801" calcext:value-type="float">
            <text:p>1.08585035801</text:p>
          </table:table-cell>
          <table:table-cell office:value-type="float" office:value="384.75982666" calcext:value-type="float">
            <text:p>384.75982666</text:p>
          </table:table-cell>
          <table:table-cell office:value-type="float" office:value="241.814987183" calcext:value-type="float">
            <text:p>241.814987183</text:p>
          </table:table-cell>
          <table:table-cell office:value-type="float" office:value="70.5287475586" calcext:value-type="float">
            <text:p>70.5287475586</text:p>
          </table:table-cell>
          <table:table-cell/>
          <table:table-cell office:value-type="float" office:value="1.59167511748757E+018" calcext:value-type="float">
            <text:p>1.59167511748757E+018</text:p>
          </table:table-cell>
          <table:table-cell office:value-type="float" office:value="4552" calcext:value-type="float">
            <text:p>4552</text:p>
          </table:table-cell>
          <table:table-cell office:value-type="float" office:value="1.59167511747117E+018" calcext:value-type="float">
            <text:p>1.59167511747117E+018</text:p>
          </table:table-cell>
          <table:table-cell/>
          <table:table-cell office:value-type="float" office:value="2.17080640793" calcext:value-type="float">
            <text:p>2.17080640793</text:p>
          </table:table-cell>
        </table:table-row>
        <table:table-row table:style-name="ro1">
          <table:table-cell office:value-type="float" office:value="1.59167511752124E+018" calcext:value-type="float">
            <text:p>1.59167511752124E+018</text:p>
          </table:table-cell>
          <table:table-cell office:value-type="float" office:value="4554" calcext:value-type="float">
            <text:p>4554</text:p>
          </table:table-cell>
          <table:table-cell office:value-type="float" office:value="1.59167511750317E+018" calcext:value-type="float">
            <text:p>1.59167511750317E+018</text:p>
          </table:table-cell>
          <table:table-cell/>
          <table:table-cell office:value-type="float" office:value="111.043121338" calcext:value-type="float">
            <text:p>111.043121338</text:p>
          </table:table-cell>
          <table:table-cell office:value-type="float" office:value="64.049659729" calcext:value-type="float">
            <text:p>64.049659729</text:p>
          </table:table-cell>
          <table:table-cell office:value-type="float" office:value="0.94445091486" calcext:value-type="float">
            <text:p>0.94445091486</text:p>
          </table:table-cell>
          <table:table-cell office:value-type="float" office:value="381.826965332" calcext:value-type="float">
            <text:p>381.826965332</text:p>
          </table:table-cell>
          <table:table-cell office:value-type="float" office:value="240.966384888" calcext:value-type="float">
            <text:p>240.966384888</text:p>
          </table:table-cell>
          <table:table-cell office:value-type="float" office:value="70.5287475586" calcext:value-type="float">
            <text:p>70.5287475586</text:p>
          </table:table-cell>
          <table:table-cell/>
          <table:table-cell office:value-type="float" office:value="1.5916751175227E+018" calcext:value-type="float">
            <text:p>1.5916751175227E+018</text:p>
          </table:table-cell>
          <table:table-cell office:value-type="float" office:value="4553" calcext:value-type="float">
            <text:p>4553</text:p>
          </table:table-cell>
          <table:table-cell office:value-type="float" office:value="1.59167511750317E+018" calcext:value-type="float">
            <text:p>1.59167511750317E+018</text:p>
          </table:table-cell>
          <table:table-cell/>
          <table:table-cell office:value-type="float" office:value="2.17080640793" calcext:value-type="float">
            <text:p>2.17080640793</text:p>
          </table:table-cell>
        </table:table-row>
        <table:table-row table:style-name="ro1">
          <table:table-cell office:value-type="float" office:value="1.59167511756016E+018" calcext:value-type="float">
            <text:p>1.59167511756016E+018</text:p>
          </table:table-cell>
          <table:table-cell office:value-type="float" office:value="4555" calcext:value-type="float">
            <text:p>4555</text:p>
          </table:table-cell>
          <table:table-cell office:value-type="float" office:value="1.59167511753521E+018" calcext:value-type="float">
            <text:p>1.59167511753521E+018</text:p>
          </table:table-cell>
          <table:table-cell/>
          <table:table-cell office:value-type="float" office:value="118.341697693" calcext:value-type="float">
            <text:p>118.341697693</text:p>
          </table:table-cell>
          <table:table-cell office:value-type="float" office:value="62.8752403259" calcext:value-type="float">
            <text:p>62.8752403259</text:p>
          </table:table-cell>
          <table:table-cell office:value-type="float" office:value="0.883437097073" calcext:value-type="float">
            <text:p>0.883437097073</text:p>
          </table:table-cell>
          <table:table-cell office:value-type="float" office:value="379.861907959" calcext:value-type="float">
            <text:p>379.861907959</text:p>
          </table:table-cell>
          <table:table-cell office:value-type="float" office:value="239.720535278" calcext:value-type="float">
            <text:p>239.720535278</text:p>
          </table:table-cell>
          <table:table-cell office:value-type="float" office:value="70.2586669922" calcext:value-type="float">
            <text:p>70.2586669922</text:p>
          </table:table-cell>
          <table:table-cell/>
          <table:table-cell office:value-type="float" office:value="1.59167511756191E+018" calcext:value-type="float">
            <text:p>1.59167511756191E+018</text:p>
          </table:table-cell>
          <table:table-cell office:value-type="float" office:value="4554" calcext:value-type="float">
            <text:p>4554</text:p>
          </table:table-cell>
          <table:table-cell office:value-type="float" office:value="1.59167511753521E+018" calcext:value-type="float">
            <text:p>1.59167511753521E+018</text:p>
          </table:table-cell>
          <table:table-cell/>
          <table:table-cell office:value-type="float" office:value="2.17350721359" calcext:value-type="float">
            <text:p>2.17350721359</text:p>
          </table:table-cell>
        </table:table-row>
        <table:table-row table:style-name="ro1">
          <table:table-cell office:value-type="float" office:value="1.59167511758606E+018" calcext:value-type="float">
            <text:p>1.59167511758606E+018</text:p>
          </table:table-cell>
          <table:table-cell office:value-type="float" office:value="4556" calcext:value-type="float">
            <text:p>4556</text:p>
          </table:table-cell>
          <table:table-cell office:value-type="float" office:value="1.59167511757121E+018" calcext:value-type="float">
            <text:p>1.59167511757121E+018</text:p>
          </table:table-cell>
          <table:table-cell/>
          <table:table-cell office:value-type="float" office:value="103.352516174" calcext:value-type="float">
            <text:p>103.352516174</text:p>
          </table:table-cell>
          <table:table-cell office:value-type="float" office:value="65.4271697998" calcext:value-type="float">
            <text:p>65.4271697998</text:p>
          </table:table-cell>
          <table:table-cell office:value-type="float" office:value="0.828585863113" calcext:value-type="float">
            <text:p>0.828585863113</text:p>
          </table:table-cell>
          <table:table-cell office:value-type="float" office:value="382.098449707" calcext:value-type="float">
            <text:p>382.098449707</text:p>
          </table:table-cell>
          <table:table-cell office:value-type="float" office:value="244.919235229" calcext:value-type="float">
            <text:p>244.919235229</text:p>
          </table:table-cell>
          <table:table-cell office:value-type="float" office:value="70.2586669922" calcext:value-type="float">
            <text:p>70.2586669922</text:p>
          </table:table-cell>
          <table:table-cell/>
          <table:table-cell office:value-type="float" office:value="1.59167511758788E+018" calcext:value-type="float">
            <text:p>1.59167511758788E+018</text:p>
          </table:table-cell>
          <table:table-cell office:value-type="float" office:value="4555" calcext:value-type="float">
            <text:p>4555</text:p>
          </table:table-cell>
          <table:table-cell office:value-type="float" office:value="1.59167511757121E+018" calcext:value-type="float">
            <text:p>1.59167511757121E+018</text:p>
          </table:table-cell>
          <table:table-cell/>
          <table:table-cell office:value-type="float" office:value="2.17350721359" calcext:value-type="float">
            <text:p>2.17350721359</text:p>
          </table:table-cell>
        </table:table-row>
        <table:table-row table:style-name="ro1">
          <table:table-cell office:value-type="float" office:value="1.59167511761713E+018" calcext:value-type="float">
            <text:p>1.59167511761713E+018</text:p>
          </table:table-cell>
          <table:table-cell office:value-type="float" office:value="4557" calcext:value-type="float">
            <text:p>4557</text:p>
          </table:table-cell>
          <table:table-cell office:value-type="float" office:value="1.5916751176031E+018" calcext:value-type="float">
            <text:p>1.5916751176031E+018</text:p>
          </table:table-cell>
          <table:table-cell/>
          <table:table-cell office:value-type="float" office:value="111.024749756" calcext:value-type="float">
            <text:p>111.024749756</text:p>
          </table:table-cell>
          <table:table-cell office:value-type="float" office:value="67.7992782593" calcext:value-type="float">
            <text:p>67.7992782593</text:p>
          </table:table-cell>
          <table:table-cell office:value-type="float" office:value="0.707868754864" calcext:value-type="float">
            <text:p>0.707868754864</text:p>
          </table:table-cell>
          <table:table-cell office:value-type="float" office:value="380.123504639" calcext:value-type="float">
            <text:p>380.123504639</text:p>
          </table:table-cell>
          <table:table-cell office:value-type="float" office:value="244.532852173" calcext:value-type="float">
            <text:p>244.532852173</text:p>
          </table:table-cell>
          <table:table-cell office:value-type="float" office:value="70.1886749268" calcext:value-type="float">
            <text:p>70.1886749268</text:p>
          </table:table-cell>
          <table:table-cell/>
          <table:table-cell office:value-type="float" office:value="1.59167511761913E+018" calcext:value-type="float">
            <text:p>1.59167511761913E+018</text:p>
          </table:table-cell>
          <table:table-cell office:value-type="float" office:value="4556" calcext:value-type="float">
            <text:p>4556</text:p>
          </table:table-cell>
          <table:table-cell office:value-type="float" office:value="1.5916751176031E+018" calcext:value-type="float">
            <text:p>1.5916751176031E+018</text:p>
          </table:table-cell>
          <table:table-cell/>
          <table:table-cell office:value-type="float" office:value="2.17420697212" calcext:value-type="float">
            <text:p>2.17420697212</text:p>
          </table:table-cell>
        </table:table-row>
        <table:table-row table:style-name="ro1">
          <table:table-cell office:value-type="float" office:value="1.59167511764981E+018" calcext:value-type="float">
            <text:p>1.59167511764981E+018</text:p>
          </table:table-cell>
          <table:table-cell office:value-type="float" office:value="4558" calcext:value-type="float">
            <text:p>4558</text:p>
          </table:table-cell>
          <table:table-cell office:value-type="float" office:value="1.59167511763515E+018" calcext:value-type="float">
            <text:p>1.59167511763515E+018</text:p>
          </table:table-cell>
          <table:table-cell/>
          <table:table-cell office:value-type="float" office:value="113.669441223" calcext:value-type="float">
            <text:p>113.669441223</text:p>
          </table:table-cell>
          <table:table-cell office:value-type="float" office:value="68.3048706055" calcext:value-type="float">
            <text:p>68.3048706055</text:p>
          </table:table-cell>
          <table:table-cell office:value-type="float" office:value="0.72373855114" calcext:value-type="float">
            <text:p>0.72373855114</text:p>
          </table:table-cell>
          <table:table-cell office:value-type="float" office:value="379.86026001" calcext:value-type="float">
            <text:p>379.86026001</text:p>
          </table:table-cell>
          <table:table-cell office:value-type="float" office:value="244.125762939" calcext:value-type="float">
            <text:p>244.125762939</text:p>
          </table:table-cell>
          <table:table-cell office:value-type="float" office:value="70.1886749268" calcext:value-type="float">
            <text:p>70.1886749268</text:p>
          </table:table-cell>
          <table:table-cell/>
          <table:table-cell office:value-type="float" office:value="1.59167511765248E+018" calcext:value-type="float">
            <text:p>1.59167511765248E+018</text:p>
          </table:table-cell>
          <table:table-cell office:value-type="float" office:value="4557" calcext:value-type="float">
            <text:p>4557</text:p>
          </table:table-cell>
          <table:table-cell office:value-type="float" office:value="1.59167511763515E+018" calcext:value-type="float">
            <text:p>1.59167511763515E+018</text:p>
          </table:table-cell>
          <table:table-cell/>
          <table:table-cell office:value-type="float" office:value="2.17420697212" calcext:value-type="float">
            <text:p>2.17420697212</text:p>
          </table:table-cell>
        </table:table-row>
        <table:table-row table:style-name="ro1">
          <table:table-cell office:value-type="float" office:value="1.59167511768608E+018" calcext:value-type="float">
            <text:p>1.59167511768608E+018</text:p>
          </table:table-cell>
          <table:table-cell office:value-type="float" office:value="4559" calcext:value-type="float">
            <text:p>4559</text:p>
          </table:table-cell>
          <table:table-cell office:value-type="float" office:value="1.59167511767132E+018" calcext:value-type="float">
            <text:p>1.59167511767132E+018</text:p>
          </table:table-cell>
          <table:table-cell/>
          <table:table-cell office:value-type="float" office:value="103.313430786" calcext:value-type="float">
            <text:p>103.313430786</text:p>
          </table:table-cell>
          <table:table-cell office:value-type="float" office:value="69.0937805176" calcext:value-type="float">
            <text:p>69.0937805176</text:p>
          </table:table-cell>
          <table:table-cell office:value-type="float" office:value="0.663432300091" calcext:value-type="float">
            <text:p>0.663432300091</text:p>
          </table:table-cell>
          <table:table-cell office:value-type="float" office:value="381.74005127" calcext:value-type="float">
            <text:p>381.74005127</text:p>
          </table:table-cell>
          <table:table-cell office:value-type="float" office:value="247.251602173" calcext:value-type="float">
            <text:p>247.251602173</text:p>
          </table:table-cell>
          <table:table-cell office:value-type="float" office:value="70.2316818237" calcext:value-type="float">
            <text:p>70.2316818237</text:p>
          </table:table-cell>
          <table:table-cell/>
          <table:table-cell office:value-type="float" office:value="1.59167511768916E+018" calcext:value-type="float">
            <text:p>1.59167511768916E+018</text:p>
          </table:table-cell>
          <table:table-cell office:value-type="float" office:value="4558" calcext:value-type="float">
            <text:p>4558</text:p>
          </table:table-cell>
          <table:table-cell office:value-type="float" office:value="1.59167511767132E+018" calcext:value-type="float">
            <text:p>1.59167511767132E+018</text:p>
          </table:table-cell>
          <table:table-cell/>
          <table:table-cell office:value-type="float" office:value="2.17377710342" calcext:value-type="float">
            <text:p>2.17377710342</text:p>
          </table:table-cell>
        </table:table-row>
        <table:table-row table:style-name="ro1">
          <table:table-cell office:value-type="float" office:value="1.59167511771785E+018" calcext:value-type="float">
            <text:p>1.59167511771785E+018</text:p>
          </table:table-cell>
          <table:table-cell office:value-type="float" office:value="4560" calcext:value-type="float">
            <text:p>4560</text:p>
          </table:table-cell>
          <table:table-cell office:value-type="float" office:value="1.59167511770317E+018" calcext:value-type="float">
            <text:p>1.59167511770317E+018</text:p>
          </table:table-cell>
          <table:table-cell/>
          <table:table-cell office:value-type="float" office:value="105.528175354" calcext:value-type="float">
            <text:p>105.528175354</text:p>
          </table:table-cell>
          <table:table-cell office:value-type="float" office:value="69.3924789429" calcext:value-type="float">
            <text:p>69.3924789429</text:p>
          </table:table-cell>
          <table:table-cell office:value-type="float" office:value="0.516737282276" calcext:value-type="float">
            <text:p>0.516737282276</text:p>
          </table:table-cell>
          <table:table-cell office:value-type="float" office:value="380.13079834" calcext:value-type="float">
            <text:p>380.13079834</text:p>
          </table:table-cell>
          <table:table-cell office:value-type="float" office:value="247.61680603" calcext:value-type="float">
            <text:p>247.61680603</text:p>
          </table:table-cell>
          <table:table-cell office:value-type="float" office:value="70.2316818237" calcext:value-type="float">
            <text:p>70.2316818237</text:p>
          </table:table-cell>
          <table:table-cell/>
          <table:table-cell office:value-type="float" office:value="1.59167511772007E+018" calcext:value-type="float">
            <text:p>1.59167511772007E+018</text:p>
          </table:table-cell>
          <table:table-cell office:value-type="float" office:value="4559" calcext:value-type="float">
            <text:p>4559</text:p>
          </table:table-cell>
          <table:table-cell office:value-type="float" office:value="1.59167511770317E+018" calcext:value-type="float">
            <text:p>1.59167511770317E+018</text:p>
          </table:table-cell>
          <table:table-cell/>
          <table:table-cell office:value-type="float" office:value="2.17377710342" calcext:value-type="float">
            <text:p>2.17377710342</text:p>
          </table:table-cell>
        </table:table-row>
        <table:table-row table:style-name="ro1">
          <table:table-cell office:value-type="float" office:value="1.59167511775103E+018" calcext:value-type="float">
            <text:p>1.59167511775103E+018</text:p>
          </table:table-cell>
          <table:table-cell office:value-type="float" office:value="4561" calcext:value-type="float">
            <text:p>4561</text:p>
          </table:table-cell>
          <table:table-cell office:value-type="float" office:value="1.59167511773511E+018" calcext:value-type="float">
            <text:p>1.59167511773511E+018</text:p>
          </table:table-cell>
          <table:table-cell/>
          <table:table-cell office:value-type="float" office:value="103.836753845" calcext:value-type="float">
            <text:p>103.836753845</text:p>
          </table:table-cell>
          <table:table-cell office:value-type="float" office:value="68.2258834839" calcext:value-type="float">
            <text:p>68.2258834839</text:p>
          </table:table-cell>
          <table:table-cell office:value-type="float" office:value="0.487707346678" calcext:value-type="float">
            <text:p>0.487707346678</text:p>
          </table:table-cell>
          <table:table-cell office:value-type="float" office:value="380.476806641" calcext:value-type="float">
            <text:p>380.476806641</text:p>
          </table:table-cell>
          <table:table-cell office:value-type="float" office:value="248.449432373" calcext:value-type="float">
            <text:p>248.449432373</text:p>
          </table:table-cell>
          <table:table-cell office:value-type="float" office:value="70.1786193848" calcext:value-type="float">
            <text:p>70.1786193848</text:p>
          </table:table-cell>
          <table:table-cell/>
          <table:table-cell office:value-type="float" office:value="1.59167511775281E+018" calcext:value-type="float">
            <text:p>1.59167511775281E+018</text:p>
          </table:table-cell>
          <table:table-cell office:value-type="float" office:value="4560" calcext:value-type="float">
            <text:p>4560</text:p>
          </table:table-cell>
          <table:table-cell office:value-type="float" office:value="1.59167511773511E+018" calcext:value-type="float">
            <text:p>1.59167511773511E+018</text:p>
          </table:table-cell>
          <table:table-cell/>
          <table:table-cell office:value-type="float" office:value="2.17430758476" calcext:value-type="float">
            <text:p>2.17430758476</text:p>
          </table:table-cell>
        </table:table-row>
        <table:table-row table:style-name="ro1">
          <table:table-cell office:value-type="float" office:value="1.59167511778589E+018" calcext:value-type="float">
            <text:p>1.59167511778589E+018</text:p>
          </table:table-cell>
          <table:table-cell office:value-type="float" office:value="4562" calcext:value-type="float">
            <text:p>4562</text:p>
          </table:table-cell>
          <table:table-cell office:value-type="float" office:value="1.59167511777109E+018" calcext:value-type="float">
            <text:p>1.59167511777109E+018</text:p>
          </table:table-cell>
          <table:table-cell/>
          <table:table-cell office:value-type="float" office:value="103.899848938" calcext:value-type="float">
            <text:p>103.899848938</text:p>
          </table:table-cell>
          <table:table-cell office:value-type="float" office:value="66.4851913452" calcext:value-type="float">
            <text:p>66.4851913452</text:p>
          </table:table-cell>
          <table:table-cell office:value-type="float" office:value="0.495659679174" calcext:value-type="float">
            <text:p>0.495659679174</text:p>
          </table:table-cell>
          <table:table-cell office:value-type="float" office:value="379.782470703" calcext:value-type="float">
            <text:p>379.782470703</text:p>
          </table:table-cell>
          <table:table-cell office:value-type="float" office:value="248.522872925" calcext:value-type="float">
            <text:p>248.522872925</text:p>
          </table:table-cell>
          <table:table-cell office:value-type="float" office:value="70.1786193848" calcext:value-type="float">
            <text:p>70.1786193848</text:p>
          </table:table-cell>
          <table:table-cell/>
          <table:table-cell office:value-type="float" office:value="1.59167511778785E+018" calcext:value-type="float">
            <text:p>1.59167511778785E+018</text:p>
          </table:table-cell>
          <table:table-cell office:value-type="float" office:value="4561" calcext:value-type="float">
            <text:p>4561</text:p>
          </table:table-cell>
          <table:table-cell office:value-type="float" office:value="1.59167511777109E+018" calcext:value-type="float">
            <text:p>1.59167511777109E+018</text:p>
          </table:table-cell>
          <table:table-cell/>
          <table:table-cell office:value-type="float" office:value="2.17430758476" calcext:value-type="float">
            <text:p>2.17430758476</text:p>
          </table:table-cell>
        </table:table-row>
        <table:table-row table:style-name="ro1">
          <table:table-cell office:value-type="float" office:value="1.5916751178182E+018" calcext:value-type="float">
            <text:p>1.5916751178182E+018</text:p>
          </table:table-cell>
          <table:table-cell office:value-type="float" office:value="4563" calcext:value-type="float">
            <text:p>4563</text:p>
          </table:table-cell>
          <table:table-cell office:value-type="float" office:value="1.5916751178032E+018" calcext:value-type="float">
            <text:p>1.5916751178032E+018</text:p>
          </table:table-cell>
          <table:table-cell/>
          <table:table-cell office:value-type="float" office:value="105.812690735" calcext:value-type="float">
            <text:p>105.812690735</text:p>
          </table:table-cell>
          <table:table-cell office:value-type="float" office:value="66.42527771" calcext:value-type="float">
            <text:p>66.42527771</text:p>
          </table:table-cell>
          <table:table-cell office:value-type="float" office:value="0.348560661077" calcext:value-type="float">
            <text:p>0.348560661077</text:p>
          </table:table-cell>
          <table:table-cell office:value-type="float" office:value="379.314086914" calcext:value-type="float">
            <text:p>379.314086914</text:p>
          </table:table-cell>
          <table:table-cell office:value-type="float" office:value="249.790634155" calcext:value-type="float">
            <text:p>249.790634155</text:p>
          </table:table-cell>
          <table:table-cell office:value-type="float" office:value="69.9523010254" calcext:value-type="float">
            <text:p>69.9523010254</text:p>
          </table:table-cell>
          <table:table-cell/>
          <table:table-cell office:value-type="float" office:value="1.59167511782003E+018" calcext:value-type="float">
            <text:p>1.59167511782003E+018</text:p>
          </table:table-cell>
          <table:table-cell office:value-type="float" office:value="4562" calcext:value-type="float">
            <text:p>4562</text:p>
          </table:table-cell>
          <table:table-cell office:value-type="float" office:value="1.5916751178032E+018" calcext:value-type="float">
            <text:p>1.5916751178032E+018</text:p>
          </table:table-cell>
          <table:table-cell/>
          <table:table-cell office:value-type="float" office:value="2.17657089233" calcext:value-type="float">
            <text:p>2.17657089233</text:p>
          </table:table-cell>
        </table:table-row>
        <table:table-row table:style-name="ro1">
          <table:table-cell office:value-type="float" office:value="1.59167511785468E+018" calcext:value-type="float">
            <text:p>1.59167511785468E+018</text:p>
          </table:table-cell>
          <table:table-cell office:value-type="float" office:value="4564" calcext:value-type="float">
            <text:p>4564</text:p>
          </table:table-cell>
          <table:table-cell office:value-type="float" office:value="1.59167511783505E+018" calcext:value-type="float">
            <text:p>1.59167511783505E+018</text:p>
          </table:table-cell>
          <table:table-cell/>
          <table:table-cell office:value-type="float" office:value="98.1879501343" calcext:value-type="float">
            <text:p>98.1879501343</text:p>
          </table:table-cell>
          <table:table-cell office:value-type="float" office:value="67.1704864502" calcext:value-type="float">
            <text:p>67.1704864502</text:p>
          </table:table-cell>
          <table:table-cell office:value-type="float" office:value="0.334593981504" calcext:value-type="float">
            <text:p>0.334593981504</text:p>
          </table:table-cell>
          <table:table-cell office:value-type="float" office:value="382.242706299" calcext:value-type="float">
            <text:p>382.242706299</text:p>
          </table:table-cell>
          <table:table-cell office:value-type="float" office:value="251.334762573" calcext:value-type="float">
            <text:p>251.334762573</text:p>
          </table:table-cell>
          <table:table-cell office:value-type="float" office:value="69.9523010254" calcext:value-type="float">
            <text:p>69.9523010254</text:p>
          </table:table-cell>
          <table:table-cell/>
          <table:table-cell office:value-type="float" office:value="1.5916751178563E+018" calcext:value-type="float">
            <text:p>1.5916751178563E+018</text:p>
          </table:table-cell>
          <table:table-cell office:value-type="float" office:value="4563" calcext:value-type="float">
            <text:p>4563</text:p>
          </table:table-cell>
          <table:table-cell office:value-type="float" office:value="1.59167511783505E+018" calcext:value-type="float">
            <text:p>1.59167511783505E+018</text:p>
          </table:table-cell>
          <table:table-cell/>
          <table:table-cell office:value-type="float" office:value="2.17657089233" calcext:value-type="float">
            <text:p>2.17657089233</text:p>
          </table:table-cell>
        </table:table-row>
        <table:table-row table:style-name="ro1">
          <table:table-cell office:value-type="float" office:value="1.59167511788765E+018" calcext:value-type="float">
            <text:p>1.59167511788765E+018</text:p>
          </table:table-cell>
          <table:table-cell office:value-type="float" office:value="4565" calcext:value-type="float">
            <text:p>4565</text:p>
          </table:table-cell>
          <table:table-cell office:value-type="float" office:value="1.59167511787111E+018" calcext:value-type="float">
            <text:p>1.59167511787111E+018</text:p>
          </table:table-cell>
          <table:table-cell/>
          <table:table-cell office:value-type="float" office:value="120.304252625" calcext:value-type="float">
            <text:p>120.304252625</text:p>
          </table:table-cell>
          <table:table-cell office:value-type="float" office:value="65.4358901978" calcext:value-type="float">
            <text:p>65.4358901978</text:p>
          </table:table-cell>
          <table:table-cell office:value-type="float" office:value="0.197704553604" calcext:value-type="float">
            <text:p>0.197704553604</text:p>
          </table:table-cell>
          <table:table-cell office:value-type="float" office:value="375.491668701" calcext:value-type="float">
            <text:p>375.491668701</text:p>
          </table:table-cell>
          <table:table-cell office:value-type="float" office:value="250.239440918" calcext:value-type="float">
            <text:p>250.239440918</text:p>
          </table:table-cell>
          <table:table-cell office:value-type="float" office:value="69.5374221802" calcext:value-type="float">
            <text:p>69.5374221802</text:p>
          </table:table-cell>
          <table:table-cell/>
          <table:table-cell office:value-type="float" office:value="1.59167511788913E+018" calcext:value-type="float">
            <text:p>1.59167511788913E+018</text:p>
          </table:table-cell>
          <table:table-cell office:value-type="float" office:value="4564" calcext:value-type="float">
            <text:p>4564</text:p>
          </table:table-cell>
          <table:table-cell office:value-type="float" office:value="1.59167511787111E+018" calcext:value-type="float">
            <text:p>1.59167511787111E+018</text:p>
          </table:table-cell>
          <table:table-cell/>
          <table:table-cell office:value-type="float" office:value="2.18071961403" calcext:value-type="float">
            <text:p>2.18071961403</text:p>
          </table:table-cell>
        </table:table-row>
        <table:table-row table:style-name="ro1">
          <table:table-cell office:value-type="float" office:value="1.59167511791817E+018" calcext:value-type="float">
            <text:p>1.59167511791817E+018</text:p>
          </table:table-cell>
          <table:table-cell office:value-type="float" office:value="4566" calcext:value-type="float">
            <text:p>4566</text:p>
          </table:table-cell>
          <table:table-cell office:value-type="float" office:value="1.59167511790339E+018" calcext:value-type="float">
            <text:p>1.59167511790339E+018</text:p>
          </table:table-cell>
          <table:table-cell/>
          <table:table-cell office:value-type="float" office:value="119.342811584" calcext:value-type="float">
            <text:p>119.342811584</text:p>
          </table:table-cell>
          <table:table-cell office:value-type="float" office:value="66.4355621338" calcext:value-type="float">
            <text:p>66.4355621338</text:p>
          </table:table-cell>
          <table:table-cell office:value-type="float" office:value="0.0675537437201" calcext:value-type="float">
            <text:p>0.0675537437201</text:p>
          </table:table-cell>
          <table:table-cell office:value-type="float" office:value="375.744934082" calcext:value-type="float">
            <text:p>375.744934082</text:p>
          </table:table-cell>
          <table:table-cell office:value-type="float" office:value="252.08921814" calcext:value-type="float">
            <text:p>252.08921814</text:p>
          </table:table-cell>
          <table:table-cell office:value-type="float" office:value="69.5374221802" calcext:value-type="float">
            <text:p>69.5374221802</text:p>
          </table:table-cell>
          <table:table-cell/>
          <table:table-cell office:value-type="float" office:value="1.59167511792027E+018" calcext:value-type="float">
            <text:p>1.59167511792027E+018</text:p>
          </table:table-cell>
          <table:table-cell office:value-type="float" office:value="4565" calcext:value-type="float">
            <text:p>4565</text:p>
          </table:table-cell>
          <table:table-cell office:value-type="float" office:value="1.59167511790339E+018" calcext:value-type="float">
            <text:p>1.59167511790339E+018</text:p>
          </table:table-cell>
          <table:table-cell/>
          <table:table-cell office:value-type="float" office:value="2.18071961403" calcext:value-type="float">
            <text:p>2.18071961403</text:p>
          </table:table-cell>
        </table:table-row>
        <table:table-row table:style-name="ro1">
          <table:table-cell office:value-type="float" office:value="1.59167511794898E+018" calcext:value-type="float">
            <text:p>1.59167511794898E+018</text:p>
          </table:table-cell>
          <table:table-cell office:value-type="float" office:value="4567" calcext:value-type="float">
            <text:p>4567</text:p>
          </table:table-cell>
          <table:table-cell office:value-type="float" office:value="1.59167511793515E+018" calcext:value-type="float">
            <text:p>1.59167511793515E+018</text:p>
          </table:table-cell>
          <table:table-cell/>
          <table:table-cell office:value-type="float" office:value="114.302612305" calcext:value-type="float">
            <text:p>114.302612305</text:p>
          </table:table-cell>
          <table:table-cell office:value-type="float" office:value="67.4318771362" calcext:value-type="float">
            <text:p>67.4318771362</text:p>
          </table:table-cell>
          <table:table-cell office:value-type="float" office:value="0.075762540102" calcext:value-type="float">
            <text:p>0.075762540102</text:p>
          </table:table-cell>
          <table:table-cell office:value-type="float" office:value="376.645446777" calcext:value-type="float">
            <text:p>376.645446777</text:p>
          </table:table-cell>
          <table:table-cell office:value-type="float" office:value="252.166107178" calcext:value-type="float">
            <text:p>252.166107178</text:p>
          </table:table-cell>
          <table:table-cell office:value-type="float" office:value="69.2277603149" calcext:value-type="float">
            <text:p>69.2277603149</text:p>
          </table:table-cell>
          <table:table-cell/>
          <table:table-cell office:value-type="float" office:value="1.5916751179509E+018" calcext:value-type="float">
            <text:p>1.5916751179509E+018</text:p>
          </table:table-cell>
          <table:table-cell office:value-type="float" office:value="4566" calcext:value-type="float">
            <text:p>4566</text:p>
          </table:table-cell>
          <table:table-cell office:value-type="float" office:value="1.59167511793515E+018" calcext:value-type="float">
            <text:p>1.59167511793515E+018</text:p>
          </table:table-cell>
          <table:table-cell/>
          <table:table-cell office:value-type="float" office:value="2.18381619453" calcext:value-type="float">
            <text:p>2.18381619453</text:p>
          </table:table-cell>
        </table:table-row>
        <table:table-row table:style-name="ro1">
          <table:table-cell office:value-type="float" office:value="1.59167511799577E+018" calcext:value-type="float">
            <text:p>1.59167511799577E+018</text:p>
          </table:table-cell>
          <table:table-cell office:value-type="float" office:value="4568" calcext:value-type="float">
            <text:p>4568</text:p>
          </table:table-cell>
          <table:table-cell office:value-type="float" office:value="1.59167511797112E+018" calcext:value-type="float">
            <text:p>1.59167511797112E+018</text:p>
          </table:table-cell>
          <table:table-cell/>
          <table:table-cell office:value-type="float" office:value="130.372573853" calcext:value-type="float">
            <text:p>130.372573853</text:p>
          </table:table-cell>
          <table:table-cell office:value-type="float" office:value="67.106552124" calcext:value-type="float">
            <text:p>67.106552124</text:p>
          </table:table-cell>
          <table:table-cell office:value-type="float" office:value="-0.0410141460598" calcext:value-type="float">
            <text:p>-0.0410141460598</text:p>
          </table:table-cell>
          <table:table-cell office:value-type="float" office:value="370.1534729" calcext:value-type="float">
            <text:p>370.1534729</text:p>
          </table:table-cell>
          <table:table-cell office:value-type="float" office:value="254.053985596" calcext:value-type="float">
            <text:p>254.053985596</text:p>
          </table:table-cell>
          <table:table-cell office:value-type="float" office:value="69.2277603149" calcext:value-type="float">
            <text:p>69.2277603149</text:p>
          </table:table-cell>
          <table:table-cell/>
          <table:table-cell office:value-type="float" office:value="1.59167511799763E+018" calcext:value-type="float">
            <text:p>1.59167511799763E+018</text:p>
          </table:table-cell>
          <table:table-cell office:value-type="float" office:value="4567" calcext:value-type="float">
            <text:p>4567</text:p>
          </table:table-cell>
          <table:table-cell office:value-type="float" office:value="1.59167511797112E+018" calcext:value-type="float">
            <text:p>1.59167511797112E+018</text:p>
          </table:table-cell>
          <table:table-cell/>
          <table:table-cell office:value-type="float" office:value="2.18381619453" calcext:value-type="float">
            <text:p>2.18381619453</text:p>
          </table:table-cell>
        </table:table-row>
        <table:table-row table:style-name="ro1">
          <table:table-cell office:value-type="float" office:value="1.59167511801875E+018" calcext:value-type="float">
            <text:p>1.59167511801875E+018</text:p>
          </table:table-cell>
          <table:table-cell office:value-type="float" office:value="4569" calcext:value-type="float">
            <text:p>4569</text:p>
          </table:table-cell>
          <table:table-cell office:value-type="float" office:value="1.59167511800325E+018" calcext:value-type="float">
            <text:p>1.59167511800325E+018</text:p>
          </table:table-cell>
          <table:table-cell/>
          <table:table-cell office:value-type="float" office:value="104.007423401" calcext:value-type="float">
            <text:p>104.007423401</text:p>
          </table:table-cell>
          <table:table-cell office:value-type="float" office:value="70.499206543" calcext:value-type="float">
            <text:p>70.499206543</text:p>
          </table:table-cell>
          <table:table-cell office:value-type="float" office:value="-0.111120261252" calcext:value-type="float">
            <text:p>-0.111120261252</text:p>
          </table:table-cell>
          <table:table-cell office:value-type="float" office:value="378.041564941" calcext:value-type="float">
            <text:p>378.041564941</text:p>
          </table:table-cell>
          <table:table-cell office:value-type="float" office:value="255.46321106" calcext:value-type="float">
            <text:p>255.46321106</text:p>
          </table:table-cell>
          <table:table-cell office:value-type="float" office:value="69.1175079346" calcext:value-type="float">
            <text:p>69.1175079346</text:p>
          </table:table-cell>
          <table:table-cell/>
          <table:table-cell office:value-type="float" office:value="1.59167511802157E+018" calcext:value-type="float">
            <text:p>1.59167511802157E+018</text:p>
          </table:table-cell>
          <table:table-cell office:value-type="float" office:value="4568" calcext:value-type="float">
            <text:p>4568</text:p>
          </table:table-cell>
          <table:table-cell office:value-type="float" office:value="1.59167511800325E+018" calcext:value-type="float">
            <text:p>1.59167511800325E+018</text:p>
          </table:table-cell>
          <table:table-cell/>
          <table:table-cell office:value-type="float" office:value="2.18491864204" calcext:value-type="float">
            <text:p>2.18491864204</text:p>
          </table:table-cell>
        </table:table-row>
        <table:table-row table:style-name="ro1">
          <table:table-cell office:value-type="float" office:value="1.59167511805359E+018" calcext:value-type="float">
            <text:p>1.59167511805359E+018</text:p>
          </table:table-cell>
          <table:table-cell office:value-type="float" office:value="4570" calcext:value-type="float">
            <text:p>4570</text:p>
          </table:table-cell>
          <table:table-cell office:value-type="float" office:value="1.59167511803523E+018" calcext:value-type="float">
            <text:p>1.59167511803523E+018</text:p>
          </table:table-cell>
          <table:table-cell/>
          <table:table-cell office:value-type="float" office:value="112.001724243" calcext:value-type="float">
            <text:p>112.001724243</text:p>
          </table:table-cell>
          <table:table-cell office:value-type="float" office:value="68.9265136719" calcext:value-type="float">
            <text:p>68.9265136719</text:p>
          </table:table-cell>
          <table:table-cell office:value-type="float" office:value="-0.171070814133" calcext:value-type="float">
            <text:p>-0.171070814133</text:p>
          </table:table-cell>
          <table:table-cell office:value-type="float" office:value="375.910217285" calcext:value-type="float">
            <text:p>375.910217285</text:p>
          </table:table-cell>
          <table:table-cell office:value-type="float" office:value="255.80708313" calcext:value-type="float">
            <text:p>255.80708313</text:p>
          </table:table-cell>
          <table:table-cell office:value-type="float" office:value="69.1175079346" calcext:value-type="float">
            <text:p>69.1175079346</text:p>
          </table:table-cell>
          <table:table-cell/>
          <table:table-cell office:value-type="float" office:value="1.59167511805368E+018" calcext:value-type="float">
            <text:p>1.59167511805368E+018</text:p>
          </table:table-cell>
          <table:table-cell office:value-type="float" office:value="4569" calcext:value-type="float">
            <text:p>4569</text:p>
          </table:table-cell>
          <table:table-cell office:value-type="float" office:value="1.59167511803523E+018" calcext:value-type="float">
            <text:p>1.59167511803523E+018</text:p>
          </table:table-cell>
          <table:table-cell/>
          <table:table-cell office:value-type="float" office:value="2.18491864204" calcext:value-type="float">
            <text:p>2.18491864204</text:p>
          </table:table-cell>
        </table:table-row>
        <table:table-row table:style-name="ro1">
          <table:table-cell office:value-type="float" office:value="1.59167511808568E+018" calcext:value-type="float">
            <text:p>1.59167511808568E+018</text:p>
          </table:table-cell>
          <table:table-cell office:value-type="float" office:value="4571" calcext:value-type="float">
            <text:p>4571</text:p>
          </table:table-cell>
          <table:table-cell office:value-type="float" office:value="1.59167511807111E+018" calcext:value-type="float">
            <text:p>1.59167511807111E+018</text:p>
          </table:table-cell>
          <table:table-cell/>
          <table:table-cell office:value-type="float" office:value="116.798683167" calcext:value-type="float">
            <text:p>116.798683167</text:p>
          </table:table-cell>
          <table:table-cell office:value-type="float" office:value="71.6952514648" calcext:value-type="float">
            <text:p>71.6952514648</text:p>
          </table:table-cell>
          <table:table-cell office:value-type="float" office:value="-0.32316660881" calcext:value-type="float">
            <text:p>-0.32316660881</text:p>
          </table:table-cell>
          <table:table-cell office:value-type="float" office:value="373.804107666" calcext:value-type="float">
            <text:p>373.804107666</text:p>
          </table:table-cell>
          <table:table-cell office:value-type="float" office:value="258.791168213" calcext:value-type="float">
            <text:p>258.791168213</text:p>
          </table:table-cell>
          <table:table-cell office:value-type="float" office:value="69.2088699341" calcext:value-type="float">
            <text:p>69.2088699341</text:p>
          </table:table-cell>
          <table:table-cell/>
          <table:table-cell office:value-type="float" office:value="1.59167511808797E+018" calcext:value-type="float">
            <text:p>1.59167511808797E+018</text:p>
          </table:table-cell>
          <table:table-cell office:value-type="float" office:value="4570" calcext:value-type="float">
            <text:p>4570</text:p>
          </table:table-cell>
          <table:table-cell office:value-type="float" office:value="1.59167511807111E+018" calcext:value-type="float">
            <text:p>1.59167511807111E+018</text:p>
          </table:table-cell>
          <table:table-cell/>
          <table:table-cell office:value-type="float" office:value="2.18400502205" calcext:value-type="float">
            <text:p>2.18400502205</text:p>
          </table:table-cell>
        </table:table-row>
        <table:table-row table:style-name="ro1">
          <table:table-cell office:value-type="float" office:value="1.59167511811898E+018" calcext:value-type="float">
            <text:p>1.59167511811898E+018</text:p>
          </table:table-cell>
          <table:table-cell office:value-type="float" office:value="4572" calcext:value-type="float">
            <text:p>4572</text:p>
          </table:table-cell>
          <table:table-cell office:value-type="float" office:value="1.5916751181032E+018" calcext:value-type="float">
            <text:p>1.5916751181032E+018</text:p>
          </table:table-cell>
          <table:table-cell/>
          <table:table-cell office:value-type="float" office:value="107.278709412" calcext:value-type="float">
            <text:p>107.278709412</text:p>
          </table:table-cell>
          <table:table-cell office:value-type="float" office:value="69.9619522095" calcext:value-type="float">
            <text:p>69.9619522095</text:p>
          </table:table-cell>
          <table:table-cell office:value-type="float" office:value="-0.216809675097" calcext:value-type="float">
            <text:p>-0.216809675097</text:p>
          </table:table-cell>
          <table:table-cell office:value-type="float" office:value="377.824920654" calcext:value-type="float">
            <text:p>377.824920654</text:p>
          </table:table-cell>
          <table:table-cell office:value-type="float" office:value="256.338653564" calcext:value-type="float">
            <text:p>256.338653564</text:p>
          </table:table-cell>
          <table:table-cell office:value-type="float" office:value="69.2088699341" calcext:value-type="float">
            <text:p>69.2088699341</text:p>
          </table:table-cell>
          <table:table-cell/>
          <table:table-cell office:value-type="float" office:value="1.59167511812031E+018" calcext:value-type="float">
            <text:p>1.59167511812031E+018</text:p>
          </table:table-cell>
          <table:table-cell office:value-type="float" office:value="4571" calcext:value-type="float">
            <text:p>4571</text:p>
          </table:table-cell>
          <table:table-cell office:value-type="float" office:value="1.5916751181032E+018" calcext:value-type="float">
            <text:p>1.5916751181032E+018</text:p>
          </table:table-cell>
          <table:table-cell/>
          <table:table-cell office:value-type="float" office:value="2.18400502205" calcext:value-type="float">
            <text:p>2.18400502205</text:p>
          </table:table-cell>
        </table:table-row>
        <table:table-row table:style-name="ro1">
          <table:table-cell office:value-type="float" office:value="1.59167511815279E+018" calcext:value-type="float">
            <text:p>1.59167511815279E+018</text:p>
          </table:table-cell>
          <table:table-cell office:value-type="float" office:value="4573" calcext:value-type="float">
            <text:p>4573</text:p>
          </table:table-cell>
          <table:table-cell office:value-type="float" office:value="1.59167511813515E+018" calcext:value-type="float">
            <text:p>1.59167511813515E+018</text:p>
          </table:table-cell>
          <table:table-cell/>
          <table:table-cell office:value-type="float" office:value="101.814483643" calcext:value-type="float">
            <text:p>101.814483643</text:p>
          </table:table-cell>
          <table:table-cell office:value-type="float" office:value="81.9713287354" calcext:value-type="float">
            <text:p>81.9713287354</text:p>
          </table:table-cell>
          <table:table-cell office:value-type="float" office:value="-0.299781531096" calcext:value-type="float">
            <text:p>-0.299781531096</text:p>
          </table:table-cell>
          <table:table-cell office:value-type="float" office:value="377.555603027" calcext:value-type="float">
            <text:p>377.555603027</text:p>
          </table:table-cell>
          <table:table-cell office:value-type="float" office:value="253.664810181" calcext:value-type="float">
            <text:p>253.664810181</text:p>
          </table:table-cell>
          <table:table-cell office:value-type="float" office:value="69.2472915649" calcext:value-type="float">
            <text:p>69.2472915649</text:p>
          </table:table-cell>
          <table:table-cell/>
          <table:table-cell office:value-type="float" office:value="1.59167511815358E+018" calcext:value-type="float">
            <text:p>1.59167511815358E+018</text:p>
          </table:table-cell>
          <table:table-cell office:value-type="float" office:value="4572" calcext:value-type="float">
            <text:p>4572</text:p>
          </table:table-cell>
          <table:table-cell office:value-type="float" office:value="1.59167511813515E+018" calcext:value-type="float">
            <text:p>1.59167511813515E+018</text:p>
          </table:table-cell>
          <table:table-cell/>
          <table:table-cell office:value-type="float" office:value="2.18362092972" calcext:value-type="float">
            <text:p>2.18362092972</text:p>
          </table:table-cell>
        </table:table-row>
        <table:table-row table:style-name="ro1">
          <table:table-cell office:value-type="float" office:value="1.59167511819058E+018" calcext:value-type="float">
            <text:p>1.59167511819058E+018</text:p>
          </table:table-cell>
          <table:table-cell office:value-type="float" office:value="4574" calcext:value-type="float">
            <text:p>4574</text:p>
          </table:table-cell>
          <table:table-cell office:value-type="float" office:value="1.5916751181711E+018" calcext:value-type="float">
            <text:p>1.5916751181711E+018</text:p>
          </table:table-cell>
          <table:table-cell/>
          <table:table-cell office:value-type="float" office:value="98.3088150024" calcext:value-type="float">
            <text:p>98.3088150024</text:p>
          </table:table-cell>
          <table:table-cell office:value-type="float" office:value="81.0684051514" calcext:value-type="float">
            <text:p>81.0684051514</text:p>
          </table:table-cell>
          <table:table-cell office:value-type="float" office:value="-0.033470608294" calcext:value-type="float">
            <text:p>-0.033470608294</text:p>
          </table:table-cell>
          <table:table-cell office:value-type="float" office:value="377.953552246" calcext:value-type="float">
            <text:p>377.953552246</text:p>
          </table:table-cell>
          <table:table-cell office:value-type="float" office:value="251.50239563" calcext:value-type="float">
            <text:p>251.50239563</text:p>
          </table:table-cell>
          <table:table-cell office:value-type="float" office:value="69.2472915649" calcext:value-type="float">
            <text:p>69.2472915649</text:p>
          </table:table-cell>
          <table:table-cell/>
          <table:table-cell office:value-type="float" office:value="1.5916751181918E+018" calcext:value-type="float">
            <text:p>1.5916751181918E+018</text:p>
          </table:table-cell>
          <table:table-cell office:value-type="float" office:value="4573" calcext:value-type="float">
            <text:p>4573</text:p>
          </table:table-cell>
          <table:table-cell office:value-type="float" office:value="1.5916751181711E+018" calcext:value-type="float">
            <text:p>1.5916751181711E+018</text:p>
          </table:table-cell>
          <table:table-cell/>
          <table:table-cell office:value-type="float" office:value="2.18362092972" calcext:value-type="float">
            <text:p>2.18362092972</text:p>
          </table:table-cell>
        </table:table-row>
        <table:table-row table:style-name="ro1">
          <table:table-cell office:value-type="float" office:value="1.59167511821837E+018" calcext:value-type="float">
            <text:p>1.59167511821837E+018</text:p>
          </table:table-cell>
          <table:table-cell office:value-type="float" office:value="4575" calcext:value-type="float">
            <text:p>4575</text:p>
          </table:table-cell>
          <table:table-cell office:value-type="float" office:value="1.59167511820315E+018" calcext:value-type="float">
            <text:p>1.59167511820315E+018</text:p>
          </table:table-cell>
          <table:table-cell/>
          <table:table-cell office:value-type="float" office:value="108.011566162" calcext:value-type="float">
            <text:p>108.011566162</text:p>
          </table:table-cell>
          <table:table-cell office:value-type="float" office:value="68.4968719482" calcext:value-type="float">
            <text:p>68.4968719482</text:p>
          </table:table-cell>
          <table:table-cell office:value-type="float" office:value="-0.172950208187" calcext:value-type="float">
            <text:p>-0.172950208187</text:p>
          </table:table-cell>
          <table:table-cell office:value-type="float" office:value="376.794891357" calcext:value-type="float">
            <text:p>376.794891357</text:p>
          </table:table-cell>
          <table:table-cell office:value-type="float" office:value="255.490753174" calcext:value-type="float">
            <text:p>255.490753174</text:p>
          </table:table-cell>
          <table:table-cell office:value-type="float" office:value="69.7814254761" calcext:value-type="float">
            <text:p>69.7814254761</text:p>
          </table:table-cell>
          <table:table-cell/>
          <table:table-cell office:value-type="float" office:value="1.59167511822086E+018" calcext:value-type="float">
            <text:p>1.59167511822086E+018</text:p>
          </table:table-cell>
          <table:table-cell office:value-type="float" office:value="4574" calcext:value-type="float">
            <text:p>4574</text:p>
          </table:table-cell>
          <table:table-cell office:value-type="float" office:value="1.59167511820315E+018" calcext:value-type="float">
            <text:p>1.59167511820315E+018</text:p>
          </table:table-cell>
          <table:table-cell/>
          <table:table-cell office:value-type="float" office:value="2.17827963829" calcext:value-type="float">
            <text:p>2.17827963829</text:p>
          </table:table-cell>
        </table:table-row>
        <table:table-row table:style-name="ro1">
          <table:table-cell office:value-type="float" office:value="1.59167511825464E+018" calcext:value-type="float">
            <text:p>1.59167511825464E+018</text:p>
          </table:table-cell>
          <table:table-cell office:value-type="float" office:value="4576" calcext:value-type="float">
            <text:p>4576</text:p>
          </table:table-cell>
          <table:table-cell office:value-type="float" office:value="1.59167511823923E+018" calcext:value-type="float">
            <text:p>1.59167511823923E+018</text:p>
          </table:table-cell>
          <table:table-cell/>
          <table:table-cell office:value-type="float" office:value="107.740791321" calcext:value-type="float">
            <text:p>107.740791321</text:p>
          </table:table-cell>
          <table:table-cell office:value-type="float" office:value="67.4053955078" calcext:value-type="float">
            <text:p>67.4053955078</text:p>
          </table:table-cell>
          <table:table-cell office:value-type="float" office:value="-0.275157392025" calcext:value-type="float">
            <text:p>-0.275157392025</text:p>
          </table:table-cell>
          <table:table-cell office:value-type="float" office:value="377.789398193" calcext:value-type="float">
            <text:p>377.789398193</text:p>
          </table:table-cell>
          <table:table-cell office:value-type="float" office:value="256.192230225" calcext:value-type="float">
            <text:p>256.192230225</text:p>
          </table:table-cell>
          <table:table-cell office:value-type="float" office:value="69.7814254761" calcext:value-type="float">
            <text:p>69.7814254761</text:p>
          </table:table-cell>
          <table:table-cell/>
          <table:table-cell office:value-type="float" office:value="1.59167511825706E+018" calcext:value-type="float">
            <text:p>1.59167511825706E+018</text:p>
          </table:table-cell>
          <table:table-cell office:value-type="float" office:value="4575" calcext:value-type="float">
            <text:p>4575</text:p>
          </table:table-cell>
          <table:table-cell office:value-type="float" office:value="1.59167511823923E+018" calcext:value-type="float">
            <text:p>1.59167511823923E+018</text:p>
          </table:table-cell>
          <table:table-cell/>
          <table:table-cell office:value-type="float" office:value="2.17827963829" calcext:value-type="float">
            <text:p>2.17827963829</text:p>
          </table:table-cell>
        </table:table-row>
        <table:table-row table:style-name="ro1">
          <table:table-cell office:value-type="float" office:value="1.5916751182948E+018" calcext:value-type="float">
            <text:p>1.5916751182948E+018</text:p>
          </table:table-cell>
          <table:table-cell office:value-type="float" office:value="4577" calcext:value-type="float">
            <text:p>4577</text:p>
          </table:table-cell>
          <table:table-cell office:value-type="float" office:value="1.59167511827118E+018" calcext:value-type="float">
            <text:p>1.59167511827118E+018</text:p>
          </table:table-cell>
          <table:table-cell/>
          <table:table-cell office:value-type="float" office:value="111.058334351" calcext:value-type="float">
            <text:p>111.058334351</text:p>
          </table:table-cell>
          <table:table-cell office:value-type="float" office:value="65.8213424683" calcext:value-type="float">
            <text:p>65.8213424683</text:p>
          </table:table-cell>
          <table:table-cell office:value-type="float" office:value="-0.38286614418" calcext:value-type="float">
            <text:p>-0.38286614418</text:p>
          </table:table-cell>
          <table:table-cell office:value-type="float" office:value="377.16003418" calcext:value-type="float">
            <text:p>377.16003418</text:p>
          </table:table-cell>
          <table:table-cell office:value-type="float" office:value="256.450714111" calcext:value-type="float">
            <text:p>256.450714111</text:p>
          </table:table-cell>
          <table:table-cell office:value-type="float" office:value="69.6013641357" calcext:value-type="float">
            <text:p>69.6013641357</text:p>
          </table:table-cell>
          <table:table-cell/>
          <table:table-cell office:value-type="float" office:value="1.59167511829667E+018" calcext:value-type="float">
            <text:p>1.59167511829667E+018</text:p>
          </table:table-cell>
          <table:table-cell office:value-type="float" office:value="4576" calcext:value-type="float">
            <text:p>4576</text:p>
          </table:table-cell>
          <table:table-cell office:value-type="float" office:value="1.59167511827118E+018" calcext:value-type="float">
            <text:p>1.59167511827118E+018</text:p>
          </table:table-cell>
          <table:table-cell/>
          <table:table-cell office:value-type="float" office:value="2.1800801754" calcext:value-type="float">
            <text:p>2.1800801754</text:p>
          </table:table-cell>
        </table:table-row>
        <table:table-row table:style-name="ro1">
          <table:table-cell office:value-type="float" office:value="1.59167511831794E+018" calcext:value-type="float">
            <text:p>1.59167511831794E+018</text:p>
          </table:table-cell>
          <table:table-cell office:value-type="float" office:value="4578" calcext:value-type="float">
            <text:p>4578</text:p>
          </table:table-cell>
          <table:table-cell office:value-type="float" office:value="1.59167511830314E+018" calcext:value-type="float">
            <text:p>1.59167511830314E+018</text:p>
          </table:table-cell>
          <table:table-cell/>
          <table:table-cell office:value-type="float" office:value="104.218353271" calcext:value-type="float">
            <text:p>104.218353271</text:p>
          </table:table-cell>
          <table:table-cell office:value-type="float" office:value="66.3215103149" calcext:value-type="float">
            <text:p>66.3215103149</text:p>
          </table:table-cell>
          <table:table-cell office:value-type="float" office:value="-0.518681466579" calcext:value-type="float">
            <text:p>-0.518681466579</text:p>
          </table:table-cell>
          <table:table-cell office:value-type="float" office:value="379.114746094" calcext:value-type="float">
            <text:p>379.114746094</text:p>
          </table:table-cell>
          <table:table-cell office:value-type="float" office:value="256.858459473" calcext:value-type="float">
            <text:p>256.858459473</text:p>
          </table:table-cell>
          <table:table-cell office:value-type="float" office:value="69.6013641357" calcext:value-type="float">
            <text:p>69.6013641357</text:p>
          </table:table-cell>
          <table:table-cell/>
          <table:table-cell office:value-type="float" office:value="1.59167511831987E+018" calcext:value-type="float">
            <text:p>1.59167511831987E+018</text:p>
          </table:table-cell>
          <table:table-cell office:value-type="float" office:value="4577" calcext:value-type="float">
            <text:p>4577</text:p>
          </table:table-cell>
          <table:table-cell office:value-type="float" office:value="1.59167511830314E+018" calcext:value-type="float">
            <text:p>1.59167511830314E+018</text:p>
          </table:table-cell>
          <table:table-cell/>
          <table:table-cell office:value-type="float" office:value="2.1800801754" calcext:value-type="float">
            <text:p>2.1800801754</text:p>
          </table:table-cell>
        </table:table-row>
        <table:table-row table:style-name="ro1">
          <table:table-cell office:value-type="float" office:value="1.591675118359E+018" calcext:value-type="float">
            <text:p>1.591675118359E+018</text:p>
          </table:table-cell>
          <table:table-cell office:value-type="float" office:value="4579" calcext:value-type="float">
            <text:p>4579</text:p>
          </table:table-cell>
          <table:table-cell office:value-type="float" office:value="1.59167511833331E+018" calcext:value-type="float">
            <text:p>1.59167511833331E+018</text:p>
          </table:table-cell>
          <table:table-cell/>
          <table:table-cell office:value-type="float" office:value="115.106132507" calcext:value-type="float">
            <text:p>115.106132507</text:p>
          </table:table-cell>
          <table:table-cell office:value-type="float" office:value="65.2657012939" calcext:value-type="float">
            <text:p>65.2657012939</text:p>
          </table:table-cell>
          <table:table-cell office:value-type="float" office:value="-0.629037797451" calcext:value-type="float">
            <text:p>-0.629037797451</text:p>
          </table:table-cell>
          <table:table-cell office:value-type="float" office:value="376.934692383" calcext:value-type="float">
            <text:p>376.934692383</text:p>
          </table:table-cell>
          <table:table-cell office:value-type="float" office:value="260.196228027" calcext:value-type="float">
            <text:p>260.196228027</text:p>
          </table:table-cell>
          <table:table-cell office:value-type="float" office:value="69.4188690186" calcext:value-type="float">
            <text:p>69.4188690186</text:p>
          </table:table-cell>
          <table:table-cell/>
          <table:table-cell office:value-type="float" office:value="1.59167511836079E+018" calcext:value-type="float">
            <text:p>1.59167511836079E+018</text:p>
          </table:table-cell>
          <table:table-cell office:value-type="float" office:value="4578" calcext:value-type="float">
            <text:p>4578</text:p>
          </table:table-cell>
          <table:table-cell office:value-type="float" office:value="1.59167511833331E+018" calcext:value-type="float">
            <text:p>1.59167511833331E+018</text:p>
          </table:table-cell>
          <table:table-cell/>
          <table:table-cell office:value-type="float" office:value="2.1819050312" calcext:value-type="float">
            <text:p>2.1819050312</text:p>
          </table:table-cell>
        </table:table-row>
        <table:table-row table:style-name="ro1">
          <table:table-cell office:value-type="float" office:value="1.59167511838475E+018" calcext:value-type="float">
            <text:p>1.59167511838475E+018</text:p>
          </table:table-cell>
          <table:table-cell office:value-type="float" office:value="4580" calcext:value-type="float">
            <text:p>4580</text:p>
          </table:table-cell>
          <table:table-cell office:value-type="float" office:value="1.5916751183679E+018" calcext:value-type="float">
            <text:p>1.5916751183679E+018</text:p>
          </table:table-cell>
          <table:table-cell/>
          <table:table-cell office:value-type="float" office:value="104.693351746" calcext:value-type="float">
            <text:p>104.693351746</text:p>
          </table:table-cell>
          <table:table-cell office:value-type="float" office:value="69.8659896851" calcext:value-type="float">
            <text:p>69.8659896851</text:p>
          </table:table-cell>
          <table:table-cell office:value-type="float" office:value="-0.618121445179" calcext:value-type="float">
            <text:p>-0.618121445179</text:p>
          </table:table-cell>
          <table:table-cell office:value-type="float" office:value="378.63772583" calcext:value-type="float">
            <text:p>378.63772583</text:p>
          </table:table-cell>
          <table:table-cell office:value-type="float" office:value="259.561950684" calcext:value-type="float">
            <text:p>259.561950684</text:p>
          </table:table-cell>
          <table:table-cell office:value-type="float" office:value="69.4188690186" calcext:value-type="float">
            <text:p>69.4188690186</text:p>
          </table:table-cell>
          <table:table-cell/>
          <table:table-cell office:value-type="float" office:value="1.59167511838654E+018" calcext:value-type="float">
            <text:p>1.59167511838654E+018</text:p>
          </table:table-cell>
          <table:table-cell office:value-type="float" office:value="4579" calcext:value-type="float">
            <text:p>4579</text:p>
          </table:table-cell>
          <table:table-cell office:value-type="float" office:value="1.5916751183679E+018" calcext:value-type="float">
            <text:p>1.5916751183679E+018</text:p>
          </table:table-cell>
          <table:table-cell/>
          <table:table-cell office:value-type="float" office:value="2.1819050312" calcext:value-type="float">
            <text:p>2.1819050312</text:p>
          </table:table-cell>
        </table:table-row>
        <table:table-row table:style-name="ro1">
          <table:table-cell office:value-type="float" office:value="1.59167511841289E+018" calcext:value-type="float">
            <text:p>1.59167511841289E+018</text:p>
          </table:table-cell>
          <table:table-cell office:value-type="float" office:value="4581" calcext:value-type="float">
            <text:p>4581</text:p>
          </table:table-cell>
          <table:table-cell office:value-type="float" office:value="1.59167511839735E+018" calcext:value-type="float">
            <text:p>1.59167511839735E+018</text:p>
          </table:table-cell>
          <table:table-cell/>
          <table:table-cell office:value-type="float" office:value="104.229446411" calcext:value-type="float">
            <text:p>104.229446411</text:p>
          </table:table-cell>
          <table:table-cell office:value-type="float" office:value="70.9946136475" calcext:value-type="float">
            <text:p>70.9946136475</text:p>
          </table:table-cell>
          <table:table-cell office:value-type="float" office:value="-0.794437170029" calcext:value-type="float">
            <text:p>-0.794437170029</text:p>
          </table:table-cell>
          <table:table-cell office:value-type="float" office:value="380.495483398" calcext:value-type="float">
            <text:p>380.495483398</text:p>
          </table:table-cell>
          <table:table-cell office:value-type="float" office:value="260.4972229" calcext:value-type="float">
            <text:p>260.4972229</text:p>
          </table:table-cell>
          <table:table-cell office:value-type="float" office:value="69.4559860229" calcext:value-type="float">
            <text:p>69.4559860229</text:p>
          </table:table-cell>
          <table:table-cell/>
          <table:table-cell office:value-type="float" office:value="1.59167511841338E+018" calcext:value-type="float">
            <text:p>1.59167511841338E+018</text:p>
          </table:table-cell>
          <table:table-cell office:value-type="float" office:value="4580" calcext:value-type="float">
            <text:p>4580</text:p>
          </table:table-cell>
          <table:table-cell office:value-type="float" office:value="1.59167511839735E+018" calcext:value-type="float">
            <text:p>1.59167511839735E+018</text:p>
          </table:table-cell>
          <table:table-cell/>
          <table:table-cell office:value-type="float" office:value="2.1815340519" calcext:value-type="float">
            <text:p>2.1815340519</text:p>
          </table:table-cell>
        </table:table-row>
        <table:table-row table:style-name="ro1">
          <table:table-cell office:value-type="float" office:value="1.59167511845413E+018" calcext:value-type="float">
            <text:p>1.59167511845413E+018</text:p>
          </table:table-cell>
          <table:table-cell office:value-type="float" office:value="4582" calcext:value-type="float">
            <text:p>4582</text:p>
          </table:table-cell>
          <table:table-cell office:value-type="float" office:value="1.59167511843937E+018" calcext:value-type="float">
            <text:p>1.59167511843937E+018</text:p>
          </table:table-cell>
          <table:table-cell/>
          <table:table-cell office:value-type="float" office:value="107.484008789" calcext:value-type="float">
            <text:p>107.484008789</text:p>
          </table:table-cell>
          <table:table-cell office:value-type="float" office:value="69.4103317261" calcext:value-type="float">
            <text:p>69.4103317261</text:p>
          </table:table-cell>
          <table:table-cell office:value-type="float" office:value="-0.883144974709" calcext:value-type="float">
            <text:p>-0.883144974709</text:p>
          </table:table-cell>
          <table:table-cell office:value-type="float" office:value="380.893432617" calcext:value-type="float">
            <text:p>380.893432617</text:p>
          </table:table-cell>
          <table:table-cell office:value-type="float" office:value="261.19631958" calcext:value-type="float">
            <text:p>261.19631958</text:p>
          </table:table-cell>
          <table:table-cell office:value-type="float" office:value="69.4559860229" calcext:value-type="float">
            <text:p>69.4559860229</text:p>
          </table:table-cell>
          <table:table-cell/>
          <table:table-cell office:value-type="float" office:value="1.59167511845569E+018" calcext:value-type="float">
            <text:p>1.59167511845569E+018</text:p>
          </table:table-cell>
          <table:table-cell office:value-type="float" office:value="4581" calcext:value-type="float">
            <text:p>4581</text:p>
          </table:table-cell>
          <table:table-cell office:value-type="float" office:value="1.59167511843937E+018" calcext:value-type="float">
            <text:p>1.59167511843937E+018</text:p>
          </table:table-cell>
          <table:table-cell/>
          <table:table-cell office:value-type="float" office:value="2.1815340519" calcext:value-type="float">
            <text:p>2.1815340519</text:p>
          </table:table-cell>
        </table:table-row>
        <table:table-row table:style-name="ro1">
          <table:table-cell office:value-type="float" office:value="1.59167511848983E+018" calcext:value-type="float">
            <text:p>1.59167511848983E+018</text:p>
          </table:table-cell>
          <table:table-cell office:value-type="float" office:value="4583" calcext:value-type="float">
            <text:p>4583</text:p>
          </table:table-cell>
          <table:table-cell office:value-type="float" office:value="1.59167511847182E+018" calcext:value-type="float">
            <text:p>1.59167511847182E+018</text:p>
          </table:table-cell>
          <table:table-cell/>
          <table:table-cell office:value-type="float" office:value="102.386619568" calcext:value-type="float">
            <text:p>102.386619568</text:p>
          </table:table-cell>
          <table:table-cell office:value-type="float" office:value="69.7913742065" calcext:value-type="float">
            <text:p>69.7913742065</text:p>
          </table:table-cell>
          <table:table-cell office:value-type="float" office:value="-0.870317220688" calcext:value-type="float">
            <text:p>-0.870317220688</text:p>
          </table:table-cell>
          <table:table-cell office:value-type="float" office:value="381.351104736" calcext:value-type="float">
            <text:p>381.351104736</text:p>
          </table:table-cell>
          <table:table-cell office:value-type="float" office:value="260.542175293" calcext:value-type="float">
            <text:p>260.542175293</text:p>
          </table:table-cell>
          <table:table-cell office:value-type="float" office:value="68.4689483643" calcext:value-type="float">
            <text:p>68.4689483643</text:p>
          </table:table-cell>
          <table:table-cell/>
          <table:table-cell office:value-type="float" office:value="1.59167511849228E+018" calcext:value-type="float">
            <text:p>1.59167511849228E+018</text:p>
          </table:table-cell>
          <table:table-cell office:value-type="float" office:value="4582" calcext:value-type="float">
            <text:p>4582</text:p>
          </table:table-cell>
          <table:table-cell office:value-type="float" office:value="1.59167511847182E+018" calcext:value-type="float">
            <text:p>1.59167511847182E+018</text:p>
          </table:table-cell>
          <table:table-cell/>
          <table:table-cell office:value-type="float" office:value="2.19140434265" calcext:value-type="float">
            <text:p>2.19140434265</text:p>
          </table:table-cell>
        </table:table-row>
        <table:table-row table:style-name="ro1">
          <table:table-cell office:value-type="float" office:value="1.59167511851433E+018" calcext:value-type="float">
            <text:p>1.59167511851433E+018</text:p>
          </table:table-cell>
          <table:table-cell office:value-type="float" office:value="4584" calcext:value-type="float">
            <text:p>4584</text:p>
          </table:table-cell>
          <table:table-cell office:value-type="float" office:value="1.59167511849884E+018" calcext:value-type="float">
            <text:p>1.59167511849884E+018</text:p>
          </table:table-cell>
          <table:table-cell/>
          <table:table-cell office:value-type="float" office:value="103.333969116" calcext:value-type="float">
            <text:p>103.333969116</text:p>
          </table:table-cell>
          <table:table-cell office:value-type="float" office:value="70.3701705933" calcext:value-type="float">
            <text:p>70.3701705933</text:p>
          </table:table-cell>
          <table:table-cell office:value-type="float" office:value="-0.877560198307" calcext:value-type="float">
            <text:p>-0.877560198307</text:p>
          </table:table-cell>
          <table:table-cell office:value-type="float" office:value="380.223724365" calcext:value-type="float">
            <text:p>380.223724365</text:p>
          </table:table-cell>
          <table:table-cell office:value-type="float" office:value="261.445953369" calcext:value-type="float">
            <text:p>261.445953369</text:p>
          </table:table-cell>
          <table:table-cell office:value-type="float" office:value="68.4689483643" calcext:value-type="float">
            <text:p>68.4689483643</text:p>
          </table:table-cell>
          <table:table-cell/>
          <table:table-cell office:value-type="float" office:value="1.59167511851504E+018" calcext:value-type="float">
            <text:p>1.59167511851504E+018</text:p>
          </table:table-cell>
          <table:table-cell office:value-type="float" office:value="4583" calcext:value-type="float">
            <text:p>4583</text:p>
          </table:table-cell>
          <table:table-cell office:value-type="float" office:value="1.59167511849884E+018" calcext:value-type="float">
            <text:p>1.59167511849884E+018</text:p>
          </table:table-cell>
          <table:table-cell/>
          <table:table-cell office:value-type="float" office:value="2.19140434265" calcext:value-type="float">
            <text:p>2.19140434265</text:p>
          </table:table-cell>
        </table:table-row>
        <table:table-row table:style-name="ro1">
          <table:table-cell office:value-type="float" office:value="1.59167511854986E+018" calcext:value-type="float">
            <text:p>1.59167511854986E+018</text:p>
          </table:table-cell>
          <table:table-cell office:value-type="float" office:value="4585" calcext:value-type="float">
            <text:p>4585</text:p>
          </table:table-cell>
          <table:table-cell office:value-type="float" office:value="1.59167511853369E+018" calcext:value-type="float">
            <text:p>1.59167511853369E+018</text:p>
          </table:table-cell>
          <table:table-cell/>
          <table:table-cell office:value-type="float" office:value="103.909324646" calcext:value-type="float">
            <text:p>103.909324646</text:p>
          </table:table-cell>
          <table:table-cell office:value-type="float" office:value="68.3983535767" calcext:value-type="float">
            <text:p>68.3983535767</text:p>
          </table:table-cell>
          <table:table-cell office:value-type="float" office:value="-0.936105430126" calcext:value-type="float">
            <text:p>-0.936105430126</text:p>
          </table:table-cell>
          <table:table-cell office:value-type="float" office:value="381.35836792" calcext:value-type="float">
            <text:p>381.35836792</text:p>
          </table:table-cell>
          <table:table-cell office:value-type="float" office:value="261.462158203" calcext:value-type="float">
            <text:p>261.462158203</text:p>
          </table:table-cell>
          <table:table-cell office:value-type="float" office:value="68.439201355" calcext:value-type="float">
            <text:p>68.439201355</text:p>
          </table:table-cell>
          <table:table-cell/>
          <table:table-cell office:value-type="float" office:value="1.59167511855112E+018" calcext:value-type="float">
            <text:p>1.59167511855112E+018</text:p>
          </table:table-cell>
          <table:table-cell office:value-type="float" office:value="4584" calcext:value-type="float">
            <text:p>4584</text:p>
          </table:table-cell>
          <table:table-cell office:value-type="float" office:value="1.59167511853369E+018" calcext:value-type="float">
            <text:p>1.59167511853369E+018</text:p>
          </table:table-cell>
          <table:table-cell/>
          <table:table-cell office:value-type="float" office:value="2.19170188904" calcext:value-type="float">
            <text:p>2.19170188904</text:p>
          </table:table-cell>
        </table:table-row>
        <table:table-row table:style-name="ro1">
          <table:table-cell office:value-type="float" office:value="1.59167511858066E+018" calcext:value-type="float">
            <text:p>1.59167511858066E+018</text:p>
          </table:table-cell>
          <table:table-cell office:value-type="float" office:value="4586" calcext:value-type="float">
            <text:p>4586</text:p>
          </table:table-cell>
          <table:table-cell office:value-type="float" office:value="1.5916751185657E+018" calcext:value-type="float">
            <text:p>1.5916751185657E+018</text:p>
          </table:table-cell>
          <table:table-cell/>
          <table:table-cell office:value-type="float" office:value="103.724266052" calcext:value-type="float">
            <text:p>103.724266052</text:p>
          </table:table-cell>
          <table:table-cell office:value-type="float" office:value="67.7955932617" calcext:value-type="float">
            <text:p>67.7955932617</text:p>
          </table:table-cell>
          <table:table-cell office:value-type="float" office:value="-1.06382024288" calcext:value-type="float">
            <text:p>-1.06382024288</text:p>
          </table:table-cell>
          <table:table-cell office:value-type="float" office:value="382.103668213" calcext:value-type="float">
            <text:p>382.103668213</text:p>
          </table:table-cell>
          <table:table-cell office:value-type="float" office:value="262.745758057" calcext:value-type="float">
            <text:p>262.745758057</text:p>
          </table:table-cell>
          <table:table-cell office:value-type="float" office:value="68.439201355" calcext:value-type="float">
            <text:p>68.439201355</text:p>
          </table:table-cell>
          <table:table-cell/>
          <table:table-cell office:value-type="float" office:value="1.59167511858179E+018" calcext:value-type="float">
            <text:p>1.59167511858179E+018</text:p>
          </table:table-cell>
          <table:table-cell office:value-type="float" office:value="4585" calcext:value-type="float">
            <text:p>4585</text:p>
          </table:table-cell>
          <table:table-cell office:value-type="float" office:value="1.5916751185657E+018" calcext:value-type="float">
            <text:p>1.5916751185657E+018</text:p>
          </table:table-cell>
          <table:table-cell/>
          <table:table-cell office:value-type="float" office:value="2.19170188904" calcext:value-type="float">
            <text:p>2.19170188904</text:p>
          </table:table-cell>
        </table:table-row>
        <table:table-row table:style-name="ro1">
          <table:table-cell office:value-type="float" office:value="1.59167511861164E+018" calcext:value-type="float">
            <text:p>1.59167511861164E+018</text:p>
          </table:table-cell>
          <table:table-cell office:value-type="float" office:value="4587" calcext:value-type="float">
            <text:p>4587</text:p>
          </table:table-cell>
          <table:table-cell office:value-type="float" office:value="1.59167511859759E+018" calcext:value-type="float">
            <text:p>1.59167511859759E+018</text:p>
          </table:table-cell>
          <table:table-cell/>
          <table:table-cell office:value-type="float" office:value="102.123352051" calcext:value-type="float">
            <text:p>102.123352051</text:p>
          </table:table-cell>
          <table:table-cell office:value-type="float" office:value="67.3017272949" calcext:value-type="float">
            <text:p>67.3017272949</text:p>
          </table:table-cell>
          <table:table-cell office:value-type="float" office:value="-1.14162552357" calcext:value-type="float">
            <text:p>-1.14162552357</text:p>
          </table:table-cell>
          <table:table-cell office:value-type="float" office:value="382.820556641" calcext:value-type="float">
            <text:p>382.820556641</text:p>
          </table:table-cell>
          <table:table-cell office:value-type="float" office:value="262.496826172" calcext:value-type="float">
            <text:p>262.496826172</text:p>
          </table:table-cell>
          <table:table-cell office:value-type="float" office:value="68.306312561" calcext:value-type="float">
            <text:p>68.306312561</text:p>
          </table:table-cell>
          <table:table-cell/>
          <table:table-cell office:value-type="float" office:value="1.59167511861314E+018" calcext:value-type="float">
            <text:p>1.59167511861314E+018</text:p>
          </table:table-cell>
          <table:table-cell office:value-type="float" office:value="4586" calcext:value-type="float">
            <text:p>4586</text:p>
          </table:table-cell>
          <table:table-cell office:value-type="float" office:value="1.59167511859759E+018" calcext:value-type="float">
            <text:p>1.59167511859759E+018</text:p>
          </table:table-cell>
          <table:table-cell/>
          <table:table-cell office:value-type="float" office:value="2.19303059578" calcext:value-type="float">
            <text:p>2.19303059578</text:p>
          </table:table-cell>
        </table:table-row>
        <table:table-row table:style-name="ro1">
          <table:table-cell office:value-type="float" office:value="1.59167511865517E+018" calcext:value-type="float">
            <text:p>1.59167511865517E+018</text:p>
          </table:table-cell>
          <table:table-cell office:value-type="float" office:value="4588" calcext:value-type="float">
            <text:p>4588</text:p>
          </table:table-cell>
          <table:table-cell office:value-type="float" office:value="1.59167511863966E+018" calcext:value-type="float">
            <text:p>1.59167511863966E+018</text:p>
          </table:table-cell>
          <table:table-cell/>
          <table:table-cell office:value-type="float" office:value="100.874191284" calcext:value-type="float">
            <text:p>100.874191284</text:p>
          </table:table-cell>
          <table:table-cell office:value-type="float" office:value="68.05052948" calcext:value-type="float">
            <text:p>68.05052948</text:p>
          </table:table-cell>
          <table:table-cell office:value-type="float" office:value="-1.15575385094" calcext:value-type="float">
            <text:p>-1.15575385094</text:p>
          </table:table-cell>
          <table:table-cell office:value-type="float" office:value="383.017364502" calcext:value-type="float">
            <text:p>383.017364502</text:p>
          </table:table-cell>
          <table:table-cell office:value-type="float" office:value="262.427032471" calcext:value-type="float">
            <text:p>262.427032471</text:p>
          </table:table-cell>
          <table:table-cell office:value-type="float" office:value="68.306312561" calcext:value-type="float">
            <text:p>68.306312561</text:p>
          </table:table-cell>
          <table:table-cell/>
          <table:table-cell office:value-type="float" office:value="1.59167511865617E+018" calcext:value-type="float">
            <text:p>1.59167511865617E+018</text:p>
          </table:table-cell>
          <table:table-cell office:value-type="float" office:value="4587" calcext:value-type="float">
            <text:p>4587</text:p>
          </table:table-cell>
          <table:table-cell office:value-type="float" office:value="1.59167511863966E+018" calcext:value-type="float">
            <text:p>1.59167511863966E+018</text:p>
          </table:table-cell>
          <table:table-cell/>
          <table:table-cell office:value-type="float" office:value="2.19303059578" calcext:value-type="float">
            <text:p>2.19303059578</text:p>
          </table:table-cell>
        </table:table-row>
        <table:table-row table:style-name="ro1">
          <table:table-cell office:value-type="float" office:value="1.59167511868009E+018" calcext:value-type="float">
            <text:p>1.59167511868009E+018</text:p>
          </table:table-cell>
          <table:table-cell office:value-type="float" office:value="4589" calcext:value-type="float">
            <text:p>4589</text:p>
          </table:table-cell>
          <table:table-cell office:value-type="float" office:value="1.59167511866585E+018" calcext:value-type="float">
            <text:p>1.59167511866585E+018</text:p>
          </table:table-cell>
          <table:table-cell/>
          <table:table-cell office:value-type="float" office:value="104.961593628" calcext:value-type="float">
            <text:p>104.961593628</text:p>
          </table:table-cell>
          <table:table-cell office:value-type="float" office:value="67.7983932495" calcext:value-type="float">
            <text:p>67.7983932495</text:p>
          </table:table-cell>
          <table:table-cell office:value-type="float" office:value="-1.14123797417" calcext:value-type="float">
            <text:p>-1.14123797417</text:p>
          </table:table-cell>
          <table:table-cell office:value-type="float" office:value="382.832702637" calcext:value-type="float">
            <text:p>382.832702637</text:p>
          </table:table-cell>
          <table:table-cell office:value-type="float" office:value="264.091156006" calcext:value-type="float">
            <text:p>264.091156006</text:p>
          </table:table-cell>
          <table:table-cell office:value-type="float" office:value="68.3619613647" calcext:value-type="float">
            <text:p>68.3619613647</text:p>
          </table:table-cell>
          <table:table-cell/>
          <table:table-cell office:value-type="float" office:value="1.5916751186812E+018" calcext:value-type="float">
            <text:p>1.5916751186812E+018</text:p>
          </table:table-cell>
          <table:table-cell office:value-type="float" office:value="4588" calcext:value-type="float">
            <text:p>4588</text:p>
          </table:table-cell>
          <table:table-cell office:value-type="float" office:value="1.59167511866585E+018" calcext:value-type="float">
            <text:p>1.59167511866585E+018</text:p>
          </table:table-cell>
          <table:table-cell/>
          <table:table-cell office:value-type="float" office:value="2.19247412682" calcext:value-type="float">
            <text:p>2.19247412682</text:p>
          </table:table-cell>
        </table:table-row>
        <table:table-row table:style-name="ro1">
          <table:table-cell office:value-type="float" office:value="1.59167511871428E+018" calcext:value-type="float">
            <text:p>1.59167511871428E+018</text:p>
          </table:table-cell>
          <table:table-cell office:value-type="float" office:value="4590" calcext:value-type="float">
            <text:p>4590</text:p>
          </table:table-cell>
          <table:table-cell office:value-type="float" office:value="1.59167511869809E+018" calcext:value-type="float">
            <text:p>1.59167511869809E+018</text:p>
          </table:table-cell>
          <table:table-cell/>
          <table:table-cell office:value-type="float" office:value="102.352424622" calcext:value-type="float">
            <text:p>102.352424622</text:p>
          </table:table-cell>
          <table:table-cell office:value-type="float" office:value="69.6978912354" calcext:value-type="float">
            <text:p>69.6978912354</text:p>
          </table:table-cell>
          <table:table-cell office:value-type="float" office:value="-1.26717996597" calcext:value-type="float">
            <text:p>-1.26717996597</text:p>
          </table:table-cell>
          <table:table-cell office:value-type="float" office:value="383.81237793" calcext:value-type="float">
            <text:p>383.81237793</text:p>
          </table:table-cell>
          <table:table-cell office:value-type="float" office:value="263.437103271" calcext:value-type="float">
            <text:p>263.437103271</text:p>
          </table:table-cell>
          <table:table-cell office:value-type="float" office:value="68.3619613647" calcext:value-type="float">
            <text:p>68.3619613647</text:p>
          </table:table-cell>
          <table:table-cell/>
          <table:table-cell office:value-type="float" office:value="1.59167511871633E+018" calcext:value-type="float">
            <text:p>1.59167511871633E+018</text:p>
          </table:table-cell>
          <table:table-cell office:value-type="float" office:value="4589" calcext:value-type="float">
            <text:p>4589</text:p>
          </table:table-cell>
          <table:table-cell office:value-type="float" office:value="1.59167511869809E+018" calcext:value-type="float">
            <text:p>1.59167511869809E+018</text:p>
          </table:table-cell>
          <table:table-cell/>
          <table:table-cell office:value-type="float" office:value="2.19247412682" calcext:value-type="float">
            <text:p>2.19247412682</text:p>
          </table:table-cell>
        </table:table-row>
        <table:table-row table:style-name="ro1">
          <table:table-cell office:value-type="float" office:value="1.59167511875257E+018" calcext:value-type="float">
            <text:p>1.59167511875257E+018</text:p>
          </table:table-cell>
          <table:table-cell office:value-type="float" office:value="4591" calcext:value-type="float">
            <text:p>4591</text:p>
          </table:table-cell>
          <table:table-cell office:value-type="float" office:value="1.59167511873355E+018" calcext:value-type="float">
            <text:p>1.59167511873355E+018</text:p>
          </table:table-cell>
          <table:table-cell/>
          <table:table-cell office:value-type="float" office:value="100.809394836" calcext:value-type="float">
            <text:p>100.809394836</text:p>
          </table:table-cell>
          <table:table-cell office:value-type="float" office:value="69.6059646606" calcext:value-type="float">
            <text:p>69.6059646606</text:p>
          </table:table-cell>
          <table:table-cell office:value-type="float" office:value="-1.31736671925" calcext:value-type="float">
            <text:p>-1.31736671925</text:p>
          </table:table-cell>
          <table:table-cell office:value-type="float" office:value="384.801605225" calcext:value-type="float">
            <text:p>384.801605225</text:p>
          </table:table-cell>
          <table:table-cell office:value-type="float" office:value="262.911102295" calcext:value-type="float">
            <text:p>262.911102295</text:p>
          </table:table-cell>
          <table:table-cell office:value-type="float" office:value="68.4770507812" calcext:value-type="float">
            <text:p>68.4770507812</text:p>
          </table:table-cell>
          <table:table-cell/>
          <table:table-cell office:value-type="float" office:value="1.59167511875413E+018" calcext:value-type="float">
            <text:p>1.59167511875413E+018</text:p>
          </table:table-cell>
          <table:table-cell office:value-type="float" office:value="4590" calcext:value-type="float">
            <text:p>4590</text:p>
          </table:table-cell>
          <table:table-cell office:value-type="float" office:value="1.59167511873355E+018" calcext:value-type="float">
            <text:p>1.59167511873355E+018</text:p>
          </table:table-cell>
          <table:table-cell/>
          <table:table-cell office:value-type="float" office:value="2.19132328033" calcext:value-type="float">
            <text:p>2.19132328033</text:p>
          </table:table-cell>
        </table:table-row>
        <table:table-row table:style-name="ro1">
          <table:table-cell office:value-type="float" office:value="1.59167511878531E+018" calcext:value-type="float">
            <text:p>1.59167511878531E+018</text:p>
          </table:table-cell>
          <table:table-cell office:value-type="float" office:value="4592" calcext:value-type="float">
            <text:p>4592</text:p>
          </table:table-cell>
          <table:table-cell office:value-type="float" office:value="1.59167511877144E+018" calcext:value-type="float">
            <text:p>1.59167511877144E+018</text:p>
          </table:table-cell>
          <table:table-cell/>
          <table:table-cell office:value-type="float" office:value="101.358268738" calcext:value-type="float">
            <text:p>101.358268738</text:p>
          </table:table-cell>
          <table:table-cell office:value-type="float" office:value="69.6846389771" calcext:value-type="float">
            <text:p>69.6846389771</text:p>
          </table:table-cell>
          <table:table-cell office:value-type="float" office:value="-1.48839664459" calcext:value-type="float">
            <text:p>-1.48839664459</text:p>
          </table:table-cell>
          <table:table-cell office:value-type="float" office:value="386.284606934" calcext:value-type="float">
            <text:p>386.284606934</text:p>
          </table:table-cell>
          <table:table-cell office:value-type="float" office:value="264.524749756" calcext:value-type="float">
            <text:p>264.524749756</text:p>
          </table:table-cell>
          <table:table-cell office:value-type="float" office:value="68.4770507812" calcext:value-type="float">
            <text:p>68.4770507812</text:p>
          </table:table-cell>
          <table:table-cell/>
          <table:table-cell office:value-type="float" office:value="1.59167511878695E+018" calcext:value-type="float">
            <text:p>1.59167511878695E+018</text:p>
          </table:table-cell>
          <table:table-cell office:value-type="float" office:value="4591" calcext:value-type="float">
            <text:p>4591</text:p>
          </table:table-cell>
          <table:table-cell office:value-type="float" office:value="1.59167511877144E+018" calcext:value-type="float">
            <text:p>1.59167511877144E+018</text:p>
          </table:table-cell>
          <table:table-cell/>
          <table:table-cell office:value-type="float" office:value="2.19132328033" calcext:value-type="float">
            <text:p>2.19132328033</text:p>
          </table:table-cell>
        </table:table-row>
        <table:table-row table:style-name="ro1">
          <table:table-cell office:value-type="float" office:value="1.59167511882633E+018" calcext:value-type="float">
            <text:p>1.59167511882633E+018</text:p>
          </table:table-cell>
          <table:table-cell office:value-type="float" office:value="4593" calcext:value-type="float">
            <text:p>4593</text:p>
          </table:table-cell>
          <table:table-cell office:value-type="float" office:value="1.59167511880342E+018" calcext:value-type="float">
            <text:p>1.59167511880342E+018</text:p>
          </table:table-cell>
          <table:table-cell/>
          <table:table-cell office:value-type="float" office:value="99.9679336548" calcext:value-type="float">
            <text:p>99.9679336548</text:p>
          </table:table-cell>
          <table:table-cell office:value-type="float" office:value="70.172668457" calcext:value-type="float">
            <text:p>70.172668457</text:p>
          </table:table-cell>
          <table:table-cell office:value-type="float" office:value="-1.53907668591" calcext:value-type="float">
            <text:p>-1.53907668591</text:p>
          </table:table-cell>
          <table:table-cell office:value-type="float" office:value="387.437652588" calcext:value-type="float">
            <text:p>387.437652588</text:p>
          </table:table-cell>
          <table:table-cell office:value-type="float" office:value="264.328979492" calcext:value-type="float">
            <text:p>264.328979492</text:p>
          </table:table-cell>
          <table:table-cell office:value-type="float" office:value="68.6465454102" calcext:value-type="float">
            <text:p>68.6465454102</text:p>
          </table:table-cell>
          <table:table-cell/>
          <table:table-cell office:value-type="float" office:value="1.59167511882798E+018" calcext:value-type="float">
            <text:p>1.59167511882798E+018</text:p>
          </table:table-cell>
          <table:table-cell office:value-type="float" office:value="4592" calcext:value-type="float">
            <text:p>4592</text:p>
          </table:table-cell>
          <table:table-cell office:value-type="float" office:value="1.59167511880342E+018" calcext:value-type="float">
            <text:p>1.59167511880342E+018</text:p>
          </table:table-cell>
          <table:table-cell/>
          <table:table-cell office:value-type="float" office:value="2.18962836266" calcext:value-type="float">
            <text:p>2.18962836266</text:p>
          </table:table-cell>
        </table:table-row>
        <table:table-row table:style-name="ro1">
          <table:table-cell office:value-type="float" office:value="1.59167511885378E+018" calcext:value-type="float">
            <text:p>1.59167511885378E+018</text:p>
          </table:table-cell>
          <table:table-cell office:value-type="float" office:value="4594" calcext:value-type="float">
            <text:p>4594</text:p>
          </table:table-cell>
          <table:table-cell office:value-type="float" office:value="1.59167511883916E+018" calcext:value-type="float">
            <text:p>1.59167511883916E+018</text:p>
          </table:table-cell>
          <table:table-cell/>
          <table:table-cell office:value-type="float" office:value="98.8126449585" calcext:value-type="float">
            <text:p>98.8126449585</text:p>
          </table:table-cell>
          <table:table-cell office:value-type="float" office:value="71.365737915" calcext:value-type="float">
            <text:p>71.365737915</text:p>
          </table:table-cell>
          <table:table-cell office:value-type="float" office:value="1.56072127819" calcext:value-type="float">
            <text:p>1.56072127819</text:p>
          </table:table-cell>
          <table:table-cell office:value-type="float" office:value="387.50994873" calcext:value-type="float">
            <text:p>387.50994873</text:p>
          </table:table-cell>
          <table:table-cell office:value-type="float" office:value="263.947143555" calcext:value-type="float">
            <text:p>263.947143555</text:p>
          </table:table-cell>
          <table:table-cell office:value-type="float" office:value="68.6465454102" calcext:value-type="float">
            <text:p>68.6465454102</text:p>
          </table:table-cell>
          <table:table-cell/>
          <table:table-cell office:value-type="float" office:value="1.59167511885561E+018" calcext:value-type="float">
            <text:p>1.59167511885561E+018</text:p>
          </table:table-cell>
          <table:table-cell office:value-type="float" office:value="4593" calcext:value-type="float">
            <text:p>4593</text:p>
          </table:table-cell>
          <table:table-cell office:value-type="float" office:value="1.59167511883916E+018" calcext:value-type="float">
            <text:p>1.59167511883916E+018</text:p>
          </table:table-cell>
          <table:table-cell/>
          <table:table-cell office:value-type="float" office:value="2.18962836266" calcext:value-type="float">
            <text:p>2.18962836266</text:p>
          </table:table-cell>
        </table:table-row>
        <table:table-row table:style-name="ro1">
          <table:table-cell office:value-type="float" office:value="1.59167511888653E+018" calcext:value-type="float">
            <text:p>1.59167511888653E+018</text:p>
          </table:table-cell>
          <table:table-cell office:value-type="float" office:value="4595" calcext:value-type="float">
            <text:p>4595</text:p>
          </table:table-cell>
          <table:table-cell office:value-type="float" office:value="1.59167511887122E+018" calcext:value-type="float">
            <text:p>1.59167511887122E+018</text:p>
          </table:table-cell>
          <table:table-cell/>
          <table:table-cell office:value-type="float" office:value="99.996711731" calcext:value-type="float">
            <text:p>99.996711731</text:p>
          </table:table-cell>
          <table:table-cell office:value-type="float" office:value="71.6993331909" calcext:value-type="float">
            <text:p>71.6993331909</text:p>
          </table:table-cell>
          <table:table-cell office:value-type="float" office:value="1.41425120831" calcext:value-type="float">
            <text:p>1.41425120831</text:p>
          </table:table-cell>
          <table:table-cell office:value-type="float" office:value="389.021789551" calcext:value-type="float">
            <text:p>389.021789551</text:p>
          </table:table-cell>
          <table:table-cell office:value-type="float" office:value="264.609161377" calcext:value-type="float">
            <text:p>264.609161377</text:p>
          </table:table-cell>
          <table:table-cell office:value-type="float" office:value="69.0123519897" calcext:value-type="float">
            <text:p>69.0123519897</text:p>
          </table:table-cell>
          <table:table-cell/>
          <table:table-cell office:value-type="float" office:value="1.59167511888869E+018" calcext:value-type="float">
            <text:p>1.59167511888869E+018</text:p>
          </table:table-cell>
          <table:table-cell office:value-type="float" office:value="4594" calcext:value-type="float">
            <text:p>4594</text:p>
          </table:table-cell>
          <table:table-cell office:value-type="float" office:value="1.59167511887122E+018" calcext:value-type="float">
            <text:p>1.59167511887122E+018</text:p>
          </table:table-cell>
          <table:table-cell/>
          <table:table-cell office:value-type="float" office:value="2.1859703064" calcext:value-type="float">
            <text:p>2.1859703064</text:p>
          </table:table-cell>
        </table:table-row>
        <table:table-row table:style-name="ro1">
          <table:table-cell office:value-type="float" office:value="1.59167511891805E+018" calcext:value-type="float">
            <text:p>1.59167511891805E+018</text:p>
          </table:table-cell>
          <table:table-cell office:value-type="float" office:value="4596" calcext:value-type="float">
            <text:p>4596</text:p>
          </table:table-cell>
          <table:table-cell office:value-type="float" office:value="1.59167511890313E+018" calcext:value-type="float">
            <text:p>1.59167511890313E+018</text:p>
          </table:table-cell>
          <table:table-cell/>
          <table:table-cell office:value-type="float" office:value="102.287750244" calcext:value-type="float">
            <text:p>102.287750244</text:p>
          </table:table-cell>
          <table:table-cell office:value-type="float" office:value="70.1134338379" calcext:value-type="float">
            <text:p>70.1134338379</text:p>
          </table:table-cell>
          <table:table-cell office:value-type="float" office:value="1.42178654671" calcext:value-type="float">
            <text:p>1.42178654671</text:p>
          </table:table-cell>
          <table:table-cell office:value-type="float" office:value="388.907775879" calcext:value-type="float">
            <text:p>388.907775879</text:p>
          </table:table-cell>
          <table:table-cell office:value-type="float" office:value="265.11807251" calcext:value-type="float">
            <text:p>265.11807251</text:p>
          </table:table-cell>
          <table:table-cell office:value-type="float" office:value="69.0123519897" calcext:value-type="float">
            <text:p>69.0123519897</text:p>
          </table:table-cell>
          <table:table-cell/>
          <table:table-cell office:value-type="float" office:value="1.59167511892039E+018" calcext:value-type="float">
            <text:p>1.59167511892039E+018</text:p>
          </table:table-cell>
          <table:table-cell office:value-type="float" office:value="4595" calcext:value-type="float">
            <text:p>4595</text:p>
          </table:table-cell>
          <table:table-cell office:value-type="float" office:value="1.59167511890313E+018" calcext:value-type="float">
            <text:p>1.59167511890313E+018</text:p>
          </table:table-cell>
          <table:table-cell/>
          <table:table-cell office:value-type="float" office:value="2.1859703064" calcext:value-type="float">
            <text:p>2.1859703064</text:p>
          </table:table-cell>
        </table:table-row>
        <table:table-row table:style-name="ro1">
          <table:table-cell office:value-type="float" office:value="1.59167511895598E+018" calcext:value-type="float">
            <text:p>1.59167511895598E+018</text:p>
          </table:table-cell>
          <table:table-cell office:value-type="float" office:value="4597" calcext:value-type="float">
            <text:p>4597</text:p>
          </table:table-cell>
          <table:table-cell office:value-type="float" office:value="1.59167511893911E+018" calcext:value-type="float">
            <text:p>1.59167511893911E+018</text:p>
          </table:table-cell>
          <table:table-cell/>
          <table:table-cell office:value-type="float" office:value="100.168060303" calcext:value-type="float">
            <text:p>100.168060303</text:p>
          </table:table-cell>
          <table:table-cell office:value-type="float" office:value="70.8605575562" calcext:value-type="float">
            <text:p>70.8605575562</text:p>
          </table:table-cell>
          <table:table-cell office:value-type="float" office:value="1.40758001804" calcext:value-type="float">
            <text:p>1.40758001804</text:p>
          </table:table-cell>
          <table:table-cell office:value-type="float" office:value="388.622406006" calcext:value-type="float">
            <text:p>388.622406006</text:p>
          </table:table-cell>
          <table:table-cell office:value-type="float" office:value="264.336364746" calcext:value-type="float">
            <text:p>264.336364746</text:p>
          </table:table-cell>
          <table:table-cell office:value-type="float" office:value="69.2466583252" calcext:value-type="float">
            <text:p>69.2466583252</text:p>
          </table:table-cell>
          <table:table-cell/>
          <table:table-cell office:value-type="float" office:value="1.59167511895726E+018" calcext:value-type="float">
            <text:p>1.59167511895726E+018</text:p>
          </table:table-cell>
          <table:table-cell office:value-type="float" office:value="4596" calcext:value-type="float">
            <text:p>4596</text:p>
          </table:table-cell>
          <table:table-cell office:value-type="float" office:value="1.59167511893911E+018" calcext:value-type="float">
            <text:p>1.59167511893911E+018</text:p>
          </table:table-cell>
          <table:table-cell/>
          <table:table-cell office:value-type="float" office:value="2.1836271286" calcext:value-type="float">
            <text:p>2.1836271286</text:p>
          </table:table-cell>
        </table:table-row>
        <table:table-row table:style-name="ro1">
          <table:table-cell office:value-type="float" office:value="1.5916751189868E+018" calcext:value-type="float">
            <text:p>1.5916751189868E+018</text:p>
          </table:table-cell>
          <table:table-cell office:value-type="float" office:value="4598" calcext:value-type="float">
            <text:p>4598</text:p>
          </table:table-cell>
          <table:table-cell office:value-type="float" office:value="1.5916751189709E+018" calcext:value-type="float">
            <text:p>1.5916751189709E+018</text:p>
          </table:table-cell>
          <table:table-cell/>
          <table:table-cell office:value-type="float" office:value="100.368637085" calcext:value-type="float">
            <text:p>100.368637085</text:p>
          </table:table-cell>
          <table:table-cell office:value-type="float" office:value="70.4038314819" calcext:value-type="float">
            <text:p>70.4038314819</text:p>
          </table:table-cell>
          <table:table-cell office:value-type="float" office:value="1.36358165741" calcext:value-type="float">
            <text:p>1.36358165741</text:p>
          </table:table-cell>
          <table:table-cell office:value-type="float" office:value="389.369140625" calcext:value-type="float">
            <text:p>389.369140625</text:p>
          </table:table-cell>
          <table:table-cell office:value-type="float" office:value="265.016418457" calcext:value-type="float">
            <text:p>265.016418457</text:p>
          </table:table-cell>
          <table:table-cell office:value-type="float" office:value="69.2466583252" calcext:value-type="float">
            <text:p>69.2466583252</text:p>
          </table:table-cell>
          <table:table-cell/>
          <table:table-cell office:value-type="float" office:value="1.59167511898628E+018" calcext:value-type="float">
            <text:p>1.59167511898628E+018</text:p>
          </table:table-cell>
          <table:table-cell office:value-type="float" office:value="4597" calcext:value-type="float">
            <text:p>4597</text:p>
          </table:table-cell>
          <table:table-cell office:value-type="float" office:value="1.5916751189709E+018" calcext:value-type="float">
            <text:p>1.5916751189709E+018</text:p>
          </table:table-cell>
          <table:table-cell/>
          <table:table-cell office:value-type="float" office:value="2.1836271286" calcext:value-type="float">
            <text:p>2.1836271286</text:p>
          </table:table-cell>
        </table:table-row>
        <table:table-row table:style-name="ro1">
          <table:table-cell office:value-type="float" office:value="1.59167511901815E+018" calcext:value-type="float">
            <text:p>1.59167511901815E+018</text:p>
          </table:table-cell>
          <table:table-cell office:value-type="float" office:value="4599" calcext:value-type="float">
            <text:p>4599</text:p>
          </table:table-cell>
          <table:table-cell office:value-type="float" office:value="1.59167511900311E+018" calcext:value-type="float">
            <text:p>1.59167511900311E+018</text:p>
          </table:table-cell>
          <table:table-cell/>
          <table:table-cell office:value-type="float" office:value="100.633262634" calcext:value-type="float">
            <text:p>100.633262634</text:p>
          </table:table-cell>
          <table:table-cell office:value-type="float" office:value="68.6139907837" calcext:value-type="float">
            <text:p>68.6139907837</text:p>
          </table:table-cell>
          <table:table-cell office:value-type="float" office:value="1.232411623" calcext:value-type="float">
            <text:p>1.232411623</text:p>
          </table:table-cell>
          <table:table-cell office:value-type="float" office:value="390.912994385" calcext:value-type="float">
            <text:p>390.912994385</text:p>
          </table:table-cell>
          <table:table-cell office:value-type="float" office:value="265.485626221" calcext:value-type="float">
            <text:p>265.485626221</text:p>
          </table:table-cell>
          <table:table-cell office:value-type="float" office:value="69.3516082764" calcext:value-type="float">
            <text:p>69.3516082764</text:p>
          </table:table-cell>
          <table:table-cell/>
          <table:table-cell office:value-type="float" office:value="1.59167511902002E+018" calcext:value-type="float">
            <text:p>1.59167511902002E+018</text:p>
          </table:table-cell>
          <table:table-cell office:value-type="float" office:value="4598" calcext:value-type="float">
            <text:p>4598</text:p>
          </table:table-cell>
          <table:table-cell office:value-type="float" office:value="1.59167511900311E+018" calcext:value-type="float">
            <text:p>1.59167511900311E+018</text:p>
          </table:table-cell>
          <table:table-cell/>
          <table:table-cell office:value-type="float" office:value="2.18257784843" calcext:value-type="float">
            <text:p>2.18257784843</text:p>
          </table:table-cell>
        </table:table-row>
        <table:table-row table:style-name="ro1">
          <table:table-cell office:value-type="float" office:value="1.59167511905485E+018" calcext:value-type="float">
            <text:p>1.59167511905485E+018</text:p>
          </table:table-cell>
          <table:table-cell office:value-type="float" office:value="4600" calcext:value-type="float">
            <text:p>4600</text:p>
          </table:table-cell>
          <table:table-cell office:value-type="float" office:value="1.59167511903939E+018" calcext:value-type="float">
            <text:p>1.59167511903939E+018</text:p>
          </table:table-cell>
          <table:table-cell/>
          <table:table-cell office:value-type="float" office:value="104.524780273" calcext:value-type="float">
            <text:p>104.524780273</text:p>
          </table:table-cell>
          <table:table-cell office:value-type="float" office:value="68.1033554077" calcext:value-type="float">
            <text:p>68.1033554077</text:p>
          </table:table-cell>
          <table:table-cell office:value-type="float" office:value="1.16996693611" calcext:value-type="float">
            <text:p>1.16996693611</text:p>
          </table:table-cell>
          <table:table-cell office:value-type="float" office:value="391.236053467" calcext:value-type="float">
            <text:p>391.236053467</text:p>
          </table:table-cell>
          <table:table-cell office:value-type="float" office:value="267.356536865" calcext:value-type="float">
            <text:p>267.356536865</text:p>
          </table:table-cell>
          <table:table-cell office:value-type="float" office:value="69.3516082764" calcext:value-type="float">
            <text:p>69.3516082764</text:p>
          </table:table-cell>
          <table:table-cell/>
          <table:table-cell office:value-type="float" office:value="1.59167511905684E+018" calcext:value-type="float">
            <text:p>1.59167511905684E+018</text:p>
          </table:table-cell>
          <table:table-cell office:value-type="float" office:value="4599" calcext:value-type="float">
            <text:p>4599</text:p>
          </table:table-cell>
          <table:table-cell office:value-type="float" office:value="1.59167511903939E+018" calcext:value-type="float">
            <text:p>1.59167511903939E+018</text:p>
          </table:table-cell>
          <table:table-cell/>
          <table:table-cell office:value-type="float" office:value="2.18257784843" calcext:value-type="float">
            <text:p>2.18257784843</text:p>
          </table:table-cell>
        </table:table-row>
        <table:table-row table:style-name="ro1">
          <table:table-cell office:value-type="float" office:value="1.59167511908872E+018" calcext:value-type="float">
            <text:p>1.59167511908872E+018</text:p>
          </table:table-cell>
          <table:table-cell office:value-type="float" office:value="4601" calcext:value-type="float">
            <text:p>4601</text:p>
          </table:table-cell>
          <table:table-cell office:value-type="float" office:value="1.5916751190709E+018" calcext:value-type="float">
            <text:p>1.5916751190709E+018</text:p>
          </table:table-cell>
          <table:table-cell/>
          <table:table-cell office:value-type="float" office:value="105.935554504" calcext:value-type="float">
            <text:p>105.935554504</text:p>
          </table:table-cell>
          <table:table-cell office:value-type="float" office:value="67.5609741211" calcext:value-type="float">
            <text:p>67.5609741211</text:p>
          </table:table-cell>
          <table:table-cell office:value-type="float" office:value="1.09456956387" calcext:value-type="float">
            <text:p>1.09456956387</text:p>
          </table:table-cell>
          <table:table-cell office:value-type="float" office:value="392.120452881" calcext:value-type="float">
            <text:p>392.120452881</text:p>
          </table:table-cell>
          <table:table-cell office:value-type="float" office:value="268.090454102" calcext:value-type="float">
            <text:p>268.090454102</text:p>
          </table:table-cell>
          <table:table-cell office:value-type="float" office:value="69.2871551514" calcext:value-type="float">
            <text:p>69.2871551514</text:p>
          </table:table-cell>
          <table:table-cell/>
          <table:table-cell office:value-type="float" office:value="1.59167511909057E+018" calcext:value-type="float">
            <text:p>1.59167511909057E+018</text:p>
          </table:table-cell>
          <table:table-cell office:value-type="float" office:value="4600" calcext:value-type="float">
            <text:p>4600</text:p>
          </table:table-cell>
          <table:table-cell office:value-type="float" office:value="1.5916751190709E+018" calcext:value-type="float">
            <text:p>1.5916751190709E+018</text:p>
          </table:table-cell>
          <table:table-cell/>
          <table:table-cell office:value-type="float" office:value="2.18322229385" calcext:value-type="float">
            <text:p>2.18322229385</text:p>
          </table:table-cell>
        </table:table-row>
        <table:table-row table:style-name="ro1">
          <table:table-cell office:value-type="float" office:value="1.59167511911797E+018" calcext:value-type="float">
            <text:p>1.59167511911797E+018</text:p>
          </table:table-cell>
          <table:table-cell office:value-type="float" office:value="4602" calcext:value-type="float">
            <text:p>4602</text:p>
          </table:table-cell>
          <table:table-cell office:value-type="float" office:value="1.59167511910287E+018" calcext:value-type="float">
            <text:p>1.59167511910287E+018</text:p>
          </table:table-cell>
          <table:table-cell/>
          <table:table-cell office:value-type="float" office:value="104.613235474" calcext:value-type="float">
            <text:p>104.613235474</text:p>
          </table:table-cell>
          <table:table-cell office:value-type="float" office:value="67.2810668945" calcext:value-type="float">
            <text:p>67.2810668945</text:p>
          </table:table-cell>
          <table:table-cell office:value-type="float" office:value="0.980224370956" calcext:value-type="float">
            <text:p>0.980224370956</text:p>
          </table:table-cell>
          <table:table-cell office:value-type="float" office:value="393.57144165" calcext:value-type="float">
            <text:p>393.57144165</text:p>
          </table:table-cell>
          <table:table-cell office:value-type="float" office:value="266.61340332" calcext:value-type="float">
            <text:p>266.61340332</text:p>
          </table:table-cell>
          <table:table-cell office:value-type="float" office:value="69.2871551514" calcext:value-type="float">
            <text:p>69.2871551514</text:p>
          </table:table-cell>
          <table:table-cell/>
          <table:table-cell office:value-type="float" office:value="1.5916751191193E+018" calcext:value-type="float">
            <text:p>1.5916751191193E+018</text:p>
          </table:table-cell>
          <table:table-cell office:value-type="float" office:value="4601" calcext:value-type="float">
            <text:p>4601</text:p>
          </table:table-cell>
          <table:table-cell office:value-type="float" office:value="1.59167511910287E+018" calcext:value-type="float">
            <text:p>1.59167511910287E+018</text:p>
          </table:table-cell>
          <table:table-cell/>
          <table:table-cell office:value-type="float" office:value="2.18322229385" calcext:value-type="float">
            <text:p>2.18322229385</text:p>
          </table:table-cell>
        </table:table-row>
        <table:table-row table:style-name="ro1">
          <table:table-cell office:value-type="float" office:value="1.59167511916234E+018" calcext:value-type="float">
            <text:p>1.59167511916234E+018</text:p>
          </table:table-cell>
          <table:table-cell office:value-type="float" office:value="4603" calcext:value-type="float">
            <text:p>4603</text:p>
          </table:table-cell>
          <table:table-cell office:value-type="float" office:value="1.59167511913923E+018" calcext:value-type="float">
            <text:p>1.59167511913923E+018</text:p>
          </table:table-cell>
          <table:table-cell/>
          <table:table-cell office:value-type="float" office:value="107.464691162" calcext:value-type="float">
            <text:p>107.464691162</text:p>
          </table:table-cell>
          <table:table-cell office:value-type="float" office:value="67.9995040894" calcext:value-type="float">
            <text:p>67.9995040894</text:p>
          </table:table-cell>
          <table:table-cell office:value-type="float" office:value="0.815212011337" calcext:value-type="float">
            <text:p>0.815212011337</text:p>
          </table:table-cell>
          <table:table-cell office:value-type="float" office:value="396.883666992" calcext:value-type="float">
            <text:p>396.883666992</text:p>
          </table:table-cell>
          <table:table-cell office:value-type="float" office:value="265.455688477" calcext:value-type="float">
            <text:p>265.455688477</text:p>
          </table:table-cell>
          <table:table-cell office:value-type="float" office:value="69.3269500732" calcext:value-type="float">
            <text:p>69.3269500732</text:p>
          </table:table-cell>
          <table:table-cell/>
          <table:table-cell office:value-type="float" office:value="1.5916751191642E+018" calcext:value-type="float">
            <text:p>1.5916751191642E+018</text:p>
          </table:table-cell>
          <table:table-cell office:value-type="float" office:value="4602" calcext:value-type="float">
            <text:p>4602</text:p>
          </table:table-cell>
          <table:table-cell office:value-type="float" office:value="1.59167511913923E+018" calcext:value-type="float">
            <text:p>1.59167511913923E+018</text:p>
          </table:table-cell>
          <table:table-cell/>
          <table:table-cell office:value-type="float" office:value="2.18282437325" calcext:value-type="float">
            <text:p>2.18282437325</text:p>
          </table:table-cell>
        </table:table-row>
        <table:table-row table:style-name="ro1">
          <table:table-cell office:value-type="float" office:value="1.59167511919321E+018" calcext:value-type="float">
            <text:p>1.59167511919321E+018</text:p>
          </table:table-cell>
          <table:table-cell office:value-type="float" office:value="4604" calcext:value-type="float">
            <text:p>4604</text:p>
          </table:table-cell>
          <table:table-cell office:value-type="float" office:value="1.59167511917148E+018" calcext:value-type="float">
            <text:p>1.59167511917148E+018</text:p>
          </table:table-cell>
          <table:table-cell/>
          <table:table-cell office:value-type="float" office:value="108.018745422" calcext:value-type="float">
            <text:p>108.018745422</text:p>
          </table:table-cell>
          <table:table-cell office:value-type="float" office:value="68.9948120117" calcext:value-type="float">
            <text:p>68.9948120117</text:p>
          </table:table-cell>
          <table:table-cell office:value-type="float" office:value="0.751222372055" calcext:value-type="float">
            <text:p>0.751222372055</text:p>
          </table:table-cell>
          <table:table-cell office:value-type="float" office:value="398.593261719" calcext:value-type="float">
            <text:p>398.593261719</text:p>
          </table:table-cell>
          <table:table-cell office:value-type="float" office:value="264.852905273" calcext:value-type="float">
            <text:p>264.852905273</text:p>
          </table:table-cell>
          <table:table-cell office:value-type="float" office:value="69.3269500732" calcext:value-type="float">
            <text:p>69.3269500732</text:p>
          </table:table-cell>
          <table:table-cell/>
          <table:table-cell office:value-type="float" office:value="1.59167511919496E+018" calcext:value-type="float">
            <text:p>1.59167511919496E+018</text:p>
          </table:table-cell>
          <table:table-cell office:value-type="float" office:value="4603" calcext:value-type="float">
            <text:p>4603</text:p>
          </table:table-cell>
          <table:table-cell office:value-type="float" office:value="1.59167511917148E+018" calcext:value-type="float">
            <text:p>1.59167511917148E+018</text:p>
          </table:table-cell>
          <table:table-cell/>
          <table:table-cell office:value-type="float" office:value="2.18282437325" calcext:value-type="float">
            <text:p>2.18282437325</text:p>
          </table:table-cell>
        </table:table-row>
        <table:table-row table:style-name="ro1">
          <table:table-cell office:value-type="float" office:value="1.59167511921818E+018" calcext:value-type="float">
            <text:p>1.59167511921818E+018</text:p>
          </table:table-cell>
          <table:table-cell office:value-type="float" office:value="4605" calcext:value-type="float">
            <text:p>4605</text:p>
          </table:table-cell>
          <table:table-cell office:value-type="float" office:value="1.59167511919783E+018" calcext:value-type="float">
            <text:p>1.59167511919783E+018</text:p>
          </table:table-cell>
          <table:table-cell/>
          <table:table-cell office:value-type="float" office:value="105.880180359" calcext:value-type="float">
            <text:p>105.880180359</text:p>
          </table:table-cell>
          <table:table-cell office:value-type="float" office:value="69.6600646973" calcext:value-type="float">
            <text:p>69.6600646973</text:p>
          </table:table-cell>
          <table:table-cell office:value-type="float" office:value="0.627481639385" calcext:value-type="float">
            <text:p>0.627481639385</text:p>
          </table:table-cell>
          <table:table-cell office:value-type="float" office:value="398.454986572" calcext:value-type="float">
            <text:p>398.454986572</text:p>
          </table:table-cell>
          <table:table-cell office:value-type="float" office:value="263.814941406" calcext:value-type="float">
            <text:p>263.814941406</text:p>
          </table:table-cell>
          <table:table-cell office:value-type="float" office:value="69.4181671143" calcext:value-type="float">
            <text:p>69.4181671143</text:p>
          </table:table-cell>
          <table:table-cell/>
          <table:table-cell office:value-type="float" office:value="1.59167511921996E+018" calcext:value-type="float">
            <text:p>1.59167511921996E+018</text:p>
          </table:table-cell>
          <table:table-cell office:value-type="float" office:value="4604" calcext:value-type="float">
            <text:p>4604</text:p>
          </table:table-cell>
          <table:table-cell office:value-type="float" office:value="1.59167511919783E+018" calcext:value-type="float">
            <text:p>1.59167511919783E+018</text:p>
          </table:table-cell>
          <table:table-cell/>
          <table:table-cell office:value-type="float" office:value="2.18191218376" calcext:value-type="float">
            <text:p>2.18191218376</text:p>
          </table:table-cell>
        </table:table-row>
        <table:table-row table:style-name="ro1">
          <table:table-cell office:value-type="float" office:value="1.59167511925373E+018" calcext:value-type="float">
            <text:p>1.59167511925373E+018</text:p>
          </table:table-cell>
          <table:table-cell office:value-type="float" office:value="4606" calcext:value-type="float">
            <text:p>4606</text:p>
          </table:table-cell>
          <table:table-cell office:value-type="float" office:value="1.59167511923951E+018" calcext:value-type="float">
            <text:p>1.59167511923951E+018</text:p>
          </table:table-cell>
          <table:table-cell/>
          <table:table-cell office:value-type="float" office:value="115.701599121" calcext:value-type="float">
            <text:p>115.701599121</text:p>
          </table:table-cell>
          <table:table-cell office:value-type="float" office:value="70.1673126221" calcext:value-type="float">
            <text:p>70.1673126221</text:p>
          </table:table-cell>
          <table:table-cell office:value-type="float" office:value="0.514331519604" calcext:value-type="float">
            <text:p>0.514331519604</text:p>
          </table:table-cell>
          <table:table-cell office:value-type="float" office:value="402.635650635" calcext:value-type="float">
            <text:p>402.635650635</text:p>
          </table:table-cell>
          <table:table-cell office:value-type="float" office:value="264.418029785" calcext:value-type="float">
            <text:p>264.418029785</text:p>
          </table:table-cell>
          <table:table-cell office:value-type="float" office:value="69.4181671143" calcext:value-type="float">
            <text:p>69.4181671143</text:p>
          </table:table-cell>
          <table:table-cell/>
          <table:table-cell office:value-type="float" office:value="1.59167511925543E+018" calcext:value-type="float">
            <text:p>1.59167511925543E+018</text:p>
          </table:table-cell>
          <table:table-cell office:value-type="float" office:value="4605" calcext:value-type="float">
            <text:p>4605</text:p>
          </table:table-cell>
          <table:table-cell office:value-type="float" office:value="1.59167511923951E+018" calcext:value-type="float">
            <text:p>1.59167511923951E+018</text:p>
          </table:table-cell>
          <table:table-cell/>
          <table:table-cell office:value-type="float" office:value="2.18191218376" calcext:value-type="float">
            <text:p>2.18191218376</text:p>
          </table:table-cell>
        </table:table-row>
        <table:table-row table:style-name="ro1">
          <table:table-cell office:value-type="float" office:value="1.59167511928433E+018" calcext:value-type="float">
            <text:p>1.59167511928433E+018</text:p>
          </table:table-cell>
          <table:table-cell office:value-type="float" office:value="4607" calcext:value-type="float">
            <text:p>4607</text:p>
          </table:table-cell>
          <table:table-cell office:value-type="float" office:value="1.59167511926566E+018" calcext:value-type="float">
            <text:p>1.59167511926566E+018</text:p>
          </table:table-cell>
          <table:table-cell/>
          <table:table-cell office:value-type="float" office:value="114.637069702" calcext:value-type="float">
            <text:p>114.637069702</text:p>
          </table:table-cell>
          <table:table-cell office:value-type="float" office:value="68.4483184814" calcext:value-type="float">
            <text:p>68.4483184814</text:p>
          </table:table-cell>
          <table:table-cell office:value-type="float" office:value="0.514589190483" calcext:value-type="float">
            <text:p>0.514589190483</text:p>
          </table:table-cell>
          <table:table-cell office:value-type="float" office:value="401.946777344" calcext:value-type="float">
            <text:p>401.946777344</text:p>
          </table:table-cell>
          <table:table-cell office:value-type="float" office:value="264.380645752" calcext:value-type="float">
            <text:p>264.380645752</text:p>
          </table:table-cell>
          <table:table-cell office:value-type="float" office:value="69.6047515869" calcext:value-type="float">
            <text:p>69.6047515869</text:p>
          </table:table-cell>
          <table:table-cell/>
          <table:table-cell office:value-type="float" office:value="1.59167511928576E+018" calcext:value-type="float">
            <text:p>1.59167511928576E+018</text:p>
          </table:table-cell>
          <table:table-cell office:value-type="float" office:value="4606" calcext:value-type="float">
            <text:p>4606</text:p>
          </table:table-cell>
          <table:table-cell office:value-type="float" office:value="1.59167511926566E+018" calcext:value-type="float">
            <text:p>1.59167511926566E+018</text:p>
          </table:table-cell>
          <table:table-cell/>
          <table:table-cell office:value-type="float" office:value="2.18004631996" calcext:value-type="float">
            <text:p>2.18004631996</text:p>
          </table:table-cell>
        </table:table-row>
        <table:table-row table:style-name="ro1">
          <table:table-cell office:value-type="float" office:value="1.59167511931745E+018" calcext:value-type="float">
            <text:p>1.59167511931745E+018</text:p>
          </table:table-cell>
          <table:table-cell office:value-type="float" office:value="4608" calcext:value-type="float">
            <text:p>4608</text:p>
          </table:table-cell>
          <table:table-cell office:value-type="float" office:value="1.59167511930303E+018" calcext:value-type="float">
            <text:p>1.59167511930303E+018</text:p>
          </table:table-cell>
          <table:table-cell/>
          <table:table-cell office:value-type="float" office:value="101.195198059" calcext:value-type="float">
            <text:p>101.195198059</text:p>
          </table:table-cell>
          <table:table-cell office:value-type="float" office:value="69.3485412598" calcext:value-type="float">
            <text:p>69.3485412598</text:p>
          </table:table-cell>
          <table:table-cell office:value-type="float" office:value="0.51773172617" calcext:value-type="float">
            <text:p>0.51773172617</text:p>
          </table:table-cell>
          <table:table-cell office:value-type="float" office:value="397.78314209" calcext:value-type="float">
            <text:p>397.78314209</text:p>
          </table:table-cell>
          <table:table-cell office:value-type="float" office:value="262.542938232" calcext:value-type="float">
            <text:p>262.542938232</text:p>
          </table:table-cell>
          <table:table-cell office:value-type="float" office:value="69.6047515869" calcext:value-type="float">
            <text:p>69.6047515869</text:p>
          </table:table-cell>
          <table:table-cell/>
          <table:table-cell office:value-type="float" office:value="1.59167511931882E+018" calcext:value-type="float">
            <text:p>1.59167511931882E+018</text:p>
          </table:table-cell>
          <table:table-cell office:value-type="float" office:value="4607" calcext:value-type="float">
            <text:p>4607</text:p>
          </table:table-cell>
          <table:table-cell office:value-type="float" office:value="1.59167511930303E+018" calcext:value-type="float">
            <text:p>1.59167511930303E+018</text:p>
          </table:table-cell>
          <table:table-cell/>
          <table:table-cell office:value-type="float" office:value="2.18004631996" calcext:value-type="float">
            <text:p>2.18004631996</text:p>
          </table:table-cell>
        </table:table-row>
        <table:table-row table:style-name="ro1">
          <table:table-cell office:value-type="float" office:value="1.59167511935401E+018" calcext:value-type="float">
            <text:p>1.59167511935401E+018</text:p>
          </table:table-cell>
          <table:table-cell office:value-type="float" office:value="4609" calcext:value-type="float">
            <text:p>4609</text:p>
          </table:table-cell>
          <table:table-cell office:value-type="float" office:value="1.59167511933913E+018" calcext:value-type="float">
            <text:p>1.59167511933913E+018</text:p>
          </table:table-cell>
          <table:table-cell/>
          <table:table-cell office:value-type="float" office:value="101.67464447" calcext:value-type="float">
            <text:p>101.67464447</text:p>
          </table:table-cell>
          <table:table-cell office:value-type="float" office:value="68.1137084961" calcext:value-type="float">
            <text:p>68.1137084961</text:p>
          </table:table-cell>
          <table:table-cell office:value-type="float" office:value="0.412914872169" calcext:value-type="float">
            <text:p>0.412914872169</text:p>
          </table:table-cell>
          <table:table-cell office:value-type="float" office:value="398.379608154" calcext:value-type="float">
            <text:p>398.379608154</text:p>
          </table:table-cell>
          <table:table-cell office:value-type="float" office:value="262.916107178" calcext:value-type="float">
            <text:p>262.916107178</text:p>
          </table:table-cell>
          <table:table-cell office:value-type="float" office:value="69.7168502808" calcext:value-type="float">
            <text:p>69.7168502808</text:p>
          </table:table-cell>
          <table:table-cell/>
          <table:table-cell office:value-type="float" office:value="1.59167511935524E+018" calcext:value-type="float">
            <text:p>1.59167511935524E+018</text:p>
          </table:table-cell>
          <table:table-cell office:value-type="float" office:value="4608" calcext:value-type="float">
            <text:p>4608</text:p>
          </table:table-cell>
          <table:table-cell office:value-type="float" office:value="1.59167511933913E+018" calcext:value-type="float">
            <text:p>1.59167511933913E+018</text:p>
          </table:table-cell>
          <table:table-cell/>
          <table:table-cell office:value-type="float" office:value="2.1789252758" calcext:value-type="float">
            <text:p>2.1789252758</text:p>
          </table:table-cell>
        </table:table-row>
        <table:table-row table:style-name="ro1">
          <table:table-cell office:value-type="float" office:value="1.59167511938623E+018" calcext:value-type="float">
            <text:p>1.59167511938623E+018</text:p>
          </table:table-cell>
          <table:table-cell office:value-type="float" office:value="4610" calcext:value-type="float">
            <text:p>4610</text:p>
          </table:table-cell>
          <table:table-cell office:value-type="float" office:value="1.59167511937124E+018" calcext:value-type="float">
            <text:p>1.59167511937124E+018</text:p>
          </table:table-cell>
          <table:table-cell/>
          <table:table-cell office:value-type="float" office:value="105.581321716" calcext:value-type="float">
            <text:p>105.581321716</text:p>
          </table:table-cell>
          <table:table-cell office:value-type="float" office:value="68.1646499634" calcext:value-type="float">
            <text:p>68.1646499634</text:p>
          </table:table-cell>
          <table:table-cell office:value-type="float" office:value="0.384440213442" calcext:value-type="float">
            <text:p>0.384440213442</text:p>
          </table:table-cell>
          <table:table-cell office:value-type="float" office:value="399.594238281" calcext:value-type="float">
            <text:p>399.594238281</text:p>
          </table:table-cell>
          <table:table-cell office:value-type="float" office:value="263.38861084" calcext:value-type="float">
            <text:p>263.38861084</text:p>
          </table:table-cell>
          <table:table-cell office:value-type="float" office:value="69.7168502808" calcext:value-type="float">
            <text:p>69.7168502808</text:p>
          </table:table-cell>
          <table:table-cell/>
          <table:table-cell office:value-type="float" office:value="1.59167511938731E+018" calcext:value-type="float">
            <text:p>1.59167511938731E+018</text:p>
          </table:table-cell>
          <table:table-cell office:value-type="float" office:value="4609" calcext:value-type="float">
            <text:p>4609</text:p>
          </table:table-cell>
          <table:table-cell office:value-type="float" office:value="1.59167511937124E+018" calcext:value-type="float">
            <text:p>1.59167511937124E+018</text:p>
          </table:table-cell>
          <table:table-cell/>
          <table:table-cell office:value-type="float" office:value="2.1789252758" calcext:value-type="float">
            <text:p>2.1789252758</text:p>
          </table:table-cell>
        </table:table-row>
        <table:table-row table:style-name="ro1">
          <table:table-cell office:value-type="float" office:value="1.59167511941233E+018" calcext:value-type="float">
            <text:p>1.59167511941233E+018</text:p>
          </table:table-cell>
          <table:table-cell office:value-type="float" office:value="4611" calcext:value-type="float">
            <text:p>4611</text:p>
          </table:table-cell>
          <table:table-cell office:value-type="float" office:value="1.59167511939746E+018" calcext:value-type="float">
            <text:p>1.59167511939746E+018</text:p>
          </table:table-cell>
          <table:table-cell/>
          <table:table-cell office:value-type="float" office:value="105.014396667" calcext:value-type="float">
            <text:p>105.014396667</text:p>
          </table:table-cell>
          <table:table-cell office:value-type="float" office:value="66.2133407593" calcext:value-type="float">
            <text:p>66.2133407593</text:p>
          </table:table-cell>
          <table:table-cell office:value-type="float" office:value="0.345994949341" calcext:value-type="float">
            <text:p>0.345994949341</text:p>
          </table:table-cell>
          <table:table-cell office:value-type="float" office:value="399.652557373" calcext:value-type="float">
            <text:p>399.652557373</text:p>
          </table:table-cell>
          <table:table-cell office:value-type="float" office:value="262.338928223" calcext:value-type="float">
            <text:p>262.338928223</text:p>
          </table:table-cell>
          <table:table-cell office:value-type="float" office:value="69.6787567139" calcext:value-type="float">
            <text:p>69.6787567139</text:p>
          </table:table-cell>
          <table:table-cell/>
          <table:table-cell office:value-type="float" office:value="1.59167511941384E+018" calcext:value-type="float">
            <text:p>1.59167511941384E+018</text:p>
          </table:table-cell>
          <table:table-cell office:value-type="float" office:value="4610" calcext:value-type="float">
            <text:p>4610</text:p>
          </table:table-cell>
          <table:table-cell office:value-type="float" office:value="1.59167511939746E+018" calcext:value-type="float">
            <text:p>1.59167511939746E+018</text:p>
          </table:table-cell>
          <table:table-cell/>
          <table:table-cell office:value-type="float" office:value="2.17930626869" calcext:value-type="float">
            <text:p>2.17930626869</text:p>
          </table:table-cell>
        </table:table-row>
        <table:table-row table:style-name="ro1">
          <table:table-cell office:value-type="float" office:value="1.59167511944832E+018" calcext:value-type="float">
            <text:p>1.59167511944832E+018</text:p>
          </table:table-cell>
          <table:table-cell office:value-type="float" office:value="4612" calcext:value-type="float">
            <text:p>4612</text:p>
          </table:table-cell>
          <table:table-cell office:value-type="float" office:value="1.59167511943364E+018" calcext:value-type="float">
            <text:p>1.59167511943364E+018</text:p>
          </table:table-cell>
          <table:table-cell/>
          <table:table-cell office:value-type="float" office:value="113.008003235" calcext:value-type="float">
            <text:p>113.008003235</text:p>
          </table:table-cell>
          <table:table-cell office:value-type="float" office:value="66.3674697876" calcext:value-type="float">
            <text:p>66.3674697876</text:p>
          </table:table-cell>
          <table:table-cell office:value-type="float" office:value="0.225994259119" calcext:value-type="float">
            <text:p>0.225994259119</text:p>
          </table:table-cell>
          <table:table-cell office:value-type="float" office:value="403.348205566" calcext:value-type="float">
            <text:p>403.348205566</text:p>
          </table:table-cell>
          <table:table-cell office:value-type="float" office:value="261.682983398" calcext:value-type="float">
            <text:p>261.682983398</text:p>
          </table:table-cell>
          <table:table-cell office:value-type="float" office:value="69.6787567139" calcext:value-type="float">
            <text:p>69.6787567139</text:p>
          </table:table-cell>
          <table:table-cell/>
          <table:table-cell office:value-type="float" office:value="1.59167511944964E+018" calcext:value-type="float">
            <text:p>1.59167511944964E+018</text:p>
          </table:table-cell>
          <table:table-cell office:value-type="float" office:value="4611" calcext:value-type="float">
            <text:p>4611</text:p>
          </table:table-cell>
          <table:table-cell office:value-type="float" office:value="1.59167511943364E+018" calcext:value-type="float">
            <text:p>1.59167511943364E+018</text:p>
          </table:table-cell>
          <table:table-cell/>
          <table:table-cell office:value-type="float" office:value="2.17930626869" calcext:value-type="float">
            <text:p>2.17930626869</text:p>
          </table:table-cell>
        </table:table-row>
        <table:table-row table:style-name="ro1">
          <table:table-cell office:value-type="float" office:value="1.59167511948103E+018" calcext:value-type="float">
            <text:p>1.59167511948103E+018</text:p>
          </table:table-cell>
          <table:table-cell office:value-type="float" office:value="4613" calcext:value-type="float">
            <text:p>4613</text:p>
          </table:table-cell>
          <table:table-cell office:value-type="float" office:value="1.59167511946597E+018" calcext:value-type="float">
            <text:p>1.59167511946597E+018</text:p>
          </table:table-cell>
          <table:table-cell/>
          <table:table-cell office:value-type="float" office:value="116.207252502" calcext:value-type="float">
            <text:p>116.207252502</text:p>
          </table:table-cell>
          <table:table-cell office:value-type="float" office:value="66.0747756958" calcext:value-type="float">
            <text:p>66.0747756958</text:p>
          </table:table-cell>
          <table:table-cell office:value-type="float" office:value="0.223603263497" calcext:value-type="float">
            <text:p>0.223603263497</text:p>
          </table:table-cell>
          <table:table-cell office:value-type="float" office:value="404.756134033" calcext:value-type="float">
            <text:p>404.756134033</text:p>
          </table:table-cell>
          <table:table-cell office:value-type="float" office:value="261.656951904" calcext:value-type="float">
            <text:p>261.656951904</text:p>
          </table:table-cell>
          <table:table-cell office:value-type="float" office:value="69.4990310669" calcext:value-type="float">
            <text:p>69.4990310669</text:p>
          </table:table-cell>
          <table:table-cell/>
          <table:table-cell office:value-type="float" office:value="1.59167511948335E+018" calcext:value-type="float">
            <text:p>1.59167511948335E+018</text:p>
          </table:table-cell>
          <table:table-cell office:value-type="float" office:value="4612" calcext:value-type="float">
            <text:p>4612</text:p>
          </table:table-cell>
          <table:table-cell office:value-type="float" office:value="1.59167511946597E+018" calcext:value-type="float">
            <text:p>1.59167511946597E+018</text:p>
          </table:table-cell>
          <table:table-cell/>
          <table:table-cell office:value-type="float" office:value="2.18110346794" calcext:value-type="float">
            <text:p>2.18110346794</text:p>
          </table:table-cell>
        </table:table-row>
        <table:table-row table:style-name="ro1">
          <table:table-cell office:value-type="float" office:value="1.59167511951207E+018" calcext:value-type="float">
            <text:p>1.59167511951207E+018</text:p>
          </table:table-cell>
          <table:table-cell office:value-type="float" office:value="4614" calcext:value-type="float">
            <text:p>4614</text:p>
          </table:table-cell>
          <table:table-cell office:value-type="float" office:value="1.5916751194974E+018" calcext:value-type="float">
            <text:p>1.5916751194974E+018</text:p>
          </table:table-cell>
          <table:table-cell/>
          <table:table-cell office:value-type="float" office:value="111.955062866" calcext:value-type="float">
            <text:p>111.955062866</text:p>
          </table:table-cell>
          <table:table-cell office:value-type="float" office:value="66.1869735718" calcext:value-type="float">
            <text:p>66.1869735718</text:p>
          </table:table-cell>
          <table:table-cell office:value-type="float" office:value="0.156248599291" calcext:value-type="float">
            <text:p>0.156248599291</text:p>
          </table:table-cell>
          <table:table-cell office:value-type="float" office:value="403.425231934" calcext:value-type="float">
            <text:p>403.425231934</text:p>
          </table:table-cell>
          <table:table-cell office:value-type="float" office:value="260.699523926" calcext:value-type="float">
            <text:p>260.699523926</text:p>
          </table:table-cell>
          <table:table-cell office:value-type="float" office:value="69.4990310669" calcext:value-type="float">
            <text:p>69.4990310669</text:p>
          </table:table-cell>
          <table:table-cell/>
          <table:table-cell office:value-type="float" office:value="1.59167511952014E+018" calcext:value-type="float">
            <text:p>1.59167511952014E+018</text:p>
          </table:table-cell>
          <table:table-cell office:value-type="float" office:value="4613" calcext:value-type="float">
            <text:p>4613</text:p>
          </table:table-cell>
          <table:table-cell office:value-type="float" office:value="1.5916751194974E+018" calcext:value-type="float">
            <text:p>1.5916751194974E+018</text:p>
          </table:table-cell>
          <table:table-cell/>
          <table:table-cell office:value-type="float" office:value="2.18110346794" calcext:value-type="float">
            <text:p>2.18110346794</text:p>
          </table:table-cell>
        </table:table-row>
        <table:table-row table:style-name="ro1">
          <table:table-cell office:value-type="float" office:value="1.5916751195507E+018" calcext:value-type="float">
            <text:p>1.5916751195507E+018</text:p>
          </table:table-cell>
          <table:table-cell office:value-type="float" office:value="4615" calcext:value-type="float">
            <text:p>4615</text:p>
          </table:table-cell>
          <table:table-cell office:value-type="float" office:value="1.59167511953361E+018" calcext:value-type="float">
            <text:p>1.59167511953361E+018</text:p>
          </table:table-cell>
          <table:table-cell/>
          <table:table-cell office:value-type="float" office:value="107.866691589" calcext:value-type="float">
            <text:p>107.866691589</text:p>
          </table:table-cell>
          <table:table-cell office:value-type="float" office:value="68.3291397095" calcext:value-type="float">
            <text:p>68.3291397095</text:p>
          </table:table-cell>
          <table:table-cell office:value-type="float" office:value="0.0674892961979" calcext:value-type="float">
            <text:p>0.0674892961979</text:p>
          </table:table-cell>
          <table:table-cell office:value-type="float" office:value="402.838623047" calcext:value-type="float">
            <text:p>402.838623047</text:p>
          </table:table-cell>
          <table:table-cell office:value-type="float" office:value="258.88583374" calcext:value-type="float">
            <text:p>258.88583374</text:p>
          </table:table-cell>
          <table:table-cell office:value-type="float" office:value="68.7549591064" calcext:value-type="float">
            <text:p>68.7549591064</text:p>
          </table:table-cell>
          <table:table-cell/>
          <table:table-cell office:value-type="float" office:value="1.59167511955044E+018" calcext:value-type="float">
            <text:p>1.59167511955044E+018</text:p>
          </table:table-cell>
          <table:table-cell office:value-type="float" office:value="4614" calcext:value-type="float">
            <text:p>4614</text:p>
          </table:table-cell>
          <table:table-cell office:value-type="float" office:value="1.59167511953361E+018" calcext:value-type="float">
            <text:p>1.59167511953361E+018</text:p>
          </table:table-cell>
          <table:table-cell/>
          <table:table-cell office:value-type="float" office:value="2.18854427338" calcext:value-type="float">
            <text:p>2.18854427338</text:p>
          </table:table-cell>
        </table:table-row>
        <table:table-row table:style-name="ro1">
          <table:table-cell office:value-type="float" office:value="1.5916751195802E+018" calcext:value-type="float">
            <text:p>1.5916751195802E+018</text:p>
          </table:table-cell>
          <table:table-cell office:value-type="float" office:value="4616" calcext:value-type="float">
            <text:p>4616</text:p>
          </table:table-cell>
          <table:table-cell office:value-type="float" office:value="1.59167511956583E+018" calcext:value-type="float">
            <text:p>1.59167511956583E+018</text:p>
          </table:table-cell>
          <table:table-cell/>
          <table:table-cell office:value-type="float" office:value="114.587654114" calcext:value-type="float">
            <text:p>114.587654114</text:p>
          </table:table-cell>
          <table:table-cell office:value-type="float" office:value="68.8279800415" calcext:value-type="float">
            <text:p>68.8279800415</text:p>
          </table:table-cell>
          <table:table-cell office:value-type="float" office:value="-0.0351975336671" calcext:value-type="float">
            <text:p>-0.0351975336671</text:p>
          </table:table-cell>
          <table:table-cell office:value-type="float" office:value="404.739868164" calcext:value-type="float">
            <text:p>404.739868164</text:p>
          </table:table-cell>
          <table:table-cell office:value-type="float" office:value="258.126678467" calcext:value-type="float">
            <text:p>258.126678467</text:p>
          </table:table-cell>
          <table:table-cell office:value-type="float" office:value="68.7549591064" calcext:value-type="float">
            <text:p>68.7549591064</text:p>
          </table:table-cell>
          <table:table-cell/>
          <table:table-cell office:value-type="float" office:value="1.5916751195834E+018" calcext:value-type="float">
            <text:p>1.5916751195834E+018</text:p>
          </table:table-cell>
          <table:table-cell office:value-type="float" office:value="4615" calcext:value-type="float">
            <text:p>4615</text:p>
          </table:table-cell>
          <table:table-cell office:value-type="float" office:value="1.59167511956583E+018" calcext:value-type="float">
            <text:p>1.59167511956583E+018</text:p>
          </table:table-cell>
          <table:table-cell/>
          <table:table-cell office:value-type="float" office:value="2.18854427338" calcext:value-type="float">
            <text:p>2.18854427338</text:p>
          </table:table-cell>
        </table:table-row>
        <table:table-row table:style-name="ro1">
          <table:table-cell office:value-type="float" office:value="1.59167511961506E+018" calcext:value-type="float">
            <text:p>1.59167511961506E+018</text:p>
          </table:table-cell>
          <table:table-cell office:value-type="float" office:value="4617" calcext:value-type="float">
            <text:p>4617</text:p>
          </table:table-cell>
          <table:table-cell office:value-type="float" office:value="1.59167511959753E+018" calcext:value-type="float">
            <text:p>1.59167511959753E+018</text:p>
          </table:table-cell>
          <table:table-cell/>
          <table:table-cell office:value-type="float" office:value="102.103675842" calcext:value-type="float">
            <text:p>102.103675842</text:p>
          </table:table-cell>
          <table:table-cell office:value-type="float" office:value="73.4552154541" calcext:value-type="float">
            <text:p>73.4552154541</text:p>
          </table:table-cell>
          <table:table-cell office:value-type="float" office:value="-0.0332528948784" calcext:value-type="float">
            <text:p>-0.0332528948784</text:p>
          </table:table-cell>
          <table:table-cell office:value-type="float" office:value="401.433624268" calcext:value-type="float">
            <text:p>401.433624268</text:p>
          </table:table-cell>
          <table:table-cell office:value-type="float" office:value="257.180328369" calcext:value-type="float">
            <text:p>257.180328369</text:p>
          </table:table-cell>
          <table:table-cell office:value-type="float" office:value="68.8260879517" calcext:value-type="float">
            <text:p>68.8260879517</text:p>
          </table:table-cell>
          <table:table-cell/>
          <table:table-cell office:value-type="float" office:value="1.5916751196152E+018" calcext:value-type="float">
            <text:p>1.5916751196152E+018</text:p>
          </table:table-cell>
          <table:table-cell office:value-type="float" office:value="4616" calcext:value-type="float">
            <text:p>4616</text:p>
          </table:table-cell>
          <table:table-cell office:value-type="float" office:value="1.59167511959753E+018" calcext:value-type="float">
            <text:p>1.59167511959753E+018</text:p>
          </table:table-cell>
          <table:table-cell/>
          <table:table-cell office:value-type="float" office:value="2.18783283234" calcext:value-type="float">
            <text:p>2.18783283234</text:p>
          </table:table-cell>
        </table:table-row>
        <table:table-row table:style-name="ro1">
          <table:table-cell office:value-type="float" office:value="1.59167511965205E+018" calcext:value-type="float">
            <text:p>1.59167511965205E+018</text:p>
          </table:table-cell>
          <table:table-cell office:value-type="float" office:value="4618" calcext:value-type="float">
            <text:p>4618</text:p>
          </table:table-cell>
          <table:table-cell office:value-type="float" office:value="1.59167511963343E+018" calcext:value-type="float">
            <text:p>1.59167511963343E+018</text:p>
          </table:table-cell>
          <table:table-cell/>
          <table:table-cell office:value-type="float" office:value="101.498855591" calcext:value-type="float">
            <text:p>101.498855591</text:p>
          </table:table-cell>
          <table:table-cell office:value-type="float" office:value="72.9294815063" calcext:value-type="float">
            <text:p>72.9294815063</text:p>
          </table:table-cell>
          <table:table-cell office:value-type="float" office:value="0.00190602440853" calcext:value-type="float">
            <text:p>0.00190602440853</text:p>
          </table:table-cell>
          <table:table-cell office:value-type="float" office:value="401.596740723" calcext:value-type="float">
            <text:p>401.596740723</text:p>
          </table:table-cell>
          <table:table-cell office:value-type="float" office:value="258.272949219" calcext:value-type="float">
            <text:p>258.272949219</text:p>
          </table:table-cell>
          <table:table-cell office:value-type="float" office:value="68.8260879517" calcext:value-type="float">
            <text:p>68.8260879517</text:p>
          </table:table-cell>
          <table:table-cell/>
          <table:table-cell office:value-type="float" office:value="1.59167511965365E+018" calcext:value-type="float">
            <text:p>1.59167511965365E+018</text:p>
          </table:table-cell>
          <table:table-cell office:value-type="float" office:value="4617" calcext:value-type="float">
            <text:p>4617</text:p>
          </table:table-cell>
          <table:table-cell office:value-type="float" office:value="1.59167511963343E+018" calcext:value-type="float">
            <text:p>1.59167511963343E+018</text:p>
          </table:table-cell>
          <table:table-cell/>
          <table:table-cell office:value-type="float" office:value="2.18783283234" calcext:value-type="float">
            <text:p>2.18783283234</text:p>
          </table:table-cell>
        </table:table-row>
        <table:table-row table:style-name="ro1">
          <table:table-cell office:value-type="float" office:value="1.59167511968269E+018" calcext:value-type="float">
            <text:p>1.59167511968269E+018</text:p>
          </table:table-cell>
          <table:table-cell office:value-type="float" office:value="4619" calcext:value-type="float">
            <text:p>4619</text:p>
          </table:table-cell>
          <table:table-cell office:value-type="float" office:value="1.59167511966539E+018" calcext:value-type="float">
            <text:p>1.59167511966539E+018</text:p>
          </table:table-cell>
          <table:table-cell/>
          <table:table-cell office:value-type="float" office:value="100.82459259" calcext:value-type="float">
            <text:p>100.82459259</text:p>
          </table:table-cell>
          <table:table-cell office:value-type="float" office:value="75.8311691284" calcext:value-type="float">
            <text:p>75.8311691284</text:p>
          </table:table-cell>
          <table:table-cell office:value-type="float" office:value="-0.0180513057858" calcext:value-type="float">
            <text:p>-0.0180513057858</text:p>
          </table:table-cell>
          <table:table-cell office:value-type="float" office:value="402.557159424" calcext:value-type="float">
            <text:p>402.557159424</text:p>
          </table:table-cell>
          <table:table-cell office:value-type="float" office:value="257.734527588" calcext:value-type="float">
            <text:p>257.734527588</text:p>
          </table:table-cell>
          <table:table-cell office:value-type="float" office:value="69.1564865112" calcext:value-type="float">
            <text:p>69.1564865112</text:p>
          </table:table-cell>
          <table:table-cell/>
          <table:table-cell office:value-type="float" office:value="1.59167511968693E+018" calcext:value-type="float">
            <text:p>1.59167511968693E+018</text:p>
          </table:table-cell>
          <table:table-cell office:value-type="float" office:value="4618" calcext:value-type="float">
            <text:p>4618</text:p>
          </table:table-cell>
          <table:table-cell office:value-type="float" office:value="1.59167511966539E+018" calcext:value-type="float">
            <text:p>1.59167511966539E+018</text:p>
          </table:table-cell>
          <table:table-cell/>
          <table:table-cell office:value-type="float" office:value="2.18452906609" calcext:value-type="float">
            <text:p>2.18452906609</text:p>
          </table:table-cell>
        </table:table-row>
        <table:table-row table:style-name="ro1">
          <table:table-cell office:value-type="float" office:value="1.59167511972751E+018" calcext:value-type="float">
            <text:p>1.59167511972751E+018</text:p>
          </table:table-cell>
          <table:table-cell office:value-type="float" office:value="4620" calcext:value-type="float">
            <text:p>4620</text:p>
          </table:table-cell>
          <table:table-cell office:value-type="float" office:value="1.59167511970183E+018" calcext:value-type="float">
            <text:p>1.59167511970183E+018</text:p>
          </table:table-cell>
          <table:table-cell/>
          <table:table-cell office:value-type="float" office:value="99.6074523926" calcext:value-type="float">
            <text:p>99.6074523926</text:p>
          </table:table-cell>
          <table:table-cell office:value-type="float" office:value="73.606338501" calcext:value-type="float">
            <text:p>73.606338501</text:p>
          </table:table-cell>
          <table:table-cell office:value-type="float" office:value="-0.0795849710703" calcext:value-type="float">
            <text:p>-0.0795849710703</text:p>
          </table:table-cell>
          <table:table-cell office:value-type="float" office:value="401.771148682" calcext:value-type="float">
            <text:p>401.771148682</text:p>
          </table:table-cell>
          <table:table-cell office:value-type="float" office:value="257.439971924" calcext:value-type="float">
            <text:p>257.439971924</text:p>
          </table:table-cell>
          <table:table-cell office:value-type="float" office:value="69.1564865112" calcext:value-type="float">
            <text:p>69.1564865112</text:p>
          </table:table-cell>
          <table:table-cell/>
          <table:table-cell office:value-type="float" office:value="1.59167511973227E+018" calcext:value-type="float">
            <text:p>1.59167511973227E+018</text:p>
          </table:table-cell>
          <table:table-cell office:value-type="float" office:value="4619" calcext:value-type="float">
            <text:p>4619</text:p>
          </table:table-cell>
          <table:table-cell office:value-type="float" office:value="1.59167511970183E+018" calcext:value-type="float">
            <text:p>1.59167511970183E+018</text:p>
          </table:table-cell>
          <table:table-cell/>
          <table:table-cell office:value-type="float" office:value="2.18452906609" calcext:value-type="float">
            <text:p>2.18452906609</text:p>
          </table:table-cell>
        </table:table-row>
        <table:table-row table:style-name="ro1">
          <table:table-cell office:value-type="float" office:value="1.59167511975352E+018" calcext:value-type="float">
            <text:p>1.59167511975352E+018</text:p>
          </table:table-cell>
          <table:table-cell office:value-type="float" office:value="4621" calcext:value-type="float">
            <text:p>4621</text:p>
          </table:table-cell>
          <table:table-cell office:value-type="float" office:value="1.59167511973893E+018" calcext:value-type="float">
            <text:p>1.59167511973893E+018</text:p>
          </table:table-cell>
          <table:table-cell/>
          <table:table-cell office:value-type="float" office:value="101.995323181" calcext:value-type="float">
            <text:p>101.995323181</text:p>
          </table:table-cell>
          <table:table-cell office:value-type="float" office:value="73.5534744263" calcext:value-type="float">
            <text:p>73.5534744263</text:p>
          </table:table-cell>
          <table:table-cell office:value-type="float" office:value="-0.115410484374" calcext:value-type="float">
            <text:p>-0.115410484374</text:p>
          </table:table-cell>
          <table:table-cell office:value-type="float" office:value="403.209075928" calcext:value-type="float">
            <text:p>403.209075928</text:p>
          </table:table-cell>
          <table:table-cell office:value-type="float" office:value="256.4737854" calcext:value-type="float">
            <text:p>256.4737854</text:p>
          </table:table-cell>
          <table:table-cell office:value-type="float" office:value="69.3435058594" calcext:value-type="float">
            <text:p>69.3435058594</text:p>
          </table:table-cell>
          <table:table-cell/>
          <table:table-cell office:value-type="float" office:value="1.59167511975588E+018" calcext:value-type="float">
            <text:p>1.59167511975588E+018</text:p>
          </table:table-cell>
          <table:table-cell office:value-type="float" office:value="4620" calcext:value-type="float">
            <text:p>4620</text:p>
          </table:table-cell>
          <table:table-cell office:value-type="float" office:value="1.59167511973893E+018" calcext:value-type="float">
            <text:p>1.59167511973893E+018</text:p>
          </table:table-cell>
          <table:table-cell/>
          <table:table-cell office:value-type="float" office:value="2.18265867233" calcext:value-type="float">
            <text:p>2.18265867233</text:p>
          </table:table-cell>
        </table:table-row>
        <table:table-row table:style-name="ro1">
          <table:table-cell office:value-type="float" office:value="1.59167511978278E+018" calcext:value-type="float">
            <text:p>1.59167511978278E+018</text:p>
          </table:table-cell>
          <table:table-cell office:value-type="float" office:value="4622" calcext:value-type="float">
            <text:p>4622</text:p>
          </table:table-cell>
          <table:table-cell office:value-type="float" office:value="1.59167511976719E+018" calcext:value-type="float">
            <text:p>1.59167511976719E+018</text:p>
          </table:table-cell>
          <table:table-cell/>
          <table:table-cell office:value-type="float" office:value="104.481887817" calcext:value-type="float">
            <text:p>104.481887817</text:p>
          </table:table-cell>
          <table:table-cell office:value-type="float" office:value="70.8435440063" calcext:value-type="float">
            <text:p>70.8435440063</text:p>
          </table:table-cell>
          <table:table-cell office:value-type="float" office:value="-0.142116799951" calcext:value-type="float">
            <text:p>-0.142116799951</text:p>
          </table:table-cell>
          <table:table-cell office:value-type="float" office:value="403.860931396" calcext:value-type="float">
            <text:p>403.860931396</text:p>
          </table:table-cell>
          <table:table-cell office:value-type="float" office:value="255.342956543" calcext:value-type="float">
            <text:p>255.342956543</text:p>
          </table:table-cell>
          <table:table-cell office:value-type="float" office:value="69.3435058594" calcext:value-type="float">
            <text:p>69.3435058594</text:p>
          </table:table-cell>
          <table:table-cell/>
          <table:table-cell office:value-type="float" office:value="1.59167511978449E+018" calcext:value-type="float">
            <text:p>1.59167511978449E+018</text:p>
          </table:table-cell>
          <table:table-cell office:value-type="float" office:value="4621" calcext:value-type="float">
            <text:p>4621</text:p>
          </table:table-cell>
          <table:table-cell office:value-type="float" office:value="1.59167511976719E+018" calcext:value-type="float">
            <text:p>1.59167511976719E+018</text:p>
          </table:table-cell>
          <table:table-cell/>
          <table:table-cell office:value-type="float" office:value="2.18265867233" calcext:value-type="float">
            <text:p>2.18265867233</text:p>
          </table:table-cell>
        </table:table-row>
        <table:table-row table:style-name="ro1">
          <table:table-cell office:value-type="float" office:value="1.59167511981863E+018" calcext:value-type="float">
            <text:p>1.59167511981863E+018</text:p>
          </table:table-cell>
          <table:table-cell office:value-type="float" office:value="4623" calcext:value-type="float">
            <text:p>4623</text:p>
          </table:table-cell>
          <table:table-cell office:value-type="float" office:value="1.5916751198035E+018" calcext:value-type="float">
            <text:p>1.5916751198035E+018</text:p>
          </table:table-cell>
          <table:table-cell/>
          <table:table-cell office:value-type="float" office:value="107.568580627" calcext:value-type="float">
            <text:p>107.568580627</text:p>
          </table:table-cell>
          <table:table-cell office:value-type="float" office:value="69.338142395" calcext:value-type="float">
            <text:p>69.338142395</text:p>
          </table:table-cell>
          <table:table-cell office:value-type="float" office:value="-0.235704675317" calcext:value-type="float">
            <text:p>-0.235704675317</text:p>
          </table:table-cell>
          <table:table-cell office:value-type="float" office:value="404.313476562" calcext:value-type="float">
            <text:p>404.313476562</text:p>
          </table:table-cell>
          <table:table-cell office:value-type="float" office:value="254.578491211" calcext:value-type="float">
            <text:p>254.578491211</text:p>
          </table:table-cell>
          <table:table-cell office:value-type="float" office:value="69.4151687622" calcext:value-type="float">
            <text:p>69.4151687622</text:p>
          </table:table-cell>
          <table:table-cell/>
          <table:table-cell office:value-type="float" office:value="1.5916751198207E+018" calcext:value-type="float">
            <text:p>1.5916751198207E+018</text:p>
          </table:table-cell>
          <table:table-cell office:value-type="float" office:value="4622" calcext:value-type="float">
            <text:p>4622</text:p>
          </table:table-cell>
          <table:table-cell office:value-type="float" office:value="1.5916751198035E+018" calcext:value-type="float">
            <text:p>1.5916751198035E+018</text:p>
          </table:table-cell>
          <table:table-cell/>
          <table:table-cell office:value-type="float" office:value="2.1819422245" calcext:value-type="float">
            <text:p>2.1819422245</text:p>
          </table:table-cell>
        </table:table-row>
        <table:table-row table:style-name="ro1">
          <table:table-cell office:value-type="float" office:value="1.59167511985232E+018" calcext:value-type="float">
            <text:p>1.59167511985232E+018</text:p>
          </table:table-cell>
          <table:table-cell office:value-type="float" office:value="4624" calcext:value-type="float">
            <text:p>4624</text:p>
          </table:table-cell>
          <table:table-cell office:value-type="float" office:value="1.59167511983559E+018" calcext:value-type="float">
            <text:p>1.59167511983559E+018</text:p>
          </table:table-cell>
          <table:table-cell/>
          <table:table-cell office:value-type="float" office:value="107.093177795" calcext:value-type="float">
            <text:p>107.093177795</text:p>
          </table:table-cell>
          <table:table-cell office:value-type="float" office:value="67.7109603882" calcext:value-type="float">
            <text:p>67.7109603882</text:p>
          </table:table-cell>
          <table:table-cell office:value-type="float" office:value="-0.296915948391" calcext:value-type="float">
            <text:p>-0.296915948391</text:p>
          </table:table-cell>
          <table:table-cell office:value-type="float" office:value="404.572692871" calcext:value-type="float">
            <text:p>404.572692871</text:p>
          </table:table-cell>
          <table:table-cell office:value-type="float" office:value="254.563568115" calcext:value-type="float">
            <text:p>254.563568115</text:p>
          </table:table-cell>
          <table:table-cell office:value-type="float" office:value="69.4151687622" calcext:value-type="float">
            <text:p>69.4151687622</text:p>
          </table:table-cell>
          <table:table-cell/>
          <table:table-cell office:value-type="float" office:value="1.59167511985296E+018" calcext:value-type="float">
            <text:p>1.59167511985296E+018</text:p>
          </table:table-cell>
          <table:table-cell office:value-type="float" office:value="4623" calcext:value-type="float">
            <text:p>4623</text:p>
          </table:table-cell>
          <table:table-cell office:value-type="float" office:value="1.59167511983559E+018" calcext:value-type="float">
            <text:p>1.59167511983559E+018</text:p>
          </table:table-cell>
          <table:table-cell/>
          <table:table-cell office:value-type="float" office:value="2.1819422245" calcext:value-type="float">
            <text:p>2.1819422245</text:p>
          </table:table-cell>
        </table:table-row>
        <table:table-row table:style-name="ro1">
          <table:table-cell office:value-type="float" office:value="1.59167511989378E+018" calcext:value-type="float">
            <text:p>1.59167511989378E+018</text:p>
          </table:table-cell>
          <table:table-cell office:value-type="float" office:value="4625" calcext:value-type="float">
            <text:p>4625</text:p>
          </table:table-cell>
          <table:table-cell office:value-type="float" office:value="1.59167511986535E+018" calcext:value-type="float">
            <text:p>1.59167511986535E+018</text:p>
          </table:table-cell>
          <table:table-cell/>
          <table:table-cell office:value-type="float" office:value="103.33506012" calcext:value-type="float">
            <text:p>103.33506012</text:p>
          </table:table-cell>
          <table:table-cell office:value-type="float" office:value="68.3154830933" calcext:value-type="float">
            <text:p>68.3154830933</text:p>
          </table:table-cell>
          <table:table-cell office:value-type="float" office:value="-0.293455183506" calcext:value-type="float">
            <text:p>-0.293455183506</text:p>
          </table:table-cell>
          <table:table-cell office:value-type="float" office:value="403.161102295" calcext:value-type="float">
            <text:p>403.161102295</text:p>
          </table:table-cell>
          <table:table-cell office:value-type="float" office:value="254.556686401" calcext:value-type="float">
            <text:p>254.556686401</text:p>
          </table:table-cell>
          <table:table-cell office:value-type="float" office:value="69.2822036743" calcext:value-type="float">
            <text:p>69.2822036743</text:p>
          </table:table-cell>
          <table:table-cell/>
          <table:table-cell office:value-type="float" office:value="1.59167511989561E+018" calcext:value-type="float">
            <text:p>1.59167511989561E+018</text:p>
          </table:table-cell>
          <table:table-cell office:value-type="float" office:value="4624" calcext:value-type="float">
            <text:p>4624</text:p>
          </table:table-cell>
          <table:table-cell office:value-type="float" office:value="1.59167511986535E+018" calcext:value-type="float">
            <text:p>1.59167511986535E+018</text:p>
          </table:table-cell>
          <table:table-cell/>
          <table:table-cell office:value-type="float" office:value="2.18327188492" calcext:value-type="float">
            <text:p>2.18327188492</text:p>
          </table:table-cell>
        </table:table-row>
        <table:table-row table:style-name="ro1">
          <table:table-cell office:value-type="float" office:value="1.59167511992495E+018" calcext:value-type="float">
            <text:p>1.59167511992495E+018</text:p>
          </table:table-cell>
          <table:table-cell office:value-type="float" office:value="4626" calcext:value-type="float">
            <text:p>4626</text:p>
          </table:table-cell>
          <table:table-cell office:value-type="float" office:value="1.59167511990756E+018" calcext:value-type="float">
            <text:p>1.59167511990756E+018</text:p>
          </table:table-cell>
          <table:table-cell/>
          <table:table-cell office:value-type="float" office:value="109.037277222" calcext:value-type="float">
            <text:p>109.037277222</text:p>
          </table:table-cell>
          <table:table-cell office:value-type="float" office:value="68.9931869507" calcext:value-type="float">
            <text:p>68.9931869507</text:p>
          </table:table-cell>
          <table:table-cell office:value-type="float" office:value="-0.550661861897" calcext:value-type="float">
            <text:p>-0.550661861897</text:p>
          </table:table-cell>
          <table:table-cell office:value-type="float" office:value="402.776092529" calcext:value-type="float">
            <text:p>402.776092529</text:p>
          </table:table-cell>
          <table:table-cell office:value-type="float" office:value="249.535614014" calcext:value-type="float">
            <text:p>249.535614014</text:p>
          </table:table-cell>
          <table:table-cell office:value-type="float" office:value="69.2822036743" calcext:value-type="float">
            <text:p>69.2822036743</text:p>
          </table:table-cell>
          <table:table-cell/>
          <table:table-cell office:value-type="float" office:value="1.59167511992673E+018" calcext:value-type="float">
            <text:p>1.59167511992673E+018</text:p>
          </table:table-cell>
          <table:table-cell office:value-type="float" office:value="4625" calcext:value-type="float">
            <text:p>4625</text:p>
          </table:table-cell>
          <table:table-cell office:value-type="float" office:value="1.59167511990756E+018" calcext:value-type="float">
            <text:p>1.59167511990756E+018</text:p>
          </table:table-cell>
          <table:table-cell/>
          <table:table-cell office:value-type="float" office:value="2.18327188492" calcext:value-type="float">
            <text:p>2.18327188492</text:p>
          </table:table-cell>
        </table:table-row>
        <table:table-row table:style-name="ro1">
          <table:table-cell office:value-type="float" office:value="1.59167511996625E+018" calcext:value-type="float">
            <text:p>1.59167511996625E+018</text:p>
          </table:table-cell>
          <table:table-cell office:value-type="float" office:value="4627" calcext:value-type="float">
            <text:p>4627</text:p>
          </table:table-cell>
          <table:table-cell office:value-type="float" office:value="1.59167511993941E+018" calcext:value-type="float">
            <text:p>1.59167511993941E+018</text:p>
          </table:table-cell>
          <table:table-cell/>
          <table:table-cell office:value-type="float" office:value="111.046173096" calcext:value-type="float">
            <text:p>111.046173096</text:p>
          </table:table-cell>
          <table:table-cell office:value-type="float" office:value="70.494682312" calcext:value-type="float">
            <text:p>70.494682312</text:p>
          </table:table-cell>
          <table:table-cell office:value-type="float" office:value="-0.611379981041" calcext:value-type="float">
            <text:p>-0.611379981041</text:p>
          </table:table-cell>
          <table:table-cell office:value-type="float" office:value="402.627105713" calcext:value-type="float">
            <text:p>402.627105713</text:p>
          </table:table-cell>
          <table:table-cell office:value-type="float" office:value="246.708358765" calcext:value-type="float">
            <text:p>246.708358765</text:p>
          </table:table-cell>
          <table:table-cell office:value-type="float" office:value="69.342086792" calcext:value-type="float">
            <text:p>69.342086792</text:p>
          </table:table-cell>
          <table:table-cell/>
          <table:table-cell office:value-type="float" office:value="1.59167511996767E+018" calcext:value-type="float">
            <text:p>1.59167511996767E+018</text:p>
          </table:table-cell>
          <table:table-cell office:value-type="float" office:value="4626" calcext:value-type="float">
            <text:p>4626</text:p>
          </table:table-cell>
          <table:table-cell office:value-type="float" office:value="1.59167511993941E+018" calcext:value-type="float">
            <text:p>1.59167511993941E+018</text:p>
          </table:table-cell>
          <table:table-cell/>
          <table:table-cell office:value-type="float" office:value="2.18267297745" calcext:value-type="float">
            <text:p>2.18267297745</text:p>
          </table:table-cell>
        </table:table-row>
        <table:table-row table:style-name="ro1">
          <table:table-cell office:value-type="float" office:value="1.59167511998843E+018" calcext:value-type="float">
            <text:p>1.59167511998843E+018</text:p>
          </table:table-cell>
          <table:table-cell office:value-type="float" office:value="4628" calcext:value-type="float">
            <text:p>4628</text:p>
          </table:table-cell>
          <table:table-cell office:value-type="float" office:value="1.5916751199659E+018" calcext:value-type="float">
            <text:p>1.5916751199659E+018</text:p>
          </table:table-cell>
          <table:table-cell/>
          <table:table-cell office:value-type="float" office:value="109.578018188" calcext:value-type="float">
            <text:p>109.578018188</text:p>
          </table:table-cell>
          <table:table-cell office:value-type="float" office:value="70.7733535767" calcext:value-type="float">
            <text:p>70.7733535767</text:p>
          </table:table-cell>
          <table:table-cell office:value-type="float" office:value="-0.700850665569" calcext:value-type="float">
            <text:p>-0.700850665569</text:p>
          </table:table-cell>
          <table:table-cell office:value-type="float" office:value="402.059326172" calcext:value-type="float">
            <text:p>402.059326172</text:p>
          </table:table-cell>
          <table:table-cell office:value-type="float" office:value="245.841384888" calcext:value-type="float">
            <text:p>245.841384888</text:p>
          </table:table-cell>
          <table:table-cell office:value-type="float" office:value="69.342086792" calcext:value-type="float">
            <text:p>69.342086792</text:p>
          </table:table-cell>
          <table:table-cell/>
          <table:table-cell office:value-type="float" office:value="1.59167511998963E+018" calcext:value-type="float">
            <text:p>1.59167511998963E+018</text:p>
          </table:table-cell>
          <table:table-cell office:value-type="float" office:value="4627" calcext:value-type="float">
            <text:p>4627</text:p>
          </table:table-cell>
          <table:table-cell office:value-type="float" office:value="1.5916751199659E+018" calcext:value-type="float">
            <text:p>1.5916751199659E+018</text:p>
          </table:table-cell>
          <table:table-cell/>
          <table:table-cell office:value-type="float" office:value="2.18267297745" calcext:value-type="float">
            <text:p>2.18267297745</text:p>
          </table:table-cell>
        </table:table-row>
        <table:table-row table:style-name="ro1">
          <table:table-cell office:value-type="float" office:value="1.5916751200191E+018" calcext:value-type="float">
            <text:p>1.5916751200191E+018</text:p>
          </table:table-cell>
          <table:table-cell office:value-type="float" office:value="4629" calcext:value-type="float">
            <text:p>4629</text:p>
          </table:table-cell>
          <table:table-cell office:value-type="float" office:value="1.5916751200021E+018" calcext:value-type="float">
            <text:p>1.5916751200021E+018</text:p>
          </table:table-cell>
          <table:table-cell/>
          <table:table-cell office:value-type="float" office:value="100.831077576" calcext:value-type="float">
            <text:p>100.831077576</text:p>
          </table:table-cell>
          <table:table-cell office:value-type="float" office:value="71.7473678589" calcext:value-type="float">
            <text:p>71.7473678589</text:p>
          </table:table-cell>
          <table:table-cell office:value-type="float" office:value="-0.789461612701" calcext:value-type="float">
            <text:p>-0.789461612701</text:p>
          </table:table-cell>
          <table:table-cell office:value-type="float" office:value="399.189331055" calcext:value-type="float">
            <text:p>399.189331055</text:p>
          </table:table-cell>
          <table:table-cell office:value-type="float" office:value="246.867126465" calcext:value-type="float">
            <text:p>246.867126465</text:p>
          </table:table-cell>
          <table:table-cell office:value-type="float" office:value="69.478225708" calcext:value-type="float">
            <text:p>69.478225708</text:p>
          </table:table-cell>
          <table:table-cell/>
          <table:table-cell office:value-type="float" office:value="1.59167512001793E+018" calcext:value-type="float">
            <text:p>1.59167512001793E+018</text:p>
          </table:table-cell>
          <table:table-cell office:value-type="float" office:value="4628" calcext:value-type="float">
            <text:p>4628</text:p>
          </table:table-cell>
          <table:table-cell office:value-type="float" office:value="1.5916751200021E+018" calcext:value-type="float">
            <text:p>1.5916751200021E+018</text:p>
          </table:table-cell>
          <table:table-cell/>
          <table:table-cell office:value-type="float" office:value="2.18131160736" calcext:value-type="float">
            <text:p>2.18131160736</text:p>
          </table:table-cell>
        </table:table-row>
        <table:table-row table:style-name="ro1">
          <table:table-cell office:value-type="float" office:value="1.59167512005605E+018" calcext:value-type="float">
            <text:p>1.59167512005605E+018</text:p>
          </table:table-cell>
          <table:table-cell office:value-type="float" office:value="4630" calcext:value-type="float">
            <text:p>4630</text:p>
          </table:table-cell>
          <table:table-cell office:value-type="float" office:value="1.59167512003915E+018" calcext:value-type="float">
            <text:p>1.59167512003915E+018</text:p>
          </table:table-cell>
          <table:table-cell/>
          <table:table-cell office:value-type="float" office:value="99.4333572388" calcext:value-type="float">
            <text:p>99.4333572388</text:p>
          </table:table-cell>
          <table:table-cell office:value-type="float" office:value="72.1510391235" calcext:value-type="float">
            <text:p>72.1510391235</text:p>
          </table:table-cell>
          <table:table-cell office:value-type="float" office:value="-0.823746502399" calcext:value-type="float">
            <text:p>-0.823746502399</text:p>
          </table:table-cell>
          <table:table-cell office:value-type="float" office:value="398.303466797" calcext:value-type="float">
            <text:p>398.303466797</text:p>
          </table:table-cell>
          <table:table-cell office:value-type="float" office:value="246.945617676" calcext:value-type="float">
            <text:p>246.945617676</text:p>
          </table:table-cell>
          <table:table-cell office:value-type="float" office:value="69.478225708" calcext:value-type="float">
            <text:p>69.478225708</text:p>
          </table:table-cell>
          <table:table-cell/>
          <table:table-cell office:value-type="float" office:value="1.59167512005722E+018" calcext:value-type="float">
            <text:p>1.59167512005722E+018</text:p>
          </table:table-cell>
          <table:table-cell office:value-type="float" office:value="4629" calcext:value-type="float">
            <text:p>4629</text:p>
          </table:table-cell>
          <table:table-cell office:value-type="float" office:value="1.59167512003915E+018" calcext:value-type="float">
            <text:p>1.59167512003915E+018</text:p>
          </table:table-cell>
          <table:table-cell/>
          <table:table-cell office:value-type="float" office:value="2.18131160736" calcext:value-type="float">
            <text:p>2.18131160736</text:p>
          </table:table-cell>
        </table:table-row>
        <table:table-row table:style-name="ro1">
          <table:table-cell office:value-type="float" office:value="1.59167512008617E+018" calcext:value-type="float">
            <text:p>1.59167512008617E+018</text:p>
          </table:table-cell>
          <table:table-cell office:value-type="float" office:value="4631" calcext:value-type="float">
            <text:p>4631</text:p>
          </table:table-cell>
          <table:table-cell office:value-type="float" office:value="1.59167512007137E+018" calcext:value-type="float">
            <text:p>1.59167512007137E+018</text:p>
          </table:table-cell>
          <table:table-cell/>
          <table:table-cell office:value-type="float" office:value="103.453681946" calcext:value-type="float">
            <text:p>103.453681946</text:p>
          </table:table-cell>
          <table:table-cell office:value-type="float" office:value="72.2103652954" calcext:value-type="float">
            <text:p>72.2103652954</text:p>
          </table:table-cell>
          <table:table-cell office:value-type="float" office:value="-0.970803380013" calcext:value-type="float">
            <text:p>-0.970803380013</text:p>
          </table:table-cell>
          <table:table-cell office:value-type="float" office:value="397.674957275" calcext:value-type="float">
            <text:p>397.674957275</text:p>
          </table:table-cell>
          <table:table-cell office:value-type="float" office:value="244.830322266" calcext:value-type="float">
            <text:p>244.830322266</text:p>
          </table:table-cell>
          <table:table-cell office:value-type="float" office:value="69.6008834839" calcext:value-type="float">
            <text:p>69.6008834839</text:p>
          </table:table-cell>
          <table:table-cell/>
          <table:table-cell office:value-type="float" office:value="1.59167512008876E+018" calcext:value-type="float">
            <text:p>1.59167512008876E+018</text:p>
          </table:table-cell>
          <table:table-cell office:value-type="float" office:value="4630" calcext:value-type="float">
            <text:p>4630</text:p>
          </table:table-cell>
          <table:table-cell office:value-type="float" office:value="1.59167512007137E+018" calcext:value-type="float">
            <text:p>1.59167512007137E+018</text:p>
          </table:table-cell>
          <table:table-cell/>
          <table:table-cell office:value-type="float" office:value="2.18008494377" calcext:value-type="float">
            <text:p>2.18008494377</text:p>
          </table:table-cell>
        </table:table-row>
        <table:table-row table:style-name="ro1">
          <table:table-cell office:value-type="float" office:value="1.59167512012307E+018" calcext:value-type="float">
            <text:p>1.59167512012307E+018</text:p>
          </table:table-cell>
          <table:table-cell office:value-type="float" office:value="4632" calcext:value-type="float">
            <text:p>4632</text:p>
          </table:table-cell>
          <table:table-cell office:value-type="float" office:value="1.59167512010725E+018" calcext:value-type="float">
            <text:p>1.59167512010725E+018</text:p>
          </table:table-cell>
          <table:table-cell/>
          <table:table-cell office:value-type="float" office:value="104.763175964" calcext:value-type="float">
            <text:p>104.763175964</text:p>
          </table:table-cell>
          <table:table-cell office:value-type="float" office:value="70.4603347778" calcext:value-type="float">
            <text:p>70.4603347778</text:p>
          </table:table-cell>
          <table:table-cell office:value-type="float" office:value="-1.04257905483" calcext:value-type="float">
            <text:p>-1.04257905483</text:p>
          </table:table-cell>
          <table:table-cell office:value-type="float" office:value="396.816131592" calcext:value-type="float">
            <text:p>396.816131592</text:p>
          </table:table-cell>
          <table:table-cell office:value-type="float" office:value="243.471923828" calcext:value-type="float">
            <text:p>243.471923828</text:p>
          </table:table-cell>
          <table:table-cell office:value-type="float" office:value="69.6008834839" calcext:value-type="float">
            <text:p>69.6008834839</text:p>
          </table:table-cell>
          <table:table-cell/>
          <table:table-cell office:value-type="float" office:value="1.59167512012753E+018" calcext:value-type="float">
            <text:p>1.59167512012753E+018</text:p>
          </table:table-cell>
          <table:table-cell office:value-type="float" office:value="4631" calcext:value-type="float">
            <text:p>4631</text:p>
          </table:table-cell>
          <table:table-cell office:value-type="float" office:value="1.59167512010725E+018" calcext:value-type="float">
            <text:p>1.59167512010725E+018</text:p>
          </table:table-cell>
          <table:table-cell/>
          <table:table-cell office:value-type="float" office:value="2.18008494377" calcext:value-type="float">
            <text:p>2.18008494377</text:p>
          </table:table-cell>
        </table:table-row>
        <table:table-row table:style-name="ro1">
          <table:table-cell office:value-type="float" office:value="1.59167512015373E+018" calcext:value-type="float">
            <text:p>1.59167512015373E+018</text:p>
          </table:table-cell>
          <table:table-cell office:value-type="float" office:value="4633" calcext:value-type="float">
            <text:p>4633</text:p>
          </table:table-cell>
          <table:table-cell office:value-type="float" office:value="1.59167512013903E+018" calcext:value-type="float">
            <text:p>1.59167512013903E+018</text:p>
          </table:table-cell>
          <table:table-cell/>
          <table:table-cell office:value-type="float" office:value="106.729728699" calcext:value-type="float">
            <text:p>106.729728699</text:p>
          </table:table-cell>
          <table:table-cell office:value-type="float" office:value="69.7763900757" calcext:value-type="float">
            <text:p>69.7763900757</text:p>
          </table:table-cell>
          <table:table-cell office:value-type="float" office:value="-1.13001525402" calcext:value-type="float">
            <text:p>-1.13001525402</text:p>
          </table:table-cell>
          <table:table-cell office:value-type="float" office:value="395.720367432" calcext:value-type="float">
            <text:p>395.720367432</text:p>
          </table:table-cell>
          <table:table-cell office:value-type="float" office:value="241.736953735" calcext:value-type="float">
            <text:p>241.736953735</text:p>
          </table:table-cell>
          <table:table-cell office:value-type="float" office:value="69.6396713257" calcext:value-type="float">
            <text:p>69.6396713257</text:p>
          </table:table-cell>
          <table:table-cell/>
          <table:table-cell office:value-type="float" office:value="1.59167512015647E+018" calcext:value-type="float">
            <text:p>1.59167512015647E+018</text:p>
          </table:table-cell>
          <table:table-cell office:value-type="float" office:value="4632" calcext:value-type="float">
            <text:p>4632</text:p>
          </table:table-cell>
          <table:table-cell office:value-type="float" office:value="1.59167512013903E+018" calcext:value-type="float">
            <text:p>1.59167512013903E+018</text:p>
          </table:table-cell>
          <table:table-cell/>
          <table:table-cell office:value-type="float" office:value="2.17969703674" calcext:value-type="float">
            <text:p>2.17969703674</text:p>
          </table:table-cell>
        </table:table-row>
        <table:table-row table:style-name="ro1">
          <table:table-cell office:value-type="float" office:value="1.59167512018786E+018" calcext:value-type="float">
            <text:p>1.59167512018786E+018</text:p>
          </table:table-cell>
          <table:table-cell office:value-type="float" office:value="4634" calcext:value-type="float">
            <text:p>4634</text:p>
          </table:table-cell>
          <table:table-cell office:value-type="float" office:value="1.5916751201712E+018" calcext:value-type="float">
            <text:p>1.5916751201712E+018</text:p>
          </table:table-cell>
          <table:table-cell/>
          <table:table-cell office:value-type="float" office:value="101.368278503" calcext:value-type="float">
            <text:p>101.368278503</text:p>
          </table:table-cell>
          <table:table-cell office:value-type="float" office:value="68.5327529907" calcext:value-type="float">
            <text:p>68.5327529907</text:p>
          </table:table-cell>
          <table:table-cell office:value-type="float" office:value="-1.1012198925" calcext:value-type="float">
            <text:p>-1.1012198925</text:p>
          </table:table-cell>
          <table:table-cell office:value-type="float" office:value="394.717346191" calcext:value-type="float">
            <text:p>394.717346191</text:p>
          </table:table-cell>
          <table:table-cell office:value-type="float" office:value="244.177185059" calcext:value-type="float">
            <text:p>244.177185059</text:p>
          </table:table-cell>
          <table:table-cell office:value-type="float" office:value="69.6396713257" calcext:value-type="float">
            <text:p>69.6396713257</text:p>
          </table:table-cell>
          <table:table-cell/>
          <table:table-cell office:value-type="float" office:value="1.59167512019006E+018" calcext:value-type="float">
            <text:p>1.59167512019006E+018</text:p>
          </table:table-cell>
          <table:table-cell office:value-type="float" office:value="4633" calcext:value-type="float">
            <text:p>4633</text:p>
          </table:table-cell>
          <table:table-cell office:value-type="float" office:value="1.5916751201712E+018" calcext:value-type="float">
            <text:p>1.5916751201712E+018</text:p>
          </table:table-cell>
          <table:table-cell/>
          <table:table-cell office:value-type="float" office:value="2.17969703674" calcext:value-type="float">
            <text:p>2.17969703674</text:p>
          </table:table-cell>
        </table:table-row>
        <table:table-row table:style-name="ro1">
          <table:table-cell office:value-type="float" office:value="1.5916751202255E+018" calcext:value-type="float">
            <text:p>1.5916751202255E+018</text:p>
          </table:table-cell>
          <table:table-cell office:value-type="float" office:value="4635" calcext:value-type="float">
            <text:p>4635</text:p>
          </table:table-cell>
          <table:table-cell office:value-type="float" office:value="1.59167512020779E+018" calcext:value-type="float">
            <text:p>1.59167512020779E+018</text:p>
          </table:table-cell>
          <table:table-cell/>
          <table:table-cell office:value-type="float" office:value="104.354415894" calcext:value-type="float">
            <text:p>104.354415894</text:p>
          </table:table-cell>
          <table:table-cell office:value-type="float" office:value="67.9922332764" calcext:value-type="float">
            <text:p>67.9922332764</text:p>
          </table:table-cell>
          <table:table-cell office:value-type="float" office:value="-1.24184167385" calcext:value-type="float">
            <text:p>-1.24184167385</text:p>
          </table:table-cell>
          <table:table-cell office:value-type="float" office:value="393.879669189" calcext:value-type="float">
            <text:p>393.879669189</text:p>
          </table:table-cell>
          <table:table-cell office:value-type="float" office:value="241.905471802" calcext:value-type="float">
            <text:p>241.905471802</text:p>
          </table:table-cell>
          <table:table-cell office:value-type="float" office:value="69.4980239868" calcext:value-type="float">
            <text:p>69.4980239868</text:p>
          </table:table-cell>
          <table:table-cell/>
          <table:table-cell office:value-type="float" office:value="1.5916751202275E+018" calcext:value-type="float">
            <text:p>1.5916751202275E+018</text:p>
          </table:table-cell>
          <table:table-cell office:value-type="float" office:value="4634" calcext:value-type="float">
            <text:p>4634</text:p>
          </table:table-cell>
          <table:table-cell office:value-type="float" office:value="1.59167512020779E+018" calcext:value-type="float">
            <text:p>1.59167512020779E+018</text:p>
          </table:table-cell>
          <table:table-cell/>
          <table:table-cell office:value-type="float" office:value="2.18111348152" calcext:value-type="float">
            <text:p>2.18111348152</text:p>
          </table:table-cell>
        </table:table-row>
        <table:table-row table:style-name="ro1">
          <table:table-cell office:value-type="float" office:value="1.59167512025504E+018" calcext:value-type="float">
            <text:p>1.59167512025504E+018</text:p>
          </table:table-cell>
          <table:table-cell office:value-type="float" office:value="4636" calcext:value-type="float">
            <text:p>4636</text:p>
          </table:table-cell>
          <table:table-cell office:value-type="float" office:value="1.59167512023944E+018" calcext:value-type="float">
            <text:p>1.59167512023944E+018</text:p>
          </table:table-cell>
          <table:table-cell/>
          <table:table-cell office:value-type="float" office:value="105.985061646" calcext:value-type="float">
            <text:p>105.985061646</text:p>
          </table:table-cell>
          <table:table-cell office:value-type="float" office:value="68.1160736084" calcext:value-type="float">
            <text:p>68.1160736084</text:p>
          </table:table-cell>
          <table:table-cell office:value-type="float" office:value="-1.36524832249" calcext:value-type="float">
            <text:p>-1.36524832249</text:p>
          </table:table-cell>
          <table:table-cell office:value-type="float" office:value="392.876434326" calcext:value-type="float">
            <text:p>392.876434326</text:p>
          </table:table-cell>
          <table:table-cell office:value-type="float" office:value="240.953491211" calcext:value-type="float">
            <text:p>240.953491211</text:p>
          </table:table-cell>
          <table:table-cell office:value-type="float" office:value="69.4980239868" calcext:value-type="float">
            <text:p>69.4980239868</text:p>
          </table:table-cell>
          <table:table-cell/>
          <table:table-cell office:value-type="float" office:value="1.59167512025603E+018" calcext:value-type="float">
            <text:p>1.59167512025603E+018</text:p>
          </table:table-cell>
          <table:table-cell office:value-type="float" office:value="4635" calcext:value-type="float">
            <text:p>4635</text:p>
          </table:table-cell>
          <table:table-cell office:value-type="float" office:value="1.59167512023944E+018" calcext:value-type="float">
            <text:p>1.59167512023944E+018</text:p>
          </table:table-cell>
          <table:table-cell/>
          <table:table-cell office:value-type="float" office:value="2.18111348152" calcext:value-type="float">
            <text:p>2.18111348152</text:p>
          </table:table-cell>
        </table:table-row>
        <table:table-row table:style-name="ro1">
          <table:table-cell office:value-type="float" office:value="1.59167512028531E+018" calcext:value-type="float">
            <text:p>1.59167512028531E+018</text:p>
          </table:table-cell>
          <table:table-cell office:value-type="float" office:value="4637" calcext:value-type="float">
            <text:p>4637</text:p>
          </table:table-cell>
          <table:table-cell office:value-type="float" office:value="1.59167512026796E+018" calcext:value-type="float">
            <text:p>1.59167512026796E+018</text:p>
          </table:table-cell>
          <table:table-cell/>
          <table:table-cell office:value-type="float" office:value="110.74307251" calcext:value-type="float">
            <text:p>110.74307251</text:p>
          </table:table-cell>
          <table:table-cell office:value-type="float" office:value="68.524848938" calcext:value-type="float">
            <text:p>68.524848938</text:p>
          </table:table-cell>
          <table:table-cell office:value-type="float" office:value="-1.41354680061" calcext:value-type="float">
            <text:p>-1.41354680061</text:p>
          </table:table-cell>
          <table:table-cell office:value-type="float" office:value="391.94430542" calcext:value-type="float">
            <text:p>391.94430542</text:p>
          </table:table-cell>
          <table:table-cell office:value-type="float" office:value="238.73739624" calcext:value-type="float">
            <text:p>238.73739624</text:p>
          </table:table-cell>
          <table:table-cell office:value-type="float" office:value="69.3981552124" calcext:value-type="float">
            <text:p>69.3981552124</text:p>
          </table:table-cell>
          <table:table-cell/>
          <table:table-cell office:value-type="float" office:value="1.59167512028458E+018" calcext:value-type="float">
            <text:p>1.59167512028458E+018</text:p>
          </table:table-cell>
          <table:table-cell office:value-type="float" office:value="4636" calcext:value-type="float">
            <text:p>4636</text:p>
          </table:table-cell>
          <table:table-cell office:value-type="float" office:value="1.59167512026796E+018" calcext:value-type="float">
            <text:p>1.59167512026796E+018</text:p>
          </table:table-cell>
          <table:table-cell/>
          <table:table-cell office:value-type="float" office:value="2.18211221695" calcext:value-type="float">
            <text:p>2.18211221695</text:p>
          </table:table-cell>
        </table:table-row>
        <table:table-row table:style-name="ro1">
          <table:table-cell office:value-type="float" office:value="1.5916751203199E+018" calcext:value-type="float">
            <text:p>1.5916751203199E+018</text:p>
          </table:table-cell>
          <table:table-cell office:value-type="float" office:value="4638" calcext:value-type="float">
            <text:p>4638</text:p>
          </table:table-cell>
          <table:table-cell office:value-type="float" office:value="1.59167512030151E+018" calcext:value-type="float">
            <text:p>1.59167512030151E+018</text:p>
          </table:table-cell>
          <table:table-cell/>
          <table:table-cell office:value-type="float" office:value="113.876495361" calcext:value-type="float">
            <text:p>113.876495361</text:p>
          </table:table-cell>
          <table:table-cell office:value-type="float" office:value="68.9073791504" calcext:value-type="float">
            <text:p>68.9073791504</text:p>
          </table:table-cell>
          <table:table-cell office:value-type="float" office:value="-1.56808102131" calcext:value-type="float">
            <text:p>-1.56808102131</text:p>
          </table:table-cell>
          <table:table-cell office:value-type="float" office:value="390.14730835" calcext:value-type="float">
            <text:p>390.14730835</text:p>
          </table:table-cell>
          <table:table-cell office:value-type="float" office:value="237.721954346" calcext:value-type="float">
            <text:p>237.721954346</text:p>
          </table:table-cell>
          <table:table-cell office:value-type="float" office:value="69.3981552124" calcext:value-type="float">
            <text:p>69.3981552124</text:p>
          </table:table-cell>
          <table:table-cell/>
          <table:table-cell office:value-type="float" office:value="1.59167512032086E+018" calcext:value-type="float">
            <text:p>1.59167512032086E+018</text:p>
          </table:table-cell>
          <table:table-cell office:value-type="float" office:value="4637" calcext:value-type="float">
            <text:p>4637</text:p>
          </table:table-cell>
          <table:table-cell office:value-type="float" office:value="1.59167512030151E+018" calcext:value-type="float">
            <text:p>1.59167512030151E+018</text:p>
          </table:table-cell>
          <table:table-cell/>
          <table:table-cell office:value-type="float" office:value="2.18211221695" calcext:value-type="float">
            <text:p>2.18211221695</text:p>
          </table:table-cell>
        </table:table-row>
        <table:table-row table:style-name="ro1">
          <table:table-cell office:value-type="float" office:value="1.59167512035371E+018" calcext:value-type="float">
            <text:p>1.59167512035371E+018</text:p>
          </table:table-cell>
          <table:table-cell office:value-type="float" office:value="4639" calcext:value-type="float">
            <text:p>4639</text:p>
          </table:table-cell>
          <table:table-cell office:value-type="float" office:value="1.59167512033324E+018" calcext:value-type="float">
            <text:p>1.59167512033324E+018</text:p>
          </table:table-cell>
          <table:table-cell/>
          <table:table-cell office:value-type="float" office:value="107.403282166" calcext:value-type="float">
            <text:p>107.403282166</text:p>
          </table:table-cell>
          <table:table-cell office:value-type="float" office:value="69.9962081909" calcext:value-type="float">
            <text:p>69.9962081909</text:p>
          </table:table-cell>
          <table:table-cell office:value-type="float" office:value="1.54323399067" calcext:value-type="float">
            <text:p>1.54323399067</text:p>
          </table:table-cell>
          <table:table-cell office:value-type="float" office:value="389.029449463" calcext:value-type="float">
            <text:p>389.029449463</text:p>
          </table:table-cell>
          <table:table-cell office:value-type="float" office:value="239.115814209" calcext:value-type="float">
            <text:p>239.115814209</text:p>
          </table:table-cell>
          <table:table-cell office:value-type="float" office:value="69.3233337402" calcext:value-type="float">
            <text:p>69.3233337402</text:p>
          </table:table-cell>
          <table:table-cell/>
          <table:table-cell office:value-type="float" office:value="1.59167512035515E+018" calcext:value-type="float">
            <text:p>1.59167512035515E+018</text:p>
          </table:table-cell>
          <table:table-cell office:value-type="float" office:value="4638" calcext:value-type="float">
            <text:p>4638</text:p>
          </table:table-cell>
          <table:table-cell office:value-type="float" office:value="1.59167512033324E+018" calcext:value-type="float">
            <text:p>1.59167512033324E+018</text:p>
          </table:table-cell>
          <table:table-cell/>
          <table:table-cell office:value-type="float" office:value="2.18286037445" calcext:value-type="float">
            <text:p>2.18286037445</text:p>
          </table:table-cell>
        </table:table-row>
        <table:table-row table:style-name="ro1">
          <table:table-cell office:value-type="float" office:value="1.59167512038752E+018" calcext:value-type="float">
            <text:p>1.59167512038752E+018</text:p>
          </table:table-cell>
          <table:table-cell office:value-type="float" office:value="4640" calcext:value-type="float">
            <text:p>4640</text:p>
          </table:table-cell>
          <table:table-cell office:value-type="float" office:value="1.59167512037103E+018" calcext:value-type="float">
            <text:p>1.59167512037103E+018</text:p>
          </table:table-cell>
          <table:table-cell/>
          <table:table-cell office:value-type="float" office:value="108.078773499" calcext:value-type="float">
            <text:p>108.078773499</text:p>
          </table:table-cell>
          <table:table-cell office:value-type="float" office:value="70.9599761963" calcext:value-type="float">
            <text:p>70.9599761963</text:p>
          </table:table-cell>
          <table:table-cell office:value-type="float" office:value="1.50711858273" calcext:value-type="float">
            <text:p>1.50711858273</text:p>
          </table:table-cell>
          <table:table-cell office:value-type="float" office:value="388.32043457" calcext:value-type="float">
            <text:p>388.32043457</text:p>
          </table:table-cell>
          <table:table-cell office:value-type="float" office:value="238.920776367" calcext:value-type="float">
            <text:p>238.920776367</text:p>
          </table:table-cell>
          <table:table-cell office:value-type="float" office:value="69.3233337402" calcext:value-type="float">
            <text:p>69.3233337402</text:p>
          </table:table-cell>
          <table:table-cell/>
          <table:table-cell office:value-type="float" office:value="1.59167512038883E+018" calcext:value-type="float">
            <text:p>1.59167512038883E+018</text:p>
          </table:table-cell>
          <table:table-cell office:value-type="float" office:value="4639" calcext:value-type="float">
            <text:p>4639</text:p>
          </table:table-cell>
          <table:table-cell office:value-type="float" office:value="1.59167512037103E+018" calcext:value-type="float">
            <text:p>1.59167512037103E+018</text:p>
          </table:table-cell>
          <table:table-cell/>
          <table:table-cell office:value-type="float" office:value="2.18286037445" calcext:value-type="float">
            <text:p>2.18286037445</text:p>
          </table:table-cell>
        </table:table-row>
        <table:table-row table:style-name="ro1">
          <table:table-cell office:value-type="float" office:value="1.59167512042241E+018" calcext:value-type="float">
            <text:p>1.59167512042241E+018</text:p>
          </table:table-cell>
          <table:table-cell office:value-type="float" office:value="4641" calcext:value-type="float">
            <text:p>4641</text:p>
          </table:table-cell>
          <table:table-cell office:value-type="float" office:value="1.59167512040695E+018" calcext:value-type="float">
            <text:p>1.59167512040695E+018</text:p>
          </table:table-cell>
          <table:table-cell/>
          <table:table-cell office:value-type="float" office:value="109.572845459" calcext:value-type="float">
            <text:p>109.572845459</text:p>
          </table:table-cell>
          <table:table-cell office:value-type="float" office:value="69.3036193848" calcext:value-type="float">
            <text:p>69.3036193848</text:p>
          </table:table-cell>
          <table:table-cell office:value-type="float" office:value="1.44736683369" calcext:value-type="float">
            <text:p>1.44736683369</text:p>
          </table:table-cell>
          <table:table-cell office:value-type="float" office:value="387.310119629" calcext:value-type="float">
            <text:p>387.310119629</text:p>
          </table:table-cell>
          <table:table-cell office:value-type="float" office:value="238.763534546" calcext:value-type="float">
            <text:p>238.763534546</text:p>
          </table:table-cell>
          <table:table-cell office:value-type="float" office:value="69.4661636353" calcext:value-type="float">
            <text:p>69.4661636353</text:p>
          </table:table-cell>
          <table:table-cell/>
          <table:table-cell office:value-type="float" office:value="1.59167512042416E+018" calcext:value-type="float">
            <text:p>1.59167512042416E+018</text:p>
          </table:table-cell>
          <table:table-cell office:value-type="float" office:value="4640" calcext:value-type="float">
            <text:p>4640</text:p>
          </table:table-cell>
          <table:table-cell office:value-type="float" office:value="1.59167512040695E+018" calcext:value-type="float">
            <text:p>1.59167512040695E+018</text:p>
          </table:table-cell>
          <table:table-cell/>
          <table:table-cell office:value-type="float" office:value="2.18143224716" calcext:value-type="float">
            <text:p>2.18143224716</text:p>
          </table:table-cell>
        </table:table-row>
        <table:table-row table:style-name="ro1">
          <table:table-cell office:value-type="float" office:value="1.59167512045609E+018" calcext:value-type="float">
            <text:p>1.59167512045609E+018</text:p>
          </table:table-cell>
          <table:table-cell office:value-type="float" office:value="4642" calcext:value-type="float">
            <text:p>4642</text:p>
          </table:table-cell>
          <table:table-cell office:value-type="float" office:value="1.59167512043993E+018" calcext:value-type="float">
            <text:p>1.59167512043993E+018</text:p>
          </table:table-cell>
          <table:table-cell/>
          <table:table-cell office:value-type="float" office:value="103.679870605" calcext:value-type="float">
            <text:p>103.679870605</text:p>
          </table:table-cell>
          <table:table-cell office:value-type="float" office:value="71.104888916" calcext:value-type="float">
            <text:p>71.104888916</text:p>
          </table:table-cell>
          <table:table-cell office:value-type="float" office:value="1.31850492954" calcext:value-type="float">
            <text:p>1.31850492954</text:p>
          </table:table-cell>
          <table:table-cell office:value-type="float" office:value="385.922180176" calcext:value-type="float">
            <text:p>385.922180176</text:p>
          </table:table-cell>
          <table:table-cell office:value-type="float" office:value="240.314620972" calcext:value-type="float">
            <text:p>240.314620972</text:p>
          </table:table-cell>
          <table:table-cell office:value-type="float" office:value="69.4661636353" calcext:value-type="float">
            <text:p>69.4661636353</text:p>
          </table:table-cell>
          <table:table-cell/>
          <table:table-cell office:value-type="float" office:value="1.59167512045781E+018" calcext:value-type="float">
            <text:p>1.59167512045781E+018</text:p>
          </table:table-cell>
          <table:table-cell office:value-type="float" office:value="4641" calcext:value-type="float">
            <text:p>4641</text:p>
          </table:table-cell>
          <table:table-cell office:value-type="float" office:value="1.59167512043993E+018" calcext:value-type="float">
            <text:p>1.59167512043993E+018</text:p>
          </table:table-cell>
          <table:table-cell/>
          <table:table-cell office:value-type="float" office:value="2.18143224716" calcext:value-type="float">
            <text:p>2.18143224716</text:p>
          </table:table-cell>
        </table:table-row>
        <table:table-row table:style-name="ro1">
          <table:table-cell office:value-type="float" office:value="1.59167512048813E+018" calcext:value-type="float">
            <text:p>1.59167512048813E+018</text:p>
          </table:table-cell>
          <table:table-cell office:value-type="float" office:value="4643" calcext:value-type="float">
            <text:p>4643</text:p>
          </table:table-cell>
          <table:table-cell office:value-type="float" office:value="1.59167512047176E+018" calcext:value-type="float">
            <text:p>1.59167512047176E+018</text:p>
          </table:table-cell>
          <table:table-cell/>
          <table:table-cell office:value-type="float" office:value="108.747177124" calcext:value-type="float">
            <text:p>108.747177124</text:p>
          </table:table-cell>
          <table:table-cell office:value-type="float" office:value="67.9799499512" calcext:value-type="float">
            <text:p>67.9799499512</text:p>
          </table:table-cell>
          <table:table-cell office:value-type="float" office:value="1.31051814556" calcext:value-type="float">
            <text:p>1.31051814556</text:p>
          </table:table-cell>
          <table:table-cell office:value-type="float" office:value="385.529144287" calcext:value-type="float">
            <text:p>385.529144287</text:p>
          </table:table-cell>
          <table:table-cell office:value-type="float" office:value="238.795013428" calcext:value-type="float">
            <text:p>238.795013428</text:p>
          </table:table-cell>
          <table:table-cell office:value-type="float" office:value="69.6573486328" calcext:value-type="float">
            <text:p>69.6573486328</text:p>
          </table:table-cell>
          <table:table-cell/>
          <table:table-cell office:value-type="float" office:value="1.59167512048966E+018" calcext:value-type="float">
            <text:p>1.59167512048966E+018</text:p>
          </table:table-cell>
          <table:table-cell office:value-type="float" office:value="4642" calcext:value-type="float">
            <text:p>4642</text:p>
          </table:table-cell>
          <table:table-cell office:value-type="float" office:value="1.59167512047176E+018" calcext:value-type="float">
            <text:p>1.59167512047176E+018</text:p>
          </table:table-cell>
          <table:table-cell/>
          <table:table-cell office:value-type="float" office:value="2.17952036858" calcext:value-type="float">
            <text:p>2.17952036858</text:p>
          </table:table-cell>
        </table:table-row>
        <table:table-row table:style-name="ro1">
          <table:table-cell office:value-type="float" office:value="1.59167512052595E+018" calcext:value-type="float">
            <text:p>1.59167512052595E+018</text:p>
          </table:table-cell>
          <table:table-cell office:value-type="float" office:value="4644" calcext:value-type="float">
            <text:p>4644</text:p>
          </table:table-cell>
          <table:table-cell office:value-type="float" office:value="1.59167512050796E+018" calcext:value-type="float">
            <text:p>1.59167512050796E+018</text:p>
          </table:table-cell>
          <table:table-cell/>
          <table:table-cell office:value-type="float" office:value="106.494567871" calcext:value-type="float">
            <text:p>106.494567871</text:p>
          </table:table-cell>
          <table:table-cell office:value-type="float" office:value="66.6564865112" calcext:value-type="float">
            <text:p>66.6564865112</text:p>
          </table:table-cell>
          <table:table-cell office:value-type="float" office:value="1.25400400162" calcext:value-type="float">
            <text:p>1.25400400162</text:p>
          </table:table-cell>
          <table:table-cell office:value-type="float" office:value="385.112762451" calcext:value-type="float">
            <text:p>385.112762451</text:p>
          </table:table-cell>
          <table:table-cell office:value-type="float" office:value="240.932830811" calcext:value-type="float">
            <text:p>240.932830811</text:p>
          </table:table-cell>
          <table:table-cell office:value-type="float" office:value="69.6573486328" calcext:value-type="float">
            <text:p>69.6573486328</text:p>
          </table:table-cell>
          <table:table-cell/>
          <table:table-cell office:value-type="float" office:value="1.59167512052747E+018" calcext:value-type="float">
            <text:p>1.59167512052747E+018</text:p>
          </table:table-cell>
          <table:table-cell office:value-type="float" office:value="4643" calcext:value-type="float">
            <text:p>4643</text:p>
          </table:table-cell>
          <table:table-cell office:value-type="float" office:value="1.59167512050796E+018" calcext:value-type="float">
            <text:p>1.59167512050796E+018</text:p>
          </table:table-cell>
          <table:table-cell/>
          <table:table-cell office:value-type="float" office:value="2.17952036858" calcext:value-type="float">
            <text:p>2.17952036858</text:p>
          </table:table-cell>
        </table:table-row>
        <table:table-row table:style-name="ro1">
          <table:table-cell office:value-type="float" office:value="1.59167512055423E+018" calcext:value-type="float">
            <text:p>1.59167512055423E+018</text:p>
          </table:table-cell>
          <table:table-cell office:value-type="float" office:value="4645" calcext:value-type="float">
            <text:p>4645</text:p>
          </table:table-cell>
          <table:table-cell office:value-type="float" office:value="1.59167512053921E+018" calcext:value-type="float">
            <text:p>1.59167512053921E+018</text:p>
          </table:table-cell>
          <table:table-cell/>
          <table:table-cell office:value-type="float" office:value="101.862464905" calcext:value-type="float">
            <text:p>101.862464905</text:p>
          </table:table-cell>
          <table:table-cell office:value-type="float" office:value="67.0919418335" calcext:value-type="float">
            <text:p>67.0919418335</text:p>
          </table:table-cell>
          <table:table-cell office:value-type="float" office:value="1.23421645164" calcext:value-type="float">
            <text:p>1.23421645164</text:p>
          </table:table-cell>
          <table:table-cell office:value-type="float" office:value="384.37890625" calcext:value-type="float">
            <text:p>384.37890625</text:p>
          </table:table-cell>
          <table:table-cell office:value-type="float" office:value="242.965820312" calcext:value-type="float">
            <text:p>242.965820312</text:p>
          </table:table-cell>
          <table:table-cell office:value-type="float" office:value="69.540435791" calcext:value-type="float">
            <text:p>69.540435791</text:p>
          </table:table-cell>
          <table:table-cell/>
          <table:table-cell office:value-type="float" office:value="1.59167512055659E+018" calcext:value-type="float">
            <text:p>1.59167512055659E+018</text:p>
          </table:table-cell>
          <table:table-cell office:value-type="float" office:value="4644" calcext:value-type="float">
            <text:p>4644</text:p>
          </table:table-cell>
          <table:table-cell office:value-type="float" office:value="1.59167512053921E+018" calcext:value-type="float">
            <text:p>1.59167512053921E+018</text:p>
          </table:table-cell>
          <table:table-cell/>
          <table:table-cell office:value-type="float" office:value="2.18068957329" calcext:value-type="float">
            <text:p>2.18068957329</text:p>
          </table:table-cell>
        </table:table-row>
        <table:table-row table:style-name="ro1">
          <table:table-cell office:value-type="float" office:value="1.59167512058769E+018" calcext:value-type="float">
            <text:p>1.59167512058769E+018</text:p>
          </table:table-cell>
          <table:table-cell office:value-type="float" office:value="4646" calcext:value-type="float">
            <text:p>4646</text:p>
          </table:table-cell>
          <table:table-cell office:value-type="float" office:value="1.59167512057125E+018" calcext:value-type="float">
            <text:p>1.59167512057125E+018</text:p>
          </table:table-cell>
          <table:table-cell/>
          <table:table-cell office:value-type="float" office:value="104.128837585" calcext:value-type="float">
            <text:p>104.128837585</text:p>
          </table:table-cell>
          <table:table-cell office:value-type="float" office:value="67.1264190674" calcext:value-type="float">
            <text:p>67.1264190674</text:p>
          </table:table-cell>
          <table:table-cell office:value-type="float" office:value="1.22832155228" calcext:value-type="float">
            <text:p>1.22832155228</text:p>
          </table:table-cell>
          <table:table-cell office:value-type="float" office:value="384.243408203" calcext:value-type="float">
            <text:p>384.243408203</text:p>
          </table:table-cell>
          <table:table-cell office:value-type="float" office:value="242.837738037" calcext:value-type="float">
            <text:p>242.837738037</text:p>
          </table:table-cell>
          <table:table-cell office:value-type="float" office:value="69.540435791" calcext:value-type="float">
            <text:p>69.540435791</text:p>
          </table:table-cell>
          <table:table-cell/>
          <table:table-cell office:value-type="float" office:value="1.59167512058904E+018" calcext:value-type="float">
            <text:p>1.59167512058904E+018</text:p>
          </table:table-cell>
          <table:table-cell office:value-type="float" office:value="4645" calcext:value-type="float">
            <text:p>4645</text:p>
          </table:table-cell>
          <table:table-cell office:value-type="float" office:value="1.59167512057125E+018" calcext:value-type="float">
            <text:p>1.59167512057125E+018</text:p>
          </table:table-cell>
          <table:table-cell/>
          <table:table-cell office:value-type="float" office:value="2.18068957329" calcext:value-type="float">
            <text:p>2.18068957329</text:p>
          </table:table-cell>
        </table:table-row>
        <table:table-row table:style-name="ro1">
          <table:table-cell office:value-type="float" office:value="1.59167512062844E+018" calcext:value-type="float">
            <text:p>1.59167512062844E+018</text:p>
          </table:table-cell>
          <table:table-cell office:value-type="float" office:value="4647" calcext:value-type="float">
            <text:p>4647</text:p>
          </table:table-cell>
          <table:table-cell office:value-type="float" office:value="1.59167512060721E+018" calcext:value-type="float">
            <text:p>1.59167512060721E+018</text:p>
          </table:table-cell>
          <table:table-cell/>
          <table:table-cell office:value-type="float" office:value="111.291488647" calcext:value-type="float">
            <text:p>111.291488647</text:p>
          </table:table-cell>
          <table:table-cell office:value-type="float" office:value="66.5564880371" calcext:value-type="float">
            <text:p>66.5564880371</text:p>
          </table:table-cell>
          <table:table-cell office:value-type="float" office:value="1.10504591465" calcext:value-type="float">
            <text:p>1.10504591465</text:p>
          </table:table-cell>
          <table:table-cell office:value-type="float" office:value="382.331695557" calcext:value-type="float">
            <text:p>382.331695557</text:p>
          </table:table-cell>
          <table:table-cell office:value-type="float" office:value="240.405288696" calcext:value-type="float">
            <text:p>240.405288696</text:p>
          </table:table-cell>
          <table:table-cell office:value-type="float" office:value="69.3883895874" calcext:value-type="float">
            <text:p>69.3883895874</text:p>
          </table:table-cell>
          <table:table-cell/>
          <table:table-cell office:value-type="float" office:value="1.59167512063032E+018" calcext:value-type="float">
            <text:p>1.59167512063032E+018</text:p>
          </table:table-cell>
          <table:table-cell office:value-type="float" office:value="4646" calcext:value-type="float">
            <text:p>4646</text:p>
          </table:table-cell>
          <table:table-cell office:value-type="float" office:value="1.59167512060721E+018" calcext:value-type="float">
            <text:p>1.59167512060721E+018</text:p>
          </table:table-cell>
          <table:table-cell/>
          <table:table-cell office:value-type="float" office:value="2.18220996857" calcext:value-type="float">
            <text:p>2.18220996857</text:p>
          </table:table-cell>
        </table:table-row>
        <table:table-row table:style-name="ro1">
          <table:table-cell office:value-type="float" office:value="1.59167512064986E+018" calcext:value-type="float">
            <text:p>1.59167512064986E+018</text:p>
          </table:table-cell>
          <table:table-cell office:value-type="float" office:value="4648" calcext:value-type="float">
            <text:p>4648</text:p>
          </table:table-cell>
          <table:table-cell office:value-type="float" office:value="1.59167512063598E+018" calcext:value-type="float">
            <text:p>1.59167512063598E+018</text:p>
          </table:table-cell>
          <table:table-cell/>
          <table:table-cell office:value-type="float" office:value="108.222663879" calcext:value-type="float">
            <text:p>108.222663879</text:p>
          </table:table-cell>
          <table:table-cell office:value-type="float" office:value="65.2762374878" calcext:value-type="float">
            <text:p>65.2762374878</text:p>
          </table:table-cell>
          <table:table-cell office:value-type="float" office:value="1.07092785835" calcext:value-type="float">
            <text:p>1.07092785835</text:p>
          </table:table-cell>
          <table:table-cell office:value-type="float" office:value="384.457366943" calcext:value-type="float">
            <text:p>384.457366943</text:p>
          </table:table-cell>
          <table:table-cell office:value-type="float" office:value="241.757827759" calcext:value-type="float">
            <text:p>241.757827759</text:p>
          </table:table-cell>
          <table:table-cell office:value-type="float" office:value="69.3883895874" calcext:value-type="float">
            <text:p>69.3883895874</text:p>
          </table:table-cell>
          <table:table-cell/>
          <table:table-cell office:value-type="float" office:value="1.59167512065477E+018" calcext:value-type="float">
            <text:p>1.59167512065477E+018</text:p>
          </table:table-cell>
          <table:table-cell office:value-type="float" office:value="4647" calcext:value-type="float">
            <text:p>4647</text:p>
          </table:table-cell>
          <table:table-cell office:value-type="float" office:value="1.59167512063598E+018" calcext:value-type="float">
            <text:p>1.59167512063598E+018</text:p>
          </table:table-cell>
          <table:table-cell/>
          <table:table-cell office:value-type="float" office:value="2.18220996857" calcext:value-type="float">
            <text:p>2.18220996857</text:p>
          </table:table-cell>
        </table:table-row>
        <table:table-row table:style-name="ro1">
          <table:table-cell office:value-type="float" office:value="1.59167512068671E+018" calcext:value-type="float">
            <text:p>1.59167512068671E+018</text:p>
          </table:table-cell>
          <table:table-cell office:value-type="float" office:value="4649" calcext:value-type="float">
            <text:p>4649</text:p>
          </table:table-cell>
          <table:table-cell office:value-type="float" office:value="1.59167512066542E+018" calcext:value-type="float">
            <text:p>1.59167512066542E+018</text:p>
          </table:table-cell>
          <table:table-cell/>
          <table:table-cell office:value-type="float" office:value="116.002548218" calcext:value-type="float">
            <text:p>116.002548218</text:p>
          </table:table-cell>
          <table:table-cell office:value-type="float" office:value="64.080696106" calcext:value-type="float">
            <text:p>64.080696106</text:p>
          </table:table-cell>
          <table:table-cell office:value-type="float" office:value="1.01262176037" calcext:value-type="float">
            <text:p>1.01262176037</text:p>
          </table:table-cell>
          <table:table-cell office:value-type="float" office:value="382.301391602" calcext:value-type="float">
            <text:p>382.301391602</text:p>
          </table:table-cell>
          <table:table-cell office:value-type="float" office:value="239.53036499" calcext:value-type="float">
            <text:p>239.53036499</text:p>
          </table:table-cell>
          <table:table-cell office:value-type="float" office:value="69.1847763062" calcext:value-type="float">
            <text:p>69.1847763062</text:p>
          </table:table-cell>
          <table:table-cell/>
          <table:table-cell office:value-type="float" office:value="1.59167512068793E+018" calcext:value-type="float">
            <text:p>1.59167512068793E+018</text:p>
          </table:table-cell>
          <table:table-cell office:value-type="float" office:value="4648" calcext:value-type="float">
            <text:p>4648</text:p>
          </table:table-cell>
          <table:table-cell office:value-type="float" office:value="1.59167512066542E+018" calcext:value-type="float">
            <text:p>1.59167512066542E+018</text:p>
          </table:table-cell>
          <table:table-cell/>
          <table:table-cell office:value-type="float" office:value="2.18424606323" calcext:value-type="float">
            <text:p>2.18424606323</text:p>
          </table:table-cell>
        </table:table-row>
        <table:table-row table:style-name="ro1">
          <table:table-cell office:value-type="float" office:value="1.5916751207167E+018" calcext:value-type="float">
            <text:p>1.5916751207167E+018</text:p>
          </table:table-cell>
          <table:table-cell office:value-type="float" office:value="4650" calcext:value-type="float">
            <text:p>4650</text:p>
          </table:table-cell>
          <table:table-cell office:value-type="float" office:value="1.59167512070205E+018" calcext:value-type="float">
            <text:p>1.59167512070205E+018</text:p>
          </table:table-cell>
          <table:table-cell/>
          <table:table-cell office:value-type="float" office:value="117.424278259" calcext:value-type="float">
            <text:p>117.424278259</text:p>
          </table:table-cell>
          <table:table-cell office:value-type="float" office:value="62.1749916077" calcext:value-type="float">
            <text:p>62.1749916077</text:p>
          </table:table-cell>
          <table:table-cell office:value-type="float" office:value="0.933729827404" calcext:value-type="float">
            <text:p>0.933729827404</text:p>
          </table:table-cell>
          <table:table-cell office:value-type="float" office:value="381.610626221" calcext:value-type="float">
            <text:p>381.610626221</text:p>
          </table:table-cell>
          <table:table-cell office:value-type="float" office:value="240.207595825" calcext:value-type="float">
            <text:p>240.207595825</text:p>
          </table:table-cell>
          <table:table-cell office:value-type="float" office:value="69.1847763062" calcext:value-type="float">
            <text:p>69.1847763062</text:p>
          </table:table-cell>
          <table:table-cell/>
          <table:table-cell office:value-type="float" office:value="1.59167512071841E+018" calcext:value-type="float">
            <text:p>1.59167512071841E+018</text:p>
          </table:table-cell>
          <table:table-cell office:value-type="float" office:value="4649" calcext:value-type="float">
            <text:p>4649</text:p>
          </table:table-cell>
          <table:table-cell office:value-type="float" office:value="1.59167512070205E+018" calcext:value-type="float">
            <text:p>1.59167512070205E+018</text:p>
          </table:table-cell>
          <table:table-cell/>
          <table:table-cell office:value-type="float" office:value="2.18424606323" calcext:value-type="float">
            <text:p>2.18424606323</text:p>
          </table:table-cell>
        </table:table-row>
        <table:table-row table:style-name="ro1">
          <table:table-cell office:value-type="float" office:value="1.59167512074825E+018" calcext:value-type="float">
            <text:p>1.59167512074825E+018</text:p>
          </table:table-cell>
          <table:table-cell office:value-type="float" office:value="4651" calcext:value-type="float">
            <text:p>4651</text:p>
          </table:table-cell>
          <table:table-cell office:value-type="float" office:value="1.59167512073347E+018" calcext:value-type="float">
            <text:p>1.59167512073347E+018</text:p>
          </table:table-cell>
          <table:table-cell/>
          <table:table-cell office:value-type="float" office:value="114.207992554" calcext:value-type="float">
            <text:p>114.207992554</text:p>
          </table:table-cell>
          <table:table-cell office:value-type="float" office:value="63.8208045959" calcext:value-type="float">
            <text:p>63.8208045959</text:p>
          </table:table-cell>
          <table:table-cell office:value-type="float" office:value="0.833466649055" calcext:value-type="float">
            <text:p>0.833466649055</text:p>
          </table:table-cell>
          <table:table-cell office:value-type="float" office:value="381.036315918" calcext:value-type="float">
            <text:p>381.036315918</text:p>
          </table:table-cell>
          <table:table-cell office:value-type="float" office:value="243.162139893" calcext:value-type="float">
            <text:p>243.162139893</text:p>
          </table:table-cell>
          <table:table-cell office:value-type="float" office:value="68.8852920532" calcext:value-type="float">
            <text:p>68.8852920532</text:p>
          </table:table-cell>
          <table:table-cell/>
          <table:table-cell office:value-type="float" office:value="1.59167512075037E+018" calcext:value-type="float">
            <text:p>1.59167512075037E+018</text:p>
          </table:table-cell>
          <table:table-cell office:value-type="float" office:value="4650" calcext:value-type="float">
            <text:p>4650</text:p>
          </table:table-cell>
          <table:table-cell office:value-type="float" office:value="1.59167512073347E+018" calcext:value-type="float">
            <text:p>1.59167512073347E+018</text:p>
          </table:table-cell>
          <table:table-cell/>
          <table:table-cell office:value-type="float" office:value="2.187240839" calcext:value-type="float">
            <text:p>2.187240839</text:p>
          </table:table-cell>
        </table:table-row>
        <table:table-row table:style-name="ro1">
          <table:table-cell office:value-type="float" office:value="1.59167512078795E+018" calcext:value-type="float">
            <text:p>1.59167512078795E+018</text:p>
          </table:table-cell>
          <table:table-cell office:value-type="float" office:value="4652" calcext:value-type="float">
            <text:p>4652</text:p>
          </table:table-cell>
          <table:table-cell office:value-type="float" office:value="1.5916751207711E+018" calcext:value-type="float">
            <text:p>1.5916751207711E+018</text:p>
          </table:table-cell>
          <table:table-cell/>
          <table:table-cell office:value-type="float" office:value="118.328826904" calcext:value-type="float">
            <text:p>118.328826904</text:p>
          </table:table-cell>
          <table:table-cell office:value-type="float" office:value="64.0142669678" calcext:value-type="float">
            <text:p>64.0142669678</text:p>
          </table:table-cell>
          <table:table-cell office:value-type="float" office:value="0.797956824303" calcext:value-type="float">
            <text:p>0.797956824303</text:p>
          </table:table-cell>
          <table:table-cell office:value-type="float" office:value="379.208465576" calcext:value-type="float">
            <text:p>379.208465576</text:p>
          </table:table-cell>
          <table:table-cell office:value-type="float" office:value="242.035873413" calcext:value-type="float">
            <text:p>242.035873413</text:p>
          </table:table-cell>
          <table:table-cell office:value-type="float" office:value="68.8852920532" calcext:value-type="float">
            <text:p>68.8852920532</text:p>
          </table:table-cell>
          <table:table-cell/>
          <table:table-cell office:value-type="float" office:value="1.59167512078963E+018" calcext:value-type="float">
            <text:p>1.59167512078963E+018</text:p>
          </table:table-cell>
          <table:table-cell office:value-type="float" office:value="4651" calcext:value-type="float">
            <text:p>4651</text:p>
          </table:table-cell>
          <table:table-cell office:value-type="float" office:value="1.5916751207711E+018" calcext:value-type="float">
            <text:p>1.5916751207711E+018</text:p>
          </table:table-cell>
          <table:table-cell/>
          <table:table-cell office:value-type="float" office:value="2.187240839" calcext:value-type="float">
            <text:p>2.187240839</text:p>
          </table:table-cell>
        </table:table-row>
        <table:table-row table:style-name="ro1">
          <table:table-cell office:value-type="float" office:value="1.59167512082152E+018" calcext:value-type="float">
            <text:p>1.59167512082152E+018</text:p>
          </table:table-cell>
          <table:table-cell office:value-type="float" office:value="4653" calcext:value-type="float">
            <text:p>4653</text:p>
          </table:table-cell>
          <table:table-cell office:value-type="float" office:value="1.59167512080728E+018" calcext:value-type="float">
            <text:p>1.59167512080728E+018</text:p>
          </table:table-cell>
          <table:table-cell/>
          <table:table-cell office:value-type="float" office:value="115.081474304" calcext:value-type="float">
            <text:p>115.081474304</text:p>
          </table:table-cell>
          <table:table-cell office:value-type="float" office:value="67.3330917358" calcext:value-type="float">
            <text:p>67.3330917358</text:p>
          </table:table-cell>
          <table:table-cell office:value-type="float" office:value="0.639530301094" calcext:value-type="float">
            <text:p>0.639530301094</text:p>
          </table:table-cell>
          <table:table-cell office:value-type="float" office:value="378.14364624" calcext:value-type="float">
            <text:p>378.14364624</text:p>
          </table:table-cell>
          <table:table-cell office:value-type="float" office:value="244.352752686" calcext:value-type="float">
            <text:p>244.352752686</text:p>
          </table:table-cell>
          <table:table-cell office:value-type="float" office:value="68.7676315308" calcext:value-type="float">
            <text:p>68.7676315308</text:p>
          </table:table-cell>
          <table:table-cell/>
          <table:table-cell office:value-type="float" office:value="1.59167512082386E+018" calcext:value-type="float">
            <text:p>1.59167512082386E+018</text:p>
          </table:table-cell>
          <table:table-cell office:value-type="float" office:value="4652" calcext:value-type="float">
            <text:p>4652</text:p>
          </table:table-cell>
          <table:table-cell office:value-type="float" office:value="1.59167512080728E+018" calcext:value-type="float">
            <text:p>1.59167512080728E+018</text:p>
          </table:table-cell>
          <table:table-cell/>
          <table:table-cell office:value-type="float" office:value="2.18841743469" calcext:value-type="float">
            <text:p>2.18841743469</text:p>
          </table:table-cell>
        </table:table-row>
        <table:table-row table:style-name="ro1">
          <table:table-cell office:value-type="float" office:value="1.59167512085356E+018" calcext:value-type="float">
            <text:p>1.59167512085356E+018</text:p>
          </table:table-cell>
          <table:table-cell office:value-type="float" office:value="4654" calcext:value-type="float">
            <text:p>4654</text:p>
          </table:table-cell>
          <table:table-cell office:value-type="float" office:value="1.59167512083947E+018" calcext:value-type="float">
            <text:p>1.59167512083947E+018</text:p>
          </table:table-cell>
          <table:table-cell/>
          <table:table-cell office:value-type="float" office:value="108.252822876" calcext:value-type="float">
            <text:p>108.252822876</text:p>
          </table:table-cell>
          <table:table-cell office:value-type="float" office:value="68.4038391113" calcext:value-type="float">
            <text:p>68.4038391113</text:p>
          </table:table-cell>
          <table:table-cell office:value-type="float" office:value="0.565724015236" calcext:value-type="float">
            <text:p>0.565724015236</text:p>
          </table:table-cell>
          <table:table-cell office:value-type="float" office:value="379.169250488" calcext:value-type="float">
            <text:p>379.169250488</text:p>
          </table:table-cell>
          <table:table-cell office:value-type="float" office:value="246.282073975" calcext:value-type="float">
            <text:p>246.282073975</text:p>
          </table:table-cell>
          <table:table-cell office:value-type="float" office:value="68.7676315308" calcext:value-type="float">
            <text:p>68.7676315308</text:p>
          </table:table-cell>
          <table:table-cell/>
          <table:table-cell office:value-type="float" office:value="1.5916751208553E+018" calcext:value-type="float">
            <text:p>1.5916751208553E+018</text:p>
          </table:table-cell>
          <table:table-cell office:value-type="float" office:value="4653" calcext:value-type="float">
            <text:p>4653</text:p>
          </table:table-cell>
          <table:table-cell office:value-type="float" office:value="1.59167512083947E+018" calcext:value-type="float">
            <text:p>1.59167512083947E+018</text:p>
          </table:table-cell>
          <table:table-cell/>
          <table:table-cell office:value-type="float" office:value="2.18841743469" calcext:value-type="float">
            <text:p>2.18841743469</text:p>
          </table:table-cell>
        </table:table-row>
        <table:table-row table:style-name="ro1">
          <table:table-cell office:value-type="float" office:value="1.59167512088515E+018" calcext:value-type="float">
            <text:p>1.59167512088515E+018</text:p>
          </table:table-cell>
          <table:table-cell office:value-type="float" office:value="4655" calcext:value-type="float">
            <text:p>4655</text:p>
          </table:table-cell>
          <table:table-cell office:value-type="float" office:value="1.59167512087117E+018" calcext:value-type="float">
            <text:p>1.59167512087117E+018</text:p>
          </table:table-cell>
          <table:table-cell/>
          <table:table-cell office:value-type="float" office:value="102.605064392" calcext:value-type="float">
            <text:p>102.605064392</text:p>
          </table:table-cell>
          <table:table-cell office:value-type="float" office:value="68.0763397217" calcext:value-type="float">
            <text:p>68.0763397217</text:p>
          </table:table-cell>
          <table:table-cell office:value-type="float" office:value="0.639802873135" calcext:value-type="float">
            <text:p>0.639802873135</text:p>
          </table:table-cell>
          <table:table-cell office:value-type="float" office:value="381.456695557" calcext:value-type="float">
            <text:p>381.456695557</text:p>
          </table:table-cell>
          <table:table-cell office:value-type="float" office:value="246.868103027" calcext:value-type="float">
            <text:p>246.868103027</text:p>
          </table:table-cell>
          <table:table-cell office:value-type="float" office:value="68.8784790039" calcext:value-type="float">
            <text:p>68.8784790039</text:p>
          </table:table-cell>
          <table:table-cell/>
          <table:table-cell office:value-type="float" office:value="1.59167512088713E+018" calcext:value-type="float">
            <text:p>1.59167512088713E+018</text:p>
          </table:table-cell>
          <table:table-cell office:value-type="float" office:value="4654" calcext:value-type="float">
            <text:p>4654</text:p>
          </table:table-cell>
          <table:table-cell office:value-type="float" office:value="1.59167512087117E+018" calcext:value-type="float">
            <text:p>1.59167512087117E+018</text:p>
          </table:table-cell>
          <table:table-cell/>
          <table:table-cell office:value-type="float" office:value="2.18730902672" calcext:value-type="float">
            <text:p>2.18730902672</text:p>
          </table:table-cell>
        </table:table-row>
        <table:table-row table:style-name="ro1">
          <table:table-cell office:value-type="float" office:value="1.59167512092185E+018" calcext:value-type="float">
            <text:p>1.59167512092185E+018</text:p>
          </table:table-cell>
          <table:table-cell office:value-type="float" office:value="4656" calcext:value-type="float">
            <text:p>4656</text:p>
          </table:table-cell>
          <table:table-cell office:value-type="float" office:value="1.59167512090761E+018" calcext:value-type="float">
            <text:p>1.59167512090761E+018</text:p>
          </table:table-cell>
          <table:table-cell/>
          <table:table-cell office:value-type="float" office:value="106.415420532" calcext:value-type="float">
            <text:p>106.415420532</text:p>
          </table:table-cell>
          <table:table-cell office:value-type="float" office:value="67.4549560547" calcext:value-type="float">
            <text:p>67.4549560547</text:p>
          </table:table-cell>
          <table:table-cell office:value-type="float" office:value="0.499693036079" calcext:value-type="float">
            <text:p>0.499693036079</text:p>
          </table:table-cell>
          <table:table-cell office:value-type="float" office:value="380.655456543" calcext:value-type="float">
            <text:p>380.655456543</text:p>
          </table:table-cell>
          <table:table-cell office:value-type="float" office:value="248.124343872" calcext:value-type="float">
            <text:p>248.124343872</text:p>
          </table:table-cell>
          <table:table-cell office:value-type="float" office:value="68.8784790039" calcext:value-type="float">
            <text:p>68.8784790039</text:p>
          </table:table-cell>
          <table:table-cell/>
          <table:table-cell office:value-type="float" office:value="1.59167512092343E+018" calcext:value-type="float">
            <text:p>1.59167512092343E+018</text:p>
          </table:table-cell>
          <table:table-cell office:value-type="float" office:value="4655" calcext:value-type="float">
            <text:p>4655</text:p>
          </table:table-cell>
          <table:table-cell office:value-type="float" office:value="1.59167512090761E+018" calcext:value-type="float">
            <text:p>1.59167512090761E+018</text:p>
          </table:table-cell>
          <table:table-cell/>
          <table:table-cell office:value-type="float" office:value="2.18730902672" calcext:value-type="float">
            <text:p>2.18730902672</text:p>
          </table:table-cell>
        </table:table-row>
        <table:table-row table:style-name="ro1">
          <table:table-cell office:value-type="float" office:value="1.59167512095232E+018" calcext:value-type="float">
            <text:p>1.59167512095232E+018</text:p>
          </table:table-cell>
          <table:table-cell office:value-type="float" office:value="4657" calcext:value-type="float">
            <text:p>4657</text:p>
          </table:table-cell>
          <table:table-cell office:value-type="float" office:value="1.5916751209341E+018" calcext:value-type="float">
            <text:p>1.5916751209341E+018</text:p>
          </table:table-cell>
          <table:table-cell/>
          <table:table-cell office:value-type="float" office:value="123.440582275" calcext:value-type="float">
            <text:p>123.440582275</text:p>
          </table:table-cell>
          <table:table-cell office:value-type="float" office:value="65.707359314" calcext:value-type="float">
            <text:p>65.707359314</text:p>
          </table:table-cell>
          <table:table-cell office:value-type="float" office:value="0.42082926631" calcext:value-type="float">
            <text:p>0.42082926631</text:p>
          </table:table-cell>
          <table:table-cell office:value-type="float" office:value="374.413879395" calcext:value-type="float">
            <text:p>374.413879395</text:p>
          </table:table-cell>
          <table:table-cell office:value-type="float" office:value="246.154327393" calcext:value-type="float">
            <text:p>246.154327393</text:p>
          </table:table-cell>
          <table:table-cell office:value-type="float" office:value="68.8098220825" calcext:value-type="float">
            <text:p>68.8098220825</text:p>
          </table:table-cell>
          <table:table-cell/>
          <table:table-cell office:value-type="float" office:value="1.59167512095379E+018" calcext:value-type="float">
            <text:p>1.59167512095379E+018</text:p>
          </table:table-cell>
          <table:table-cell office:value-type="float" office:value="4656" calcext:value-type="float">
            <text:p>4656</text:p>
          </table:table-cell>
          <table:table-cell office:value-type="float" office:value="1.5916751209341E+018" calcext:value-type="float">
            <text:p>1.5916751209341E+018</text:p>
          </table:table-cell>
          <table:table-cell/>
          <table:table-cell office:value-type="float" office:value="2.18799567223" calcext:value-type="float">
            <text:p>2.18799567223</text:p>
          </table:table-cell>
        </table:table-row>
        <table:table-row table:style-name="ro1">
          <table:table-cell office:value-type="float" office:value="1.59167512098462E+018" calcext:value-type="float">
            <text:p>1.59167512098462E+018</text:p>
          </table:table-cell>
          <table:table-cell office:value-type="float" office:value="4658" calcext:value-type="float">
            <text:p>4658</text:p>
          </table:table-cell>
          <table:table-cell office:value-type="float" office:value="1.59167512096597E+018" calcext:value-type="float">
            <text:p>1.59167512096597E+018</text:p>
          </table:table-cell>
          <table:table-cell/>
          <table:table-cell office:value-type="float" office:value="127.574409485" calcext:value-type="float">
            <text:p>127.574409485</text:p>
          </table:table-cell>
          <table:table-cell office:value-type="float" office:value="65.1466903687" calcext:value-type="float">
            <text:p>65.1466903687</text:p>
          </table:table-cell>
          <table:table-cell office:value-type="float" office:value="0.360584169626" calcext:value-type="float">
            <text:p>0.360584169626</text:p>
          </table:table-cell>
          <table:table-cell office:value-type="float" office:value="373.528808594" calcext:value-type="float">
            <text:p>373.528808594</text:p>
          </table:table-cell>
          <table:table-cell office:value-type="float" office:value="246.74029541" calcext:value-type="float">
            <text:p>246.74029541</text:p>
          </table:table-cell>
          <table:table-cell office:value-type="float" office:value="68.8098220825" calcext:value-type="float">
            <text:p>68.8098220825</text:p>
          </table:table-cell>
          <table:table-cell/>
          <table:table-cell office:value-type="float" office:value="1.59167512098593E+018" calcext:value-type="float">
            <text:p>1.59167512098593E+018</text:p>
          </table:table-cell>
          <table:table-cell office:value-type="float" office:value="4657" calcext:value-type="float">
            <text:p>4657</text:p>
          </table:table-cell>
          <table:table-cell office:value-type="float" office:value="1.59167512096597E+018" calcext:value-type="float">
            <text:p>1.59167512096597E+018</text:p>
          </table:table-cell>
          <table:table-cell/>
          <table:table-cell office:value-type="float" office:value="2.18799567223" calcext:value-type="float">
            <text:p>2.18799567223</text:p>
          </table:table-cell>
        </table:table-row>
        <table:table-row table:style-name="ro1">
          <table:table-cell office:value-type="float" office:value="1.59167512101781E+018" calcext:value-type="float">
            <text:p>1.59167512101781E+018</text:p>
          </table:table-cell>
          <table:table-cell office:value-type="float" office:value="4659" calcext:value-type="float">
            <text:p>4659</text:p>
          </table:table-cell>
          <table:table-cell office:value-type="float" office:value="1.59167512100156E+018" calcext:value-type="float">
            <text:p>1.59167512100156E+018</text:p>
          </table:table-cell>
          <table:table-cell/>
          <table:table-cell office:value-type="float" office:value="112.913757324" calcext:value-type="float">
            <text:p>112.913757324</text:p>
          </table:table-cell>
          <table:table-cell office:value-type="float" office:value="65.2007141113" calcext:value-type="float">
            <text:p>65.2007141113</text:p>
          </table:table-cell>
          <table:table-cell office:value-type="float" office:value="0.332316577435" calcext:value-type="float">
            <text:p>0.332316577435</text:p>
          </table:table-cell>
          <table:table-cell office:value-type="float" office:value="377.751159668" calcext:value-type="float">
            <text:p>377.751159668</text:p>
          </table:table-cell>
          <table:table-cell office:value-type="float" office:value="249.142715454" calcext:value-type="float">
            <text:p>249.142715454</text:p>
          </table:table-cell>
          <table:table-cell office:value-type="float" office:value="68.4206848145" calcext:value-type="float">
            <text:p>68.4206848145</text:p>
          </table:table-cell>
          <table:table-cell/>
          <table:table-cell office:value-type="float" office:value="1.59167512102005E+018" calcext:value-type="float">
            <text:p>1.59167512102005E+018</text:p>
          </table:table-cell>
          <table:table-cell office:value-type="float" office:value="4658" calcext:value-type="float">
            <text:p>4658</text:p>
          </table:table-cell>
          <table:table-cell office:value-type="float" office:value="1.59167512100156E+018" calcext:value-type="float">
            <text:p>1.59167512100156E+018</text:p>
          </table:table-cell>
          <table:table-cell/>
          <table:table-cell office:value-type="float" office:value="2.19188690186" calcext:value-type="float">
            <text:p>2.19188690186</text:p>
          </table:table-cell>
        </table:table-row>
        <table:table-row table:style-name="ro1">
          <table:table-cell office:value-type="float" office:value="1.59167512104992E+018" calcext:value-type="float">
            <text:p>1.59167512104992E+018</text:p>
          </table:table-cell>
          <table:table-cell office:value-type="float" office:value="4660" calcext:value-type="float">
            <text:p>4660</text:p>
          </table:table-cell>
          <table:table-cell office:value-type="float" office:value="1.59167512103557E+018" calcext:value-type="float">
            <text:p>1.59167512103557E+018</text:p>
          </table:table-cell>
          <table:table-cell/>
          <table:table-cell office:value-type="float" office:value="123.715614319" calcext:value-type="float">
            <text:p>123.715614319</text:p>
          </table:table-cell>
          <table:table-cell office:value-type="float" office:value="64.4582138062" calcext:value-type="float">
            <text:p>64.4582138062</text:p>
          </table:table-cell>
          <table:table-cell office:value-type="float" office:value="0.180612921715" calcext:value-type="float">
            <text:p>0.180612921715</text:p>
          </table:table-cell>
          <table:table-cell office:value-type="float" office:value="374.913299561" calcext:value-type="float">
            <text:p>374.913299561</text:p>
          </table:table-cell>
          <table:table-cell office:value-type="float" office:value="250.212432861" calcext:value-type="float">
            <text:p>250.212432861</text:p>
          </table:table-cell>
          <table:table-cell office:value-type="float" office:value="68.4206848145" calcext:value-type="float">
            <text:p>68.4206848145</text:p>
          </table:table-cell>
          <table:table-cell/>
          <table:table-cell office:value-type="float" office:value="1.59167512105125E+018" calcext:value-type="float">
            <text:p>1.59167512105125E+018</text:p>
          </table:table-cell>
          <table:table-cell office:value-type="float" office:value="4659" calcext:value-type="float">
            <text:p>4659</text:p>
          </table:table-cell>
          <table:table-cell office:value-type="float" office:value="1.59167512103557E+018" calcext:value-type="float">
            <text:p>1.59167512103557E+018</text:p>
          </table:table-cell>
          <table:table-cell/>
          <table:table-cell office:value-type="float" office:value="2.19188690186" calcext:value-type="float">
            <text:p>2.19188690186</text:p>
          </table:table-cell>
        </table:table-row>
        <table:table-row table:style-name="ro1">
          <table:table-cell office:value-type="float" office:value="1.59167512109009E+018" calcext:value-type="float">
            <text:p>1.59167512109009E+018</text:p>
          </table:table-cell>
          <table:table-cell office:value-type="float" office:value="4661" calcext:value-type="float">
            <text:p>4661</text:p>
          </table:table-cell>
          <table:table-cell office:value-type="float" office:value="1.59167512107571E+018" calcext:value-type="float">
            <text:p>1.59167512107571E+018</text:p>
          </table:table-cell>
          <table:table-cell/>
          <table:table-cell office:value-type="float" office:value="120.442565918" calcext:value-type="float">
            <text:p>120.442565918</text:p>
          </table:table-cell>
          <table:table-cell office:value-type="float" office:value="65.6068496704" calcext:value-type="float">
            <text:p>65.6068496704</text:p>
          </table:table-cell>
          <table:table-cell office:value-type="float" office:value="0.130383968353" calcext:value-type="float">
            <text:p>0.130383968353</text:p>
          </table:table-cell>
          <table:table-cell office:value-type="float" office:value="376.102355957" calcext:value-type="float">
            <text:p>376.102355957</text:p>
          </table:table-cell>
          <table:table-cell office:value-type="float" office:value="250.877548218" calcext:value-type="float">
            <text:p>250.877548218</text:p>
          </table:table-cell>
          <table:table-cell office:value-type="float" office:value="67.9632797241" calcext:value-type="float">
            <text:p>67.9632797241</text:p>
          </table:table-cell>
          <table:table-cell/>
          <table:table-cell office:value-type="float" office:value="1.59167512109194E+018" calcext:value-type="float">
            <text:p>1.59167512109194E+018</text:p>
          </table:table-cell>
          <table:table-cell office:value-type="float" office:value="4660" calcext:value-type="float">
            <text:p>4660</text:p>
          </table:table-cell>
          <table:table-cell office:value-type="float" office:value="1.59167512107571E+018" calcext:value-type="float">
            <text:p>1.59167512107571E+018</text:p>
          </table:table-cell>
          <table:table-cell/>
          <table:table-cell office:value-type="float" office:value="2.1964609623" calcext:value-type="float">
            <text:p>2.1964609623</text:p>
          </table:table-cell>
        </table:table-row>
        <table:table-row table:style-name="ro1">
          <table:table-cell office:value-type="float" office:value="1.59167512111561E+018" calcext:value-type="float">
            <text:p>1.59167512111561E+018</text:p>
          </table:table-cell>
          <table:table-cell office:value-type="float" office:value="4662" calcext:value-type="float">
            <text:p>4662</text:p>
          </table:table-cell>
          <table:table-cell office:value-type="float" office:value="1.59167512110135E+018" calcext:value-type="float">
            <text:p>1.59167512110135E+018</text:p>
          </table:table-cell>
          <table:table-cell/>
          <table:table-cell office:value-type="float" office:value="115.767463684" calcext:value-type="float">
            <text:p>115.767463684</text:p>
          </table:table-cell>
          <table:table-cell office:value-type="float" office:value="67.396194458" calcext:value-type="float">
            <text:p>67.396194458</text:p>
          </table:table-cell>
          <table:table-cell office:value-type="float" office:value="0.0809471830726" calcext:value-type="float">
            <text:p>0.0809471830726</text:p>
          </table:table-cell>
          <table:table-cell office:value-type="float" office:value="375.487365723" calcext:value-type="float">
            <text:p>375.487365723</text:p>
          </table:table-cell>
          <table:table-cell office:value-type="float" office:value="251.714874268" calcext:value-type="float">
            <text:p>251.714874268</text:p>
          </table:table-cell>
          <table:table-cell office:value-type="float" office:value="67.9632797241" calcext:value-type="float">
            <text:p>67.9632797241</text:p>
          </table:table-cell>
          <table:table-cell/>
          <table:table-cell office:value-type="float" office:value="1.59167512111736E+018" calcext:value-type="float">
            <text:p>1.59167512111736E+018</text:p>
          </table:table-cell>
          <table:table-cell office:value-type="float" office:value="4661" calcext:value-type="float">
            <text:p>4661</text:p>
          </table:table-cell>
          <table:table-cell office:value-type="float" office:value="1.59167512110135E+018" calcext:value-type="float">
            <text:p>1.59167512110135E+018</text:p>
          </table:table-cell>
          <table:table-cell/>
          <table:table-cell office:value-type="float" office:value="2.1964609623" calcext:value-type="float">
            <text:p>2.1964609623</text:p>
          </table:table-cell>
        </table:table-row>
        <table:table-row table:style-name="ro1">
          <table:table-cell office:value-type="float" office:value="1.59167512115577E+018" calcext:value-type="float">
            <text:p>1.59167512115577E+018</text:p>
          </table:table-cell>
          <table:table-cell office:value-type="float" office:value="4663" calcext:value-type="float">
            <text:p>4663</text:p>
          </table:table-cell>
          <table:table-cell office:value-type="float" office:value="1.59167512113994E+018" calcext:value-type="float">
            <text:p>1.59167512113994E+018</text:p>
          </table:table-cell>
          <table:table-cell/>
          <table:table-cell office:value-type="float" office:value="112.708625793" calcext:value-type="float">
            <text:p>112.708625793</text:p>
          </table:table-cell>
          <table:table-cell office:value-type="float" office:value="87.163772583" calcext:value-type="float">
            <text:p>87.163772583</text:p>
          </table:table-cell>
          <table:table-cell office:value-type="float" office:value="0.137238278985" calcext:value-type="float">
            <text:p>0.137238278985</text:p>
          </table:table-cell>
          <table:table-cell office:value-type="float" office:value="372.181182861" calcext:value-type="float">
            <text:p>372.181182861</text:p>
          </table:table-cell>
          <table:table-cell office:value-type="float" office:value="249.207595825" calcext:value-type="float">
            <text:p>249.207595825</text:p>
          </table:table-cell>
          <table:table-cell office:value-type="float" office:value="67.7909088135" calcext:value-type="float">
            <text:p>67.7909088135</text:p>
          </table:table-cell>
          <table:table-cell/>
          <table:table-cell office:value-type="float" office:value="1.59167512115723E+018" calcext:value-type="float">
            <text:p>1.59167512115723E+018</text:p>
          </table:table-cell>
          <table:table-cell office:value-type="float" office:value="4662" calcext:value-type="float">
            <text:p>4662</text:p>
          </table:table-cell>
          <table:table-cell office:value-type="float" office:value="1.59167512113994E+018" calcext:value-type="float">
            <text:p>1.59167512113994E+018</text:p>
          </table:table-cell>
          <table:table-cell/>
          <table:table-cell office:value-type="float" office:value="2.19818472862" calcext:value-type="float">
            <text:p>2.19818472862</text:p>
          </table:table-cell>
        </table:table-row>
        <table:table-row table:style-name="ro1">
          <table:table-cell office:value-type="float" office:value="1.59167512119774E+018" calcext:value-type="float">
            <text:p>1.59167512119774E+018</text:p>
          </table:table-cell>
          <table:table-cell office:value-type="float" office:value="4664" calcext:value-type="float">
            <text:p>4664</text:p>
          </table:table-cell>
          <table:table-cell office:value-type="float" office:value="1.59167512117601E+018" calcext:value-type="float">
            <text:p>1.59167512117601E+018</text:p>
          </table:table-cell>
          <table:table-cell/>
          <table:table-cell office:value-type="float" office:value="109.552825928" calcext:value-type="float">
            <text:p>109.552825928</text:p>
          </table:table-cell>
          <table:table-cell office:value-type="float" office:value="69.2220306396" calcext:value-type="float">
            <text:p>69.2220306396</text:p>
          </table:table-cell>
          <table:table-cell office:value-type="float" office:value="-0.00495987106115" calcext:value-type="float">
            <text:p>-0.00495987106115</text:p>
          </table:table-cell>
          <table:table-cell office:value-type="float" office:value="376.991973877" calcext:value-type="float">
            <text:p>376.991973877</text:p>
          </table:table-cell>
          <table:table-cell office:value-type="float" office:value="253.990371704" calcext:value-type="float">
            <text:p>253.990371704</text:p>
          </table:table-cell>
          <table:table-cell office:value-type="float" office:value="67.7909088135" calcext:value-type="float">
            <text:p>67.7909088135</text:p>
          </table:table-cell>
          <table:table-cell/>
          <table:table-cell office:value-type="float" office:value="1.59167512119918E+018" calcext:value-type="float">
            <text:p>1.59167512119918E+018</text:p>
          </table:table-cell>
          <table:table-cell office:value-type="float" office:value="4663" calcext:value-type="float">
            <text:p>4663</text:p>
          </table:table-cell>
          <table:table-cell office:value-type="float" office:value="1.59167512117601E+018" calcext:value-type="float">
            <text:p>1.59167512117601E+018</text:p>
          </table:table-cell>
          <table:table-cell/>
          <table:table-cell office:value-type="float" office:value="2.19818472862" calcext:value-type="float">
            <text:p>2.19818472862</text:p>
          </table:table-cell>
        </table:table-row>
        <table:table-row table:style-name="ro1">
          <table:table-cell office:value-type="float" office:value="1.59167512122283E+018" calcext:value-type="float">
            <text:p>1.59167512122283E+018</text:p>
          </table:table-cell>
          <table:table-cell office:value-type="float" office:value="4665" calcext:value-type="float">
            <text:p>4665</text:p>
          </table:table-cell>
          <table:table-cell office:value-type="float" office:value="1.59167512120818E+018" calcext:value-type="float">
            <text:p>1.59167512120818E+018</text:p>
          </table:table-cell>
          <table:table-cell/>
          <table:table-cell office:value-type="float" office:value="118.623352051" calcext:value-type="float">
            <text:p>118.623352051</text:p>
          </table:table-cell>
          <table:table-cell office:value-type="float" office:value="67.6713638306" calcext:value-type="float">
            <text:p>67.6713638306</text:p>
          </table:table-cell>
          <table:table-cell office:value-type="float" office:value="-0.118384435773" calcext:value-type="float">
            <text:p>-0.118384435773</text:p>
          </table:table-cell>
          <table:table-cell office:value-type="float" office:value="375.255340576" calcext:value-type="float">
            <text:p>375.255340576</text:p>
          </table:table-cell>
          <table:table-cell office:value-type="float" office:value="255.800872803" calcext:value-type="float">
            <text:p>255.800872803</text:p>
          </table:table-cell>
          <table:table-cell office:value-type="float" office:value="67.8664627075" calcext:value-type="float">
            <text:p>67.8664627075</text:p>
          </table:table-cell>
          <table:table-cell/>
          <table:table-cell office:value-type="float" office:value="1.59167512122454E+018" calcext:value-type="float">
            <text:p>1.59167512122454E+018</text:p>
          </table:table-cell>
          <table:table-cell office:value-type="float" office:value="4664" calcext:value-type="float">
            <text:p>4664</text:p>
          </table:table-cell>
          <table:table-cell office:value-type="float" office:value="1.59167512120818E+018" calcext:value-type="float">
            <text:p>1.59167512120818E+018</text:p>
          </table:table-cell>
          <table:table-cell/>
          <table:table-cell office:value-type="float" office:value="2.19742918015" calcext:value-type="float">
            <text:p>2.19742918015</text:p>
          </table:table-cell>
        </table:table-row>
        <table:table-row table:style-name="ro1">
          <table:table-cell office:value-type="float" office:value="1.5916751212541E+018" calcext:value-type="float">
            <text:p>1.5916751212541E+018</text:p>
          </table:table-cell>
          <table:table-cell office:value-type="float" office:value="4666" calcext:value-type="float">
            <text:p>4666</text:p>
          </table:table-cell>
          <table:table-cell office:value-type="float" office:value="1.59167512124017E+018" calcext:value-type="float">
            <text:p>1.59167512124017E+018</text:p>
          </table:table-cell>
          <table:table-cell/>
          <table:table-cell office:value-type="float" office:value="108.470962524" calcext:value-type="float">
            <text:p>108.470962524</text:p>
          </table:table-cell>
          <table:table-cell office:value-type="float" office:value="69.2458877563" calcext:value-type="float">
            <text:p>69.2458877563</text:p>
          </table:table-cell>
          <table:table-cell office:value-type="float" office:value="-0.160821244121" calcext:value-type="float">
            <text:p>-0.160821244121</text:p>
          </table:table-cell>
          <table:table-cell office:value-type="float" office:value="378.096252441" calcext:value-type="float">
            <text:p>378.096252441</text:p>
          </table:table-cell>
          <table:table-cell office:value-type="float" office:value="256.06842041" calcext:value-type="float">
            <text:p>256.06842041</text:p>
          </table:table-cell>
          <table:table-cell office:value-type="float" office:value="67.8664627075" calcext:value-type="float">
            <text:p>67.8664627075</text:p>
          </table:table-cell>
          <table:table-cell/>
          <table:table-cell office:value-type="float" office:value="1.59167512125587E+018" calcext:value-type="float">
            <text:p>1.59167512125587E+018</text:p>
          </table:table-cell>
          <table:table-cell office:value-type="float" office:value="4665" calcext:value-type="float">
            <text:p>4665</text:p>
          </table:table-cell>
          <table:table-cell office:value-type="float" office:value="1.59167512124017E+018" calcext:value-type="float">
            <text:p>1.59167512124017E+018</text:p>
          </table:table-cell>
          <table:table-cell/>
          <table:table-cell office:value-type="float" office:value="2.19742918015" calcext:value-type="float">
            <text:p>2.19742918015</text:p>
          </table:table-cell>
        </table:table-row>
        <table:table-row table:style-name="ro1">
          <table:table-cell office:value-type="float" office:value="1.59167512129222E+018" calcext:value-type="float">
            <text:p>1.59167512129222E+018</text:p>
          </table:table-cell>
          <table:table-cell office:value-type="float" office:value="4667" calcext:value-type="float">
            <text:p>4667</text:p>
          </table:table-cell>
          <table:table-cell office:value-type="float" office:value="1.59167512127629E+018" calcext:value-type="float">
            <text:p>1.59167512127629E+018</text:p>
          </table:table-cell>
          <table:table-cell/>
          <table:table-cell office:value-type="float" office:value="110.670196533" calcext:value-type="float">
            <text:p>110.670196533</text:p>
          </table:table-cell>
          <table:table-cell office:value-type="float" office:value="71.7662353516" calcext:value-type="float">
            <text:p>71.7662353516</text:p>
          </table:table-cell>
          <table:table-cell office:value-type="float" office:value="-0.224842563272" calcext:value-type="float">
            <text:p>-0.224842563272</text:p>
          </table:table-cell>
          <table:table-cell office:value-type="float" office:value="377.174987793" calcext:value-type="float">
            <text:p>377.174987793</text:p>
          </table:table-cell>
          <table:table-cell office:value-type="float" office:value="256.757324219" calcext:value-type="float">
            <text:p>256.757324219</text:p>
          </table:table-cell>
          <table:table-cell office:value-type="float" office:value="67.8790969849" calcext:value-type="float">
            <text:p>67.8790969849</text:p>
          </table:table-cell>
          <table:table-cell/>
          <table:table-cell office:value-type="float" office:value="1.5916751212925E+018" calcext:value-type="float">
            <text:p>1.5916751212925E+018</text:p>
          </table:table-cell>
          <table:table-cell office:value-type="float" office:value="4666" calcext:value-type="float">
            <text:p>4666</text:p>
          </table:table-cell>
          <table:table-cell office:value-type="float" office:value="1.59167512127629E+018" calcext:value-type="float">
            <text:p>1.59167512127629E+018</text:p>
          </table:table-cell>
          <table:table-cell/>
          <table:table-cell office:value-type="float" office:value="2.1973028183" calcext:value-type="float">
            <text:p>2.1973028183</text:p>
          </table:table-cell>
        </table:table-row>
        <table:table-row table:style-name="ro1">
          <table:table-cell office:value-type="float" office:value="1.5916751213223E+018" calcext:value-type="float">
            <text:p>1.5916751213223E+018</text:p>
          </table:table-cell>
          <table:table-cell office:value-type="float" office:value="4668" calcext:value-type="float">
            <text:p>4668</text:p>
          </table:table-cell>
          <table:table-cell office:value-type="float" office:value="1.59167512130787E+018" calcext:value-type="float">
            <text:p>1.59167512130787E+018</text:p>
          </table:table-cell>
          <table:table-cell/>
          <table:table-cell office:value-type="float" office:value="105.530830383" calcext:value-type="float">
            <text:p>105.530830383</text:p>
          </table:table-cell>
          <table:table-cell office:value-type="float" office:value="69.9716491699" calcext:value-type="float">
            <text:p>69.9716491699</text:p>
          </table:table-cell>
          <table:table-cell office:value-type="float" office:value="-0.170115679502" calcext:value-type="float">
            <text:p>-0.170115679502</text:p>
          </table:table-cell>
          <table:table-cell office:value-type="float" office:value="379.006744385" calcext:value-type="float">
            <text:p>379.006744385</text:p>
          </table:table-cell>
          <table:table-cell office:value-type="float" office:value="255.068496704" calcext:value-type="float">
            <text:p>255.068496704</text:p>
          </table:table-cell>
          <table:table-cell office:value-type="float" office:value="67.8790969849" calcext:value-type="float">
            <text:p>67.8790969849</text:p>
          </table:table-cell>
          <table:table-cell/>
          <table:table-cell office:value-type="float" office:value="1.59167512132458E+018" calcext:value-type="float">
            <text:p>1.59167512132458E+018</text:p>
          </table:table-cell>
          <table:table-cell office:value-type="float" office:value="4667" calcext:value-type="float">
            <text:p>4667</text:p>
          </table:table-cell>
          <table:table-cell office:value-type="float" office:value="1.59167512130787E+018" calcext:value-type="float">
            <text:p>1.59167512130787E+018</text:p>
          </table:table-cell>
          <table:table-cell/>
          <table:table-cell office:value-type="float" office:value="2.1973028183" calcext:value-type="float">
            <text:p>2.1973028183</text:p>
          </table:table-cell>
        </table:table-row>
        <table:table-row table:style-name="ro1">
          <table:table-cell office:value-type="float" office:value="1.5916751213558E+018" calcext:value-type="float">
            <text:p>1.5916751213558E+018</text:p>
          </table:table-cell>
          <table:table-cell office:value-type="float" office:value="4669" calcext:value-type="float">
            <text:p>4669</text:p>
          </table:table-cell>
          <table:table-cell office:value-type="float" office:value="1.59167512133982E+018" calcext:value-type="float">
            <text:p>1.59167512133982E+018</text:p>
          </table:table-cell>
          <table:table-cell/>
          <table:table-cell office:value-type="float" office:value="100.63130188" calcext:value-type="float">
            <text:p>100.63130188</text:p>
          </table:table-cell>
          <table:table-cell office:value-type="float" office:value="69.6996841431" calcext:value-type="float">
            <text:p>69.6996841431</text:p>
          </table:table-cell>
          <table:table-cell office:value-type="float" office:value="-0.191807121038" calcext:value-type="float">
            <text:p>-0.191807121038</text:p>
          </table:table-cell>
          <table:table-cell office:value-type="float" office:value="380.632537842" calcext:value-type="float">
            <text:p>380.632537842</text:p>
          </table:table-cell>
          <table:table-cell office:value-type="float" office:value="255.720779419" calcext:value-type="float">
            <text:p>255.720779419</text:p>
          </table:table-cell>
          <table:table-cell office:value-type="float" office:value="67.839012146" calcext:value-type="float">
            <text:p>67.839012146</text:p>
          </table:table-cell>
          <table:table-cell/>
          <table:table-cell office:value-type="float" office:value="1.59167512135779E+018" calcext:value-type="float">
            <text:p>1.59167512135779E+018</text:p>
          </table:table-cell>
          <table:table-cell office:value-type="float" office:value="4668" calcext:value-type="float">
            <text:p>4668</text:p>
          </table:table-cell>
          <table:table-cell office:value-type="float" office:value="1.59167512133982E+018" calcext:value-type="float">
            <text:p>1.59167512133982E+018</text:p>
          </table:table-cell>
          <table:table-cell/>
          <table:table-cell office:value-type="float" office:value="2.19770359993" calcext:value-type="float">
            <text:p>2.19770359993</text:p>
          </table:table-cell>
        </table:table-row>
        <table:table-row table:style-name="ro1">
          <table:table-cell office:value-type="float" office:value="1.5916751213925E+018" calcext:value-type="float">
            <text:p>1.5916751213925E+018</text:p>
          </table:table-cell>
          <table:table-cell office:value-type="float" office:value="4670" calcext:value-type="float">
            <text:p>4670</text:p>
          </table:table-cell>
          <table:table-cell office:value-type="float" office:value="1.59167512137587E+018" calcext:value-type="float">
            <text:p>1.59167512137587E+018</text:p>
          </table:table-cell>
          <table:table-cell/>
          <table:table-cell office:value-type="float" office:value="107.848861694" calcext:value-type="float">
            <text:p>107.848861694</text:p>
          </table:table-cell>
          <table:table-cell office:value-type="float" office:value="68.9869689941" calcext:value-type="float">
            <text:p>68.9869689941</text:p>
          </table:table-cell>
          <table:table-cell office:value-type="float" office:value="-0.302885174751" calcext:value-type="float">
            <text:p>-0.302885174751</text:p>
          </table:table-cell>
          <table:table-cell office:value-type="float" office:value="378.101501465" calcext:value-type="float">
            <text:p>378.101501465</text:p>
          </table:table-cell>
          <table:table-cell office:value-type="float" office:value="257.316802979" calcext:value-type="float">
            <text:p>257.316802979</text:p>
          </table:table-cell>
          <table:table-cell office:value-type="float" office:value="67.839012146" calcext:value-type="float">
            <text:p>67.839012146</text:p>
          </table:table-cell>
          <table:table-cell/>
          <table:table-cell office:value-type="float" office:value="1.59167512139396E+018" calcext:value-type="float">
            <text:p>1.59167512139396E+018</text:p>
          </table:table-cell>
          <table:table-cell office:value-type="float" office:value="4669" calcext:value-type="float">
            <text:p>4669</text:p>
          </table:table-cell>
          <table:table-cell office:value-type="float" office:value="1.59167512137587E+018" calcext:value-type="float">
            <text:p>1.59167512137587E+018</text:p>
          </table:table-cell>
          <table:table-cell/>
          <table:table-cell office:value-type="float" office:value="2.19770359993" calcext:value-type="float">
            <text:p>2.19770359993</text:p>
          </table:table-cell>
        </table:table-row>
        <table:table-row table:style-name="ro1">
          <table:table-cell office:value-type="float" office:value="1.59167512142304E+018" calcext:value-type="float">
            <text:p>1.59167512142304E+018</text:p>
          </table:table-cell>
          <table:table-cell office:value-type="float" office:value="4671" calcext:value-type="float">
            <text:p>4671</text:p>
          </table:table-cell>
          <table:table-cell office:value-type="float" office:value="1.59167512140812E+018" calcext:value-type="float">
            <text:p>1.59167512140812E+018</text:p>
          </table:table-cell>
          <table:table-cell/>
          <table:table-cell office:value-type="float" office:value="123.698806763" calcext:value-type="float">
            <text:p>123.698806763</text:p>
          </table:table-cell>
          <table:table-cell office:value-type="float" office:value="64.9992294312" calcext:value-type="float">
            <text:p>64.9992294312</text:p>
          </table:table-cell>
          <table:table-cell office:value-type="float" office:value="-0.431802541018" calcext:value-type="float">
            <text:p>-0.431802541018</text:p>
          </table:table-cell>
          <table:table-cell office:value-type="float" office:value="374.979888916" calcext:value-type="float">
            <text:p>374.979888916</text:p>
          </table:table-cell>
          <table:table-cell office:value-type="float" office:value="259.572235107" calcext:value-type="float">
            <text:p>259.572235107</text:p>
          </table:table-cell>
          <table:table-cell office:value-type="float" office:value="67.680809021" calcext:value-type="float">
            <text:p>67.680809021</text:p>
          </table:table-cell>
          <table:table-cell/>
          <table:table-cell office:value-type="float" office:value="1.59167512142458E+018" calcext:value-type="float">
            <text:p>1.59167512142458E+018</text:p>
          </table:table-cell>
          <table:table-cell office:value-type="float" office:value="4670" calcext:value-type="float">
            <text:p>4670</text:p>
          </table:table-cell>
          <table:table-cell office:value-type="float" office:value="1.59167512140812E+018" calcext:value-type="float">
            <text:p>1.59167512140812E+018</text:p>
          </table:table-cell>
          <table:table-cell/>
          <table:table-cell office:value-type="float" office:value="2.19928574562" calcext:value-type="float">
            <text:p>2.19928574562</text:p>
          </table:table-cell>
        </table:table-row>
        <table:table-row table:style-name="ro1">
          <table:table-cell office:value-type="float" office:value="1.59167512145864E+018" calcext:value-type="float">
            <text:p>1.59167512145864E+018</text:p>
          </table:table-cell>
          <table:table-cell office:value-type="float" office:value="4672" calcext:value-type="float">
            <text:p>4672</text:p>
          </table:table-cell>
          <table:table-cell office:value-type="float" office:value="1.59167512143975E+018" calcext:value-type="float">
            <text:p>1.59167512143975E+018</text:p>
          </table:table-cell>
          <table:table-cell/>
          <table:table-cell office:value-type="float" office:value="120.483512878" calcext:value-type="float">
            <text:p>120.483512878</text:p>
          </table:table-cell>
          <table:table-cell office:value-type="float" office:value="64.4335861206" calcext:value-type="float">
            <text:p>64.4335861206</text:p>
          </table:table-cell>
          <table:table-cell office:value-type="float" office:value="-0.470938891172" calcext:value-type="float">
            <text:p>-0.470938891172</text:p>
          </table:table-cell>
          <table:table-cell office:value-type="float" office:value="376.42199707" calcext:value-type="float">
            <text:p>376.42199707</text:p>
          </table:table-cell>
          <table:table-cell office:value-type="float" office:value="257.301025391" calcext:value-type="float">
            <text:p>257.301025391</text:p>
          </table:table-cell>
          <table:table-cell office:value-type="float" office:value="67.680809021" calcext:value-type="float">
            <text:p>67.680809021</text:p>
          </table:table-cell>
          <table:table-cell/>
          <table:table-cell office:value-type="float" office:value="1.59167512145995E+018" calcext:value-type="float">
            <text:p>1.59167512145995E+018</text:p>
          </table:table-cell>
          <table:table-cell office:value-type="float" office:value="4671" calcext:value-type="float">
            <text:p>4671</text:p>
          </table:table-cell>
          <table:table-cell office:value-type="float" office:value="1.59167512143975E+018" calcext:value-type="float">
            <text:p>1.59167512143975E+018</text:p>
          </table:table-cell>
          <table:table-cell/>
          <table:table-cell office:value-type="float" office:value="2.19928574562" calcext:value-type="float">
            <text:p>2.19928574562</text:p>
          </table:table-cell>
        </table:table-row>
        <table:table-row table:style-name="ro1">
          <table:table-cell office:value-type="float" office:value="1.59167512149185E+018" calcext:value-type="float">
            <text:p>1.59167512149185E+018</text:p>
          </table:table-cell>
          <table:table-cell office:value-type="float" office:value="4673" calcext:value-type="float">
            <text:p>4673</text:p>
          </table:table-cell>
          <table:table-cell office:value-type="float" office:value="1.59167512147518E+018" calcext:value-type="float">
            <text:p>1.59167512147518E+018</text:p>
          </table:table-cell>
          <table:table-cell/>
          <table:table-cell office:value-type="float" office:value="119.094871521" calcext:value-type="float">
            <text:p>119.094871521</text:p>
          </table:table-cell>
          <table:table-cell office:value-type="float" office:value="64.3025665283" calcext:value-type="float">
            <text:p>64.3025665283</text:p>
          </table:table-cell>
          <table:table-cell office:value-type="float" office:value="-0.528819441795" calcext:value-type="float">
            <text:p>-0.528819441795</text:p>
          </table:table-cell>
          <table:table-cell office:value-type="float" office:value="376.481567383" calcext:value-type="float">
            <text:p>376.481567383</text:p>
          </table:table-cell>
          <table:table-cell office:value-type="float" office:value="257.524719238" calcext:value-type="float">
            <text:p>257.524719238</text:p>
          </table:table-cell>
          <table:table-cell office:value-type="float" office:value="67.3794708252" calcext:value-type="float">
            <text:p>67.3794708252</text:p>
          </table:table-cell>
          <table:table-cell/>
          <table:table-cell office:value-type="float" office:value="1.59167512149133E+018" calcext:value-type="float">
            <text:p>1.59167512149133E+018</text:p>
          </table:table-cell>
          <table:table-cell office:value-type="float" office:value="4672" calcext:value-type="float">
            <text:p>4672</text:p>
          </table:table-cell>
          <table:table-cell office:value-type="float" office:value="1.59167512147518E+018" calcext:value-type="float">
            <text:p>1.5916751214751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5222E+018" calcext:value-type="float">
            <text:p>1.5916751215222E+018</text:p>
          </table:table-cell>
          <table:table-cell office:value-type="float" office:value="4674" calcext:value-type="float">
            <text:p>4674</text:p>
          </table:table-cell>
          <table:table-cell office:value-type="float" office:value="1.59167512150726E+018" calcext:value-type="float">
            <text:p>1.59167512150726E+018</text:p>
          </table:table-cell>
          <table:table-cell/>
          <table:table-cell office:value-type="float" office:value="113.738182068" calcext:value-type="float">
            <text:p>113.738182068</text:p>
          </table:table-cell>
          <table:table-cell office:value-type="float" office:value="65.5126800537" calcext:value-type="float">
            <text:p>65.5126800537</text:p>
          </table:table-cell>
          <table:table-cell office:value-type="float" office:value="-0.59461671114" calcext:value-type="float">
            <text:p>-0.59461671114</text:p>
          </table:table-cell>
          <table:table-cell office:value-type="float" office:value="376.624267578" calcext:value-type="float">
            <text:p>376.624267578</text:p>
          </table:table-cell>
          <table:table-cell office:value-type="float" office:value="258.38192749" calcext:value-type="float">
            <text:p>258.38192749</text:p>
          </table:table-cell>
          <table:table-cell office:value-type="float" office:value="67.3794708252" calcext:value-type="float">
            <text:p>67.3794708252</text:p>
          </table:table-cell>
          <table:table-cell/>
          <table:table-cell office:value-type="float" office:value="1.59167512152369E+018" calcext:value-type="float">
            <text:p>1.59167512152369E+018</text:p>
          </table:table-cell>
          <table:table-cell office:value-type="float" office:value="4673" calcext:value-type="float">
            <text:p>4673</text:p>
          </table:table-cell>
          <table:table-cell office:value-type="float" office:value="1.59167512150726E+018" calcext:value-type="float">
            <text:p>1.59167512150726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54936E+018" calcext:value-type="float">
            <text:p>1.59167512154936E+018</text:p>
          </table:table-cell>
          <table:table-cell office:value-type="float" office:value="4675" calcext:value-type="float">
            <text:p>4675</text:p>
          </table:table-cell>
          <table:table-cell office:value-type="float" office:value="1.59167512153372E+018" calcext:value-type="float">
            <text:p>1.59167512153372E+018</text:p>
          </table:table-cell>
          <table:table-cell/>
          <table:table-cell office:value-type="float" office:value="120.699882507" calcext:value-type="float">
            <text:p>120.699882507</text:p>
          </table:table-cell>
          <table:table-cell office:value-type="float" office:value="65.8786773682" calcext:value-type="float">
            <text:p>65.8786773682</text:p>
          </table:table-cell>
          <table:table-cell office:value-type="float" office:value="-0.715504288673" calcext:value-type="float">
            <text:p>-0.715504288673</text:p>
          </table:table-cell>
          <table:table-cell office:value-type="float" office:value="376.67956543" calcext:value-type="float">
            <text:p>376.67956543</text:p>
          </table:table-cell>
          <table:table-cell office:value-type="float" office:value="261.919281006" calcext:value-type="float">
            <text:p>261.919281006</text:p>
          </table:table-cell>
          <table:table-cell office:value-type="float" office:value="67.2284698486" calcext:value-type="float">
            <text:p>67.2284698486</text:p>
          </table:table-cell>
          <table:table-cell/>
          <table:table-cell office:value-type="float" office:value="1.59167512155043E+018" calcext:value-type="float">
            <text:p>1.59167512155043E+018</text:p>
          </table:table-cell>
          <table:table-cell office:value-type="float" office:value="4674" calcext:value-type="float">
            <text:p>4674</text:p>
          </table:table-cell>
          <table:table-cell office:value-type="float" office:value="1.59167512153372E+018" calcext:value-type="float">
            <text:p>1.5916751215337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58468E+018" calcext:value-type="float">
            <text:p>1.59167512158468E+018</text:p>
          </table:table-cell>
          <table:table-cell office:value-type="float" office:value="4676" calcext:value-type="float">
            <text:p>4676</text:p>
          </table:table-cell>
          <table:table-cell office:value-type="float" office:value="1.59167512156953E+018" calcext:value-type="float">
            <text:p>1.59167512156953E+018</text:p>
          </table:table-cell>
          <table:table-cell/>
          <table:table-cell office:value-type="float" office:value="120.534492493" calcext:value-type="float">
            <text:p>120.534492493</text:p>
          </table:table-cell>
          <table:table-cell office:value-type="float" office:value="66.7193069458" calcext:value-type="float">
            <text:p>66.7193069458</text:p>
          </table:table-cell>
          <table:table-cell office:value-type="float" office:value="-0.786332190037" calcext:value-type="float">
            <text:p>-0.786332190037</text:p>
          </table:table-cell>
          <table:table-cell office:value-type="float" office:value="377.021728516" calcext:value-type="float">
            <text:p>377.021728516</text:p>
          </table:table-cell>
          <table:table-cell office:value-type="float" office:value="263.001190186" calcext:value-type="float">
            <text:p>263.001190186</text:p>
          </table:table-cell>
          <table:table-cell office:value-type="float" office:value="67.2284698486" calcext:value-type="float">
            <text:p>67.2284698486</text:p>
          </table:table-cell>
          <table:table-cell/>
          <table:table-cell office:value-type="float" office:value="1.59167512158629E+018" calcext:value-type="float">
            <text:p>1.59167512158629E+018</text:p>
          </table:table-cell>
          <table:table-cell office:value-type="float" office:value="4675" calcext:value-type="float">
            <text:p>4675</text:p>
          </table:table-cell>
          <table:table-cell office:value-type="float" office:value="1.59167512156953E+018" calcext:value-type="float">
            <text:p>1.59167512156953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61604E+018" calcext:value-type="float">
            <text:p>1.59167512161604E+018</text:p>
          </table:table-cell>
          <table:table-cell office:value-type="float" office:value="4677" calcext:value-type="float">
            <text:p>4677</text:p>
          </table:table-cell>
          <table:table-cell office:value-type="float" office:value="1.59167512160158E+018" calcext:value-type="float">
            <text:p>1.59167512160158E+018</text:p>
          </table:table-cell>
          <table:table-cell/>
          <table:table-cell office:value-type="float" office:value="104.36819458" calcext:value-type="float">
            <text:p>104.36819458</text:p>
          </table:table-cell>
          <table:table-cell office:value-type="float" office:value="69.2102279663" calcext:value-type="float">
            <text:p>69.2102279663</text:p>
          </table:table-cell>
          <table:table-cell office:value-type="float" office:value="-0.871146678925" calcext:value-type="float">
            <text:p>-0.871146678925</text:p>
          </table:table-cell>
          <table:table-cell office:value-type="float" office:value="381.654083252" calcext:value-type="float">
            <text:p>381.654083252</text:p>
          </table:table-cell>
          <table:table-cell office:value-type="float" office:value="260.043823242" calcext:value-type="float">
            <text:p>260.043823242</text:p>
          </table:table-cell>
          <table:table-cell office:value-type="float" office:value="67.1586303711" calcext:value-type="float">
            <text:p>67.1586303711</text:p>
          </table:table-cell>
          <table:table-cell/>
          <table:table-cell office:value-type="float" office:value="1.59167512161803E+018" calcext:value-type="float">
            <text:p>1.59167512161803E+018</text:p>
          </table:table-cell>
          <table:table-cell office:value-type="float" office:value="4676" calcext:value-type="float">
            <text:p>4676</text:p>
          </table:table-cell>
          <table:table-cell office:value-type="float" office:value="1.59167512160158E+018" calcext:value-type="float">
            <text:p>1.5916751216015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64866E+018" calcext:value-type="float">
            <text:p>1.59167512164866E+018</text:p>
          </table:table-cell>
          <table:table-cell office:value-type="float" office:value="4678" calcext:value-type="float">
            <text:p>4678</text:p>
          </table:table-cell>
          <table:table-cell office:value-type="float" office:value="1.59167512163362E+018" calcext:value-type="float">
            <text:p>1.59167512163362E+018</text:p>
          </table:table-cell>
          <table:table-cell/>
          <table:table-cell office:value-type="float" office:value="105.762420654" calcext:value-type="float">
            <text:p>105.762420654</text:p>
          </table:table-cell>
          <table:table-cell office:value-type="float" office:value="72.9309616089" calcext:value-type="float">
            <text:p>72.9309616089</text:p>
          </table:table-cell>
          <table:table-cell office:value-type="float" office:value="-0.960654377937" calcext:value-type="float">
            <text:p>-0.960654377937</text:p>
          </table:table-cell>
          <table:table-cell office:value-type="float" office:value="381.205200195" calcext:value-type="float">
            <text:p>381.205200195</text:p>
          </table:table-cell>
          <table:table-cell office:value-type="float" office:value="262.149353027" calcext:value-type="float">
            <text:p>262.149353027</text:p>
          </table:table-cell>
          <table:table-cell office:value-type="float" office:value="67.1586303711" calcext:value-type="float">
            <text:p>67.1586303711</text:p>
          </table:table-cell>
          <table:table-cell/>
          <table:table-cell office:value-type="float" office:value="1.5916751216506E+018" calcext:value-type="float">
            <text:p>1.5916751216506E+018</text:p>
          </table:table-cell>
          <table:table-cell office:value-type="float" office:value="4677" calcext:value-type="float">
            <text:p>4677</text:p>
          </table:table-cell>
          <table:table-cell office:value-type="float" office:value="1.59167512163362E+018" calcext:value-type="float">
            <text:p>1.5916751216336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68496E+018" calcext:value-type="float">
            <text:p>1.59167512168496E+018</text:p>
          </table:table-cell>
          <table:table-cell office:value-type="float" office:value="4679" calcext:value-type="float">
            <text:p>4679</text:p>
          </table:table-cell>
          <table:table-cell office:value-type="float" office:value="1.59167512166961E+018" calcext:value-type="float">
            <text:p>1.59167512166961E+018</text:p>
          </table:table-cell>
          <table:table-cell/>
          <table:table-cell office:value-type="float" office:value="103.282646179" calcext:value-type="float">
            <text:p>103.282646179</text:p>
          </table:table-cell>
          <table:table-cell office:value-type="float" office:value="70.5066833496" calcext:value-type="float">
            <text:p>70.5066833496</text:p>
          </table:table-cell>
          <table:table-cell office:value-type="float" office:value="-0.97964566946" calcext:value-type="float">
            <text:p>-0.97964566946</text:p>
          </table:table-cell>
          <table:table-cell office:value-type="float" office:value="381.873901367" calcext:value-type="float">
            <text:p>381.873901367</text:p>
          </table:table-cell>
          <table:table-cell office:value-type="float" office:value="260.91885376" calcext:value-type="float">
            <text:p>260.91885376</text:p>
          </table:table-cell>
          <table:table-cell office:value-type="float" office:value="67.3598098755" calcext:value-type="float">
            <text:p>67.3598098755</text:p>
          </table:table-cell>
          <table:table-cell/>
          <table:table-cell office:value-type="float" office:value="1.59167512168545E+018" calcext:value-type="float">
            <text:p>1.59167512168545E+018</text:p>
          </table:table-cell>
          <table:table-cell office:value-type="float" office:value="4678" calcext:value-type="float">
            <text:p>4678</text:p>
          </table:table-cell>
          <table:table-cell office:value-type="float" office:value="1.59167512166961E+018" calcext:value-type="float">
            <text:p>1.59167512166961E+018</text:p>
          </table:table-cell>
          <table:table-cell/>
          <table:table-cell office:value-type="float" office:value="2.19798827171" calcext:value-type="float">
            <text:p>2.19798827171</text:p>
          </table:table-cell>
        </table:table-row>
        <table:table-row table:style-name="ro1">
          <table:table-cell office:value-type="float" office:value="1.59167512171709E+018" calcext:value-type="float">
            <text:p>1.59167512171709E+018</text:p>
          </table:table-cell>
          <table:table-cell office:value-type="float" office:value="4680" calcext:value-type="float">
            <text:p>4680</text:p>
          </table:table-cell>
          <table:table-cell office:value-type="float" office:value="1.59167512170213E+018" calcext:value-type="float">
            <text:p>1.59167512170213E+018</text:p>
          </table:table-cell>
          <table:table-cell/>
          <table:table-cell office:value-type="float" office:value="100.910743713" calcext:value-type="float">
            <text:p>100.910743713</text:p>
          </table:table-cell>
          <table:table-cell office:value-type="float" office:value="69.6225357056" calcext:value-type="float">
            <text:p>69.6225357056</text:p>
          </table:table-cell>
          <table:table-cell office:value-type="float" office:value="-0.915753901005" calcext:value-type="float">
            <text:p>-0.915753901005</text:p>
          </table:table-cell>
          <table:table-cell office:value-type="float" office:value="382.015289307" calcext:value-type="float">
            <text:p>382.015289307</text:p>
          </table:table-cell>
          <table:table-cell office:value-type="float" office:value="260.429626465" calcext:value-type="float">
            <text:p>260.429626465</text:p>
          </table:table-cell>
          <table:table-cell office:value-type="float" office:value="67.3598098755" calcext:value-type="float">
            <text:p>67.3598098755</text:p>
          </table:table-cell>
          <table:table-cell/>
          <table:table-cell office:value-type="float" office:value="1.5916751217187E+018" calcext:value-type="float">
            <text:p>1.5916751217187E+018</text:p>
          </table:table-cell>
          <table:table-cell office:value-type="float" office:value="4679" calcext:value-type="float">
            <text:p>4679</text:p>
          </table:table-cell>
          <table:table-cell office:value-type="float" office:value="1.59167512170213E+018" calcext:value-type="float">
            <text:p>1.59167512170213E+018</text:p>
          </table:table-cell>
          <table:table-cell/>
          <table:table-cell office:value-type="float" office:value="2.19798827171" calcext:value-type="float">
            <text:p>2.19798827171</text:p>
          </table:table-cell>
        </table:table-row>
        <table:table-row table:style-name="ro1">
          <table:table-cell office:value-type="float" office:value="1.59167512175078E+018" calcext:value-type="float">
            <text:p>1.59167512175078E+018</text:p>
          </table:table-cell>
          <table:table-cell office:value-type="float" office:value="4681" calcext:value-type="float">
            <text:p>4681</text:p>
          </table:table-cell>
          <table:table-cell office:value-type="float" office:value="1.59167512173547E+018" calcext:value-type="float">
            <text:p>1.59167512173547E+018</text:p>
          </table:table-cell>
          <table:table-cell/>
          <table:table-cell office:value-type="float" office:value="102.054656982" calcext:value-type="float">
            <text:p>102.054656982</text:p>
          </table:table-cell>
          <table:table-cell office:value-type="float" office:value="67.2539749146" calcext:value-type="float">
            <text:p>67.2539749146</text:p>
          </table:table-cell>
          <table:table-cell office:value-type="float" office:value="-1.0536211729" calcext:value-type="float">
            <text:p>-1.0536211729</text:p>
          </table:table-cell>
          <table:table-cell office:value-type="float" office:value="382.6199646" calcext:value-type="float">
            <text:p>382.6199646</text:p>
          </table:table-cell>
          <table:table-cell office:value-type="float" office:value="261.544647217" calcext:value-type="float">
            <text:p>261.544647217</text:p>
          </table:table-cell>
          <table:table-cell office:value-type="float" office:value="67.2929382324" calcext:value-type="float">
            <text:p>67.2929382324</text:p>
          </table:table-cell>
          <table:table-cell/>
          <table:table-cell office:value-type="float" office:value="1.59167512175246E+018" calcext:value-type="float">
            <text:p>1.59167512175246E+018</text:p>
          </table:table-cell>
          <table:table-cell office:value-type="float" office:value="4680" calcext:value-type="float">
            <text:p>4680</text:p>
          </table:table-cell>
          <table:table-cell office:value-type="float" office:value="1.59167512173547E+018" calcext:value-type="float">
            <text:p>1.59167512173547E+018</text:p>
          </table:table-cell>
          <table:table-cell/>
          <table:table-cell office:value-type="float" office:value="2.19865703583" calcext:value-type="float">
            <text:p>2.19865703583</text:p>
          </table:table-cell>
        </table:table-row>
        <table:table-row table:style-name="ro1">
          <table:table-cell office:value-type="float" office:value="1.59167512178615E+018" calcext:value-type="float">
            <text:p>1.59167512178615E+018</text:p>
          </table:table-cell>
          <table:table-cell office:value-type="float" office:value="4682" calcext:value-type="float">
            <text:p>4682</text:p>
          </table:table-cell>
          <table:table-cell office:value-type="float" office:value="1.59167512177138E+018" calcext:value-type="float">
            <text:p>1.59167512177138E+018</text:p>
          </table:table-cell>
          <table:table-cell/>
          <table:table-cell office:value-type="float" office:value="102.453155518" calcext:value-type="float">
            <text:p>102.453155518</text:p>
          </table:table-cell>
          <table:table-cell office:value-type="float" office:value="68.0474014282" calcext:value-type="float">
            <text:p>68.0474014282</text:p>
          </table:table-cell>
          <table:table-cell office:value-type="float" office:value="-1.12123894691" calcext:value-type="float">
            <text:p>-1.12123894691</text:p>
          </table:table-cell>
          <table:table-cell office:value-type="float" office:value="382.90246582" calcext:value-type="float">
            <text:p>382.90246582</text:p>
          </table:table-cell>
          <table:table-cell office:value-type="float" office:value="261.586181641" calcext:value-type="float">
            <text:p>261.586181641</text:p>
          </table:table-cell>
          <table:table-cell office:value-type="float" office:value="67.2929382324" calcext:value-type="float">
            <text:p>67.2929382324</text:p>
          </table:table-cell>
          <table:table-cell/>
          <table:table-cell office:value-type="float" office:value="1.59167512178792E+018" calcext:value-type="float">
            <text:p>1.59167512178792E+018</text:p>
          </table:table-cell>
          <table:table-cell office:value-type="float" office:value="4681" calcext:value-type="float">
            <text:p>4681</text:p>
          </table:table-cell>
          <table:table-cell office:value-type="float" office:value="1.59167512177138E+018" calcext:value-type="float">
            <text:p>1.59167512177138E+018</text:p>
          </table:table-cell>
          <table:table-cell/>
          <table:table-cell office:value-type="float" office:value="2.19865703583" calcext:value-type="float">
            <text:p>2.19865703583</text:p>
          </table:table-cell>
        </table:table-row>
        <table:table-row table:style-name="ro1">
          <table:table-cell office:value-type="float" office:value="1.59167512182172E+018" calcext:value-type="float">
            <text:p>1.59167512182172E+018</text:p>
          </table:table-cell>
          <table:table-cell office:value-type="float" office:value="4683" calcext:value-type="float">
            <text:p>4683</text:p>
          </table:table-cell>
          <table:table-cell office:value-type="float" office:value="1.59167512180712E+018" calcext:value-type="float">
            <text:p>1.59167512180712E+018</text:p>
          </table:table-cell>
          <table:table-cell/>
          <table:table-cell office:value-type="float" office:value="100.351844788" calcext:value-type="float">
            <text:p>100.351844788</text:p>
          </table:table-cell>
          <table:table-cell office:value-type="float" office:value="67.5807647705" calcext:value-type="float">
            <text:p>67.5807647705</text:p>
          </table:table-cell>
          <table:table-cell office:value-type="float" office:value="-1.16042649746" calcext:value-type="float">
            <text:p>-1.16042649746</text:p>
          </table:table-cell>
          <table:table-cell office:value-type="float" office:value="382.858520508" calcext:value-type="float">
            <text:p>382.858520508</text:p>
          </table:table-cell>
          <table:table-cell office:value-type="float" office:value="261.737670898" calcext:value-type="float">
            <text:p>261.737670898</text:p>
          </table:table-cell>
          <table:table-cell office:value-type="float" office:value="67.1400680542" calcext:value-type="float">
            <text:p>67.1400680542</text:p>
          </table:table-cell>
          <table:table-cell/>
          <table:table-cell office:value-type="float" office:value="1.5916751218235E+018" calcext:value-type="float">
            <text:p>1.5916751218235E+018</text:p>
          </table:table-cell>
          <table:table-cell office:value-type="float" office:value="4682" calcext:value-type="float">
            <text:p>4682</text:p>
          </table:table-cell>
          <table:table-cell office:value-type="float" office:value="1.59167512180712E+018" calcext:value-type="float">
            <text:p>1.59167512180712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85595E+018" calcext:value-type="float">
            <text:p>1.59167512185595E+018</text:p>
          </table:table-cell>
          <table:table-cell office:value-type="float" office:value="4684" calcext:value-type="float">
            <text:p>4684</text:p>
          </table:table-cell>
          <table:table-cell office:value-type="float" office:value="1.59167512183908E+018" calcext:value-type="float">
            <text:p>1.59167512183908E+018</text:p>
          </table:table-cell>
          <table:table-cell/>
          <table:table-cell office:value-type="float" office:value="100.290145874" calcext:value-type="float">
            <text:p>100.290145874</text:p>
          </table:table-cell>
          <table:table-cell office:value-type="float" office:value="67.8746490479" calcext:value-type="float">
            <text:p>67.8746490479</text:p>
          </table:table-cell>
          <table:table-cell office:value-type="float" office:value="-1.26277565956" calcext:value-type="float">
            <text:p>-1.26277565956</text:p>
          </table:table-cell>
          <table:table-cell office:value-type="float" office:value="383.604400635" calcext:value-type="float">
            <text:p>383.604400635</text:p>
          </table:table-cell>
          <table:table-cell office:value-type="float" office:value="262.503112793" calcext:value-type="float">
            <text:p>262.503112793</text:p>
          </table:table-cell>
          <table:table-cell office:value-type="float" office:value="67.1400680542" calcext:value-type="float">
            <text:p>67.1400680542</text:p>
          </table:table-cell>
          <table:table-cell/>
          <table:table-cell office:value-type="float" office:value="1.59167512185879E+018" calcext:value-type="float">
            <text:p>1.59167512185879E+018</text:p>
          </table:table-cell>
          <table:table-cell office:value-type="float" office:value="4683" calcext:value-type="float">
            <text:p>4683</text:p>
          </table:table-cell>
          <table:table-cell office:value-type="float" office:value="1.59167512183908E+018" calcext:value-type="float">
            <text:p>1.59167512183908E+018</text:p>
          </table:table-cell>
          <table:table-cell/>
          <table:table-cell office:value-type="float" office:value="2.20000004768" calcext:value-type="float">
            <text:p>2.20000004768</text:p>
          </table:table-cell>
        </table:table-row>
        <table:table-row table:style-name="ro1">
          <table:table-cell office:value-type="float" office:value="1.59167512188868E+018" calcext:value-type="float">
            <text:p>1.59167512188868E+018</text:p>
          </table:table-cell>
          <table:table-cell office:value-type="float" office:value="4685" calcext:value-type="float">
            <text:p>4685</text:p>
          </table:table-cell>
          <table:table-cell office:value-type="float" office:value="1.59167512186943E+018" calcext:value-type="float">
            <text:p>1.59167512186943E+018</text:p>
          </table:table-cell>
          <table:table-cell/>
          <table:table-cell office:value-type="float" office:value="100.107666016" calcext:value-type="float">
            <text:p>100.107666016</text:p>
          </table:table-cell>
          <table:table-cell office:value-type="float" office:value="68.0025177002" calcext:value-type="float">
            <text:p>68.0025177002</text:p>
          </table:table-cell>
          <table:table-cell office:value-type="float" office:value="-1.20491945744" calcext:value-type="float">
            <text:p>-1.20491945744</text:p>
          </table:table-cell>
          <table:table-cell office:value-type="float" office:value="383.359405518" calcext:value-type="float">
            <text:p>383.359405518</text:p>
          </table:table-cell>
          <table:table-cell office:value-type="float" office:value="262.491790771" calcext:value-type="float">
            <text:p>262.491790771</text:p>
          </table:table-cell>
          <table:table-cell office:value-type="float" office:value="67.2009735107" calcext:value-type="float">
            <text:p>67.2009735107</text:p>
          </table:table-cell>
          <table:table-cell/>
          <table:table-cell office:value-type="float" office:value="1.59167512189004E+018" calcext:value-type="float">
            <text:p>1.59167512189004E+018</text:p>
          </table:table-cell>
          <table:table-cell office:value-type="float" office:value="4684" calcext:value-type="float">
            <text:p>4684</text:p>
          </table:table-cell>
          <table:table-cell office:value-type="float" office:value="1.59167512186943E+018" calcext:value-type="float">
            <text:p>1.59167512186943E+018</text:p>
          </table:table-cell>
          <table:table-cell/>
          <table:table-cell office:value-type="float" office:value="2.19939088821" calcext:value-type="float">
            <text:p>2.19939088821</text:p>
          </table:table-cell>
        </table:table-row>
        <table:table-row table:style-name="ro1">
          <table:table-cell office:value-type="float" office:value="1.59167512191607E+018" calcext:value-type="float">
            <text:p>1.59167512191607E+018</text:p>
          </table:table-cell>
          <table:table-cell office:value-type="float" office:value="4686" calcext:value-type="float">
            <text:p>4686</text:p>
          </table:table-cell>
          <table:table-cell office:value-type="float" office:value="1.59167512190136E+018" calcext:value-type="float">
            <text:p>1.59167512190136E+018</text:p>
          </table:table-cell>
          <table:table-cell/>
          <table:table-cell office:value-type="float" office:value="99.5368041992" calcext:value-type="float">
            <text:p>99.5368041992</text:p>
          </table:table-cell>
          <table:table-cell office:value-type="float" office:value="68.7701721191" calcext:value-type="float">
            <text:p>68.7701721191</text:p>
          </table:table-cell>
          <table:table-cell office:value-type="float" office:value="-1.3356243372" calcext:value-type="float">
            <text:p>-1.3356243372</text:p>
          </table:table-cell>
          <table:table-cell office:value-type="float" office:value="385.090301514" calcext:value-type="float">
            <text:p>385.090301514</text:p>
          </table:table-cell>
          <table:table-cell office:value-type="float" office:value="262.051086426" calcext:value-type="float">
            <text:p>262.051086426</text:p>
          </table:table-cell>
          <table:table-cell office:value-type="float" office:value="67.2009735107" calcext:value-type="float">
            <text:p>67.2009735107</text:p>
          </table:table-cell>
          <table:table-cell/>
          <table:table-cell office:value-type="float" office:value="1.59167512191782E+018" calcext:value-type="float">
            <text:p>1.59167512191782E+018</text:p>
          </table:table-cell>
          <table:table-cell office:value-type="float" office:value="4685" calcext:value-type="float">
            <text:p>4685</text:p>
          </table:table-cell>
          <table:table-cell office:value-type="float" office:value="1.59167512190136E+018" calcext:value-type="float">
            <text:p>1.59167512190136E+018</text:p>
          </table:table-cell>
          <table:table-cell/>
          <table:table-cell office:value-type="float" office:value="2.19939088821" calcext:value-type="float">
            <text:p>2.19939088821</text:p>
          </table:table-cell>
        </table:table-row>
        <table:table-row table:style-name="ro1">
          <table:table-cell office:value-type="float" office:value="1.59167512195256E+018" calcext:value-type="float">
            <text:p>1.59167512195256E+018</text:p>
          </table:table-cell>
          <table:table-cell office:value-type="float" office:value="4687" calcext:value-type="float">
            <text:p>4687</text:p>
          </table:table-cell>
          <table:table-cell office:value-type="float" office:value="1.59167512193324E+018" calcext:value-type="float">
            <text:p>1.59167512193324E+018</text:p>
          </table:table-cell>
          <table:table-cell/>
          <table:table-cell office:value-type="float" office:value="101.098449707" calcext:value-type="float">
            <text:p>101.098449707</text:p>
          </table:table-cell>
          <table:table-cell office:value-type="float" office:value="70.2676925659" calcext:value-type="float">
            <text:p>70.2676925659</text:p>
          </table:table-cell>
          <table:table-cell office:value-type="float" office:value="-1.40980947018" calcext:value-type="float">
            <text:p>-1.40980947018</text:p>
          </table:table-cell>
          <table:table-cell office:value-type="float" office:value="386.470428467" calcext:value-type="float">
            <text:p>386.470428467</text:p>
          </table:table-cell>
          <table:table-cell office:value-type="float" office:value="264.445526123" calcext:value-type="float">
            <text:p>264.445526123</text:p>
          </table:table-cell>
          <table:table-cell office:value-type="float" office:value="67.2831573486" calcext:value-type="float">
            <text:p>67.2831573486</text:p>
          </table:table-cell>
          <table:table-cell/>
          <table:table-cell office:value-type="float" office:value="1.59167512195386E+018" calcext:value-type="float">
            <text:p>1.59167512195386E+018</text:p>
          </table:table-cell>
          <table:table-cell office:value-type="float" office:value="4686" calcext:value-type="float">
            <text:p>4686</text:p>
          </table:table-cell>
          <table:table-cell office:value-type="float" office:value="1.59167512193324E+018" calcext:value-type="float">
            <text:p>1.59167512193324E+018</text:p>
          </table:table-cell>
          <table:table-cell/>
          <table:table-cell office:value-type="float" office:value="2.19856905937" calcext:value-type="float">
            <text:p>2.19856905937</text:p>
          </table:table-cell>
        </table:table-row>
        <table:table-row table:style-name="ro1">
          <table:table-cell office:value-type="float" office:value="1.591675121991E+018" calcext:value-type="float">
            <text:p>1.591675121991E+018</text:p>
          </table:table-cell>
          <table:table-cell office:value-type="float" office:value="4688" calcext:value-type="float">
            <text:p>4688</text:p>
          </table:table-cell>
          <table:table-cell office:value-type="float" office:value="1.59167512197604E+018" calcext:value-type="float">
            <text:p>1.59167512197604E+018</text:p>
          </table:table-cell>
          <table:table-cell/>
          <table:table-cell office:value-type="float" office:value="99.2391586304" calcext:value-type="float">
            <text:p>99.2391586304</text:p>
          </table:table-cell>
          <table:table-cell office:value-type="float" office:value="68.635345459" calcext:value-type="float">
            <text:p>68.635345459</text:p>
          </table:table-cell>
          <table:table-cell office:value-type="float" office:value="-1.52755701542" calcext:value-type="float">
            <text:p>-1.52755701542</text:p>
          </table:table-cell>
          <table:table-cell office:value-type="float" office:value="387.373718262" calcext:value-type="float">
            <text:p>387.373718262</text:p>
          </table:table-cell>
          <table:table-cell office:value-type="float" office:value="263.766540527" calcext:value-type="float">
            <text:p>263.766540527</text:p>
          </table:table-cell>
          <table:table-cell office:value-type="float" office:value="67.2831573486" calcext:value-type="float">
            <text:p>67.2831573486</text:p>
          </table:table-cell>
          <table:table-cell/>
          <table:table-cell office:value-type="float" office:value="1.59167512199266E+018" calcext:value-type="float">
            <text:p>1.59167512199266E+018</text:p>
          </table:table-cell>
          <table:table-cell office:value-type="float" office:value="4687" calcext:value-type="float">
            <text:p>4687</text:p>
          </table:table-cell>
          <table:table-cell office:value-type="float" office:value="1.59167512197604E+018" calcext:value-type="float">
            <text:p>1.59167512197604E+018</text:p>
          </table:table-cell>
          <table:table-cell/>
          <table:table-cell office:value-type="float" office:value="2.19856905937" calcext:value-type="float">
            <text:p>2.19856905937</text:p>
          </table:table-cell>
        </table:table-row>
        <table:table-row table:style-name="ro1">
          <table:table-cell office:value-type="float" office:value="1.59167512202283E+018" calcext:value-type="float">
            <text:p>1.59167512202283E+018</text:p>
          </table:table-cell>
          <table:table-cell office:value-type="float" office:value="4689" calcext:value-type="float">
            <text:p>4689</text:p>
          </table:table-cell>
          <table:table-cell office:value-type="float" office:value="1.59167512200825E+018" calcext:value-type="float">
            <text:p>1.59167512200825E+018</text:p>
          </table:table-cell>
          <table:table-cell/>
          <table:table-cell office:value-type="float" office:value="102.092422485" calcext:value-type="float">
            <text:p>102.092422485</text:p>
          </table:table-cell>
          <table:table-cell office:value-type="float" office:value="71.072845459" calcext:value-type="float">
            <text:p>71.072845459</text:p>
          </table:table-cell>
          <table:table-cell office:value-type="float" office:value="-1.50658011436" calcext:value-type="float">
            <text:p>-1.50658011436</text:p>
          </table:table-cell>
          <table:table-cell office:value-type="float" office:value="386.607788086" calcext:value-type="float">
            <text:p>386.607788086</text:p>
          </table:table-cell>
          <table:table-cell office:value-type="float" office:value="264.243255615" calcext:value-type="float">
            <text:p>264.243255615</text:p>
          </table:table-cell>
          <table:table-cell office:value-type="float" office:value="67.4511184692" calcext:value-type="float">
            <text:p>67.4511184692</text:p>
          </table:table-cell>
          <table:table-cell/>
          <table:table-cell office:value-type="float" office:value="1.59167512202388E+018" calcext:value-type="float">
            <text:p>1.59167512202388E+018</text:p>
          </table:table-cell>
          <table:table-cell office:value-type="float" office:value="4688" calcext:value-type="float">
            <text:p>4688</text:p>
          </table:table-cell>
          <table:table-cell office:value-type="float" office:value="1.59167512200825E+018" calcext:value-type="float">
            <text:p>1.59167512200825E+018</text:p>
          </table:table-cell>
          <table:table-cell/>
          <table:table-cell office:value-type="float" office:value="2.19688940048" calcext:value-type="float">
            <text:p>2.19688940048</text:p>
          </table:table-cell>
        </table:table-row>
        <table:table-row table:style-name="ro1">
          <table:table-cell office:value-type="float" office:value="1.5916751220562E+018" calcext:value-type="float">
            <text:p>1.5916751220562E+018</text:p>
          </table:table-cell>
          <table:table-cell office:value-type="float" office:value="4690" calcext:value-type="float">
            <text:p>4690</text:p>
          </table:table-cell>
          <table:table-cell office:value-type="float" office:value="1.59167512204029E+018" calcext:value-type="float">
            <text:p>1.59167512204029E+018</text:p>
          </table:table-cell>
          <table:table-cell/>
          <table:table-cell office:value-type="float" office:value="100.762069702" calcext:value-type="float">
            <text:p>100.762069702</text:p>
          </table:table-cell>
          <table:table-cell office:value-type="float" office:value="71.3242111206" calcext:value-type="float">
            <text:p>71.3242111206</text:p>
          </table:table-cell>
          <table:table-cell office:value-type="float" office:value="1.47566878796" calcext:value-type="float">
            <text:p>1.47566878796</text:p>
          </table:table-cell>
          <table:table-cell office:value-type="float" office:value="387.428619385" calcext:value-type="float">
            <text:p>387.428619385</text:p>
          </table:table-cell>
          <table:table-cell office:value-type="float" office:value="264.937133789" calcext:value-type="float">
            <text:p>264.937133789</text:p>
          </table:table-cell>
          <table:table-cell office:value-type="float" office:value="67.4511184692" calcext:value-type="float">
            <text:p>67.4511184692</text:p>
          </table:table-cell>
          <table:table-cell/>
          <table:table-cell office:value-type="float" office:value="1.59167512205682E+018" calcext:value-type="float">
            <text:p>1.59167512205682E+018</text:p>
          </table:table-cell>
          <table:table-cell office:value-type="float" office:value="4689" calcext:value-type="float">
            <text:p>4689</text:p>
          </table:table-cell>
          <table:table-cell office:value-type="float" office:value="1.59167512204029E+018" calcext:value-type="float">
            <text:p>1.59167512204029E+018</text:p>
          </table:table-cell>
          <table:table-cell/>
          <table:table-cell office:value-type="float" office:value="2.19688940048" calcext:value-type="float">
            <text:p>2.19688940048</text:p>
          </table:table-cell>
        </table:table-row>
        <table:table-row table:style-name="ro1">
          <table:table-cell office:value-type="float" office:value="1.59167512208957E+018" calcext:value-type="float">
            <text:p>1.59167512208957E+018</text:p>
          </table:table-cell>
          <table:table-cell office:value-type="float" office:value="4691" calcext:value-type="float">
            <text:p>4691</text:p>
          </table:table-cell>
          <table:table-cell office:value-type="float" office:value="1.59167512207567E+018" calcext:value-type="float">
            <text:p>1.59167512207567E+018</text:p>
          </table:table-cell>
          <table:table-cell/>
          <table:table-cell office:value-type="float" office:value="100.969192505" calcext:value-type="float">
            <text:p>100.969192505</text:p>
          </table:table-cell>
          <table:table-cell office:value-type="float" office:value="71.8080825806" calcext:value-type="float">
            <text:p>71.8080825806</text:p>
          </table:table-cell>
          <table:table-cell office:value-type="float" office:value="1.44019067287" calcext:value-type="float">
            <text:p>1.44019067287</text:p>
          </table:table-cell>
          <table:table-cell office:value-type="float" office:value="388.397735596" calcext:value-type="float">
            <text:p>388.397735596</text:p>
          </table:table-cell>
          <table:table-cell office:value-type="float" office:value="264.402679443" calcext:value-type="float">
            <text:p>264.402679443</text:p>
          </table:table-cell>
          <table:table-cell office:value-type="float" office:value="67.9085769653" calcext:value-type="float">
            <text:p>67.9085769653</text:p>
          </table:table-cell>
          <table:table-cell/>
          <table:table-cell office:value-type="float" office:value="1.59167512209134E+018" calcext:value-type="float">
            <text:p>1.59167512209134E+018</text:p>
          </table:table-cell>
          <table:table-cell office:value-type="float" office:value="4690" calcext:value-type="float">
            <text:p>4690</text:p>
          </table:table-cell>
          <table:table-cell office:value-type="float" office:value="1.59167512207567E+018" calcext:value-type="float">
            <text:p>1.59167512207567E+018</text:p>
          </table:table-cell>
          <table:table-cell/>
          <table:table-cell office:value-type="float" office:value="2.1923148632" calcext:value-type="float">
            <text:p>2.1923148632</text:p>
          </table:table-cell>
        </table:table-row>
        <table:table-row table:style-name="ro1">
          <table:table-cell office:value-type="float" office:value="1.59167512211717E+018" calcext:value-type="float">
            <text:p>1.59167512211717E+018</text:p>
          </table:table-cell>
          <table:table-cell office:value-type="float" office:value="4692" calcext:value-type="float">
            <text:p>4692</text:p>
          </table:table-cell>
          <table:table-cell office:value-type="float" office:value="1.59167512210172E+018" calcext:value-type="float">
            <text:p>1.59167512210172E+018</text:p>
          </table:table-cell>
          <table:table-cell/>
          <table:table-cell office:value-type="float" office:value="99.5956726074" calcext:value-type="float">
            <text:p>99.5956726074</text:p>
          </table:table-cell>
          <table:table-cell office:value-type="float" office:value="72.1535263062" calcext:value-type="float">
            <text:p>72.1535263062</text:p>
          </table:table-cell>
          <table:table-cell office:value-type="float" office:value="1.40989720821" calcext:value-type="float">
            <text:p>1.40989720821</text:p>
          </table:table-cell>
          <table:table-cell office:value-type="float" office:value="388.543304443" calcext:value-type="float">
            <text:p>388.543304443</text:p>
          </table:table-cell>
          <table:table-cell office:value-type="float" office:value="264.600219727" calcext:value-type="float">
            <text:p>264.600219727</text:p>
          </table:table-cell>
          <table:table-cell office:value-type="float" office:value="67.9085769653" calcext:value-type="float">
            <text:p>67.9085769653</text:p>
          </table:table-cell>
          <table:table-cell/>
          <table:table-cell office:value-type="float" office:value="1.59167512211914E+018" calcext:value-type="float">
            <text:p>1.59167512211914E+018</text:p>
          </table:table-cell>
          <table:table-cell office:value-type="float" office:value="4691" calcext:value-type="float">
            <text:p>4691</text:p>
          </table:table-cell>
          <table:table-cell office:value-type="float" office:value="1.59167512210172E+018" calcext:value-type="float">
            <text:p>1.59167512210172E+018</text:p>
          </table:table-cell>
          <table:table-cell/>
          <table:table-cell office:value-type="float" office:value="2.1923148632" calcext:value-type="float">
            <text:p>2.1923148632</text:p>
          </table:table-cell>
        </table:table-row>
        <table:table-row table:style-name="ro1">
          <table:table-cell office:value-type="float" office:value="1.5916751221472E+018" calcext:value-type="float">
            <text:p>1.5916751221472E+018</text:p>
          </table:table-cell>
          <table:table-cell office:value-type="float" office:value="4693" calcext:value-type="float">
            <text:p>4693</text:p>
          </table:table-cell>
          <table:table-cell office:value-type="float" office:value="1.59167512213322E+018" calcext:value-type="float">
            <text:p>1.59167512213322E+018</text:p>
          </table:table-cell>
          <table:table-cell/>
          <table:table-cell office:value-type="float" office:value="106.136619568" calcext:value-type="float">
            <text:p>106.136619568</text:p>
          </table:table-cell>
          <table:table-cell office:value-type="float" office:value="70.0302047729" calcext:value-type="float">
            <text:p>70.0302047729</text:p>
          </table:table-cell>
          <table:table-cell office:value-type="float" office:value="1.3111051321" calcext:value-type="float">
            <text:p>1.3111051321</text:p>
          </table:table-cell>
          <table:table-cell office:value-type="float" office:value="390.834564209" calcext:value-type="float">
            <text:p>390.834564209</text:p>
          </table:table-cell>
          <table:table-cell office:value-type="float" office:value="266.753692627" calcext:value-type="float">
            <text:p>266.753692627</text:p>
          </table:table-cell>
          <table:table-cell office:value-type="float" office:value="68.315536499" calcext:value-type="float">
            <text:p>68.315536499</text:p>
          </table:table-cell>
          <table:table-cell/>
          <table:table-cell office:value-type="float" office:value="1.59167512214939E+018" calcext:value-type="float">
            <text:p>1.59167512214939E+018</text:p>
          </table:table-cell>
          <table:table-cell office:value-type="float" office:value="4692" calcext:value-type="float">
            <text:p>4692</text:p>
          </table:table-cell>
          <table:table-cell office:value-type="float" office:value="1.59167512213322E+018" calcext:value-type="float">
            <text:p>1.59167512213322E+018</text:p>
          </table:table-cell>
          <table:table-cell/>
          <table:table-cell office:value-type="float" office:value="2.18824529648" calcext:value-type="float">
            <text:p>2.18824529648</text:p>
          </table:table-cell>
        </table:table-row>
        <table:table-row table:style-name="ro1">
          <table:table-cell office:value-type="float" office:value="1.5916751221837E+018" calcext:value-type="float">
            <text:p>1.5916751221837E+018</text:p>
          </table:table-cell>
          <table:table-cell office:value-type="float" office:value="4694" calcext:value-type="float">
            <text:p>4694</text:p>
          </table:table-cell>
          <table:table-cell office:value-type="float" office:value="1.59167512216936E+018" calcext:value-type="float">
            <text:p>1.59167512216936E+018</text:p>
          </table:table-cell>
          <table:table-cell/>
          <table:table-cell office:value-type="float" office:value="104.117332458" calcext:value-type="float">
            <text:p>104.117332458</text:p>
          </table:table-cell>
          <table:table-cell office:value-type="float" office:value="69.922706604" calcext:value-type="float">
            <text:p>69.922706604</text:p>
          </table:table-cell>
          <table:table-cell office:value-type="float" office:value="1.26158332825" calcext:value-type="float">
            <text:p>1.26158332825</text:p>
          </table:table-cell>
          <table:table-cell office:value-type="float" office:value="391.28692627" calcext:value-type="float">
            <text:p>391.28692627</text:p>
          </table:table-cell>
          <table:table-cell office:value-type="float" office:value="266.221801758" calcext:value-type="float">
            <text:p>266.221801758</text:p>
          </table:table-cell>
          <table:table-cell office:value-type="float" office:value="68.315536499" calcext:value-type="float">
            <text:p>68.315536499</text:p>
          </table:table-cell>
          <table:table-cell/>
          <table:table-cell office:value-type="float" office:value="1.59167512218528E+018" calcext:value-type="float">
            <text:p>1.59167512218528E+018</text:p>
          </table:table-cell>
          <table:table-cell office:value-type="float" office:value="4693" calcext:value-type="float">
            <text:p>4693</text:p>
          </table:table-cell>
          <table:table-cell office:value-type="float" office:value="1.59167512216936E+018" calcext:value-type="float">
            <text:p>1.59167512216936E+018</text:p>
          </table:table-cell>
          <table:table-cell/>
          <table:table-cell office:value-type="float" office:value="2.18824529648" calcext:value-type="float">
            <text:p>2.18824529648</text:p>
          </table:table-cell>
        </table:table-row>
        <table:table-row table:style-name="ro1">
          <table:table-cell office:value-type="float" office:value="1.59167512222275E+018" calcext:value-type="float">
            <text:p>1.59167512222275E+018</text:p>
          </table:table-cell>
          <table:table-cell office:value-type="float" office:value="4695" calcext:value-type="float">
            <text:p>4695</text:p>
          </table:table-cell>
          <table:table-cell office:value-type="float" office:value="1.59167512220145E+018" calcext:value-type="float">
            <text:p>1.59167512220145E+018</text:p>
          </table:table-cell>
          <table:table-cell/>
          <table:table-cell office:value-type="float" office:value="106.383743286" calcext:value-type="float">
            <text:p>106.383743286</text:p>
          </table:table-cell>
          <table:table-cell office:value-type="float" office:value="67.9858398438" calcext:value-type="float">
            <text:p>67.9858398438</text:p>
          </table:table-cell>
          <table:table-cell office:value-type="float" office:value="1.17276215553" calcext:value-type="float">
            <text:p>1.17276215553</text:p>
          </table:table-cell>
          <table:table-cell office:value-type="float" office:value="391.556640625" calcext:value-type="float">
            <text:p>391.556640625</text:p>
          </table:table-cell>
          <table:table-cell office:value-type="float" office:value="267.033905029" calcext:value-type="float">
            <text:p>267.033905029</text:p>
          </table:table-cell>
          <table:table-cell office:value-type="float" office:value="68.3914871216" calcext:value-type="float">
            <text:p>68.3914871216</text:p>
          </table:table-cell>
          <table:table-cell/>
          <table:table-cell office:value-type="float" office:value="1.59167512222406E+018" calcext:value-type="float">
            <text:p>1.59167512222406E+018</text:p>
          </table:table-cell>
          <table:table-cell office:value-type="float" office:value="4694" calcext:value-type="float">
            <text:p>4694</text:p>
          </table:table-cell>
          <table:table-cell office:value-type="float" office:value="1.59167512220145E+018" calcext:value-type="float">
            <text:p>1.59167512220145E+018</text:p>
          </table:table-cell>
          <table:table-cell/>
          <table:table-cell office:value-type="float" office:value="2.18748569489" calcext:value-type="float">
            <text:p>2.18748569489</text:p>
          </table:table-cell>
        </table:table-row>
        <table:table-row table:style-name="ro1">
          <table:table-cell office:value-type="float" office:value="1.59167512225648E+018" calcext:value-type="float">
            <text:p>1.59167512225648E+018</text:p>
          </table:table-cell>
          <table:table-cell office:value-type="float" office:value="4696" calcext:value-type="float">
            <text:p>4696</text:p>
          </table:table-cell>
          <table:table-cell office:value-type="float" office:value="1.59167512223339E+018" calcext:value-type="float">
            <text:p>1.59167512223339E+018</text:p>
          </table:table-cell>
          <table:table-cell/>
          <table:table-cell office:value-type="float" office:value="102.160263062" calcext:value-type="float">
            <text:p>102.160263062</text:p>
          </table:table-cell>
          <table:table-cell office:value-type="float" office:value="67.9030990601" calcext:value-type="float">
            <text:p>67.9030990601</text:p>
          </table:table-cell>
          <table:table-cell office:value-type="float" office:value="1.1376478672" calcext:value-type="float">
            <text:p>1.1376478672</text:p>
          </table:table-cell>
          <table:table-cell office:value-type="float" office:value="390.64163208" calcext:value-type="float">
            <text:p>390.64163208</text:p>
          </table:table-cell>
          <table:table-cell office:value-type="float" office:value="266.182250977" calcext:value-type="float">
            <text:p>266.182250977</text:p>
          </table:table-cell>
          <table:table-cell office:value-type="float" office:value="68.3914871216" calcext:value-type="float">
            <text:p>68.3914871216</text:p>
          </table:table-cell>
          <table:table-cell/>
          <table:table-cell office:value-type="float" office:value="1.59167512225795E+018" calcext:value-type="float">
            <text:p>1.59167512225795E+018</text:p>
          </table:table-cell>
          <table:table-cell office:value-type="float" office:value="4695" calcext:value-type="float">
            <text:p>4695</text:p>
          </table:table-cell>
          <table:table-cell office:value-type="float" office:value="1.59167512223339E+018" calcext:value-type="float">
            <text:p>1.59167512223339E+018</text:p>
          </table:table-cell>
          <table:table-cell/>
          <table:table-cell office:value-type="float" office:value="2.18748569489" calcext:value-type="float">
            <text:p>2.18748569489</text:p>
          </table:table-cell>
        </table:table-row>
        <table:table-row table:style-name="ro1">
          <table:table-cell office:value-type="float" office:value="1.59167512228385E+018" calcext:value-type="float">
            <text:p>1.59167512228385E+018</text:p>
          </table:table-cell>
          <table:table-cell office:value-type="float" office:value="4697" calcext:value-type="float">
            <text:p>4697</text:p>
          </table:table-cell>
          <table:table-cell office:value-type="float" office:value="1.59167512226931E+018" calcext:value-type="float">
            <text:p>1.59167512226931E+018</text:p>
          </table:table-cell>
          <table:table-cell/>
          <table:table-cell office:value-type="float" office:value="101.855110168" calcext:value-type="float">
            <text:p>101.855110168</text:p>
          </table:table-cell>
          <table:table-cell office:value-type="float" office:value="67.5376968384" calcext:value-type="float">
            <text:p>67.5376968384</text:p>
          </table:table-cell>
          <table:table-cell office:value-type="float" office:value="1.05677938461" calcext:value-type="float">
            <text:p>1.05677938461</text:p>
          </table:table-cell>
          <table:table-cell office:value-type="float" office:value="391.24432373" calcext:value-type="float">
            <text:p>391.24432373</text:p>
          </table:table-cell>
          <table:table-cell office:value-type="float" office:value="266.282684326" calcext:value-type="float">
            <text:p>266.282684326</text:p>
          </table:table-cell>
          <table:table-cell office:value-type="float" office:value="68.4138946533" calcext:value-type="float">
            <text:p>68.4138946533</text:p>
          </table:table-cell>
          <table:table-cell/>
          <table:table-cell office:value-type="float" office:value="1.59167512228527E+018" calcext:value-type="float">
            <text:p>1.59167512228527E+018</text:p>
          </table:table-cell>
          <table:table-cell office:value-type="float" office:value="4696" calcext:value-type="float">
            <text:p>4696</text:p>
          </table:table-cell>
          <table:table-cell office:value-type="float" office:value="1.59167512226931E+018" calcext:value-type="float">
            <text:p>1.59167512226931E+018</text:p>
          </table:table-cell>
          <table:table-cell/>
          <table:table-cell office:value-type="float" office:value="2.18726181984" calcext:value-type="float">
            <text:p>2.18726181984</text:p>
          </table:table-cell>
        </table:table-row>
        <table:table-row table:style-name="ro1">
          <table:table-cell office:value-type="float" office:value="1.59167512231731E+018" calcext:value-type="float">
            <text:p>1.59167512231731E+018</text:p>
          </table:table-cell>
          <table:table-cell office:value-type="float" office:value="4698" calcext:value-type="float">
            <text:p>4698</text:p>
          </table:table-cell>
          <table:table-cell office:value-type="float" office:value="1.59167512230338E+018" calcext:value-type="float">
            <text:p>1.59167512230338E+018</text:p>
          </table:table-cell>
          <table:table-cell/>
          <table:table-cell office:value-type="float" office:value="102.528152466" calcext:value-type="float">
            <text:p>102.528152466</text:p>
          </table:table-cell>
          <table:table-cell office:value-type="float" office:value="67.2907333374" calcext:value-type="float">
            <text:p>67.2907333374</text:p>
          </table:table-cell>
          <table:table-cell office:value-type="float" office:value="0.930310368538" calcext:value-type="float">
            <text:p>0.930310368538</text:p>
          </table:table-cell>
          <table:table-cell office:value-type="float" office:value="394.007904053" calcext:value-type="float">
            <text:p>394.007904053</text:p>
          </table:table-cell>
          <table:table-cell office:value-type="float" office:value="266.259613037" calcext:value-type="float">
            <text:p>266.259613037</text:p>
          </table:table-cell>
          <table:table-cell office:value-type="float" office:value="68.4138946533" calcext:value-type="float">
            <text:p>68.4138946533</text:p>
          </table:table-cell>
          <table:table-cell/>
          <table:table-cell office:value-type="float" office:value="1.59167512231896E+018" calcext:value-type="float">
            <text:p>1.59167512231896E+018</text:p>
          </table:table-cell>
          <table:table-cell office:value-type="float" office:value="4697" calcext:value-type="float">
            <text:p>4697</text:p>
          </table:table-cell>
          <table:table-cell office:value-type="float" office:value="1.59167512230338E+018" calcext:value-type="float">
            <text:p>1.59167512230338E+018</text:p>
          </table:table-cell>
          <table:table-cell/>
          <table:table-cell office:value-type="float" office:value="2.18726181984" calcext:value-type="float">
            <text:p>2.18726181984</text:p>
          </table:table-cell>
        </table:table-row>
        <table:table-row table:style-name="ro1">
          <table:table-cell office:value-type="float" office:value="1.59167512234937E+018" calcext:value-type="float">
            <text:p>1.59167512234937E+018</text:p>
          </table:table-cell>
          <table:table-cell office:value-type="float" office:value="4699" calcext:value-type="float">
            <text:p>4699</text:p>
          </table:table-cell>
          <table:table-cell office:value-type="float" office:value="1.59167512233357E+018" calcext:value-type="float">
            <text:p>1.59167512233357E+018</text:p>
          </table:table-cell>
          <table:table-cell/>
          <table:table-cell office:value-type="float" office:value="112.841995239" calcext:value-type="float">
            <text:p>112.841995239</text:p>
          </table:table-cell>
          <table:table-cell office:value-type="float" office:value="67.4945068359" calcext:value-type="float">
            <text:p>67.4945068359</text:p>
          </table:table-cell>
          <table:table-cell office:value-type="float" office:value="0.780882000923" calcext:value-type="float">
            <text:p>0.780882000923</text:p>
          </table:table-cell>
          <table:table-cell office:value-type="float" office:value="398.506408691" calcext:value-type="float">
            <text:p>398.506408691</text:p>
          </table:table-cell>
          <table:table-cell office:value-type="float" office:value="266.338256836" calcext:value-type="float">
            <text:p>266.338256836</text:p>
          </table:table-cell>
          <table:table-cell office:value-type="float" office:value="68.5210952759" calcext:value-type="float">
            <text:p>68.5210952759</text:p>
          </table:table-cell>
          <table:table-cell/>
          <table:table-cell office:value-type="float" office:value="1.59167512235154E+018" calcext:value-type="float">
            <text:p>1.59167512235154E+018</text:p>
          </table:table-cell>
          <table:table-cell office:value-type="float" office:value="4698" calcext:value-type="float">
            <text:p>4698</text:p>
          </table:table-cell>
          <table:table-cell office:value-type="float" office:value="1.59167512233357E+018" calcext:value-type="float">
            <text:p>1.59167512233357E+018</text:p>
          </table:table-cell>
          <table:table-cell/>
          <table:table-cell office:value-type="float" office:value="2.18618965149" calcext:value-type="float">
            <text:p>2.18618965149</text:p>
          </table:table-cell>
        </table:table-row>
        <table:table-row table:style-name="ro1">
          <table:table-cell office:value-type="float" office:value="1.5916751223884E+018" calcext:value-type="float">
            <text:p>1.5916751223884E+018</text:p>
          </table:table-cell>
          <table:table-cell office:value-type="float" office:value="4700" calcext:value-type="float">
            <text:p>4700</text:p>
          </table:table-cell>
          <table:table-cell office:value-type="float" office:value="1.59167512237032E+018" calcext:value-type="float">
            <text:p>1.59167512237032E+018</text:p>
          </table:table-cell>
          <table:table-cell/>
          <table:table-cell office:value-type="float" office:value="108.057044983" calcext:value-type="float">
            <text:p>108.057044983</text:p>
          </table:table-cell>
          <table:table-cell office:value-type="float" office:value="68.8434524536" calcext:value-type="float">
            <text:p>68.8434524536</text:p>
          </table:table-cell>
          <table:table-cell office:value-type="float" office:value="0.713832080364" calcext:value-type="float">
            <text:p>0.713832080364</text:p>
          </table:table-cell>
          <table:table-cell office:value-type="float" office:value="398.283294678" calcext:value-type="float">
            <text:p>398.283294678</text:p>
          </table:table-cell>
          <table:table-cell office:value-type="float" office:value="264.354644775" calcext:value-type="float">
            <text:p>264.354644775</text:p>
          </table:table-cell>
          <table:table-cell office:value-type="float" office:value="68.5210952759" calcext:value-type="float">
            <text:p>68.5210952759</text:p>
          </table:table-cell>
          <table:table-cell/>
          <table:table-cell office:value-type="float" office:value="1.5916751223903E+018" calcext:value-type="float">
            <text:p>1.5916751223903E+018</text:p>
          </table:table-cell>
          <table:table-cell office:value-type="float" office:value="4699" calcext:value-type="float">
            <text:p>4699</text:p>
          </table:table-cell>
          <table:table-cell office:value-type="float" office:value="1.59167512237032E+018" calcext:value-type="float">
            <text:p>1.59167512237032E+018</text:p>
          </table:table-cell>
          <table:table-cell/>
          <table:table-cell office:value-type="float" office:value="2.18618965149" calcext:value-type="float">
            <text:p>2.18618965149</text:p>
          </table:table-cell>
        </table:table-row>
        <table:table-row table:style-name="ro1">
          <table:table-cell office:value-type="float" office:value="1.59167512242198E+018" calcext:value-type="float">
            <text:p>1.59167512242198E+018</text:p>
          </table:table-cell>
          <table:table-cell office:value-type="float" office:value="4701" calcext:value-type="float">
            <text:p>4701</text:p>
          </table:table-cell>
          <table:table-cell office:value-type="float" office:value="1.5916751224071E+018" calcext:value-type="float">
            <text:p>1.5916751224071E+018</text:p>
          </table:table-cell>
          <table:table-cell/>
          <table:table-cell office:value-type="float" office:value="105.737586975" calcext:value-type="float">
            <text:p>105.737586975</text:p>
          </table:table-cell>
          <table:table-cell office:value-type="float" office:value="70.5905075073" calcext:value-type="float">
            <text:p>70.5905075073</text:p>
          </table:table-cell>
          <table:table-cell office:value-type="float" office:value="0.616615772247" calcext:value-type="float">
            <text:p>0.616615772247</text:p>
          </table:table-cell>
          <table:table-cell office:value-type="float" office:value="398.644714355" calcext:value-type="float">
            <text:p>398.644714355</text:p>
          </table:table-cell>
          <table:table-cell office:value-type="float" office:value="263.736907959" calcext:value-type="float">
            <text:p>263.736907959</text:p>
          </table:table-cell>
          <table:table-cell office:value-type="float" office:value="68.7403564453" calcext:value-type="float">
            <text:p>68.7403564453</text:p>
          </table:table-cell>
          <table:table-cell/>
          <table:table-cell office:value-type="float" office:value="1.59167512242358E+018" calcext:value-type="float">
            <text:p>1.59167512242358E+018</text:p>
          </table:table-cell>
          <table:table-cell office:value-type="float" office:value="4700" calcext:value-type="float">
            <text:p>4700</text:p>
          </table:table-cell>
          <table:table-cell office:value-type="float" office:value="1.5916751224071E+018" calcext:value-type="float">
            <text:p>1.5916751224071E+018</text:p>
          </table:table-cell>
          <table:table-cell/>
          <table:table-cell office:value-type="float" office:value="2.18399715424" calcext:value-type="float">
            <text:p>2.18399715424</text:p>
          </table:table-cell>
        </table:table-row>
        <table:table-row table:style-name="ro1">
          <table:table-cell office:value-type="float" office:value="1.59167512245476E+018" calcext:value-type="float">
            <text:p>1.59167512245476E+018</text:p>
          </table:table-cell>
          <table:table-cell office:value-type="float" office:value="4702" calcext:value-type="float">
            <text:p>4702</text:p>
          </table:table-cell>
          <table:table-cell office:value-type="float" office:value="1.59167512243958E+018" calcext:value-type="float">
            <text:p>1.59167512243958E+018</text:p>
          </table:table-cell>
          <table:table-cell/>
          <table:table-cell office:value-type="float" office:value="120.469497681" calcext:value-type="float">
            <text:p>120.469497681</text:p>
          </table:table-cell>
          <table:table-cell office:value-type="float" office:value="70.0771102905" calcext:value-type="float">
            <text:p>70.0771102905</text:p>
          </table:table-cell>
          <table:table-cell office:value-type="float" office:value="0.533952474594" calcext:value-type="float">
            <text:p>0.533952474594</text:p>
          </table:table-cell>
          <table:table-cell office:value-type="float" office:value="403.6512146" calcext:value-type="float">
            <text:p>403.6512146</text:p>
          </table:table-cell>
          <table:table-cell office:value-type="float" office:value="266.260284424" calcext:value-type="float">
            <text:p>266.260284424</text:p>
          </table:table-cell>
          <table:table-cell office:value-type="float" office:value="68.7403564453" calcext:value-type="float">
            <text:p>68.7403564453</text:p>
          </table:table-cell>
          <table:table-cell/>
          <table:table-cell office:value-type="float" office:value="1.59167512245564E+018" calcext:value-type="float">
            <text:p>1.59167512245564E+018</text:p>
          </table:table-cell>
          <table:table-cell office:value-type="float" office:value="4701" calcext:value-type="float">
            <text:p>4701</text:p>
          </table:table-cell>
          <table:table-cell office:value-type="float" office:value="1.59167512243958E+018" calcext:value-type="float">
            <text:p>1.59167512243958E+018</text:p>
          </table:table-cell>
          <table:table-cell/>
          <table:table-cell office:value-type="float" office:value="2.18399715424" calcext:value-type="float">
            <text:p>2.18399715424</text:p>
          </table:table-cell>
        </table:table-row>
        <table:table-row table:style-name="ro1">
          <table:table-cell office:value-type="float" office:value="1.5916751224906E+018" calcext:value-type="float">
            <text:p>1.5916751224906E+018</text:p>
          </table:table-cell>
          <table:table-cell office:value-type="float" office:value="4703" calcext:value-type="float">
            <text:p>4703</text:p>
          </table:table-cell>
          <table:table-cell office:value-type="float" office:value="1.59167512247648E+018" calcext:value-type="float">
            <text:p>1.59167512247648E+018</text:p>
          </table:table-cell>
          <table:table-cell/>
          <table:table-cell office:value-type="float" office:value="116.565536499" calcext:value-type="float">
            <text:p>116.565536499</text:p>
          </table:table-cell>
          <table:table-cell office:value-type="float" office:value="68.9630432129" calcext:value-type="float">
            <text:p>68.9630432129</text:p>
          </table:table-cell>
          <table:table-cell office:value-type="float" office:value="0.517845392227" calcext:value-type="float">
            <text:p>0.517845392227</text:p>
          </table:table-cell>
          <table:table-cell office:value-type="float" office:value="402.192657471" calcext:value-type="float">
            <text:p>402.192657471</text:p>
          </table:table-cell>
          <table:table-cell office:value-type="float" office:value="265.6746521" calcext:value-type="float">
            <text:p>265.6746521</text:p>
          </table:table-cell>
          <table:table-cell office:value-type="float" office:value="68.8743972778" calcext:value-type="float">
            <text:p>68.8743972778</text:p>
          </table:table-cell>
          <table:table-cell/>
          <table:table-cell office:value-type="float" office:value="1.59167512249305E+018" calcext:value-type="float">
            <text:p>1.59167512249305E+018</text:p>
          </table:table-cell>
          <table:table-cell office:value-type="float" office:value="4702" calcext:value-type="float">
            <text:p>4702</text:p>
          </table:table-cell>
          <table:table-cell office:value-type="float" office:value="1.59167512247648E+018" calcext:value-type="float">
            <text:p>1.59167512247648E+018</text:p>
          </table:table-cell>
          <table:table-cell/>
          <table:table-cell office:value-type="float" office:value="2.18265676498" calcext:value-type="float">
            <text:p>2.18265676498</text:p>
          </table:table-cell>
        </table:table-row>
        <table:table-row table:style-name="ro1">
          <table:table-cell office:value-type="float" office:value="1.59167512252426E+018" calcext:value-type="float">
            <text:p>1.59167512252426E+018</text:p>
          </table:table-cell>
          <table:table-cell office:value-type="float" office:value="4704" calcext:value-type="float">
            <text:p>4704</text:p>
          </table:table-cell>
          <table:table-cell office:value-type="float" office:value="1.59167512250812E+018" calcext:value-type="float">
            <text:p>1.59167512250812E+018</text:p>
          </table:table-cell>
          <table:table-cell/>
          <table:table-cell office:value-type="float" office:value="109.178413391" calcext:value-type="float">
            <text:p>109.178413391</text:p>
          </table:table-cell>
          <table:table-cell office:value-type="float" office:value="68.9788513184" calcext:value-type="float">
            <text:p>68.9788513184</text:p>
          </table:table-cell>
          <table:table-cell office:value-type="float" office:value="0.470607608557" calcext:value-type="float">
            <text:p>0.470607608557</text:p>
          </table:table-cell>
          <table:table-cell office:value-type="float" office:value="400.11517334" calcext:value-type="float">
            <text:p>400.11517334</text:p>
          </table:table-cell>
          <table:table-cell office:value-type="float" office:value="264.185241699" calcext:value-type="float">
            <text:p>264.185241699</text:p>
          </table:table-cell>
          <table:table-cell office:value-type="float" office:value="68.8743972778" calcext:value-type="float">
            <text:p>68.8743972778</text:p>
          </table:table-cell>
          <table:table-cell/>
          <table:table-cell office:value-type="float" office:value="1.59167512252623E+018" calcext:value-type="float">
            <text:p>1.59167512252623E+018</text:p>
          </table:table-cell>
          <table:table-cell office:value-type="float" office:value="4703" calcext:value-type="float">
            <text:p>4703</text:p>
          </table:table-cell>
          <table:table-cell office:value-type="float" office:value="1.59167512250812E+018" calcext:value-type="float">
            <text:p>1.59167512250812E+018</text:p>
          </table:table-cell>
          <table:table-cell/>
          <table:table-cell office:value-type="float" office:value="2.18265676498" calcext:value-type="float">
            <text:p>2.18265676498</text:p>
          </table:table-cell>
        </table:table-row>
        <table:table-row table:style-name="ro1">
          <table:table-cell office:value-type="float" office:value="1.59167512255829E+018" calcext:value-type="float">
            <text:p>1.59167512255829E+018</text:p>
          </table:table-cell>
          <table:table-cell office:value-type="float" office:value="4705" calcext:value-type="float">
            <text:p>4705</text:p>
          </table:table-cell>
          <table:table-cell office:value-type="float" office:value="1.5916751225438E+018" calcext:value-type="float">
            <text:p>1.5916751225438E+018</text:p>
          </table:table-cell>
          <table:table-cell/>
          <table:table-cell office:value-type="float" office:value="122.141120911" calcext:value-type="float">
            <text:p>122.141120911</text:p>
          </table:table-cell>
          <table:table-cell office:value-type="float" office:value="67.4242782593" calcext:value-type="float">
            <text:p>67.4242782593</text:p>
          </table:table-cell>
          <table:table-cell office:value-type="float" office:value="0.399726361036" calcext:value-type="float">
            <text:p>0.399726361036</text:p>
          </table:table-cell>
          <table:table-cell office:value-type="float" office:value="405.711029053" calcext:value-type="float">
            <text:p>405.711029053</text:p>
          </table:table-cell>
          <table:table-cell office:value-type="float" office:value="266.427764893" calcext:value-type="float">
            <text:p>266.427764893</text:p>
          </table:table-cell>
          <table:table-cell office:value-type="float" office:value="68.8622436523" calcext:value-type="float">
            <text:p>68.8622436523</text:p>
          </table:table-cell>
          <table:table-cell/>
          <table:table-cell office:value-type="float" office:value="1.59167512255965E+018" calcext:value-type="float">
            <text:p>1.59167512255965E+018</text:p>
          </table:table-cell>
          <table:table-cell office:value-type="float" office:value="4704" calcext:value-type="float">
            <text:p>4704</text:p>
          </table:table-cell>
          <table:table-cell office:value-type="float" office:value="1.5916751225438E+018" calcext:value-type="float">
            <text:p>1.5916751225438E+018</text:p>
          </table:table-cell>
          <table:table-cell/>
          <table:table-cell office:value-type="float" office:value="2.18277835846" calcext:value-type="float">
            <text:p>2.18277835846</text:p>
          </table:table-cell>
        </table:table-row>
        <table:table-row table:style-name="ro1">
          <table:table-cell office:value-type="float" office:value="1.59167512258407E+018" calcext:value-type="float">
            <text:p>1.59167512258407E+018</text:p>
          </table:table-cell>
          <table:table-cell office:value-type="float" office:value="4706" calcext:value-type="float">
            <text:p>4706</text:p>
          </table:table-cell>
          <table:table-cell office:value-type="float" office:value="1.5916751225696E+018" calcext:value-type="float">
            <text:p>1.5916751225696E+018</text:p>
          </table:table-cell>
          <table:table-cell/>
          <table:table-cell office:value-type="float" office:value="122.062240601" calcext:value-type="float">
            <text:p>122.062240601</text:p>
          </table:table-cell>
          <table:table-cell office:value-type="float" office:value="65.9213943481" calcext:value-type="float">
            <text:p>65.9213943481</text:p>
          </table:table-cell>
          <table:table-cell office:value-type="float" office:value="0.418373405933" calcext:value-type="float">
            <text:p>0.418373405933</text:p>
          </table:table-cell>
          <table:table-cell office:value-type="float" office:value="405.285583496" calcext:value-type="float">
            <text:p>405.285583496</text:p>
          </table:table-cell>
          <table:table-cell office:value-type="float" office:value="265.875244141" calcext:value-type="float">
            <text:p>265.875244141</text:p>
          </table:table-cell>
          <table:table-cell office:value-type="float" office:value="68.8622436523" calcext:value-type="float">
            <text:p>68.8622436523</text:p>
          </table:table-cell>
          <table:table-cell/>
          <table:table-cell office:value-type="float" office:value="1.59167512258578E+018" calcext:value-type="float">
            <text:p>1.59167512258578E+018</text:p>
          </table:table-cell>
          <table:table-cell office:value-type="float" office:value="4705" calcext:value-type="float">
            <text:p>4705</text:p>
          </table:table-cell>
          <table:table-cell office:value-type="float" office:value="1.5916751225696E+018" calcext:value-type="float">
            <text:p>1.5916751225696E+018</text:p>
          </table:table-cell>
          <table:table-cell/>
          <table:table-cell office:value-type="float" office:value="2.18277835846" calcext:value-type="float">
            <text:p>2.18277835846</text:p>
          </table:table-cell>
        </table:table-row>
        <table:table-row table:style-name="ro1">
          <table:table-cell office:value-type="float" office:value="1.59167512262353E+018" calcext:value-type="float">
            <text:p>1.59167512262353E+018</text:p>
          </table:table-cell>
          <table:table-cell office:value-type="float" office:value="4707" calcext:value-type="float">
            <text:p>4707</text:p>
          </table:table-cell>
          <table:table-cell office:value-type="float" office:value="1.59167512260804E+018" calcext:value-type="float">
            <text:p>1.59167512260804E+018</text:p>
          </table:table-cell>
          <table:table-cell/>
          <table:table-cell office:value-type="float" office:value="103.978858948" calcext:value-type="float">
            <text:p>103.978858948</text:p>
          </table:table-cell>
          <table:table-cell office:value-type="float" office:value="66.65284729" calcext:value-type="float">
            <text:p>66.65284729</text:p>
          </table:table-cell>
          <table:table-cell office:value-type="float" office:value="0.357821136713" calcext:value-type="float">
            <text:p>0.357821136713</text:p>
          </table:table-cell>
          <table:table-cell office:value-type="float" office:value="399.50567627" calcext:value-type="float">
            <text:p>399.50567627</text:p>
          </table:table-cell>
          <table:table-cell office:value-type="float" office:value="262.410919189" calcext:value-type="float">
            <text:p>262.410919189</text:p>
          </table:table-cell>
          <table:table-cell office:value-type="float" office:value="68.6960144043" calcext:value-type="float">
            <text:p>68.6960144043</text:p>
          </table:table-cell>
          <table:table-cell/>
          <table:table-cell office:value-type="float" office:value="1.59167512262543E+018" calcext:value-type="float">
            <text:p>1.59167512262543E+018</text:p>
          </table:table-cell>
          <table:table-cell office:value-type="float" office:value="4706" calcext:value-type="float">
            <text:p>4706</text:p>
          </table:table-cell>
          <table:table-cell office:value-type="float" office:value="1.59167512260804E+018" calcext:value-type="float">
            <text:p>1.59167512260804E+018</text:p>
          </table:table-cell>
          <table:table-cell/>
          <table:table-cell office:value-type="float" office:value="2.18444061279" calcext:value-type="float">
            <text:p>2.18444061279</text:p>
          </table:table-cell>
        </table:table-row>
        <table:table-row table:style-name="ro1">
          <table:table-cell office:value-type="float" office:value="1.59167512266109E+018" calcext:value-type="float">
            <text:p>1.59167512266109E+018</text:p>
          </table:table-cell>
          <table:table-cell office:value-type="float" office:value="4708" calcext:value-type="float">
            <text:p>4708</text:p>
          </table:table-cell>
          <table:table-cell office:value-type="float" office:value="1.59167512264425E+018" calcext:value-type="float">
            <text:p>1.59167512264425E+018</text:p>
          </table:table-cell>
          <table:table-cell/>
          <table:table-cell office:value-type="float" office:value="108.658805847" calcext:value-type="float">
            <text:p>108.658805847</text:p>
          </table:table-cell>
          <table:table-cell office:value-type="float" office:value="67.9745178223" calcext:value-type="float">
            <text:p>67.9745178223</text:p>
          </table:table-cell>
          <table:table-cell office:value-type="float" office:value="0.293457567692" calcext:value-type="float">
            <text:p>0.293457567692</text:p>
          </table:table-cell>
          <table:table-cell office:value-type="float" office:value="401.213562012" calcext:value-type="float">
            <text:p>401.213562012</text:p>
          </table:table-cell>
          <table:table-cell office:value-type="float" office:value="261.879516602" calcext:value-type="float">
            <text:p>261.879516602</text:p>
          </table:table-cell>
          <table:table-cell office:value-type="float" office:value="68.6960144043" calcext:value-type="float">
            <text:p>68.6960144043</text:p>
          </table:table-cell>
          <table:table-cell/>
          <table:table-cell office:value-type="float" office:value="1.59167512266204E+018" calcext:value-type="float">
            <text:p>1.59167512266204E+018</text:p>
          </table:table-cell>
          <table:table-cell office:value-type="float" office:value="4707" calcext:value-type="float">
            <text:p>4707</text:p>
          </table:table-cell>
          <table:table-cell office:value-type="float" office:value="1.59167512264425E+018" calcext:value-type="float">
            <text:p>1.59167512264425E+018</text:p>
          </table:table-cell>
          <table:table-cell/>
          <table:table-cell office:value-type="float" office:value="2.18444061279" calcext:value-type="float">
            <text:p>2.18444061279</text:p>
          </table:table-cell>
        </table:table-row>
        <table:table-row table:style-name="ro1">
          <table:table-cell office:value-type="float" office:value="1.59167512268598E+018" calcext:value-type="float">
            <text:p>1.59167512268598E+018</text:p>
          </table:table-cell>
          <table:table-cell office:value-type="float" office:value="4709" calcext:value-type="float">
            <text:p>4709</text:p>
          </table:table-cell>
          <table:table-cell office:value-type="float" office:value="1.59167512266994E+018" calcext:value-type="float">
            <text:p>1.59167512266994E+018</text:p>
          </table:table-cell>
          <table:table-cell/>
          <table:table-cell office:value-type="float" office:value="104.827400208" calcext:value-type="float">
            <text:p>104.827400208</text:p>
          </table:table-cell>
          <table:table-cell office:value-type="float" office:value="68.2999954224" calcext:value-type="float">
            <text:p>68.2999954224</text:p>
          </table:table-cell>
          <table:table-cell office:value-type="float" office:value="0.215165033937" calcext:value-type="float">
            <text:p>0.215165033937</text:p>
          </table:table-cell>
          <table:table-cell office:value-type="float" office:value="401.450256348" calcext:value-type="float">
            <text:p>401.450256348</text:p>
          </table:table-cell>
          <table:table-cell office:value-type="float" office:value="261.254425049" calcext:value-type="float">
            <text:p>261.254425049</text:p>
          </table:table-cell>
          <table:table-cell office:value-type="float" office:value="68.5961608887" calcext:value-type="float">
            <text:p>68.5961608887</text:p>
          </table:table-cell>
          <table:table-cell/>
          <table:table-cell office:value-type="float" office:value="1.59167512268576E+018" calcext:value-type="float">
            <text:p>1.59167512268576E+018</text:p>
          </table:table-cell>
          <table:table-cell office:value-type="float" office:value="4708" calcext:value-type="float">
            <text:p>4708</text:p>
          </table:table-cell>
          <table:table-cell office:value-type="float" office:value="1.59167512266994E+018" calcext:value-type="float">
            <text:p>1.59167512266994E+018</text:p>
          </table:table-cell>
          <table:table-cell/>
          <table:table-cell office:value-type="float" office:value="2.1854391098" calcext:value-type="float">
            <text:p>2.1854391098</text:p>
          </table:table-cell>
        </table:table-row>
        <table:table-row table:style-name="ro1">
          <table:table-cell office:value-type="float" office:value="1.59167512272178E+018" calcext:value-type="float">
            <text:p>1.59167512272178E+018</text:p>
          </table:table-cell>
          <table:table-cell office:value-type="float" office:value="4710" calcext:value-type="float">
            <text:p>4710</text:p>
          </table:table-cell>
          <table:table-cell office:value-type="float" office:value="1.59167512270688E+018" calcext:value-type="float">
            <text:p>1.59167512270688E+018</text:p>
          </table:table-cell>
          <table:table-cell/>
          <table:table-cell office:value-type="float" office:value="105.791809082" calcext:value-type="float">
            <text:p>105.791809082</text:p>
          </table:table-cell>
          <table:table-cell office:value-type="float" office:value="68.4180679321" calcext:value-type="float">
            <text:p>68.4180679321</text:p>
          </table:table-cell>
          <table:table-cell office:value-type="float" office:value="0.14681302011" calcext:value-type="float">
            <text:p>0.14681302011</text:p>
          </table:table-cell>
          <table:table-cell office:value-type="float" office:value="401.538299561" calcext:value-type="float">
            <text:p>401.538299561</text:p>
          </table:table-cell>
          <table:table-cell office:value-type="float" office:value="259.705596924" calcext:value-type="float">
            <text:p>259.705596924</text:p>
          </table:table-cell>
          <table:table-cell office:value-type="float" office:value="68.5961608887" calcext:value-type="float">
            <text:p>68.5961608887</text:p>
          </table:table-cell>
          <table:table-cell/>
          <table:table-cell office:value-type="float" office:value="1.59167512272378E+018" calcext:value-type="float">
            <text:p>1.59167512272378E+018</text:p>
          </table:table-cell>
          <table:table-cell office:value-type="float" office:value="4709" calcext:value-type="float">
            <text:p>4709</text:p>
          </table:table-cell>
          <table:table-cell office:value-type="float" office:value="1.59167512270688E+018" calcext:value-type="float">
            <text:p>1.59167512270688E+018</text:p>
          </table:table-cell>
          <table:table-cell/>
          <table:table-cell office:value-type="float" office:value="2.1854391098" calcext:value-type="float">
            <text:p>2.1854391098</text:p>
          </table:table-cell>
        </table:table-row>
        <table:table-row table:style-name="ro1">
          <table:table-cell office:value-type="float" office:value="1.59167512275719E+018" calcext:value-type="float">
            <text:p>1.59167512275719E+018</text:p>
          </table:table-cell>
          <table:table-cell office:value-type="float" office:value="4711" calcext:value-type="float">
            <text:p>4711</text:p>
          </table:table-cell>
          <table:table-cell office:value-type="float" office:value="1.59167512274297E+018" calcext:value-type="float">
            <text:p>1.59167512274297E+018</text:p>
          </table:table-cell>
          <table:table-cell/>
          <table:table-cell office:value-type="float" office:value="102.025360107" calcext:value-type="float">
            <text:p>102.025360107</text:p>
          </table:table-cell>
          <table:table-cell office:value-type="float" office:value="82.1538009644" calcext:value-type="float">
            <text:p>82.1538009644</text:p>
          </table:table-cell>
          <table:table-cell office:value-type="float" office:value="-0.0250664707273" calcext:value-type="float">
            <text:p>-0.0250664707273</text:p>
          </table:table-cell>
          <table:table-cell office:value-type="float" office:value="404.299316406" calcext:value-type="float">
            <text:p>404.299316406</text:p>
          </table:table-cell>
          <table:table-cell office:value-type="float" office:value="255.791534424" calcext:value-type="float">
            <text:p>255.791534424</text:p>
          </table:table-cell>
          <table:table-cell office:value-type="float" office:value="68.5677185059" calcext:value-type="float">
            <text:p>68.5677185059</text:p>
          </table:table-cell>
          <table:table-cell/>
          <table:table-cell office:value-type="float" office:value="1.59167512275921E+018" calcext:value-type="float">
            <text:p>1.59167512275921E+018</text:p>
          </table:table-cell>
          <table:table-cell office:value-type="float" office:value="4710" calcext:value-type="float">
            <text:p>4710</text:p>
          </table:table-cell>
          <table:table-cell office:value-type="float" office:value="1.59167512274297E+018" calcext:value-type="float">
            <text:p>1.59167512274297E+018</text:p>
          </table:table-cell>
          <table:table-cell/>
          <table:table-cell office:value-type="float" office:value="2.18572354317" calcext:value-type="float">
            <text:p>2.18572354317</text:p>
          </table:table-cell>
        </table:table-row>
        <table:table-row table:style-name="ro1">
          <table:table-cell office:value-type="float" office:value="1.59167512278926E+018" calcext:value-type="float">
            <text:p>1.59167512278926E+018</text:p>
          </table:table-cell>
          <table:table-cell office:value-type="float" office:value="4712" calcext:value-type="float">
            <text:p>4712</text:p>
          </table:table-cell>
          <table:table-cell office:value-type="float" office:value="1.59167512277502E+018" calcext:value-type="float">
            <text:p>1.59167512277502E+018</text:p>
          </table:table-cell>
          <table:table-cell/>
          <table:table-cell office:value-type="float" office:value="101.048934937" calcext:value-type="float">
            <text:p>101.048934937</text:p>
          </table:table-cell>
          <table:table-cell office:value-type="float" office:value="82.7024688721" calcext:value-type="float">
            <text:p>82.7024688721</text:p>
          </table:table-cell>
          <table:table-cell office:value-type="float" office:value="-0.219958201051" calcext:value-type="float">
            <text:p>-0.219958201051</text:p>
          </table:table-cell>
          <table:table-cell office:value-type="float" office:value="403.10357666" calcext:value-type="float">
            <text:p>403.10357666</text:p>
          </table:table-cell>
          <table:table-cell office:value-type="float" office:value="255.529388428" calcext:value-type="float">
            <text:p>255.529388428</text:p>
          </table:table-cell>
          <table:table-cell office:value-type="float" office:value="68.5677185059" calcext:value-type="float">
            <text:p>68.5677185059</text:p>
          </table:table-cell>
          <table:table-cell/>
          <table:table-cell office:value-type="float" office:value="1.59167512279043E+018" calcext:value-type="float">
            <text:p>1.59167512279043E+018</text:p>
          </table:table-cell>
          <table:table-cell office:value-type="float" office:value="4711" calcext:value-type="float">
            <text:p>4711</text:p>
          </table:table-cell>
          <table:table-cell office:value-type="float" office:value="1.59167512277502E+018" calcext:value-type="float">
            <text:p>1.59167512277502E+018</text:p>
          </table:table-cell>
          <table:table-cell/>
          <table:table-cell office:value-type="float" office:value="2.18572354317" calcext:value-type="float">
            <text:p>2.18572354317</text:p>
          </table:table-cell>
        </table:table-row>
        <table:table-row table:style-name="ro1">
          <table:table-cell office:value-type="float" office:value="1.59167512282115E+018" calcext:value-type="float">
            <text:p>1.59167512282115E+018</text:p>
          </table:table-cell>
          <table:table-cell office:value-type="float" office:value="4713" calcext:value-type="float">
            <text:p>4713</text:p>
          </table:table-cell>
          <table:table-cell office:value-type="float" office:value="1.59167512280688E+018" calcext:value-type="float">
            <text:p>1.59167512280688E+018</text:p>
          </table:table-cell>
          <table:table-cell/>
          <table:table-cell office:value-type="float" office:value="123.253936768" calcext:value-type="float">
            <text:p>123.253936768</text:p>
          </table:table-cell>
          <table:table-cell office:value-type="float" office:value="73.9594650269" calcext:value-type="float">
            <text:p>73.9594650269</text:p>
          </table:table-cell>
          <table:table-cell office:value-type="float" office:value="-0.137328162789" calcext:value-type="float">
            <text:p>-0.137328162789</text:p>
          </table:table-cell>
          <table:table-cell office:value-type="float" office:value="409.140655518" calcext:value-type="float">
            <text:p>409.140655518</text:p>
          </table:table-cell>
          <table:table-cell office:value-type="float" office:value="255.917495728" calcext:value-type="float">
            <text:p>255.917495728</text:p>
          </table:table-cell>
          <table:table-cell office:value-type="float" office:value="69.4811630249" calcext:value-type="float">
            <text:p>69.4811630249</text:p>
          </table:table-cell>
          <table:table-cell/>
          <table:table-cell office:value-type="float" office:value="1.59167512282207E+018" calcext:value-type="float">
            <text:p>1.59167512282207E+018</text:p>
          </table:table-cell>
          <table:table-cell office:value-type="float" office:value="4712" calcext:value-type="float">
            <text:p>4712</text:p>
          </table:table-cell>
          <table:table-cell office:value-type="float" office:value="1.59167512280688E+018" calcext:value-type="float">
            <text:p>1.59167512280688E+018</text:p>
          </table:table-cell>
          <table:table-cell/>
          <table:table-cell office:value-type="float" office:value="2.17658901215" calcext:value-type="float">
            <text:p>2.17658901215</text:p>
          </table:table-cell>
        </table:table-row>
        <table:table-row table:style-name="ro1">
          <table:table-cell office:value-type="float" office:value="1.59167512285991E+018" calcext:value-type="float">
            <text:p>1.59167512285991E+018</text:p>
          </table:table-cell>
          <table:table-cell office:value-type="float" office:value="4714" calcext:value-type="float">
            <text:p>4714</text:p>
          </table:table-cell>
          <table:table-cell office:value-type="float" office:value="1.59167512284287E+018" calcext:value-type="float">
            <text:p>1.59167512284287E+018</text:p>
          </table:table-cell>
          <table:table-cell/>
          <table:table-cell office:value-type="float" office:value="107.3829422" calcext:value-type="float">
            <text:p>107.3829422</text:p>
          </table:table-cell>
          <table:table-cell office:value-type="float" office:value="75.630065918" calcext:value-type="float">
            <text:p>75.630065918</text:p>
          </table:table-cell>
          <table:table-cell office:value-type="float" office:value="-0.107740446925" calcext:value-type="float">
            <text:p>-0.107740446925</text:p>
          </table:table-cell>
          <table:table-cell office:value-type="float" office:value="404.181732178" calcext:value-type="float">
            <text:p>404.181732178</text:p>
          </table:table-cell>
          <table:table-cell office:value-type="float" office:value="256.791442871" calcext:value-type="float">
            <text:p>256.791442871</text:p>
          </table:table-cell>
          <table:table-cell office:value-type="float" office:value="69.4811630249" calcext:value-type="float">
            <text:p>69.4811630249</text:p>
          </table:table-cell>
          <table:table-cell/>
          <table:table-cell office:value-type="float" office:value="1.59167512286124E+018" calcext:value-type="float">
            <text:p>1.59167512286124E+018</text:p>
          </table:table-cell>
          <table:table-cell office:value-type="float" office:value="4713" calcext:value-type="float">
            <text:p>4713</text:p>
          </table:table-cell>
          <table:table-cell office:value-type="float" office:value="1.59167512284287E+018" calcext:value-type="float">
            <text:p>1.59167512284287E+018</text:p>
          </table:table-cell>
          <table:table-cell/>
          <table:table-cell office:value-type="float" office:value="2.17658901215" calcext:value-type="float">
            <text:p>2.17658901215</text:p>
          </table:table-cell>
        </table:table-row>
        <table:table-row table:style-name="ro1">
          <table:table-cell office:value-type="float" office:value="1.59167512289555E+018" calcext:value-type="float">
            <text:p>1.59167512289555E+018</text:p>
          </table:table-cell>
          <table:table-cell office:value-type="float" office:value="4715" calcext:value-type="float">
            <text:p>4715</text:p>
          </table:table-cell>
          <table:table-cell office:value-type="float" office:value="1.59167512287487E+018" calcext:value-type="float">
            <text:p>1.59167512287487E+018</text:p>
          </table:table-cell>
          <table:table-cell/>
          <table:table-cell office:value-type="float" office:value="105.698188782" calcext:value-type="float">
            <text:p>105.698188782</text:p>
          </table:table-cell>
          <table:table-cell office:value-type="float" office:value="75.593208313" calcext:value-type="float">
            <text:p>75.593208313</text:p>
          </table:table-cell>
          <table:table-cell office:value-type="float" office:value="-0.204725578427" calcext:value-type="float">
            <text:p>-0.204725578427</text:p>
          </table:table-cell>
          <table:table-cell office:value-type="float" office:value="403.605712891" calcext:value-type="float">
            <text:p>403.605712891</text:p>
          </table:table-cell>
          <table:table-cell office:value-type="float" office:value="255.62928772" calcext:value-type="float">
            <text:p>255.62928772</text:p>
          </table:table-cell>
          <table:table-cell office:value-type="float" office:value="69.9870300293" calcext:value-type="float">
            <text:p>69.9870300293</text:p>
          </table:table-cell>
          <table:table-cell/>
          <table:table-cell office:value-type="float" office:value="1.59167512289726E+018" calcext:value-type="float">
            <text:p>1.59167512289726E+018</text:p>
          </table:table-cell>
          <table:table-cell office:value-type="float" office:value="4714" calcext:value-type="float">
            <text:p>4714</text:p>
          </table:table-cell>
          <table:table-cell office:value-type="float" office:value="1.59167512287487E+018" calcext:value-type="float">
            <text:p>1.59167512287487E+018</text:p>
          </table:table-cell>
          <table:table-cell/>
          <table:table-cell office:value-type="float" office:value="2.17153048515" calcext:value-type="float">
            <text:p>2.17153048515</text:p>
          </table:table-cell>
        </table:table-row>
        <table:table-row table:style-name="ro1">
          <table:table-cell office:value-type="float" office:value="1.59167512292079E+018" calcext:value-type="float">
            <text:p>1.59167512292079E+018</text:p>
          </table:table-cell>
          <table:table-cell office:value-type="float" office:value="4716" calcext:value-type="float">
            <text:p>4716</text:p>
          </table:table-cell>
          <table:table-cell office:value-type="float" office:value="1.59167512290716E+018" calcext:value-type="float">
            <text:p>1.59167512290716E+018</text:p>
          </table:table-cell>
          <table:table-cell/>
          <table:table-cell office:value-type="float" office:value="105.207069397" calcext:value-type="float">
            <text:p>105.207069397</text:p>
          </table:table-cell>
          <table:table-cell office:value-type="float" office:value="73.8753662109" calcext:value-type="float">
            <text:p>73.8753662109</text:p>
          </table:table-cell>
          <table:table-cell office:value-type="float" office:value="-0.124360434711" calcext:value-type="float">
            <text:p>-0.124360434711</text:p>
          </table:table-cell>
          <table:table-cell office:value-type="float" office:value="403.407226562" calcext:value-type="float">
            <text:p>403.407226562</text:p>
          </table:table-cell>
          <table:table-cell office:value-type="float" office:value="256.300842285" calcext:value-type="float">
            <text:p>256.300842285</text:p>
          </table:table-cell>
          <table:table-cell office:value-type="float" office:value="69.9870300293" calcext:value-type="float">
            <text:p>69.9870300293</text:p>
          </table:table-cell>
          <table:table-cell/>
          <table:table-cell office:value-type="float" office:value="1.59167512292207E+018" calcext:value-type="float">
            <text:p>1.59167512292207E+018</text:p>
          </table:table-cell>
          <table:table-cell office:value-type="float" office:value="4715" calcext:value-type="float">
            <text:p>4715</text:p>
          </table:table-cell>
          <table:table-cell office:value-type="float" office:value="1.59167512290716E+018" calcext:value-type="float">
            <text:p>1.59167512290716E+018</text:p>
          </table:table-cell>
          <table:table-cell/>
          <table:table-cell office:value-type="float" office:value="2.17153048515" calcext:value-type="float">
            <text:p>2.17153048515</text:p>
          </table:table-cell>
        </table:table-row>
        <table:table-row table:style-name="ro1">
          <table:table-cell office:value-type="float" office:value="1.59167512295623E+018" calcext:value-type="float">
            <text:p>1.59167512295623E+018</text:p>
          </table:table-cell>
          <table:table-cell office:value-type="float" office:value="4717" calcext:value-type="float">
            <text:p>4717</text:p>
          </table:table-cell>
          <table:table-cell office:value-type="float" office:value="1.59167512294208E+018" calcext:value-type="float">
            <text:p>1.59167512294208E+018</text:p>
          </table:table-cell>
          <table:table-cell/>
          <table:table-cell office:value-type="float" office:value="105.9557724" calcext:value-type="float">
            <text:p>105.9557724</text:p>
          </table:table-cell>
          <table:table-cell office:value-type="float" office:value="71.7554550171" calcext:value-type="float">
            <text:p>71.7554550171</text:p>
          </table:table-cell>
          <table:table-cell office:value-type="float" office:value="-0.224103674293" calcext:value-type="float">
            <text:p>-0.224103674293</text:p>
          </table:table-cell>
          <table:table-cell office:value-type="float" office:value="403.076629639" calcext:value-type="float">
            <text:p>403.076629639</text:p>
          </table:table-cell>
          <table:table-cell office:value-type="float" office:value="255.123519897" calcext:value-type="float">
            <text:p>255.123519897</text:p>
          </table:table-cell>
          <table:table-cell office:value-type="float" office:value="70.344833374" calcext:value-type="float">
            <text:p>70.344833374</text:p>
          </table:table-cell>
          <table:table-cell/>
          <table:table-cell office:value-type="float" office:value="1.59167512295751E+018" calcext:value-type="float">
            <text:p>1.59167512295751E+018</text:p>
          </table:table-cell>
          <table:table-cell office:value-type="float" office:value="4716" calcext:value-type="float">
            <text:p>4716</text:p>
          </table:table-cell>
          <table:table-cell office:value-type="float" office:value="1.59167512294208E+018" calcext:value-type="float">
            <text:p>1.59167512294208E+018</text:p>
          </table:table-cell>
          <table:table-cell/>
          <table:table-cell office:value-type="float" office:value="2.16795229912" calcext:value-type="float">
            <text:p>2.16795229912</text:p>
          </table:table-cell>
        </table:table-row>
        <table:table-row table:style-name="ro1">
          <table:table-cell office:value-type="float" office:value="1.59167512298549E+018" calcext:value-type="float">
            <text:p>1.59167512298549E+018</text:p>
          </table:table-cell>
          <table:table-cell office:value-type="float" office:value="4718" calcext:value-type="float">
            <text:p>4718</text:p>
          </table:table-cell>
          <table:table-cell office:value-type="float" office:value="1.5916751229698E+018" calcext:value-type="float">
            <text:p>1.5916751229698E+018</text:p>
          </table:table-cell>
          <table:table-cell/>
          <table:table-cell office:value-type="float" office:value="102.59752655" calcext:value-type="float">
            <text:p>102.59752655</text:p>
          </table:table-cell>
          <table:table-cell office:value-type="float" office:value="71.5749588013" calcext:value-type="float">
            <text:p>71.5749588013</text:p>
          </table:table-cell>
          <table:table-cell office:value-type="float" office:value="-0.255228966475" calcext:value-type="float">
            <text:p>-0.255228966475</text:p>
          </table:table-cell>
          <table:table-cell office:value-type="float" office:value="402.381439209" calcext:value-type="float">
            <text:p>402.381439209</text:p>
          </table:table-cell>
          <table:table-cell office:value-type="float" office:value="254.648269653" calcext:value-type="float">
            <text:p>254.648269653</text:p>
          </table:table-cell>
          <table:table-cell office:value-type="float" office:value="70.344833374" calcext:value-type="float">
            <text:p>70.344833374</text:p>
          </table:table-cell>
          <table:table-cell/>
          <table:table-cell office:value-type="float" office:value="1.59167512298642E+018" calcext:value-type="float">
            <text:p>1.59167512298642E+018</text:p>
          </table:table-cell>
          <table:table-cell office:value-type="float" office:value="4717" calcext:value-type="float">
            <text:p>4717</text:p>
          </table:table-cell>
          <table:table-cell office:value-type="float" office:value="1.5916751229698E+018" calcext:value-type="float">
            <text:p>1.5916751229698E+018</text:p>
          </table:table-cell>
          <table:table-cell/>
          <table:table-cell office:value-type="float" office:value="2.16795229912" calcext:value-type="float">
            <text:p>2.16795229912</text:p>
          </table:table-cell>
        </table:table-row>
        <table:table-row table:style-name="ro1">
          <table:table-cell office:value-type="float" office:value="1.59167512302267E+018" calcext:value-type="float">
            <text:p>1.59167512302267E+018</text:p>
          </table:table-cell>
          <table:table-cell office:value-type="float" office:value="4719" calcext:value-type="float">
            <text:p>4719</text:p>
          </table:table-cell>
          <table:table-cell office:value-type="float" office:value="1.59167512300767E+018" calcext:value-type="float">
            <text:p>1.59167512300767E+018</text:p>
          </table:table-cell>
          <table:table-cell/>
          <table:table-cell office:value-type="float" office:value="103.708152771" calcext:value-type="float">
            <text:p>103.708152771</text:p>
          </table:table-cell>
          <table:table-cell office:value-type="float" office:value="69.5701522827" calcext:value-type="float">
            <text:p>69.5701522827</text:p>
          </table:table-cell>
          <table:table-cell office:value-type="float" office:value="-0.247450813651" calcext:value-type="float">
            <text:p>-0.247450813651</text:p>
          </table:table-cell>
          <table:table-cell office:value-type="float" office:value="403.366607666" calcext:value-type="float">
            <text:p>403.366607666</text:p>
          </table:table-cell>
          <table:table-cell office:value-type="float" office:value="255.92124939" calcext:value-type="float">
            <text:p>255.92124939</text:p>
          </table:table-cell>
          <table:table-cell office:value-type="float" office:value="70.2770309448" calcext:value-type="float">
            <text:p>70.2770309448</text:p>
          </table:table-cell>
          <table:table-cell/>
          <table:table-cell office:value-type="float" office:value="1.59167512302415E+018" calcext:value-type="float">
            <text:p>1.59167512302415E+018</text:p>
          </table:table-cell>
          <table:table-cell office:value-type="float" office:value="4718" calcext:value-type="float">
            <text:p>4718</text:p>
          </table:table-cell>
          <table:table-cell office:value-type="float" office:value="1.59167512300767E+018" calcext:value-type="float">
            <text:p>1.59167512300767E+018</text:p>
          </table:table-cell>
          <table:table-cell/>
          <table:table-cell office:value-type="float" office:value="2.16863036156" calcext:value-type="float">
            <text:p>2.16863036156</text:p>
          </table:table-cell>
        </table:table-row>
        <table:table-row table:style-name="ro1">
          <table:table-cell office:value-type="float" office:value="1.59167512305863E+018" calcext:value-type="float">
            <text:p>1.59167512305863E+018</text:p>
          </table:table-cell>
          <table:table-cell office:value-type="float" office:value="4720" calcext:value-type="float">
            <text:p>4720</text:p>
          </table:table-cell>
          <table:table-cell office:value-type="float" office:value="1.59167512304431E+018" calcext:value-type="float">
            <text:p>1.59167512304431E+018</text:p>
          </table:table-cell>
          <table:table-cell/>
          <table:table-cell office:value-type="float" office:value="109.06892395" calcext:value-type="float">
            <text:p>109.06892395</text:p>
          </table:table-cell>
          <table:table-cell office:value-type="float" office:value="66.966796875" calcext:value-type="float">
            <text:p>66.966796875</text:p>
          </table:table-cell>
          <table:table-cell office:value-type="float" office:value="-0.333953082561" calcext:value-type="float">
            <text:p>-0.333953082561</text:p>
          </table:table-cell>
          <table:table-cell office:value-type="float" office:value="404.366577148" calcext:value-type="float">
            <text:p>404.366577148</text:p>
          </table:table-cell>
          <table:table-cell office:value-type="float" office:value="254.582000732" calcext:value-type="float">
            <text:p>254.582000732</text:p>
          </table:table-cell>
          <table:table-cell office:value-type="float" office:value="70.2770309448" calcext:value-type="float">
            <text:p>70.2770309448</text:p>
          </table:table-cell>
          <table:table-cell/>
          <table:table-cell office:value-type="float" office:value="1.59167512306016E+018" calcext:value-type="float">
            <text:p>1.59167512306016E+018</text:p>
          </table:table-cell>
          <table:table-cell office:value-type="float" office:value="4719" calcext:value-type="float">
            <text:p>4719</text:p>
          </table:table-cell>
          <table:table-cell office:value-type="float" office:value="1.59167512304431E+018" calcext:value-type="float">
            <text:p>1.59167512304431E+018</text:p>
          </table:table-cell>
          <table:table-cell/>
          <table:table-cell office:value-type="float" office:value="2.16863036156" calcext:value-type="float">
            <text:p>2.16863036156</text:p>
          </table:table-cell>
        </table:table-row>
        <table:table-row table:style-name="ro1">
          <table:table-cell office:value-type="float" office:value="1.59167512309003E+018" calcext:value-type="float">
            <text:p>1.59167512309003E+018</text:p>
          </table:table-cell>
          <table:table-cell office:value-type="float" office:value="4721" calcext:value-type="float">
            <text:p>4721</text:p>
          </table:table-cell>
          <table:table-cell office:value-type="float" office:value="1.59167512307522E+018" calcext:value-type="float">
            <text:p>1.59167512307522E+018</text:p>
          </table:table-cell>
          <table:table-cell/>
          <table:table-cell office:value-type="float" office:value="108.836593628" calcext:value-type="float">
            <text:p>108.836593628</text:p>
          </table:table-cell>
          <table:table-cell office:value-type="float" office:value="66.7784576416" calcext:value-type="float">
            <text:p>66.7784576416</text:p>
          </table:table-cell>
          <table:table-cell office:value-type="float" office:value="-0.420836180449" calcext:value-type="float">
            <text:p>-0.420836180449</text:p>
          </table:table-cell>
          <table:table-cell office:value-type="float" office:value="404.109741211" calcext:value-type="float">
            <text:p>404.109741211</text:p>
          </table:table-cell>
          <table:table-cell office:value-type="float" office:value="252.985534668" calcext:value-type="float">
            <text:p>252.985534668</text:p>
          </table:table-cell>
          <table:table-cell office:value-type="float" office:value="70.144241333" calcext:value-type="float">
            <text:p>70.144241333</text:p>
          </table:table-cell>
          <table:table-cell/>
          <table:table-cell office:value-type="float" office:value="1.59167512309138E+018" calcext:value-type="float">
            <text:p>1.59167512309138E+018</text:p>
          </table:table-cell>
          <table:table-cell office:value-type="float" office:value="4720" calcext:value-type="float">
            <text:p>4720</text:p>
          </table:table-cell>
          <table:table-cell office:value-type="float" office:value="1.59167512307522E+018" calcext:value-type="float">
            <text:p>1.59167512307522E+018</text:p>
          </table:table-cell>
          <table:table-cell/>
          <table:table-cell office:value-type="float" office:value="2.16995835304" calcext:value-type="float">
            <text:p>2.16995835304</text:p>
          </table:table-cell>
        </table:table-row>
        <table:table-row table:style-name="ro1">
          <table:table-cell office:value-type="float" office:value="1.59167512312204E+018" calcext:value-type="float">
            <text:p>1.59167512312204E+018</text:p>
          </table:table-cell>
          <table:table-cell office:value-type="float" office:value="4722" calcext:value-type="float">
            <text:p>4722</text:p>
          </table:table-cell>
          <table:table-cell office:value-type="float" office:value="1.59167512310729E+018" calcext:value-type="float">
            <text:p>1.59167512310729E+018</text:p>
          </table:table-cell>
          <table:table-cell/>
          <table:table-cell office:value-type="float" office:value="116.030097961" calcext:value-type="float">
            <text:p>116.030097961</text:p>
          </table:table-cell>
          <table:table-cell office:value-type="float" office:value="69.4695587158" calcext:value-type="float">
            <text:p>69.4695587158</text:p>
          </table:table-cell>
          <table:table-cell office:value-type="float" office:value="-0.575881421566" calcext:value-type="float">
            <text:p>-0.575881421566</text:p>
          </table:table-cell>
          <table:table-cell office:value-type="float" office:value="404.95526123" calcext:value-type="float">
            <text:p>404.95526123</text:p>
          </table:table-cell>
          <table:table-cell office:value-type="float" office:value="247.581344604" calcext:value-type="float">
            <text:p>247.581344604</text:p>
          </table:table-cell>
          <table:table-cell office:value-type="float" office:value="70.144241333" calcext:value-type="float">
            <text:p>70.144241333</text:p>
          </table:table-cell>
          <table:table-cell/>
          <table:table-cell office:value-type="float" office:value="1.59167512312251E+018" calcext:value-type="float">
            <text:p>1.59167512312251E+018</text:p>
          </table:table-cell>
          <table:table-cell office:value-type="float" office:value="4721" calcext:value-type="float">
            <text:p>4721</text:p>
          </table:table-cell>
          <table:table-cell office:value-type="float" office:value="1.59167512310729E+018" calcext:value-type="float">
            <text:p>1.59167512310729E+018</text:p>
          </table:table-cell>
          <table:table-cell/>
          <table:table-cell office:value-type="float" office:value="2.16995835304" calcext:value-type="float">
            <text:p>2.16995835304</text:p>
          </table:table-cell>
        </table:table-row>
        <table:table-row table:style-name="ro1">
          <table:table-cell office:value-type="float" office:value="1.59167512315722E+018" calcext:value-type="float">
            <text:p>1.59167512315722E+018</text:p>
          </table:table-cell>
          <table:table-cell office:value-type="float" office:value="4723" calcext:value-type="float">
            <text:p>4723</text:p>
          </table:table-cell>
          <table:table-cell office:value-type="float" office:value="1.59167512314331E+018" calcext:value-type="float">
            <text:p>1.59167512314331E+018</text:p>
          </table:table-cell>
          <table:table-cell/>
          <table:table-cell office:value-type="float" office:value="106.72441864" calcext:value-type="float">
            <text:p>106.72441864</text:p>
          </table:table-cell>
          <table:table-cell office:value-type="float" office:value="71.0452575684" calcext:value-type="float">
            <text:p>71.0452575684</text:p>
          </table:table-cell>
          <table:table-cell office:value-type="float" office:value="-0.650121450424" calcext:value-type="float">
            <text:p>-0.650121450424</text:p>
          </table:table-cell>
          <table:table-cell office:value-type="float" office:value="401.821350098" calcext:value-type="float">
            <text:p>401.821350098</text:p>
          </table:table-cell>
          <table:table-cell office:value-type="float" office:value="246.90057373" calcext:value-type="float">
            <text:p>246.90057373</text:p>
          </table:table-cell>
          <table:table-cell office:value-type="float" office:value="70.2153549194" calcext:value-type="float">
            <text:p>70.2153549194</text:p>
          </table:table-cell>
          <table:table-cell/>
          <table:table-cell office:value-type="float" office:value="1.5916751231588E+018" calcext:value-type="float">
            <text:p>1.5916751231588E+018</text:p>
          </table:table-cell>
          <table:table-cell office:value-type="float" office:value="4722" calcext:value-type="float">
            <text:p>4722</text:p>
          </table:table-cell>
          <table:table-cell office:value-type="float" office:value="1.59167512314331E+018" calcext:value-type="float">
            <text:p>1.59167512314331E+018</text:p>
          </table:table-cell>
          <table:table-cell/>
          <table:table-cell office:value-type="float" office:value="2.16924715042" calcext:value-type="float">
            <text:p>2.16924715042</text:p>
          </table:table-cell>
        </table:table-row>
        <table:table-row table:style-name="ro1">
          <table:table-cell office:value-type="float" office:value="1.59167512319546E+018" calcext:value-type="float">
            <text:p>1.59167512319546E+018</text:p>
          </table:table-cell>
          <table:table-cell office:value-type="float" office:value="4724" calcext:value-type="float">
            <text:p>4724</text:p>
          </table:table-cell>
          <table:table-cell office:value-type="float" office:value="1.59167512317524E+018" calcext:value-type="float">
            <text:p>1.59167512317524E+018</text:p>
          </table:table-cell>
          <table:table-cell/>
          <table:table-cell office:value-type="float" office:value="107.250099182" calcext:value-type="float">
            <text:p>107.250099182</text:p>
          </table:table-cell>
          <table:table-cell office:value-type="float" office:value="71.1796569824" calcext:value-type="float">
            <text:p>71.1796569824</text:p>
          </table:table-cell>
          <table:table-cell office:value-type="float" office:value="-0.763899743557" calcext:value-type="float">
            <text:p>-0.763899743557</text:p>
          </table:table-cell>
          <table:table-cell office:value-type="float" office:value="401.039581299" calcext:value-type="float">
            <text:p>401.039581299</text:p>
          </table:table-cell>
          <table:table-cell office:value-type="float" office:value="246.245178223" calcext:value-type="float">
            <text:p>246.245178223</text:p>
          </table:table-cell>
          <table:table-cell office:value-type="float" office:value="70.2153549194" calcext:value-type="float">
            <text:p>70.2153549194</text:p>
          </table:table-cell>
          <table:table-cell/>
          <table:table-cell office:value-type="float" office:value="1.59167512319756E+018" calcext:value-type="float">
            <text:p>1.59167512319756E+018</text:p>
          </table:table-cell>
          <table:table-cell office:value-type="float" office:value="4723" calcext:value-type="float">
            <text:p>4723</text:p>
          </table:table-cell>
          <table:table-cell office:value-type="float" office:value="1.59167512317524E+018" calcext:value-type="float">
            <text:p>1.59167512317524E+018</text:p>
          </table:table-cell>
          <table:table-cell/>
          <table:table-cell office:value-type="float" office:value="2.16924715042" calcext:value-type="float">
            <text:p>2.16924715042</text:p>
          </table:table-cell>
        </table:table-row>
        <table:table-row table:style-name="ro1">
          <table:table-cell office:value-type="float" office:value="1.59167512321591E+018" calcext:value-type="float">
            <text:p>1.59167512321591E+018</text:p>
          </table:table-cell>
          <table:table-cell office:value-type="float" office:value="4725" calcext:value-type="float">
            <text:p>4725</text:p>
          </table:table-cell>
          <table:table-cell office:value-type="float" office:value="1.59167512320148E+018" calcext:value-type="float">
            <text:p>1.59167512320148E+018</text:p>
          </table:table-cell>
          <table:table-cell/>
          <table:table-cell office:value-type="float" office:value="103.939315796" calcext:value-type="float">
            <text:p>103.939315796</text:p>
          </table:table-cell>
          <table:table-cell office:value-type="float" office:value="70.4376220703" calcext:value-type="float">
            <text:p>70.4376220703</text:p>
          </table:table-cell>
          <table:table-cell office:value-type="float" office:value="-0.814516961575" calcext:value-type="float">
            <text:p>-0.814516961575</text:p>
          </table:table-cell>
          <table:table-cell office:value-type="float" office:value="399.885681152" calcext:value-type="float">
            <text:p>399.885681152</text:p>
          </table:table-cell>
          <table:table-cell office:value-type="float" office:value="246.870819092" calcext:value-type="float">
            <text:p>246.870819092</text:p>
          </table:table-cell>
          <table:table-cell office:value-type="float" office:value="70.3805999756" calcext:value-type="float">
            <text:p>70.3805999756</text:p>
          </table:table-cell>
          <table:table-cell/>
          <table:table-cell office:value-type="float" office:value="1.59167512321766E+018" calcext:value-type="float">
            <text:p>1.59167512321766E+018</text:p>
          </table:table-cell>
          <table:table-cell office:value-type="float" office:value="4724" calcext:value-type="float">
            <text:p>4724</text:p>
          </table:table-cell>
          <table:table-cell office:value-type="float" office:value="1.59167512320148E+018" calcext:value-type="float">
            <text:p>1.59167512320148E+018</text:p>
          </table:table-cell>
          <table:table-cell/>
          <table:table-cell office:value-type="float" office:value="2.16759467125" calcext:value-type="float">
            <text:p>2.16759467125</text:p>
          </table:table-cell>
        </table:table-row>
        <table:table-row table:style-name="ro1">
          <table:table-cell office:value-type="float" office:value="1.59167512325911E+018" calcext:value-type="float">
            <text:p>1.59167512325911E+018</text:p>
          </table:table-cell>
          <table:table-cell office:value-type="float" office:value="4726" calcext:value-type="float">
            <text:p>4726</text:p>
          </table:table-cell>
          <table:table-cell office:value-type="float" office:value="1.59167512324322E+018" calcext:value-type="float">
            <text:p>1.59167512324322E+018</text:p>
          </table:table-cell>
          <table:table-cell/>
          <table:table-cell office:value-type="float" office:value="102.489646912" calcext:value-type="float">
            <text:p>102.489646912</text:p>
          </table:table-cell>
          <table:table-cell office:value-type="float" office:value="71.7189407349" calcext:value-type="float">
            <text:p>71.7189407349</text:p>
          </table:table-cell>
          <table:table-cell office:value-type="float" office:value="-0.938417315483" calcext:value-type="float">
            <text:p>-0.938417315483</text:p>
          </table:table-cell>
          <table:table-cell office:value-type="float" office:value="397.969360352" calcext:value-type="float">
            <text:p>397.969360352</text:p>
          </table:table-cell>
          <table:table-cell office:value-type="float" office:value="245.701507568" calcext:value-type="float">
            <text:p>245.701507568</text:p>
          </table:table-cell>
          <table:table-cell office:value-type="float" office:value="70.3805999756" calcext:value-type="float">
            <text:p>70.3805999756</text:p>
          </table:table-cell>
          <table:table-cell/>
          <table:table-cell office:value-type="float" office:value="1.59167512326093E+018" calcext:value-type="float">
            <text:p>1.59167512326093E+018</text:p>
          </table:table-cell>
          <table:table-cell office:value-type="float" office:value="4725" calcext:value-type="float">
            <text:p>4725</text:p>
          </table:table-cell>
          <table:table-cell office:value-type="float" office:value="1.59167512324322E+018" calcext:value-type="float">
            <text:p>1.59167512324322E+018</text:p>
          </table:table-cell>
          <table:table-cell/>
          <table:table-cell office:value-type="float" office:value="2.16759467125" calcext:value-type="float">
            <text:p>2.16759467125</text:p>
          </table:table-cell>
        </table:table-row>
        <table:table-row table:style-name="ro1">
          <table:table-cell office:value-type="float" office:value="1.59167512329103E+018" calcext:value-type="float">
            <text:p>1.59167512329103E+018</text:p>
          </table:table-cell>
          <table:table-cell office:value-type="float" office:value="4727" calcext:value-type="float">
            <text:p>4727</text:p>
          </table:table-cell>
          <table:table-cell office:value-type="float" office:value="1.59167512327508E+018" calcext:value-type="float">
            <text:p>1.59167512327508E+018</text:p>
          </table:table-cell>
          <table:table-cell/>
          <table:table-cell office:value-type="float" office:value="104.081832886" calcext:value-type="float">
            <text:p>104.081832886</text:p>
          </table:table-cell>
          <table:table-cell office:value-type="float" office:value="70.9531478882" calcext:value-type="float">
            <text:p>70.9531478882</text:p>
          </table:table-cell>
          <table:table-cell office:value-type="float" office:value="-0.98451423645" calcext:value-type="float">
            <text:p>-0.98451423645</text:p>
          </table:table-cell>
          <table:table-cell office:value-type="float" office:value="397.6484375" calcext:value-type="float">
            <text:p>397.6484375</text:p>
          </table:table-cell>
          <table:table-cell office:value-type="float" office:value="244.33682251" calcext:value-type="float">
            <text:p>244.33682251</text:p>
          </table:table-cell>
          <table:table-cell office:value-type="float" office:value="70.5280380249" calcext:value-type="float">
            <text:p>70.5280380249</text:p>
          </table:table-cell>
          <table:table-cell/>
          <table:table-cell office:value-type="float" office:value="1.59167512329182E+018" calcext:value-type="float">
            <text:p>1.59167512329182E+018</text:p>
          </table:table-cell>
          <table:table-cell office:value-type="float" office:value="4726" calcext:value-type="float">
            <text:p>4726</text:p>
          </table:table-cell>
          <table:table-cell office:value-type="float" office:value="1.59167512327508E+018" calcext:value-type="float">
            <text:p>1.59167512327508E+018</text:p>
          </table:table-cell>
          <table:table-cell/>
          <table:table-cell office:value-type="float" office:value="2.16612029076" calcext:value-type="float">
            <text:p>2.16612029076</text:p>
          </table:table-cell>
        </table:table-row>
        <table:table-row table:style-name="ro1">
          <table:table-cell office:value-type="float" office:value="1.59167512332236E+018" calcext:value-type="float">
            <text:p>1.59167512332236E+018</text:p>
          </table:table-cell>
          <table:table-cell office:value-type="float" office:value="4728" calcext:value-type="float">
            <text:p>4728</text:p>
          </table:table-cell>
          <table:table-cell office:value-type="float" office:value="1.59167512330744E+018" calcext:value-type="float">
            <text:p>1.59167512330744E+018</text:p>
          </table:table-cell>
          <table:table-cell/>
          <table:table-cell office:value-type="float" office:value="106.830451965" calcext:value-type="float">
            <text:p>106.830451965</text:p>
          </table:table-cell>
          <table:table-cell office:value-type="float" office:value="70.0522842407" calcext:value-type="float">
            <text:p>70.0522842407</text:p>
          </table:table-cell>
          <table:table-cell office:value-type="float" office:value="-1.05739223957" calcext:value-type="float">
            <text:p>-1.05739223957</text:p>
          </table:table-cell>
          <table:table-cell office:value-type="float" office:value="396.427856445" calcext:value-type="float">
            <text:p>396.427856445</text:p>
          </table:table-cell>
          <table:table-cell office:value-type="float" office:value="242.74041748" calcext:value-type="float">
            <text:p>242.74041748</text:p>
          </table:table-cell>
          <table:table-cell office:value-type="float" office:value="70.5280380249" calcext:value-type="float">
            <text:p>70.5280380249</text:p>
          </table:table-cell>
          <table:table-cell/>
          <table:table-cell office:value-type="float" office:value="1.59167512332316E+018" calcext:value-type="float">
            <text:p>1.59167512332316E+018</text:p>
          </table:table-cell>
          <table:table-cell office:value-type="float" office:value="4727" calcext:value-type="float">
            <text:p>4727</text:p>
          </table:table-cell>
          <table:table-cell office:value-type="float" office:value="1.59167512330744E+018" calcext:value-type="float">
            <text:p>1.59167512330744E+018</text:p>
          </table:table-cell>
          <table:table-cell/>
          <table:table-cell office:value-type="float" office:value="2.16612029076" calcext:value-type="float">
            <text:p>2.16612029076</text:p>
          </table:table-cell>
        </table:table-row>
        <table:table-row table:style-name="ro1">
          <table:table-cell office:value-type="float" office:value="1.59167512335821E+018" calcext:value-type="float">
            <text:p>1.59167512335821E+018</text:p>
          </table:table-cell>
          <table:table-cell office:value-type="float" office:value="4729" calcext:value-type="float">
            <text:p>4729</text:p>
          </table:table-cell>
          <table:table-cell office:value-type="float" office:value="1.59167512334299E+018" calcext:value-type="float">
            <text:p>1.59167512334299E+018</text:p>
          </table:table-cell>
          <table:table-cell/>
          <table:table-cell office:value-type="float" office:value="105.543128967" calcext:value-type="float">
            <text:p>105.543128967</text:p>
          </table:table-cell>
          <table:table-cell office:value-type="float" office:value="68.9486846924" calcext:value-type="float">
            <text:p>68.9486846924</text:p>
          </table:table-cell>
          <table:table-cell office:value-type="float" office:value="-1.1119890213" calcext:value-type="float">
            <text:p>-1.1119890213</text:p>
          </table:table-cell>
          <table:table-cell office:value-type="float" office:value="395.558074951" calcext:value-type="float">
            <text:p>395.558074951</text:p>
          </table:table-cell>
          <table:table-cell office:value-type="float" office:value="242.305160522" calcext:value-type="float">
            <text:p>242.305160522</text:p>
          </table:table-cell>
          <table:table-cell office:value-type="float" office:value="70.5988922119" calcext:value-type="float">
            <text:p>70.5988922119</text:p>
          </table:table-cell>
          <table:table-cell/>
          <table:table-cell office:value-type="float" office:value="1.59167512335884E+018" calcext:value-type="float">
            <text:p>1.59167512335884E+018</text:p>
          </table:table-cell>
          <table:table-cell office:value-type="float" office:value="4728" calcext:value-type="float">
            <text:p>4728</text:p>
          </table:table-cell>
          <table:table-cell office:value-type="float" office:value="1.59167512334299E+018" calcext:value-type="float">
            <text:p>1.59167512334299E+018</text:p>
          </table:table-cell>
          <table:table-cell/>
          <table:table-cell office:value-type="float" office:value="2.16541171074" calcext:value-type="float">
            <text:p>2.16541171074</text:p>
          </table:table-cell>
        </table:table-row>
        <table:table-row table:style-name="ro1">
          <table:table-cell office:value-type="float" office:value="1.59167512339215E+018" calcext:value-type="float">
            <text:p>1.59167512339215E+018</text:p>
          </table:table-cell>
          <table:table-cell office:value-type="float" office:value="4730" calcext:value-type="float">
            <text:p>4730</text:p>
          </table:table-cell>
          <table:table-cell office:value-type="float" office:value="1.59167512337521E+018" calcext:value-type="float">
            <text:p>1.59167512337521E+018</text:p>
          </table:table-cell>
          <table:table-cell/>
          <table:table-cell office:value-type="float" office:value="102.391372681" calcext:value-type="float">
            <text:p>102.391372681</text:p>
          </table:table-cell>
          <table:table-cell office:value-type="float" office:value="67.5322570801" calcext:value-type="float">
            <text:p>67.5322570801</text:p>
          </table:table-cell>
          <table:table-cell office:value-type="float" office:value="-1.14520382881" calcext:value-type="float">
            <text:p>-1.14520382881</text:p>
          </table:table-cell>
          <table:table-cell office:value-type="float" office:value="394.627532959" calcext:value-type="float">
            <text:p>394.627532959</text:p>
          </table:table-cell>
          <table:table-cell office:value-type="float" office:value="243.231796265" calcext:value-type="float">
            <text:p>243.231796265</text:p>
          </table:table-cell>
          <table:table-cell office:value-type="float" office:value="70.5988922119" calcext:value-type="float">
            <text:p>70.5988922119</text:p>
          </table:table-cell>
          <table:table-cell/>
          <table:table-cell office:value-type="float" office:value="1.59167512339275E+018" calcext:value-type="float">
            <text:p>1.59167512339275E+018</text:p>
          </table:table-cell>
          <table:table-cell office:value-type="float" office:value="4729" calcext:value-type="float">
            <text:p>4729</text:p>
          </table:table-cell>
          <table:table-cell office:value-type="float" office:value="1.59167512337521E+018" calcext:value-type="float">
            <text:p>1.59167512337521E+018</text:p>
          </table:table-cell>
          <table:table-cell/>
          <table:table-cell office:value-type="float" office:value="2.16541171074" calcext:value-type="float">
            <text:p>2.16541171074</text:p>
          </table:table-cell>
        </table:table-row>
        <table:table-row table:style-name="ro1">
          <table:table-cell office:value-type="float" office:value="1.59167512341747E+018" calcext:value-type="float">
            <text:p>1.59167512341747E+018</text:p>
          </table:table-cell>
          <table:table-cell office:value-type="float" office:value="4731" calcext:value-type="float">
            <text:p>4731</text:p>
          </table:table-cell>
          <table:table-cell office:value-type="float" office:value="1.59167512340153E+018" calcext:value-type="float">
            <text:p>1.59167512340153E+018</text:p>
          </table:table-cell>
          <table:table-cell/>
          <table:table-cell office:value-type="float" office:value="110.839309692" calcext:value-type="float">
            <text:p>110.839309692</text:p>
          </table:table-cell>
          <table:table-cell office:value-type="float" office:value="67.7499160767" calcext:value-type="float">
            <text:p>67.7499160767</text:p>
          </table:table-cell>
          <table:table-cell office:value-type="float" office:value="-1.2883991003" calcext:value-type="float">
            <text:p>-1.2883991003</text:p>
          </table:table-cell>
          <table:table-cell office:value-type="float" office:value="394.722595215" calcext:value-type="float">
            <text:p>394.722595215</text:p>
          </table:table-cell>
          <table:table-cell office:value-type="float" office:value="239.528076172" calcext:value-type="float">
            <text:p>239.528076172</text:p>
          </table:table-cell>
          <table:table-cell office:value-type="float" office:value="70.4092941284" calcext:value-type="float">
            <text:p>70.4092941284</text:p>
          </table:table-cell>
          <table:table-cell/>
          <table:table-cell office:value-type="float" office:value="1.59167512341915E+018" calcext:value-type="float">
            <text:p>1.59167512341915E+018</text:p>
          </table:table-cell>
          <table:table-cell office:value-type="float" office:value="4730" calcext:value-type="float">
            <text:p>4730</text:p>
          </table:table-cell>
          <table:table-cell office:value-type="float" office:value="1.59167512340153E+018" calcext:value-type="float">
            <text:p>1.59167512340153E+018</text:p>
          </table:table-cell>
          <table:table-cell/>
          <table:table-cell office:value-type="float" office:value="2.1673078537" calcext:value-type="float">
            <text:p>2.1673078537</text:p>
          </table:table-cell>
        </table:table-row>
        <table:table-row table:style-name="ro1">
          <table:table-cell office:value-type="float" office:value="1.5916751234615E+018" calcext:value-type="float">
            <text:p>1.5916751234615E+018</text:p>
          </table:table-cell>
          <table:table-cell office:value-type="float" office:value="4732" calcext:value-type="float">
            <text:p>4732</text:p>
          </table:table-cell>
          <table:table-cell office:value-type="float" office:value="1.59167512344418E+018" calcext:value-type="float">
            <text:p>1.59167512344418E+018</text:p>
          </table:table-cell>
          <table:table-cell/>
          <table:table-cell office:value-type="float" office:value="110.618270874" calcext:value-type="float">
            <text:p>110.618270874</text:p>
          </table:table-cell>
          <table:table-cell office:value-type="float" office:value="68.1141281128" calcext:value-type="float">
            <text:p>68.1141281128</text:p>
          </table:table-cell>
          <table:table-cell office:value-type="float" office:value="-1.38294637203" calcext:value-type="float">
            <text:p>-1.38294637203</text:p>
          </table:table-cell>
          <table:table-cell office:value-type="float" office:value="392.279205322" calcext:value-type="float">
            <text:p>392.279205322</text:p>
          </table:table-cell>
          <table:table-cell office:value-type="float" office:value="238.048568726" calcext:value-type="float">
            <text:p>238.048568726</text:p>
          </table:table-cell>
          <table:table-cell office:value-type="float" office:value="70.4092941284" calcext:value-type="float">
            <text:p>70.4092941284</text:p>
          </table:table-cell>
          <table:table-cell/>
          <table:table-cell office:value-type="float" office:value="1.59167512346189E+018" calcext:value-type="float">
            <text:p>1.59167512346189E+018</text:p>
          </table:table-cell>
          <table:table-cell office:value-type="float" office:value="4731" calcext:value-type="float">
            <text:p>4731</text:p>
          </table:table-cell>
          <table:table-cell office:value-type="float" office:value="1.59167512344418E+018" calcext:value-type="float">
            <text:p>1.59167512344418E+018</text:p>
          </table:table-cell>
          <table:table-cell/>
          <table:table-cell office:value-type="float" office:value="2.1673078537" calcext:value-type="float">
            <text:p>2.1673078537</text:p>
          </table:table-cell>
        </table:table-row>
        <table:table-row table:style-name="ro1">
          <table:table-cell office:value-type="float" office:value="1.59167512349196E+018" calcext:value-type="float">
            <text:p>1.59167512349196E+018</text:p>
          </table:table-cell>
          <table:table-cell office:value-type="float" office:value="4733" calcext:value-type="float">
            <text:p>4733</text:p>
          </table:table-cell>
          <table:table-cell office:value-type="float" office:value="1.59167512347626E+018" calcext:value-type="float">
            <text:p>1.59167512347626E+018</text:p>
          </table:table-cell>
          <table:table-cell/>
          <table:table-cell office:value-type="float" office:value="105.342514038" calcext:value-type="float">
            <text:p>105.342514038</text:p>
          </table:table-cell>
          <table:table-cell office:value-type="float" office:value="68.6468963623" calcext:value-type="float">
            <text:p>68.6468963623</text:p>
          </table:table-cell>
          <table:table-cell office:value-type="float" office:value="-1.40115451813" calcext:value-type="float">
            <text:p>-1.40115451813</text:p>
          </table:table-cell>
          <table:table-cell office:value-type="float" office:value="391.202148438" calcext:value-type="float">
            <text:p>391.202148438</text:p>
          </table:table-cell>
          <table:table-cell office:value-type="float" office:value="240.406188965" calcext:value-type="float">
            <text:p>240.406188965</text:p>
          </table:table-cell>
          <table:table-cell office:value-type="float" office:value="70.207321167" calcext:value-type="float">
            <text:p>70.207321167</text:p>
          </table:table-cell>
          <table:table-cell/>
          <table:table-cell office:value-type="float" office:value="1.59167512349504E+018" calcext:value-type="float">
            <text:p>1.59167512349504E+018</text:p>
          </table:table-cell>
          <table:table-cell office:value-type="float" office:value="4732" calcext:value-type="float">
            <text:p>4732</text:p>
          </table:table-cell>
          <table:table-cell office:value-type="float" office:value="1.59167512347626E+018" calcext:value-type="float">
            <text:p>1.59167512347626E+018</text:p>
          </table:table-cell>
          <table:table-cell/>
          <table:table-cell office:value-type="float" office:value="2.16932749748" calcext:value-type="float">
            <text:p>2.16932749748</text:p>
          </table:table-cell>
        </table:table-row>
        <table:table-row table:style-name="ro1">
          <table:table-cell office:value-type="float" office:value="1.5916751235231E+018" calcext:value-type="float">
            <text:p>1.5916751235231E+018</text:p>
          </table:table-cell>
          <table:table-cell office:value-type="float" office:value="4734" calcext:value-type="float">
            <text:p>4734</text:p>
          </table:table-cell>
          <table:table-cell office:value-type="float" office:value="1.59167512350828E+018" calcext:value-type="float">
            <text:p>1.59167512350828E+018</text:p>
          </table:table-cell>
          <table:table-cell/>
          <table:table-cell office:value-type="float" office:value="109.504302979" calcext:value-type="float">
            <text:p>109.504302979</text:p>
          </table:table-cell>
          <table:table-cell office:value-type="float" office:value="70.1731872559" calcext:value-type="float">
            <text:p>70.1731872559</text:p>
          </table:table-cell>
          <table:table-cell office:value-type="float" office:value="1.55288100243" calcext:value-type="float">
            <text:p>1.55288100243</text:p>
          </table:table-cell>
          <table:table-cell office:value-type="float" office:value="388.530853271" calcext:value-type="float">
            <text:p>388.530853271</text:p>
          </table:table-cell>
          <table:table-cell office:value-type="float" office:value="238.957077026" calcext:value-type="float">
            <text:p>238.957077026</text:p>
          </table:table-cell>
          <table:table-cell office:value-type="float" office:value="70.207321167" calcext:value-type="float">
            <text:p>70.207321167</text:p>
          </table:table-cell>
          <table:table-cell/>
          <table:table-cell office:value-type="float" office:value="1.591675123525E+018" calcext:value-type="float">
            <text:p>1.591675123525E+018</text:p>
          </table:table-cell>
          <table:table-cell office:value-type="float" office:value="4733" calcext:value-type="float">
            <text:p>4733</text:p>
          </table:table-cell>
          <table:table-cell office:value-type="float" office:value="1.59167512350828E+018" calcext:value-type="float">
            <text:p>1.59167512350828E+018</text:p>
          </table:table-cell>
          <table:table-cell/>
          <table:table-cell office:value-type="float" office:value="2.16932749748" calcext:value-type="float">
            <text:p>2.16932749748</text:p>
          </table:table-cell>
        </table:table-row>
        <table:table-row table:style-name="ro1">
          <table:table-cell office:value-type="float" office:value="1.59167512356087E+018" calcext:value-type="float">
            <text:p>1.59167512356087E+018</text:p>
          </table:table-cell>
          <table:table-cell office:value-type="float" office:value="4735" calcext:value-type="float">
            <text:p>4735</text:p>
          </table:table-cell>
          <table:table-cell office:value-type="float" office:value="1.59167512354415E+018" calcext:value-type="float">
            <text:p>1.59167512354415E+018</text:p>
          </table:table-cell>
          <table:table-cell/>
          <table:table-cell office:value-type="float" office:value="114.703132629" calcext:value-type="float">
            <text:p>114.703132629</text:p>
          </table:table-cell>
          <table:table-cell office:value-type="float" office:value="71.6895675659" calcext:value-type="float">
            <text:p>71.6895675659</text:p>
          </table:table-cell>
          <table:table-cell office:value-type="float" office:value="1.4756565094" calcext:value-type="float">
            <text:p>1.4756565094</text:p>
          </table:table-cell>
          <table:table-cell office:value-type="float" office:value="387.532592773" calcext:value-type="float">
            <text:p>387.532592773</text:p>
          </table:table-cell>
          <table:table-cell office:value-type="float" office:value="235.707870483" calcext:value-type="float">
            <text:p>235.707870483</text:p>
          </table:table-cell>
          <table:table-cell office:value-type="float" office:value="70.2198486328" calcext:value-type="float">
            <text:p>70.2198486328</text:p>
          </table:table-cell>
          <table:table-cell/>
          <table:table-cell office:value-type="float" office:value="1.59167512356159E+018" calcext:value-type="float">
            <text:p>1.59167512356159E+018</text:p>
          </table:table-cell>
          <table:table-cell office:value-type="float" office:value="4734" calcext:value-type="float">
            <text:p>4734</text:p>
          </table:table-cell>
          <table:table-cell office:value-type="float" office:value="1.59167512354415E+018" calcext:value-type="float">
            <text:p>1.59167512354415E+018</text:p>
          </table:table-cell>
          <table:table-cell/>
          <table:table-cell office:value-type="float" office:value="2.16920208931" calcext:value-type="float">
            <text:p>2.16920208931</text:p>
          </table:table-cell>
        </table:table-row>
        <table:table-row table:style-name="ro1">
          <table:table-cell office:value-type="float" office:value="1.59167512359037E+018" calcext:value-type="float">
            <text:p>1.59167512359037E+018</text:p>
          </table:table-cell>
          <table:table-cell office:value-type="float" office:value="4736" calcext:value-type="float">
            <text:p>4736</text:p>
          </table:table-cell>
          <table:table-cell office:value-type="float" office:value="1.5916751235763E+018" calcext:value-type="float">
            <text:p>1.5916751235763E+018</text:p>
          </table:table-cell>
          <table:table-cell/>
          <table:table-cell office:value-type="float" office:value="116.794540405" calcext:value-type="float">
            <text:p>116.794540405</text:p>
          </table:table-cell>
          <table:table-cell office:value-type="float" office:value="69.0428543091" calcext:value-type="float">
            <text:p>69.0428543091</text:p>
          </table:table-cell>
          <table:table-cell office:value-type="float" office:value="1.47427380085" calcext:value-type="float">
            <text:p>1.47427380085</text:p>
          </table:table-cell>
          <table:table-cell office:value-type="float" office:value="387.307952881" calcext:value-type="float">
            <text:p>387.307952881</text:p>
          </table:table-cell>
          <table:table-cell office:value-type="float" office:value="236.449813843" calcext:value-type="float">
            <text:p>236.449813843</text:p>
          </table:table-cell>
          <table:table-cell office:value-type="float" office:value="70.2198486328" calcext:value-type="float">
            <text:p>70.2198486328</text:p>
          </table:table-cell>
          <table:table-cell/>
          <table:table-cell office:value-type="float" office:value="1.59167512359168E+018" calcext:value-type="float">
            <text:p>1.59167512359168E+018</text:p>
          </table:table-cell>
          <table:table-cell office:value-type="float" office:value="4735" calcext:value-type="float">
            <text:p>4735</text:p>
          </table:table-cell>
          <table:table-cell office:value-type="float" office:value="1.5916751235763E+018" calcext:value-type="float">
            <text:p>1.5916751235763E+018</text:p>
          </table:table-cell>
          <table:table-cell/>
          <table:table-cell office:value-type="float" office:value="2.16920208931" calcext:value-type="float">
            <text:p>2.16920208931</text:p>
          </table:table-cell>
        </table:table-row>
        <table:table-row table:style-name="ro1">
          <table:table-cell office:value-type="float" office:value="1.59167512362294E+018" calcext:value-type="float">
            <text:p>1.59167512362294E+018</text:p>
          </table:table-cell>
          <table:table-cell office:value-type="float" office:value="4737" calcext:value-type="float">
            <text:p>4737</text:p>
          </table:table-cell>
          <table:table-cell office:value-type="float" office:value="1.59167512360784E+018" calcext:value-type="float">
            <text:p>1.59167512360784E+018</text:p>
          </table:table-cell>
          <table:table-cell/>
          <table:table-cell office:value-type="float" office:value="104.22568512" calcext:value-type="float">
            <text:p>104.22568512</text:p>
          </table:table-cell>
          <table:table-cell office:value-type="float" office:value="70.7156524658" calcext:value-type="float">
            <text:p>70.7156524658</text:p>
          </table:table-cell>
          <table:table-cell office:value-type="float" office:value="1.39875507355" calcext:value-type="float">
            <text:p>1.39875507355</text:p>
          </table:table-cell>
          <table:table-cell office:value-type="float" office:value="386.586639404" calcext:value-type="float">
            <text:p>386.586639404</text:p>
          </table:table-cell>
          <table:table-cell office:value-type="float" office:value="240.986953735" calcext:value-type="float">
            <text:p>240.986953735</text:p>
          </table:table-cell>
          <table:table-cell office:value-type="float" office:value="70.2768325806" calcext:value-type="float">
            <text:p>70.2768325806</text:p>
          </table:table-cell>
          <table:table-cell/>
          <table:table-cell office:value-type="float" office:value="1.59167512362443E+018" calcext:value-type="float">
            <text:p>1.59167512362443E+018</text:p>
          </table:table-cell>
          <table:table-cell office:value-type="float" office:value="4736" calcext:value-type="float">
            <text:p>4736</text:p>
          </table:table-cell>
          <table:table-cell office:value-type="float" office:value="1.59167512360784E+018" calcext:value-type="float">
            <text:p>1.59167512360784E+018</text:p>
          </table:table-cell>
          <table:table-cell/>
          <table:table-cell office:value-type="float" office:value="2.16863226891" calcext:value-type="float">
            <text:p>2.16863226891</text:p>
          </table:table-cell>
        </table:table-row>
        <table:table-row table:style-name="ro1">
          <table:table-cell office:value-type="float" office:value="1.59167512365912E+018" calcext:value-type="float">
            <text:p>1.59167512365912E+018</text:p>
          </table:table-cell>
          <table:table-cell office:value-type="float" office:value="4738" calcext:value-type="float">
            <text:p>4738</text:p>
          </table:table-cell>
          <table:table-cell office:value-type="float" office:value="1.59167512364381E+018" calcext:value-type="float">
            <text:p>1.59167512364381E+018</text:p>
          </table:table-cell>
          <table:table-cell/>
          <table:table-cell office:value-type="float" office:value="108.148872375" calcext:value-type="float">
            <text:p>108.148872375</text:p>
          </table:table-cell>
          <table:table-cell office:value-type="float" office:value="69.7805786133" calcext:value-type="float">
            <text:p>69.7805786133</text:p>
          </table:table-cell>
          <table:table-cell office:value-type="float" office:value="1.29835736752" calcext:value-type="float">
            <text:p>1.29835736752</text:p>
          </table:table-cell>
          <table:table-cell office:value-type="float" office:value="385.603271484" calcext:value-type="float">
            <text:p>385.603271484</text:p>
          </table:table-cell>
          <table:table-cell office:value-type="float" office:value="240.109481812" calcext:value-type="float">
            <text:p>240.109481812</text:p>
          </table:table-cell>
          <table:table-cell office:value-type="float" office:value="70.2768325806" calcext:value-type="float">
            <text:p>70.2768325806</text:p>
          </table:table-cell>
          <table:table-cell/>
          <table:table-cell office:value-type="float" office:value="1.59167512366051E+018" calcext:value-type="float">
            <text:p>1.59167512366051E+018</text:p>
          </table:table-cell>
          <table:table-cell office:value-type="float" office:value="4737" calcext:value-type="float">
            <text:p>4737</text:p>
          </table:table-cell>
          <table:table-cell office:value-type="float" office:value="1.59167512364381E+018" calcext:value-type="float">
            <text:p>1.59167512364381E+018</text:p>
          </table:table-cell>
          <table:table-cell/>
          <table:table-cell office:value-type="float" office:value="2.16863226891" calcext:value-type="float">
            <text:p>2.16863226891</text:p>
          </table:table-cell>
        </table:table-row>
        <table:table-row table:style-name="ro1">
          <table:table-cell office:value-type="float" office:value="1.59167512369153E+018" calcext:value-type="float">
            <text:p>1.59167512369153E+018</text:p>
          </table:table-cell>
          <table:table-cell office:value-type="float" office:value="4739" calcext:value-type="float">
            <text:p>4739</text:p>
          </table:table-cell>
          <table:table-cell office:value-type="float" office:value="1.59167512367611E+018" calcext:value-type="float">
            <text:p>1.59167512367611E+018</text:p>
          </table:table-cell>
          <table:table-cell/>
          <table:table-cell office:value-type="float" office:value="105.592330933" calcext:value-type="float">
            <text:p>105.592330933</text:p>
          </table:table-cell>
          <table:table-cell office:value-type="float" office:value="68.1527786255" calcext:value-type="float">
            <text:p>68.1527786255</text:p>
          </table:table-cell>
          <table:table-cell office:value-type="float" office:value="1.32783961296" calcext:value-type="float">
            <text:p>1.32783961296</text:p>
          </table:table-cell>
          <table:table-cell office:value-type="float" office:value="385.813842773" calcext:value-type="float">
            <text:p>385.813842773</text:p>
          </table:table-cell>
          <table:table-cell office:value-type="float" office:value="241.017532349" calcext:value-type="float">
            <text:p>241.017532349</text:p>
          </table:table-cell>
          <table:table-cell office:value-type="float" office:value="70.4013214111" calcext:value-type="float">
            <text:p>70.4013214111</text:p>
          </table:table-cell>
          <table:table-cell/>
          <table:table-cell office:value-type="float" office:value="1.59167512369285E+018" calcext:value-type="float">
            <text:p>1.59167512369285E+018</text:p>
          </table:table-cell>
          <table:table-cell office:value-type="float" office:value="4738" calcext:value-type="float">
            <text:p>4738</text:p>
          </table:table-cell>
          <table:table-cell office:value-type="float" office:value="1.59167512367611E+018" calcext:value-type="float">
            <text:p>1.59167512367611E+018</text:p>
          </table:table-cell>
          <table:table-cell/>
          <table:table-cell office:value-type="float" office:value="2.1673874855" calcext:value-type="float">
            <text:p>2.1673874855</text:p>
          </table:table-cell>
        </table:table-row>
        <table:table-row table:style-name="ro1">
          <table:table-cell office:value-type="float" office:value="1.59167512372335E+018" calcext:value-type="float">
            <text:p>1.59167512372335E+018</text:p>
          </table:table-cell>
          <table:table-cell office:value-type="float" office:value="4740" calcext:value-type="float">
            <text:p>4740</text:p>
          </table:table-cell>
          <table:table-cell office:value-type="float" office:value="1.59167512370782E+018" calcext:value-type="float">
            <text:p>1.59167512370782E+018</text:p>
          </table:table-cell>
          <table:table-cell/>
          <table:table-cell office:value-type="float" office:value="106.388702393" calcext:value-type="float">
            <text:p>106.388702393</text:p>
          </table:table-cell>
          <table:table-cell office:value-type="float" office:value="67.5761566162" calcext:value-type="float">
            <text:p>67.5761566162</text:p>
          </table:table-cell>
          <table:table-cell office:value-type="float" office:value="1.26720845699" calcext:value-type="float">
            <text:p>1.26720845699</text:p>
          </table:table-cell>
          <table:table-cell office:value-type="float" office:value="385.155029297" calcext:value-type="float">
            <text:p>385.155029297</text:p>
          </table:table-cell>
          <table:table-cell office:value-type="float" office:value="241.632888794" calcext:value-type="float">
            <text:p>241.632888794</text:p>
          </table:table-cell>
          <table:table-cell office:value-type="float" office:value="70.4013214111" calcext:value-type="float">
            <text:p>70.4013214111</text:p>
          </table:table-cell>
          <table:table-cell/>
          <table:table-cell office:value-type="float" office:value="1.59167512372508E+018" calcext:value-type="float">
            <text:p>1.59167512372508E+018</text:p>
          </table:table-cell>
          <table:table-cell office:value-type="float" office:value="4739" calcext:value-type="float">
            <text:p>4739</text:p>
          </table:table-cell>
          <table:table-cell office:value-type="float" office:value="1.59167512370782E+018" calcext:value-type="float">
            <text:p>1.59167512370782E+018</text:p>
          </table:table-cell>
          <table:table-cell/>
          <table:table-cell office:value-type="float" office:value="2.1673874855" calcext:value-type="float">
            <text:p>2.1673874855</text:p>
          </table:table-cell>
        </table:table-row>
        <table:table-row table:style-name="ro1">
          <table:table-cell office:value-type="float" office:value="1.59167512375976E+018" calcext:value-type="float">
            <text:p>1.59167512375976E+018</text:p>
          </table:table-cell>
          <table:table-cell office:value-type="float" office:value="4741" calcext:value-type="float">
            <text:p>4741</text:p>
          </table:table-cell>
          <table:table-cell office:value-type="float" office:value="1.59167512374411E+018" calcext:value-type="float">
            <text:p>1.59167512374411E+018</text:p>
          </table:table-cell>
          <table:table-cell/>
          <table:table-cell office:value-type="float" office:value="101.504089355" calcext:value-type="float">
            <text:p>101.504089355</text:p>
          </table:table-cell>
          <table:table-cell office:value-type="float" office:value="68.1846237183" calcext:value-type="float">
            <text:p>68.1846237183</text:p>
          </table:table-cell>
          <table:table-cell office:value-type="float" office:value="1.19947683811" calcext:value-type="float">
            <text:p>1.19947683811</text:p>
          </table:table-cell>
          <table:table-cell office:value-type="float" office:value="384.631530762" calcext:value-type="float">
            <text:p>384.631530762</text:p>
          </table:table-cell>
          <table:table-cell office:value-type="float" office:value="243.220748901" calcext:value-type="float">
            <text:p>243.220748901</text:p>
          </table:table-cell>
          <table:table-cell office:value-type="float" office:value="70.3379592896" calcext:value-type="float">
            <text:p>70.3379592896</text:p>
          </table:table-cell>
          <table:table-cell/>
          <table:table-cell office:value-type="float" office:value="1.59167512376129E+018" calcext:value-type="float">
            <text:p>1.59167512376129E+018</text:p>
          </table:table-cell>
          <table:table-cell office:value-type="float" office:value="4740" calcext:value-type="float">
            <text:p>4740</text:p>
          </table:table-cell>
          <table:table-cell office:value-type="float" office:value="1.59167512374411E+018" calcext:value-type="float">
            <text:p>1.59167512374411E+018</text:p>
          </table:table-cell>
          <table:table-cell/>
          <table:table-cell office:value-type="float" office:value="2.16802120209" calcext:value-type="float">
            <text:p>2.16802120209</text:p>
          </table:table-cell>
        </table:table-row>
        <table:table-row table:style-name="ro1">
          <table:table-cell office:value-type="float" office:value="1.59167512379474E+018" calcext:value-type="float">
            <text:p>1.59167512379474E+018</text:p>
          </table:table-cell>
          <table:table-cell office:value-type="float" office:value="4742" calcext:value-type="float">
            <text:p>4742</text:p>
          </table:table-cell>
          <table:table-cell office:value-type="float" office:value="1.59167512377625E+018" calcext:value-type="float">
            <text:p>1.59167512377625E+018</text:p>
          </table:table-cell>
          <table:table-cell/>
          <table:table-cell office:value-type="float" office:value="103.601318359" calcext:value-type="float">
            <text:p>103.601318359</text:p>
          </table:table-cell>
          <table:table-cell office:value-type="float" office:value="67.9441452026" calcext:value-type="float">
            <text:p>67.9441452026</text:p>
          </table:table-cell>
          <table:table-cell office:value-type="float" office:value="1.182736516" calcext:value-type="float">
            <text:p>1.182736516</text:p>
          </table:table-cell>
          <table:table-cell office:value-type="float" office:value="384.321228027" calcext:value-type="float">
            <text:p>384.321228027</text:p>
          </table:table-cell>
          <table:table-cell office:value-type="float" office:value="242.383560181" calcext:value-type="float">
            <text:p>242.383560181</text:p>
          </table:table-cell>
          <table:table-cell office:value-type="float" office:value="70.3379592896" calcext:value-type="float">
            <text:p>70.3379592896</text:p>
          </table:table-cell>
          <table:table-cell/>
          <table:table-cell office:value-type="float" office:value="1.59167512379617E+018" calcext:value-type="float">
            <text:p>1.59167512379617E+018</text:p>
          </table:table-cell>
          <table:table-cell office:value-type="float" office:value="4741" calcext:value-type="float">
            <text:p>4741</text:p>
          </table:table-cell>
          <table:table-cell office:value-type="float" office:value="1.59167512377625E+018" calcext:value-type="float">
            <text:p>1.59167512377625E+018</text:p>
          </table:table-cell>
          <table:table-cell/>
          <table:table-cell office:value-type="float" office:value="2.16802120209" calcext:value-type="float">
            <text:p>2.16802120209</text:p>
          </table:table-cell>
        </table:table-row>
        <table:table-row table:style-name="ro1">
          <table:table-cell office:value-type="float" office:value="1.59167512382552E+018" calcext:value-type="float">
            <text:p>1.59167512382552E+018</text:p>
          </table:table-cell>
          <table:table-cell office:value-type="float" office:value="4743" calcext:value-type="float">
            <text:p>4743</text:p>
          </table:table-cell>
          <table:table-cell office:value-type="float" office:value="1.5916751238084E+018" calcext:value-type="float">
            <text:p>1.5916751238084E+018</text:p>
          </table:table-cell>
          <table:table-cell/>
          <table:table-cell office:value-type="float" office:value="32.3250465393" calcext:value-type="float">
            <text:p>32.3250465393</text:p>
          </table:table-cell>
          <table:table-cell office:value-type="float" office:value="26.7749977112" calcext:value-type="float">
            <text:p>26.7749977112</text:p>
          </table:table-cell>
          <table:table-cell office:value-type="float" office:value="0.503307878971" calcext:value-type="float">
            <text:p>0.503307878971</text:p>
          </table:table-cell>
          <table:table-cell office:value-type="float" office:value="381.845184326" calcext:value-type="float">
            <text:p>381.845184326</text:p>
          </table:table-cell>
          <table:table-cell office:value-type="float" office:value="236.381790161" calcext:value-type="float">
            <text:p>236.381790161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82672E+018" calcext:value-type="float">
            <text:p>1.59167512382672E+018</text:p>
          </table:table-cell>
          <table:table-cell office:value-type="float" office:value="4742" calcext:value-type="float">
            <text:p>4742</text:p>
          </table:table-cell>
          <table:table-cell office:value-type="float" office:value="1.5916751238084E+018" calcext:value-type="float">
            <text:p>1.591675123808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85851E+018" calcext:value-type="float">
            <text:p>1.59167512385851E+018</text:p>
          </table:table-cell>
          <table:table-cell office:value-type="float" office:value="4744" calcext:value-type="float">
            <text:p>4744</text:p>
          </table:table-cell>
          <table:table-cell office:value-type="float" office:value="1.59167512384402E+018" calcext:value-type="float">
            <text:p>1.5916751238440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85946E+018" calcext:value-type="float">
            <text:p>1.59167512385946E+018</text:p>
          </table:table-cell>
          <table:table-cell office:value-type="float" office:value="4743" calcext:value-type="float">
            <text:p>4743</text:p>
          </table:table-cell>
          <table:table-cell office:value-type="float" office:value="1.59167512384402E+018" calcext:value-type="float">
            <text:p>1.5916751238440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88583E+018" calcext:value-type="float">
            <text:p>1.59167512388583E+018</text:p>
          </table:table-cell>
          <table:table-cell office:value-type="float" office:value="4745" calcext:value-type="float">
            <text:p>4745</text:p>
          </table:table-cell>
          <table:table-cell office:value-type="float" office:value="1.59167512386977E+018" calcext:value-type="float">
            <text:p>1.5916751238697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88678E+018" calcext:value-type="float">
            <text:p>1.59167512388678E+018</text:p>
          </table:table-cell>
          <table:table-cell office:value-type="float" office:value="4744" calcext:value-type="float">
            <text:p>4744</text:p>
          </table:table-cell>
          <table:table-cell office:value-type="float" office:value="1.59167512386977E+018" calcext:value-type="float">
            <text:p>1.5916751238697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91888E+018" calcext:value-type="float">
            <text:p>1.59167512391888E+018</text:p>
          </table:table-cell>
          <table:table-cell office:value-type="float" office:value="4746" calcext:value-type="float">
            <text:p>4746</text:p>
          </table:table-cell>
          <table:table-cell office:value-type="float" office:value="1.59167512390131E+018" calcext:value-type="float">
            <text:p>1.5916751239013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91993E+018" calcext:value-type="float">
            <text:p>1.59167512391993E+018</text:p>
          </table:table-cell>
          <table:table-cell office:value-type="float" office:value="4745" calcext:value-type="float">
            <text:p>4745</text:p>
          </table:table-cell>
          <table:table-cell office:value-type="float" office:value="1.59167512390131E+018" calcext:value-type="float">
            <text:p>1.5916751239013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95139E+018" calcext:value-type="float">
            <text:p>1.59167512395139E+018</text:p>
          </table:table-cell>
          <table:table-cell office:value-type="float" office:value="4747" calcext:value-type="float">
            <text:p>4747</text:p>
          </table:table-cell>
          <table:table-cell office:value-type="float" office:value="1.59167512393727E+018" calcext:value-type="float">
            <text:p>1.5916751239372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95293E+018" calcext:value-type="float">
            <text:p>1.59167512395293E+018</text:p>
          </table:table-cell>
          <table:table-cell office:value-type="float" office:value="4746" calcext:value-type="float">
            <text:p>4746</text:p>
          </table:table-cell>
          <table:table-cell office:value-type="float" office:value="1.59167512393727E+018" calcext:value-type="float">
            <text:p>1.5916751239372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398426E+018" calcext:value-type="float">
            <text:p>1.59167512398426E+018</text:p>
          </table:table-cell>
          <table:table-cell office:value-type="float" office:value="4748" calcext:value-type="float">
            <text:p>4748</text:p>
          </table:table-cell>
          <table:table-cell office:value-type="float" office:value="1.59167512396971E+018" calcext:value-type="float">
            <text:p>1.5916751239697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398573E+018" calcext:value-type="float">
            <text:p>1.59167512398573E+018</text:p>
          </table:table-cell>
          <table:table-cell office:value-type="float" office:value="4747" calcext:value-type="float">
            <text:p>4747</text:p>
          </table:table-cell>
          <table:table-cell office:value-type="float" office:value="1.59167512396971E+018" calcext:value-type="float">
            <text:p>1.5916751239697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02621E+018" calcext:value-type="float">
            <text:p>1.59167512402621E+018</text:p>
          </table:table-cell>
          <table:table-cell office:value-type="float" office:value="4749" calcext:value-type="float">
            <text:p>4749</text:p>
          </table:table-cell>
          <table:table-cell office:value-type="float" office:value="1.59167512401217E+018" calcext:value-type="float">
            <text:p>1.5916751240121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02796E+018" calcext:value-type="float">
            <text:p>1.59167512402796E+018</text:p>
          </table:table-cell>
          <table:table-cell office:value-type="float" office:value="4748" calcext:value-type="float">
            <text:p>4748</text:p>
          </table:table-cell>
          <table:table-cell office:value-type="float" office:value="1.59167512401217E+018" calcext:value-type="float">
            <text:p>1.5916751240121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05815E+018" calcext:value-type="float">
            <text:p>1.59167512405815E+018</text:p>
          </table:table-cell>
          <table:table-cell office:value-type="float" office:value="4750" calcext:value-type="float">
            <text:p>4750</text:p>
          </table:table-cell>
          <table:table-cell office:value-type="float" office:value="1.59167512404396E+018" calcext:value-type="float">
            <text:p>1.5916751240439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05929E+018" calcext:value-type="float">
            <text:p>1.59167512405929E+018</text:p>
          </table:table-cell>
          <table:table-cell office:value-type="float" office:value="4749" calcext:value-type="float">
            <text:p>4749</text:p>
          </table:table-cell>
          <table:table-cell office:value-type="float" office:value="1.59167512404396E+018" calcext:value-type="float">
            <text:p>1.5916751240439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08982E+018" calcext:value-type="float">
            <text:p>1.59167512408982E+018</text:p>
          </table:table-cell>
          <table:table-cell office:value-type="float" office:value="4751" calcext:value-type="float">
            <text:p>4751</text:p>
          </table:table-cell>
          <table:table-cell office:value-type="float" office:value="1.59167512407573E+018" calcext:value-type="float">
            <text:p>1.5916751240757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09093E+018" calcext:value-type="float">
            <text:p>1.59167512409093E+018</text:p>
          </table:table-cell>
          <table:table-cell office:value-type="float" office:value="4750" calcext:value-type="float">
            <text:p>4750</text:p>
          </table:table-cell>
          <table:table-cell office:value-type="float" office:value="1.59167512407573E+018" calcext:value-type="float">
            <text:p>1.5916751240757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12591E+018" calcext:value-type="float">
            <text:p>1.59167512412591E+018</text:p>
          </table:table-cell>
          <table:table-cell office:value-type="float" office:value="4752" calcext:value-type="float">
            <text:p>4752</text:p>
          </table:table-cell>
          <table:table-cell office:value-type="float" office:value="1.59167512411172E+018" calcext:value-type="float">
            <text:p>1.5916751241117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12729E+018" calcext:value-type="float">
            <text:p>1.59167512412729E+018</text:p>
          </table:table-cell>
          <table:table-cell office:value-type="float" office:value="4751" calcext:value-type="float">
            <text:p>4751</text:p>
          </table:table-cell>
          <table:table-cell office:value-type="float" office:value="1.59167512411172E+018" calcext:value-type="float">
            <text:p>1.5916751241117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16136E+018" calcext:value-type="float">
            <text:p>1.59167512416136E+018</text:p>
          </table:table-cell>
          <table:table-cell office:value-type="float" office:value="4753" calcext:value-type="float">
            <text:p>4753</text:p>
          </table:table-cell>
          <table:table-cell office:value-type="float" office:value="1.59167512414388E+018" calcext:value-type="float">
            <text:p>1.5916751241438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15969E+018" calcext:value-type="float">
            <text:p>1.59167512415969E+018</text:p>
          </table:table-cell>
          <table:table-cell office:value-type="float" office:value="4752" calcext:value-type="float">
            <text:p>4752</text:p>
          </table:table-cell>
          <table:table-cell office:value-type="float" office:value="1.59167512414388E+018" calcext:value-type="float">
            <text:p>1.5916751241438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19115E+018" calcext:value-type="float">
            <text:p>1.59167512419115E+018</text:p>
          </table:table-cell>
          <table:table-cell office:value-type="float" office:value="4754" calcext:value-type="float">
            <text:p>4754</text:p>
          </table:table-cell>
          <table:table-cell office:value-type="float" office:value="1.59167512417603E+018" calcext:value-type="float">
            <text:p>1.5916751241760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19267E+018" calcext:value-type="float">
            <text:p>1.59167512419267E+018</text:p>
          </table:table-cell>
          <table:table-cell office:value-type="float" office:value="4753" calcext:value-type="float">
            <text:p>4753</text:p>
          </table:table-cell>
          <table:table-cell office:value-type="float" office:value="1.59167512417603E+018" calcext:value-type="float">
            <text:p>1.5916751241760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22131E+018" calcext:value-type="float">
            <text:p>1.59167512422131E+018</text:p>
          </table:table-cell>
          <table:table-cell office:value-type="float" office:value="4755" calcext:value-type="float">
            <text:p>4755</text:p>
          </table:table-cell>
          <table:table-cell office:value-type="float" office:value="1.59167512420754E+018" calcext:value-type="float">
            <text:p>1.5916751242075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22442E+018" calcext:value-type="float">
            <text:p>1.59167512422442E+018</text:p>
          </table:table-cell>
          <table:table-cell office:value-type="float" office:value="4754" calcext:value-type="float">
            <text:p>4754</text:p>
          </table:table-cell>
          <table:table-cell office:value-type="float" office:value="1.59167512420754E+018" calcext:value-type="float">
            <text:p>1.5916751242075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25845E+018" calcext:value-type="float">
            <text:p>1.59167512425845E+018</text:p>
          </table:table-cell>
          <table:table-cell office:value-type="float" office:value="4756" calcext:value-type="float">
            <text:p>4756</text:p>
          </table:table-cell>
          <table:table-cell office:value-type="float" office:value="1.59167512424339E+018" calcext:value-type="float">
            <text:p>1.5916751242433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2595E+018" calcext:value-type="float">
            <text:p>1.5916751242595E+018</text:p>
          </table:table-cell>
          <table:table-cell office:value-type="float" office:value="4755" calcext:value-type="float">
            <text:p>4755</text:p>
          </table:table-cell>
          <table:table-cell office:value-type="float" office:value="1.59167512424339E+018" calcext:value-type="float">
            <text:p>1.5916751242433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28933E+018" calcext:value-type="float">
            <text:p>1.59167512428933E+018</text:p>
          </table:table-cell>
          <table:table-cell office:value-type="float" office:value="4757" calcext:value-type="float">
            <text:p>4757</text:p>
          </table:table-cell>
          <table:table-cell office:value-type="float" office:value="1.59167512427516E+018" calcext:value-type="float">
            <text:p>1.5916751242751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29102E+018" calcext:value-type="float">
            <text:p>1.59167512429102E+018</text:p>
          </table:table-cell>
          <table:table-cell office:value-type="float" office:value="4756" calcext:value-type="float">
            <text:p>4756</text:p>
          </table:table-cell>
          <table:table-cell office:value-type="float" office:value="1.59167512427516E+018" calcext:value-type="float">
            <text:p>1.5916751242751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31877E+018" calcext:value-type="float">
            <text:p>1.59167512431877E+018</text:p>
          </table:table-cell>
          <table:table-cell office:value-type="float" office:value="4758" calcext:value-type="float">
            <text:p>4758</text:p>
          </table:table-cell>
          <table:table-cell office:value-type="float" office:value="1.59167512430519E+018" calcext:value-type="float">
            <text:p>1.5916751243051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3199E+018" calcext:value-type="float">
            <text:p>1.5916751243199E+018</text:p>
          </table:table-cell>
          <table:table-cell office:value-type="float" office:value="4757" calcext:value-type="float">
            <text:p>4757</text:p>
          </table:table-cell>
          <table:table-cell office:value-type="float" office:value="1.59167512430519E+018" calcext:value-type="float">
            <text:p>1.5916751243051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35218E+018" calcext:value-type="float">
            <text:p>1.59167512435218E+018</text:p>
          </table:table-cell>
          <table:table-cell office:value-type="float" office:value="4759" calcext:value-type="float">
            <text:p>4759</text:p>
          </table:table-cell>
          <table:table-cell office:value-type="float" office:value="1.59167512433716E+018" calcext:value-type="float">
            <text:p>1.5916751243371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35269E+018" calcext:value-type="float">
            <text:p>1.59167512435269E+018</text:p>
          </table:table-cell>
          <table:table-cell office:value-type="float" office:value="4758" calcext:value-type="float">
            <text:p>4758</text:p>
          </table:table-cell>
          <table:table-cell office:value-type="float" office:value="1.59167512433716E+018" calcext:value-type="float">
            <text:p>1.5916751243371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38553E+018" calcext:value-type="float">
            <text:p>1.59167512438553E+018</text:p>
          </table:table-cell>
          <table:table-cell office:value-type="float" office:value="4760" calcext:value-type="float">
            <text:p>4760</text:p>
          </table:table-cell>
          <table:table-cell office:value-type="float" office:value="1.59167512436988E+018" calcext:value-type="float">
            <text:p>1.5916751243698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38604E+018" calcext:value-type="float">
            <text:p>1.59167512438604E+018</text:p>
          </table:table-cell>
          <table:table-cell office:value-type="float" office:value="4759" calcext:value-type="float">
            <text:p>4759</text:p>
          </table:table-cell>
          <table:table-cell office:value-type="float" office:value="1.59167512436988E+018" calcext:value-type="float">
            <text:p>1.5916751243698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42723E+018" calcext:value-type="float">
            <text:p>1.59167512442723E+018</text:p>
          </table:table-cell>
          <table:table-cell office:value-type="float" office:value="4761" calcext:value-type="float">
            <text:p>4761</text:p>
          </table:table-cell>
          <table:table-cell office:value-type="float" office:value="1.59167512441097E+018" calcext:value-type="float">
            <text:p>1.5916751244109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42861E+018" calcext:value-type="float">
            <text:p>1.59167512442861E+018</text:p>
          </table:table-cell>
          <table:table-cell office:value-type="float" office:value="4760" calcext:value-type="float">
            <text:p>4760</text:p>
          </table:table-cell>
          <table:table-cell office:value-type="float" office:value="1.59167512441097E+018" calcext:value-type="float">
            <text:p>1.5916751244109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4573E+018" calcext:value-type="float">
            <text:p>1.5916751244573E+018</text:p>
          </table:table-cell>
          <table:table-cell office:value-type="float" office:value="4762" calcext:value-type="float">
            <text:p>4762</text:p>
          </table:table-cell>
          <table:table-cell office:value-type="float" office:value="1.59167512444258E+018" calcext:value-type="float">
            <text:p>1.5916751244425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45703E+018" calcext:value-type="float">
            <text:p>1.59167512445703E+018</text:p>
          </table:table-cell>
          <table:table-cell office:value-type="float" office:value="4761" calcext:value-type="float">
            <text:p>4761</text:p>
          </table:table-cell>
          <table:table-cell office:value-type="float" office:value="1.59167512444258E+018" calcext:value-type="float">
            <text:p>1.5916751244425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4995E+018" calcext:value-type="float">
            <text:p>1.5916751244995E+018</text:p>
          </table:table-cell>
          <table:table-cell office:value-type="float" office:value="4763" calcext:value-type="float">
            <text:p>4763</text:p>
          </table:table-cell>
          <table:table-cell office:value-type="float" office:value="1.59167512447273E+018" calcext:value-type="float">
            <text:p>1.5916751244727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50135E+018" calcext:value-type="float">
            <text:p>1.59167512450135E+018</text:p>
          </table:table-cell>
          <table:table-cell office:value-type="float" office:value="4762" calcext:value-type="float">
            <text:p>4762</text:p>
          </table:table-cell>
          <table:table-cell office:value-type="float" office:value="1.59167512447273E+018" calcext:value-type="float">
            <text:p>1.5916751244727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53254E+018" calcext:value-type="float">
            <text:p>1.59167512453254E+018</text:p>
          </table:table-cell>
          <table:table-cell office:value-type="float" office:value="4764" calcext:value-type="float">
            <text:p>4764</text:p>
          </table:table-cell>
          <table:table-cell office:value-type="float" office:value="1.5916751245088E+018" calcext:value-type="float">
            <text:p>1.591675124508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53382E+018" calcext:value-type="float">
            <text:p>1.59167512453382E+018</text:p>
          </table:table-cell>
          <table:table-cell office:value-type="float" office:value="4763" calcext:value-type="float">
            <text:p>4763</text:p>
          </table:table-cell>
          <table:table-cell office:value-type="float" office:value="1.5916751245088E+018" calcext:value-type="float">
            <text:p>1.591675124508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55268E+018" calcext:value-type="float">
            <text:p>1.59167512455268E+018</text:p>
          </table:table-cell>
          <table:table-cell office:value-type="float" office:value="4765" calcext:value-type="float">
            <text:p>4765</text:p>
          </table:table-cell>
          <table:table-cell office:value-type="float" office:value="1.59167512453813E+018" calcext:value-type="float">
            <text:p>1.5916751245381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55462E+018" calcext:value-type="float">
            <text:p>1.59167512455462E+018</text:p>
          </table:table-cell>
          <table:table-cell office:value-type="float" office:value="4764" calcext:value-type="float">
            <text:p>4764</text:p>
          </table:table-cell>
          <table:table-cell office:value-type="float" office:value="1.59167512453813E+018" calcext:value-type="float">
            <text:p>1.5916751245381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59233E+018" calcext:value-type="float">
            <text:p>1.59167512459233E+018</text:p>
          </table:table-cell>
          <table:table-cell office:value-type="float" office:value="4766" calcext:value-type="float">
            <text:p>4766</text:p>
          </table:table-cell>
          <table:table-cell office:value-type="float" office:value="1.59167512457549E+018" calcext:value-type="float">
            <text:p>1.5916751245754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59188E+018" calcext:value-type="float">
            <text:p>1.59167512459188E+018</text:p>
          </table:table-cell>
          <table:table-cell office:value-type="float" office:value="4765" calcext:value-type="float">
            <text:p>4765</text:p>
          </table:table-cell>
          <table:table-cell office:value-type="float" office:value="1.59167512457549E+018" calcext:value-type="float">
            <text:p>1.5916751245754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62585E+018" calcext:value-type="float">
            <text:p>1.59167512462585E+018</text:p>
          </table:table-cell>
          <table:table-cell office:value-type="float" office:value="4767" calcext:value-type="float">
            <text:p>4767</text:p>
          </table:table-cell>
          <table:table-cell office:value-type="float" office:value="1.59167512461151E+018" calcext:value-type="float">
            <text:p>1.5916751246115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62749E+018" calcext:value-type="float">
            <text:p>1.59167512462749E+018</text:p>
          </table:table-cell>
          <table:table-cell office:value-type="float" office:value="4766" calcext:value-type="float">
            <text:p>4766</text:p>
          </table:table-cell>
          <table:table-cell office:value-type="float" office:value="1.59167512461151E+018" calcext:value-type="float">
            <text:p>1.5916751246115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65782E+018" calcext:value-type="float">
            <text:p>1.59167512465782E+018</text:p>
          </table:table-cell>
          <table:table-cell office:value-type="float" office:value="4768" calcext:value-type="float">
            <text:p>4768</text:p>
          </table:table-cell>
          <table:table-cell office:value-type="float" office:value="1.59167512464315E+018" calcext:value-type="float">
            <text:p>1.5916751246431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65847E+018" calcext:value-type="float">
            <text:p>1.59167512465847E+018</text:p>
          </table:table-cell>
          <table:table-cell office:value-type="float" office:value="4767" calcext:value-type="float">
            <text:p>4767</text:p>
          </table:table-cell>
          <table:table-cell office:value-type="float" office:value="1.59167512464315E+018" calcext:value-type="float">
            <text:p>1.5916751246431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68825E+018" calcext:value-type="float">
            <text:p>1.59167512468825E+018</text:p>
          </table:table-cell>
          <table:table-cell office:value-type="float" office:value="4769" calcext:value-type="float">
            <text:p>4769</text:p>
          </table:table-cell>
          <table:table-cell office:value-type="float" office:value="1.5916751246753E+018" calcext:value-type="float">
            <text:p>1.591675124675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68976E+018" calcext:value-type="float">
            <text:p>1.59167512468976E+018</text:p>
          </table:table-cell>
          <table:table-cell office:value-type="float" office:value="4768" calcext:value-type="float">
            <text:p>4768</text:p>
          </table:table-cell>
          <table:table-cell office:value-type="float" office:value="1.5916751246753E+018" calcext:value-type="float">
            <text:p>1.591675124675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72427E+018" calcext:value-type="float">
            <text:p>1.59167512472427E+018</text:p>
          </table:table-cell>
          <table:table-cell office:value-type="float" office:value="4770" calcext:value-type="float">
            <text:p>4770</text:p>
          </table:table-cell>
          <table:table-cell office:value-type="float" office:value="1.59167512471135E+018" calcext:value-type="float">
            <text:p>1.5916751247113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72588E+018" calcext:value-type="float">
            <text:p>1.59167512472588E+018</text:p>
          </table:table-cell>
          <table:table-cell office:value-type="float" office:value="4769" calcext:value-type="float">
            <text:p>4769</text:p>
          </table:table-cell>
          <table:table-cell office:value-type="float" office:value="1.59167512471135E+018" calcext:value-type="float">
            <text:p>1.5916751247113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75887E+018" calcext:value-type="float">
            <text:p>1.59167512475887E+018</text:p>
          </table:table-cell>
          <table:table-cell office:value-type="float" office:value="4771" calcext:value-type="float">
            <text:p>4771</text:p>
          </table:table-cell>
          <table:table-cell office:value-type="float" office:value="1.59167512474335E+018" calcext:value-type="float">
            <text:p>1.5916751247433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75925E+018" calcext:value-type="float">
            <text:p>1.59167512475925E+018</text:p>
          </table:table-cell>
          <table:table-cell office:value-type="float" office:value="4770" calcext:value-type="float">
            <text:p>4770</text:p>
          </table:table-cell>
          <table:table-cell office:value-type="float" office:value="1.59167512474335E+018" calcext:value-type="float">
            <text:p>1.5916751247433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79006E+018" calcext:value-type="float">
            <text:p>1.59167512479006E+018</text:p>
          </table:table-cell>
          <table:table-cell office:value-type="float" office:value="4772" calcext:value-type="float">
            <text:p>4772</text:p>
          </table:table-cell>
          <table:table-cell office:value-type="float" office:value="1.5916751247756E+018" calcext:value-type="float">
            <text:p>1.591675124775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79138E+018" calcext:value-type="float">
            <text:p>1.59167512479138E+018</text:p>
          </table:table-cell>
          <table:table-cell office:value-type="float" office:value="4771" calcext:value-type="float">
            <text:p>4771</text:p>
          </table:table-cell>
          <table:table-cell office:value-type="float" office:value="1.5916751247756E+018" calcext:value-type="float">
            <text:p>1.591675124775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82771E+018" calcext:value-type="float">
            <text:p>1.59167512482771E+018</text:p>
          </table:table-cell>
          <table:table-cell office:value-type="float" office:value="4773" calcext:value-type="float">
            <text:p>4773</text:p>
          </table:table-cell>
          <table:table-cell office:value-type="float" office:value="1.59167512481153E+018" calcext:value-type="float">
            <text:p>1.5916751248115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82768E+018" calcext:value-type="float">
            <text:p>1.59167512482768E+018</text:p>
          </table:table-cell>
          <table:table-cell office:value-type="float" office:value="4772" calcext:value-type="float">
            <text:p>4772</text:p>
          </table:table-cell>
          <table:table-cell office:value-type="float" office:value="1.59167512481153E+018" calcext:value-type="float">
            <text:p>1.5916751248115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85805E+018" calcext:value-type="float">
            <text:p>1.59167512485805E+018</text:p>
          </table:table-cell>
          <table:table-cell office:value-type="float" office:value="4774" calcext:value-type="float">
            <text:p>4774</text:p>
          </table:table-cell>
          <table:table-cell office:value-type="float" office:value="1.59167512484347E+018" calcext:value-type="float">
            <text:p>1.5916751248434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85934E+018" calcext:value-type="float">
            <text:p>1.59167512485934E+018</text:p>
          </table:table-cell>
          <table:table-cell office:value-type="float" office:value="4773" calcext:value-type="float">
            <text:p>4773</text:p>
          </table:table-cell>
          <table:table-cell office:value-type="float" office:value="1.59167512484347E+018" calcext:value-type="float">
            <text:p>1.5916751248434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88312E+018" calcext:value-type="float">
            <text:p>1.59167512488312E+018</text:p>
          </table:table-cell>
          <table:table-cell office:value-type="float" office:value="4775" calcext:value-type="float">
            <text:p>4775</text:p>
          </table:table-cell>
          <table:table-cell office:value-type="float" office:value="1.59167512486935E+018" calcext:value-type="float">
            <text:p>1.5916751248693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88474E+018" calcext:value-type="float">
            <text:p>1.59167512488474E+018</text:p>
          </table:table-cell>
          <table:table-cell office:value-type="float" office:value="4774" calcext:value-type="float">
            <text:p>4774</text:p>
          </table:table-cell>
          <table:table-cell office:value-type="float" office:value="1.59167512486935E+018" calcext:value-type="float">
            <text:p>1.5916751248693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92061E+018" calcext:value-type="float">
            <text:p>1.59167512492061E+018</text:p>
          </table:table-cell>
          <table:table-cell office:value-type="float" office:value="4776" calcext:value-type="float">
            <text:p>4776</text:p>
          </table:table-cell>
          <table:table-cell office:value-type="float" office:value="1.59167512490523E+018" calcext:value-type="float">
            <text:p>1.5916751249052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92117E+018" calcext:value-type="float">
            <text:p>1.59167512492117E+018</text:p>
          </table:table-cell>
          <table:table-cell office:value-type="float" office:value="4775" calcext:value-type="float">
            <text:p>4775</text:p>
          </table:table-cell>
          <table:table-cell office:value-type="float" office:value="1.59167512490523E+018" calcext:value-type="float">
            <text:p>1.5916751249052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95233E+018" calcext:value-type="float">
            <text:p>1.59167512495233E+018</text:p>
          </table:table-cell>
          <table:table-cell office:value-type="float" office:value="4777" calcext:value-type="float">
            <text:p>4777</text:p>
          </table:table-cell>
          <table:table-cell office:value-type="float" office:value="1.59167512493713E+018" calcext:value-type="float">
            <text:p>1.5916751249371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95257E+018" calcext:value-type="float">
            <text:p>1.59167512495257E+018</text:p>
          </table:table-cell>
          <table:table-cell office:value-type="float" office:value="4776" calcext:value-type="float">
            <text:p>4776</text:p>
          </table:table-cell>
          <table:table-cell office:value-type="float" office:value="1.59167512493713E+018" calcext:value-type="float">
            <text:p>1.5916751249371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498579E+018" calcext:value-type="float">
            <text:p>1.59167512498579E+018</text:p>
          </table:table-cell>
          <table:table-cell office:value-type="float" office:value="4778" calcext:value-type="float">
            <text:p>4778</text:p>
          </table:table-cell>
          <table:table-cell office:value-type="float" office:value="1.59167512497168E+018" calcext:value-type="float">
            <text:p>1.5916751249716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498733E+018" calcext:value-type="float">
            <text:p>1.59167512498733E+018</text:p>
          </table:table-cell>
          <table:table-cell office:value-type="float" office:value="4777" calcext:value-type="float">
            <text:p>4777</text:p>
          </table:table-cell>
          <table:table-cell office:value-type="float" office:value="1.59167512497168E+018" calcext:value-type="float">
            <text:p>1.5916751249716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01893E+018" calcext:value-type="float">
            <text:p>1.59167512501893E+018</text:p>
          </table:table-cell>
          <table:table-cell office:value-type="float" office:value="4779" calcext:value-type="float">
            <text:p>4779</text:p>
          </table:table-cell>
          <table:table-cell office:value-type="float" office:value="1.59167512500532E+018" calcext:value-type="float">
            <text:p>1.5916751250053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02013E+018" calcext:value-type="float">
            <text:p>1.59167512502013E+018</text:p>
          </table:table-cell>
          <table:table-cell office:value-type="float" office:value="4778" calcext:value-type="float">
            <text:p>4778</text:p>
          </table:table-cell>
          <table:table-cell office:value-type="float" office:value="1.59167512500532E+018" calcext:value-type="float">
            <text:p>1.5916751250053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05171E+018" calcext:value-type="float">
            <text:p>1.59167512505171E+018</text:p>
          </table:table-cell>
          <table:table-cell office:value-type="float" office:value="4780" calcext:value-type="float">
            <text:p>4780</text:p>
          </table:table-cell>
          <table:table-cell office:value-type="float" office:value="1.59167512503711E+018" calcext:value-type="float">
            <text:p>1.5916751250371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05264E+018" calcext:value-type="float">
            <text:p>1.59167512505264E+018</text:p>
          </table:table-cell>
          <table:table-cell office:value-type="float" office:value="4779" calcext:value-type="float">
            <text:p>4779</text:p>
          </table:table-cell>
          <table:table-cell office:value-type="float" office:value="1.59167512503711E+018" calcext:value-type="float">
            <text:p>1.5916751250371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08215E+018" calcext:value-type="float">
            <text:p>1.59167512508215E+018</text:p>
          </table:table-cell>
          <table:table-cell office:value-type="float" office:value="4781" calcext:value-type="float">
            <text:p>4781</text:p>
          </table:table-cell>
          <table:table-cell office:value-type="float" office:value="1.59167512506915E+018" calcext:value-type="float">
            <text:p>1.5916751250691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08385E+018" calcext:value-type="float">
            <text:p>1.59167512508385E+018</text:p>
          </table:table-cell>
          <table:table-cell office:value-type="float" office:value="4780" calcext:value-type="float">
            <text:p>4780</text:p>
          </table:table-cell>
          <table:table-cell office:value-type="float" office:value="1.59167512506915E+018" calcext:value-type="float">
            <text:p>1.5916751250691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12382E+018" calcext:value-type="float">
            <text:p>1.59167512512382E+018</text:p>
          </table:table-cell>
          <table:table-cell office:value-type="float" office:value="4782" calcext:value-type="float">
            <text:p>4782</text:p>
          </table:table-cell>
          <table:table-cell office:value-type="float" office:value="1.5916751251083E+018" calcext:value-type="float">
            <text:p>1.591675125108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12396E+018" calcext:value-type="float">
            <text:p>1.59167512512396E+018</text:p>
          </table:table-cell>
          <table:table-cell office:value-type="float" office:value="4781" calcext:value-type="float">
            <text:p>4781</text:p>
          </table:table-cell>
          <table:table-cell office:value-type="float" office:value="1.5916751251083E+018" calcext:value-type="float">
            <text:p>1.591675125108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15459E+018" calcext:value-type="float">
            <text:p>1.59167512515459E+018</text:p>
          </table:table-cell>
          <table:table-cell office:value-type="float" office:value="4783" calcext:value-type="float">
            <text:p>4783</text:p>
          </table:table-cell>
          <table:table-cell office:value-type="float" office:value="1.59167512514048E+018" calcext:value-type="float">
            <text:p>1.5916751251404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15631E+018" calcext:value-type="float">
            <text:p>1.59167512515631E+018</text:p>
          </table:table-cell>
          <table:table-cell office:value-type="float" office:value="4782" calcext:value-type="float">
            <text:p>4782</text:p>
          </table:table-cell>
          <table:table-cell office:value-type="float" office:value="1.59167512514048E+018" calcext:value-type="float">
            <text:p>1.5916751251404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19079E+018" calcext:value-type="float">
            <text:p>1.59167512519079E+018</text:p>
          </table:table-cell>
          <table:table-cell office:value-type="float" office:value="4784" calcext:value-type="float">
            <text:p>4784</text:p>
          </table:table-cell>
          <table:table-cell office:value-type="float" office:value="1.59167512517528E+018" calcext:value-type="float">
            <text:p>1.5916751251752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19206E+018" calcext:value-type="float">
            <text:p>1.59167512519206E+018</text:p>
          </table:table-cell>
          <table:table-cell office:value-type="float" office:value="4783" calcext:value-type="float">
            <text:p>4783</text:p>
          </table:table-cell>
          <table:table-cell office:value-type="float" office:value="1.59167512517528E+018" calcext:value-type="float">
            <text:p>1.5916751251752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21877E+018" calcext:value-type="float">
            <text:p>1.59167512521877E+018</text:p>
          </table:table-cell>
          <table:table-cell office:value-type="float" office:value="4785" calcext:value-type="float">
            <text:p>4785</text:p>
          </table:table-cell>
          <table:table-cell office:value-type="float" office:value="1.59167512520513E+018" calcext:value-type="float">
            <text:p>1.5916751252051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21965E+018" calcext:value-type="float">
            <text:p>1.59167512521965E+018</text:p>
          </table:table-cell>
          <table:table-cell office:value-type="float" office:value="4784" calcext:value-type="float">
            <text:p>4784</text:p>
          </table:table-cell>
          <table:table-cell office:value-type="float" office:value="1.59167512520513E+018" calcext:value-type="float">
            <text:p>1.5916751252051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25085E+018" calcext:value-type="float">
            <text:p>1.59167512525085E+018</text:p>
          </table:table-cell>
          <table:table-cell office:value-type="float" office:value="4786" calcext:value-type="float">
            <text:p>4786</text:p>
          </table:table-cell>
          <table:table-cell office:value-type="float" office:value="1.59167512523748E+018" calcext:value-type="float">
            <text:p>1.5916751252374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25192E+018" calcext:value-type="float">
            <text:p>1.59167512525192E+018</text:p>
          </table:table-cell>
          <table:table-cell office:value-type="float" office:value="4785" calcext:value-type="float">
            <text:p>4785</text:p>
          </table:table-cell>
          <table:table-cell office:value-type="float" office:value="1.59167512523748E+018" calcext:value-type="float">
            <text:p>1.5916751252374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28366E+018" calcext:value-type="float">
            <text:p>1.59167512528366E+018</text:p>
          </table:table-cell>
          <table:table-cell office:value-type="float" office:value="4787" calcext:value-type="float">
            <text:p>4787</text:p>
          </table:table-cell>
          <table:table-cell office:value-type="float" office:value="1.59167512526935E+018" calcext:value-type="float">
            <text:p>1.5916751252693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28367E+018" calcext:value-type="float">
            <text:p>1.59167512528367E+018</text:p>
          </table:table-cell>
          <table:table-cell office:value-type="float" office:value="4786" calcext:value-type="float">
            <text:p>4786</text:p>
          </table:table-cell>
          <table:table-cell office:value-type="float" office:value="1.59167512526935E+018" calcext:value-type="float">
            <text:p>1.5916751252693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32493E+018" calcext:value-type="float">
            <text:p>1.59167512532493E+018</text:p>
          </table:table-cell>
          <table:table-cell office:value-type="float" office:value="4788" calcext:value-type="float">
            <text:p>4788</text:p>
          </table:table-cell>
          <table:table-cell office:value-type="float" office:value="1.59167512531137E+018" calcext:value-type="float">
            <text:p>1.5916751253113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32651E+018" calcext:value-type="float">
            <text:p>1.59167512532651E+018</text:p>
          </table:table-cell>
          <table:table-cell office:value-type="float" office:value="4787" calcext:value-type="float">
            <text:p>4787</text:p>
          </table:table-cell>
          <table:table-cell office:value-type="float" office:value="1.59167512531137E+018" calcext:value-type="float">
            <text:p>1.5916751253113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35782E+018" calcext:value-type="float">
            <text:p>1.59167512535782E+018</text:p>
          </table:table-cell>
          <table:table-cell office:value-type="float" office:value="4789" calcext:value-type="float">
            <text:p>4789</text:p>
          </table:table-cell>
          <table:table-cell office:value-type="float" office:value="1.59167512534368E+018" calcext:value-type="float">
            <text:p>1.5916751253436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35927E+018" calcext:value-type="float">
            <text:p>1.59167512535927E+018</text:p>
          </table:table-cell>
          <table:table-cell office:value-type="float" office:value="4788" calcext:value-type="float">
            <text:p>4788</text:p>
          </table:table-cell>
          <table:table-cell office:value-type="float" office:value="1.59167512534368E+018" calcext:value-type="float">
            <text:p>1.5916751253436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38917E+018" calcext:value-type="float">
            <text:p>1.59167512538917E+018</text:p>
          </table:table-cell>
          <table:table-cell office:value-type="float" office:value="4790" calcext:value-type="float">
            <text:p>4790</text:p>
          </table:table-cell>
          <table:table-cell office:value-type="float" office:value="1.59167512537536E+018" calcext:value-type="float">
            <text:p>1.5916751253753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39063E+018" calcext:value-type="float">
            <text:p>1.59167512539063E+018</text:p>
          </table:table-cell>
          <table:table-cell office:value-type="float" office:value="4789" calcext:value-type="float">
            <text:p>4789</text:p>
          </table:table-cell>
          <table:table-cell office:value-type="float" office:value="1.59167512537536E+018" calcext:value-type="float">
            <text:p>1.5916751253753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42486E+018" calcext:value-type="float">
            <text:p>1.59167512542486E+018</text:p>
          </table:table-cell>
          <table:table-cell office:value-type="float" office:value="4791" calcext:value-type="float">
            <text:p>4791</text:p>
          </table:table-cell>
          <table:table-cell office:value-type="float" office:value="1.59167512541096E+018" calcext:value-type="float">
            <text:p>1.5916751254109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43273E+018" calcext:value-type="float">
            <text:p>1.59167512543273E+018</text:p>
          </table:table-cell>
          <table:table-cell office:value-type="float" office:value="4790" calcext:value-type="float">
            <text:p>4790</text:p>
          </table:table-cell>
          <table:table-cell office:value-type="float" office:value="1.59167512541096E+018" calcext:value-type="float">
            <text:p>1.5916751254109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45927E+018" calcext:value-type="float">
            <text:p>1.59167512545927E+018</text:p>
          </table:table-cell>
          <table:table-cell office:value-type="float" office:value="4792" calcext:value-type="float">
            <text:p>4792</text:p>
          </table:table-cell>
          <table:table-cell office:value-type="float" office:value="1.59167512544341E+018" calcext:value-type="float">
            <text:p>1.5916751254434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46034E+018" calcext:value-type="float">
            <text:p>1.59167512546034E+018</text:p>
          </table:table-cell>
          <table:table-cell office:value-type="float" office:value="4791" calcext:value-type="float">
            <text:p>4791</text:p>
          </table:table-cell>
          <table:table-cell office:value-type="float" office:value="1.59167512544341E+018" calcext:value-type="float">
            <text:p>1.5916751254434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49447E+018" calcext:value-type="float">
            <text:p>1.59167512549447E+018</text:p>
          </table:table-cell>
          <table:table-cell office:value-type="float" office:value="4793" calcext:value-type="float">
            <text:p>4793</text:p>
          </table:table-cell>
          <table:table-cell office:value-type="float" office:value="1.59167512548042E+018" calcext:value-type="float">
            <text:p>1.5916751254804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49567E+018" calcext:value-type="float">
            <text:p>1.59167512549567E+018</text:p>
          </table:table-cell>
          <table:table-cell office:value-type="float" office:value="4792" calcext:value-type="float">
            <text:p>4792</text:p>
          </table:table-cell>
          <table:table-cell office:value-type="float" office:value="1.59167512548042E+018" calcext:value-type="float">
            <text:p>1.5916751254804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52206E+018" calcext:value-type="float">
            <text:p>1.59167512552206E+018</text:p>
          </table:table-cell>
          <table:table-cell office:value-type="float" office:value="4794" calcext:value-type="float">
            <text:p>4794</text:p>
          </table:table-cell>
          <table:table-cell office:value-type="float" office:value="1.59167512550578E+018" calcext:value-type="float">
            <text:p>1.5916751255057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52318E+018" calcext:value-type="float">
            <text:p>1.59167512552318E+018</text:p>
          </table:table-cell>
          <table:table-cell office:value-type="float" office:value="4793" calcext:value-type="float">
            <text:p>4793</text:p>
          </table:table-cell>
          <table:table-cell office:value-type="float" office:value="1.59167512550578E+018" calcext:value-type="float">
            <text:p>1.5916751255057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55132E+018" calcext:value-type="float">
            <text:p>1.59167512555132E+018</text:p>
          </table:table-cell>
          <table:table-cell office:value-type="float" office:value="4795" calcext:value-type="float">
            <text:p>4795</text:p>
          </table:table-cell>
          <table:table-cell office:value-type="float" office:value="1.59167512553763E+018" calcext:value-type="float">
            <text:p>1.5916751255376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55292E+018" calcext:value-type="float">
            <text:p>1.59167512555292E+018</text:p>
          </table:table-cell>
          <table:table-cell office:value-type="float" office:value="4794" calcext:value-type="float">
            <text:p>4794</text:p>
          </table:table-cell>
          <table:table-cell office:value-type="float" office:value="1.59167512553763E+018" calcext:value-type="float">
            <text:p>1.5916751255376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58656E+018" calcext:value-type="float">
            <text:p>1.59167512558656E+018</text:p>
          </table:table-cell>
          <table:table-cell office:value-type="float" office:value="4796" calcext:value-type="float">
            <text:p>4796</text:p>
          </table:table-cell>
          <table:table-cell office:value-type="float" office:value="1.59167512557365E+018" calcext:value-type="float">
            <text:p>1.5916751255736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58827E+018" calcext:value-type="float">
            <text:p>1.59167512558827E+018</text:p>
          </table:table-cell>
          <table:table-cell office:value-type="float" office:value="4795" calcext:value-type="float">
            <text:p>4795</text:p>
          </table:table-cell>
          <table:table-cell office:value-type="float" office:value="1.59167512557365E+018" calcext:value-type="float">
            <text:p>1.5916751255736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6193E+018" calcext:value-type="float">
            <text:p>1.5916751256193E+018</text:p>
          </table:table-cell>
          <table:table-cell office:value-type="float" office:value="4797" calcext:value-type="float">
            <text:p>4797</text:p>
          </table:table-cell>
          <table:table-cell office:value-type="float" office:value="1.5916751256056E+018" calcext:value-type="float">
            <text:p>1.591675125605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62092E+018" calcext:value-type="float">
            <text:p>1.59167512562092E+018</text:p>
          </table:table-cell>
          <table:table-cell office:value-type="float" office:value="4796" calcext:value-type="float">
            <text:p>4796</text:p>
          </table:table-cell>
          <table:table-cell office:value-type="float" office:value="1.5916751256056E+018" calcext:value-type="float">
            <text:p>1.591675125605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65099E+018" calcext:value-type="float">
            <text:p>1.59167512565099E+018</text:p>
          </table:table-cell>
          <table:table-cell office:value-type="float" office:value="4798" calcext:value-type="float">
            <text:p>4798</text:p>
          </table:table-cell>
          <table:table-cell office:value-type="float" office:value="1.59167512563751E+018" calcext:value-type="float">
            <text:p>1.5916751256375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65251E+018" calcext:value-type="float">
            <text:p>1.59167512565251E+018</text:p>
          </table:table-cell>
          <table:table-cell office:value-type="float" office:value="4797" calcext:value-type="float">
            <text:p>4797</text:p>
          </table:table-cell>
          <table:table-cell office:value-type="float" office:value="1.59167512563751E+018" calcext:value-type="float">
            <text:p>1.5916751256375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69608E+018" calcext:value-type="float">
            <text:p>1.59167512569608E+018</text:p>
          </table:table-cell>
          <table:table-cell office:value-type="float" office:value="4799" calcext:value-type="float">
            <text:p>4799</text:p>
          </table:table-cell>
          <table:table-cell office:value-type="float" office:value="1.59167512567957E+018" calcext:value-type="float">
            <text:p>1.5916751256795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69736E+018" calcext:value-type="float">
            <text:p>1.59167512569736E+018</text:p>
          </table:table-cell>
          <table:table-cell office:value-type="float" office:value="4798" calcext:value-type="float">
            <text:p>4798</text:p>
          </table:table-cell>
          <table:table-cell office:value-type="float" office:value="1.59167512567957E+018" calcext:value-type="float">
            <text:p>1.5916751256795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72514E+018" calcext:value-type="float">
            <text:p>1.59167512572514E+018</text:p>
          </table:table-cell>
          <table:table-cell office:value-type="float" office:value="4800" calcext:value-type="float">
            <text:p>4800</text:p>
          </table:table-cell>
          <table:table-cell office:value-type="float" office:value="1.5916751257109E+018" calcext:value-type="float">
            <text:p>1.591675125710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72585E+018" calcext:value-type="float">
            <text:p>1.59167512572585E+018</text:p>
          </table:table-cell>
          <table:table-cell office:value-type="float" office:value="4799" calcext:value-type="float">
            <text:p>4799</text:p>
          </table:table-cell>
          <table:table-cell office:value-type="float" office:value="1.5916751257109E+018" calcext:value-type="float">
            <text:p>1.591675125710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75492E+018" calcext:value-type="float">
            <text:p>1.59167512575492E+018</text:p>
          </table:table-cell>
          <table:table-cell office:value-type="float" office:value="4801" calcext:value-type="float">
            <text:p>4801</text:p>
          </table:table-cell>
          <table:table-cell office:value-type="float" office:value="1.59167512573748E+018" calcext:value-type="float">
            <text:p>1.5916751257374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75612E+018" calcext:value-type="float">
            <text:p>1.59167512575612E+018</text:p>
          </table:table-cell>
          <table:table-cell office:value-type="float" office:value="4800" calcext:value-type="float">
            <text:p>4800</text:p>
          </table:table-cell>
          <table:table-cell office:value-type="float" office:value="1.59167512573748E+018" calcext:value-type="float">
            <text:p>1.5916751257374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7938E+018" calcext:value-type="float">
            <text:p>1.5916751257938E+018</text:p>
          </table:table-cell>
          <table:table-cell office:value-type="float" office:value="4802" calcext:value-type="float">
            <text:p>4802</text:p>
          </table:table-cell>
          <table:table-cell office:value-type="float" office:value="1.59167512578006E+018" calcext:value-type="float">
            <text:p>1.5916751257800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79511E+018" calcext:value-type="float">
            <text:p>1.59167512579511E+018</text:p>
          </table:table-cell>
          <table:table-cell office:value-type="float" office:value="4801" calcext:value-type="float">
            <text:p>4801</text:p>
          </table:table-cell>
          <table:table-cell office:value-type="float" office:value="1.59167512578006E+018" calcext:value-type="float">
            <text:p>1.5916751257800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82649E+018" calcext:value-type="float">
            <text:p>1.59167512582649E+018</text:p>
          </table:table-cell>
          <table:table-cell office:value-type="float" office:value="4803" calcext:value-type="float">
            <text:p>4803</text:p>
          </table:table-cell>
          <table:table-cell office:value-type="float" office:value="1.59167512581137E+018" calcext:value-type="float">
            <text:p>1.5916751258113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82826E+018" calcext:value-type="float">
            <text:p>1.59167512582826E+018</text:p>
          </table:table-cell>
          <table:table-cell office:value-type="float" office:value="4802" calcext:value-type="float">
            <text:p>4802</text:p>
          </table:table-cell>
          <table:table-cell office:value-type="float" office:value="1.59167512581137E+018" calcext:value-type="float">
            <text:p>1.5916751258113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85861E+018" calcext:value-type="float">
            <text:p>1.59167512585861E+018</text:p>
          </table:table-cell>
          <table:table-cell office:value-type="float" office:value="4804" calcext:value-type="float">
            <text:p>4804</text:p>
          </table:table-cell>
          <table:table-cell office:value-type="float" office:value="1.59167512584346E+018" calcext:value-type="float">
            <text:p>1.5916751258434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85994E+018" calcext:value-type="float">
            <text:p>1.59167512585994E+018</text:p>
          </table:table-cell>
          <table:table-cell office:value-type="float" office:value="4803" calcext:value-type="float">
            <text:p>4803</text:p>
          </table:table-cell>
          <table:table-cell office:value-type="float" office:value="1.59167512584346E+018" calcext:value-type="float">
            <text:p>1.5916751258434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89616E+018" calcext:value-type="float">
            <text:p>1.59167512589616E+018</text:p>
          </table:table-cell>
          <table:table-cell office:value-type="float" office:value="4805" calcext:value-type="float">
            <text:p>4805</text:p>
          </table:table-cell>
          <table:table-cell office:value-type="float" office:value="1.59167512587973E+018" calcext:value-type="float">
            <text:p>1.5916751258797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89765E+018" calcext:value-type="float">
            <text:p>1.59167512589765E+018</text:p>
          </table:table-cell>
          <table:table-cell office:value-type="float" office:value="4804" calcext:value-type="float">
            <text:p>4804</text:p>
          </table:table-cell>
          <table:table-cell office:value-type="float" office:value="1.59167512587973E+018" calcext:value-type="float">
            <text:p>1.5916751258797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92562E+018" calcext:value-type="float">
            <text:p>1.59167512592562E+018</text:p>
          </table:table-cell>
          <table:table-cell office:value-type="float" office:value="4806" calcext:value-type="float">
            <text:p>4806</text:p>
          </table:table-cell>
          <table:table-cell office:value-type="float" office:value="1.59167512591203E+018" calcext:value-type="float">
            <text:p>1.5916751259120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92665E+018" calcext:value-type="float">
            <text:p>1.59167512592665E+018</text:p>
          </table:table-cell>
          <table:table-cell office:value-type="float" office:value="4805" calcext:value-type="float">
            <text:p>4805</text:p>
          </table:table-cell>
          <table:table-cell office:value-type="float" office:value="1.59167512591203E+018" calcext:value-type="float">
            <text:p>1.5916751259120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95082E+018" calcext:value-type="float">
            <text:p>1.59167512595082E+018</text:p>
          </table:table-cell>
          <table:table-cell office:value-type="float" office:value="4807" calcext:value-type="float">
            <text:p>4807</text:p>
          </table:table-cell>
          <table:table-cell office:value-type="float" office:value="1.59167512593727E+018" calcext:value-type="float">
            <text:p>1.5916751259372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95222E+018" calcext:value-type="float">
            <text:p>1.59167512595222E+018</text:p>
          </table:table-cell>
          <table:table-cell office:value-type="float" office:value="4806" calcext:value-type="float">
            <text:p>4806</text:p>
          </table:table-cell>
          <table:table-cell office:value-type="float" office:value="1.59167512593727E+018" calcext:value-type="float">
            <text:p>1.5916751259372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598868E+018" calcext:value-type="float">
            <text:p>1.59167512598868E+018</text:p>
          </table:table-cell>
          <table:table-cell office:value-type="float" office:value="4808" calcext:value-type="float">
            <text:p>4808</text:p>
          </table:table-cell>
          <table:table-cell office:value-type="float" office:value="1.59167512597353E+018" calcext:value-type="float">
            <text:p>1.5916751259735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598976E+018" calcext:value-type="float">
            <text:p>1.59167512598976E+018</text:p>
          </table:table-cell>
          <table:table-cell office:value-type="float" office:value="4807" calcext:value-type="float">
            <text:p>4807</text:p>
          </table:table-cell>
          <table:table-cell office:value-type="float" office:value="1.59167512597353E+018" calcext:value-type="float">
            <text:p>1.5916751259735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01957E+018" calcext:value-type="float">
            <text:p>1.59167512601957E+018</text:p>
          </table:table-cell>
          <table:table-cell office:value-type="float" office:value="4809" calcext:value-type="float">
            <text:p>4809</text:p>
          </table:table-cell>
          <table:table-cell office:value-type="float" office:value="1.59167512600532E+018" calcext:value-type="float">
            <text:p>1.5916751260053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02087E+018" calcext:value-type="float">
            <text:p>1.59167512602087E+018</text:p>
          </table:table-cell>
          <table:table-cell office:value-type="float" office:value="4808" calcext:value-type="float">
            <text:p>4808</text:p>
          </table:table-cell>
          <table:table-cell office:value-type="float" office:value="1.59167512600532E+018" calcext:value-type="float">
            <text:p>1.5916751260053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05222E+018" calcext:value-type="float">
            <text:p>1.59167512605222E+018</text:p>
          </table:table-cell>
          <table:table-cell office:value-type="float" office:value="4810" calcext:value-type="float">
            <text:p>4810</text:p>
          </table:table-cell>
          <table:table-cell office:value-type="float" office:value="1.59167512603701E+018" calcext:value-type="float">
            <text:p>1.5916751260370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05304E+018" calcext:value-type="float">
            <text:p>1.59167512605304E+018</text:p>
          </table:table-cell>
          <table:table-cell office:value-type="float" office:value="4809" calcext:value-type="float">
            <text:p>4809</text:p>
          </table:table-cell>
          <table:table-cell office:value-type="float" office:value="1.59167512603701E+018" calcext:value-type="float">
            <text:p>1.5916751260370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08619E+018" calcext:value-type="float">
            <text:p>1.59167512608619E+018</text:p>
          </table:table-cell>
          <table:table-cell office:value-type="float" office:value="4811" calcext:value-type="float">
            <text:p>4811</text:p>
          </table:table-cell>
          <table:table-cell office:value-type="float" office:value="1.59167512607319E+018" calcext:value-type="float">
            <text:p>1.5916751260731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08717E+018" calcext:value-type="float">
            <text:p>1.59167512608717E+018</text:p>
          </table:table-cell>
          <table:table-cell office:value-type="float" office:value="4810" calcext:value-type="float">
            <text:p>4810</text:p>
          </table:table-cell>
          <table:table-cell office:value-type="float" office:value="1.59167512607319E+018" calcext:value-type="float">
            <text:p>1.5916751260731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11879E+018" calcext:value-type="float">
            <text:p>1.59167512611879E+018</text:p>
          </table:table-cell>
          <table:table-cell office:value-type="float" office:value="4812" calcext:value-type="float">
            <text:p>4812</text:p>
          </table:table-cell>
          <table:table-cell office:value-type="float" office:value="1.59167512610499E+018" calcext:value-type="float">
            <text:p>1.5916751261049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12006E+018" calcext:value-type="float">
            <text:p>1.59167512612006E+018</text:p>
          </table:table-cell>
          <table:table-cell office:value-type="float" office:value="4811" calcext:value-type="float">
            <text:p>4811</text:p>
          </table:table-cell>
          <table:table-cell office:value-type="float" office:value="1.59167512610499E+018" calcext:value-type="float">
            <text:p>1.5916751261049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15001E+018" calcext:value-type="float">
            <text:p>1.59167512615001E+018</text:p>
          </table:table-cell>
          <table:table-cell office:value-type="float" office:value="4813" calcext:value-type="float">
            <text:p>4813</text:p>
          </table:table-cell>
          <table:table-cell office:value-type="float" office:value="1.59167512613707E+018" calcext:value-type="float">
            <text:p>1.5916751261370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15125E+018" calcext:value-type="float">
            <text:p>1.59167512615125E+018</text:p>
          </table:table-cell>
          <table:table-cell office:value-type="float" office:value="4812" calcext:value-type="float">
            <text:p>4812</text:p>
          </table:table-cell>
          <table:table-cell office:value-type="float" office:value="1.59167512613707E+018" calcext:value-type="float">
            <text:p>1.5916751261370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19331E+018" calcext:value-type="float">
            <text:p>1.59167512619331E+018</text:p>
          </table:table-cell>
          <table:table-cell office:value-type="float" office:value="4814" calcext:value-type="float">
            <text:p>4814</text:p>
          </table:table-cell>
          <table:table-cell office:value-type="float" office:value="1.59167512617426E+018" calcext:value-type="float">
            <text:p>1.5916751261742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18986E+018" calcext:value-type="float">
            <text:p>1.59167512618986E+018</text:p>
          </table:table-cell>
          <table:table-cell office:value-type="float" office:value="4813" calcext:value-type="float">
            <text:p>4813</text:p>
          </table:table-cell>
          <table:table-cell office:value-type="float" office:value="1.59167512617426E+018" calcext:value-type="float">
            <text:p>1.5916751261742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2189E+018" calcext:value-type="float">
            <text:p>1.5916751262189E+018</text:p>
          </table:table-cell>
          <table:table-cell office:value-type="float" office:value="4815" calcext:value-type="float">
            <text:p>4815</text:p>
          </table:table-cell>
          <table:table-cell office:value-type="float" office:value="1.59167512620522E+018" calcext:value-type="float">
            <text:p>1.5916751262052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22006E+018" calcext:value-type="float">
            <text:p>1.59167512622006E+018</text:p>
          </table:table-cell>
          <table:table-cell office:value-type="float" office:value="4814" calcext:value-type="float">
            <text:p>4814</text:p>
          </table:table-cell>
          <table:table-cell office:value-type="float" office:value="1.59167512620522E+018" calcext:value-type="float">
            <text:p>1.5916751262052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26367E+018" calcext:value-type="float">
            <text:p>1.59167512626367E+018</text:p>
          </table:table-cell>
          <table:table-cell office:value-type="float" office:value="4816" calcext:value-type="float">
            <text:p>4816</text:p>
          </table:table-cell>
          <table:table-cell office:value-type="float" office:value="1.59167512623772E+018" calcext:value-type="float">
            <text:p>1.5916751262377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26468E+018" calcext:value-type="float">
            <text:p>1.59167512626468E+018</text:p>
          </table:table-cell>
          <table:table-cell office:value-type="float" office:value="4815" calcext:value-type="float">
            <text:p>4815</text:p>
          </table:table-cell>
          <table:table-cell office:value-type="float" office:value="1.59167512623772E+018" calcext:value-type="float">
            <text:p>1.5916751262377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28599E+018" calcext:value-type="float">
            <text:p>1.59167512628599E+018</text:p>
          </table:table-cell>
          <table:table-cell office:value-type="float" office:value="4817" calcext:value-type="float">
            <text:p>4817</text:p>
          </table:table-cell>
          <table:table-cell office:value-type="float" office:value="1.59167512627303E+018" calcext:value-type="float">
            <text:p>1.5916751262730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28693E+018" calcext:value-type="float">
            <text:p>1.59167512628693E+018</text:p>
          </table:table-cell>
          <table:table-cell office:value-type="float" office:value="4816" calcext:value-type="float">
            <text:p>4816</text:p>
          </table:table-cell>
          <table:table-cell office:value-type="float" office:value="1.59167512627303E+018" calcext:value-type="float">
            <text:p>1.5916751262730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31865E+018" calcext:value-type="float">
            <text:p>1.59167512631865E+018</text:p>
          </table:table-cell>
          <table:table-cell office:value-type="float" office:value="4818" calcext:value-type="float">
            <text:p>4818</text:p>
          </table:table-cell>
          <table:table-cell office:value-type="float" office:value="1.59167512630506E+018" calcext:value-type="float">
            <text:p>1.5916751263050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31952E+018" calcext:value-type="float">
            <text:p>1.59167512631952E+018</text:p>
          </table:table-cell>
          <table:table-cell office:value-type="float" office:value="4817" calcext:value-type="float">
            <text:p>4817</text:p>
          </table:table-cell>
          <table:table-cell office:value-type="float" office:value="1.59167512630506E+018" calcext:value-type="float">
            <text:p>1.5916751263050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35201E+018" calcext:value-type="float">
            <text:p>1.59167512635201E+018</text:p>
          </table:table-cell>
          <table:table-cell office:value-type="float" office:value="4819" calcext:value-type="float">
            <text:p>4819</text:p>
          </table:table-cell>
          <table:table-cell office:value-type="float" office:value="1.59167512633763E+018" calcext:value-type="float">
            <text:p>1.5916751263376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35311E+018" calcext:value-type="float">
            <text:p>1.59167512635311E+018</text:p>
          </table:table-cell>
          <table:table-cell office:value-type="float" office:value="4818" calcext:value-type="float">
            <text:p>4818</text:p>
          </table:table-cell>
          <table:table-cell office:value-type="float" office:value="1.59167512633763E+018" calcext:value-type="float">
            <text:p>1.5916751263376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38855E+018" calcext:value-type="float">
            <text:p>1.59167512638855E+018</text:p>
          </table:table-cell>
          <table:table-cell office:value-type="float" office:value="4820" calcext:value-type="float">
            <text:p>4820</text:p>
          </table:table-cell>
          <table:table-cell office:value-type="float" office:value="1.59167512637385E+018" calcext:value-type="float">
            <text:p>1.5916751263738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38893E+018" calcext:value-type="float">
            <text:p>1.59167512638893E+018</text:p>
          </table:table-cell>
          <table:table-cell office:value-type="float" office:value="4819" calcext:value-type="float">
            <text:p>4819</text:p>
          </table:table-cell>
          <table:table-cell office:value-type="float" office:value="1.59167512637385E+018" calcext:value-type="float">
            <text:p>1.5916751263738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42557E+018" calcext:value-type="float">
            <text:p>1.59167512642557E+018</text:p>
          </table:table-cell>
          <table:table-cell office:value-type="float" office:value="4821" calcext:value-type="float">
            <text:p>4821</text:p>
          </table:table-cell>
          <table:table-cell office:value-type="float" office:value="1.59167512641114E+018" calcext:value-type="float">
            <text:p>1.5916751264111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42657E+018" calcext:value-type="float">
            <text:p>1.59167512642657E+018</text:p>
          </table:table-cell>
          <table:table-cell office:value-type="float" office:value="4820" calcext:value-type="float">
            <text:p>4820</text:p>
          </table:table-cell>
          <table:table-cell office:value-type="float" office:value="1.59167512641114E+018" calcext:value-type="float">
            <text:p>1.5916751264111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45255E+018" calcext:value-type="float">
            <text:p>1.59167512645255E+018</text:p>
          </table:table-cell>
          <table:table-cell office:value-type="float" office:value="4822" calcext:value-type="float">
            <text:p>4822</text:p>
          </table:table-cell>
          <table:table-cell office:value-type="float" office:value="1.59167512643859E+018" calcext:value-type="float">
            <text:p>1.5916751264385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45295E+018" calcext:value-type="float">
            <text:p>1.59167512645295E+018</text:p>
          </table:table-cell>
          <table:table-cell office:value-type="float" office:value="4821" calcext:value-type="float">
            <text:p>4821</text:p>
          </table:table-cell>
          <table:table-cell office:value-type="float" office:value="1.59167512643859E+018" calcext:value-type="float">
            <text:p>1.5916751264385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48647E+018" calcext:value-type="float">
            <text:p>1.59167512648647E+018</text:p>
          </table:table-cell>
          <table:table-cell office:value-type="float" office:value="4823" calcext:value-type="float">
            <text:p>4823</text:p>
          </table:table-cell>
          <table:table-cell office:value-type="float" office:value="1.59167512647311E+018" calcext:value-type="float">
            <text:p>1.5916751264731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48726E+018" calcext:value-type="float">
            <text:p>1.59167512648726E+018</text:p>
          </table:table-cell>
          <table:table-cell office:value-type="float" office:value="4822" calcext:value-type="float">
            <text:p>4822</text:p>
          </table:table-cell>
          <table:table-cell office:value-type="float" office:value="1.59167512647311E+018" calcext:value-type="float">
            <text:p>1.5916751264731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51868E+018" calcext:value-type="float">
            <text:p>1.59167512651868E+018</text:p>
          </table:table-cell>
          <table:table-cell office:value-type="float" office:value="4824" calcext:value-type="float">
            <text:p>4824</text:p>
          </table:table-cell>
          <table:table-cell office:value-type="float" office:value="1.59167512650529E+018" calcext:value-type="float">
            <text:p>1.5916751265052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51962E+018" calcext:value-type="float">
            <text:p>1.59167512651962E+018</text:p>
          </table:table-cell>
          <table:table-cell office:value-type="float" office:value="4823" calcext:value-type="float">
            <text:p>4823</text:p>
          </table:table-cell>
          <table:table-cell office:value-type="float" office:value="1.59167512650529E+018" calcext:value-type="float">
            <text:p>1.5916751265052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55114E+018" calcext:value-type="float">
            <text:p>1.59167512655114E+018</text:p>
          </table:table-cell>
          <table:table-cell office:value-type="float" office:value="4825" calcext:value-type="float">
            <text:p>4825</text:p>
          </table:table-cell>
          <table:table-cell office:value-type="float" office:value="1.59167512653737E+018" calcext:value-type="float">
            <text:p>1.5916751265373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55282E+018" calcext:value-type="float">
            <text:p>1.59167512655282E+018</text:p>
          </table:table-cell>
          <table:table-cell office:value-type="float" office:value="4824" calcext:value-type="float">
            <text:p>4824</text:p>
          </table:table-cell>
          <table:table-cell office:value-type="float" office:value="1.59167512653737E+018" calcext:value-type="float">
            <text:p>1.5916751265373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58844E+018" calcext:value-type="float">
            <text:p>1.59167512658844E+018</text:p>
          </table:table-cell>
          <table:table-cell office:value-type="float" office:value="4826" calcext:value-type="float">
            <text:p>4826</text:p>
          </table:table-cell>
          <table:table-cell office:value-type="float" office:value="1.59167512657482E+018" calcext:value-type="float">
            <text:p>1.5916751265748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58939E+018" calcext:value-type="float">
            <text:p>1.59167512658939E+018</text:p>
          </table:table-cell>
          <table:table-cell office:value-type="float" office:value="4825" calcext:value-type="float">
            <text:p>4825</text:p>
          </table:table-cell>
          <table:table-cell office:value-type="float" office:value="1.59167512657482E+018" calcext:value-type="float">
            <text:p>1.5916751265748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61884E+018" calcext:value-type="float">
            <text:p>1.59167512661884E+018</text:p>
          </table:table-cell>
          <table:table-cell office:value-type="float" office:value="4827" calcext:value-type="float">
            <text:p>4827</text:p>
          </table:table-cell>
          <table:table-cell office:value-type="float" office:value="1.5916751266054E+018" calcext:value-type="float">
            <text:p>1.591675126605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62E+018" calcext:value-type="float">
            <text:p>1.59167512662E+018</text:p>
          </table:table-cell>
          <table:table-cell office:value-type="float" office:value="4826" calcext:value-type="float">
            <text:p>4826</text:p>
          </table:table-cell>
          <table:table-cell office:value-type="float" office:value="1.5916751266054E+018" calcext:value-type="float">
            <text:p>1.591675126605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65729E+018" calcext:value-type="float">
            <text:p>1.59167512665729E+018</text:p>
          </table:table-cell>
          <table:table-cell office:value-type="float" office:value="4828" calcext:value-type="float">
            <text:p>4828</text:p>
          </table:table-cell>
          <table:table-cell office:value-type="float" office:value="1.59167512664004E+018" calcext:value-type="float">
            <text:p>1.5916751266400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65524E+018" calcext:value-type="float">
            <text:p>1.59167512665524E+018</text:p>
          </table:table-cell>
          <table:table-cell office:value-type="float" office:value="4827" calcext:value-type="float">
            <text:p>4827</text:p>
          </table:table-cell>
          <table:table-cell office:value-type="float" office:value="1.59167512664004E+018" calcext:value-type="float">
            <text:p>1.5916751266400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68621E+018" calcext:value-type="float">
            <text:p>1.59167512668621E+018</text:p>
          </table:table-cell>
          <table:table-cell office:value-type="float" office:value="4829" calcext:value-type="float">
            <text:p>4829</text:p>
          </table:table-cell>
          <table:table-cell office:value-type="float" office:value="1.59167512667302E+018" calcext:value-type="float">
            <text:p>1.5916751266730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6875E+018" calcext:value-type="float">
            <text:p>1.5916751266875E+018</text:p>
          </table:table-cell>
          <table:table-cell office:value-type="float" office:value="4828" calcext:value-type="float">
            <text:p>4828</text:p>
          </table:table-cell>
          <table:table-cell office:value-type="float" office:value="1.59167512667302E+018" calcext:value-type="float">
            <text:p>1.5916751266730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71877E+018" calcext:value-type="float">
            <text:p>1.59167512671877E+018</text:p>
          </table:table-cell>
          <table:table-cell office:value-type="float" office:value="4830" calcext:value-type="float">
            <text:p>4830</text:p>
          </table:table-cell>
          <table:table-cell office:value-type="float" office:value="1.59167512670532E+018" calcext:value-type="float">
            <text:p>1.59167512670532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71975E+018" calcext:value-type="float">
            <text:p>1.59167512671975E+018</text:p>
          </table:table-cell>
          <table:table-cell office:value-type="float" office:value="4829" calcext:value-type="float">
            <text:p>4829</text:p>
          </table:table-cell>
          <table:table-cell office:value-type="float" office:value="1.59167512670532E+018" calcext:value-type="float">
            <text:p>1.59167512670532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75102E+018" calcext:value-type="float">
            <text:p>1.59167512675102E+018</text:p>
          </table:table-cell>
          <table:table-cell office:value-type="float" office:value="4831" calcext:value-type="float">
            <text:p>4831</text:p>
          </table:table-cell>
          <table:table-cell office:value-type="float" office:value="1.5916751267371E+018" calcext:value-type="float">
            <text:p>1.591675126737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75208E+018" calcext:value-type="float">
            <text:p>1.59167512675208E+018</text:p>
          </table:table-cell>
          <table:table-cell office:value-type="float" office:value="4830" calcext:value-type="float">
            <text:p>4830</text:p>
          </table:table-cell>
          <table:table-cell office:value-type="float" office:value="1.5916751267371E+018" calcext:value-type="float">
            <text:p>1.591675126737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78706E+018" calcext:value-type="float">
            <text:p>1.59167512678706E+018</text:p>
          </table:table-cell>
          <table:table-cell office:value-type="float" office:value="4832" calcext:value-type="float">
            <text:p>4832</text:p>
          </table:table-cell>
          <table:table-cell office:value-type="float" office:value="1.59167512677364E+018" calcext:value-type="float">
            <text:p>1.5916751267736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78823E+018" calcext:value-type="float">
            <text:p>1.59167512678823E+018</text:p>
          </table:table-cell>
          <table:table-cell office:value-type="float" office:value="4831" calcext:value-type="float">
            <text:p>4831</text:p>
          </table:table-cell>
          <table:table-cell office:value-type="float" office:value="1.59167512677364E+018" calcext:value-type="float">
            <text:p>1.5916751267736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82182E+018" calcext:value-type="float">
            <text:p>1.59167512682182E+018</text:p>
          </table:table-cell>
          <table:table-cell office:value-type="float" office:value="4833" calcext:value-type="float">
            <text:p>4833</text:p>
          </table:table-cell>
          <table:table-cell office:value-type="float" office:value="1.59167512680505E+018" calcext:value-type="float">
            <text:p>1.5916751268050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82274E+018" calcext:value-type="float">
            <text:p>1.59167512682274E+018</text:p>
          </table:table-cell>
          <table:table-cell office:value-type="float" office:value="4832" calcext:value-type="float">
            <text:p>4832</text:p>
          </table:table-cell>
          <table:table-cell office:value-type="float" office:value="1.59167512680505E+018" calcext:value-type="float">
            <text:p>1.5916751268050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85331E+018" calcext:value-type="float">
            <text:p>1.59167512685331E+018</text:p>
          </table:table-cell>
          <table:table-cell office:value-type="float" office:value="4834" calcext:value-type="float">
            <text:p>4834</text:p>
          </table:table-cell>
          <table:table-cell office:value-type="float" office:value="1.59167512683709E+018" calcext:value-type="float">
            <text:p>1.5916751268370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85294E+018" calcext:value-type="float">
            <text:p>1.59167512685294E+018</text:p>
          </table:table-cell>
          <table:table-cell office:value-type="float" office:value="4833" calcext:value-type="float">
            <text:p>4833</text:p>
          </table:table-cell>
          <table:table-cell office:value-type="float" office:value="1.59167512683709E+018" calcext:value-type="float">
            <text:p>1.5916751268370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89626E+018" calcext:value-type="float">
            <text:p>1.59167512689626E+018</text:p>
          </table:table-cell>
          <table:table-cell office:value-type="float" office:value="4835" calcext:value-type="float">
            <text:p>4835</text:p>
          </table:table-cell>
          <table:table-cell office:value-type="float" office:value="1.5916751268763E+018" calcext:value-type="float">
            <text:p>1.5916751268763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89774E+018" calcext:value-type="float">
            <text:p>1.59167512689774E+018</text:p>
          </table:table-cell>
          <table:table-cell office:value-type="float" office:value="4834" calcext:value-type="float">
            <text:p>4834</text:p>
          </table:table-cell>
          <table:table-cell office:value-type="float" office:value="1.5916751268763E+018" calcext:value-type="float">
            <text:p>1.5916751268763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92034E+018" calcext:value-type="float">
            <text:p>1.59167512692034E+018</text:p>
          </table:table-cell>
          <table:table-cell office:value-type="float" office:value="4836" calcext:value-type="float">
            <text:p>4836</text:p>
          </table:table-cell>
          <table:table-cell office:value-type="float" office:value="1.59167512690544E+018" calcext:value-type="float">
            <text:p>1.59167512690544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92146E+018" calcext:value-type="float">
            <text:p>1.59167512692146E+018</text:p>
          </table:table-cell>
          <table:table-cell office:value-type="float" office:value="4835" calcext:value-type="float">
            <text:p>4835</text:p>
          </table:table-cell>
          <table:table-cell office:value-type="float" office:value="1.59167512690544E+018" calcext:value-type="float">
            <text:p>1.59167512690544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95847E+018" calcext:value-type="float">
            <text:p>1.59167512695847E+018</text:p>
          </table:table-cell>
          <table:table-cell office:value-type="float" office:value="4837" calcext:value-type="float">
            <text:p>4837</text:p>
          </table:table-cell>
          <table:table-cell office:value-type="float" office:value="1.59167512694401E+018" calcext:value-type="float">
            <text:p>1.59167512694401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95962E+018" calcext:value-type="float">
            <text:p>1.59167512695962E+018</text:p>
          </table:table-cell>
          <table:table-cell office:value-type="float" office:value="4836" calcext:value-type="float">
            <text:p>4836</text:p>
          </table:table-cell>
          <table:table-cell office:value-type="float" office:value="1.59167512694401E+018" calcext:value-type="float">
            <text:p>1.59167512694401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698751E+018" calcext:value-type="float">
            <text:p>1.59167512698751E+018</text:p>
          </table:table-cell>
          <table:table-cell office:value-type="float" office:value="4838" calcext:value-type="float">
            <text:p>4838</text:p>
          </table:table-cell>
          <table:table-cell office:value-type="float" office:value="1.59167512697356E+018" calcext:value-type="float">
            <text:p>1.5916751269735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69885E+018" calcext:value-type="float">
            <text:p>1.5916751269885E+018</text:p>
          </table:table-cell>
          <table:table-cell office:value-type="float" office:value="4837" calcext:value-type="float">
            <text:p>4837</text:p>
          </table:table-cell>
          <table:table-cell office:value-type="float" office:value="1.59167512697356E+018" calcext:value-type="float">
            <text:p>1.5916751269735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02207E+018" calcext:value-type="float">
            <text:p>1.59167512702207E+018</text:p>
          </table:table-cell>
          <table:table-cell office:value-type="float" office:value="4839" calcext:value-type="float">
            <text:p>4839</text:p>
          </table:table-cell>
          <table:table-cell office:value-type="float" office:value="1.59167512700636E+018" calcext:value-type="float">
            <text:p>1.59167512700636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02256E+018" calcext:value-type="float">
            <text:p>1.59167512702256E+018</text:p>
          </table:table-cell>
          <table:table-cell office:value-type="float" office:value="4838" calcext:value-type="float">
            <text:p>4838</text:p>
          </table:table-cell>
          <table:table-cell office:value-type="float" office:value="1.59167512700636E+018" calcext:value-type="float">
            <text:p>1.59167512700636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05672E+018" calcext:value-type="float">
            <text:p>1.59167512705672E+018</text:p>
          </table:table-cell>
          <table:table-cell office:value-type="float" office:value="4840" calcext:value-type="float">
            <text:p>4840</text:p>
          </table:table-cell>
          <table:table-cell office:value-type="float" office:value="1.59167512704279E+018" calcext:value-type="float">
            <text:p>1.5916751270427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05802E+018" calcext:value-type="float">
            <text:p>1.59167512705802E+018</text:p>
          </table:table-cell>
          <table:table-cell office:value-type="float" office:value="4839" calcext:value-type="float">
            <text:p>4839</text:p>
          </table:table-cell>
          <table:table-cell office:value-type="float" office:value="1.59167512704279E+018" calcext:value-type="float">
            <text:p>1.5916751270427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09104E+018" calcext:value-type="float">
            <text:p>1.59167512709104E+018</text:p>
          </table:table-cell>
          <table:table-cell office:value-type="float" office:value="4841" calcext:value-type="float">
            <text:p>4841</text:p>
          </table:table-cell>
          <table:table-cell office:value-type="float" office:value="1.59167512707627E+018" calcext:value-type="float">
            <text:p>1.5916751270762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09219E+018" calcext:value-type="float">
            <text:p>1.59167512709219E+018</text:p>
          </table:table-cell>
          <table:table-cell office:value-type="float" office:value="4840" calcext:value-type="float">
            <text:p>4840</text:p>
          </table:table-cell>
          <table:table-cell office:value-type="float" office:value="1.59167512707627E+018" calcext:value-type="float">
            <text:p>1.5916751270762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12684E+018" calcext:value-type="float">
            <text:p>1.59167512712684E+018</text:p>
          </table:table-cell>
          <table:table-cell office:value-type="float" office:value="4842" calcext:value-type="float">
            <text:p>4842</text:p>
          </table:table-cell>
          <table:table-cell office:value-type="float" office:value="1.59167512711155E+018" calcext:value-type="float">
            <text:p>1.5916751271115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12781E+018" calcext:value-type="float">
            <text:p>1.59167512712781E+018</text:p>
          </table:table-cell>
          <table:table-cell office:value-type="float" office:value="4841" calcext:value-type="float">
            <text:p>4841</text:p>
          </table:table-cell>
          <table:table-cell office:value-type="float" office:value="1.59167512711155E+018" calcext:value-type="float">
            <text:p>1.5916751271115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16134E+018" calcext:value-type="float">
            <text:p>1.59167512716134E+018</text:p>
          </table:table-cell>
          <table:table-cell office:value-type="float" office:value="4843" calcext:value-type="float">
            <text:p>4843</text:p>
          </table:table-cell>
          <table:table-cell office:value-type="float" office:value="1.59167512714747E+018" calcext:value-type="float">
            <text:p>1.5916751271474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16297E+018" calcext:value-type="float">
            <text:p>1.59167512716297E+018</text:p>
          </table:table-cell>
          <table:table-cell office:value-type="float" office:value="4842" calcext:value-type="float">
            <text:p>4842</text:p>
          </table:table-cell>
          <table:table-cell office:value-type="float" office:value="1.59167512714747E+018" calcext:value-type="float">
            <text:p>1.5916751271474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19313E+018" calcext:value-type="float">
            <text:p>1.59167512719313E+018</text:p>
          </table:table-cell>
          <table:table-cell office:value-type="float" office:value="4844" calcext:value-type="float">
            <text:p>4844</text:p>
          </table:table-cell>
          <table:table-cell office:value-type="float" office:value="1.59167512717888E+018" calcext:value-type="float">
            <text:p>1.59167512717888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19433E+018" calcext:value-type="float">
            <text:p>1.59167512719433E+018</text:p>
          </table:table-cell>
          <table:table-cell office:value-type="float" office:value="4843" calcext:value-type="float">
            <text:p>4843</text:p>
          </table:table-cell>
          <table:table-cell office:value-type="float" office:value="1.59167512717888E+018" calcext:value-type="float">
            <text:p>1.59167512717888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22442E+018" calcext:value-type="float">
            <text:p>1.59167512722442E+018</text:p>
          </table:table-cell>
          <table:table-cell office:value-type="float" office:value="4845" calcext:value-type="float">
            <text:p>4845</text:p>
          </table:table-cell>
          <table:table-cell office:value-type="float" office:value="1.59167512721099E+018" calcext:value-type="float">
            <text:p>1.59167512721099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22586E+018" calcext:value-type="float">
            <text:p>1.59167512722586E+018</text:p>
          </table:table-cell>
          <table:table-cell office:value-type="float" office:value="4844" calcext:value-type="float">
            <text:p>4844</text:p>
          </table:table-cell>
          <table:table-cell office:value-type="float" office:value="1.59167512721099E+018" calcext:value-type="float">
            <text:p>1.59167512721099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27128E+018" calcext:value-type="float">
            <text:p>1.59167512727128E+018</text:p>
          </table:table-cell>
          <table:table-cell office:value-type="float" office:value="4846" calcext:value-type="float">
            <text:p>4846</text:p>
          </table:table-cell>
          <table:table-cell office:value-type="float" office:value="1.59167512724685E+018" calcext:value-type="float">
            <text:p>1.59167512724685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2727E+018" calcext:value-type="float">
            <text:p>1.5916751272727E+018</text:p>
          </table:table-cell>
          <table:table-cell office:value-type="float" office:value="4845" calcext:value-type="float">
            <text:p>4845</text:p>
          </table:table-cell>
          <table:table-cell office:value-type="float" office:value="1.59167512724685E+018" calcext:value-type="float">
            <text:p>1.59167512724685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29366E+018" calcext:value-type="float">
            <text:p>1.59167512729366E+018</text:p>
          </table:table-cell>
          <table:table-cell office:value-type="float" office:value="4847" calcext:value-type="float">
            <text:p>4847</text:p>
          </table:table-cell>
          <table:table-cell office:value-type="float" office:value="1.59167512727917E+018" calcext:value-type="float">
            <text:p>1.5916751272791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29497E+018" calcext:value-type="float">
            <text:p>1.59167512729497E+018</text:p>
          </table:table-cell>
          <table:table-cell office:value-type="float" office:value="4846" calcext:value-type="float">
            <text:p>4846</text:p>
          </table:table-cell>
          <table:table-cell office:value-type="float" office:value="1.59167512727917E+018" calcext:value-type="float">
            <text:p>1.5916751272791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  <table:table-row table:style-name="ro1">
          <table:table-cell office:value-type="float" office:value="1.59167512732956E+018" calcext:value-type="float">
            <text:p>1.59167512732956E+018</text:p>
          </table:table-cell>
          <table:table-cell office:value-type="float" office:value="4848" calcext:value-type="float">
            <text:p>4848</text:p>
          </table:table-cell>
          <table:table-cell office:value-type="float" office:value="1.59167512731117E+018" calcext:value-type="float">
            <text:p>1.59167512731117E+0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0.2313079834" calcext:value-type="float">
            <text:p>70.2313079834</text:p>
          </table:table-cell>
          <table:table-cell/>
          <table:table-cell office:value-type="float" office:value="1.59167512732952E+018" calcext:value-type="float">
            <text:p>1.59167512732952E+018</text:p>
          </table:table-cell>
          <table:table-cell office:value-type="float" office:value="4847" calcext:value-type="float">
            <text:p>4847</text:p>
          </table:table-cell>
          <table:table-cell office:value-type="float" office:value="1.59167512731117E+018" calcext:value-type="float">
            <text:p>1.59167512731117E+018</text:p>
          </table:table-cell>
          <table:table-cell/>
          <table:table-cell office:value-type="float" office:value="2.16908764839" calcext:value-type="float">
            <text:p>2.16908764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5:45:33.784898399</meta:creation-date>
    <dc:date>2020-06-09T15:48:21.590963095</dc:date>
    <meta:editing-duration>PT2M48S</meta:editing-duration>
    <meta:editing-cycles>1</meta:editing-cycles>
    <meta:document-statistic meta:table-count="1" meta:cell-count="1287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379cm" svg:height="9cm" xlink:href=".." xlink:type="simple" chart:class="chart:scatter" chart:style-name="ch1">
        <chart:legend chart:legend-position="end" svg:x="39.225cm" svg:y="4.201cm" style:legend-expansion="high" chart:style-name="ch2"/>
        <chart:plot-area chart:style-name="ch3" table:cell-range-address="pid.J1:pid.J990" chart:data-source-has-labels="row" svg:x="0.887cm" svg:y="0.18cm" svg:width="37.451cm" svg:height="8.64cm">
          <chartooo:coordinate-region svg:x="1.508cm" svg:y="0.379cm" svg:width="36.45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J2:pid.J990" chart:label-cell-address="pid.J1:pid.J1" chart:class="chart:scatter">
            <chart:data-point chart:repeated="9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minor_axis_average</text:p>
                <draw:g>
                  <svg:desc>pid.J1:pi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d.J2:pid.J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5372047424">
                <text:p>59.5372047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5372047424">
                <text:p>59.5372047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4351005554">
                <text:p>60.4351005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4351005554">
                <text:p>60.4351005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.2003898621">
                <text:p>61.2003898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.2003898621">
                <text:p>61.2003898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9275588989">
                <text:p>61.9275588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9275588989">
                <text:p>61.9275588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69972229">
                <text:p>62.69972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69972229">
                <text:p>62.69972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280582428">
                <text:p>63.280582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280582428">
                <text:p>63.280582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4899520874">
                <text:p>63.4899520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4899520874">
                <text:p>63.4899520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7887878418">
                <text:p>63.7887878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7887878418">
                <text:p>63.7887878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.9696960449">
                <text:p>63.9696960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9696960449">
                <text:p>63.9696960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1794052124">
                <text:p>64.1794052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.1794052124">
                <text:p>64.1794052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8772277832">
                <text:p>63.8772277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8772277832">
                <text:p>63.877227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8772277832">
                <text:p>63.8772277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8772277832">
                <text:p>63.8772277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.3039970398">
                <text:p>63.3039970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3955345154">
                <text:p>62.3955345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3955345154">
                <text:p>62.3955345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6358947754">
                <text:p>61.63589477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.978679657">
                <text:p>60.978679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.978679657">
                <text:p>60.9786796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.4341812134">
                <text:p>60.434181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.4341812134">
                <text:p>60.4341812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8310203552">
                <text:p>60.8310203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.8310203552">
                <text:p>60.8310203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9360160828">
                <text:p>60.9360160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.9360160828">
                <text:p>60.9360160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.7028236389">
                <text:p>60.7028236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.7028236389">
                <text:p>60.70282363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3266639709">
                <text:p>60.32666397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.3266639709">
                <text:p>60.3266639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2160873413">
                <text:p>60.2160873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.2160873413">
                <text:p>60.2160873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9207839966">
                <text:p>59.92078399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.9207839966">
                <text:p>59.9207839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5425338745">
                <text:p>59.54253387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.5425338745">
                <text:p>59.54253387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4574356079">
                <text:p>59.4574356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.4574356079">
                <text:p>59.4574356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2447280884">
                <text:p>59.2447280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2447280884">
                <text:p>59.24472808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4422607422">
                <text:p>59.4422607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4422607422">
                <text:p>59.4422607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.0555152893">
                <text:p>60.0555152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.0555152893">
                <text:p>60.05551528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.4596939087">
                <text:p>60.45969390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.4596939087">
                <text:p>60.45969390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6848182678">
                <text:p>60.6848182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6848182678">
                <text:p>60.68481826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.2421417236">
                <text:p>61.24214172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2421417236">
                <text:p>61.2421417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.6881904602">
                <text:p>61.6881904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.6881904602">
                <text:p>61.6881904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.1062660217">
                <text:p>62.10626602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.1062660217">
                <text:p>62.10626602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453212738">
                <text:p>62.453212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.453212738">
                <text:p>62.453212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.8491821289">
                <text:p>62.8491821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8491821289">
                <text:p>62.8491821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2770423889">
                <text:p>63.2770423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.2770423889">
                <text:p>63.2770423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.4066925049">
                <text:p>63.4066925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.4066925049">
                <text:p>63.4066925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.3292007446">
                <text:p>63.32920074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3292007446">
                <text:p>63.3292007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.1480293274">
                <text:p>63.14802932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1480293274">
                <text:p>63.1480293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.826084137">
                <text:p>63.8260841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.826084137">
                <text:p>63.826084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4650878906">
                <text:p>64.46508789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.4650878906">
                <text:p>64.46508789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.9801025391">
                <text:p>64.9801025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.9801025391">
                <text:p>64.9801025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.3831558228">
                <text:p>65.38315582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.3831558228">
                <text:p>65.3831558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.9868392944">
                <text:p>65.9868392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.9868392944">
                <text:p>65.9868392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.4249420166">
                <text:p>66.4249420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.4249420166">
                <text:p>66.42494201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.9500198364">
                <text:p>66.95001983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9500198364">
                <text:p>66.950019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2768554688">
                <text:p>67.2768554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.2768554688">
                <text:p>67.2768554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.5088272095">
                <text:p>67.50882720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.5088272095">
                <text:p>67.5088272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.7331085205">
                <text:p>67.7331085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.7331085205">
                <text:p>67.7331085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.1725234985">
                <text:p>68.1725234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.1725234985">
                <text:p>68.1725234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.1447906494">
                <text:p>68.14479064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.1447906494">
                <text:p>68.14479064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.2558670044">
                <text:p>68.25586700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.2558670044">
                <text:p>68.25586700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.543510437">
                <text:p>68.5435104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.543510437">
                <text:p>68.5435104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.0754013062">
                <text:p>69.0754013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.0754013062">
                <text:p>69.07540130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.7146606445">
                <text:p>69.7146606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.7146606445">
                <text:p>69.71466064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.1268234253">
                <text:p>70.12682342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1268234253">
                <text:p>70.1268234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.4177017212">
                <text:p>70.4177017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.4177017212">
                <text:p>70.41770172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.1179885864">
                <text:p>70.11798858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.1179885864">
                <text:p>70.1179885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.1220932007">
                <text:p>70.12209320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.1220932007">
                <text:p>70.12209320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.1501922607">
                <text:p>70.15019226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.1501922607">
                <text:p>70.1501922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.0387268066">
                <text:p>70.03872680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.0387268066">
                <text:p>70.03872680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.883140564">
                <text:p>69.8831405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.883140564">
                <text:p>69.8831405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.8745574951">
                <text:p>69.87455749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.8745574951">
                <text:p>69.8745574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.7702331543">
                <text:p>69.77023315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.7702331543">
                <text:p>69.77023315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.7802963257">
                <text:p>69.78029632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7802963257">
                <text:p>69.7802963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8638305664">
                <text:p>69.86383056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8638305664">
                <text:p>69.8638305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.8039398193">
                <text:p>69.80393981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.8039398193">
                <text:p>69.8039398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.7149810791">
                <text:p>69.7149810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.7149810791">
                <text:p>69.7149810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.6475372314">
                <text:p>69.6475372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.6475372314">
                <text:p>69.64753723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.5256652832">
                <text:p>69.52566528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256652832">
                <text:p>69.5256652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.3432312012">
                <text:p>69.34323120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.3432312012">
                <text:p>69.3432312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.4781494141">
                <text:p>69.4781494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.4781494141">
                <text:p>69.4781494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.6491851807">
                <text:p>69.64918518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.6491851807">
                <text:p>69.64918518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.640663147">
                <text:p>69.6406631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.640663147">
                <text:p>69.6406631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.6289596558">
                <text:p>69.62895965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.6289596558">
                <text:p>69.62895965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.9516983032">
                <text:p>69.95169830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.9516983032">
                <text:p>69.9516983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.3463134766">
                <text:p>70.34631347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.3463134766">
                <text:p>70.34631347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.0552825928">
                <text:p>71.05528259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.0552825928">
                <text:p>71.05528259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.6045532227">
                <text:p>71.60455322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.6045532227">
                <text:p>71.6045532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.7937011719">
                <text:p>71.79370117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7937011719">
                <text:p>71.7937011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9501419067">
                <text:p>71.9501419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.9501419067">
                <text:p>71.95014190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.9579696655">
                <text:p>71.9579696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.9579696655">
                <text:p>71.95796966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.8986053467">
                <text:p>71.89860534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.8986053467">
                <text:p>71.89860534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.7458267212">
                <text:p>71.74582672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.7458267212">
                <text:p>71.7458267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.5980606079">
                <text:p>71.59806060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.5980606079">
                <text:p>71.59806060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.3414306641">
                <text:p>71.34143066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414306641">
                <text:p>71.34143066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.3990325928">
                <text:p>71.39903259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3990325928">
                <text:p>71.39903259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.3451080322">
                <text:p>71.3451080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.3451080322">
                <text:p>71.3451080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.4044342041">
                <text:p>71.40443420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.4044342041">
                <text:p>71.40443420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1.5550842285">
                <text:p>71.55508422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.5550842285">
                <text:p>71.55508422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.824508667">
                <text:p>71.824508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.824508667">
                <text:p>71.824508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.8409805298">
                <text:p>71.84098052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.8409805298">
                <text:p>71.84098052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.8934783936">
                <text:p>71.8934783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.8934783936">
                <text:p>71.89347839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.9268341064">
                <text:p>71.9268341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.9268341064">
                <text:p>71.92683410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.0063247681">
                <text:p>72.00632476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.0063247681">
                <text:p>72.00632476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.9583969116">
                <text:p>71.95839691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.9583969116">
                <text:p>71.9583969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.9273910522">
                <text:p>71.92739105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.9273910522">
                <text:p>71.92739105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.7638015747">
                <text:p>71.76380157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.7638015747">
                <text:p>71.76380157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.659324646">
                <text:p>71.6593246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.659324646">
                <text:p>71.6593246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.4683151245">
                <text:p>71.46831512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.4683151245">
                <text:p>71.46831512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.4003829956">
                <text:p>71.40038299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.4003829956">
                <text:p>71.40038299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.3838119507">
                <text:p>71.38381195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.3838119507">
                <text:p>71.38381195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.2188949585">
                <text:p>71.2188949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.2188949585">
                <text:p>71.21889495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.2967681885">
                <text:p>71.2967681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1.2967681885">
                <text:p>71.29676818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.1710891724">
                <text:p>71.17108917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.1710891724">
                <text:p>71.17108917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.1664886475">
                <text:p>71.1664886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.1664886475">
                <text:p>71.16648864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0458908081">
                <text:p>71.04589080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.0458908081">
                <text:p>71.04589080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.0173873901">
                <text:p>71.01738739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.0173873901">
                <text:p>71.01738739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0.8965606689">
                <text:p>70.89656066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.8965606689">
                <text:p>70.89656066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6306381226">
                <text:p>70.6306381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.6306381226">
                <text:p>70.63063812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.2997131348">
                <text:p>70.29971313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.2997131348">
                <text:p>70.29971313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.1063766479">
                <text:p>70.10637664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.1063766479">
                <text:p>70.10637664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9.9747009277">
                <text:p>69.97470092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.9747009277">
                <text:p>69.97470092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.8992996216">
                <text:p>69.8992996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.8992996216">
                <text:p>69.8992996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866104126">
                <text:p>69.8661041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.866104126">
                <text:p>69.866104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.7573242188">
                <text:p>69.75732421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7573242188">
                <text:p>69.7573242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6901092529">
                <text:p>69.69010925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6901092529">
                <text:p>69.6901092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.5872344971">
                <text:p>69.58723449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.5872344971">
                <text:p>69.5872344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.5474319458">
                <text:p>69.54743194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.5474319458">
                <text:p>69.54743194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.697479248">
                <text:p>69.697479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697479248">
                <text:p>69.6974792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.7735671997">
                <text:p>69.77356719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.7735671997">
                <text:p>69.77356719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.7760162354">
                <text:p>69.77601623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.7760162354">
                <text:p>69.77601623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.9308624268">
                <text:p>69.93086242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.9308624268">
                <text:p>69.93086242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.0402832031">
                <text:p>70.04028320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0.0402832031">
                <text:p>70.04028320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.3238601685">
                <text:p>70.32386016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.3238601685">
                <text:p>70.32386016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.4651641846">
                <text:p>70.46516418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.4651641846">
                <text:p>70.4651641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.6038284302">
                <text:p>70.60382843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0.6038284302">
                <text:p>70.60382843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.6817474365">
                <text:p>70.68174743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0.6817474365">
                <text:p>70.68174743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.7295303345">
                <text:p>70.72953033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.7295303345">
                <text:p>70.72953033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.7844009399">
                <text:p>70.78440093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.7844009399">
                <text:p>70.78440093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.0638885498">
                <text:p>71.06388854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.0638885498">
                <text:p>71.06388854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.2015609741">
                <text:p>71.20156097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1.2015609741">
                <text:p>71.20156097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.263633728">
                <text:p>71.2636337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.263633728">
                <text:p>71.2636337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.3000717163">
                <text:p>71.30007171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.3000717163">
                <text:p>71.30007171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.1529464722">
                <text:p>71.15294647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.1529464722">
                <text:p>71.15294647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.1574478149">
                <text:p>71.15744781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.1574478149">
                <text:p>71.15744781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.1850967407">
                <text:p>71.18509674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.1850967407">
                <text:p>71.18509674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3907470703">
                <text:p>71.3907470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3907470703">
                <text:p>71.39074707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402923584">
                <text:p>71.4029235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402923584">
                <text:p>71.4029235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3312072754">
                <text:p>71.33120727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.3312072754">
                <text:p>71.33120727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.3147506714">
                <text:p>71.31475067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.3147506714">
                <text:p>71.31475067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.4272232056">
                <text:p>71.42722320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.4272232056">
                <text:p>71.4272232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.4518966675">
                <text:p>71.45189666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.4518966675">
                <text:p>71.45189666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.4725646973">
                <text:p>71.47256469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1.4725646973">
                <text:p>71.47256469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1.366859436">
                <text:p>71.3668594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.366859436">
                <text:p>71.3668594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1.3108901978">
                <text:p>71.31089019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1.3108901978">
                <text:p>71.31089019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1.1928863525">
                <text:p>71.19288635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.1928863525">
                <text:p>71.19288635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.1247177124">
                <text:p>71.12471771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1.1247177124">
                <text:p>71.12471771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.0997695923">
                <text:p>71.09976959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1.0997695923">
                <text:p>71.0997695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.0920181274">
                <text:p>71.09201812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.0920181274">
                <text:p>71.09201812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.8805084229">
                <text:p>70.88050842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.8805084229">
                <text:p>70.88050842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.6211624146">
                <text:p>70.62116241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.6211624146">
                <text:p>70.62116241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.3384857178">
                <text:p>70.33848571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.3384857178">
                <text:p>70.33848571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.1291046143">
                <text:p>70.12910461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.1291046143">
                <text:p>70.12910461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.1461334229">
                <text:p>70.14613342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.1461334229">
                <text:p>70.14613342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.1708679199">
                <text:p>70.17086791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1708679199">
                <text:p>70.17086791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.1233139038">
                <text:p>70.12331390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.1233139038">
                <text:p>70.12331390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9.823059082">
                <text:p>69.8230590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9.823059082">
                <text:p>69.8230590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9.7202301025">
                <text:p>69.72023010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9.7202301025">
                <text:p>69.72023010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9.6841506958">
                <text:p>69.68415069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.6841506958">
                <text:p>69.6841506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9.6727294922">
                <text:p>69.67272949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.6727294922">
                <text:p>69.67272949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9.6477661133">
                <text:p>69.64776611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.6477661133">
                <text:p>69.64776611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.6268157959">
                <text:p>69.62681579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.6268157959">
                <text:p>69.62681579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.5301818848">
                <text:p>69.53018188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9.5301818848">
                <text:p>69.53018188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.4504699707">
                <text:p>69.4504699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.4504699707">
                <text:p>69.45046997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.3931427002">
                <text:p>69.3931427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.3931427002">
                <text:p>69.3931427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.4420013428">
                <text:p>69.44200134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.4420013428">
                <text:p>69.44200134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.5529022217">
                <text:p>69.55290222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.5529022217">
                <text:p>69.55290222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4596405029">
                <text:p>69.45964050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596405029">
                <text:p>69.45964050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48097229">
                <text:p>69.4480972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448097229">
                <text:p>69.4480972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4699249268">
                <text:p>69.46992492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9.4699249268">
                <text:p>69.46992492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9.6191940308">
                <text:p>69.61919403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9.6191940308">
                <text:p>69.61919403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0126647949">
                <text:p>70.01266479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0126647949">
                <text:p>70.01266479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0.3061676025">
                <text:p>70.30616760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0.3061676025">
                <text:p>70.30616760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0.4746856689">
                <text:p>70.47468566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0.4746856689">
                <text:p>70.47468566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0.439994812">
                <text:p>70.4399948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0.439994812">
                <text:p>70.4399948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.487197876">
                <text:p>70.4871978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.487197876">
                <text:p>70.4871978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0.5911865234">
                <text:p>70.59118652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.5911865234">
                <text:p>70.59118652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.7057037354">
                <text:p>70.70570373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.7057037354">
                <text:p>70.70570373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.6758956909">
                <text:p>70.67589569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.6758956909">
                <text:p>70.67589569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.5752868652">
                <text:p>70.57528686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.5752868652">
                <text:p>70.57528686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.3783111572">
                <text:p>70.37831115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.3783111572">
                <text:p>70.37831115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.316192627">
                <text:p>70.3161926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316192627">
                <text:p>70.3161926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.3514556885">
                <text:p>70.35145568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0.3514556885">
                <text:p>70.35145568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0.5397796631">
                <text:p>70.53977966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0.5397796631">
                <text:p>70.53977966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0.6683578491">
                <text:p>70.66835784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0.6683578491">
                <text:p>70.66835784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0.7018890381">
                <text:p>70.70188903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0.7018890381">
                <text:p>70.70188903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0.6143264771">
                <text:p>70.61432647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.6143264771">
                <text:p>70.61432647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.6240844727">
                <text:p>70.62408447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0.6240844727">
                <text:p>70.62408447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0.6444244385">
                <text:p>70.64442443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0.6444244385">
                <text:p>70.64442443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0.7157287598">
                <text:p>70.71572875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7157287598">
                <text:p>70.71572875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.6695785522">
                <text:p>70.66957855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.6695785522">
                <text:p>70.66957855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.4599380493">
                <text:p>70.45993804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.4599380493">
                <text:p>70.45993804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.3020553589">
                <text:p>70.30205535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0.3020553589">
                <text:p>70.30205535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.1851196289">
                <text:p>70.18511962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0.1851196289">
                <text:p>70.18511962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.1943817139">
                <text:p>70.19438171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.1943817139">
                <text:p>70.19438171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0.2867889404">
                <text:p>70.28678894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.2867889404">
                <text:p>70.28678894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.2109451294">
                <text:p>70.21094512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.2109451294">
                <text:p>70.21094512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9.9850540161">
                <text:p>69.98505401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.9850540161">
                <text:p>69.98505401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9.7775650024">
                <text:p>69.77756500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.7775650024">
                <text:p>69.77756500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.5568695068">
                <text:p>69.55686950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.5568695068">
                <text:p>69.55686950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.4192733765">
                <text:p>69.41927337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9.4192733765">
                <text:p>69.41927337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.4898986816">
                <text:p>69.48989868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.4898986816">
                <text:p>69.48989868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.5538711548">
                <text:p>69.55387115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.5538711548">
                <text:p>69.55387115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.4023361206">
                <text:p>69.4023361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.4023361206">
                <text:p>69.40233612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9.2444229126">
                <text:p>69.24442291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9.2444229126">
                <text:p>69.24442291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9.066619873">
                <text:p>69.0666198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.066619873">
                <text:p>69.0666198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8.9856414795">
                <text:p>68.98564147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8.9856414795">
                <text:p>68.98564147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9.1106262207">
                <text:p>69.11062622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9.1106262207">
                <text:p>69.11062622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.1189804077">
                <text:p>69.11898040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9.1189804077">
                <text:p>69.11898040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9.0887985229">
                <text:p>69.08879852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.0887985229">
                <text:p>69.08879852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8.9925918579">
                <text:p>68.99259185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8.9925918579">
                <text:p>68.99259185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.9052734375">
                <text:p>68.90527343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8.9052734375">
                <text:p>68.90527343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8.9098968506">
                <text:p>68.90989685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8.9098968506">
                <text:p>68.90989685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.0290374756">
                <text:p>69.02903747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.0290374756">
                <text:p>69.02903747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8.8999023438">
                <text:p>68.89990234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8.8999023438">
                <text:p>68.89990234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.6544494629">
                <text:p>68.65444946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6544494629">
                <text:p>68.65444946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.6430282593">
                <text:p>68.64302825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.6430282593">
                <text:p>68.64302825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.7959213257">
                <text:p>68.79592132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.7959213257">
                <text:p>68.79592132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8.9538116455">
                <text:p>68.95381164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8.9538116455">
                <text:p>68.95381164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.3088607788">
                <text:p>69.30886077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.3088607788">
                <text:p>69.30886077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.6938400269">
                <text:p>69.69384002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.6938400269">
                <text:p>69.69384002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.6563796997">
                <text:p>69.65637969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.6563796997">
                <text:p>69.65637969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.4995117188">
                <text:p>69.49951171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9.4995117188">
                <text:p>69.49951171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9.4863815308">
                <text:p>69.48638153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9.4863815308">
                <text:p>69.48638153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.2319946289">
                <text:p>70.23199462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.2319946289">
                <text:p>70.23199462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.390083313">
                <text:p>70.3900833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.390083313">
                <text:p>70.3900833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.4173278809">
                <text:p>70.41732788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.4173278809">
                <text:p>70.41732788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0.2615890503">
                <text:p>70.26158905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.2615890503">
                <text:p>70.26158905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0.1334762573">
                <text:p>70.13347625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0.1334762573">
                <text:p>70.13347625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0.0765914917">
                <text:p>70.07659149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0.0765914917">
                <text:p>70.07659149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0.2470092773">
                <text:p>70.24700927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0.2470092773">
                <text:p>70.24700927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0.5489730835">
                <text:p>70.54897308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0.5489730835">
                <text:p>70.54897308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0.7302474976">
                <text:p>70.73024749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0.7302474976">
                <text:p>70.73024749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0.6684265137">
                <text:p>70.66842651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.6684265137">
                <text:p>70.66842651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0.7778625488">
                <text:p>70.77786254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0.7778625488">
                <text:p>70.77786254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.8984680176">
                <text:p>70.89846801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0.8984680176">
                <text:p>70.89846801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.0230865479">
                <text:p>71.02308654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.0230865479">
                <text:p>71.02308654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.0439224243">
                <text:p>71.04392242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1.0439224243">
                <text:p>71.04392242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.0948181152">
                <text:p>71.09481811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.0948181152">
                <text:p>71.09481811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1.0241088867">
                <text:p>71.02410888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.0241088867">
                <text:p>71.02410888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.8198013306">
                <text:p>70.81980133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.8198013306">
                <text:p>70.81980133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.8191986084">
                <text:p>70.81919860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.8191986084">
                <text:p>70.81919860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.9503860474">
                <text:p>70.95038604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.9503860474">
                <text:p>70.95038604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.9247283936">
                <text:p>70.92472839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.9247283936">
                <text:p>70.92472839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.1620635986">
                <text:p>70.16206359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.1620635986">
                <text:p>70.16206359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9.9397964478">
                <text:p>69.93979644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9.9397964478">
                <text:p>69.93979644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.7635955811">
                <text:p>69.76359558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9.7635955811">
                <text:p>69.76359558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9.5904998779">
                <text:p>69.59049987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9.5904998779">
                <text:p>69.59049987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9.6162338257">
                <text:p>69.61623382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.6162338257">
                <text:p>69.61623382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9.6462020874">
                <text:p>69.64620208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9.6462020874">
                <text:p>69.64620208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9.5946578979">
                <text:p>69.59465789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9.5946578979">
                <text:p>69.59465789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9.3103408813">
                <text:p>69.31034088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9.3103408813">
                <text:p>69.31034088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8.9341964722">
                <text:p>68.93419647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8.9341964722">
                <text:p>68.93419647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8.8057479858">
                <text:p>68.80574798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8.8057479858">
                <text:p>68.80574798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7626647949">
                <text:p>68.76266479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8.7626647949">
                <text:p>68.76266479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8.9634780884">
                <text:p>68.96347808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.9634780884">
                <text:p>68.96347808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.819480896">
                <text:p>68.8194808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.819480896">
                <text:p>68.8194808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.7854309082">
                <text:p>68.78543090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.7854309082">
                <text:p>68.78543090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.5979919434">
                <text:p>68.59799194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8.5979919434">
                <text:p>68.59799194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8.3631896973">
                <text:p>68.36318969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8.3631896973">
                <text:p>68.36318969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8.4264450073">
                <text:p>68.42644500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8.4264450073">
                <text:p>68.42644500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8.4869155884">
                <text:p>68.48691558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8.4869155884">
                <text:p>68.48691558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8.372543335">
                <text:p>68.3725433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8.372543335">
                <text:p>68.3725433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8.3288040161">
                <text:p>68.32880401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.3288040161">
                <text:p>68.32880401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.3520050049">
                <text:p>68.35200500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8.3520050049">
                <text:p>68.35200500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8.4749298096">
                <text:p>68.47492980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8.4749298096">
                <text:p>68.47492980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8.6903305054">
                <text:p>68.69033050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.6903305054">
                <text:p>68.69033050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9.091468811">
                <text:p>69.0914688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9.091468811">
                <text:p>69.0914688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9.1801605225">
                <text:p>69.18016052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9.1801605225">
                <text:p>69.18016052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9.1457138062">
                <text:p>69.14571380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9.1457138062">
                <text:p>69.14571380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9.0995101929">
                <text:p>69.09951019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9.0995101929">
                <text:p>69.09951019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9.115524292">
                <text:p>69.1155242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9.115524292">
                <text:p>69.1155242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.3403167725">
                <text:p>69.34031677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9.3403167725">
                <text:p>69.34031677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9.4049377441">
                <text:p>69.40493774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.4049377441">
                <text:p>69.40493774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9.4007797241">
                <text:p>69.40077972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9.4007797241">
                <text:p>69.40077972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9.0936050415">
                <text:p>69.09360504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9.0936050415">
                <text:p>69.09360504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.127166748">
                <text:p>69.1271667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9.127166748">
                <text:p>69.1271667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9.0875167847">
                <text:p>69.08751678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.0875167847">
                <text:p>69.08751678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.3001480103">
                <text:p>69.30014801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.3001480103">
                <text:p>69.30014801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.7641143799">
                <text:p>69.76411437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.7641143799">
                <text:p>69.76411437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0.0053787231">
                <text:p>70.00537872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.0053787231">
                <text:p>70.00537872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9.8908157349">
                <text:p>69.89081573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.8908157349">
                <text:p>69.89081573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.7912979126">
                <text:p>69.79129791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.7912979126">
                <text:p>69.79129791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.9121246338">
                <text:p>69.91212463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9.9121246338">
                <text:p>69.91212463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.0439071655">
                <text:p>70.04390716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.0439071655">
                <text:p>70.04390716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0.091468811">
                <text:p>70.0914688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0.091468811">
                <text:p>70.0914688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.0106277466">
                <text:p>70.01062774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.0106277466">
                <text:p>70.01062774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.8223724365">
                <text:p>69.82237243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.8223724365">
                <text:p>69.82237243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9.7235641479">
                <text:p>69.72356414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9.7235641479">
                <text:p>69.72356414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.777053833">
                <text:p>69.7770538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9.777053833">
                <text:p>69.7770538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9.9100875854">
                <text:p>69.91008758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9.9100875854">
                <text:p>69.91008758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9.906791687">
                <text:p>69.9067916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9.906791687">
                <text:p>69.9067916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9.7318191528">
                <text:p>69.73181915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9.7318191528">
                <text:p>69.73181915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9.502243042">
                <text:p>69.5022430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9.502243042">
                <text:p>69.5022430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.277015686">
                <text:p>69.2770156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9.277015686">
                <text:p>69.2770156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.1279525757">
                <text:p>69.12795257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.1279525757">
                <text:p>69.12795257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8.9632873535">
                <text:p>68.96328735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8.9632873535">
                <text:p>68.96328735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8.8706283569">
                <text:p>68.87062835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8.8706283569">
                <text:p>68.87062835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8.7316970825">
                <text:p>68.73169708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.7316970825">
                <text:p>68.73169708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8.2757873535">
                <text:p>68.27578735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8.2757873535">
                <text:p>68.27578735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7.9060668945">
                <text:p>67.90606689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7.9060668945">
                <text:p>67.90606689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7.9028320312">
                <text:p>67.90283203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7.9028320312">
                <text:p>67.90283203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7.9390716553">
                <text:p>67.93907165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7.9390716553">
                <text:p>67.93907165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8.0157699585">
                <text:p>68.01576995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8.0157699585">
                <text:p>68.01576995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7.900932312">
                <text:p>67.9009323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7.900932312">
                <text:p>67.9009323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7.7817993164">
                <text:p>67.78179931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7.7817993164">
                <text:p>67.78179931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7.6093826294">
                <text:p>67.60938262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7.6093826294">
                <text:p>67.60938262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7.612739563">
                <text:p>67.6127395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7.612739563">
                <text:p>67.6127395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7.8031311035">
                <text:p>67.80313110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7.8031311035">
                <text:p>67.80313110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7.8608016968">
                <text:p>67.86080169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7.8608016968">
                <text:p>67.86080169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7.7012252808">
                <text:p>67.70122528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7.7012252808">
                <text:p>67.70122528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.7032165527">
                <text:p>67.70321655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7.7032165527">
                <text:p>67.70321655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7.8301010132">
                <text:p>67.83010101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7.8301010132">
                <text:p>67.83010101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8.0373840332">
                <text:p>68.03738403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8.0373840332">
                <text:p>68.03738403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8.2926025391">
                <text:p>68.29260253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8.2926025391">
                <text:p>68.29260253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.4413299561">
                <text:p>69.44132995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.4413299561">
                <text:p>69.44132995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.665435791">
                <text:p>69.6654357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.665435791">
                <text:p>69.6654357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9.7245941162">
                <text:p>69.72459411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9.7245941162">
                <text:p>69.72459411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9.6918487549">
                <text:p>69.69184875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9.6918487549">
                <text:p>69.69184875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9.7949752808">
                <text:p>69.79497528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9.7949752808">
                <text:p>69.79497528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.8466339111">
                <text:p>69.84663391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9.8466339111">
                <text:p>69.84663391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9.8968811035">
                <text:p>69.89688110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9.8968811035">
                <text:p>69.89688110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9.9797821045">
                <text:p>69.97978210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9.9797821045">
                <text:p>69.97978210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9.7309570312">
                <text:p>69.73095703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9.7309570312">
                <text:p>69.7309570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9.6559829712">
                <text:p>69.65598297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9.6559829712">
                <text:p>69.65598297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9.7799835205">
                <text:p>69.77998352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9.7799835205">
                <text:p>69.77998352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.0413894653">
                <text:p>70.04138946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.0413894653">
                <text:p>70.04138946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.3388290405">
                <text:p>70.33882904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.3388290405">
                <text:p>70.33882904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.3994369507">
                <text:p>70.39943695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.3994369507">
                <text:p>70.39943695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.3302383423">
                <text:p>70.33023834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.3302383423">
                <text:p>70.3302383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.2790603638">
                <text:p>70.27906036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.2790603638">
                <text:p>70.27906036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.3367996216">
                <text:p>70.33679962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.3367996216">
                <text:p>70.33679962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.4174804688">
                <text:p>70.41748046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.4174804688">
                <text:p>70.41748046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.4930877686">
                <text:p>70.49308776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.4930877686">
                <text:p>70.49308776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.5004806519">
                <text:p>70.50048065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.5004806519">
                <text:p>70.50048065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.5594787598">
                <text:p>69.55947875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.5594787598">
                <text:p>69.55947875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.5219345093">
                <text:p>70.52193450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.5219345093">
                <text:p>70.52193450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.6333084106">
                <text:p>70.63330841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.6333084106">
                <text:p>70.63330841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.781867981">
                <text:p>70.7818679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.781867981">
                <text:p>70.78186798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.7504348755">
                <text:p>70.75043487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7504348755">
                <text:p>70.75043487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.686378479">
                <text:p>70.6863784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.686378479">
                <text:p>70.6863784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.5287475586">
                <text:p>70.52874755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.5287475586">
                <text:p>70.52874755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.2586669922">
                <text:p>70.25866699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.2586669922">
                <text:p>70.25866699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.1886749268">
                <text:p>70.18867492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.1886749268">
                <text:p>70.18867492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.2316818237">
                <text:p>70.23168182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2316818237">
                <text:p>70.23168182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786193848">
                <text:p>70.17861938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1786193848">
                <text:p>70.17861938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.9523010254">
                <text:p>69.95230102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.9523010254">
                <text:p>69.95230102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.5374221802">
                <text:p>69.53742218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.5374221802">
                <text:p>69.53742218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9.2277603149">
                <text:p>69.22776031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9.2277603149">
                <text:p>69.22776031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9.1175079346">
                <text:p>69.11750793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9.1175079346">
                <text:p>69.11750793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9.2088699341">
                <text:p>69.20886993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9.2088699341">
                <text:p>69.20886993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.2472915649">
                <text:p>69.24729156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9.2472915649">
                <text:p>69.24729156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.7814254761">
                <text:p>69.781425476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9.7814254761">
                <text:p>69.78142547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9.6013641357">
                <text:p>69.60136413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9.6013641357">
                <text:p>69.60136413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9.4188690186">
                <text:p>69.41886901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9.4188690186">
                <text:p>69.41886901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9.4559860229">
                <text:p>69.45598602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9.4559860229">
                <text:p>69.45598602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8.4689483643">
                <text:p>68.46894836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8.4689483643">
                <text:p>68.46894836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8.439201355">
                <text:p>68.4392013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8.439201355">
                <text:p>68.4392013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8.306312561">
                <text:p>68.3063125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8.306312561">
                <text:p>68.3063125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8.3619613647">
                <text:p>68.36196136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8.3619613647">
                <text:p>68.36196136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8.4770507812">
                <text:p>68.47705078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8.4770507812">
                <text:p>68.47705078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8.6465454102">
                <text:p>68.64654541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8.6465454102">
                <text:p>68.64654541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9.0123519897">
                <text:p>69.0123519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9.0123519897">
                <text:p>69.01235198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9.2466583252">
                <text:p>69.24665832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9.2466583252">
                <text:p>69.24665832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9.3516082764">
                <text:p>69.35160827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9.3516082764">
                <text:p>69.35160827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9.2871551514">
                <text:p>69.28715515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9.2871551514">
                <text:p>69.28715515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9.3269500732">
                <text:p>69.32695007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9.3269500732">
                <text:p>69.32695007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9.4181671143">
                <text:p>69.41816711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9.4181671143">
                <text:p>69.41816711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9.6047515869">
                <text:p>69.60475158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9.6047515869">
                <text:p>69.60475158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9.7168502808">
                <text:p>69.71685028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.7168502808">
                <text:p>69.71685028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9.6787567139">
                <text:p>69.67875671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9.6787567139">
                <text:p>69.678756713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9.4990310669">
                <text:p>69.49903106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9.4990310669">
                <text:p>69.49903106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.7549591064">
                <text:p>68.75495910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8.7549591064">
                <text:p>68.75495910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8.8260879517">
                <text:p>68.82608795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8.8260879517">
                <text:p>68.82608795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9.1564865112">
                <text:p>69.15648651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.1564865112">
                <text:p>69.15648651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.3435058594">
                <text:p>69.34350585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9.3435058594">
                <text:p>69.34350585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9.4151687622">
                <text:p>69.41516876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9.4151687622">
                <text:p>69.41516876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9.2822036743">
                <text:p>69.28220367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9.2822036743">
                <text:p>69.28220367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9.342086792">
                <text:p>69.3420867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9.342086792">
                <text:p>69.34208679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9.478225708">
                <text:p>69.4782257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9.478225708">
                <text:p>69.4782257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9.6008834839">
                <text:p>69.60088348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9.6008834839">
                <text:p>69.60088348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9.6396713257">
                <text:p>69.63967132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9.6396713257">
                <text:p>69.63967132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9.4980239868">
                <text:p>69.49802398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9.4980239868">
                <text:p>69.49802398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9.3981552124">
                <text:p>69.39815521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9.3981552124">
                <text:p>69.39815521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9.3233337402">
                <text:p>69.32333374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.3233337402">
                <text:p>69.32333374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9.4661636353">
                <text:p>69.466163635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9.4661636353">
                <text:p>69.46616363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9.6573486328">
                <text:p>69.65734863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9.6573486328">
                <text:p>69.65734863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9.540435791">
                <text:p>69.5404357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9.540435791">
                <text:p>69.5404357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9.3883895874">
                <text:p>69.388389587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9.3883895874">
                <text:p>69.38838958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9.1847763062">
                <text:p>69.18477630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9.1847763062">
                <text:p>69.18477630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8.8852920532">
                <text:p>68.88529205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8.8852920532">
                <text:p>68.88529205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8.7676315308">
                <text:p>68.76763153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8.7676315308">
                <text:p>68.76763153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8.8784790039">
                <text:p>68.87847900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8.8784790039">
                <text:p>68.87847900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8.8098220825">
                <text:p>68.80982208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8.8098220825">
                <text:p>68.80982208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8.4206848145">
                <text:p>68.420684814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8.4206848145">
                <text:p>68.42068481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7.9632797241">
                <text:p>67.96327972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7.9632797241">
                <text:p>67.96327972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7.7909088135">
                <text:p>67.79090881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7.7909088135">
                <text:p>67.79090881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7.8664627075">
                <text:p>67.86646270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7.8664627075">
                <text:p>67.86646270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7.8790969849">
                <text:p>67.87909698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7.8790969849">
                <text:p>67.87909698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7.839012146">
                <text:p>67.8390121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7.839012146">
                <text:p>67.8390121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7.680809021">
                <text:p>67.6808090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7.680809021">
                <text:p>67.6808090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7.3794708252">
                <text:p>67.37947082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7.3794708252">
                <text:p>67.37947082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7.2284698486">
                <text:p>67.22846984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7.2284698486">
                <text:p>67.22846984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7.1586303711">
                <text:p>67.15863037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.1586303711">
                <text:p>67.15863037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7.3598098755">
                <text:p>67.35980987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7.3598098755">
                <text:p>67.35980987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7.2929382324">
                <text:p>67.29293823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7.2929382324">
                <text:p>67.29293823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7.1400680542">
                <text:p>67.14006805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7.1400680542">
                <text:p>67.14006805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7.2009735107">
                <text:p>67.20097351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7.2009735107">
                <text:p>67.20097351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7.2831573486">
                <text:p>67.28315734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7.2831573486">
                <text:p>67.28315734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7.4511184692">
                <text:p>67.45111846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7.4511184692">
                <text:p>67.45111846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7.9085769653">
                <text:p>67.90857696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7.9085769653">
                <text:p>67.90857696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.315536499">
                <text:p>68.31553649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8.315536499">
                <text:p>68.31553649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8.3914871216">
                <text:p>68.39148712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8.3914871216">
                <text:p>68.39148712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8.4138946533">
                <text:p>68.41389465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8.4138946533">
                <text:p>68.41389465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8.5210952759">
                <text:p>68.521095275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8.5210952759">
                <text:p>68.52109527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8.7403564453">
                <text:p>68.74035644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8.7403564453">
                <text:p>68.74035644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8.8743972778">
                <text:p>68.87439727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8.8743972778">
                <text:p>68.87439727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8.8622436523">
                <text:p>68.86224365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8.8622436523">
                <text:p>68.86224365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8.6960144043">
                <text:p>68.696014404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8.6960144043">
                <text:p>68.69601440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8.5961608887">
                <text:p>68.596160888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8.5961608887">
                <text:p>68.59616088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8.5677185059">
                <text:p>68.56771850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8.5677185059">
                <text:p>68.56771850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9.4811630249">
                <text:p>69.48116302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9.4811630249">
                <text:p>69.48116302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9.9870300293">
                <text:p>69.987030029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9.9870300293">
                <text:p>69.98703002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0.344833374">
                <text:p>70.3448333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0.344833374">
                <text:p>70.3448333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0.2770309448">
                <text:p>70.277030944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0.2770309448">
                <text:p>70.277030944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0.144241333">
                <text:p>70.1442413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0.144241333">
                <text:p>70.1442413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0.2153549194">
                <text:p>70.21535491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0.2153549194">
                <text:p>70.21535491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0.3805999756">
                <text:p>70.38059997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0.3805999756">
                <text:p>70.38059997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0.5280380249">
                <text:p>70.528038024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0.5280380249">
                <text:p>70.52803802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0.5988922119">
                <text:p>70.59889221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0.5988922119">
                <text:p>70.59889221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0.4092941284">
                <text:p>70.40929412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0.4092941284">
                <text:p>70.40929412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0.207321167">
                <text:p>70.20732116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.207321167">
                <text:p>70.2073211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0.2198486328">
                <text:p>70.21984863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0.2198486328">
                <text:p>70.21984863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0.2768325806">
                <text:p>70.27683258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0.2768325806">
                <text:p>70.276832580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.4013214111">
                <text:p>70.40132141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0.4013214111">
                <text:p>70.40132141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0.3379592896">
                <text:p>70.337959289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0.3379592896">
                <text:p>70.337959289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0.2313079834">
                <text:p>70.231307983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0.2313079834">
                <text:p>70.2313079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385cm" svg:height="9cm" xlink:href=".." xlink:type="simple" chart:class="chart:scatter" chart:style-name="ch1">
        <chart:legend chart:legend-position="end" svg:x="39.48cm" svg:y="4.201cm" style:legend-expansion="high" chart:style-name="ch2"/>
        <chart:plot-area chart:style-name="ch3" table:cell-range-address="pid.P1:pid.P990" chart:data-source-has-labels="row" svg:x="0.847cm" svg:y="0.18cm" svg:width="37.786cm" svg:height="8.64cm">
          <chartooo:coordinate-region svg:x="1.759cm" svg:y="0.38cm" svg:width="36.5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P2:pid.P990" chart:label-cell-address="pid.P1:pid.P1" chart:class="chart:scatter">
            <chart:data-point chart:repeated="9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value</text:p>
                <draw:g>
                  <svg:desc>pid.P1:pid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0000004768">
                <text:p>2.20000004768</text:p>
                <draw:g>
                  <svg:desc>pid.P2:pid.P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19606518745">
                <text:p>2.196065187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19606518745">
                <text:p>2.196065187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19313025475">
                <text:p>2.193130254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19313025475">
                <text:p>2.193130254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19144511223">
                <text:p>2.191445112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19144511223">
                <text:p>2.191445112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9179201126">
                <text:p>2.191792011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19179201126">
                <text:p>2.191792011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19131994247">
                <text:p>2.191319942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19131994247">
                <text:p>2.191319942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19027996063">
                <text:p>2.190279960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19027996063">
                <text:p>2.190279960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1891348362">
                <text:p>2.1891348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1891348362">
                <text:p>2.18913483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18943309784">
                <text:p>2.189433097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18943309784">
                <text:p>2.189433097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19043898582">
                <text:p>2.190438985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19043898582">
                <text:p>2.190438985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19240880013">
                <text:p>2.192408800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19240880013">
                <text:p>2.192408800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19303011894">
                <text:p>2.193030118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19303011894">
                <text:p>2.193030118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19267749786">
                <text:p>2.192677497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19267749786">
                <text:p>2.192677497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19079422951">
                <text:p>2.190794229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19079422951">
                <text:p>2.190794229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18950843811">
                <text:p>2.189508438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18950843811">
                <text:p>2.189508438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8917298317">
                <text:p>2.189172983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18917298317">
                <text:p>2.189172983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19004869461">
                <text:p>2.19004869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19004869461">
                <text:p>2.190048694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18995118141">
                <text:p>2.189951181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18995118141">
                <text:p>2.189951181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18974781036">
                <text:p>2.189747810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18974781036">
                <text:p>2.189747810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18903470039">
                <text:p>2.189034700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18903470039">
                <text:p>2.189034700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18949604034">
                <text:p>2.189496040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18949604034">
                <text:p>2.189496040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19159245491">
                <text:p>2.191592454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19159245491">
                <text:p>2.191592454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19317150116">
                <text:p>2.193171501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19317150116">
                <text:p>2.193171501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19434070587">
                <text:p>2.194340705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19434070587">
                <text:p>2.194340705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19424819946">
                <text:p>2.194248199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19424819946">
                <text:p>2.194248199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19332408905">
                <text:p>2.193324089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19332408905">
                <text:p>2.193324089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19408249855">
                <text:p>2.194082498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19408249855">
                <text:p>2.194082498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19634151459">
                <text:p>2.196341514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19634151459">
                <text:p>2.196341514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19841623306">
                <text:p>2.198416233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19841623306">
                <text:p>2.198416233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19929385185">
                <text:p>2.199293851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19929385185">
                <text:p>2.199293851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19865393639">
                <text:p>2.198653936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19865393639">
                <text:p>2.198653936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19875025749">
                <text:p>2.198750257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19875025749">
                <text:p>2.198750257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19866657257">
                <text:p>2.198666572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19866657257">
                <text:p>2.198666572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19896841049">
                <text:p>2.198968410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19896841049">
                <text:p>2.198968410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19993042946">
                <text:p>2.199930429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19993042946">
                <text:p>2.199930429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19995379448">
                <text:p>2.199953794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9995379448">
                <text:p>2.199953794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19876241684">
                <text:p>2.198762416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9876241684">
                <text:p>2.19876241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19847106934">
                <text:p>2.198471069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19847106934">
                <text:p>2.198471069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19689226151">
                <text:p>2.196892261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19689226151">
                <text:p>2.196892261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19334173203">
                <text:p>2.193341732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19334173203">
                <text:p>2.19334173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18949198723">
                <text:p>2.189491987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18949198723">
                <text:p>2.189491987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18986654282">
                <text:p>2.189866542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18986654282">
                <text:p>2.189866542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19143509865">
                <text:p>2.191435098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19143509865">
                <text:p>2.191435098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19156646729">
                <text:p>2.191566467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19156646729">
                <text:p>2.191566467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18411040306">
                <text:p>2.184110403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18411040306">
                <text:p>2.184110403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18252944946">
                <text:p>2.182529449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18252944946">
                <text:p>2.182529449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18225693703">
                <text:p>2.182256937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18225693703">
                <text:p>2.182256937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18381428719">
                <text:p>2.183814287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18381428719">
                <text:p>2.183814287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18509554863">
                <text:p>2.185095548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8509554863">
                <text:p>2.185095548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18566441536">
                <text:p>2.185664415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18566441536">
                <text:p>2.185664415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18396019936">
                <text:p>2.183960199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18396019936">
                <text:p>2.183960199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18094062805">
                <text:p>2.180940628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18094062805">
                <text:p>2.180940628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17912769318">
                <text:p>2.179127693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17912769318">
                <text:p>2.179127693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17974591255">
                <text:p>2.17974591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17974591255">
                <text:p>2.179745912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17865157127">
                <text:p>2.178651571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17865157127">
                <text:p>2.178651571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1774456501">
                <text:p>2.17744565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1774456501">
                <text:p>2.17744565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17619943619">
                <text:p>2.176199436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17619943619">
                <text:p>2.176199436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17599105835">
                <text:p>2.175991058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17599105835">
                <text:p>2.175991058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17548203468">
                <text:p>2.175482034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17548203468">
                <text:p>2.175482034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17618918419">
                <text:p>2.176189184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17618918419">
                <text:p>2.176189184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17823219299">
                <text:p>2.178232192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17823219299">
                <text:p>2.178232192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17823839188">
                <text:p>2.178238391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17823839188">
                <text:p>2.178238391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17692637444">
                <text:p>2.176926374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17692637444">
                <text:p>2.176926374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17718291283">
                <text:p>2.177182912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17718291283">
                <text:p>2.177182912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18480968475">
                <text:p>2.184809684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18480968475">
                <text:p>2.184809684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18703222275">
                <text:p>2.187032222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18703222275">
                <text:p>2.187032222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18879437447">
                <text:p>2.188794374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18879437447">
                <text:p>2.188794374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19052529335">
                <text:p>2.190525293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19052529335">
                <text:p>2.190525293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1902680397">
                <text:p>2.19026803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1902680397">
                <text:p>2.19026803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18996834755">
                <text:p>2.189968347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18996834755">
                <text:p>2.189968347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19048380852">
                <text:p>2.190483808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19048380852">
                <text:p>2.190483808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19332695007">
                <text:p>2.193326950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19332695007">
                <text:p>2.193326950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19708824158">
                <text:p>2.19708824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19708824158">
                <text:p>2.197088241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19837284088">
                <text:p>2.198372840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19837284088">
                <text:p>2.198372840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19880366325">
                <text:p>2.198803663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19880366325">
                <text:p>2.198803663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19679546356">
                <text:p>2.196795463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19679546356">
                <text:p>2.196795463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19823551178">
                <text:p>2.198235511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19823551178">
                <text:p>2.198235511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19857597351">
                <text:p>2.198575973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19857597351">
                <text:p>2.198575973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19936752319">
                <text:p>2.199367523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19936752319">
                <text:p>2.199367523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9876265526">
                <text:p>2.198762655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19876265526">
                <text:p>2.198762655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19990634918">
                <text:p>2.199906349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19990634918">
                <text:p>2.199906349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19976806641">
                <text:p>2.199768066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19976806641">
                <text:p>2.199768066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19853878021">
                <text:p>2.198538780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19853878021">
                <text:p>2.198538780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19638466835">
                <text:p>2.196384668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9638466835">
                <text:p>2.196384668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19237327576">
                <text:p>2.192373275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19237327576">
                <text:p>2.192373275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19148635864">
                <text:p>2.191486358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19148635864">
                <text:p>2.191486358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19183087349">
                <text:p>2.191830873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19183087349">
                <text:p>2.191830873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1922929287">
                <text:p>2.19229292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1922929287">
                <text:p>2.19229292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19213271141">
                <text:p>2.192132711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19213271141">
                <text:p>2.192132711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18988490105">
                <text:p>2.189884901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18988490105">
                <text:p>2.189884901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18923854828">
                <text:p>2.189238548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18923854828">
                <text:p>2.189238548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18928027153">
                <text:p>2.189280271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18928027153">
                <text:p>2.189280271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1923520565">
                <text:p>2.19235205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1923520565">
                <text:p>2.19235205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19201636314">
                <text:p>2.192016363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9201636314">
                <text:p>2.192016363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19241285324">
                <text:p>2.192412853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19241285324">
                <text:p>2.192412853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19028663635">
                <text:p>2.190286636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19028663635">
                <text:p>2.190286636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1856470108">
                <text:p>2.18564701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1856470108">
                <text:p>2.18564701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18323421478">
                <text:p>2.183234214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18323421478">
                <text:p>2.183234214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18437981606">
                <text:p>2.184379816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18437981606">
                <text:p>2.184379816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1853749752">
                <text:p>2.18537497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1853749752">
                <text:p>2.18537497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18416690826">
                <text:p>2.184166908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18416690826">
                <text:p>2.184166908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18284893036">
                <text:p>2.182848930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18284893036">
                <text:p>2.182848930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18237328529">
                <text:p>2.182373285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18237328529">
                <text:p>2.182373285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1831817627">
                <text:p>2.18318176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1831817627">
                <text:p>2.18318176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1850643158">
                <text:p>2.18506431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1850643158">
                <text:p>2.18506431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18605232239">
                <text:p>2.186052322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18605232239">
                <text:p>2.186052322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18551754951">
                <text:p>2.185517549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18551754951">
                <text:p>2.185517549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8418717384">
                <text:p>2.184187173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18418717384">
                <text:p>2.184187173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18422007561">
                <text:p>2.184220075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18422007561">
                <text:p>2.184220075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18596982956">
                <text:p>2.185969829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8596982956">
                <text:p>2.185969829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18826556206">
                <text:p>2.188265562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18826556206">
                <text:p>2.188265562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19051790237">
                <text:p>2.190517902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19051790237">
                <text:p>2.190517902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19200849533">
                <text:p>2.192008495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19200849533">
                <text:p>2.192008495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19365525246">
                <text:p>2.193655252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19365525246">
                <text:p>2.193655252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19458174706">
                <text:p>2.194581747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19458174706">
                <text:p>2.194581747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19597101212">
                <text:p>2.195971012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19597101212">
                <text:p>2.195971012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19963765144">
                <text:p>2.199637651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19963765144">
                <text:p>2.199637651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19887065887">
                <text:p>2.198870658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19887065887">
                <text:p>2.198870658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19996643066">
                <text:p>2.199966430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19996643066">
                <text:p>2.199966430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19806241989">
                <text:p>2.1980624198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19806241989">
                <text:p>2.198062419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19748592377">
                <text:p>2.197485923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19748592377">
                <text:p>2.197485923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19908165932">
                <text:p>2.199081659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19908165932">
                <text:p>2.199081659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19906163216">
                <text:p>2.199061632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19906163216">
                <text:p>2.199061632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19779276848">
                <text:p>2.197792768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19779276848">
                <text:p>2.197792768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19571995735">
                <text:p>2.195719957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19571995735">
                <text:p>2.195719957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19316768646">
                <text:p>2.193167686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19316768646">
                <text:p>2.193167686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1816804409">
                <text:p>2.18168044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1816804409">
                <text:p>2.1816804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17943954468">
                <text:p>2.179439544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17943954468">
                <text:p>2.179439544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17884778976">
                <text:p>2.178847789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17884778976">
                <text:p>2.178847789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17917537689">
                <text:p>2.179175376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17917537689">
                <text:p>2.179175376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17814397812">
                <text:p>2.178143978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17814397812">
                <text:p>2.178143978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17762756348">
                <text:p>2.177627563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17762756348">
                <text:p>2.177627563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17712497711">
                <text:p>2.177124977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17712497711">
                <text:p>2.177124977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17629599571">
                <text:p>2.176295995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17629599571">
                <text:p>2.176295995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17878437042">
                <text:p>2.178784370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7878437042">
                <text:p>2.178784370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7953395844">
                <text:p>2.179533958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17953395844">
                <text:p>2.179533958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17829394341">
                <text:p>2.178293943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17829394341">
                <text:p>2.178293943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1756799221">
                <text:p>2.17567992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1756799221">
                <text:p>2.17567992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17270565033">
                <text:p>2.172705650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17270565033">
                <text:p>2.172705650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17209935188">
                <text:p>2.172099351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17209935188">
                <text:p>2.172099351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17279148102">
                <text:p>2.172791481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17279148102">
                <text:p>2.172791481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17330312729">
                <text:p>2.173303127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17330312729">
                <text:p>2.173303127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17272591591">
                <text:p>2.172725915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17272591591">
                <text:p>2.172725915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17191910744">
                <text:p>2.171919107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17191910744">
                <text:p>2.171919107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1711628437">
                <text:p>2.17116284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1711628437">
                <text:p>2.17116284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17108893394">
                <text:p>2.171088933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17108893394">
                <text:p>2.171088933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18049907684">
                <text:p>2.180499076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18049907684">
                <text:p>2.180499076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17087459564">
                <text:p>2.170874595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17087459564">
                <text:p>2.170874595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16976070404">
                <text:p>2.169760704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16976070404">
                <text:p>2.169760704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16827511787">
                <text:p>2.168275117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16827511787">
                <text:p>2.168275117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16858959198">
                <text:p>2.168589591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16858959198">
                <text:p>2.168589591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16922998428">
                <text:p>2.169229984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16922998428">
                <text:p>2.169229984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17080640793">
                <text:p>2.170806407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17080640793">
                <text:p>2.170806407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17350721359">
                <text:p>2.173507213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17350721359">
                <text:p>2.173507213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17420697212">
                <text:p>2.174206972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17420697212">
                <text:p>2.174206972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17377710342">
                <text:p>2.173777103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17377710342">
                <text:p>2.173777103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17430758476">
                <text:p>2.174307584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17430758476">
                <text:p>2.174307584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17657089233">
                <text:p>2.176570892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17657089233">
                <text:p>2.176570892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18071961403">
                <text:p>2.180719614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18071961403">
                <text:p>2.180719614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18381619453">
                <text:p>2.183816194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18381619453">
                <text:p>2.183816194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18491864204">
                <text:p>2.184918642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18491864204">
                <text:p>2.184918642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18400502205">
                <text:p>2.184005022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18400502205">
                <text:p>2.184005022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18362092972">
                <text:p>2.183620929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18362092972">
                <text:p>2.183620929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17827963829">
                <text:p>2.178279638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17827963829">
                <text:p>2.178279638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1800801754">
                <text:p>2.18008017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1800801754">
                <text:p>2.18008017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1819050312">
                <text:p>2.18190503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1819050312">
                <text:p>2.18190503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1815340519">
                <text:p>2.18153405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1815340519">
                <text:p>2.18153405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19140434265">
                <text:p>2.191404342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19140434265">
                <text:p>2.191404342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19170188904">
                <text:p>2.191701889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19170188904">
                <text:p>2.191701889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19303059578">
                <text:p>2.193030595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19303059578">
                <text:p>2.193030595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19247412682">
                <text:p>2.1924741268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19247412682">
                <text:p>2.1924741268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19132328033">
                <text:p>2.191323280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19132328033">
                <text:p>2.191323280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18962836266">
                <text:p>2.189628362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18962836266">
                <text:p>2.189628362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1859703064">
                <text:p>2.18597030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1859703064">
                <text:p>2.18597030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1836271286">
                <text:p>2.18362712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1836271286">
                <text:p>2.183627128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18257784843">
                <text:p>2.182577848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18257784843">
                <text:p>2.182577848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18322229385">
                <text:p>2.1832222938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18322229385">
                <text:p>2.183222293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18282437325">
                <text:p>2.182824373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18282437325">
                <text:p>2.182824373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18191218376">
                <text:p>2.181912183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18191218376">
                <text:p>2.181912183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18004631996">
                <text:p>2.180046319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18004631996">
                <text:p>2.180046319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1789252758">
                <text:p>2.17892527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1789252758">
                <text:p>2.17892527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17930626869">
                <text:p>2.179306268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17930626869">
                <text:p>2.179306268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18110346794">
                <text:p>2.181103467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18110346794">
                <text:p>2.1811034679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18854427338">
                <text:p>2.188544273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18854427338">
                <text:p>2.188544273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18783283234">
                <text:p>2.187832832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18783283234">
                <text:p>2.187832832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18452906609">
                <text:p>2.184529066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18452906609">
                <text:p>2.184529066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18265867233">
                <text:p>2.182658672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18265867233">
                <text:p>2.182658672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1819422245">
                <text:p>2.18194222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1819422245">
                <text:p>2.18194222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18327188492">
                <text:p>2.183271884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18327188492">
                <text:p>2.183271884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18267297745">
                <text:p>2.182672977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18267297745">
                <text:p>2.182672977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8131160736">
                <text:p>2.181311607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18131160736">
                <text:p>2.181311607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18008494377">
                <text:p>2.180084943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18008494377">
                <text:p>2.180084943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17969703674">
                <text:p>2.179697036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17969703674">
                <text:p>2.179697036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18111348152">
                <text:p>2.181113481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18111348152">
                <text:p>2.181113481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18211221695">
                <text:p>2.182112216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18211221695">
                <text:p>2.182112216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18286037445">
                <text:p>2.182860374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18286037445">
                <text:p>2.182860374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18143224716">
                <text:p>2.181432247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18143224716">
                <text:p>2.181432247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17952036858">
                <text:p>2.179520368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17952036858">
                <text:p>2.179520368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18068957329">
                <text:p>2.180689573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18068957329">
                <text:p>2.180689573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18220996857">
                <text:p>2.182209968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18220996857">
                <text:p>2.182209968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18424606323">
                <text:p>2.184246063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18424606323">
                <text:p>2.184246063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187240839">
                <text:p>2.1872408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187240839">
                <text:p>2.1872408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18841743469">
                <text:p>2.188417434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18841743469">
                <text:p>2.188417434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18730902672">
                <text:p>2.187309026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18730902672">
                <text:p>2.187309026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18799567223">
                <text:p>2.187995672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18799567223">
                <text:p>2.187995672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9188690186">
                <text:p>2.191886901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19188690186">
                <text:p>2.191886901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1964609623">
                <text:p>2.19646096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1964609623">
                <text:p>2.19646096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19818472862">
                <text:p>2.198184728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19818472862">
                <text:p>2.198184728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19742918015">
                <text:p>2.197429180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19742918015">
                <text:p>2.197429180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1973028183">
                <text:p>2.19730281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1973028183">
                <text:p>2.19730281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19770359993">
                <text:p>2.197703599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19770359993">
                <text:p>2.197703599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19928574562">
                <text:p>2.199285745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19928574562">
                <text:p>2.199285745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19798827171">
                <text:p>2.197988271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19798827171">
                <text:p>2.1979882717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19865703583">
                <text:p>2.198657035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19865703583">
                <text:p>2.198657035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20000004768">
                <text:p>2.2000000476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19939088821">
                <text:p>2.199390888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19939088821">
                <text:p>2.199390888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19856905937">
                <text:p>2.198569059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19856905937">
                <text:p>2.1985690593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19688940048">
                <text:p>2.196889400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19688940048">
                <text:p>2.1968894004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1923148632">
                <text:p>2.19231486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1923148632">
                <text:p>2.19231486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18824529648">
                <text:p>2.188245296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18824529648">
                <text:p>2.188245296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18748569489">
                <text:p>2.187485694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18748569489">
                <text:p>2.187485694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18726181984">
                <text:p>2.187261819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18726181984">
                <text:p>2.1872618198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18618965149">
                <text:p>2.186189651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18618965149">
                <text:p>2.186189651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18399715424">
                <text:p>2.183997154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18399715424">
                <text:p>2.183997154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18265676498">
                <text:p>2.182656764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18265676498">
                <text:p>2.1826567649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18277835846">
                <text:p>2.182778358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18277835846">
                <text:p>2.1827783584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18444061279">
                <text:p>2.184440612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18444061279">
                <text:p>2.184440612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1854391098">
                <text:p>2.18543910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1854391098">
                <text:p>2.18543910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18572354317">
                <text:p>2.185723543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8572354317">
                <text:p>2.185723543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17658901215">
                <text:p>2.176589012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17658901215">
                <text:p>2.176589012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17153048515">
                <text:p>2.171530485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17153048515">
                <text:p>2.171530485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16795229912">
                <text:p>2.167952299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6795229912">
                <text:p>2.167952299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16863036156">
                <text:p>2.168630361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16863036156">
                <text:p>2.168630361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16995835304">
                <text:p>2.169958353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16995835304">
                <text:p>2.169958353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16924715042">
                <text:p>2.169247150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16924715042">
                <text:p>2.169247150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16759467125">
                <text:p>2.167594671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16759467125">
                <text:p>2.167594671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16612029076">
                <text:p>2.166120290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16612029076">
                <text:p>2.166120290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16541171074">
                <text:p>2.165411710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16541171074">
                <text:p>2.165411710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1673078537">
                <text:p>2.16730785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1673078537">
                <text:p>2.16730785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16932749748">
                <text:p>2.169327497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16932749748">
                <text:p>2.169327497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16920208931">
                <text:p>2.169202089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16920208931">
                <text:p>2.1692020893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16863226891">
                <text:p>2.168632268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16863226891">
                <text:p>2.168632268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1673874855">
                <text:p>2.16738748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1673874855">
                <text:p>2.16738748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16802120209">
                <text:p>2.168021202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16802120209">
                <text:p>2.168021202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16908764839">
                <text:p>2.169087648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16908764839">
                <text:p>2.16908764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